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style:writing-mode="lr-tb"/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T1_5" style:family="text">
      <style:text-properties style:font-name="Arial" fo:font-size="16pt" style:font-name-asian="Arial" style:font-size-asian="16pt" style:font-name-complex="Arial" style:font-size-complex="16pt"/>
    </style:style>
    <style:style style:name="T1_6" style:family="text">
      <style:text-properties style:font-name="Arial" fo:font-size="16pt" style:font-name-asian="Arial" style:font-size-asian="16pt" style:font-name-complex="Arial" style:font-size-complex="16pt"/>
    </style:style>
    <style:style style:name="T1_7" style:family="text">
      <style:text-properties style:font-name="Arial" fo:font-size="16pt" style:font-name-asian="Arial" style:font-size-asian="16pt" style:font-name-complex="Arial" style:font-size-complex="16pt"/>
    </style:style>
    <style:style style:name="T1_8" style:family="text">
      <style:text-properties style:font-name="Arial" fo:font-size="16pt" style:font-name-asian="Arial" style:font-size-asian="16pt" style:font-name-complex="Arial" style:font-size-complex="16pt"/>
    </style:style>
    <style:style style:name="T1_9" style:family="text">
      <style:text-properties style:font-name="Arial" fo:font-size="16pt" style:font-name-asian="Arial" style:font-size-asian="16pt" style:font-name-complex="Arial" style:font-size-complex="16pt"/>
    </style:style>
    <style:style style:name="T1_10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2_1" style:family="text">
      <style:text-properties fo:color="#ff0000" style:font-name="Arial" fo:font-size="16pt" style:font-name-asian="Arial" style:font-size-asian="16pt" style:font-name-complex="Arial" style:font-size-complex="16pt"/>
    </style:style>
    <style:style style:name="T2_2" style:family="text">
      <style:text-properties fo:color="#ff0000" style:font-name="Arial" fo:font-size="16pt" style:font-name-asian="Arial" style:font-size-asian="16pt" style:font-name-complex="Arial" style:font-size-complex="16pt"/>
    </style:style>
    <style:style style:name="T2_3" style:family="text">
      <style:text-properties fo:color="#ff0000" style:font-name="Arial" fo:font-size="16pt" style:font-name-asian="Arial" style:font-size-asian="16pt" style:font-name-complex="Arial" style:font-size-complex="16pt"/>
    </style:style>
    <style:style style:name="T2_4" style:family="text">
      <style:text-properties fo:color="#ff0000" style:font-name="Arial" fo:font-size="16pt" style:font-name-asian="Arial" style:font-size-asian="16pt" style:font-name-complex="Arial" style:font-size-complex="16pt"/>
    </style:style>
    <style:style style:name="T2_5" style:family="text">
      <style:text-properties fo:color="#ff0000" style:font-name="Arial" fo:font-size="16pt" style:font-name-asian="Arial" style:font-size-asian="16pt" style:font-name-complex="Arial" style:font-size-complex="16pt"/>
    </style:style>
    <style:style style:name="P3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_1" style:family="text">
      <style:text-properties fo:font-size="14pt" style:font-size-asian="14pt" style:font-size-complex="14pt" fo:font-weight="bold" style:font-weight-asian="bold" style:font-weight-complex="bold"/>
    </style:style>
    <style:style style:name="T4_2" style:family="text">
      <style:text-properties fo:font-size="14pt" style:font-size-asian="14pt" style:font-size-complex="14pt" fo:font-weight="bold" style:font-weight-asian="bold" style:font-weight-complex="bold"/>
    </style:style>
    <style:style style:name="T4_3" style:family="text"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P8" style:family="paragraph" style:parent-style-name="Standard">
      <style:paragraph-properties fo:break-before="auto" fo:text-indent="0cm" fo:line-height="100%" style:writing-mode="lr-tb"/>
    </style:style>
    <style:style style:name="P9" style:family="paragraph" style:parent-style-name="Standard">
      <style:paragraph-properties fo:break-before="auto" fo:text-indent="0cm" fo:line-height="100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P11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text-indent="-3.175cm" fo:line-height="100%" fo:margin-left="3.175cm" style:writing-mode="lr-tb">
        <style:tab-stops>
          <style:tab-stop style:type="left" style:leader-style="none" style:position="3.175cm"/>
        </style:tab-stops>
      </style:paragraph-properties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text-indent="0cm" fo:line-height="100%" style:writing-mode="lr-tb"/>
    </style:style>
    <style:style style:name="P15" style:family="paragraph" style:parent-style-name="Standard">
      <style:paragraph-properties fo:break-before="auto" fo:text-indent="0cm" fo:line-height="100%" style:writing-mode="lr-tb"/>
    </style:style>
    <style:style style:name="P16" style:family="paragraph" style:parent-style-name="Standard">
      <style:paragraph-properties fo:break-before="auto" fo:text-indent="0cm" fo:line-height="100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P1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9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_1" style:family="text">
      <style:text-properties fo:font-size="14pt" style:font-size-asian="14pt" style:font-size-complex="14pt" fo:font-weight="bold" style:font-weight-asian="bold" style:font-weight-complex="bold"/>
    </style:style>
    <style:style style:name="T19_2" style:family="text">
      <style:text-properties fo:font-size="14pt" style:font-size-asian="14pt" style:font-size-complex="14pt" fo:font-weight="bold" style:font-weight-asian="bold" style:font-weight-complex="bold"/>
    </style:style>
    <style:style style:name="T19_3" style:family="text">
      <style:text-properties fo:font-size="14pt" style:font-size-asian="14pt" style:font-size-complex="14pt" fo:font-weight="bold" style:font-weight-asian="bold" style:font-weight-complex="bold"/>
    </style:style>
    <style:style style:name="T19_4" style:family="text">
      <style:text-properties fo:font-size="14pt" style:font-size-asian="14pt" style:font-size-complex="14pt" fo:font-weight="bold" style:font-weight-asian="bold" style:font-weight-complex="bold"/>
    </style:style>
    <style:style style:name="T19_5" style:family="text"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T21_9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P23" style:family="paragraph" style:parent-style-name="Standard">
      <style:paragraph-properties fo:break-before="auto" fo:text-indent="0cm" fo:line-height="100%" style:writing-mode="lr-tb"/>
    </style:style>
    <style:style style:name="P24" style:family="paragraph" style:parent-style-name="Standard">
      <style:paragraph-properties fo:break-before="auto" fo:text-indent="0cm" fo:line-height="100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P2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P2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P2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P2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1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_1" style:family="text">
      <style:text-properties fo:font-size="14pt" style:font-size-asian="14pt" style:font-size-complex="14pt" fo:font-weight="bold" style:font-weight-asian="bold" style:font-weight-complex="bold"/>
    </style:style>
    <style:style style:name="T31_2" style:family="text">
      <style:text-properties fo:font-size="14pt" style:font-size-asian="14pt" style:font-size-complex="14pt" fo:font-weight="bold" style:font-weight-asian="bold" style:font-weight-complex="bold"/>
    </style:style>
    <style:style style:name="T31_3" style:family="text">
      <style:text-properties fo:font-size="14pt" style:font-size-asian="14pt" style:font-size-complex="14pt" fo:font-weight="bold" style:font-weight-asian="bold" style:font-weight-complex="bold"/>
    </style:style>
    <style:style style:name="T31_4" style:family="text"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P34" style:family="paragraph" style:parent-style-name="Standard">
      <style:paragraph-properties fo:break-before="auto" fo:text-indent="0cm" fo:line-height="100%" style:writing-mode="lr-tb"/>
    </style:style>
    <style:style style:name="P35" style:family="paragraph" style:parent-style-name="Standard">
      <style:paragraph-properties fo:break-before="auto" fo:text-indent="0cm" fo:line-height="100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P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9" style:family="paragraph" style:parent-style-name="Standard">
      <style:paragraph-properties fo:break-before="auto" fo:text-indent="0cm" fo:line-height="100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T40_119" style:family="text"/>
    <style:style style:name="T40_120" style:family="text"/>
    <style:style style:name="T40_121" style:family="text"/>
    <style:style style:name="T40_122" style:family="text"/>
    <style:style style:name="T40_123" style:family="text"/>
    <style:style style:name="T40_124" style:family="text"/>
    <style:style style:name="T40_125" style:family="text"/>
    <style:style style:name="T40_126" style:family="text"/>
    <style:style style:name="T40_127" style:family="text"/>
    <style:style style:name="T40_128" style:family="text"/>
    <style:style style:name="T40_129" style:family="text"/>
    <style:style style:name="T40_130" style:family="text"/>
    <style:style style:name="T40_131" style:family="text"/>
    <style:style style:name="T40_132" style:family="text"/>
    <style:style style:name="T40_133" style:family="text"/>
    <style:style style:name="T40_134" style:family="text"/>
    <style:style style:name="P41" style:family="paragraph" style:parent-style-name="Standard">
      <style:paragraph-properties fo:break-before="auto" fo:text-indent="0cm" fo:line-height="100%" style:writing-mode="lr-tb"/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P4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P4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P4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P47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P4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P4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50" style:family="paragraph" style:parent-style-name="Standard">
      <style:paragraph-properties fo:break-before="auto" fo:text-indent="0cm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P5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53" style:family="paragraph" style:parent-style-name="Standard">
      <style:paragraph-properties fo:break-before="auto" fo:text-indent="0cm" fo:line-height="100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P5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56" style:family="paragraph" style:parent-style-name="Standard">
      <style:paragraph-properties fo:break-before="auto" fo:text-indent="0cm" fo:line-height="100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P5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59" style:family="paragraph" style:parent-style-name="Standard">
      <style:paragraph-properties fo:break-before="auto" fo:text-indent="0cm" fo:line-height="100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P6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T61_153" style:family="text"/>
    <style:style style:name="T61_154" style:family="text"/>
    <style:style style:name="T61_155" style:family="text"/>
    <style:style style:name="T61_156" style:family="text"/>
    <style:style style:name="T61_157" style:family="text"/>
    <style:style style:name="T61_158" style:family="text"/>
    <style:style style:name="T61_159" style:family="text"/>
    <style:style style:name="T61_160" style:family="text"/>
    <style:style style:name="T61_161" style:family="text"/>
    <style:style style:name="T61_162" style:family="text"/>
    <style:style style:name="T61_163" style:family="text"/>
    <style:style style:name="T61_164" style:family="text"/>
    <style:style style:name="T61_165" style:family="text"/>
    <style:style style:name="T61_166" style:family="text"/>
    <style:style style:name="T61_167" style:family="text"/>
    <style:style style:name="T61_168" style:family="text"/>
    <style:style style:name="T61_169" style:family="text"/>
    <style:style style:name="P6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63" style:family="paragraph" style:parent-style-name="Standard">
      <style:paragraph-properties fo:break-before="auto" fo:text-indent="0cm" fo:line-height="100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T64_81" style:family="text"/>
    <style:style style:name="T64_82" style:family="text"/>
    <style:style style:name="T64_83" style:family="text"/>
    <style:style style:name="T64_84" style:family="text"/>
    <style:style style:name="T64_85" style:family="text"/>
    <style:style style:name="T64_86" style:family="text"/>
    <style:style style:name="T64_87" style:family="text"/>
    <style:style style:name="T64_88" style:family="text"/>
    <style:style style:name="T64_89" style:family="text"/>
    <style:style style:name="T64_90" style:family="text"/>
    <style:style style:name="T64_91" style:family="text"/>
    <style:style style:name="T64_92" style:family="text"/>
    <style:style style:name="T64_93" style:family="text"/>
    <style:style style:name="T64_94" style:family="text"/>
    <style:style style:name="T64_95" style:family="text"/>
    <style:style style:name="T64_96" style:family="text"/>
    <style:style style:name="T64_97" style:family="text"/>
    <style:style style:name="T64_98" style:family="text"/>
    <style:style style:name="T64_99" style:family="text"/>
    <style:style style:name="T64_100" style:family="text"/>
    <style:style style:name="T64_101" style:family="text"/>
    <style:style style:name="T64_102" style:family="text"/>
    <style:style style:name="T64_103" style:family="text"/>
    <style:style style:name="T64_104" style:family="text"/>
    <style:style style:name="T64_105" style:family="text"/>
    <style:style style:name="T64_106" style:family="text"/>
    <style:style style:name="T64_107" style:family="text"/>
    <style:style style:name="T64_108" style:family="text"/>
    <style:style style:name="T64_109" style:family="text"/>
    <style:style style:name="T64_110" style:family="text"/>
    <style:style style:name="T64_111" style:family="text"/>
    <style:style style:name="T64_112" style:family="text"/>
    <style:style style:name="T64_113" style:family="text"/>
    <style:style style:name="T64_114" style:family="text"/>
    <style:style style:name="T64_115" style:family="text"/>
    <style:style style:name="T64_116" style:family="text"/>
    <style:style style:name="T64_117" style:family="text"/>
    <style:style style:name="T64_118" style:family="text"/>
    <style:style style:name="T64_119" style:family="text"/>
    <style:style style:name="T64_120" style:family="text"/>
    <style:style style:name="T64_121" style:family="text"/>
    <style:style style:name="T64_122" style:family="text"/>
    <style:style style:name="T64_123" style:family="text"/>
    <style:style style:name="T64_124" style:family="text"/>
    <style:style style:name="T64_125" style:family="text"/>
    <style:style style:name="T64_126" style:family="text"/>
    <style:style style:name="P6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66" style:family="paragraph" style:parent-style-name="Standard">
      <style:paragraph-properties fo:break-before="auto" fo:text-indent="0cm" fo:line-height="100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T66_3" style:family="text">
      <style:text-properties fo:font-weight="bold" style:font-weight-asian="bold" style:font-weight-complex="bold"/>
    </style:style>
    <style:style style:name="T66_4" style:family="text">
      <style:text-properties fo:font-weight="bold" style:font-weight-asian="bold" style:font-weight-complex="bold"/>
    </style:style>
    <style:style style:name="T66_5" style:family="text">
      <style:text-properties fo:font-weight="bold" style:font-weight-asian="bold" style:font-weight-complex="bold"/>
    </style:style>
    <style:style style:name="T66_6" style:family="text">
      <style:text-properties fo:font-weight="bold" style:font-weight-asian="bold" style:font-weight-complex="bold"/>
    </style:style>
    <style:style style:name="T66_7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P6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P69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P7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70_1" style:family="text">
      <style:text-properties fo:font-weight="bold" style:font-weight-asian="bold" style:font-weight-complex="bold"/>
    </style:style>
    <style:style style:name="T70_2" style:family="text">
      <style:text-properties fo:font-weight="bold" style:font-weight-asian="bold" style:font-weight-complex="bold"/>
    </style:style>
    <style:style style:name="T70_3" style:family="text">
      <style:text-properties fo:font-weight="bold" style:font-weight-asian="bold" style:font-weight-complex="bold"/>
    </style:style>
    <style:style style:name="T70_4" style:family="text">
      <style:text-properties fo:font-weight="bold" style:font-weight-asian="bold" style:font-weight-complex="bold"/>
    </style:style>
    <style:style style:name="T70_5" style:family="text">
      <style:text-properties fo:font-weight="bold" style:font-weight-asian="bold" style:font-weight-complex="bold"/>
    </style:style>
    <style:style style:name="T70_6" style:family="text">
      <style:text-properties fo:font-weight="bold" style:font-weight-asian="bold" style:font-weight-complex="bold"/>
    </style:style>
    <style:style style:name="T70_7" style:family="text">
      <style:text-properties fo:font-weight="bold" style:font-weight-asian="bold" style:font-weight-complex="bold"/>
    </style:style>
    <style:style style:name="T70_8" style:family="text">
      <style:text-properties fo:font-weight="bold" style:font-weight-asian="bold" style:font-weight-complex="bold"/>
    </style:style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P7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72" style:family="paragraph" style:parent-style-name="Standard">
      <style:paragraph-properties fo:break-before="auto" fo:text-indent="0cm" fo:line-height="100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T72_7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P7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P7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76" style:family="paragraph" style:parent-style-name="Standard">
      <style:paragraph-properties fo:break-before="auto" fo:text-indent="0cm" fo:line-height="100%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T76_5" style:family="text">
      <style:text-properties fo:font-weight="bold" style:font-weight-asian="bold" style:font-weight-complex="bold"/>
    </style:style>
    <style:style style:name="T76_6" style:family="text">
      <style:text-properties fo:font-weight="bold" style:font-weight-asian="bold" style:font-weight-complex="bold"/>
    </style:style>
    <style:style style:name="T76_7" style:family="text">
      <style:text-properties fo:font-weight="bold" style:font-weight-asian="bold" style:font-weight-complex="bold"/>
    </style:style>
    <style:style style:name="T76_8" style:family="text">
      <style:text-properties fo:font-weight="bold" style:font-weight-asian="bold" style:font-weight-complex="bold"/>
    </style:style>
    <style:style style:name="T76_9" style:family="text">
      <style:text-properties fo:font-weight="bold" style:font-weight-asian="bold" style:font-weight-complex="bold"/>
    </style:style>
    <style:style style:name="T76_10" style:family="text">
      <style:text-properties fo:font-weight="bold" style:font-weight-asian="bold" style:font-weight-complex="bold"/>
    </style:style>
    <style:style style:name="T76_11" style:family="text">
      <style:text-properties fo:font-weight="bold" style:font-weight-asian="bold" style:font-weight-complex="bold"/>
    </style:style>
    <style:style style:name="T76_12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P7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79" style:family="paragraph" style:parent-style-name="Standard">
      <style:paragraph-properties fo:break-before="auto" fo:text-indent="0cm" fo:line-height="100%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>
      <style:text-properties fo:font-weight="bold" style:font-weight-asian="bold" style:font-weight-complex="bold"/>
    </style:style>
    <style:style style:name="T79_6" style:family="text">
      <style:text-properties fo:font-weight="bold" style:font-weight-asian="bold" style:font-weight-complex="bold"/>
    </style:style>
    <style:style style:name="T79_7" style:family="text"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T80_111" style:family="text"/>
    <style:style style:name="T80_112" style:family="text"/>
    <style:style style:name="T80_113" style:family="text"/>
    <style:style style:name="T80_114" style:family="text"/>
    <style:style style:name="T80_115" style:family="text"/>
    <style:style style:name="T80_116" style:family="text"/>
    <style:style style:name="T80_117" style:family="text"/>
    <style:style style:name="T80_118" style:family="text"/>
    <style:style style:name="T80_119" style:family="text"/>
    <style:style style:name="T80_120" style:family="text"/>
    <style:style style:name="T80_121" style:family="text"/>
    <style:style style:name="T80_122" style:family="text"/>
    <style:style style:name="T80_123" style:family="text"/>
    <style:style style:name="T80_124" style:family="text"/>
    <style:style style:name="T80_125" style:family="text"/>
    <style:style style:name="T80_126" style:family="text"/>
    <style:style style:name="T80_127" style:family="text"/>
    <style:style style:name="T80_128" style:family="text"/>
    <style:style style:name="T80_129" style:family="text"/>
    <style:style style:name="T80_130" style:family="text"/>
    <style:style style:name="T80_131" style:family="text"/>
    <style:style style:name="T80_132" style:family="text"/>
    <style:style style:name="T80_133" style:family="text"/>
    <style:style style:name="T80_134" style:family="text"/>
    <style:style style:name="T80_135" style:family="text"/>
    <style:style style:name="T80_136" style:family="text"/>
    <style:style style:name="T80_137" style:family="text"/>
    <style:style style:name="T80_138" style:family="text"/>
    <style:style style:name="T80_139" style:family="text"/>
    <style:style style:name="T80_140" style:family="text"/>
    <style:style style:name="T80_141" style:family="text"/>
    <style:style style:name="T80_142" style:family="text"/>
    <style:style style:name="T80_143" style:family="text"/>
    <style:style style:name="T80_144" style:family="text"/>
    <style:style style:name="T80_145" style:family="text"/>
    <style:style style:name="T80_146" style:family="text"/>
    <style:style style:name="T80_147" style:family="text"/>
    <style:style style:name="T80_148" style:family="text"/>
    <style:style style:name="T80_149" style:family="text"/>
    <style:style style:name="T80_150" style:family="text"/>
    <style:style style:name="T80_151" style:family="text"/>
    <style:style style:name="T80_152" style:family="text"/>
    <style:style style:name="T80_153" style:family="text"/>
    <style:style style:name="T80_154" style:family="text"/>
    <style:style style:name="T80_155" style:family="text"/>
    <style:style style:name="T80_156" style:family="text"/>
    <style:style style:name="T80_157" style:family="text"/>
    <style:style style:name="T80_158" style:family="text"/>
    <style:style style:name="T80_159" style:family="text"/>
    <style:style style:name="T80_160" style:family="text"/>
    <style:style style:name="T80_161" style:family="text"/>
    <style:style style:name="T80_162" style:family="text"/>
    <style:style style:name="T80_163" style:family="text"/>
    <style:style style:name="T80_164" style:family="text"/>
    <style:style style:name="T80_165" style:family="text"/>
    <style:style style:name="T80_166" style:family="text"/>
    <style:style style:name="T80_167" style:family="text"/>
    <style:style style:name="T80_168" style:family="text"/>
    <style:style style:name="T80_169" style:family="text"/>
    <style:style style:name="T80_170" style:family="text"/>
    <style:style style:name="T80_171" style:family="text"/>
    <style:style style:name="T80_172" style:family="text"/>
    <style:style style:name="T80_173" style:family="text"/>
    <style:style style:name="T80_174" style:family="text"/>
    <style:style style:name="T80_175" style:family="text"/>
    <style:style style:name="T80_176" style:family="text"/>
    <style:style style:name="T80_177" style:family="text"/>
    <style:style style:name="T80_178" style:family="text"/>
    <style:style style:name="T80_179" style:family="text"/>
    <style:style style:name="T80_180" style:family="text"/>
    <style:style style:name="T80_181" style:family="text"/>
    <style:style style:name="T80_182" style:family="text"/>
    <style:style style:name="T80_183" style:family="text"/>
    <style:style style:name="T80_184" style:family="text"/>
    <style:style style:name="T80_185" style:family="text"/>
    <style:style style:name="T80_186" style:family="text"/>
    <style:style style:name="T80_187" style:family="text"/>
    <style:style style:name="T80_188" style:family="text"/>
    <style:style style:name="T80_189" style:family="text"/>
    <style:style style:name="T80_190" style:family="text"/>
    <style:style style:name="T80_191" style:family="text"/>
    <style:style style:name="T80_192" style:family="text"/>
    <style:style style:name="T80_193" style:family="text"/>
    <style:style style:name="T80_194" style:family="text"/>
    <style:style style:name="T80_195" style:family="text"/>
    <style:style style:name="T80_196" style:family="text"/>
    <style:style style:name="T80_197" style:family="text"/>
    <style:style style:name="T80_198" style:family="text"/>
    <style:style style:name="T80_199" style:family="text"/>
    <style:style style:name="T80_200" style:family="text"/>
    <style:style style:name="T80_201" style:family="text"/>
    <style:style style:name="T80_202" style:family="text"/>
    <style:style style:name="T80_203" style:family="text"/>
    <style:style style:name="T80_204" style:family="text"/>
    <style:style style:name="T80_205" style:family="text"/>
    <style:style style:name="T80_206" style:family="text"/>
    <style:style style:name="T80_207" style:family="text"/>
    <style:style style:name="T80_208" style:family="text"/>
    <style:style style:name="T80_209" style:family="text"/>
    <style:style style:name="T80_210" style:family="text"/>
    <style:style style:name="T80_211" style:family="text"/>
    <style:style style:name="T80_212" style:family="text"/>
    <style:style style:name="T80_213" style:family="text"/>
    <style:style style:name="T80_214" style:family="text"/>
    <style:style style:name="T80_215" style:family="text"/>
    <style:style style:name="T80_216" style:family="text"/>
    <style:style style:name="P8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P8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83" style:family="paragraph" style:parent-style-name="Standard">
      <style:paragraph-properties fo:break-before="auto" fo:text-indent="0cm" fo:line-height="100%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P8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T85_154" style:family="text"/>
    <style:style style:name="P8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P8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T87_144" style:family="text"/>
    <style:style style:name="T87_145" style:family="text"/>
    <style:style style:name="T87_146" style:family="text"/>
    <style:style style:name="T87_147" style:family="text"/>
    <style:style style:name="T87_148" style:family="text"/>
    <style:style style:name="T87_149" style:family="text"/>
    <style:style style:name="T87_150" style:family="text"/>
    <style:style style:name="T87_151" style:family="text"/>
    <style:style style:name="T87_152" style:family="text"/>
    <style:style style:name="T87_153" style:family="text"/>
    <style:style style:name="T87_154" style:family="text"/>
    <style:style style:name="T87_155" style:family="text"/>
    <style:style style:name="T87_156" style:family="text"/>
    <style:style style:name="T87_157" style:family="text"/>
    <style:style style:name="T87_158" style:family="text"/>
    <style:style style:name="T87_159" style:family="text"/>
    <style:style style:name="T87_160" style:family="text"/>
    <style:style style:name="T87_161" style:family="text"/>
    <style:style style:name="T87_162" style:family="text"/>
    <style:style style:name="T87_163" style:family="text"/>
    <style:style style:name="T87_164" style:family="text"/>
    <style:style style:name="T87_165" style:family="text"/>
    <style:style style:name="T87_166" style:family="text"/>
    <style:style style:name="T87_167" style:family="text"/>
    <style:style style:name="T87_168" style:family="text"/>
    <style:style style:name="T87_169" style:family="text"/>
    <style:style style:name="T87_170" style:family="text"/>
    <style:style style:name="T87_171" style:family="text"/>
    <style:style style:name="T87_172" style:family="text"/>
    <style:style style:name="T87_173" style:family="text"/>
    <style:style style:name="T87_174" style:family="text"/>
    <style:style style:name="T87_175" style:family="text"/>
    <style:style style:name="T87_176" style:family="text"/>
    <style:style style:name="T87_177" style:family="text"/>
    <style:style style:name="T87_178" style:family="text"/>
    <style:style style:name="T87_179" style:family="text"/>
    <style:style style:name="T87_180" style:family="text"/>
    <style:style style:name="T87_181" style:family="text"/>
    <style:style style:name="T87_182" style:family="text"/>
    <style:style style:name="T87_183" style:family="text"/>
    <style:style style:name="T87_184" style:family="text"/>
    <style:style style:name="T87_185" style:family="text"/>
    <style:style style:name="T87_186" style:family="text"/>
    <style:style style:name="T87_187" style:family="text"/>
    <style:style style:name="T87_188" style:family="text"/>
    <style:style style:name="T87_189" style:family="text"/>
    <style:style style:name="T87_190" style:family="text"/>
    <style:style style:name="T87_191" style:family="text"/>
    <style:style style:name="T87_192" style:family="text"/>
    <style:style style:name="T87_193" style:family="text"/>
    <style:style style:name="T87_194" style:family="text"/>
    <style:style style:name="T87_195" style:family="text"/>
    <style:style style:name="T87_196" style:family="text"/>
    <style:style style:name="T87_197" style:family="text"/>
    <style:style style:name="T87_198" style:family="text"/>
    <style:style style:name="P8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89" style:family="paragraph" style:parent-style-name="Standard">
      <style:paragraph-properties fo:break-before="auto" fo:text-indent="0cm" fo:line-height="100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>
      <style:text-properties fo:font-weight="bold" style:font-weight-asian="bold" style:font-weight-complex="bold"/>
    </style:style>
    <style:style style:name="T89_6" style:family="text">
      <style:text-properties fo:font-weight="bold" style:font-weight-asian="bold" style:font-weight-complex="bold"/>
    </style:style>
    <style:style style:name="T89_7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P9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9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2.778cm"/>
        </style:tab-stops>
      </style:paragraph-properties>
    </style:style>
    <style:style style:name="T92_1" style:family="text">
      <style:text-properties fo:font-weight="bold" style:font-weight-asian="bold" style:font-weight-complex="bold"/>
    </style:style>
    <style:style style:name="T92_2" style:family="text">
      <style:text-properties fo:font-weight="bold" style:font-weight-asian="bold" style:font-weight-complex="bold"/>
    </style:style>
    <style:style style:name="T92_3" style:family="text">
      <style:text-properties fo:font-weight="bold" style:font-weight-asian="bold" style:font-weight-complex="bold"/>
    </style:style>
    <style:style style:name="T92_4" style:family="text">
      <style:text-properties fo:font-weight="bold" style:font-weight-asian="bold" style:font-weight-complex="bold"/>
    </style:style>
    <style:style style:name="T92_5" style:family="text">
      <style:text-properties fo:font-weight="bold" style:font-weight-asian="bold" style:font-weight-complex="bold"/>
    </style:style>
    <style:style style:name="T92_6" style:family="text">
      <style:text-properties fo:font-weight="bold" style:font-weight-asian="bold" style:font-weight-complex="bold"/>
    </style:style>
    <style:style style:name="T92_7" style:family="text">
      <style:text-properties fo:font-weight="bold" style:font-weight-asian="bold" style:font-weight-complex="bold"/>
    </style:style>
    <style:style style:name="T92_8" style:family="text">
      <style:text-properties fo:font-weight="bold" style:font-weight-asian="bold" style:font-weight-complex="bold"/>
    </style:style>
    <style:style style:name="T92_9" style:family="text">
      <style:text-properties fo:font-weight="bold" style:font-weight-asian="bold" style:font-weight-complex="bold"/>
    </style:style>
    <style:style style:name="T92_10" style:family="text">
      <style:text-properties fo:font-weight="bold" style:font-weight-asian="bold" style:font-weight-complex="bold"/>
    </style:style>
    <style:style style:name="T92_11" style:family="text">
      <style:text-properties fo:font-weight="bold" style:font-weight-asian="bold" style:font-weight-complex="bold"/>
    </style:style>
    <style:style style:name="T92_12" style:family="text">
      <style:text-properties fo:font-weight="bold" style:font-weight-asian="bold" style:font-weight-complex="bold"/>
    </style:style>
    <style:style style:name="T92_13" style:family="text">
      <style:text-properties fo:font-weight="bold" style:font-weight-asian="bold" style:font-weight-complex="bold"/>
    </style:style>
    <style:style style:name="T92_14" style:family="text">
      <style:text-properties fo:font-weight="bold" style:font-weight-asian="bold" style:font-weight-complex="bold"/>
    </style:style>
    <style:style style:name="T92_15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P9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95" style:family="paragraph" style:parent-style-name="Standard">
      <style:paragraph-properties fo:break-before="auto" fo:text-indent="0cm" fo:line-height="100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T95_9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96_159" style:family="text"/>
    <style:style style:name="T96_160" style:family="text"/>
    <style:style style:name="T96_161" style:family="text"/>
    <style:style style:name="T96_162" style:family="text"/>
    <style:style style:name="T96_163" style:family="text"/>
    <style:style style:name="T96_164" style:family="text"/>
    <style:style style:name="T96_165" style:family="text"/>
    <style:style style:name="T96_166" style:family="text"/>
    <style:style style:name="T96_167" style:family="text"/>
    <style:style style:name="T96_168" style:family="text"/>
    <style:style style:name="T96_169" style:family="text"/>
    <style:style style:name="T96_170" style:family="text"/>
    <style:style style:name="T96_171" style:family="text"/>
    <style:style style:name="T96_172" style:family="text"/>
    <style:style style:name="T96_173" style:family="text"/>
    <style:style style:name="T96_174" style:family="text"/>
    <style:style style:name="T96_175" style:family="text"/>
    <style:style style:name="T96_176" style:family="text"/>
    <style:style style:name="T96_177" style:family="text"/>
    <style:style style:name="T96_178" style:family="text"/>
    <style:style style:name="T96_179" style:family="text"/>
    <style:style style:name="T96_180" style:family="text"/>
    <style:style style:name="T96_181" style:family="text"/>
    <style:style style:name="T96_182" style:family="text"/>
    <style:style style:name="T96_183" style:family="text"/>
    <style:style style:name="T96_184" style:family="text"/>
    <style:style style:name="T96_185" style:family="text"/>
    <style:style style:name="T96_186" style:family="text"/>
    <style:style style:name="P9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98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98_1" style:family="text">
      <style:text-properties fo:font-size="14pt" style:font-size-asian="14pt" style:font-size-complex="14pt" fo:font-weight="bold" style:font-weight-asian="bold" style:font-weight-complex="bold"/>
    </style:style>
    <style:style style:name="T98_2" style:family="text">
      <style:text-properties fo:font-size="14pt" style:font-size-asian="14pt" style:font-size-complex="14pt" fo:font-weight="bold" style:font-weight-asian="bold" style:font-weight-complex="bold"/>
    </style:style>
    <style:style style:name="T98_3" style:family="text">
      <style:text-properties fo:font-size="14pt" style:font-size-asian="14pt" style:font-size-complex="14pt" fo:font-weight="bold" style:font-weight-asian="bold" style:font-weight-complex="bold"/>
    </style:style>
    <style:style style:name="P99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00" style:family="paragraph" style:parent-style-name="Standard">
      <style:paragraph-properties fo:break-before="auto" fo:text-indent="0cm" fo:line-height="100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P10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03" style:family="paragraph" style:parent-style-name="Standard">
      <style:paragraph-properties fo:break-before="auto" fo:text-indent="0cm" fo:line-height="100%" style:writing-mode="lr-tb"/>
    </style:style>
    <style:style style:name="T103_1" style:family="text">
      <style:text-properties fo:font-weight="bold" style:font-weight-asian="bold" style:font-weight-complex="bold"/>
    </style:style>
    <style:style style:name="T103_2" style:family="text">
      <style:text-properties fo:font-weight="bold" style:font-weight-asian="bold" style:font-weight-complex="bold"/>
    </style:style>
    <style:style style:name="T103_3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P10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06" style:family="paragraph" style:parent-style-name="Standard">
      <style:paragraph-properties fo:break-before="auto" fo:text-indent="0cm" fo:line-height="100%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T106_6" style:family="text">
      <style:text-properties fo:font-weight="bold" style:font-weight-asian="bold" style:font-weight-complex="bold"/>
    </style:style>
    <style:style style:name="T106_7" style:family="text">
      <style:text-properties fo:font-weight="bold" style:font-weight-asian="bold" style:font-weight-complex="bold"/>
    </style:style>
    <style:style style:name="T106_8" style:family="text">
      <style:text-properties fo:font-weight="bold" style:font-weight-asian="bold" style:font-weight-complex="bold"/>
    </style:style>
    <style:style style:name="T106_9" style:family="text">
      <style:text-properties fo:font-weight="bold" style:font-weight-asian="bold" style:font-weight-complex="bold"/>
    </style:style>
    <style:style style:name="T106_10" style:family="text">
      <style:text-properties fo:font-weight="bold" style:font-weight-asian="bold" style:font-weight-complex="bold"/>
    </style:style>
    <style:style style:name="T106_11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P10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09" style:family="paragraph" style:parent-style-name="Standard">
      <style:paragraph-properties fo:break-before="auto" fo:text-indent="0cm" fo:line-height="100%" style:writing-mode="lr-tb"/>
    </style:style>
    <style:style style:name="T109_1" style:family="text">
      <style:text-properties fo:font-weight="bold" style:font-weight-asian="bold" style:font-weight-complex="bold"/>
    </style:style>
    <style:style style:name="T109_2" style:family="text">
      <style:text-properties fo:font-weight="bold" style:font-weight-asian="bold" style:font-weight-complex="bold"/>
    </style:style>
    <style:style style:name="T109_3" style:family="text">
      <style:text-properties fo:font-weight="bold" style:font-weight-asian="bold" style:font-weight-complex="bold"/>
    </style:style>
    <style:style style:name="T109_4" style:family="text">
      <style:text-properties fo:font-weight="bold" style:font-weight-asian="bold" style:font-weight-complex="bold"/>
    </style:style>
    <style:style style:name="T109_5" style:family="text">
      <style:text-properties fo:font-weight="bold" style:font-weight-asian="bold" style:font-weight-complex="bold"/>
    </style:style>
    <style:style style:name="T109_6" style:family="text">
      <style:text-properties fo:font-weight="bold" style:font-weight-asian="bold" style:font-weight-complex="bold"/>
    </style:style>
    <style:style style:name="T109_7" style:family="text"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T110_169" style:family="text"/>
    <style:style style:name="T110_170" style:family="text"/>
    <style:style style:name="T110_171" style:family="text"/>
    <style:style style:name="T110_172" style:family="text"/>
    <style:style style:name="T110_173" style:family="text"/>
    <style:style style:name="T110_174" style:family="text"/>
    <style:style style:name="T110_175" style:family="text"/>
    <style:style style:name="T110_176" style:family="text"/>
    <style:style style:name="T110_177" style:family="text"/>
    <style:style style:name="T110_178" style:family="text"/>
    <style:style style:name="T110_179" style:family="text"/>
    <style:style style:name="T110_180" style:family="text"/>
    <style:style style:name="T110_181" style:family="text"/>
    <style:style style:name="T110_182" style:family="text"/>
    <style:style style:name="T110_183" style:family="text"/>
    <style:style style:name="T110_184" style:family="text"/>
    <style:style style:name="T110_185" style:family="text"/>
    <style:style style:name="T110_186" style:family="text"/>
    <style:style style:name="T110_187" style:family="text"/>
    <style:style style:name="T110_188" style:family="text"/>
    <style:style style:name="T110_189" style:family="text"/>
    <style:style style:name="T110_190" style:family="text"/>
    <style:style style:name="T110_191" style:family="text"/>
    <style:style style:name="T110_192" style:family="text"/>
    <style:style style:name="T110_193" style:family="text"/>
    <style:style style:name="T110_194" style:family="text"/>
    <style:style style:name="T110_195" style:family="text"/>
    <style:style style:name="T110_196" style:family="text"/>
    <style:style style:name="T110_197" style:family="text"/>
    <style:style style:name="T110_198" style:family="text"/>
    <style:style style:name="T110_199" style:family="text"/>
    <style:style style:name="T110_200" style:family="text"/>
    <style:style style:name="T110_201" style:family="text"/>
    <style:style style:name="T110_202" style:family="text"/>
    <style:style style:name="T110_203" style:family="text"/>
    <style:style style:name="T110_204" style:family="text"/>
    <style:style style:name="T110_205" style:family="text"/>
    <style:style style:name="T110_206" style:family="text"/>
    <style:style style:name="T110_207" style:family="text"/>
    <style:style style:name="T110_208" style:family="text"/>
    <style:style style:name="T110_209" style:family="text"/>
    <style:style style:name="T110_210" style:family="text"/>
    <style:style style:name="T110_211" style:family="text"/>
    <style:style style:name="T110_212" style:family="text"/>
    <style:style style:name="T110_213" style:family="text"/>
    <style:style style:name="T110_214" style:family="text"/>
    <style:style style:name="T110_215" style:family="text"/>
    <style:style style:name="T110_216" style:family="text"/>
    <style:style style:name="T110_217" style:family="text"/>
    <style:style style:name="T110_218" style:family="text"/>
    <style:style style:name="T110_219" style:family="text"/>
    <style:style style:name="T110_220" style:family="text"/>
    <style:style style:name="T110_221" style:family="text"/>
    <style:style style:name="T110_222" style:family="text"/>
    <style:style style:name="T110_223" style:family="text"/>
    <style:style style:name="T110_224" style:family="text"/>
    <style:style style:name="T110_225" style:family="text"/>
    <style:style style:name="T110_226" style:family="text"/>
    <style:style style:name="T110_227" style:family="text"/>
    <style:style style:name="T110_228" style:family="text"/>
    <style:style style:name="T110_229" style:family="text"/>
    <style:style style:name="T110_230" style:family="text"/>
    <style:style style:name="T110_231" style:family="text"/>
    <style:style style:name="T110_232" style:family="text"/>
    <style:style style:name="T110_233" style:family="text"/>
    <style:style style:name="T110_234" style:family="text"/>
    <style:style style:name="T110_235" style:family="text"/>
    <style:style style:name="T110_236" style:family="text"/>
    <style:style style:name="T110_237" style:family="text"/>
    <style:style style:name="T110_238" style:family="text"/>
    <style:style style:name="P11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12" style:family="paragraph" style:parent-style-name="Standard">
      <style:paragraph-properties fo:break-before="auto" fo:text-indent="0cm" fo:line-height="100%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T113_93" style:family="text"/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P11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15" style:family="paragraph" style:parent-style-name="Standard">
      <style:paragraph-properties fo:break-before="auto" fo:text-indent="0cm" fo:line-height="100%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T115_5" style:family="text">
      <style:text-properties fo:font-weight="bold" style:font-weight-asian="bold" style:font-weight-complex="bold"/>
    </style:style>
    <style:style style:name="T115_6" style:family="text">
      <style:text-properties fo:font-weight="bold" style:font-weight-asian="bold" style:font-weight-complex="bold"/>
    </style:style>
    <style:style style:name="T115_7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T116_131" style:family="text"/>
    <style:style style:name="T116_132" style:family="text"/>
    <style:style style:name="T116_133" style:family="text"/>
    <style:style style:name="T116_134" style:family="text"/>
    <style:style style:name="T116_135" style:family="text"/>
    <style:style style:name="T116_136" style:family="text"/>
    <style:style style:name="T116_137" style:family="text"/>
    <style:style style:name="T116_138" style:family="text"/>
    <style:style style:name="T116_139" style:family="text"/>
    <style:style style:name="T116_140" style:family="text"/>
    <style:style style:name="T116_141" style:family="text"/>
    <style:style style:name="T116_142" style:family="text"/>
    <style:style style:name="T116_143" style:family="text"/>
    <style:style style:name="T116_144" style:family="text"/>
    <style:style style:name="T116_145" style:family="text"/>
    <style:style style:name="T116_146" style:family="text"/>
    <style:style style:name="T116_147" style:family="text"/>
    <style:style style:name="T116_148" style:family="text"/>
    <style:style style:name="T116_149" style:family="text"/>
    <style:style style:name="T116_150" style:family="text"/>
    <style:style style:name="T116_151" style:family="text"/>
    <style:style style:name="T116_152" style:family="text"/>
    <style:style style:name="T116_153" style:family="text"/>
    <style:style style:name="T116_154" style:family="text"/>
    <style:style style:name="T116_155" style:family="text"/>
    <style:style style:name="T116_156" style:family="text"/>
    <style:style style:name="T116_157" style:family="text"/>
    <style:style style:name="T116_158" style:family="text"/>
    <style:style style:name="T116_159" style:family="text"/>
    <style:style style:name="T116_160" style:family="text"/>
    <style:style style:name="T116_161" style:family="text"/>
    <style:style style:name="T116_162" style:family="text"/>
    <style:style style:name="T116_163" style:family="text"/>
    <style:style style:name="T116_164" style:family="text"/>
    <style:style style:name="T116_165" style:family="text"/>
    <style:style style:name="T116_166" style:family="text"/>
    <style:style style:name="T116_167" style:family="text"/>
    <style:style style:name="T116_168" style:family="text"/>
    <style:style style:name="T116_169" style:family="text"/>
    <style:style style:name="T116_170" style:family="text"/>
    <style:style style:name="T116_171" style:family="text"/>
    <style:style style:name="T116_172" style:family="text"/>
    <style:style style:name="T116_173" style:family="text"/>
    <style:style style:name="T116_174" style:family="text"/>
    <style:style style:name="T116_175" style:family="text"/>
    <style:style style:name="T116_176" style:family="text"/>
    <style:style style:name="T116_177" style:family="text"/>
    <style:style style:name="T116_178" style:family="text"/>
    <style:style style:name="T116_179" style:family="text"/>
    <style:style style:name="T116_180" style:family="text"/>
    <style:style style:name="T116_181" style:family="text"/>
    <style:style style:name="T116_182" style:family="text"/>
    <style:style style:name="T116_183" style:family="text"/>
    <style:style style:name="T116_184" style:family="text"/>
    <style:style style:name="T116_185" style:family="text"/>
    <style:style style:name="T116_186" style:family="text"/>
    <style:style style:name="T116_187" style:family="text"/>
    <style:style style:name="T116_188" style:family="text"/>
    <style:style style:name="T116_189" style:family="text"/>
    <style:style style:name="T116_190" style:family="text"/>
    <style:style style:name="T116_191" style:family="text"/>
    <style:style style:name="T116_192" style:family="text"/>
    <style:style style:name="T116_193" style:family="text"/>
    <style:style style:name="T116_194" style:family="text"/>
    <style:style style:name="T116_195" style:family="text"/>
    <style:style style:name="T116_196" style:family="text"/>
    <style:style style:name="T116_197" style:family="text"/>
    <style:style style:name="T116_198" style:family="text"/>
    <style:style style:name="T116_199" style:family="text"/>
    <style:style style:name="T116_200" style:family="text"/>
    <style:style style:name="T116_201" style:family="text"/>
    <style:style style:name="T116_202" style:family="text"/>
    <style:style style:name="T116_203" style:family="text"/>
    <style:style style:name="T116_204" style:family="text"/>
    <style:style style:name="T116_205" style:family="text"/>
    <style:style style:name="T116_206" style:family="text"/>
    <style:style style:name="T116_207" style:family="text"/>
    <style:style style:name="T116_208" style:family="text"/>
    <style:style style:name="T116_209" style:family="text"/>
    <style:style style:name="T116_210" style:family="text"/>
    <style:style style:name="T116_211" style:family="text"/>
    <style:style style:name="T116_212" style:family="text"/>
    <style:style style:name="T116_213" style:family="text"/>
    <style:style style:name="T116_214" style:family="text"/>
    <style:style style:name="T116_215" style:family="text"/>
    <style:style style:name="T116_216" style:family="text"/>
    <style:style style:name="T116_217" style:family="text"/>
    <style:style style:name="T116_218" style:family="text"/>
    <style:style style:name="T116_219" style:family="text"/>
    <style:style style:name="T116_220" style:family="text"/>
    <style:style style:name="T116_221" style:family="text"/>
    <style:style style:name="T116_222" style:family="text"/>
    <style:style style:name="T116_223" style:family="text"/>
    <style:style style:name="T116_224" style:family="text"/>
    <style:style style:name="T116_225" style:family="text"/>
    <style:style style:name="T116_226" style:family="text"/>
    <style:style style:name="T116_227" style:family="text"/>
    <style:style style:name="T116_228" style:family="text"/>
    <style:style style:name="T116_229" style:family="text"/>
    <style:style style:name="T116_230" style:family="text"/>
    <style:style style:name="T116_231" style:family="text"/>
    <style:style style:name="T116_232" style:family="text"/>
    <style:style style:name="T116_233" style:family="text"/>
    <style:style style:name="T116_234" style:family="text"/>
    <style:style style:name="T116_235" style:family="text"/>
    <style:style style:name="T116_236" style:family="text"/>
    <style:style style:name="T116_237" style:family="text"/>
    <style:style style:name="T116_238" style:family="text"/>
    <style:style style:name="T116_239" style:family="text"/>
    <style:style style:name="T116_240" style:family="text"/>
    <style:style style:name="T116_241" style:family="text"/>
    <style:style style:name="T116_242" style:family="text"/>
    <style:style style:name="T116_243" style:family="text"/>
    <style:style style:name="T116_244" style:family="text"/>
    <style:style style:name="T116_245" style:family="text"/>
    <style:style style:name="T116_246" style:family="text"/>
    <style:style style:name="T116_247" style:family="text"/>
    <style:style style:name="T116_248" style:family="text"/>
    <style:style style:name="T116_249" style:family="text"/>
    <style:style style:name="T116_250" style:family="text"/>
    <style:style style:name="T116_251" style:family="text"/>
    <style:style style:name="T116_252" style:family="text"/>
    <style:style style:name="T116_253" style:family="text"/>
    <style:style style:name="T116_254" style:family="text"/>
    <style:style style:name="T116_255" style:family="text"/>
    <style:style style:name="T116_256" style:family="text"/>
    <style:style style:name="T116_257" style:family="text"/>
    <style:style style:name="T116_258" style:family="text"/>
    <style:style style:name="T116_259" style:family="text"/>
    <style:style style:name="T116_260" style:family="text"/>
    <style:style style:name="T116_261" style:family="text"/>
    <style:style style:name="T116_262" style:family="text"/>
    <style:style style:name="T116_263" style:family="text"/>
    <style:style style:name="T116_264" style:family="text"/>
    <style:style style:name="T116_265" style:family="text"/>
    <style:style style:name="T116_266" style:family="text"/>
    <style:style style:name="T116_267" style:family="text"/>
    <style:style style:name="T116_268" style:family="text"/>
    <style:style style:name="T116_269" style:family="text"/>
    <style:style style:name="T116_270" style:family="text"/>
    <style:style style:name="T116_271" style:family="text"/>
    <style:style style:name="T116_272" style:family="text"/>
    <style:style style:name="T116_273" style:family="text"/>
    <style:style style:name="T116_274" style:family="text"/>
    <style:style style:name="T116_275" style:family="text"/>
    <style:style style:name="T116_276" style:family="text"/>
    <style:style style:name="T116_277" style:family="text"/>
    <style:style style:name="T116_278" style:family="text"/>
    <style:style style:name="T116_279" style:family="text"/>
    <style:style style:name="T116_280" style:family="text"/>
    <style:style style:name="T116_281" style:family="text"/>
    <style:style style:name="T116_282" style:family="text"/>
    <style:style style:name="T116_283" style:family="text"/>
    <style:style style:name="T116_284" style:family="text"/>
    <style:style style:name="T116_285" style:family="text"/>
    <style:style style:name="T116_286" style:family="text"/>
    <style:style style:name="T116_287" style:family="text"/>
    <style:style style:name="T116_288" style:family="text"/>
    <style:style style:name="T116_289" style:family="text"/>
    <style:style style:name="T116_290" style:family="text"/>
    <style:style style:name="T116_291" style:family="text"/>
    <style:style style:name="T116_292" style:family="text"/>
    <style:style style:name="T116_293" style:family="text"/>
    <style:style style:name="T116_294" style:family="text"/>
    <style:style style:name="T116_295" style:family="text"/>
    <style:style style:name="T116_296" style:family="text"/>
    <style:style style:name="T116_297" style:family="text"/>
    <style:style style:name="T116_298" style:family="text"/>
    <style:style style:name="T116_299" style:family="text"/>
    <style:style style:name="T116_300" style:family="text"/>
    <style:style style:name="T116_301" style:family="text"/>
    <style:style style:name="T116_302" style:family="text"/>
    <style:style style:name="T116_303" style:family="text"/>
    <style:style style:name="T116_304" style:family="text"/>
    <style:style style:name="T116_305" style:family="text"/>
    <style:style style:name="T116_306" style:family="text"/>
    <style:style style:name="T116_307" style:family="text"/>
    <style:style style:name="T116_308" style:family="text"/>
    <style:style style:name="T116_309" style:family="text"/>
    <style:style style:name="T116_310" style:family="text"/>
    <style:style style:name="T116_311" style:family="text"/>
    <style:style style:name="T116_312" style:family="text"/>
    <style:style style:name="T116_313" style:family="text"/>
    <style:style style:name="T116_314" style:family="text"/>
    <style:style style:name="T116_315" style:family="text"/>
    <style:style style:name="T116_316" style:family="text"/>
    <style:style style:name="T116_317" style:family="text"/>
    <style:style style:name="T116_318" style:family="text"/>
    <style:style style:name="T116_319" style:family="text"/>
    <style:style style:name="T116_320" style:family="text"/>
    <style:style style:name="T116_321" style:family="text"/>
    <style:style style:name="T116_322" style:family="text"/>
    <style:style style:name="T116_323" style:family="text"/>
    <style:style style:name="T116_324" style:family="text"/>
    <style:style style:name="T116_325" style:family="text"/>
    <style:style style:name="T116_326" style:family="text"/>
    <style:style style:name="T116_327" style:family="text"/>
    <style:style style:name="T116_328" style:family="text"/>
    <style:style style:name="T116_329" style:family="text"/>
    <style:style style:name="T116_330" style:family="text"/>
    <style:style style:name="T116_331" style:family="text"/>
    <style:style style:name="T116_332" style:family="text"/>
    <style:style style:name="T116_333" style:family="text"/>
    <style:style style:name="T116_334" style:family="text"/>
    <style:style style:name="T116_335" style:family="text"/>
    <style:style style:name="T116_336" style:family="text"/>
    <style:style style:name="P11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1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19" style:family="paragraph" style:parent-style-name="Standard">
      <style:paragraph-properties fo:break-before="auto" fo:text-indent="0cm" fo:line-height="100%" style:writing-mode="lr-tb"/>
    </style:style>
    <style:style style:name="T119_1" style:family="text">
      <style:text-properties fo:font-weight="bold" style:font-weight-asian="bold" style:font-weight-complex="bold"/>
    </style:style>
    <style:style style:name="T119_2" style:family="text">
      <style:text-properties fo:font-weight="bold" style:font-weight-asian="bold" style:font-weight-complex="bold"/>
    </style:style>
    <style:style style:name="T119_3" style:family="text">
      <style:text-properties fo:font-weight="bold" style:font-weight-asian="bold" style:font-weight-complex="bold"/>
    </style:style>
    <style:style style:name="T119_4" style:family="text">
      <style:text-properties fo:font-weight="bold" style:font-weight-asian="bold" style:font-weight-complex="bold"/>
    </style:style>
    <style:style style:name="T119_5" style:family="text">
      <style:text-properties fo:font-weight="bold" style:font-weight-asian="bold" style:font-weight-complex="bold"/>
    </style:style>
    <style:style style:name="T119_6" style:family="text">
      <style:text-properties fo:font-weight="bold" style:font-weight-asian="bold" style:font-weight-complex="bold"/>
    </style:style>
    <style:style style:name="T119_7" style:family="text">
      <style:text-properties fo:font-weight="bold" style:font-weight-asian="bold" style:font-weight-complex="bold"/>
    </style:style>
    <style:style style:name="T119_8" style:family="text">
      <style:text-properties fo:font-weight="bold" style:font-weight-asian="bold" style:font-weight-complex="bold"/>
    </style:style>
    <style:style style:name="T119_9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T120_129" style:family="text"/>
    <style:style style:name="T120_130" style:family="text"/>
    <style:style style:name="T120_131" style:family="text"/>
    <style:style style:name="T120_132" style:family="text"/>
    <style:style style:name="T120_133" style:family="text"/>
    <style:style style:name="T120_134" style:family="text"/>
    <style:style style:name="T120_135" style:family="text"/>
    <style:style style:name="T120_136" style:family="text"/>
    <style:style style:name="T120_137" style:family="text"/>
    <style:style style:name="T120_138" style:family="text"/>
    <style:style style:name="T120_139" style:family="text"/>
    <style:style style:name="T120_140" style:family="text"/>
    <style:style style:name="T120_141" style:family="text"/>
    <style:style style:name="T120_142" style:family="text"/>
    <style:style style:name="T120_143" style:family="text"/>
    <style:style style:name="T120_144" style:family="text"/>
    <style:style style:name="T120_145" style:family="text"/>
    <style:style style:name="T120_146" style:family="text"/>
    <style:style style:name="T120_147" style:family="text"/>
    <style:style style:name="T120_148" style:family="text"/>
    <style:style style:name="T120_149" style:family="text"/>
    <style:style style:name="T120_150" style:family="text"/>
    <style:style style:name="T120_151" style:family="text"/>
    <style:style style:name="T120_152" style:family="text"/>
    <style:style style:name="T120_153" style:family="text"/>
    <style:style style:name="T120_154" style:family="text"/>
    <style:style style:name="T120_155" style:family="text"/>
    <style:style style:name="T120_156" style:family="text"/>
    <style:style style:name="T120_157" style:family="text"/>
    <style:style style:name="T120_158" style:family="text"/>
    <style:style style:name="T120_159" style:family="text"/>
    <style:style style:name="T120_160" style:family="text"/>
    <style:style style:name="T120_161" style:family="text"/>
    <style:style style:name="T120_162" style:family="text"/>
    <style:style style:name="T120_163" style:family="text"/>
    <style:style style:name="T120_164" style:family="text"/>
    <style:style style:name="T120_165" style:family="text"/>
    <style:style style:name="T120_166" style:family="text"/>
    <style:style style:name="T120_167" style:family="text"/>
    <style:style style:name="T120_168" style:family="text"/>
    <style:style style:name="T120_169" style:family="text"/>
    <style:style style:name="T120_170" style:family="text"/>
    <style:style style:name="T120_171" style:family="text"/>
    <style:style style:name="T120_172" style:family="text"/>
    <style:style style:name="T120_173" style:family="text"/>
    <style:style style:name="T120_174" style:family="text"/>
    <style:style style:name="P12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22" style:family="paragraph" style:parent-style-name="Standard">
      <style:paragraph-properties fo:break-before="auto" fo:text-indent="0cm" fo:line-height="100%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>
      <style:text-properties fo:font-weight="bold" style:font-weight-asian="bold" style:font-weight-complex="bold"/>
    </style:style>
    <style:style style:name="T122_4" style:family="text">
      <style:text-properties fo:font-weight="bold" style:font-weight-asian="bold" style:font-weight-complex="bold"/>
    </style:style>
    <style:style style:name="T122_5" style:family="text">
      <style:text-properties fo:font-weight="bold" style:font-weight-asian="bold" style:font-weight-complex="bold"/>
    </style:style>
    <style:style style:name="T122_6" style:family="text">
      <style:text-properties fo:font-weight="bold" style:font-weight-asian="bold" style:font-weight-complex="bold"/>
    </style:style>
    <style:style style:name="T122_7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P12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P12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P126" style:family="paragraph" style:parent-style-name="Standard">
      <style:paragraph-properties fo:break-before="auto" fo:text-indent="0cm" fo:line-height="100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T126_119" style:family="text"/>
    <style:style style:name="T126_120" style:family="text"/>
    <style:style style:name="T126_121" style:family="text"/>
    <style:style style:name="T126_122" style:family="text"/>
    <style:style style:name="T126_123" style:family="text"/>
    <style:style style:name="T126_124" style:family="text"/>
    <style:style style:name="T126_125" style:family="text"/>
    <style:style style:name="T126_126" style:family="text"/>
    <style:style style:name="T126_127" style:family="text"/>
    <style:style style:name="T126_128" style:family="text"/>
    <style:style style:name="T126_129" style:family="text"/>
    <style:style style:name="T126_130" style:family="text"/>
    <style:style style:name="T126_131" style:family="text"/>
    <style:style style:name="T126_132" style:family="text"/>
    <style:style style:name="T126_133" style:family="text"/>
    <style:style style:name="T126_134" style:family="text"/>
    <style:style style:name="T126_135" style:family="text"/>
    <style:style style:name="T126_136" style:family="text"/>
    <style:style style:name="T126_137" style:family="text"/>
    <style:style style:name="T126_138" style:family="text"/>
    <style:style style:name="T126_139" style:family="text"/>
    <style:style style:name="T126_140" style:family="text"/>
    <style:style style:name="T126_141" style:family="text"/>
    <style:style style:name="T126_142" style:family="text"/>
    <style:style style:name="T126_143" style:family="text"/>
    <style:style style:name="T126_144" style:family="text"/>
    <style:style style:name="T126_145" style:family="text"/>
    <style:style style:name="T126_146" style:family="text"/>
    <style:style style:name="T126_147" style:family="text"/>
    <style:style style:name="T126_148" style:family="text"/>
    <style:style style:name="T126_149" style:family="text"/>
    <style:style style:name="T126_150" style:family="text"/>
    <style:style style:name="T126_151" style:family="text"/>
    <style:style style:name="T126_152" style:family="text"/>
    <style:style style:name="T126_153" style:family="text"/>
    <style:style style:name="T126_154" style:family="text"/>
    <style:style style:name="T126_155" style:family="text"/>
    <style:style style:name="T126_156" style:family="text"/>
    <style:style style:name="T126_157" style:family="text"/>
    <style:style style:name="T126_158" style:family="text"/>
    <style:style style:name="T126_159" style:family="text"/>
    <style:style style:name="T126_160" style:family="text"/>
    <style:style style:name="T126_161" style:family="text"/>
    <style:style style:name="T126_162" style:family="text"/>
    <style:style style:name="T126_163" style:family="text"/>
    <style:style style:name="T126_164" style:family="text"/>
    <style:style style:name="T126_165" style:family="text"/>
    <style:style style:name="T126_166" style:family="text"/>
    <style:style style:name="T126_167" style:family="text"/>
    <style:style style:name="T126_168" style:family="text"/>
    <style:style style:name="T126_169" style:family="text"/>
    <style:style style:name="T126_170" style:family="text"/>
    <style:style style:name="T126_171" style:family="text"/>
    <style:style style:name="T126_172" style:family="text"/>
    <style:style style:name="T126_173" style:family="text"/>
    <style:style style:name="T126_174" style:family="text"/>
    <style:style style:name="T126_175" style:family="text"/>
    <style:style style:name="T126_176" style:family="text"/>
    <style:style style:name="T126_177" style:family="text"/>
    <style:style style:name="T126_178" style:family="text"/>
    <style:style style:name="T126_179" style:family="text"/>
    <style:style style:name="T126_180" style:family="text"/>
    <style:style style:name="T126_181" style:family="text"/>
    <style:style style:name="T126_182" style:family="text"/>
    <style:style style:name="T126_183" style:family="text"/>
    <style:style style:name="T126_184" style:family="text"/>
    <style:style style:name="T126_185" style:family="text"/>
    <style:style style:name="T126_186" style:family="text"/>
    <style:style style:name="T126_187" style:family="text"/>
    <style:style style:name="T126_188" style:family="text"/>
    <style:style style:name="T126_189" style:family="text"/>
    <style:style style:name="T126_190" style:family="text"/>
    <style:style style:name="T126_191" style:family="text"/>
    <style:style style:name="T126_192" style:family="text"/>
    <style:style style:name="T126_193" style:family="text"/>
    <style:style style:name="T126_194" style:family="text"/>
    <style:style style:name="P12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P12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P12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P13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31" style:family="paragraph" style:parent-style-name="Standard">
      <style:paragraph-properties fo:break-before="auto" fo:text-indent="0cm" fo:line-height="100%" style:writing-mode="lr-tb"/>
    </style:style>
    <style:style style:name="T131_1" style:family="text">
      <style:text-properties fo:font-weight="bold" style:font-weight-asian="bold" style:font-weight-complex="bold"/>
    </style:style>
    <style:style style:name="T131_2" style:family="text">
      <style:text-properties fo:font-weight="bold" style:font-weight-asian="bold" style:font-weight-complex="bold"/>
    </style:style>
    <style:style style:name="T131_3" style:family="text">
      <style:text-properties fo:font-weight="bold" style:font-weight-asian="bold" style:font-weight-complex="bold"/>
    </style:style>
    <style:style style:name="T131_4" style:family="text">
      <style:text-properties fo:font-weight="bold" style:font-weight-asian="bold" style:font-weight-complex="bold"/>
    </style:style>
    <style:style style:name="T131_5" style:family="text">
      <style:text-properties fo:font-weight="bold" style:font-weight-asian="bold" style:font-weight-complex="bold"/>
    </style:style>
    <style:style style:name="T131_6" style:family="text">
      <style:text-properties fo:font-weight="bold" style:font-weight-asian="bold" style:font-weight-complex="bold"/>
    </style:style>
    <style:style style:name="T131_7" style:family="text">
      <style:text-properties fo:font-weight="bold" style:font-weight-asian="bold" style:font-weight-complex="bold"/>
    </style:style>
    <style:style style:name="P13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P13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P13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P13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P1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P13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P13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P14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P14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42" style:family="paragraph" style:parent-style-name="Standard">
      <style:paragraph-properties fo:break-before="auto" fo:text-indent="0cm" fo:line-height="100%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T143_119" style:family="text"/>
    <style:style style:name="T143_120" style:family="text"/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T143_145" style:family="text"/>
    <style:style style:name="T143_146" style:family="text"/>
    <style:style style:name="T143_147" style:family="text"/>
    <style:style style:name="T143_148" style:family="text"/>
    <style:style style:name="P14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45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5_1" style:family="text">
      <style:text-properties fo:font-size="14pt" style:font-size-asian="14pt" style:font-size-complex="14pt" fo:font-weight="bold" style:font-weight-asian="bold" style:font-weight-complex="bold"/>
    </style:style>
    <style:style style:name="T145_2" style:family="text">
      <style:text-properties fo:font-size="14pt" style:font-size-asian="14pt" style:font-size-complex="14pt" fo:font-weight="bold" style:font-weight-asian="bold" style:font-weight-complex="bold"/>
    </style:style>
    <style:style style:name="T145_3" style:family="text">
      <style:text-properties fo:font-size="14pt" style:font-size-asian="14pt" style:font-size-complex="14pt" fo:font-weight="bold" style:font-weight-asian="bold" style:font-weight-complex="bold"/>
    </style:style>
    <style:style style:name="P146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7" style:family="paragraph" style:parent-style-name="Standard">
      <style:paragraph-properties fo:break-before="auto" fo:text-indent="0cm" fo:line-height="100%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P14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/>
    <style:style style:name="T149_124" style:family="text"/>
    <style:style style:name="T149_125" style:family="text"/>
    <style:style style:name="T149_126" style:family="text"/>
    <style:style style:name="T149_127" style:family="text"/>
    <style:style style:name="T149_128" style:family="text"/>
    <style:style style:name="T149_129" style:family="text"/>
    <style:style style:name="T149_130" style:family="text"/>
    <style:style style:name="T149_131" style:family="text"/>
    <style:style style:name="T149_132" style:family="text"/>
    <style:style style:name="T149_133" style:family="text"/>
    <style:style style:name="T149_134" style:family="text"/>
    <style:style style:name="T149_135" style:family="text"/>
    <style:style style:name="T149_136" style:family="text"/>
    <style:style style:name="T149_137" style:family="text"/>
    <style:style style:name="T149_138" style:family="text"/>
    <style:style style:name="T149_139" style:family="text"/>
    <style:style style:name="T149_140" style:family="text"/>
    <style:style style:name="T149_141" style:family="text"/>
    <style:style style:name="T149_142" style:family="text"/>
    <style:style style:name="T149_143" style:family="text"/>
    <style:style style:name="T149_144" style:family="text"/>
    <style:style style:name="T149_145" style:family="text"/>
    <style:style style:name="T149_146" style:family="text"/>
    <style:style style:name="T149_147" style:family="text"/>
    <style:style style:name="T149_148" style:family="text"/>
    <style:style style:name="T149_149" style:family="text"/>
    <style:style style:name="T149_150" style:family="text"/>
    <style:style style:name="T149_151" style:family="text"/>
    <style:style style:name="T149_152" style:family="text"/>
    <style:style style:name="T149_153" style:family="text"/>
    <style:style style:name="T149_154" style:family="text"/>
    <style:style style:name="T149_155" style:family="text"/>
    <style:style style:name="T149_156" style:family="text"/>
    <style:style style:name="T149_157" style:family="text"/>
    <style:style style:name="T149_158" style:family="text"/>
    <style:style style:name="T149_159" style:family="text"/>
    <style:style style:name="T149_160" style:family="text"/>
    <style:style style:name="T149_161" style:family="text"/>
    <style:style style:name="T149_162" style:family="text"/>
    <style:style style:name="T149_163" style:family="text"/>
    <style:style style:name="T149_164" style:family="text"/>
    <style:style style:name="T149_165" style:family="text"/>
    <style:style style:name="T149_166" style:family="text"/>
    <style:style style:name="T149_167" style:family="text"/>
    <style:style style:name="T149_168" style:family="text"/>
    <style:style style:name="T149_169" style:family="text"/>
    <style:style style:name="T149_170" style:family="text"/>
    <style:style style:name="T149_171" style:family="text"/>
    <style:style style:name="T149_172" style:family="text"/>
    <style:style style:name="T149_173" style:family="text"/>
    <style:style style:name="T149_174" style:family="text"/>
    <style:style style:name="T149_175" style:family="text"/>
    <style:style style:name="T149_176" style:family="text"/>
    <style:style style:name="T149_177" style:family="text"/>
    <style:style style:name="T149_178" style:family="text"/>
    <style:style style:name="T149_179" style:family="text"/>
    <style:style style:name="T149_180" style:family="text"/>
    <style:style style:name="P15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51" style:family="paragraph" style:parent-style-name="Standard">
      <style:paragraph-properties fo:break-before="auto" fo:text-indent="0cm" fo:line-height="100%" style:writing-mode="lr-tb"/>
    </style:style>
    <style:style style:name="T151_1" style:family="text">
      <style:text-properties fo:font-weight="bold" style:font-weight-asian="bold" style:font-weight-complex="bold"/>
    </style:style>
    <style:style style:name="T151_2" style:family="text">
      <style:text-properties fo:font-weight="bold" style:font-weight-asian="bold" style:font-weight-complex="bold"/>
    </style:style>
    <style:style style:name="T151_3" style:family="text">
      <style:text-properties fo:font-weight="bold" style:font-weight-asian="bold" style:font-weight-complex="bold"/>
    </style:style>
    <style:style style:name="T151_4" style:family="text">
      <style:text-properties fo:font-weight="bold" style:font-weight-asian="bold" style:font-weight-complex="bold"/>
    </style:style>
    <style:style style:name="T151_5" style:family="text"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P15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54" style:family="paragraph" style:parent-style-name="Standard">
      <style:paragraph-properties fo:break-before="auto" fo:text-indent="0cm" fo:line-height="100%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>
      <style:text-properties fo:font-weight="bold" style:font-weight-asian="bold" style:font-weight-complex="bold"/>
    </style:style>
    <style:style style:name="T154_4" style:family="text">
      <style:text-properties fo:font-weight="bold" style:font-weight-asian="bold" style:font-weight-complex="bold"/>
    </style:style>
    <style:style style:name="T154_5" style:family="text">
      <style:text-properties fo:font-weight="bold" style:font-weight-asian="bold" style:font-weight-complex="bold"/>
    </style:style>
    <style:style style:name="T154_6" style:family="text">
      <style:text-properties fo:font-weight="bold" style:font-weight-asian="bold" style:font-weight-complex="bold"/>
    </style:style>
    <style:style style:name="T154_7" style:family="text">
      <style:text-properties fo:font-weight="bold" style:font-weight-asian="bold" style:font-weight-complex="bold"/>
    </style:style>
    <style:style style:name="T154_8" style:family="text">
      <style:text-properties fo:font-weight="bold" style:font-weight-asian="bold" style:font-weight-complex="bold"/>
    </style:style>
    <style:style style:name="T154_9" style:family="text">
      <style:text-properties fo:font-weight="bold" style:font-weight-asian="bold" style:font-weight-complex="bold"/>
    </style:style>
    <style:style style:name="T154_10" style:family="text">
      <style:text-properties fo:font-weight="bold" style:font-weight-asian="bold" style:font-weight-complex="bold"/>
    </style:style>
    <style:style style:name="T154_11" style:family="text">
      <style:text-properties fo:font-weight="bold" style:font-weight-asian="bold" style:font-weight-complex="bold"/>
    </style:style>
    <style:style style:name="P15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T155_165" style:family="text"/>
    <style:style style:name="T155_166" style:family="text"/>
    <style:style style:name="T155_167" style:family="text"/>
    <style:style style:name="T155_168" style:family="text"/>
    <style:style style:name="T155_169" style:family="text"/>
    <style:style style:name="T155_170" style:family="text"/>
    <style:style style:name="T155_171" style:family="text"/>
    <style:style style:name="T155_172" style:family="text"/>
    <style:style style:name="T155_173" style:family="text"/>
    <style:style style:name="T155_174" style:family="text"/>
    <style:style style:name="T155_175" style:family="text"/>
    <style:style style:name="T155_176" style:family="text"/>
    <style:style style:name="T155_177" style:family="text"/>
    <style:style style:name="T155_178" style:family="text"/>
    <style:style style:name="T155_179" style:family="text"/>
    <style:style style:name="T155_180" style:family="text"/>
    <style:style style:name="T155_181" style:family="text"/>
    <style:style style:name="T155_182" style:family="text"/>
    <style:style style:name="T155_183" style:family="text"/>
    <style:style style:name="T155_184" style:family="text"/>
    <style:style style:name="T155_185" style:family="text"/>
    <style:style style:name="T155_186" style:family="text"/>
    <style:style style:name="T155_187" style:family="text"/>
    <style:style style:name="T155_188" style:family="text"/>
    <style:style style:name="T155_189" style:family="text"/>
    <style:style style:name="T155_190" style:family="text"/>
    <style:style style:name="T155_191" style:family="text"/>
    <style:style style:name="T155_192" style:family="text"/>
    <style:style style:name="T155_193" style:family="text"/>
    <style:style style:name="T155_194" style:family="text"/>
    <style:style style:name="T155_195" style:family="text"/>
    <style:style style:name="T155_196" style:family="text"/>
    <style:style style:name="T155_197" style:family="text"/>
    <style:style style:name="T155_198" style:family="text"/>
    <style:style style:name="T155_199" style:family="text"/>
    <style:style style:name="T155_200" style:family="text"/>
    <style:style style:name="T155_201" style:family="text"/>
    <style:style style:name="T155_202" style:family="text"/>
    <style:style style:name="T155_203" style:family="text"/>
    <style:style style:name="T155_204" style:family="text"/>
    <style:style style:name="T155_205" style:family="text"/>
    <style:style style:name="T155_206" style:family="text"/>
    <style:style style:name="T155_207" style:family="text"/>
    <style:style style:name="T155_208" style:family="text"/>
    <style:style style:name="T155_209" style:family="text"/>
    <style:style style:name="T155_210" style:family="text"/>
    <style:style style:name="T155_211" style:family="text"/>
    <style:style style:name="T155_212" style:family="text"/>
    <style:style style:name="T155_213" style:family="text"/>
    <style:style style:name="T155_214" style:family="text"/>
    <style:style style:name="T155_215" style:family="text"/>
    <style:style style:name="T155_216" style:family="text"/>
    <style:style style:name="T155_217" style:family="text"/>
    <style:style style:name="T155_218" style:family="text"/>
    <style:style style:name="T155_219" style:family="text"/>
    <style:style style:name="T155_220" style:family="text"/>
    <style:style style:name="T155_221" style:family="text"/>
    <style:style style:name="T155_222" style:family="text"/>
    <style:style style:name="T155_223" style:family="text"/>
    <style:style style:name="T155_224" style:family="text"/>
    <style:style style:name="T155_225" style:family="text"/>
    <style:style style:name="T155_226" style:family="text"/>
    <style:style style:name="T155_227" style:family="text"/>
    <style:style style:name="T155_228" style:family="text"/>
    <style:style style:name="T155_229" style:family="text"/>
    <style:style style:name="T155_230" style:family="text"/>
    <style:style style:name="T155_231" style:family="text"/>
    <style:style style:name="T155_232" style:family="text"/>
    <style:style style:name="P15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57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57_1" style:family="text">
      <style:text-properties fo:font-size="14pt" style:font-size-asian="14pt" style:font-size-complex="14pt" fo:font-weight="bold" style:font-weight-asian="bold" style:font-weight-complex="bold"/>
    </style:style>
    <style:style style:name="T157_2" style:family="text">
      <style:text-properties fo:font-size="14pt" style:font-size-asian="14pt" style:font-size-complex="14pt" fo:font-weight="bold" style:font-weight-asian="bold" style:font-weight-complex="bold"/>
    </style:style>
    <style:style style:name="T157_3" style:family="text">
      <style:text-properties fo:font-size="14pt" style:font-size-asian="14pt" style:font-size-complex="14pt" fo:font-weight="bold" style:font-weight-asian="bold" style:font-weight-complex="bold"/>
    </style:style>
    <style:style style:name="T157_4" style:family="text">
      <style:text-properties fo:font-size="14pt" style:font-size-asian="14pt" style:font-size-complex="14pt" fo:font-weight="bold" style:font-weight-asian="bold" style:font-weight-complex="bold"/>
    </style:style>
    <style:style style:name="T157_5" style:family="text">
      <style:text-properties fo:font-size="14pt" style:font-size-asian="14pt" style:font-size-complex="14pt" fo:font-weight="bold" style:font-weight-asian="bold" style:font-weight-complex="bold"/>
    </style:style>
    <style:style style:name="T157_6" style:family="text">
      <style:text-properties fo:font-size="14pt" style:font-size-asian="14pt" style:font-size-complex="14pt" fo:font-weight="bold" style:font-weight-asian="bold" style:font-weight-complex="bold"/>
    </style:style>
    <style:style style:name="T157_7" style:family="text">
      <style:text-properties fo:font-size="14pt" style:font-size-asian="14pt" style:font-size-complex="14pt" fo:font-weight="bold" style:font-weight-asian="bold" style:font-weight-complex="bold"/>
    </style:style>
    <style:style style:name="T157_8" style:family="text">
      <style:text-properties fo:font-size="14pt" style:font-size-asian="14pt" style:font-size-complex="14pt" fo:font-weight="bold" style:font-weight-asian="bold" style:font-weight-complex="bold"/>
    </style:style>
    <style:style style:name="T157_9" style:family="text">
      <style:text-properties fo:font-size="14pt" style:font-size-asian="14pt" style:font-size-complex="14pt" fo:font-weight="bold" style:font-weight-asian="bold" style:font-weight-complex="bold"/>
    </style:style>
    <style:style style:name="T157_10" style:family="text">
      <style:text-properties fo:font-size="14pt" style:font-size-asian="14pt" style:font-size-complex="14pt" fo:font-weight="bold" style:font-weight-asian="bold" style:font-weight-complex="bold"/>
    </style:style>
    <style:style style:name="T157_11" style:family="text">
      <style:text-properties fo:font-size="14pt" style:font-size-asian="14pt" style:font-size-complex="14pt" fo:font-weight="bold" style:font-weight-asian="bold" style:font-weight-complex="bold"/>
    </style:style>
    <style:style style:name="T157_12" style:family="text">
      <style:text-properties fo:font-size="14pt" style:font-size-asian="14pt" style:font-size-complex="14pt" fo:font-weight="bold" style:font-weight-asian="bold" style:font-weight-complex="bold"/>
    </style:style>
    <style:style style:name="T157_13" style:family="text">
      <style:text-properties fo:font-size="14pt" style:font-size-asian="14pt" style:font-size-complex="14pt" fo:font-weight="bold" style:font-weight-asian="bold" style:font-weight-complex="bold"/>
    </style:style>
    <style:style style:name="P158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9" style:family="paragraph" style:parent-style-name="Standard">
      <style:paragraph-properties fo:break-before="auto" fo:text-indent="0cm" fo:line-height="100%" style:writing-mode="lr-tb"/>
    </style:style>
    <style:style style:name="T159_1" style:family="text">
      <style:text-properties fo:font-weight="bold" style:font-weight-asian="bold" style:font-weight-complex="bold"/>
    </style:style>
    <style:style style:name="T159_2" style:family="text">
      <style:text-properties fo:font-weight="bold" style:font-weight-asian="bold" style:font-weight-complex="bold"/>
    </style:style>
    <style:style style:name="T159_3" style:family="text">
      <style:text-properties fo:font-weight="bold" style:font-weight-asian="bold" style:font-weight-complex="bold"/>
    </style:style>
    <style:style style:name="T159_4" style:family="text">
      <style:text-properties fo:font-weight="bold" style:font-weight-asian="bold" style:font-weight-complex="bold"/>
    </style:style>
    <style:style style:name="T159_5" style:family="text">
      <style:text-properties fo:font-weight="bold" style:font-weight-asian="bold" style:font-weight-complex="bold"/>
    </style:style>
    <style:style style:name="T159_6" style:family="text">
      <style:text-properties fo:font-weight="bold" style:font-weight-asian="bold" style:font-weight-complex="bold"/>
    </style:style>
    <style:style style:name="T159_7" style:family="text"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T160_129" style:family="text"/>
    <style:style style:name="T160_130" style:family="text"/>
    <style:style style:name="T160_131" style:family="text"/>
    <style:style style:name="T160_132" style:family="text"/>
    <style:style style:name="T160_133" style:family="text"/>
    <style:style style:name="T160_134" style:family="text"/>
    <style:style style:name="T160_135" style:family="text"/>
    <style:style style:name="T160_136" style:family="text"/>
    <style:style style:name="T160_137" style:family="text"/>
    <style:style style:name="T160_138" style:family="text"/>
    <style:style style:name="T160_139" style:family="text"/>
    <style:style style:name="T160_140" style:family="text"/>
    <style:style style:name="T160_141" style:family="text"/>
    <style:style style:name="T160_142" style:family="text"/>
    <style:style style:name="T160_143" style:family="text"/>
    <style:style style:name="T160_144" style:family="text"/>
    <style:style style:name="T160_145" style:family="text"/>
    <style:style style:name="T160_146" style:family="text"/>
    <style:style style:name="T160_147" style:family="text"/>
    <style:style style:name="T160_148" style:family="text"/>
    <style:style style:name="T160_149" style:family="text"/>
    <style:style style:name="T160_150" style:family="text"/>
    <style:style style:name="T160_151" style:family="text"/>
    <style:style style:name="T160_152" style:family="text"/>
    <style:style style:name="T160_153" style:family="text"/>
    <style:style style:name="T160_154" style:family="text"/>
    <style:style style:name="T160_155" style:family="text"/>
    <style:style style:name="T160_156" style:family="text"/>
    <style:style style:name="T160_157" style:family="text"/>
    <style:style style:name="T160_158" style:family="text"/>
    <style:style style:name="T160_159" style:family="text"/>
    <style:style style:name="T160_160" style:family="text"/>
    <style:style style:name="T160_161" style:family="text"/>
    <style:style style:name="T160_162" style:family="text"/>
    <style:style style:name="T160_163" style:family="text"/>
    <style:style style:name="T160_164" style:family="text"/>
    <style:style style:name="T160_165" style:family="text"/>
    <style:style style:name="T160_166" style:family="text"/>
    <style:style style:name="T160_167" style:family="text"/>
    <style:style style:name="T160_168" style:family="text"/>
    <style:style style:name="T160_169" style:family="text"/>
    <style:style style:name="T160_170" style:family="text"/>
    <style:style style:name="T160_171" style:family="text"/>
    <style:style style:name="T160_172" style:family="text"/>
    <style:style style:name="T160_173" style:family="text"/>
    <style:style style:name="T160_174" style:family="text"/>
    <style:style style:name="T160_175" style:family="text"/>
    <style:style style:name="T160_176" style:family="text"/>
    <style:style style:name="T160_177" style:family="text"/>
    <style:style style:name="T160_178" style:family="text"/>
    <style:style style:name="T160_179" style:family="text"/>
    <style:style style:name="T160_180" style:family="text"/>
    <style:style style:name="T160_181" style:family="text"/>
    <style:style style:name="T160_182" style:family="text"/>
    <style:style style:name="T160_183" style:family="text"/>
    <style:style style:name="T160_184" style:family="text"/>
    <style:style style:name="T160_185" style:family="text"/>
    <style:style style:name="T160_186" style:family="text"/>
    <style:style style:name="T160_187" style:family="text"/>
    <style:style style:name="T160_188" style:family="text"/>
    <style:style style:name="T160_189" style:family="text"/>
    <style:style style:name="T160_190" style:family="text"/>
    <style:style style:name="P16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62" style:family="paragraph" style:parent-style-name="Standard">
      <style:paragraph-properties fo:break-before="auto" fo:text-indent="0cm" fo:line-height="100%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T162_3" style:family="text">
      <style:text-properties fo:font-weight="bold" style:font-weight-asian="bold" style:font-weight-complex="bold"/>
    </style:style>
    <style:style style:name="T162_4" style:family="text">
      <style:text-properties fo:font-weight="bold" style:font-weight-asian="bold" style:font-weight-complex="bold"/>
    </style:style>
    <style:style style:name="T162_5" style:family="text">
      <style:text-properties fo:font-weight="bold" style:font-weight-asian="bold" style:font-weight-complex="bold"/>
    </style:style>
    <style:style style:name="T162_6" style:family="text">
      <style:text-properties fo:font-weight="bold" style:font-weight-asian="bold" style:font-weight-complex="bold"/>
    </style:style>
    <style:style style:name="T162_7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P16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65" style:family="paragraph" style:parent-style-name="Standard">
      <style:paragraph-properties fo:break-before="auto" fo:text-indent="0cm" fo:line-height="100%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P16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P16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68" style:family="paragraph" style:parent-style-name="Standard">
      <style:paragraph-properties fo:break-before="auto" fo:text-indent="0cm" fo:line-height="100%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T168_3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P17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71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71_1" style:family="text">
      <style:text-properties fo:font-size="14pt" style:font-size-asian="14pt" style:font-size-complex="14pt" fo:font-weight="bold" style:font-weight-asian="bold" style:font-weight-complex="bold"/>
    </style:style>
    <style:style style:name="T171_2" style:family="text">
      <style:text-properties fo:font-size="14pt" style:font-size-asian="14pt" style:font-size-complex="14pt" fo:font-weight="bold" style:font-weight-asian="bold" style:font-weight-complex="bold"/>
    </style:style>
    <style:style style:name="T171_3" style:family="text">
      <style:text-properties fo:font-size="14pt" style:font-size-asian="14pt" style:font-size-complex="14pt" fo:font-weight="bold" style:font-weight-asian="bold" style:font-weight-complex="bold"/>
    </style:style>
    <style:style style:name="T171_4" style:family="text">
      <style:text-properties fo:font-size="14pt" style:font-size-asian="14pt" style:font-size-complex="14pt" fo:font-weight="bold" style:font-weight-asian="bold" style:font-weight-complex="bold"/>
    </style:style>
    <style:style style:name="T171_5" style:family="text">
      <style:text-properties fo:font-size="14pt" style:font-size-asian="14pt" style:font-size-complex="14pt" fo:font-weight="bold" style:font-weight-asian="bold" style:font-weight-complex="bold"/>
    </style:style>
    <style:style style:name="T171_6" style:family="text">
      <style:text-properties fo:font-size="14pt" style:font-size-asian="14pt" style:font-size-complex="14pt" fo:font-weight="bold" style:font-weight-asian="bold" style:font-weight-complex="bold"/>
    </style:style>
    <style:style style:name="T171_7" style:family="text">
      <style:text-properties fo:font-size="14pt" style:font-size-asian="14pt" style:font-size-complex="14pt" fo:font-weight="bold" style:font-weight-asian="bold" style:font-weight-complex="bold"/>
    </style:style>
    <style:style style:name="T171_8" style:family="text">
      <style:text-properties fo:font-size="14pt" style:font-size-asian="14pt" style:font-size-complex="14pt" fo:font-weight="bold" style:font-weight-asian="bold" style:font-weight-complex="bold"/>
    </style:style>
    <style:style style:name="T171_9" style:family="text">
      <style:text-properties fo:font-size="14pt" style:font-size-asian="14pt" style:font-size-complex="14pt" fo:font-weight="bold" style:font-weight-asian="bold" style:font-weight-complex="bold"/>
    </style:style>
    <style:style style:name="T171_10" style:family="text">
      <style:text-properties fo:font-size="14pt" style:font-size-asian="14pt" style:font-size-complex="14pt" fo:font-weight="bold" style:font-weight-asian="bold" style:font-weight-complex="bold"/>
    </style:style>
    <style:style style:name="T171_11" style:family="text">
      <style:text-properties fo:font-size="14pt" style:font-size-asian="14pt" style:font-size-complex="14pt" fo:font-weight="bold" style:font-weight-asian="bold" style:font-weight-complex="bold"/>
    </style:style>
    <style:style style:name="P172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3" style:family="paragraph" style:parent-style-name="Standard">
      <style:paragraph-properties fo:break-before="auto" fo:text-indent="0cm" fo:line-height="100%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>
      <style:text-properties fo:font-weight="bold" style:font-weight-asian="bold" style:font-weight-complex="bold"/>
    </style:style>
    <style:style style:name="T173_4" style:family="text">
      <style:text-properties fo:font-weight="bold" style:font-weight-asian="bold" style:font-weight-complex="bold"/>
    </style:style>
    <style:style style:name="T173_5" style:family="text">
      <style:text-properties fo:font-weight="bold" style:font-weight-asian="bold" style:font-weight-complex="bold"/>
    </style:style>
    <style:style style:name="T173_6" style:family="text">
      <style:text-properties fo:font-weight="bold" style:font-weight-asian="bold" style:font-weight-complex="bold"/>
    </style:style>
    <style:style style:name="T173_7" style:family="text">
      <style:text-properties fo:font-weight="bold" style:font-weight-asian="bold" style:font-weight-complex="bold"/>
    </style:style>
    <style:style style:name="T173_8" style:family="text">
      <style:text-properties fo:font-weight="bold" style:font-weight-asian="bold" style:font-weight-complex="bold"/>
    </style:style>
    <style:style style:name="T173_9" style:family="text"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P17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P17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P177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P17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P17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80" style:family="paragraph" style:parent-style-name="Standard">
      <style:paragraph-properties fo:break-before="auto" fo:text-indent="0cm" fo:line-height="100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T180_4" style:family="text">
      <style:text-properties fo:font-weight="bold" style:font-weight-asian="bold" style:font-weight-complex="bold"/>
    </style:style>
    <style:style style:name="T180_5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/>
    <style:style style:name="T181_81" style:family="text"/>
    <style:style style:name="T181_82" style:family="text"/>
    <style:style style:name="T181_83" style:family="text"/>
    <style:style style:name="T181_84" style:family="text"/>
    <style:style style:name="T181_85" style:family="text"/>
    <style:style style:name="T181_86" style:family="text"/>
    <style:style style:name="T181_87" style:family="text"/>
    <style:style style:name="T181_88" style:family="text"/>
    <style:style style:name="P18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83" style:family="paragraph" style:parent-style-name="Standard">
      <style:paragraph-properties fo:break-before="auto" fo:text-indent="0cm" fo:line-height="100%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T183_6" style:family="text">
      <style:text-properties fo:font-weight="bold" style:font-weight-asian="bold" style:font-weight-complex="bold"/>
    </style:style>
    <style:style style:name="T183_7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T184_109" style:family="text"/>
    <style:style style:name="T184_110" style:family="text"/>
    <style:style style:name="T184_111" style:family="text"/>
    <style:style style:name="T184_112" style:family="text"/>
    <style:style style:name="T184_113" style:family="text"/>
    <style:style style:name="T184_114" style:family="text"/>
    <style:style style:name="T184_115" style:family="text"/>
    <style:style style:name="T184_116" style:family="text"/>
    <style:style style:name="T184_117" style:family="text"/>
    <style:style style:name="T184_118" style:family="text"/>
    <style:style style:name="T184_119" style:family="text"/>
    <style:style style:name="T184_120" style:family="text"/>
    <style:style style:name="T184_121" style:family="text"/>
    <style:style style:name="T184_122" style:family="text"/>
    <style:style style:name="T184_123" style:family="text"/>
    <style:style style:name="T184_124" style:family="text"/>
    <style:style style:name="T184_125" style:family="text"/>
    <style:style style:name="T184_126" style:family="text"/>
    <style:style style:name="T184_127" style:family="text"/>
    <style:style style:name="T184_128" style:family="text"/>
    <style:style style:name="T184_129" style:family="text"/>
    <style:style style:name="T184_130" style:family="text"/>
    <style:style style:name="T184_131" style:family="text"/>
    <style:style style:name="T184_132" style:family="text"/>
    <style:style style:name="P18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86" style:family="paragraph" style:parent-style-name="Standard">
      <style:paragraph-properties fo:break-before="auto" fo:text-indent="0cm" fo:line-height="100%" style:writing-mode="lr-tb"/>
    </style:style>
    <style:style style:name="T186_1" style:family="text">
      <style:text-properties fo:font-weight="bold" style:font-weight-asian="bold" style:font-weight-complex="bold"/>
    </style:style>
    <style:style style:name="T186_2" style:family="text">
      <style:text-properties fo:font-weight="bold" style:font-weight-asian="bold" style:font-weight-complex="bold"/>
    </style:style>
    <style:style style:name="T186_3" style:family="text">
      <style:text-properties fo:font-weight="bold" style:font-weight-asian="bold" style:font-weight-complex="bold"/>
    </style:style>
    <style:style style:name="T186_4" style:family="text">
      <style:text-properties fo:font-weight="bold" style:font-weight-asian="bold" style:font-weight-complex="bold"/>
    </style:style>
    <style:style style:name="T186_5" style:family="text">
      <style:text-properties fo:font-weight="bold" style:font-weight-asian="bold" style:font-weight-complex="bold"/>
    </style:style>
    <style:style style:name="T186_6" style:family="text">
      <style:text-properties fo:font-weight="bold" style:font-weight-asian="bold" style:font-weight-complex="bold"/>
    </style:style>
    <style:style style:name="T186_7" style:family="text">
      <style:text-properties fo:font-weight="bold" style:font-weight-asian="bold" style:font-weight-complex="bold"/>
    </style:style>
    <style:style style:name="T186_8" style:family="text">
      <style:text-properties fo:font-weight="bold" style:font-weight-asian="bold" style:font-weight-complex="bold"/>
    </style:style>
    <style:style style:name="T186_9" style:family="text">
      <style:text-properties fo:font-weight="bold" style:font-weight-asian="bold" style:font-weight-complex="bold"/>
    </style:style>
    <style:style style:name="T186_10" style:family="text">
      <style:text-properties fo:font-weight="bold" style:font-weight-asian="bold" style:font-weight-complex="bold"/>
    </style:style>
    <style:style style:name="T186_11" style:family="text">
      <style:text-properties fo:font-weight="bold" style:font-weight-asian="bold" style:font-weight-complex="bold"/>
    </style:style>
    <style:style style:name="T186_12" style:family="text">
      <style:text-properties fo:font-weight="bold" style:font-weight-asian="bold" style:font-weight-complex="bold"/>
    </style:style>
    <style:style style:name="T186_13" style:family="text">
      <style:text-properties fo:font-weight="bold" style:font-weight-asian="bold" style:font-weight-complex="bold"/>
    </style:style>
    <style:style style:name="T186_14" style:family="text">
      <style:text-properties fo:font-weight="bold" style:font-weight-asian="bold" style:font-weight-complex="bold"/>
    </style:style>
    <style:style style:name="T186_15" style:family="text">
      <style:text-properties fo:font-weight="bold" style:font-weight-asian="bold" style:font-weight-complex="bold"/>
    </style:style>
    <style:style style:name="P18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P18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89" style:family="paragraph" style:parent-style-name="Standard">
      <style:paragraph-properties fo:break-before="auto" fo:text-indent="0cm" fo:line-height="100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T189_4" style:family="text">
      <style:text-properties fo:font-weight="bold" style:font-weight-asian="bold" style:font-weight-complex="bold"/>
    </style:style>
    <style:style style:name="T189_5" style:family="text">
      <style:text-properties fo:font-weight="bold" style:font-weight-asian="bold" style:font-weight-complex="bold"/>
    </style:style>
    <style:style style:name="P19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T190_71" style:family="text"/>
    <style:style style:name="T190_72" style:family="text"/>
    <style:style style:name="T190_73" style:family="text"/>
    <style:style style:name="T190_74" style:family="text"/>
    <style:style style:name="T190_75" style:family="text"/>
    <style:style style:name="T190_76" style:family="text"/>
    <style:style style:name="T190_77" style:family="text"/>
    <style:style style:name="T190_78" style:family="text"/>
    <style:style style:name="T190_79" style:family="text"/>
    <style:style style:name="T190_80" style:family="text"/>
    <style:style style:name="T190_81" style:family="text"/>
    <style:style style:name="T190_82" style:family="text"/>
    <style:style style:name="T190_83" style:family="text"/>
    <style:style style:name="T190_84" style:family="text"/>
    <style:style style:name="T190_85" style:family="text"/>
    <style:style style:name="T190_86" style:family="text"/>
    <style:style style:name="T190_87" style:family="text"/>
    <style:style style:name="T190_88" style:family="text"/>
    <style:style style:name="T190_89" style:family="text"/>
    <style:style style:name="T190_90" style:family="text"/>
    <style:style style:name="P19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92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2_1" style:family="text">
      <style:text-properties fo:font-size="14pt" style:font-size-asian="14pt" style:font-size-complex="14pt" fo:font-weight="bold" style:font-weight-asian="bold" style:font-weight-complex="bold"/>
    </style:style>
    <style:style style:name="T192_2" style:family="text">
      <style:text-properties fo:font-size="14pt" style:font-size-asian="14pt" style:font-size-complex="14pt" fo:font-weight="bold" style:font-weight-asian="bold" style:font-weight-complex="bold"/>
    </style:style>
    <style:style style:name="T192_3" style:family="text">
      <style:text-properties fo:font-size="14pt" style:font-size-asian="14pt" style:font-size-complex="14pt" fo:font-weight="bold" style:font-weight-asian="bold" style:font-weight-complex="bold"/>
    </style:style>
    <style:style style:name="T192_4" style:family="text">
      <style:text-properties fo:font-size="14pt" style:font-size-asian="14pt" style:font-size-complex="14pt" fo:font-weight="bold" style:font-weight-asian="bold" style:font-weight-complex="bold"/>
    </style:style>
    <style:style style:name="T192_5" style:family="text">
      <style:text-properties fo:font-size="14pt" style:font-size-asian="14pt" style:font-size-complex="14pt" fo:font-weight="bold" style:font-weight-asian="bold" style:font-weight-complex="bold"/>
    </style:style>
    <style:style style:name="T192_6" style:family="text">
      <style:text-properties fo:font-size="14pt" style:font-size-asian="14pt" style:font-size-complex="14pt" fo:font-weight="bold" style:font-weight-asian="bold" style:font-weight-complex="bold"/>
    </style:style>
    <style:style style:name="T192_7" style:family="text">
      <style:text-properties fo:font-size="14pt" style:font-size-asian="14pt" style:font-size-complex="14pt" fo:font-weight="bold" style:font-weight-asian="bold" style:font-weight-complex="bold"/>
    </style:style>
    <style:style style:name="T192_8" style:family="text">
      <style:text-properties fo:font-size="14pt" style:font-size-asian="14pt" style:font-size-complex="14pt" fo:font-weight="bold" style:font-weight-asian="bold" style:font-weight-complex="bold"/>
    </style:style>
    <style:style style:name="T192_9" style:family="text">
      <style:text-properties fo:font-size="14pt" style:font-size-asian="14pt" style:font-size-complex="14pt" fo:font-weight="bold" style:font-weight-asian="bold" style:font-weight-complex="bold"/>
    </style:style>
    <style:style style:name="T192_10" style:family="text">
      <style:text-properties fo:font-size="14pt" style:font-size-asian="14pt" style:font-size-complex="14pt" fo:font-weight="bold" style:font-weight-asian="bold" style:font-weight-complex="bold"/>
    </style:style>
    <style:style style:name="T192_11" style:family="text">
      <style:text-properties fo:font-size="14pt" style:font-size-asian="14pt" style:font-size-complex="14pt" fo:font-weight="bold" style:font-weight-asian="bold" style:font-weight-complex="bold"/>
    </style:style>
    <style:style style:name="P193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4" style:family="paragraph" style:parent-style-name="Standard">
      <style:paragraph-properties fo:break-before="auto" fo:text-indent="0cm" fo:line-height="100%" style:writing-mode="lr-tb"/>
    </style:style>
    <style:style style:name="T194_1" style:family="text">
      <style:text-properties fo:font-weight="bold" style:font-weight-asian="bold" style:font-weight-complex="bold"/>
    </style:style>
    <style:style style:name="T194_2" style:family="text">
      <style:text-properties fo:font-weight="bold" style:font-weight-asian="bold" style:font-weight-complex="bold"/>
    </style:style>
    <style:style style:name="T194_3" style:family="text">
      <style:text-properties fo:font-weight="bold" style:font-weight-asian="bold" style:font-weight-complex="bold"/>
    </style:style>
    <style:style style:name="T194_4" style:family="text">
      <style:text-properties fo:font-weight="bold" style:font-weight-asian="bold" style:font-weight-complex="bold"/>
    </style:style>
    <style:style style:name="T194_5" style:family="text">
      <style:text-properties fo:font-weight="bold" style:font-weight-asian="bold" style:font-weight-complex="bold"/>
    </style:style>
    <style:style style:name="T194_6" style:family="text">
      <style:text-properties fo:font-weight="bold" style:font-weight-asian="bold" style:font-weight-complex="bold"/>
    </style:style>
    <style:style style:name="T194_7" style:family="text">
      <style:text-properties fo:font-weight="bold" style:font-weight-asian="bold" style:font-weight-complex="bold"/>
    </style:style>
    <style:style style:name="P19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/>
    <style:style style:name="T195_73" style:family="text"/>
    <style:style style:name="T195_74" style:family="text"/>
    <style:style style:name="T195_75" style:family="text"/>
    <style:style style:name="T195_76" style:family="text"/>
    <style:style style:name="T195_77" style:family="text"/>
    <style:style style:name="T195_78" style:family="text"/>
    <style:style style:name="T195_79" style:family="text"/>
    <style:style style:name="T195_80" style:family="text"/>
    <style:style style:name="T195_81" style:family="text"/>
    <style:style style:name="T195_82" style:family="text"/>
    <style:style style:name="T195_83" style:family="text"/>
    <style:style style:name="T195_84" style:family="text"/>
    <style:style style:name="T195_85" style:family="text"/>
    <style:style style:name="T195_86" style:family="text"/>
    <style:style style:name="T195_87" style:family="text"/>
    <style:style style:name="T195_88" style:family="text"/>
    <style:style style:name="T195_89" style:family="text"/>
    <style:style style:name="T195_90" style:family="text"/>
    <style:style style:name="T195_91" style:family="text"/>
    <style:style style:name="T195_92" style:family="text"/>
    <style:style style:name="T195_93" style:family="text"/>
    <style:style style:name="T195_94" style:family="text"/>
    <style:style style:name="T195_95" style:family="text"/>
    <style:style style:name="T195_96" style:family="text"/>
    <style:style style:name="T195_97" style:family="text"/>
    <style:style style:name="T195_98" style:family="text"/>
    <style:style style:name="T195_99" style:family="text"/>
    <style:style style:name="T195_100" style:family="text"/>
    <style:style style:name="T195_101" style:family="text"/>
    <style:style style:name="T195_102" style:family="text"/>
    <style:style style:name="T195_103" style:family="text"/>
    <style:style style:name="T195_104" style:family="text"/>
    <style:style style:name="T195_105" style:family="text"/>
    <style:style style:name="T195_106" style:family="text"/>
    <style:style style:name="T195_107" style:family="text"/>
    <style:style style:name="T195_108" style:family="text"/>
    <style:style style:name="T195_109" style:family="text"/>
    <style:style style:name="T195_110" style:family="text"/>
    <style:style style:name="T195_111" style:family="text"/>
    <style:style style:name="T195_112" style:family="text"/>
    <style:style style:name="T195_113" style:family="text"/>
    <style:style style:name="T195_114" style:family="text"/>
    <style:style style:name="T195_115" style:family="text"/>
    <style:style style:name="T195_116" style:family="text"/>
    <style:style style:name="T195_117" style:family="text"/>
    <style:style style:name="T195_118" style:family="text"/>
    <style:style style:name="T195_119" style:family="text"/>
    <style:style style:name="T195_120" style:family="text"/>
    <style:style style:name="T195_121" style:family="text"/>
    <style:style style:name="T195_122" style:family="text"/>
    <style:style style:name="T195_123" style:family="text"/>
    <style:style style:name="T195_124" style:family="text"/>
    <style:style style:name="T195_125" style:family="text"/>
    <style:style style:name="T195_126" style:family="text"/>
    <style:style style:name="T195_127" style:family="text"/>
    <style:style style:name="T195_128" style:family="text"/>
    <style:style style:name="T195_129" style:family="text"/>
    <style:style style:name="T195_130" style:family="text"/>
    <style:style style:name="T195_131" style:family="text"/>
    <style:style style:name="T195_132" style:family="text"/>
    <style:style style:name="P19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/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P19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198" style:family="paragraph" style:parent-style-name="Standard">
      <style:paragraph-properties fo:break-before="auto" fo:text-indent="0cm" fo:line-height="100%" style:writing-mode="lr-tb"/>
    </style:style>
    <style:style style:name="T198_1" style:family="text">
      <style:text-properties fo:font-weight="bold" style:font-weight-asian="bold" style:font-weight-complex="bold"/>
    </style:style>
    <style:style style:name="T198_2" style:family="text">
      <style:text-properties fo:font-weight="bold" style:font-weight-asian="bold" style:font-weight-complex="bold"/>
    </style:style>
    <style:style style:name="T198_3" style:family="text">
      <style:text-properties fo:font-weight="bold" style:font-weight-asian="bold" style:font-weight-complex="bold"/>
    </style:style>
    <style:style style:name="T198_4" style:family="text">
      <style:text-properties fo:font-weight="bold" style:font-weight-asian="bold" style:font-weight-complex="bold"/>
    </style:style>
    <style:style style:name="T198_5" style:family="text">
      <style:text-properties fo:font-weight="bold" style:font-weight-asian="bold" style:font-weight-complex="bold"/>
    </style:style>
    <style:style style:name="T198_6" style:family="text">
      <style:text-properties fo:font-weight="bold" style:font-weight-asian="bold" style:font-weight-complex="bold"/>
    </style:style>
    <style:style style:name="T198_7" style:family="text">
      <style:text-properties fo:font-weight="bold" style:font-weight-asian="bold" style:font-weight-complex="bold"/>
    </style:style>
    <style:style style:name="T198_8" style:family="text">
      <style:text-properties fo:font-weight="bold" style:font-weight-asian="bold" style:font-weight-complex="bold"/>
    </style:style>
    <style:style style:name="T198_9" style:family="text">
      <style:text-properties fo:font-weight="bold" style:font-weight-asian="bold" style:font-weight-complex="bold"/>
    </style:style>
    <style:style style:name="T198_10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T199_73" style:family="text"/>
    <style:style style:name="T199_74" style:family="text"/>
    <style:style style:name="T199_75" style:family="text"/>
    <style:style style:name="T199_76" style:family="text"/>
    <style:style style:name="T199_77" style:family="text"/>
    <style:style style:name="T199_78" style:family="text"/>
    <style:style style:name="T199_79" style:family="text"/>
    <style:style style:name="T199_80" style:family="text"/>
    <style:style style:name="T199_81" style:family="text"/>
    <style:style style:name="T199_82" style:family="text"/>
    <style:style style:name="T199_83" style:family="text"/>
    <style:style style:name="T199_84" style:family="text"/>
    <style:style style:name="T199_85" style:family="text"/>
    <style:style style:name="T199_86" style:family="text"/>
    <style:style style:name="T199_87" style:family="text"/>
    <style:style style:name="T199_88" style:family="text"/>
    <style:style style:name="T199_89" style:family="text"/>
    <style:style style:name="T199_90" style:family="text"/>
    <style:style style:name="T199_91" style:family="text"/>
    <style:style style:name="T199_92" style:family="text"/>
    <style:style style:name="T199_93" style:family="text"/>
    <style:style style:name="T199_94" style:family="text"/>
    <style:style style:name="T199_95" style:family="text"/>
    <style:style style:name="T199_96" style:family="text"/>
    <style:style style:name="T199_97" style:family="text"/>
    <style:style style:name="T199_98" style:family="text"/>
    <style:style style:name="T199_99" style:family="text"/>
    <style:style style:name="T199_100" style:family="text"/>
    <style:style style:name="T199_101" style:family="text"/>
    <style:style style:name="T199_102" style:family="text"/>
    <style:style style:name="T199_103" style:family="text"/>
    <style:style style:name="T199_104" style:family="text"/>
    <style:style style:name="T199_105" style:family="text"/>
    <style:style style:name="T199_106" style:family="text"/>
    <style:style style:name="T199_107" style:family="text"/>
    <style:style style:name="T199_108" style:family="text"/>
    <style:style style:name="T199_109" style:family="text"/>
    <style:style style:name="T199_110" style:family="text"/>
    <style:style style:name="T199_111" style:family="text"/>
    <style:style style:name="T199_112" style:family="text"/>
    <style:style style:name="T199_113" style:family="text"/>
    <style:style style:name="T199_114" style:family="text"/>
    <style:style style:name="T199_115" style:family="text"/>
    <style:style style:name="T199_116" style:family="text"/>
    <style:style style:name="T199_117" style:family="text"/>
    <style:style style:name="T199_118" style:family="text"/>
    <style:style style:name="P20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01" style:family="paragraph" style:parent-style-name="Standard">
      <style:paragraph-properties fo:break-before="auto" fo:text-indent="0cm" fo:line-height="100%" style:writing-mode="lr-tb"/>
    </style:style>
    <style:style style:name="T201_1" style:family="text">
      <style:text-properties fo:font-weight="bold" style:font-weight-asian="bold" style:font-weight-complex="bold"/>
    </style:style>
    <style:style style:name="T201_2" style:family="text">
      <style:text-properties fo:font-weight="bold" style:font-weight-asian="bold" style:font-weight-complex="bold"/>
    </style:style>
    <style:style style:name="T201_3" style:family="text">
      <style:text-properties fo:font-weight="bold" style:font-weight-asian="bold" style:font-weight-complex="bold"/>
    </style:style>
    <style:style style:name="T201_4" style:family="text">
      <style:text-properties fo:font-weight="bold" style:font-weight-asian="bold" style:font-weight-complex="bold"/>
    </style:style>
    <style:style style:name="T201_5" style:family="text">
      <style:text-properties fo:font-weight="bold" style:font-weight-asian="bold" style:font-weight-complex="bold"/>
    </style:style>
    <style:style style:name="T201_6" style:family="text">
      <style:text-properties fo:font-weight="bold" style:font-weight-asian="bold" style:font-weight-complex="bold"/>
    </style:style>
    <style:style style:name="T201_7" style:family="text">
      <style:text-properties fo:font-weight="bold" style:font-weight-asian="bold" style:font-weight-complex="bold"/>
    </style:style>
    <style:style style:name="P20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T202_59" style:family="text"/>
    <style:style style:name="T202_60" style:family="text"/>
    <style:style style:name="T202_61" style:family="text"/>
    <style:style style:name="T202_62" style:family="text"/>
    <style:style style:name="T202_63" style:family="text"/>
    <style:style style:name="T202_64" style:family="text"/>
    <style:style style:name="T202_65" style:family="text"/>
    <style:style style:name="T202_66" style:family="text"/>
    <style:style style:name="T202_67" style:family="text"/>
    <style:style style:name="T202_68" style:family="text"/>
    <style:style style:name="T202_69" style:family="text"/>
    <style:style style:name="T202_70" style:family="text"/>
    <style:style style:name="T202_71" style:family="text"/>
    <style:style style:name="T202_72" style:family="text"/>
    <style:style style:name="T202_73" style:family="text"/>
    <style:style style:name="T202_74" style:family="text"/>
    <style:style style:name="T202_75" style:family="text"/>
    <style:style style:name="T202_76" style:family="text"/>
    <style:style style:name="T202_77" style:family="text"/>
    <style:style style:name="T202_78" style:family="text"/>
    <style:style style:name="T202_79" style:family="text"/>
    <style:style style:name="T202_80" style:family="text"/>
    <style:style style:name="T202_81" style:family="text"/>
    <style:style style:name="T202_82" style:family="text"/>
    <style:style style:name="T202_83" style:family="text"/>
    <style:style style:name="T202_84" style:family="text"/>
    <style:style style:name="T202_85" style:family="text"/>
    <style:style style:name="T202_86" style:family="text"/>
    <style:style style:name="T202_87" style:family="text"/>
    <style:style style:name="T202_88" style:family="text"/>
    <style:style style:name="T202_89" style:family="text"/>
    <style:style style:name="T202_90" style:family="text"/>
    <style:style style:name="T202_91" style:family="text"/>
    <style:style style:name="T202_92" style:family="text"/>
    <style:style style:name="T202_93" style:family="text"/>
    <style:style style:name="T202_94" style:family="text"/>
    <style:style style:name="T202_95" style:family="text"/>
    <style:style style:name="T202_96" style:family="text"/>
    <style:style style:name="T202_97" style:family="text"/>
    <style:style style:name="T202_98" style:family="text"/>
    <style:style style:name="T202_99" style:family="text"/>
    <style:style style:name="T202_100" style:family="text"/>
    <style:style style:name="T202_101" style:family="text"/>
    <style:style style:name="T202_102" style:family="text"/>
    <style:style style:name="T202_103" style:family="text"/>
    <style:style style:name="T202_104" style:family="text"/>
    <style:style style:name="T202_105" style:family="text"/>
    <style:style style:name="T202_106" style:family="text"/>
    <style:style style:name="T202_107" style:family="text"/>
    <style:style style:name="T202_108" style:family="text"/>
    <style:style style:name="T202_109" style:family="text"/>
    <style:style style:name="T202_110" style:family="text"/>
    <style:style style:name="T202_111" style:family="text"/>
    <style:style style:name="T202_112" style:family="text"/>
    <style:style style:name="T202_113" style:family="text"/>
    <style:style style:name="T202_114" style:family="text"/>
    <style:style style:name="T202_115" style:family="text"/>
    <style:style style:name="T202_116" style:family="text"/>
    <style:style style:name="T202_117" style:family="text"/>
    <style:style style:name="T202_118" style:family="text"/>
    <style:style style:name="T202_119" style:family="text"/>
    <style:style style:name="T202_120" style:family="text"/>
    <style:style style:name="T202_121" style:family="text"/>
    <style:style style:name="T202_122" style:family="text"/>
    <style:style style:name="T202_123" style:family="text"/>
    <style:style style:name="T202_124" style:family="text"/>
    <style:style style:name="T202_125" style:family="text"/>
    <style:style style:name="T202_126" style:family="text"/>
    <style:style style:name="T202_127" style:family="text"/>
    <style:style style:name="T202_128" style:family="text"/>
    <style:style style:name="T202_129" style:family="text"/>
    <style:style style:name="T202_130" style:family="text"/>
    <style:style style:name="T202_131" style:family="text"/>
    <style:style style:name="T202_132" style:family="text"/>
    <style:style style:name="T202_133" style:family="text"/>
    <style:style style:name="T202_134" style:family="text"/>
    <style:style style:name="T202_135" style:family="text"/>
    <style:style style:name="T202_136" style:family="text"/>
    <style:style style:name="T202_137" style:family="text"/>
    <style:style style:name="T202_138" style:family="text"/>
    <style:style style:name="T202_139" style:family="text"/>
    <style:style style:name="T202_140" style:family="text"/>
    <style:style style:name="T202_141" style:family="text"/>
    <style:style style:name="T202_142" style:family="text"/>
    <style:style style:name="T202_143" style:family="text"/>
    <style:style style:name="T202_144" style:family="text"/>
    <style:style style:name="T202_145" style:family="text"/>
    <style:style style:name="T202_146" style:family="text"/>
    <style:style style:name="T202_147" style:family="text"/>
    <style:style style:name="T202_148" style:family="text"/>
    <style:style style:name="T202_149" style:family="text"/>
    <style:style style:name="T202_150" style:family="text"/>
    <style:style style:name="T202_151" style:family="text"/>
    <style:style style:name="T202_152" style:family="text"/>
    <style:style style:name="T202_153" style:family="text"/>
    <style:style style:name="T202_154" style:family="text"/>
    <style:style style:name="T202_155" style:family="text"/>
    <style:style style:name="T202_156" style:family="text"/>
    <style:style style:name="T202_157" style:family="text"/>
    <style:style style:name="T202_158" style:family="text"/>
    <style:style style:name="P20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04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04_1" style:family="text">
      <style:text-properties fo:font-size="14pt" style:font-size-asian="14pt" style:font-size-complex="14pt" fo:font-weight="bold" style:font-weight-asian="bold" style:font-weight-complex="bold"/>
    </style:style>
    <style:style style:name="T204_2" style:family="text">
      <style:text-properties fo:font-size="14pt" style:font-size-asian="14pt" style:font-size-complex="14pt" fo:font-weight="bold" style:font-weight-asian="bold" style:font-weight-complex="bold"/>
    </style:style>
    <style:style style:name="T204_3" style:family="text">
      <style:text-properties fo:font-size="14pt" style:font-size-asian="14pt" style:font-size-complex="14pt" fo:font-weight="bold" style:font-weight-asian="bold" style:font-weight-complex="bold"/>
    </style:style>
    <style:style style:name="T204_4" style:family="text">
      <style:text-properties fo:font-size="14pt" style:font-size-asian="14pt" style:font-size-complex="14pt" fo:font-weight="bold" style:font-weight-asian="bold" style:font-weight-complex="bold"/>
    </style:style>
    <style:style style:name="T204_5" style:family="text">
      <style:text-properties fo:font-size="14pt" style:font-size-asian="14pt" style:font-size-complex="14pt" fo:font-weight="bold" style:font-weight-asian="bold" style:font-weight-complex="bold"/>
    </style:style>
    <style:style style:name="T204_6" style:family="text">
      <style:text-properties fo:font-size="14pt" style:font-size-asian="14pt" style:font-size-complex="14pt" fo:font-weight="bold" style:font-weight-asian="bold" style:font-weight-complex="bold"/>
    </style:style>
    <style:style style:name="T204_7" style:family="text">
      <style:text-properties fo:font-size="14pt" style:font-size-asian="14pt" style:font-size-complex="14pt" fo:font-weight="bold" style:font-weight-asian="bold" style:font-weight-complex="bold"/>
    </style:style>
    <style:style style:name="T204_8" style:family="text">
      <style:text-properties fo:font-size="14pt" style:font-size-asian="14pt" style:font-size-complex="14pt" fo:font-weight="bold" style:font-weight-asian="bold" style:font-weight-complex="bold"/>
    </style:style>
    <style:style style:name="T204_9" style:family="text">
      <style:text-properties fo:font-size="14pt" style:font-size-asian="14pt" style:font-size-complex="14pt" fo:font-weight="bold" style:font-weight-asian="bold" style:font-weight-complex="bold"/>
    </style:style>
    <style:style style:name="T204_10" style:family="text">
      <style:text-properties fo:font-size="14pt" style:font-size-asian="14pt" style:font-size-complex="14pt" fo:font-weight="bold" style:font-weight-asian="bold" style:font-weight-complex="bold"/>
    </style:style>
    <style:style style:name="T204_11" style:family="text">
      <style:text-properties fo:font-size="14pt" style:font-size-asian="14pt" style:font-size-complex="14pt" fo:font-weight="bold" style:font-weight-asian="bold" style:font-weight-complex="bold"/>
    </style:style>
    <style:style style:name="T204_12" style:family="text">
      <style:text-properties fo:font-size="14pt" style:font-size-asian="14pt" style:font-size-complex="14pt" fo:font-weight="bold" style:font-weight-asian="bold" style:font-weight-complex="bold"/>
    </style:style>
    <style:style style:name="T204_13" style:family="text">
      <style:text-properties fo:font-size="14pt" style:font-size-asian="14pt" style:font-size-complex="14pt" fo:font-weight="bold" style:font-weight-asian="bold" style:font-weight-complex="bold"/>
    </style:style>
    <style:style style:name="T204_14" style:family="text">
      <style:text-properties fo:font-size="14pt" style:font-size-asian="14pt" style:font-size-complex="14pt" fo:font-weight="bold" style:font-weight-asian="bold" style:font-weight-complex="bold"/>
    </style:style>
    <style:style style:name="T204_15" style:family="text">
      <style:text-properties fo:font-size="14pt" style:font-size-asian="14pt" style:font-size-complex="14pt" fo:font-weight="bold" style:font-weight-asian="bold" style:font-weight-complex="bold"/>
    </style:style>
    <style:style style:name="P205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6" style:family="paragraph" style:parent-style-name="Standard">
      <style:paragraph-properties fo:break-before="auto" fo:text-indent="0cm" fo:line-height="100%" style:writing-mode="lr-tb"/>
    </style:style>
    <style:style style:name="T206_1" style:family="text">
      <style:text-properties fo:font-weight="bold" style:font-weight-asian="bold" style:font-weight-complex="bold"/>
    </style:style>
    <style:style style:name="T206_2" style:family="text">
      <style:text-properties fo:font-weight="bold" style:font-weight-asian="bold" style:font-weight-complex="bold"/>
    </style:style>
    <style:style style:name="T206_3" style:family="text">
      <style:text-properties fo:font-weight="bold" style:font-weight-asian="bold" style:font-weight-complex="bold"/>
    </style:style>
    <style:style style:name="T206_4" style:family="text">
      <style:text-properties fo:font-weight="bold" style:font-weight-asian="bold" style:font-weight-complex="bold"/>
    </style:style>
    <style:style style:name="T206_5" style:family="text">
      <style:text-properties fo:font-weight="bold" style:font-weight-asian="bold" style:font-weight-complex="bold"/>
    </style:style>
    <style:style style:name="T206_6" style:family="text">
      <style:text-properties fo:font-weight="bold" style:font-weight-asian="bold" style:font-weight-complex="bold"/>
    </style:style>
    <style:style style:name="T206_7" style:family="text">
      <style:text-properties fo:font-weight="bold" style:font-weight-asian="bold" style:font-weight-complex="bold"/>
    </style:style>
    <style:style style:name="T206_8" style:family="text">
      <style:text-properties fo:font-weight="bold" style:font-weight-asian="bold" style:font-weight-complex="bold"/>
    </style:style>
    <style:style style:name="T206_9" style:family="text">
      <style:text-properties fo:font-weight="bold" style:font-weight-asian="bold" style:font-weight-complex="bold"/>
    </style:style>
    <style:style style:name="T206_10" style:family="text">
      <style:text-properties fo:font-weight="bold" style:font-weight-asian="bold" style:font-weight-complex="bold"/>
    </style:style>
    <style:style style:name="T206_11" style:family="text">
      <style:text-properties fo:font-weight="bold" style:font-weight-asian="bold" style:font-weight-complex="bold"/>
    </style:style>
    <style:style style:name="T206_12" style:family="text">
      <style:text-properties fo:font-weight="bold" style:font-weight-asian="bold" style:font-weight-complex="bold"/>
    </style:style>
    <style:style style:name="T206_13" style:family="text">
      <style:text-properties fo:font-weight="bold" style:font-weight-asian="bold" style:font-weight-complex="bold"/>
    </style:style>
    <style:style style:name="P20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T207_83" style:family="text"/>
    <style:style style:name="T207_84" style:family="text"/>
    <style:style style:name="T207_85" style:family="text"/>
    <style:style style:name="T207_86" style:family="text"/>
    <style:style style:name="T207_87" style:family="text"/>
    <style:style style:name="T207_88" style:family="text"/>
    <style:style style:name="T207_89" style:family="text"/>
    <style:style style:name="T207_90" style:family="text"/>
    <style:style style:name="T207_91" style:family="text"/>
    <style:style style:name="T207_92" style:family="text"/>
    <style:style style:name="T207_93" style:family="text"/>
    <style:style style:name="T207_94" style:family="text"/>
    <style:style style:name="T207_95" style:family="text"/>
    <style:style style:name="T207_96" style:family="text"/>
    <style:style style:name="T207_97" style:family="text"/>
    <style:style style:name="T207_98" style:family="text"/>
    <style:style style:name="T207_99" style:family="text"/>
    <style:style style:name="T207_100" style:family="text"/>
    <style:style style:name="T207_101" style:family="text"/>
    <style:style style:name="T207_102" style:family="text"/>
    <style:style style:name="T207_103" style:family="text"/>
    <style:style style:name="T207_104" style:family="text"/>
    <style:style style:name="T207_105" style:family="text"/>
    <style:style style:name="T207_106" style:family="text"/>
    <style:style style:name="T207_107" style:family="text"/>
    <style:style style:name="T207_108" style:family="text"/>
    <style:style style:name="T207_109" style:family="text"/>
    <style:style style:name="T207_110" style:family="text"/>
    <style:style style:name="T207_111" style:family="text"/>
    <style:style style:name="T207_112" style:family="text"/>
    <style:style style:name="T207_113" style:family="text"/>
    <style:style style:name="T207_114" style:family="text"/>
    <style:style style:name="T207_115" style:family="text"/>
    <style:style style:name="T207_116" style:family="text"/>
    <style:style style:name="T207_117" style:family="text"/>
    <style:style style:name="T207_118" style:family="text"/>
    <style:style style:name="T207_119" style:family="text"/>
    <style:style style:name="T207_120" style:family="text"/>
    <style:style style:name="T207_121" style:family="text"/>
    <style:style style:name="T207_122" style:family="text"/>
    <style:style style:name="T207_123" style:family="text"/>
    <style:style style:name="T207_124" style:family="text"/>
    <style:style style:name="T207_125" style:family="text"/>
    <style:style style:name="T207_126" style:family="text"/>
    <style:style style:name="T207_127" style:family="text"/>
    <style:style style:name="T207_128" style:family="text"/>
    <style:style style:name="T207_129" style:family="text"/>
    <style:style style:name="T207_130" style:family="text"/>
    <style:style style:name="T207_131" style:family="text"/>
    <style:style style:name="T207_132" style:family="text"/>
    <style:style style:name="T207_133" style:family="text"/>
    <style:style style:name="T207_134" style:family="text"/>
    <style:style style:name="T207_135" style:family="text"/>
    <style:style style:name="T207_136" style:family="text"/>
    <style:style style:name="T207_137" style:family="text"/>
    <style:style style:name="T207_138" style:family="text"/>
    <style:style style:name="T207_139" style:family="text"/>
    <style:style style:name="T207_140" style:family="text"/>
    <style:style style:name="T207_141" style:family="text"/>
    <style:style style:name="T207_142" style:family="text"/>
    <style:style style:name="T207_143" style:family="text"/>
    <style:style style:name="T207_144" style:family="text"/>
    <style:style style:name="T207_145" style:family="text"/>
    <style:style style:name="T207_146" style:family="text"/>
    <style:style style:name="T207_147" style:family="text"/>
    <style:style style:name="T207_148" style:family="text"/>
    <style:style style:name="T207_149" style:family="text"/>
    <style:style style:name="T207_150" style:family="text"/>
    <style:style style:name="T207_151" style:family="text"/>
    <style:style style:name="T207_152" style:family="text"/>
    <style:style style:name="T207_153" style:family="text"/>
    <style:style style:name="T207_154" style:family="text"/>
    <style:style style:name="T207_155" style:family="text"/>
    <style:style style:name="T207_156" style:family="text"/>
    <style:style style:name="T207_157" style:family="text"/>
    <style:style style:name="T207_158" style:family="text"/>
    <style:style style:name="T207_159" style:family="text"/>
    <style:style style:name="T207_160" style:family="text"/>
    <style:style style:name="T207_161" style:family="text"/>
    <style:style style:name="T207_162" style:family="text"/>
    <style:style style:name="T207_163" style:family="text"/>
    <style:style style:name="T207_164" style:family="text"/>
    <style:style style:name="T207_165" style:family="text"/>
    <style:style style:name="T207_166" style:family="text"/>
    <style:style style:name="T207_167" style:family="text"/>
    <style:style style:name="T207_168" style:family="text"/>
    <style:style style:name="T207_169" style:family="text"/>
    <style:style style:name="T207_170" style:family="text"/>
    <style:style style:name="T207_171" style:family="text"/>
    <style:style style:name="T207_172" style:family="text"/>
    <style:style style:name="T207_173" style:family="text"/>
    <style:style style:name="T207_174" style:family="text"/>
    <style:style style:name="T207_175" style:family="text"/>
    <style:style style:name="T207_176" style:family="text"/>
    <style:style style:name="T207_177" style:family="text"/>
    <style:style style:name="T207_178" style:family="text"/>
    <style:style style:name="T207_179" style:family="text"/>
    <style:style style:name="T207_180" style:family="text"/>
    <style:style style:name="T207_181" style:family="text"/>
    <style:style style:name="T207_182" style:family="text"/>
    <style:style style:name="T207_183" style:family="text"/>
    <style:style style:name="T207_184" style:family="text"/>
    <style:style style:name="T207_185" style:family="text"/>
    <style:style style:name="T207_186" style:family="text"/>
    <style:style style:name="T207_187" style:family="text"/>
    <style:style style:name="T207_188" style:family="text"/>
    <style:style style:name="T207_189" style:family="text"/>
    <style:style style:name="T207_190" style:family="text"/>
    <style:style style:name="T207_191" style:family="text"/>
    <style:style style:name="T207_192" style:family="text"/>
    <style:style style:name="T207_193" style:family="text"/>
    <style:style style:name="T207_194" style:family="text"/>
    <style:style style:name="T207_195" style:family="text"/>
    <style:style style:name="T207_196" style:family="text"/>
    <style:style style:name="T207_197" style:family="text"/>
    <style:style style:name="T207_198" style:family="text"/>
    <style:style style:name="T207_199" style:family="text"/>
    <style:style style:name="T207_200" style:family="text"/>
    <style:style style:name="T207_201" style:family="text"/>
    <style:style style:name="T207_202" style:family="text"/>
    <style:style style:name="T207_203" style:family="text"/>
    <style:style style:name="T207_204" style:family="text"/>
    <style:style style:name="T207_205" style:family="text"/>
    <style:style style:name="T207_206" style:family="text"/>
    <style:style style:name="T207_207" style:family="text"/>
    <style:style style:name="T207_208" style:family="text"/>
    <style:style style:name="T207_209" style:family="text"/>
    <style:style style:name="T207_210" style:family="text"/>
    <style:style style:name="T207_211" style:family="text"/>
    <style:style style:name="T207_212" style:family="text"/>
    <style:style style:name="T207_213" style:family="text"/>
    <style:style style:name="T207_214" style:family="text"/>
    <style:style style:name="T207_215" style:family="text"/>
    <style:style style:name="T207_216" style:family="text"/>
    <style:style style:name="T207_217" style:family="text"/>
    <style:style style:name="T207_218" style:family="text"/>
    <style:style style:name="T207_219" style:family="text"/>
    <style:style style:name="T207_220" style:family="text"/>
    <style:style style:name="T207_221" style:family="text"/>
    <style:style style:name="T207_222" style:family="text"/>
    <style:style style:name="T207_223" style:family="text"/>
    <style:style style:name="T207_224" style:family="text"/>
    <style:style style:name="T207_225" style:family="text"/>
    <style:style style:name="T207_226" style:family="text"/>
    <style:style style:name="T207_227" style:family="text"/>
    <style:style style:name="T207_228" style:family="text"/>
    <style:style style:name="T207_229" style:family="text"/>
    <style:style style:name="T207_230" style:family="text"/>
    <style:style style:name="T207_231" style:family="text"/>
    <style:style style:name="T207_232" style:family="text"/>
    <style:style style:name="T207_233" style:family="text"/>
    <style:style style:name="T207_234" style:family="text"/>
    <style:style style:name="T207_235" style:family="text"/>
    <style:style style:name="T207_236" style:family="text"/>
    <style:style style:name="T207_237" style:family="text"/>
    <style:style style:name="T207_238" style:family="text"/>
    <style:style style:name="P208" style:family="paragraph" style:parent-style-name="Standard">
      <style:paragraph-properties fo:break-before="auto" fo:text-indent="0cm" fo:line-height="100%" style:writing-mode="lr-tb"/>
      <style:text-properties fo:font-weight="bold" style:font-weight-asian="bold" style:font-weight-complex="bold"/>
    </style:style>
    <style:style style:name="P209" style:family="paragraph" style:parent-style-name="Standard">
      <style:paragraph-properties fo:break-before="auto" fo:text-indent="0cm" fo:line-height="100%" style:writing-mode="lr-tb"/>
    </style:style>
    <style:style style:name="T209_1" style:family="text">
      <style:text-properties fo:font-weight="bold" style:font-weight-asian="bold" style:font-weight-complex="bold"/>
    </style:style>
    <style:style style:name="T209_2" style:family="text">
      <style:text-properties fo:font-weight="bold" style:font-weight-asian="bold" style:font-weight-complex="bold"/>
    </style:style>
    <style:style style:name="T209_3" style:family="text">
      <style:text-properties fo:font-weight="bold" style:font-weight-asian="bold" style:font-weight-complex="bold"/>
    </style:style>
    <style:style style:name="P21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>
      <style:text-properties fo:font-weight="bold" style:font-weight-asian="bold" style:font-weight-complex="bold"/>
    </style:style>
    <style:style style:name="T210_4" style:family="text">
      <style:text-properties fo:font-weight="bold" style:font-weight-asian="bold" style:font-weight-complex="bold"/>
    </style:style>
    <style:style style:name="T210_5" style:family="text">
      <style:text-properties fo:font-weight="bold" style:font-weight-asian="bold" style:font-weight-complex="bold"/>
    </style:style>
    <style:style style:name="T210_6" style:family="text">
      <style:text-properties fo:font-weight="bold" style:font-weight-asian="bold" style:font-weight-complex="bold"/>
    </style:style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T210_76" style:family="text"/>
    <style:style style:name="T210_77" style:family="text"/>
    <style:style style:name="T210_78" style:family="text"/>
    <style:style style:name="T210_79" style:family="text"/>
    <style:style style:name="T210_80" style:family="text"/>
    <style:style style:name="T210_81" style:family="text"/>
    <style:style style:name="T210_82" style:family="text"/>
    <style:style style:name="T210_83" style:family="text"/>
    <style:style style:name="T210_84" style:family="text"/>
    <style:style style:name="T210_85" style:family="text"/>
    <style:style style:name="T210_86" style:family="text"/>
    <style:style style:name="T210_87" style:family="text"/>
    <style:style style:name="T210_88" style:family="text"/>
    <style:style style:name="T210_89" style:family="text"/>
    <style:style style:name="T210_90" style:family="text"/>
    <style:style style:name="T210_91" style:family="text"/>
    <style:style style:name="T210_92" style:family="text"/>
    <style:style style:name="T210_93" style:family="text"/>
    <style:style style:name="T210_94" style:family="text"/>
    <style:style style:name="T210_95" style:family="text"/>
    <style:style style:name="T210_96" style:family="text"/>
    <style:style style:name="T210_97" style:family="text"/>
    <style:style style:name="T210_98" style:family="text"/>
    <style:style style:name="T210_99" style:family="text"/>
    <style:style style:name="T210_100" style:family="text"/>
    <style:style style:name="T210_101" style:family="text"/>
    <style:style style:name="T210_102" style:family="text"/>
    <style:style style:name="T210_103" style:family="text"/>
    <style:style style:name="T210_104" style:family="text"/>
    <style:style style:name="T210_105" style:family="text"/>
    <style:style style:name="T210_106" style:family="text"/>
    <style:style style:name="T210_107" style:family="text"/>
    <style:style style:name="T210_108" style:family="text"/>
    <style:style style:name="T210_109" style:family="text"/>
    <style:style style:name="T210_110" style:family="text"/>
    <style:style style:name="T210_111" style:family="text"/>
    <style:style style:name="T210_112" style:family="text"/>
    <style:style style:name="T210_113" style:family="text"/>
    <style:style style:name="T210_114" style:family="text"/>
    <style:style style:name="T210_115" style:family="text"/>
    <style:style style:name="T210_116" style:family="text"/>
    <style:style style:name="T210_117" style:family="text"/>
    <style:style style:name="T210_118" style:family="text"/>
    <style:style style:name="T210_119" style:family="text"/>
    <style:style style:name="P21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11_1" style:family="text">
      <style:text-properties fo:font-weight="bold" style:font-weight-asian="bold" style:font-weight-complex="bold"/>
    </style:style>
    <style:style style:name="T211_2" style:family="text">
      <style:text-properties fo:font-weight="bold" style:font-weight-asian="bold" style:font-weight-complex="bold"/>
    </style:style>
    <style:style style:name="T211_3" style:family="text">
      <style:text-properties fo:font-weight="bold" style:font-weight-asian="bold" style:font-weight-complex="bold"/>
    </style:style>
    <style:style style:name="T211_4" style:family="text">
      <style:text-properties fo:font-weight="bold" style:font-weight-asian="bold" style:font-weight-complex="bold"/>
    </style:style>
    <style:style style:name="T211_5" style:family="text">
      <style:text-properties fo:font-weight="bold" style:font-weight-asian="bold" style:font-weight-complex="bold"/>
    </style:style>
    <style:style style:name="T211_6" style:family="text">
      <style:text-properties fo:font-weight="bold" style:font-weight-asian="bold" style:font-weight-complex="bold"/>
    </style:style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P212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3.81cm"/>
        </style:tab-stops>
      </style:paragraph-properties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P213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3.81cm"/>
        </style:tab-stops>
      </style:paragraph-properties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P214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3.81cm"/>
        </style:tab-stops>
      </style:paragraph-properties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P21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P21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P217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P218" style:family="paragraph" style:parent-style-name="Standard">
      <style:paragraph-properties fo:break-before="auto" fo:text-indent="0cm" fo:line-height="100%" style:writing-mode="lr-tb"/>
    </style:style>
    <style:style style:name="T218_1" style:family="text">
      <style:text-properties fo:font-weight="bold" style:font-weight-asian="bold" style:font-weight-complex="bold"/>
    </style:style>
    <style:style style:name="T218_2" style:family="text">
      <style:text-properties fo:font-weight="bold" style:font-weight-asian="bold" style:font-weight-complex="bold"/>
    </style:style>
    <style:style style:name="T218_3" style:family="text">
      <style:text-properties fo:font-weight="bold" style:font-weight-asian="bold" style:font-weight-complex="bold"/>
    </style:style>
    <style:style style:name="T218_4" style:family="text">
      <style:text-properties fo:font-weight="bold" style:font-weight-asian="bold" style:font-weight-complex="bold"/>
    </style:style>
    <style:style style:name="T218_5" style:family="text">
      <style:text-properties fo:font-weight="bold" style:font-weight-asian="bold" style:font-weight-complex="bold"/>
    </style:style>
    <style:style style:name="T218_6" style:family="text">
      <style:text-properties fo:font-weight="bold" style:font-weight-asian="bold" style:font-weight-complex="bold"/>
    </style:style>
    <style:style style:name="T218_7" style:family="text">
      <style:text-properties fo:font-weight="bold" style:font-weight-asian="bold" style:font-weight-complex="bold"/>
    </style:style>
    <style:style style:name="T218_8" style:family="text">
      <style:text-properties fo:font-weight="bold" style:font-weight-asian="bold" style:font-weight-complex="bold"/>
    </style:style>
    <style:style style:name="T218_9" style:family="text">
      <style:text-properties fo:font-weight="bold" style:font-weight-asian="bold" style:font-weight-complex="bold"/>
    </style:style>
    <style:style style:name="T218_10" style:family="text">
      <style:text-properties fo:font-weight="bold" style:font-weight-asian="bold" style:font-weight-complex="bold"/>
    </style:style>
    <style:style style:name="T218_11" style:family="text">
      <style:text-properties fo:font-weight="bold" style:font-weight-asian="bold" style:font-weight-complex="bold"/>
    </style:style>
    <style:style style:name="P219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19_1" style:family="text">
      <style:text-properties fo:font-weight="bold" style:font-weight-asian="bold" style:font-weight-complex="bold"/>
    </style:style>
    <style:style style:name="T219_2" style:family="text">
      <style:text-properties fo:font-weight="bold" style:font-weight-asian="bold" style:font-weight-complex="bold"/>
    </style:style>
    <style:style style:name="T219_3" style:family="text">
      <style:text-properties fo:font-weight="bold" style:font-weight-asian="bold" style:font-weight-complex="bold"/>
    </style:style>
    <style:style style:name="T219_4" style:family="text">
      <style:text-properties fo:font-weight="bold" style:font-weight-asian="bold" style:font-weight-complex="bold"/>
    </style:style>
    <style:style style:name="T219_5" style:family="text">
      <style:text-properties fo:font-weight="bold" style:font-weight-asian="bold" style:font-weight-complex="bold"/>
    </style:style>
    <style:style style:name="T219_6" style:family="text">
      <style:text-properties fo:font-weight="bold" style:font-weight-asian="bold" style:font-weight-complex="bold"/>
    </style:style>
    <style:style style:name="T219_7" style:family="text">
      <style:text-properties fo:font-weight="bold" style:font-weight-asian="bold" style:font-weight-complex="bold"/>
    </style:style>
    <style:style style:name="T219_8" style:family="text">
      <style:text-properties fo:font-weight="bold" style:font-weight-asian="bold" style:font-weight-complex="bold"/>
    </style:style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T219_99" style:family="text"/>
    <style:style style:name="T219_100" style:family="text"/>
    <style:style style:name="T219_101" style:family="text"/>
    <style:style style:name="T219_102" style:family="text"/>
    <style:style style:name="T219_103" style:family="text"/>
    <style:style style:name="T219_104" style:family="text"/>
    <style:style style:name="T219_105" style:family="text"/>
    <style:style style:name="T219_106" style:family="text"/>
    <style:style style:name="T219_107" style:family="text"/>
    <style:style style:name="P22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>
      <style:text-properties fo:font-weight="bold" style:font-weight-asian="bold" style:font-weight-complex="bold"/>
    </style:style>
    <style:style style:name="T220_4" style:family="text">
      <style:text-properties fo:font-weight="bold" style:font-weight-asian="bold" style:font-weight-complex="bold"/>
    </style:style>
    <style:style style:name="T220_5" style:family="text">
      <style:text-properties fo:font-weight="bold" style:font-weight-asian="bold" style:font-weight-complex="bold"/>
    </style:style>
    <style:style style:name="T220_6" style:family="text">
      <style:text-properties fo:font-weight="bold" style:font-weight-asian="bold" style:font-weight-complex="bold"/>
    </style:style>
    <style:style style:name="T220_7" style:family="text">
      <style:text-properties fo:font-weight="bold" style:font-weight-asian="bold" style:font-weight-complex="bold"/>
    </style:style>
    <style:style style:name="T220_8" style:family="text">
      <style:text-properties fo:font-weight="bold" style:font-weight-asian="bold" style:font-weight-complex="bold"/>
    </style:style>
    <style:style style:name="T220_9" style:family="text">
      <style:text-properties fo:font-weight="bold" style:font-weight-asian="bold" style:font-weight-complex="bold"/>
    </style:style>
    <style:style style:name="T220_10" style:family="text">
      <style:text-properties fo:font-weight="bold" style:font-weight-asian="bold" style:font-weight-complex="bold"/>
    </style:style>
    <style:style style:name="T220_11" style:family="text">
      <style:text-properties fo:font-weight="bold" style:font-weight-asian="bold" style:font-weight-complex="bold"/>
    </style:style>
    <style:style style:name="T220_12" style:family="text">
      <style:text-properties fo:font-weight="bold" style:font-weight-asian="bold" style:font-weight-complex="bold"/>
    </style:style>
    <style:style style:name="T220_13" style:family="text">
      <style:text-properties fo:font-weight="bold" style:font-weight-asian="bold" style:font-weight-complex="bold"/>
    </style:style>
    <style:style style:name="T220_14" style:family="text">
      <style:text-properties fo:font-weight="bold" style:font-weight-asian="bold" style:font-weight-complex="bold"/>
    </style:style>
    <style:style style:name="T220_15" style:family="text">
      <style:text-properties fo:font-weight="bold" style:font-weight-asian="bold" style:font-weight-complex="bold"/>
    </style:style>
    <style:style style:name="T220_16" style:family="text">
      <style:text-properties fo:font-weight="bold" style:font-weight-asian="bold" style:font-weight-complex="bold"/>
    </style:style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T220_33" style:family="text"/>
    <style:style style:name="T220_34" style:family="text"/>
    <style:style style:name="T220_35" style:family="text"/>
    <style:style style:name="T220_36" style:family="text"/>
    <style:style style:name="T220_37" style:family="text"/>
    <style:style style:name="T220_38" style:family="text"/>
    <style:style style:name="T220_39" style:family="text"/>
    <style:style style:name="T220_40" style:family="text"/>
    <style:style style:name="T220_41" style:family="text"/>
    <style:style style:name="T220_42" style:family="text"/>
    <style:style style:name="T220_43" style:family="text"/>
    <style:style style:name="T220_44" style:family="text"/>
    <style:style style:name="T220_45" style:family="text"/>
    <style:style style:name="T220_46" style:family="text"/>
    <style:style style:name="T220_47" style:family="text"/>
    <style:style style:name="T220_48" style:family="text"/>
    <style:style style:name="T220_49" style:family="text"/>
    <style:style style:name="T220_50" style:family="text"/>
    <style:style style:name="T220_51" style:family="text"/>
    <style:style style:name="T220_52" style:family="text"/>
    <style:style style:name="T220_53" style:family="text"/>
    <style:style style:name="T220_54" style:family="text"/>
    <style:style style:name="T220_55" style:family="text"/>
    <style:style style:name="T220_56" style:family="text"/>
    <style:style style:name="T220_57" style:family="text"/>
    <style:style style:name="T220_58" style:family="text"/>
    <style:style style:name="T220_59" style:family="text"/>
    <style:style style:name="T220_60" style:family="text"/>
    <style:style style:name="T220_61" style:family="text"/>
    <style:style style:name="T220_62" style:family="text"/>
    <style:style style:name="T220_63" style:family="text"/>
    <style:style style:name="T220_64" style:family="text"/>
    <style:style style:name="T220_65" style:family="text"/>
    <style:style style:name="T220_66" style:family="text"/>
    <style:style style:name="T220_67" style:family="text"/>
    <style:style style:name="T220_68" style:family="text"/>
    <style:style style:name="T220_69" style:family="text"/>
    <style:style style:name="T220_70" style:family="text"/>
    <style:style style:name="T220_71" style:family="text"/>
    <style:style style:name="T220_72" style:family="text"/>
    <style:style style:name="T220_73" style:family="text"/>
    <style:style style:name="T220_74" style:family="text"/>
    <style:style style:name="T220_75" style:family="text"/>
    <style:style style:name="T220_76" style:family="text"/>
    <style:style style:name="T220_77" style:family="text"/>
    <style:style style:name="T220_78" style:family="text"/>
    <style:style style:name="T220_79" style:family="text"/>
    <style:style style:name="T220_80" style:family="text"/>
    <style:style style:name="T220_81" style:family="text"/>
    <style:style style:name="T220_82" style:family="text"/>
    <style:style style:name="T220_83" style:family="text"/>
    <style:style style:name="T220_84" style:family="text"/>
    <style:style style:name="T220_85" style:family="text"/>
    <style:style style:name="T220_86" style:family="text"/>
    <style:style style:name="T220_87" style:family="text"/>
    <style:style style:name="T220_88" style:family="text"/>
    <style:style style:name="T220_89" style:family="text"/>
    <style:style style:name="T220_90" style:family="text"/>
    <style:style style:name="T220_91" style:family="text"/>
    <style:style style:name="T220_92" style:family="text"/>
    <style:style style:name="T220_93" style:family="text"/>
    <style:style style:name="T220_94" style:family="text"/>
    <style:style style:name="T220_95" style:family="text"/>
    <style:style style:name="T220_96" style:family="text"/>
    <style:style style:name="T220_97" style:family="text"/>
    <style:style style:name="T220_98" style:family="text"/>
    <style:style style:name="T220_99" style:family="text"/>
    <style:style style:name="T220_100" style:family="text"/>
    <style:style style:name="T220_101" style:family="text"/>
    <style:style style:name="T220_102" style:family="text"/>
    <style:style style:name="T220_103" style:family="text"/>
    <style:style style:name="T220_104" style:family="text"/>
    <style:style style:name="T220_105" style:family="text"/>
    <style:style style:name="T220_106" style:family="text"/>
    <style:style style:name="T220_107" style:family="text"/>
    <style:style style:name="T220_108" style:family="text"/>
    <style:style style:name="T220_109" style:family="text"/>
    <style:style style:name="T220_110" style:family="text"/>
    <style:style style:name="T220_111" style:family="text"/>
    <style:style style:name="T220_112" style:family="text"/>
    <style:style style:name="T220_113" style:family="text"/>
    <style:style style:name="T220_114" style:family="text"/>
    <style:style style:name="T220_115" style:family="text"/>
    <style:style style:name="T220_116" style:family="text"/>
    <style:style style:name="T220_117" style:family="text"/>
    <style:style style:name="T220_118" style:family="text"/>
    <style:style style:name="T220_119" style:family="text"/>
    <style:style style:name="T220_120" style:family="text"/>
    <style:style style:name="T220_121" style:family="text"/>
    <style:style style:name="T220_122" style:family="text"/>
    <style:style style:name="T220_123" style:family="text"/>
    <style:style style:name="T220_124" style:family="text"/>
    <style:style style:name="T220_125" style:family="text"/>
    <style:style style:name="T220_126" style:family="text"/>
    <style:style style:name="T220_127" style:family="text"/>
    <style:style style:name="P22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>
      <style:text-properties fo:font-weight="bold" style:font-weight-asian="bold" style:font-weight-complex="bold"/>
    </style:style>
    <style:style style:name="T221_4" style:family="text">
      <style:text-properties fo:font-weight="bold" style:font-weight-asian="bold" style:font-weight-complex="bold"/>
    </style:style>
    <style:style style:name="T221_5" style:family="text">
      <style:text-properties fo:font-weight="bold" style:font-weight-asian="bold" style:font-weight-complex="bold"/>
    </style:style>
    <style:style style:name="T221_6" style:family="text">
      <style:text-properties fo:font-weight="bold" style:font-weight-asian="bold" style:font-weight-complex="bold"/>
    </style:style>
    <style:style style:name="T221_7" style:family="text">
      <style:text-properties fo:font-weight="bold" style:font-weight-asian="bold" style:font-weight-complex="bold"/>
    </style:style>
    <style:style style:name="T221_8" style:family="text">
      <style:text-properties fo:font-weight="bold" style:font-weight-asian="bold" style:font-weight-complex="bold"/>
    </style:style>
    <style:style style:name="T221_9" style:family="text">
      <style:text-properties fo:font-weight="bold" style:font-weight-asian="bold" style:font-weight-complex="bold"/>
    </style:style>
    <style:style style:name="T221_10" style:family="text">
      <style:text-properties fo:font-weight="bold" style:font-weight-asian="bold" style:font-weight-complex="bold"/>
    </style:style>
    <style:style style:name="T221_11" style:family="text">
      <style:text-properties fo:font-weight="bold" style:font-weight-asian="bold" style:font-weight-complex="bold"/>
    </style:style>
    <style:style style:name="T221_12" style:family="text">
      <style:text-properties fo:font-weight="bold" style:font-weight-asian="bold" style:font-weight-complex="bold"/>
    </style:style>
    <style:style style:name="T221_13" style:family="text">
      <style:text-properties fo:font-weight="bold" style:font-weight-asian="bold" style:font-weight-complex="bold"/>
    </style:style>
    <style:style style:name="T221_14" style:family="text">
      <style:text-properties fo:font-weight="bold" style:font-weight-asian="bold" style:font-weight-complex="bold"/>
    </style:style>
    <style:style style:name="T221_15" style:family="text">
      <style:text-properties fo:font-weight="bold" style:font-weight-asian="bold" style:font-weight-complex="bold"/>
    </style:style>
    <style:style style:name="T221_16" style:family="text">
      <style:text-properties fo:font-weight="bold" style:font-weight-asian="bold" style:font-weight-complex="bold"/>
    </style:style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T221_85" style:family="text"/>
    <style:style style:name="T221_86" style:family="text"/>
    <style:style style:name="T221_87" style:family="text"/>
    <style:style style:name="T221_88" style:family="text"/>
    <style:style style:name="T221_89" style:family="text"/>
    <style:style style:name="T221_90" style:family="text"/>
    <style:style style:name="T221_91" style:family="text"/>
    <style:style style:name="T221_92" style:family="text"/>
    <style:style style:name="T221_93" style:family="text"/>
    <style:style style:name="T221_94" style:family="text"/>
    <style:style style:name="T221_95" style:family="text"/>
    <style:style style:name="T221_96" style:family="text"/>
    <style:style style:name="T221_97" style:family="text"/>
    <style:style style:name="T221_98" style:family="text"/>
    <style:style style:name="T221_99" style:family="text"/>
    <style:style style:name="T221_100" style:family="text"/>
    <style:style style:name="T221_101" style:family="text"/>
    <style:style style:name="P222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P223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T223_42" style:family="text"/>
    <style:style style:name="T223_43" style:family="text"/>
    <style:style style:name="T223_44" style:family="text"/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T223_60" style:family="text"/>
    <style:style style:name="T223_61" style:family="text"/>
    <style:style style:name="T223_62" style:family="text"/>
    <style:style style:name="T223_63" style:family="text"/>
    <style:style style:name="T223_64" style:family="text"/>
    <style:style style:name="T223_65" style:family="text"/>
    <style:style style:name="T223_66" style:family="text"/>
    <style:style style:name="T223_67" style:family="text"/>
    <style:style style:name="T223_68" style:family="text"/>
    <style:style style:name="T223_69" style:family="text"/>
    <style:style style:name="T223_70" style:family="text"/>
    <style:style style:name="T223_71" style:family="text"/>
    <style:style style:name="T223_72" style:family="text"/>
    <style:style style:name="T223_73" style:family="text"/>
    <style:style style:name="T223_74" style:family="text"/>
    <style:style style:name="T223_75" style:family="text"/>
    <style:style style:name="T223_76" style:family="text"/>
    <style:style style:name="T223_77" style:family="text"/>
    <style:style style:name="T223_78" style:family="text"/>
    <style:style style:name="T223_79" style:family="text"/>
    <style:style style:name="T223_80" style:family="text"/>
    <style:style style:name="T223_81" style:family="text"/>
    <style:style style:name="P22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T224_59" style:family="text"/>
    <style:style style:name="T224_60" style:family="text"/>
    <style:style style:name="T224_61" style:family="text"/>
    <style:style style:name="T224_62" style:family="text"/>
    <style:style style:name="T224_63" style:family="text"/>
    <style:style style:name="T224_64" style:family="text"/>
    <style:style style:name="T224_65" style:family="text"/>
    <style:style style:name="T224_66" style:family="text"/>
    <style:style style:name="T224_67" style:family="text"/>
    <style:style style:name="T224_68" style:family="text"/>
    <style:style style:name="T224_69" style:family="text"/>
    <style:style style:name="T224_70" style:family="text"/>
    <style:style style:name="T224_71" style:family="text"/>
    <style:style style:name="T224_72" style:family="text"/>
    <style:style style:name="T224_73" style:family="text"/>
    <style:style style:name="T224_74" style:family="text"/>
    <style:style style:name="T224_75" style:family="text"/>
    <style:style style:name="T224_76" style:family="text"/>
    <style:style style:name="T224_77" style:family="text"/>
    <style:style style:name="T224_78" style:family="text"/>
    <style:style style:name="T224_79" style:family="text"/>
    <style:style style:name="T224_80" style:family="text"/>
    <style:style style:name="T224_81" style:family="text"/>
    <style:style style:name="T224_82" style:family="text"/>
    <style:style style:name="T224_83" style:family="text"/>
    <style:style style:name="T224_84" style:family="text"/>
    <style:style style:name="T224_85" style:family="text"/>
    <style:style style:name="T224_86" style:family="text"/>
    <style:style style:name="T224_87" style:family="text"/>
    <style:style style:name="T224_88" style:family="text"/>
    <style:style style:name="T224_89" style:family="text"/>
    <style:style style:name="T224_90" style:family="text"/>
    <style:style style:name="T224_91" style:family="text"/>
    <style:style style:name="T224_92" style:family="text"/>
    <style:style style:name="T224_93" style:family="text"/>
    <style:style style:name="T224_94" style:family="text"/>
    <style:style style:name="T224_95" style:family="text"/>
    <style:style style:name="T224_96" style:family="text"/>
    <style:style style:name="T224_97" style:family="text"/>
    <style:style style:name="T224_98" style:family="text"/>
    <style:style style:name="T224_99" style:family="text"/>
    <style:style style:name="T224_100" style:family="text"/>
    <style:style style:name="T224_101" style:family="text"/>
    <style:style style:name="T224_102" style:family="text"/>
    <style:style style:name="T224_103" style:family="text"/>
    <style:style style:name="T224_104" style:family="text"/>
    <style:style style:name="T224_105" style:family="text"/>
    <style:style style:name="T224_106" style:family="text"/>
    <style:style style:name="T224_107" style:family="text"/>
    <style:style style:name="T224_108" style:family="text"/>
    <style:style style:name="T224_109" style:family="text"/>
    <style:style style:name="T224_110" style:family="text"/>
    <style:style style:name="T224_111" style:family="text"/>
    <style:style style:name="T224_112" style:family="text"/>
    <style:style style:name="T224_113" style:family="text"/>
    <style:style style:name="T224_114" style:family="text"/>
    <style:style style:name="T224_115" style:family="text"/>
    <style:style style:name="T224_116" style:family="text"/>
    <style:style style:name="T224_117" style:family="text"/>
    <style:style style:name="T224_118" style:family="text"/>
    <style:style style:name="T224_119" style:family="text"/>
    <style:style style:name="T224_120" style:family="text"/>
    <style:style style:name="T224_121" style:family="text"/>
    <style:style style:name="T224_122" style:family="text"/>
    <style:style style:name="T224_123" style:family="text"/>
    <style:style style:name="T224_124" style:family="text"/>
    <style:style style:name="T224_125" style:family="text"/>
    <style:style style:name="T224_126" style:family="text"/>
    <style:style style:name="T224_127" style:family="text"/>
    <style:style style:name="T224_128" style:family="text"/>
    <style:style style:name="T224_129" style:family="text"/>
    <style:style style:name="T224_130" style:family="text"/>
    <style:style style:name="T224_131" style:family="text"/>
    <style:style style:name="T224_132" style:family="text"/>
    <style:style style:name="T224_133" style:family="text"/>
    <style:style style:name="T224_134" style:family="text"/>
    <style:style style:name="T224_135" style:family="text"/>
    <style:style style:name="T224_136" style:family="text"/>
    <style:style style:name="T224_137" style:family="text"/>
    <style:style style:name="T224_138" style:family="text"/>
    <style:style style:name="T224_139" style:family="text"/>
    <style:style style:name="T224_140" style:family="text"/>
    <style:style style:name="T224_141" style:family="text"/>
    <style:style style:name="T224_142" style:family="text"/>
    <style:style style:name="T224_143" style:family="text"/>
    <style:style style:name="T224_144" style:family="text"/>
    <style:style style:name="T224_145" style:family="text"/>
    <style:style style:name="T224_146" style:family="text"/>
    <style:style style:name="T224_147" style:family="text"/>
    <style:style style:name="T224_148" style:family="text"/>
    <style:style style:name="T224_149" style:family="text"/>
    <style:style style:name="T224_150" style:family="text"/>
    <style:style style:name="T224_151" style:family="text"/>
    <style:style style:name="T224_152" style:family="text"/>
    <style:style style:name="T224_153" style:family="text"/>
    <style:style style:name="T224_154" style:family="text"/>
    <style:style style:name="T224_155" style:family="text"/>
    <style:style style:name="T224_156" style:family="text"/>
    <style:style style:name="T224_157" style:family="text"/>
    <style:style style:name="P22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>
      <style:text-properties fo:font-weight="bold" style:font-weight-asian="bold" style:font-weight-complex="bold"/>
    </style:style>
    <style:style style:name="T225_6" style:family="text">
      <style:text-properties fo:font-weight="bold" style:font-weight-asian="bold" style:font-weight-complex="bold"/>
    </style:style>
    <style:style style:name="T225_7" style:family="text">
      <style:text-properties fo:font-weight="bold" style:font-weight-asian="bold" style:font-weight-complex="bold"/>
    </style:style>
    <style:style style:name="T225_8" style:family="text">
      <style:text-properties fo:font-weight="bold" style:font-weight-asian="bold" style:font-weight-complex="bold"/>
    </style:style>
    <style:style style:name="T225_9" style:family="text">
      <style:text-properties fo:font-weight="bold" style:font-weight-asian="bold" style:font-weight-complex="bold"/>
    </style:style>
    <style:style style:name="T225_10" style:family="text">
      <style:text-properties fo:font-weight="bold" style:font-weight-asian="bold" style:font-weight-complex="bold"/>
    </style:style>
    <style:style style:name="T225_11" style:family="text">
      <style:text-properties fo:font-weight="bold" style:font-weight-asian="bold" style:font-weight-complex="bold"/>
    </style:style>
    <style:style style:name="T225_12" style:family="text">
      <style:text-properties fo:font-weight="bold" style:font-weight-asian="bold" style:font-weight-complex="bold"/>
    </style:style>
    <style:style style:name="T225_13" style:family="text">
      <style:text-properties fo:font-weight="bold" style:font-weight-asian="bold" style:font-weight-complex="bold"/>
    </style:style>
    <style:style style:name="T225_14" style:family="text">
      <style:text-properties fo:font-weight="bold" style:font-weight-asian="bold" style:font-weight-complex="bold"/>
    </style:style>
    <style:style style:name="T225_15" style:family="text">
      <style:text-properties fo:font-weight="bold" style:font-weight-asian="bold" style:font-weight-complex="bold"/>
    </style:style>
    <style:style style:name="T225_16" style:family="text">
      <style:text-properties fo:font-weight="bold" style:font-weight-asian="bold" style:font-weight-complex="bold"/>
    </style:style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T225_109" style:family="text"/>
    <style:style style:name="T225_110" style:family="text"/>
    <style:style style:name="P22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T226_51" style:family="text"/>
    <style:style style:name="T226_52" style:family="text"/>
    <style:style style:name="T226_53" style:family="text"/>
    <style:style style:name="T226_54" style:family="text"/>
    <style:style style:name="T226_55" style:family="text"/>
    <style:style style:name="T226_56" style:family="text"/>
    <style:style style:name="T226_57" style:family="text"/>
    <style:style style:name="T226_58" style:family="text"/>
    <style:style style:name="T226_59" style:family="text"/>
    <style:style style:name="T226_60" style:family="text"/>
    <style:style style:name="T226_61" style:family="text"/>
    <style:style style:name="T226_62" style:family="text"/>
    <style:style style:name="T226_63" style:family="text"/>
    <style:style style:name="T226_64" style:family="text"/>
    <style:style style:name="T226_65" style:family="text"/>
    <style:style style:name="T226_66" style:family="text"/>
    <style:style style:name="T226_67" style:family="text"/>
    <style:style style:name="T226_68" style:family="text"/>
    <style:style style:name="T226_69" style:family="text"/>
    <style:style style:name="T226_70" style:family="text"/>
    <style:style style:name="T226_71" style:family="text"/>
    <style:style style:name="T226_72" style:family="text"/>
    <style:style style:name="T226_73" style:family="text"/>
    <style:style style:name="T226_74" style:family="text"/>
    <style:style style:name="T226_75" style:family="text"/>
    <style:style style:name="T226_76" style:family="text"/>
    <style:style style:name="T226_77" style:family="text"/>
    <style:style style:name="T226_78" style:family="text"/>
    <style:style style:name="T226_79" style:family="text"/>
    <style:style style:name="T226_80" style:family="text"/>
    <style:style style:name="T226_81" style:family="text"/>
    <style:style style:name="T226_82" style:family="text"/>
    <style:style style:name="T226_83" style:family="text"/>
    <style:style style:name="T226_84" style:family="text"/>
    <style:style style:name="T226_85" style:family="text"/>
    <style:style style:name="T226_86" style:family="text"/>
    <style:style style:name="T226_87" style:family="text"/>
    <style:style style:name="T226_88" style:family="text"/>
    <style:style style:name="T226_89" style:family="text"/>
    <style:style style:name="P227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P228" style:family="paragraph" style:parent-style-name="Standard">
      <style:paragraph-properties fo:break-before="auto" fo:text-indent="0cm" fo:line-height="100%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>
      <style:text-properties fo:font-weight="bold" style:font-weight-asian="bold" style:font-weight-complex="bold"/>
    </style:style>
    <style:style style:name="T228_6" style:family="text">
      <style:text-properties fo:font-weight="bold" style:font-weight-asian="bold" style:font-weight-complex="bold"/>
    </style:style>
    <style:style style:name="T228_7" style:family="text">
      <style:text-properties fo:font-weight="bold" style:font-weight-asian="bold" style:font-weight-complex="bold"/>
    </style:style>
    <style:style style:name="T228_8" style:family="text">
      <style:text-properties fo:font-weight="bold" style:font-weight-asian="bold" style:font-weight-complex="bold"/>
    </style:style>
    <style:style style:name="T228_9" style:family="text">
      <style:text-properties fo:font-weight="bold" style:font-weight-asian="bold" style:font-weight-complex="bold"/>
    </style:style>
    <style:style style:name="T228_10" style:family="text">
      <style:text-properties fo:font-weight="bold" style:font-weight-asian="bold" style:font-weight-complex="bold"/>
    </style:style>
    <style:style style:name="T228_11" style:family="text">
      <style:text-properties fo:font-weight="bold" style:font-weight-asian="bold" style:font-weight-complex="bold"/>
    </style:style>
    <style:style style:name="T228_12" style:family="text">
      <style:text-properties fo:font-weight="bold" style:font-weight-asian="bold" style:font-weight-complex="bold"/>
    </style:style>
    <style:style style:name="T228_13" style:family="text">
      <style:text-properties fo:font-weight="bold" style:font-weight-asian="bold" style:font-weight-complex="bold"/>
    </style:style>
    <style:style style:name="T228_14" style:family="text">
      <style:text-properties fo:font-weight="bold" style:font-weight-asian="bold" style:font-weight-complex="bold"/>
    </style:style>
    <style:style style:name="T228_15" style:family="text">
      <style:text-properties fo:font-weight="bold" style:font-weight-asian="bold" style:font-weight-complex="bold"/>
    </style:style>
    <style:style style:name="P22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P23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/>
    <style:style style:name="T230_82" style:family="text"/>
    <style:style style:name="T230_83" style:family="text"/>
    <style:style style:name="T230_84" style:family="text"/>
    <style:style style:name="T230_85" style:family="text"/>
    <style:style style:name="T230_86" style:family="text"/>
    <style:style style:name="T230_87" style:family="text"/>
    <style:style style:name="T230_88" style:family="text"/>
    <style:style style:name="T230_89" style:family="text"/>
    <style:style style:name="T230_90" style:family="text"/>
    <style:style style:name="T230_91" style:family="text"/>
    <style:style style:name="T230_92" style:family="text"/>
    <style:style style:name="T230_93" style:family="text"/>
    <style:style style:name="T230_94" style:family="text"/>
    <style:style style:name="T230_95" style:family="text"/>
    <style:style style:name="T230_96" style:family="text"/>
    <style:style style:name="T230_97" style:family="text"/>
    <style:style style:name="T230_98" style:family="text"/>
    <style:style style:name="T230_99" style:family="text"/>
    <style:style style:name="T230_100" style:family="text"/>
    <style:style style:name="T230_101" style:family="text"/>
    <style:style style:name="T230_102" style:family="text"/>
    <style:style style:name="T230_103" style:family="text"/>
    <style:style style:name="T230_104" style:family="text"/>
    <style:style style:name="T230_105" style:family="text"/>
    <style:style style:name="T230_106" style:family="text"/>
    <style:style style:name="T230_107" style:family="text"/>
    <style:style style:name="T230_108" style:family="text"/>
    <style:style style:name="T230_109" style:family="text"/>
    <style:style style:name="T230_110" style:family="text"/>
    <style:style style:name="T230_111" style:family="text"/>
    <style:style style:name="T230_112" style:family="text"/>
    <style:style style:name="T230_113" style:family="text"/>
    <style:style style:name="T230_114" style:family="text"/>
    <style:style style:name="T230_115" style:family="text"/>
    <style:style style:name="T230_116" style:family="text"/>
    <style:style style:name="T230_117" style:family="text"/>
    <style:style style:name="T230_118" style:family="text"/>
    <style:style style:name="T230_119" style:family="text"/>
    <style:style style:name="T230_120" style:family="text"/>
    <style:style style:name="T230_121" style:family="text"/>
    <style:style style:name="T230_122" style:family="text"/>
    <style:style style:name="T230_123" style:family="text"/>
    <style:style style:name="T230_124" style:family="text"/>
    <style:style style:name="T230_125" style:family="text"/>
    <style:style style:name="T230_126" style:family="text"/>
    <style:style style:name="T230_127" style:family="text"/>
    <style:style style:name="T230_128" style:family="text"/>
    <style:style style:name="P23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T231_63" style:family="text"/>
    <style:style style:name="T231_64" style:family="text"/>
    <style:style style:name="T231_65" style:family="text"/>
    <style:style style:name="T231_66" style:family="text"/>
    <style:style style:name="T231_67" style:family="text"/>
    <style:style style:name="T231_68" style:family="text"/>
    <style:style style:name="T231_69" style:family="text"/>
    <style:style style:name="T231_70" style:family="text"/>
    <style:style style:name="T231_71" style:family="text"/>
    <style:style style:name="T231_72" style:family="text"/>
    <style:style style:name="T231_73" style:family="text"/>
    <style:style style:name="T231_74" style:family="text"/>
    <style:style style:name="T231_75" style:family="text"/>
    <style:style style:name="T231_76" style:family="text"/>
    <style:style style:name="T231_77" style:family="text"/>
    <style:style style:name="T231_78" style:family="text"/>
    <style:style style:name="T231_79" style:family="text"/>
    <style:style style:name="T231_80" style:family="text"/>
    <style:style style:name="T231_81" style:family="text"/>
    <style:style style:name="T231_82" style:family="text"/>
    <style:style style:name="T231_83" style:family="text"/>
    <style:style style:name="T231_84" style:family="text"/>
    <style:style style:name="T231_85" style:family="text"/>
    <style:style style:name="T231_86" style:family="text"/>
    <style:style style:name="T231_87" style:family="text"/>
    <style:style style:name="T231_88" style:family="text"/>
    <style:style style:name="T231_89" style:family="text"/>
    <style:style style:name="T231_90" style:family="text"/>
    <style:style style:name="P232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P233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P23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P235" style:family="paragraph" style:parent-style-name="Standard">
      <style:paragraph-properties fo:break-before="auto" fo:text-indent="0cm" fo:line-height="100%" style:writing-mode="lr-tb"/>
    </style:style>
    <style:style style:name="T235_1" style:family="text">
      <style:text-properties fo:font-weight="bold" style:font-weight-asian="bold" style:font-weight-complex="bold"/>
    </style:style>
    <style:style style:name="T235_2" style:family="text">
      <style:text-properties fo:font-weight="bold" style:font-weight-asian="bold" style:font-weight-complex="bold"/>
    </style:style>
    <style:style style:name="T235_3" style:family="text">
      <style:text-properties fo:font-weight="bold" style:font-weight-asian="bold" style:font-weight-complex="bold"/>
    </style:style>
    <style:style style:name="T235_4" style:family="text">
      <style:text-properties fo:font-weight="bold" style:font-weight-asian="bold" style:font-weight-complex="bold"/>
    </style:style>
    <style:style style:name="T235_5" style:family="text">
      <style:text-properties fo:font-weight="bold" style:font-weight-asian="bold" style:font-weight-complex="bold"/>
    </style:style>
    <style:style style:name="T235_6" style:family="text">
      <style:text-properties fo:font-weight="bold" style:font-weight-asian="bold" style:font-weight-complex="bold"/>
    </style:style>
    <style:style style:name="T235_7" style:family="text">
      <style:text-properties fo:font-weight="bold" style:font-weight-asian="bold" style:font-weight-complex="bold"/>
    </style:style>
    <style:style style:name="P23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P23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T237_60" style:family="text"/>
    <style:style style:name="T237_61" style:family="text"/>
    <style:style style:name="T237_62" style:family="text"/>
    <style:style style:name="T237_63" style:family="text"/>
    <style:style style:name="T237_64" style:family="text"/>
    <style:style style:name="T237_65" style:family="text"/>
    <style:style style:name="T237_66" style:family="text"/>
    <style:style style:name="T237_67" style:family="text"/>
    <style:style style:name="T237_68" style:family="text"/>
    <style:style style:name="T237_69" style:family="text"/>
    <style:style style:name="T237_70" style:family="text"/>
    <style:style style:name="P23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P23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T239_95" style:family="text"/>
    <style:style style:name="T239_96" style:family="text"/>
    <style:style style:name="T239_97" style:family="text"/>
    <style:style style:name="T239_98" style:family="text"/>
    <style:style style:name="T239_99" style:family="text"/>
    <style:style style:name="T239_100" style:family="text"/>
    <style:style style:name="T239_101" style:family="text"/>
    <style:style style:name="T239_102" style:family="text"/>
    <style:style style:name="T239_103" style:family="text"/>
    <style:style style:name="T239_104" style:family="text"/>
    <style:style style:name="T239_105" style:family="text"/>
    <style:style style:name="T239_106" style:family="text"/>
    <style:style style:name="T239_107" style:family="text"/>
    <style:style style:name="T239_108" style:family="text"/>
    <style:style style:name="T239_109" style:family="text"/>
    <style:style style:name="T239_110" style:family="text"/>
    <style:style style:name="T239_111" style:family="text"/>
    <style:style style:name="T239_112" style:family="text"/>
    <style:style style:name="T239_113" style:family="text"/>
    <style:style style:name="T239_114" style:family="text"/>
    <style:style style:name="T239_115" style:family="text"/>
    <style:style style:name="T239_116" style:family="text"/>
    <style:style style:name="T239_117" style:family="text"/>
    <style:style style:name="T239_118" style:family="text"/>
    <style:style style:name="T239_119" style:family="text"/>
    <style:style style:name="T239_120" style:family="text"/>
    <style:style style:name="T239_121" style:family="text"/>
    <style:style style:name="T239_122" style:family="text"/>
    <style:style style:name="T239_123" style:family="text"/>
    <style:style style:name="T239_124" style:family="text"/>
    <style:style style:name="T239_125" style:family="text"/>
    <style:style style:name="T239_126" style:family="text"/>
    <style:style style:name="T239_127" style:family="text"/>
    <style:style style:name="T239_128" style:family="text"/>
    <style:style style:name="T239_129" style:family="text"/>
    <style:style style:name="T239_130" style:family="text"/>
    <style:style style:name="T239_131" style:family="text"/>
    <style:style style:name="T239_132" style:family="text"/>
    <style:style style:name="T239_133" style:family="text"/>
    <style:style style:name="T239_134" style:family="text"/>
    <style:style style:name="T239_135" style:family="text"/>
    <style:style style:name="T239_136" style:family="text"/>
    <style:style style:name="T239_137" style:family="text"/>
    <style:style style:name="T239_138" style:family="text"/>
    <style:style style:name="T239_139" style:family="text"/>
    <style:style style:name="T239_140" style:family="text"/>
    <style:style style:name="T239_141" style:family="text"/>
    <style:style style:name="T239_142" style:family="text"/>
    <style:style style:name="P240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P24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T241_73" style:family="text"/>
    <style:style style:name="T241_74" style:family="text"/>
    <style:style style:name="T241_75" style:family="text"/>
    <style:style style:name="T241_76" style:family="text"/>
    <style:style style:name="T241_77" style:family="text"/>
    <style:style style:name="T241_78" style:family="text"/>
    <style:style style:name="T241_79" style:family="text"/>
    <style:style style:name="T241_80" style:family="text"/>
    <style:style style:name="T241_81" style:family="text"/>
    <style:style style:name="T241_82" style:family="text"/>
    <style:style style:name="T241_83" style:family="text"/>
    <style:style style:name="T241_84" style:family="text"/>
    <style:style style:name="T241_85" style:family="text"/>
    <style:style style:name="T241_86" style:family="text"/>
    <style:style style:name="T241_87" style:family="text"/>
    <style:style style:name="T241_88" style:family="text"/>
    <style:style style:name="T241_89" style:family="text"/>
    <style:style style:name="T241_90" style:family="text"/>
    <style:style style:name="T241_91" style:family="text"/>
    <style:style style:name="T241_92" style:family="text"/>
    <style:style style:name="T241_93" style:family="text"/>
    <style:style style:name="T241_94" style:family="text"/>
    <style:style style:name="T241_95" style:family="text"/>
    <style:style style:name="T241_96" style:family="text"/>
    <style:style style:name="T241_97" style:family="text"/>
    <style:style style:name="T241_98" style:family="text"/>
    <style:style style:name="T241_99" style:family="text"/>
    <style:style style:name="T241_100" style:family="text"/>
    <style:style style:name="T241_101" style:family="text"/>
    <style:style style:name="T241_102" style:family="text"/>
    <style:style style:name="T241_103" style:family="text"/>
    <style:style style:name="T241_104" style:family="text"/>
    <style:style style:name="T241_105" style:family="text"/>
    <style:style style:name="T241_106" style:family="text"/>
    <style:style style:name="T241_107" style:family="text"/>
    <style:style style:name="T241_108" style:family="text"/>
    <style:style style:name="T241_109" style:family="text"/>
    <style:style style:name="T241_110" style:family="text"/>
    <style:style style:name="T241_111" style:family="text"/>
    <style:style style:name="T241_112" style:family="text"/>
    <style:style style:name="T241_113" style:family="text"/>
    <style:style style:name="T241_114" style:family="text"/>
    <style:style style:name="T241_115" style:family="text"/>
    <style:style style:name="T241_116" style:family="text"/>
    <style:style style:name="T241_117" style:family="text"/>
    <style:style style:name="T241_118" style:family="text"/>
    <style:style style:name="T241_119" style:family="text"/>
    <style:style style:name="T241_120" style:family="text"/>
    <style:style style:name="T241_121" style:family="text"/>
    <style:style style:name="T241_122" style:family="text"/>
    <style:style style:name="T241_123" style:family="text"/>
    <style:style style:name="T241_124" style:family="text"/>
    <style:style style:name="T241_125" style:family="text"/>
    <style:style style:name="T241_126" style:family="text"/>
    <style:style style:name="T241_127" style:family="text"/>
    <style:style style:name="T241_128" style:family="text"/>
    <style:style style:name="T241_129" style:family="text"/>
    <style:style style:name="T241_130" style:family="text"/>
    <style:style style:name="T241_131" style:family="text"/>
    <style:style style:name="T241_132" style:family="text"/>
    <style:style style:name="T241_133" style:family="text"/>
    <style:style style:name="T241_134" style:family="text"/>
    <style:style style:name="T241_135" style:family="text"/>
    <style:style style:name="T241_136" style:family="text"/>
    <style:style style:name="T241_137" style:family="text"/>
    <style:style style:name="T241_138" style:family="text"/>
    <style:style style:name="T241_139" style:family="text"/>
    <style:style style:name="T241_140" style:family="text"/>
    <style:style style:name="T241_141" style:family="text"/>
    <style:style style:name="T241_142" style:family="text"/>
    <style:style style:name="T241_143" style:family="text"/>
    <style:style style:name="T241_144" style:family="text"/>
    <style:style style:name="T241_145" style:family="text"/>
    <style:style style:name="T241_146" style:family="text"/>
    <style:style style:name="T241_147" style:family="text"/>
    <style:style style:name="T241_148" style:family="text"/>
    <style:style style:name="P242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P243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P244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P245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P246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T246_43" style:family="text"/>
    <style:style style:name="T246_44" style:family="text"/>
    <style:style style:name="T246_45" style:family="text"/>
    <style:style style:name="T246_46" style:family="text"/>
    <style:style style:name="T246_47" style:family="text"/>
    <style:style style:name="T246_48" style:family="text"/>
    <style:style style:name="T246_49" style:family="text"/>
    <style:style style:name="T246_50" style:family="text"/>
    <style:style style:name="T246_51" style:family="text"/>
    <style:style style:name="T246_52" style:family="text"/>
    <style:style style:name="T246_53" style:family="text"/>
    <style:style style:name="T246_54" style:family="text"/>
    <style:style style:name="T246_55" style:family="text"/>
    <style:style style:name="T246_56" style:family="text"/>
    <style:style style:name="T246_57" style:family="text"/>
    <style:style style:name="T246_58" style:family="text"/>
    <style:style style:name="T246_59" style:family="text"/>
    <style:style style:name="T246_60" style:family="text"/>
    <style:style style:name="T246_61" style:family="text"/>
    <style:style style:name="T246_62" style:family="text"/>
    <style:style style:name="T246_63" style:family="text"/>
    <style:style style:name="T246_64" style:family="text"/>
    <style:style style:name="T246_65" style:family="text"/>
    <style:style style:name="T246_66" style:family="text"/>
    <style:style style:name="T246_67" style:family="text"/>
    <style:style style:name="T246_68" style:family="text"/>
    <style:style style:name="T246_69" style:family="text"/>
    <style:style style:name="T246_70" style:family="text"/>
    <style:style style:name="T246_71" style:family="text"/>
    <style:style style:name="T246_72" style:family="text"/>
    <style:style style:name="T246_73" style:family="text"/>
    <style:style style:name="T246_74" style:family="text"/>
    <style:style style:name="T246_75" style:family="text"/>
    <style:style style:name="P247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T247_45" style:family="text"/>
    <style:style style:name="T247_46" style:family="text"/>
    <style:style style:name="T247_47" style:family="text"/>
    <style:style style:name="T247_48" style:family="text"/>
    <style:style style:name="T247_49" style:family="text"/>
    <style:style style:name="T247_50" style:family="text"/>
    <style:style style:name="T247_51" style:family="text"/>
    <style:style style:name="T247_52" style:family="text"/>
    <style:style style:name="T247_53" style:family="text"/>
    <style:style style:name="T247_54" style:family="text"/>
    <style:style style:name="T247_55" style:family="text"/>
    <style:style style:name="T247_56" style:family="text"/>
    <style:style style:name="T247_57" style:family="text"/>
    <style:style style:name="T247_58" style:family="text"/>
    <style:style style:name="P248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P249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P250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P251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P252" style:family="paragraph" style:parent-style-name="Standard">
      <style:paragraph-properties fo:break-before="auto" fo:text-indent="0cm" fo:line-height="100%" fo:margin-left="1.27cm" style:writing-mode="lr-tb">
        <style:tab-stops>
          <style:tab-stop style:type="left" style:leader-style="none" style:position="0cm"/>
          <style:tab-stop style:type="left" style:leader-style="none" style:position="5.08cm"/>
        </style:tab-stops>
      </style:paragraph-properties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/>
    <style:style style:name="T252_117" style:family="text"/>
    <style:style style:name="T252_118" style:family="text"/>
    <style:style style:name="T252_119" style:family="text"/>
    <style:style style:name="T252_120" style:family="text"/>
    <style:style style:name="T252_121" style:family="text"/>
    <style:style style:name="T252_122" style:family="text"/>
    <style:style style:name="T252_123" style:family="text"/>
    <style:style style:name="T252_124" style:family="text"/>
    <style:style style:name="T252_125" style:family="text"/>
    <style:style style:name="T252_126" style:family="text"/>
    <style:style style:name="T252_127" style:family="text"/>
    <style:style style:name="T252_128" style:family="text"/>
    <style:style style:name="P253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T253_32" style:family="text"/>
    <style:style style:name="T253_33" style:family="text"/>
    <style:style style:name="T253_34" style:family="text"/>
    <style:style style:name="T253_35" style:family="text"/>
    <style:style style:name="T253_36" style:family="text"/>
    <style:style style:name="T253_37" style:family="text"/>
    <style:style style:name="T253_38" style:family="text"/>
    <style:style style:name="T253_39" style:family="text"/>
    <style:style style:name="T253_40" style:family="text"/>
    <style:style style:name="T253_41" style:family="text"/>
    <style:style style:name="T253_42" style:family="text"/>
    <style:style style:name="T253_43" style:family="text"/>
    <style:style style:name="T253_44" style:family="text"/>
    <style:style style:name="T253_45" style:family="text"/>
    <style:style style:name="T253_46" style:family="text"/>
    <style:style style:name="T253_47" style:family="text"/>
    <style:style style:name="T253_48" style:family="text"/>
    <style:style style:name="T253_49" style:family="text"/>
    <style:style style:name="T253_50" style:family="text"/>
    <style:style style:name="T253_51" style:family="text"/>
    <style:style style:name="T253_52" style:family="text"/>
    <style:style style:name="T253_53" style:family="text"/>
    <style:style style:name="T253_54" style:family="text"/>
    <style:style style:name="T253_55" style:family="text"/>
    <style:style style:name="T253_56" style:family="text"/>
    <style:style style:name="T253_57" style:family="text"/>
    <style:style style:name="T253_58" style:family="text"/>
    <style:style style:name="T253_59" style:family="text"/>
    <style:style style:name="T253_60" style:family="text"/>
    <style:style style:name="T253_61" style:family="text"/>
    <style:style style:name="T253_62" style:family="text"/>
    <style:style style:name="T253_63" style:family="text"/>
    <style:style style:name="T253_64" style:family="text"/>
    <style:style style:name="T253_65" style:family="text"/>
    <style:style style:name="T253_66" style:family="text"/>
    <style:style style:name="T253_67" style:family="text"/>
    <style:style style:name="T253_68" style:family="text"/>
    <style:style style:name="P254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P255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P256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P257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T257_99" style:family="text"/>
    <style:style style:name="T257_100" style:family="text"/>
    <style:style style:name="T257_101" style:family="text"/>
    <style:style style:name="T257_102" style:family="text"/>
    <style:style style:name="T257_103" style:family="text"/>
    <style:style style:name="T257_104" style:family="text"/>
    <style:style style:name="T257_105" style:family="text"/>
    <style:style style:name="T257_106" style:family="text"/>
    <style:style style:name="T257_107" style:family="text"/>
    <style:style style:name="T257_108" style:family="text"/>
    <style:style style:name="T257_109" style:family="text"/>
    <style:style style:name="T257_110" style:family="text"/>
    <style:style style:name="T257_111" style:family="text"/>
    <style:style style:name="T257_112" style:family="text"/>
    <style:style style:name="T257_113" style:family="text"/>
    <style:style style:name="T257_114" style:family="text"/>
    <style:style style:name="T257_115" style:family="text"/>
    <style:style style:name="P258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T258_69" style:family="text"/>
    <style:style style:name="T258_70" style:family="text"/>
    <style:style style:name="T258_71" style:family="text"/>
    <style:style style:name="T258_72" style:family="text"/>
    <style:style style:name="T258_73" style:family="text"/>
    <style:style style:name="T258_74" style:family="text"/>
    <style:style style:name="T258_75" style:family="text"/>
    <style:style style:name="P259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T259_51" style:family="text"/>
    <style:style style:name="T259_52" style:family="text"/>
    <style:style style:name="T259_53" style:family="text"/>
    <style:style style:name="T259_54" style:family="text"/>
    <style:style style:name="T259_55" style:family="text"/>
    <style:style style:name="T259_56" style:family="text"/>
    <style:style style:name="T259_57" style:family="text"/>
    <style:style style:name="T259_58" style:family="text"/>
    <style:style style:name="T259_59" style:family="text"/>
    <style:style style:name="T259_60" style:family="text"/>
    <style:style style:name="T259_61" style:family="text"/>
    <style:style style:name="T259_62" style:family="text"/>
    <style:style style:name="T259_63" style:family="text"/>
    <style:style style:name="T259_64" style:family="text"/>
    <style:style style:name="T259_65" style:family="text"/>
    <style:style style:name="T259_66" style:family="text"/>
    <style:style style:name="T259_67" style:family="text"/>
    <style:style style:name="T259_68" style:family="text"/>
    <style:style style:name="T259_69" style:family="text"/>
    <style:style style:name="T259_70" style:family="text"/>
    <style:style style:name="T259_71" style:family="text"/>
    <style:style style:name="T259_72" style:family="text"/>
    <style:style style:name="T259_73" style:family="text"/>
    <style:style style:name="T259_74" style:family="text"/>
    <style:style style:name="T259_75" style:family="text"/>
    <style:style style:name="T259_76" style:family="text"/>
    <style:style style:name="T259_77" style:family="text"/>
    <style:style style:name="T259_78" style:family="text"/>
    <style:style style:name="T259_79" style:family="text"/>
    <style:style style:name="T259_80" style:family="text"/>
    <style:style style:name="T259_81" style:family="text"/>
    <style:style style:name="T259_82" style:family="text"/>
    <style:style style:name="T259_83" style:family="text"/>
    <style:style style:name="T259_84" style:family="text"/>
    <style:style style:name="T259_85" style:family="text"/>
    <style:style style:name="T259_86" style:family="text"/>
    <style:style style:name="T259_87" style:family="text"/>
    <style:style style:name="T259_88" style:family="text"/>
    <style:style style:name="T259_89" style:family="text"/>
    <style:style style:name="T259_90" style:family="text"/>
    <style:style style:name="T259_91" style:family="text"/>
    <style:style style:name="T259_92" style:family="text"/>
    <style:style style:name="T259_93" style:family="text"/>
    <style:style style:name="T259_94" style:family="text"/>
    <style:style style:name="T259_95" style:family="text"/>
    <style:style style:name="T259_96" style:family="text"/>
    <style:style style:name="T259_97" style:family="text"/>
    <style:style style:name="T259_98" style:family="text"/>
    <style:style style:name="T259_99" style:family="text"/>
    <style:style style:name="T259_100" style:family="text"/>
    <style:style style:name="T259_101" style:family="text"/>
    <style:style style:name="T259_102" style:family="text"/>
    <style:style style:name="T259_103" style:family="text"/>
    <style:style style:name="T259_104" style:family="text"/>
    <style:style style:name="T259_105" style:family="text"/>
    <style:style style:name="T259_106" style:family="text"/>
    <style:style style:name="T259_107" style:family="text"/>
    <style:style style:name="T259_108" style:family="text"/>
    <style:style style:name="T259_109" style:family="text"/>
    <style:style style:name="T259_110" style:family="text"/>
    <style:style style:name="T259_111" style:family="text"/>
    <style:style style:name="T259_112" style:family="text"/>
    <style:style style:name="T259_113" style:family="text"/>
    <style:style style:name="T259_114" style:family="text"/>
    <style:style style:name="T259_115" style:family="text"/>
    <style:style style:name="T259_116" style:family="text"/>
    <style:style style:name="T259_117" style:family="text"/>
    <style:style style:name="T259_118" style:family="text"/>
    <style:style style:name="T259_119" style:family="text"/>
    <style:style style:name="T259_120" style:family="text"/>
    <style:style style:name="T259_121" style:family="text"/>
    <style:style style:name="T259_122" style:family="text"/>
    <style:style style:name="T259_123" style:family="text"/>
    <style:style style:name="T259_124" style:family="text"/>
    <style:style style:name="T259_125" style:family="text"/>
    <style:style style:name="T259_126" style:family="text"/>
    <style:style style:name="T259_127" style:family="text"/>
    <style:style style:name="T259_128" style:family="text"/>
    <style:style style:name="T259_129" style:family="text"/>
    <style:style style:name="T259_130" style:family="text"/>
    <style:style style:name="T259_131" style:family="text"/>
    <style:style style:name="T259_132" style:family="text"/>
    <style:style style:name="T259_133" style:family="text"/>
    <style:style style:name="T259_134" style:family="text"/>
    <style:style style:name="T259_135" style:family="text"/>
    <style:style style:name="T259_136" style:family="text"/>
    <style:style style:name="T259_137" style:family="text"/>
    <style:style style:name="T259_138" style:family="text"/>
    <style:style style:name="T259_139" style:family="text"/>
    <style:style style:name="T259_140" style:family="text"/>
    <style:style style:name="T259_141" style:family="text"/>
    <style:style style:name="T259_142" style:family="text"/>
    <style:style style:name="T259_143" style:family="text"/>
    <style:style style:name="T259_144" style:family="text"/>
    <style:style style:name="T259_145" style:family="text"/>
    <style:style style:name="T259_146" style:family="text"/>
    <style:style style:name="T259_147" style:family="text"/>
    <style:style style:name="T259_148" style:family="text"/>
    <style:style style:name="T259_149" style:family="text"/>
    <style:style style:name="T259_150" style:family="text"/>
    <style:style style:name="T259_151" style:family="text"/>
    <style:style style:name="T259_152" style:family="text"/>
    <style:style style:name="T259_153" style:family="text"/>
    <style:style style:name="T259_154" style:family="text"/>
    <style:style style:name="T259_155" style:family="text"/>
    <style:style style:name="T259_156" style:family="text"/>
    <style:style style:name="T259_157" style:family="text"/>
    <style:style style:name="T259_158" style:family="text"/>
    <style:style style:name="T259_159" style:family="text"/>
    <style:style style:name="T259_160" style:family="text"/>
    <style:style style:name="T259_161" style:family="text"/>
    <style:style style:name="T259_162" style:family="text"/>
    <style:style style:name="T259_163" style:family="text"/>
    <style:style style:name="T259_164" style:family="text"/>
    <style:style style:name="T259_165" style:family="text"/>
    <style:style style:name="T259_166" style:family="text"/>
    <style:style style:name="T259_167" style:family="text"/>
    <style:style style:name="T259_168" style:family="text"/>
    <style:style style:name="T259_169" style:family="text"/>
    <style:style style:name="T259_170" style:family="text"/>
    <style:style style:name="T259_171" style:family="text"/>
    <style:style style:name="T259_172" style:family="text"/>
    <style:style style:name="T259_173" style:family="text"/>
    <style:style style:name="T259_174" style:family="text"/>
    <style:style style:name="T259_175" style:family="text"/>
    <style:style style:name="T259_176" style:family="text"/>
    <style:style style:name="T259_177" style:family="text"/>
    <style:style style:name="T259_178" style:family="text"/>
    <style:style style:name="T259_179" style:family="text"/>
    <style:style style:name="T259_180" style:family="text"/>
    <style:style style:name="T259_181" style:family="text"/>
    <style:style style:name="T259_182" style:family="text"/>
    <style:style style:name="T259_183" style:family="text"/>
    <style:style style:name="T259_184" style:family="text"/>
    <style:style style:name="T259_185" style:family="text"/>
    <style:style style:name="T259_186" style:family="text"/>
    <style:style style:name="T259_187" style:family="text"/>
    <style:style style:name="T259_188" style:family="text"/>
    <style:style style:name="T259_189" style:family="text"/>
    <style:style style:name="T259_190" style:family="text"/>
    <style:style style:name="T259_191" style:family="text"/>
    <style:style style:name="T259_192" style:family="text"/>
    <style:style style:name="T259_193" style:family="text"/>
    <style:style style:name="T259_194" style:family="text"/>
    <style:style style:name="T259_195" style:family="text"/>
    <style:style style:name="T259_196" style:family="text"/>
    <style:style style:name="T259_197" style:family="text"/>
    <style:style style:name="T259_198" style:family="text"/>
    <style:style style:name="T259_199" style:family="text"/>
    <style:style style:name="T259_200" style:family="text"/>
    <style:style style:name="T259_201" style:family="text"/>
    <style:style style:name="T259_202" style:family="text"/>
    <style:style style:name="T259_203" style:family="text"/>
    <style:style style:name="P260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T260_109" style:family="text"/>
    <style:style style:name="T260_110" style:family="text"/>
    <style:style style:name="T260_111" style:family="text"/>
    <style:style style:name="T260_112" style:family="text"/>
    <style:style style:name="T260_113" style:family="text"/>
    <style:style style:name="T260_114" style:family="text"/>
    <style:style style:name="T260_115" style:family="text"/>
    <style:style style:name="T260_116" style:family="text"/>
    <style:style style:name="T260_117" style:family="text"/>
    <style:style style:name="T260_118" style:family="text"/>
    <style:style style:name="T260_119" style:family="text"/>
    <style:style style:name="T260_120" style:family="text"/>
    <style:style style:name="T260_121" style:family="text"/>
    <style:style style:name="T260_122" style:family="text"/>
    <style:style style:name="T260_123" style:family="text"/>
    <style:style style:name="T260_124" style:family="text"/>
    <style:style style:name="T260_125" style:family="text"/>
    <style:style style:name="T260_126" style:family="text"/>
    <style:style style:name="T260_127" style:family="text"/>
    <style:style style:name="T260_128" style:family="text"/>
    <style:style style:name="T260_129" style:family="text"/>
    <style:style style:name="T260_130" style:family="text"/>
    <style:style style:name="T260_131" style:family="text"/>
    <style:style style:name="T260_132" style:family="text"/>
    <style:style style:name="T260_133" style:family="text"/>
    <style:style style:name="T260_134" style:family="text"/>
    <style:style style:name="T260_135" style:family="text"/>
    <style:style style:name="T260_136" style:family="text"/>
    <style:style style:name="T260_137" style:family="text"/>
    <style:style style:name="T260_138" style:family="text"/>
    <style:style style:name="T260_139" style:family="text"/>
    <style:style style:name="T260_140" style:family="text"/>
    <style:style style:name="T260_141" style:family="text"/>
    <style:style style:name="T260_142" style:family="text"/>
    <style:style style:name="T260_143" style:family="text"/>
    <style:style style:name="T260_144" style:family="text"/>
    <style:style style:name="T260_145" style:family="text"/>
    <style:style style:name="T260_146" style:family="text"/>
    <style:style style:name="T260_147" style:family="text"/>
    <style:style style:name="T260_148" style:family="text"/>
    <style:style style:name="T260_149" style:family="text"/>
    <style:style style:name="T260_150" style:family="text"/>
    <style:style style:name="T260_151" style:family="text"/>
    <style:style style:name="T260_152" style:family="text"/>
    <style:style style:name="T260_153" style:family="text"/>
    <style:style style:name="T260_154" style:family="text"/>
    <style:style style:name="T260_155" style:family="text"/>
    <style:style style:name="T260_156" style:family="text"/>
    <style:style style:name="T260_157" style:family="text"/>
    <style:style style:name="T260_158" style:family="text"/>
    <style:style style:name="T260_159" style:family="text"/>
    <style:style style:name="T260_160" style:family="text"/>
    <style:style style:name="T260_161" style:family="text"/>
    <style:style style:name="T260_162" style:family="text"/>
    <style:style style:name="T260_163" style:family="text"/>
    <style:style style:name="T260_164" style:family="text"/>
    <style:style style:name="T260_165" style:family="text"/>
    <style:style style:name="T260_166" style:family="text"/>
    <style:style style:name="T260_167" style:family="text"/>
    <style:style style:name="T260_168" style:family="text"/>
    <style:style style:name="T260_169" style:family="text"/>
    <style:style style:name="T260_170" style:family="text"/>
    <style:style style:name="T260_171" style:family="text"/>
    <style:style style:name="T260_172" style:family="text"/>
    <style:style style:name="T260_173" style:family="text"/>
    <style:style style:name="T260_174" style:family="text"/>
    <style:style style:name="T260_175" style:family="text"/>
    <style:style style:name="T260_176" style:family="text"/>
    <style:style style:name="T260_177" style:family="text"/>
    <style:style style:name="T260_178" style:family="text"/>
    <style:style style:name="T260_179" style:family="text"/>
    <style:style style:name="T260_180" style:family="text"/>
    <style:style style:name="T260_181" style:family="text"/>
    <style:style style:name="T260_182" style:family="text"/>
    <style:style style:name="T260_183" style:family="text"/>
    <style:style style:name="T260_184" style:family="text"/>
    <style:style style:name="T260_185" style:family="text"/>
    <style:style style:name="T260_186" style:family="text"/>
    <style:style style:name="T260_187" style:family="text"/>
    <style:style style:name="T260_188" style:family="text"/>
    <style:style style:name="T260_189" style:family="text"/>
    <style:style style:name="T260_190" style:family="text"/>
    <style:style style:name="T260_191" style:family="text"/>
    <style:style style:name="P261" style:family="paragraph" style:parent-style-name="Standard">
      <style:paragraph-properties fo:break-before="auto" fo:text-indent="-0.635cm" fo:line-height="100%" fo:margin-left="2.54cm" style:writing-mode="lr-tb">
        <style:tab-stops>
          <style:tab-stop style:type="left" style:leader-style="none" style:position="0cm"/>
        </style:tab-stops>
      </style:paragraph-properties>
    </style:style>
    <style:style style:name="P262" style:family="paragraph" style:parent-style-name="Standard">
      <style:paragraph-properties fo:break-before="auto" fo:text-indent="0cm" fo:line-height="100%" style:writing-mode="lr-tb"/>
    </style:style>
    <style:style style:name="T262_1" style:family="text">
      <style:text-properties fo:font-weight="bold" style:font-weight-asian="bold" style:font-weight-complex="bold"/>
    </style:style>
    <style:style style:name="T262_2" style:family="text">
      <style:text-properties fo:font-weight="bold" style:font-weight-asian="bold" style:font-weight-complex="bold"/>
    </style:style>
    <style:style style:name="T262_3" style:family="text">
      <style:text-properties fo:font-weight="bold" style:font-weight-asian="bold" style:font-weight-complex="bold"/>
    </style:style>
    <style:style style:name="T262_4" style:family="text">
      <style:text-properties fo:font-weight="bold" style:font-weight-asian="bold" style:font-weight-complex="bold"/>
    </style:style>
    <style:style style:name="T262_5" style:family="text">
      <style:text-properties fo:font-weight="bold" style:font-weight-asian="bold" style:font-weight-complex="bold"/>
    </style:style>
    <style:style style:name="P26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P264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P265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P266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P267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P268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P269" style:family="paragraph" style:parent-style-name="Standard">
      <style:paragraph-properties fo:break-before="auto" fo:text-indent="0cm" fo:line-height="100%" style:writing-mode="lr-tb"/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>
      <style:text-properties fo:font-weight="bold" style:font-weight-asian="bold" style:font-weight-complex="bold"/>
    </style:style>
    <style:style style:name="T269_4" style:family="text">
      <style:text-properties fo:font-weight="bold" style:font-weight-asian="bold" style:font-weight-complex="bold"/>
    </style:style>
    <style:style style:name="T269_5" style:family="text">
      <style:text-properties fo:font-weight="bold" style:font-weight-asian="bold" style:font-weight-complex="bold"/>
    </style:style>
    <style:style style:name="P27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T270_75" style:family="text"/>
    <style:style style:name="T270_76" style:family="text"/>
    <style:style style:name="T270_77" style:family="text"/>
    <style:style style:name="T270_78" style:family="text"/>
    <style:style style:name="T270_79" style:family="text"/>
    <style:style style:name="T270_80" style:family="text"/>
    <style:style style:name="T270_81" style:family="text"/>
    <style:style style:name="T270_82" style:family="text"/>
    <style:style style:name="P271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P272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T272_50" style:family="text"/>
    <style:style style:name="T272_51" style:family="text"/>
    <style:style style:name="T272_52" style:family="text"/>
    <style:style style:name="T272_53" style:family="text"/>
    <style:style style:name="T272_54" style:family="text"/>
    <style:style style:name="T272_55" style:family="text"/>
    <style:style style:name="T272_56" style:family="text"/>
    <style:style style:name="T272_57" style:family="text"/>
    <style:style style:name="T272_58" style:family="text"/>
    <style:style style:name="T272_59" style:family="text"/>
    <style:style style:name="T272_60" style:family="text"/>
    <style:style style:name="T272_61" style:family="text"/>
    <style:style style:name="T272_62" style:family="text"/>
    <style:style style:name="T272_63" style:family="text"/>
    <style:style style:name="T272_64" style:family="text"/>
    <style:style style:name="T272_65" style:family="text"/>
    <style:style style:name="T272_66" style:family="text"/>
    <style:style style:name="T272_67" style:family="text"/>
    <style:style style:name="T272_68" style:family="text"/>
    <style:style style:name="T272_69" style:family="text"/>
    <style:style style:name="T272_70" style:family="text"/>
    <style:style style:name="T272_71" style:family="text"/>
    <style:style style:name="T272_72" style:family="text"/>
    <style:style style:name="T272_73" style:family="text"/>
    <style:style style:name="T272_74" style:family="text"/>
    <style:style style:name="T272_75" style:family="text"/>
    <style:style style:name="T272_76" style:family="text"/>
    <style:style style:name="T272_77" style:family="text"/>
    <style:style style:name="T272_78" style:family="text"/>
    <style:style style:name="T272_79" style:family="text"/>
    <style:style style:name="T272_80" style:family="text"/>
    <style:style style:name="T272_81" style:family="text"/>
    <style:style style:name="T272_82" style:family="text"/>
    <style:style style:name="T272_83" style:family="text"/>
    <style:style style:name="T272_84" style:family="text"/>
    <style:style style:name="T272_85" style:family="text"/>
    <style:style style:name="T272_86" style:family="text"/>
    <style:style style:name="T272_87" style:family="text"/>
    <style:style style:name="T272_88" style:family="text"/>
    <style:style style:name="T272_89" style:family="text"/>
    <style:style style:name="T272_90" style:family="text"/>
    <style:style style:name="T272_91" style:family="text"/>
    <style:style style:name="T272_92" style:family="text"/>
    <style:style style:name="T272_93" style:family="text"/>
    <style:style style:name="T272_94" style:family="text"/>
    <style:style style:name="P273" style:family="paragraph" style:parent-style-name="Standard">
      <style:paragraph-properties fo:break-before="auto" fo:text-indent="-0.635cm" fo:line-height="100%" fo:margin-left="1.27cm" style:writing-mode="lr-tb">
        <style:tab-stops>
          <style:tab-stop style:type="left" style:leader-style="none" style:position="5.08cm"/>
        </style:tab-stops>
      </style:paragraph-properties>
    </style:style>
    <style:style style:name="P274" style:family="paragraph" style:parent-style-name="Standard">
      <style:paragraph-properties fo:break-before="auto" fo:text-indent="0cm" fo:line-height="100%" style:writing-mode="lr-tb"/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>
      <style:text-properties fo:font-weight="bold" style:font-weight-asian="bold" style:font-weight-complex="bold"/>
    </style:style>
    <style:style style:name="T274_4" style:family="text">
      <style:text-properties fo:font-weight="bold" style:font-weight-asian="bold" style:font-weight-complex="bold"/>
    </style:style>
    <style:style style:name="T274_5" style:family="text">
      <style:text-properties fo:font-weight="bold" style:font-weight-asian="bold" style:font-weight-complex="bold"/>
    </style:style>
    <style:style style:name="T274_6" style:family="text">
      <style:text-properties fo:font-weight="bold" style:font-weight-asian="bold" style:font-weight-complex="bold"/>
    </style:style>
    <style:style style:name="T274_7" style:family="text">
      <style:text-properties fo:font-weight="bold" style:font-weight-asian="bold" style:font-weight-complex="bold"/>
    </style:style>
    <style:style style:name="T274_8" style:family="text">
      <style:text-properties fo:font-weight="bold" style:font-weight-asian="bold" style:font-weight-complex="bold"/>
    </style:style>
    <style:style style:name="T274_9" style:family="text">
      <style:text-properties fo:font-weight="bold" style:font-weight-asian="bold" style:font-weight-complex="bold"/>
    </style:style>
    <style:style style:name="P27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P27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7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78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278_1" style:family="text">
      <style:text-properties fo:font-size="14pt" style:font-size-asian="14pt" style:font-size-complex="14pt" fo:font-weight="bold" style:font-weight-asian="bold" style:font-weight-complex="bold"/>
    </style:style>
    <style:style style:name="T278_2" style:family="text">
      <style:text-properties fo:font-size="14pt" style:font-size-asian="14pt" style:font-size-complex="14pt" fo:font-weight="bold" style:font-weight-asian="bold" style:font-weight-complex="bold"/>
    </style:style>
    <style:style style:name="P279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279_1" style:family="text">
      <style:text-properties fo:font-size="14pt" style:font-size-asian="14pt" style:font-size-complex="14pt" fo:font-weight="bold" style:font-weight-asian="bold" style:font-weight-complex="bold"/>
    </style:style>
    <style:style style:name="T279_2" style:family="text">
      <style:text-properties fo:font-size="14pt" style:font-size-asian="14pt" style:font-size-complex="14pt" fo:font-weight="bold" style:font-weight-asian="bold" style:font-weight-complex="bold"/>
    </style:style>
    <style:style style:name="T279_3" style:family="text">
      <style:text-properties fo:font-size="14pt" style:font-size-asian="14pt" style:font-size-complex="14pt" fo:font-weight="bold" style:font-weight-asian="bold" style:font-weight-complex="bold"/>
    </style:style>
    <style:style style:name="P280" style:family="paragraph" style:parent-style-name="Standard">
      <style:paragraph-properties fo:break-before="auto" fo:text-indent="0cm" fo:line-height="115%" fo:margin-top="0cm" style:writing-mode="lr-tb"/>
      <style:text-properties fo:font-weight="bold" style:font-weight-asian="bold" style:font-weight-complex="bold"/>
    </style:style>
    <style:style style:name="P28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1_1" style:family="text">
      <style:text-properties fo:font-weight="bold" style:font-weight-asian="bold" style:font-weight-complex="bold"/>
    </style:style>
    <style:style style:name="T281_2" style:family="text">
      <style:text-properties fo:font-weight="bold" style:font-weight-asian="bold" style:font-weight-complex="bold"/>
    </style:style>
    <style:style style:name="T281_3" style:family="text">
      <style:text-properties fo:font-weight="bold" style:font-weight-asian="bold" style:font-weight-complex="bold"/>
    </style:style>
    <style:style style:name="T281_4" style:family="text">
      <style:text-properties fo:font-weight="bold" style:font-weight-asian="bold" style:font-weight-complex="bold"/>
    </style:style>
    <style:style style:name="T281_5" style:family="text">
      <style:text-properties fo:font-weight="bold" style:font-weight-asian="bold" style:font-weight-complex="bold"/>
    </style:style>
    <style:style style:name="T281_6" style:family="text">
      <style:text-properties fo:font-weight="bold" style:font-weight-asian="bold" style:font-weight-complex="bold"/>
    </style:style>
    <style:style style:name="T281_7" style:family="text">
      <style:text-properties fo:font-weight="bold" style:font-weight-asian="bold" style:font-weight-complex="bold"/>
    </style:style>
    <style:style style:name="T281_8" style:family="text">
      <style:text-properties fo:font-weight="bold" style:font-weight-asian="bold" style:font-weight-complex="bold"/>
    </style:style>
    <style:style style:name="T281_9" style:family="text">
      <style:text-properties fo:font-weight="bold" style:font-weight-asian="bold" style:font-weight-complex="bold"/>
    </style:style>
    <style:style style:name="P28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T282_73" style:family="text"/>
    <style:style style:name="T282_74" style:family="text"/>
    <style:style style:name="T282_75" style:family="text"/>
    <style:style style:name="T282_76" style:family="text"/>
    <style:style style:name="T282_77" style:family="text"/>
    <style:style style:name="T282_78" style:family="text"/>
    <style:style style:name="T282_79" style:family="text"/>
    <style:style style:name="T282_80" style:family="text"/>
    <style:style style:name="T282_81" style:family="text"/>
    <style:style style:name="T282_82" style:family="text"/>
    <style:style style:name="T282_83" style:family="text"/>
    <style:style style:name="T282_84" style:family="text"/>
    <style:style style:name="T282_85" style:family="text"/>
    <style:style style:name="T282_86" style:family="text"/>
    <style:style style:name="T282_87" style:family="text"/>
    <style:style style:name="T282_88" style:family="text"/>
    <style:style style:name="T282_89" style:family="text"/>
    <style:style style:name="T282_90" style:family="text"/>
    <style:style style:name="T282_91" style:family="text"/>
    <style:style style:name="T282_92" style:family="text"/>
    <style:style style:name="T282_93" style:family="text"/>
    <style:style style:name="T282_94" style:family="text"/>
    <style:style style:name="T282_95" style:family="text"/>
    <style:style style:name="T282_96" style:family="text"/>
    <style:style style:name="T282_97" style:family="text"/>
    <style:style style:name="T282_98" style:family="text"/>
    <style:style style:name="T282_99" style:family="text"/>
    <style:style style:name="T282_100" style:family="text"/>
    <style:style style:name="T282_101" style:family="text"/>
    <style:style style:name="T282_102" style:family="text"/>
    <style:style style:name="T282_103" style:family="text"/>
    <style:style style:name="T282_104" style:family="text"/>
    <style:style style:name="T282_105" style:family="text"/>
    <style:style style:name="T282_106" style:family="text"/>
    <style:style style:name="T282_107" style:family="text"/>
    <style:style style:name="T282_108" style:family="text"/>
    <style:style style:name="T282_109" style:family="text"/>
    <style:style style:name="T282_110" style:family="text"/>
    <style:style style:name="T282_111" style:family="text"/>
    <style:style style:name="T282_112" style:family="text"/>
    <style:style style:name="T282_113" style:family="text"/>
    <style:style style:name="T282_114" style:family="text"/>
    <style:style style:name="T282_115" style:family="text"/>
    <style:style style:name="T282_116" style:family="text"/>
    <style:style style:name="T282_117" style:family="text"/>
    <style:style style:name="T282_118" style:family="text"/>
    <style:style style:name="T282_119" style:family="text"/>
    <style:style style:name="T282_120" style:family="text"/>
    <style:style style:name="T282_121" style:family="text"/>
    <style:style style:name="T282_122" style:family="text"/>
    <style:style style:name="T282_123" style:family="text"/>
    <style:style style:name="T282_124" style:family="text"/>
    <style:style style:name="T282_125" style:family="text"/>
    <style:style style:name="T282_126" style:family="text"/>
    <style:style style:name="T282_127" style:family="text"/>
    <style:style style:name="T282_128" style:family="text"/>
    <style:style style:name="T282_129" style:family="text"/>
    <style:style style:name="T282_130" style:family="text"/>
    <style:style style:name="T282_131" style:family="text"/>
    <style:style style:name="T282_132" style:family="text"/>
    <style:style style:name="T282_133" style:family="text"/>
    <style:style style:name="T282_134" style:family="text"/>
    <style:style style:name="T282_135" style:family="text"/>
    <style:style style:name="T282_136" style:family="text"/>
    <style:style style:name="T282_137" style:family="text"/>
    <style:style style:name="T282_138" style:family="text"/>
    <style:style style:name="T282_139" style:family="text"/>
    <style:style style:name="T282_140" style:family="text"/>
    <style:style style:name="T282_141" style:family="text"/>
    <style:style style:name="T282_142" style:family="text"/>
    <style:style style:name="T282_143" style:family="text"/>
    <style:style style:name="T282_144" style:family="text"/>
    <style:style style:name="T282_145" style:family="text"/>
    <style:style style:name="T282_146" style:family="text"/>
    <style:style style:name="T282_147" style:family="text"/>
    <style:style style:name="T282_148" style:family="text"/>
    <style:style style:name="T282_149" style:family="text"/>
    <style:style style:name="T282_150" style:family="text"/>
    <style:style style:name="T282_151" style:family="text"/>
    <style:style style:name="T282_152" style:family="text"/>
    <style:style style:name="T282_153" style:family="text"/>
    <style:style style:name="T282_154" style:family="text"/>
    <style:style style:name="P28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8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P28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P28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8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>
      <style:text-properties fo:font-weight="bold" style:font-weight-asian="bold" style:font-weight-complex="bold"/>
    </style:style>
    <style:style style:name="P28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P289" style:family="paragraph" style:parent-style-name="Standard">
      <style:paragraph-properties fo:break-before="auto" fo:line-height="115%" fo:margin-top="0cm" fo:margin-left="1.27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P290" style:family="paragraph" style:parent-style-name="Standard">
      <style:paragraph-properties fo:break-before="auto" fo:line-height="115%" fo:margin-top="0cm" fo:margin-left="1.27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P291" style:family="paragraph" style:parent-style-name="Standard">
      <style:paragraph-properties fo:break-before="auto" fo:line-height="115%" fo:margin-top="0cm" fo:margin-left="1.27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P292" style:family="paragraph" style:parent-style-name="Standard">
      <style:paragraph-properties fo:break-before="auto" fo:line-height="115%" fo:margin-top="0cm" fo:margin-left="1.27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T292_36" style:family="text"/>
    <style:style style:name="T292_37" style:family="text"/>
    <style:style style:name="T292_38" style:family="text"/>
    <style:style style:name="T292_39" style:family="text"/>
    <style:style style:name="T292_40" style:family="text"/>
    <style:style style:name="T292_41" style:family="text"/>
    <style:style style:name="T292_42" style:family="text"/>
    <style:style style:name="T292_43" style:family="text"/>
    <style:style style:name="T292_44" style:family="text"/>
    <style:style style:name="T292_45" style:family="text"/>
    <style:style style:name="T292_46" style:family="text"/>
    <style:style style:name="T292_47" style:family="text"/>
    <style:style style:name="T292_48" style:family="text"/>
    <style:style style:name="T292_49" style:family="text"/>
    <style:style style:name="T292_50" style:family="text"/>
    <style:style style:name="T292_51" style:family="text"/>
    <style:style style:name="T292_52" style:family="text"/>
    <style:style style:name="T292_53" style:family="text"/>
    <style:style style:name="T292_54" style:family="text"/>
    <style:style style:name="T292_55" style:family="text"/>
    <style:style style:name="T292_56" style:family="text"/>
    <style:style style:name="T292_57" style:family="text"/>
    <style:style style:name="T292_58" style:family="text"/>
    <style:style style:name="T292_59" style:family="text"/>
    <style:style style:name="T292_60" style:family="text"/>
    <style:style style:name="T292_61" style:family="text"/>
    <style:style style:name="T292_62" style:family="text"/>
    <style:style style:name="T292_63" style:family="text"/>
    <style:style style:name="T292_64" style:family="text"/>
    <style:style style:name="T292_65" style:family="text"/>
    <style:style style:name="T292_66" style:family="text"/>
    <style:style style:name="T292_67" style:family="text"/>
    <style:style style:name="T292_68" style:family="text"/>
    <style:style style:name="T292_69" style:family="text"/>
    <style:style style:name="T292_70" style:family="text"/>
    <style:style style:name="T292_71" style:family="text"/>
    <style:style style:name="T292_72" style:family="text"/>
    <style:style style:name="P293" style:family="paragraph" style:parent-style-name="Standard">
      <style:paragraph-properties fo:break-before="auto" fo:line-height="115%" fo:margin-top="0cm" fo:margin-left="1.27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P294" style:family="paragraph" style:parent-style-name="Standard">
      <style:paragraph-properties fo:break-before="auto" fo:line-height="115%" fo:margin-top="0cm" fo:margin-left="1.27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P295" style:family="paragraph" style:parent-style-name="Standard">
      <style:paragraph-properties fo:break-before="auto" fo:text-indent="0cm" fo:line-height="115%" fo:margin-top="0cm" style:writing-mode="lr-tb"/>
    </style:style>
    <style:style style:name="P29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>
      <style:text-properties fo:font-weight="bold" style:font-weight-asian="bold" style:font-weight-complex="bold"/>
    </style:style>
    <style:style style:name="T296_4" style:family="text">
      <style:text-properties fo:font-weight="bold" style:font-weight-asian="bold" style:font-weight-complex="bold"/>
    </style:style>
    <style:style style:name="T296_5" style:family="text">
      <style:text-properties fo:font-weight="bold" style:font-weight-asian="bold" style:font-weight-complex="bold"/>
    </style:style>
    <style:style style:name="T296_6" style:family="text">
      <style:text-properties fo:font-weight="bold" style:font-weight-asian="bold" style:font-weight-complex="bold"/>
    </style:style>
    <style:style style:name="T296_7" style:family="text">
      <style:text-properties fo:font-weight="bold" style:font-weight-asian="bold" style:font-weight-complex="bold"/>
    </style:style>
    <style:style style:name="P29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T297_43" style:family="text"/>
    <style:style style:name="T297_44" style:family="text"/>
    <style:style style:name="T297_45" style:family="text"/>
    <style:style style:name="T297_46" style:family="text"/>
    <style:style style:name="T297_47" style:family="text"/>
    <style:style style:name="T297_48" style:family="text"/>
    <style:style style:name="T297_49" style:family="text"/>
    <style:style style:name="T297_50" style:family="text"/>
    <style:style style:name="T297_51" style:family="text"/>
    <style:style style:name="T297_52" style:family="text"/>
    <style:style style:name="T297_53" style:family="text"/>
    <style:style style:name="T297_54" style:family="text"/>
    <style:style style:name="T297_55" style:family="text"/>
    <style:style style:name="T297_56" style:family="text"/>
    <style:style style:name="T297_57" style:family="text"/>
    <style:style style:name="T297_58" style:family="text"/>
    <style:style style:name="T297_59" style:family="text"/>
    <style:style style:name="T297_60" style:family="text"/>
    <style:style style:name="T297_61" style:family="text"/>
    <style:style style:name="T297_62" style:family="text"/>
    <style:style style:name="T297_63" style:family="text"/>
    <style:style style:name="T297_64" style:family="text"/>
    <style:style style:name="T297_65" style:family="text"/>
    <style:style style:name="T297_66" style:family="text"/>
    <style:style style:name="T297_67" style:family="text"/>
    <style:style style:name="T297_68" style:family="text"/>
    <style:style style:name="T297_69" style:family="text"/>
    <style:style style:name="T297_70" style:family="text"/>
    <style:style style:name="T297_71" style:family="text"/>
    <style:style style:name="T297_72" style:family="text"/>
    <style:style style:name="T297_73" style:family="text"/>
    <style:style style:name="T297_74" style:family="text"/>
    <style:style style:name="T297_75" style:family="text"/>
    <style:style style:name="T297_76" style:family="text"/>
    <style:style style:name="T297_77" style:family="text"/>
    <style:style style:name="T297_78" style:family="text"/>
    <style:style style:name="T297_79" style:family="text"/>
    <style:style style:name="T297_80" style:family="text"/>
    <style:style style:name="T297_81" style:family="text"/>
    <style:style style:name="T297_82" style:family="text"/>
    <style:style style:name="T297_83" style:family="text"/>
    <style:style style:name="T297_84" style:family="text"/>
    <style:style style:name="T297_85" style:family="text"/>
    <style:style style:name="T297_86" style:family="text"/>
    <style:style style:name="T297_87" style:family="text"/>
    <style:style style:name="T297_88" style:family="text"/>
    <style:style style:name="T297_89" style:family="text"/>
    <style:style style:name="T297_90" style:family="text"/>
    <style:style style:name="T297_91" style:family="text"/>
    <style:style style:name="T297_92" style:family="text"/>
    <style:style style:name="T297_93" style:family="text"/>
    <style:style style:name="T297_94" style:family="text"/>
    <style:style style:name="P29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29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299_1" style:family="text">
      <style:text-properties fo:font-weight="bold" style:font-weight-asian="bold" style:font-weight-complex="bold"/>
    </style:style>
    <style:style style:name="T299_2" style:family="text">
      <style:text-properties fo:font-weight="bold" style:font-weight-asian="bold" style:font-weight-complex="bold"/>
    </style:style>
    <style:style style:name="T299_3" style:family="text">
      <style:text-properties fo:font-weight="bold" style:font-weight-asian="bold" style:font-weight-complex="bold"/>
    </style:style>
    <style:style style:name="P30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T300_42" style:family="text"/>
    <style:style style:name="T300_43" style:family="text"/>
    <style:style style:name="T300_44" style:family="text"/>
    <style:style style:name="T300_45" style:family="text"/>
    <style:style style:name="T300_46" style:family="text"/>
    <style:style style:name="T300_47" style:family="text"/>
    <style:style style:name="T300_48" style:family="text"/>
    <style:style style:name="T300_49" style:family="text"/>
    <style:style style:name="T300_50" style:family="text"/>
    <style:style style:name="T300_51" style:family="text"/>
    <style:style style:name="T300_52" style:family="text"/>
    <style:style style:name="T300_53" style:family="text"/>
    <style:style style:name="T300_54" style:family="text"/>
    <style:style style:name="T300_55" style:family="text"/>
    <style:style style:name="T300_56" style:family="text"/>
    <style:style style:name="T300_57" style:family="text"/>
    <style:style style:name="T300_58" style:family="text"/>
    <style:style style:name="T300_59" style:family="text"/>
    <style:style style:name="T300_60" style:family="text"/>
    <style:style style:name="T300_61" style:family="text"/>
    <style:style style:name="T300_62" style:family="text"/>
    <style:style style:name="T300_63" style:family="text"/>
    <style:style style:name="T300_64" style:family="text"/>
    <style:style style:name="T300_65" style:family="text"/>
    <style:style style:name="T300_66" style:family="text"/>
    <style:style style:name="T300_67" style:family="text"/>
    <style:style style:name="T300_68" style:family="text"/>
    <style:style style:name="T300_69" style:family="text"/>
    <style:style style:name="T300_70" style:family="text"/>
    <style:style style:name="T300_71" style:family="text"/>
    <style:style style:name="T300_72" style:family="text"/>
    <style:style style:name="T300_73" style:family="text"/>
    <style:style style:name="T300_74" style:family="text"/>
    <style:style style:name="T300_75" style:family="text"/>
    <style:style style:name="T300_76" style:family="text"/>
    <style:style style:name="T300_77" style:family="text"/>
    <style:style style:name="T300_78" style:family="text"/>
    <style:style style:name="T300_79" style:family="text"/>
    <style:style style:name="T300_80" style:family="text"/>
    <style:style style:name="T300_81" style:family="text"/>
    <style:style style:name="T300_82" style:family="text"/>
    <style:style style:name="T300_83" style:family="text"/>
    <style:style style:name="T300_84" style:family="text"/>
    <style:style style:name="T300_85" style:family="text"/>
    <style:style style:name="T300_86" style:family="text"/>
    <style:style style:name="T300_87" style:family="text"/>
    <style:style style:name="T300_88" style:family="text"/>
    <style:style style:name="T300_89" style:family="text"/>
    <style:style style:name="T300_90" style:family="text"/>
    <style:style style:name="T300_91" style:family="text"/>
    <style:style style:name="T300_92" style:family="text"/>
    <style:style style:name="T300_93" style:family="text"/>
    <style:style style:name="T300_94" style:family="text"/>
    <style:style style:name="T300_95" style:family="text"/>
    <style:style style:name="T300_96" style:family="text"/>
    <style:style style:name="T300_97" style:family="text"/>
    <style:style style:name="T300_98" style:family="text"/>
    <style:style style:name="T300_99" style:family="text"/>
    <style:style style:name="T300_100" style:family="text"/>
    <style:style style:name="T300_101" style:family="text"/>
    <style:style style:name="T300_102" style:family="text"/>
    <style:style style:name="T300_103" style:family="text"/>
    <style:style style:name="T300_104" style:family="text"/>
    <style:style style:name="T300_105" style:family="text"/>
    <style:style style:name="T300_106" style:family="text"/>
    <style:style style:name="T300_107" style:family="text"/>
    <style:style style:name="T300_108" style:family="text"/>
    <style:style style:name="T300_109" style:family="text"/>
    <style:style style:name="T300_110" style:family="text"/>
    <style:style style:name="T300_111" style:family="text"/>
    <style:style style:name="T300_112" style:family="text"/>
    <style:style style:name="T300_113" style:family="text"/>
    <style:style style:name="T300_114" style:family="text"/>
    <style:style style:name="T300_115" style:family="text"/>
    <style:style style:name="T300_116" style:family="text"/>
    <style:style style:name="T300_117" style:family="text"/>
    <style:style style:name="T300_118" style:family="text"/>
    <style:style style:name="T300_119" style:family="text"/>
    <style:style style:name="T300_120" style:family="text"/>
    <style:style style:name="T300_121" style:family="text"/>
    <style:style style:name="T300_122" style:family="text"/>
    <style:style style:name="T300_123" style:family="text"/>
    <style:style style:name="T300_124" style:family="text"/>
    <style:style style:name="T300_125" style:family="text"/>
    <style:style style:name="T300_126" style:family="text"/>
    <style:style style:name="T300_127" style:family="text"/>
    <style:style style:name="T300_128" style:family="text"/>
    <style:style style:name="T300_129" style:family="text"/>
    <style:style style:name="T300_130" style:family="text"/>
    <style:style style:name="T300_131" style:family="text"/>
    <style:style style:name="T300_132" style:family="text"/>
    <style:style style:name="T300_133" style:family="text"/>
    <style:style style:name="T300_134" style:family="text"/>
    <style:style style:name="T300_135" style:family="text"/>
    <style:style style:name="T300_136" style:family="text"/>
    <style:style style:name="T300_137" style:family="text"/>
    <style:style style:name="T300_138" style:family="text"/>
    <style:style style:name="T300_139" style:family="text"/>
    <style:style style:name="T300_140" style:family="text"/>
    <style:style style:name="T300_141" style:family="text"/>
    <style:style style:name="T300_142" style:family="text"/>
    <style:style style:name="T300_143" style:family="text"/>
    <style:style style:name="T300_144" style:family="text"/>
    <style:style style:name="T300_145" style:family="text"/>
    <style:style style:name="T300_146" style:family="text"/>
    <style:style style:name="P30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0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2_1" style:family="text">
      <style:text-properties fo:font-weight="bold" style:font-weight-asian="bold" style:font-weight-complex="bold"/>
    </style:style>
    <style:style style:name="T302_2" style:family="text">
      <style:text-properties fo:font-weight="bold" style:font-weight-asian="bold" style:font-weight-complex="bold"/>
    </style:style>
    <style:style style:name="T302_3" style:family="text">
      <style:text-properties fo:font-weight="bold" style:font-weight-asian="bold" style:font-weight-complex="bold"/>
    </style:style>
    <style:style style:name="T302_4" style:family="text">
      <style:text-properties fo:font-weight="bold" style:font-weight-asian="bold" style:font-weight-complex="bold"/>
    </style:style>
    <style:style style:name="T302_5" style:family="text">
      <style:text-properties fo:font-weight="bold" style:font-weight-asian="bold" style:font-weight-complex="bold"/>
    </style:style>
    <style:style style:name="T302_6" style:family="text">
      <style:text-properties fo:font-weight="bold" style:font-weight-asian="bold" style:font-weight-complex="bold"/>
    </style:style>
    <style:style style:name="T302_7" style:family="text">
      <style:text-properties fo:font-weight="bold" style:font-weight-asian="bold" style:font-weight-complex="bold"/>
    </style:style>
    <style:style style:name="P30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/>
    <style:style style:name="T303_56" style:family="text"/>
    <style:style style:name="T303_57" style:family="text"/>
    <style:style style:name="T303_58" style:family="text"/>
    <style:style style:name="P30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0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5_1" style:family="text">
      <style:text-properties fo:font-weight="bold" style:font-weight-asian="bold" style:font-weight-complex="bold"/>
    </style:style>
    <style:style style:name="T305_2" style:family="text">
      <style:text-properties fo:font-weight="bold" style:font-weight-asian="bold" style:font-weight-complex="bold"/>
    </style:style>
    <style:style style:name="T305_3" style:family="text">
      <style:text-properties fo:font-weight="bold" style:font-weight-asian="bold" style:font-weight-complex="bold"/>
    </style:style>
    <style:style style:name="T305_4" style:family="text">
      <style:text-properties fo:font-weight="bold" style:font-weight-asian="bold" style:font-weight-complex="bold"/>
    </style:style>
    <style:style style:name="T305_5" style:family="text">
      <style:text-properties fo:font-weight="bold" style:font-weight-asian="bold" style:font-weight-complex="bold"/>
    </style:style>
    <style:style style:name="P30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T306_57" style:family="text"/>
    <style:style style:name="T306_58" style:family="text"/>
    <style:style style:name="T306_59" style:family="text"/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T306_73" style:family="text"/>
    <style:style style:name="T306_74" style:family="text"/>
    <style:style style:name="T306_75" style:family="text"/>
    <style:style style:name="T306_76" style:family="text"/>
    <style:style style:name="T306_77" style:family="text"/>
    <style:style style:name="T306_78" style:family="text"/>
    <style:style style:name="T306_79" style:family="text"/>
    <style:style style:name="T306_80" style:family="text"/>
    <style:style style:name="T306_81" style:family="text"/>
    <style:style style:name="T306_82" style:family="text"/>
    <style:style style:name="T306_83" style:family="text"/>
    <style:style style:name="T306_84" style:family="text"/>
    <style:style style:name="T306_85" style:family="text"/>
    <style:style style:name="T306_86" style:family="text"/>
    <style:style style:name="T306_87" style:family="text"/>
    <style:style style:name="T306_88" style:family="text"/>
    <style:style style:name="T306_89" style:family="text"/>
    <style:style style:name="T306_90" style:family="text"/>
    <style:style style:name="T306_91" style:family="text"/>
    <style:style style:name="T306_92" style:family="text"/>
    <style:style style:name="T306_93" style:family="text"/>
    <style:style style:name="T306_94" style:family="text"/>
    <style:style style:name="T306_95" style:family="text"/>
    <style:style style:name="T306_96" style:family="text"/>
    <style:style style:name="T306_97" style:family="text"/>
    <style:style style:name="T306_98" style:family="text"/>
    <style:style style:name="T306_99" style:family="text"/>
    <style:style style:name="T306_100" style:family="text"/>
    <style:style style:name="T306_101" style:family="text"/>
    <style:style style:name="T306_102" style:family="text"/>
    <style:style style:name="T306_103" style:family="text"/>
    <style:style style:name="T306_104" style:family="text"/>
    <style:style style:name="T306_105" style:family="text"/>
    <style:style style:name="T306_106" style:family="text"/>
    <style:style style:name="T306_107" style:family="text"/>
    <style:style style:name="T306_108" style:family="text"/>
    <style:style style:name="T306_109" style:family="text"/>
    <style:style style:name="T306_110" style:family="text"/>
    <style:style style:name="T306_111" style:family="text"/>
    <style:style style:name="T306_112" style:family="text"/>
    <style:style style:name="T306_113" style:family="text"/>
    <style:style style:name="T306_114" style:family="text"/>
    <style:style style:name="T306_115" style:family="text"/>
    <style:style style:name="T306_116" style:family="text"/>
    <style:style style:name="T306_117" style:family="text"/>
    <style:style style:name="T306_118" style:family="text"/>
    <style:style style:name="T306_119" style:family="text"/>
    <style:style style:name="T306_120" style:family="text"/>
    <style:style style:name="T306_121" style:family="text"/>
    <style:style style:name="T306_122" style:family="text"/>
    <style:style style:name="T306_123" style:family="text"/>
    <style:style style:name="T306_124" style:family="text"/>
    <style:style style:name="T306_125" style:family="text"/>
    <style:style style:name="T306_126" style:family="text"/>
    <style:style style:name="T306_127" style:family="text"/>
    <style:style style:name="T306_128" style:family="text"/>
    <style:style style:name="T306_129" style:family="text"/>
    <style:style style:name="T306_130" style:family="text"/>
    <style:style style:name="T306_131" style:family="text"/>
    <style:style style:name="T306_132" style:family="text"/>
    <style:style style:name="T306_133" style:family="text"/>
    <style:style style:name="T306_134" style:family="text"/>
    <style:style style:name="T306_135" style:family="text"/>
    <style:style style:name="T306_136" style:family="text"/>
    <style:style style:name="T306_137" style:family="text"/>
    <style:style style:name="T306_138" style:family="text"/>
    <style:style style:name="T306_139" style:family="text"/>
    <style:style style:name="T306_140" style:family="text"/>
    <style:style style:name="T306_141" style:family="text"/>
    <style:style style:name="T306_142" style:family="text"/>
    <style:style style:name="T306_143" style:family="text"/>
    <style:style style:name="T306_144" style:family="text"/>
    <style:style style:name="T306_145" style:family="text"/>
    <style:style style:name="T306_146" style:family="text"/>
    <style:style style:name="T306_147" style:family="text"/>
    <style:style style:name="T306_148" style:family="text"/>
    <style:style style:name="T306_149" style:family="text"/>
    <style:style style:name="T306_150" style:family="text"/>
    <style:style style:name="T306_151" style:family="text"/>
    <style:style style:name="T306_152" style:family="text"/>
    <style:style style:name="T306_153" style:family="text"/>
    <style:style style:name="T306_154" style:family="text"/>
    <style:style style:name="T306_155" style:family="text"/>
    <style:style style:name="T306_156" style:family="text"/>
    <style:style style:name="T306_157" style:family="text"/>
    <style:style style:name="T306_158" style:family="text"/>
    <style:style style:name="T306_159" style:family="text"/>
    <style:style style:name="T306_160" style:family="text"/>
    <style:style style:name="T306_161" style:family="text"/>
    <style:style style:name="T306_162" style:family="text"/>
    <style:style style:name="T306_163" style:family="text"/>
    <style:style style:name="T306_164" style:family="text"/>
    <style:style style:name="T306_165" style:family="text"/>
    <style:style style:name="T306_166" style:family="text"/>
    <style:style style:name="T306_167" style:family="text"/>
    <style:style style:name="T306_168" style:family="text"/>
    <style:style style:name="T306_169" style:family="text"/>
    <style:style style:name="T306_170" style:family="text"/>
    <style:style style:name="T306_171" style:family="text"/>
    <style:style style:name="T306_172" style:family="text"/>
    <style:style style:name="T306_173" style:family="text"/>
    <style:style style:name="T306_174" style:family="text"/>
    <style:style style:name="T306_175" style:family="text"/>
    <style:style style:name="T306_176" style:family="text"/>
    <style:style style:name="T306_177" style:family="text"/>
    <style:style style:name="T306_178" style:family="text"/>
    <style:style style:name="T306_179" style:family="text"/>
    <style:style style:name="T306_180" style:family="text"/>
    <style:style style:name="T306_181" style:family="text"/>
    <style:style style:name="T306_182" style:family="text"/>
    <style:style style:name="T306_183" style:family="text"/>
    <style:style style:name="T306_184" style:family="text"/>
    <style:style style:name="T306_185" style:family="text"/>
    <style:style style:name="T306_186" style:family="text"/>
    <style:style style:name="T306_187" style:family="text"/>
    <style:style style:name="T306_188" style:family="text"/>
    <style:style style:name="T306_189" style:family="text"/>
    <style:style style:name="T306_190" style:family="text"/>
    <style:style style:name="T306_191" style:family="text"/>
    <style:style style:name="T306_192" style:family="text"/>
    <style:style style:name="T306_193" style:family="text"/>
    <style:style style:name="T306_194" style:family="text"/>
    <style:style style:name="T306_195" style:family="text"/>
    <style:style style:name="T306_196" style:family="text"/>
    <style:style style:name="T306_197" style:family="text"/>
    <style:style style:name="T306_198" style:family="text"/>
    <style:style style:name="T306_199" style:family="text"/>
    <style:style style:name="T306_200" style:family="text"/>
    <style:style style:name="T306_201" style:family="text"/>
    <style:style style:name="T306_202" style:family="text"/>
    <style:style style:name="T306_203" style:family="text"/>
    <style:style style:name="T306_204" style:family="text"/>
    <style:style style:name="T306_205" style:family="text"/>
    <style:style style:name="T306_206" style:family="text"/>
    <style:style style:name="T306_207" style:family="text"/>
    <style:style style:name="T306_208" style:family="text"/>
    <style:style style:name="T306_209" style:family="text"/>
    <style:style style:name="T306_210" style:family="text"/>
    <style:style style:name="T306_211" style:family="text"/>
    <style:style style:name="T306_212" style:family="text"/>
    <style:style style:name="T306_213" style:family="text"/>
    <style:style style:name="T306_214" style:family="text"/>
    <style:style style:name="T306_215" style:family="text"/>
    <style:style style:name="T306_216" style:family="text"/>
    <style:style style:name="T306_217" style:family="text"/>
    <style:style style:name="T306_218" style:family="text"/>
    <style:style style:name="T306_219" style:family="text"/>
    <style:style style:name="T306_220" style:family="text"/>
    <style:style style:name="T306_221" style:family="text"/>
    <style:style style:name="T306_222" style:family="text"/>
    <style:style style:name="T306_223" style:family="text"/>
    <style:style style:name="T306_224" style:family="text"/>
    <style:style style:name="T306_225" style:family="text"/>
    <style:style style:name="T306_226" style:family="text"/>
    <style:style style:name="P30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0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8_1" style:family="text">
      <style:text-properties fo:font-weight="bold" style:font-weight-asian="bold" style:font-weight-complex="bold"/>
    </style:style>
    <style:style style:name="T308_2" style:family="text">
      <style:text-properties fo:font-weight="bold" style:font-weight-asian="bold" style:font-weight-complex="bold"/>
    </style:style>
    <style:style style:name="T308_3" style:family="text">
      <style:text-properties fo:font-weight="bold" style:font-weight-asian="bold" style:font-weight-complex="bold"/>
    </style:style>
    <style:style style:name="T308_4" style:family="text">
      <style:text-properties fo:font-weight="bold" style:font-weight-asian="bold" style:font-weight-complex="bold"/>
    </style:style>
    <style:style style:name="T308_5" style:family="text">
      <style:text-properties fo:font-weight="bold" style:font-weight-asian="bold" style:font-weight-complex="bold"/>
    </style:style>
    <style:style style:name="P30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/>
    <style:style style:name="T309_59" style:family="text"/>
    <style:style style:name="T309_60" style:family="text"/>
    <style:style style:name="T309_61" style:family="text"/>
    <style:style style:name="T309_62" style:family="text"/>
    <style:style style:name="T309_63" style:family="text"/>
    <style:style style:name="T309_64" style:family="text"/>
    <style:style style:name="T309_65" style:family="text"/>
    <style:style style:name="T309_66" style:family="text"/>
    <style:style style:name="T309_67" style:family="text"/>
    <style:style style:name="T309_68" style:family="text"/>
    <style:style style:name="T309_69" style:family="text"/>
    <style:style style:name="T309_70" style:family="text"/>
    <style:style style:name="T309_71" style:family="text"/>
    <style:style style:name="T309_72" style:family="text"/>
    <style:style style:name="T309_73" style:family="text"/>
    <style:style style:name="T309_74" style:family="text"/>
    <style:style style:name="T309_75" style:family="text"/>
    <style:style style:name="T309_76" style:family="text"/>
    <style:style style:name="T309_77" style:family="text"/>
    <style:style style:name="T309_78" style:family="text"/>
    <style:style style:name="T309_79" style:family="text"/>
    <style:style style:name="T309_80" style:family="text"/>
    <style:style style:name="T309_81" style:family="text"/>
    <style:style style:name="T309_82" style:family="text"/>
    <style:style style:name="T309_83" style:family="text"/>
    <style:style style:name="T309_84" style:family="text"/>
    <style:style style:name="T309_85" style:family="text"/>
    <style:style style:name="T309_86" style:family="text"/>
    <style:style style:name="T309_87" style:family="text"/>
    <style:style style:name="T309_88" style:family="text"/>
    <style:style style:name="T309_89" style:family="text"/>
    <style:style style:name="T309_90" style:family="text"/>
    <style:style style:name="T309_91" style:family="text"/>
    <style:style style:name="T309_92" style:family="text"/>
    <style:style style:name="T309_93" style:family="text"/>
    <style:style style:name="T309_94" style:family="text"/>
    <style:style style:name="T309_95" style:family="text"/>
    <style:style style:name="T309_96" style:family="text"/>
    <style:style style:name="T309_97" style:family="text"/>
    <style:style style:name="T309_98" style:family="text"/>
    <style:style style:name="T309_99" style:family="text"/>
    <style:style style:name="T309_100" style:family="text"/>
    <style:style style:name="T309_101" style:family="text"/>
    <style:style style:name="T309_102" style:family="text"/>
    <style:style style:name="T309_103" style:family="text"/>
    <style:style style:name="T309_104" style:family="text"/>
    <style:style style:name="T309_105" style:family="text"/>
    <style:style style:name="T309_106" style:family="text"/>
    <style:style style:name="T309_107" style:family="text"/>
    <style:style style:name="T309_108" style:family="text"/>
    <style:style style:name="T309_109" style:family="text"/>
    <style:style style:name="T309_110" style:family="text"/>
    <style:style style:name="T309_111" style:family="text"/>
    <style:style style:name="T309_112" style:family="text"/>
    <style:style style:name="T309_113" style:family="text"/>
    <style:style style:name="T309_114" style:family="text"/>
    <style:style style:name="T309_115" style:family="text"/>
    <style:style style:name="T309_116" style:family="text"/>
    <style:style style:name="T309_117" style:family="text"/>
    <style:style style:name="T309_118" style:family="text"/>
    <style:style style:name="T309_119" style:family="text"/>
    <style:style style:name="T309_120" style:family="text"/>
    <style:style style:name="T309_121" style:family="text"/>
    <style:style style:name="T309_122" style:family="text"/>
    <style:style style:name="T309_123" style:family="text"/>
    <style:style style:name="T309_124" style:family="text"/>
    <style:style style:name="T309_125" style:family="text"/>
    <style:style style:name="T309_126" style:family="text"/>
    <style:style style:name="T309_127" style:family="text"/>
    <style:style style:name="T309_128" style:family="text"/>
    <style:style style:name="P31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1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1_1" style:family="text">
      <style:text-properties fo:font-weight="bold" style:font-weight-asian="bold" style:font-weight-complex="bold"/>
    </style:style>
    <style:style style:name="T311_2" style:family="text">
      <style:text-properties fo:font-weight="bold" style:font-weight-asian="bold" style:font-weight-complex="bold"/>
    </style:style>
    <style:style style:name="T311_3" style:family="text">
      <style:text-properties fo:font-weight="bold" style:font-weight-asian="bold" style:font-weight-complex="bold"/>
    </style:style>
    <style:style style:name="T311_4" style:family="text">
      <style:text-properties fo:font-weight="bold" style:font-weight-asian="bold" style:font-weight-complex="bold"/>
    </style:style>
    <style:style style:name="T311_5" style:family="text">
      <style:text-properties fo:font-weight="bold" style:font-weight-asian="bold" style:font-weight-complex="bold"/>
    </style:style>
    <style:style style:name="T311_6" style:family="text">
      <style:text-properties fo:font-weight="bold" style:font-weight-asian="bold" style:font-weight-complex="bold"/>
    </style:style>
    <style:style style:name="T311_7" style:family="text">
      <style:text-properties fo:font-weight="bold" style:font-weight-asian="bold" style:font-weight-complex="bold"/>
    </style:style>
    <style:style style:name="P31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P313" style:family="paragraph" style:parent-style-name="Standard">
      <style:paragraph-properties fo:break-before="auto" fo:line-height="115%" fo:margin-top="0cm" fo:margin-left="1.27cm" style:writing-mode="lr-tb"/>
    </style:style>
    <style:style style:name="T313_1" style:family="text">
      <style:text-properties fo:font-weight="bold" style:font-weight-asian="bold" style:font-weight-complex="bold"/>
    </style:style>
    <style:style style:name="T313_2" style:family="text">
      <style:text-properties fo:font-weight="bold" style:font-weight-asian="bold" style:font-weight-complex="bold"/>
    </style:style>
    <style:style style:name="T313_3" style:family="text">
      <style:text-properties fo:font-weight="bold" style:font-weight-asian="bold" style:font-weight-complex="bold"/>
    </style:style>
    <style:style style:name="T313_4" style:family="text">
      <style:text-properties fo:font-weight="bold" style:font-weight-asian="bold" style:font-weight-complex="bold"/>
    </style:style>
    <style:style style:name="T313_5" style:family="text">
      <style:text-properties fo:font-weight="bold" style:font-weight-asian="bold" style:font-weight-complex="bold"/>
    </style:style>
    <style:style style:name="T313_6" style:family="text">
      <style:text-properties fo:font-weight="bold" style:font-weight-asian="bold" style:font-weight-complex="bold"/>
    </style:style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P314" style:family="paragraph" style:parent-style-name="Standard">
      <style:paragraph-properties fo:break-before="auto" fo:line-height="115%" fo:margin-top="0cm" fo:margin-left="1.27cm" style:writing-mode="lr-tb"/>
    </style:style>
    <style:style style:name="T314_1" style:family="text">
      <style:text-properties fo:font-weight="bold" style:font-weight-asian="bold" style:font-weight-complex="bold"/>
    </style:style>
    <style:style style:name="T314_2" style:family="text">
      <style:text-properties fo:font-weight="bold" style:font-weight-asian="bold" style:font-weight-complex="bold"/>
    </style:style>
    <style:style style:name="T314_3" style:family="text">
      <style:text-properties fo:font-weight="bold" style:font-weight-asian="bold" style:font-weight-complex="bold"/>
    </style:style>
    <style:style style:name="T314_4" style:family="text">
      <style:text-properties fo:font-weight="bold" style:font-weight-asian="bold" style:font-weight-complex="bold"/>
    </style:style>
    <style:style style:name="T314_5" style:family="text">
      <style:text-properties fo:font-weight="bold" style:font-weight-asian="bold" style:font-weight-complex="bold"/>
    </style:style>
    <style:style style:name="T314_6" style:family="text">
      <style:text-properties fo:font-weight="bold" style:font-weight-asian="bold" style:font-weight-complex="bold"/>
    </style:style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T314_95" style:family="text"/>
    <style:style style:name="T314_96" style:family="text"/>
    <style:style style:name="T314_97" style:family="text"/>
    <style:style style:name="T314_98" style:family="text"/>
    <style:style style:name="T314_99" style:family="text"/>
    <style:style style:name="T314_100" style:family="text"/>
    <style:style style:name="T314_101" style:family="text"/>
    <style:style style:name="T314_102" style:family="text"/>
    <style:style style:name="T314_103" style:family="text"/>
    <style:style style:name="T314_104" style:family="text"/>
    <style:style style:name="T314_105" style:family="text"/>
    <style:style style:name="T314_106" style:family="text"/>
    <style:style style:name="T314_107" style:family="text"/>
    <style:style style:name="T314_108" style:family="text"/>
    <style:style style:name="T314_109" style:family="text"/>
    <style:style style:name="T314_110" style:family="text"/>
    <style:style style:name="T314_111" style:family="text"/>
    <style:style style:name="T314_112" style:family="text"/>
    <style:style style:name="T314_113" style:family="text"/>
    <style:style style:name="T314_114" style:family="text"/>
    <style:style style:name="T314_115" style:family="text"/>
    <style:style style:name="T314_116" style:family="text"/>
    <style:style style:name="T314_117" style:family="text"/>
    <style:style style:name="T314_118" style:family="text"/>
    <style:style style:name="T314_119" style:family="text"/>
    <style:style style:name="T314_120" style:family="text"/>
    <style:style style:name="T314_121" style:family="text"/>
    <style:style style:name="T314_122" style:family="text"/>
    <style:style style:name="T314_123" style:family="text"/>
    <style:style style:name="T314_124" style:family="text"/>
    <style:style style:name="T314_125" style:family="text"/>
    <style:style style:name="P315" style:family="paragraph" style:parent-style-name="Standard">
      <style:paragraph-properties fo:break-before="auto" fo:text-indent="0cm" fo:line-height="115%" fo:margin-top="0cm" style:writing-mode="lr-tb"/>
    </style:style>
    <style:style style:name="P31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6_1" style:family="text">
      <style:text-properties fo:font-weight="bold" style:font-weight-asian="bold" style:font-weight-complex="bold"/>
    </style:style>
    <style:style style:name="T316_2" style:family="text">
      <style:text-properties fo:font-weight="bold" style:font-weight-asian="bold" style:font-weight-complex="bold"/>
    </style:style>
    <style:style style:name="T316_3" style:family="text">
      <style:text-properties fo:font-weight="bold" style:font-weight-asian="bold" style:font-weight-complex="bold"/>
    </style:style>
    <style:style style:name="T316_4" style:family="text">
      <style:text-properties fo:font-weight="bold" style:font-weight-asian="bold" style:font-weight-complex="bold"/>
    </style:style>
    <style:style style:name="T316_5" style:family="text">
      <style:text-properties fo:font-weight="bold" style:font-weight-asian="bold" style:font-weight-complex="bold"/>
    </style:style>
    <style:style style:name="T316_6" style:family="text">
      <style:text-properties fo:font-weight="bold" style:font-weight-asian="bold" style:font-weight-complex="bold"/>
    </style:style>
    <style:style style:name="T316_7" style:family="text">
      <style:text-properties fo:font-weight="bold" style:font-weight-asian="bold" style:font-weight-complex="bold"/>
    </style:style>
    <style:style style:name="P31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T317_71" style:family="text"/>
    <style:style style:name="T317_72" style:family="text"/>
    <style:style style:name="T317_73" style:family="text"/>
    <style:style style:name="T317_74" style:family="text"/>
    <style:style style:name="T317_75" style:family="text"/>
    <style:style style:name="T317_76" style:family="text"/>
    <style:style style:name="T317_77" style:family="text"/>
    <style:style style:name="T317_78" style:family="text"/>
    <style:style style:name="T317_79" style:family="text"/>
    <style:style style:name="T317_80" style:family="text"/>
    <style:style style:name="T317_81" style:family="text"/>
    <style:style style:name="T317_82" style:family="text"/>
    <style:style style:name="T317_83" style:family="text"/>
    <style:style style:name="T317_84" style:family="text"/>
    <style:style style:name="T317_85" style:family="text"/>
    <style:style style:name="T317_86" style:family="text"/>
    <style:style style:name="T317_87" style:family="text"/>
    <style:style style:name="T317_88" style:family="text"/>
    <style:style style:name="T317_89" style:family="text"/>
    <style:style style:name="T317_90" style:family="text"/>
    <style:style style:name="T317_91" style:family="text"/>
    <style:style style:name="T317_92" style:family="text"/>
    <style:style style:name="T317_93" style:family="text"/>
    <style:style style:name="T317_94" style:family="text"/>
    <style:style style:name="T317_95" style:family="text"/>
    <style:style style:name="T317_96" style:family="text"/>
    <style:style style:name="T317_97" style:family="text"/>
    <style:style style:name="T317_98" style:family="text"/>
    <style:style style:name="T317_99" style:family="text"/>
    <style:style style:name="T317_100" style:family="text"/>
    <style:style style:name="T317_101" style:family="text"/>
    <style:style style:name="T317_102" style:family="text"/>
    <style:style style:name="T317_103" style:family="text"/>
    <style:style style:name="T317_104" style:family="text"/>
    <style:style style:name="T317_105" style:family="text"/>
    <style:style style:name="T317_106" style:family="text"/>
    <style:style style:name="T317_107" style:family="text"/>
    <style:style style:name="T317_108" style:family="text"/>
    <style:style style:name="T317_109" style:family="text"/>
    <style:style style:name="T317_110" style:family="text"/>
    <style:style style:name="T317_111" style:family="text"/>
    <style:style style:name="T317_112" style:family="text"/>
    <style:style style:name="T317_113" style:family="text"/>
    <style:style style:name="T317_114" style:family="text"/>
    <style:style style:name="T317_115" style:family="text"/>
    <style:style style:name="T317_116" style:family="text"/>
    <style:style style:name="T317_117" style:family="text"/>
    <style:style style:name="T317_118" style:family="text"/>
    <style:style style:name="T317_119" style:family="text"/>
    <style:style style:name="T317_120" style:family="text"/>
    <style:style style:name="T317_121" style:family="text"/>
    <style:style style:name="T317_122" style:family="text"/>
    <style:style style:name="T317_123" style:family="text"/>
    <style:style style:name="T317_124" style:family="text"/>
    <style:style style:name="T317_125" style:family="text"/>
    <style:style style:name="T317_126" style:family="text"/>
    <style:style style:name="T317_127" style:family="text"/>
    <style:style style:name="T317_128" style:family="text"/>
    <style:style style:name="T317_129" style:family="text"/>
    <style:style style:name="T317_130" style:family="text"/>
    <style:style style:name="P31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1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T319_60" style:family="text"/>
    <style:style style:name="T319_61" style:family="text"/>
    <style:style style:name="T319_62" style:family="text"/>
    <style:style style:name="T319_63" style:family="text"/>
    <style:style style:name="T319_64" style:family="text"/>
    <style:style style:name="T319_65" style:family="text"/>
    <style:style style:name="T319_66" style:family="text"/>
    <style:style style:name="T319_67" style:family="text"/>
    <style:style style:name="T319_68" style:family="text"/>
    <style:style style:name="T319_69" style:family="text"/>
    <style:style style:name="T319_70" style:family="text"/>
    <style:style style:name="T319_71" style:family="text"/>
    <style:style style:name="T319_72" style:family="text"/>
    <style:style style:name="T319_73" style:family="text"/>
    <style:style style:name="T319_74" style:family="text"/>
    <style:style style:name="T319_75" style:family="text"/>
    <style:style style:name="T319_76" style:family="text"/>
    <style:style style:name="T319_77" style:family="text"/>
    <style:style style:name="T319_78" style:family="text"/>
    <style:style style:name="T319_79" style:family="text"/>
    <style:style style:name="T319_80" style:family="text"/>
    <style:style style:name="T319_81" style:family="text"/>
    <style:style style:name="T319_82" style:family="text"/>
    <style:style style:name="T319_83" style:family="text"/>
    <style:style style:name="T319_84" style:family="text"/>
    <style:style style:name="T319_85" style:family="text"/>
    <style:style style:name="T319_86" style:family="text"/>
    <style:style style:name="P32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2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T321_97" style:family="text"/>
    <style:style style:name="T321_98" style:family="text"/>
    <style:style style:name="T321_99" style:family="text"/>
    <style:style style:name="T321_100" style:family="text"/>
    <style:style style:name="T321_101" style:family="text"/>
    <style:style style:name="T321_102" style:family="text"/>
    <style:style style:name="T321_103" style:family="text"/>
    <style:style style:name="T321_104" style:family="text"/>
    <style:style style:name="T321_105" style:family="text"/>
    <style:style style:name="T321_106" style:family="text"/>
    <style:style style:name="T321_107" style:family="text"/>
    <style:style style:name="T321_108" style:family="text"/>
    <style:style style:name="T321_109" style:family="text"/>
    <style:style style:name="T321_110" style:family="text"/>
    <style:style style:name="T321_111" style:family="text"/>
    <style:style style:name="T321_112" style:family="text"/>
    <style:style style:name="T321_113" style:family="text"/>
    <style:style style:name="T321_114" style:family="text"/>
    <style:style style:name="T321_115" style:family="text"/>
    <style:style style:name="T321_116" style:family="text"/>
    <style:style style:name="T321_117" style:family="text"/>
    <style:style style:name="T321_118" style:family="text"/>
    <style:style style:name="T321_119" style:family="text"/>
    <style:style style:name="T321_120" style:family="text"/>
    <style:style style:name="T321_121" style:family="text"/>
    <style:style style:name="T321_122" style:family="text"/>
    <style:style style:name="T321_123" style:family="text"/>
    <style:style style:name="T321_124" style:family="text"/>
    <style:style style:name="T321_125" style:family="text"/>
    <style:style style:name="T321_126" style:family="text"/>
    <style:style style:name="T321_127" style:family="text"/>
    <style:style style:name="T321_128" style:family="text"/>
    <style:style style:name="T321_129" style:family="text"/>
    <style:style style:name="T321_130" style:family="text"/>
    <style:style style:name="T321_131" style:family="text"/>
    <style:style style:name="T321_132" style:family="text"/>
    <style:style style:name="T321_133" style:family="text"/>
    <style:style style:name="T321_134" style:family="text"/>
    <style:style style:name="P32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2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3_1" style:family="text">
      <style:text-properties fo:font-weight="bold" style:font-weight-asian="bold" style:font-weight-complex="bold"/>
    </style:style>
    <style:style style:name="T323_2" style:family="text">
      <style:text-properties fo:font-weight="bold" style:font-weight-asian="bold" style:font-weight-complex="bold"/>
    </style:style>
    <style:style style:name="T323_3" style:family="text">
      <style:text-properties fo:font-weight="bold" style:font-weight-asian="bold" style:font-weight-complex="bold"/>
    </style:style>
    <style:style style:name="T323_4" style:family="text">
      <style:text-properties fo:font-weight="bold" style:font-weight-asian="bold" style:font-weight-complex="bold"/>
    </style:style>
    <style:style style:name="T323_5" style:family="text">
      <style:text-properties fo:font-weight="bold" style:font-weight-asian="bold" style:font-weight-complex="bold"/>
    </style:style>
    <style:style style:name="T323_6" style:family="text">
      <style:text-properties fo:font-weight="bold" style:font-weight-asian="bold" style:font-weight-complex="bold"/>
    </style:style>
    <style:style style:name="T323_7" style:family="text">
      <style:text-properties fo:font-weight="bold" style:font-weight-asian="bold" style:font-weight-complex="bold"/>
    </style:style>
    <style:style style:name="P32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T324_61" style:family="text"/>
    <style:style style:name="T324_62" style:family="text"/>
    <style:style style:name="T324_63" style:family="text"/>
    <style:style style:name="T324_64" style:family="text"/>
    <style:style style:name="T324_65" style:family="text"/>
    <style:style style:name="T324_66" style:family="text"/>
    <style:style style:name="T324_67" style:family="text"/>
    <style:style style:name="T324_68" style:family="text"/>
    <style:style style:name="T324_69" style:family="text"/>
    <style:style style:name="T324_70" style:family="text"/>
    <style:style style:name="T324_71" style:family="text"/>
    <style:style style:name="T324_72" style:family="text"/>
    <style:style style:name="T324_73" style:family="text"/>
    <style:style style:name="T324_74" style:family="text"/>
    <style:style style:name="T324_75" style:family="text"/>
    <style:style style:name="T324_76" style:family="text"/>
    <style:style style:name="T324_77" style:family="text"/>
    <style:style style:name="T324_78" style:family="text"/>
    <style:style style:name="T324_79" style:family="text"/>
    <style:style style:name="T324_80" style:family="text"/>
    <style:style style:name="T324_81" style:family="text"/>
    <style:style style:name="T324_82" style:family="text"/>
    <style:style style:name="T324_83" style:family="text"/>
    <style:style style:name="T324_84" style:family="text"/>
    <style:style style:name="T324_85" style:family="text"/>
    <style:style style:name="T324_86" style:family="text"/>
    <style:style style:name="P32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2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>
      <style:text-properties fo:font-weight="bold" style:font-weight-asian="bold" style:font-weight-complex="bold"/>
    </style:style>
    <style:style style:name="T326_4" style:family="text">
      <style:text-properties fo:font-weight="bold" style:font-weight-asian="bold" style:font-weight-complex="bold"/>
    </style:style>
    <style:style style:name="T326_5" style:family="text">
      <style:text-properties fo:font-weight="bold" style:font-weight-asian="bold" style:font-weight-complex="bold"/>
    </style:style>
    <style:style style:name="T326_6" style:family="text">
      <style:text-properties fo:font-weight="bold" style:font-weight-asian="bold" style:font-weight-complex="bold"/>
    </style:style>
    <style:style style:name="T326_7" style:family="text">
      <style:text-properties fo:font-weight="bold" style:font-weight-asian="bold" style:font-weight-complex="bold"/>
    </style:style>
    <style:style style:name="P32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T327_58" style:family="text"/>
    <style:style style:name="T327_59" style:family="text"/>
    <style:style style:name="T327_60" style:family="text"/>
    <style:style style:name="T327_61" style:family="text"/>
    <style:style style:name="T327_62" style:family="text"/>
    <style:style style:name="T327_63" style:family="text"/>
    <style:style style:name="T327_64" style:family="text"/>
    <style:style style:name="T327_65" style:family="text"/>
    <style:style style:name="T327_66" style:family="text"/>
    <style:style style:name="T327_67" style:family="text"/>
    <style:style style:name="T327_68" style:family="text"/>
    <style:style style:name="T327_69" style:family="text"/>
    <style:style style:name="T327_70" style:family="text"/>
    <style:style style:name="T327_71" style:family="text"/>
    <style:style style:name="T327_72" style:family="text"/>
    <style:style style:name="T327_73" style:family="text"/>
    <style:style style:name="T327_74" style:family="text"/>
    <style:style style:name="T327_75" style:family="text"/>
    <style:style style:name="T327_76" style:family="text"/>
    <style:style style:name="T327_77" style:family="text"/>
    <style:style style:name="T327_78" style:family="text"/>
    <style:style style:name="T327_79" style:family="text"/>
    <style:style style:name="T327_80" style:family="text"/>
    <style:style style:name="T327_81" style:family="text"/>
    <style:style style:name="T327_82" style:family="text"/>
    <style:style style:name="T327_83" style:family="text"/>
    <style:style style:name="T327_84" style:family="text"/>
    <style:style style:name="T327_85" style:family="text"/>
    <style:style style:name="T327_86" style:family="text"/>
    <style:style style:name="T327_87" style:family="text"/>
    <style:style style:name="T327_88" style:family="text"/>
    <style:style style:name="T327_89" style:family="text"/>
    <style:style style:name="T327_90" style:family="text"/>
    <style:style style:name="T327_91" style:family="text"/>
    <style:style style:name="T327_92" style:family="text"/>
    <style:style style:name="T327_93" style:family="text"/>
    <style:style style:name="T327_94" style:family="text"/>
    <style:style style:name="T327_95" style:family="text"/>
    <style:style style:name="T327_96" style:family="text"/>
    <style:style style:name="T327_97" style:family="text"/>
    <style:style style:name="T327_98" style:family="text"/>
    <style:style style:name="T327_99" style:family="text"/>
    <style:style style:name="T327_100" style:family="text"/>
    <style:style style:name="T327_101" style:family="text"/>
    <style:style style:name="T327_102" style:family="text"/>
    <style:style style:name="T327_103" style:family="text"/>
    <style:style style:name="T327_104" style:family="text"/>
    <style:style style:name="T327_105" style:family="text"/>
    <style:style style:name="T327_106" style:family="text"/>
    <style:style style:name="T327_107" style:family="text"/>
    <style:style style:name="T327_108" style:family="text"/>
    <style:style style:name="T327_109" style:family="text"/>
    <style:style style:name="T327_110" style:family="text"/>
    <style:style style:name="T327_111" style:family="text"/>
    <style:style style:name="T327_112" style:family="text"/>
    <style:style style:name="T327_113" style:family="text"/>
    <style:style style:name="T327_114" style:family="text"/>
    <style:style style:name="T327_115" style:family="text"/>
    <style:style style:name="T327_116" style:family="text"/>
    <style:style style:name="T327_117" style:family="text"/>
    <style:style style:name="T327_118" style:family="text"/>
    <style:style style:name="T327_119" style:family="text"/>
    <style:style style:name="T327_120" style:family="text"/>
    <style:style style:name="T327_121" style:family="text"/>
    <style:style style:name="T327_122" style:family="text"/>
    <style:style style:name="T327_123" style:family="text"/>
    <style:style style:name="T327_124" style:family="text"/>
    <style:style style:name="T327_125" style:family="text"/>
    <style:style style:name="T327_126" style:family="text"/>
    <style:style style:name="T327_127" style:family="text"/>
    <style:style style:name="T327_128" style:family="text"/>
    <style:style style:name="T327_129" style:family="text"/>
    <style:style style:name="T327_130" style:family="text"/>
    <style:style style:name="T327_131" style:family="text"/>
    <style:style style:name="T327_132" style:family="text"/>
    <style:style style:name="T327_133" style:family="text"/>
    <style:style style:name="T327_134" style:family="text"/>
    <style:style style:name="T327_135" style:family="text"/>
    <style:style style:name="T327_136" style:family="text"/>
    <style:style style:name="T327_137" style:family="text"/>
    <style:style style:name="T327_138" style:family="text"/>
    <style:style style:name="T327_139" style:family="text"/>
    <style:style style:name="T327_140" style:family="text"/>
    <style:style style:name="T327_141" style:family="text"/>
    <style:style style:name="T327_142" style:family="text"/>
    <style:style style:name="T327_143" style:family="text"/>
    <style:style style:name="T327_144" style:family="text"/>
    <style:style style:name="T327_145" style:family="text"/>
    <style:style style:name="T327_146" style:family="text"/>
    <style:style style:name="T327_147" style:family="text"/>
    <style:style style:name="T327_148" style:family="text"/>
    <style:style style:name="T327_149" style:family="text"/>
    <style:style style:name="T327_150" style:family="text"/>
    <style:style style:name="T327_151" style:family="text"/>
    <style:style style:name="T327_152" style:family="text"/>
    <style:style style:name="T327_153" style:family="text"/>
    <style:style style:name="T327_154" style:family="text"/>
    <style:style style:name="T327_155" style:family="text"/>
    <style:style style:name="T327_156" style:family="text"/>
    <style:style style:name="T327_157" style:family="text"/>
    <style:style style:name="T327_158" style:family="text"/>
    <style:style style:name="T327_159" style:family="text"/>
    <style:style style:name="T327_160" style:family="text"/>
    <style:style style:name="T327_161" style:family="text"/>
    <style:style style:name="T327_162" style:family="text"/>
    <style:style style:name="T327_163" style:family="text"/>
    <style:style style:name="T327_164" style:family="text"/>
    <style:style style:name="T327_165" style:family="text"/>
    <style:style style:name="T327_166" style:family="text"/>
    <style:style style:name="T327_167" style:family="text"/>
    <style:style style:name="T327_168" style:family="text"/>
    <style:style style:name="T327_169" style:family="text"/>
    <style:style style:name="T327_170" style:family="text"/>
    <style:style style:name="T327_171" style:family="text"/>
    <style:style style:name="T327_172" style:family="text"/>
    <style:style style:name="T327_173" style:family="text"/>
    <style:style style:name="T327_174" style:family="text"/>
    <style:style style:name="T327_175" style:family="text"/>
    <style:style style:name="T327_176" style:family="text"/>
    <style:style style:name="T327_177" style:family="text"/>
    <style:style style:name="T327_178" style:family="text"/>
    <style:style style:name="T327_179" style:family="text"/>
    <style:style style:name="T327_180" style:family="text"/>
    <style:style style:name="T327_181" style:family="text"/>
    <style:style style:name="T327_182" style:family="text"/>
    <style:style style:name="T327_183" style:family="text"/>
    <style:style style:name="T327_184" style:family="text"/>
    <style:style style:name="T327_185" style:family="text"/>
    <style:style style:name="T327_186" style:family="text"/>
    <style:style style:name="T327_187" style:family="text"/>
    <style:style style:name="T327_188" style:family="text"/>
    <style:style style:name="T327_189" style:family="text"/>
    <style:style style:name="T327_190" style:family="text"/>
    <style:style style:name="T327_191" style:family="text"/>
    <style:style style:name="T327_192" style:family="text"/>
    <style:style style:name="T327_193" style:family="text"/>
    <style:style style:name="T327_194" style:family="text"/>
    <style:style style:name="T327_195" style:family="text"/>
    <style:style style:name="T327_196" style:family="text"/>
    <style:style style:name="P32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P329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29_1" style:family="text">
      <style:text-properties fo:font-size="14pt" style:font-size-asian="14pt" style:font-size-complex="14pt" fo:font-weight="bold" style:font-weight-asian="bold" style:font-weight-complex="bold"/>
    </style:style>
    <style:style style:name="T329_2" style:family="text">
      <style:text-properties fo:font-size="14pt" style:font-size-asian="14pt" style:font-size-complex="14pt" fo:font-weight="bold" style:font-weight-asian="bold" style:font-weight-complex="bold"/>
    </style:style>
    <style:style style:name="T329_3" style:family="text">
      <style:text-properties fo:font-size="14pt" style:font-size-asian="14pt" style:font-size-complex="14pt" fo:font-weight="bold" style:font-weight-asian="bold" style:font-weight-complex="bold"/>
    </style:style>
    <style:style style:name="T329_4" style:family="text">
      <style:text-properties fo:font-size="14pt" style:font-size-asian="14pt" style:font-size-complex="14pt" fo:font-weight="bold" style:font-weight-asian="bold" style:font-weight-complex="bold"/>
    </style:style>
    <style:style style:name="T329_5" style:family="text">
      <style:text-properties fo:font-size="14pt" style:font-size-asian="14pt" style:font-size-complex="14pt" fo:font-weight="bold" style:font-weight-asian="bold" style:font-weight-complex="bold"/>
    </style:style>
    <style:style style:name="T329_6" style:family="text">
      <style:text-properties fo:font-size="14pt" style:font-size-asian="14pt" style:font-size-complex="14pt" fo:font-weight="bold" style:font-weight-asian="bold" style:font-weight-complex="bold"/>
    </style:style>
    <style:style style:name="T329_7" style:family="text">
      <style:text-properties fo:font-size="14pt" style:font-size-asian="14pt" style:font-size-complex="14pt" fo:font-weight="bold" style:font-weight-asian="bold" style:font-weight-complex="bold"/>
    </style:style>
    <style:style style:name="P330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1" style:family="paragraph" style:parent-style-name="Standard">
      <style:paragraph-properties fo:break-before="auto" fo:text-indent="0cm" fo:line-height="100%" style:writing-mode="lr-tb"/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T331_5" style:family="text">
      <style:text-properties fo:font-weight="bold" style:font-weight-asian="bold" style:font-weight-complex="bold"/>
    </style:style>
    <style:style style:name="P332" style:family="paragraph" style:parent-style-name="Standard">
      <style:paragraph-properties fo:break-before="auto" fo:text-indent="0cm" fo:line-height="100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T332_54" style:family="text"/>
    <style:style style:name="T332_55" style:family="text"/>
    <style:style style:name="T332_56" style:family="text"/>
    <style:style style:name="T332_57" style:family="text"/>
    <style:style style:name="T332_58" style:family="text"/>
    <style:style style:name="T332_59" style:family="text"/>
    <style:style style:name="T332_60" style:family="text"/>
    <style:style style:name="T332_61" style:family="text"/>
    <style:style style:name="T332_62" style:family="text"/>
    <style:style style:name="T332_63" style:family="text"/>
    <style:style style:name="T332_64" style:family="text"/>
    <style:style style:name="T332_65" style:family="text"/>
    <style:style style:name="T332_66" style:family="text"/>
    <style:style style:name="T332_67" style:family="text"/>
    <style:style style:name="T332_68" style:family="text"/>
    <style:style style:name="T332_69" style:family="text"/>
    <style:style style:name="T332_70" style:family="text"/>
    <style:style style:name="T332_71" style:family="text"/>
    <style:style style:name="T332_72" style:family="text"/>
    <style:style style:name="T332_73" style:family="text"/>
    <style:style style:name="T332_74" style:family="text"/>
    <style:style style:name="T332_75" style:family="text"/>
    <style:style style:name="T332_76" style:family="text"/>
    <style:style style:name="T332_77" style:family="text"/>
    <style:style style:name="T332_78" style:family="text"/>
    <style:style style:name="T332_79" style:family="text"/>
    <style:style style:name="T332_80" style:family="text"/>
    <style:style style:name="T332_81" style:family="text"/>
    <style:style style:name="T332_82" style:family="text"/>
    <style:style style:name="T332_83" style:family="text"/>
    <style:style style:name="T332_84" style:family="text"/>
    <style:style style:name="T332_85" style:family="text"/>
    <style:style style:name="T332_86" style:family="text"/>
    <style:style style:name="T332_87" style:family="text"/>
    <style:style style:name="T332_88" style:family="text"/>
    <style:style style:name="T332_89" style:family="text"/>
    <style:style style:name="T332_90" style:family="text"/>
    <style:style style:name="T332_91" style:family="text"/>
    <style:style style:name="T332_92" style:family="text"/>
    <style:style style:name="T332_93" style:family="text"/>
    <style:style style:name="T332_94" style:family="text"/>
    <style:style style:name="T332_95" style:family="text"/>
    <style:style style:name="T332_96" style:family="text"/>
    <style:style style:name="T332_97" style:family="text"/>
    <style:style style:name="T332_98" style:family="text"/>
    <style:style style:name="T332_99" style:family="text"/>
    <style:style style:name="T332_100" style:family="text"/>
    <style:style style:name="P333" style:family="paragraph" style:parent-style-name="Standard">
      <style:paragraph-properties fo:break-before="auto" fo:text-indent="0cm" fo:line-height="100%" style:writing-mode="lr-tb"/>
      <style:text-properties fo:font-weight="bold" style:font-weight-asian="bold" style:font-weight-complex="bold"/>
    </style:style>
    <style:style style:name="P334" style:family="paragraph" style:parent-style-name="Standard">
      <style:paragraph-properties fo:break-before="auto" fo:text-indent="0cm" fo:line-height="100%" style:writing-mode="lr-tb"/>
    </style:style>
    <style:style style:name="T334_1" style:family="text">
      <style:text-properties fo:font-weight="bold" style:font-weight-asian="bold" style:font-weight-complex="bold"/>
    </style:style>
    <style:style style:name="T334_2" style:family="text">
      <style:text-properties fo:font-weight="bold" style:font-weight-asian="bold" style:font-weight-complex="bold"/>
    </style:style>
    <style:style style:name="T334_3" style:family="text">
      <style:text-properties fo:font-weight="bold" style:font-weight-asian="bold" style:font-weight-complex="bold"/>
    </style:style>
    <style:style style:name="T334_4" style:family="text">
      <style:text-properties fo:font-weight="bold" style:font-weight-asian="bold" style:font-weight-complex="bold"/>
    </style:style>
    <style:style style:name="T334_5" style:family="text">
      <style:text-properties fo:font-weight="bold" style:font-weight-asian="bold" style:font-weight-complex="bold"/>
    </style:style>
    <style:style style:name="P335" style:family="paragraph" style:parent-style-name="Standard">
      <style:paragraph-properties fo:break-before="auto" fo:text-indent="0cm" fo:line-height="100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P336" style:family="paragraph" style:parent-style-name="Standard">
      <style:paragraph-properties fo:break-before="auto" fo:text-indent="0cm" fo:line-height="100%" style:writing-mode="lr-tb"/>
      <style:text-properties fo:font-weight="bold" style:font-weight-asian="bold" style:font-weight-complex="bold"/>
    </style:style>
    <style:style style:name="P337" style:family="paragraph" style:parent-style-name="Standard">
      <style:paragraph-properties fo:break-before="auto" fo:text-indent="0cm" fo:line-height="100%" style:writing-mode="lr-tb"/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>
      <style:text-properties fo:font-weight="bold" style:font-weight-asian="bold" style:font-weight-complex="bold"/>
    </style:style>
    <style:style style:name="T337_4" style:family="text">
      <style:text-properties fo:font-weight="bold" style:font-weight-asian="bold" style:font-weight-complex="bold"/>
    </style:style>
    <style:style style:name="T337_5" style:family="text">
      <style:text-properties fo:font-weight="bold" style:font-weight-asian="bold" style:font-weight-complex="bold"/>
    </style:style>
    <style:style style:name="P338" style:family="paragraph" style:parent-style-name="Standard">
      <style:paragraph-properties fo:break-before="auto" fo:text-indent="0cm" fo:line-height="100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T338_56" style:family="text"/>
    <style:style style:name="T338_57" style:family="text"/>
    <style:style style:name="T338_58" style:family="text"/>
    <style:style style:name="T338_59" style:family="text"/>
    <style:style style:name="T338_60" style:family="text"/>
    <style:style style:name="T338_61" style:family="text"/>
    <style:style style:name="T338_62" style:family="text"/>
    <style:style style:name="T338_63" style:family="text"/>
    <style:style style:name="T338_64" style:family="text"/>
    <style:style style:name="T338_65" style:family="text"/>
    <style:style style:name="T338_66" style:family="text"/>
    <style:style style:name="T338_67" style:family="text"/>
    <style:style style:name="T338_68" style:family="text"/>
    <style:style style:name="T338_69" style:family="text"/>
    <style:style style:name="T338_70" style:family="text"/>
    <style:style style:name="T338_71" style:family="text"/>
    <style:style style:name="T338_72" style:family="text"/>
    <style:style style:name="T338_73" style:family="text"/>
    <style:style style:name="T338_74" style:family="text"/>
    <style:style style:name="T338_75" style:family="text"/>
    <style:style style:name="T338_76" style:family="text"/>
    <style:style style:name="T338_77" style:family="text"/>
    <style:style style:name="T338_78" style:family="text"/>
    <style:style style:name="T338_79" style:family="text"/>
    <style:style style:name="T338_80" style:family="text"/>
    <style:style style:name="T338_81" style:family="text"/>
    <style:style style:name="T338_82" style:family="text"/>
    <style:style style:name="T338_83" style:family="text"/>
    <style:style style:name="T338_84" style:family="text"/>
    <style:style style:name="T338_85" style:family="text"/>
    <style:style style:name="T338_86" style:family="text"/>
    <style:style style:name="T338_87" style:family="text"/>
    <style:style style:name="T338_88" style:family="text"/>
    <style:style style:name="P339" style:family="paragraph" style:parent-style-name="Standard">
      <style:paragraph-properties fo:break-before="auto" fo:text-indent="0cm" fo:line-height="100%" style:writing-mode="lr-tb"/>
      <style:text-properties fo:font-weight="bold" style:font-weight-asian="bold" style:font-weight-complex="bold"/>
    </style:style>
    <style:style style:name="P340" style:family="paragraph" style:parent-style-name="Standard">
      <style:paragraph-properties fo:break-before="auto" fo:text-indent="0cm" fo:line-height="100%" style:writing-mode="lr-tb"/>
    </style:style>
    <style:style style:name="T340_1" style:family="text">
      <style:text-properties fo:font-weight="bold" style:font-weight-asian="bold" style:font-weight-complex="bold"/>
    </style:style>
    <style:style style:name="T340_2" style:family="text">
      <style:text-properties fo:font-weight="bold" style:font-weight-asian="bold" style:font-weight-complex="bold"/>
    </style:style>
    <style:style style:name="T340_3" style:family="text">
      <style:text-properties fo:font-weight="bold" style:font-weight-asian="bold" style:font-weight-complex="bold"/>
    </style:style>
    <style:style style:name="T340_4" style:family="text">
      <style:text-properties fo:font-weight="bold" style:font-weight-asian="bold" style:font-weight-complex="bold"/>
    </style:style>
    <style:style style:name="T340_5" style:family="text">
      <style:text-properties fo:font-weight="bold" style:font-weight-asian="bold" style:font-weight-complex="bold"/>
    </style:style>
    <style:style style:name="P341" style:family="paragraph" style:parent-style-name="Standard">
      <style:paragraph-properties fo:break-before="auto" fo:text-indent="0cm" fo:line-height="100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T341_32" style:family="text"/>
    <style:style style:name="T341_33" style:family="text"/>
    <style:style style:name="T341_34" style:family="text"/>
    <style:style style:name="T341_35" style:family="text"/>
    <style:style style:name="T341_36" style:family="text"/>
    <style:style style:name="T341_37" style:family="text"/>
    <style:style style:name="T341_38" style:family="text"/>
    <style:style style:name="T341_39" style:family="text"/>
    <style:style style:name="T341_40" style:family="text"/>
    <style:style style:name="T341_41" style:family="text"/>
    <style:style style:name="T341_42" style:family="text"/>
    <style:style style:name="T341_43" style:family="text"/>
    <style:style style:name="T341_44" style:family="text"/>
    <style:style style:name="T341_45" style:family="text"/>
    <style:style style:name="T341_46" style:family="text"/>
    <style:style style:name="T341_47" style:family="text"/>
    <style:style style:name="T341_48" style:family="text"/>
    <style:style style:name="T341_49" style:family="text"/>
    <style:style style:name="T341_50" style:family="text"/>
    <style:style style:name="T341_51" style:family="text"/>
    <style:style style:name="T341_52" style:family="text"/>
    <style:style style:name="T341_53" style:family="text"/>
    <style:style style:name="T341_54" style:family="text"/>
    <style:style style:name="T341_55" style:family="text"/>
    <style:style style:name="T341_56" style:family="text"/>
    <style:style style:name="T341_57" style:family="text"/>
    <style:style style:name="T341_58" style:family="text"/>
    <style:style style:name="T341_59" style:family="text"/>
    <style:style style:name="T341_60" style:family="text"/>
    <style:style style:name="T341_61" style:family="text"/>
    <style:style style:name="T341_62" style:family="text"/>
    <style:style style:name="T341_63" style:family="text"/>
    <style:style style:name="T341_64" style:family="text"/>
    <style:style style:name="T341_65" style:family="text"/>
    <style:style style:name="T341_66" style:family="text"/>
    <style:style style:name="T341_67" style:family="text"/>
    <style:style style:name="T341_68" style:family="text"/>
    <style:style style:name="T341_69" style:family="text"/>
    <style:style style:name="T341_70" style:family="text"/>
    <style:style style:name="T341_71" style:family="text"/>
    <style:style style:name="T341_72" style:family="text"/>
    <style:style style:name="T341_73" style:family="text"/>
    <style:style style:name="T341_74" style:family="text"/>
    <style:style style:name="T341_75" style:family="text"/>
    <style:style style:name="T341_76" style:family="text"/>
    <style:style style:name="T341_77" style:family="text"/>
    <style:style style:name="T341_78" style:family="text"/>
    <style:style style:name="T341_79" style:family="text"/>
    <style:style style:name="T341_80" style:family="text"/>
    <style:style style:name="T341_81" style:family="text"/>
    <style:style style:name="T341_82" style:family="text"/>
    <style:style style:name="T341_83" style:family="text"/>
    <style:style style:name="T341_84" style:family="text"/>
    <style:style style:name="T341_85" style:family="text"/>
    <style:style style:name="T341_86" style:family="text"/>
    <style:style style:name="T341_87" style:family="text"/>
    <style:style style:name="T341_88" style:family="text"/>
    <style:style style:name="T341_89" style:family="text"/>
    <style:style style:name="T341_90" style:family="text"/>
    <style:style style:name="T341_91" style:family="text"/>
    <style:style style:name="T341_92" style:family="text"/>
    <style:style style:name="P342" style:family="paragraph" style:parent-style-name="Standard">
      <style:paragraph-properties fo:break-before="auto" fo:text-indent="0cm" fo:line-height="100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T342_51" style:family="text"/>
    <style:style style:name="T342_52" style:family="text"/>
    <style:style style:name="T342_53" style:family="text"/>
    <style:style style:name="T342_54" style:family="text"/>
    <style:style style:name="T342_55" style:family="text"/>
    <style:style style:name="T342_56" style:family="text"/>
    <style:style style:name="T342_57" style:family="text"/>
    <style:style style:name="T342_58" style:family="text"/>
    <style:style style:name="T342_59" style:family="text"/>
    <style:style style:name="T342_60" style:family="text"/>
    <style:style style:name="T342_61" style:family="text"/>
    <style:style style:name="T342_62" style:family="text"/>
    <style:style style:name="T342_63" style:family="text"/>
    <style:style style:name="T342_64" style:family="text"/>
    <style:style style:name="T342_65" style:family="text"/>
    <style:style style:name="T342_66" style:family="text"/>
    <style:style style:name="T342_67" style:family="text"/>
    <style:style style:name="T342_68" style:family="text"/>
    <style:style style:name="T342_69" style:family="text"/>
    <style:style style:name="T342_70" style:family="text"/>
    <style:style style:name="P343" style:family="paragraph" style:parent-style-name="Standard">
      <style:paragraph-properties fo:break-before="auto" fo:text-indent="0cm" fo:line-height="100%" style:writing-mode="lr-tb"/>
    </style:style>
    <style:style style:name="T343_1" style:family="text">
      <style:text-properties fo:font-weight="bold" style:font-weight-asian="bold" style:font-weight-complex="bold"/>
    </style:style>
    <style:style style:name="T343_2" style:family="text">
      <style:text-properties fo:font-weight="bold" style:font-weight-asian="bold" style:font-weight-complex="bold"/>
    </style:style>
    <style:style style:name="T343_3" style:family="text">
      <style:text-properties fo:font-weight="bold" style:font-weight-asian="bold" style:font-weight-complex="bold"/>
    </style:style>
    <style:style style:name="T343_4" style:family="text">
      <style:text-properties fo:font-weight="bold" style:font-weight-asian="bold" style:font-weight-complex="bold"/>
    </style:style>
    <style:style style:name="T343_5" style:family="text">
      <style:text-properties fo:font-weight="bold" style:font-weight-asian="bold" style:font-weight-complex="bold"/>
    </style:style>
    <style:style style:name="T343_6" style:family="text">
      <style:text-properties fo:font-weight="bold" style:font-weight-asian="bold" style:font-weight-complex="bold"/>
    </style:style>
    <style:style style:name="T343_7" style:family="text">
      <style:text-properties fo:font-weight="bold" style:font-weight-asian="bold" style:font-weight-complex="bold"/>
    </style:style>
    <style:style style:name="P344" style:family="paragraph" style:parent-style-name="Standard">
      <style:paragraph-properties fo:break-before="auto" fo:text-indent="0cm" fo:line-height="100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T344_38" style:family="text"/>
    <style:style style:name="T344_39" style:family="text"/>
    <style:style style:name="T344_40" style:family="text"/>
    <style:style style:name="T344_41" style:family="text"/>
    <style:style style:name="T344_42" style:family="text"/>
    <style:style style:name="T344_43" style:family="text"/>
    <style:style style:name="T344_44" style:family="text"/>
    <style:style style:name="T344_45" style:family="text"/>
    <style:style style:name="T344_46" style:family="text"/>
    <style:style style:name="T344_47" style:family="text"/>
    <style:style style:name="T344_48" style:family="text"/>
    <style:style style:name="T344_49" style:family="text"/>
    <style:style style:name="T344_50" style:family="text"/>
    <style:style style:name="T344_51" style:family="text"/>
    <style:style style:name="T344_52" style:family="text"/>
    <style:style style:name="T344_53" style:family="text"/>
    <style:style style:name="T344_54" style:family="text"/>
    <style:style style:name="T344_55" style:family="text"/>
    <style:style style:name="T344_56" style:family="text"/>
    <style:style style:name="T344_57" style:family="text"/>
    <style:style style:name="T344_58" style:family="text"/>
    <style:style style:name="T344_59" style:family="text"/>
    <style:style style:name="T344_60" style:family="text"/>
    <style:style style:name="T344_61" style:family="text"/>
    <style:style style:name="T344_62" style:family="text"/>
    <style:style style:name="T344_63" style:family="text"/>
    <style:style style:name="T344_64" style:family="text"/>
    <style:style style:name="T344_65" style:family="text"/>
    <style:style style:name="T344_66" style:family="text"/>
    <style:style style:name="T344_67" style:family="text"/>
    <style:style style:name="T344_68" style:family="text"/>
    <style:style style:name="T344_69" style:family="text"/>
    <style:style style:name="T344_70" style:family="text"/>
    <style:style style:name="T344_71" style:family="text"/>
    <style:style style:name="T344_72" style:family="text"/>
    <style:style style:name="T344_73" style:family="text"/>
    <style:style style:name="T344_74" style:family="text"/>
    <style:style style:name="T344_75" style:family="text"/>
    <style:style style:name="T344_76" style:family="text"/>
    <style:style style:name="T344_77" style:family="text"/>
    <style:style style:name="T344_78" style:family="text"/>
    <style:style style:name="T344_79" style:family="text"/>
    <style:style style:name="T344_80" style:family="text"/>
    <style:style style:name="T344_81" style:family="text"/>
    <style:style style:name="T344_82" style:family="text"/>
    <style:style style:name="T344_83" style:family="text"/>
    <style:style style:name="T344_84" style:family="text"/>
    <style:style style:name="T344_85" style:family="text"/>
    <style:style style:name="T344_86" style:family="text"/>
    <style:style style:name="T344_87" style:family="text"/>
    <style:style style:name="T344_88" style:family="text"/>
    <style:style style:name="T344_89" style:family="text"/>
    <style:style style:name="T344_90" style:family="text"/>
    <style:style style:name="T344_91" style:family="text"/>
    <style:style style:name="T344_92" style:family="text"/>
    <style:style style:name="T344_93" style:family="text"/>
    <style:style style:name="T344_94" style:family="text"/>
    <style:style style:name="T344_95" style:family="text"/>
    <style:style style:name="T344_96" style:family="text"/>
    <style:style style:name="T344_97" style:family="text"/>
    <style:style style:name="T344_98" style:family="text"/>
    <style:style style:name="T344_99" style:family="text"/>
    <style:style style:name="T344_100" style:family="text"/>
    <style:style style:name="T344_101" style:family="text"/>
    <style:style style:name="T344_102" style:family="text"/>
    <style:style style:name="T344_103" style:family="text"/>
    <style:style style:name="T344_104" style:family="text"/>
    <style:style style:name="T344_105" style:family="text"/>
    <style:style style:name="T344_106" style:family="text"/>
    <style:style style:name="T344_107" style:family="text"/>
    <style:style style:name="T344_108" style:family="text"/>
    <style:style style:name="T344_109" style:family="text"/>
    <style:style style:name="T344_110" style:family="text"/>
    <style:style style:name="T344_111" style:family="text"/>
    <style:style style:name="T344_112" style:family="text"/>
    <style:style style:name="T344_113" style:family="text"/>
    <style:style style:name="T344_114" style:family="text"/>
    <style:style style:name="T344_115" style:family="text"/>
    <style:style style:name="T344_116" style:family="text"/>
    <style:style style:name="T344_117" style:family="text"/>
    <style:style style:name="T344_118" style:family="text"/>
    <style:style style:name="T344_119" style:family="text"/>
    <style:style style:name="T344_120" style:family="text"/>
    <style:style style:name="T344_121" style:family="text"/>
    <style:style style:name="T344_122" style:family="text"/>
    <style:style style:name="T344_123" style:family="text"/>
    <style:style style:name="T344_124" style:family="text"/>
    <style:style style:name="T344_125" style:family="text"/>
    <style:style style:name="T344_126" style:family="text"/>
    <style:style style:name="T344_127" style:family="text"/>
    <style:style style:name="T344_128" style:family="text"/>
    <style:style style:name="T344_129" style:family="text"/>
    <style:style style:name="T344_130" style:family="text"/>
    <style:style style:name="T344_131" style:family="text"/>
    <style:style style:name="T344_132" style:family="text"/>
    <style:style style:name="T344_133" style:family="text"/>
    <style:style style:name="T344_134" style:family="text"/>
    <style:style style:name="T344_135" style:family="text"/>
    <style:style style:name="T344_136" style:family="text"/>
    <style:style style:name="T344_137" style:family="text"/>
    <style:style style:name="T344_138" style:family="text"/>
    <style:style style:name="T344_139" style:family="text"/>
    <style:style style:name="T344_140" style:family="text"/>
    <style:style style:name="P345" style:family="paragraph" style:parent-style-name="Standard">
      <style:paragraph-properties fo:break-before="auto" fo:text-indent="0cm" fo:line-height="100%" style:writing-mode="lr-tb"/>
      <style:text-properties fo:font-weight="bold" style:font-weight-asian="bold" style:font-weight-complex="bold"/>
    </style:style>
    <style:style style:name="P346" style:family="paragraph" style:parent-style-name="Standard">
      <style:paragraph-properties fo:break-before="auto" fo:text-indent="0cm" fo:line-height="100%" style:writing-mode="lr-tb"/>
    </style:style>
    <style:style style:name="T346_1" style:family="text">
      <style:text-properties fo:font-weight="bold" style:font-weight-asian="bold" style:font-weight-complex="bold"/>
    </style:style>
    <style:style style:name="T346_2" style:family="text">
      <style:text-properties fo:font-weight="bold" style:font-weight-asian="bold" style:font-weight-complex="bold"/>
    </style:style>
    <style:style style:name="T346_3" style:family="text">
      <style:text-properties fo:font-weight="bold" style:font-weight-asian="bold" style:font-weight-complex="bold"/>
    </style:style>
    <style:style style:name="T346_4" style:family="text">
      <style:text-properties fo:font-weight="bold" style:font-weight-asian="bold" style:font-weight-complex="bold"/>
    </style:style>
    <style:style style:name="T346_5" style:family="text">
      <style:text-properties fo:font-weight="bold" style:font-weight-asian="bold" style:font-weight-complex="bold"/>
    </style:style>
    <style:style style:name="T346_6" style:family="text">
      <style:text-properties fo:font-weight="bold" style:font-weight-asian="bold" style:font-weight-complex="bold"/>
    </style:style>
    <style:style style:name="T346_7" style:family="text">
      <style:text-properties fo:font-weight="bold" style:font-weight-asian="bold" style:font-weight-complex="bold"/>
    </style:style>
    <style:style style:name="P347" style:family="paragraph" style:parent-style-name="Standard">
      <style:paragraph-properties fo:break-before="auto" fo:text-indent="0cm" fo:line-height="100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T347_58" style:family="text"/>
    <style:style style:name="T347_59" style:family="text"/>
    <style:style style:name="T347_60" style:family="text"/>
    <style:style style:name="T347_61" style:family="text"/>
    <style:style style:name="T347_62" style:family="text"/>
    <style:style style:name="P348" style:family="paragraph" style:parent-style-name="Standard">
      <style:paragraph-properties fo:break-before="auto" fo:text-indent="0cm" fo:line-height="100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/>
    <style:style style:name="T348_70" style:family="text"/>
    <style:style style:name="T348_71" style:family="text"/>
    <style:style style:name="T348_72" style:family="text"/>
    <style:style style:name="T348_73" style:family="text"/>
    <style:style style:name="T348_74" style:family="text"/>
    <style:style style:name="T348_75" style:family="text"/>
    <style:style style:name="T348_76" style:family="text"/>
    <style:style style:name="T348_77" style:family="text"/>
    <style:style style:name="T348_78" style:family="text"/>
    <style:style style:name="T348_79" style:family="text"/>
    <style:style style:name="T348_80" style:family="text"/>
    <style:style style:name="T348_81" style:family="text"/>
    <style:style style:name="T348_82" style:family="text"/>
    <style:style style:name="T348_83" style:family="text"/>
    <style:style style:name="T348_84" style:family="text"/>
    <style:style style:name="T348_85" style:family="text"/>
    <style:style style:name="T348_86" style:family="text"/>
    <style:style style:name="T348_87" style:family="text"/>
    <style:style style:name="T348_88" style:family="text"/>
    <style:style style:name="T348_89" style:family="text"/>
    <style:style style:name="T348_90" style:family="text"/>
    <style:style style:name="T348_91" style:family="text"/>
    <style:style style:name="T348_92" style:family="text"/>
    <style:style style:name="T348_93" style:family="text"/>
    <style:style style:name="T348_94" style:family="text"/>
    <style:style style:name="T348_95" style:family="text"/>
    <style:style style:name="T348_96" style:family="text"/>
    <style:style style:name="T348_97" style:family="text"/>
    <style:style style:name="T348_98" style:family="text"/>
    <style:style style:name="T348_99" style:family="text"/>
    <style:style style:name="T348_100" style:family="text"/>
    <style:style style:name="T348_101" style:family="text"/>
    <style:style style:name="T348_102" style:family="text"/>
    <style:style style:name="T348_103" style:family="text"/>
    <style:style style:name="T348_104" style:family="text"/>
    <style:style style:name="T348_105" style:family="text"/>
    <style:style style:name="T348_106" style:family="text"/>
    <style:style style:name="P349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P350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0_1" style:family="text">
      <style:text-properties fo:font-size="14pt" style:font-size-asian="14pt" style:font-size-complex="14pt" fo:font-weight="bold" style:font-weight-asian="bold" style:font-weight-complex="bold"/>
    </style:style>
    <style:style style:name="T350_2" style:family="text">
      <style:text-properties fo:font-size="14pt" style:font-size-asian="14pt" style:font-size-complex="14pt" fo:font-weight="bold" style:font-weight-asian="bold" style:font-weight-complex="bold"/>
    </style:style>
    <style:style style:name="T350_3" style:family="text">
      <style:text-properties fo:font-size="14pt" style:font-size-asian="14pt" style:font-size-complex="14pt" fo:font-weight="bold" style:font-weight-asian="bold" style:font-weight-complex="bold"/>
    </style:style>
    <style:style style:name="T350_4" style:family="text">
      <style:text-properties fo:font-size="14pt" style:font-size-asian="14pt" style:font-size-complex="14pt" fo:font-weight="bold" style:font-weight-asian="bold" style:font-weight-complex="bold"/>
    </style:style>
    <style:style style:name="T350_5" style:family="text">
      <style:text-properties fo:font-size="14pt" style:font-size-asian="14pt" style:font-size-complex="14pt" fo:font-weight="bold" style:font-weight-asian="bold" style:font-weight-complex="bold"/>
    </style:style>
    <style:style style:name="T350_6" style:family="text">
      <style:text-properties fo:font-size="14pt" style:font-size-asian="14pt" style:font-size-complex="14pt" fo:font-weight="bold" style:font-weight-asian="bold" style:font-weight-complex="bold"/>
    </style:style>
    <style:style style:name="T350_7" style:family="text">
      <style:text-properties fo:font-size="14pt" style:font-size-asian="14pt" style:font-size-complex="14pt" fo:font-weight="bold" style:font-weight-asian="bold" style:font-weight-complex="bold"/>
    </style:style>
    <style:style style:name="T350_8" style:family="text">
      <style:text-properties fo:font-size="14pt" style:font-size-asian="14pt" style:font-size-complex="14pt" fo:font-weight="bold" style:font-weight-asian="bold" style:font-weight-complex="bold"/>
    </style:style>
    <style:style style:name="T350_9" style:family="text">
      <style:text-properties fo:font-size="14pt" style:font-size-asian="14pt" style:font-size-complex="14pt" fo:font-weight="bold" style:font-weight-asian="bold" style:font-weight-complex="bold"/>
    </style:style>
    <style:style style:name="P351" style:family="paragraph" style:parent-style-name="Standard">
      <style:paragraph-properties fo:break-before="auto" fo:text-indent="0cm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352" style:family="paragraph" style:parent-style-name="Standard">
      <style:paragraph-properties fo:break-before="auto" fo:text-indent="0cm" fo:line-height="100%" style:writing-mode="lr-tb"/>
    </style:style>
    <style:style style:name="T352_1" style:family="text">
      <style:text-properties fo:font-weight="bold" style:font-weight-asian="bold" style:font-weight-complex="bold"/>
    </style:style>
    <style:style style:name="T352_2" style:family="text">
      <style:text-properties fo:font-weight="bold" style:font-weight-asian="bold" style:font-weight-complex="bold"/>
    </style:style>
    <style:style style:name="T352_3" style:family="text">
      <style:text-properties fo:font-weight="bold" style:font-weight-asian="bold" style:font-weight-complex="bold"/>
    </style:style>
    <style:style style:name="T352_4" style:family="text">
      <style:text-properties fo:font-weight="bold" style:font-weight-asian="bold" style:font-weight-complex="bold"/>
    </style:style>
    <style:style style:name="P35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T353_57" style:family="text"/>
    <style:style style:name="T353_58" style:family="text"/>
    <style:style style:name="T353_59" style:family="text"/>
    <style:style style:name="T353_60" style:family="text"/>
    <style:style style:name="T353_61" style:family="text"/>
    <style:style style:name="T353_62" style:family="text"/>
    <style:style style:name="T353_63" style:family="text"/>
    <style:style style:name="T353_64" style:family="text"/>
    <style:style style:name="T353_65" style:family="text"/>
    <style:style style:name="T353_66" style:family="text"/>
    <style:style style:name="T353_67" style:family="text"/>
    <style:style style:name="T353_68" style:family="text"/>
    <style:style style:name="T353_69" style:family="text"/>
    <style:style style:name="T353_70" style:family="text"/>
    <style:style style:name="T353_71" style:family="text"/>
    <style:style style:name="T353_72" style:family="text"/>
    <style:style style:name="T353_73" style:family="text"/>
    <style:style style:name="T353_74" style:family="text"/>
    <style:style style:name="T353_75" style:family="text"/>
    <style:style style:name="T353_76" style:family="text"/>
    <style:style style:name="T353_77" style:family="text"/>
    <style:style style:name="T353_78" style:family="text"/>
    <style:style style:name="T353_79" style:family="text"/>
    <style:style style:name="T353_80" style:family="text"/>
    <style:style style:name="T353_81" style:family="text"/>
    <style:style style:name="T353_82" style:family="text"/>
    <style:style style:name="T353_83" style:family="text"/>
    <style:style style:name="T353_84" style:family="text"/>
    <style:style style:name="T353_85" style:family="text"/>
    <style:style style:name="T353_86" style:family="text"/>
    <style:style style:name="T353_87" style:family="text"/>
    <style:style style:name="T353_88" style:family="text"/>
    <style:style style:name="T353_89" style:family="text"/>
    <style:style style:name="T353_90" style:family="text"/>
    <style:style style:name="T353_91" style:family="text"/>
    <style:style style:name="T353_92" style:family="text"/>
    <style:style style:name="T353_93" style:family="text"/>
    <style:style style:name="T353_94" style:family="text"/>
    <style:style style:name="T353_95" style:family="text"/>
    <style:style style:name="T353_96" style:family="text"/>
    <style:style style:name="T353_97" style:family="text"/>
    <style:style style:name="T353_98" style:family="text"/>
    <style:style style:name="T353_99" style:family="text"/>
    <style:style style:name="T353_100" style:family="text"/>
    <style:style style:name="T353_101" style:family="text"/>
    <style:style style:name="T353_102" style:family="text"/>
    <style:style style:name="T353_103" style:family="text"/>
    <style:style style:name="T353_104" style:family="text"/>
    <style:style style:name="T353_105" style:family="text"/>
    <style:style style:name="T353_106" style:family="text"/>
    <style:style style:name="T353_107" style:family="text"/>
    <style:style style:name="T353_108" style:family="text"/>
    <style:style style:name="T353_109" style:family="text"/>
    <style:style style:name="T353_110" style:family="text"/>
    <style:style style:name="T353_111" style:family="text"/>
    <style:style style:name="T353_112" style:family="text"/>
    <style:style style:name="P35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55" style:family="paragraph" style:parent-style-name="Standard">
      <style:paragraph-properties fo:text-align="center"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5_1" style:family="text">
      <style:text-properties fo:font-size="14pt" style:font-size-asian="14pt" style:font-size-complex="14pt" fo:font-weight="bold" style:font-weight-asian="bold" style:font-weight-complex="bold"/>
    </style:style>
    <style:style style:name="T355_2" style:family="text">
      <style:text-properties fo:font-size="14pt" style:font-size-asian="14pt" style:font-size-complex="14pt" fo:font-weight="bold" style:font-weight-asian="bold" style:font-weight-complex="bold"/>
    </style:style>
    <style:style style:name="T355_3" style:family="text">
      <style:text-properties fo:font-size="14pt" style:font-size-asian="14pt" style:font-size-complex="14pt" fo:font-weight="bold" style:font-weight-asian="bold" style:font-weight-complex="bold"/>
    </style:style>
    <style:style style:name="T355_4" style:family="text">
      <style:text-properties fo:font-size="14pt" style:font-size-asian="14pt" style:font-size-complex="14pt" fo:font-weight="bold" style:font-weight-asian="bold" style:font-weight-complex="bold"/>
    </style:style>
    <style:style style:name="T355_5" style:family="text">
      <style:text-properties fo:font-size="14pt" style:font-size-asian="14pt" style:font-size-complex="14pt" fo:font-weight="bold" style:font-weight-asian="bold" style:font-weight-complex="bold"/>
    </style:style>
    <style:style style:name="T355_6" style:family="text">
      <style:text-properties fo:font-size="14pt" style:font-size-asian="14pt" style:font-size-complex="14pt" fo:font-weight="bold" style:font-weight-asian="bold" style:font-weight-complex="bold"/>
    </style:style>
    <style:style style:name="T355_7" style:family="text">
      <style:text-properties fo:font-size="14pt" style:font-size-asian="14pt" style:font-size-complex="14pt" fo:font-weight="bold" style:font-weight-asian="bold" style:font-weight-complex="bold"/>
    </style:style>
    <style:style style:name="T355_8" style:family="text">
      <style:text-properties fo:font-size="14pt" style:font-size-asian="14pt" style:font-size-complex="14pt" fo:font-weight="bold" style:font-weight-asian="bold" style:font-weight-complex="bold"/>
    </style:style>
    <style:style style:name="T355_9" style:family="text">
      <style:text-properties fo:font-size="14pt" style:font-size-asian="14pt" style:font-size-complex="14pt" fo:font-weight="bold" style:font-weight-asian="bold" style:font-weight-complex="bold"/>
    </style:style>
    <style:style style:name="P356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T356_26" style:family="text"/>
    <style:style style:name="T356_27" style:family="text"/>
    <style:style style:name="T356_28" style:family="text"/>
    <style:style style:name="T356_29" style:family="text"/>
    <style:style style:name="T356_30" style:family="text"/>
    <style:style style:name="T356_31" style:family="text"/>
    <style:style style:name="T356_32" style:family="text"/>
    <style:style style:name="T356_33" style:family="text"/>
    <style:style style:name="T356_34" style:family="text"/>
    <style:style style:name="T356_35" style:family="text"/>
    <style:style style:name="T356_36" style:family="text"/>
    <style:style style:name="T356_37" style:family="text"/>
    <style:style style:name="T356_38" style:family="text"/>
    <style:style style:name="T356_39" style:family="text"/>
    <style:style style:name="T356_40" style:family="text"/>
    <style:style style:name="T356_41" style:family="text"/>
    <style:style style:name="T356_42" style:family="text"/>
    <style:style style:name="T356_43" style:family="text"/>
    <style:style style:name="T356_44" style:family="text"/>
    <style:style style:name="T356_45" style:family="text"/>
    <style:style style:name="T356_46" style:family="text"/>
    <style:style style:name="T356_47" style:family="text"/>
    <style:style style:name="T356_48" style:family="text"/>
    <style:style style:name="T356_49" style:family="text"/>
    <style:style style:name="T356_50" style:family="text"/>
    <style:style style:name="T356_51" style:family="text"/>
    <style:style style:name="T356_52" style:family="text"/>
    <style:style style:name="T356_53" style:family="text"/>
    <style:style style:name="T356_54" style:family="text"/>
    <style:style style:name="T356_55" style:family="text"/>
    <style:style style:name="T356_56" style:family="text"/>
    <style:style style:name="P35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T357_43" style:family="text"/>
    <style:style style:name="T357_44" style:family="text"/>
    <style:style style:name="T357_45" style:family="text"/>
    <style:style style:name="T357_46" style:family="text"/>
    <style:style style:name="T357_47" style:family="text"/>
    <style:style style:name="T357_48" style:family="text"/>
    <style:style style:name="T357_49" style:family="text"/>
    <style:style style:name="T357_50" style:family="text"/>
    <style:style style:name="T357_51" style:family="text"/>
    <style:style style:name="T357_52" style:family="text"/>
    <style:style style:name="T357_53" style:family="text"/>
    <style:style style:name="T357_54" style:family="text"/>
    <style:style style:name="T357_55" style:family="text"/>
    <style:style style:name="T357_56" style:family="text"/>
    <style:style style:name="T357_57" style:family="text"/>
    <style:style style:name="T357_58" style:family="text"/>
    <style:style style:name="T357_59" style:family="text"/>
    <style:style style:name="T357_60" style:family="text"/>
    <style:style style:name="T357_61" style:family="text"/>
    <style:style style:name="T357_62" style:family="text"/>
    <style:style style:name="T357_63" style:family="text"/>
    <style:style style:name="T357_64" style:family="text"/>
    <style:style style:name="P358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T358_39" style:family="text"/>
    <style:style style:name="T358_40" style:family="text"/>
    <style:style style:name="T358_41" style:family="text"/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/>
    <style:style style:name="T358_48" style:family="text"/>
    <style:style style:name="T358_49" style:family="text"/>
    <style:style style:name="T358_50" style:family="text"/>
    <style:style style:name="T358_51" style:family="text"/>
    <style:style style:name="T358_52" style:family="text"/>
    <style:style style:name="T358_53" style:family="text"/>
    <style:style style:name="T358_54" style:family="text"/>
    <style:style style:name="T358_55" style:family="text"/>
    <style:style style:name="T358_56" style:family="text"/>
    <style:style style:name="T358_57" style:family="text"/>
    <style:style style:name="T358_58" style:family="text"/>
    <style:style style:name="T358_59" style:family="text"/>
    <style:style style:name="T358_60" style:family="text"/>
    <style:style style:name="T358_61" style:family="text"/>
    <style:style style:name="T358_62" style:family="text"/>
    <style:style style:name="T358_63" style:family="text"/>
    <style:style style:name="T358_64" style:family="text"/>
    <style:style style:name="T358_65" style:family="text"/>
    <style:style style:name="T358_66" style:family="text"/>
    <style:style style:name="T358_67" style:family="text"/>
    <style:style style:name="T358_68" style:family="text"/>
    <style:style style:name="T358_69" style:family="text"/>
    <style:style style:name="T358_70" style:family="text"/>
    <style:style style:name="T358_71" style:family="text"/>
    <style:style style:name="T358_72" style:family="text"/>
    <style:style style:name="T358_73" style:family="text"/>
    <style:style style:name="T358_74" style:family="text"/>
    <style:style style:name="T358_75" style:family="text"/>
    <style:style style:name="T358_76" style:family="text"/>
    <style:style style:name="T358_77" style:family="text"/>
    <style:style style:name="T358_78" style:family="text"/>
    <style:style style:name="T358_79" style:family="text"/>
    <style:style style:name="T358_80" style:family="text"/>
    <style:style style:name="T358_81" style:family="text"/>
    <style:style style:name="T358_82" style:family="text"/>
    <style:style style:name="T358_83" style:family="text"/>
    <style:style style:name="T358_84" style:family="text"/>
    <style:style style:name="T358_85" style:family="text"/>
    <style:style style:name="T358_86" style:family="text"/>
    <style:style style:name="T358_87" style:family="text"/>
    <style:style style:name="T358_88" style:family="text"/>
    <style:style style:name="T358_89" style:family="text"/>
    <style:style style:name="T358_90" style:family="text"/>
    <style:style style:name="T358_91" style:family="text"/>
    <style:style style:name="T358_92" style:family="text"/>
    <style:style style:name="T358_93" style:family="text"/>
    <style:style style:name="T358_94" style:family="text"/>
    <style:style style:name="T358_95" style:family="text"/>
    <style:style style:name="T358_96" style:family="text"/>
    <style:style style:name="T358_97" style:family="text"/>
    <style:style style:name="T358_98" style:family="text"/>
    <style:style style:name="T358_99" style:family="text"/>
    <style:style style:name="T358_100" style:family="text"/>
    <style:style style:name="T358_101" style:family="text"/>
    <style:style style:name="T358_102" style:family="text"/>
    <style:style style:name="P359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T359_33" style:family="text"/>
    <style:style style:name="T359_34" style:family="text"/>
    <style:style style:name="T359_35" style:family="text"/>
    <style:style style:name="T359_36" style:family="text"/>
    <style:style style:name="T359_37" style:family="text"/>
    <style:style style:name="T359_38" style:family="text"/>
    <style:style style:name="T359_39" style:family="text"/>
    <style:style style:name="T359_40" style:family="text"/>
    <style:style style:name="T359_41" style:family="text"/>
    <style:style style:name="T359_42" style:family="text"/>
    <style:style style:name="T359_43" style:family="text"/>
    <style:style style:name="T359_44" style:family="text"/>
    <style:style style:name="T359_45" style:family="text"/>
    <style:style style:name="T359_46" style:family="text"/>
    <style:style style:name="T359_47" style:family="text"/>
    <style:style style:name="T359_48" style:family="text"/>
    <style:style style:name="T359_49" style:family="text"/>
    <style:style style:name="T359_50" style:family="text"/>
    <style:style style:name="T359_51" style:family="text"/>
    <style:style style:name="T359_52" style:family="text"/>
    <style:style style:name="T359_53" style:family="text"/>
    <style:style style:name="T359_54" style:family="text"/>
    <style:style style:name="T359_55" style:family="text"/>
    <style:style style:name="T359_56" style:family="text"/>
    <style:style style:name="T359_57" style:family="text"/>
    <style:style style:name="T359_58" style:family="text"/>
    <style:style style:name="T359_59" style:family="text"/>
    <style:style style:name="T359_60" style:family="text"/>
    <style:style style:name="T359_61" style:family="text"/>
    <style:style style:name="T359_62" style:family="text"/>
    <style:style style:name="T359_63" style:family="text"/>
    <style:style style:name="T359_64" style:family="text"/>
    <style:style style:name="T359_65" style:family="text"/>
    <style:style style:name="T359_66" style:family="text"/>
    <style:style style:name="T359_67" style:family="text"/>
    <style:style style:name="T359_68" style:family="text"/>
    <style:style style:name="T359_69" style:family="text"/>
    <style:style style:name="T359_70" style:family="text"/>
    <style:style style:name="T359_71" style:family="text"/>
    <style:style style:name="T359_72" style:family="text"/>
    <style:style style:name="T359_73" style:family="text"/>
    <style:style style:name="T359_74" style:family="text"/>
    <style:style style:name="T359_75" style:family="text"/>
    <style:style style:name="T359_76" style:family="text"/>
    <style:style style:name="T359_77" style:family="text"/>
    <style:style style:name="T359_78" style:family="text"/>
    <style:style style:name="T359_79" style:family="text"/>
    <style:style style:name="T359_80" style:family="text"/>
    <style:style style:name="T359_81" style:family="text"/>
    <style:style style:name="T359_82" style:family="text"/>
    <style:style style:name="T359_83" style:family="text"/>
    <style:style style:name="T359_84" style:family="text"/>
    <style:style style:name="P360" style:family="paragraph" style:parent-style-name="Standard">
      <style:paragraph-properties fo:break-before="page" fo:text-indent="0cm" fo:line-height="100%" fo:margin-top="0cm" style:writing-mode="lr-tb"/>
    </style:style>
    <style:style style:name="T360_1" style:family="text">
      <style:text-properties fo:font-weight="bold" style:font-weight-asian="bold" style:font-weight-complex="bold"/>
    </style:style>
    <style:style style:name="T360_2" style:family="text">
      <style:text-properties fo:font-weight="bold" style:font-weight-asian="bold" style:font-weight-complex="bold"/>
    </style:style>
    <style:style style:name="T360_3" style:family="text">
      <style:text-properties fo:font-weight="bold" style:font-weight-asian="bold" style:font-weight-complex="bold"/>
    </style:style>
    <style:style style:name="T360_4" style:family="text">
      <style:text-properties fo:font-weight="bold" style:font-weight-asian="bold" style:font-weight-complex="bold"/>
    </style:style>
    <style:style style:name="T360_5" style:family="text">
      <style:text-properties fo:font-weight="bold" style:font-weight-asian="bold" style:font-weight-complex="bold"/>
    </style:style>
    <style:style style:name="P36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T361_59" style:family="text"/>
    <style:style style:name="T361_60" style:family="text"/>
    <style:style style:name="T361_61" style:family="text"/>
    <style:style style:name="T361_62" style:family="text"/>
    <style:style style:name="T361_63" style:family="text"/>
    <style:style style:name="T361_64" style:family="text"/>
    <style:style style:name="T361_65" style:family="text"/>
    <style:style style:name="T361_66" style:family="text"/>
    <style:style style:name="T361_67" style:family="text"/>
    <style:style style:name="T361_68" style:family="text"/>
    <style:style style:name="T361_69" style:family="text"/>
    <style:style style:name="T361_70" style:family="text"/>
    <style:style style:name="T361_71" style:family="text"/>
    <style:style style:name="P36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P363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6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P365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66" style:family="paragraph" style:parent-style-name="Standard">
      <style:paragraph-properties fo:break-before="auto" fo:text-indent="0cm" fo:line-height="150%" fo:margin-top="0cm" style:writing-mode="lr-tb"/>
    </style:style>
    <style:style style:name="T366_1" style:family="text"/>
    <style:style style:name="T366_2" style:family="text"/>
    <style:style style:name="T366_3" style:family="text"/>
    <style:style style:name="P367" style:family="paragraph" style:parent-style-name="Standard">
      <style:paragraph-properties fo:break-before="auto" fo:text-indent="0cm" fo:line-height="150%" fo:margin-top="0cm" style:writing-mode="lr-tb"/>
    </style:style>
    <style:style style:name="T367_1" style:family="text"/>
    <style:style style:name="T367_2" style:family="text"/>
    <style:style style:name="T367_3" style:family="text"/>
    <style:style style:name="P368" style:family="paragraph" style:parent-style-name="Standard">
      <style:paragraph-properties fo:break-before="auto" fo:text-indent="0cm" fo:line-height="150%" fo:margin-top="0cm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break-before="auto" fo:text-indent="0cm" fo:line-height="150%" fo:margin-top="0cm" style:writing-mode="lr-tb"/>
    </style:style>
    <style:style style:name="T369_1" style:family="text"/>
    <style:style style:name="T369_2" style:family="text"/>
    <style:style style:name="T369_3" style:family="text"/>
    <style:style style:name="P370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P371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</style:style>
    <style:style style:name="T371_1" style:family="text">
      <style:text-properties fo:font-weight="bold" style:font-weight-asian="bold" style:font-weight-complex="bold"/>
    </style:style>
    <style:style style:name="P372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font-weight="bold" style:font-weight-asian="bold" style:font-weight-complex="bold"/>
    </style:style>
    <style:style style:name="P373" style:family="paragraph" style:parent-style-name="Standard">
      <style:paragraph-properties fo:text-align="center" fo:break-before="auto" fo:text-indent="0cm" fo:line-height="100%" style:writing-mode="lr-tb"/>
    </style:style>
    <style:style style:name="T373_1" style:family="text">
      <style:text-properties fo:font-size="14pt" style:font-size-asian="14pt" style:font-size-complex="14pt" fo:font-weight="bold" style:font-weight-asian="bold" style:font-weight-complex="bold"/>
    </style:style>
    <style:style style:name="T373_2" style:family="text">
      <style:text-properties fo:font-size="14pt" style:font-size-asian="14pt" style:font-size-complex="14pt" fo:font-weight="bold" style:font-weight-asian="bold" style:font-weight-complex="bold"/>
    </style:style>
    <style:style style:name="T373_3" style:family="text">
      <style:text-properties fo:font-size="14pt" style:font-size-asian="14pt" style:font-size-complex="14pt" fo:font-weight="bold" style:font-weight-asian="bold" style:font-weight-complex="bold"/>
    </style:style>
    <style:style style:name="P374" style:family="paragraph" style:parent-style-name="Standard">
      <style:paragraph-properties fo:text-align="center" fo:break-before="auto" fo:text-indent="0cm" fo:line-height="100%" style:writing-mode="lr-tb"/>
    </style:style>
    <style:style style:name="T374_1" style:family="text">
      <style:text-properties fo:font-weight="bold" style:font-weight-asian="bold" style:font-weight-complex="bold"/>
    </style:style>
    <style:style style:name="T374_2" style:family="text">
      <style:text-properties fo:font-weight="bold" style:font-weight-asian="bold" style:font-weight-complex="bold"/>
    </style:style>
    <style:style style:name="T374_3" style:family="text">
      <style:text-properties fo:font-weight="bold" style:font-weight-asian="bold" style:font-weight-complex="bold"/>
    </style:style>
    <style:style style:name="T374_4" style:family="text">
      <style:text-properties fo:font-weight="bold" style:font-weight-asian="bold" style:font-weight-complex="bold"/>
    </style:style>
    <style:style style:name="T374_5" style:family="text">
      <style:text-properties fo:font-weight="bold" style:font-weight-asian="bold" style:font-weight-complex="bold"/>
    </style:style>
    <style:style style:name="P375" style:family="paragraph" style:parent-style-name="Standard">
      <style:paragraph-properties fo:break-before="auto" fo:text-indent="0cm" fo:line-height="100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P376" style:family="paragraph" style:parent-style-name="Standard">
      <style:paragraph-properties fo:break-before="auto" fo:text-indent="0cm" fo:line-height="115%" fo:margin-top="0cm" style:writing-mode="lr-tb"/>
    </style:style>
    <style:style style:name="P377" style:family="paragraph" style:parent-style-name="Standard">
      <style:paragraph-properties fo:break-before="auto" fo:text-indent="0cm" fo:line-height="100%" style:writing-mode="lr-tb"/>
    </style:style>
    <style:style style:name="T377_1" style:family="text">
      <style:text-properties fo:color="#0000ff"/>
    </style:style>
    <style:style style:name="T377_2" style:family="text">
      <style:text-properties fo:color="#0000ff"/>
    </style:style>
    <style:style style:name="T377_3" style:family="text">
      <style:text-properties fo:color="#0000ff"/>
    </style:style>
    <style:style style:name="T377_4" style:family="text">
      <style:text-properties fo:color="#0000ff"/>
    </style:style>
    <style:style style:name="T377_5" style:family="text">
      <style:text-properties fo:color="#0000ff"/>
    </style:style>
    <style:style style:name="T377_6" style:family="text">
      <style:text-properties fo:color="#0000ff"/>
    </style:style>
    <style:style style:name="T377_7" style:family="text">
      <style:text-properties fo:color="#0000ff"/>
    </style:style>
    <style:style style:name="T377_8" style:family="text">
      <style:text-properties fo:color="#0000ff"/>
    </style:style>
    <style:style style:name="T377_9" style:family="text">
      <style:text-properties fo:color="#0000ff"/>
    </style:style>
    <style:style style:name="T377_10" style:family="text">
      <style:text-properties fo:color="#0000ff"/>
    </style:style>
    <style:style style:name="T377_11" style:family="text">
      <style:text-properties fo:color="#0000ff"/>
    </style:style>
    <style:style style:name="T377_12" style:family="text">
      <style:text-properties fo:color="#0000ff"/>
    </style:style>
    <style:style style:name="T377_13" style:family="text">
      <style:text-properties fo:color="#0000ff"/>
    </style:style>
    <style:style style:name="T377_14" style:family="text">
      <style:text-properties fo:color="#0000ff"/>
    </style:style>
    <style:style style:name="T377_15" style:family="text">
      <style:text-properties fo:color="#0000ff"/>
    </style:style>
    <style:style style:name="T377_16" style:family="text">
      <style:text-properties fo:color="#0000ff"/>
    </style:style>
    <style:style style:name="T377_17" style:family="text">
      <style:text-properties fo:color="#0000ff"/>
    </style:style>
    <style:style style:name="T377_18" style:family="text">
      <style:text-properties fo:color="#0000ff"/>
    </style:style>
    <style:style style:name="T377_19" style:family="text">
      <style:text-properties fo:color="#0000ff"/>
    </style:style>
    <style:style style:name="T377_20" style:family="text">
      <style:text-properties fo:color="#0000ff"/>
    </style:style>
    <style:style style:name="T377_21" style:family="text">
      <style:text-properties fo:color="#0000ff"/>
    </style:style>
    <style:style style:name="T377_22" style:family="text">
      <style:text-properties fo:color="#0000ff"/>
    </style:style>
    <style:style style:name="T377_23" style:family="text">
      <style:text-properties fo:color="#0000ff"/>
    </style:style>
    <style:style style:name="T377_24" style:family="text">
      <style:text-properties fo:color="#0000ff"/>
    </style:style>
    <style:style style:name="T377_25" style:family="text">
      <style:text-properties fo:color="#0000ff"/>
    </style:style>
    <style:style style:name="T377_26" style:family="text">
      <style:text-properties fo:color="#0000ff"/>
    </style:style>
    <style:style style:name="T377_27" style:family="text">
      <style:text-properties fo:color="#0000ff"/>
    </style:style>
    <style:style style:name="T377_28" style:family="text">
      <style:text-properties fo:color="#0000ff"/>
    </style:style>
    <style:style style:name="T377_29" style:family="text">
      <style:text-properties fo:color="#0000ff"/>
    </style:style>
    <style:style style:name="T377_30" style:family="text">
      <style:text-properties fo:color="#0000ff"/>
    </style:style>
    <style:style style:name="T377_31" style:family="text">
      <style:text-properties fo:color="#0000ff"/>
    </style:style>
    <style:style style:name="T377_32" style:family="text">
      <style:text-properties fo:color="#0000ff"/>
    </style:style>
    <style:style style:name="T377_33" style:family="text">
      <style:text-properties fo:color="#0000ff"/>
    </style:style>
    <style:style style:name="T377_34" style:family="text">
      <style:text-properties fo:color="#0000ff"/>
    </style:style>
    <style:style style:name="T377_35" style:family="text">
      <style:text-properties fo:color="#0000ff"/>
    </style:style>
    <style:style style:name="T377_36" style:family="text">
      <style:text-properties fo:color="#0000ff"/>
    </style:style>
    <style:style style:name="T377_37" style:family="text">
      <style:text-properties fo:color="#0000ff"/>
    </style:style>
    <style:style style:name="T377_38" style:family="text">
      <style:text-properties fo:color="#0000ff"/>
    </style:style>
    <style:style style:name="T377_39" style:family="text">
      <style:text-properties fo:color="#0000ff"/>
    </style:style>
    <style:style style:name="T377_40" style:family="text">
      <style:text-properties fo:color="#0000ff"/>
    </style:style>
    <style:style style:name="P378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379" style:family="paragraph" style:parent-style-name="Standard">
      <style:paragraph-properties fo:break-before="auto" fo:text-indent="0cm" fo:line-height="100%" style:writing-mode="lr-tb"/>
    </style:style>
    <style:style style:name="T379_1" style:family="text">
      <style:text-properties fo:color="#0000ff"/>
    </style:style>
    <style:style style:name="T379_2" style:family="text">
      <style:text-properties fo:color="#0000ff"/>
    </style:style>
    <style:style style:name="T379_3" style:family="text">
      <style:text-properties fo:color="#0000ff"/>
    </style:style>
    <style:style style:name="T379_4" style:family="text">
      <style:text-properties fo:color="#0000ff"/>
    </style:style>
    <style:style style:name="T379_5" style:family="text">
      <style:text-properties fo:color="#0000ff"/>
    </style:style>
    <style:style style:name="T379_6" style:family="text">
      <style:text-properties fo:color="#0000ff"/>
    </style:style>
    <style:style style:name="T379_7" style:family="text">
      <style:text-properties fo:color="#0000ff"/>
    </style:style>
    <style:style style:name="T379_8" style:family="text">
      <style:text-properties fo:color="#0000ff"/>
    </style:style>
    <style:style style:name="T379_9" style:family="text">
      <style:text-properties fo:color="#0000ff"/>
    </style:style>
    <style:style style:name="T379_10" style:family="text">
      <style:text-properties fo:color="#0000ff"/>
    </style:style>
    <style:style style:name="T379_11" style:family="text">
      <style:text-properties fo:color="#0000ff"/>
    </style:style>
    <style:style style:name="T379_12" style:family="text">
      <style:text-properties fo:color="#0000ff"/>
    </style:style>
    <style:style style:name="T379_13" style:family="text">
      <style:text-properties fo:color="#0000ff"/>
    </style:style>
    <style:style style:name="T379_14" style:family="text">
      <style:text-properties fo:color="#0000ff"/>
    </style:style>
    <style:style style:name="T379_15" style:family="text">
      <style:text-properties fo:color="#0000ff"/>
    </style:style>
    <style:style style:name="T379_16" style:family="text">
      <style:text-properties fo:color="#0000ff"/>
    </style:style>
    <style:style style:name="T379_17" style:family="text">
      <style:text-properties fo:color="#0000ff"/>
    </style:style>
    <style:style style:name="T379_18" style:family="text">
      <style:text-properties fo:color="#0000ff"/>
    </style:style>
    <style:style style:name="T379_19" style:family="text">
      <style:text-properties fo:color="#0000ff"/>
    </style:style>
    <style:style style:name="T379_20" style:family="text">
      <style:text-properties fo:color="#0000ff"/>
    </style:style>
    <style:style style:name="T379_21" style:family="text">
      <style:text-properties fo:color="#0000ff"/>
    </style:style>
    <style:style style:name="T379_22" style:family="text">
      <style:text-properties fo:color="#0000ff"/>
    </style:style>
    <style:style style:name="T379_23" style:family="text">
      <style:text-properties fo:color="#0000ff"/>
    </style:style>
    <style:style style:name="P380" style:family="paragraph" style:parent-style-name="Standard">
      <style:paragraph-properties fo:break-before="auto" fo:text-indent="0cm" fo:line-height="100%" style:writing-mode="lr-tb"/>
    </style:style>
    <style:style style:name="T380_1" style:family="text">
      <style:text-properties fo:color="#0000ff"/>
    </style:style>
    <style:style style:name="T380_2" style:family="text">
      <style:text-properties fo:color="#0000ff"/>
    </style:style>
    <style:style style:name="T380_3" style:family="text">
      <style:text-properties fo:color="#0000ff"/>
    </style:style>
    <style:style style:name="T380_4" style:family="text">
      <style:text-properties fo:color="#0000ff"/>
    </style:style>
    <style:style style:name="T380_5" style:family="text">
      <style:text-properties fo:color="#0000ff"/>
    </style:style>
    <style:style style:name="T380_6" style:family="text">
      <style:text-properties fo:color="#0000ff"/>
    </style:style>
    <style:style style:name="T380_7" style:family="text">
      <style:text-properties fo:color="#0000ff"/>
    </style:style>
    <style:style style:name="T380_8" style:family="text">
      <style:text-properties fo:color="#0000ff"/>
    </style:style>
    <style:style style:name="T380_9" style:family="text">
      <style:text-properties fo:color="#0000ff"/>
    </style:style>
    <style:style style:name="T380_10" style:family="text">
      <style:text-properties fo:color="#0000ff"/>
    </style:style>
    <style:style style:name="T380_11" style:family="text">
      <style:text-properties fo:color="#0000ff"/>
    </style:style>
    <style:style style:name="T380_12" style:family="text">
      <style:text-properties fo:color="#0000ff"/>
    </style:style>
    <style:style style:name="T380_13" style:family="text">
      <style:text-properties fo:color="#0000ff"/>
    </style:style>
    <style:style style:name="T380_14" style:family="text">
      <style:text-properties fo:color="#0000ff"/>
    </style:style>
    <style:style style:name="T380_15" style:family="text">
      <style:text-properties fo:color="#0000ff"/>
    </style:style>
    <style:style style:name="P381" style:family="paragraph" style:parent-style-name="Standard">
      <style:paragraph-properties fo:break-before="auto" fo:text-indent="0cm" fo:line-height="100%" style:writing-mode="lr-tb"/>
    </style:style>
    <style:style style:name="T381_1" style:family="text">
      <style:text-properties fo:color="#0000ff"/>
    </style:style>
    <style:style style:name="T381_2" style:family="text">
      <style:text-properties fo:color="#0000ff"/>
    </style:style>
    <style:style style:name="T381_3" style:family="text">
      <style:text-properties fo:color="#0000ff"/>
    </style:style>
    <style:style style:name="T381_4" style:family="text">
      <style:text-properties fo:color="#0000ff"/>
    </style:style>
    <style:style style:name="T381_5" style:family="text">
      <style:text-properties fo:color="#0000ff"/>
    </style:style>
    <style:style style:name="T381_6" style:family="text">
      <style:text-properties fo:color="#0000ff"/>
    </style:style>
    <style:style style:name="T381_7" style:family="text">
      <style:text-properties fo:color="#0000ff"/>
    </style:style>
    <style:style style:name="T381_8" style:family="text">
      <style:text-properties fo:color="#0000ff"/>
    </style:style>
    <style:style style:name="T381_9" style:family="text">
      <style:text-properties fo:color="#0000ff"/>
    </style:style>
    <style:style style:name="T381_10" style:family="text">
      <style:text-properties fo:color="#0000ff"/>
    </style:style>
    <style:style style:name="T381_11" style:family="text">
      <style:text-properties fo:color="#0000ff"/>
    </style:style>
    <style:style style:name="T381_12" style:family="text">
      <style:text-properties fo:color="#0000ff"/>
    </style:style>
    <style:style style:name="T381_13" style:family="text">
      <style:text-properties fo:color="#0000ff"/>
    </style:style>
    <style:style style:name="T381_14" style:family="text">
      <style:text-properties fo:color="#0000ff"/>
    </style:style>
    <style:style style:name="T381_15" style:family="text">
      <style:text-properties fo:color="#0000ff"/>
    </style:style>
    <style:style style:name="T381_16" style:family="text">
      <style:text-properties fo:color="#0000ff"/>
    </style:style>
    <style:style style:name="T381_17" style:family="text">
      <style:text-properties fo:color="#0000ff"/>
    </style:style>
    <style:style style:name="T381_18" style:family="text">
      <style:text-properties fo:color="#0000ff"/>
    </style:style>
    <style:style style:name="T381_19" style:family="text">
      <style:text-properties fo:color="#0000ff"/>
    </style:style>
    <style:style style:name="P382" style:family="paragraph" style:parent-style-name="Standard">
      <style:paragraph-properties fo:break-before="auto" fo:text-indent="0cm" fo:line-height="100%" style:writing-mode="lr-tb"/>
    </style:style>
    <style:style style:name="T382_1" style:family="text">
      <style:text-properties fo:color="#0000ff"/>
    </style:style>
    <style:style style:name="T382_2" style:family="text">
      <style:text-properties fo:color="#0000ff"/>
    </style:style>
    <style:style style:name="T382_3" style:family="text">
      <style:text-properties fo:color="#0000ff"/>
    </style:style>
    <style:style style:name="T382_4" style:family="text">
      <style:text-properties fo:color="#0000ff"/>
    </style:style>
    <style:style style:name="T382_5" style:family="text">
      <style:text-properties fo:color="#0000ff"/>
    </style:style>
    <style:style style:name="T382_6" style:family="text">
      <style:text-properties fo:color="#0000ff"/>
    </style:style>
    <style:style style:name="T382_7" style:family="text">
      <style:text-properties fo:color="#0000ff"/>
    </style:style>
    <style:style style:name="T382_8" style:family="text">
      <style:text-properties fo:color="#0000ff"/>
    </style:style>
    <style:style style:name="T382_9" style:family="text">
      <style:text-properties fo:color="#0000ff"/>
    </style:style>
    <style:style style:name="T382_10" style:family="text">
      <style:text-properties fo:color="#0000ff"/>
    </style:style>
    <style:style style:name="T382_11" style:family="text">
      <style:text-properties fo:color="#0000ff"/>
    </style:style>
    <style:style style:name="T382_12" style:family="text">
      <style:text-properties fo:color="#0000ff"/>
    </style:style>
    <style:style style:name="T382_13" style:family="text">
      <style:text-properties fo:color="#0000ff"/>
    </style:style>
    <style:style style:name="T382_14" style:family="text">
      <style:text-properties fo:color="#0000ff"/>
    </style:style>
    <style:style style:name="T382_15" style:family="text">
      <style:text-properties fo:color="#0000ff"/>
    </style:style>
    <style:style style:name="T382_16" style:family="text">
      <style:text-properties fo:color="#0000ff"/>
    </style:style>
    <style:style style:name="T382_17" style:family="text">
      <style:text-properties fo:color="#0000ff"/>
    </style:style>
    <style:style style:name="T382_18" style:family="text">
      <style:text-properties fo:color="#0000ff"/>
    </style:style>
    <style:style style:name="T382_19" style:family="text">
      <style:text-properties fo:color="#0000ff"/>
    </style:style>
    <style:style style:name="T382_20" style:family="text">
      <style:text-properties fo:color="#0000ff"/>
    </style:style>
    <style:style style:name="T382_21" style:family="text">
      <style:text-properties fo:color="#0000ff"/>
    </style:style>
    <style:style style:name="T382_22" style:family="text">
      <style:text-properties fo:color="#0000ff"/>
    </style:style>
    <style:style style:name="T382_23" style:family="text">
      <style:text-properties fo:color="#0000ff"/>
    </style:style>
    <style:style style:name="T382_24" style:family="text">
      <style:text-properties fo:color="#0000ff"/>
    </style:style>
    <style:style style:name="T382_25" style:family="text">
      <style:text-properties fo:color="#0000ff"/>
    </style:style>
    <style:style style:name="T382_26" style:family="text">
      <style:text-properties fo:color="#0000ff"/>
    </style:style>
    <style:style style:name="T382_27" style:family="text">
      <style:text-properties fo:color="#0000ff"/>
    </style:style>
    <style:style style:name="T382_28" style:family="text">
      <style:text-properties fo:color="#0000ff"/>
    </style:style>
    <style:style style:name="T382_29" style:family="text">
      <style:text-properties fo:color="#0000ff"/>
    </style:style>
    <style:style style:name="T382_30" style:family="text">
      <style:text-properties fo:color="#0000ff"/>
    </style:style>
    <style:style style:name="T382_31" style:family="text">
      <style:text-properties fo:color="#0000ff"/>
    </style:style>
    <style:style style:name="T382_32" style:family="text">
      <style:text-properties fo:color="#0000ff"/>
    </style:style>
    <style:style style:name="T382_33" style:family="text">
      <style:text-properties fo:color="#0000ff"/>
    </style:style>
    <style:style style:name="T382_34" style:family="text">
      <style:text-properties fo:color="#0000ff"/>
    </style:style>
    <style:style style:name="P383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384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/>
    </style:style>
    <style:style style:name="P385" style:family="paragraph" style:parent-style-name="Standard">
      <style:paragraph-properties fo:text-align="center" fo:break-before="auto" fo:text-indent="0cm" fo:line-height="100%" style:writing-mode="lr-tb"/>
    </style:style>
    <style:style style:name="T385_1" style:family="text">
      <style:text-properties fo:font-size="14pt" style:font-size-asian="14pt" style:font-size-complex="14pt" fo:font-weight="bold" style:font-weight-asian="bold" style:font-weight-complex="bold"/>
    </style:style>
    <style:style style:name="T385_2" style:family="text">
      <style:text-properties fo:font-size="14pt" style:font-size-asian="14pt" style:font-size-complex="14pt" fo:font-weight="bold" style:font-weight-asian="bold" style:font-weight-complex="bold"/>
    </style:style>
    <style:style style:name="T385_3" style:family="text">
      <style:text-properties fo:font-size="14pt" style:font-size-asian="14pt" style:font-size-complex="14pt" fo:font-weight="bold" style:font-weight-asian="bold" style:font-weight-complex="bold"/>
    </style:style>
    <style:style style:name="P386" style:family="paragraph" style:parent-style-name="Standard">
      <style:paragraph-properties fo:text-align="center" fo:break-before="auto" fo:text-indent="0cm" fo:line-height="100%" style:writing-mode="lr-tb"/>
    </style:style>
    <style:style style:name="T386_1" style:family="text">
      <style:text-properties fo:font-weight="bold" style:font-weight-asian="bold" style:font-weight-complex="bold"/>
    </style:style>
    <style:style style:name="T386_2" style:family="text">
      <style:text-properties fo:font-weight="bold" style:font-weight-asian="bold" style:font-weight-complex="bold"/>
    </style:style>
    <style:style style:name="T386_3" style:family="text">
      <style:text-properties fo:font-weight="bold" style:font-weight-asian="bold" style:font-weight-complex="bold"/>
    </style:style>
    <style:style style:name="T386_4" style:family="text">
      <style:text-properties fo:font-weight="bold" style:font-weight-asian="bold" style:font-weight-complex="bold"/>
    </style:style>
    <style:style style:name="T386_5" style:family="text">
      <style:text-properties fo:font-weight="bold" style:font-weight-asian="bold" style:font-weight-complex="bold"/>
    </style:style>
    <style:style style:name="P387" style:family="paragraph" style:parent-style-name="Standard">
      <style:paragraph-properties fo:break-before="auto" fo:text-indent="0cm" fo:line-height="100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P388" style:family="paragraph" style:parent-style-name="Standard">
      <style:paragraph-properties fo:break-before="auto" fo:text-indent="0cm" fo:line-height="115%" fo:margin-top="0cm" style:writing-mode="lr-tb"/>
    </style:style>
    <style:style style:name="P389" style:family="paragraph" style:parent-style-name="Standard">
      <style:paragraph-properties fo:break-before="auto" fo:text-indent="0cm" fo:line-height="100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P390" style:family="paragraph" style:parent-style-name="Standard">
      <style:paragraph-properties fo:break-before="auto" fo:text-indent="0cm" fo:line-height="115%" fo:margin-top="0cm" style:writing-mode="lr-tb"/>
    </style:style>
    <style:style style:name="P391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391_1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391_2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P392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392_1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392_2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392_3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P393" style:family="paragraph" style:parent-style-name="Standard">
      <style:paragraph-properties fo:break-before="auto" fo:text-indent="0cm" fo:line-height="115%" fo:margin-top="0cm" style:writing-mode="lr-tb"/>
      <style:text-properties fo:color="#0000ff" fo:font-size="14pt" style:font-size-asian="14pt" style:font-size-complex="14pt" fo:font-weight="bold" style:font-weight-asian="bold" style:font-weight-complex="bold"/>
    </style:style>
    <style:style style:name="P394" style:family="paragraph" style:parent-style-name="Standard">
      <style:paragraph-properties fo:break-before="auto" fo:text-indent="0cm" fo:line-height="100%" style:writing-mode="lr-tb"/>
    </style:style>
    <style:style style:name="T394_1" style:family="text">
      <style:text-properties fo:color="#0000ff" fo:font-weight="bold" style:font-weight-asian="bold" style:font-weight-complex="bold"/>
    </style:style>
    <style:style style:name="T394_2" style:family="text">
      <style:text-properties fo:color="#0000ff" fo:font-weight="bold" style:font-weight-asian="bold" style:font-weight-complex="bold"/>
    </style:style>
    <style:style style:name="T394_3" style:family="text">
      <style:text-properties fo:color="#0000ff" fo:font-weight="bold" style:font-weight-asian="bold" style:font-weight-complex="bold"/>
    </style:style>
    <style:style style:name="T394_4" style:family="text">
      <style:text-properties fo:color="#0000ff" fo:font-weight="bold" style:font-weight-asian="bold" style:font-weight-complex="bold"/>
    </style:style>
    <style:style style:name="T394_5" style:family="text">
      <style:text-properties fo:color="#0000ff" fo:font-weight="bold" style:font-weight-asian="bold" style:font-weight-complex="bold"/>
    </style:style>
    <style:style style:name="T394_6" style:family="text">
      <style:text-properties fo:color="#0000ff" fo:font-weight="bold" style:font-weight-asian="bold" style:font-weight-complex="bold"/>
    </style:style>
    <style:style style:name="T394_7" style:family="text">
      <style:text-properties fo:color="#0000ff" fo:font-weight="bold" style:font-weight-asian="bold" style:font-weight-complex="bold"/>
    </style:style>
    <style:style style:name="T394_8" style:family="text">
      <style:text-properties fo:color="#0000ff" fo:font-weight="bold" style:font-weight-asian="bold" style:font-weight-complex="bold"/>
    </style:style>
    <style:style style:name="T394_9" style:family="text">
      <style:text-properties fo:color="#0000ff" fo:font-weight="bold" style:font-weight-asian="bold" style:font-weight-complex="bold"/>
    </style:style>
    <style:style style:name="P395" style:family="paragraph" style:parent-style-name="Standard">
      <style:paragraph-properties fo:break-before="auto" fo:text-indent="0cm" fo:line-height="100%" style:writing-mode="lr-tb"/>
    </style:style>
    <style:style style:name="T395_1" style:family="text">
      <style:text-properties fo:color="#0000ff"/>
    </style:style>
    <style:style style:name="T395_2" style:family="text">
      <style:text-properties fo:color="#0000ff"/>
    </style:style>
    <style:style style:name="T395_3" style:family="text">
      <style:text-properties fo:color="#0000ff"/>
    </style:style>
    <style:style style:name="T395_4" style:family="text">
      <style:text-properties fo:color="#0000ff"/>
    </style:style>
    <style:style style:name="T395_5" style:family="text">
      <style:text-properties fo:color="#0000ff"/>
    </style:style>
    <style:style style:name="T395_6" style:family="text">
      <style:text-properties fo:color="#0000ff"/>
    </style:style>
    <style:style style:name="T395_7" style:family="text">
      <style:text-properties fo:color="#0000ff"/>
    </style:style>
    <style:style style:name="T395_8" style:family="text">
      <style:text-properties fo:color="#0000ff"/>
    </style:style>
    <style:style style:name="T395_9" style:family="text">
      <style:text-properties fo:color="#0000ff"/>
    </style:style>
    <style:style style:name="T395_10" style:family="text">
      <style:text-properties fo:color="#0000ff"/>
    </style:style>
    <style:style style:name="T395_11" style:family="text">
      <style:text-properties fo:color="#0000ff"/>
    </style:style>
    <style:style style:name="T395_12" style:family="text">
      <style:text-properties fo:color="#0000ff"/>
    </style:style>
    <style:style style:name="T395_13" style:family="text">
      <style:text-properties fo:color="#0000ff"/>
    </style:style>
    <style:style style:name="T395_14" style:family="text">
      <style:text-properties fo:color="#0000ff"/>
    </style:style>
    <style:style style:name="T395_15" style:family="text">
      <style:text-properties fo:color="#0000ff"/>
    </style:style>
    <style:style style:name="T395_16" style:family="text">
      <style:text-properties fo:color="#0000ff"/>
    </style:style>
    <style:style style:name="T395_17" style:family="text">
      <style:text-properties fo:color="#0000ff"/>
    </style:style>
    <style:style style:name="T395_18" style:family="text">
      <style:text-properties fo:color="#0000ff"/>
    </style:style>
    <style:style style:name="T395_19" style:family="text">
      <style:text-properties fo:color="#0000ff"/>
    </style:style>
    <style:style style:name="T395_20" style:family="text">
      <style:text-properties fo:color="#0000ff"/>
    </style:style>
    <style:style style:name="T395_21" style:family="text">
      <style:text-properties fo:color="#0000ff"/>
    </style:style>
    <style:style style:name="T395_22" style:family="text">
      <style:text-properties fo:color="#0000ff"/>
    </style:style>
    <style:style style:name="T395_23" style:family="text">
      <style:text-properties fo:color="#0000ff"/>
    </style:style>
    <style:style style:name="T395_24" style:family="text">
      <style:text-properties fo:color="#0000ff"/>
    </style:style>
    <style:style style:name="T395_25" style:family="text">
      <style:text-properties fo:color="#0000ff"/>
    </style:style>
    <style:style style:name="T395_26" style:family="text">
      <style:text-properties fo:color="#0000ff"/>
    </style:style>
    <style:style style:name="T395_27" style:family="text">
      <style:text-properties fo:color="#0000ff"/>
    </style:style>
    <style:style style:name="T395_28" style:family="text">
      <style:text-properties fo:color="#0000ff"/>
    </style:style>
    <style:style style:name="T395_29" style:family="text">
      <style:text-properties fo:color="#0000ff"/>
    </style:style>
    <style:style style:name="T395_30" style:family="text">
      <style:text-properties fo:color="#0000ff"/>
    </style:style>
    <style:style style:name="T395_31" style:family="text">
      <style:text-properties fo:color="#0000ff"/>
    </style:style>
    <style:style style:name="T395_32" style:family="text">
      <style:text-properties fo:color="#0000ff"/>
    </style:style>
    <style:style style:name="T395_33" style:family="text">
      <style:text-properties fo:color="#0000ff"/>
    </style:style>
    <style:style style:name="T395_34" style:family="text">
      <style:text-properties fo:color="#0000ff"/>
    </style:style>
    <style:style style:name="T395_35" style:family="text">
      <style:text-properties fo:color="#0000ff"/>
    </style:style>
    <style:style style:name="T395_36" style:family="text">
      <style:text-properties fo:color="#0000ff"/>
    </style:style>
    <style:style style:name="T395_37" style:family="text">
      <style:text-properties fo:color="#0000ff"/>
    </style:style>
    <style:style style:name="T395_38" style:family="text">
      <style:text-properties fo:color="#0000ff"/>
    </style:style>
    <style:style style:name="T395_39" style:family="text">
      <style:text-properties fo:color="#0000ff"/>
    </style:style>
    <style:style style:name="T395_40" style:family="text">
      <style:text-properties fo:color="#0000ff"/>
    </style:style>
    <style:style style:name="T395_41" style:family="text">
      <style:text-properties fo:color="#0000ff"/>
    </style:style>
    <style:style style:name="T395_42" style:family="text">
      <style:text-properties fo:color="#0000ff"/>
    </style:style>
    <style:style style:name="T395_43" style:family="text">
      <style:text-properties fo:color="#0000ff"/>
    </style:style>
    <style:style style:name="T395_44" style:family="text">
      <style:text-properties fo:color="#0000ff"/>
    </style:style>
    <style:style style:name="T395_45" style:family="text">
      <style:text-properties fo:color="#0000ff"/>
    </style:style>
    <style:style style:name="T395_46" style:family="text">
      <style:text-properties fo:color="#0000ff"/>
    </style:style>
    <style:style style:name="T395_47" style:family="text">
      <style:text-properties fo:color="#0000ff"/>
    </style:style>
    <style:style style:name="T395_48" style:family="text">
      <style:text-properties fo:color="#0000ff"/>
    </style:style>
    <style:style style:name="T395_49" style:family="text">
      <style:text-properties fo:color="#0000ff"/>
    </style:style>
    <style:style style:name="T395_50" style:family="text">
      <style:text-properties fo:color="#0000ff"/>
    </style:style>
    <style:style style:name="T395_51" style:family="text">
      <style:text-properties fo:color="#0000ff"/>
    </style:style>
    <style:style style:name="T395_52" style:family="text">
      <style:text-properties fo:color="#0000ff"/>
    </style:style>
    <style:style style:name="T395_53" style:family="text">
      <style:text-properties fo:color="#0000ff"/>
    </style:style>
    <style:style style:name="T395_54" style:family="text">
      <style:text-properties fo:color="#0000ff"/>
    </style:style>
    <style:style style:name="T395_55" style:family="text">
      <style:text-properties fo:color="#0000ff"/>
    </style:style>
    <style:style style:name="T395_56" style:family="text">
      <style:text-properties fo:color="#0000ff"/>
    </style:style>
    <style:style style:name="T395_57" style:family="text">
      <style:text-properties fo:color="#0000ff"/>
    </style:style>
    <style:style style:name="T395_58" style:family="text">
      <style:text-properties fo:color="#0000ff"/>
    </style:style>
    <style:style style:name="T395_59" style:family="text">
      <style:text-properties fo:color="#0000ff"/>
    </style:style>
    <style:style style:name="T395_60" style:family="text">
      <style:text-properties fo:color="#0000ff"/>
    </style:style>
    <style:style style:name="T395_61" style:family="text">
      <style:text-properties fo:color="#0000ff"/>
    </style:style>
    <style:style style:name="T395_62" style:family="text">
      <style:text-properties fo:color="#0000ff"/>
    </style:style>
    <style:style style:name="T395_63" style:family="text">
      <style:text-properties fo:color="#0000ff"/>
    </style:style>
    <style:style style:name="T395_64" style:family="text">
      <style:text-properties fo:color="#0000ff"/>
    </style:style>
    <style:style style:name="T395_65" style:family="text">
      <style:text-properties fo:color="#0000ff"/>
    </style:style>
    <style:style style:name="T395_66" style:family="text">
      <style:text-properties fo:color="#0000ff"/>
    </style:style>
    <style:style style:name="T395_67" style:family="text">
      <style:text-properties fo:color="#0000ff"/>
    </style:style>
    <style:style style:name="T395_68" style:family="text">
      <style:text-properties fo:color="#0000ff"/>
    </style:style>
    <style:style style:name="T395_69" style:family="text">
      <style:text-properties fo:color="#0000ff"/>
    </style:style>
    <style:style style:name="T395_70" style:family="text">
      <style:text-properties fo:color="#0000ff"/>
    </style:style>
    <style:style style:name="T395_71" style:family="text">
      <style:text-properties fo:color="#0000ff"/>
    </style:style>
    <style:style style:name="T395_72" style:family="text">
      <style:text-properties fo:color="#0000ff"/>
    </style:style>
    <style:style style:name="T395_73" style:family="text">
      <style:text-properties fo:color="#0000ff"/>
    </style:style>
    <style:style style:name="T395_74" style:family="text">
      <style:text-properties fo:color="#0000ff"/>
    </style:style>
    <style:style style:name="T395_75" style:family="text">
      <style:text-properties fo:color="#0000ff"/>
    </style:style>
    <style:style style:name="T395_76" style:family="text">
      <style:text-properties fo:color="#0000ff"/>
    </style:style>
    <style:style style:name="T395_77" style:family="text">
      <style:text-properties fo:color="#0000ff"/>
    </style:style>
    <style:style style:name="T395_78" style:family="text">
      <style:text-properties fo:color="#0000ff"/>
    </style:style>
    <style:style style:name="T395_79" style:family="text">
      <style:text-properties fo:color="#0000ff"/>
    </style:style>
    <style:style style:name="T395_80" style:family="text">
      <style:text-properties fo:color="#0000ff"/>
    </style:style>
    <style:style style:name="T395_81" style:family="text">
      <style:text-properties fo:color="#0000ff"/>
    </style:style>
    <style:style style:name="T395_82" style:family="text">
      <style:text-properties fo:color="#0000ff"/>
    </style:style>
    <style:style style:name="T395_83" style:family="text">
      <style:text-properties fo:color="#0000ff"/>
    </style:style>
    <style:style style:name="T395_84" style:family="text">
      <style:text-properties fo:color="#0000ff"/>
    </style:style>
    <style:style style:name="T395_85" style:family="text">
      <style:text-properties fo:color="#0000ff"/>
    </style:style>
    <style:style style:name="T395_86" style:family="text">
      <style:text-properties fo:color="#0000ff"/>
    </style:style>
    <style:style style:name="T395_87" style:family="text">
      <style:text-properties fo:color="#0000ff"/>
    </style:style>
    <style:style style:name="T395_88" style:family="text">
      <style:text-properties fo:color="#0000ff"/>
    </style:style>
    <style:style style:name="T395_89" style:family="text">
      <style:text-properties fo:color="#0000ff"/>
    </style:style>
    <style:style style:name="T395_90" style:family="text">
      <style:text-properties fo:color="#0000ff"/>
    </style:style>
    <style:style style:name="T395_91" style:family="text">
      <style:text-properties fo:color="#0000ff"/>
    </style:style>
    <style:style style:name="T395_92" style:family="text">
      <style:text-properties fo:color="#0000ff"/>
    </style:style>
    <style:style style:name="T395_93" style:family="text">
      <style:text-properties fo:color="#0000ff"/>
    </style:style>
    <style:style style:name="T395_94" style:family="text">
      <style:text-properties fo:color="#0000ff"/>
    </style:style>
    <style:style style:name="T395_95" style:family="text">
      <style:text-properties fo:color="#0000ff"/>
    </style:style>
    <style:style style:name="T395_96" style:family="text">
      <style:text-properties fo:color="#0000ff"/>
    </style:style>
    <style:style style:name="T395_97" style:family="text">
      <style:text-properties fo:color="#0000ff"/>
    </style:style>
    <style:style style:name="T395_98" style:family="text">
      <style:text-properties fo:color="#0000ff"/>
    </style:style>
    <style:style style:name="T395_99" style:family="text">
      <style:text-properties fo:color="#0000ff"/>
    </style:style>
    <style:style style:name="T395_100" style:family="text">
      <style:text-properties fo:color="#0000ff"/>
    </style:style>
    <style:style style:name="T395_101" style:family="text">
      <style:text-properties fo:color="#0000ff"/>
    </style:style>
    <style:style style:name="T395_102" style:family="text">
      <style:text-properties fo:color="#0000ff"/>
    </style:style>
    <style:style style:name="T395_103" style:family="text">
      <style:text-properties fo:color="#0000ff"/>
    </style:style>
    <style:style style:name="T395_104" style:family="text">
      <style:text-properties fo:color="#0000ff"/>
    </style:style>
    <style:style style:name="T395_105" style:family="text">
      <style:text-properties fo:color="#0000ff"/>
    </style:style>
    <style:style style:name="T395_106" style:family="text">
      <style:text-properties fo:color="#0000ff"/>
    </style:style>
    <style:style style:name="T395_107" style:family="text">
      <style:text-properties fo:color="#0000ff"/>
    </style:style>
    <style:style style:name="T395_108" style:family="text">
      <style:text-properties fo:color="#0000ff"/>
    </style:style>
    <style:style style:name="T395_109" style:family="text">
      <style:text-properties fo:color="#0000ff"/>
    </style:style>
    <style:style style:name="T395_110" style:family="text">
      <style:text-properties fo:color="#0000ff"/>
    </style:style>
    <style:style style:name="T395_111" style:family="text">
      <style:text-properties fo:color="#0000ff"/>
    </style:style>
    <style:style style:name="T395_112" style:family="text">
      <style:text-properties fo:color="#0000ff"/>
    </style:style>
    <style:style style:name="T395_113" style:family="text">
      <style:text-properties fo:color="#0000ff"/>
    </style:style>
    <style:style style:name="T395_114" style:family="text">
      <style:text-properties fo:color="#0000ff"/>
    </style:style>
    <style:style style:name="T395_115" style:family="text">
      <style:text-properties fo:color="#0000ff"/>
    </style:style>
    <style:style style:name="T395_116" style:family="text">
      <style:text-properties fo:color="#0000ff"/>
    </style:style>
    <style:style style:name="T395_117" style:family="text">
      <style:text-properties fo:color="#0000ff"/>
    </style:style>
    <style:style style:name="T395_118" style:family="text">
      <style:text-properties fo:color="#0000ff"/>
    </style:style>
    <style:style style:name="T395_119" style:family="text">
      <style:text-properties fo:color="#0000ff"/>
    </style:style>
    <style:style style:name="T395_120" style:family="text">
      <style:text-properties fo:color="#0000ff"/>
    </style:style>
    <style:style style:name="T395_121" style:family="text">
      <style:text-properties fo:color="#0000ff"/>
    </style:style>
    <style:style style:name="T395_122" style:family="text">
      <style:text-properties fo:color="#0000ff"/>
    </style:style>
    <style:style style:name="T395_123" style:family="text">
      <style:text-properties fo:color="#0000ff"/>
    </style:style>
    <style:style style:name="T395_124" style:family="text">
      <style:text-properties fo:color="#0000ff"/>
    </style:style>
    <style:style style:name="T395_125" style:family="text">
      <style:text-properties fo:color="#0000ff"/>
    </style:style>
    <style:style style:name="T395_126" style:family="text">
      <style:text-properties fo:color="#0000ff"/>
    </style:style>
    <style:style style:name="T395_127" style:family="text">
      <style:text-properties fo:color="#0000ff"/>
    </style:style>
    <style:style style:name="T395_128" style:family="text">
      <style:text-properties fo:color="#0000ff"/>
    </style:style>
    <style:style style:name="T395_129" style:family="text">
      <style:text-properties fo:color="#0000ff"/>
    </style:style>
    <style:style style:name="T395_130" style:family="text">
      <style:text-properties fo:color="#0000ff"/>
    </style:style>
    <style:style style:name="T395_131" style:family="text">
      <style:text-properties fo:color="#0000ff"/>
    </style:style>
    <style:style style:name="T395_132" style:family="text">
      <style:text-properties fo:color="#0000ff"/>
    </style:style>
    <style:style style:name="T395_133" style:family="text">
      <style:text-properties fo:color="#0000ff"/>
    </style:style>
    <style:style style:name="T395_134" style:family="text">
      <style:text-properties fo:color="#0000ff"/>
    </style:style>
    <style:style style:name="T395_135" style:family="text">
      <style:text-properties fo:color="#0000ff"/>
    </style:style>
    <style:style style:name="T395_136" style:family="text">
      <style:text-properties fo:color="#0000ff"/>
    </style:style>
    <style:style style:name="T395_137" style:family="text">
      <style:text-properties fo:color="#0000ff"/>
    </style:style>
    <style:style style:name="T395_138" style:family="text">
      <style:text-properties fo:color="#0000ff"/>
    </style:style>
    <style:style style:name="T395_139" style:family="text">
      <style:text-properties fo:color="#0000ff"/>
    </style:style>
    <style:style style:name="T395_140" style:family="text">
      <style:text-properties fo:color="#0000ff"/>
    </style:style>
    <style:style style:name="T395_141" style:family="text">
      <style:text-properties fo:color="#0000ff"/>
    </style:style>
    <style:style style:name="T395_142" style:family="text">
      <style:text-properties fo:color="#0000ff"/>
    </style:style>
    <style:style style:name="T395_143" style:family="text">
      <style:text-properties fo:color="#0000ff"/>
    </style:style>
    <style:style style:name="T395_144" style:family="text">
      <style:text-properties fo:color="#0000ff"/>
    </style:style>
    <style:style style:name="T395_145" style:family="text">
      <style:text-properties fo:color="#0000ff"/>
    </style:style>
    <style:style style:name="T395_146" style:family="text">
      <style:text-properties fo:color="#0000ff"/>
    </style:style>
    <style:style style:name="T395_147" style:family="text">
      <style:text-properties fo:color="#0000ff"/>
    </style:style>
    <style:style style:name="T395_148" style:family="text">
      <style:text-properties fo:color="#0000ff"/>
    </style:style>
    <style:style style:name="T395_149" style:family="text">
      <style:text-properties fo:color="#0000ff"/>
    </style:style>
    <style:style style:name="T395_150" style:family="text">
      <style:text-properties fo:color="#0000ff"/>
    </style:style>
    <style:style style:name="T395_151" style:family="text">
      <style:text-properties fo:color="#0000ff"/>
    </style:style>
    <style:style style:name="T395_152" style:family="text">
      <style:text-properties fo:color="#0000ff"/>
    </style:style>
    <style:style style:name="T395_153" style:family="text">
      <style:text-properties fo:color="#0000ff"/>
    </style:style>
    <style:style style:name="T395_154" style:family="text">
      <style:text-properties fo:color="#0000ff"/>
    </style:style>
    <style:style style:name="P396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397" style:family="paragraph" style:parent-style-name="Standard">
      <style:paragraph-properties fo:break-before="auto" fo:text-indent="0cm" fo:line-height="100%" style:writing-mode="lr-tb"/>
    </style:style>
    <style:style style:name="T397_1" style:family="text">
      <style:text-properties fo:color="#0000ff" fo:font-weight="bold" style:font-weight-asian="bold" style:font-weight-complex="bold"/>
    </style:style>
    <style:style style:name="T397_2" style:family="text">
      <style:text-properties fo:color="#0000ff" fo:font-weight="bold" style:font-weight-asian="bold" style:font-weight-complex="bold"/>
    </style:style>
    <style:style style:name="T397_3" style:family="text">
      <style:text-properties fo:color="#0000ff" fo:font-weight="bold" style:font-weight-asian="bold" style:font-weight-complex="bold"/>
    </style:style>
    <style:style style:name="P398" style:family="paragraph" style:parent-style-name="Standard">
      <style:paragraph-properties fo:break-before="auto" fo:text-indent="0cm" fo:line-height="100%" style:writing-mode="lr-tb"/>
    </style:style>
    <style:style style:name="T398_1" style:family="text">
      <style:text-properties fo:color="#0000ff"/>
    </style:style>
    <style:style style:name="T398_2" style:family="text">
      <style:text-properties fo:color="#0000ff"/>
    </style:style>
    <style:style style:name="T398_3" style:family="text">
      <style:text-properties fo:color="#0000ff"/>
    </style:style>
    <style:style style:name="T398_4" style:family="text">
      <style:text-properties fo:color="#0000ff"/>
    </style:style>
    <style:style style:name="T398_5" style:family="text">
      <style:text-properties fo:color="#0000ff"/>
    </style:style>
    <style:style style:name="T398_6" style:family="text">
      <style:text-properties fo:color="#0000ff"/>
    </style:style>
    <style:style style:name="T398_7" style:family="text">
      <style:text-properties fo:color="#0000ff"/>
    </style:style>
    <style:style style:name="T398_8" style:family="text">
      <style:text-properties fo:color="#0000ff"/>
    </style:style>
    <style:style style:name="T398_9" style:family="text">
      <style:text-properties fo:color="#0000ff"/>
    </style:style>
    <style:style style:name="T398_10" style:family="text">
      <style:text-properties fo:color="#0000ff"/>
    </style:style>
    <style:style style:name="T398_11" style:family="text">
      <style:text-properties fo:color="#0000ff"/>
    </style:style>
    <style:style style:name="T398_12" style:family="text">
      <style:text-properties fo:color="#0000ff"/>
    </style:style>
    <style:style style:name="T398_13" style:family="text">
      <style:text-properties fo:color="#0000ff"/>
    </style:style>
    <style:style style:name="T398_14" style:family="text">
      <style:text-properties fo:color="#0000ff"/>
    </style:style>
    <style:style style:name="T398_15" style:family="text">
      <style:text-properties fo:color="#0000ff"/>
    </style:style>
    <style:style style:name="T398_16" style:family="text">
      <style:text-properties fo:color="#0000ff"/>
    </style:style>
    <style:style style:name="T398_17" style:family="text">
      <style:text-properties fo:color="#0000ff"/>
    </style:style>
    <style:style style:name="T398_18" style:family="text">
      <style:text-properties fo:color="#0000ff"/>
    </style:style>
    <style:style style:name="T398_19" style:family="text">
      <style:text-properties fo:color="#0000ff"/>
    </style:style>
    <style:style style:name="T398_20" style:family="text">
      <style:text-properties fo:color="#0000ff"/>
    </style:style>
    <style:style style:name="T398_21" style:family="text">
      <style:text-properties fo:color="#0000ff"/>
    </style:style>
    <style:style style:name="T398_22" style:family="text">
      <style:text-properties fo:color="#0000ff"/>
    </style:style>
    <style:style style:name="T398_23" style:family="text">
      <style:text-properties fo:color="#0000ff"/>
    </style:style>
    <style:style style:name="T398_24" style:family="text">
      <style:text-properties fo:color="#0000ff"/>
    </style:style>
    <style:style style:name="T398_25" style:family="text">
      <style:text-properties fo:color="#0000ff"/>
    </style:style>
    <style:style style:name="T398_26" style:family="text">
      <style:text-properties fo:color="#0000ff"/>
    </style:style>
    <style:style style:name="T398_27" style:family="text">
      <style:text-properties fo:color="#0000ff"/>
    </style:style>
    <style:style style:name="T398_28" style:family="text">
      <style:text-properties fo:color="#0000ff"/>
    </style:style>
    <style:style style:name="T398_29" style:family="text">
      <style:text-properties fo:color="#0000ff"/>
    </style:style>
    <style:style style:name="T398_30" style:family="text">
      <style:text-properties fo:color="#0000ff"/>
    </style:style>
    <style:style style:name="T398_31" style:family="text">
      <style:text-properties fo:color="#0000ff"/>
    </style:style>
    <style:style style:name="T398_32" style:family="text">
      <style:text-properties fo:color="#0000ff"/>
    </style:style>
    <style:style style:name="T398_33" style:family="text">
      <style:text-properties fo:color="#0000ff"/>
    </style:style>
    <style:style style:name="T398_34" style:family="text">
      <style:text-properties fo:color="#0000ff"/>
    </style:style>
    <style:style style:name="T398_35" style:family="text">
      <style:text-properties fo:color="#0000ff"/>
    </style:style>
    <style:style style:name="T398_36" style:family="text">
      <style:text-properties fo:color="#0000ff"/>
    </style:style>
    <style:style style:name="T398_37" style:family="text">
      <style:text-properties fo:color="#0000ff"/>
    </style:style>
    <style:style style:name="T398_38" style:family="text">
      <style:text-properties fo:color="#0000ff"/>
    </style:style>
    <style:style style:name="T398_39" style:family="text">
      <style:text-properties fo:color="#0000ff"/>
    </style:style>
    <style:style style:name="T398_40" style:family="text">
      <style:text-properties fo:color="#0000ff"/>
    </style:style>
    <style:style style:name="T398_41" style:family="text">
      <style:text-properties fo:color="#0000ff"/>
    </style:style>
    <style:style style:name="T398_42" style:family="text">
      <style:text-properties fo:color="#0000ff"/>
    </style:style>
    <style:style style:name="T398_43" style:family="text">
      <style:text-properties fo:color="#0000ff"/>
    </style:style>
    <style:style style:name="T398_44" style:family="text">
      <style:text-properties fo:color="#0000ff"/>
    </style:style>
    <style:style style:name="T398_45" style:family="text">
      <style:text-properties fo:color="#0000ff"/>
    </style:style>
    <style:style style:name="T398_46" style:family="text">
      <style:text-properties fo:color="#0000ff"/>
    </style:style>
    <style:style style:name="T398_47" style:family="text">
      <style:text-properties fo:color="#0000ff"/>
    </style:style>
    <style:style style:name="T398_48" style:family="text">
      <style:text-properties fo:color="#0000ff"/>
    </style:style>
    <style:style style:name="T398_49" style:family="text">
      <style:text-properties fo:color="#0000ff"/>
    </style:style>
    <style:style style:name="T398_50" style:family="text">
      <style:text-properties fo:color="#0000ff"/>
    </style:style>
    <style:style style:name="T398_51" style:family="text">
      <style:text-properties fo:color="#0000ff"/>
    </style:style>
    <style:style style:name="T398_52" style:family="text">
      <style:text-properties fo:color="#0000ff"/>
    </style:style>
    <style:style style:name="T398_53" style:family="text">
      <style:text-properties fo:color="#0000ff"/>
    </style:style>
    <style:style style:name="T398_54" style:family="text">
      <style:text-properties fo:color="#0000ff"/>
    </style:style>
    <style:style style:name="T398_55" style:family="text">
      <style:text-properties fo:color="#0000ff"/>
    </style:style>
    <style:style style:name="T398_56" style:family="text">
      <style:text-properties fo:color="#0000ff"/>
    </style:style>
    <style:style style:name="T398_57" style:family="text">
      <style:text-properties fo:color="#0000ff"/>
    </style:style>
    <style:style style:name="T398_58" style:family="text">
      <style:text-properties fo:color="#0000ff"/>
    </style:style>
    <style:style style:name="T398_59" style:family="text">
      <style:text-properties fo:color="#0000ff"/>
    </style:style>
    <style:style style:name="T398_60" style:family="text">
      <style:text-properties fo:color="#0000ff"/>
    </style:style>
    <style:style style:name="T398_61" style:family="text">
      <style:text-properties fo:color="#0000ff"/>
    </style:style>
    <style:style style:name="T398_62" style:family="text">
      <style:text-properties fo:color="#0000ff"/>
    </style:style>
    <style:style style:name="T398_63" style:family="text">
      <style:text-properties fo:color="#0000ff"/>
    </style:style>
    <style:style style:name="T398_64" style:family="text">
      <style:text-properties fo:color="#0000ff"/>
    </style:style>
    <style:style style:name="T398_65" style:family="text">
      <style:text-properties fo:color="#0000ff"/>
    </style:style>
    <style:style style:name="T398_66" style:family="text">
      <style:text-properties fo:color="#0000ff"/>
    </style:style>
    <style:style style:name="T398_67" style:family="text">
      <style:text-properties fo:color="#0000ff"/>
    </style:style>
    <style:style style:name="T398_68" style:family="text">
      <style:text-properties fo:color="#0000ff"/>
    </style:style>
    <style:style style:name="T398_69" style:family="text">
      <style:text-properties fo:color="#0000ff"/>
    </style:style>
    <style:style style:name="T398_70" style:family="text">
      <style:text-properties fo:color="#0000ff"/>
    </style:style>
    <style:style style:name="T398_71" style:family="text">
      <style:text-properties fo:color="#0000ff"/>
    </style:style>
    <style:style style:name="T398_72" style:family="text">
      <style:text-properties fo:color="#0000ff"/>
    </style:style>
    <style:style style:name="T398_73" style:family="text">
      <style:text-properties fo:color="#0000ff"/>
    </style:style>
    <style:style style:name="T398_74" style:family="text">
      <style:text-properties fo:color="#0000ff"/>
    </style:style>
    <style:style style:name="T398_75" style:family="text">
      <style:text-properties fo:color="#0000ff"/>
    </style:style>
    <style:style style:name="T398_76" style:family="text">
      <style:text-properties fo:color="#0000ff"/>
    </style:style>
    <style:style style:name="T398_77" style:family="text">
      <style:text-properties fo:color="#0000ff"/>
    </style:style>
    <style:style style:name="T398_78" style:family="text">
      <style:text-properties fo:color="#0000ff"/>
    </style:style>
    <style:style style:name="T398_79" style:family="text">
      <style:text-properties fo:color="#0000ff"/>
    </style:style>
    <style:style style:name="T398_80" style:family="text">
      <style:text-properties fo:color="#0000ff"/>
    </style:style>
    <style:style style:name="T398_81" style:family="text">
      <style:text-properties fo:color="#0000ff"/>
    </style:style>
    <style:style style:name="T398_82" style:family="text">
      <style:text-properties fo:color="#0000ff"/>
    </style:style>
    <style:style style:name="T398_83" style:family="text">
      <style:text-properties fo:color="#0000ff"/>
    </style:style>
    <style:style style:name="T398_84" style:family="text">
      <style:text-properties fo:color="#0000ff"/>
    </style:style>
    <style:style style:name="T398_85" style:family="text">
      <style:text-properties fo:color="#0000ff"/>
    </style:style>
    <style:style style:name="T398_86" style:family="text">
      <style:text-properties fo:color="#0000ff"/>
    </style:style>
    <style:style style:name="P399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00" style:family="paragraph" style:parent-style-name="Standard">
      <style:paragraph-properties fo:break-before="auto" fo:text-indent="0cm" fo:line-height="100%" style:writing-mode="lr-tb"/>
    </style:style>
    <style:style style:name="T400_1" style:family="text">
      <style:text-properties fo:color="#0000ff" fo:font-weight="bold" style:font-weight-asian="bold" style:font-weight-complex="bold"/>
    </style:style>
    <style:style style:name="T400_2" style:family="text">
      <style:text-properties fo:color="#0000ff" fo:font-weight="bold" style:font-weight-asian="bold" style:font-weight-complex="bold"/>
    </style:style>
    <style:style style:name="T400_3" style:family="text">
      <style:text-properties fo:color="#0000ff" fo:font-weight="bold" style:font-weight-asian="bold" style:font-weight-complex="bold"/>
    </style:style>
    <style:style style:name="P401" style:family="paragraph" style:parent-style-name="Standard">
      <style:paragraph-properties fo:break-before="auto" fo:text-indent="0cm" fo:line-height="100%" style:writing-mode="lr-tb"/>
    </style:style>
    <style:style style:name="T401_1" style:family="text">
      <style:text-properties fo:color="#0000ff"/>
    </style:style>
    <style:style style:name="T401_2" style:family="text">
      <style:text-properties fo:color="#0000ff"/>
    </style:style>
    <style:style style:name="T401_3" style:family="text">
      <style:text-properties fo:color="#0000ff"/>
    </style:style>
    <style:style style:name="T401_4" style:family="text">
      <style:text-properties fo:color="#0000ff"/>
    </style:style>
    <style:style style:name="T401_5" style:family="text">
      <style:text-properties fo:color="#0000ff"/>
    </style:style>
    <style:style style:name="T401_6" style:family="text">
      <style:text-properties fo:color="#0000ff"/>
    </style:style>
    <style:style style:name="T401_7" style:family="text">
      <style:text-properties fo:color="#0000ff"/>
    </style:style>
    <style:style style:name="T401_8" style:family="text">
      <style:text-properties fo:color="#0000ff"/>
    </style:style>
    <style:style style:name="T401_9" style:family="text">
      <style:text-properties fo:color="#0000ff"/>
    </style:style>
    <style:style style:name="T401_10" style:family="text">
      <style:text-properties fo:color="#0000ff"/>
    </style:style>
    <style:style style:name="T401_11" style:family="text">
      <style:text-properties fo:color="#0000ff"/>
    </style:style>
    <style:style style:name="T401_12" style:family="text">
      <style:text-properties fo:color="#0000ff"/>
    </style:style>
    <style:style style:name="T401_13" style:family="text">
      <style:text-properties fo:color="#0000ff"/>
    </style:style>
    <style:style style:name="T401_14" style:family="text">
      <style:text-properties fo:color="#0000ff"/>
    </style:style>
    <style:style style:name="T401_15" style:family="text">
      <style:text-properties fo:color="#0000ff"/>
    </style:style>
    <style:style style:name="T401_16" style:family="text">
      <style:text-properties fo:color="#0000ff"/>
    </style:style>
    <style:style style:name="T401_17" style:family="text">
      <style:text-properties fo:color="#0000ff"/>
    </style:style>
    <style:style style:name="T401_18" style:family="text">
      <style:text-properties fo:color="#0000ff"/>
    </style:style>
    <style:style style:name="T401_19" style:family="text">
      <style:text-properties fo:color="#0000ff"/>
    </style:style>
    <style:style style:name="T401_20" style:family="text">
      <style:text-properties fo:color="#0000ff"/>
    </style:style>
    <style:style style:name="P402" style:family="paragraph" style:parent-style-name="Standard">
      <style:paragraph-properties fo:break-before="auto" fo:line-height="115%" fo:margin-top="0cm" fo:margin-left="1.27cm" style:writing-mode="lr-tb"/>
    </style:style>
    <style:style style:name="T402_1" style:family="text">
      <style:text-properties fo:color="#0000ff"/>
    </style:style>
    <style:style style:name="T402_2" style:family="text">
      <style:text-properties fo:color="#0000ff"/>
    </style:style>
    <style:style style:name="T402_3" style:family="text">
      <style:text-properties fo:color="#0000ff"/>
    </style:style>
    <style:style style:name="T402_4" style:family="text">
      <style:text-properties fo:color="#0000ff"/>
    </style:style>
    <style:style style:name="T402_5" style:family="text">
      <style:text-properties fo:color="#0000ff"/>
    </style:style>
    <style:style style:name="T402_6" style:family="text">
      <style:text-properties fo:color="#0000ff"/>
    </style:style>
    <style:style style:name="T402_7" style:family="text">
      <style:text-properties fo:color="#0000ff"/>
    </style:style>
    <style:style style:name="T402_8" style:family="text">
      <style:text-properties fo:color="#0000ff"/>
    </style:style>
    <style:style style:name="T402_9" style:family="text">
      <style:text-properties fo:color="#0000ff"/>
    </style:style>
    <style:style style:name="T402_10" style:family="text">
      <style:text-properties fo:color="#0000ff"/>
    </style:style>
    <style:style style:name="T402_11" style:family="text">
      <style:text-properties fo:color="#0000ff"/>
    </style:style>
    <style:style style:name="T402_12" style:family="text">
      <style:text-properties fo:color="#0000ff"/>
    </style:style>
    <style:style style:name="T402_13" style:family="text">
      <style:text-properties fo:color="#0000ff"/>
    </style:style>
    <style:style style:name="T402_14" style:family="text">
      <style:text-properties fo:color="#0000ff"/>
    </style:style>
    <style:style style:name="T402_15" style:family="text">
      <style:text-properties fo:color="#0000ff"/>
    </style:style>
    <style:style style:name="T402_16" style:family="text">
      <style:text-properties fo:color="#0000ff"/>
    </style:style>
    <style:style style:name="T402_17" style:family="text">
      <style:text-properties fo:color="#0000ff"/>
    </style:style>
    <style:style style:name="T402_18" style:family="text">
      <style:text-properties fo:color="#0000ff"/>
    </style:style>
    <style:style style:name="T402_19" style:family="text">
      <style:text-properties fo:color="#0000ff"/>
    </style:style>
    <style:style style:name="T402_20" style:family="text">
      <style:text-properties fo:color="#0000ff"/>
    </style:style>
    <style:style style:name="T402_21" style:family="text">
      <style:text-properties fo:color="#0000ff"/>
    </style:style>
    <style:style style:name="T402_22" style:family="text">
      <style:text-properties fo:color="#0000ff"/>
    </style:style>
    <style:style style:name="T402_23" style:family="text">
      <style:text-properties fo:color="#0000ff"/>
    </style:style>
    <style:style style:name="T402_24" style:family="text">
      <style:text-properties fo:color="#0000ff"/>
    </style:style>
    <style:style style:name="T402_25" style:family="text">
      <style:text-properties fo:color="#0000ff"/>
    </style:style>
    <style:style style:name="T402_26" style:family="text">
      <style:text-properties fo:color="#0000ff"/>
    </style:style>
    <style:style style:name="T402_27" style:family="text">
      <style:text-properties fo:color="#0000ff"/>
    </style:style>
    <style:style style:name="T402_28" style:family="text">
      <style:text-properties fo:color="#0000ff"/>
    </style:style>
    <style:style style:name="T402_29" style:family="text">
      <style:text-properties fo:color="#0000ff"/>
    </style:style>
    <style:style style:name="T402_30" style:family="text">
      <style:text-properties fo:color="#0000ff"/>
    </style:style>
    <style:style style:name="T402_31" style:family="text">
      <style:text-properties fo:color="#0000ff"/>
    </style:style>
    <style:style style:name="T402_32" style:family="text">
      <style:text-properties fo:color="#0000ff"/>
    </style:style>
    <style:style style:name="T402_33" style:family="text">
      <style:text-properties fo:color="#0000ff"/>
    </style:style>
    <style:style style:name="T402_34" style:family="text">
      <style:text-properties fo:color="#0000ff"/>
    </style:style>
    <style:style style:name="T402_35" style:family="text">
      <style:text-properties fo:color="#0000ff"/>
    </style:style>
    <style:style style:name="T402_36" style:family="text">
      <style:text-properties fo:color="#0000ff"/>
    </style:style>
    <style:style style:name="P403" style:family="paragraph" style:parent-style-name="Standard">
      <style:paragraph-properties fo:break-before="auto" fo:line-height="115%" fo:margin-top="0cm" fo:margin-left="1.27cm" style:writing-mode="lr-tb"/>
    </style:style>
    <style:style style:name="T403_1" style:family="text">
      <style:text-properties fo:color="#0000ff"/>
    </style:style>
    <style:style style:name="T403_2" style:family="text">
      <style:text-properties fo:color="#0000ff"/>
    </style:style>
    <style:style style:name="T403_3" style:family="text">
      <style:text-properties fo:color="#0000ff"/>
    </style:style>
    <style:style style:name="T403_4" style:family="text">
      <style:text-properties fo:color="#0000ff"/>
    </style:style>
    <style:style style:name="T403_5" style:family="text">
      <style:text-properties fo:color="#0000ff"/>
    </style:style>
    <style:style style:name="T403_6" style:family="text">
      <style:text-properties fo:color="#0000ff"/>
    </style:style>
    <style:style style:name="T403_7" style:family="text">
      <style:text-properties fo:color="#0000ff"/>
    </style:style>
    <style:style style:name="T403_8" style:family="text">
      <style:text-properties fo:color="#0000ff"/>
    </style:style>
    <style:style style:name="T403_9" style:family="text">
      <style:text-properties fo:color="#0000ff"/>
    </style:style>
    <style:style style:name="T403_10" style:family="text">
      <style:text-properties fo:color="#0000ff"/>
    </style:style>
    <style:style style:name="T403_11" style:family="text">
      <style:text-properties fo:color="#0000ff"/>
    </style:style>
    <style:style style:name="T403_12" style:family="text">
      <style:text-properties fo:color="#0000ff"/>
    </style:style>
    <style:style style:name="T403_13" style:family="text">
      <style:text-properties fo:color="#0000ff"/>
    </style:style>
    <style:style style:name="T403_14" style:family="text">
      <style:text-properties fo:color="#0000ff"/>
    </style:style>
    <style:style style:name="T403_15" style:family="text">
      <style:text-properties fo:color="#0000ff"/>
    </style:style>
    <style:style style:name="P404" style:family="paragraph" style:parent-style-name="Standard">
      <style:paragraph-properties fo:break-before="auto" fo:line-height="115%" fo:margin-top="0cm" fo:margin-left="1.27cm" style:writing-mode="lr-tb"/>
    </style:style>
    <style:style style:name="T404_1" style:family="text">
      <style:text-properties fo:color="#0000ff"/>
    </style:style>
    <style:style style:name="T404_2" style:family="text">
      <style:text-properties fo:color="#0000ff"/>
    </style:style>
    <style:style style:name="T404_3" style:family="text">
      <style:text-properties fo:color="#0000ff"/>
    </style:style>
    <style:style style:name="T404_4" style:family="text">
      <style:text-properties fo:color="#0000ff"/>
    </style:style>
    <style:style style:name="T404_5" style:family="text">
      <style:text-properties fo:color="#0000ff"/>
    </style:style>
    <style:style style:name="T404_6" style:family="text">
      <style:text-properties fo:color="#0000ff"/>
    </style:style>
    <style:style style:name="T404_7" style:family="text">
      <style:text-properties fo:color="#0000ff"/>
    </style:style>
    <style:style style:name="T404_8" style:family="text">
      <style:text-properties fo:color="#0000ff"/>
    </style:style>
    <style:style style:name="T404_9" style:family="text">
      <style:text-properties fo:color="#0000ff"/>
    </style:style>
    <style:style style:name="T404_10" style:family="text">
      <style:text-properties fo:color="#0000ff"/>
    </style:style>
    <style:style style:name="T404_11" style:family="text">
      <style:text-properties fo:color="#0000ff"/>
    </style:style>
    <style:style style:name="T404_12" style:family="text">
      <style:text-properties fo:color="#0000ff"/>
    </style:style>
    <style:style style:name="T404_13" style:family="text">
      <style:text-properties fo:color="#0000ff"/>
    </style:style>
    <style:style style:name="T404_14" style:family="text">
      <style:text-properties fo:color="#0000ff"/>
    </style:style>
    <style:style style:name="T404_15" style:family="text">
      <style:text-properties fo:color="#0000ff"/>
    </style:style>
    <style:style style:name="T404_16" style:family="text">
      <style:text-properties fo:color="#0000ff"/>
    </style:style>
    <style:style style:name="T404_17" style:family="text">
      <style:text-properties fo:color="#0000ff"/>
    </style:style>
    <style:style style:name="T404_18" style:family="text">
      <style:text-properties fo:color="#0000ff"/>
    </style:style>
    <style:style style:name="T404_19" style:family="text">
      <style:text-properties fo:color="#0000ff"/>
    </style:style>
    <style:style style:name="T404_20" style:family="text">
      <style:text-properties fo:color="#0000ff"/>
    </style:style>
    <style:style style:name="T404_21" style:family="text">
      <style:text-properties fo:color="#0000ff"/>
    </style:style>
    <style:style style:name="P405" style:family="paragraph" style:parent-style-name="Standard">
      <style:paragraph-properties fo:break-before="auto" fo:line-height="115%" fo:margin-top="0cm" fo:margin-left="1.27cm" style:writing-mode="lr-tb"/>
    </style:style>
    <style:style style:name="T405_1" style:family="text">
      <style:text-properties fo:color="#0000ff"/>
    </style:style>
    <style:style style:name="T405_2" style:family="text">
      <style:text-properties fo:color="#0000ff"/>
    </style:style>
    <style:style style:name="T405_3" style:family="text">
      <style:text-properties fo:color="#0000ff"/>
    </style:style>
    <style:style style:name="T405_4" style:family="text">
      <style:text-properties fo:color="#0000ff"/>
    </style:style>
    <style:style style:name="T405_5" style:family="text">
      <style:text-properties fo:color="#0000ff"/>
    </style:style>
    <style:style style:name="T405_6" style:family="text">
      <style:text-properties fo:color="#0000ff"/>
    </style:style>
    <style:style style:name="T405_7" style:family="text">
      <style:text-properties fo:color="#0000ff"/>
    </style:style>
    <style:style style:name="T405_8" style:family="text">
      <style:text-properties fo:color="#0000ff"/>
    </style:style>
    <style:style style:name="T405_9" style:family="text">
      <style:text-properties fo:color="#0000ff"/>
    </style:style>
    <style:style style:name="T405_10" style:family="text">
      <style:text-properties fo:color="#0000ff"/>
    </style:style>
    <style:style style:name="T405_11" style:family="text">
      <style:text-properties fo:color="#0000ff"/>
    </style:style>
    <style:style style:name="T405_12" style:family="text">
      <style:text-properties fo:color="#0000ff"/>
    </style:style>
    <style:style style:name="T405_13" style:family="text">
      <style:text-properties fo:color="#0000ff"/>
    </style:style>
    <style:style style:name="T405_14" style:family="text">
      <style:text-properties fo:color="#0000ff"/>
    </style:style>
    <style:style style:name="T405_15" style:family="text">
      <style:text-properties fo:color="#0000ff"/>
    </style:style>
    <style:style style:name="T405_16" style:family="text">
      <style:text-properties fo:color="#0000ff"/>
    </style:style>
    <style:style style:name="T405_17" style:family="text">
      <style:text-properties fo:color="#0000ff"/>
    </style:style>
    <style:style style:name="T405_18" style:family="text">
      <style:text-properties fo:color="#0000ff"/>
    </style:style>
    <style:style style:name="T405_19" style:family="text">
      <style:text-properties fo:color="#0000ff"/>
    </style:style>
    <style:style style:name="T405_20" style:family="text">
      <style:text-properties fo:color="#0000ff"/>
    </style:style>
    <style:style style:name="T405_21" style:family="text">
      <style:text-properties fo:color="#0000ff"/>
    </style:style>
    <style:style style:name="T405_22" style:family="text">
      <style:text-properties fo:color="#0000ff"/>
    </style:style>
    <style:style style:name="T405_23" style:family="text">
      <style:text-properties fo:color="#0000ff"/>
    </style:style>
    <style:style style:name="T405_24" style:family="text">
      <style:text-properties fo:color="#0000ff"/>
    </style:style>
    <style:style style:name="T405_25" style:family="text">
      <style:text-properties fo:color="#0000ff"/>
    </style:style>
    <style:style style:name="T405_26" style:family="text">
      <style:text-properties fo:color="#0000ff"/>
    </style:style>
    <style:style style:name="T405_27" style:family="text">
      <style:text-properties fo:color="#0000ff"/>
    </style:style>
    <style:style style:name="T405_28" style:family="text">
      <style:text-properties fo:color="#0000ff"/>
    </style:style>
    <style:style style:name="T405_29" style:family="text">
      <style:text-properties fo:color="#0000ff"/>
    </style:style>
    <style:style style:name="T405_30" style:family="text">
      <style:text-properties fo:color="#0000ff"/>
    </style:style>
    <style:style style:name="T405_31" style:family="text">
      <style:text-properties fo:color="#0000ff"/>
    </style:style>
    <style:style style:name="T405_32" style:family="text">
      <style:text-properties fo:color="#0000ff"/>
    </style:style>
    <style:style style:name="T405_33" style:family="text">
      <style:text-properties fo:color="#0000ff"/>
    </style:style>
    <style:style style:name="T405_34" style:family="text">
      <style:text-properties fo:color="#0000ff"/>
    </style:style>
    <style:style style:name="T405_35" style:family="text">
      <style:text-properties fo:color="#0000ff"/>
    </style:style>
    <style:style style:name="T405_36" style:family="text">
      <style:text-properties fo:color="#0000ff"/>
    </style:style>
    <style:style style:name="T405_37" style:family="text">
      <style:text-properties fo:color="#0000ff"/>
    </style:style>
    <style:style style:name="T405_38" style:family="text">
      <style:text-properties fo:color="#0000ff"/>
    </style:style>
    <style:style style:name="T405_39" style:family="text">
      <style:text-properties fo:color="#0000ff"/>
    </style:style>
    <style:style style:name="T405_40" style:family="text">
      <style:text-properties fo:color="#0000ff"/>
    </style:style>
    <style:style style:name="T405_41" style:family="text">
      <style:text-properties fo:color="#0000ff"/>
    </style:style>
    <style:style style:name="T405_42" style:family="text">
      <style:text-properties fo:color="#0000ff"/>
    </style:style>
    <style:style style:name="T405_43" style:family="text">
      <style:text-properties fo:color="#0000ff"/>
    </style:style>
    <style:style style:name="T405_44" style:family="text">
      <style:text-properties fo:color="#0000ff"/>
    </style:style>
    <style:style style:name="T405_45" style:family="text">
      <style:text-properties fo:color="#0000ff"/>
    </style:style>
    <style:style style:name="T405_46" style:family="text">
      <style:text-properties fo:color="#0000ff"/>
    </style:style>
    <style:style style:name="T405_47" style:family="text">
      <style:text-properties fo:color="#0000ff"/>
    </style:style>
    <style:style style:name="T405_48" style:family="text">
      <style:text-properties fo:color="#0000ff"/>
    </style:style>
    <style:style style:name="T405_49" style:family="text">
      <style:text-properties fo:color="#0000ff"/>
    </style:style>
    <style:style style:name="T405_50" style:family="text">
      <style:text-properties fo:color="#0000ff"/>
    </style:style>
    <style:style style:name="T405_51" style:family="text">
      <style:text-properties fo:color="#0000ff"/>
    </style:style>
    <style:style style:name="T405_52" style:family="text">
      <style:text-properties fo:color="#0000ff"/>
    </style:style>
    <style:style style:name="T405_53" style:family="text">
      <style:text-properties fo:color="#0000ff"/>
    </style:style>
    <style:style style:name="T405_54" style:family="text">
      <style:text-properties fo:color="#0000ff"/>
    </style:style>
    <style:style style:name="T405_55" style:family="text">
      <style:text-properties fo:color="#0000ff"/>
    </style:style>
    <style:style style:name="T405_56" style:family="text">
      <style:text-properties fo:color="#0000ff"/>
    </style:style>
    <style:style style:name="T405_57" style:family="text">
      <style:text-properties fo:color="#0000ff"/>
    </style:style>
    <style:style style:name="T405_58" style:family="text">
      <style:text-properties fo:color="#0000ff"/>
    </style:style>
    <style:style style:name="T405_59" style:family="text">
      <style:text-properties fo:color="#0000ff"/>
    </style:style>
    <style:style style:name="T405_60" style:family="text">
      <style:text-properties fo:color="#0000ff"/>
    </style:style>
    <style:style style:name="T405_61" style:family="text">
      <style:text-properties fo:color="#0000ff"/>
    </style:style>
    <style:style style:name="T405_62" style:family="text">
      <style:text-properties fo:color="#0000ff"/>
    </style:style>
    <style:style style:name="T405_63" style:family="text">
      <style:text-properties fo:color="#0000ff"/>
    </style:style>
    <style:style style:name="T405_64" style:family="text">
      <style:text-properties fo:color="#0000ff"/>
    </style:style>
    <style:style style:name="T405_65" style:family="text">
      <style:text-properties fo:color="#0000ff"/>
    </style:style>
    <style:style style:name="T405_66" style:family="text">
      <style:text-properties fo:color="#0000ff"/>
    </style:style>
    <style:style style:name="T405_67" style:family="text">
      <style:text-properties fo:color="#0000ff"/>
    </style:style>
    <style:style style:name="T405_68" style:family="text">
      <style:text-properties fo:color="#0000ff"/>
    </style:style>
    <style:style style:name="T405_69" style:family="text">
      <style:text-properties fo:color="#0000ff"/>
    </style:style>
    <style:style style:name="T405_70" style:family="text">
      <style:text-properties fo:color="#0000ff"/>
    </style:style>
    <style:style style:name="T405_71" style:family="text">
      <style:text-properties fo:color="#0000ff"/>
    </style:style>
    <style:style style:name="T405_72" style:family="text">
      <style:text-properties fo:color="#0000ff"/>
    </style:style>
    <style:style style:name="P406" style:family="paragraph" style:parent-style-name="Standard">
      <style:paragraph-properties fo:break-before="auto" fo:line-height="115%" fo:margin-top="0cm" fo:margin-left="1.27cm" style:writing-mode="lr-tb"/>
    </style:style>
    <style:style style:name="T406_1" style:family="text">
      <style:text-properties fo:color="#0000ff"/>
    </style:style>
    <style:style style:name="T406_2" style:family="text">
      <style:text-properties fo:color="#0000ff"/>
    </style:style>
    <style:style style:name="T406_3" style:family="text">
      <style:text-properties fo:color="#0000ff"/>
    </style:style>
    <style:style style:name="T406_4" style:family="text">
      <style:text-properties fo:color="#0000ff"/>
    </style:style>
    <style:style style:name="T406_5" style:family="text">
      <style:text-properties fo:color="#0000ff"/>
    </style:style>
    <style:style style:name="T406_6" style:family="text">
      <style:text-properties fo:color="#0000ff"/>
    </style:style>
    <style:style style:name="T406_7" style:family="text">
      <style:text-properties fo:color="#0000ff"/>
    </style:style>
    <style:style style:name="T406_8" style:family="text">
      <style:text-properties fo:color="#0000ff"/>
    </style:style>
    <style:style style:name="T406_9" style:family="text">
      <style:text-properties fo:color="#0000ff"/>
    </style:style>
    <style:style style:name="T406_10" style:family="text">
      <style:text-properties fo:color="#0000ff"/>
    </style:style>
    <style:style style:name="T406_11" style:family="text">
      <style:text-properties fo:color="#0000ff"/>
    </style:style>
    <style:style style:name="T406_12" style:family="text">
      <style:text-properties fo:color="#0000ff"/>
    </style:style>
    <style:style style:name="T406_13" style:family="text">
      <style:text-properties fo:color="#0000ff"/>
    </style:style>
    <style:style style:name="T406_14" style:family="text">
      <style:text-properties fo:color="#0000ff"/>
    </style:style>
    <style:style style:name="T406_15" style:family="text">
      <style:text-properties fo:color="#0000ff"/>
    </style:style>
    <style:style style:name="T406_16" style:family="text">
      <style:text-properties fo:color="#0000ff"/>
    </style:style>
    <style:style style:name="T406_17" style:family="text">
      <style:text-properties fo:color="#0000ff"/>
    </style:style>
    <style:style style:name="T406_18" style:family="text">
      <style:text-properties fo:color="#0000ff"/>
    </style:style>
    <style:style style:name="T406_19" style:family="text">
      <style:text-properties fo:color="#0000ff"/>
    </style:style>
    <style:style style:name="T406_20" style:family="text">
      <style:text-properties fo:color="#0000ff"/>
    </style:style>
    <style:style style:name="T406_21" style:family="text">
      <style:text-properties fo:color="#0000ff"/>
    </style:style>
    <style:style style:name="T406_22" style:family="text">
      <style:text-properties fo:color="#0000ff"/>
    </style:style>
    <style:style style:name="T406_23" style:family="text">
      <style:text-properties fo:color="#0000ff"/>
    </style:style>
    <style:style style:name="T406_24" style:family="text">
      <style:text-properties fo:color="#0000ff"/>
    </style:style>
    <style:style style:name="P407" style:family="paragraph" style:parent-style-name="Standard">
      <style:paragraph-properties fo:break-before="auto" fo:line-height="115%" fo:margin-top="0cm" fo:margin-left="1.27cm" style:writing-mode="lr-tb"/>
    </style:style>
    <style:style style:name="T407_1" style:family="text">
      <style:text-properties fo:color="#0000ff"/>
    </style:style>
    <style:style style:name="T407_2" style:family="text">
      <style:text-properties fo:color="#0000ff"/>
    </style:style>
    <style:style style:name="T407_3" style:family="text">
      <style:text-properties fo:color="#0000ff"/>
    </style:style>
    <style:style style:name="T407_4" style:family="text">
      <style:text-properties fo:color="#0000ff"/>
    </style:style>
    <style:style style:name="T407_5" style:family="text">
      <style:text-properties fo:color="#0000ff"/>
    </style:style>
    <style:style style:name="T407_6" style:family="text">
      <style:text-properties fo:color="#0000ff"/>
    </style:style>
    <style:style style:name="T407_7" style:family="text">
      <style:text-properties fo:color="#0000ff"/>
    </style:style>
    <style:style style:name="T407_8" style:family="text">
      <style:text-properties fo:color="#0000ff"/>
    </style:style>
    <style:style style:name="T407_9" style:family="text">
      <style:text-properties fo:color="#0000ff"/>
    </style:style>
    <style:style style:name="T407_10" style:family="text">
      <style:text-properties fo:color="#0000ff"/>
    </style:style>
    <style:style style:name="T407_11" style:family="text">
      <style:text-properties fo:color="#0000ff"/>
    </style:style>
    <style:style style:name="T407_12" style:family="text">
      <style:text-properties fo:color="#0000ff"/>
    </style:style>
    <style:style style:name="T407_13" style:family="text">
      <style:text-properties fo:color="#0000ff"/>
    </style:style>
    <style:style style:name="T407_14" style:family="text">
      <style:text-properties fo:color="#0000ff"/>
    </style:style>
    <style:style style:name="T407_15" style:family="text">
      <style:text-properties fo:color="#0000ff"/>
    </style:style>
    <style:style style:name="T407_16" style:family="text">
      <style:text-properties fo:color="#0000ff"/>
    </style:style>
    <style:style style:name="T407_17" style:family="text">
      <style:text-properties fo:color="#0000ff"/>
    </style:style>
    <style:style style:name="T407_18" style:family="text">
      <style:text-properties fo:color="#0000ff"/>
    </style:style>
    <style:style style:name="T407_19" style:family="text">
      <style:text-properties fo:color="#0000ff"/>
    </style:style>
    <style:style style:name="T407_20" style:family="text">
      <style:text-properties fo:color="#0000ff"/>
    </style:style>
    <style:style style:name="T407_21" style:family="text">
      <style:text-properties fo:color="#0000ff"/>
    </style:style>
    <style:style style:name="T407_22" style:family="text">
      <style:text-properties fo:color="#0000ff"/>
    </style:style>
    <style:style style:name="T407_23" style:family="text">
      <style:text-properties fo:color="#0000ff"/>
    </style:style>
    <style:style style:name="T407_24" style:family="text">
      <style:text-properties fo:color="#0000ff"/>
    </style:style>
    <style:style style:name="T407_25" style:family="text">
      <style:text-properties fo:color="#0000ff"/>
    </style:style>
    <style:style style:name="T407_26" style:family="text">
      <style:text-properties fo:color="#0000ff"/>
    </style:style>
    <style:style style:name="T407_27" style:family="text">
      <style:text-properties fo:color="#0000ff"/>
    </style:style>
    <style:style style:name="T407_28" style:family="text">
      <style:text-properties fo:color="#0000ff"/>
    </style:style>
    <style:style style:name="T407_29" style:family="text">
      <style:text-properties fo:color="#0000ff"/>
    </style:style>
    <style:style style:name="T407_30" style:family="text">
      <style:text-properties fo:color="#0000ff"/>
    </style:style>
    <style:style style:name="T407_31" style:family="text">
      <style:text-properties fo:color="#0000ff"/>
    </style:style>
    <style:style style:name="T407_32" style:family="text">
      <style:text-properties fo:color="#0000ff"/>
    </style:style>
    <style:style style:name="T407_33" style:family="text">
      <style:text-properties fo:color="#0000ff"/>
    </style:style>
    <style:style style:name="T407_34" style:family="text">
      <style:text-properties fo:color="#0000ff"/>
    </style:style>
    <style:style style:name="T407_35" style:family="text">
      <style:text-properties fo:color="#0000ff"/>
    </style:style>
    <style:style style:name="T407_36" style:family="text">
      <style:text-properties fo:color="#0000ff"/>
    </style:style>
    <style:style style:name="T407_37" style:family="text">
      <style:text-properties fo:color="#0000ff"/>
    </style:style>
    <style:style style:name="T407_38" style:family="text">
      <style:text-properties fo:color="#0000ff"/>
    </style:style>
    <style:style style:name="T407_39" style:family="text">
      <style:text-properties fo:color="#0000ff"/>
    </style:style>
    <style:style style:name="T407_40" style:family="text">
      <style:text-properties fo:color="#0000ff"/>
    </style:style>
    <style:style style:name="T407_41" style:family="text">
      <style:text-properties fo:color="#0000ff"/>
    </style:style>
    <style:style style:name="T407_42" style:family="text">
      <style:text-properties fo:color="#0000ff"/>
    </style:style>
    <style:style style:name="T407_43" style:family="text">
      <style:text-properties fo:color="#0000ff"/>
    </style:style>
    <style:style style:name="T407_44" style:family="text">
      <style:text-properties fo:color="#0000ff"/>
    </style:style>
    <style:style style:name="T407_45" style:family="text">
      <style:text-properties fo:color="#0000ff"/>
    </style:style>
    <style:style style:name="T407_46" style:family="text">
      <style:text-properties fo:color="#0000ff"/>
    </style:style>
    <style:style style:name="T407_47" style:family="text">
      <style:text-properties fo:color="#0000ff"/>
    </style:style>
    <style:style style:name="T407_48" style:family="text">
      <style:text-properties fo:color="#0000ff"/>
    </style:style>
    <style:style style:name="T407_49" style:family="text">
      <style:text-properties fo:color="#0000ff"/>
    </style:style>
    <style:style style:name="T407_50" style:family="text">
      <style:text-properties fo:color="#0000ff"/>
    </style:style>
    <style:style style:name="P408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09" style:family="paragraph" style:parent-style-name="Standard">
      <style:paragraph-properties fo:break-before="auto" fo:text-indent="0cm" fo:line-height="100%" style:writing-mode="lr-tb"/>
    </style:style>
    <style:style style:name="T409_1" style:family="text">
      <style:text-properties fo:color="#0000ff" fo:font-weight="bold" style:font-weight-asian="bold" style:font-weight-complex="bold"/>
    </style:style>
    <style:style style:name="T409_2" style:family="text">
      <style:text-properties fo:color="#0000ff" fo:font-weight="bold" style:font-weight-asian="bold" style:font-weight-complex="bold"/>
    </style:style>
    <style:style style:name="T409_3" style:family="text">
      <style:text-properties fo:color="#0000ff" fo:font-weight="bold" style:font-weight-asian="bold" style:font-weight-complex="bold"/>
    </style:style>
    <style:style style:name="T409_4" style:family="text">
      <style:text-properties fo:color="#0000ff" fo:font-weight="bold" style:font-weight-asian="bold" style:font-weight-complex="bold"/>
    </style:style>
    <style:style style:name="T409_5" style:family="text">
      <style:text-properties fo:color="#0000ff" fo:font-weight="bold" style:font-weight-asian="bold" style:font-weight-complex="bold"/>
    </style:style>
    <style:style style:name="T409_6" style:family="text">
      <style:text-properties fo:color="#0000ff" fo:font-weight="bold" style:font-weight-asian="bold" style:font-weight-complex="bold"/>
    </style:style>
    <style:style style:name="T409_7" style:family="text">
      <style:text-properties fo:color="#0000ff" fo:font-weight="bold" style:font-weight-asian="bold" style:font-weight-complex="bold"/>
    </style:style>
    <style:style style:name="P410" style:family="paragraph" style:parent-style-name="Standard">
      <style:paragraph-properties fo:break-before="auto" fo:text-indent="0cm" fo:line-height="100%" style:writing-mode="lr-tb"/>
    </style:style>
    <style:style style:name="T410_1" style:family="text">
      <style:text-properties fo:color="#0000ff"/>
    </style:style>
    <style:style style:name="T410_2" style:family="text">
      <style:text-properties fo:color="#0000ff"/>
    </style:style>
    <style:style style:name="T410_3" style:family="text">
      <style:text-properties fo:color="#0000ff"/>
    </style:style>
    <style:style style:name="T410_4" style:family="text">
      <style:text-properties fo:color="#0000ff"/>
    </style:style>
    <style:style style:name="T410_5" style:family="text">
      <style:text-properties fo:color="#0000ff"/>
    </style:style>
    <style:style style:name="T410_6" style:family="text">
      <style:text-properties fo:color="#0000ff"/>
    </style:style>
    <style:style style:name="T410_7" style:family="text">
      <style:text-properties fo:color="#0000ff"/>
    </style:style>
    <style:style style:name="T410_8" style:family="text">
      <style:text-properties fo:color="#0000ff"/>
    </style:style>
    <style:style style:name="T410_9" style:family="text">
      <style:text-properties fo:color="#0000ff"/>
    </style:style>
    <style:style style:name="T410_10" style:family="text">
      <style:text-properties fo:color="#0000ff"/>
    </style:style>
    <style:style style:name="T410_11" style:family="text">
      <style:text-properties fo:color="#0000ff"/>
    </style:style>
    <style:style style:name="T410_12" style:family="text">
      <style:text-properties fo:color="#0000ff"/>
    </style:style>
    <style:style style:name="T410_13" style:family="text">
      <style:text-properties fo:color="#0000ff"/>
    </style:style>
    <style:style style:name="T410_14" style:family="text">
      <style:text-properties fo:color="#0000ff"/>
    </style:style>
    <style:style style:name="T410_15" style:family="text">
      <style:text-properties fo:color="#0000ff"/>
    </style:style>
    <style:style style:name="T410_16" style:family="text">
      <style:text-properties fo:color="#0000ff"/>
    </style:style>
    <style:style style:name="T410_17" style:family="text">
      <style:text-properties fo:color="#0000ff"/>
    </style:style>
    <style:style style:name="T410_18" style:family="text">
      <style:text-properties fo:color="#0000ff"/>
    </style:style>
    <style:style style:name="T410_19" style:family="text">
      <style:text-properties fo:color="#0000ff"/>
    </style:style>
    <style:style style:name="T410_20" style:family="text">
      <style:text-properties fo:color="#0000ff"/>
    </style:style>
    <style:style style:name="T410_21" style:family="text">
      <style:text-properties fo:color="#0000ff"/>
    </style:style>
    <style:style style:name="T410_22" style:family="text">
      <style:text-properties fo:color="#0000ff"/>
    </style:style>
    <style:style style:name="T410_23" style:family="text">
      <style:text-properties fo:color="#0000ff"/>
    </style:style>
    <style:style style:name="T410_24" style:family="text">
      <style:text-properties fo:color="#0000ff"/>
    </style:style>
    <style:style style:name="T410_25" style:family="text">
      <style:text-properties fo:color="#0000ff"/>
    </style:style>
    <style:style style:name="T410_26" style:family="text">
      <style:text-properties fo:color="#0000ff"/>
    </style:style>
    <style:style style:name="T410_27" style:family="text">
      <style:text-properties fo:color="#0000ff"/>
    </style:style>
    <style:style style:name="T410_28" style:family="text">
      <style:text-properties fo:color="#0000ff"/>
    </style:style>
    <style:style style:name="T410_29" style:family="text">
      <style:text-properties fo:color="#0000ff"/>
    </style:style>
    <style:style style:name="T410_30" style:family="text">
      <style:text-properties fo:color="#0000ff"/>
    </style:style>
    <style:style style:name="T410_31" style:family="text">
      <style:text-properties fo:color="#0000ff"/>
    </style:style>
    <style:style style:name="T410_32" style:family="text">
      <style:text-properties fo:color="#0000ff"/>
    </style:style>
    <style:style style:name="T410_33" style:family="text">
      <style:text-properties fo:color="#0000ff"/>
    </style:style>
    <style:style style:name="T410_34" style:family="text">
      <style:text-properties fo:color="#0000ff"/>
    </style:style>
    <style:style style:name="T410_35" style:family="text">
      <style:text-properties fo:color="#0000ff"/>
    </style:style>
    <style:style style:name="T410_36" style:family="text">
      <style:text-properties fo:color="#0000ff"/>
    </style:style>
    <style:style style:name="T410_37" style:family="text">
      <style:text-properties fo:color="#0000ff"/>
    </style:style>
    <style:style style:name="T410_38" style:family="text">
      <style:text-properties fo:color="#0000ff"/>
    </style:style>
    <style:style style:name="T410_39" style:family="text">
      <style:text-properties fo:color="#0000ff"/>
    </style:style>
    <style:style style:name="T410_40" style:family="text">
      <style:text-properties fo:color="#0000ff"/>
    </style:style>
    <style:style style:name="T410_41" style:family="text">
      <style:text-properties fo:color="#0000ff"/>
    </style:style>
    <style:style style:name="T410_42" style:family="text">
      <style:text-properties fo:color="#0000ff"/>
    </style:style>
    <style:style style:name="T410_43" style:family="text">
      <style:text-properties fo:color="#0000ff"/>
    </style:style>
    <style:style style:name="T410_44" style:family="text">
      <style:text-properties fo:color="#0000ff"/>
    </style:style>
    <style:style style:name="T410_45" style:family="text">
      <style:text-properties fo:color="#0000ff"/>
    </style:style>
    <style:style style:name="T410_46" style:family="text">
      <style:text-properties fo:color="#0000ff"/>
    </style:style>
    <style:style style:name="T410_47" style:family="text">
      <style:text-properties fo:color="#0000ff"/>
    </style:style>
    <style:style style:name="T410_48" style:family="text">
      <style:text-properties fo:color="#0000ff"/>
    </style:style>
    <style:style style:name="T410_49" style:family="text">
      <style:text-properties fo:color="#0000ff"/>
    </style:style>
    <style:style style:name="T410_50" style:family="text">
      <style:text-properties fo:color="#0000ff"/>
    </style:style>
    <style:style style:name="T410_51" style:family="text">
      <style:text-properties fo:color="#0000ff"/>
    </style:style>
    <style:style style:name="T410_52" style:family="text">
      <style:text-properties fo:color="#0000ff"/>
    </style:style>
    <style:style style:name="T410_53" style:family="text">
      <style:text-properties fo:color="#0000ff"/>
    </style:style>
    <style:style style:name="T410_54" style:family="text">
      <style:text-properties fo:color="#0000ff"/>
    </style:style>
    <style:style style:name="T410_55" style:family="text">
      <style:text-properties fo:color="#0000ff"/>
    </style:style>
    <style:style style:name="T410_56" style:family="text">
      <style:text-properties fo:color="#0000ff"/>
    </style:style>
    <style:style style:name="T410_57" style:family="text">
      <style:text-properties fo:color="#0000ff"/>
    </style:style>
    <style:style style:name="T410_58" style:family="text">
      <style:text-properties fo:color="#0000ff"/>
    </style:style>
    <style:style style:name="T410_59" style:family="text">
      <style:text-properties fo:color="#0000ff"/>
    </style:style>
    <style:style style:name="T410_60" style:family="text">
      <style:text-properties fo:color="#0000ff"/>
    </style:style>
    <style:style style:name="T410_61" style:family="text">
      <style:text-properties fo:color="#0000ff"/>
    </style:style>
    <style:style style:name="T410_62" style:family="text">
      <style:text-properties fo:color="#0000ff"/>
    </style:style>
    <style:style style:name="T410_63" style:family="text">
      <style:text-properties fo:color="#0000ff"/>
    </style:style>
    <style:style style:name="T410_64" style:family="text">
      <style:text-properties fo:color="#0000ff"/>
    </style:style>
    <style:style style:name="T410_65" style:family="text">
      <style:text-properties fo:color="#0000ff"/>
    </style:style>
    <style:style style:name="T410_66" style:family="text">
      <style:text-properties fo:color="#0000ff"/>
    </style:style>
    <style:style style:name="T410_67" style:family="text">
      <style:text-properties fo:color="#0000ff"/>
    </style:style>
    <style:style style:name="T410_68" style:family="text">
      <style:text-properties fo:color="#0000ff"/>
    </style:style>
    <style:style style:name="T410_69" style:family="text">
      <style:text-properties fo:color="#0000ff"/>
    </style:style>
    <style:style style:name="T410_70" style:family="text">
      <style:text-properties fo:color="#0000ff"/>
    </style:style>
    <style:style style:name="T410_71" style:family="text">
      <style:text-properties fo:color="#0000ff"/>
    </style:style>
    <style:style style:name="T410_72" style:family="text">
      <style:text-properties fo:color="#0000ff"/>
    </style:style>
    <style:style style:name="T410_73" style:family="text">
      <style:text-properties fo:color="#0000ff"/>
    </style:style>
    <style:style style:name="T410_74" style:family="text">
      <style:text-properties fo:color="#0000ff"/>
    </style:style>
    <style:style style:name="T410_75" style:family="text">
      <style:text-properties fo:color="#0000ff"/>
    </style:style>
    <style:style style:name="T410_76" style:family="text">
      <style:text-properties fo:color="#0000ff"/>
    </style:style>
    <style:style style:name="T410_77" style:family="text">
      <style:text-properties fo:color="#0000ff"/>
    </style:style>
    <style:style style:name="T410_78" style:family="text">
      <style:text-properties fo:color="#0000ff"/>
    </style:style>
    <style:style style:name="T410_79" style:family="text">
      <style:text-properties fo:color="#0000ff"/>
    </style:style>
    <style:style style:name="T410_80" style:family="text">
      <style:text-properties fo:color="#0000ff"/>
    </style:style>
    <style:style style:name="T410_81" style:family="text">
      <style:text-properties fo:color="#0000ff"/>
    </style:style>
    <style:style style:name="T410_82" style:family="text">
      <style:text-properties fo:color="#0000ff"/>
    </style:style>
    <style:style style:name="T410_83" style:family="text">
      <style:text-properties fo:color="#0000ff"/>
    </style:style>
    <style:style style:name="T410_84" style:family="text">
      <style:text-properties fo:color="#0000ff"/>
    </style:style>
    <style:style style:name="T410_85" style:family="text">
      <style:text-properties fo:color="#0000ff"/>
    </style:style>
    <style:style style:name="T410_86" style:family="text">
      <style:text-properties fo:color="#0000ff"/>
    </style:style>
    <style:style style:name="T410_87" style:family="text">
      <style:text-properties fo:color="#0000ff"/>
    </style:style>
    <style:style style:name="T410_88" style:family="text">
      <style:text-properties fo:color="#0000ff"/>
    </style:style>
    <style:style style:name="T410_89" style:family="text">
      <style:text-properties fo:color="#0000ff"/>
    </style:style>
    <style:style style:name="T410_90" style:family="text">
      <style:text-properties fo:color="#0000ff"/>
    </style:style>
    <style:style style:name="T410_91" style:family="text">
      <style:text-properties fo:color="#0000ff"/>
    </style:style>
    <style:style style:name="T410_92" style:family="text">
      <style:text-properties fo:color="#0000ff"/>
    </style:style>
    <style:style style:name="T410_93" style:family="text">
      <style:text-properties fo:color="#0000ff"/>
    </style:style>
    <style:style style:name="T410_94" style:family="text">
      <style:text-properties fo:color="#0000ff"/>
    </style:style>
    <style:style style:name="P411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12" style:family="paragraph" style:parent-style-name="Standard">
      <style:paragraph-properties fo:break-before="auto" fo:text-indent="0cm" fo:line-height="100%" style:writing-mode="lr-tb"/>
    </style:style>
    <style:style style:name="T412_1" style:family="text">
      <style:text-properties fo:color="#0000ff" fo:font-weight="bold" style:font-weight-asian="bold" style:font-weight-complex="bold"/>
    </style:style>
    <style:style style:name="T412_2" style:family="text">
      <style:text-properties fo:color="#0000ff" fo:font-weight="bold" style:font-weight-asian="bold" style:font-weight-complex="bold"/>
    </style:style>
    <style:style style:name="T412_3" style:family="text">
      <style:text-properties fo:color="#0000ff" fo:font-weight="bold" style:font-weight-asian="bold" style:font-weight-complex="bold"/>
    </style:style>
    <style:style style:name="P413" style:family="paragraph" style:parent-style-name="Standard">
      <style:paragraph-properties fo:break-before="auto" fo:text-indent="0cm" fo:line-height="100%" style:writing-mode="lr-tb"/>
    </style:style>
    <style:style style:name="T413_1" style:family="text">
      <style:text-properties fo:color="#0000ff"/>
    </style:style>
    <style:style style:name="T413_2" style:family="text">
      <style:text-properties fo:color="#0000ff"/>
    </style:style>
    <style:style style:name="T413_3" style:family="text">
      <style:text-properties fo:color="#0000ff"/>
    </style:style>
    <style:style style:name="T413_4" style:family="text">
      <style:text-properties fo:color="#0000ff"/>
    </style:style>
    <style:style style:name="T413_5" style:family="text">
      <style:text-properties fo:color="#0000ff"/>
    </style:style>
    <style:style style:name="T413_6" style:family="text">
      <style:text-properties fo:color="#0000ff"/>
    </style:style>
    <style:style style:name="T413_7" style:family="text">
      <style:text-properties fo:color="#0000ff"/>
    </style:style>
    <style:style style:name="T413_8" style:family="text">
      <style:text-properties fo:color="#0000ff"/>
    </style:style>
    <style:style style:name="T413_9" style:family="text">
      <style:text-properties fo:color="#0000ff"/>
    </style:style>
    <style:style style:name="T413_10" style:family="text">
      <style:text-properties fo:color="#0000ff"/>
    </style:style>
    <style:style style:name="T413_11" style:family="text">
      <style:text-properties fo:color="#0000ff"/>
    </style:style>
    <style:style style:name="T413_12" style:family="text">
      <style:text-properties fo:color="#0000ff"/>
    </style:style>
    <style:style style:name="T413_13" style:family="text">
      <style:text-properties fo:color="#0000ff"/>
    </style:style>
    <style:style style:name="T413_14" style:family="text">
      <style:text-properties fo:color="#0000ff"/>
    </style:style>
    <style:style style:name="T413_15" style:family="text">
      <style:text-properties fo:color="#0000ff"/>
    </style:style>
    <style:style style:name="T413_16" style:family="text">
      <style:text-properties fo:color="#0000ff"/>
    </style:style>
    <style:style style:name="T413_17" style:family="text">
      <style:text-properties fo:color="#0000ff"/>
    </style:style>
    <style:style style:name="T413_18" style:family="text">
      <style:text-properties fo:color="#0000ff"/>
    </style:style>
    <style:style style:name="T413_19" style:family="text">
      <style:text-properties fo:color="#0000ff"/>
    </style:style>
    <style:style style:name="T413_20" style:family="text">
      <style:text-properties fo:color="#0000ff"/>
    </style:style>
    <style:style style:name="T413_21" style:family="text">
      <style:text-properties fo:color="#0000ff"/>
    </style:style>
    <style:style style:name="T413_22" style:family="text">
      <style:text-properties fo:color="#0000ff"/>
    </style:style>
    <style:style style:name="T413_23" style:family="text">
      <style:text-properties fo:color="#0000ff"/>
    </style:style>
    <style:style style:name="T413_24" style:family="text">
      <style:text-properties fo:color="#0000ff"/>
    </style:style>
    <style:style style:name="T413_25" style:family="text">
      <style:text-properties fo:color="#0000ff"/>
    </style:style>
    <style:style style:name="T413_26" style:family="text">
      <style:text-properties fo:color="#0000ff"/>
    </style:style>
    <style:style style:name="T413_27" style:family="text">
      <style:text-properties fo:color="#0000ff"/>
    </style:style>
    <style:style style:name="T413_28" style:family="text">
      <style:text-properties fo:color="#0000ff"/>
    </style:style>
    <style:style style:name="T413_29" style:family="text">
      <style:text-properties fo:color="#0000ff"/>
    </style:style>
    <style:style style:name="T413_30" style:family="text">
      <style:text-properties fo:color="#0000ff"/>
    </style:style>
    <style:style style:name="T413_31" style:family="text">
      <style:text-properties fo:color="#0000ff"/>
    </style:style>
    <style:style style:name="T413_32" style:family="text">
      <style:text-properties fo:color="#0000ff"/>
    </style:style>
    <style:style style:name="T413_33" style:family="text">
      <style:text-properties fo:color="#0000ff"/>
    </style:style>
    <style:style style:name="T413_34" style:family="text">
      <style:text-properties fo:color="#0000ff"/>
    </style:style>
    <style:style style:name="T413_35" style:family="text">
      <style:text-properties fo:color="#0000ff"/>
    </style:style>
    <style:style style:name="T413_36" style:family="text">
      <style:text-properties fo:color="#0000ff"/>
    </style:style>
    <style:style style:name="T413_37" style:family="text">
      <style:text-properties fo:color="#0000ff"/>
    </style:style>
    <style:style style:name="T413_38" style:family="text">
      <style:text-properties fo:color="#0000ff"/>
    </style:style>
    <style:style style:name="T413_39" style:family="text">
      <style:text-properties fo:color="#0000ff"/>
    </style:style>
    <style:style style:name="T413_40" style:family="text">
      <style:text-properties fo:color="#0000ff"/>
    </style:style>
    <style:style style:name="T413_41" style:family="text">
      <style:text-properties fo:color="#0000ff"/>
    </style:style>
    <style:style style:name="T413_42" style:family="text">
      <style:text-properties fo:color="#0000ff"/>
    </style:style>
    <style:style style:name="T413_43" style:family="text">
      <style:text-properties fo:color="#0000ff"/>
    </style:style>
    <style:style style:name="T413_44" style:family="text">
      <style:text-properties fo:color="#0000ff"/>
    </style:style>
    <style:style style:name="T413_45" style:family="text">
      <style:text-properties fo:color="#0000ff"/>
    </style:style>
    <style:style style:name="T413_46" style:family="text">
      <style:text-properties fo:color="#0000ff"/>
    </style:style>
    <style:style style:name="T413_47" style:family="text">
      <style:text-properties fo:color="#0000ff"/>
    </style:style>
    <style:style style:name="T413_48" style:family="text">
      <style:text-properties fo:color="#0000ff"/>
    </style:style>
    <style:style style:name="T413_49" style:family="text">
      <style:text-properties fo:color="#0000ff"/>
    </style:style>
    <style:style style:name="T413_50" style:family="text">
      <style:text-properties fo:color="#0000ff"/>
    </style:style>
    <style:style style:name="T413_51" style:family="text">
      <style:text-properties fo:color="#0000ff"/>
    </style:style>
    <style:style style:name="T413_52" style:family="text">
      <style:text-properties fo:color="#0000ff"/>
    </style:style>
    <style:style style:name="T413_53" style:family="text">
      <style:text-properties fo:color="#0000ff"/>
    </style:style>
    <style:style style:name="T413_54" style:family="text">
      <style:text-properties fo:color="#0000ff"/>
    </style:style>
    <style:style style:name="T413_55" style:family="text">
      <style:text-properties fo:color="#0000ff"/>
    </style:style>
    <style:style style:name="T413_56" style:family="text">
      <style:text-properties fo:color="#0000ff"/>
    </style:style>
    <style:style style:name="T413_57" style:family="text">
      <style:text-properties fo:color="#0000ff"/>
    </style:style>
    <style:style style:name="T413_58" style:family="text">
      <style:text-properties fo:color="#0000ff"/>
    </style:style>
    <style:style style:name="T413_59" style:family="text">
      <style:text-properties fo:color="#0000ff"/>
    </style:style>
    <style:style style:name="T413_60" style:family="text">
      <style:text-properties fo:color="#0000ff"/>
    </style:style>
    <style:style style:name="T413_61" style:family="text">
      <style:text-properties fo:color="#0000ff"/>
    </style:style>
    <style:style style:name="T413_62" style:family="text">
      <style:text-properties fo:color="#0000ff"/>
    </style:style>
    <style:style style:name="T413_63" style:family="text">
      <style:text-properties fo:color="#0000ff"/>
    </style:style>
    <style:style style:name="T413_64" style:family="text">
      <style:text-properties fo:color="#0000ff"/>
    </style:style>
    <style:style style:name="T413_65" style:family="text">
      <style:text-properties fo:color="#0000ff"/>
    </style:style>
    <style:style style:name="T413_66" style:family="text">
      <style:text-properties fo:color="#0000ff"/>
    </style:style>
    <style:style style:name="T413_67" style:family="text">
      <style:text-properties fo:color="#0000ff"/>
    </style:style>
    <style:style style:name="T413_68" style:family="text">
      <style:text-properties fo:color="#0000ff"/>
    </style:style>
    <style:style style:name="T413_69" style:family="text">
      <style:text-properties fo:color="#0000ff"/>
    </style:style>
    <style:style style:name="T413_70" style:family="text">
      <style:text-properties fo:color="#0000ff"/>
    </style:style>
    <style:style style:name="T413_71" style:family="text">
      <style:text-properties fo:color="#0000ff"/>
    </style:style>
    <style:style style:name="T413_72" style:family="text">
      <style:text-properties fo:color="#0000ff"/>
    </style:style>
    <style:style style:name="T413_73" style:family="text">
      <style:text-properties fo:color="#0000ff"/>
    </style:style>
    <style:style style:name="T413_74" style:family="text">
      <style:text-properties fo:color="#0000ff"/>
    </style:style>
    <style:style style:name="T413_75" style:family="text">
      <style:text-properties fo:color="#0000ff"/>
    </style:style>
    <style:style style:name="T413_76" style:family="text">
      <style:text-properties fo:color="#0000ff"/>
    </style:style>
    <style:style style:name="T413_77" style:family="text">
      <style:text-properties fo:color="#0000ff"/>
    </style:style>
    <style:style style:name="T413_78" style:family="text">
      <style:text-properties fo:color="#0000ff"/>
    </style:style>
    <style:style style:name="T413_79" style:family="text">
      <style:text-properties fo:color="#0000ff"/>
    </style:style>
    <style:style style:name="T413_80" style:family="text">
      <style:text-properties fo:color="#0000ff"/>
    </style:style>
    <style:style style:name="T413_81" style:family="text">
      <style:text-properties fo:color="#0000ff"/>
    </style:style>
    <style:style style:name="T413_82" style:family="text">
      <style:text-properties fo:color="#0000ff"/>
    </style:style>
    <style:style style:name="T413_83" style:family="text">
      <style:text-properties fo:color="#0000ff"/>
    </style:style>
    <style:style style:name="T413_84" style:family="text">
      <style:text-properties fo:color="#0000ff"/>
    </style:style>
    <style:style style:name="T413_85" style:family="text">
      <style:text-properties fo:color="#0000ff"/>
    </style:style>
    <style:style style:name="T413_86" style:family="text">
      <style:text-properties fo:color="#0000ff"/>
    </style:style>
    <style:style style:name="T413_87" style:family="text">
      <style:text-properties fo:color="#0000ff"/>
    </style:style>
    <style:style style:name="T413_88" style:family="text">
      <style:text-properties fo:color="#0000ff"/>
    </style:style>
    <style:style style:name="T413_89" style:family="text">
      <style:text-properties fo:color="#0000ff"/>
    </style:style>
    <style:style style:name="T413_90" style:family="text">
      <style:text-properties fo:color="#0000ff"/>
    </style:style>
    <style:style style:name="T413_91" style:family="text">
      <style:text-properties fo:color="#0000ff"/>
    </style:style>
    <style:style style:name="T413_92" style:family="text">
      <style:text-properties fo:color="#0000ff"/>
    </style:style>
    <style:style style:name="T413_93" style:family="text">
      <style:text-properties fo:color="#0000ff"/>
    </style:style>
    <style:style style:name="T413_94" style:family="text">
      <style:text-properties fo:color="#0000ff"/>
    </style:style>
    <style:style style:name="T413_95" style:family="text">
      <style:text-properties fo:color="#0000ff"/>
    </style:style>
    <style:style style:name="T413_96" style:family="text">
      <style:text-properties fo:color="#0000ff"/>
    </style:style>
    <style:style style:name="T413_97" style:family="text">
      <style:text-properties fo:color="#0000ff"/>
    </style:style>
    <style:style style:name="T413_98" style:family="text">
      <style:text-properties fo:color="#0000ff"/>
    </style:style>
    <style:style style:name="T413_99" style:family="text">
      <style:text-properties fo:color="#0000ff"/>
    </style:style>
    <style:style style:name="T413_100" style:family="text">
      <style:text-properties fo:color="#0000ff"/>
    </style:style>
    <style:style style:name="T413_101" style:family="text">
      <style:text-properties fo:color="#0000ff"/>
    </style:style>
    <style:style style:name="T413_102" style:family="text">
      <style:text-properties fo:color="#0000ff"/>
    </style:style>
    <style:style style:name="T413_103" style:family="text">
      <style:text-properties fo:color="#0000ff"/>
    </style:style>
    <style:style style:name="T413_104" style:family="text">
      <style:text-properties fo:color="#0000ff"/>
    </style:style>
    <style:style style:name="T413_105" style:family="text">
      <style:text-properties fo:color="#0000ff"/>
    </style:style>
    <style:style style:name="T413_106" style:family="text">
      <style:text-properties fo:color="#0000ff"/>
    </style:style>
    <style:style style:name="T413_107" style:family="text">
      <style:text-properties fo:color="#0000ff"/>
    </style:style>
    <style:style style:name="T413_108" style:family="text">
      <style:text-properties fo:color="#0000ff"/>
    </style:style>
    <style:style style:name="T413_109" style:family="text">
      <style:text-properties fo:color="#0000ff"/>
    </style:style>
    <style:style style:name="T413_110" style:family="text">
      <style:text-properties fo:color="#0000ff"/>
    </style:style>
    <style:style style:name="T413_111" style:family="text">
      <style:text-properties fo:color="#0000ff"/>
    </style:style>
    <style:style style:name="T413_112" style:family="text">
      <style:text-properties fo:color="#0000ff"/>
    </style:style>
    <style:style style:name="T413_113" style:family="text">
      <style:text-properties fo:color="#0000ff"/>
    </style:style>
    <style:style style:name="T413_114" style:family="text">
      <style:text-properties fo:color="#0000ff"/>
    </style:style>
    <style:style style:name="T413_115" style:family="text">
      <style:text-properties fo:color="#0000ff"/>
    </style:style>
    <style:style style:name="T413_116" style:family="text">
      <style:text-properties fo:color="#0000ff"/>
    </style:style>
    <style:style style:name="T413_117" style:family="text">
      <style:text-properties fo:color="#0000ff"/>
    </style:style>
    <style:style style:name="T413_118" style:family="text">
      <style:text-properties fo:color="#0000ff"/>
    </style:style>
    <style:style style:name="T413_119" style:family="text">
      <style:text-properties fo:color="#0000ff"/>
    </style:style>
    <style:style style:name="T413_120" style:family="text">
      <style:text-properties fo:color="#0000ff"/>
    </style:style>
    <style:style style:name="T413_121" style:family="text">
      <style:text-properties fo:color="#0000ff"/>
    </style:style>
    <style:style style:name="T413_122" style:family="text">
      <style:text-properties fo:color="#0000ff"/>
    </style:style>
    <style:style style:name="T413_123" style:family="text">
      <style:text-properties fo:color="#0000ff"/>
    </style:style>
    <style:style style:name="T413_124" style:family="text">
      <style:text-properties fo:color="#0000ff"/>
    </style:style>
    <style:style style:name="T413_125" style:family="text">
      <style:text-properties fo:color="#0000ff"/>
    </style:style>
    <style:style style:name="T413_126" style:family="text">
      <style:text-properties fo:color="#0000ff"/>
    </style:style>
    <style:style style:name="T413_127" style:family="text">
      <style:text-properties fo:color="#0000ff"/>
    </style:style>
    <style:style style:name="T413_128" style:family="text">
      <style:text-properties fo:color="#0000ff"/>
    </style:style>
    <style:style style:name="T413_129" style:family="text">
      <style:text-properties fo:color="#0000ff"/>
    </style:style>
    <style:style style:name="T413_130" style:family="text">
      <style:text-properties fo:color="#0000ff"/>
    </style:style>
    <style:style style:name="T413_131" style:family="text">
      <style:text-properties fo:color="#0000ff"/>
    </style:style>
    <style:style style:name="T413_132" style:family="text">
      <style:text-properties fo:color="#0000ff"/>
    </style:style>
    <style:style style:name="T413_133" style:family="text">
      <style:text-properties fo:color="#0000ff"/>
    </style:style>
    <style:style style:name="T413_134" style:family="text">
      <style:text-properties fo:color="#0000ff"/>
    </style:style>
    <style:style style:name="T413_135" style:family="text">
      <style:text-properties fo:color="#0000ff"/>
    </style:style>
    <style:style style:name="T413_136" style:family="text">
      <style:text-properties fo:color="#0000ff"/>
    </style:style>
    <style:style style:name="T413_137" style:family="text">
      <style:text-properties fo:color="#0000ff"/>
    </style:style>
    <style:style style:name="T413_138" style:family="text">
      <style:text-properties fo:color="#0000ff"/>
    </style:style>
    <style:style style:name="T413_139" style:family="text">
      <style:text-properties fo:color="#0000ff"/>
    </style:style>
    <style:style style:name="T413_140" style:family="text">
      <style:text-properties fo:color="#0000ff"/>
    </style:style>
    <style:style style:name="T413_141" style:family="text">
      <style:text-properties fo:color="#0000ff"/>
    </style:style>
    <style:style style:name="T413_142" style:family="text">
      <style:text-properties fo:color="#0000ff"/>
    </style:style>
    <style:style style:name="T413_143" style:family="text">
      <style:text-properties fo:color="#0000ff"/>
    </style:style>
    <style:style style:name="T413_144" style:family="text">
      <style:text-properties fo:color="#0000ff"/>
    </style:style>
    <style:style style:name="T413_145" style:family="text">
      <style:text-properties fo:color="#0000ff"/>
    </style:style>
    <style:style style:name="T413_146" style:family="text">
      <style:text-properties fo:color="#0000ff"/>
    </style:style>
    <style:style style:name="P414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15" style:family="paragraph" style:parent-style-name="Standard">
      <style:paragraph-properties fo:break-before="auto" fo:text-indent="0cm" fo:line-height="100%" style:writing-mode="lr-tb"/>
    </style:style>
    <style:style style:name="T415_1" style:family="text">
      <style:text-properties fo:color="#0000ff" fo:font-weight="bold" style:font-weight-asian="bold" style:font-weight-complex="bold"/>
    </style:style>
    <style:style style:name="T415_2" style:family="text">
      <style:text-properties fo:color="#0000ff" fo:font-weight="bold" style:font-weight-asian="bold" style:font-weight-complex="bold"/>
    </style:style>
    <style:style style:name="T415_3" style:family="text">
      <style:text-properties fo:color="#0000ff" fo:font-weight="bold" style:font-weight-asian="bold" style:font-weight-complex="bold"/>
    </style:style>
    <style:style style:name="T415_4" style:family="text">
      <style:text-properties fo:color="#0000ff" fo:font-weight="bold" style:font-weight-asian="bold" style:font-weight-complex="bold"/>
    </style:style>
    <style:style style:name="T415_5" style:family="text">
      <style:text-properties fo:color="#0000ff" fo:font-weight="bold" style:font-weight-asian="bold" style:font-weight-complex="bold"/>
    </style:style>
    <style:style style:name="T415_6" style:family="text">
      <style:text-properties fo:color="#0000ff" fo:font-weight="bold" style:font-weight-asian="bold" style:font-weight-complex="bold"/>
    </style:style>
    <style:style style:name="T415_7" style:family="text">
      <style:text-properties fo:color="#0000ff" fo:font-weight="bold" style:font-weight-asian="bold" style:font-weight-complex="bold"/>
    </style:style>
    <style:style style:name="P416" style:family="paragraph" style:parent-style-name="Standard">
      <style:paragraph-properties fo:break-before="auto" fo:text-indent="0cm" fo:line-height="100%" style:writing-mode="lr-tb"/>
    </style:style>
    <style:style style:name="T416_1" style:family="text">
      <style:text-properties fo:color="#0000ff"/>
    </style:style>
    <style:style style:name="T416_2" style:family="text">
      <style:text-properties fo:color="#0000ff"/>
    </style:style>
    <style:style style:name="T416_3" style:family="text">
      <style:text-properties fo:color="#0000ff"/>
    </style:style>
    <style:style style:name="T416_4" style:family="text">
      <style:text-properties fo:color="#0000ff"/>
    </style:style>
    <style:style style:name="T416_5" style:family="text">
      <style:text-properties fo:color="#0000ff"/>
    </style:style>
    <style:style style:name="T416_6" style:family="text">
      <style:text-properties fo:color="#0000ff"/>
    </style:style>
    <style:style style:name="T416_7" style:family="text">
      <style:text-properties fo:color="#0000ff"/>
    </style:style>
    <style:style style:name="T416_8" style:family="text">
      <style:text-properties fo:color="#0000ff"/>
    </style:style>
    <style:style style:name="T416_9" style:family="text">
      <style:text-properties fo:color="#0000ff"/>
    </style:style>
    <style:style style:name="T416_10" style:family="text">
      <style:text-properties fo:color="#0000ff"/>
    </style:style>
    <style:style style:name="T416_11" style:family="text">
      <style:text-properties fo:color="#0000ff"/>
    </style:style>
    <style:style style:name="T416_12" style:family="text">
      <style:text-properties fo:color="#0000ff"/>
    </style:style>
    <style:style style:name="T416_13" style:family="text">
      <style:text-properties fo:color="#0000ff"/>
    </style:style>
    <style:style style:name="T416_14" style:family="text">
      <style:text-properties fo:color="#0000ff"/>
    </style:style>
    <style:style style:name="T416_15" style:family="text">
      <style:text-properties fo:color="#0000ff"/>
    </style:style>
    <style:style style:name="T416_16" style:family="text">
      <style:text-properties fo:color="#0000ff"/>
    </style:style>
    <style:style style:name="T416_17" style:family="text">
      <style:text-properties fo:color="#0000ff"/>
    </style:style>
    <style:style style:name="T416_18" style:family="text">
      <style:text-properties fo:color="#0000ff"/>
    </style:style>
    <style:style style:name="T416_19" style:family="text">
      <style:text-properties fo:color="#0000ff"/>
    </style:style>
    <style:style style:name="T416_20" style:family="text">
      <style:text-properties fo:color="#0000ff"/>
    </style:style>
    <style:style style:name="T416_21" style:family="text">
      <style:text-properties fo:color="#0000ff"/>
    </style:style>
    <style:style style:name="T416_22" style:family="text">
      <style:text-properties fo:color="#0000ff"/>
    </style:style>
    <style:style style:name="T416_23" style:family="text">
      <style:text-properties fo:color="#0000ff"/>
    </style:style>
    <style:style style:name="T416_24" style:family="text">
      <style:text-properties fo:color="#0000ff"/>
    </style:style>
    <style:style style:name="T416_25" style:family="text">
      <style:text-properties fo:color="#0000ff"/>
    </style:style>
    <style:style style:name="T416_26" style:family="text">
      <style:text-properties fo:color="#0000ff"/>
    </style:style>
    <style:style style:name="T416_27" style:family="text">
      <style:text-properties fo:color="#0000ff"/>
    </style:style>
    <style:style style:name="T416_28" style:family="text">
      <style:text-properties fo:color="#0000ff"/>
    </style:style>
    <style:style style:name="T416_29" style:family="text">
      <style:text-properties fo:color="#0000ff"/>
    </style:style>
    <style:style style:name="T416_30" style:family="text">
      <style:text-properties fo:color="#0000ff"/>
    </style:style>
    <style:style style:name="T416_31" style:family="text">
      <style:text-properties fo:color="#0000ff"/>
    </style:style>
    <style:style style:name="T416_32" style:family="text">
      <style:text-properties fo:color="#0000ff"/>
    </style:style>
    <style:style style:name="T416_33" style:family="text">
      <style:text-properties fo:color="#0000ff"/>
    </style:style>
    <style:style style:name="T416_34" style:family="text">
      <style:text-properties fo:color="#0000ff"/>
    </style:style>
    <style:style style:name="T416_35" style:family="text">
      <style:text-properties fo:color="#0000ff"/>
    </style:style>
    <style:style style:name="T416_36" style:family="text">
      <style:text-properties fo:color="#0000ff"/>
    </style:style>
    <style:style style:name="T416_37" style:family="text">
      <style:text-properties fo:color="#0000ff"/>
    </style:style>
    <style:style style:name="T416_38" style:family="text">
      <style:text-properties fo:color="#0000ff"/>
    </style:style>
    <style:style style:name="T416_39" style:family="text">
      <style:text-properties fo:color="#0000ff"/>
    </style:style>
    <style:style style:name="T416_40" style:family="text">
      <style:text-properties fo:color="#0000ff"/>
    </style:style>
    <style:style style:name="T416_41" style:family="text">
      <style:text-properties fo:color="#0000ff"/>
    </style:style>
    <style:style style:name="T416_42" style:family="text">
      <style:text-properties fo:color="#0000ff"/>
    </style:style>
    <style:style style:name="T416_43" style:family="text">
      <style:text-properties fo:color="#0000ff"/>
    </style:style>
    <style:style style:name="T416_44" style:family="text">
      <style:text-properties fo:color="#0000ff"/>
    </style:style>
    <style:style style:name="T416_45" style:family="text">
      <style:text-properties fo:color="#0000ff"/>
    </style:style>
    <style:style style:name="T416_46" style:family="text">
      <style:text-properties fo:color="#0000ff"/>
    </style:style>
    <style:style style:name="T416_47" style:family="text">
      <style:text-properties fo:color="#0000ff"/>
    </style:style>
    <style:style style:name="T416_48" style:family="text">
      <style:text-properties fo:color="#0000ff"/>
    </style:style>
    <style:style style:name="T416_49" style:family="text">
      <style:text-properties fo:color="#0000ff"/>
    </style:style>
    <style:style style:name="T416_50" style:family="text">
      <style:text-properties fo:color="#0000ff"/>
    </style:style>
    <style:style style:name="T416_51" style:family="text">
      <style:text-properties fo:color="#0000ff"/>
    </style:style>
    <style:style style:name="T416_52" style:family="text">
      <style:text-properties fo:color="#0000ff"/>
    </style:style>
    <style:style style:name="T416_53" style:family="text">
      <style:text-properties fo:color="#0000ff"/>
    </style:style>
    <style:style style:name="T416_54" style:family="text">
      <style:text-properties fo:color="#0000ff"/>
    </style:style>
    <style:style style:name="T416_55" style:family="text">
      <style:text-properties fo:color="#0000ff"/>
    </style:style>
    <style:style style:name="T416_56" style:family="text">
      <style:text-properties fo:color="#0000ff"/>
    </style:style>
    <style:style style:name="T416_57" style:family="text">
      <style:text-properties fo:color="#0000ff"/>
    </style:style>
    <style:style style:name="T416_58" style:family="text">
      <style:text-properties fo:color="#0000ff"/>
    </style:style>
    <style:style style:name="P417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18" style:family="paragraph" style:parent-style-name="Standard">
      <style:paragraph-properties fo:break-before="auto" fo:text-indent="0cm" fo:line-height="100%" style:writing-mode="lr-tb"/>
    </style:style>
    <style:style style:name="T418_1" style:family="text">
      <style:text-properties fo:color="#0000ff" fo:font-weight="bold" style:font-weight-asian="bold" style:font-weight-complex="bold"/>
    </style:style>
    <style:style style:name="T418_2" style:family="text">
      <style:text-properties fo:color="#0000ff" fo:font-weight="bold" style:font-weight-asian="bold" style:font-weight-complex="bold"/>
    </style:style>
    <style:style style:name="T418_3" style:family="text">
      <style:text-properties fo:color="#0000ff" fo:font-weight="bold" style:font-weight-asian="bold" style:font-weight-complex="bold"/>
    </style:style>
    <style:style style:name="T418_4" style:family="text">
      <style:text-properties fo:color="#0000ff" fo:font-weight="bold" style:font-weight-asian="bold" style:font-weight-complex="bold"/>
    </style:style>
    <style:style style:name="T418_5" style:family="text">
      <style:text-properties fo:color="#0000ff" fo:font-weight="bold" style:font-weight-asian="bold" style:font-weight-complex="bold"/>
    </style:style>
    <style:style style:name="P419" style:family="paragraph" style:parent-style-name="Standard">
      <style:paragraph-properties fo:break-before="auto" fo:text-indent="0cm" fo:line-height="100%" style:writing-mode="lr-tb"/>
    </style:style>
    <style:style style:name="T419_1" style:family="text">
      <style:text-properties fo:color="#0000ff"/>
    </style:style>
    <style:style style:name="T419_2" style:family="text">
      <style:text-properties fo:color="#0000ff"/>
    </style:style>
    <style:style style:name="T419_3" style:family="text">
      <style:text-properties fo:color="#0000ff"/>
    </style:style>
    <style:style style:name="T419_4" style:family="text">
      <style:text-properties fo:color="#0000ff"/>
    </style:style>
    <style:style style:name="T419_5" style:family="text">
      <style:text-properties fo:color="#0000ff"/>
    </style:style>
    <style:style style:name="T419_6" style:family="text">
      <style:text-properties fo:color="#0000ff"/>
    </style:style>
    <style:style style:name="T419_7" style:family="text">
      <style:text-properties fo:color="#0000ff"/>
    </style:style>
    <style:style style:name="T419_8" style:family="text">
      <style:text-properties fo:color="#0000ff"/>
    </style:style>
    <style:style style:name="T419_9" style:family="text">
      <style:text-properties fo:color="#0000ff"/>
    </style:style>
    <style:style style:name="T419_10" style:family="text">
      <style:text-properties fo:color="#0000ff"/>
    </style:style>
    <style:style style:name="T419_11" style:family="text">
      <style:text-properties fo:color="#0000ff"/>
    </style:style>
    <style:style style:name="T419_12" style:family="text">
      <style:text-properties fo:color="#0000ff"/>
    </style:style>
    <style:style style:name="T419_13" style:family="text">
      <style:text-properties fo:color="#0000ff"/>
    </style:style>
    <style:style style:name="T419_14" style:family="text">
      <style:text-properties fo:color="#0000ff"/>
    </style:style>
    <style:style style:name="T419_15" style:family="text">
      <style:text-properties fo:color="#0000ff"/>
    </style:style>
    <style:style style:name="T419_16" style:family="text">
      <style:text-properties fo:color="#0000ff"/>
    </style:style>
    <style:style style:name="T419_17" style:family="text">
      <style:text-properties fo:color="#0000ff"/>
    </style:style>
    <style:style style:name="T419_18" style:family="text">
      <style:text-properties fo:color="#0000ff"/>
    </style:style>
    <style:style style:name="T419_19" style:family="text">
      <style:text-properties fo:color="#0000ff"/>
    </style:style>
    <style:style style:name="T419_20" style:family="text">
      <style:text-properties fo:color="#0000ff"/>
    </style:style>
    <style:style style:name="T419_21" style:family="text">
      <style:text-properties fo:color="#0000ff"/>
    </style:style>
    <style:style style:name="T419_22" style:family="text">
      <style:text-properties fo:color="#0000ff"/>
    </style:style>
    <style:style style:name="T419_23" style:family="text">
      <style:text-properties fo:color="#0000ff"/>
    </style:style>
    <style:style style:name="T419_24" style:family="text">
      <style:text-properties fo:color="#0000ff"/>
    </style:style>
    <style:style style:name="T419_25" style:family="text">
      <style:text-properties fo:color="#0000ff"/>
    </style:style>
    <style:style style:name="T419_26" style:family="text">
      <style:text-properties fo:color="#0000ff"/>
    </style:style>
    <style:style style:name="T419_27" style:family="text">
      <style:text-properties fo:color="#0000ff"/>
    </style:style>
    <style:style style:name="T419_28" style:family="text">
      <style:text-properties fo:color="#0000ff"/>
    </style:style>
    <style:style style:name="T419_29" style:family="text">
      <style:text-properties fo:color="#0000ff"/>
    </style:style>
    <style:style style:name="T419_30" style:family="text">
      <style:text-properties fo:color="#0000ff"/>
    </style:style>
    <style:style style:name="T419_31" style:family="text">
      <style:text-properties fo:color="#0000ff"/>
    </style:style>
    <style:style style:name="T419_32" style:family="text">
      <style:text-properties fo:color="#0000ff"/>
    </style:style>
    <style:style style:name="T419_33" style:family="text">
      <style:text-properties fo:color="#0000ff"/>
    </style:style>
    <style:style style:name="T419_34" style:family="text">
      <style:text-properties fo:color="#0000ff"/>
    </style:style>
    <style:style style:name="T419_35" style:family="text">
      <style:text-properties fo:color="#0000ff"/>
    </style:style>
    <style:style style:name="T419_36" style:family="text">
      <style:text-properties fo:color="#0000ff"/>
    </style:style>
    <style:style style:name="T419_37" style:family="text">
      <style:text-properties fo:color="#0000ff"/>
    </style:style>
    <style:style style:name="T419_38" style:family="text">
      <style:text-properties fo:color="#0000ff"/>
    </style:style>
    <style:style style:name="T419_39" style:family="text">
      <style:text-properties fo:color="#0000ff"/>
    </style:style>
    <style:style style:name="T419_40" style:family="text">
      <style:text-properties fo:color="#0000ff"/>
    </style:style>
    <style:style style:name="T419_41" style:family="text">
      <style:text-properties fo:color="#0000ff"/>
    </style:style>
    <style:style style:name="T419_42" style:family="text">
      <style:text-properties fo:color="#0000ff"/>
    </style:style>
    <style:style style:name="T419_43" style:family="text">
      <style:text-properties fo:color="#0000ff"/>
    </style:style>
    <style:style style:name="T419_44" style:family="text">
      <style:text-properties fo:color="#0000ff"/>
    </style:style>
    <style:style style:name="T419_45" style:family="text">
      <style:text-properties fo:color="#0000ff"/>
    </style:style>
    <style:style style:name="T419_46" style:family="text">
      <style:text-properties fo:color="#0000ff"/>
    </style:style>
    <style:style style:name="T419_47" style:family="text">
      <style:text-properties fo:color="#0000ff"/>
    </style:style>
    <style:style style:name="T419_48" style:family="text">
      <style:text-properties fo:color="#0000ff"/>
    </style:style>
    <style:style style:name="T419_49" style:family="text">
      <style:text-properties fo:color="#0000ff"/>
    </style:style>
    <style:style style:name="T419_50" style:family="text">
      <style:text-properties fo:color="#0000ff"/>
    </style:style>
    <style:style style:name="T419_51" style:family="text">
      <style:text-properties fo:color="#0000ff"/>
    </style:style>
    <style:style style:name="T419_52" style:family="text">
      <style:text-properties fo:color="#0000ff"/>
    </style:style>
    <style:style style:name="T419_53" style:family="text">
      <style:text-properties fo:color="#0000ff"/>
    </style:style>
    <style:style style:name="T419_54" style:family="text">
      <style:text-properties fo:color="#0000ff"/>
    </style:style>
    <style:style style:name="T419_55" style:family="text">
      <style:text-properties fo:color="#0000ff"/>
    </style:style>
    <style:style style:name="T419_56" style:family="text">
      <style:text-properties fo:color="#0000ff"/>
    </style:style>
    <style:style style:name="T419_57" style:family="text">
      <style:text-properties fo:color="#0000ff"/>
    </style:style>
    <style:style style:name="T419_58" style:family="text">
      <style:text-properties fo:color="#0000ff"/>
    </style:style>
    <style:style style:name="T419_59" style:family="text">
      <style:text-properties fo:color="#0000ff"/>
    </style:style>
    <style:style style:name="T419_60" style:family="text">
      <style:text-properties fo:color="#0000ff"/>
    </style:style>
    <style:style style:name="T419_61" style:family="text">
      <style:text-properties fo:color="#0000ff"/>
    </style:style>
    <style:style style:name="T419_62" style:family="text">
      <style:text-properties fo:color="#0000ff"/>
    </style:style>
    <style:style style:name="T419_63" style:family="text">
      <style:text-properties fo:color="#0000ff"/>
    </style:style>
    <style:style style:name="T419_64" style:family="text">
      <style:text-properties fo:color="#0000ff"/>
    </style:style>
    <style:style style:name="T419_65" style:family="text">
      <style:text-properties fo:color="#0000ff"/>
    </style:style>
    <style:style style:name="T419_66" style:family="text">
      <style:text-properties fo:color="#0000ff"/>
    </style:style>
    <style:style style:name="T419_67" style:family="text">
      <style:text-properties fo:color="#0000ff"/>
    </style:style>
    <style:style style:name="T419_68" style:family="text">
      <style:text-properties fo:color="#0000ff"/>
    </style:style>
    <style:style style:name="T419_69" style:family="text">
      <style:text-properties fo:color="#0000ff"/>
    </style:style>
    <style:style style:name="T419_70" style:family="text">
      <style:text-properties fo:color="#0000ff"/>
    </style:style>
    <style:style style:name="T419_71" style:family="text">
      <style:text-properties fo:color="#0000ff"/>
    </style:style>
    <style:style style:name="T419_72" style:family="text">
      <style:text-properties fo:color="#0000ff"/>
    </style:style>
    <style:style style:name="T419_73" style:family="text">
      <style:text-properties fo:color="#0000ff"/>
    </style:style>
    <style:style style:name="T419_74" style:family="text">
      <style:text-properties fo:color="#0000ff"/>
    </style:style>
    <style:style style:name="T419_75" style:family="text">
      <style:text-properties fo:color="#0000ff"/>
    </style:style>
    <style:style style:name="T419_76" style:family="text">
      <style:text-properties fo:color="#0000ff"/>
    </style:style>
    <style:style style:name="T419_77" style:family="text">
      <style:text-properties fo:color="#0000ff"/>
    </style:style>
    <style:style style:name="T419_78" style:family="text">
      <style:text-properties fo:color="#0000ff"/>
    </style:style>
    <style:style style:name="T419_79" style:family="text">
      <style:text-properties fo:color="#0000ff"/>
    </style:style>
    <style:style style:name="T419_80" style:family="text">
      <style:text-properties fo:color="#0000ff"/>
    </style:style>
    <style:style style:name="T419_81" style:family="text">
      <style:text-properties fo:color="#0000ff"/>
    </style:style>
    <style:style style:name="T419_82" style:family="text">
      <style:text-properties fo:color="#0000ff"/>
    </style:style>
    <style:style style:name="T419_83" style:family="text">
      <style:text-properties fo:color="#0000ff"/>
    </style:style>
    <style:style style:name="T419_84" style:family="text">
      <style:text-properties fo:color="#0000ff"/>
    </style:style>
    <style:style style:name="T419_85" style:family="text">
      <style:text-properties fo:color="#0000ff"/>
    </style:style>
    <style:style style:name="T419_86" style:family="text">
      <style:text-properties fo:color="#0000ff"/>
    </style:style>
    <style:style style:name="T419_87" style:family="text">
      <style:text-properties fo:color="#0000ff"/>
    </style:style>
    <style:style style:name="T419_88" style:family="text">
      <style:text-properties fo:color="#0000ff"/>
    </style:style>
    <style:style style:name="T419_89" style:family="text">
      <style:text-properties fo:color="#0000ff"/>
    </style:style>
    <style:style style:name="T419_90" style:family="text">
      <style:text-properties fo:color="#0000ff"/>
    </style:style>
    <style:style style:name="T419_91" style:family="text">
      <style:text-properties fo:color="#0000ff"/>
    </style:style>
    <style:style style:name="T419_92" style:family="text">
      <style:text-properties fo:color="#0000ff"/>
    </style:style>
    <style:style style:name="T419_93" style:family="text">
      <style:text-properties fo:color="#0000ff"/>
    </style:style>
    <style:style style:name="T419_94" style:family="text">
      <style:text-properties fo:color="#0000ff"/>
    </style:style>
    <style:style style:name="T419_95" style:family="text">
      <style:text-properties fo:color="#0000ff"/>
    </style:style>
    <style:style style:name="T419_96" style:family="text">
      <style:text-properties fo:color="#0000ff"/>
    </style:style>
    <style:style style:name="T419_97" style:family="text">
      <style:text-properties fo:color="#0000ff"/>
    </style:style>
    <style:style style:name="T419_98" style:family="text">
      <style:text-properties fo:color="#0000ff"/>
    </style:style>
    <style:style style:name="T419_99" style:family="text">
      <style:text-properties fo:color="#0000ff"/>
    </style:style>
    <style:style style:name="T419_100" style:family="text">
      <style:text-properties fo:color="#0000ff"/>
    </style:style>
    <style:style style:name="T419_101" style:family="text">
      <style:text-properties fo:color="#0000ff"/>
    </style:style>
    <style:style style:name="T419_102" style:family="text">
      <style:text-properties fo:color="#0000ff"/>
    </style:style>
    <style:style style:name="T419_103" style:family="text">
      <style:text-properties fo:color="#0000ff"/>
    </style:style>
    <style:style style:name="T419_104" style:family="text">
      <style:text-properties fo:color="#0000ff"/>
    </style:style>
    <style:style style:name="T419_105" style:family="text">
      <style:text-properties fo:color="#0000ff"/>
    </style:style>
    <style:style style:name="T419_106" style:family="text">
      <style:text-properties fo:color="#0000ff"/>
    </style:style>
    <style:style style:name="T419_107" style:family="text">
      <style:text-properties fo:color="#0000ff"/>
    </style:style>
    <style:style style:name="T419_108" style:family="text">
      <style:text-properties fo:color="#0000ff"/>
    </style:style>
    <style:style style:name="T419_109" style:family="text">
      <style:text-properties fo:color="#0000ff"/>
    </style:style>
    <style:style style:name="T419_110" style:family="text">
      <style:text-properties fo:color="#0000ff"/>
    </style:style>
    <style:style style:name="T419_111" style:family="text">
      <style:text-properties fo:color="#0000ff"/>
    </style:style>
    <style:style style:name="T419_112" style:family="text">
      <style:text-properties fo:color="#0000ff"/>
    </style:style>
    <style:style style:name="T419_113" style:family="text">
      <style:text-properties fo:color="#0000ff"/>
    </style:style>
    <style:style style:name="T419_114" style:family="text">
      <style:text-properties fo:color="#0000ff"/>
    </style:style>
    <style:style style:name="T419_115" style:family="text">
      <style:text-properties fo:color="#0000ff"/>
    </style:style>
    <style:style style:name="T419_116" style:family="text">
      <style:text-properties fo:color="#0000ff"/>
    </style:style>
    <style:style style:name="T419_117" style:family="text">
      <style:text-properties fo:color="#0000ff"/>
    </style:style>
    <style:style style:name="T419_118" style:family="text">
      <style:text-properties fo:color="#0000ff"/>
    </style:style>
    <style:style style:name="T419_119" style:family="text">
      <style:text-properties fo:color="#0000ff"/>
    </style:style>
    <style:style style:name="T419_120" style:family="text">
      <style:text-properties fo:color="#0000ff"/>
    </style:style>
    <style:style style:name="T419_121" style:family="text">
      <style:text-properties fo:color="#0000ff"/>
    </style:style>
    <style:style style:name="T419_122" style:family="text">
      <style:text-properties fo:color="#0000ff"/>
    </style:style>
    <style:style style:name="T419_123" style:family="text">
      <style:text-properties fo:color="#0000ff"/>
    </style:style>
    <style:style style:name="T419_124" style:family="text">
      <style:text-properties fo:color="#0000ff"/>
    </style:style>
    <style:style style:name="T419_125" style:family="text">
      <style:text-properties fo:color="#0000ff"/>
    </style:style>
    <style:style style:name="T419_126" style:family="text">
      <style:text-properties fo:color="#0000ff"/>
    </style:style>
    <style:style style:name="T419_127" style:family="text">
      <style:text-properties fo:color="#0000ff"/>
    </style:style>
    <style:style style:name="T419_128" style:family="text">
      <style:text-properties fo:color="#0000ff"/>
    </style:style>
    <style:style style:name="T419_129" style:family="text">
      <style:text-properties fo:color="#0000ff"/>
    </style:style>
    <style:style style:name="T419_130" style:family="text">
      <style:text-properties fo:color="#0000ff"/>
    </style:style>
    <style:style style:name="T419_131" style:family="text">
      <style:text-properties fo:color="#0000ff"/>
    </style:style>
    <style:style style:name="T419_132" style:family="text">
      <style:text-properties fo:color="#0000ff"/>
    </style:style>
    <style:style style:name="T419_133" style:family="text">
      <style:text-properties fo:color="#0000ff"/>
    </style:style>
    <style:style style:name="T419_134" style:family="text">
      <style:text-properties fo:color="#0000ff"/>
    </style:style>
    <style:style style:name="T419_135" style:family="text">
      <style:text-properties fo:color="#0000ff"/>
    </style:style>
    <style:style style:name="T419_136" style:family="text">
      <style:text-properties fo:color="#0000ff"/>
    </style:style>
    <style:style style:name="T419_137" style:family="text">
      <style:text-properties fo:color="#0000ff"/>
    </style:style>
    <style:style style:name="T419_138" style:family="text">
      <style:text-properties fo:color="#0000ff"/>
    </style:style>
    <style:style style:name="T419_139" style:family="text">
      <style:text-properties fo:color="#0000ff"/>
    </style:style>
    <style:style style:name="T419_140" style:family="text">
      <style:text-properties fo:color="#0000ff"/>
    </style:style>
    <style:style style:name="T419_141" style:family="text">
      <style:text-properties fo:color="#0000ff"/>
    </style:style>
    <style:style style:name="T419_142" style:family="text">
      <style:text-properties fo:color="#0000ff"/>
    </style:style>
    <style:style style:name="T419_143" style:family="text">
      <style:text-properties fo:color="#0000ff"/>
    </style:style>
    <style:style style:name="T419_144" style:family="text">
      <style:text-properties fo:color="#0000ff"/>
    </style:style>
    <style:style style:name="T419_145" style:family="text">
      <style:text-properties fo:color="#0000ff"/>
    </style:style>
    <style:style style:name="T419_146" style:family="text">
      <style:text-properties fo:color="#0000ff"/>
    </style:style>
    <style:style style:name="T419_147" style:family="text">
      <style:text-properties fo:color="#0000ff"/>
    </style:style>
    <style:style style:name="T419_148" style:family="text">
      <style:text-properties fo:color="#0000ff"/>
    </style:style>
    <style:style style:name="T419_149" style:family="text">
      <style:text-properties fo:color="#0000ff"/>
    </style:style>
    <style:style style:name="T419_150" style:family="text">
      <style:text-properties fo:color="#0000ff"/>
    </style:style>
    <style:style style:name="T419_151" style:family="text">
      <style:text-properties fo:color="#0000ff"/>
    </style:style>
    <style:style style:name="T419_152" style:family="text">
      <style:text-properties fo:color="#0000ff"/>
    </style:style>
    <style:style style:name="T419_153" style:family="text">
      <style:text-properties fo:color="#0000ff"/>
    </style:style>
    <style:style style:name="T419_154" style:family="text">
      <style:text-properties fo:color="#0000ff"/>
    </style:style>
    <style:style style:name="T419_155" style:family="text">
      <style:text-properties fo:color="#0000ff"/>
    </style:style>
    <style:style style:name="T419_156" style:family="text">
      <style:text-properties fo:color="#0000ff"/>
    </style:style>
    <style:style style:name="T419_157" style:family="text">
      <style:text-properties fo:color="#0000ff"/>
    </style:style>
    <style:style style:name="T419_158" style:family="text">
      <style:text-properties fo:color="#0000ff"/>
    </style:style>
    <style:style style:name="T419_159" style:family="text">
      <style:text-properties fo:color="#0000ff"/>
    </style:style>
    <style:style style:name="T419_160" style:family="text">
      <style:text-properties fo:color="#0000ff"/>
    </style:style>
    <style:style style:name="T419_161" style:family="text">
      <style:text-properties fo:color="#0000ff"/>
    </style:style>
    <style:style style:name="T419_162" style:family="text">
      <style:text-properties fo:color="#0000ff"/>
    </style:style>
    <style:style style:name="T419_163" style:family="text">
      <style:text-properties fo:color="#0000ff"/>
    </style:style>
    <style:style style:name="T419_164" style:family="text">
      <style:text-properties fo:color="#0000ff"/>
    </style:style>
    <style:style style:name="T419_165" style:family="text">
      <style:text-properties fo:color="#0000ff"/>
    </style:style>
    <style:style style:name="T419_166" style:family="text">
      <style:text-properties fo:color="#0000ff"/>
    </style:style>
    <style:style style:name="T419_167" style:family="text">
      <style:text-properties fo:color="#0000ff"/>
    </style:style>
    <style:style style:name="T419_168" style:family="text">
      <style:text-properties fo:color="#0000ff"/>
    </style:style>
    <style:style style:name="T419_169" style:family="text">
      <style:text-properties fo:color="#0000ff"/>
    </style:style>
    <style:style style:name="T419_170" style:family="text">
      <style:text-properties fo:color="#0000ff"/>
    </style:style>
    <style:style style:name="T419_171" style:family="text">
      <style:text-properties fo:color="#0000ff"/>
    </style:style>
    <style:style style:name="T419_172" style:family="text">
      <style:text-properties fo:color="#0000ff"/>
    </style:style>
    <style:style style:name="T419_173" style:family="text">
      <style:text-properties fo:color="#0000ff"/>
    </style:style>
    <style:style style:name="T419_174" style:family="text">
      <style:text-properties fo:color="#0000ff"/>
    </style:style>
    <style:style style:name="T419_175" style:family="text">
      <style:text-properties fo:color="#0000ff"/>
    </style:style>
    <style:style style:name="T419_176" style:family="text">
      <style:text-properties fo:color="#0000ff"/>
    </style:style>
    <style:style style:name="T419_177" style:family="text">
      <style:text-properties fo:color="#0000ff"/>
    </style:style>
    <style:style style:name="T419_178" style:family="text">
      <style:text-properties fo:color="#0000ff"/>
    </style:style>
    <style:style style:name="T419_179" style:family="text">
      <style:text-properties fo:color="#0000ff"/>
    </style:style>
    <style:style style:name="T419_180" style:family="text">
      <style:text-properties fo:color="#0000ff"/>
    </style:style>
    <style:style style:name="T419_181" style:family="text">
      <style:text-properties fo:color="#0000ff"/>
    </style:style>
    <style:style style:name="T419_182" style:family="text">
      <style:text-properties fo:color="#0000ff"/>
    </style:style>
    <style:style style:name="T419_183" style:family="text">
      <style:text-properties fo:color="#0000ff"/>
    </style:style>
    <style:style style:name="T419_184" style:family="text">
      <style:text-properties fo:color="#0000ff"/>
    </style:style>
    <style:style style:name="T419_185" style:family="text">
      <style:text-properties fo:color="#0000ff"/>
    </style:style>
    <style:style style:name="T419_186" style:family="text">
      <style:text-properties fo:color="#0000ff"/>
    </style:style>
    <style:style style:name="T419_187" style:family="text">
      <style:text-properties fo:color="#0000ff"/>
    </style:style>
    <style:style style:name="T419_188" style:family="text">
      <style:text-properties fo:color="#0000ff"/>
    </style:style>
    <style:style style:name="T419_189" style:family="text">
      <style:text-properties fo:color="#0000ff"/>
    </style:style>
    <style:style style:name="T419_190" style:family="text">
      <style:text-properties fo:color="#0000ff"/>
    </style:style>
    <style:style style:name="T419_191" style:family="text">
      <style:text-properties fo:color="#0000ff"/>
    </style:style>
    <style:style style:name="T419_192" style:family="text">
      <style:text-properties fo:color="#0000ff"/>
    </style:style>
    <style:style style:name="T419_193" style:family="text">
      <style:text-properties fo:color="#0000ff"/>
    </style:style>
    <style:style style:name="T419_194" style:family="text">
      <style:text-properties fo:color="#0000ff"/>
    </style:style>
    <style:style style:name="T419_195" style:family="text">
      <style:text-properties fo:color="#0000ff"/>
    </style:style>
    <style:style style:name="T419_196" style:family="text">
      <style:text-properties fo:color="#0000ff"/>
    </style:style>
    <style:style style:name="T419_197" style:family="text">
      <style:text-properties fo:color="#0000ff"/>
    </style:style>
    <style:style style:name="T419_198" style:family="text">
      <style:text-properties fo:color="#0000ff"/>
    </style:style>
    <style:style style:name="T419_199" style:family="text">
      <style:text-properties fo:color="#0000ff"/>
    </style:style>
    <style:style style:name="T419_200" style:family="text">
      <style:text-properties fo:color="#0000ff"/>
    </style:style>
    <style:style style:name="T419_201" style:family="text">
      <style:text-properties fo:color="#0000ff"/>
    </style:style>
    <style:style style:name="T419_202" style:family="text">
      <style:text-properties fo:color="#0000ff"/>
    </style:style>
    <style:style style:name="T419_203" style:family="text">
      <style:text-properties fo:color="#0000ff"/>
    </style:style>
    <style:style style:name="T419_204" style:family="text">
      <style:text-properties fo:color="#0000ff"/>
    </style:style>
    <style:style style:name="T419_205" style:family="text">
      <style:text-properties fo:color="#0000ff"/>
    </style:style>
    <style:style style:name="T419_206" style:family="text">
      <style:text-properties fo:color="#0000ff"/>
    </style:style>
    <style:style style:name="T419_207" style:family="text">
      <style:text-properties fo:color="#0000ff"/>
    </style:style>
    <style:style style:name="T419_208" style:family="text">
      <style:text-properties fo:color="#0000ff"/>
    </style:style>
    <style:style style:name="T419_209" style:family="text">
      <style:text-properties fo:color="#0000ff"/>
    </style:style>
    <style:style style:name="T419_210" style:family="text">
      <style:text-properties fo:color="#0000ff"/>
    </style:style>
    <style:style style:name="T419_211" style:family="text">
      <style:text-properties fo:color="#0000ff"/>
    </style:style>
    <style:style style:name="T419_212" style:family="text">
      <style:text-properties fo:color="#0000ff"/>
    </style:style>
    <style:style style:name="T419_213" style:family="text">
      <style:text-properties fo:color="#0000ff"/>
    </style:style>
    <style:style style:name="T419_214" style:family="text">
      <style:text-properties fo:color="#0000ff"/>
    </style:style>
    <style:style style:name="T419_215" style:family="text">
      <style:text-properties fo:color="#0000ff"/>
    </style:style>
    <style:style style:name="T419_216" style:family="text">
      <style:text-properties fo:color="#0000ff"/>
    </style:style>
    <style:style style:name="T419_217" style:family="text">
      <style:text-properties fo:color="#0000ff"/>
    </style:style>
    <style:style style:name="T419_218" style:family="text">
      <style:text-properties fo:color="#0000ff"/>
    </style:style>
    <style:style style:name="T419_219" style:family="text">
      <style:text-properties fo:color="#0000ff"/>
    </style:style>
    <style:style style:name="T419_220" style:family="text">
      <style:text-properties fo:color="#0000ff"/>
    </style:style>
    <style:style style:name="T419_221" style:family="text">
      <style:text-properties fo:color="#0000ff"/>
    </style:style>
    <style:style style:name="T419_222" style:family="text">
      <style:text-properties fo:color="#0000ff"/>
    </style:style>
    <style:style style:name="T419_223" style:family="text">
      <style:text-properties fo:color="#0000ff"/>
    </style:style>
    <style:style style:name="T419_224" style:family="text">
      <style:text-properties fo:color="#0000ff"/>
    </style:style>
    <style:style style:name="T419_225" style:family="text">
      <style:text-properties fo:color="#0000ff"/>
    </style:style>
    <style:style style:name="T419_226" style:family="text">
      <style:text-properties fo:color="#0000ff"/>
    </style:style>
    <style:style style:name="P420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21" style:family="paragraph" style:parent-style-name="Standard">
      <style:paragraph-properties fo:break-before="auto" fo:text-indent="0cm" fo:line-height="100%" style:writing-mode="lr-tb"/>
    </style:style>
    <style:style style:name="T421_1" style:family="text">
      <style:text-properties fo:color="#0000ff" fo:font-weight="bold" style:font-weight-asian="bold" style:font-weight-complex="bold"/>
    </style:style>
    <style:style style:name="T421_2" style:family="text">
      <style:text-properties fo:color="#0000ff" fo:font-weight="bold" style:font-weight-asian="bold" style:font-weight-complex="bold"/>
    </style:style>
    <style:style style:name="T421_3" style:family="text">
      <style:text-properties fo:color="#0000ff" fo:font-weight="bold" style:font-weight-asian="bold" style:font-weight-complex="bold"/>
    </style:style>
    <style:style style:name="T421_4" style:family="text">
      <style:text-properties fo:color="#0000ff" fo:font-weight="bold" style:font-weight-asian="bold" style:font-weight-complex="bold"/>
    </style:style>
    <style:style style:name="T421_5" style:family="text">
      <style:text-properties fo:color="#0000ff" fo:font-weight="bold" style:font-weight-asian="bold" style:font-weight-complex="bold"/>
    </style:style>
    <style:style style:name="P422" style:family="paragraph" style:parent-style-name="Standard">
      <style:paragraph-properties fo:break-before="auto" fo:text-indent="0cm" fo:line-height="100%" style:writing-mode="lr-tb"/>
    </style:style>
    <style:style style:name="T422_1" style:family="text">
      <style:text-properties fo:color="#0000ff"/>
    </style:style>
    <style:style style:name="T422_2" style:family="text">
      <style:text-properties fo:color="#0000ff"/>
    </style:style>
    <style:style style:name="T422_3" style:family="text">
      <style:text-properties fo:color="#0000ff"/>
    </style:style>
    <style:style style:name="T422_4" style:family="text">
      <style:text-properties fo:color="#0000ff"/>
    </style:style>
    <style:style style:name="T422_5" style:family="text">
      <style:text-properties fo:color="#0000ff"/>
    </style:style>
    <style:style style:name="T422_6" style:family="text">
      <style:text-properties fo:color="#0000ff"/>
    </style:style>
    <style:style style:name="T422_7" style:family="text">
      <style:text-properties fo:color="#0000ff"/>
    </style:style>
    <style:style style:name="T422_8" style:family="text">
      <style:text-properties fo:color="#0000ff"/>
    </style:style>
    <style:style style:name="T422_9" style:family="text">
      <style:text-properties fo:color="#0000ff"/>
    </style:style>
    <style:style style:name="T422_10" style:family="text">
      <style:text-properties fo:color="#0000ff"/>
    </style:style>
    <style:style style:name="T422_11" style:family="text">
      <style:text-properties fo:color="#0000ff"/>
    </style:style>
    <style:style style:name="T422_12" style:family="text">
      <style:text-properties fo:color="#0000ff"/>
    </style:style>
    <style:style style:name="T422_13" style:family="text">
      <style:text-properties fo:color="#0000ff"/>
    </style:style>
    <style:style style:name="T422_14" style:family="text">
      <style:text-properties fo:color="#0000ff"/>
    </style:style>
    <style:style style:name="T422_15" style:family="text">
      <style:text-properties fo:color="#0000ff"/>
    </style:style>
    <style:style style:name="T422_16" style:family="text">
      <style:text-properties fo:color="#0000ff"/>
    </style:style>
    <style:style style:name="T422_17" style:family="text">
      <style:text-properties fo:color="#0000ff"/>
    </style:style>
    <style:style style:name="T422_18" style:family="text">
      <style:text-properties fo:color="#0000ff"/>
    </style:style>
    <style:style style:name="T422_19" style:family="text">
      <style:text-properties fo:color="#0000ff"/>
    </style:style>
    <style:style style:name="T422_20" style:family="text">
      <style:text-properties fo:color="#0000ff"/>
    </style:style>
    <style:style style:name="T422_21" style:family="text">
      <style:text-properties fo:color="#0000ff"/>
    </style:style>
    <style:style style:name="T422_22" style:family="text">
      <style:text-properties fo:color="#0000ff"/>
    </style:style>
    <style:style style:name="T422_23" style:family="text">
      <style:text-properties fo:color="#0000ff"/>
    </style:style>
    <style:style style:name="T422_24" style:family="text">
      <style:text-properties fo:color="#0000ff"/>
    </style:style>
    <style:style style:name="T422_25" style:family="text">
      <style:text-properties fo:color="#0000ff"/>
    </style:style>
    <style:style style:name="T422_26" style:family="text">
      <style:text-properties fo:color="#0000ff"/>
    </style:style>
    <style:style style:name="T422_27" style:family="text">
      <style:text-properties fo:color="#0000ff"/>
    </style:style>
    <style:style style:name="T422_28" style:family="text">
      <style:text-properties fo:color="#0000ff"/>
    </style:style>
    <style:style style:name="T422_29" style:family="text">
      <style:text-properties fo:color="#0000ff"/>
    </style:style>
    <style:style style:name="T422_30" style:family="text">
      <style:text-properties fo:color="#0000ff"/>
    </style:style>
    <style:style style:name="T422_31" style:family="text">
      <style:text-properties fo:color="#0000ff"/>
    </style:style>
    <style:style style:name="T422_32" style:family="text">
      <style:text-properties fo:color="#0000ff"/>
    </style:style>
    <style:style style:name="T422_33" style:family="text">
      <style:text-properties fo:color="#0000ff"/>
    </style:style>
    <style:style style:name="T422_34" style:family="text">
      <style:text-properties fo:color="#0000ff"/>
    </style:style>
    <style:style style:name="T422_35" style:family="text">
      <style:text-properties fo:color="#0000ff"/>
    </style:style>
    <style:style style:name="T422_36" style:family="text">
      <style:text-properties fo:color="#0000ff"/>
    </style:style>
    <style:style style:name="T422_37" style:family="text">
      <style:text-properties fo:color="#0000ff"/>
    </style:style>
    <style:style style:name="T422_38" style:family="text">
      <style:text-properties fo:color="#0000ff"/>
    </style:style>
    <style:style style:name="T422_39" style:family="text">
      <style:text-properties fo:color="#0000ff"/>
    </style:style>
    <style:style style:name="T422_40" style:family="text">
      <style:text-properties fo:color="#0000ff"/>
    </style:style>
    <style:style style:name="T422_41" style:family="text">
      <style:text-properties fo:color="#0000ff"/>
    </style:style>
    <style:style style:name="T422_42" style:family="text">
      <style:text-properties fo:color="#0000ff"/>
    </style:style>
    <style:style style:name="T422_43" style:family="text">
      <style:text-properties fo:color="#0000ff"/>
    </style:style>
    <style:style style:name="T422_44" style:family="text">
      <style:text-properties fo:color="#0000ff"/>
    </style:style>
    <style:style style:name="T422_45" style:family="text">
      <style:text-properties fo:color="#0000ff"/>
    </style:style>
    <style:style style:name="T422_46" style:family="text">
      <style:text-properties fo:color="#0000ff"/>
    </style:style>
    <style:style style:name="T422_47" style:family="text">
      <style:text-properties fo:color="#0000ff"/>
    </style:style>
    <style:style style:name="T422_48" style:family="text">
      <style:text-properties fo:color="#0000ff"/>
    </style:style>
    <style:style style:name="T422_49" style:family="text">
      <style:text-properties fo:color="#0000ff"/>
    </style:style>
    <style:style style:name="T422_50" style:family="text">
      <style:text-properties fo:color="#0000ff"/>
    </style:style>
    <style:style style:name="T422_51" style:family="text">
      <style:text-properties fo:color="#0000ff"/>
    </style:style>
    <style:style style:name="T422_52" style:family="text">
      <style:text-properties fo:color="#0000ff"/>
    </style:style>
    <style:style style:name="T422_53" style:family="text">
      <style:text-properties fo:color="#0000ff"/>
    </style:style>
    <style:style style:name="T422_54" style:family="text">
      <style:text-properties fo:color="#0000ff"/>
    </style:style>
    <style:style style:name="T422_55" style:family="text">
      <style:text-properties fo:color="#0000ff"/>
    </style:style>
    <style:style style:name="T422_56" style:family="text">
      <style:text-properties fo:color="#0000ff"/>
    </style:style>
    <style:style style:name="T422_57" style:family="text">
      <style:text-properties fo:color="#0000ff"/>
    </style:style>
    <style:style style:name="T422_58" style:family="text">
      <style:text-properties fo:color="#0000ff"/>
    </style:style>
    <style:style style:name="T422_59" style:family="text">
      <style:text-properties fo:color="#0000ff"/>
    </style:style>
    <style:style style:name="T422_60" style:family="text">
      <style:text-properties fo:color="#0000ff"/>
    </style:style>
    <style:style style:name="T422_61" style:family="text">
      <style:text-properties fo:color="#0000ff"/>
    </style:style>
    <style:style style:name="T422_62" style:family="text">
      <style:text-properties fo:color="#0000ff"/>
    </style:style>
    <style:style style:name="T422_63" style:family="text">
      <style:text-properties fo:color="#0000ff"/>
    </style:style>
    <style:style style:name="T422_64" style:family="text">
      <style:text-properties fo:color="#0000ff"/>
    </style:style>
    <style:style style:name="T422_65" style:family="text">
      <style:text-properties fo:color="#0000ff"/>
    </style:style>
    <style:style style:name="T422_66" style:family="text">
      <style:text-properties fo:color="#0000ff"/>
    </style:style>
    <style:style style:name="T422_67" style:family="text">
      <style:text-properties fo:color="#0000ff"/>
    </style:style>
    <style:style style:name="T422_68" style:family="text">
      <style:text-properties fo:color="#0000ff"/>
    </style:style>
    <style:style style:name="T422_69" style:family="text">
      <style:text-properties fo:color="#0000ff"/>
    </style:style>
    <style:style style:name="T422_70" style:family="text">
      <style:text-properties fo:color="#0000ff"/>
    </style:style>
    <style:style style:name="T422_71" style:family="text">
      <style:text-properties fo:color="#0000ff"/>
    </style:style>
    <style:style style:name="T422_72" style:family="text">
      <style:text-properties fo:color="#0000ff"/>
    </style:style>
    <style:style style:name="T422_73" style:family="text">
      <style:text-properties fo:color="#0000ff"/>
    </style:style>
    <style:style style:name="T422_74" style:family="text">
      <style:text-properties fo:color="#0000ff"/>
    </style:style>
    <style:style style:name="T422_75" style:family="text">
      <style:text-properties fo:color="#0000ff"/>
    </style:style>
    <style:style style:name="T422_76" style:family="text">
      <style:text-properties fo:color="#0000ff"/>
    </style:style>
    <style:style style:name="T422_77" style:family="text">
      <style:text-properties fo:color="#0000ff"/>
    </style:style>
    <style:style style:name="T422_78" style:family="text">
      <style:text-properties fo:color="#0000ff"/>
    </style:style>
    <style:style style:name="T422_79" style:family="text">
      <style:text-properties fo:color="#0000ff"/>
    </style:style>
    <style:style style:name="T422_80" style:family="text">
      <style:text-properties fo:color="#0000ff"/>
    </style:style>
    <style:style style:name="T422_81" style:family="text">
      <style:text-properties fo:color="#0000ff"/>
    </style:style>
    <style:style style:name="T422_82" style:family="text">
      <style:text-properties fo:color="#0000ff"/>
    </style:style>
    <style:style style:name="T422_83" style:family="text">
      <style:text-properties fo:color="#0000ff"/>
    </style:style>
    <style:style style:name="T422_84" style:family="text">
      <style:text-properties fo:color="#0000ff"/>
    </style:style>
    <style:style style:name="T422_85" style:family="text">
      <style:text-properties fo:color="#0000ff"/>
    </style:style>
    <style:style style:name="T422_86" style:family="text">
      <style:text-properties fo:color="#0000ff"/>
    </style:style>
    <style:style style:name="T422_87" style:family="text">
      <style:text-properties fo:color="#0000ff"/>
    </style:style>
    <style:style style:name="T422_88" style:family="text">
      <style:text-properties fo:color="#0000ff"/>
    </style:style>
    <style:style style:name="T422_89" style:family="text">
      <style:text-properties fo:color="#0000ff"/>
    </style:style>
    <style:style style:name="T422_90" style:family="text">
      <style:text-properties fo:color="#0000ff"/>
    </style:style>
    <style:style style:name="T422_91" style:family="text">
      <style:text-properties fo:color="#0000ff"/>
    </style:style>
    <style:style style:name="T422_92" style:family="text">
      <style:text-properties fo:color="#0000ff"/>
    </style:style>
    <style:style style:name="T422_93" style:family="text">
      <style:text-properties fo:color="#0000ff"/>
    </style:style>
    <style:style style:name="T422_94" style:family="text">
      <style:text-properties fo:color="#0000ff"/>
    </style:style>
    <style:style style:name="T422_95" style:family="text">
      <style:text-properties fo:color="#0000ff"/>
    </style:style>
    <style:style style:name="T422_96" style:family="text">
      <style:text-properties fo:color="#0000ff"/>
    </style:style>
    <style:style style:name="T422_97" style:family="text">
      <style:text-properties fo:color="#0000ff"/>
    </style:style>
    <style:style style:name="T422_98" style:family="text">
      <style:text-properties fo:color="#0000ff"/>
    </style:style>
    <style:style style:name="T422_99" style:family="text">
      <style:text-properties fo:color="#0000ff"/>
    </style:style>
    <style:style style:name="T422_100" style:family="text">
      <style:text-properties fo:color="#0000ff"/>
    </style:style>
    <style:style style:name="T422_101" style:family="text">
      <style:text-properties fo:color="#0000ff"/>
    </style:style>
    <style:style style:name="T422_102" style:family="text">
      <style:text-properties fo:color="#0000ff"/>
    </style:style>
    <style:style style:name="T422_103" style:family="text">
      <style:text-properties fo:color="#0000ff"/>
    </style:style>
    <style:style style:name="T422_104" style:family="text">
      <style:text-properties fo:color="#0000ff"/>
    </style:style>
    <style:style style:name="T422_105" style:family="text">
      <style:text-properties fo:color="#0000ff"/>
    </style:style>
    <style:style style:name="T422_106" style:family="text">
      <style:text-properties fo:color="#0000ff"/>
    </style:style>
    <style:style style:name="T422_107" style:family="text">
      <style:text-properties fo:color="#0000ff"/>
    </style:style>
    <style:style style:name="T422_108" style:family="text">
      <style:text-properties fo:color="#0000ff"/>
    </style:style>
    <style:style style:name="T422_109" style:family="text">
      <style:text-properties fo:color="#0000ff"/>
    </style:style>
    <style:style style:name="T422_110" style:family="text">
      <style:text-properties fo:color="#0000ff"/>
    </style:style>
    <style:style style:name="T422_111" style:family="text">
      <style:text-properties fo:color="#0000ff"/>
    </style:style>
    <style:style style:name="T422_112" style:family="text">
      <style:text-properties fo:color="#0000ff"/>
    </style:style>
    <style:style style:name="T422_113" style:family="text">
      <style:text-properties fo:color="#0000ff"/>
    </style:style>
    <style:style style:name="T422_114" style:family="text">
      <style:text-properties fo:color="#0000ff"/>
    </style:style>
    <style:style style:name="T422_115" style:family="text">
      <style:text-properties fo:color="#0000ff"/>
    </style:style>
    <style:style style:name="T422_116" style:family="text">
      <style:text-properties fo:color="#0000ff"/>
    </style:style>
    <style:style style:name="T422_117" style:family="text">
      <style:text-properties fo:color="#0000ff"/>
    </style:style>
    <style:style style:name="T422_118" style:family="text">
      <style:text-properties fo:color="#0000ff"/>
    </style:style>
    <style:style style:name="T422_119" style:family="text">
      <style:text-properties fo:color="#0000ff"/>
    </style:style>
    <style:style style:name="T422_120" style:family="text">
      <style:text-properties fo:color="#0000ff"/>
    </style:style>
    <style:style style:name="T422_121" style:family="text">
      <style:text-properties fo:color="#0000ff"/>
    </style:style>
    <style:style style:name="T422_122" style:family="text">
      <style:text-properties fo:color="#0000ff"/>
    </style:style>
    <style:style style:name="T422_123" style:family="text">
      <style:text-properties fo:color="#0000ff"/>
    </style:style>
    <style:style style:name="T422_124" style:family="text">
      <style:text-properties fo:color="#0000ff"/>
    </style:style>
    <style:style style:name="T422_125" style:family="text">
      <style:text-properties fo:color="#0000ff"/>
    </style:style>
    <style:style style:name="T422_126" style:family="text">
      <style:text-properties fo:color="#0000ff"/>
    </style:style>
    <style:style style:name="T422_127" style:family="text">
      <style:text-properties fo:color="#0000ff"/>
    </style:style>
    <style:style style:name="T422_128" style:family="text">
      <style:text-properties fo:color="#0000ff"/>
    </style:style>
    <style:style style:name="P423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24" style:family="paragraph" style:parent-style-name="Standard">
      <style:paragraph-properties fo:break-before="auto" fo:text-indent="0cm" fo:line-height="100%" style:writing-mode="lr-tb"/>
    </style:style>
    <style:style style:name="T424_1" style:family="text">
      <style:text-properties fo:color="#0000ff" fo:font-weight="bold" style:font-weight-asian="bold" style:font-weight-complex="bold"/>
    </style:style>
    <style:style style:name="T424_2" style:family="text">
      <style:text-properties fo:color="#0000ff" fo:font-weight="bold" style:font-weight-asian="bold" style:font-weight-complex="bold"/>
    </style:style>
    <style:style style:name="T424_3" style:family="text">
      <style:text-properties fo:color="#0000ff" fo:font-weight="bold" style:font-weight-asian="bold" style:font-weight-complex="bold"/>
    </style:style>
    <style:style style:name="T424_4" style:family="text">
      <style:text-properties fo:color="#0000ff" fo:font-weight="bold" style:font-weight-asian="bold" style:font-weight-complex="bold"/>
    </style:style>
    <style:style style:name="T424_5" style:family="text">
      <style:text-properties fo:color="#0000ff" fo:font-weight="bold" style:font-weight-asian="bold" style:font-weight-complex="bold"/>
    </style:style>
    <style:style style:name="T424_6" style:family="text">
      <style:text-properties fo:color="#0000ff" fo:font-weight="bold" style:font-weight-asian="bold" style:font-weight-complex="bold"/>
    </style:style>
    <style:style style:name="T424_7" style:family="text">
      <style:text-properties fo:color="#0000ff" fo:font-weight="bold" style:font-weight-asian="bold" style:font-weight-complex="bold"/>
    </style:style>
    <style:style style:name="P425" style:family="paragraph" style:parent-style-name="Standard">
      <style:paragraph-properties fo:break-before="auto" fo:text-indent="0cm" fo:line-height="100%" style:writing-mode="lr-tb"/>
    </style:style>
    <style:style style:name="T425_1" style:family="text">
      <style:text-properties fo:color="#0000ff"/>
    </style:style>
    <style:style style:name="T425_2" style:family="text">
      <style:text-properties fo:color="#0000ff"/>
    </style:style>
    <style:style style:name="T425_3" style:family="text">
      <style:text-properties fo:color="#0000ff"/>
    </style:style>
    <style:style style:name="T425_4" style:family="text">
      <style:text-properties fo:color="#0000ff"/>
    </style:style>
    <style:style style:name="T425_5" style:family="text">
      <style:text-properties fo:color="#0000ff"/>
    </style:style>
    <style:style style:name="T425_6" style:family="text">
      <style:text-properties fo:color="#0000ff"/>
    </style:style>
    <style:style style:name="T425_7" style:family="text">
      <style:text-properties fo:color="#0000ff"/>
    </style:style>
    <style:style style:name="T425_8" style:family="text">
      <style:text-properties fo:color="#0000ff"/>
    </style:style>
    <style:style style:name="T425_9" style:family="text">
      <style:text-properties fo:color="#0000ff"/>
    </style:style>
    <style:style style:name="T425_10" style:family="text">
      <style:text-properties fo:color="#0000ff"/>
    </style:style>
    <style:style style:name="T425_11" style:family="text">
      <style:text-properties fo:color="#0000ff"/>
    </style:style>
    <style:style style:name="T425_12" style:family="text">
      <style:text-properties fo:color="#0000ff"/>
    </style:style>
    <style:style style:name="T425_13" style:family="text">
      <style:text-properties fo:color="#0000ff"/>
    </style:style>
    <style:style style:name="T425_14" style:family="text">
      <style:text-properties fo:color="#0000ff"/>
    </style:style>
    <style:style style:name="T425_15" style:family="text">
      <style:text-properties fo:color="#0000ff"/>
    </style:style>
    <style:style style:name="T425_16" style:family="text">
      <style:text-properties fo:color="#0000ff"/>
    </style:style>
    <style:style style:name="T425_17" style:family="text">
      <style:text-properties fo:color="#0000ff"/>
    </style:style>
    <style:style style:name="T425_18" style:family="text">
      <style:text-properties fo:color="#0000ff"/>
    </style:style>
    <style:style style:name="T425_19" style:family="text">
      <style:text-properties fo:color="#0000ff"/>
    </style:style>
    <style:style style:name="T425_20" style:family="text">
      <style:text-properties fo:color="#0000ff"/>
    </style:style>
    <style:style style:name="T425_21" style:family="text">
      <style:text-properties fo:color="#0000ff"/>
    </style:style>
    <style:style style:name="T425_22" style:family="text">
      <style:text-properties fo:color="#0000ff"/>
    </style:style>
    <style:style style:name="T425_23" style:family="text">
      <style:text-properties fo:color="#0000ff"/>
    </style:style>
    <style:style style:name="T425_24" style:family="text">
      <style:text-properties fo:color="#0000ff"/>
    </style:style>
    <style:style style:name="T425_25" style:family="text">
      <style:text-properties fo:color="#0000ff"/>
    </style:style>
    <style:style style:name="T425_26" style:family="text">
      <style:text-properties fo:color="#0000ff"/>
    </style:style>
    <style:style style:name="T425_27" style:family="text">
      <style:text-properties fo:color="#0000ff"/>
    </style:style>
    <style:style style:name="T425_28" style:family="text">
      <style:text-properties fo:color="#0000ff"/>
    </style:style>
    <style:style style:name="T425_29" style:family="text">
      <style:text-properties fo:color="#0000ff"/>
    </style:style>
    <style:style style:name="T425_30" style:family="text">
      <style:text-properties fo:color="#0000ff"/>
    </style:style>
    <style:style style:name="T425_31" style:family="text">
      <style:text-properties fo:color="#0000ff"/>
    </style:style>
    <style:style style:name="T425_32" style:family="text">
      <style:text-properties fo:color="#0000ff"/>
    </style:style>
    <style:style style:name="T425_33" style:family="text">
      <style:text-properties fo:color="#0000ff"/>
    </style:style>
    <style:style style:name="T425_34" style:family="text">
      <style:text-properties fo:color="#0000ff"/>
    </style:style>
    <style:style style:name="T425_35" style:family="text">
      <style:text-properties fo:color="#0000ff"/>
    </style:style>
    <style:style style:name="T425_36" style:family="text">
      <style:text-properties fo:color="#0000ff"/>
    </style:style>
    <style:style style:name="T425_37" style:family="text">
      <style:text-properties fo:color="#0000ff"/>
    </style:style>
    <style:style style:name="T425_38" style:family="text">
      <style:text-properties fo:color="#0000ff"/>
    </style:style>
    <style:style style:name="T425_39" style:family="text">
      <style:text-properties fo:color="#0000ff"/>
    </style:style>
    <style:style style:name="T425_40" style:family="text">
      <style:text-properties fo:color="#0000ff"/>
    </style:style>
    <style:style style:name="T425_41" style:family="text">
      <style:text-properties fo:color="#0000ff"/>
    </style:style>
    <style:style style:name="T425_42" style:family="text">
      <style:text-properties fo:color="#0000ff"/>
    </style:style>
    <style:style style:name="T425_43" style:family="text">
      <style:text-properties fo:color="#0000ff"/>
    </style:style>
    <style:style style:name="T425_44" style:family="text">
      <style:text-properties fo:color="#0000ff"/>
    </style:style>
    <style:style style:name="T425_45" style:family="text">
      <style:text-properties fo:color="#0000ff"/>
    </style:style>
    <style:style style:name="T425_46" style:family="text">
      <style:text-properties fo:color="#0000ff"/>
    </style:style>
    <style:style style:name="T425_47" style:family="text">
      <style:text-properties fo:color="#0000ff"/>
    </style:style>
    <style:style style:name="T425_48" style:family="text">
      <style:text-properties fo:color="#0000ff"/>
    </style:style>
    <style:style style:name="T425_49" style:family="text">
      <style:text-properties fo:color="#0000ff"/>
    </style:style>
    <style:style style:name="T425_50" style:family="text">
      <style:text-properties fo:color="#0000ff"/>
    </style:style>
    <style:style style:name="T425_51" style:family="text">
      <style:text-properties fo:color="#0000ff"/>
    </style:style>
    <style:style style:name="T425_52" style:family="text">
      <style:text-properties fo:color="#0000ff"/>
    </style:style>
    <style:style style:name="T425_53" style:family="text">
      <style:text-properties fo:color="#0000ff"/>
    </style:style>
    <style:style style:name="T425_54" style:family="text">
      <style:text-properties fo:color="#0000ff"/>
    </style:style>
    <style:style style:name="T425_55" style:family="text">
      <style:text-properties fo:color="#0000ff"/>
    </style:style>
    <style:style style:name="T425_56" style:family="text">
      <style:text-properties fo:color="#0000ff"/>
    </style:style>
    <style:style style:name="P426" style:family="paragraph" style:parent-style-name="Standard">
      <style:paragraph-properties fo:break-before="auto" fo:line-height="115%" fo:margin-top="0cm" fo:margin-left="1.27cm" style:writing-mode="lr-tb"/>
    </style:style>
    <style:style style:name="T426_1" style:family="text">
      <style:text-properties fo:color="#0000ff" fo:font-weight="bold" style:font-weight-asian="bold" style:font-weight-complex="bold"/>
    </style:style>
    <style:style style:name="T426_2" style:family="text">
      <style:text-properties fo:color="#0000ff" fo:font-weight="bold" style:font-weight-asian="bold" style:font-weight-complex="bold"/>
    </style:style>
    <style:style style:name="T426_3" style:family="text">
      <style:text-properties fo:color="#0000ff" fo:font-weight="bold" style:font-weight-asian="bold" style:font-weight-complex="bold"/>
    </style:style>
    <style:style style:name="T426_4" style:family="text">
      <style:text-properties fo:color="#0000ff" fo:font-weight="bold" style:font-weight-asian="bold" style:font-weight-complex="bold"/>
    </style:style>
    <style:style style:name="T426_5" style:family="text">
      <style:text-properties fo:color="#0000ff" fo:font-weight="bold" style:font-weight-asian="bold" style:font-weight-complex="bold"/>
    </style:style>
    <style:style style:name="T426_6" style:family="text">
      <style:text-properties fo:color="#0000ff" fo:font-weight="bold" style:font-weight-asian="bold" style:font-weight-complex="bold"/>
    </style:style>
    <style:style style:name="T426_7" style:family="text">
      <style:text-properties fo:color="#0000ff"/>
    </style:style>
    <style:style style:name="T426_8" style:family="text">
      <style:text-properties fo:color="#0000ff"/>
    </style:style>
    <style:style style:name="T426_9" style:family="text">
      <style:text-properties fo:color="#0000ff"/>
    </style:style>
    <style:style style:name="T426_10" style:family="text">
      <style:text-properties fo:color="#0000ff"/>
    </style:style>
    <style:style style:name="T426_11" style:family="text">
      <style:text-properties fo:color="#0000ff"/>
    </style:style>
    <style:style style:name="T426_12" style:family="text">
      <style:text-properties fo:color="#0000ff"/>
    </style:style>
    <style:style style:name="T426_13" style:family="text">
      <style:text-properties fo:color="#0000ff"/>
    </style:style>
    <style:style style:name="T426_14" style:family="text">
      <style:text-properties fo:color="#0000ff"/>
    </style:style>
    <style:style style:name="T426_15" style:family="text">
      <style:text-properties fo:color="#0000ff"/>
    </style:style>
    <style:style style:name="T426_16" style:family="text">
      <style:text-properties fo:color="#0000ff"/>
    </style:style>
    <style:style style:name="T426_17" style:family="text">
      <style:text-properties fo:color="#0000ff"/>
    </style:style>
    <style:style style:name="T426_18" style:family="text">
      <style:text-properties fo:color="#0000ff"/>
    </style:style>
    <style:style style:name="T426_19" style:family="text">
      <style:text-properties fo:color="#0000ff"/>
    </style:style>
    <style:style style:name="T426_20" style:family="text">
      <style:text-properties fo:color="#0000ff"/>
    </style:style>
    <style:style style:name="T426_21" style:family="text">
      <style:text-properties fo:color="#0000ff"/>
    </style:style>
    <style:style style:name="T426_22" style:family="text">
      <style:text-properties fo:color="#0000ff"/>
    </style:style>
    <style:style style:name="T426_23" style:family="text">
      <style:text-properties fo:color="#0000ff"/>
    </style:style>
    <style:style style:name="T426_24" style:family="text">
      <style:text-properties fo:color="#0000ff"/>
    </style:style>
    <style:style style:name="T426_25" style:family="text">
      <style:text-properties fo:color="#0000ff"/>
    </style:style>
    <style:style style:name="T426_26" style:family="text">
      <style:text-properties fo:color="#0000ff"/>
    </style:style>
    <style:style style:name="T426_27" style:family="text">
      <style:text-properties fo:color="#0000ff"/>
    </style:style>
    <style:style style:name="T426_28" style:family="text">
      <style:text-properties fo:color="#0000ff"/>
    </style:style>
    <style:style style:name="T426_29" style:family="text">
      <style:text-properties fo:color="#0000ff"/>
    </style:style>
    <style:style style:name="T426_30" style:family="text">
      <style:text-properties fo:color="#0000ff"/>
    </style:style>
    <style:style style:name="T426_31" style:family="text">
      <style:text-properties fo:color="#0000ff"/>
    </style:style>
    <style:style style:name="P427" style:family="paragraph" style:parent-style-name="Standard">
      <style:paragraph-properties fo:break-before="auto" fo:line-height="115%" fo:margin-top="0cm" fo:margin-left="1.27cm" style:writing-mode="lr-tb"/>
    </style:style>
    <style:style style:name="T427_1" style:family="text">
      <style:text-properties fo:color="#0000ff" fo:font-weight="bold" style:font-weight-asian="bold" style:font-weight-complex="bold"/>
    </style:style>
    <style:style style:name="T427_2" style:family="text">
      <style:text-properties fo:color="#0000ff" fo:font-weight="bold" style:font-weight-asian="bold" style:font-weight-complex="bold"/>
    </style:style>
    <style:style style:name="T427_3" style:family="text">
      <style:text-properties fo:color="#0000ff" fo:font-weight="bold" style:font-weight-asian="bold" style:font-weight-complex="bold"/>
    </style:style>
    <style:style style:name="T427_4" style:family="text">
      <style:text-properties fo:color="#0000ff" fo:font-weight="bold" style:font-weight-asian="bold" style:font-weight-complex="bold"/>
    </style:style>
    <style:style style:name="T427_5" style:family="text">
      <style:text-properties fo:color="#0000ff" fo:font-weight="bold" style:font-weight-asian="bold" style:font-weight-complex="bold"/>
    </style:style>
    <style:style style:name="T427_6" style:family="text">
      <style:text-properties fo:color="#0000ff" fo:font-weight="bold" style:font-weight-asian="bold" style:font-weight-complex="bold"/>
    </style:style>
    <style:style style:name="T427_7" style:family="text">
      <style:text-properties fo:color="#0000ff"/>
    </style:style>
    <style:style style:name="T427_8" style:family="text">
      <style:text-properties fo:color="#0000ff"/>
    </style:style>
    <style:style style:name="T427_9" style:family="text">
      <style:text-properties fo:color="#0000ff"/>
    </style:style>
    <style:style style:name="T427_10" style:family="text">
      <style:text-properties fo:color="#0000ff"/>
    </style:style>
    <style:style style:name="T427_11" style:family="text">
      <style:text-properties fo:color="#0000ff"/>
    </style:style>
    <style:style style:name="T427_12" style:family="text">
      <style:text-properties fo:color="#0000ff"/>
    </style:style>
    <style:style style:name="T427_13" style:family="text">
      <style:text-properties fo:color="#0000ff"/>
    </style:style>
    <style:style style:name="T427_14" style:family="text">
      <style:text-properties fo:color="#0000ff"/>
    </style:style>
    <style:style style:name="T427_15" style:family="text">
      <style:text-properties fo:color="#0000ff"/>
    </style:style>
    <style:style style:name="T427_16" style:family="text">
      <style:text-properties fo:color="#0000ff"/>
    </style:style>
    <style:style style:name="T427_17" style:family="text">
      <style:text-properties fo:color="#0000ff"/>
    </style:style>
    <style:style style:name="T427_18" style:family="text">
      <style:text-properties fo:color="#0000ff"/>
    </style:style>
    <style:style style:name="T427_19" style:family="text">
      <style:text-properties fo:color="#0000ff"/>
    </style:style>
    <style:style style:name="T427_20" style:family="text">
      <style:text-properties fo:color="#0000ff"/>
    </style:style>
    <style:style style:name="T427_21" style:family="text">
      <style:text-properties fo:color="#0000ff"/>
    </style:style>
    <style:style style:name="T427_22" style:family="text">
      <style:text-properties fo:color="#0000ff"/>
    </style:style>
    <style:style style:name="T427_23" style:family="text">
      <style:text-properties fo:color="#0000ff"/>
    </style:style>
    <style:style style:name="T427_24" style:family="text">
      <style:text-properties fo:color="#0000ff"/>
    </style:style>
    <style:style style:name="T427_25" style:family="text">
      <style:text-properties fo:color="#0000ff"/>
    </style:style>
    <style:style style:name="T427_26" style:family="text">
      <style:text-properties fo:color="#0000ff"/>
    </style:style>
    <style:style style:name="T427_27" style:family="text">
      <style:text-properties fo:color="#0000ff"/>
    </style:style>
    <style:style style:name="T427_28" style:family="text">
      <style:text-properties fo:color="#0000ff"/>
    </style:style>
    <style:style style:name="T427_29" style:family="text">
      <style:text-properties fo:color="#0000ff"/>
    </style:style>
    <style:style style:name="T427_30" style:family="text">
      <style:text-properties fo:color="#0000ff"/>
    </style:style>
    <style:style style:name="T427_31" style:family="text">
      <style:text-properties fo:color="#0000ff"/>
    </style:style>
    <style:style style:name="T427_32" style:family="text">
      <style:text-properties fo:color="#0000ff"/>
    </style:style>
    <style:style style:name="T427_33" style:family="text">
      <style:text-properties fo:color="#0000ff"/>
    </style:style>
    <style:style style:name="T427_34" style:family="text">
      <style:text-properties fo:color="#0000ff"/>
    </style:style>
    <style:style style:name="T427_35" style:family="text">
      <style:text-properties fo:color="#0000ff"/>
    </style:style>
    <style:style style:name="T427_36" style:family="text">
      <style:text-properties fo:color="#0000ff"/>
    </style:style>
    <style:style style:name="T427_37" style:family="text">
      <style:text-properties fo:color="#0000ff"/>
    </style:style>
    <style:style style:name="T427_38" style:family="text">
      <style:text-properties fo:color="#0000ff"/>
    </style:style>
    <style:style style:name="T427_39" style:family="text">
      <style:text-properties fo:color="#0000ff"/>
    </style:style>
    <style:style style:name="T427_40" style:family="text">
      <style:text-properties fo:color="#0000ff"/>
    </style:style>
    <style:style style:name="T427_41" style:family="text">
      <style:text-properties fo:color="#0000ff"/>
    </style:style>
    <style:style style:name="T427_42" style:family="text">
      <style:text-properties fo:color="#0000ff"/>
    </style:style>
    <style:style style:name="T427_43" style:family="text">
      <style:text-properties fo:color="#0000ff"/>
    </style:style>
    <style:style style:name="T427_44" style:family="text">
      <style:text-properties fo:color="#0000ff"/>
    </style:style>
    <style:style style:name="T427_45" style:family="text">
      <style:text-properties fo:color="#0000ff"/>
    </style:style>
    <style:style style:name="T427_46" style:family="text">
      <style:text-properties fo:color="#0000ff"/>
    </style:style>
    <style:style style:name="T427_47" style:family="text">
      <style:text-properties fo:color="#0000ff"/>
    </style:style>
    <style:style style:name="T427_48" style:family="text">
      <style:text-properties fo:color="#0000ff"/>
    </style:style>
    <style:style style:name="T427_49" style:family="text">
      <style:text-properties fo:color="#0000ff"/>
    </style:style>
    <style:style style:name="T427_50" style:family="text">
      <style:text-properties fo:color="#0000ff"/>
    </style:style>
    <style:style style:name="T427_51" style:family="text">
      <style:text-properties fo:color="#0000ff"/>
    </style:style>
    <style:style style:name="T427_52" style:family="text">
      <style:text-properties fo:color="#0000ff"/>
    </style:style>
    <style:style style:name="T427_53" style:family="text">
      <style:text-properties fo:color="#0000ff"/>
    </style:style>
    <style:style style:name="T427_54" style:family="text">
      <style:text-properties fo:color="#0000ff"/>
    </style:style>
    <style:style style:name="T427_55" style:family="text">
      <style:text-properties fo:color="#0000ff"/>
    </style:style>
    <style:style style:name="T427_56" style:family="text">
      <style:text-properties fo:color="#0000ff"/>
    </style:style>
    <style:style style:name="T427_57" style:family="text">
      <style:text-properties fo:color="#0000ff"/>
    </style:style>
    <style:style style:name="T427_58" style:family="text">
      <style:text-properties fo:color="#0000ff"/>
    </style:style>
    <style:style style:name="T427_59" style:family="text">
      <style:text-properties fo:color="#0000ff"/>
    </style:style>
    <style:style style:name="T427_60" style:family="text">
      <style:text-properties fo:color="#0000ff"/>
    </style:style>
    <style:style style:name="T427_61" style:family="text">
      <style:text-properties fo:color="#0000ff"/>
    </style:style>
    <style:style style:name="T427_62" style:family="text">
      <style:text-properties fo:color="#0000ff"/>
    </style:style>
    <style:style style:name="T427_63" style:family="text">
      <style:text-properties fo:color="#0000ff"/>
    </style:style>
    <style:style style:name="T427_64" style:family="text">
      <style:text-properties fo:color="#0000ff"/>
    </style:style>
    <style:style style:name="T427_65" style:family="text">
      <style:text-properties fo:color="#0000ff"/>
    </style:style>
    <style:style style:name="T427_66" style:family="text">
      <style:text-properties fo:color="#0000ff"/>
    </style:style>
    <style:style style:name="T427_67" style:family="text">
      <style:text-properties fo:color="#0000ff"/>
    </style:style>
    <style:style style:name="T427_68" style:family="text">
      <style:text-properties fo:color="#0000ff"/>
    </style:style>
    <style:style style:name="T427_69" style:family="text">
      <style:text-properties fo:color="#0000ff"/>
    </style:style>
    <style:style style:name="T427_70" style:family="text">
      <style:text-properties fo:color="#0000ff"/>
    </style:style>
    <style:style style:name="T427_71" style:family="text">
      <style:text-properties fo:color="#0000ff"/>
    </style:style>
    <style:style style:name="T427_72" style:family="text">
      <style:text-properties fo:color="#0000ff"/>
    </style:style>
    <style:style style:name="T427_73" style:family="text">
      <style:text-properties fo:color="#0000ff"/>
    </style:style>
    <style:style style:name="T427_74" style:family="text">
      <style:text-properties fo:color="#0000ff"/>
    </style:style>
    <style:style style:name="T427_75" style:family="text">
      <style:text-properties fo:color="#0000ff"/>
    </style:style>
    <style:style style:name="T427_76" style:family="text">
      <style:text-properties fo:color="#0000ff"/>
    </style:style>
    <style:style style:name="T427_77" style:family="text">
      <style:text-properties fo:color="#0000ff"/>
    </style:style>
    <style:style style:name="T427_78" style:family="text">
      <style:text-properties fo:color="#0000ff"/>
    </style:style>
    <style:style style:name="T427_79" style:family="text">
      <style:text-properties fo:color="#0000ff"/>
    </style:style>
    <style:style style:name="T427_80" style:family="text">
      <style:text-properties fo:color="#0000ff"/>
    </style:style>
    <style:style style:name="T427_81" style:family="text">
      <style:text-properties fo:color="#0000ff"/>
    </style:style>
    <style:style style:name="T427_82" style:family="text">
      <style:text-properties fo:color="#0000ff"/>
    </style:style>
    <style:style style:name="T427_83" style:family="text">
      <style:text-properties fo:color="#0000ff"/>
    </style:style>
    <style:style style:name="T427_84" style:family="text">
      <style:text-properties fo:color="#0000ff"/>
    </style:style>
    <style:style style:name="T427_85" style:family="text">
      <style:text-properties fo:color="#0000ff"/>
    </style:style>
    <style:style style:name="T427_86" style:family="text">
      <style:text-properties fo:color="#0000ff"/>
    </style:style>
    <style:style style:name="T427_87" style:family="text">
      <style:text-properties fo:color="#0000ff"/>
    </style:style>
    <style:style style:name="T427_88" style:family="text">
      <style:text-properties fo:color="#0000ff"/>
    </style:style>
    <style:style style:name="T427_89" style:family="text">
      <style:text-properties fo:color="#0000ff"/>
    </style:style>
    <style:style style:name="T427_90" style:family="text">
      <style:text-properties fo:color="#0000ff"/>
    </style:style>
    <style:style style:name="T427_91" style:family="text">
      <style:text-properties fo:color="#0000ff"/>
    </style:style>
    <style:style style:name="T427_92" style:family="text">
      <style:text-properties fo:color="#0000ff"/>
    </style:style>
    <style:style style:name="T427_93" style:family="text">
      <style:text-properties fo:color="#0000ff"/>
    </style:style>
    <style:style style:name="T427_94" style:family="text">
      <style:text-properties fo:color="#0000ff"/>
    </style:style>
    <style:style style:name="T427_95" style:family="text">
      <style:text-properties fo:color="#0000ff"/>
    </style:style>
    <style:style style:name="T427_96" style:family="text">
      <style:text-properties fo:color="#0000ff"/>
    </style:style>
    <style:style style:name="T427_97" style:family="text">
      <style:text-properties fo:color="#0000ff"/>
    </style:style>
    <style:style style:name="T427_98" style:family="text">
      <style:text-properties fo:color="#0000ff"/>
    </style:style>
    <style:style style:name="T427_99" style:family="text">
      <style:text-properties fo:color="#0000ff"/>
    </style:style>
    <style:style style:name="T427_100" style:family="text">
      <style:text-properties fo:color="#0000ff"/>
    </style:style>
    <style:style style:name="T427_101" style:family="text">
      <style:text-properties fo:color="#0000ff"/>
    </style:style>
    <style:style style:name="T427_102" style:family="text">
      <style:text-properties fo:color="#0000ff"/>
    </style:style>
    <style:style style:name="T427_103" style:family="text">
      <style:text-properties fo:color="#0000ff"/>
    </style:style>
    <style:style style:name="T427_104" style:family="text">
      <style:text-properties fo:color="#0000ff"/>
    </style:style>
    <style:style style:name="T427_105" style:family="text">
      <style:text-properties fo:color="#0000ff"/>
    </style:style>
    <style:style style:name="T427_106" style:family="text">
      <style:text-properties fo:color="#0000ff"/>
    </style:style>
    <style:style style:name="T427_107" style:family="text">
      <style:text-properties fo:color="#0000ff"/>
    </style:style>
    <style:style style:name="T427_108" style:family="text">
      <style:text-properties fo:color="#0000ff"/>
    </style:style>
    <style:style style:name="T427_109" style:family="text">
      <style:text-properties fo:color="#0000ff"/>
    </style:style>
    <style:style style:name="T427_110" style:family="text">
      <style:text-properties fo:color="#0000ff"/>
    </style:style>
    <style:style style:name="T427_111" style:family="text">
      <style:text-properties fo:color="#0000ff"/>
    </style:style>
    <style:style style:name="T427_112" style:family="text">
      <style:text-properties fo:color="#0000ff"/>
    </style:style>
    <style:style style:name="T427_113" style:family="text">
      <style:text-properties fo:color="#0000ff"/>
    </style:style>
    <style:style style:name="T427_114" style:family="text">
      <style:text-properties fo:color="#0000ff"/>
    </style:style>
    <style:style style:name="T427_115" style:family="text">
      <style:text-properties fo:color="#0000ff"/>
    </style:style>
    <style:style style:name="T427_116" style:family="text">
      <style:text-properties fo:color="#0000ff"/>
    </style:style>
    <style:style style:name="T427_117" style:family="text">
      <style:text-properties fo:color="#0000ff"/>
    </style:style>
    <style:style style:name="T427_118" style:family="text">
      <style:text-properties fo:color="#0000ff"/>
    </style:style>
    <style:style style:name="T427_119" style:family="text">
      <style:text-properties fo:color="#0000ff"/>
    </style:style>
    <style:style style:name="T427_120" style:family="text">
      <style:text-properties fo:color="#0000ff"/>
    </style:style>
    <style:style style:name="T427_121" style:family="text">
      <style:text-properties fo:color="#0000ff"/>
    </style:style>
    <style:style style:name="T427_122" style:family="text">
      <style:text-properties fo:color="#0000ff"/>
    </style:style>
    <style:style style:name="T427_123" style:family="text">
      <style:text-properties fo:color="#0000ff"/>
    </style:style>
    <style:style style:name="T427_124" style:family="text">
      <style:text-properties fo:color="#0000ff"/>
    </style:style>
    <style:style style:name="T427_125" style:family="text">
      <style:text-properties fo:color="#0000ff"/>
    </style:style>
    <style:style style:name="P428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29" style:family="paragraph" style:parent-style-name="Standard">
      <style:paragraph-properties fo:break-before="auto" fo:text-indent="0cm" fo:line-height="100%" style:writing-mode="lr-tb"/>
    </style:style>
    <style:style style:name="T429_1" style:family="text">
      <style:text-properties fo:color="#0000ff" fo:font-weight="bold" style:font-weight-asian="bold" style:font-weight-complex="bold"/>
    </style:style>
    <style:style style:name="T429_2" style:family="text">
      <style:text-properties fo:color="#0000ff" fo:font-weight="bold" style:font-weight-asian="bold" style:font-weight-complex="bold"/>
    </style:style>
    <style:style style:name="T429_3" style:family="text">
      <style:text-properties fo:color="#0000ff" fo:font-weight="bold" style:font-weight-asian="bold" style:font-weight-complex="bold"/>
    </style:style>
    <style:style style:name="T429_4" style:family="text">
      <style:text-properties fo:color="#0000ff" fo:font-weight="bold" style:font-weight-asian="bold" style:font-weight-complex="bold"/>
    </style:style>
    <style:style style:name="T429_5" style:family="text">
      <style:text-properties fo:color="#0000ff" fo:font-weight="bold" style:font-weight-asian="bold" style:font-weight-complex="bold"/>
    </style:style>
    <style:style style:name="T429_6" style:family="text">
      <style:text-properties fo:color="#0000ff" fo:font-weight="bold" style:font-weight-asian="bold" style:font-weight-complex="bold"/>
    </style:style>
    <style:style style:name="T429_7" style:family="text">
      <style:text-properties fo:color="#0000ff" fo:font-weight="bold" style:font-weight-asian="bold" style:font-weight-complex="bold"/>
    </style:style>
    <style:style style:name="P430" style:family="paragraph" style:parent-style-name="Standard">
      <style:paragraph-properties fo:break-before="auto" fo:text-indent="0cm" fo:line-height="100%" style:writing-mode="lr-tb"/>
    </style:style>
    <style:style style:name="T430_1" style:family="text">
      <style:text-properties fo:color="#0000ff"/>
    </style:style>
    <style:style style:name="T430_2" style:family="text">
      <style:text-properties fo:color="#0000ff"/>
    </style:style>
    <style:style style:name="T430_3" style:family="text">
      <style:text-properties fo:color="#0000ff"/>
    </style:style>
    <style:style style:name="T430_4" style:family="text">
      <style:text-properties fo:color="#0000ff"/>
    </style:style>
    <style:style style:name="T430_5" style:family="text">
      <style:text-properties fo:color="#0000ff"/>
    </style:style>
    <style:style style:name="T430_6" style:family="text">
      <style:text-properties fo:color="#0000ff"/>
    </style:style>
    <style:style style:name="T430_7" style:family="text">
      <style:text-properties fo:color="#0000ff"/>
    </style:style>
    <style:style style:name="T430_8" style:family="text">
      <style:text-properties fo:color="#0000ff"/>
    </style:style>
    <style:style style:name="T430_9" style:family="text">
      <style:text-properties fo:color="#0000ff"/>
    </style:style>
    <style:style style:name="T430_10" style:family="text">
      <style:text-properties fo:color="#0000ff"/>
    </style:style>
    <style:style style:name="T430_11" style:family="text">
      <style:text-properties fo:color="#0000ff"/>
    </style:style>
    <style:style style:name="T430_12" style:family="text">
      <style:text-properties fo:color="#0000ff"/>
    </style:style>
    <style:style style:name="T430_13" style:family="text">
      <style:text-properties fo:color="#0000ff"/>
    </style:style>
    <style:style style:name="T430_14" style:family="text">
      <style:text-properties fo:color="#0000ff"/>
    </style:style>
    <style:style style:name="T430_15" style:family="text">
      <style:text-properties fo:color="#0000ff"/>
    </style:style>
    <style:style style:name="T430_16" style:family="text">
      <style:text-properties fo:color="#0000ff"/>
    </style:style>
    <style:style style:name="T430_17" style:family="text">
      <style:text-properties fo:color="#0000ff"/>
    </style:style>
    <style:style style:name="T430_18" style:family="text">
      <style:text-properties fo:color="#0000ff"/>
    </style:style>
    <style:style style:name="T430_19" style:family="text">
      <style:text-properties fo:color="#0000ff"/>
    </style:style>
    <style:style style:name="T430_20" style:family="text">
      <style:text-properties fo:color="#0000ff"/>
    </style:style>
    <style:style style:name="T430_21" style:family="text">
      <style:text-properties fo:color="#0000ff"/>
    </style:style>
    <style:style style:name="T430_22" style:family="text">
      <style:text-properties fo:color="#0000ff"/>
    </style:style>
    <style:style style:name="T430_23" style:family="text">
      <style:text-properties fo:color="#0000ff"/>
    </style:style>
    <style:style style:name="T430_24" style:family="text">
      <style:text-properties fo:color="#0000ff"/>
    </style:style>
    <style:style style:name="T430_25" style:family="text">
      <style:text-properties fo:color="#0000ff"/>
    </style:style>
    <style:style style:name="T430_26" style:family="text">
      <style:text-properties fo:color="#0000ff"/>
    </style:style>
    <style:style style:name="T430_27" style:family="text">
      <style:text-properties fo:color="#0000ff"/>
    </style:style>
    <style:style style:name="T430_28" style:family="text">
      <style:text-properties fo:color="#0000ff"/>
    </style:style>
    <style:style style:name="T430_29" style:family="text">
      <style:text-properties fo:color="#0000ff"/>
    </style:style>
    <style:style style:name="T430_30" style:family="text">
      <style:text-properties fo:color="#0000ff"/>
    </style:style>
    <style:style style:name="T430_31" style:family="text">
      <style:text-properties fo:color="#0000ff"/>
    </style:style>
    <style:style style:name="T430_32" style:family="text">
      <style:text-properties fo:color="#0000ff"/>
    </style:style>
    <style:style style:name="T430_33" style:family="text">
      <style:text-properties fo:color="#0000ff"/>
    </style:style>
    <style:style style:name="T430_34" style:family="text">
      <style:text-properties fo:color="#0000ff"/>
    </style:style>
    <style:style style:name="T430_35" style:family="text">
      <style:text-properties fo:color="#0000ff"/>
    </style:style>
    <style:style style:name="T430_36" style:family="text">
      <style:text-properties fo:color="#0000ff"/>
    </style:style>
    <style:style style:name="T430_37" style:family="text">
      <style:text-properties fo:color="#0000ff"/>
    </style:style>
    <style:style style:name="T430_38" style:family="text">
      <style:text-properties fo:color="#0000ff"/>
    </style:style>
    <style:style style:name="T430_39" style:family="text">
      <style:text-properties fo:color="#0000ff"/>
    </style:style>
    <style:style style:name="T430_40" style:family="text">
      <style:text-properties fo:color="#0000ff"/>
    </style:style>
    <style:style style:name="T430_41" style:family="text">
      <style:text-properties fo:color="#0000ff"/>
    </style:style>
    <style:style style:name="T430_42" style:family="text">
      <style:text-properties fo:color="#0000ff"/>
    </style:style>
    <style:style style:name="T430_43" style:family="text">
      <style:text-properties fo:color="#0000ff"/>
    </style:style>
    <style:style style:name="T430_44" style:family="text">
      <style:text-properties fo:color="#0000ff"/>
    </style:style>
    <style:style style:name="T430_45" style:family="text">
      <style:text-properties fo:color="#0000ff"/>
    </style:style>
    <style:style style:name="T430_46" style:family="text">
      <style:text-properties fo:color="#0000ff"/>
    </style:style>
    <style:style style:name="T430_47" style:family="text">
      <style:text-properties fo:color="#0000ff"/>
    </style:style>
    <style:style style:name="T430_48" style:family="text">
      <style:text-properties fo:color="#0000ff"/>
    </style:style>
    <style:style style:name="T430_49" style:family="text">
      <style:text-properties fo:color="#0000ff"/>
    </style:style>
    <style:style style:name="T430_50" style:family="text">
      <style:text-properties fo:color="#0000ff"/>
    </style:style>
    <style:style style:name="T430_51" style:family="text">
      <style:text-properties fo:color="#0000ff"/>
    </style:style>
    <style:style style:name="T430_52" style:family="text">
      <style:text-properties fo:color="#0000ff"/>
    </style:style>
    <style:style style:name="T430_53" style:family="text">
      <style:text-properties fo:color="#0000ff"/>
    </style:style>
    <style:style style:name="T430_54" style:family="text">
      <style:text-properties fo:color="#0000ff"/>
    </style:style>
    <style:style style:name="T430_55" style:family="text">
      <style:text-properties fo:color="#0000ff"/>
    </style:style>
    <style:style style:name="T430_56" style:family="text">
      <style:text-properties fo:color="#0000ff"/>
    </style:style>
    <style:style style:name="T430_57" style:family="text">
      <style:text-properties fo:color="#0000ff"/>
    </style:style>
    <style:style style:name="T430_58" style:family="text">
      <style:text-properties fo:color="#0000ff"/>
    </style:style>
    <style:style style:name="T430_59" style:family="text">
      <style:text-properties fo:color="#0000ff"/>
    </style:style>
    <style:style style:name="T430_60" style:family="text">
      <style:text-properties fo:color="#0000ff"/>
    </style:style>
    <style:style style:name="T430_61" style:family="text">
      <style:text-properties fo:color="#0000ff"/>
    </style:style>
    <style:style style:name="T430_62" style:family="text">
      <style:text-properties fo:color="#0000ff"/>
    </style:style>
    <style:style style:name="T430_63" style:family="text">
      <style:text-properties fo:color="#0000ff"/>
    </style:style>
    <style:style style:name="T430_64" style:family="text">
      <style:text-properties fo:color="#0000ff"/>
    </style:style>
    <style:style style:name="T430_65" style:family="text">
      <style:text-properties fo:color="#0000ff"/>
    </style:style>
    <style:style style:name="T430_66" style:family="text">
      <style:text-properties fo:color="#0000ff"/>
    </style:style>
    <style:style style:name="T430_67" style:family="text">
      <style:text-properties fo:color="#0000ff"/>
    </style:style>
    <style:style style:name="T430_68" style:family="text">
      <style:text-properties fo:color="#0000ff"/>
    </style:style>
    <style:style style:name="T430_69" style:family="text">
      <style:text-properties fo:color="#0000ff"/>
    </style:style>
    <style:style style:name="T430_70" style:family="text">
      <style:text-properties fo:color="#0000ff"/>
    </style:style>
    <style:style style:name="T430_71" style:family="text">
      <style:text-properties fo:color="#0000ff"/>
    </style:style>
    <style:style style:name="T430_72" style:family="text">
      <style:text-properties fo:color="#0000ff"/>
    </style:style>
    <style:style style:name="T430_73" style:family="text">
      <style:text-properties fo:color="#0000ff"/>
    </style:style>
    <style:style style:name="T430_74" style:family="text">
      <style:text-properties fo:color="#0000ff"/>
    </style:style>
    <style:style style:name="T430_75" style:family="text">
      <style:text-properties fo:color="#0000ff"/>
    </style:style>
    <style:style style:name="T430_76" style:family="text">
      <style:text-properties fo:color="#0000ff"/>
    </style:style>
    <style:style style:name="T430_77" style:family="text">
      <style:text-properties fo:color="#0000ff"/>
    </style:style>
    <style:style style:name="T430_78" style:family="text">
      <style:text-properties fo:color="#0000ff"/>
    </style:style>
    <style:style style:name="T430_79" style:family="text">
      <style:text-properties fo:color="#0000ff"/>
    </style:style>
    <style:style style:name="T430_80" style:family="text">
      <style:text-properties fo:color="#0000ff"/>
    </style:style>
    <style:style style:name="T430_81" style:family="text">
      <style:text-properties fo:color="#0000ff"/>
    </style:style>
    <style:style style:name="T430_82" style:family="text">
      <style:text-properties fo:color="#0000ff"/>
    </style:style>
    <style:style style:name="T430_83" style:family="text">
      <style:text-properties fo:color="#0000ff"/>
    </style:style>
    <style:style style:name="T430_84" style:family="text">
      <style:text-properties fo:color="#0000ff"/>
    </style:style>
    <style:style style:name="T430_85" style:family="text">
      <style:text-properties fo:color="#0000ff"/>
    </style:style>
    <style:style style:name="T430_86" style:family="text">
      <style:text-properties fo:color="#0000ff"/>
    </style:style>
    <style:style style:name="T430_87" style:family="text">
      <style:text-properties fo:color="#0000ff"/>
    </style:style>
    <style:style style:name="T430_88" style:family="text">
      <style:text-properties fo:color="#0000ff"/>
    </style:style>
    <style:style style:name="T430_89" style:family="text">
      <style:text-properties fo:color="#0000ff"/>
    </style:style>
    <style:style style:name="T430_90" style:family="text">
      <style:text-properties fo:color="#0000ff"/>
    </style:style>
    <style:style style:name="T430_91" style:family="text">
      <style:text-properties fo:color="#0000ff"/>
    </style:style>
    <style:style style:name="T430_92" style:family="text">
      <style:text-properties fo:color="#0000ff"/>
    </style:style>
    <style:style style:name="T430_93" style:family="text">
      <style:text-properties fo:color="#0000ff"/>
    </style:style>
    <style:style style:name="T430_94" style:family="text">
      <style:text-properties fo:color="#0000ff"/>
    </style:style>
    <style:style style:name="T430_95" style:family="text">
      <style:text-properties fo:color="#0000ff"/>
    </style:style>
    <style:style style:name="T430_96" style:family="text">
      <style:text-properties fo:color="#0000ff"/>
    </style:style>
    <style:style style:name="T430_97" style:family="text">
      <style:text-properties fo:color="#0000ff"/>
    </style:style>
    <style:style style:name="T430_98" style:family="text">
      <style:text-properties fo:color="#0000ff"/>
    </style:style>
    <style:style style:name="T430_99" style:family="text">
      <style:text-properties fo:color="#0000ff"/>
    </style:style>
    <style:style style:name="T430_100" style:family="text">
      <style:text-properties fo:color="#0000ff"/>
    </style:style>
    <style:style style:name="T430_101" style:family="text">
      <style:text-properties fo:color="#0000ff"/>
    </style:style>
    <style:style style:name="T430_102" style:family="text">
      <style:text-properties fo:color="#0000ff"/>
    </style:style>
    <style:style style:name="T430_103" style:family="text">
      <style:text-properties fo:color="#0000ff"/>
    </style:style>
    <style:style style:name="T430_104" style:family="text">
      <style:text-properties fo:color="#0000ff"/>
    </style:style>
    <style:style style:name="T430_105" style:family="text">
      <style:text-properties fo:color="#0000ff"/>
    </style:style>
    <style:style style:name="T430_106" style:family="text">
      <style:text-properties fo:color="#0000ff"/>
    </style:style>
    <style:style style:name="T430_107" style:family="text">
      <style:text-properties fo:color="#0000ff"/>
    </style:style>
    <style:style style:name="T430_108" style:family="text">
      <style:text-properties fo:color="#0000ff"/>
    </style:style>
    <style:style style:name="T430_109" style:family="text">
      <style:text-properties fo:color="#0000ff"/>
    </style:style>
    <style:style style:name="T430_110" style:family="text">
      <style:text-properties fo:color="#0000ff"/>
    </style:style>
    <style:style style:name="T430_111" style:family="text">
      <style:text-properties fo:color="#0000ff"/>
    </style:style>
    <style:style style:name="T430_112" style:family="text">
      <style:text-properties fo:color="#0000ff"/>
    </style:style>
    <style:style style:name="T430_113" style:family="text">
      <style:text-properties fo:color="#0000ff"/>
    </style:style>
    <style:style style:name="T430_114" style:family="text">
      <style:text-properties fo:color="#0000ff"/>
    </style:style>
    <style:style style:name="T430_115" style:family="text">
      <style:text-properties fo:color="#0000ff"/>
    </style:style>
    <style:style style:name="T430_116" style:family="text">
      <style:text-properties fo:color="#0000ff"/>
    </style:style>
    <style:style style:name="T430_117" style:family="text">
      <style:text-properties fo:color="#0000ff"/>
    </style:style>
    <style:style style:name="T430_118" style:family="text">
      <style:text-properties fo:color="#0000ff"/>
    </style:style>
    <style:style style:name="T430_119" style:family="text">
      <style:text-properties fo:color="#0000ff"/>
    </style:style>
    <style:style style:name="T430_120" style:family="text">
      <style:text-properties fo:color="#0000ff"/>
    </style:style>
    <style:style style:name="T430_121" style:family="text">
      <style:text-properties fo:color="#0000ff"/>
    </style:style>
    <style:style style:name="T430_122" style:family="text">
      <style:text-properties fo:color="#0000ff"/>
    </style:style>
    <style:style style:name="T430_123" style:family="text">
      <style:text-properties fo:color="#0000ff"/>
    </style:style>
    <style:style style:name="T430_124" style:family="text">
      <style:text-properties fo:color="#0000ff"/>
    </style:style>
    <style:style style:name="T430_125" style:family="text">
      <style:text-properties fo:color="#0000ff"/>
    </style:style>
    <style:style style:name="T430_126" style:family="text">
      <style:text-properties fo:color="#0000ff"/>
    </style:style>
    <style:style style:name="T430_127" style:family="text">
      <style:text-properties fo:color="#0000ff"/>
    </style:style>
    <style:style style:name="T430_128" style:family="text">
      <style:text-properties fo:color="#0000ff"/>
    </style:style>
    <style:style style:name="T430_129" style:family="text">
      <style:text-properties fo:color="#0000ff"/>
    </style:style>
    <style:style style:name="T430_130" style:family="text">
      <style:text-properties fo:color="#0000ff"/>
    </style:style>
    <style:style style:name="P431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32" style:family="paragraph" style:parent-style-name="Standard">
      <style:paragraph-properties fo:break-before="auto" fo:text-indent="0cm" fo:line-height="100%" style:writing-mode="lr-tb"/>
    </style:style>
    <style:style style:name="T432_1" style:family="text">
      <style:text-properties fo:color="#0000ff"/>
    </style:style>
    <style:style style:name="T432_2" style:family="text">
      <style:text-properties fo:color="#0000ff"/>
    </style:style>
    <style:style style:name="T432_3" style:family="text">
      <style:text-properties fo:color="#0000ff"/>
    </style:style>
    <style:style style:name="T432_4" style:family="text">
      <style:text-properties fo:color="#0000ff"/>
    </style:style>
    <style:style style:name="T432_5" style:family="text">
      <style:text-properties fo:color="#0000ff"/>
    </style:style>
    <style:style style:name="T432_6" style:family="text">
      <style:text-properties fo:color="#0000ff"/>
    </style:style>
    <style:style style:name="T432_7" style:family="text">
      <style:text-properties fo:color="#0000ff"/>
    </style:style>
    <style:style style:name="T432_8" style:family="text">
      <style:text-properties fo:color="#0000ff"/>
    </style:style>
    <style:style style:name="T432_9" style:family="text">
      <style:text-properties fo:color="#0000ff"/>
    </style:style>
    <style:style style:name="T432_10" style:family="text">
      <style:text-properties fo:color="#0000ff"/>
    </style:style>
    <style:style style:name="T432_11" style:family="text">
      <style:text-properties fo:color="#0000ff"/>
    </style:style>
    <style:style style:name="T432_12" style:family="text">
      <style:text-properties fo:color="#0000ff"/>
    </style:style>
    <style:style style:name="T432_13" style:family="text">
      <style:text-properties fo:color="#0000ff"/>
    </style:style>
    <style:style style:name="T432_14" style:family="text">
      <style:text-properties fo:color="#0000ff"/>
    </style:style>
    <style:style style:name="T432_15" style:family="text">
      <style:text-properties fo:color="#0000ff"/>
    </style:style>
    <style:style style:name="T432_16" style:family="text">
      <style:text-properties fo:color="#0000ff"/>
    </style:style>
    <style:style style:name="T432_17" style:family="text">
      <style:text-properties fo:color="#0000ff"/>
    </style:style>
    <style:style style:name="T432_18" style:family="text">
      <style:text-properties fo:color="#0000ff"/>
    </style:style>
    <style:style style:name="T432_19" style:family="text">
      <style:text-properties fo:color="#0000ff"/>
    </style:style>
    <style:style style:name="T432_20" style:family="text">
      <style:text-properties fo:color="#0000ff"/>
    </style:style>
    <style:style style:name="T432_21" style:family="text">
      <style:text-properties fo:color="#0000ff"/>
    </style:style>
    <style:style style:name="T432_22" style:family="text">
      <style:text-properties fo:color="#0000ff"/>
    </style:style>
    <style:style style:name="T432_23" style:family="text">
      <style:text-properties fo:color="#0000ff"/>
    </style:style>
    <style:style style:name="T432_24" style:family="text">
      <style:text-properties fo:color="#0000ff"/>
    </style:style>
    <style:style style:name="T432_25" style:family="text">
      <style:text-properties fo:color="#0000ff"/>
    </style:style>
    <style:style style:name="T432_26" style:family="text">
      <style:text-properties fo:color="#0000ff"/>
    </style:style>
    <style:style style:name="T432_27" style:family="text">
      <style:text-properties fo:color="#0000ff"/>
    </style:style>
    <style:style style:name="T432_28" style:family="text">
      <style:text-properties fo:color="#0000ff"/>
    </style:style>
    <style:style style:name="T432_29" style:family="text">
      <style:text-properties fo:color="#0000ff"/>
    </style:style>
    <style:style style:name="T432_30" style:family="text">
      <style:text-properties fo:color="#0000ff"/>
    </style:style>
    <style:style style:name="T432_31" style:family="text">
      <style:text-properties fo:color="#0000ff"/>
    </style:style>
    <style:style style:name="T432_32" style:family="text">
      <style:text-properties fo:color="#0000ff"/>
    </style:style>
    <style:style style:name="T432_33" style:family="text">
      <style:text-properties fo:color="#0000ff"/>
    </style:style>
    <style:style style:name="T432_34" style:family="text">
      <style:text-properties fo:color="#0000ff"/>
    </style:style>
    <style:style style:name="T432_35" style:family="text">
      <style:text-properties fo:color="#0000ff"/>
    </style:style>
    <style:style style:name="T432_36" style:family="text">
      <style:text-properties fo:color="#0000ff"/>
    </style:style>
    <style:style style:name="T432_37" style:family="text">
      <style:text-properties fo:color="#0000ff"/>
    </style:style>
    <style:style style:name="T432_38" style:family="text">
      <style:text-properties fo:color="#0000ff"/>
    </style:style>
    <style:style style:name="T432_39" style:family="text">
      <style:text-properties fo:color="#0000ff"/>
    </style:style>
    <style:style style:name="T432_40" style:family="text">
      <style:text-properties fo:color="#0000ff"/>
    </style:style>
    <style:style style:name="T432_41" style:family="text">
      <style:text-properties fo:color="#0000ff"/>
    </style:style>
    <style:style style:name="T432_42" style:family="text">
      <style:text-properties fo:color="#0000ff"/>
    </style:style>
    <style:style style:name="T432_43" style:family="text">
      <style:text-properties fo:color="#0000ff"/>
    </style:style>
    <style:style style:name="T432_44" style:family="text">
      <style:text-properties fo:color="#0000ff"/>
    </style:style>
    <style:style style:name="T432_45" style:family="text">
      <style:text-properties fo:color="#0000ff"/>
    </style:style>
    <style:style style:name="T432_46" style:family="text">
      <style:text-properties fo:color="#0000ff"/>
    </style:style>
    <style:style style:name="T432_47" style:family="text">
      <style:text-properties fo:color="#0000ff"/>
    </style:style>
    <style:style style:name="T432_48" style:family="text">
      <style:text-properties fo:color="#0000ff"/>
    </style:style>
    <style:style style:name="T432_49" style:family="text">
      <style:text-properties fo:color="#0000ff"/>
    </style:style>
    <style:style style:name="T432_50" style:family="text">
      <style:text-properties fo:color="#0000ff"/>
    </style:style>
    <style:style style:name="T432_51" style:family="text">
      <style:text-properties fo:color="#0000ff"/>
    </style:style>
    <style:style style:name="T432_52" style:family="text">
      <style:text-properties fo:color="#0000ff"/>
    </style:style>
    <style:style style:name="T432_53" style:family="text">
      <style:text-properties fo:color="#0000ff"/>
    </style:style>
    <style:style style:name="T432_54" style:family="text">
      <style:text-properties fo:color="#0000ff"/>
    </style:style>
    <style:style style:name="T432_55" style:family="text">
      <style:text-properties fo:color="#0000ff"/>
    </style:style>
    <style:style style:name="T432_56" style:family="text">
      <style:text-properties fo:color="#0000ff"/>
    </style:style>
    <style:style style:name="T432_57" style:family="text">
      <style:text-properties fo:color="#0000ff"/>
    </style:style>
    <style:style style:name="T432_58" style:family="text">
      <style:text-properties fo:color="#0000ff"/>
    </style:style>
    <style:style style:name="T432_59" style:family="text">
      <style:text-properties fo:color="#0000ff"/>
    </style:style>
    <style:style style:name="T432_60" style:family="text">
      <style:text-properties fo:color="#0000ff"/>
    </style:style>
    <style:style style:name="T432_61" style:family="text">
      <style:text-properties fo:color="#0000ff"/>
    </style:style>
    <style:style style:name="T432_62" style:family="text">
      <style:text-properties fo:color="#0000ff"/>
    </style:style>
    <style:style style:name="T432_63" style:family="text">
      <style:text-properties fo:color="#0000ff"/>
    </style:style>
    <style:style style:name="T432_64" style:family="text">
      <style:text-properties fo:color="#0000ff"/>
    </style:style>
    <style:style style:name="T432_65" style:family="text">
      <style:text-properties fo:color="#0000ff"/>
    </style:style>
    <style:style style:name="T432_66" style:family="text">
      <style:text-properties fo:color="#0000ff"/>
    </style:style>
    <style:style style:name="T432_67" style:family="text">
      <style:text-properties fo:color="#0000ff"/>
    </style:style>
    <style:style style:name="T432_68" style:family="text">
      <style:text-properties fo:color="#0000ff"/>
    </style:style>
    <style:style style:name="T432_69" style:family="text">
      <style:text-properties fo:color="#0000ff"/>
    </style:style>
    <style:style style:name="T432_70" style:family="text">
      <style:text-properties fo:color="#0000ff"/>
    </style:style>
    <style:style style:name="T432_71" style:family="text">
      <style:text-properties fo:color="#0000ff"/>
    </style:style>
    <style:style style:name="T432_72" style:family="text">
      <style:text-properties fo:color="#0000ff"/>
    </style:style>
    <style:style style:name="T432_73" style:family="text">
      <style:text-properties fo:color="#0000ff"/>
    </style:style>
    <style:style style:name="T432_74" style:family="text">
      <style:text-properties fo:color="#0000ff"/>
    </style:style>
    <style:style style:name="T432_75" style:family="text">
      <style:text-properties fo:color="#0000ff"/>
    </style:style>
    <style:style style:name="T432_76" style:family="text">
      <style:text-properties fo:color="#0000ff"/>
    </style:style>
    <style:style style:name="T432_77" style:family="text">
      <style:text-properties fo:color="#0000ff"/>
    </style:style>
    <style:style style:name="T432_78" style:family="text">
      <style:text-properties fo:color="#0000ff"/>
    </style:style>
    <style:style style:name="T432_79" style:family="text">
      <style:text-properties fo:color="#0000ff"/>
    </style:style>
    <style:style style:name="T432_80" style:family="text">
      <style:text-properties fo:color="#0000ff"/>
    </style:style>
    <style:style style:name="T432_81" style:family="text">
      <style:text-properties fo:color="#0000ff"/>
    </style:style>
    <style:style style:name="T432_82" style:family="text">
      <style:text-properties fo:color="#0000ff"/>
    </style:style>
    <style:style style:name="T432_83" style:family="text">
      <style:text-properties fo:color="#0000ff"/>
    </style:style>
    <style:style style:name="T432_84" style:family="text">
      <style:text-properties fo:color="#0000ff"/>
    </style:style>
    <style:style style:name="T432_85" style:family="text">
      <style:text-properties fo:color="#0000ff"/>
    </style:style>
    <style:style style:name="T432_86" style:family="text">
      <style:text-properties fo:color="#0000ff"/>
    </style:style>
    <style:style style:name="P433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34" style:family="paragraph" style:parent-style-name="Standard">
      <style:paragraph-properties fo:break-before="auto" fo:text-indent="0cm" fo:line-height="100%" style:writing-mode="lr-tb"/>
    </style:style>
    <style:style style:name="T434_1" style:family="text">
      <style:text-properties fo:color="#0000ff"/>
    </style:style>
    <style:style style:name="T434_2" style:family="text">
      <style:text-properties fo:color="#0000ff"/>
    </style:style>
    <style:style style:name="T434_3" style:family="text">
      <style:text-properties fo:color="#0000ff"/>
    </style:style>
    <style:style style:name="T434_4" style:family="text">
      <style:text-properties fo:color="#0000ff"/>
    </style:style>
    <style:style style:name="T434_5" style:family="text">
      <style:text-properties fo:color="#0000ff"/>
    </style:style>
    <style:style style:name="T434_6" style:family="text">
      <style:text-properties fo:color="#0000ff"/>
    </style:style>
    <style:style style:name="T434_7" style:family="text">
      <style:text-properties fo:color="#0000ff"/>
    </style:style>
    <style:style style:name="T434_8" style:family="text">
      <style:text-properties fo:color="#0000ff"/>
    </style:style>
    <style:style style:name="T434_9" style:family="text">
      <style:text-properties fo:color="#0000ff"/>
    </style:style>
    <style:style style:name="T434_10" style:family="text">
      <style:text-properties fo:color="#0000ff"/>
    </style:style>
    <style:style style:name="T434_11" style:family="text">
      <style:text-properties fo:color="#0000ff"/>
    </style:style>
    <style:style style:name="T434_12" style:family="text">
      <style:text-properties fo:color="#0000ff"/>
    </style:style>
    <style:style style:name="T434_13" style:family="text">
      <style:text-properties fo:color="#0000ff"/>
    </style:style>
    <style:style style:name="T434_14" style:family="text">
      <style:text-properties fo:color="#0000ff"/>
    </style:style>
    <style:style style:name="T434_15" style:family="text">
      <style:text-properties fo:color="#0000ff"/>
    </style:style>
    <style:style style:name="T434_16" style:family="text">
      <style:text-properties fo:color="#0000ff"/>
    </style:style>
    <style:style style:name="T434_17" style:family="text">
      <style:text-properties fo:color="#0000ff"/>
    </style:style>
    <style:style style:name="T434_18" style:family="text">
      <style:text-properties fo:color="#0000ff"/>
    </style:style>
    <style:style style:name="T434_19" style:family="text">
      <style:text-properties fo:color="#0000ff"/>
    </style:style>
    <style:style style:name="T434_20" style:family="text">
      <style:text-properties fo:color="#0000ff"/>
    </style:style>
    <style:style style:name="T434_21" style:family="text">
      <style:text-properties fo:color="#0000ff"/>
    </style:style>
    <style:style style:name="T434_22" style:family="text">
      <style:text-properties fo:color="#0000ff"/>
    </style:style>
    <style:style style:name="T434_23" style:family="text">
      <style:text-properties fo:color="#0000ff"/>
    </style:style>
    <style:style style:name="T434_24" style:family="text">
      <style:text-properties fo:color="#0000ff"/>
    </style:style>
    <style:style style:name="T434_25" style:family="text">
      <style:text-properties fo:color="#0000ff"/>
    </style:style>
    <style:style style:name="T434_26" style:family="text">
      <style:text-properties fo:color="#0000ff"/>
    </style:style>
    <style:style style:name="T434_27" style:family="text">
      <style:text-properties fo:color="#0000ff"/>
    </style:style>
    <style:style style:name="T434_28" style:family="text">
      <style:text-properties fo:color="#0000ff"/>
    </style:style>
    <style:style style:name="T434_29" style:family="text">
      <style:text-properties fo:color="#0000ff"/>
    </style:style>
    <style:style style:name="T434_30" style:family="text">
      <style:text-properties fo:color="#0000ff"/>
    </style:style>
    <style:style style:name="T434_31" style:family="text">
      <style:text-properties fo:color="#0000ff"/>
    </style:style>
    <style:style style:name="T434_32" style:family="text">
      <style:text-properties fo:color="#0000ff"/>
    </style:style>
    <style:style style:name="T434_33" style:family="text">
      <style:text-properties fo:color="#0000ff"/>
    </style:style>
    <style:style style:name="T434_34" style:family="text">
      <style:text-properties fo:color="#0000ff"/>
    </style:style>
    <style:style style:name="T434_35" style:family="text">
      <style:text-properties fo:color="#0000ff"/>
    </style:style>
    <style:style style:name="T434_36" style:family="text">
      <style:text-properties fo:color="#0000ff"/>
    </style:style>
    <style:style style:name="T434_37" style:family="text">
      <style:text-properties fo:color="#0000ff"/>
    </style:style>
    <style:style style:name="T434_38" style:family="text">
      <style:text-properties fo:color="#0000ff"/>
    </style:style>
    <style:style style:name="T434_39" style:family="text">
      <style:text-properties fo:color="#0000ff"/>
    </style:style>
    <style:style style:name="T434_40" style:family="text">
      <style:text-properties fo:color="#0000ff"/>
    </style:style>
    <style:style style:name="T434_41" style:family="text">
      <style:text-properties fo:color="#0000ff"/>
    </style:style>
    <style:style style:name="T434_42" style:family="text">
      <style:text-properties fo:color="#0000ff"/>
    </style:style>
    <style:style style:name="T434_43" style:family="text">
      <style:text-properties fo:color="#0000ff"/>
    </style:style>
    <style:style style:name="T434_44" style:family="text">
      <style:text-properties fo:color="#0000ff"/>
    </style:style>
    <style:style style:name="T434_45" style:family="text">
      <style:text-properties fo:color="#0000ff"/>
    </style:style>
    <style:style style:name="T434_46" style:family="text">
      <style:text-properties fo:color="#0000ff"/>
    </style:style>
    <style:style style:name="T434_47" style:family="text">
      <style:text-properties fo:color="#0000ff"/>
    </style:style>
    <style:style style:name="T434_48" style:family="text">
      <style:text-properties fo:color="#0000ff"/>
    </style:style>
    <style:style style:name="T434_49" style:family="text">
      <style:text-properties fo:color="#0000ff"/>
    </style:style>
    <style:style style:name="T434_50" style:family="text">
      <style:text-properties fo:color="#0000ff"/>
    </style:style>
    <style:style style:name="T434_51" style:family="text">
      <style:text-properties fo:color="#0000ff"/>
    </style:style>
    <style:style style:name="T434_52" style:family="text">
      <style:text-properties fo:color="#0000ff"/>
    </style:style>
    <style:style style:name="T434_53" style:family="text">
      <style:text-properties fo:color="#0000ff"/>
    </style:style>
    <style:style style:name="T434_54" style:family="text">
      <style:text-properties fo:color="#0000ff"/>
    </style:style>
    <style:style style:name="T434_55" style:family="text">
      <style:text-properties fo:color="#0000ff"/>
    </style:style>
    <style:style style:name="T434_56" style:family="text">
      <style:text-properties fo:color="#0000ff"/>
    </style:style>
    <style:style style:name="T434_57" style:family="text">
      <style:text-properties fo:color="#0000ff"/>
    </style:style>
    <style:style style:name="T434_58" style:family="text">
      <style:text-properties fo:color="#0000ff"/>
    </style:style>
    <style:style style:name="T434_59" style:family="text">
      <style:text-properties fo:color="#0000ff"/>
    </style:style>
    <style:style style:name="T434_60" style:family="text">
      <style:text-properties fo:color="#0000ff"/>
    </style:style>
    <style:style style:name="T434_61" style:family="text">
      <style:text-properties fo:color="#0000ff"/>
    </style:style>
    <style:style style:name="T434_62" style:family="text">
      <style:text-properties fo:color="#0000ff"/>
    </style:style>
    <style:style style:name="T434_63" style:family="text">
      <style:text-properties fo:color="#0000ff"/>
    </style:style>
    <style:style style:name="T434_64" style:family="text">
      <style:text-properties fo:color="#0000ff"/>
    </style:style>
    <style:style style:name="T434_65" style:family="text">
      <style:text-properties fo:color="#0000ff"/>
    </style:style>
    <style:style style:name="T434_66" style:family="text">
      <style:text-properties fo:color="#0000ff"/>
    </style:style>
    <style:style style:name="T434_67" style:family="text">
      <style:text-properties fo:color="#0000ff"/>
    </style:style>
    <style:style style:name="T434_68" style:family="text">
      <style:text-properties fo:color="#0000ff"/>
    </style:style>
    <style:style style:name="T434_69" style:family="text">
      <style:text-properties fo:color="#0000ff"/>
    </style:style>
    <style:style style:name="T434_70" style:family="text">
      <style:text-properties fo:color="#0000ff"/>
    </style:style>
    <style:style style:name="T434_71" style:family="text">
      <style:text-properties fo:color="#0000ff"/>
    </style:style>
    <style:style style:name="T434_72" style:family="text">
      <style:text-properties fo:color="#0000ff"/>
    </style:style>
    <style:style style:name="T434_73" style:family="text">
      <style:text-properties fo:color="#0000ff"/>
    </style:style>
    <style:style style:name="T434_74" style:family="text">
      <style:text-properties fo:color="#0000ff"/>
    </style:style>
    <style:style style:name="T434_75" style:family="text">
      <style:text-properties fo:color="#0000ff"/>
    </style:style>
    <style:style style:name="T434_76" style:family="text">
      <style:text-properties fo:color="#0000ff"/>
    </style:style>
    <style:style style:name="T434_77" style:family="text">
      <style:text-properties fo:color="#0000ff"/>
    </style:style>
    <style:style style:name="T434_78" style:family="text">
      <style:text-properties fo:color="#0000ff"/>
    </style:style>
    <style:style style:name="T434_79" style:family="text">
      <style:text-properties fo:color="#0000ff"/>
    </style:style>
    <style:style style:name="T434_80" style:family="text">
      <style:text-properties fo:color="#0000ff"/>
    </style:style>
    <style:style style:name="T434_81" style:family="text">
      <style:text-properties fo:color="#0000ff"/>
    </style:style>
    <style:style style:name="T434_82" style:family="text">
      <style:text-properties fo:color="#0000ff"/>
    </style:style>
    <style:style style:name="T434_83" style:family="text">
      <style:text-properties fo:color="#0000ff"/>
    </style:style>
    <style:style style:name="T434_84" style:family="text">
      <style:text-properties fo:color="#0000ff"/>
    </style:style>
    <style:style style:name="T434_85" style:family="text">
      <style:text-properties fo:color="#0000ff"/>
    </style:style>
    <style:style style:name="T434_86" style:family="text">
      <style:text-properties fo:color="#0000ff"/>
    </style:style>
    <style:style style:name="T434_87" style:family="text">
      <style:text-properties fo:color="#0000ff"/>
    </style:style>
    <style:style style:name="T434_88" style:family="text">
      <style:text-properties fo:color="#0000ff"/>
    </style:style>
    <style:style style:name="T434_89" style:family="text">
      <style:text-properties fo:color="#0000ff"/>
    </style:style>
    <style:style style:name="T434_90" style:family="text">
      <style:text-properties fo:color="#0000ff"/>
    </style:style>
    <style:style style:name="T434_91" style:family="text">
      <style:text-properties fo:color="#0000ff"/>
    </style:style>
    <style:style style:name="T434_92" style:family="text">
      <style:text-properties fo:color="#0000ff"/>
    </style:style>
    <style:style style:name="T434_93" style:family="text">
      <style:text-properties fo:color="#0000ff"/>
    </style:style>
    <style:style style:name="T434_94" style:family="text">
      <style:text-properties fo:color="#0000ff"/>
    </style:style>
    <style:style style:name="T434_95" style:family="text">
      <style:text-properties fo:color="#0000ff"/>
    </style:style>
    <style:style style:name="T434_96" style:family="text">
      <style:text-properties fo:color="#0000ff"/>
    </style:style>
    <style:style style:name="T434_97" style:family="text">
      <style:text-properties fo:color="#0000ff"/>
    </style:style>
    <style:style style:name="T434_98" style:family="text">
      <style:text-properties fo:color="#0000ff"/>
    </style:style>
    <style:style style:name="T434_99" style:family="text">
      <style:text-properties fo:color="#0000ff"/>
    </style:style>
    <style:style style:name="T434_100" style:family="text">
      <style:text-properties fo:color="#0000ff"/>
    </style:style>
    <style:style style:name="T434_101" style:family="text">
      <style:text-properties fo:color="#0000ff"/>
    </style:style>
    <style:style style:name="T434_102" style:family="text">
      <style:text-properties fo:color="#0000ff"/>
    </style:style>
    <style:style style:name="T434_103" style:family="text">
      <style:text-properties fo:color="#0000ff"/>
    </style:style>
    <style:style style:name="T434_104" style:family="text">
      <style:text-properties fo:color="#0000ff"/>
    </style:style>
    <style:style style:name="T434_105" style:family="text">
      <style:text-properties fo:color="#0000ff"/>
    </style:style>
    <style:style style:name="T434_106" style:family="text">
      <style:text-properties fo:color="#0000ff"/>
    </style:style>
    <style:style style:name="T434_107" style:family="text">
      <style:text-properties fo:color="#0000ff"/>
    </style:style>
    <style:style style:name="T434_108" style:family="text">
      <style:text-properties fo:color="#0000ff"/>
    </style:style>
    <style:style style:name="T434_109" style:family="text">
      <style:text-properties fo:color="#0000ff"/>
    </style:style>
    <style:style style:name="T434_110" style:family="text">
      <style:text-properties fo:color="#0000ff"/>
    </style:style>
    <style:style style:name="T434_111" style:family="text">
      <style:text-properties fo:color="#0000ff"/>
    </style:style>
    <style:style style:name="T434_112" style:family="text">
      <style:text-properties fo:color="#0000ff"/>
    </style:style>
    <style:style style:name="T434_113" style:family="text">
      <style:text-properties fo:color="#0000ff"/>
    </style:style>
    <style:style style:name="T434_114" style:family="text">
      <style:text-properties fo:color="#0000ff"/>
    </style:style>
    <style:style style:name="T434_115" style:family="text">
      <style:text-properties fo:color="#0000ff"/>
    </style:style>
    <style:style style:name="T434_116" style:family="text">
      <style:text-properties fo:color="#0000ff"/>
    </style:style>
    <style:style style:name="T434_117" style:family="text">
      <style:text-properties fo:color="#0000ff"/>
    </style:style>
    <style:style style:name="T434_118" style:family="text">
      <style:text-properties fo:color="#0000ff"/>
    </style:style>
    <style:style style:name="T434_119" style:family="text">
      <style:text-properties fo:color="#0000ff"/>
    </style:style>
    <style:style style:name="T434_120" style:family="text">
      <style:text-properties fo:color="#0000ff"/>
    </style:style>
    <style:style style:name="T434_121" style:family="text">
      <style:text-properties fo:color="#0000ff"/>
    </style:style>
    <style:style style:name="T434_122" style:family="text">
      <style:text-properties fo:color="#0000ff"/>
    </style:style>
    <style:style style:name="T434_123" style:family="text">
      <style:text-properties fo:color="#0000ff"/>
    </style:style>
    <style:style style:name="T434_124" style:family="text">
      <style:text-properties fo:color="#0000ff"/>
    </style:style>
    <style:style style:name="T434_125" style:family="text">
      <style:text-properties fo:color="#0000ff"/>
    </style:style>
    <style:style style:name="T434_126" style:family="text">
      <style:text-properties fo:color="#0000ff"/>
    </style:style>
    <style:style style:name="T434_127" style:family="text">
      <style:text-properties fo:color="#0000ff"/>
    </style:style>
    <style:style style:name="T434_128" style:family="text">
      <style:text-properties fo:color="#0000ff"/>
    </style:style>
    <style:style style:name="T434_129" style:family="text">
      <style:text-properties fo:color="#0000ff"/>
    </style:style>
    <style:style style:name="T434_130" style:family="text">
      <style:text-properties fo:color="#0000ff"/>
    </style:style>
    <style:style style:name="T434_131" style:family="text">
      <style:text-properties fo:color="#0000ff"/>
    </style:style>
    <style:style style:name="T434_132" style:family="text">
      <style:text-properties fo:color="#0000ff"/>
    </style:style>
    <style:style style:name="T434_133" style:family="text">
      <style:text-properties fo:color="#0000ff"/>
    </style:style>
    <style:style style:name="T434_134" style:family="text">
      <style:text-properties fo:color="#0000ff"/>
    </style:style>
    <style:style style:name="P435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36" style:family="paragraph" style:parent-style-name="Standard">
      <style:paragraph-properties fo:break-before="auto" fo:text-indent="0cm" fo:line-height="100%" style:writing-mode="lr-tb"/>
    </style:style>
    <style:style style:name="T436_1" style:family="text">
      <style:text-properties fo:color="#0000ff" fo:font-weight="bold" style:font-weight-asian="bold" style:font-weight-complex="bold"/>
    </style:style>
    <style:style style:name="T436_2" style:family="text">
      <style:text-properties fo:color="#0000ff" fo:font-weight="bold" style:font-weight-asian="bold" style:font-weight-complex="bold"/>
    </style:style>
    <style:style style:name="T436_3" style:family="text">
      <style:text-properties fo:color="#0000ff" fo:font-weight="bold" style:font-weight-asian="bold" style:font-weight-complex="bold"/>
    </style:style>
    <style:style style:name="T436_4" style:family="text">
      <style:text-properties fo:color="#0000ff" fo:font-weight="bold" style:font-weight-asian="bold" style:font-weight-complex="bold"/>
    </style:style>
    <style:style style:name="T436_5" style:family="text">
      <style:text-properties fo:color="#0000ff" fo:font-weight="bold" style:font-weight-asian="bold" style:font-weight-complex="bold"/>
    </style:style>
    <style:style style:name="T436_6" style:family="text">
      <style:text-properties fo:color="#0000ff" fo:font-weight="bold" style:font-weight-asian="bold" style:font-weight-complex="bold"/>
    </style:style>
    <style:style style:name="T436_7" style:family="text">
      <style:text-properties fo:color="#0000ff" fo:font-weight="bold" style:font-weight-asian="bold" style:font-weight-complex="bold"/>
    </style:style>
    <style:style style:name="P437" style:family="paragraph" style:parent-style-name="Standard">
      <style:paragraph-properties fo:break-before="auto" fo:text-indent="0cm" fo:line-height="100%" style:writing-mode="lr-tb"/>
    </style:style>
    <style:style style:name="T437_1" style:family="text">
      <style:text-properties fo:color="#0000ff"/>
    </style:style>
    <style:style style:name="T437_2" style:family="text">
      <style:text-properties fo:color="#0000ff"/>
    </style:style>
    <style:style style:name="T437_3" style:family="text">
      <style:text-properties fo:color="#0000ff"/>
    </style:style>
    <style:style style:name="T437_4" style:family="text">
      <style:text-properties fo:color="#0000ff"/>
    </style:style>
    <style:style style:name="T437_5" style:family="text">
      <style:text-properties fo:color="#0000ff"/>
    </style:style>
    <style:style style:name="T437_6" style:family="text">
      <style:text-properties fo:color="#0000ff"/>
    </style:style>
    <style:style style:name="T437_7" style:family="text">
      <style:text-properties fo:color="#0000ff"/>
    </style:style>
    <style:style style:name="T437_8" style:family="text">
      <style:text-properties fo:color="#0000ff"/>
    </style:style>
    <style:style style:name="T437_9" style:family="text">
      <style:text-properties fo:color="#0000ff"/>
    </style:style>
    <style:style style:name="T437_10" style:family="text">
      <style:text-properties fo:color="#0000ff"/>
    </style:style>
    <style:style style:name="T437_11" style:family="text">
      <style:text-properties fo:color="#0000ff"/>
    </style:style>
    <style:style style:name="T437_12" style:family="text">
      <style:text-properties fo:color="#0000ff"/>
    </style:style>
    <style:style style:name="T437_13" style:family="text">
      <style:text-properties fo:color="#0000ff"/>
    </style:style>
    <style:style style:name="T437_14" style:family="text">
      <style:text-properties fo:color="#0000ff"/>
    </style:style>
    <style:style style:name="T437_15" style:family="text">
      <style:text-properties fo:color="#0000ff"/>
    </style:style>
    <style:style style:name="T437_16" style:family="text">
      <style:text-properties fo:color="#0000ff"/>
    </style:style>
    <style:style style:name="T437_17" style:family="text">
      <style:text-properties fo:color="#0000ff"/>
    </style:style>
    <style:style style:name="T437_18" style:family="text">
      <style:text-properties fo:color="#0000ff"/>
    </style:style>
    <style:style style:name="T437_19" style:family="text">
      <style:text-properties fo:color="#0000ff"/>
    </style:style>
    <style:style style:name="T437_20" style:family="text">
      <style:text-properties fo:color="#0000ff"/>
    </style:style>
    <style:style style:name="T437_21" style:family="text">
      <style:text-properties fo:color="#0000ff"/>
    </style:style>
    <style:style style:name="T437_22" style:family="text">
      <style:text-properties fo:color="#0000ff"/>
    </style:style>
    <style:style style:name="T437_23" style:family="text">
      <style:text-properties fo:color="#0000ff"/>
    </style:style>
    <style:style style:name="T437_24" style:family="text">
      <style:text-properties fo:color="#0000ff"/>
    </style:style>
    <style:style style:name="T437_25" style:family="text">
      <style:text-properties fo:color="#0000ff"/>
    </style:style>
    <style:style style:name="T437_26" style:family="text">
      <style:text-properties fo:color="#0000ff"/>
    </style:style>
    <style:style style:name="T437_27" style:family="text">
      <style:text-properties fo:color="#0000ff"/>
    </style:style>
    <style:style style:name="T437_28" style:family="text">
      <style:text-properties fo:color="#0000ff"/>
    </style:style>
    <style:style style:name="T437_29" style:family="text">
      <style:text-properties fo:color="#0000ff"/>
    </style:style>
    <style:style style:name="T437_30" style:family="text">
      <style:text-properties fo:color="#0000ff"/>
    </style:style>
    <style:style style:name="T437_31" style:family="text">
      <style:text-properties fo:color="#0000ff"/>
    </style:style>
    <style:style style:name="T437_32" style:family="text">
      <style:text-properties fo:color="#0000ff"/>
    </style:style>
    <style:style style:name="T437_33" style:family="text">
      <style:text-properties fo:color="#0000ff"/>
    </style:style>
    <style:style style:name="T437_34" style:family="text">
      <style:text-properties fo:color="#0000ff"/>
    </style:style>
    <style:style style:name="T437_35" style:family="text">
      <style:text-properties fo:color="#0000ff"/>
    </style:style>
    <style:style style:name="T437_36" style:family="text">
      <style:text-properties fo:color="#0000ff"/>
    </style:style>
    <style:style style:name="T437_37" style:family="text">
      <style:text-properties fo:color="#0000ff"/>
    </style:style>
    <style:style style:name="T437_38" style:family="text">
      <style:text-properties fo:color="#0000ff"/>
    </style:style>
    <style:style style:name="T437_39" style:family="text">
      <style:text-properties fo:color="#0000ff"/>
    </style:style>
    <style:style style:name="T437_40" style:family="text">
      <style:text-properties fo:color="#0000ff"/>
    </style:style>
    <style:style style:name="T437_41" style:family="text">
      <style:text-properties fo:color="#0000ff"/>
    </style:style>
    <style:style style:name="T437_42" style:family="text">
      <style:text-properties fo:color="#0000ff"/>
    </style:style>
    <style:style style:name="T437_43" style:family="text">
      <style:text-properties fo:color="#0000ff"/>
    </style:style>
    <style:style style:name="T437_44" style:family="text">
      <style:text-properties fo:color="#0000ff"/>
    </style:style>
    <style:style style:name="T437_45" style:family="text">
      <style:text-properties fo:color="#0000ff"/>
    </style:style>
    <style:style style:name="T437_46" style:family="text">
      <style:text-properties fo:color="#0000ff"/>
    </style:style>
    <style:style style:name="T437_47" style:family="text">
      <style:text-properties fo:color="#0000ff"/>
    </style:style>
    <style:style style:name="T437_48" style:family="text">
      <style:text-properties fo:color="#0000ff"/>
    </style:style>
    <style:style style:name="T437_49" style:family="text">
      <style:text-properties fo:color="#0000ff"/>
    </style:style>
    <style:style style:name="T437_50" style:family="text">
      <style:text-properties fo:color="#0000ff"/>
    </style:style>
    <style:style style:name="T437_51" style:family="text">
      <style:text-properties fo:color="#0000ff"/>
    </style:style>
    <style:style style:name="T437_52" style:family="text">
      <style:text-properties fo:color="#0000ff"/>
    </style:style>
    <style:style style:name="T437_53" style:family="text">
      <style:text-properties fo:color="#0000ff"/>
    </style:style>
    <style:style style:name="T437_54" style:family="text">
      <style:text-properties fo:color="#0000ff"/>
    </style:style>
    <style:style style:name="T437_55" style:family="text">
      <style:text-properties fo:color="#0000ff"/>
    </style:style>
    <style:style style:name="T437_56" style:family="text">
      <style:text-properties fo:color="#0000ff"/>
    </style:style>
    <style:style style:name="T437_57" style:family="text">
      <style:text-properties fo:color="#0000ff"/>
    </style:style>
    <style:style style:name="T437_58" style:family="text">
      <style:text-properties fo:color="#0000ff"/>
    </style:style>
    <style:style style:name="T437_59" style:family="text">
      <style:text-properties fo:color="#0000ff"/>
    </style:style>
    <style:style style:name="T437_60" style:family="text">
      <style:text-properties fo:color="#0000ff"/>
    </style:style>
    <style:style style:name="T437_61" style:family="text">
      <style:text-properties fo:color="#0000ff"/>
    </style:style>
    <style:style style:name="T437_62" style:family="text">
      <style:text-properties fo:color="#0000ff"/>
    </style:style>
    <style:style style:name="T437_63" style:family="text">
      <style:text-properties fo:color="#0000ff"/>
    </style:style>
    <style:style style:name="T437_64" style:family="text">
      <style:text-properties fo:color="#0000ff"/>
    </style:style>
    <style:style style:name="T437_65" style:family="text">
      <style:text-properties fo:color="#0000ff"/>
    </style:style>
    <style:style style:name="T437_66" style:family="text">
      <style:text-properties fo:color="#0000ff"/>
    </style:style>
    <style:style style:name="T437_67" style:family="text">
      <style:text-properties fo:color="#0000ff"/>
    </style:style>
    <style:style style:name="T437_68" style:family="text">
      <style:text-properties fo:color="#0000ff"/>
    </style:style>
    <style:style style:name="T437_69" style:family="text">
      <style:text-properties fo:color="#0000ff"/>
    </style:style>
    <style:style style:name="T437_70" style:family="text">
      <style:text-properties fo:color="#0000ff"/>
    </style:style>
    <style:style style:name="T437_71" style:family="text">
      <style:text-properties fo:color="#0000ff"/>
    </style:style>
    <style:style style:name="T437_72" style:family="text">
      <style:text-properties fo:color="#0000ff"/>
    </style:style>
    <style:style style:name="T437_73" style:family="text">
      <style:text-properties fo:color="#0000ff"/>
    </style:style>
    <style:style style:name="T437_74" style:family="text">
      <style:text-properties fo:color="#0000ff"/>
    </style:style>
    <style:style style:name="T437_75" style:family="text">
      <style:text-properties fo:color="#0000ff"/>
    </style:style>
    <style:style style:name="T437_76" style:family="text">
      <style:text-properties fo:color="#0000ff"/>
    </style:style>
    <style:style style:name="T437_77" style:family="text">
      <style:text-properties fo:color="#0000ff"/>
    </style:style>
    <style:style style:name="T437_78" style:family="text">
      <style:text-properties fo:color="#0000ff"/>
    </style:style>
    <style:style style:name="T437_79" style:family="text">
      <style:text-properties fo:color="#0000ff"/>
    </style:style>
    <style:style style:name="T437_80" style:family="text">
      <style:text-properties fo:color="#0000ff"/>
    </style:style>
    <style:style style:name="T437_81" style:family="text">
      <style:text-properties fo:color="#0000ff"/>
    </style:style>
    <style:style style:name="T437_82" style:family="text">
      <style:text-properties fo:color="#0000ff"/>
    </style:style>
    <style:style style:name="T437_83" style:family="text">
      <style:text-properties fo:color="#0000ff"/>
    </style:style>
    <style:style style:name="T437_84" style:family="text">
      <style:text-properties fo:color="#0000ff"/>
    </style:style>
    <style:style style:name="T437_85" style:family="text">
      <style:text-properties fo:color="#0000ff"/>
    </style:style>
    <style:style style:name="T437_86" style:family="text">
      <style:text-properties fo:color="#0000ff"/>
    </style:style>
    <style:style style:name="P438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39" style:family="paragraph" style:parent-style-name="Standard">
      <style:paragraph-properties fo:break-before="auto" fo:text-indent="0cm" fo:line-height="100%" style:writing-mode="lr-tb"/>
    </style:style>
    <style:style style:name="T439_1" style:family="text">
      <style:text-properties fo:color="#0000ff" fo:font-weight="bold" style:font-weight-asian="bold" style:font-weight-complex="bold"/>
    </style:style>
    <style:style style:name="T439_2" style:family="text">
      <style:text-properties fo:color="#0000ff" fo:font-weight="bold" style:font-weight-asian="bold" style:font-weight-complex="bold"/>
    </style:style>
    <style:style style:name="T439_3" style:family="text">
      <style:text-properties fo:color="#0000ff" fo:font-weight="bold" style:font-weight-asian="bold" style:font-weight-complex="bold"/>
    </style:style>
    <style:style style:name="T439_4" style:family="text">
      <style:text-properties fo:color="#0000ff" fo:font-weight="bold" style:font-weight-asian="bold" style:font-weight-complex="bold"/>
    </style:style>
    <style:style style:name="T439_5" style:family="text">
      <style:text-properties fo:color="#0000ff" fo:font-weight="bold" style:font-weight-asian="bold" style:font-weight-complex="bold"/>
    </style:style>
    <style:style style:name="T439_6" style:family="text">
      <style:text-properties fo:color="#0000ff" fo:font-weight="bold" style:font-weight-asian="bold" style:font-weight-complex="bold"/>
    </style:style>
    <style:style style:name="T439_7" style:family="text">
      <style:text-properties fo:color="#0000ff" fo:font-weight="bold" style:font-weight-asian="bold" style:font-weight-complex="bold"/>
    </style:style>
    <style:style style:name="P440" style:family="paragraph" style:parent-style-name="Standard">
      <style:paragraph-properties fo:break-before="auto" fo:text-indent="0cm" fo:line-height="100%" style:writing-mode="lr-tb"/>
    </style:style>
    <style:style style:name="T440_1" style:family="text">
      <style:text-properties fo:color="#0000ff"/>
    </style:style>
    <style:style style:name="T440_2" style:family="text">
      <style:text-properties fo:color="#0000ff"/>
    </style:style>
    <style:style style:name="T440_3" style:family="text">
      <style:text-properties fo:color="#0000ff"/>
    </style:style>
    <style:style style:name="T440_4" style:family="text">
      <style:text-properties fo:color="#0000ff"/>
    </style:style>
    <style:style style:name="T440_5" style:family="text">
      <style:text-properties fo:color="#0000ff"/>
    </style:style>
    <style:style style:name="T440_6" style:family="text">
      <style:text-properties fo:color="#0000ff"/>
    </style:style>
    <style:style style:name="T440_7" style:family="text">
      <style:text-properties fo:color="#0000ff"/>
    </style:style>
    <style:style style:name="T440_8" style:family="text">
      <style:text-properties fo:color="#0000ff"/>
    </style:style>
    <style:style style:name="T440_9" style:family="text">
      <style:text-properties fo:color="#0000ff"/>
    </style:style>
    <style:style style:name="T440_10" style:family="text">
      <style:text-properties fo:color="#0000ff"/>
    </style:style>
    <style:style style:name="T440_11" style:family="text">
      <style:text-properties fo:color="#0000ff"/>
    </style:style>
    <style:style style:name="T440_12" style:family="text">
      <style:text-properties fo:color="#0000ff"/>
    </style:style>
    <style:style style:name="T440_13" style:family="text">
      <style:text-properties fo:color="#0000ff"/>
    </style:style>
    <style:style style:name="T440_14" style:family="text">
      <style:text-properties fo:color="#0000ff"/>
    </style:style>
    <style:style style:name="T440_15" style:family="text">
      <style:text-properties fo:color="#0000ff"/>
    </style:style>
    <style:style style:name="T440_16" style:family="text">
      <style:text-properties fo:color="#0000ff"/>
    </style:style>
    <style:style style:name="T440_17" style:family="text">
      <style:text-properties fo:color="#0000ff"/>
    </style:style>
    <style:style style:name="T440_18" style:family="text">
      <style:text-properties fo:color="#0000ff"/>
    </style:style>
    <style:style style:name="T440_19" style:family="text">
      <style:text-properties fo:color="#0000ff"/>
    </style:style>
    <style:style style:name="T440_20" style:family="text">
      <style:text-properties fo:color="#0000ff"/>
    </style:style>
    <style:style style:name="T440_21" style:family="text">
      <style:text-properties fo:color="#0000ff"/>
    </style:style>
    <style:style style:name="T440_22" style:family="text">
      <style:text-properties fo:color="#0000ff"/>
    </style:style>
    <style:style style:name="T440_23" style:family="text">
      <style:text-properties fo:color="#0000ff"/>
    </style:style>
    <style:style style:name="T440_24" style:family="text">
      <style:text-properties fo:color="#0000ff"/>
    </style:style>
    <style:style style:name="T440_25" style:family="text">
      <style:text-properties fo:color="#0000ff"/>
    </style:style>
    <style:style style:name="T440_26" style:family="text">
      <style:text-properties fo:color="#0000ff"/>
    </style:style>
    <style:style style:name="T440_27" style:family="text">
      <style:text-properties fo:color="#0000ff"/>
    </style:style>
    <style:style style:name="T440_28" style:family="text">
      <style:text-properties fo:color="#0000ff"/>
    </style:style>
    <style:style style:name="T440_29" style:family="text">
      <style:text-properties fo:color="#0000ff"/>
    </style:style>
    <style:style style:name="T440_30" style:family="text">
      <style:text-properties fo:color="#0000ff"/>
    </style:style>
    <style:style style:name="T440_31" style:family="text">
      <style:text-properties fo:color="#0000ff"/>
    </style:style>
    <style:style style:name="T440_32" style:family="text">
      <style:text-properties fo:color="#0000ff"/>
    </style:style>
    <style:style style:name="T440_33" style:family="text">
      <style:text-properties fo:color="#0000ff"/>
    </style:style>
    <style:style style:name="T440_34" style:family="text">
      <style:text-properties fo:color="#0000ff"/>
    </style:style>
    <style:style style:name="T440_35" style:family="text">
      <style:text-properties fo:color="#0000ff"/>
    </style:style>
    <style:style style:name="T440_36" style:family="text">
      <style:text-properties fo:color="#0000ff"/>
    </style:style>
    <style:style style:name="T440_37" style:family="text">
      <style:text-properties fo:color="#0000ff"/>
    </style:style>
    <style:style style:name="T440_38" style:family="text">
      <style:text-properties fo:color="#0000ff"/>
    </style:style>
    <style:style style:name="T440_39" style:family="text">
      <style:text-properties fo:color="#0000ff"/>
    </style:style>
    <style:style style:name="T440_40" style:family="text">
      <style:text-properties fo:color="#0000ff"/>
    </style:style>
    <style:style style:name="T440_41" style:family="text">
      <style:text-properties fo:color="#0000ff"/>
    </style:style>
    <style:style style:name="T440_42" style:family="text">
      <style:text-properties fo:color="#0000ff"/>
    </style:style>
    <style:style style:name="T440_43" style:family="text">
      <style:text-properties fo:color="#0000ff"/>
    </style:style>
    <style:style style:name="T440_44" style:family="text">
      <style:text-properties fo:color="#0000ff"/>
    </style:style>
    <style:style style:name="T440_45" style:family="text">
      <style:text-properties fo:color="#0000ff"/>
    </style:style>
    <style:style style:name="T440_46" style:family="text">
      <style:text-properties fo:color="#0000ff"/>
    </style:style>
    <style:style style:name="T440_47" style:family="text">
      <style:text-properties fo:color="#0000ff"/>
    </style:style>
    <style:style style:name="T440_48" style:family="text">
      <style:text-properties fo:color="#0000ff"/>
    </style:style>
    <style:style style:name="T440_49" style:family="text">
      <style:text-properties fo:color="#0000ff"/>
    </style:style>
    <style:style style:name="T440_50" style:family="text">
      <style:text-properties fo:color="#0000ff"/>
    </style:style>
    <style:style style:name="T440_51" style:family="text">
      <style:text-properties fo:color="#0000ff"/>
    </style:style>
    <style:style style:name="T440_52" style:family="text">
      <style:text-properties fo:color="#0000ff"/>
    </style:style>
    <style:style style:name="T440_53" style:family="text">
      <style:text-properties fo:color="#0000ff"/>
    </style:style>
    <style:style style:name="T440_54" style:family="text">
      <style:text-properties fo:color="#0000ff"/>
    </style:style>
    <style:style style:name="T440_55" style:family="text">
      <style:text-properties fo:color="#0000ff"/>
    </style:style>
    <style:style style:name="T440_56" style:family="text">
      <style:text-properties fo:color="#0000ff"/>
    </style:style>
    <style:style style:name="T440_57" style:family="text">
      <style:text-properties fo:color="#0000ff"/>
    </style:style>
    <style:style style:name="T440_58" style:family="text">
      <style:text-properties fo:color="#0000ff"/>
    </style:style>
    <style:style style:name="T440_59" style:family="text">
      <style:text-properties fo:color="#0000ff"/>
    </style:style>
    <style:style style:name="T440_60" style:family="text">
      <style:text-properties fo:color="#0000ff"/>
    </style:style>
    <style:style style:name="T440_61" style:family="text">
      <style:text-properties fo:color="#0000ff"/>
    </style:style>
    <style:style style:name="T440_62" style:family="text">
      <style:text-properties fo:color="#0000ff"/>
    </style:style>
    <style:style style:name="T440_63" style:family="text">
      <style:text-properties fo:color="#0000ff"/>
    </style:style>
    <style:style style:name="T440_64" style:family="text">
      <style:text-properties fo:color="#0000ff"/>
    </style:style>
    <style:style style:name="T440_65" style:family="text">
      <style:text-properties fo:color="#0000ff"/>
    </style:style>
    <style:style style:name="T440_66" style:family="text">
      <style:text-properties fo:color="#0000ff"/>
    </style:style>
    <style:style style:name="T440_67" style:family="text">
      <style:text-properties fo:color="#0000ff"/>
    </style:style>
    <style:style style:name="T440_68" style:family="text">
      <style:text-properties fo:color="#0000ff"/>
    </style:style>
    <style:style style:name="T440_69" style:family="text">
      <style:text-properties fo:color="#0000ff"/>
    </style:style>
    <style:style style:name="T440_70" style:family="text">
      <style:text-properties fo:color="#0000ff"/>
    </style:style>
    <style:style style:name="T440_71" style:family="text">
      <style:text-properties fo:color="#0000ff"/>
    </style:style>
    <style:style style:name="T440_72" style:family="text">
      <style:text-properties fo:color="#0000ff"/>
    </style:style>
    <style:style style:name="T440_73" style:family="text">
      <style:text-properties fo:color="#0000ff"/>
    </style:style>
    <style:style style:name="T440_74" style:family="text">
      <style:text-properties fo:color="#0000ff"/>
    </style:style>
    <style:style style:name="T440_75" style:family="text">
      <style:text-properties fo:color="#0000ff"/>
    </style:style>
    <style:style style:name="T440_76" style:family="text">
      <style:text-properties fo:color="#0000ff"/>
    </style:style>
    <style:style style:name="T440_77" style:family="text">
      <style:text-properties fo:color="#0000ff"/>
    </style:style>
    <style:style style:name="T440_78" style:family="text">
      <style:text-properties fo:color="#0000ff"/>
    </style:style>
    <style:style style:name="T440_79" style:family="text">
      <style:text-properties fo:color="#0000ff"/>
    </style:style>
    <style:style style:name="T440_80" style:family="text">
      <style:text-properties fo:color="#0000ff"/>
    </style:style>
    <style:style style:name="T440_81" style:family="text">
      <style:text-properties fo:color="#0000ff"/>
    </style:style>
    <style:style style:name="T440_82" style:family="text">
      <style:text-properties fo:color="#0000ff"/>
    </style:style>
    <style:style style:name="T440_83" style:family="text">
      <style:text-properties fo:color="#0000ff"/>
    </style:style>
    <style:style style:name="T440_84" style:family="text">
      <style:text-properties fo:color="#0000ff"/>
    </style:style>
    <style:style style:name="T440_85" style:family="text">
      <style:text-properties fo:color="#0000ff"/>
    </style:style>
    <style:style style:name="T440_86" style:family="text">
      <style:text-properties fo:color="#0000ff"/>
    </style:style>
    <style:style style:name="T440_87" style:family="text">
      <style:text-properties fo:color="#0000ff"/>
    </style:style>
    <style:style style:name="T440_88" style:family="text">
      <style:text-properties fo:color="#0000ff"/>
    </style:style>
    <style:style style:name="T440_89" style:family="text">
      <style:text-properties fo:color="#0000ff"/>
    </style:style>
    <style:style style:name="T440_90" style:family="text">
      <style:text-properties fo:color="#0000ff"/>
    </style:style>
    <style:style style:name="T440_91" style:family="text">
      <style:text-properties fo:color="#0000ff"/>
    </style:style>
    <style:style style:name="T440_92" style:family="text">
      <style:text-properties fo:color="#0000ff"/>
    </style:style>
    <style:style style:name="T440_93" style:family="text">
      <style:text-properties fo:color="#0000ff"/>
    </style:style>
    <style:style style:name="T440_94" style:family="text">
      <style:text-properties fo:color="#0000ff"/>
    </style:style>
    <style:style style:name="T440_95" style:family="text">
      <style:text-properties fo:color="#0000ff"/>
    </style:style>
    <style:style style:name="T440_96" style:family="text">
      <style:text-properties fo:color="#0000ff"/>
    </style:style>
    <style:style style:name="T440_97" style:family="text">
      <style:text-properties fo:color="#0000ff"/>
    </style:style>
    <style:style style:name="T440_98" style:family="text">
      <style:text-properties fo:color="#0000ff"/>
    </style:style>
    <style:style style:name="T440_99" style:family="text">
      <style:text-properties fo:color="#0000ff"/>
    </style:style>
    <style:style style:name="T440_100" style:family="text">
      <style:text-properties fo:color="#0000ff"/>
    </style:style>
    <style:style style:name="T440_101" style:family="text">
      <style:text-properties fo:color="#0000ff"/>
    </style:style>
    <style:style style:name="T440_102" style:family="text">
      <style:text-properties fo:color="#0000ff"/>
    </style:style>
    <style:style style:name="T440_103" style:family="text">
      <style:text-properties fo:color="#0000ff"/>
    </style:style>
    <style:style style:name="T440_104" style:family="text">
      <style:text-properties fo:color="#0000ff"/>
    </style:style>
    <style:style style:name="T440_105" style:family="text">
      <style:text-properties fo:color="#0000ff"/>
    </style:style>
    <style:style style:name="T440_106" style:family="text">
      <style:text-properties fo:color="#0000ff"/>
    </style:style>
    <style:style style:name="T440_107" style:family="text">
      <style:text-properties fo:color="#0000ff"/>
    </style:style>
    <style:style style:name="T440_108" style:family="text">
      <style:text-properties fo:color="#0000ff"/>
    </style:style>
    <style:style style:name="T440_109" style:family="text">
      <style:text-properties fo:color="#0000ff"/>
    </style:style>
    <style:style style:name="T440_110" style:family="text">
      <style:text-properties fo:color="#0000ff"/>
    </style:style>
    <style:style style:name="T440_111" style:family="text">
      <style:text-properties fo:color="#0000ff"/>
    </style:style>
    <style:style style:name="T440_112" style:family="text">
      <style:text-properties fo:color="#0000ff"/>
    </style:style>
    <style:style style:name="T440_113" style:family="text">
      <style:text-properties fo:color="#0000ff"/>
    </style:style>
    <style:style style:name="T440_114" style:family="text">
      <style:text-properties fo:color="#0000ff"/>
    </style:style>
    <style:style style:name="T440_115" style:family="text">
      <style:text-properties fo:color="#0000ff"/>
    </style:style>
    <style:style style:name="T440_116" style:family="text">
      <style:text-properties fo:color="#0000ff"/>
    </style:style>
    <style:style style:name="T440_117" style:family="text">
      <style:text-properties fo:color="#0000ff"/>
    </style:style>
    <style:style style:name="T440_118" style:family="text">
      <style:text-properties fo:color="#0000ff"/>
    </style:style>
    <style:style style:name="T440_119" style:family="text">
      <style:text-properties fo:color="#0000ff"/>
    </style:style>
    <style:style style:name="T440_120" style:family="text">
      <style:text-properties fo:color="#0000ff"/>
    </style:style>
    <style:style style:name="T440_121" style:family="text">
      <style:text-properties fo:color="#0000ff"/>
    </style:style>
    <style:style style:name="T440_122" style:family="text">
      <style:text-properties fo:color="#0000ff"/>
    </style:style>
    <style:style style:name="T440_123" style:family="text">
      <style:text-properties fo:color="#0000ff"/>
    </style:style>
    <style:style style:name="T440_124" style:family="text">
      <style:text-properties fo:color="#0000ff"/>
    </style:style>
    <style:style style:name="T440_125" style:family="text">
      <style:text-properties fo:color="#0000ff"/>
    </style:style>
    <style:style style:name="T440_126" style:family="text">
      <style:text-properties fo:color="#0000ff"/>
    </style:style>
    <style:style style:name="T440_127" style:family="text">
      <style:text-properties fo:color="#0000ff"/>
    </style:style>
    <style:style style:name="T440_128" style:family="text">
      <style:text-properties fo:color="#0000ff"/>
    </style:style>
    <style:style style:name="T440_129" style:family="text">
      <style:text-properties fo:color="#0000ff"/>
    </style:style>
    <style:style style:name="T440_130" style:family="text">
      <style:text-properties fo:color="#0000ff"/>
    </style:style>
    <style:style style:name="T440_131" style:family="text">
      <style:text-properties fo:color="#0000ff"/>
    </style:style>
    <style:style style:name="T440_132" style:family="text">
      <style:text-properties fo:color="#0000ff"/>
    </style:style>
    <style:style style:name="T440_133" style:family="text">
      <style:text-properties fo:color="#0000ff"/>
    </style:style>
    <style:style style:name="T440_134" style:family="text">
      <style:text-properties fo:color="#0000ff"/>
    </style:style>
    <style:style style:name="T440_135" style:family="text">
      <style:text-properties fo:color="#0000ff"/>
    </style:style>
    <style:style style:name="T440_136" style:family="text">
      <style:text-properties fo:color="#0000ff"/>
    </style:style>
    <style:style style:name="T440_137" style:family="text">
      <style:text-properties fo:color="#0000ff"/>
    </style:style>
    <style:style style:name="T440_138" style:family="text">
      <style:text-properties fo:color="#0000ff"/>
    </style:style>
    <style:style style:name="T440_139" style:family="text">
      <style:text-properties fo:color="#0000ff"/>
    </style:style>
    <style:style style:name="T440_140" style:family="text">
      <style:text-properties fo:color="#0000ff"/>
    </style:style>
    <style:style style:name="T440_141" style:family="text">
      <style:text-properties fo:color="#0000ff"/>
    </style:style>
    <style:style style:name="T440_142" style:family="text">
      <style:text-properties fo:color="#0000ff"/>
    </style:style>
    <style:style style:name="T440_143" style:family="text">
      <style:text-properties fo:color="#0000ff"/>
    </style:style>
    <style:style style:name="T440_144" style:family="text">
      <style:text-properties fo:color="#0000ff"/>
    </style:style>
    <style:style style:name="T440_145" style:family="text">
      <style:text-properties fo:color="#0000ff"/>
    </style:style>
    <style:style style:name="T440_146" style:family="text">
      <style:text-properties fo:color="#0000ff"/>
    </style:style>
    <style:style style:name="T440_147" style:family="text">
      <style:text-properties fo:color="#0000ff"/>
    </style:style>
    <style:style style:name="T440_148" style:family="text">
      <style:text-properties fo:color="#0000ff"/>
    </style:style>
    <style:style style:name="T440_149" style:family="text">
      <style:text-properties fo:color="#0000ff"/>
    </style:style>
    <style:style style:name="T440_150" style:family="text">
      <style:text-properties fo:color="#0000ff"/>
    </style:style>
    <style:style style:name="T440_151" style:family="text">
      <style:text-properties fo:color="#0000ff"/>
    </style:style>
    <style:style style:name="T440_152" style:family="text">
      <style:text-properties fo:color="#0000ff"/>
    </style:style>
    <style:style style:name="T440_153" style:family="text">
      <style:text-properties fo:color="#0000ff"/>
    </style:style>
    <style:style style:name="T440_154" style:family="text">
      <style:text-properties fo:color="#0000ff"/>
    </style:style>
    <style:style style:name="T440_155" style:family="text">
      <style:text-properties fo:color="#0000ff"/>
    </style:style>
    <style:style style:name="T440_156" style:family="text">
      <style:text-properties fo:color="#0000ff"/>
    </style:style>
    <style:style style:name="T440_157" style:family="text">
      <style:text-properties fo:color="#0000ff"/>
    </style:style>
    <style:style style:name="T440_158" style:family="text">
      <style:text-properties fo:color="#0000ff"/>
    </style:style>
    <style:style style:name="T440_159" style:family="text">
      <style:text-properties fo:color="#0000ff"/>
    </style:style>
    <style:style style:name="T440_160" style:family="text">
      <style:text-properties fo:color="#0000ff"/>
    </style:style>
    <style:style style:name="T440_161" style:family="text">
      <style:text-properties fo:color="#0000ff"/>
    </style:style>
    <style:style style:name="T440_162" style:family="text">
      <style:text-properties fo:color="#0000ff"/>
    </style:style>
    <style:style style:name="T440_163" style:family="text">
      <style:text-properties fo:color="#0000ff"/>
    </style:style>
    <style:style style:name="T440_164" style:family="text">
      <style:text-properties fo:color="#0000ff"/>
    </style:style>
    <style:style style:name="T440_165" style:family="text">
      <style:text-properties fo:color="#0000ff"/>
    </style:style>
    <style:style style:name="T440_166" style:family="text">
      <style:text-properties fo:color="#0000ff"/>
    </style:style>
    <style:style style:name="T440_167" style:family="text">
      <style:text-properties fo:color="#0000ff"/>
    </style:style>
    <style:style style:name="T440_168" style:family="text">
      <style:text-properties fo:color="#0000ff"/>
    </style:style>
    <style:style style:name="T440_169" style:family="text">
      <style:text-properties fo:color="#0000ff"/>
    </style:style>
    <style:style style:name="T440_170" style:family="text">
      <style:text-properties fo:color="#0000ff"/>
    </style:style>
    <style:style style:name="T440_171" style:family="text">
      <style:text-properties fo:color="#0000ff"/>
    </style:style>
    <style:style style:name="T440_172" style:family="text">
      <style:text-properties fo:color="#0000ff"/>
    </style:style>
    <style:style style:name="T440_173" style:family="text">
      <style:text-properties fo:color="#0000ff"/>
    </style:style>
    <style:style style:name="T440_174" style:family="text">
      <style:text-properties fo:color="#0000ff"/>
    </style:style>
    <style:style style:name="T440_175" style:family="text">
      <style:text-properties fo:color="#0000ff"/>
    </style:style>
    <style:style style:name="T440_176" style:family="text">
      <style:text-properties fo:color="#0000ff"/>
    </style:style>
    <style:style style:name="T440_177" style:family="text">
      <style:text-properties fo:color="#0000ff"/>
    </style:style>
    <style:style style:name="T440_178" style:family="text">
      <style:text-properties fo:color="#0000ff"/>
    </style:style>
    <style:style style:name="T440_179" style:family="text">
      <style:text-properties fo:color="#0000ff"/>
    </style:style>
    <style:style style:name="T440_180" style:family="text">
      <style:text-properties fo:color="#0000ff"/>
    </style:style>
    <style:style style:name="T440_181" style:family="text">
      <style:text-properties fo:color="#0000ff"/>
    </style:style>
    <style:style style:name="T440_182" style:family="text">
      <style:text-properties fo:color="#0000ff"/>
    </style:style>
    <style:style style:name="T440_183" style:family="text">
      <style:text-properties fo:color="#0000ff"/>
    </style:style>
    <style:style style:name="T440_184" style:family="text">
      <style:text-properties fo:color="#0000ff"/>
    </style:style>
    <style:style style:name="T440_185" style:family="text">
      <style:text-properties fo:color="#0000ff"/>
    </style:style>
    <style:style style:name="T440_186" style:family="text">
      <style:text-properties fo:color="#0000ff"/>
    </style:style>
    <style:style style:name="T440_187" style:family="text">
      <style:text-properties fo:color="#0000ff"/>
    </style:style>
    <style:style style:name="T440_188" style:family="text">
      <style:text-properties fo:color="#0000ff"/>
    </style:style>
    <style:style style:name="T440_189" style:family="text">
      <style:text-properties fo:color="#0000ff"/>
    </style:style>
    <style:style style:name="T440_190" style:family="text">
      <style:text-properties fo:color="#0000ff"/>
    </style:style>
    <style:style style:name="T440_191" style:family="text">
      <style:text-properties fo:color="#0000ff"/>
    </style:style>
    <style:style style:name="T440_192" style:family="text">
      <style:text-properties fo:color="#0000ff"/>
    </style:style>
    <style:style style:name="T440_193" style:family="text">
      <style:text-properties fo:color="#0000ff"/>
    </style:style>
    <style:style style:name="T440_194" style:family="text">
      <style:text-properties fo:color="#0000ff"/>
    </style:style>
    <style:style style:name="T440_195" style:family="text">
      <style:text-properties fo:color="#0000ff"/>
    </style:style>
    <style:style style:name="T440_196" style:family="text">
      <style:text-properties fo:color="#0000ff"/>
    </style:style>
    <style:style style:name="P441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42" style:family="paragraph" style:parent-style-name="Standard">
      <style:paragraph-properties fo:break-before="auto" fo:text-indent="0cm" fo:line-height="100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P443" style:family="paragraph" style:parent-style-name="Standard">
      <style:paragraph-properties fo:break-before="auto" fo:text-indent="0cm" fo:line-height="115%" fo:margin-top="0cm" style:writing-mode="lr-tb"/>
    </style:style>
    <style:style style:name="P444" style:family="paragraph" style:parent-style-name="Standard">
      <style:paragraph-properties fo:break-before="auto" fo:text-indent="0cm" fo:line-height="100%" style:writing-mode="lr-tb"/>
    </style:style>
    <style:style style:name="T444_1" style:family="text">
      <style:text-properties fo:color="#0000ff"/>
    </style:style>
    <style:style style:name="T444_2" style:family="text">
      <style:text-properties fo:color="#0000ff"/>
    </style:style>
    <style:style style:name="T444_3" style:family="text">
      <style:text-properties fo:color="#0000ff"/>
    </style:style>
    <style:style style:name="T444_4" style:family="text">
      <style:text-properties fo:color="#0000ff"/>
    </style:style>
    <style:style style:name="T444_5" style:family="text">
      <style:text-properties fo:color="#0000ff"/>
    </style:style>
    <style:style style:name="T444_6" style:family="text">
      <style:text-properties fo:color="#0000ff"/>
    </style:style>
    <style:style style:name="T444_7" style:family="text">
      <style:text-properties fo:color="#0000ff"/>
    </style:style>
    <style:style style:name="T444_8" style:family="text">
      <style:text-properties fo:color="#0000ff"/>
    </style:style>
    <style:style style:name="T444_9" style:family="text">
      <style:text-properties fo:color="#0000ff"/>
    </style:style>
    <style:style style:name="T444_10" style:family="text">
      <style:text-properties fo:color="#0000ff"/>
    </style:style>
    <style:style style:name="T444_11" style:family="text">
      <style:text-properties fo:color="#0000ff"/>
    </style:style>
    <style:style style:name="T444_12" style:family="text">
      <style:text-properties fo:color="#0000ff"/>
    </style:style>
    <style:style style:name="T444_13" style:family="text">
      <style:text-properties fo:color="#0000ff"/>
    </style:style>
    <style:style style:name="T444_14" style:family="text">
      <style:text-properties fo:color="#0000ff"/>
    </style:style>
    <style:style style:name="T444_15" style:family="text">
      <style:text-properties fo:color="#0000ff"/>
    </style:style>
    <style:style style:name="T444_16" style:family="text">
      <style:text-properties fo:color="#0000ff"/>
    </style:style>
    <style:style style:name="T444_17" style:family="text">
      <style:text-properties fo:color="#0000ff"/>
    </style:style>
    <style:style style:name="T444_18" style:family="text">
      <style:text-properties fo:color="#0000ff"/>
    </style:style>
    <style:style style:name="T444_19" style:family="text">
      <style:text-properties fo:color="#0000ff"/>
    </style:style>
    <style:style style:name="T444_20" style:family="text">
      <style:text-properties fo:color="#0000ff"/>
    </style:style>
    <style:style style:name="T444_21" style:family="text">
      <style:text-properties fo:color="#0000ff"/>
    </style:style>
    <style:style style:name="T444_22" style:family="text">
      <style:text-properties fo:color="#0000ff"/>
    </style:style>
    <style:style style:name="T444_23" style:family="text">
      <style:text-properties fo:color="#0000ff"/>
    </style:style>
    <style:style style:name="T444_24" style:family="text">
      <style:text-properties fo:color="#0000ff"/>
    </style:style>
    <style:style style:name="T444_25" style:family="text">
      <style:text-properties fo:color="#0000ff"/>
    </style:style>
    <style:style style:name="T444_26" style:family="text">
      <style:text-properties fo:color="#0000ff"/>
    </style:style>
    <style:style style:name="T444_27" style:family="text">
      <style:text-properties fo:color="#0000ff"/>
    </style:style>
    <style:style style:name="T444_28" style:family="text">
      <style:text-properties fo:color="#0000ff"/>
    </style:style>
    <style:style style:name="T444_29" style:family="text">
      <style:text-properties fo:color="#0000ff"/>
    </style:style>
    <style:style style:name="T444_30" style:family="text">
      <style:text-properties fo:color="#0000ff"/>
    </style:style>
    <style:style style:name="T444_31" style:family="text">
      <style:text-properties fo:color="#0000ff"/>
    </style:style>
    <style:style style:name="T444_32" style:family="text">
      <style:text-properties fo:color="#0000ff"/>
    </style:style>
    <style:style style:name="T444_33" style:family="text">
      <style:text-properties fo:color="#0000ff"/>
    </style:style>
    <style:style style:name="T444_34" style:family="text">
      <style:text-properties fo:color="#0000ff"/>
    </style:style>
    <style:style style:name="T444_35" style:family="text">
      <style:text-properties fo:color="#0000ff"/>
    </style:style>
    <style:style style:name="T444_36" style:family="text">
      <style:text-properties fo:color="#0000ff"/>
    </style:style>
    <style:style style:name="T444_37" style:family="text">
      <style:text-properties fo:color="#0000ff"/>
    </style:style>
    <style:style style:name="T444_38" style:family="text">
      <style:text-properties fo:color="#0000ff"/>
    </style:style>
    <style:style style:name="T444_39" style:family="text">
      <style:text-properties fo:color="#0000ff"/>
    </style:style>
    <style:style style:name="T444_40" style:family="text">
      <style:text-properties fo:color="#0000ff"/>
    </style:style>
    <style:style style:name="T444_41" style:family="text">
      <style:text-properties fo:color="#0000ff"/>
    </style:style>
    <style:style style:name="T444_42" style:family="text">
      <style:text-properties fo:color="#0000ff"/>
    </style:style>
    <style:style style:name="T444_43" style:family="text">
      <style:text-properties fo:color="#0000ff"/>
    </style:style>
    <style:style style:name="T444_44" style:family="text">
      <style:text-properties fo:color="#0000ff"/>
    </style:style>
    <style:style style:name="T444_45" style:family="text">
      <style:text-properties fo:color="#0000ff"/>
    </style:style>
    <style:style style:name="T444_46" style:family="text">
      <style:text-properties fo:color="#0000ff"/>
    </style:style>
    <style:style style:name="T444_47" style:family="text">
      <style:text-properties fo:color="#0000ff"/>
    </style:style>
    <style:style style:name="T444_48" style:family="text">
      <style:text-properties fo:color="#0000ff"/>
    </style:style>
    <style:style style:name="T444_49" style:family="text">
      <style:text-properties fo:color="#0000ff"/>
    </style:style>
    <style:style style:name="T444_50" style:family="text">
      <style:text-properties fo:color="#0000ff"/>
    </style:style>
    <style:style style:name="T444_51" style:family="text">
      <style:text-properties fo:color="#0000ff"/>
    </style:style>
    <style:style style:name="T444_52" style:family="text">
      <style:text-properties fo:color="#0000ff"/>
    </style:style>
    <style:style style:name="T444_53" style:family="text">
      <style:text-properties fo:color="#0000ff"/>
    </style:style>
    <style:style style:name="T444_54" style:family="text">
      <style:text-properties fo:color="#0000ff"/>
    </style:style>
    <style:style style:name="T444_55" style:family="text">
      <style:text-properties fo:color="#0000ff"/>
    </style:style>
    <style:style style:name="T444_56" style:family="text">
      <style:text-properties fo:color="#0000ff"/>
    </style:style>
    <style:style style:name="T444_57" style:family="text">
      <style:text-properties fo:color="#0000ff"/>
    </style:style>
    <style:style style:name="T444_58" style:family="text">
      <style:text-properties fo:color="#0000ff"/>
    </style:style>
    <style:style style:name="T444_59" style:family="text">
      <style:text-properties fo:color="#0000ff"/>
    </style:style>
    <style:style style:name="T444_60" style:family="text">
      <style:text-properties fo:color="#0000ff"/>
    </style:style>
    <style:style style:name="T444_61" style:family="text">
      <style:text-properties fo:color="#0000ff"/>
    </style:style>
    <style:style style:name="T444_62" style:family="text">
      <style:text-properties fo:color="#0000ff"/>
    </style:style>
    <style:style style:name="T444_63" style:family="text">
      <style:text-properties fo:color="#0000ff"/>
    </style:style>
    <style:style style:name="T444_64" style:family="text">
      <style:text-properties fo:color="#0000ff"/>
    </style:style>
    <style:style style:name="T444_65" style:family="text">
      <style:text-properties fo:color="#0000ff"/>
    </style:style>
    <style:style style:name="T444_66" style:family="text">
      <style:text-properties fo:color="#0000ff"/>
    </style:style>
    <style:style style:name="T444_67" style:family="text">
      <style:text-properties fo:color="#0000ff"/>
    </style:style>
    <style:style style:name="T444_68" style:family="text">
      <style:text-properties fo:color="#0000ff"/>
    </style:style>
    <style:style style:name="T444_69" style:family="text">
      <style:text-properties fo:color="#0000ff"/>
    </style:style>
    <style:style style:name="T444_70" style:family="text">
      <style:text-properties fo:color="#0000ff"/>
    </style:style>
    <style:style style:name="T444_71" style:family="text">
      <style:text-properties fo:color="#0000ff"/>
    </style:style>
    <style:style style:name="T444_72" style:family="text">
      <style:text-properties fo:color="#0000ff"/>
    </style:style>
    <style:style style:name="T444_73" style:family="text">
      <style:text-properties fo:color="#0000ff"/>
    </style:style>
    <style:style style:name="T444_74" style:family="text">
      <style:text-properties fo:color="#0000ff"/>
    </style:style>
    <style:style style:name="T444_75" style:family="text">
      <style:text-properties fo:color="#0000ff"/>
    </style:style>
    <style:style style:name="T444_76" style:family="text">
      <style:text-properties fo:color="#0000ff"/>
    </style:style>
    <style:style style:name="T444_77" style:family="text">
      <style:text-properties fo:color="#0000ff"/>
    </style:style>
    <style:style style:name="T444_78" style:family="text">
      <style:text-properties fo:color="#0000ff"/>
    </style:style>
    <style:style style:name="T444_79" style:family="text">
      <style:text-properties fo:color="#0000ff"/>
    </style:style>
    <style:style style:name="T444_80" style:family="text">
      <style:text-properties fo:color="#0000ff"/>
    </style:style>
    <style:style style:name="T444_81" style:family="text">
      <style:text-properties fo:color="#0000ff"/>
    </style:style>
    <style:style style:name="T444_82" style:family="text">
      <style:text-properties fo:color="#0000ff"/>
    </style:style>
    <style:style style:name="T444_83" style:family="text">
      <style:text-properties fo:color="#0000ff"/>
    </style:style>
    <style:style style:name="T444_84" style:family="text">
      <style:text-properties fo:color="#0000ff"/>
    </style:style>
    <style:style style:name="T444_85" style:family="text">
      <style:text-properties fo:color="#0000ff"/>
    </style:style>
    <style:style style:name="T444_86" style:family="text">
      <style:text-properties fo:color="#0000ff"/>
    </style:style>
    <style:style style:name="T444_87" style:family="text">
      <style:text-properties fo:color="#0000ff"/>
    </style:style>
    <style:style style:name="T444_88" style:family="text">
      <style:text-properties fo:color="#0000ff"/>
    </style:style>
    <style:style style:name="P445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46" style:family="paragraph" style:parent-style-name="Standard">
      <style:paragraph-properties fo:break-before="auto" fo:text-indent="0cm" fo:line-height="100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P447" style:family="paragraph" style:parent-style-name="Standard">
      <style:paragraph-properties fo:break-before="auto" fo:text-indent="0cm" fo:line-height="115%" fo:margin-top="0cm" style:writing-mode="lr-tb"/>
    </style:style>
    <style:style style:name="P448" style:family="paragraph" style:parent-style-name="Standard">
      <style:paragraph-properties fo:break-before="auto" fo:text-indent="0cm" fo:line-height="100%" style:writing-mode="lr-tb"/>
    </style:style>
    <style:style style:name="T448_1" style:family="text">
      <style:text-properties fo:color="#0000ff"/>
    </style:style>
    <style:style style:name="T448_2" style:family="text">
      <style:text-properties fo:color="#0000ff"/>
    </style:style>
    <style:style style:name="T448_3" style:family="text">
      <style:text-properties fo:color="#0000ff"/>
    </style:style>
    <style:style style:name="T448_4" style:family="text">
      <style:text-properties fo:color="#0000ff"/>
    </style:style>
    <style:style style:name="T448_5" style:family="text">
      <style:text-properties fo:color="#0000ff"/>
    </style:style>
    <style:style style:name="T448_6" style:family="text">
      <style:text-properties fo:color="#0000ff"/>
    </style:style>
    <style:style style:name="T448_7" style:family="text">
      <style:text-properties fo:color="#0000ff"/>
    </style:style>
    <style:style style:name="T448_8" style:family="text">
      <style:text-properties fo:color="#0000ff"/>
    </style:style>
    <style:style style:name="T448_9" style:family="text">
      <style:text-properties fo:color="#0000ff"/>
    </style:style>
    <style:style style:name="T448_10" style:family="text">
      <style:text-properties fo:color="#0000ff"/>
    </style:style>
    <style:style style:name="T448_11" style:family="text">
      <style:text-properties fo:color="#0000ff"/>
    </style:style>
    <style:style style:name="T448_12" style:family="text">
      <style:text-properties fo:color="#0000ff"/>
    </style:style>
    <style:style style:name="T448_13" style:family="text">
      <style:text-properties fo:color="#0000ff"/>
    </style:style>
    <style:style style:name="T448_14" style:family="text">
      <style:text-properties fo:color="#0000ff"/>
    </style:style>
    <style:style style:name="T448_15" style:family="text">
      <style:text-properties fo:color="#0000ff"/>
    </style:style>
    <style:style style:name="T448_16" style:family="text">
      <style:text-properties fo:color="#0000ff"/>
    </style:style>
    <style:style style:name="T448_17" style:family="text">
      <style:text-properties fo:color="#0000ff"/>
    </style:style>
    <style:style style:name="T448_18" style:family="text">
      <style:text-properties fo:color="#0000ff"/>
    </style:style>
    <style:style style:name="T448_19" style:family="text">
      <style:text-properties fo:color="#0000ff"/>
    </style:style>
    <style:style style:name="T448_20" style:family="text">
      <style:text-properties fo:color="#0000ff"/>
    </style:style>
    <style:style style:name="T448_21" style:family="text">
      <style:text-properties fo:color="#0000ff"/>
    </style:style>
    <style:style style:name="T448_22" style:family="text">
      <style:text-properties fo:color="#0000ff"/>
    </style:style>
    <style:style style:name="T448_23" style:family="text">
      <style:text-properties fo:color="#0000ff"/>
    </style:style>
    <style:style style:name="T448_24" style:family="text">
      <style:text-properties fo:color="#0000ff"/>
    </style:style>
    <style:style style:name="T448_25" style:family="text">
      <style:text-properties fo:color="#0000ff"/>
    </style:style>
    <style:style style:name="T448_26" style:family="text">
      <style:text-properties fo:color="#0000ff"/>
    </style:style>
    <style:style style:name="T448_27" style:family="text">
      <style:text-properties fo:color="#0000ff"/>
    </style:style>
    <style:style style:name="T448_28" style:family="text">
      <style:text-properties fo:color="#0000ff"/>
    </style:style>
    <style:style style:name="T448_29" style:family="text">
      <style:text-properties fo:color="#0000ff"/>
    </style:style>
    <style:style style:name="T448_30" style:family="text">
      <style:text-properties fo:color="#0000ff"/>
    </style:style>
    <style:style style:name="T448_31" style:family="text">
      <style:text-properties fo:color="#0000ff"/>
    </style:style>
    <style:style style:name="T448_32" style:family="text">
      <style:text-properties fo:color="#0000ff"/>
    </style:style>
    <style:style style:name="T448_33" style:family="text">
      <style:text-properties fo:color="#0000ff"/>
    </style:style>
    <style:style style:name="T448_34" style:family="text">
      <style:text-properties fo:color="#0000ff"/>
    </style:style>
    <style:style style:name="T448_35" style:family="text">
      <style:text-properties fo:color="#0000ff"/>
    </style:style>
    <style:style style:name="T448_36" style:family="text">
      <style:text-properties fo:color="#0000ff"/>
    </style:style>
    <style:style style:name="T448_37" style:family="text">
      <style:text-properties fo:color="#0000ff"/>
    </style:style>
    <style:style style:name="T448_38" style:family="text">
      <style:text-properties fo:color="#0000ff"/>
    </style:style>
    <style:style style:name="T448_39" style:family="text">
      <style:text-properties fo:color="#0000ff"/>
    </style:style>
    <style:style style:name="T448_40" style:family="text">
      <style:text-properties fo:color="#0000ff"/>
    </style:style>
    <style:style style:name="T448_41" style:family="text">
      <style:text-properties fo:color="#0000ff"/>
    </style:style>
    <style:style style:name="T448_42" style:family="text">
      <style:text-properties fo:color="#0000ff"/>
    </style:style>
    <style:style style:name="T448_43" style:family="text">
      <style:text-properties fo:color="#0000ff"/>
    </style:style>
    <style:style style:name="T448_44" style:family="text">
      <style:text-properties fo:color="#0000ff"/>
    </style:style>
    <style:style style:name="T448_45" style:family="text">
      <style:text-properties fo:color="#0000ff"/>
    </style:style>
    <style:style style:name="T448_46" style:family="text">
      <style:text-properties fo:color="#0000ff"/>
    </style:style>
    <style:style style:name="T448_47" style:family="text">
      <style:text-properties fo:color="#0000ff"/>
    </style:style>
    <style:style style:name="T448_48" style:family="text">
      <style:text-properties fo:color="#0000ff"/>
    </style:style>
    <style:style style:name="T448_49" style:family="text">
      <style:text-properties fo:color="#0000ff"/>
    </style:style>
    <style:style style:name="T448_50" style:family="text">
      <style:text-properties fo:color="#0000ff"/>
    </style:style>
    <style:style style:name="T448_51" style:family="text">
      <style:text-properties fo:color="#0000ff"/>
    </style:style>
    <style:style style:name="T448_52" style:family="text">
      <style:text-properties fo:color="#0000ff"/>
    </style:style>
    <style:style style:name="T448_53" style:family="text">
      <style:text-properties fo:color="#0000ff"/>
    </style:style>
    <style:style style:name="T448_54" style:family="text">
      <style:text-properties fo:color="#0000ff"/>
    </style:style>
    <style:style style:name="T448_55" style:family="text">
      <style:text-properties fo:color="#0000ff"/>
    </style:style>
    <style:style style:name="T448_56" style:family="text">
      <style:text-properties fo:color="#0000ff"/>
    </style:style>
    <style:style style:name="T448_57" style:family="text">
      <style:text-properties fo:color="#0000ff"/>
    </style:style>
    <style:style style:name="T448_58" style:family="text">
      <style:text-properties fo:color="#0000ff"/>
    </style:style>
    <style:style style:name="T448_59" style:family="text">
      <style:text-properties fo:color="#0000ff"/>
    </style:style>
    <style:style style:name="T448_60" style:family="text">
      <style:text-properties fo:color="#0000ff"/>
    </style:style>
    <style:style style:name="T448_61" style:family="text">
      <style:text-properties fo:color="#0000ff"/>
    </style:style>
    <style:style style:name="T448_62" style:family="text">
      <style:text-properties fo:color="#0000ff"/>
    </style:style>
    <style:style style:name="T448_63" style:family="text">
      <style:text-properties fo:color="#0000ff"/>
    </style:style>
    <style:style style:name="T448_64" style:family="text">
      <style:text-properties fo:color="#0000ff"/>
    </style:style>
    <style:style style:name="T448_65" style:family="text">
      <style:text-properties fo:color="#0000ff"/>
    </style:style>
    <style:style style:name="T448_66" style:family="text">
      <style:text-properties fo:color="#0000ff"/>
    </style:style>
    <style:style style:name="T448_67" style:family="text">
      <style:text-properties fo:color="#0000ff"/>
    </style:style>
    <style:style style:name="T448_68" style:family="text">
      <style:text-properties fo:color="#0000ff"/>
    </style:style>
    <style:style style:name="T448_69" style:family="text">
      <style:text-properties fo:color="#0000ff"/>
    </style:style>
    <style:style style:name="T448_70" style:family="text">
      <style:text-properties fo:color="#0000ff"/>
    </style:style>
    <style:style style:name="T448_71" style:family="text">
      <style:text-properties fo:color="#0000ff"/>
    </style:style>
    <style:style style:name="T448_72" style:family="text">
      <style:text-properties fo:color="#0000ff"/>
    </style:style>
    <style:style style:name="T448_73" style:family="text">
      <style:text-properties fo:color="#0000ff"/>
    </style:style>
    <style:style style:name="T448_74" style:family="text">
      <style:text-properties fo:color="#0000ff"/>
    </style:style>
    <style:style style:name="T448_75" style:family="text">
      <style:text-properties fo:color="#0000ff"/>
    </style:style>
    <style:style style:name="T448_76" style:family="text">
      <style:text-properties fo:color="#0000ff"/>
    </style:style>
    <style:style style:name="T448_77" style:family="text">
      <style:text-properties fo:color="#0000ff"/>
    </style:style>
    <style:style style:name="T448_78" style:family="text">
      <style:text-properties fo:color="#0000ff"/>
    </style:style>
    <style:style style:name="T448_79" style:family="text">
      <style:text-properties fo:color="#0000ff"/>
    </style:style>
    <style:style style:name="T448_80" style:family="text">
      <style:text-properties fo:color="#0000ff"/>
    </style:style>
    <style:style style:name="T448_81" style:family="text">
      <style:text-properties fo:color="#0000ff"/>
    </style:style>
    <style:style style:name="T448_82" style:family="text">
      <style:text-properties fo:color="#0000ff"/>
    </style:style>
    <style:style style:name="T448_83" style:family="text">
      <style:text-properties fo:color="#0000ff"/>
    </style:style>
    <style:style style:name="T448_84" style:family="text">
      <style:text-properties fo:color="#0000ff"/>
    </style:style>
    <style:style style:name="T448_85" style:family="text">
      <style:text-properties fo:color="#0000ff"/>
    </style:style>
    <style:style style:name="T448_86" style:family="text">
      <style:text-properties fo:color="#0000ff"/>
    </style:style>
    <style:style style:name="T448_87" style:family="text">
      <style:text-properties fo:color="#0000ff"/>
    </style:style>
    <style:style style:name="T448_88" style:family="text">
      <style:text-properties fo:color="#0000ff"/>
    </style:style>
    <style:style style:name="T448_89" style:family="text">
      <style:text-properties fo:color="#0000ff"/>
    </style:style>
    <style:style style:name="T448_90" style:family="text">
      <style:text-properties fo:color="#0000ff"/>
    </style:style>
    <style:style style:name="T448_91" style:family="text">
      <style:text-properties fo:color="#0000ff"/>
    </style:style>
    <style:style style:name="T448_92" style:family="text">
      <style:text-properties fo:color="#0000ff"/>
    </style:style>
    <style:style style:name="T448_93" style:family="text">
      <style:text-properties fo:color="#0000ff"/>
    </style:style>
    <style:style style:name="T448_94" style:family="text">
      <style:text-properties fo:color="#0000ff"/>
    </style:style>
    <style:style style:name="T448_95" style:family="text">
      <style:text-properties fo:color="#0000ff"/>
    </style:style>
    <style:style style:name="T448_96" style:family="text">
      <style:text-properties fo:color="#0000ff"/>
    </style:style>
    <style:style style:name="T448_97" style:family="text">
      <style:text-properties fo:color="#0000ff"/>
    </style:style>
    <style:style style:name="T448_98" style:family="text">
      <style:text-properties fo:color="#0000ff"/>
    </style:style>
    <style:style style:name="T448_99" style:family="text">
      <style:text-properties fo:color="#0000ff"/>
    </style:style>
    <style:style style:name="T448_100" style:family="text">
      <style:text-properties fo:color="#0000ff"/>
    </style:style>
    <style:style style:name="T448_101" style:family="text">
      <style:text-properties fo:color="#0000ff"/>
    </style:style>
    <style:style style:name="T448_102" style:family="text">
      <style:text-properties fo:color="#0000ff"/>
    </style:style>
    <style:style style:name="T448_103" style:family="text">
      <style:text-properties fo:color="#0000ff"/>
    </style:style>
    <style:style style:name="T448_104" style:family="text">
      <style:text-properties fo:color="#0000ff"/>
    </style:style>
    <style:style style:name="T448_105" style:family="text">
      <style:text-properties fo:color="#0000ff"/>
    </style:style>
    <style:style style:name="T448_106" style:family="text">
      <style:text-properties fo:color="#0000ff"/>
    </style:style>
    <style:style style:name="T448_107" style:family="text">
      <style:text-properties fo:color="#0000ff"/>
    </style:style>
    <style:style style:name="T448_108" style:family="text">
      <style:text-properties fo:color="#0000ff"/>
    </style:style>
    <style:style style:name="T448_109" style:family="text">
      <style:text-properties fo:color="#0000ff"/>
    </style:style>
    <style:style style:name="T448_110" style:family="text">
      <style:text-properties fo:color="#0000ff"/>
    </style:style>
    <style:style style:name="T448_111" style:family="text">
      <style:text-properties fo:color="#0000ff"/>
    </style:style>
    <style:style style:name="T448_112" style:family="text">
      <style:text-properties fo:color="#0000ff"/>
    </style:style>
    <style:style style:name="T448_113" style:family="text">
      <style:text-properties fo:color="#0000ff"/>
    </style:style>
    <style:style style:name="T448_114" style:family="text">
      <style:text-properties fo:color="#0000ff"/>
    </style:style>
    <style:style style:name="T448_115" style:family="text">
      <style:text-properties fo:color="#0000ff"/>
    </style:style>
    <style:style style:name="T448_116" style:family="text">
      <style:text-properties fo:color="#0000ff"/>
    </style:style>
    <style:style style:name="T448_117" style:family="text">
      <style:text-properties fo:color="#0000ff"/>
    </style:style>
    <style:style style:name="T448_118" style:family="text">
      <style:text-properties fo:color="#0000ff"/>
    </style:style>
    <style:style style:name="T448_119" style:family="text">
      <style:text-properties fo:color="#0000ff"/>
    </style:style>
    <style:style style:name="T448_120" style:family="text">
      <style:text-properties fo:color="#0000ff"/>
    </style:style>
    <style:style style:name="T448_121" style:family="text">
      <style:text-properties fo:color="#0000ff"/>
    </style:style>
    <style:style style:name="T448_122" style:family="text">
      <style:text-properties fo:color="#0000ff"/>
    </style:style>
    <style:style style:name="T448_123" style:family="text">
      <style:text-properties fo:color="#0000ff"/>
    </style:style>
    <style:style style:name="T448_124" style:family="text">
      <style:text-properties fo:color="#0000ff"/>
    </style:style>
    <style:style style:name="T448_125" style:family="text">
      <style:text-properties fo:color="#0000ff"/>
    </style:style>
    <style:style style:name="T448_126" style:family="text">
      <style:text-properties fo:color="#0000ff"/>
    </style:style>
    <style:style style:name="T448_127" style:family="text">
      <style:text-properties fo:color="#0000ff"/>
    </style:style>
    <style:style style:name="T448_128" style:family="text">
      <style:text-properties fo:color="#0000ff"/>
    </style:style>
    <style:style style:name="T448_129" style:family="text">
      <style:text-properties fo:color="#0000ff"/>
    </style:style>
    <style:style style:name="T448_130" style:family="text">
      <style:text-properties fo:color="#0000ff"/>
    </style:style>
    <style:style style:name="T448_131" style:family="text">
      <style:text-properties fo:color="#0000ff"/>
    </style:style>
    <style:style style:name="T448_132" style:family="text">
      <style:text-properties fo:color="#0000ff"/>
    </style:style>
    <style:style style:name="T448_133" style:family="text">
      <style:text-properties fo:color="#0000ff"/>
    </style:style>
    <style:style style:name="T448_134" style:family="text">
      <style:text-properties fo:color="#0000ff"/>
    </style:style>
    <style:style style:name="T448_135" style:family="text">
      <style:text-properties fo:color="#0000ff"/>
    </style:style>
    <style:style style:name="T448_136" style:family="text">
      <style:text-properties fo:color="#0000ff"/>
    </style:style>
    <style:style style:name="T448_137" style:family="text">
      <style:text-properties fo:color="#0000ff"/>
    </style:style>
    <style:style style:name="T448_138" style:family="text">
      <style:text-properties fo:color="#0000ff"/>
    </style:style>
    <style:style style:name="T448_139" style:family="text">
      <style:text-properties fo:color="#0000ff"/>
    </style:style>
    <style:style style:name="T448_140" style:family="text">
      <style:text-properties fo:color="#0000ff"/>
    </style:style>
    <style:style style:name="P449" style:family="paragraph" style:parent-style-name="Standard">
      <style:paragraph-properties fo:break-before="auto" fo:text-indent="0cm" fo:line-height="115%" fo:margin-top="0cm" style:writing-mode="lr-tb"/>
      <style:text-properties fo:color="#0000ff"/>
    </style:style>
    <style:style style:name="P450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450_1" style:family="text">
      <style:text-properties fo:font-size="14pt" style:font-size-asian="14pt" style:font-size-complex="14pt" fo:font-weight="bold" style:font-weight-asian="bold" style:font-weight-complex="bold"/>
    </style:style>
    <style:style style:name="T450_2" style:family="text">
      <style:text-properties fo:font-size="14pt" style:font-size-asian="14pt" style:font-size-complex="14pt" fo:font-weight="bold" style:font-weight-asian="bold" style:font-weight-complex="bold"/>
    </style:style>
    <style:style style:name="T450_3" style:family="text">
      <style:text-properties fo:font-size="14pt" style:font-size-asian="14pt" style:font-size-complex="14pt" fo:font-weight="bold" style:font-weight-asian="bold" style:font-weight-complex="bold"/>
    </style:style>
    <style:style style:name="P451" style:family="paragraph" style:parent-style-name="Standard">
      <style:paragraph-properties fo:text-align="center" fo:break-before="auto" fo:text-indent="0cm" fo:line-height="115%" fo:margin-top="0cm" style:writing-mode="lr-tb"/>
    </style:style>
    <style:style style:name="T451_1" style:family="text">
      <style:text-properties fo:font-weight="bold" style:font-weight-asian="bold" style:font-weight-complex="bold"/>
    </style:style>
    <style:style style:name="T451_2" style:family="text">
      <style:text-properties fo:font-weight="bold" style:font-weight-asian="bold" style:font-weight-complex="bold"/>
    </style:style>
    <style:style style:name="T451_3" style:family="text">
      <style:text-properties fo:font-weight="bold" style:font-weight-asian="bold" style:font-weight-complex="bold"/>
    </style:style>
    <style:style style:name="T451_4" style:family="text">
      <style:text-properties fo:font-weight="bold" style:font-weight-asian="bold" style:font-weight-complex="bold"/>
    </style:style>
    <style:style style:name="T451_5" style:family="text">
      <style:text-properties fo:font-weight="bold" style:font-weight-asian="bold" style:font-weight-complex="bold"/>
    </style:style>
    <style:style style:name="P452" style:family="paragraph" style:parent-style-name="Standard">
      <style:paragraph-properties fo:break-before="auto" fo:text-indent="0cm" fo:line-height="115%" fo:margin-top="0cm" style:writing-mode="lr-tb"/>
      <style:text-properties fo:font-weight="bold" style:font-weight-asian="bold" style:font-weight-complex="bold"/>
    </style:style>
    <style:style style:name="P453" style:family="paragraph" style:parent-style-name="Standard">
      <style:paragraph-properties fo:break-before="auto" fo:text-indent="0cm" fo:line-height="100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P454" style:family="paragraph" style:parent-style-name="Standard">
      <style:paragraph-properties fo:break-before="auto" fo:text-indent="0cm" fo:line-height="115%" fo:margin-top="0cm" style:writing-mode="lr-tb"/>
    </style:style>
    <style:style style:name="P455" style:family="paragraph" style:parent-style-name="Standard">
      <style:paragraph-properties fo:break-before="auto" fo:text-indent="0cm" fo:line-height="100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T455_25" style:family="text"/>
    <style:style style:name="T455_26" style:family="text"/>
    <style:style style:name="T455_27" style:family="text"/>
    <style:style style:name="T455_28" style:family="text"/>
    <style:style style:name="T455_29" style:family="text"/>
    <style:style style:name="T455_30" style:family="text"/>
    <style:style style:name="T455_31" style:family="text"/>
    <style:style style:name="T455_32" style:family="text"/>
    <style:style style:name="P456" style:family="paragraph" style:parent-style-name="Standard">
      <style:paragraph-properties fo:break-before="auto" fo:text-indent="0cm" fo:line-height="115%" fo:margin-top="0cm" style:writing-mode="lr-tb"/>
    </style:style>
    <style:style style:name="P457" style:family="paragraph" style:parent-style-name="Standard">
      <style:paragraph-properties fo:break-before="auto" fo:text-indent="0cm" fo:line-height="100%" style:writing-mode="lr-tb">
        <style:tab-stops>
          <style:tab-stop style:type="left" style:leader-style="none" style:position="6.35cm"/>
        </style:tab-stops>
      </style:paragraph-properties>
      <style:text-properties fo:color="#0000ff" fo:font-weight="bold" style:font-weight-asian="bold" style:font-weight-complex="bold"/>
    </style:style>
  </office:automatic-styles>
  <office:body>
    <office:text>
      <text:p text:style-name="P1"><text:span text:style-name="T1_1">Bylaws</text:span><text:span text:style-name="T1_2"><text:line-break/></text:span><text:span text:style-name="T1_3">of</text:span><text:span text:style-name="T1_4"><text:line-break/></text:span><text:span text:style-name="T1_5">indysci</text:span><text:span text:style-name="T1_6"><text:s/></text:span><text:span text:style-name="T1_7">dot</text:span><text:span text:style-name="T1_8"><text:s/></text:span><text:span text:style-name="T1_9">org</text:span><text:span text:style-name="T1_10">,</text:span></text:p>
      <text:p text:style-name="P2"><text:span text:style-name="T2_1">(</text:span><text:span text:style-name="T2_2">as</text:span><text:span text:style-name="T2_3"><text:s/></text:span><text:span text:style-name="T2_4">amended</text:span><text:span text:style-name="T2_5">)</text:span></text:p>
      <text:p text:style-name="P3"/>
      <text:p text:style-name="P4"><text:span text:style-name="T4_1">Article</text:span><text:span text:style-name="T4_2"><text:s/>1<text:line-break/></text:span><text:span text:style-name="T4_3">Offices</text:span></text:p>
      <text:p text:style-name="P5"/>
      <text:p text:style-name="P6"><text:span text:style-name="T6_1">Section</text:span><text:span text:style-name="T6_2"><text:s/>1.<text:s/></text:span><text:span text:style-name="T6_3">Principal</text:span><text:span text:style-name="T6_4"><text:s/></text:span><text:span text:style-name="T6_5">Office</text:span></text:p>
      <text:p text:style-name="P7"><text:span text:style-name="T7_1">The</text:span><text:span text:style-name="T7_2"><text:s/></text:span><text:span text:style-name="T7_3">principal</text:span><text:span text:style-name="T7_4"><text:s/></text:span><text:span text:style-name="T7_5">office</text:span><text:span text:style-name="T7_6"><text:s/></text:span><text:span text:style-name="T7_7">of</text:span><text:span text:style-name="T7_8"><text:s/></text:span><text:span text:style-name="T7_9">the</text:span><text:span text:style-name="T7_10"><text:s/></text:span><text:span text:style-name="T7_11">corporation</text:span><text:span text:style-name="T7_12"><text:s/></text:span><text:span text:style-name="T7_13">is</text:span><text:span text:style-name="T7_14"><text:s/></text:span><text:span text:style-name="T7_15">located</text:span><text:span text:style-name="T7_16"><text:s/></text:span><text:span text:style-name="T7_17">in</text:span><text:span text:style-name="T7_18"><text:s/></text:span><text:span text:style-name="T7_19">San</text:span><text:span text:style-name="T7_20"><text:s/></text:span><text:span text:style-name="T7_21">Diego</text:span><text:span text:style-name="T7_22"><text:s/></text:span><text:span text:style-name="T7_23">County</text:span><text:span text:style-name="T7_24">,<text:s/></text:span><text:span text:style-name="T7_25">State</text:span><text:span text:style-name="T7_26"><text:s/></text:span><text:span text:style-name="T7_27">of</text:span><text:span text:style-name="T7_28"><text:s/></text:span><text:span text:style-name="T7_29">California</text:span><text:span text:style-name="T7_30">.</text:span></text:p>
      <text:p text:style-name="P8"/>
      <text:p text:style-name="P9"><text:span text:style-name="T9_1">Section</text:span><text:span text:style-name="T9_2"><text:s/>2.<text:s/></text:span><text:span text:style-name="T9_3">Change</text:span><text:span text:style-name="T9_4"><text:s/></text:span><text:span text:style-name="T9_5">of</text:span><text:span text:style-name="T9_6"><text:s/></text:span><text:span text:style-name="T9_7">Address</text:span></text:p>
      <text:p text:style-name="P10"><text:span text:style-name="T10_1">The</text:span><text:span text:style-name="T10_2"><text:s/></text:span><text:span text:style-name="T10_3">designation</text:span><text:span text:style-name="T10_4"><text:s/></text:span><text:span text:style-name="T10_5">of</text:span><text:span text:style-name="T10_6"><text:s/></text:span><text:span text:style-name="T10_7">the</text:span><text:span text:style-name="T10_8"><text:s/></text:span><text:span text:style-name="T10_9">county</text:span><text:span text:style-name="T10_10"><text:s/></text:span><text:span text:style-name="T10_11">or</text:span><text:span text:style-name="T10_12"><text:s/></text:span><text:span text:style-name="T10_13">state</text:span><text:span text:style-name="T10_14"><text:s/></text:span><text:span text:style-name="T10_15">of</text:span><text:span text:style-name="T10_16"><text:s/></text:span><text:span text:style-name="T10_17">the</text:span><text:span text:style-name="T10_18"><text:s/></text:span><text:span text:style-name="T10_19">corporation</text:span><text:span text:style-name="T10_20">'</text:span><text:span text:style-name="T10_21">s</text:span><text:span text:style-name="T10_22"><text:s/></text:span><text:span text:style-name="T10_23">principal</text:span><text:span text:style-name="T10_24"><text:s/></text:span><text:span text:style-name="T10_25">office</text:span><text:span text:style-name="T10_26"><text:s/></text:span><text:span text:style-name="T10_27">may</text:span><text:span text:style-name="T10_28"><text:s/></text:span><text:span text:style-name="T10_29">be</text:span><text:span text:style-name="T10_30"><text:s/></text:span><text:span text:style-name="T10_31">changed</text:span><text:span text:style-name="T10_32"><text:s/></text:span><text:span text:style-name="T10_33">by</text:span><text:span text:style-name="T10_34"><text:s/></text:span><text:span text:style-name="T10_35">amendment</text:span><text:span text:style-name="T10_36"><text:s/></text:span><text:span text:style-name="T10_37">of</text:span><text:span text:style-name="T10_38"><text:s/></text:span><text:span text:style-name="T10_39">these</text:span><text:span text:style-name="T10_40"><text:s/></text:span><text:span text:style-name="T10_41">bylaws</text:span><text:span text:style-name="T10_42">.<text:s/></text:span><text:span text:style-name="T10_43">The</text:span><text:span text:style-name="T10_44"><text:s/></text:span><text:span text:style-name="T10_45">board</text:span><text:span text:style-name="T10_46"><text:s/></text:span><text:span text:style-name="T10_47">of</text:span><text:span text:style-name="T10_48"><text:s/></text:span><text:span text:style-name="T10_49">directors</text:span><text:span text:style-name="T10_50"><text:s/></text:span><text:span text:style-name="T10_51">may</text:span><text:span text:style-name="T10_52"><text:s/></text:span><text:span text:style-name="T10_53">change</text:span><text:span text:style-name="T10_54"><text:s/></text:span><text:span text:style-name="T10_55">the</text:span><text:span text:style-name="T10_56"><text:s/></text:span><text:span text:style-name="T10_57">principal</text:span><text:span text:style-name="T10_58"><text:s/></text:span><text:span text:style-name="T10_59">office</text:span><text:span text:style-name="T10_60"><text:s/></text:span><text:span text:style-name="T10_61">from</text:span><text:span text:style-name="T10_62"><text:s/></text:span><text:span text:style-name="T10_63">one</text:span><text:span text:style-name="T10_64"><text:s/></text:span><text:span text:style-name="T10_65">location</text:span><text:span text:style-name="T10_66"><text:s/></text:span><text:span text:style-name="T10_67">to</text:span><text:span text:style-name="T10_68"><text:s/></text:span><text:span text:style-name="T10_69">another</text:span><text:span text:style-name="T10_70"><text:s/></text:span><text:span text:style-name="T10_71">within</text:span><text:span text:style-name="T10_72"><text:s/></text:span><text:span text:style-name="T10_73">the</text:span><text:span text:style-name="T10_74"><text:s/></text:span><text:span text:style-name="T10_75">named</text:span><text:span text:style-name="T10_76"><text:s/></text:span><text:span text:style-name="T10_77">county</text:span><text:span text:style-name="T10_78"><text:s/></text:span><text:span text:style-name="T10_79">by</text:span><text:span text:style-name="T10_80"><text:s/></text:span><text:span text:style-name="T10_81">noting</text:span><text:span text:style-name="T10_82"><text:s/></text:span><text:span text:style-name="T10_83">the</text:span><text:span text:style-name="T10_84"><text:s/></text:span><text:span text:style-name="T10_85">changed</text:span><text:span text:style-name="T10_86"><text:s/></text:span><text:span text:style-name="T10_87">address</text:span><text:span text:style-name="T10_88"><text:s/></text:span><text:span text:style-name="T10_89">and</text:span><text:span text:style-name="T10_90"><text:s/></text:span><text:span text:style-name="T10_91">effective</text:span><text:span text:style-name="T10_92"><text:s/></text:span><text:span text:style-name="T10_93">date</text:span><text:span text:style-name="T10_94"><text:s/></text:span><text:span text:style-name="T10_95">below</text:span><text:span text:style-name="T10_96">,<text:s/></text:span><text:span text:style-name="T10_97">and</text:span><text:span text:style-name="T10_98"><text:s/></text:span><text:span text:style-name="T10_99">such</text:span><text:span text:style-name="T10_100"><text:s/></text:span><text:span text:style-name="T10_101">changes</text:span><text:span text:style-name="T10_102"><text:s/></text:span><text:span text:style-name="T10_103">of</text:span><text:span text:style-name="T10_104"><text:s/></text:span><text:span text:style-name="T10_105">address</text:span><text:span text:style-name="T10_106"><text:s/></text:span><text:span text:style-name="T10_107">shall</text:span><text:span text:style-name="T10_108"><text:s/></text:span><text:span text:style-name="T10_109">not</text:span><text:span text:style-name="T10_110"><text:s/></text:span><text:span text:style-name="T10_111">be</text:span><text:span text:style-name="T10_112"><text:s/></text:span><text:span text:style-name="T10_113">deemed</text:span><text:span text:style-name="T10_114">,<text:s/></text:span><text:span text:style-name="T10_115">nor</text:span><text:span text:style-name="T10_116"><text:s/></text:span><text:span text:style-name="T10_117">require</text:span><text:span text:style-name="T10_118">,<text:s/></text:span><text:span text:style-name="T10_119">an</text:span><text:span text:style-name="T10_120"><text:s/></text:span><text:span text:style-name="T10_121">amendment</text:span><text:span text:style-name="T10_122"><text:s/></text:span><text:span text:style-name="T10_123">of</text:span><text:span text:style-name="T10_124"><text:s/></text:span><text:span text:style-name="T10_125">these</text:span><text:span text:style-name="T10_126"><text:s/></text:span><text:span text:style-name="T10_127">bylaws</text:span><text:span text:style-name="T10_128">:</text:span></text:p>
      <text:p text:style-name="P11"><text:span text:style-name="T11_1">New</text:span><text:span text:style-name="T11_2"><text:s/></text:span><text:span text:style-name="T11_3">Address</text:span><text:span text:style-name="T11_4">:<text:tab/></text:span><text:span text:style-name="T11_5">3086<text:s/></text:span><text:span text:style-name="T11_6">West</text:span><text:span text:style-name="T11_7"><text:s/></text:span><text:span text:style-name="T11_8">Fox</text:span><text:span text:style-name="T11_9"><text:s/></text:span><text:span text:style-name="T11_10">Run</text:span><text:span text:style-name="T11_11"><text:s/></text:span><text:span text:style-name="T11_12">Way</text:span></text:p>
      <text:p text:style-name="P12"><text:span text:style-name="T12_1"><text:tab/></text:span><text:span text:style-name="T12_2">San</text:span><text:span text:style-name="T12_3"><text:s/></text:span><text:span text:style-name="T12_4">Diego</text:span><text:span text:style-name="T12_5"><text:s/></text:span><text:span text:style-name="T12_6">CA</text:span><text:span text:style-name="T12_7"><text:s/>92111</text:span></text:p>
      <text:p text:style-name="P13"><text:span text:style-name="T13_1">Dated</text:span><text:span text:style-name="T13_2">:<text:s/></text:span><text:span text:style-name="T13_3">23<text:s/></text:span><text:span text:style-name="T13_4">July</text:span><text:span text:style-name="T13_5">,<text:s/>20</text:span><text:span text:style-name="T13_6">12</text:span></text:p>
      <text:p text:style-name="P14"/>
      <text:p text:style-name="P15"/>
      <text:p text:style-name="P16"><text:span text:style-name="T16_1">Section</text:span><text:span text:style-name="T16_2"><text:s/>3.<text:s/></text:span><text:span text:style-name="T16_3">Other</text:span><text:span text:style-name="T16_4"><text:s/></text:span><text:span text:style-name="T16_5">Offices</text:span></text:p>
      <text:p text:style-name="P17"><text:span text:style-name="T17_1">The</text:span><text:span text:style-name="T17_2"><text:s/></text:span><text:span text:style-name="T17_3">corporation</text:span><text:span text:style-name="T17_4"><text:s/></text:span><text:span text:style-name="T17_5">may</text:span><text:span text:style-name="T17_6"><text:s/></text:span><text:span text:style-name="T17_7">also</text:span><text:span text:style-name="T17_8"><text:s/></text:span><text:span text:style-name="T17_9">have</text:span><text:span text:style-name="T17_10"><text:s/></text:span><text:span text:style-name="T17_11">offices</text:span><text:span text:style-name="T17_12"><text:s/></text:span><text:span text:style-name="T17_13">at</text:span><text:span text:style-name="T17_14"><text:s/></text:span><text:span text:style-name="T17_15">such</text:span><text:span text:style-name="T17_16"><text:s/></text:span><text:span text:style-name="T17_17">other</text:span><text:span text:style-name="T17_18"><text:s/></text:span><text:span text:style-name="T17_19">places</text:span><text:span text:style-name="T17_20">,<text:s/></text:span><text:span text:style-name="T17_21">within</text:span><text:span text:style-name="T17_22"><text:s/></text:span><text:span text:style-name="T17_23">or</text:span><text:span text:style-name="T17_24"><text:s/></text:span><text:span text:style-name="T17_25">without</text:span><text:span text:style-name="T17_26"><text:s/></text:span><text:span text:style-name="T17_27">its</text:span><text:span text:style-name="T17_28"><text:s/></text:span><text:span text:style-name="T17_29">state</text:span><text:span text:style-name="T17_30"><text:s/></text:span><text:span text:style-name="T17_31">of</text:span><text:span text:style-name="T17_32"><text:s/></text:span><text:span text:style-name="T17_33">incorporation</text:span><text:span text:style-name="T17_34">,<text:s/></text:span><text:span text:style-name="T17_35">where</text:span><text:span text:style-name="T17_36"><text:s/></text:span><text:span text:style-name="T17_37">it</text:span><text:span text:style-name="T17_38"><text:s/></text:span><text:span text:style-name="T17_39">is</text:span><text:span text:style-name="T17_40"><text:s/></text:span><text:span text:style-name="T17_41">qualified</text:span><text:span text:style-name="T17_42"><text:s/></text:span><text:span text:style-name="T17_43">to</text:span><text:span text:style-name="T17_44"><text:s/></text:span><text:span text:style-name="T17_45">do</text:span><text:span text:style-name="T17_46"><text:s/></text:span><text:span text:style-name="T17_47">business</text:span><text:span text:style-name="T17_48">,<text:s/></text:span><text:span text:style-name="T17_49">as</text:span><text:span text:style-name="T17_50"><text:s/></text:span><text:span text:style-name="T17_51">its</text:span><text:span text:style-name="T17_52"><text:s/></text:span><text:span text:style-name="T17_53">business</text:span><text:span text:style-name="T17_54"><text:s/></text:span><text:span text:style-name="T17_55">and</text:span><text:span text:style-name="T17_56"><text:s/></text:span><text:span text:style-name="T17_57">activities</text:span><text:span text:style-name="T17_58"><text:s/></text:span><text:span text:style-name="T17_59">may</text:span><text:span text:style-name="T17_60"><text:s/></text:span><text:span text:style-name="T17_61">require</text:span><text:span text:style-name="T17_62">,<text:s/></text:span><text:span text:style-name="T17_63">and</text:span><text:span text:style-name="T17_64"><text:s/></text:span><text:span text:style-name="T17_65">as</text:span><text:span text:style-name="T17_66"><text:s/></text:span><text:span text:style-name="T17_67">the</text:span><text:span text:style-name="T17_68"><text:s/></text:span><text:span text:style-name="T17_69">board</text:span><text:span text:style-name="T17_70"><text:s/></text:span><text:span text:style-name="T17_71">of</text:span><text:span text:style-name="T17_72"><text:s/></text:span><text:span text:style-name="T17_73">directors</text:span><text:span text:style-name="T17_74"><text:s/></text:span><text:span text:style-name="T17_75">may</text:span><text:span text:style-name="T17_76">,<text:s/></text:span><text:span text:style-name="T17_77">from</text:span><text:span text:style-name="T17_78"><text:s/></text:span><text:span text:style-name="T17_79">time</text:span><text:span text:style-name="T17_80"><text:s/></text:span><text:span text:style-name="T17_81">to</text:span><text:span text:style-name="T17_82"><text:s/></text:span><text:span text:style-name="T17_83">time</text:span><text:span text:style-name="T17_84">,<text:s/></text:span><text:span text:style-name="T17_85">designate</text:span><text:span text:style-name="T17_86">.</text:span></text:p>
      <text:p text:style-name="P18"/>
      <text:p text:style-name="P19"><text:span text:style-name="T19_1">Article</text:span><text:span text:style-name="T19_2"><text:s/>2<text:line-break/></text:span><text:span text:style-name="T19_3">Nonprofit</text:span><text:span text:style-name="T19_4"><text:s/></text:span><text:span text:style-name="T19_5">Purposes</text:span></text:p>
      <text:p text:style-name="P20"/>
      <text:p text:style-name="P21"><text:span text:style-name="T21_1">Section</text:span><text:span text:style-name="T21_2"><text:s/>1.<text:s/></text:span><text:span text:style-name="T21_3">IRC</text:span><text:span text:style-name="T21_4"><text:s/></text:span><text:span text:style-name="T21_5">Section</text:span><text:span text:style-name="T21_6"><text:s/>501(</text:span><text:span text:style-name="T21_7">c</text:span><text:span text:style-name="T21_8">)(3)<text:s/></text:span><text:span text:style-name="T21_9">Purposes</text:span></text:p>
      <text:p text:style-name="P22"><text:span text:style-name="T22_1">This</text:span><text:span text:style-name="T22_2"><text:s/></text:span><text:span text:style-name="T22_3">corporation</text:span><text:span text:style-name="T22_4"><text:s/></text:span><text:span text:style-name="T22_5">is</text:span><text:span text:style-name="T22_6"><text:s/></text:span><text:span text:style-name="T22_7">organized</text:span><text:span text:style-name="T22_8"><text:s/></text:span><text:span text:style-name="T22_9">exclusively</text:span><text:span text:style-name="T22_10"><text:s/></text:span><text:span text:style-name="T22_11">for</text:span><text:span text:style-name="T22_12"><text:s/></text:span><text:span text:style-name="T22_13">one</text:span><text:span text:style-name="T22_14"><text:s/></text:span><text:span text:style-name="T22_15">or</text:span><text:span text:style-name="T22_16"><text:s/></text:span><text:span text:style-name="T22_17">more</text:span><text:span text:style-name="T22_18"><text:s/></text:span><text:span text:style-name="T22_19">of</text:span><text:span text:style-name="T22_20"><text:s/></text:span><text:span text:style-name="T22_21">the</text:span><text:span text:style-name="T22_22"><text:s/></text:span><text:span text:style-name="T22_23">purposes</text:span><text:span text:style-name="T22_24"><text:s/></text:span><text:span text:style-name="T22_25">as</text:span><text:span text:style-name="T22_26"><text:s/></text:span><text:span text:style-name="T22_27">specified</text:span><text:span text:style-name="T22_28"><text:s/></text:span><text:span text:style-name="T22_29">in</text:span><text:span text:style-name="T22_30"><text:s/></text:span><text:span text:style-name="T22_31">Section</text:span><text:span text:style-name="T22_32"><text:s/>501(</text:span><text:span text:style-name="T22_33">c</text:span><text:span text:style-name="T22_34">)(3)<text:s/></text:span><text:span text:style-name="T22_35">of</text:span><text:span text:style-name="T22_36"><text:s/></text:span><text:span text:style-name="T22_37">the</text:span><text:span text:style-name="T22_38"><text:s/></text:span><text:span text:style-name="T22_39">Internal</text:span><text:span text:style-name="T22_40"><text:s/></text:span><text:span text:style-name="T22_41">Revenue</text:span><text:span text:style-name="T22_42"><text:s/></text:span><text:span text:style-name="T22_43">Code</text:span><text:span text:style-name="T22_44">,<text:s/></text:span><text:span text:style-name="T22_45">including</text:span><text:span text:style-name="T22_46">,<text:s/></text:span><text:span text:style-name="T22_47">for</text:span><text:span text:style-name="T22_48"><text:s/></text:span><text:span text:style-name="T22_49">such</text:span><text:span text:style-name="T22_50"><text:s/></text:span><text:span text:style-name="T22_51">purposes</text:span><text:span text:style-name="T22_52">,<text:s/></text:span><text:span text:style-name="T22_53">the</text:span><text:span text:style-name="T22_54"><text:s/></text:span><text:span text:style-name="T22_55">making</text:span><text:span text:style-name="T22_56"><text:s/></text:span><text:span text:style-name="T22_57">of</text:span><text:span text:style-name="T22_58"><text:s/></text:span><text:span text:style-name="T22_59">distributions</text:span><text:span text:style-name="T22_60"><text:s/></text:span><text:span text:style-name="T22_61">to</text:span><text:span text:style-name="T22_62"><text:s/></text:span><text:span text:style-name="T22_63">organizations</text:span><text:span text:style-name="T22_64"><text:s/></text:span><text:span text:style-name="T22_65">that</text:span><text:span text:style-name="T22_66"><text:s/></text:span><text:span text:style-name="T22_67">qualify</text:span><text:span text:style-name="T22_68"><text:s/></text:span><text:span text:style-name="T22_69">as</text:span><text:span text:style-name="T22_70"><text:s/></text:span><text:span text:style-name="T22_71">exempt</text:span><text:span text:style-name="T22_72"><text:s/></text:span><text:span text:style-name="T22_73">organizations</text:span><text:span text:style-name="T22_74"><text:s/></text:span><text:span text:style-name="T22_75">under</text:span><text:span text:style-name="T22_76"><text:s/></text:span><text:span text:style-name="T22_77">Section</text:span><text:span text:style-name="T22_78"><text:s/>501(</text:span><text:span text:style-name="T22_79">c</text:span><text:span text:style-name="T22_80">)(3)<text:s/></text:span><text:span text:style-name="T22_81">of</text:span><text:span text:style-name="T22_82"><text:s/></text:span><text:span text:style-name="T22_83">the</text:span><text:span text:style-name="T22_84"><text:s/></text:span><text:span text:style-name="T22_85">Internal</text:span><text:span text:style-name="T22_86"><text:s/></text:span><text:span text:style-name="T22_87">Revenue</text:span><text:span text:style-name="T22_88"><text:s/></text:span><text:span text:style-name="T22_89">Code</text:span><text:span text:style-name="T22_90">.</text:span></text:p>
      <text:p text:style-name="P23"/>
      <text:p text:style-name="P24"><text:span text:style-name="T24_1">Section</text:span><text:span text:style-name="T24_2"><text:s/>2.<text:s/></text:span><text:span text:style-name="T24_3">Specific</text:span><text:span text:style-name="T24_4"><text:s/></text:span><text:span text:style-name="T24_5">Objectives</text:span><text:span text:style-name="T24_6"><text:s/></text:span><text:span text:style-name="T24_7">and</text:span><text:span text:style-name="T24_8"><text:s/></text:span><text:span text:style-name="T24_9">Purposes</text:span></text:p>
      <text:p text:style-name="P25"><text:span text:style-name="T25_1">The</text:span><text:span text:style-name="T25_2"><text:s/></text:span><text:span text:style-name="T25_3">specific</text:span><text:span text:style-name="T25_4"><text:s/></text:span><text:span text:style-name="T25_5">objective</text:span><text:span text:style-name="T25_6"><text:s/></text:span><text:span text:style-name="T25_7">and</text:span><text:span text:style-name="T25_8"><text:s/></text:span><text:span text:style-name="T25_9">purpose</text:span><text:span text:style-name="T25_10"><text:s/></text:span><text:span text:style-name="T25_11">of</text:span><text:span text:style-name="T25_12"><text:s/></text:span><text:span text:style-name="T25_13">this</text:span><text:span text:style-name="T25_14"><text:s/></text:span><text:span text:style-name="T25_15">corporation</text:span><text:span text:style-name="T25_16"><text:s/></text:span><text:span text:style-name="T25_17">shall</text:span><text:span text:style-name="T25_18"><text:s/></text:span><text:span text:style-name="T25_19">be</text:span><text:span text:style-name="T25_20"><text:s/></text:span><text:span text:style-name="T25_21">to</text:span><text:span text:style-name="T25_22"><text:s/></text:span><text:span text:style-name="T25_23">advance</text:span><text:span text:style-name="T25_24"><text:s/></text:span><text:span text:style-name="T25_25">scien</text:span><text:span text:style-name="T25_26">ce</text:span><text:span text:style-name="T25_27"><text:s/></text:span><text:span text:style-name="T25_28">and</text:span><text:span text:style-name="T25_29"><text:s/></text:span><text:span text:style-name="T25_30">technology</text:span><text:span text:style-name="T25_31">.<text:s text:c="2"/></text:span><text:span text:style-name="T25_32">This</text:span><text:span text:style-name="T25_33"><text:s/></text:span><text:span text:style-name="T25_34">may</text:span><text:span text:style-name="T25_35"><text:s/></text:span><text:span text:style-name="T25_36">include</text:span><text:span text:style-name="T25_37">:</text:span></text:p>
      <text:p text:style-name="P26"><text:span text:style-name="T26_1">a</text:span><text:span text:style-name="T26_2">)<text:s/></text:span><text:span text:style-name="T26_3">to</text:span><text:span text:style-name="T26_4"><text:s/></text:span><text:span text:style-name="T26_5">disburse</text:span><text:span text:style-name="T26_6"><text:s/></text:span><text:span text:style-name="T26_7">funds</text:span><text:span text:style-name="T26_8"><text:s/></text:span><text:span text:style-name="T26_9">to</text:span><text:span text:style-name="T26_10"><text:s/></text:span><text:span text:style-name="T26_11">nonprofit</text:span><text:span text:style-name="T26_12"><text:s/></text:span><text:span text:style-name="T26_13">scientific</text:span><text:span text:style-name="T26_14"><text:s/></text:span><text:span text:style-name="T26_15">research</text:span><text:span text:style-name="T26_16"><text:s/></text:span><text:span text:style-name="T26_17">agencies</text:span><text:span text:style-name="T26_18"><text:s/></text:span><text:span text:style-name="T26_19">for</text:span><text:span text:style-name="T26_20"><text:s/></text:span><text:span text:style-name="T26_21">research</text:span><text:span text:style-name="T26_22"><text:s/></text:span><text:span text:style-name="T26_23">activity</text:span></text:p>
      <text:p text:style-name="P27"><text:span text:style-name="T27_1">b</text:span><text:span text:style-name="T27_2">)<text:s/></text:span><text:span text:style-name="T27_3">to</text:span><text:span text:style-name="T27_4"><text:s/></text:span><text:span text:style-name="T27_5">conduct</text:span><text:span text:style-name="T27_6"><text:s/></text:span><text:span text:style-name="T27_7">basic</text:span><text:span text:style-name="T27_8"><text:s/></text:span><text:span text:style-name="T27_9">science</text:span><text:span text:style-name="T27_10"><text:s/></text:span><text:span text:style-name="T27_11">or</text:span><text:span text:style-name="T27_12"><text:s/></text:span><text:span text:style-name="T27_13">technology</text:span><text:span text:style-name="T27_14"><text:s/></text:span><text:span text:style-name="T27_15">research</text:span></text:p>
      <text:p text:style-name="P28"><text:span text:style-name="T28_1">c</text:span><text:span text:style-name="T28_2">)<text:s/></text:span><text:span text:style-name="T28_3">to</text:span><text:span text:style-name="T28_4"><text:s/></text:span><text:span text:style-name="T28_5">promote</text:span><text:span text:style-name="T28_6"><text:s/></text:span><text:span text:style-name="T28_7">or</text:span><text:span text:style-name="T28_8"><text:s/></text:span><text:span text:style-name="T28_9">reward</text:span><text:span text:style-name="T28_10"><text:s/></text:span><text:span text:style-name="T28_11">education</text:span><text:span text:style-name="T28_12"><text:s/></text:span><text:span text:style-name="T28_13">in</text:span><text:span text:style-name="T28_14"><text:s/></text:span><text:span text:style-name="T28_15">science</text:span><text:span text:style-name="T28_16"><text:s/></text:span><text:span text:style-name="T28_17">and</text:span><text:span text:style-name="T28_18"><text:s/></text:span><text:span text:style-name="T28_19">technology</text:span></text:p>
      <text:p text:style-name="P29"><text:span text:style-name="T29_1">d</text:span><text:span text:style-name="T29_2">)<text:s/></text:span><text:span text:style-name="T29_3">to</text:span><text:span text:style-name="T29_4"><text:s/></text:span><text:span text:style-name="T29_5">have</text:span><text:span text:style-name="T29_6"><text:s/></text:span><text:span text:style-name="T29_7">the</text:span><text:span text:style-name="T29_8"><text:s/></text:span><text:span text:style-name="T29_9">normal</text:span><text:span text:style-name="T29_10"><text:s/></text:span><text:span text:style-name="T29_11">functions</text:span><text:span text:style-name="T29_12">,<text:s/></text:span><text:span text:style-name="T29_13">operations</text:span><text:span text:style-name="T29_14">,<text:s/></text:span><text:span text:style-name="T29_15">programs</text:span><text:span text:style-name="T29_16">,<text:s/></text:span><text:span text:style-name="T29_17">and</text:span><text:span text:style-name="T29_18"><text:s/></text:span><text:span text:style-name="T29_19">pursuits</text:span><text:span text:style-name="T29_20"><text:s/></text:span><text:span text:style-name="T29_21">incidental</text:span><text:span text:style-name="T29_22"><text:s/></text:span><text:span text:style-name="T29_23">to</text:span><text:span text:style-name="T29_24"><text:s/></text:span><text:span text:style-name="T29_25">an</text:span><text:span text:style-name="T29_26"><text:s/></text:span><text:span text:style-name="T29_27">operational</text:span><text:span text:style-name="T29_28"><text:s/></text:span><text:span text:style-name="T29_29">scientific</text:span><text:span text:style-name="T29_30"><text:s/></text:span><text:span text:style-name="T29_31">research</text:span><text:span text:style-name="T29_32"><text:s/></text:span><text:span text:style-name="T29_33">institution</text:span><text:span text:style-name="T29_34">.</text:span></text:p>
      <text:p text:style-name="P30"/>
      <text:p text:style-name="P31"><text:span text:style-name="T31_1">Article</text:span><text:span text:style-name="T31_2"><text:s/>3<text:line-break/></text:span><text:span text:style-name="T31_3">Directors</text:span><text:span text:style-name="T31_4"><text:s/></text:span></text:p>
      <text:p text:style-name="P32"><text:span text:style-name="T32_1">Section</text:span><text:span text:style-name="T32_2"><text:s/>1.<text:s/></text:span><text:span text:style-name="T32_3">Number</text:span></text:p>
      <text:p text:style-name="P33"><text:span text:style-name="T33_1">The</text:span><text:span text:style-name="T33_2"><text:s/></text:span><text:span text:style-name="T33_3">corporation</text:span><text:span text:style-name="T33_4"><text:s/></text:span><text:span text:style-name="T33_5">shall</text:span><text:span text:style-name="T33_6"><text:s/></text:span><text:span text:style-name="T33_7">have</text:span><text:span text:style-name="T33_8"><text:s/></text:span><text:span text:style-name="T33_9">a</text:span><text:span text:style-name="T33_10"><text:s/></text:span><text:span text:style-name="T33_11">minimum</text:span><text:span text:style-name="T33_12"><text:s/></text:span><text:span text:style-name="T33_13">of</text:span><text:span text:style-name="T33_14"><text:s/></text:span><text:span text:style-name="T33_15">three</text:span><text:span text:style-name="T33_16"><text:s/></text:span><text:span text:style-name="T33_17">directors</text:span><text:span text:style-name="T33_18"><text:s/></text:span><text:span text:style-name="T33_19">and</text:span><text:span text:style-name="T33_20"><text:s/></text:span><text:span text:style-name="T33_21">collectively</text:span><text:span text:style-name="T33_22"><text:s/></text:span><text:span text:style-name="T33_23">they</text:span><text:span text:style-name="T33_24"><text:s/></text:span><text:span text:style-name="T33_25">shall</text:span><text:span text:style-name="T33_26"><text:s/></text:span><text:span text:style-name="T33_27">be</text:span><text:span text:style-name="T33_28"><text:s/></text:span><text:span text:style-name="T33_29">known</text:span><text:span text:style-name="T33_30"><text:s/></text:span><text:span text:style-name="T33_31">as</text:span><text:span text:style-name="T33_32"><text:s/></text:span><text:span text:style-name="T33_33">the</text:span><text:span text:style-name="T33_34"><text:s/></text:span><text:span text:style-name="T33_35">board</text:span><text:span text:style-name="T33_36"><text:s/></text:span><text:span text:style-name="T33_37">of</text:span><text:span text:style-name="T33_38"><text:s/></text:span><text:span text:style-name="T33_39">directors</text:span><text:span text:style-name="T33_40">.</text:span></text:p>
      <text:p text:style-name="P34"/>
      <text:p text:style-name="P35"><text:span text:style-name="T35_1">Section</text:span><text:span text:style-name="T35_2"><text:s/>2.<text:s/></text:span><text:span text:style-name="T35_3">Qualifications</text:span></text:p>
      <text:p text:style-name="P36"><text:span text:style-name="T36_1">Directors</text:span><text:span text:style-name="T36_2"><text:s/></text:span><text:span text:style-name="T36_3">shall</text:span><text:span text:style-name="T36_4"><text:s/></text:span><text:span text:style-name="T36_5">be</text:span><text:span text:style-name="T36_6"><text:s/></text:span><text:span text:style-name="T36_7">of</text:span><text:span text:style-name="T36_8"><text:s/></text:span><text:span text:style-name="T36_9">the</text:span><text:span text:style-name="T36_10"><text:s/></text:span><text:span text:style-name="T36_11">age</text:span><text:span text:style-name="T36_12"><text:s/></text:span><text:span text:style-name="T36_13">of</text:span><text:span text:style-name="T36_14"><text:s/></text:span><text:span text:style-name="T36_15">majority</text:span><text:span text:style-name="T36_16"><text:s/></text:span><text:span text:style-name="T36_17">in</text:span><text:span text:style-name="T36_18"><text:s/></text:span><text:span text:style-name="T36_19">th</text:span><text:span text:style-name="T36_20">eir</text:span><text:span text:style-name="T36_21"><text:s/></text:span><text:span text:style-name="T36_22">resident</text:span><text:span text:style-name="T36_23"><text:s/></text:span><text:span text:style-name="T36_24">state</text:span><text:span text:style-name="T36_25">.<text:s/></text:span></text:p>
      <text:p text:style-name="P37"/>
      <text:p text:style-name="P38"/>
      <text:p text:style-name="P39"><text:span text:style-name="T39_1">Section</text:span><text:span text:style-name="T39_2"><text:s/>3.<text:s/></text:span><text:span text:style-name="T39_3">Powers</text:span></text:p>
      <text:p text:style-name="P40"><text:span text:style-name="T40_1">Subject</text:span><text:span text:style-name="T40_2"><text:s/></text:span><text:span text:style-name="T40_3">to</text:span><text:span text:style-name="T40_4"><text:s/></text:span><text:span text:style-name="T40_5">the</text:span><text:span text:style-name="T40_6"><text:s/></text:span><text:span text:style-name="T40_7">provisions</text:span><text:span text:style-name="T40_8"><text:s/></text:span><text:span text:style-name="T40_9">of</text:span><text:span text:style-name="T40_10"><text:s/></text:span><text:span text:style-name="T40_11">the</text:span><text:span text:style-name="T40_12"><text:s/></text:span><text:span text:style-name="T40_13">laws</text:span><text:span text:style-name="T40_14"><text:s/></text:span><text:span text:style-name="T40_15">of</text:span><text:span text:style-name="T40_16"><text:s/></text:span><text:span text:style-name="T40_17">this</text:span><text:span text:style-name="T40_18"><text:s/></text:span><text:span text:style-name="T40_19">state</text:span><text:span text:style-name="T40_20"><text:s/></text:span><text:span text:style-name="T40_21">and</text:span><text:span text:style-name="T40_22"><text:s/></text:span><text:span text:style-name="T40_23">any</text:span><text:span text:style-name="T40_24"><text:s/></text:span><text:span text:style-name="T40_25">limitations</text:span><text:span text:style-name="T40_26"><text:s/></text:span><text:span text:style-name="T40_27">in</text:span><text:span text:style-name="T40_28"><text:s/></text:span><text:span text:style-name="T40_29">the</text:span><text:span text:style-name="T40_30"><text:s/></text:span><text:span text:style-name="T40_31">articles</text:span><text:span text:style-name="T40_32"><text:s/></text:span><text:span text:style-name="T40_33">of</text:span><text:span text:style-name="T40_34"><text:s/></text:span><text:span text:style-name="T40_35">incorporation</text:span><text:span text:style-name="T40_36"><text:s/></text:span><text:span text:style-name="T40_37">and</text:span><text:span text:style-name="T40_38"><text:s/></text:span><text:span text:style-name="T40_39">these</text:span><text:span text:style-name="T40_40"><text:s/></text:span><text:span text:style-name="T40_41">bylaws</text:span><text:span text:style-name="T40_42"><text:s/></text:span><text:span text:style-name="T40_43">relating</text:span><text:span text:style-name="T40_44"><text:s/></text:span><text:span text:style-name="T40_45">to</text:span><text:span text:style-name="T40_46"><text:s/></text:span><text:span text:style-name="T40_47">action</text:span><text:span text:style-name="T40_48"><text:s/></text:span><text:span text:style-name="T40_49">required</text:span><text:span text:style-name="T40_50"><text:s/></text:span><text:span text:style-name="T40_51">or</text:span><text:span text:style-name="T40_52"><text:s/></text:span><text:span text:style-name="T40_53">permitted</text:span><text:span text:style-name="T40_54"><text:s/></text:span><text:span text:style-name="T40_55">to</text:span><text:span text:style-name="T40_56"><text:s/></text:span><text:span text:style-name="T40_57">be</text:span><text:span text:style-name="T40_58"><text:s/></text:span><text:span text:style-name="T40_59">taken</text:span><text:span text:style-name="T40_60"><text:s/></text:span><text:span text:style-name="T40_61">or</text:span><text:span text:style-name="T40_62"><text:s/></text:span><text:span text:style-name="T40_63">approved</text:span><text:span text:style-name="T40_64"><text:s/></text:span><text:span text:style-name="T40_65">by</text:span><text:span text:style-name="T40_66"><text:s/></text:span><text:span text:style-name="T40_67">the</text:span><text:span text:style-name="T40_68"><text:s/></text:span><text:span text:style-name="T40_69">members</text:span><text:span text:style-name="T40_70">,<text:s/></text:span><text:span text:style-name="T40_71">if</text:span><text:span text:style-name="T40_72"><text:s/></text:span><text:span text:style-name="T40_73">any</text:span><text:span text:style-name="T40_74">,<text:s/></text:span><text:span text:style-name="T40_75">of</text:span><text:span text:style-name="T40_76"><text:s/></text:span><text:span text:style-name="T40_77">this</text:span><text:span text:style-name="T40_78"><text:s/></text:span><text:span text:style-name="T40_79">corporation</text:span><text:span text:style-name="T40_80">,<text:s/></text:span><text:span text:style-name="T40_81">the</text:span><text:span text:style-name="T40_82"><text:s/></text:span><text:span text:style-name="T40_83">activities</text:span><text:span text:style-name="T40_84"><text:s/></text:span><text:span text:style-name="T40_85">and</text:span><text:span text:style-name="T40_86"><text:s/></text:span><text:span text:style-name="T40_87">affairs</text:span><text:span text:style-name="T40_88"><text:s/></text:span><text:span text:style-name="T40_89">of</text:span><text:span text:style-name="T40_90"><text:s/></text:span><text:span text:style-name="T40_91">this</text:span><text:span text:style-name="T40_92"><text:s/></text:span><text:span text:style-name="T40_93">corporation</text:span><text:span text:style-name="T40_94"><text:s/></text:span><text:span text:style-name="T40_95">shall</text:span><text:span text:style-name="T40_96"><text:s/></text:span><text:span text:style-name="T40_97">be</text:span><text:span text:style-name="T40_98"><text:s/></text:span><text:span text:style-name="T40_99">conducted</text:span><text:span text:style-name="T40_100"><text:s/></text:span><text:span text:style-name="T40_101">and</text:span><text:span text:style-name="T40_102"><text:s/></text:span><text:span text:style-name="T40_103">all</text:span><text:span text:style-name="T40_104"><text:s/></text:span><text:span text:style-name="T40_105">corporate</text:span><text:span text:style-name="T40_106"><text:s/></text:span><text:span text:style-name="T40_107">powers</text:span><text:span text:style-name="T40_108"><text:s/></text:span><text:span text:style-name="T40_109">shall</text:span><text:span text:style-name="T40_110"><text:s/></text:span><text:span text:style-name="T40_111">be</text:span><text:span text:style-name="T40_112"><text:s/></text:span><text:span text:style-name="T40_113">exercised</text:span><text:span text:style-name="T40_114"><text:s/></text:span><text:span text:style-name="T40_115">by</text:span><text:span text:style-name="T40_116"><text:s/></text:span><text:span text:style-name="T40_117">or</text:span><text:span text:style-name="T40_118"><text:s/></text:span><text:span text:style-name="T40_119">under</text:span><text:span text:style-name="T40_120"><text:s/></text:span><text:span text:style-name="T40_121">the</text:span><text:span text:style-name="T40_122"><text:s/></text:span><text:span text:style-name="T40_123">direction</text:span><text:span text:style-name="T40_124"><text:s/></text:span><text:span text:style-name="T40_125">of</text:span><text:span text:style-name="T40_126"><text:s/></text:span><text:span text:style-name="T40_127">the</text:span><text:span text:style-name="T40_128"><text:s/></text:span><text:span text:style-name="T40_129">board</text:span><text:span text:style-name="T40_130"><text:s/></text:span><text:span text:style-name="T40_131">of</text:span><text:span text:style-name="T40_132"><text:s/></text:span><text:span text:style-name="T40_133">directors</text:span><text:span text:style-name="T40_134">.</text:span></text:p>
      <text:p text:style-name="P41"/>
      <text:p text:style-name="P42"><text:span text:style-name="T42_1">Section</text:span><text:span text:style-name="T42_2"><text:s/>4.<text:s/></text:span><text:span text:style-name="T42_3">Duties</text:span></text:p>
      <text:p text:style-name="P43"><text:span text:style-name="T43_1">It</text:span><text:span text:style-name="T43_2"><text:s/></text:span><text:span text:style-name="T43_3">shall</text:span><text:span text:style-name="T43_4"><text:s/></text:span><text:span text:style-name="T43_5">be</text:span><text:span text:style-name="T43_6"><text:s/></text:span><text:span text:style-name="T43_7">the</text:span><text:span text:style-name="T43_8"><text:s/></text:span><text:span text:style-name="T43_9">duty</text:span><text:span text:style-name="T43_10"><text:s/></text:span><text:span text:style-name="T43_11">of</text:span><text:span text:style-name="T43_12"><text:s/></text:span><text:span text:style-name="T43_13">the</text:span><text:span text:style-name="T43_14"><text:s/></text:span><text:span text:style-name="T43_15">directors</text:span><text:span text:style-name="T43_16"><text:s/></text:span><text:span text:style-name="T43_17">to</text:span><text:span text:style-name="T43_18">:</text:span></text:p>
      <text:p text:style-name="P44"><text:span text:style-name="T44_1">a</text:span><text:span text:style-name="T44_2">.<text:tab/></text:span><text:span text:style-name="T44_3">Perform</text:span><text:span text:style-name="T44_4"><text:s/></text:span><text:span text:style-name="T44_5">any</text:span><text:span text:style-name="T44_6"><text:s/></text:span><text:span text:style-name="T44_7">and</text:span><text:span text:style-name="T44_8"><text:s/></text:span><text:span text:style-name="T44_9">all</text:span><text:span text:style-name="T44_10"><text:s/></text:span><text:span text:style-name="T44_11">duties</text:span><text:span text:style-name="T44_12"><text:s/></text:span><text:span text:style-name="T44_13">imposed</text:span><text:span text:style-name="T44_14"><text:s/></text:span><text:span text:style-name="T44_15">on</text:span><text:span text:style-name="T44_16"><text:s/></text:span><text:span text:style-name="T44_17">them</text:span><text:span text:style-name="T44_18"><text:s/></text:span><text:span text:style-name="T44_19">collectively</text:span><text:span text:style-name="T44_20"><text:s/></text:span><text:span text:style-name="T44_21">or</text:span><text:span text:style-name="T44_22"><text:s/></text:span><text:span text:style-name="T44_23">individually</text:span><text:span text:style-name="T44_24"><text:s/></text:span><text:span text:style-name="T44_25">by</text:span><text:span text:style-name="T44_26"><text:s/></text:span><text:span text:style-name="T44_27">law</text:span><text:span text:style-name="T44_28">,<text:s/></text:span><text:span text:style-name="T44_29">by</text:span><text:span text:style-name="T44_30"><text:s/></text:span><text:span text:style-name="T44_31">the</text:span><text:span text:style-name="T44_32"><text:s/></text:span><text:span text:style-name="T44_33">articles</text:span><text:span text:style-name="T44_34"><text:s/></text:span><text:span text:style-name="T44_35">of</text:span><text:span text:style-name="T44_36"><text:s/></text:span><text:span text:style-name="T44_37">incorporation</text:span><text:span text:style-name="T44_38">,<text:s/></text:span><text:span text:style-name="T44_39">or</text:span><text:span text:style-name="T44_40"><text:s/></text:span><text:span text:style-name="T44_41">by</text:span><text:span text:style-name="T44_42"><text:s/></text:span><text:span text:style-name="T44_43">these</text:span><text:span text:style-name="T44_44"><text:s/></text:span><text:span text:style-name="T44_45">bylaws</text:span><text:span text:style-name="T44_46">;</text:span></text:p>
      <text:p text:style-name="P45"><text:span text:style-name="T45_1">b</text:span><text:span text:style-name="T45_2">.<text:tab/></text:span><text:span text:style-name="T45_3">Appoint</text:span><text:span text:style-name="T45_4"><text:s/></text:span><text:span text:style-name="T45_5">and</text:span><text:span text:style-name="T45_6"><text:s/></text:span><text:span text:style-name="T45_7">remove</text:span><text:span text:style-name="T45_8">,<text:s/></text:span><text:span text:style-name="T45_9">employ</text:span><text:span text:style-name="T45_10"><text:s/></text:span><text:span text:style-name="T45_11">and</text:span><text:span text:style-name="T45_12"><text:s/></text:span><text:span text:style-name="T45_13">discharge</text:span><text:span text:style-name="T45_14">,<text:s/></text:span><text:span text:style-name="T45_15">and</text:span><text:span text:style-name="T45_16">,<text:s/></text:span><text:span text:style-name="T45_17">except</text:span><text:span text:style-name="T45_18"><text:s/></text:span><text:span text:style-name="T45_19">as</text:span><text:span text:style-name="T45_20"><text:s/></text:span><text:span text:style-name="T45_21">otherwise</text:span><text:span text:style-name="T45_22"><text:s/></text:span><text:span text:style-name="T45_23">provided</text:span><text:span text:style-name="T45_24"><text:s/></text:span><text:span text:style-name="T45_25">in</text:span><text:span text:style-name="T45_26"><text:s/></text:span><text:span text:style-name="T45_27">these</text:span><text:span text:style-name="T45_28"><text:s/></text:span><text:span text:style-name="T45_29">bylaws</text:span><text:span text:style-name="T45_30">,<text:s/></text:span><text:span text:style-name="T45_31">prescribe</text:span><text:span text:style-name="T45_32"><text:s/></text:span><text:span text:style-name="T45_33">the</text:span><text:span text:style-name="T45_34"><text:s/></text:span><text:span text:style-name="T45_35">duties</text:span><text:span text:style-name="T45_36"><text:s/></text:span><text:span text:style-name="T45_37">and</text:span><text:span text:style-name="T45_38"><text:s/></text:span><text:span text:style-name="T45_39">fix</text:span><text:span text:style-name="T45_40"><text:s/></text:span><text:span text:style-name="T45_41">the</text:span><text:span text:style-name="T45_42"><text:s/></text:span><text:span text:style-name="T45_43">compensation</text:span><text:span text:style-name="T45_44">,<text:s/></text:span><text:span text:style-name="T45_45">if</text:span><text:span text:style-name="T45_46"><text:s/></text:span><text:span text:style-name="T45_47">any</text:span><text:span text:style-name="T45_48">,<text:s/></text:span><text:span text:style-name="T45_49">of</text:span><text:span text:style-name="T45_50"><text:s/></text:span><text:span text:style-name="T45_51">all</text:span><text:span text:style-name="T45_52"><text:s/></text:span><text:span text:style-name="T45_53">officers</text:span><text:span text:style-name="T45_54">,<text:s/></text:span><text:span text:style-name="T45_55">agents</text:span><text:span text:style-name="T45_56">,<text:s/></text:span><text:span text:style-name="T45_57">and</text:span><text:span text:style-name="T45_58"><text:s/></text:span><text:span text:style-name="T45_59">employees</text:span><text:span text:style-name="T45_60"><text:s/></text:span><text:span text:style-name="T45_61">of</text:span><text:span text:style-name="T45_62"><text:s/></text:span><text:span text:style-name="T45_63">the</text:span><text:span text:style-name="T45_64"><text:s/></text:span><text:span text:style-name="T45_65">corporation</text:span><text:span text:style-name="T45_66">;</text:span></text:p>
      <text:p text:style-name="P46"><text:span text:style-name="T46_1">c</text:span><text:span text:style-name="T46_2">.<text:tab/></text:span><text:span text:style-name="T46_3">Supervise</text:span><text:span text:style-name="T46_4"><text:s/></text:span><text:span text:style-name="T46_5">all</text:span><text:span text:style-name="T46_6"><text:s/></text:span><text:span text:style-name="T46_7">officers</text:span><text:span text:style-name="T46_8">,<text:s/></text:span><text:span text:style-name="T46_9">agents</text:span><text:span text:style-name="T46_10">,<text:s/></text:span><text:span text:style-name="T46_11">and</text:span><text:span text:style-name="T46_12"><text:s/></text:span><text:span text:style-name="T46_13">employees</text:span><text:span text:style-name="T46_14"><text:s/></text:span><text:span text:style-name="T46_15">of</text:span><text:span text:style-name="T46_16"><text:s/></text:span><text:span text:style-name="T46_17">the</text:span><text:span text:style-name="T46_18"><text:s/></text:span><text:span text:style-name="T46_19">corporation</text:span><text:span text:style-name="T46_20"><text:s/></text:span><text:span text:style-name="T46_21">to</text:span><text:span text:style-name="T46_22"><text:s/></text:span><text:span text:style-name="T46_23">assure</text:span><text:span text:style-name="T46_24"><text:s/></text:span><text:span text:style-name="T46_25">that</text:span><text:span text:style-name="T46_26"><text:s/></text:span><text:span text:style-name="T46_27">their</text:span><text:span text:style-name="T46_28"><text:s/></text:span><text:span text:style-name="T46_29">duties</text:span><text:span text:style-name="T46_30"><text:s/></text:span><text:span text:style-name="T46_31">are</text:span><text:span text:style-name="T46_32"><text:s/></text:span><text:span text:style-name="T46_33">performed</text:span><text:span text:style-name="T46_34"><text:s/></text:span><text:span text:style-name="T46_35">properly</text:span><text:span text:style-name="T46_36">;</text:span></text:p>
      <text:p text:style-name="P47"><text:span text:style-name="T47_1">d</text:span><text:span text:style-name="T47_2">.<text:tab/></text:span><text:span text:style-name="T47_3">Meet</text:span><text:span text:style-name="T47_4"><text:s/></text:span><text:span text:style-name="T47_5">at</text:span><text:span text:style-name="T47_6"><text:s/></text:span><text:span text:style-name="T47_7">such</text:span><text:span text:style-name="T47_8"><text:s/></text:span><text:span text:style-name="T47_9">times</text:span><text:span text:style-name="T47_10"><text:s/></text:span><text:span text:style-name="T47_11">and</text:span><text:span text:style-name="T47_12"><text:s/></text:span><text:span text:style-name="T47_13">places</text:span><text:span text:style-name="T47_14"><text:s/></text:span><text:span text:style-name="T47_15">as</text:span><text:span text:style-name="T47_16"><text:s/></text:span><text:span text:style-name="T47_17">required</text:span><text:span text:style-name="T47_18"><text:s/></text:span><text:span text:style-name="T47_19">by</text:span><text:span text:style-name="T47_20"><text:s/></text:span><text:span text:style-name="T47_21">these</text:span><text:span text:style-name="T47_22"><text:s/></text:span><text:span text:style-name="T47_23">bylaws</text:span><text:span text:style-name="T47_24">;</text:span></text:p>
      <text:p text:style-name="P48"><text:span text:style-name="T48_1">e</text:span><text:span text:style-name="T48_2">.<text:tab/></text:span><text:span text:style-name="T48_3">Register</text:span><text:span text:style-name="T48_4"><text:s/></text:span><text:span text:style-name="T48_5">their</text:span><text:span text:style-name="T48_6"><text:s/></text:span><text:span text:style-name="T48_7">electronic</text:span><text:span text:style-name="T48_8"><text:s/></text:span><text:span text:style-name="T48_9">addresses</text:span><text:span text:style-name="T48_10"><text:s/></text:span><text:span text:style-name="T48_11">with</text:span><text:span text:style-name="T48_12"><text:s/></text:span><text:span text:style-name="T48_13">the</text:span><text:span text:style-name="T48_14"><text:s/></text:span><text:span text:style-name="T48_15">secretary</text:span><text:span text:style-name="T48_16"><text:s/></text:span><text:span text:style-name="T48_17">of</text:span><text:span text:style-name="T48_18"><text:s/></text:span><text:span text:style-name="T48_19">the</text:span><text:span text:style-name="T48_20"><text:s/></text:span><text:span text:style-name="T48_21">corporation</text:span><text:span text:style-name="T48_22">,<text:s/></text:span><text:span text:style-name="T48_23">and</text:span><text:span text:style-name="T48_24"><text:s/></text:span><text:span text:style-name="T48_25">notices</text:span><text:span text:style-name="T48_26"><text:s/></text:span><text:span text:style-name="T48_27">of</text:span><text:span text:style-name="T48_28"><text:s/></text:span><text:span text:style-name="T48_29">electronically</text:span><text:span text:style-name="T48_30"><text:s/></text:span><text:span text:style-name="T48_31">transmitted</text:span><text:span text:style-name="T48_32"><text:s/></text:span><text:span text:style-name="T48_33">to</text:span><text:span text:style-name="T48_34"><text:s/></text:span><text:span text:style-name="T48_35">them</text:span><text:span text:style-name="T48_36"><text:s/></text:span><text:span text:style-name="T48_37">at</text:span><text:span text:style-name="T48_38"><text:s/></text:span><text:span text:style-name="T48_39">such</text:span><text:span text:style-name="T48_40"><text:s/></text:span><text:span text:style-name="T48_41">addresses</text:span><text:span text:style-name="T48_42"><text:s/></text:span><text:span text:style-name="T48_43">shall</text:span><text:span text:style-name="T48_44"><text:s/></text:span><text:span text:style-name="T48_45">be</text:span><text:span text:style-name="T48_46"><text:s/></text:span><text:span text:style-name="T48_47">valid</text:span><text:span text:style-name="T48_48"><text:s/></text:span><text:span text:style-name="T48_49">notices</text:span><text:span text:style-name="T48_50"><text:s/></text:span><text:span text:style-name="T48_51">thereof</text:span><text:span text:style-name="T48_52">.</text:span></text:p>
      <text:p text:style-name="P49"/>
      <text:p text:style-name="P50"><text:span text:style-name="T50_1">Section</text:span><text:span text:style-name="T50_2"><text:s/>5.<text:s/></text:span><text:span text:style-name="T50_3">Term</text:span><text:span text:style-name="T50_4"><text:s/></text:span><text:span text:style-name="T50_5">of</text:span><text:span text:style-name="T50_6"><text:s/></text:span><text:span text:style-name="T50_7">Office</text:span></text:p>
      <text:p text:style-name="P51"><text:span text:style-name="T51_1">Each</text:span><text:span text:style-name="T51_2"><text:s/></text:span><text:span text:style-name="T51_3">director</text:span><text:span text:style-name="T51_4"><text:s/></text:span><text:span text:style-name="T51_5">shall</text:span><text:span text:style-name="T51_6"><text:s/></text:span><text:span text:style-name="T51_7">hold</text:span><text:span text:style-name="T51_8"><text:s/></text:span><text:span text:style-name="T51_9">office</text:span><text:span text:style-name="T51_10"><text:s/></text:span><text:span text:style-name="T51_11">for</text:span><text:span text:style-name="T51_12"><text:s/></text:span><text:span text:style-name="T51_13">a</text:span><text:span text:style-name="T51_14"><text:s/></text:span><text:span text:style-name="T51_15">period</text:span><text:span text:style-name="T51_16"><text:s/></text:span><text:span text:style-name="T51_17">of</text:span><text:span text:style-name="T51_18"><text:s/></text:span><text:span text:style-name="T51_19">one</text:span><text:span text:style-name="T51_20"><text:s/></text:span><text:span text:style-name="T51_21">years</text:span><text:span text:style-name="T51_22"><text:s/></text:span><text:span text:style-name="T51_23">and</text:span><text:span text:style-name="T51_24"><text:s/></text:span><text:span text:style-name="T51_25">until</text:span><text:span text:style-name="T51_26"><text:s/></text:span><text:span text:style-name="T51_27">his</text:span><text:span text:style-name="T51_28"><text:s/></text:span><text:span text:style-name="T51_29">or</text:span><text:span text:style-name="T51_30"><text:s/></text:span><text:span text:style-name="T51_31">her</text:span><text:span text:style-name="T51_32"><text:s/></text:span><text:span text:style-name="T51_33">successor</text:span><text:span text:style-name="T51_34"><text:s/></text:span><text:span text:style-name="T51_35">is</text:span><text:span text:style-name="T51_36"><text:s/></text:span><text:span text:style-name="T51_37">elected</text:span><text:span text:style-name="T51_38"><text:s/></text:span><text:span text:style-name="T51_39">and</text:span><text:span text:style-name="T51_40"><text:s/></text:span><text:span text:style-name="T51_41">qualifies</text:span><text:span text:style-name="T51_42">.</text:span></text:p>
      <text:p text:style-name="P52"/>
      <text:p text:style-name="P53"><text:span text:style-name="T53_1">Section</text:span><text:span text:style-name="T53_2"><text:s/>6.<text:s/></text:span><text:span text:style-name="T53_3">Compensation</text:span></text:p>
      <text:p text:style-name="P54"><text:span text:style-name="T54_1">Directors</text:span><text:span text:style-name="T54_2"><text:s/></text:span><text:span text:style-name="T54_3">shall</text:span><text:span text:style-name="T54_4"><text:s/></text:span><text:span text:style-name="T54_5">serve</text:span><text:span text:style-name="T54_6"><text:s/></text:span><text:span text:style-name="T54_7">without</text:span><text:span text:style-name="T54_8"><text:s/></text:span><text:span text:style-name="T54_9">compensation</text:span><text:span text:style-name="T54_10"><text:s/></text:span><text:span text:style-name="T54_11">except</text:span><text:span text:style-name="T54_12"><text:s/></text:span><text:span text:style-name="T54_13">that</text:span><text:span text:style-name="T54_14"><text:s/></text:span><text:span text:style-name="T54_15">a</text:span><text:span text:style-name="T54_16"><text:s/></text:span><text:span text:style-name="T54_17">reasonable</text:span><text:span text:style-name="T54_18"><text:s/></text:span><text:span text:style-name="T54_19">fee</text:span><text:span text:style-name="T54_20"><text:s/></text:span><text:span text:style-name="T54_21">may</text:span><text:span text:style-name="T54_22"><text:s/></text:span><text:span text:style-name="T54_23">be</text:span><text:span text:style-name="T54_24"><text:s/></text:span><text:span text:style-name="T54_25">paid</text:span><text:span text:style-name="T54_26"><text:s/></text:span><text:span text:style-name="T54_27">to</text:span><text:span text:style-name="T54_28"><text:s/></text:span><text:span text:style-name="T54_29">directors</text:span><text:span text:style-name="T54_30"><text:s/></text:span><text:span text:style-name="T54_31">for</text:span><text:span text:style-name="T54_32"><text:s/></text:span><text:span text:style-name="T54_33">attending</text:span><text:span text:style-name="T54_34"><text:s/></text:span><text:span text:style-name="T54_35">regular</text:span><text:span text:style-name="T54_36"><text:s/></text:span><text:span text:style-name="T54_37">and</text:span><text:span text:style-name="T54_38"><text:s/></text:span><text:span text:style-name="T54_39">special</text:span><text:span text:style-name="T54_40"><text:s/></text:span><text:span text:style-name="T54_41">meetings</text:span><text:span text:style-name="T54_42"><text:s/></text:span><text:span text:style-name="T54_43">of</text:span><text:span text:style-name="T54_44"><text:s/></text:span><text:span text:style-name="T54_45">the</text:span><text:span text:style-name="T54_46"><text:s/></text:span><text:span text:style-name="T54_47">board</text:span><text:span text:style-name="T54_48">.<text:s/></text:span><text:span text:style-name="T54_49">In</text:span><text:span text:style-name="T54_50"><text:s/></text:span><text:span text:style-name="T54_51">addition</text:span><text:span text:style-name="T54_52">,<text:s/></text:span><text:span text:style-name="T54_53">they</text:span><text:span text:style-name="T54_54"><text:s/></text:span><text:span text:style-name="T54_55">shall</text:span><text:span text:style-name="T54_56"><text:s/></text:span><text:span text:style-name="T54_57">be</text:span><text:span text:style-name="T54_58"><text:s/></text:span><text:span text:style-name="T54_59">allowed</text:span><text:span text:style-name="T54_60"><text:s/></text:span><text:span text:style-name="T54_61">reasonable</text:span><text:span text:style-name="T54_62"><text:s/></text:span><text:span text:style-name="T54_63">advancement</text:span><text:span text:style-name="T54_64"><text:s/></text:span><text:span text:style-name="T54_65">of</text:span><text:span text:style-name="T54_66"><text:s/></text:span><text:span text:style-name="T54_67">expenses</text:span><text:span text:style-name="T54_68"><text:s/></text:span><text:span text:style-name="T54_69">to</text:span><text:span text:style-name="T54_70"><text:s/></text:span><text:span text:style-name="T54_71">be</text:span><text:span text:style-name="T54_72"><text:s/></text:span><text:span text:style-name="T54_73">incurred</text:span><text:span text:style-name="T54_74"><text:s/></text:span><text:span text:style-name="T54_75">in</text:span><text:span text:style-name="T54_76"><text:s/></text:span><text:span text:style-name="T54_77">the</text:span><text:span text:style-name="T54_78"><text:s/></text:span><text:span text:style-name="T54_79">performance</text:span><text:span text:style-name="T54_80"><text:s/></text:span><text:span text:style-name="T54_81">of</text:span><text:span text:style-name="T54_82"><text:s/></text:span><text:span text:style-name="T54_83">their</text:span><text:span text:style-name="T54_84"><text:s/></text:span><text:span text:style-name="T54_85">duties</text:span><text:span text:style-name="T54_86">.<text:s/></text:span><text:span text:style-name="T54_87">Any</text:span><text:span text:style-name="T54_88"><text:s/></text:span><text:span text:style-name="T54_89">payments</text:span><text:span text:style-name="T54_90"><text:s/></text:span><text:span text:style-name="T54_91">to</text:span><text:span text:style-name="T54_92"><text:s/></text:span><text:span text:style-name="T54_93">directors</text:span><text:span text:style-name="T54_94"><text:s/></text:span><text:span text:style-name="T54_95">shall</text:span><text:span text:style-name="T54_96"><text:s/></text:span><text:span text:style-name="T54_97">be</text:span><text:span text:style-name="T54_98"><text:s/></text:span><text:span text:style-name="T54_99">approved</text:span><text:span text:style-name="T54_100"><text:s/></text:span><text:span text:style-name="T54_101">in</text:span><text:span text:style-name="T54_102"><text:s/></text:span><text:span text:style-name="T54_103">advance</text:span><text:span text:style-name="T54_104"><text:s/></text:span><text:span text:style-name="T54_105">in</text:span><text:span text:style-name="T54_106"><text:s/></text:span><text:span text:style-name="T54_107">accordance</text:span><text:span text:style-name="T54_108"><text:s/></text:span><text:span text:style-name="T54_109">with</text:span><text:span text:style-name="T54_110"><text:s/></text:span><text:span text:style-name="T54_111">this</text:span><text:span text:style-name="T54_112"><text:s/></text:span><text:span text:style-name="T54_113">corporation</text:span><text:span text:style-name="T54_114">'</text:span><text:span text:style-name="T54_115">s</text:span><text:span text:style-name="T54_116"><text:s/></text:span><text:span text:style-name="T54_117">conflict</text:span><text:span text:style-name="T54_118"><text:s/></text:span><text:span text:style-name="T54_119">of</text:span><text:span text:style-name="T54_120"><text:s/></text:span><text:span text:style-name="T54_121">interest</text:span><text:span text:style-name="T54_122"><text:s/></text:span><text:span text:style-name="T54_123">policy</text:span><text:span text:style-name="T54_124">,<text:s/></text:span><text:span text:style-name="T54_125">as</text:span><text:span text:style-name="T54_126"><text:s/></text:span><text:span text:style-name="T54_127">set</text:span><text:span text:style-name="T54_128"><text:s/></text:span><text:span text:style-name="T54_129">forth</text:span><text:span text:style-name="T54_130"><text:s/></text:span><text:span text:style-name="T54_131">in</text:span><text:span text:style-name="T54_132"><text:s/></text:span><text:span text:style-name="T54_133">Article</text:span><text:span text:style-name="T54_134"><text:s/>9<text:s/></text:span><text:span text:style-name="T54_135">of</text:span><text:span text:style-name="T54_136"><text:s/></text:span><text:span text:style-name="T54_137">these</text:span><text:span text:style-name="T54_138"><text:s/></text:span><text:span text:style-name="T54_139">bylaws</text:span><text:span text:style-name="T54_140">.</text:span></text:p>
      <text:p text:style-name="P55"/>
      <text:p text:style-name="P56"><text:span text:style-name="T56_1">Section</text:span><text:span text:style-name="T56_2"><text:s/>7.<text:s/></text:span><text:span text:style-name="T56_3">Place</text:span><text:span text:style-name="T56_4"><text:s/></text:span><text:span text:style-name="T56_5">of</text:span><text:span text:style-name="T56_6"><text:s/></text:span><text:span text:style-name="T56_7">Meetings</text:span></text:p>
      <text:p text:style-name="P57"><text:span text:style-name="T57_1">Meetings</text:span><text:span text:style-name="T57_2"><text:s/></text:span><text:span text:style-name="T57_3">shall</text:span><text:span text:style-name="T57_4"><text:s/></text:span><text:span text:style-name="T57_5">be</text:span><text:span text:style-name="T57_6"><text:s/></text:span><text:span text:style-name="T57_7">held</text:span><text:span text:style-name="T57_8"><text:s/></text:span><text:span text:style-name="T57_9">via</text:span><text:span text:style-name="T57_10"><text:s/></text:span><text:span text:style-name="T57_11">telepresence</text:span><text:span text:style-name="T57_12"><text:s/></text:span><text:span text:style-name="T57_13">systems</text:span><text:span text:style-name="T57_14"><text:s/></text:span><text:span text:style-name="T57_15">at</text:span><text:span text:style-name="T57_16"><text:s/></text:span><text:span text:style-name="T57_17">a</text:span><text:span text:style-name="T57_18"><text:s/></text:span><text:span text:style-name="T57_19">place</text:span><text:span text:style-name="T57_20"><text:s/></text:span><text:span text:style-name="T57_21">as</text:span><text:span text:style-name="T57_22"><text:s/></text:span><text:span text:style-name="T57_23">designated</text:span><text:span text:style-name="T57_24"><text:s/></text:span><text:span text:style-name="T57_25">from</text:span><text:span text:style-name="T57_26"><text:s/></text:span><text:span text:style-name="T57_27">time</text:span><text:span text:style-name="T57_28"><text:s/></text:span><text:span text:style-name="T57_29">to</text:span><text:span text:style-name="T57_30"><text:s/></text:span><text:span text:style-name="T57_31">time</text:span><text:span text:style-name="T57_32"><text:s/></text:span><text:span text:style-name="T57_33">by</text:span><text:span text:style-name="T57_34"><text:s/></text:span><text:span text:style-name="T57_35">resolution</text:span><text:span text:style-name="T57_36"><text:s/></text:span><text:span text:style-name="T57_37">of</text:span><text:span text:style-name="T57_38"><text:s/></text:span><text:span text:style-name="T57_39">the</text:span><text:span text:style-name="T57_40"><text:s/></text:span><text:span text:style-name="T57_41">board</text:span><text:span text:style-name="T57_42"><text:s/></text:span><text:span text:style-name="T57_43">of</text:span><text:span text:style-name="T57_44"><text:s/></text:span><text:span text:style-name="T57_45">directors</text:span><text:span text:style-name="T57_46">.<text:s text:c="2"/></text:span></text:p>
      <text:p text:style-name="P58"/>
      <text:p text:style-name="P59"><text:span text:style-name="T59_1">Section</text:span><text:span text:style-name="T59_2"><text:s/>8.<text:s/></text:span><text:span text:style-name="T59_3">Regular</text:span><text:span text:style-name="T59_4"><text:s/></text:span><text:span text:style-name="T59_5">Meetings</text:span><text:span text:style-name="T59_6"><text:s/></text:span></text:p>
      <text:p text:style-name="P60"><text:span text:style-name="T60_1">Regular</text:span><text:span text:style-name="T60_2"><text:s/></text:span><text:span text:style-name="T60_3">meetings</text:span><text:span text:style-name="T60_4"><text:s/></text:span><text:span text:style-name="T60_5">of</text:span><text:span text:style-name="T60_6"><text:s/></text:span><text:span text:style-name="T60_7">directors</text:span><text:span text:style-name="T60_8"><text:s/></text:span><text:span text:style-name="T60_9">shall</text:span><text:span text:style-name="T60_10"><text:s/></text:span><text:span text:style-name="T60_11">be</text:span><text:span text:style-name="T60_12"><text:s/></text:span><text:span text:style-name="T60_13">held</text:span><text:span text:style-name="T60_14"><text:s/></text:span><text:span text:style-name="T60_15">on</text:span><text:span text:style-name="T60_16"><text:s/></text:span><text:span text:style-name="T60_17">the</text:span><text:span text:style-name="T60_18"><text:s/></text:span><text:span text:style-name="T60_19">third</text:span><text:span text:style-name="T60_20"><text:s/></text:span><text:span text:style-name="T60_21">Wednesday</text:span><text:span text:style-name="T60_22"><text:s/></text:span><text:span text:style-name="T60_23">of</text:span><text:span text:style-name="T60_24"><text:s/></text:span><text:span text:style-name="T60_25">even</text:span><text:span text:style-name="T60_26">-</text:span><text:span text:style-name="T60_27">numbered</text:span><text:span text:style-name="T60_28"><text:s/></text:span><text:span text:style-name="T60_29">months</text:span><text:span text:style-name="T60_30"><text:s/></text:span><text:span text:style-name="T60_31">at</text:span><text:span text:style-name="T60_32"><text:s/></text:span><text:span text:style-name="T60_33">6:00</text:span><text:span text:style-name="T60_34"><text:s/></text:span><text:span text:style-name="T60_35">p</text:span><text:span text:style-name="T60_36">.</text:span><text:span text:style-name="T60_37">m</text:span><text:span text:style-name="T60_38">.,<text:s/></text:span><text:span text:style-name="T60_39">P</text:span><text:span text:style-name="T60_40">acific</text:span><text:span text:style-name="T60_41"><text:s/></text:span><text:span text:style-name="T60_42">Time</text:span><text:span text:style-name="T60_43">,<text:s/></text:span><text:span text:style-name="T60_44">in</text:span><text:span text:style-name="T60_45"><text:s/></text:span><text:span text:style-name="T60_46">which</text:span><text:span text:style-name="T60_47"><text:s/></text:span><text:span text:style-name="T60_48">event</text:span><text:span text:style-name="T60_49"><text:s/></text:span><text:span text:style-name="T60_50">the</text:span><text:span text:style-name="T60_51"><text:s/></text:span><text:span text:style-name="T60_52">regular</text:span><text:span text:style-name="T60_53"><text:s/></text:span><text:span text:style-name="T60_54">meeting</text:span><text:span text:style-name="T60_55"><text:s/></text:span><text:span text:style-name="T60_56">shall</text:span><text:span text:style-name="T60_57"><text:s/></text:span><text:span text:style-name="T60_58">be</text:span><text:span text:style-name="T60_59"><text:s/></text:span><text:span text:style-name="T60_60">held</text:span><text:span text:style-name="T60_61"><text:s/></text:span><text:span text:style-name="T60_62">at</text:span><text:span text:style-name="T60_63"><text:s/></text:span><text:span text:style-name="T60_64">the</text:span><text:span text:style-name="T60_65"><text:s/></text:span><text:span text:style-name="T60_66">same</text:span><text:span text:style-name="T60_67"><text:s/></text:span><text:span text:style-name="T60_68">hour</text:span><text:span text:style-name="T60_69"><text:s/></text:span><text:span text:style-name="T60_70">and</text:span><text:span text:style-name="T60_71"><text:s/></text:span><text:span text:style-name="T60_72">place</text:span><text:span text:style-name="T60_73"><text:s/></text:span><text:span text:style-name="T60_74">on</text:span><text:span text:style-name="T60_75"><text:s/></text:span><text:span text:style-name="T60_76">the</text:span><text:span text:style-name="T60_77"><text:s/></text:span><text:span text:style-name="T60_78">next</text:span><text:span text:style-name="T60_79"><text:s/></text:span><text:span text:style-name="T60_80">business</text:span><text:span text:style-name="T60_81"><text:s/></text:span><text:span text:style-name="T60_82">day</text:span><text:span text:style-name="T60_83">.</text:span></text:p>
      <text:p text:style-name="P61"><text:span text:style-name="T61_1">A</text:span><text:span text:style-name="T61_2">t</text:span><text:span text:style-name="T61_3"><text:s/></text:span><text:span text:style-name="T61_4">the</text:span><text:span text:style-name="T61_5"><text:s/></text:span><text:span text:style-name="T61_6">regular</text:span><text:span text:style-name="T61_7"><text:s/></text:span><text:span text:style-name="T61_8">meeting</text:span><text:span text:style-name="T61_9"><text:s/></text:span><text:span text:style-name="T61_10">of</text:span><text:span text:style-name="T61_11"><text:s/></text:span><text:span text:style-name="T61_12">directors</text:span><text:span text:style-name="T61_13"><text:s/></text:span><text:span text:style-name="T61_14">held</text:span><text:span text:style-name="T61_15"><text:s/></text:span><text:span text:style-name="T61_16">in</text:span><text:span text:style-name="T61_17"><text:s/></text:span><text:span text:style-name="T61_18">October</text:span><text:span text:style-name="T61_19">,<text:s/></text:span><text:span text:style-name="T61_20">directors</text:span><text:span text:style-name="T61_21"><text:s/></text:span><text:span text:style-name="T61_22">shall</text:span><text:span text:style-name="T61_23"><text:s/></text:span><text:span text:style-name="T61_24">be</text:span><text:span text:style-name="T61_25"><text:s/></text:span><text:span text:style-name="T61_26">elected</text:span><text:span text:style-name="T61_27"><text:s/></text:span><text:span text:style-name="T61_28">by</text:span><text:span text:style-name="T61_29"><text:s/></text:span><text:span text:style-name="T61_30">the</text:span><text:span text:style-name="T61_31"><text:s/></text:span><text:span text:style-name="T61_32">board</text:span><text:span text:style-name="T61_33"><text:s/></text:span><text:span text:style-name="T61_34">of</text:span><text:span text:style-name="T61_35"><text:s/></text:span><text:span text:style-name="T61_36">directors</text:span><text:span text:style-name="T61_37">.<text:s/></text:span><text:span text:style-name="T61_38">Voting</text:span><text:span text:style-name="T61_39"><text:s/></text:span><text:span text:style-name="T61_40">for</text:span><text:span text:style-name="T61_41"><text:s/></text:span><text:span text:style-name="T61_42">the</text:span><text:span text:style-name="T61_43"><text:s/></text:span><text:span text:style-name="T61_44">election</text:span><text:span text:style-name="T61_45"><text:s/></text:span><text:span text:style-name="T61_46">of</text:span><text:span text:style-name="T61_47"><text:s/></text:span><text:span text:style-name="T61_48">directors</text:span><text:span text:style-name="T61_49"><text:s/></text:span><text:span text:style-name="T61_50">shall</text:span><text:span text:style-name="T61_51"><text:s/></text:span><text:span text:style-name="T61_52">be</text:span><text:span text:style-name="T61_53"><text:s/></text:span><text:span text:style-name="T61_54">by</text:span><text:span text:style-name="T61_55"><text:s/></text:span><text:span text:style-name="T61_56">ballot</text:span><text:span text:style-name="T61_57"><text:s/></text:span><text:span text:style-name="T61_58">electronically</text:span><text:span text:style-name="T61_59"><text:s/></text:span><text:span text:style-name="T61_60">transmitted</text:span><text:span text:style-name="T61_61"><text:s/></text:span><text:span text:style-name="T61_62">to</text:span><text:span text:style-name="T61_63"><text:s/></text:span><text:span text:style-name="T61_64">the</text:span><text:span text:style-name="T61_65"><text:s/></text:span><text:span text:style-name="T61_66">secretary</text:span><text:span text:style-name="T61_67">.<text:s/></text:span><text:span text:style-name="T61_68">Each</text:span><text:span text:style-name="T61_69"><text:s/></text:span><text:span text:style-name="T61_70">director</text:span><text:span text:style-name="T61_71"><text:s/></text:span><text:span text:style-name="T61_72">shall</text:span><text:span text:style-name="T61_73"><text:s/></text:span><text:span text:style-name="T61_74">cast</text:span><text:span text:style-name="T61_75"><text:s/></text:span><text:span text:style-name="T61_76">one</text:span><text:span text:style-name="T61_77"><text:s/></text:span><text:span text:style-name="T61_78">vote</text:span><text:span text:style-name="T61_79"><text:s/></text:span><text:span text:style-name="T61_80">per</text:span><text:span text:style-name="T61_81"><text:s/></text:span><text:span text:style-name="T61_82">candidate</text:span><text:span text:style-name="T61_83">,<text:s/></text:span><text:span text:style-name="T61_84">and</text:span><text:span text:style-name="T61_85"><text:s/></text:span><text:span text:style-name="T61_86">may</text:span><text:span text:style-name="T61_87"><text:s/></text:span><text:span text:style-name="T61_88">vote</text:span><text:span text:style-name="T61_89"><text:s/></text:span><text:span text:style-name="T61_90">for</text:span><text:span text:style-name="T61_91"><text:s/></text:span><text:span text:style-name="T61_92">as</text:span><text:span text:style-name="T61_93"><text:s/></text:span><text:span text:style-name="T61_94">many</text:span><text:span text:style-name="T61_95"><text:s/></text:span><text:span text:style-name="T61_96">candidates</text:span><text:span text:style-name="T61_97"><text:s/></text:span><text:span text:style-name="T61_98">as</text:span><text:span text:style-name="T61_99"><text:s/></text:span><text:span text:style-name="T61_100">the</text:span><text:span text:style-name="T61_101"><text:s/></text:span><text:span text:style-name="T61_102">number</text:span><text:span text:style-name="T61_103"><text:s/></text:span><text:span text:style-name="T61_104">of</text:span><text:span text:style-name="T61_105"><text:s/></text:span><text:span text:style-name="T61_106">candidates</text:span><text:span text:style-name="T61_107"><text:s/></text:span><text:span text:style-name="T61_108">to</text:span><text:span text:style-name="T61_109"><text:s/></text:span><text:span text:style-name="T61_110">be</text:span><text:span text:style-name="T61_111"><text:s/></text:span><text:span text:style-name="T61_112">elected</text:span><text:span text:style-name="T61_113"><text:s/></text:span><text:span text:style-name="T61_114">to</text:span><text:span text:style-name="T61_115"><text:s/></text:span><text:span text:style-name="T61_116">the</text:span><text:span text:style-name="T61_117"><text:s/></text:span><text:span text:style-name="T61_118">board</text:span><text:span text:style-name="T61_119">.<text:s/></text:span><text:span text:style-name="T61_120">The</text:span><text:span text:style-name="T61_121"><text:s/></text:span><text:span text:style-name="T61_122">candidates</text:span><text:span text:style-name="T61_123"><text:s/></text:span><text:span text:style-name="T61_124">receiving</text:span><text:span text:style-name="T61_125"><text:s/></text:span><text:span text:style-name="T61_126">the</text:span><text:span text:style-name="T61_127"><text:s/></text:span><text:span text:style-name="T61_128">highest</text:span><text:span text:style-name="T61_129"><text:s/></text:span><text:span text:style-name="T61_130">number</text:span><text:span text:style-name="T61_131"><text:s/></text:span><text:span text:style-name="T61_132">of</text:span><text:span text:style-name="T61_133"><text:s/></text:span><text:span text:style-name="T61_134">votes</text:span><text:span text:style-name="T61_135"><text:s/></text:span><text:span text:style-name="T61_136">up</text:span><text:span text:style-name="T61_137"><text:s/></text:span><text:span text:style-name="T61_138">to</text:span><text:span text:style-name="T61_139"><text:s/></text:span><text:span text:style-name="T61_140">the</text:span><text:span text:style-name="T61_141"><text:s/></text:span><text:span text:style-name="T61_142">number</text:span><text:span text:style-name="T61_143"><text:s/></text:span><text:span text:style-name="T61_144">of</text:span><text:span text:style-name="T61_145"><text:s/></text:span><text:span text:style-name="T61_146">directors</text:span><text:span text:style-name="T61_147"><text:s/></text:span><text:span text:style-name="T61_148">to</text:span><text:span text:style-name="T61_149"><text:s/></text:span><text:span text:style-name="T61_150">be</text:span><text:span text:style-name="T61_151"><text:s/></text:span><text:span text:style-name="T61_152">elected</text:span><text:span text:style-name="T61_153"><text:s/></text:span><text:span text:style-name="T61_154">shall</text:span><text:span text:style-name="T61_155"><text:s/></text:span><text:span text:style-name="T61_156">be</text:span><text:span text:style-name="T61_157"><text:s/></text:span><text:span text:style-name="T61_158">elected</text:span><text:span text:style-name="T61_159"><text:s/></text:span><text:span text:style-name="T61_160">to</text:span><text:span text:style-name="T61_161"><text:s/></text:span><text:span text:style-name="T61_162">serve</text:span><text:span text:style-name="T61_163"><text:s/></text:span><text:span text:style-name="T61_164">on</text:span><text:span text:style-name="T61_165"><text:s/></text:span><text:span text:style-name="T61_166">the</text:span><text:span text:style-name="T61_167"><text:s/></text:span><text:span text:style-name="T61_168">board</text:span><text:span text:style-name="T61_169">.</text:span></text:p>
      <text:p text:style-name="P62"/>
      <text:p text:style-name="P63"><text:span text:style-name="T63_1">Section</text:span><text:span text:style-name="T63_2"><text:s/>9.<text:s/></text:span><text:span text:style-name="T63_3">Special</text:span><text:span text:style-name="T63_4"><text:s/></text:span><text:span text:style-name="T63_5">Meetings</text:span></text:p>
      <text:p text:style-name="P64"><text:span text:style-name="T64_1">Special</text:span><text:span text:style-name="T64_2"><text:s/></text:span><text:span text:style-name="T64_3">meetings</text:span><text:span text:style-name="T64_4"><text:s/></text:span><text:span text:style-name="T64_5">of</text:span><text:span text:style-name="T64_6"><text:s/></text:span><text:span text:style-name="T64_7">the</text:span><text:span text:style-name="T64_8"><text:s/></text:span><text:span text:style-name="T64_9">board</text:span><text:span text:style-name="T64_10"><text:s/></text:span><text:span text:style-name="T64_11">of</text:span><text:span text:style-name="T64_12"><text:s/></text:span><text:span text:style-name="T64_13">directors</text:span><text:span text:style-name="T64_14"><text:s/></text:span><text:span text:style-name="T64_15">may</text:span><text:span text:style-name="T64_16"><text:s/></text:span><text:span text:style-name="T64_17">be</text:span><text:span text:style-name="T64_18"><text:s/></text:span><text:span text:style-name="T64_19">called</text:span><text:span text:style-name="T64_20"><text:s/></text:span><text:span text:style-name="T64_21">by</text:span><text:span text:style-name="T64_22"><text:s/></text:span><text:span text:style-name="T64_23">the</text:span><text:span text:style-name="T64_24"><text:s/></text:span><text:span text:style-name="T64_25">chairperson</text:span><text:span text:style-name="T64_26"><text:s/></text:span><text:span text:style-name="T64_27">of</text:span><text:span text:style-name="T64_28"><text:s/></text:span><text:span text:style-name="T64_29">the</text:span><text:span text:style-name="T64_30"><text:s/></text:span><text:span text:style-name="T64_31">board</text:span><text:span text:style-name="T64_32">,<text:s/></text:span><text:span text:style-name="T64_33">the</text:span><text:span text:style-name="T64_34"><text:s/></text:span><text:span text:style-name="T64_35">president</text:span><text:span text:style-name="T64_36">,<text:s/></text:span><text:span text:style-name="T64_37">the</text:span><text:span text:style-name="T64_38"><text:s/></text:span><text:span text:style-name="T64_39">secretary</text:span><text:span text:style-name="T64_40">,<text:s/></text:span><text:span text:style-name="T64_41">by</text:span><text:span text:style-name="T64_42"><text:s/></text:span><text:span text:style-name="T64_43">any</text:span><text:span text:style-name="T64_44"><text:s/></text:span><text:span text:style-name="T64_45">two</text:span><text:span text:style-name="T64_46"><text:s/></text:span><text:span text:style-name="T64_47">directors</text:span><text:span text:style-name="T64_48">,<text:s/></text:span><text:span text:style-name="T64_49">or</text:span><text:span text:style-name="T64_50">,<text:s/></text:span><text:span text:style-name="T64_51">if</text:span><text:span text:style-name="T64_52"><text:s/></text:span><text:span text:style-name="T64_53">different</text:span><text:span text:style-name="T64_54">,<text:s/></text:span><text:span text:style-name="T64_55">by</text:span><text:span text:style-name="T64_56"><text:s/></text:span><text:span text:style-name="T64_57">the</text:span><text:span text:style-name="T64_58"><text:s/></text:span><text:span text:style-name="T64_59">persons</text:span><text:span text:style-name="T64_60"><text:s/></text:span><text:span text:style-name="T64_61">specifically</text:span><text:span text:style-name="T64_62"><text:s/></text:span><text:span text:style-name="T64_63">authorized</text:span><text:span text:style-name="T64_64"><text:s/></text:span><text:span text:style-name="T64_65">under</text:span><text:span text:style-name="T64_66"><text:s/></text:span><text:span text:style-name="T64_67">the</text:span><text:span text:style-name="T64_68"><text:s/></text:span><text:span text:style-name="T64_69">laws</text:span><text:span text:style-name="T64_70"><text:s/></text:span><text:span text:style-name="T64_71">of</text:span><text:span text:style-name="T64_72"><text:s/></text:span><text:span text:style-name="T64_73">this</text:span><text:span text:style-name="T64_74"><text:s/></text:span><text:span text:style-name="T64_75">state</text:span><text:span text:style-name="T64_76"><text:s/></text:span><text:span text:style-name="T64_77">to</text:span><text:span text:style-name="T64_78"><text:s/></text:span><text:span text:style-name="T64_79">call</text:span><text:span text:style-name="T64_80"><text:s/></text:span><text:span text:style-name="T64_81">special</text:span><text:span text:style-name="T64_82"><text:s/></text:span><text:span text:style-name="T64_83">meetings</text:span><text:span text:style-name="T64_84"><text:s/></text:span><text:span text:style-name="T64_85">of</text:span><text:span text:style-name="T64_86"><text:s/></text:span><text:span text:style-name="T64_87">the</text:span><text:span text:style-name="T64_88"><text:s/></text:span><text:span text:style-name="T64_89">board</text:span><text:span text:style-name="T64_90">.<text:s/></text:span><text:span text:style-name="T64_91">Such</text:span><text:span text:style-name="T64_92"><text:s/></text:span><text:span text:style-name="T64_93">meetings</text:span><text:span text:style-name="T64_94"><text:s/></text:span><text:span text:style-name="T64_95">shall</text:span><text:span text:style-name="T64_96"><text:s/></text:span><text:span text:style-name="T64_97">be</text:span><text:span text:style-name="T64_98"><text:s/></text:span><text:span text:style-name="T64_99">held</text:span><text:span text:style-name="T64_100"><text:s/></text:span><text:span text:style-name="T64_101">at</text:span><text:span text:style-name="T64_102"><text:s/></text:span><text:span text:style-name="T64_103">the</text:span><text:span text:style-name="T64_104"><text:s/></text:span><text:span text:style-name="T64_105">place</text:span><text:span text:style-name="T64_106"><text:s/></text:span><text:span text:style-name="T64_107">designated</text:span><text:span text:style-name="T64_108"><text:s/></text:span><text:span text:style-name="T64_109">by</text:span><text:span text:style-name="T64_110"><text:s/></text:span><text:span text:style-name="T64_111">the</text:span><text:span text:style-name="T64_112"><text:s/></text:span><text:span text:style-name="T64_113">person</text:span><text:span text:style-name="T64_114"><text:s/></text:span><text:span text:style-name="T64_115">or</text:span><text:span text:style-name="T64_116"><text:s/></text:span><text:span text:style-name="T64_117">persons</text:span><text:span text:style-name="T64_118"><text:s/></text:span><text:span text:style-name="T64_119">calling</text:span><text:span text:style-name="T64_120"><text:s/></text:span><text:span text:style-name="T64_121">the</text:span><text:span text:style-name="T64_122"><text:s/></text:span><text:span text:style-name="T64_123">special</text:span><text:span text:style-name="T64_124"><text:s/></text:span><text:span text:style-name="T64_125">meeting</text:span><text:span text:style-name="T64_126">.</text:span></text:p>
      <text:p text:style-name="P65"/>
      <text:p text:style-name="P66"><text:span text:style-name="T66_1">Section</text:span><text:span text:style-name="T66_2"><text:s/>10.<text:s/></text:span><text:span text:style-name="T66_3">Notice</text:span><text:span text:style-name="T66_4"><text:s/></text:span><text:span text:style-name="T66_5">of</text:span><text:span text:style-name="T66_6"><text:s/></text:span><text:span text:style-name="T66_7">Meetings</text:span></text:p>
      <text:p text:style-name="P67"><text:span text:style-name="T67_1">Unless</text:span><text:span text:style-name="T67_2"><text:s/></text:span><text:span text:style-name="T67_3">otherwise</text:span><text:span text:style-name="T67_4"><text:s/></text:span><text:span text:style-name="T67_5">provided</text:span><text:span text:style-name="T67_6"><text:s/></text:span><text:span text:style-name="T67_7">by</text:span><text:span text:style-name="T67_8"><text:s/></text:span><text:span text:style-name="T67_9">the</text:span><text:span text:style-name="T67_10"><text:s/></text:span><text:span text:style-name="T67_11">articles</text:span><text:span text:style-name="T67_12"><text:s/></text:span><text:span text:style-name="T67_13">of</text:span><text:span text:style-name="T67_14"><text:s/></text:span><text:span text:style-name="T67_15">incorporation</text:span><text:span text:style-name="T67_16">,<text:s/></text:span><text:span text:style-name="T67_17">these</text:span><text:span text:style-name="T67_18"><text:s/></text:span><text:span text:style-name="T67_19">bylaws</text:span><text:span text:style-name="T67_20">,<text:s/></text:span><text:span text:style-name="T67_21">or</text:span><text:span text:style-name="T67_22"><text:s/></text:span><text:span text:style-name="T67_23">provisions</text:span><text:span text:style-name="T67_24"><text:s/></text:span><text:span text:style-name="T67_25">of</text:span><text:span text:style-name="T67_26"><text:s/></text:span><text:span text:style-name="T67_27">law</text:span><text:span text:style-name="T67_28">,<text:s/></text:span><text:span text:style-name="T67_29">the</text:span><text:span text:style-name="T67_30"><text:s/></text:span><text:span text:style-name="T67_31">following</text:span><text:span text:style-name="T67_32"><text:s/></text:span><text:span text:style-name="T67_33">provisions</text:span><text:span text:style-name="T67_34"><text:s/></text:span><text:span text:style-name="T67_35">shall</text:span><text:span text:style-name="T67_36"><text:s/></text:span><text:span text:style-name="T67_37">govern</text:span><text:span text:style-name="T67_38"><text:s/></text:span><text:span text:style-name="T67_39">the</text:span><text:span text:style-name="T67_40"><text:s/></text:span><text:span text:style-name="T67_41">giving</text:span><text:span text:style-name="T67_42"><text:s/></text:span><text:span text:style-name="T67_43">of</text:span><text:span text:style-name="T67_44"><text:s/></text:span><text:span text:style-name="T67_45">notice</text:span><text:span text:style-name="T67_46"><text:s/></text:span><text:span text:style-name="T67_47">for</text:span><text:span text:style-name="T67_48"><text:s/></text:span><text:span text:style-name="T67_49">meetings</text:span><text:span text:style-name="T67_50"><text:s/></text:span><text:span text:style-name="T67_51">of</text:span><text:span text:style-name="T67_52"><text:s/></text:span><text:span text:style-name="T67_53">the</text:span><text:span text:style-name="T67_54"><text:s/></text:span><text:span text:style-name="T67_55">board</text:span><text:span text:style-name="T67_56"><text:s/></text:span><text:span text:style-name="T67_57">of</text:span><text:span text:style-name="T67_58"><text:s/></text:span><text:span text:style-name="T67_59">directors</text:span><text:span text:style-name="T67_60">:</text:span></text:p>
      <text:p text:style-name="P68"><text:span text:style-name="T68_1">a</text:span><text:span text:style-name="T68_2">.<text:tab/></text:span><text:span text:style-name="T68_3">Regular</text:span><text:span text:style-name="T68_4"><text:s/></text:span><text:span text:style-name="T68_5">Meetings</text:span><text:span text:style-name="T68_6">.</text:span><text:span text:style-name="T68_7"><text:s/></text:span><text:span text:style-name="T68_8">No</text:span><text:span text:style-name="T68_9"><text:s/></text:span><text:span text:style-name="T68_10">notice</text:span><text:span text:style-name="T68_11"><text:s/></text:span><text:span text:style-name="T68_12">need</text:span><text:span text:style-name="T68_13"><text:s/></text:span><text:span text:style-name="T68_14">be</text:span><text:span text:style-name="T68_15"><text:s/></text:span><text:span text:style-name="T68_16">given</text:span><text:span text:style-name="T68_17"><text:s/></text:span><text:span text:style-name="T68_18">of</text:span><text:span text:style-name="T68_19"><text:s/></text:span><text:span text:style-name="T68_20">any</text:span><text:span text:style-name="T68_21"><text:s/></text:span><text:span text:style-name="T68_22">regular</text:span><text:span text:style-name="T68_23"><text:s/></text:span><text:span text:style-name="T68_24">meeting</text:span><text:span text:style-name="T68_25"><text:s/></text:span><text:span text:style-name="T68_26">of</text:span><text:span text:style-name="T68_27"><text:s/></text:span><text:span text:style-name="T68_28">the</text:span><text:span text:style-name="T68_29"><text:s/></text:span><text:span text:style-name="T68_30">board</text:span><text:span text:style-name="T68_31"><text:s/></text:span><text:span text:style-name="T68_32">of</text:span><text:span text:style-name="T68_33"><text:s/></text:span><text:span text:style-name="T68_34">directors</text:span><text:span text:style-name="T68_35">.<text:s/></text:span></text:p>
      <text:p text:style-name="P69"><text:span text:style-name="T69_1">b</text:span><text:span text:style-name="T69_2">.<text:tab/></text:span><text:span text:style-name="T69_3">Special</text:span><text:span text:style-name="T69_4"><text:s/></text:span><text:span text:style-name="T69_5">Meetings</text:span><text:span text:style-name="T69_6">.</text:span><text:span text:style-name="T69_7"><text:s/></text:span><text:span text:style-name="T69_8">At</text:span><text:span text:style-name="T69_9"><text:s/></text:span><text:span text:style-name="T69_10">least</text:span><text:span text:style-name="T69_11"><text:s/></text:span><text:span text:style-name="T69_12">two</text:span><text:span text:style-name="T69_13"><text:s/></text:span><text:span text:style-name="T69_14">weeks</text:span><text:span text:style-name="T69_15"><text:s/></text:span><text:span text:style-name="T69_16">prior</text:span><text:span text:style-name="T69_17"><text:s/></text:span><text:span text:style-name="T69_18">notice</text:span><text:span text:style-name="T69_19"><text:s/></text:span><text:span text:style-name="T69_20">shall</text:span><text:span text:style-name="T69_21"><text:s/></text:span><text:span text:style-name="T69_22">be</text:span><text:span text:style-name="T69_23"><text:s/></text:span><text:span text:style-name="T69_24">given</text:span><text:span text:style-name="T69_25"><text:s/></text:span><text:span text:style-name="T69_26">by</text:span><text:span text:style-name="T69_27"><text:s/></text:span><text:span text:style-name="T69_28">the</text:span><text:span text:style-name="T69_29"><text:s/></text:span><text:span text:style-name="T69_30">secretary</text:span><text:span text:style-name="T69_31"><text:s/></text:span><text:span text:style-name="T69_32">or</text:span><text:span text:style-name="T69_33"><text:s/></text:span><text:span text:style-name="T69_34">president</text:span><text:span text:style-name="T69_35"><text:s/></text:span><text:span text:style-name="T69_36">of</text:span><text:span text:style-name="T69_37"><text:s/></text:span><text:span text:style-name="T69_38">the</text:span><text:span text:style-name="T69_39"><text:s/></text:span><text:span text:style-name="T69_40">corporation</text:span><text:span text:style-name="T69_41"><text:s/></text:span><text:span text:style-name="T69_42">to</text:span><text:span text:style-name="T69_43"><text:s/></text:span><text:span text:style-name="T69_44">each</text:span><text:span text:style-name="T69_45"><text:s/></text:span><text:span text:style-name="T69_46">director</text:span><text:span text:style-name="T69_47"><text:s/></text:span><text:span text:style-name="T69_48">of</text:span><text:span text:style-name="T69_49"><text:s/></text:span><text:span text:style-name="T69_50">each</text:span><text:span text:style-name="T69_51"><text:s/></text:span><text:span text:style-name="T69_52">special</text:span><text:span text:style-name="T69_53"><text:s/></text:span><text:span text:style-name="T69_54">meeting</text:span><text:span text:style-name="T69_55"><text:s/></text:span><text:span text:style-name="T69_56">of</text:span><text:span text:style-name="T69_57"><text:s/></text:span><text:span text:style-name="T69_58">the</text:span><text:span text:style-name="T69_59"><text:s/></text:span><text:span text:style-name="T69_60">board</text:span><text:span text:style-name="T69_61">.<text:s/></text:span><text:span text:style-name="T69_62">Such</text:span><text:span text:style-name="T69_63"><text:s/></text:span><text:span text:style-name="T69_64">notice</text:span><text:span text:style-name="T69_65"><text:s/></text:span><text:span text:style-name="T69_66">must</text:span><text:span text:style-name="T69_67"><text:s/></text:span><text:span text:style-name="T69_68">be</text:span><text:span text:style-name="T69_69"><text:s/></text:span><text:span text:style-name="T69_70">electronically</text:span><text:span text:style-name="T69_71"><text:s/></text:span><text:span text:style-name="T69_72">transmitted</text:span><text:span text:style-name="T69_73"><text:s/></text:span><text:span text:style-name="T69_74">and</text:span><text:span text:style-name="T69_75"><text:s/></text:span><text:span text:style-name="T69_76">available</text:span><text:span text:style-name="T69_77"><text:s/></text:span><text:span text:style-name="T69_78">for</text:span><text:span text:style-name="T69_79"><text:s/></text:span><text:span text:style-name="T69_80">public</text:span><text:span text:style-name="T69_81"><text:s/></text:span><text:span text:style-name="T69_82">access</text:span><text:span text:style-name="T69_83"><text:s/></text:span><text:span text:style-name="T69_84">on</text:span><text:span text:style-name="T69_85"><text:s/></text:span><text:span text:style-name="T69_86">the</text:span><text:span text:style-name="T69_87"><text:s/></text:span><text:span text:style-name="T69_88">indysci</text:span><text:span text:style-name="T69_89"><text:s/></text:span><text:span text:style-name="T69_90">website</text:span><text:span text:style-name="T69_91">.<text:s text:c="2"/></text:span><text:span text:style-name="T69_92">Such</text:span><text:span text:style-name="T69_93"><text:s/></text:span><text:span text:style-name="T69_94">notice</text:span><text:span text:style-name="T69_95"><text:s/></text:span><text:span text:style-name="T69_96">shall</text:span><text:span text:style-name="T69_97"><text:s/></text:span><text:span text:style-name="T69_98">state</text:span><text:span text:style-name="T69_99"><text:s/></text:span><text:span text:style-name="T69_100">the</text:span><text:span text:style-name="T69_101"><text:s/></text:span><text:span text:style-name="T69_102">place</text:span><text:span text:style-name="T69_103">,<text:s/></text:span><text:span text:style-name="T69_104">date</text:span><text:span text:style-name="T69_105">,<text:s/></text:span><text:span text:style-name="T69_106">and</text:span><text:span text:style-name="T69_107"><text:s/></text:span><text:span text:style-name="T69_108">time</text:span><text:span text:style-name="T69_109"><text:s/></text:span><text:span text:style-name="T69_110">of</text:span><text:span text:style-name="T69_111"><text:s/></text:span><text:span text:style-name="T69_112">the</text:span><text:span text:style-name="T69_113"><text:s/></text:span><text:span text:style-name="T69_114">meeting</text:span><text:span text:style-name="T69_115"><text:s/></text:span><text:span text:style-name="T69_116">and</text:span><text:span text:style-name="T69_117"><text:s/></text:span><text:span text:style-name="T69_118">the</text:span><text:span text:style-name="T69_119"><text:s/></text:span><text:span text:style-name="T69_120">matters</text:span><text:span text:style-name="T69_121"><text:s/></text:span><text:span text:style-name="T69_122">proposed</text:span><text:span text:style-name="T69_123"><text:s/></text:span><text:span text:style-name="T69_124">to</text:span><text:span text:style-name="T69_125"><text:s/></text:span><text:span text:style-name="T69_126">be</text:span><text:span text:style-name="T69_127"><text:s/></text:span><text:span text:style-name="T69_128">acted</text:span><text:span text:style-name="T69_129"><text:s/></text:span><text:span text:style-name="T69_130">upon</text:span><text:span text:style-name="T69_131"><text:s/></text:span><text:span text:style-name="T69_132">at</text:span><text:span text:style-name="T69_133"><text:s/></text:span><text:span text:style-name="T69_134">the</text:span><text:span text:style-name="T69_135"><text:s/></text:span><text:span text:style-name="T69_136">meeting</text:span><text:span text:style-name="T69_137">.</text:span></text:p>
      <text:p text:style-name="P70"><text:span text:style-name="T70_1">c</text:span><text:span text:style-name="T70_2">.<text:tab/></text:span><text:span text:style-name="T70_3">Waiver</text:span><text:span text:style-name="T70_4"><text:s/></text:span><text:span text:style-name="T70_5">of</text:span><text:span text:style-name="T70_6"><text:s/></text:span><text:span text:style-name="T70_7">Notice</text:span><text:span text:style-name="T70_8">.</text:span><text:span text:style-name="T70_9"><text:s/></text:span><text:span text:style-name="T70_10">Whenever</text:span><text:span text:style-name="T70_11"><text:s/></text:span><text:span text:style-name="T70_12">any</text:span><text:span text:style-name="T70_13"><text:s/></text:span><text:span text:style-name="T70_14">notice</text:span><text:span text:style-name="T70_15"><text:s/></text:span><text:span text:style-name="T70_16">of</text:span><text:span text:style-name="T70_17"><text:s/></text:span><text:span text:style-name="T70_18">a</text:span><text:span text:style-name="T70_19"><text:s/></text:span><text:span text:style-name="T70_20">meeting</text:span><text:span text:style-name="T70_21"><text:s/></text:span><text:span text:style-name="T70_22">is</text:span><text:span text:style-name="T70_23"><text:s/></text:span><text:span text:style-name="T70_24">required</text:span><text:span text:style-name="T70_25"><text:s/></text:span><text:span text:style-name="T70_26">to</text:span><text:span text:style-name="T70_27"><text:s/></text:span><text:span text:style-name="T70_28">be</text:span><text:span text:style-name="T70_29"><text:s/></text:span><text:span text:style-name="T70_30">given</text:span><text:span text:style-name="T70_31"><text:s/></text:span><text:span text:style-name="T70_32">to</text:span><text:span text:style-name="T70_33"><text:s/></text:span><text:span text:style-name="T70_34">any</text:span><text:span text:style-name="T70_35"><text:s/></text:span><text:span text:style-name="T70_36">director</text:span><text:span text:style-name="T70_37"><text:s/></text:span><text:span text:style-name="T70_38">of</text:span><text:span text:style-name="T70_39"><text:s/></text:span><text:span text:style-name="T70_40">this</text:span><text:span text:style-name="T70_41"><text:s/></text:span><text:span text:style-name="T70_42">corporation</text:span><text:span text:style-name="T70_43"><text:s/></text:span><text:span text:style-name="T70_44">under</text:span><text:span text:style-name="T70_45"><text:s/></text:span><text:span text:style-name="T70_46">provisions</text:span><text:span text:style-name="T70_47"><text:s/></text:span><text:span text:style-name="T70_48">of</text:span><text:span text:style-name="T70_49"><text:s/></text:span><text:span text:style-name="T70_50">the</text:span><text:span text:style-name="T70_51"><text:s/></text:span><text:span text:style-name="T70_52">articles</text:span><text:span text:style-name="T70_53"><text:s/></text:span><text:span text:style-name="T70_54">of</text:span><text:span text:style-name="T70_55"><text:s/></text:span><text:span text:style-name="T70_56">incorporation</text:span><text:span text:style-name="T70_57">,<text:s/></text:span><text:span text:style-name="T70_58">these</text:span><text:span text:style-name="T70_59"><text:s/></text:span><text:span text:style-name="T70_60">bylaws</text:span><text:span text:style-name="T70_61">,<text:s/></text:span><text:span text:style-name="T70_62">or</text:span><text:span text:style-name="T70_63"><text:s/></text:span><text:span text:style-name="T70_64">the</text:span><text:span text:style-name="T70_65"><text:s/></text:span><text:span text:style-name="T70_66">law</text:span><text:span text:style-name="T70_67"><text:s/></text:span><text:span text:style-name="T70_68">of</text:span><text:span text:style-name="T70_69"><text:s/></text:span><text:span text:style-name="T70_70">this</text:span><text:span text:style-name="T70_71"><text:s/></text:span><text:span text:style-name="T70_72">state</text:span><text:span text:style-name="T70_73">,<text:s/></text:span><text:span text:style-name="T70_74">a</text:span><text:span text:style-name="T70_75"><text:s/></text:span><text:span text:style-name="T70_76">waiver</text:span><text:span text:style-name="T70_77"><text:s/></text:span><text:span text:style-name="T70_78">of</text:span><text:span text:style-name="T70_79"><text:s/></text:span><text:span text:style-name="T70_80">notice</text:span><text:span text:style-name="T70_81"><text:s/></text:span><text:span text:style-name="T70_82">in</text:span><text:span text:style-name="T70_83"><text:s/></text:span><text:span text:style-name="T70_84">writing</text:span><text:span text:style-name="T70_85"><text:s/></text:span><text:span text:style-name="T70_86">signed</text:span><text:span text:style-name="T70_87"><text:s/></text:span><text:span text:style-name="T70_88">by</text:span><text:span text:style-name="T70_89"><text:s/></text:span><text:span text:style-name="T70_90">the</text:span><text:span text:style-name="T70_91"><text:s/></text:span><text:span text:style-name="T70_92">director</text:span><text:span text:style-name="T70_93">,<text:s/></text:span><text:span text:style-name="T70_94">whether</text:span><text:span text:style-name="T70_95"><text:s/></text:span><text:span text:style-name="T70_96">before</text:span><text:span text:style-name="T70_97"><text:s/></text:span><text:span text:style-name="T70_98">or</text:span><text:span text:style-name="T70_99"><text:s/></text:span><text:span text:style-name="T70_100">after</text:span><text:span text:style-name="T70_101"><text:s/></text:span><text:span text:style-name="T70_102">the</text:span><text:span text:style-name="T70_103"><text:s/></text:span><text:span text:style-name="T70_104">time</text:span><text:span text:style-name="T70_105"><text:s/></text:span><text:span text:style-name="T70_106">of</text:span><text:span text:style-name="T70_107"><text:s/></text:span><text:span text:style-name="T70_108">the</text:span><text:span text:style-name="T70_109"><text:s/></text:span><text:span text:style-name="T70_110">meeting</text:span><text:span text:style-name="T70_111">,<text:s/></text:span><text:span text:style-name="T70_112">shall</text:span><text:span text:style-name="T70_113"><text:s/></text:span><text:span text:style-name="T70_114">be</text:span><text:span text:style-name="T70_115"><text:s/></text:span><text:span text:style-name="T70_116">equivalent</text:span><text:span text:style-name="T70_117"><text:s/></text:span><text:span text:style-name="T70_118">to</text:span><text:span text:style-name="T70_119"><text:s/></text:span><text:span text:style-name="T70_120">the</text:span><text:span text:style-name="T70_121"><text:s/></text:span><text:span text:style-name="T70_122">giving</text:span><text:span text:style-name="T70_123"><text:s/></text:span><text:span text:style-name="T70_124">of</text:span><text:span text:style-name="T70_125"><text:s/></text:span><text:span text:style-name="T70_126">such</text:span><text:span text:style-name="T70_127"><text:s/></text:span><text:span text:style-name="T70_128">notice</text:span><text:span text:style-name="T70_129">.</text:span></text:p>
      <text:p text:style-name="P71"/>
      <text:p text:style-name="P72"><text:span text:style-name="T72_1">Section</text:span><text:span text:style-name="T72_2"><text:s/>11.<text:s/></text:span><text:span text:style-name="T72_3">Quorum</text:span><text:span text:style-name="T72_4"><text:s/></text:span><text:span text:style-name="T72_5">for</text:span><text:span text:style-name="T72_6"><text:s/></text:span><text:span text:style-name="T72_7">Meetings</text:span></text:p>
      <text:p text:style-name="P73"><text:span text:style-name="T73_1">A</text:span><text:span text:style-name="T73_2"><text:s/></text:span><text:span text:style-name="T73_3">quorum</text:span><text:span text:style-name="T73_4"><text:s/></text:span><text:span text:style-name="T73_5">shall</text:span><text:span text:style-name="T73_6"><text:s/></text:span><text:span text:style-name="T73_7">consist</text:span><text:span text:style-name="T73_8"><text:s/></text:span><text:span text:style-name="T73_9">of</text:span><text:span text:style-name="T73_10"><text:s/></text:span><text:span text:style-name="T73_11">a</text:span><text:span text:style-name="T73_12"><text:s/></text:span><text:span text:style-name="T73_13">majority</text:span><text:span text:style-name="T73_14"><text:s/></text:span><text:span text:style-name="T73_15">of</text:span><text:span text:style-name="T73_16"><text:s/></text:span><text:span text:style-name="T73_17">the</text:span><text:span text:style-name="T73_18"><text:s/></text:span><text:span text:style-name="T73_19">members</text:span><text:span text:style-name="T73_20"><text:s/></text:span><text:span text:style-name="T73_21">of</text:span><text:span text:style-name="T73_22"><text:s/></text:span><text:span text:style-name="T73_23">the</text:span><text:span text:style-name="T73_24"><text:s/></text:span><text:span text:style-name="T73_25">board</text:span><text:span text:style-name="T73_26"><text:s/></text:span><text:span text:style-name="T73_27">of</text:span><text:span text:style-name="T73_28"><text:s/></text:span><text:span text:style-name="T73_29">directors</text:span><text:span text:style-name="T73_30">.<text:s/></text:span></text:p>
      <text:p text:style-name="P74"><text:span text:style-name="T74_1">Except</text:span><text:span text:style-name="T74_2"><text:s/></text:span><text:span text:style-name="T74_3">as</text:span><text:span text:style-name="T74_4"><text:s/></text:span><text:span text:style-name="T74_5">otherwise</text:span><text:span text:style-name="T74_6"><text:s/></text:span><text:span text:style-name="T74_7">provided</text:span><text:span text:style-name="T74_8"><text:s/></text:span><text:span text:style-name="T74_9">under</text:span><text:span text:style-name="T74_10"><text:s/></text:span><text:span text:style-name="T74_11">the</text:span><text:span text:style-name="T74_12"><text:s/></text:span><text:span text:style-name="T74_13">articles</text:span><text:span text:style-name="T74_14"><text:s/></text:span><text:span text:style-name="T74_15">of</text:span><text:span text:style-name="T74_16"><text:s/></text:span><text:span text:style-name="T74_17">incorporation</text:span><text:span text:style-name="T74_18">,<text:s/></text:span><text:span text:style-name="T74_19">these</text:span><text:span text:style-name="T74_20"><text:s/></text:span><text:span text:style-name="T74_21">bylaws</text:span><text:span text:style-name="T74_22">,<text:s/></text:span><text:span text:style-name="T74_23">or</text:span><text:span text:style-name="T74_24"><text:s/></text:span><text:span text:style-name="T74_25">provisions</text:span><text:span text:style-name="T74_26"><text:s/></text:span><text:span text:style-name="T74_27">of</text:span><text:span text:style-name="T74_28"><text:s/></text:span><text:span text:style-name="T74_29">law</text:span><text:span text:style-name="T74_30">,<text:s/></text:span><text:span text:style-name="T74_31">no</text:span><text:span text:style-name="T74_32"><text:s/></text:span><text:span text:style-name="T74_33">business</text:span><text:span text:style-name="T74_34"><text:s/></text:span><text:span text:style-name="T74_35">shall</text:span><text:span text:style-name="T74_36"><text:s/></text:span><text:span text:style-name="T74_37">be</text:span><text:span text:style-name="T74_38"><text:s/></text:span><text:span text:style-name="T74_39">considered</text:span><text:span text:style-name="T74_40"><text:s/></text:span><text:span text:style-name="T74_41">by</text:span><text:span text:style-name="T74_42"><text:s/></text:span><text:span text:style-name="T74_43">the</text:span><text:span text:style-name="T74_44"><text:s/></text:span><text:span text:style-name="T74_45">board</text:span><text:span text:style-name="T74_46"><text:s/></text:span><text:span text:style-name="T74_47">at</text:span><text:span text:style-name="T74_48"><text:s/></text:span><text:span text:style-name="T74_49">any</text:span><text:span text:style-name="T74_50"><text:s/></text:span><text:span text:style-name="T74_51">meeting</text:span><text:span text:style-name="T74_52"><text:s/></text:span><text:span text:style-name="T74_53">at</text:span><text:span text:style-name="T74_54"><text:s/></text:span><text:span text:style-name="T74_55">which</text:span><text:span text:style-name="T74_56"><text:s/></text:span><text:span text:style-name="T74_57">the</text:span><text:span text:style-name="T74_58"><text:s/></text:span><text:span text:style-name="T74_59">required</text:span><text:span text:style-name="T74_60"><text:s/></text:span><text:span text:style-name="T74_61">quorum</text:span><text:span text:style-name="T74_62"><text:s/></text:span><text:span text:style-name="T74_63">is</text:span><text:span text:style-name="T74_64"><text:s/></text:span><text:span text:style-name="T74_65">not</text:span><text:span text:style-name="T74_66"><text:s/></text:span><text:span text:style-name="T74_67">present</text:span><text:span text:style-name="T74_68">,<text:s/></text:span><text:span text:style-name="T74_69">and</text:span><text:span text:style-name="T74_70"><text:s/></text:span><text:span text:style-name="T74_71">the</text:span><text:span text:style-name="T74_72"><text:s/></text:span><text:span text:style-name="T74_73">only</text:span><text:span text:style-name="T74_74"><text:s/></text:span><text:span text:style-name="T74_75">motion</text:span><text:span text:style-name="T74_76"><text:s/></text:span><text:span text:style-name="T74_77">which</text:span><text:span text:style-name="T74_78"><text:s/></text:span><text:span text:style-name="T74_79">the</text:span><text:span text:style-name="T74_80"><text:s/></text:span><text:span text:style-name="T74_81">chair</text:span><text:span text:style-name="T74_82"><text:s/></text:span><text:span text:style-name="T74_83">shall</text:span><text:span text:style-name="T74_84"><text:s/></text:span><text:span text:style-name="T74_85">entertain</text:span><text:span text:style-name="T74_86"><text:s/></text:span><text:span text:style-name="T74_87">at</text:span><text:span text:style-name="T74_88"><text:s/></text:span><text:span text:style-name="T74_89">such</text:span><text:span text:style-name="T74_90"><text:s/></text:span><text:span text:style-name="T74_91">meeting</text:span><text:span text:style-name="T74_92"><text:s/></text:span><text:span text:style-name="T74_93">is</text:span><text:span text:style-name="T74_94"><text:s/></text:span><text:span text:style-name="T74_95">a</text:span><text:span text:style-name="T74_96"><text:s/></text:span><text:span text:style-name="T74_97">motion</text:span><text:span text:style-name="T74_98"><text:s/></text:span><text:span text:style-name="T74_99">to</text:span><text:span text:style-name="T74_100"><text:s/></text:span><text:span text:style-name="T74_101">adjourn</text:span><text:span text:style-name="T74_102">.</text:span></text:p>
      <text:p text:style-name="P75"/>
      <text:p text:style-name="P76"><text:span text:style-name="T76_1">Section</text:span><text:span text:style-name="T76_2"><text:s/>12.<text:s/></text:span><text:span text:style-name="T76_3">Majority</text:span><text:span text:style-name="T76_4"><text:s/></text:span><text:span text:style-name="T76_5">Action</text:span><text:span text:style-name="T76_6"><text:s/></text:span><text:span text:style-name="T76_7">as</text:span><text:span text:style-name="T76_8"><text:s/></text:span><text:span text:style-name="T76_9">Board</text:span><text:span text:style-name="T76_10"><text:s/></text:span><text:span text:style-name="T76_11">Action</text:span><text:span text:style-name="T76_12"><text:s/></text:span></text:p>
      <text:p text:style-name="P77"><text:span text:style-name="T77_1">Every</text:span><text:span text:style-name="T77_2"><text:s/></text:span><text:span text:style-name="T77_3">act</text:span><text:span text:style-name="T77_4"><text:s/></text:span><text:span text:style-name="T77_5">or</text:span><text:span text:style-name="T77_6"><text:s/></text:span><text:span text:style-name="T77_7">decision</text:span><text:span text:style-name="T77_8"><text:s/></text:span><text:span text:style-name="T77_9">done</text:span><text:span text:style-name="T77_10"><text:s/></text:span><text:span text:style-name="T77_11">or</text:span><text:span text:style-name="T77_12"><text:s/></text:span><text:span text:style-name="T77_13">made</text:span><text:span text:style-name="T77_14"><text:s/></text:span><text:span text:style-name="T77_15">by</text:span><text:span text:style-name="T77_16"><text:s/></text:span><text:span text:style-name="T77_17">a</text:span><text:span text:style-name="T77_18"><text:s/></text:span><text:span text:style-name="T77_19">majority</text:span><text:span text:style-name="T77_20"><text:s/></text:span><text:span text:style-name="T77_21">of</text:span><text:span text:style-name="T77_22"><text:s/></text:span><text:span text:style-name="T77_23">the</text:span><text:span text:style-name="T77_24"><text:s/></text:span><text:span text:style-name="T77_25">directors</text:span><text:span text:style-name="T77_26"><text:s/></text:span><text:span text:style-name="T77_27">present</text:span><text:span text:style-name="T77_28"><text:s/></text:span><text:span text:style-name="T77_29">at</text:span><text:span text:style-name="T77_30"><text:s/></text:span><text:span text:style-name="T77_31">a</text:span><text:span text:style-name="T77_32"><text:s/></text:span><text:span text:style-name="T77_33">meeting</text:span><text:span text:style-name="T77_34"><text:s/></text:span><text:span text:style-name="T77_35">duly</text:span><text:span text:style-name="T77_36"><text:s/></text:span><text:span text:style-name="T77_37">held</text:span><text:span text:style-name="T77_38"><text:s/></text:span><text:span text:style-name="T77_39">at</text:span><text:span text:style-name="T77_40"><text:s/></text:span><text:span text:style-name="T77_41">which</text:span><text:span text:style-name="T77_42"><text:s/></text:span><text:span text:style-name="T77_43">a</text:span><text:span text:style-name="T77_44"><text:s/></text:span><text:span text:style-name="T77_45">quorum</text:span><text:span text:style-name="T77_46"><text:s/></text:span><text:span text:style-name="T77_47">is</text:span><text:span text:style-name="T77_48"><text:s/></text:span><text:span text:style-name="T77_49">present</text:span><text:span text:style-name="T77_50"><text:s/></text:span><text:span text:style-name="T77_51">is</text:span><text:span text:style-name="T77_52"><text:s/></text:span><text:span text:style-name="T77_53">the</text:span><text:span text:style-name="T77_54"><text:s/></text:span><text:span text:style-name="T77_55">act</text:span><text:span text:style-name="T77_56"><text:s/></text:span><text:span text:style-name="T77_57">of</text:span><text:span text:style-name="T77_58"><text:s/></text:span><text:span text:style-name="T77_59">the</text:span><text:span text:style-name="T77_60"><text:s/></text:span><text:span text:style-name="T77_61">board</text:span><text:span text:style-name="T77_62"><text:s/></text:span><text:span text:style-name="T77_63">of</text:span><text:span text:style-name="T77_64"><text:s/></text:span><text:span text:style-name="T77_65">directors</text:span><text:span text:style-name="T77_66">,<text:s/></text:span><text:span text:style-name="T77_67">unless</text:span><text:span text:style-name="T77_68"><text:s/></text:span><text:span text:style-name="T77_69">the</text:span><text:span text:style-name="T77_70"><text:s/></text:span><text:span text:style-name="T77_71">articles</text:span><text:span text:style-name="T77_72"><text:s/></text:span><text:span text:style-name="T77_73">of</text:span><text:span text:style-name="T77_74"><text:s/></text:span><text:span text:style-name="T77_75">incorporation</text:span><text:span text:style-name="T77_76">,<text:s/></text:span><text:span text:style-name="T77_77">these</text:span><text:span text:style-name="T77_78"><text:s/></text:span><text:span text:style-name="T77_79">bylaws</text:span><text:span text:style-name="T77_80">,<text:s/></text:span><text:span text:style-name="T77_81">or</text:span><text:span text:style-name="T77_82"><text:s/></text:span><text:span text:style-name="T77_83">provisions</text:span><text:span text:style-name="T77_84"><text:s/></text:span><text:span text:style-name="T77_85">of</text:span><text:span text:style-name="T77_86"><text:s/></text:span><text:span text:style-name="T77_87">law</text:span><text:span text:style-name="T77_88"><text:s/></text:span><text:span text:style-name="T77_89">require</text:span><text:span text:style-name="T77_90"><text:s/></text:span><text:span text:style-name="T77_91">a</text:span><text:span text:style-name="T77_92"><text:s/></text:span><text:span text:style-name="T77_93">greater</text:span><text:span text:style-name="T77_94"><text:s/></text:span><text:span text:style-name="T77_95">percentage</text:span><text:span text:style-name="T77_96"><text:s/></text:span><text:span text:style-name="T77_97">or</text:span><text:span text:style-name="T77_98"><text:s/></text:span><text:span text:style-name="T77_99">different</text:span><text:span text:style-name="T77_100"><text:s/></text:span><text:span text:style-name="T77_101">voting</text:span><text:span text:style-name="T77_102"><text:s/></text:span><text:span text:style-name="T77_103">rules</text:span><text:span text:style-name="T77_104"><text:s/></text:span><text:span text:style-name="T77_105">for</text:span><text:span text:style-name="T77_106"><text:s/></text:span><text:span text:style-name="T77_107">approval</text:span><text:span text:style-name="T77_108"><text:s/></text:span><text:span text:style-name="T77_109">of</text:span><text:span text:style-name="T77_110"><text:s/></text:span><text:span text:style-name="T77_111">a</text:span><text:span text:style-name="T77_112"><text:s/></text:span><text:span text:style-name="T77_113">matter</text:span><text:span text:style-name="T77_114"><text:s/></text:span><text:span text:style-name="T77_115">by</text:span><text:span text:style-name="T77_116"><text:s/></text:span><text:span text:style-name="T77_117">the</text:span><text:span text:style-name="T77_118"><text:s/></text:span><text:span text:style-name="T77_119">board</text:span><text:span text:style-name="T77_120">.</text:span></text:p>
      <text:p text:style-name="P78"/>
      <text:p text:style-name="P79"><text:span text:style-name="T79_1">Section</text:span><text:span text:style-name="T79_2"><text:s/>13.<text:s/></text:span><text:span text:style-name="T79_3">Conduct</text:span><text:span text:style-name="T79_4"><text:s/></text:span><text:span text:style-name="T79_5">of</text:span><text:span text:style-name="T79_6"><text:s/></text:span><text:span text:style-name="T79_7">Meetings</text:span></text:p>
      <text:p text:style-name="P80"><text:span text:style-name="T80_1">Meetings</text:span><text:span text:style-name="T80_2"><text:s/></text:span><text:span text:style-name="T80_3">of</text:span><text:span text:style-name="T80_4"><text:s/></text:span><text:span text:style-name="T80_5">the</text:span><text:span text:style-name="T80_6"><text:s/></text:span><text:span text:style-name="T80_7">board</text:span><text:span text:style-name="T80_8"><text:s/></text:span><text:span text:style-name="T80_9">of</text:span><text:span text:style-name="T80_10"><text:s/></text:span><text:span text:style-name="T80_11">directors</text:span><text:span text:style-name="T80_12"><text:s/></text:span><text:span text:style-name="T80_13">shall</text:span><text:span text:style-name="T80_14"><text:s/></text:span><text:span text:style-name="T80_15">be</text:span><text:span text:style-name="T80_16"><text:s/></text:span><text:span text:style-name="T80_17">presided</text:span><text:span text:style-name="T80_18"><text:s/></text:span><text:span text:style-name="T80_19">over</text:span><text:span text:style-name="T80_20"><text:s/></text:span><text:span text:style-name="T80_21">by</text:span><text:span text:style-name="T80_22"><text:s/></text:span><text:span text:style-name="T80_23">the</text:span><text:span text:style-name="T80_24"><text:s/></text:span><text:span text:style-name="T80_25">chairperson</text:span><text:span text:style-name="T80_26"><text:s/></text:span><text:span text:style-name="T80_27">of</text:span><text:span text:style-name="T80_28"><text:s/></text:span><text:span text:style-name="T80_29">the</text:span><text:span text:style-name="T80_30"><text:s/></text:span><text:span text:style-name="T80_31">board</text:span><text:span text:style-name="T80_32">,<text:s/></text:span><text:span text:style-name="T80_33">or</text:span><text:span text:style-name="T80_34">,<text:s/></text:span><text:span text:style-name="T80_35">if</text:span><text:span text:style-name="T80_36"><text:s/></text:span><text:span text:style-name="T80_37">no</text:span><text:span text:style-name="T80_38"><text:s/></text:span><text:span text:style-name="T80_39">such</text:span><text:span text:style-name="T80_40"><text:s/></text:span><text:span text:style-name="T80_41">person</text:span><text:span text:style-name="T80_42"><text:s/></text:span><text:span text:style-name="T80_43">has</text:span><text:span text:style-name="T80_44"><text:s/></text:span><text:span text:style-name="T80_45">been</text:span><text:span text:style-name="T80_46"><text:s/></text:span><text:span text:style-name="T80_47">so</text:span><text:span text:style-name="T80_48"><text:s/></text:span><text:span text:style-name="T80_49">designated</text:span><text:span text:style-name="T80_50">,<text:s/></text:span><text:span text:style-name="T80_51">or</text:span><text:span text:style-name="T80_52"><text:s/></text:span><text:span text:style-name="T80_53">in</text:span><text:span text:style-name="T80_54"><text:s/></text:span><text:span text:style-name="T80_55">his</text:span><text:span text:style-name="T80_56"><text:s/></text:span><text:span text:style-name="T80_57">or</text:span><text:span text:style-name="T80_58"><text:s/></text:span><text:span text:style-name="T80_59">her</text:span><text:span text:style-name="T80_60"><text:s/></text:span><text:span text:style-name="T80_61">absence</text:span><text:span text:style-name="T80_62">,<text:s/></text:span><text:span text:style-name="T80_63">the</text:span><text:span text:style-name="T80_64"><text:s/></text:span><text:span text:style-name="T80_65">president</text:span><text:span text:style-name="T80_66"><text:s/></text:span><text:span text:style-name="T80_67">of</text:span><text:span text:style-name="T80_68"><text:s/></text:span><text:span text:style-name="T80_69">the</text:span><text:span text:style-name="T80_70"><text:s/></text:span><text:span text:style-name="T80_71">corporation</text:span><text:span text:style-name="T80_72">,<text:s/></text:span><text:span text:style-name="T80_73">or</text:span><text:span text:style-name="T80_74"><text:s/></text:span><text:span text:style-name="T80_75">in</text:span><text:span text:style-name="T80_76"><text:s/></text:span><text:span text:style-name="T80_77">his</text:span><text:span text:style-name="T80_78"><text:s/></text:span><text:span text:style-name="T80_79">or</text:span><text:span text:style-name="T80_80"><text:s/></text:span><text:span text:style-name="T80_81">her</text:span><text:span text:style-name="T80_82"><text:s/></text:span><text:span text:style-name="T80_83">absence</text:span><text:span text:style-name="T80_84">,<text:s/></text:span><text:span text:style-name="T80_85">by</text:span><text:span text:style-name="T80_86"><text:s/></text:span><text:span text:style-name="T80_87">the</text:span><text:span text:style-name="T80_88"><text:s/></text:span><text:span text:style-name="T80_89">vice</text:span><text:span text:style-name="T80_90"><text:s/></text:span><text:span text:style-name="T80_91">president</text:span><text:span text:style-name="T80_92"><text:s/></text:span><text:span text:style-name="T80_93">of</text:span><text:span text:style-name="T80_94"><text:s/></text:span><text:span text:style-name="T80_95">the</text:span><text:span text:style-name="T80_96"><text:s/></text:span><text:span text:style-name="T80_97">corporation</text:span><text:span text:style-name="T80_98">,<text:s/></text:span><text:span text:style-name="T80_99">or</text:span><text:span text:style-name="T80_100"><text:s/></text:span><text:span text:style-name="T80_101">in</text:span><text:span text:style-name="T80_102"><text:s/></text:span><text:span text:style-name="T80_103">the</text:span><text:span text:style-name="T80_104"><text:s/></text:span><text:span text:style-name="T80_105">absence</text:span><text:span text:style-name="T80_106"><text:s/></text:span><text:span text:style-name="T80_107">of</text:span><text:span text:style-name="T80_108"><text:s/></text:span><text:span text:style-name="T80_109">each</text:span><text:span text:style-name="T80_110"><text:s/></text:span><text:span text:style-name="T80_111">of</text:span><text:span text:style-name="T80_112"><text:s/></text:span><text:span text:style-name="T80_113">these</text:span><text:span text:style-name="T80_114"><text:s/></text:span><text:span text:style-name="T80_115">persons</text:span><text:span text:style-name="T80_116">,<text:s/></text:span><text:span text:style-name="T80_117">by</text:span><text:span text:style-name="T80_118"><text:s/></text:span><text:span text:style-name="T80_119">a</text:span><text:span text:style-name="T80_120"><text:s/></text:span><text:span text:style-name="T80_121">chairperson</text:span><text:span text:style-name="T80_122"><text:s/></text:span><text:span text:style-name="T80_123">chosen</text:span><text:span text:style-name="T80_124"><text:s/></text:span><text:span text:style-name="T80_125">by</text:span><text:span text:style-name="T80_126"><text:s/></text:span><text:span text:style-name="T80_127">a</text:span><text:span text:style-name="T80_128"><text:s/></text:span><text:span text:style-name="T80_129">majority</text:span><text:span text:style-name="T80_130"><text:s/></text:span><text:span text:style-name="T80_131">of</text:span><text:span text:style-name="T80_132"><text:s/></text:span><text:span text:style-name="T80_133">the</text:span><text:span text:style-name="T80_134"><text:s/></text:span><text:span text:style-name="T80_135">directors</text:span><text:span text:style-name="T80_136"><text:s/></text:span><text:span text:style-name="T80_137">present</text:span><text:span text:style-name="T80_138"><text:s/></text:span><text:span text:style-name="T80_139">at</text:span><text:span text:style-name="T80_140"><text:s/></text:span><text:span text:style-name="T80_141">the</text:span><text:span text:style-name="T80_142"><text:s/></text:span><text:span text:style-name="T80_143">meeting</text:span><text:span text:style-name="T80_144">.<text:s/></text:span><text:span text:style-name="T80_145">The</text:span><text:span text:style-name="T80_146"><text:s/></text:span><text:span text:style-name="T80_147">secretary</text:span><text:span text:style-name="T80_148"><text:s/></text:span><text:span text:style-name="T80_149">of</text:span><text:span text:style-name="T80_150"><text:s/></text:span><text:span text:style-name="T80_151">the</text:span><text:span text:style-name="T80_152"><text:s/></text:span><text:span text:style-name="T80_153">corporation</text:span><text:span text:style-name="T80_154"><text:s/></text:span><text:span text:style-name="T80_155">shall</text:span><text:span text:style-name="T80_156"><text:s/></text:span><text:span text:style-name="T80_157">act</text:span><text:span text:style-name="T80_158"><text:s/></text:span><text:span text:style-name="T80_159">as</text:span><text:span text:style-name="T80_160"><text:s/></text:span><text:span text:style-name="T80_161">secretary</text:span><text:span text:style-name="T80_162"><text:s/></text:span><text:span text:style-name="T80_163">of</text:span><text:span text:style-name="T80_164"><text:s/></text:span><text:span text:style-name="T80_165">all</text:span><text:span text:style-name="T80_166"><text:s/></text:span><text:span text:style-name="T80_167">meetings</text:span><text:span text:style-name="T80_168"><text:s/></text:span><text:span text:style-name="T80_169">of</text:span><text:span text:style-name="T80_170"><text:s/></text:span><text:span text:style-name="T80_171">the</text:span><text:span text:style-name="T80_172"><text:s/></text:span><text:span text:style-name="T80_173">board</text:span><text:span text:style-name="T80_174">,<text:s/></text:span><text:span text:style-name="T80_175">provided</text:span><text:span text:style-name="T80_176"><text:s/></text:span><text:span text:style-name="T80_177">that</text:span><text:span text:style-name="T80_178">,<text:s/></text:span><text:span text:style-name="T80_179">in</text:span><text:span text:style-name="T80_180"><text:s/></text:span><text:span text:style-name="T80_181">his</text:span><text:span text:style-name="T80_182"><text:s/></text:span><text:span text:style-name="T80_183">or</text:span><text:span text:style-name="T80_184"><text:s/></text:span><text:span text:style-name="T80_185">her</text:span><text:span text:style-name="T80_186"><text:s/></text:span><text:span text:style-name="T80_187">absence</text:span><text:span text:style-name="T80_188">,<text:s/></text:span><text:span text:style-name="T80_189">the</text:span><text:span text:style-name="T80_190"><text:s/></text:span><text:span text:style-name="T80_191">presiding</text:span><text:span text:style-name="T80_192"><text:s/></text:span><text:span text:style-name="T80_193">officer</text:span><text:span text:style-name="T80_194"><text:s/></text:span><text:span text:style-name="T80_195">shall</text:span><text:span text:style-name="T80_196"><text:s/></text:span><text:span text:style-name="T80_197">appoint</text:span><text:span text:style-name="T80_198"><text:s/></text:span><text:span text:style-name="T80_199">another</text:span><text:span text:style-name="T80_200"><text:s/></text:span><text:span text:style-name="T80_201">person</text:span><text:span text:style-name="T80_202"><text:s/></text:span><text:span text:style-name="T80_203">to</text:span><text:span text:style-name="T80_204"><text:s/></text:span><text:span text:style-name="T80_205">act</text:span><text:span text:style-name="T80_206"><text:s/></text:span><text:span text:style-name="T80_207">as</text:span><text:span text:style-name="T80_208"><text:s/></text:span><text:span text:style-name="T80_209">secretary</text:span><text:span text:style-name="T80_210"><text:s/></text:span><text:span text:style-name="T80_211">of</text:span><text:span text:style-name="T80_212"><text:s/></text:span><text:span text:style-name="T80_213">the</text:span><text:span text:style-name="T80_214"><text:s/></text:span><text:span text:style-name="T80_215">meeting</text:span><text:span text:style-name="T80_216">.</text:span></text:p>
      <text:p text:style-name="P81"><text:span text:style-name="T81_1">Meetings</text:span><text:span text:style-name="T81_2"><text:s/></text:span><text:span text:style-name="T81_3">shall</text:span><text:span text:style-name="T81_4"><text:s/></text:span><text:span text:style-name="T81_5">be</text:span><text:span text:style-name="T81_6"><text:s/></text:span><text:span text:style-name="T81_7">governed</text:span><text:span text:style-name="T81_8"><text:s/></text:span><text:span text:style-name="T81_9">by</text:span><text:span text:style-name="T81_10"><text:s/></text:span><text:span text:style-name="T81_11">such</text:span><text:span text:style-name="T81_12"><text:s/></text:span><text:span text:style-name="T81_13">procedures</text:span><text:span text:style-name="T81_14"><text:s/></text:span><text:span text:style-name="T81_15">as</text:span><text:span text:style-name="T81_16"><text:s/></text:span><text:span text:style-name="T81_17">may</text:span><text:span text:style-name="T81_18"><text:s/></text:span><text:span text:style-name="T81_19">be</text:span><text:span text:style-name="T81_20"><text:s/></text:span><text:span text:style-name="T81_21">approved</text:span><text:span text:style-name="T81_22"><text:s/></text:span><text:span text:style-name="T81_23">from</text:span><text:span text:style-name="T81_24"><text:s/></text:span><text:span text:style-name="T81_25">time</text:span><text:span text:style-name="T81_26"><text:s/></text:span><text:span text:style-name="T81_27">to</text:span><text:span text:style-name="T81_28"><text:s/></text:span><text:span text:style-name="T81_29">time</text:span><text:span text:style-name="T81_30"><text:s/></text:span><text:span text:style-name="T81_31">by</text:span><text:span text:style-name="T81_32"><text:s/></text:span><text:span text:style-name="T81_33">the</text:span><text:span text:style-name="T81_34"><text:s/></text:span><text:span text:style-name="T81_35">board</text:span><text:span text:style-name="T81_36"><text:s/></text:span><text:span text:style-name="T81_37">of</text:span><text:span text:style-name="T81_38"><text:s/></text:span><text:span text:style-name="T81_39">directors</text:span><text:span text:style-name="T81_40">,</text:span><text:span text:style-name="T81_41"><text:s/></text:span><text:span text:style-name="T81_42">insofar</text:span><text:span text:style-name="T81_43"><text:s/></text:span><text:span text:style-name="T81_44">as</text:span><text:span text:style-name="T81_45"><text:s/></text:span><text:span text:style-name="T81_46">such</text:span><text:span text:style-name="T81_47"><text:s/></text:span><text:span text:style-name="T81_48">rules</text:span><text:span text:style-name="T81_49"><text:s/></text:span><text:span text:style-name="T81_50">are</text:span><text:span text:style-name="T81_51"><text:s/></text:span><text:span text:style-name="T81_52">not</text:span><text:span text:style-name="T81_53"><text:s/></text:span><text:span text:style-name="T81_54">inconsistent</text:span><text:span text:style-name="T81_55"><text:s/></text:span><text:span text:style-name="T81_56">with</text:span><text:span text:style-name="T81_57"><text:s/></text:span><text:span text:style-name="T81_58">or</text:span><text:span text:style-name="T81_59"><text:s/></text:span><text:span text:style-name="T81_60">in</text:span><text:span text:style-name="T81_61"><text:s/></text:span><text:span text:style-name="T81_62">conflict</text:span><text:span text:style-name="T81_63"><text:s/></text:span><text:span text:style-name="T81_64">with</text:span><text:span text:style-name="T81_65"><text:s/></text:span><text:span text:style-name="T81_66">the</text:span><text:span text:style-name="T81_67"><text:s/></text:span><text:span text:style-name="T81_68">articles</text:span><text:span text:style-name="T81_69"><text:s/></text:span><text:span text:style-name="T81_70">of</text:span><text:span text:style-name="T81_71"><text:s/></text:span><text:span text:style-name="T81_72">incorporation</text:span><text:span text:style-name="T81_73">,<text:s/></text:span><text:span text:style-name="T81_74">these</text:span><text:span text:style-name="T81_75"><text:s/></text:span><text:span text:style-name="T81_76">bylaws</text:span><text:span text:style-name="T81_77">,<text:s/></text:span><text:span text:style-name="T81_78">or</text:span><text:span text:style-name="T81_79"><text:s/></text:span><text:span text:style-name="T81_80">with</text:span><text:span text:style-name="T81_81"><text:s/></text:span><text:span text:style-name="T81_82">provisions</text:span><text:span text:style-name="T81_83"><text:s/></text:span><text:span text:style-name="T81_84">of</text:span><text:span text:style-name="T81_85"><text:s/></text:span><text:span text:style-name="T81_86">law</text:span><text:span text:style-name="T81_87">.</text:span></text:p>
      <text:p text:style-name="P82"/>
      <text:p text:style-name="P83"><text:span text:style-name="T83_1">Section</text:span><text:span text:style-name="T83_2"><text:s/>14.<text:s/></text:span><text:span text:style-name="T83_3">Vacancies</text:span></text:p>
      <text:p text:style-name="P84"><text:span text:style-name="T84_1">Vacancies</text:span><text:span text:style-name="T84_2"><text:s/></text:span><text:span text:style-name="T84_3">on</text:span><text:span text:style-name="T84_4"><text:s/></text:span><text:span text:style-name="T84_5">the</text:span><text:span text:style-name="T84_6"><text:s/></text:span><text:span text:style-name="T84_7">board</text:span><text:span text:style-name="T84_8"><text:s/></text:span><text:span text:style-name="T84_9">of</text:span><text:span text:style-name="T84_10"><text:s/></text:span><text:span text:style-name="T84_11">directors</text:span><text:span text:style-name="T84_12"><text:s/></text:span><text:span text:style-name="T84_13">shall</text:span><text:span text:style-name="T84_14"><text:s/></text:span><text:span text:style-name="T84_15">exist</text:span><text:span text:style-name="T84_16"><text:s/>(1)<text:s/></text:span><text:span text:style-name="T84_17">on</text:span><text:span text:style-name="T84_18"><text:s/></text:span><text:span text:style-name="T84_19">the</text:span><text:span text:style-name="T84_20"><text:s/></text:span><text:span text:style-name="T84_21">death</text:span><text:span text:style-name="T84_22">,<text:s/></text:span><text:span text:style-name="T84_23">resignation</text:span><text:span text:style-name="T84_24">,<text:s/></text:span><text:span text:style-name="T84_25">or</text:span><text:span text:style-name="T84_26"><text:s/></text:span><text:span text:style-name="T84_27">removal</text:span><text:span text:style-name="T84_28"><text:s/></text:span><text:span text:style-name="T84_29">of</text:span><text:span text:style-name="T84_30"><text:s/></text:span><text:span text:style-name="T84_31">any</text:span><text:span text:style-name="T84_32"><text:s/></text:span><text:span text:style-name="T84_33">director</text:span><text:span text:style-name="T84_34">,<text:s/></text:span><text:span text:style-name="T84_35">and</text:span><text:span text:style-name="T84_36"><text:s/>(2)<text:s/></text:span><text:span text:style-name="T84_37">whenever</text:span><text:span text:style-name="T84_38"><text:s/></text:span><text:span text:style-name="T84_39">the</text:span><text:span text:style-name="T84_40"><text:s/></text:span><text:span text:style-name="T84_41">number</text:span><text:span text:style-name="T84_42"><text:s/></text:span><text:span text:style-name="T84_43">of</text:span><text:span text:style-name="T84_44"><text:s/></text:span><text:span text:style-name="T84_45">authorized</text:span><text:span text:style-name="T84_46"><text:s/></text:span><text:span text:style-name="T84_47">directors</text:span><text:span text:style-name="T84_48"><text:s/></text:span><text:span text:style-name="T84_49">is</text:span><text:span text:style-name="T84_50"><text:s/></text:span><text:span text:style-name="T84_51">increased</text:span><text:span text:style-name="T84_52">.</text:span></text:p>
      <text:p text:style-name="P85"><text:span text:style-name="T85_1">Any</text:span><text:span text:style-name="T85_2"><text:s/></text:span><text:span text:style-name="T85_3">director</text:span><text:span text:style-name="T85_4"><text:s/></text:span><text:span text:style-name="T85_5">may</text:span><text:span text:style-name="T85_6"><text:s/></text:span><text:span text:style-name="T85_7">resign</text:span><text:span text:style-name="T85_8"><text:s/></text:span><text:span text:style-name="T85_9">effective</text:span><text:span text:style-name="T85_10"><text:s/></text:span><text:span text:style-name="T85_11">upon</text:span><text:span text:style-name="T85_12"><text:s/></text:span><text:span text:style-name="T85_13">giving</text:span><text:span text:style-name="T85_14"><text:s/></text:span><text:span text:style-name="T85_15">written</text:span><text:span text:style-name="T85_16"><text:s/></text:span><text:span text:style-name="T85_17">notice</text:span><text:span text:style-name="T85_18"><text:s/></text:span><text:span text:style-name="T85_19">to</text:span><text:span text:style-name="T85_20"><text:s/></text:span><text:span text:style-name="T85_21">the</text:span><text:span text:style-name="T85_22"><text:s/></text:span><text:span text:style-name="T85_23">chairperson</text:span><text:span text:style-name="T85_24"><text:s/></text:span><text:span text:style-name="T85_25">of</text:span><text:span text:style-name="T85_26"><text:s/></text:span><text:span text:style-name="T85_27">the</text:span><text:span text:style-name="T85_28"><text:s/></text:span><text:span text:style-name="T85_29">board</text:span><text:span text:style-name="T85_30">,<text:s/></text:span><text:span text:style-name="T85_31">the</text:span><text:span text:style-name="T85_32"><text:s/></text:span><text:span text:style-name="T85_33">president</text:span><text:span text:style-name="T85_34">,<text:s/></text:span><text:span text:style-name="T85_35">the</text:span><text:span text:style-name="T85_36"><text:s/></text:span><text:span text:style-name="T85_37">secretary</text:span><text:span text:style-name="T85_38">,<text:s/></text:span><text:span text:style-name="T85_39">or</text:span><text:span text:style-name="T85_40"><text:s/></text:span><text:span text:style-name="T85_41">the</text:span><text:span text:style-name="T85_42"><text:s/></text:span><text:span text:style-name="T85_43">board</text:span><text:span text:style-name="T85_44"><text:s/></text:span><text:span text:style-name="T85_45">of</text:span><text:span text:style-name="T85_46"><text:s/></text:span><text:span text:style-name="T85_47">directors</text:span><text:span text:style-name="T85_48">,<text:s/></text:span><text:span text:style-name="T85_49">unless</text:span><text:span text:style-name="T85_50"><text:s/></text:span><text:span text:style-name="T85_51">the</text:span><text:span text:style-name="T85_52"><text:s/></text:span><text:span text:style-name="T85_53">notice</text:span><text:span text:style-name="T85_54"><text:s/></text:span><text:span text:style-name="T85_55">specifies</text:span><text:span text:style-name="T85_56"><text:s/></text:span><text:span text:style-name="T85_57">a</text:span><text:span text:style-name="T85_58"><text:s/></text:span><text:span text:style-name="T85_59">later</text:span><text:span text:style-name="T85_60"><text:s/></text:span><text:span text:style-name="T85_61">time</text:span><text:span text:style-name="T85_62"><text:s/></text:span><text:span text:style-name="T85_63">for</text:span><text:span text:style-name="T85_64"><text:s/></text:span><text:span text:style-name="T85_65">the</text:span><text:span text:style-name="T85_66"><text:s/></text:span><text:span text:style-name="T85_67">effectiveness</text:span><text:span text:style-name="T85_68"><text:s/></text:span><text:span text:style-name="T85_69">of</text:span><text:span text:style-name="T85_70"><text:s/></text:span><text:span text:style-name="T85_71">such</text:span><text:span text:style-name="T85_72"><text:s/></text:span><text:span text:style-name="T85_73">resignation</text:span><text:span text:style-name="T85_74">.<text:s/></text:span><text:span text:style-name="T85_75">No</text:span><text:span text:style-name="T85_76"><text:s/></text:span><text:span text:style-name="T85_77">director</text:span><text:span text:style-name="T85_78"><text:s/></text:span><text:span text:style-name="T85_79">may</text:span><text:span text:style-name="T85_80"><text:s/></text:span><text:span text:style-name="T85_81">resign</text:span><text:span text:style-name="T85_82"><text:s/></text:span><text:span text:style-name="T85_83">if</text:span><text:span text:style-name="T85_84"><text:s/></text:span><text:span text:style-name="T85_85">the</text:span><text:span text:style-name="T85_86"><text:s/></text:span><text:span text:style-name="T85_87">corporation</text:span><text:span text:style-name="T85_88"><text:s/></text:span><text:span text:style-name="T85_89">would</text:span><text:span text:style-name="T85_90"><text:s/></text:span><text:span text:style-name="T85_91">then</text:span><text:span text:style-name="T85_92"><text:s/></text:span><text:span text:style-name="T85_93">be</text:span><text:span text:style-name="T85_94"><text:s/></text:span><text:span text:style-name="T85_95">left</text:span><text:span text:style-name="T85_96"><text:s/></text:span><text:span text:style-name="T85_97">without</text:span><text:span text:style-name="T85_98"><text:s/></text:span><text:span text:style-name="T85_99">a</text:span><text:span text:style-name="T85_100"><text:s/></text:span><text:span text:style-name="T85_101">duly</text:span><text:span text:style-name="T85_102"><text:s/></text:span><text:span text:style-name="T85_103">elected</text:span><text:span text:style-name="T85_104"><text:s/></text:span><text:span text:style-name="T85_105">director</text:span><text:span text:style-name="T85_106"><text:s/></text:span><text:span text:style-name="T85_107">or</text:span><text:span text:style-name="T85_108"><text:s/></text:span><text:span text:style-name="T85_109">directors</text:span><text:span text:style-name="T85_110"><text:s/></text:span><text:span text:style-name="T85_111">in</text:span><text:span text:style-name="T85_112"><text:s/></text:span><text:span text:style-name="T85_113">charge</text:span><text:span text:style-name="T85_114"><text:s/></text:span><text:span text:style-name="T85_115">of</text:span><text:span text:style-name="T85_116"><text:s/></text:span><text:span text:style-name="T85_117">its</text:span><text:span text:style-name="T85_118"><text:s/></text:span><text:span text:style-name="T85_119">affairs</text:span><text:span text:style-name="T85_120">,<text:s/></text:span><text:span text:style-name="T85_121">except</text:span><text:span text:style-name="T85_122"><text:s/></text:span><text:span text:style-name="T85_123">upon</text:span><text:span text:style-name="T85_124"><text:s/></text:span><text:span text:style-name="T85_125">notice</text:span><text:span text:style-name="T85_126"><text:s/></text:span><text:span text:style-name="T85_127">to</text:span><text:span text:style-name="T85_128"><text:s/></text:span><text:span text:style-name="T85_129">the</text:span><text:span text:style-name="T85_130"><text:s/></text:span><text:span text:style-name="T85_131">office</text:span><text:span text:style-name="T85_132"><text:s/></text:span><text:span text:style-name="T85_133">of</text:span><text:span text:style-name="T85_134"><text:s/></text:span><text:span text:style-name="T85_135">the</text:span><text:span text:style-name="T85_136"><text:s/></text:span><text:span text:style-name="T85_137">attorney</text:span><text:span text:style-name="T85_138"><text:s/></text:span><text:span text:style-name="T85_139">general</text:span><text:span text:style-name="T85_140"><text:s/></text:span><text:span text:style-name="T85_141">or</text:span><text:span text:style-name="T85_142"><text:s/></text:span><text:span text:style-name="T85_143">other</text:span><text:span text:style-name="T85_144"><text:s/></text:span><text:span text:style-name="T85_145">appropriate</text:span><text:span text:style-name="T85_146"><text:s/></text:span><text:span text:style-name="T85_147">agency</text:span><text:span text:style-name="T85_148"><text:s/></text:span><text:span text:style-name="T85_149">of</text:span><text:span text:style-name="T85_150"><text:s/></text:span><text:span text:style-name="T85_151">this</text:span><text:span text:style-name="T85_152"><text:s/></text:span><text:span text:style-name="T85_153">state</text:span><text:span text:style-name="T85_154">.</text:span></text:p>
      <text:p text:style-name="P86"><text:span text:style-name="T86_1">Directors</text:span><text:span text:style-name="T86_2"><text:s/></text:span><text:span text:style-name="T86_3">may</text:span><text:span text:style-name="T86_4"><text:s/></text:span><text:span text:style-name="T86_5">be</text:span><text:span text:style-name="T86_6"><text:s/></text:span><text:span text:style-name="T86_7">removed</text:span><text:span text:style-name="T86_8"><text:s/></text:span><text:span text:style-name="T86_9">from</text:span><text:span text:style-name="T86_10"><text:s/></text:span><text:span text:style-name="T86_11">office</text:span><text:span text:style-name="T86_12">,<text:s/></text:span><text:span text:style-name="T86_13">with</text:span><text:span text:style-name="T86_14"><text:s/></text:span><text:span text:style-name="T86_15">or</text:span><text:span text:style-name="T86_16"><text:s/></text:span><text:span text:style-name="T86_17">without</text:span><text:span text:style-name="T86_18"><text:s/></text:span><text:span text:style-name="T86_19">cause</text:span><text:span text:style-name="T86_20">,<text:s/></text:span><text:span text:style-name="T86_21">as</text:span><text:span text:style-name="T86_22"><text:s/></text:span><text:span text:style-name="T86_23">permitted</text:span><text:span text:style-name="T86_24"><text:s/></text:span><text:span text:style-name="T86_25">by</text:span><text:span text:style-name="T86_26"><text:s/></text:span><text:span text:style-name="T86_27">and</text:span><text:span text:style-name="T86_28"><text:s/></text:span><text:span text:style-name="T86_29">in</text:span><text:span text:style-name="T86_30"><text:s/></text:span><text:span text:style-name="T86_31">accordance</text:span><text:span text:style-name="T86_32"><text:s/></text:span><text:span text:style-name="T86_33">with</text:span><text:span text:style-name="T86_34"><text:s/></text:span><text:span text:style-name="T86_35">the</text:span><text:span text:style-name="T86_36"><text:s/></text:span><text:span text:style-name="T86_37">laws</text:span><text:span text:style-name="T86_38"><text:s/></text:span><text:span text:style-name="T86_39">of</text:span><text:span text:style-name="T86_40"><text:s/></text:span><text:span text:style-name="T86_41">this</text:span><text:span text:style-name="T86_42"><text:s/></text:span><text:span text:style-name="T86_43">state</text:span><text:span text:style-name="T86_44">.</text:span></text:p>
      <text:p text:style-name="P87"><text:span text:style-name="T87_1">Unless</text:span><text:span text:style-name="T87_2"><text:s/></text:span><text:span text:style-name="T87_3">otherwise</text:span><text:span text:style-name="T87_4"><text:s/></text:span><text:span text:style-name="T87_5">prohibited</text:span><text:span text:style-name="T87_6"><text:s/></text:span><text:span text:style-name="T87_7">by</text:span><text:span text:style-name="T87_8"><text:s/></text:span><text:span text:style-name="T87_9">the</text:span><text:span text:style-name="T87_10"><text:s/></text:span><text:span text:style-name="T87_11">articles</text:span><text:span text:style-name="T87_12"><text:s/></text:span><text:span text:style-name="T87_13">of</text:span><text:span text:style-name="T87_14"><text:s/></text:span><text:span text:style-name="T87_15">incorporation</text:span><text:span text:style-name="T87_16">,<text:s/></text:span><text:span text:style-name="T87_17">these</text:span><text:span text:style-name="T87_18"><text:s/></text:span><text:span text:style-name="T87_19">bylaws</text:span><text:span text:style-name="T87_20">,<text:s/></text:span><text:span text:style-name="T87_21">or</text:span><text:span text:style-name="T87_22"><text:s/></text:span><text:span text:style-name="T87_23">provisions</text:span><text:span text:style-name="T87_24"><text:s/></text:span><text:span text:style-name="T87_25">of</text:span><text:span text:style-name="T87_26"><text:s/></text:span><text:span text:style-name="T87_27">law</text:span><text:span text:style-name="T87_28">,<text:s/></text:span><text:span text:style-name="T87_29">vacancies</text:span><text:span text:style-name="T87_30"><text:s/></text:span><text:span text:style-name="T87_31">on</text:span><text:span text:style-name="T87_32"><text:s/></text:span><text:span text:style-name="T87_33">the</text:span><text:span text:style-name="T87_34"><text:s/></text:span><text:span text:style-name="T87_35">board</text:span><text:span text:style-name="T87_36"><text:s/></text:span><text:span text:style-name="T87_37">may</text:span><text:span text:style-name="T87_38"><text:s/></text:span><text:span text:style-name="T87_39">be</text:span><text:span text:style-name="T87_40"><text:s/></text:span><text:span text:style-name="T87_41">filled</text:span><text:span text:style-name="T87_42"><text:s/></text:span><text:span text:style-name="T87_43">by</text:span><text:span text:style-name="T87_44"><text:s/></text:span><text:span text:style-name="T87_45">approval</text:span><text:span text:style-name="T87_46"><text:s/></text:span><text:span text:style-name="T87_47">of</text:span><text:span text:style-name="T87_48"><text:s/></text:span><text:span text:style-name="T87_49">the</text:span><text:span text:style-name="T87_50"><text:s/></text:span><text:span text:style-name="T87_51">board</text:span><text:span text:style-name="T87_52"><text:s/></text:span><text:span text:style-name="T87_53">of</text:span><text:span text:style-name="T87_54"><text:s/></text:span><text:span text:style-name="T87_55">directors</text:span><text:span text:style-name="T87_56">.<text:s/></text:span><text:span text:style-name="T87_57">If</text:span><text:span text:style-name="T87_58"><text:s/></text:span><text:span text:style-name="T87_59">the</text:span><text:span text:style-name="T87_60"><text:s/></text:span><text:span text:style-name="T87_61">number</text:span><text:span text:style-name="T87_62"><text:s/></text:span><text:span text:style-name="T87_63">of</text:span><text:span text:style-name="T87_64"><text:s/></text:span><text:span text:style-name="T87_65">directors</text:span><text:span text:style-name="T87_66"><text:s/></text:span><text:span text:style-name="T87_67">then</text:span><text:span text:style-name="T87_68"><text:s/></text:span><text:span text:style-name="T87_69">in</text:span><text:span text:style-name="T87_70"><text:s/></text:span><text:span text:style-name="T87_71">office</text:span><text:span text:style-name="T87_72"><text:s/></text:span><text:span text:style-name="T87_73">is</text:span><text:span text:style-name="T87_74"><text:s/></text:span><text:span text:style-name="T87_75">less</text:span><text:span text:style-name="T87_76"><text:s/></text:span><text:span text:style-name="T87_77">than</text:span><text:span text:style-name="T87_78"><text:s/></text:span><text:span text:style-name="T87_79">a</text:span><text:span text:style-name="T87_80"><text:s/></text:span><text:span text:style-name="T87_81">quorum</text:span><text:span text:style-name="T87_82">,<text:s/></text:span><text:span text:style-name="T87_83">a</text:span><text:span text:style-name="T87_84"><text:s/></text:span><text:span text:style-name="T87_85">vacancy</text:span><text:span text:style-name="T87_86"><text:s/></text:span><text:span text:style-name="T87_87">on</text:span><text:span text:style-name="T87_88"><text:s/></text:span><text:span text:style-name="T87_89">the</text:span><text:span text:style-name="T87_90"><text:s/></text:span><text:span text:style-name="T87_91">board</text:span><text:span text:style-name="T87_92"><text:s/></text:span><text:span text:style-name="T87_93">may</text:span><text:span text:style-name="T87_94"><text:s/></text:span><text:span text:style-name="T87_95">be</text:span><text:span text:style-name="T87_96"><text:s/></text:span><text:span text:style-name="T87_97">filled</text:span><text:span text:style-name="T87_98"><text:s/></text:span><text:span text:style-name="T87_99">by</text:span><text:span text:style-name="T87_100"><text:s/></text:span><text:span text:style-name="T87_101">approval</text:span><text:span text:style-name="T87_102"><text:s/></text:span><text:span text:style-name="T87_103">of</text:span><text:span text:style-name="T87_104"><text:s/></text:span><text:span text:style-name="T87_105">a</text:span><text:span text:style-name="T87_106"><text:s/></text:span><text:span text:style-name="T87_107">majority</text:span><text:span text:style-name="T87_108"><text:s/></text:span><text:span text:style-name="T87_109">of</text:span><text:span text:style-name="T87_110"><text:s/></text:span><text:span text:style-name="T87_111">the</text:span><text:span text:style-name="T87_112"><text:s/></text:span><text:span text:style-name="T87_113">directors</text:span><text:span text:style-name="T87_114"><text:s/></text:span><text:span text:style-name="T87_115">then</text:span><text:span text:style-name="T87_116"><text:s/></text:span><text:span text:style-name="T87_117">in</text:span><text:span text:style-name="T87_118"><text:s/></text:span><text:span text:style-name="T87_119">office</text:span><text:span text:style-name="T87_120"><text:s/></text:span><text:span text:style-name="T87_121">or</text:span><text:span text:style-name="T87_122"><text:s/></text:span><text:span text:style-name="T87_123">by</text:span><text:span text:style-name="T87_124"><text:s/></text:span><text:span text:style-name="T87_125">a</text:span><text:span text:style-name="T87_126"><text:s/></text:span><text:span text:style-name="T87_127">sole</text:span><text:span text:style-name="T87_128"><text:s/></text:span><text:span text:style-name="T87_129">remaining</text:span><text:span text:style-name="T87_130"><text:s/></text:span><text:span text:style-name="T87_131">director</text:span><text:span text:style-name="T87_132">.<text:s/></text:span><text:span text:style-name="T87_133">A</text:span><text:span text:style-name="T87_134"><text:s/></text:span><text:span text:style-name="T87_135">person</text:span><text:span text:style-name="T87_136"><text:s/></text:span><text:span text:style-name="T87_137">elected</text:span><text:span text:style-name="T87_138"><text:s/></text:span><text:span text:style-name="T87_139">to</text:span><text:span text:style-name="T87_140"><text:s/></text:span><text:span text:style-name="T87_141">fill</text:span><text:span text:style-name="T87_142"><text:s/></text:span><text:span text:style-name="T87_143">a</text:span><text:span text:style-name="T87_144"><text:s/></text:span><text:span text:style-name="T87_145">vacancy</text:span><text:span text:style-name="T87_146"><text:s/></text:span><text:span text:style-name="T87_147">on</text:span><text:span text:style-name="T87_148"><text:s/></text:span><text:span text:style-name="T87_149">the</text:span><text:span text:style-name="T87_150"><text:s/></text:span><text:span text:style-name="T87_151">board</text:span><text:span text:style-name="T87_152"><text:s/></text:span><text:span text:style-name="T87_153">shall</text:span><text:span text:style-name="T87_154"><text:s/></text:span><text:span text:style-name="T87_155">hold</text:span><text:span text:style-name="T87_156"><text:s/></text:span><text:span text:style-name="T87_157">office</text:span><text:span text:style-name="T87_158"><text:s/></text:span><text:span text:style-name="T87_159">until</text:span><text:span text:style-name="T87_160"><text:s/></text:span><text:span text:style-name="T87_161">the</text:span><text:span text:style-name="T87_162"><text:s/></text:span><text:span text:style-name="T87_163">next</text:span><text:span text:style-name="T87_164"><text:s/></text:span><text:span text:style-name="T87_165">election</text:span><text:span text:style-name="T87_166"><text:s/></text:span><text:span text:style-name="T87_167">of</text:span><text:span text:style-name="T87_168"><text:s/></text:span><text:span text:style-name="T87_169">the</text:span><text:span text:style-name="T87_170"><text:s/></text:span><text:span text:style-name="T87_171">board</text:span><text:span text:style-name="T87_172"><text:s/></text:span><text:span text:style-name="T87_173">of</text:span><text:span text:style-name="T87_174"><text:s/></text:span><text:span text:style-name="T87_175">directors</text:span><text:span text:style-name="T87_176"><text:s/></text:span><text:span text:style-name="T87_177">or</text:span><text:span text:style-name="T87_178"><text:s/></text:span><text:span text:style-name="T87_179">until</text:span><text:span text:style-name="T87_180"><text:s/></text:span><text:span text:style-name="T87_181">his</text:span><text:span text:style-name="T87_182"><text:s/></text:span><text:span text:style-name="T87_183">or</text:span><text:span text:style-name="T87_184"><text:s/></text:span><text:span text:style-name="T87_185">her</text:span><text:span text:style-name="T87_186"><text:s/></text:span><text:span text:style-name="T87_187">death</text:span><text:span text:style-name="T87_188">,<text:s/></text:span><text:span text:style-name="T87_189">resignation</text:span><text:span text:style-name="T87_190">,<text:s/></text:span><text:span text:style-name="T87_191">or</text:span><text:span text:style-name="T87_192"><text:s/></text:span><text:span text:style-name="T87_193">removal</text:span><text:span text:style-name="T87_194"><text:s/></text:span><text:span text:style-name="T87_195">from</text:span><text:span text:style-name="T87_196"><text:s/></text:span><text:span text:style-name="T87_197">office</text:span><text:span text:style-name="T87_198">.</text:span></text:p>
      <text:p text:style-name="P88"/>
      <text:p text:style-name="P89"><text:span text:style-name="T89_1">Section</text:span><text:span text:style-name="T89_2"><text:s/>15.<text:s/></text:span><text:span text:style-name="T89_3">Nonliability</text:span><text:span text:style-name="T89_4"><text:s/></text:span><text:span text:style-name="T89_5">of</text:span><text:span text:style-name="T89_6"><text:s/></text:span><text:span text:style-name="T89_7">Directors</text:span></text:p>
      <text:p text:style-name="P90"><text:span text:style-name="T90_1">The</text:span><text:span text:style-name="T90_2"><text:s/></text:span><text:span text:style-name="T90_3">directors</text:span><text:span text:style-name="T90_4"><text:s/></text:span><text:span text:style-name="T90_5">shall</text:span><text:span text:style-name="T90_6"><text:s/></text:span><text:span text:style-name="T90_7">not</text:span><text:span text:style-name="T90_8"><text:s/></text:span><text:span text:style-name="T90_9">be</text:span><text:span text:style-name="T90_10"><text:s/></text:span><text:span text:style-name="T90_11">personally</text:span><text:span text:style-name="T90_12"><text:s/></text:span><text:span text:style-name="T90_13">liable</text:span><text:span text:style-name="T90_14"><text:s/></text:span><text:span text:style-name="T90_15">for</text:span><text:span text:style-name="T90_16"><text:s/></text:span><text:span text:style-name="T90_17">the</text:span><text:span text:style-name="T90_18"><text:s/></text:span><text:span text:style-name="T90_19">debts</text:span><text:span text:style-name="T90_20">,<text:s/></text:span><text:span text:style-name="T90_21">liabilities</text:span><text:span text:style-name="T90_22">,<text:s/></text:span><text:span text:style-name="T90_23">or</text:span><text:span text:style-name="T90_24"><text:s/></text:span><text:span text:style-name="T90_25">other</text:span><text:span text:style-name="T90_26"><text:s/></text:span><text:span text:style-name="T90_27">obligations</text:span><text:span text:style-name="T90_28"><text:s/></text:span><text:span text:style-name="T90_29">of</text:span><text:span text:style-name="T90_30"><text:s/></text:span><text:span text:style-name="T90_31">the</text:span><text:span text:style-name="T90_32"><text:s/></text:span><text:span text:style-name="T90_33">corporation</text:span><text:span text:style-name="T90_34">.</text:span></text:p>
      <text:p text:style-name="P91"/>
      <text:p text:style-name="P92"><text:span text:style-name="T92_1">Section</text:span><text:span text:style-name="T92_2"><text:s/>16.<text:s/></text:span><text:span text:style-name="T92_3">Indemnification</text:span><text:span text:style-name="T92_4"><text:s/></text:span><text:span text:style-name="T92_5">by</text:span><text:span text:style-name="T92_6"><text:s/></text:span><text:span text:style-name="T92_7">Corporation</text:span><text:span text:style-name="T92_8"><text:s/></text:span><text:span text:style-name="T92_9">of</text:span><text:span text:style-name="T92_10"><text:s/></text:span><text:span text:style-name="T92_11">Directors</text:span><text:span text:style-name="T92_12"><text:s/></text:span><text:span text:style-name="T92_13">and</text:span><text:span text:style-name="T92_14"><text:s/></text:span><text:span text:style-name="T92_15">Officers</text:span></text:p>
      <text:p text:style-name="P93"><text:span text:style-name="T93_1">The</text:span><text:span text:style-name="T93_2"><text:s/></text:span><text:span text:style-name="T93_3">directors</text:span><text:span text:style-name="T93_4"><text:s/></text:span><text:span text:style-name="T93_5">and</text:span><text:span text:style-name="T93_6"><text:s/></text:span><text:span text:style-name="T93_7">officers</text:span><text:span text:style-name="T93_8"><text:s/></text:span><text:span text:style-name="T93_9">of</text:span><text:span text:style-name="T93_10"><text:s/></text:span><text:span text:style-name="T93_11">the</text:span><text:span text:style-name="T93_12"><text:s/></text:span><text:span text:style-name="T93_13">corporation</text:span><text:span text:style-name="T93_14"><text:s/></text:span><text:span text:style-name="T93_15">shall</text:span><text:span text:style-name="T93_16"><text:s/></text:span><text:span text:style-name="T93_17">be</text:span><text:span text:style-name="T93_18"><text:s/></text:span><text:span text:style-name="T93_19">indemnified</text:span><text:span text:style-name="T93_20"><text:s/></text:span><text:span text:style-name="T93_21">by</text:span><text:span text:style-name="T93_22"><text:s/></text:span><text:span text:style-name="T93_23">the</text:span><text:span text:style-name="T93_24"><text:s/></text:span><text:span text:style-name="T93_25">corporation</text:span><text:span text:style-name="T93_26"><text:s/></text:span><text:span text:style-name="T93_27">to</text:span><text:span text:style-name="T93_28"><text:s/></text:span><text:span text:style-name="T93_29">the</text:span><text:span text:style-name="T93_30"><text:s/></text:span><text:span text:style-name="T93_31">fullest</text:span><text:span text:style-name="T93_32"><text:s/></text:span><text:span text:style-name="T93_33">extent</text:span><text:span text:style-name="T93_34"><text:s/></text:span><text:span text:style-name="T93_35">permissible</text:span><text:span text:style-name="T93_36"><text:s/></text:span><text:span text:style-name="T93_37">under</text:span><text:span text:style-name="T93_38"><text:s/></text:span><text:span text:style-name="T93_39">the</text:span><text:span text:style-name="T93_40"><text:s/></text:span><text:span text:style-name="T93_41">laws</text:span><text:span text:style-name="T93_42"><text:s/></text:span><text:span text:style-name="T93_43">of</text:span><text:span text:style-name="T93_44"><text:s/></text:span><text:span text:style-name="T93_45">this</text:span><text:span text:style-name="T93_46"><text:s/></text:span><text:span text:style-name="T93_47">state</text:span><text:span text:style-name="T93_48">.</text:span></text:p>
      <text:p text:style-name="P94"/>
      <text:p text:style-name="P95"><text:span text:style-name="T95_1">Section</text:span><text:span text:style-name="T95_2"><text:s/>17.<text:s/></text:span><text:span text:style-name="T95_3">Insurance</text:span><text:span text:style-name="T95_4"><text:s/></text:span><text:span text:style-name="T95_5">for</text:span><text:span text:style-name="T95_6"><text:s/></text:span><text:span text:style-name="T95_7">Corporate</text:span><text:span text:style-name="T95_8"><text:s/></text:span><text:span text:style-name="T95_9">Agents</text:span></text:p>
      <text:p text:style-name="P96"><text:span text:style-name="T96_1">Except</text:span><text:span text:style-name="T96_2"><text:s/></text:span><text:span text:style-name="T96_3">as</text:span><text:span text:style-name="T96_4"><text:s/></text:span><text:span text:style-name="T96_5">may</text:span><text:span text:style-name="T96_6"><text:s/></text:span><text:span text:style-name="T96_7">be</text:span><text:span text:style-name="T96_8"><text:s/></text:span><text:span text:style-name="T96_9">otherwise</text:span><text:span text:style-name="T96_10"><text:s/></text:span><text:span text:style-name="T96_11">provided</text:span><text:span text:style-name="T96_12"><text:s/></text:span><text:span text:style-name="T96_13">under</text:span><text:span text:style-name="T96_14"><text:s/></text:span><text:span text:style-name="T96_15">provisions</text:span><text:span text:style-name="T96_16"><text:s/></text:span><text:span text:style-name="T96_17">of</text:span><text:span text:style-name="T96_18"><text:s/></text:span><text:span text:style-name="T96_19">law</text:span><text:span text:style-name="T96_20">,<text:s/></text:span><text:span text:style-name="T96_21">the</text:span><text:span text:style-name="T96_22"><text:s/></text:span><text:span text:style-name="T96_23">board</text:span><text:span text:style-name="T96_24"><text:s/></text:span><text:span text:style-name="T96_25">of</text:span><text:span text:style-name="T96_26"><text:s/></text:span><text:span text:style-name="T96_27">directors</text:span><text:span text:style-name="T96_28"><text:s/></text:span><text:span text:style-name="T96_29">may</text:span><text:span text:style-name="T96_30"><text:s/></text:span><text:span text:style-name="T96_31">adopt</text:span><text:span text:style-name="T96_32"><text:s/></text:span><text:span text:style-name="T96_33">a</text:span><text:span text:style-name="T96_34"><text:s/></text:span><text:span text:style-name="T96_35">resolution</text:span><text:span text:style-name="T96_36"><text:s/></text:span><text:span text:style-name="T96_37">authorizing</text:span><text:span text:style-name="T96_38"><text:s/></text:span><text:span text:style-name="T96_39">the</text:span><text:span text:style-name="T96_40"><text:s/></text:span><text:span text:style-name="T96_41">purchase</text:span><text:span text:style-name="T96_42"><text:s/></text:span><text:span text:style-name="T96_43">and</text:span><text:span text:style-name="T96_44"><text:s/></text:span><text:span text:style-name="T96_45">maintenance</text:span><text:span text:style-name="T96_46"><text:s/></text:span><text:span text:style-name="T96_47">of</text:span><text:span text:style-name="T96_48"><text:s/></text:span><text:span text:style-name="T96_49">insurance</text:span><text:span text:style-name="T96_50"><text:s/></text:span><text:span text:style-name="T96_51">on</text:span><text:span text:style-name="T96_52"><text:s/></text:span><text:span text:style-name="T96_53">behalf</text:span><text:span text:style-name="T96_54"><text:s/></text:span><text:span text:style-name="T96_55">of</text:span><text:span text:style-name="T96_56"><text:s/></text:span><text:span text:style-name="T96_57">any</text:span><text:span text:style-name="T96_58"><text:s/></text:span><text:span text:style-name="T96_59">agent</text:span><text:span text:style-name="T96_60"><text:s/></text:span><text:span text:style-name="T96_61">of</text:span><text:span text:style-name="T96_62"><text:s/></text:span><text:span text:style-name="T96_63">the</text:span><text:span text:style-name="T96_64"><text:s/></text:span><text:span text:style-name="T96_65">corporation</text:span><text:span text:style-name="T96_66"><text:s/>(</text:span><text:span text:style-name="T96_67">including</text:span><text:span text:style-name="T96_68"><text:s/></text:span><text:span text:style-name="T96_69">a</text:span><text:span text:style-name="T96_70"><text:s/></text:span><text:span text:style-name="T96_71">director</text:span><text:span text:style-name="T96_72">,<text:s/></text:span><text:span text:style-name="T96_73">officer</text:span><text:span text:style-name="T96_74">,<text:s/></text:span><text:span text:style-name="T96_75">employee</text:span><text:span text:style-name="T96_76">,<text:s/></text:span><text:span text:style-name="T96_77">or</text:span><text:span text:style-name="T96_78"><text:s/></text:span><text:span text:style-name="T96_79">other</text:span><text:span text:style-name="T96_80"><text:s/></text:span><text:span text:style-name="T96_81">agent</text:span><text:span text:style-name="T96_82"><text:s/></text:span><text:span text:style-name="T96_83">of</text:span><text:span text:style-name="T96_84"><text:s/></text:span><text:span text:style-name="T96_85">the</text:span><text:span text:style-name="T96_86"><text:s/></text:span><text:span text:style-name="T96_87">corporation</text:span><text:span text:style-name="T96_88">)<text:s/></text:span><text:span text:style-name="T96_89">against</text:span><text:span text:style-name="T96_90"><text:s/></text:span><text:span text:style-name="T96_91">liabilities</text:span><text:span text:style-name="T96_92"><text:s/></text:span><text:span text:style-name="T96_93">asserted</text:span><text:span text:style-name="T96_94"><text:s/></text:span><text:span text:style-name="T96_95">against</text:span><text:span text:style-name="T96_96"><text:s/></text:span><text:span text:style-name="T96_97">or</text:span><text:span text:style-name="T96_98"><text:s/></text:span><text:span text:style-name="T96_99">incurred</text:span><text:span text:style-name="T96_100"><text:s/></text:span><text:span text:style-name="T96_101">by</text:span><text:span text:style-name="T96_102"><text:s/></text:span><text:span text:style-name="T96_103">the</text:span><text:span text:style-name="T96_104"><text:s/></text:span><text:span text:style-name="T96_105">agent</text:span><text:span text:style-name="T96_106"><text:s/></text:span><text:span text:style-name="T96_107">in</text:span><text:span text:style-name="T96_108"><text:s/></text:span><text:span text:style-name="T96_109">such</text:span><text:span text:style-name="T96_110"><text:s/></text:span><text:span text:style-name="T96_111">capacity</text:span><text:span text:style-name="T96_112"><text:s/></text:span><text:span text:style-name="T96_113">or</text:span><text:span text:style-name="T96_114"><text:s/></text:span><text:span text:style-name="T96_115">arising</text:span><text:span text:style-name="T96_116"><text:s/></text:span><text:span text:style-name="T96_117">out</text:span><text:span text:style-name="T96_118"><text:s/></text:span><text:span text:style-name="T96_119">of</text:span><text:span text:style-name="T96_120"><text:s/></text:span><text:span text:style-name="T96_121">the</text:span><text:span text:style-name="T96_122"><text:s/></text:span><text:span text:style-name="T96_123">agent</text:span><text:span text:style-name="T96_124">'</text:span><text:span text:style-name="T96_125">s</text:span><text:span text:style-name="T96_126"><text:s/></text:span><text:span text:style-name="T96_127">status</text:span><text:span text:style-name="T96_128"><text:s/></text:span><text:span text:style-name="T96_129">as</text:span><text:span text:style-name="T96_130"><text:s/></text:span><text:span text:style-name="T96_131">such</text:span><text:span text:style-name="T96_132">,<text:s/></text:span><text:span text:style-name="T96_133">whether</text:span><text:span text:style-name="T96_134"><text:s/></text:span><text:span text:style-name="T96_135">or</text:span><text:span text:style-name="T96_136"><text:s/></text:span><text:span text:style-name="T96_137">not</text:span><text:span text:style-name="T96_138"><text:s/></text:span><text:span text:style-name="T96_139">the</text:span><text:span text:style-name="T96_140"><text:s/></text:span><text:span text:style-name="T96_141">corporation</text:span><text:span text:style-name="T96_142"><text:s/></text:span><text:span text:style-name="T96_143">would</text:span><text:span text:style-name="T96_144"><text:s/></text:span><text:span text:style-name="T96_145">have</text:span><text:span text:style-name="T96_146"><text:s/></text:span><text:span text:style-name="T96_147">the</text:span><text:span text:style-name="T96_148"><text:s/></text:span><text:span text:style-name="T96_149">power</text:span><text:span text:style-name="T96_150"><text:s/></text:span><text:span text:style-name="T96_151">to</text:span><text:span text:style-name="T96_152"><text:s/></text:span><text:span text:style-name="T96_153">indemnify</text:span><text:span text:style-name="T96_154"><text:s/></text:span><text:span text:style-name="T96_155">the</text:span><text:span text:style-name="T96_156"><text:s/></text:span><text:span text:style-name="T96_157">agent</text:span><text:span text:style-name="T96_158"><text:s/></text:span><text:span text:style-name="T96_159">against</text:span><text:span text:style-name="T96_160"><text:s/></text:span><text:span text:style-name="T96_161">such</text:span><text:span text:style-name="T96_162"><text:s/></text:span><text:span text:style-name="T96_163">liability</text:span><text:span text:style-name="T96_164"><text:s/></text:span><text:span text:style-name="T96_165">under</text:span><text:span text:style-name="T96_166"><text:s/></text:span><text:span text:style-name="T96_167">the</text:span><text:span text:style-name="T96_168"><text:s/></text:span><text:span text:style-name="T96_169">articles</text:span><text:span text:style-name="T96_170"><text:s/></text:span><text:span text:style-name="T96_171">of</text:span><text:span text:style-name="T96_172"><text:s/></text:span><text:span text:style-name="T96_173">incorporation</text:span><text:span text:style-name="T96_174">,<text:s/></text:span><text:span text:style-name="T96_175">these</text:span><text:span text:style-name="T96_176"><text:s/></text:span><text:span text:style-name="T96_177">bylaws</text:span><text:span text:style-name="T96_178">,<text:s/></text:span><text:span text:style-name="T96_179">or</text:span><text:span text:style-name="T96_180"><text:s/></text:span><text:span text:style-name="T96_181">provisions</text:span><text:span text:style-name="T96_182"><text:s/></text:span><text:span text:style-name="T96_183">of</text:span><text:span text:style-name="T96_184"><text:s/></text:span><text:span text:style-name="T96_185">law</text:span><text:span text:style-name="T96_186">.</text:span></text:p>
      <text:p text:style-name="P97"/>
      <text:p text:style-name="P98"><text:span text:style-name="T98_1">Article</text:span><text:span text:style-name="T98_2"><text:s/>4<text:line-break/></text:span><text:span text:style-name="T98_3">Officers</text:span></text:p>
      <text:p text:style-name="P99"/>
      <text:p text:style-name="P100"><text:span text:style-name="T100_1">Section</text:span><text:span text:style-name="T100_2"><text:s/>1.<text:s/></text:span><text:span text:style-name="T100_3">Designation</text:span><text:span text:style-name="T100_4"><text:s/></text:span><text:span text:style-name="T100_5">of</text:span><text:span text:style-name="T100_6"><text:s/></text:span><text:span text:style-name="T100_7">Officers</text:span></text:p>
      <text:p text:style-name="P101"><text:span text:style-name="T101_1">The</text:span><text:span text:style-name="T101_2"><text:s/></text:span><text:span text:style-name="T101_3">officers</text:span><text:span text:style-name="T101_4"><text:s/></text:span><text:span text:style-name="T101_5">of</text:span><text:span text:style-name="T101_6"><text:s/></text:span><text:span text:style-name="T101_7">the</text:span><text:span text:style-name="T101_8"><text:s/></text:span><text:span text:style-name="T101_9">corporation</text:span><text:span text:style-name="T101_10"><text:s/></text:span><text:span text:style-name="T101_11">shall</text:span><text:span text:style-name="T101_12"><text:s/></text:span><text:span text:style-name="T101_13">be</text:span><text:span text:style-name="T101_14"><text:s/></text:span><text:span text:style-name="T101_15">a</text:span><text:span text:style-name="T101_16"><text:s/></text:span><text:span text:style-name="T101_17">president</text:span><text:span text:style-name="T101_18">,<text:s/></text:span><text:span text:style-name="T101_19">a</text:span><text:span text:style-name="T101_20"><text:s/></text:span><text:span text:style-name="T101_21">secretary</text:span><text:span text:style-name="T101_22">,<text:s/></text:span><text:span text:style-name="T101_23">and</text:span><text:span text:style-name="T101_24"><text:s/></text:span><text:span text:style-name="T101_25">a</text:span><text:span text:style-name="T101_26"><text:s/></text:span><text:span text:style-name="T101_27">treasurer</text:span><text:span text:style-name="T101_28">.<text:s/></text:span><text:span text:style-name="T101_29">The</text:span><text:span text:style-name="T101_30"><text:s/></text:span><text:span text:style-name="T101_31">corporation</text:span><text:span text:style-name="T101_32"><text:s/></text:span><text:span text:style-name="T101_33">may</text:span><text:span text:style-name="T101_34"><text:s/></text:span><text:span text:style-name="T101_35">also</text:span><text:span text:style-name="T101_36"><text:s/></text:span><text:span text:style-name="T101_37">have</text:span><text:span text:style-name="T101_38"><text:s/></text:span><text:span text:style-name="T101_39">a</text:span><text:span text:style-name="T101_40"><text:s/></text:span><text:span text:style-name="T101_41">vice</text:span><text:span text:style-name="T101_42"><text:s/></text:span><text:span text:style-name="T101_43">president</text:span><text:span text:style-name="T101_44">,<text:s/></text:span><text:span text:style-name="T101_45">assistant</text:span><text:span text:style-name="T101_46"><text:s/></text:span><text:span text:style-name="T101_47">secretar</text:span><text:span text:style-name="T101_48">y</text:span><text:span text:style-name="T101_49">,<text:s/></text:span><text:span text:style-name="T101_50">assistant</text:span><text:span text:style-name="T101_51"><text:s/></text:span><text:span text:style-name="T101_52">treasurer</text:span><text:span text:style-name="T101_53">,<text:s/></text:span><text:span text:style-name="T101_54">and</text:span><text:span text:style-name="T101_55"><text:s/></text:span><text:span text:style-name="T101_56">other</text:span><text:span text:style-name="T101_57"><text:s/></text:span><text:span text:style-name="T101_58">such</text:span><text:span text:style-name="T101_59"><text:s/></text:span><text:span text:style-name="T101_60">officers</text:span><text:span text:style-name="T101_61"><text:s/></text:span><text:span text:style-name="T101_62">with</text:span><text:span text:style-name="T101_63"><text:s/></text:span><text:span text:style-name="T101_64">such</text:span><text:span text:style-name="T101_65"><text:s/></text:span><text:span text:style-name="T101_66">titles</text:span><text:span text:style-name="T101_67"><text:s/></text:span><text:span text:style-name="T101_68">as</text:span><text:span text:style-name="T101_69"><text:s/></text:span><text:span text:style-name="T101_70">may</text:span><text:span text:style-name="T101_71"><text:s/></text:span><text:span text:style-name="T101_72">be</text:span><text:span text:style-name="T101_73"><text:s/></text:span><text:span text:style-name="T101_74">determined</text:span><text:span text:style-name="T101_75"><text:s/></text:span><text:span text:style-name="T101_76">from</text:span><text:span text:style-name="T101_77"><text:s/></text:span><text:span text:style-name="T101_78">time</text:span><text:span text:style-name="T101_79"><text:s/></text:span><text:span text:style-name="T101_80">to</text:span><text:span text:style-name="T101_81"><text:s/></text:span><text:span text:style-name="T101_82">time</text:span><text:span text:style-name="T101_83"><text:s/></text:span><text:span text:style-name="T101_84">by</text:span><text:span text:style-name="T101_85"><text:s/></text:span><text:span text:style-name="T101_86">the</text:span><text:span text:style-name="T101_87"><text:s/></text:span><text:span text:style-name="T101_88">board</text:span><text:span text:style-name="T101_89"><text:s/></text:span><text:span text:style-name="T101_90">of</text:span><text:span text:style-name="T101_91"><text:s/></text:span><text:span text:style-name="T101_92">directors</text:span><text:span text:style-name="T101_93">.</text:span></text:p>
      <text:p text:style-name="P102"/>
      <text:p text:style-name="P103"><text:span text:style-name="T103_1">Section</text:span><text:span text:style-name="T103_2"><text:s/>2.<text:s/></text:span><text:span text:style-name="T103_3">Qualifications</text:span></text:p>
      <text:p text:style-name="P104"><text:span text:style-name="T104_1">Any</text:span><text:span text:style-name="T104_2"><text:s/></text:span><text:span text:style-name="T104_3">person</text:span><text:span text:style-name="T104_4"><text:s/></text:span><text:span text:style-name="T104_5">may</text:span><text:span text:style-name="T104_6"><text:s/></text:span><text:span text:style-name="T104_7">serve</text:span><text:span text:style-name="T104_8"><text:s/></text:span><text:span text:style-name="T104_9">as</text:span><text:span text:style-name="T104_10"><text:s/></text:span><text:span text:style-name="T104_11">officer</text:span><text:span text:style-name="T104_12"><text:s/></text:span><text:span text:style-name="T104_13">of</text:span><text:span text:style-name="T104_14"><text:s/></text:span><text:span text:style-name="T104_15">this</text:span><text:span text:style-name="T104_16"><text:s/></text:span><text:span text:style-name="T104_17">corporation</text:span><text:span text:style-name="T104_18">,<text:s/></text:span><text:span text:style-name="T104_19">but</text:span><text:span text:style-name="T104_20"><text:s/></text:span><text:span text:style-name="T104_21">no</text:span><text:span text:style-name="T104_22"><text:s/></text:span><text:span text:style-name="T104_23">person</text:span><text:span text:style-name="T104_24"><text:s/></text:span><text:span text:style-name="T104_25">shall</text:span><text:span text:style-name="T104_26"><text:s/></text:span><text:span text:style-name="T104_27">have</text:span><text:span text:style-name="T104_28"><text:s/></text:span><text:span text:style-name="T104_29">two</text:span><text:span text:style-name="T104_30"><text:s/></text:span><text:span text:style-name="T104_31">offices</text:span><text:span text:style-name="T104_32">,<text:s/></text:span><text:span text:style-name="T104_33">except</text:span><text:span text:style-name="T104_34"><text:s/></text:span><text:span text:style-name="T104_35">to</text:span><text:span text:style-name="T104_36"><text:s/></text:span><text:span text:style-name="T104_37">serve</text:span><text:span text:style-name="T104_38"><text:s/></text:span><text:span text:style-name="T104_39">in</text:span><text:span text:style-name="T104_40"><text:s/></text:span><text:span text:style-name="T104_41">substitution</text:span><text:span text:style-name="T104_42"><text:s/></text:span><text:span text:style-name="T104_43">of</text:span><text:span text:style-name="T104_44"><text:s/></text:span><text:span text:style-name="T104_45">another</text:span><text:span text:style-name="T104_46"><text:s/></text:span><text:span text:style-name="T104_47">officer</text:span><text:span text:style-name="T104_48"><text:s/></text:span><text:span text:style-name="T104_49">in</text:span><text:span text:style-name="T104_50"><text:s/></text:span><text:span text:style-name="T104_51">the</text:span><text:span text:style-name="T104_52"><text:s/></text:span><text:span text:style-name="T104_53">event</text:span><text:span text:style-name="T104_54"><text:s/></text:span><text:span text:style-name="T104_55">of</text:span><text:span text:style-name="T104_56"><text:s/></text:span><text:span text:style-name="T104_57">a</text:span><text:span text:style-name="T104_58"><text:s/></text:span><text:span text:style-name="T104_59">temporary</text:span><text:span text:style-name="T104_60"><text:s/></text:span><text:span text:style-name="T104_61">incapacity</text:span><text:span text:style-name="T104_62"><text:s/></text:span><text:span text:style-name="T104_63">or</text:span><text:span text:style-name="T104_64"><text:s/></text:span><text:span text:style-name="T104_65">as</text:span><text:span text:style-name="T104_66"><text:s/></text:span><text:span text:style-name="T104_67">an</text:span><text:span text:style-name="T104_68"><text:s/></text:span><text:span text:style-name="T104_69">interim</text:span><text:span text:style-name="T104_70"><text:s/></text:span><text:span text:style-name="T104_71">appointment</text:span><text:span text:style-name="T104_72">.</text:span></text:p>
      <text:p text:style-name="P105"/>
      <text:p text:style-name="P106"><text:span text:style-name="T106_1">Section</text:span><text:span text:style-name="T106_2"><text:s/>3.<text:s/></text:span><text:span text:style-name="T106_3">Election</text:span><text:span text:style-name="T106_4"><text:s/></text:span><text:span text:style-name="T106_5">and</text:span><text:span text:style-name="T106_6"><text:s/></text:span><text:span text:style-name="T106_7">Term</text:span><text:span text:style-name="T106_8"><text:s/></text:span><text:span text:style-name="T106_9">of</text:span><text:span text:style-name="T106_10"><text:s/></text:span><text:span text:style-name="T106_11">Office</text:span></text:p>
      <text:p text:style-name="P107"><text:span text:style-name="T107_1">Officers</text:span><text:span text:style-name="T107_2"><text:s/></text:span><text:span text:style-name="T107_3">shall</text:span><text:span text:style-name="T107_4"><text:s/></text:span><text:span text:style-name="T107_5">be</text:span><text:span text:style-name="T107_6"><text:s/></text:span><text:span text:style-name="T107_7">elected</text:span><text:span text:style-name="T107_8"><text:s/></text:span><text:span text:style-name="T107_9">by</text:span><text:span text:style-name="T107_10"><text:s/></text:span><text:span text:style-name="T107_11">the</text:span><text:span text:style-name="T107_12"><text:s/></text:span><text:span text:style-name="T107_13">board</text:span><text:span text:style-name="T107_14"><text:s/></text:span><text:span text:style-name="T107_15">of</text:span><text:span text:style-name="T107_16"><text:s/></text:span><text:span text:style-name="T107_17">directors</text:span><text:span text:style-name="T107_18">,<text:s/></text:span><text:span text:style-name="T107_19">at</text:span><text:span text:style-name="T107_20"><text:s/></text:span><text:span text:style-name="T107_21">any</text:span><text:span text:style-name="T107_22"><text:s/></text:span><text:span text:style-name="T107_23">time</text:span><text:span text:style-name="T107_24">,<text:s/></text:span><text:span text:style-name="T107_25">and</text:span><text:span text:style-name="T107_26"><text:s/></text:span><text:span text:style-name="T107_27">each</text:span><text:span text:style-name="T107_28"><text:s/></text:span><text:span text:style-name="T107_29">officer</text:span><text:span text:style-name="T107_30"><text:s/></text:span><text:span text:style-name="T107_31">shall</text:span><text:span text:style-name="T107_32"><text:s/></text:span><text:span text:style-name="T107_33">hold</text:span><text:span text:style-name="T107_34"><text:s/></text:span><text:span text:style-name="T107_35">office</text:span><text:span text:style-name="T107_36"><text:s/></text:span><text:span text:style-name="T107_37">until</text:span><text:span text:style-name="T107_38"><text:s/></text:span><text:span text:style-name="T107_39">he</text:span><text:span text:style-name="T107_40"><text:s/></text:span><text:span text:style-name="T107_41">or</text:span><text:span text:style-name="T107_42"><text:s/></text:span><text:span text:style-name="T107_43">she</text:span><text:span text:style-name="T107_44"><text:s/></text:span><text:span text:style-name="T107_45">resigns</text:span><text:span text:style-name="T107_46"><text:s/></text:span><text:span text:style-name="T107_47">or</text:span><text:span text:style-name="T107_48"><text:s/></text:span><text:span text:style-name="T107_49">is</text:span><text:span text:style-name="T107_50"><text:s/></text:span><text:span text:style-name="T107_51">removed</text:span><text:span text:style-name="T107_52"><text:s/></text:span><text:span text:style-name="T107_53">or</text:span><text:span text:style-name="T107_54"><text:s/></text:span><text:span text:style-name="T107_55">is</text:span><text:span text:style-name="T107_56"><text:s/></text:span><text:span text:style-name="T107_57">otherwise</text:span><text:span text:style-name="T107_58"><text:s/></text:span><text:span text:style-name="T107_59">disqualified</text:span><text:span text:style-name="T107_60"><text:s/></text:span><text:span text:style-name="T107_61">to</text:span><text:span text:style-name="T107_62"><text:s/></text:span><text:span text:style-name="T107_63">serve</text:span><text:span text:style-name="T107_64">,<text:s/></text:span><text:span text:style-name="T107_65">or</text:span><text:span text:style-name="T107_66"><text:s/></text:span><text:span text:style-name="T107_67">until</text:span><text:span text:style-name="T107_68"><text:s/></text:span><text:span text:style-name="T107_69">his</text:span><text:span text:style-name="T107_70"><text:s/></text:span><text:span text:style-name="T107_71">or</text:span><text:span text:style-name="T107_72"><text:s/></text:span><text:span text:style-name="T107_73">her</text:span><text:span text:style-name="T107_74"><text:s/></text:span><text:span text:style-name="T107_75">successor</text:span><text:span text:style-name="T107_76"><text:s/></text:span><text:span text:style-name="T107_77">shall</text:span><text:span text:style-name="T107_78"><text:s/></text:span><text:span text:style-name="T107_79">be</text:span><text:span text:style-name="T107_80"><text:s/></text:span><text:span text:style-name="T107_81">elected</text:span><text:span text:style-name="T107_82"><text:s/></text:span><text:span text:style-name="T107_83">and</text:span><text:span text:style-name="T107_84"><text:s/></text:span><text:span text:style-name="T107_85">qualified</text:span><text:span text:style-name="T107_86">,<text:s/></text:span><text:span text:style-name="T107_87">whichever</text:span><text:span text:style-name="T107_88"><text:s/></text:span><text:span text:style-name="T107_89">occurs</text:span><text:span text:style-name="T107_90"><text:s/></text:span><text:span text:style-name="T107_91">first</text:span><text:span text:style-name="T107_92">.</text:span></text:p>
      <text:p text:style-name="P108"/>
      <text:p text:style-name="P109"><text:span text:style-name="T109_1">Section</text:span><text:span text:style-name="T109_2"><text:s/>4.<text:s/></text:span><text:span text:style-name="T109_3">Removal</text:span><text:span text:style-name="T109_4"><text:s/></text:span><text:span text:style-name="T109_5">and</text:span><text:span text:style-name="T109_6"><text:s/></text:span><text:span text:style-name="T109_7">Resignation</text:span></text:p>
      <text:p text:style-name="P110"><text:span text:style-name="T110_1">Any</text:span><text:span text:style-name="T110_2"><text:s/></text:span><text:span text:style-name="T110_3">officer</text:span><text:span text:style-name="T110_4"><text:s/></text:span><text:span text:style-name="T110_5">may</text:span><text:span text:style-name="T110_6"><text:s/></text:span><text:span text:style-name="T110_7">be</text:span><text:span text:style-name="T110_8"><text:s/></text:span><text:span text:style-name="T110_9">removed</text:span><text:span text:style-name="T110_10">,<text:s/></text:span><text:span text:style-name="T110_11">either</text:span><text:span text:style-name="T110_12"><text:s/></text:span><text:span text:style-name="T110_13">with</text:span><text:span text:style-name="T110_14"><text:s/></text:span><text:span text:style-name="T110_15">or</text:span><text:span text:style-name="T110_16"><text:s/></text:span><text:span text:style-name="T110_17">without</text:span><text:span text:style-name="T110_18"><text:s/></text:span><text:span text:style-name="T110_19">cause</text:span><text:span text:style-name="T110_20">,<text:s/></text:span><text:span text:style-name="T110_21">by</text:span><text:span text:style-name="T110_22"><text:s/></text:span><text:span text:style-name="T110_23">the</text:span><text:span text:style-name="T110_24"><text:s/></text:span><text:span text:style-name="T110_25">board</text:span><text:span text:style-name="T110_26"><text:s/></text:span><text:span text:style-name="T110_27">of</text:span><text:span text:style-name="T110_28"><text:s/></text:span><text:span text:style-name="T110_29">directors</text:span><text:span text:style-name="T110_30">,<text:s/></text:span><text:span text:style-name="T110_31">at</text:span><text:span text:style-name="T110_32"><text:s/></text:span><text:span text:style-name="T110_33">any</text:span><text:span text:style-name="T110_34"><text:s/></text:span><text:span text:style-name="T110_35">time</text:span><text:span text:style-name="T110_36">.<text:s/></text:span><text:span text:style-name="T110_37">Any</text:span><text:span text:style-name="T110_38"><text:s/></text:span><text:span text:style-name="T110_39">officer</text:span><text:span text:style-name="T110_40"><text:s/></text:span><text:span text:style-name="T110_41">may</text:span><text:span text:style-name="T110_42"><text:s/></text:span><text:span text:style-name="T110_43">resign</text:span><text:span text:style-name="T110_44"><text:s/></text:span><text:span text:style-name="T110_45">at</text:span><text:span text:style-name="T110_46"><text:s/></text:span><text:span text:style-name="T110_47">any</text:span><text:span text:style-name="T110_48"><text:s/></text:span><text:span text:style-name="T110_49">time</text:span><text:span text:style-name="T110_50"><text:s/></text:span><text:span text:style-name="T110_51">by</text:span><text:span text:style-name="T110_52"><text:s/></text:span><text:span text:style-name="T110_53">giving</text:span><text:span text:style-name="T110_54"><text:s/></text:span><text:span text:style-name="T110_55">written</text:span><text:span text:style-name="T110_56"><text:s/></text:span><text:span text:style-name="T110_57">notice</text:span><text:span text:style-name="T110_58"><text:s/></text:span><text:span text:style-name="T110_59">to</text:span><text:span text:style-name="T110_60"><text:s/></text:span><text:span text:style-name="T110_61">the</text:span><text:span text:style-name="T110_62"><text:s/></text:span><text:span text:style-name="T110_63">board</text:span><text:span text:style-name="T110_64"><text:s/></text:span><text:span text:style-name="T110_65">of</text:span><text:span text:style-name="T110_66"><text:s/></text:span><text:span text:style-name="T110_67">directors</text:span><text:span text:style-name="T110_68"><text:s/></text:span><text:span text:style-name="T110_69">or</text:span><text:span text:style-name="T110_70"><text:s/></text:span><text:span text:style-name="T110_71">to</text:span><text:span text:style-name="T110_72"><text:s/></text:span><text:span text:style-name="T110_73">the</text:span><text:span text:style-name="T110_74"><text:s/></text:span><text:span text:style-name="T110_75">president</text:span><text:span text:style-name="T110_76"><text:s/></text:span><text:span text:style-name="T110_77">or</text:span><text:span text:style-name="T110_78"><text:s/></text:span><text:span text:style-name="T110_79">secretary</text:span><text:span text:style-name="T110_80"><text:s/></text:span><text:span text:style-name="T110_81">of</text:span><text:span text:style-name="T110_82"><text:s/></text:span><text:span text:style-name="T110_83">the</text:span><text:span text:style-name="T110_84"><text:s/></text:span><text:span text:style-name="T110_85">corporation</text:span><text:span text:style-name="T110_86">.<text:s/></text:span><text:span text:style-name="T110_87">Any</text:span><text:span text:style-name="T110_88"><text:s/></text:span><text:span text:style-name="T110_89">such</text:span><text:span text:style-name="T110_90"><text:s/></text:span><text:span text:style-name="T110_91">resignation</text:span><text:span text:style-name="T110_92"><text:s/></text:span><text:span text:style-name="T110_93">shall</text:span><text:span text:style-name="T110_94"><text:s/></text:span><text:span text:style-name="T110_95">take</text:span><text:span text:style-name="T110_96"><text:s/></text:span><text:span text:style-name="T110_97">effect</text:span><text:span text:style-name="T110_98"><text:s/></text:span><text:span text:style-name="T110_99">at</text:span><text:span text:style-name="T110_100"><text:s/></text:span><text:span text:style-name="T110_101">the</text:span><text:span text:style-name="T110_102"><text:s/></text:span><text:span text:style-name="T110_103">date</text:span><text:span text:style-name="T110_104"><text:s/></text:span><text:span text:style-name="T110_105">of</text:span><text:span text:style-name="T110_106"><text:s/></text:span><text:span text:style-name="T110_107">receipt</text:span><text:span text:style-name="T110_108"><text:s/></text:span><text:span text:style-name="T110_109">of</text:span><text:span text:style-name="T110_110"><text:s/></text:span><text:span text:style-name="T110_111">such</text:span><text:span text:style-name="T110_112"><text:s/></text:span><text:span text:style-name="T110_113">notice</text:span><text:span text:style-name="T110_114"><text:s/></text:span><text:span text:style-name="T110_115">or</text:span><text:span text:style-name="T110_116"><text:s/></text:span><text:span text:style-name="T110_117">at</text:span><text:span text:style-name="T110_118"><text:s/></text:span><text:span text:style-name="T110_119">any</text:span><text:span text:style-name="T110_120"><text:s/></text:span><text:span text:style-name="T110_121">later</text:span><text:span text:style-name="T110_122"><text:s/></text:span><text:span text:style-name="T110_123">date</text:span><text:span text:style-name="T110_124"><text:s/></text:span><text:span text:style-name="T110_125">specified</text:span><text:span text:style-name="T110_126"><text:s/></text:span><text:span text:style-name="T110_127">therein</text:span><text:span text:style-name="T110_128">,<text:s/></text:span><text:span text:style-name="T110_129">and</text:span><text:span text:style-name="T110_130">,<text:s/></text:span><text:span text:style-name="T110_131">unless</text:span><text:span text:style-name="T110_132"><text:s/></text:span><text:span text:style-name="T110_133">otherwise</text:span><text:span text:style-name="T110_134"><text:s/></text:span><text:span text:style-name="T110_135">specified</text:span><text:span text:style-name="T110_136"><text:s/></text:span><text:span text:style-name="T110_137">therein</text:span><text:span text:style-name="T110_138">,<text:s/></text:span><text:span text:style-name="T110_139">the</text:span><text:span text:style-name="T110_140"><text:s/></text:span><text:span text:style-name="T110_141">acceptance</text:span><text:span text:style-name="T110_142"><text:s/></text:span><text:span text:style-name="T110_143">of</text:span><text:span text:style-name="T110_144"><text:s/></text:span><text:span text:style-name="T110_145">such</text:span><text:span text:style-name="T110_146"><text:s/></text:span><text:span text:style-name="T110_147">resignation</text:span><text:span text:style-name="T110_148"><text:s/></text:span><text:span text:style-name="T110_149">shall</text:span><text:span text:style-name="T110_150"><text:s/></text:span><text:span text:style-name="T110_151">not</text:span><text:span text:style-name="T110_152"><text:s/></text:span><text:span text:style-name="T110_153">be</text:span><text:span text:style-name="T110_154"><text:s/></text:span><text:span text:style-name="T110_155">necessary</text:span><text:span text:style-name="T110_156"><text:s/></text:span><text:span text:style-name="T110_157">to</text:span><text:span text:style-name="T110_158"><text:s/></text:span><text:span text:style-name="T110_159">make</text:span><text:span text:style-name="T110_160"><text:s/></text:span><text:span text:style-name="T110_161">it</text:span><text:span text:style-name="T110_162"><text:s/></text:span><text:span text:style-name="T110_163">effective</text:span><text:span text:style-name="T110_164">.<text:s/></text:span><text:span text:style-name="T110_165">The</text:span><text:span text:style-name="T110_166"><text:s/></text:span><text:span text:style-name="T110_167">above</text:span><text:span text:style-name="T110_168"><text:s/></text:span><text:span text:style-name="T110_169">provisions</text:span><text:span text:style-name="T110_170"><text:s/></text:span><text:span text:style-name="T110_171">of</text:span><text:span text:style-name="T110_172"><text:s/></text:span><text:span text:style-name="T110_173">this</text:span><text:span text:style-name="T110_174"><text:s/></text:span><text:span text:style-name="T110_175">section</text:span><text:span text:style-name="T110_176"><text:s/></text:span><text:span text:style-name="T110_177">shall</text:span><text:span text:style-name="T110_178"><text:s/></text:span><text:span text:style-name="T110_179">be</text:span><text:span text:style-name="T110_180"><text:s/></text:span><text:span text:style-name="T110_181">superseded</text:span><text:span text:style-name="T110_182"><text:s/></text:span><text:span text:style-name="T110_183">by</text:span><text:span text:style-name="T110_184"><text:s/></text:span><text:span text:style-name="T110_185">any</text:span><text:span text:style-name="T110_186"><text:s/></text:span><text:span text:style-name="T110_187">conflicting</text:span><text:span text:style-name="T110_188"><text:s/></text:span><text:span text:style-name="T110_189">terms</text:span><text:span text:style-name="T110_190"><text:s/></text:span><text:span text:style-name="T110_191">of</text:span><text:span text:style-name="T110_192"><text:s/></text:span><text:span text:style-name="T110_193">a</text:span><text:span text:style-name="T110_194"><text:s/></text:span><text:span text:style-name="T110_195">contract</text:span><text:span text:style-name="T110_196"><text:s/></text:span><text:span text:style-name="T110_197">which</text:span><text:span text:style-name="T110_198"><text:s/></text:span><text:span text:style-name="T110_199">has</text:span><text:span text:style-name="T110_200"><text:s/></text:span><text:span text:style-name="T110_201">been</text:span><text:span text:style-name="T110_202"><text:s/></text:span><text:span text:style-name="T110_203">approved</text:span><text:span text:style-name="T110_204"><text:s/></text:span><text:span text:style-name="T110_205">or</text:span><text:span text:style-name="T110_206"><text:s/></text:span><text:span text:style-name="T110_207">ratified</text:span><text:span text:style-name="T110_208"><text:s/></text:span><text:span text:style-name="T110_209">by</text:span><text:span text:style-name="T110_210"><text:s/></text:span><text:span text:style-name="T110_211">the</text:span><text:span text:style-name="T110_212"><text:s/></text:span><text:span text:style-name="T110_213">board</text:span><text:span text:style-name="T110_214"><text:s/></text:span><text:span text:style-name="T110_215">of</text:span><text:span text:style-name="T110_216"><text:s/></text:span><text:span text:style-name="T110_217">directors</text:span><text:span text:style-name="T110_218"><text:s/></text:span><text:span text:style-name="T110_219">relating</text:span><text:span text:style-name="T110_220"><text:s/></text:span><text:span text:style-name="T110_221">to</text:span><text:span text:style-name="T110_222"><text:s/></text:span><text:span text:style-name="T110_223">the</text:span><text:span text:style-name="T110_224"><text:s/></text:span><text:span text:style-name="T110_225">employment</text:span><text:span text:style-name="T110_226"><text:s/></text:span><text:span text:style-name="T110_227">of</text:span><text:span text:style-name="T110_228"><text:s/></text:span><text:span text:style-name="T110_229">any</text:span><text:span text:style-name="T110_230"><text:s/></text:span><text:span text:style-name="T110_231">officer</text:span><text:span text:style-name="T110_232"><text:s/></text:span><text:span text:style-name="T110_233">of</text:span><text:span text:style-name="T110_234"><text:s/></text:span><text:span text:style-name="T110_235">the</text:span><text:span text:style-name="T110_236"><text:s/></text:span><text:span text:style-name="T110_237">corporation</text:span><text:span text:style-name="T110_238">.</text:span></text:p>
      <text:p text:style-name="P111"/>
      <text:p text:style-name="P112"><text:span text:style-name="T112_1">Section</text:span><text:span text:style-name="T112_2"><text:s/>5.<text:s/></text:span><text:span text:style-name="T112_3">Vacancies</text:span></text:p>
      <text:p text:style-name="P113"><text:span text:style-name="T113_1">Any</text:span><text:span text:style-name="T113_2"><text:s/></text:span><text:span text:style-name="T113_3">vacancy</text:span><text:span text:style-name="T113_4"><text:s/></text:span><text:span text:style-name="T113_5">caused</text:span><text:span text:style-name="T113_6"><text:s/></text:span><text:span text:style-name="T113_7">by</text:span><text:span text:style-name="T113_8"><text:s/></text:span><text:span text:style-name="T113_9">the</text:span><text:span text:style-name="T113_10"><text:s/></text:span><text:span text:style-name="T113_11">death</text:span><text:span text:style-name="T113_12">,<text:s/></text:span><text:span text:style-name="T113_13">resignation</text:span><text:span text:style-name="T113_14">,<text:s/></text:span><text:span text:style-name="T113_15">removal</text:span><text:span text:style-name="T113_16">,<text:s/></text:span><text:span text:style-name="T113_17">disqualification</text:span><text:span text:style-name="T113_18">,<text:s/></text:span><text:span text:style-name="T113_19">or</text:span><text:span text:style-name="T113_20"><text:s/></text:span><text:span text:style-name="T113_21">otherwise</text:span><text:span text:style-name="T113_22">,<text:s/></text:span><text:span text:style-name="T113_23">of</text:span><text:span text:style-name="T113_24"><text:s/></text:span><text:span text:style-name="T113_25">any</text:span><text:span text:style-name="T113_26"><text:s/></text:span><text:span text:style-name="T113_27">officer</text:span><text:span text:style-name="T113_28"><text:s/></text:span><text:span text:style-name="T113_29">shall</text:span><text:span text:style-name="T113_30"><text:s/></text:span><text:span text:style-name="T113_31">be</text:span><text:span text:style-name="T113_32"><text:s/></text:span><text:span text:style-name="T113_33">filled</text:span><text:span text:style-name="T113_34"><text:s/></text:span><text:span text:style-name="T113_35">by</text:span><text:span text:style-name="T113_36"><text:s/></text:span><text:span text:style-name="T113_37">the</text:span><text:span text:style-name="T113_38"><text:s/></text:span><text:span text:style-name="T113_39">board</text:span><text:span text:style-name="T113_40"><text:s/></text:span><text:span text:style-name="T113_41">of</text:span><text:span text:style-name="T113_42"><text:s/></text:span><text:span text:style-name="T113_43">directors</text:span><text:span text:style-name="T113_44">.<text:s/></text:span><text:span text:style-name="T113_45">In</text:span><text:span text:style-name="T113_46"><text:s/></text:span><text:span text:style-name="T113_47">the</text:span><text:span text:style-name="T113_48"><text:s/></text:span><text:span text:style-name="T113_49">event</text:span><text:span text:style-name="T113_50"><text:s/></text:span><text:span text:style-name="T113_51">of</text:span><text:span text:style-name="T113_52"><text:s/></text:span><text:span text:style-name="T113_53">a</text:span><text:span text:style-name="T113_54"><text:s/></text:span><text:span text:style-name="T113_55">vacancy</text:span><text:span text:style-name="T113_56"><text:s/></text:span><text:span text:style-name="T113_57">in</text:span><text:span text:style-name="T113_58"><text:s/></text:span><text:span text:style-name="T113_59">any</text:span><text:span text:style-name="T113_60"><text:s/></text:span><text:span text:style-name="T113_61">office</text:span><text:span text:style-name="T113_62"><text:s/></text:span><text:span text:style-name="T113_63">other</text:span><text:span text:style-name="T113_64"><text:s/></text:span><text:span text:style-name="T113_65">than</text:span><text:span text:style-name="T113_66"><text:s/></text:span><text:span text:style-name="T113_67">that</text:span><text:span text:style-name="T113_68"><text:s/></text:span><text:span text:style-name="T113_69">of</text:span><text:span text:style-name="T113_70"><text:s/></text:span><text:span text:style-name="T113_71">president</text:span><text:span text:style-name="T113_72">,<text:s/></text:span><text:span text:style-name="T113_73">such</text:span><text:span text:style-name="T113_74"><text:s/></text:span><text:span text:style-name="T113_75">vacancy</text:span><text:span text:style-name="T113_76"><text:s/></text:span><text:span text:style-name="T113_77">may</text:span><text:span text:style-name="T113_78"><text:s/></text:span><text:span text:style-name="T113_79">be</text:span><text:span text:style-name="T113_80"><text:s/></text:span><text:span text:style-name="T113_81">filled</text:span><text:span text:style-name="T113_82"><text:s/></text:span><text:span text:style-name="T113_83">temporarily</text:span><text:span text:style-name="T113_84"><text:s/></text:span><text:span text:style-name="T113_85">by</text:span><text:span text:style-name="T113_86"><text:s/></text:span><text:span text:style-name="T113_87">appointment</text:span><text:span text:style-name="T113_88"><text:s/></text:span><text:span text:style-name="T113_89">by</text:span><text:span text:style-name="T113_90"><text:s/></text:span><text:span text:style-name="T113_91">the</text:span><text:span text:style-name="T113_92"><text:s/></text:span><text:span text:style-name="T113_93">president</text:span><text:span text:style-name="T113_94"><text:s/></text:span><text:span text:style-name="T113_95">until</text:span><text:span text:style-name="T113_96"><text:s/></text:span><text:span text:style-name="T113_97">such</text:span><text:span text:style-name="T113_98"><text:s/></text:span><text:span text:style-name="T113_99">time</text:span><text:span text:style-name="T113_100"><text:s/></text:span><text:span text:style-name="T113_101">as</text:span><text:span text:style-name="T113_102"><text:s/></text:span><text:span text:style-name="T113_103">the</text:span><text:span text:style-name="T113_104"><text:s/></text:span><text:span text:style-name="T113_105">board</text:span><text:span text:style-name="T113_106"><text:s/></text:span><text:span text:style-name="T113_107">shall</text:span><text:span text:style-name="T113_108"><text:s/></text:span><text:span text:style-name="T113_109">fill</text:span><text:span text:style-name="T113_110"><text:s/></text:span><text:span text:style-name="T113_111">the</text:span><text:span text:style-name="T113_112"><text:s/></text:span><text:span text:style-name="T113_113">vacancy</text:span><text:span text:style-name="T113_114">.<text:s/></text:span><text:span text:style-name="T113_115">Vacancies</text:span><text:span text:style-name="T113_116"><text:s/></text:span><text:span text:style-name="T113_117">occurring</text:span><text:span text:style-name="T113_118"><text:s/></text:span><text:span text:style-name="T113_119">in</text:span><text:span text:style-name="T113_120"><text:s/></text:span><text:span text:style-name="T113_121">offices</text:span><text:span text:style-name="T113_122"><text:s/></text:span><text:span text:style-name="T113_123">of</text:span><text:span text:style-name="T113_124"><text:s/></text:span><text:span text:style-name="T113_125">officers</text:span><text:span text:style-name="T113_126"><text:s/></text:span><text:span text:style-name="T113_127">appointed</text:span><text:span text:style-name="T113_128"><text:s/></text:span><text:span text:style-name="T113_129">at</text:span><text:span text:style-name="T113_130"><text:s/></text:span><text:span text:style-name="T113_131">the</text:span><text:span text:style-name="T113_132"><text:s/></text:span><text:span text:style-name="T113_133">discretion</text:span><text:span text:style-name="T113_134"><text:s/></text:span><text:span text:style-name="T113_135">of</text:span><text:span text:style-name="T113_136"><text:s/></text:span><text:span text:style-name="T113_137">the</text:span><text:span text:style-name="T113_138"><text:s/></text:span><text:span text:style-name="T113_139">board</text:span><text:span text:style-name="T113_140"><text:s/></text:span><text:span text:style-name="T113_141">may</text:span><text:span text:style-name="T113_142"><text:s/></text:span><text:span text:style-name="T113_143">or</text:span><text:span text:style-name="T113_144"><text:s/></text:span><text:span text:style-name="T113_145">may</text:span><text:span text:style-name="T113_146"><text:s/></text:span><text:span text:style-name="T113_147">not</text:span><text:span text:style-name="T113_148"><text:s/></text:span><text:span text:style-name="T113_149">be</text:span><text:span text:style-name="T113_150"><text:s/></text:span><text:span text:style-name="T113_151">filled</text:span><text:span text:style-name="T113_152"><text:s/></text:span><text:span text:style-name="T113_153">as</text:span><text:span text:style-name="T113_154"><text:s/></text:span><text:span text:style-name="T113_155">the</text:span><text:span text:style-name="T113_156"><text:s/></text:span><text:span text:style-name="T113_157">board</text:span><text:span text:style-name="T113_158"><text:s/></text:span><text:span text:style-name="T113_159">shall</text:span><text:span text:style-name="T113_160"><text:s/></text:span><text:span text:style-name="T113_161">determine</text:span><text:span text:style-name="T113_162">.</text:span></text:p>
      <text:p text:style-name="P114"/>
      <text:p text:style-name="P115"><text:span text:style-name="T115_1">Section</text:span><text:span text:style-name="T115_2"><text:s/>6.<text:s/></text:span><text:span text:style-name="T115_3">Duties</text:span><text:span text:style-name="T115_4"><text:s/></text:span><text:span text:style-name="T115_5">of</text:span><text:span text:style-name="T115_6"><text:s/></text:span><text:span text:style-name="T115_7">President</text:span></text:p>
      <text:p text:style-name="P116"><text:span text:style-name="T116_1">The</text:span><text:span text:style-name="T116_2"><text:s/></text:span><text:span text:style-name="T116_3">president</text:span><text:span text:style-name="T116_4"><text:s/></text:span><text:span text:style-name="T116_5">shall</text:span><text:span text:style-name="T116_6"><text:s/></text:span><text:span text:style-name="T116_7">be</text:span><text:span text:style-name="T116_8"><text:s/></text:span><text:span text:style-name="T116_9">the</text:span><text:span text:style-name="T116_10"><text:s/></text:span><text:span text:style-name="T116_11">chief</text:span><text:span text:style-name="T116_12"><text:s/></text:span><text:span text:style-name="T116_13">executive</text:span><text:span text:style-name="T116_14"><text:s/></text:span><text:span text:style-name="T116_15">officer</text:span><text:span text:style-name="T116_16"><text:s/></text:span><text:span text:style-name="T116_17">of</text:span><text:span text:style-name="T116_18"><text:s/></text:span><text:span text:style-name="T116_19">the</text:span><text:span text:style-name="T116_20"><text:s/></text:span><text:span text:style-name="T116_21">corporation</text:span><text:span text:style-name="T116_22"><text:s/></text:span><text:span text:style-name="T116_23">and</text:span><text:span text:style-name="T116_24"><text:s/></text:span><text:span text:style-name="T116_25">shall</text:span><text:span text:style-name="T116_26">,<text:s/></text:span><text:span text:style-name="T116_27">subject</text:span><text:span text:style-name="T116_28"><text:s/></text:span><text:span text:style-name="T116_29">to</text:span><text:span text:style-name="T116_30"><text:s/></text:span><text:span text:style-name="T116_31">the</text:span><text:span text:style-name="T116_32"><text:s/></text:span><text:span text:style-name="T116_33">control</text:span><text:span text:style-name="T116_34"><text:s/></text:span><text:span text:style-name="T116_35">of</text:span><text:span text:style-name="T116_36"><text:s/></text:span><text:span text:style-name="T116_37">the</text:span><text:span text:style-name="T116_38"><text:s/></text:span><text:span text:style-name="T116_39">board</text:span><text:span text:style-name="T116_40"><text:s/></text:span><text:span text:style-name="T116_41">of</text:span><text:span text:style-name="T116_42"><text:s/></text:span><text:span text:style-name="T116_43">directors</text:span><text:span text:style-name="T116_44">,<text:s/></text:span><text:span text:style-name="T116_45">supervise</text:span><text:span text:style-name="T116_46"><text:s/></text:span><text:span text:style-name="T116_47">and</text:span><text:span text:style-name="T116_48"><text:s/></text:span><text:span text:style-name="T116_49">control</text:span><text:span text:style-name="T116_50"><text:s/></text:span><text:span text:style-name="T116_51">the</text:span><text:span text:style-name="T116_52"><text:s/></text:span><text:span text:style-name="T116_53">affairs</text:span><text:span text:style-name="T116_54"><text:s/></text:span><text:span text:style-name="T116_55">of</text:span><text:span text:style-name="T116_56"><text:s/></text:span><text:span text:style-name="T116_57">the</text:span><text:span text:style-name="T116_58"><text:s/></text:span><text:span text:style-name="T116_59">corporation</text:span><text:span text:style-name="T116_60"><text:s/></text:span><text:span text:style-name="T116_61">and</text:span><text:span text:style-name="T116_62"><text:s/></text:span><text:span text:style-name="T116_63">the</text:span><text:span text:style-name="T116_64"><text:s/></text:span><text:span text:style-name="T116_65">activities</text:span><text:span text:style-name="T116_66"><text:s/></text:span><text:span text:style-name="T116_67">of</text:span><text:span text:style-name="T116_68"><text:s/></text:span><text:span text:style-name="T116_69">the</text:span><text:span text:style-name="T116_70"><text:s/></text:span><text:span text:style-name="T116_71">officers</text:span><text:span text:style-name="T116_72">.<text:s/></text:span><text:span text:style-name="T116_73">He</text:span><text:span text:style-name="T116_74"><text:s/></text:span><text:span text:style-name="T116_75">or</text:span><text:span text:style-name="T116_76"><text:s/></text:span><text:span text:style-name="T116_77">she</text:span><text:span text:style-name="T116_78"><text:s/></text:span><text:span text:style-name="T116_79">shall</text:span><text:span text:style-name="T116_80"><text:s/></text:span><text:span text:style-name="T116_81">perform</text:span><text:span text:style-name="T116_82"><text:s/></text:span><text:span text:style-name="T116_83">all</text:span><text:span text:style-name="T116_84"><text:s/></text:span><text:span text:style-name="T116_85">duties</text:span><text:span text:style-name="T116_86"><text:s/></text:span><text:span text:style-name="T116_87">incident</text:span><text:span text:style-name="T116_88"><text:s/></text:span><text:span text:style-name="T116_89">to</text:span><text:span text:style-name="T116_90"><text:s/></text:span><text:span text:style-name="T116_91">his</text:span><text:span text:style-name="T116_92"><text:s/></text:span><text:span text:style-name="T116_93">or</text:span><text:span text:style-name="T116_94"><text:s/></text:span><text:span text:style-name="T116_95">her</text:span><text:span text:style-name="T116_96"><text:s/></text:span><text:span text:style-name="T116_97">office</text:span><text:span text:style-name="T116_98"><text:s/></text:span><text:span text:style-name="T116_99">and</text:span><text:span text:style-name="T116_100"><text:s/></text:span><text:span text:style-name="T116_101">such</text:span><text:span text:style-name="T116_102"><text:s/></text:span><text:span text:style-name="T116_103">other</text:span><text:span text:style-name="T116_104"><text:s/></text:span><text:span text:style-name="T116_105">duties</text:span><text:span text:style-name="T116_106"><text:s/></text:span><text:span text:style-name="T116_107">as</text:span><text:span text:style-name="T116_108"><text:s/></text:span><text:span text:style-name="T116_109">may</text:span><text:span text:style-name="T116_110"><text:s/></text:span><text:span text:style-name="T116_111">be</text:span><text:span text:style-name="T116_112"><text:s/></text:span><text:span text:style-name="T116_113">required</text:span><text:span text:style-name="T116_114"><text:s/></text:span><text:span text:style-name="T116_115">by</text:span><text:span text:style-name="T116_116"><text:s/></text:span><text:span text:style-name="T116_117">law</text:span><text:span text:style-name="T116_118">,<text:s/></text:span><text:span text:style-name="T116_119">by</text:span><text:span text:style-name="T116_120"><text:s/></text:span><text:span text:style-name="T116_121">the</text:span><text:span text:style-name="T116_122"><text:s/></text:span><text:span text:style-name="T116_123">articles</text:span><text:span text:style-name="T116_124"><text:s/></text:span><text:span text:style-name="T116_125">of</text:span><text:span text:style-name="T116_126"><text:s/></text:span><text:span text:style-name="T116_127">incorporation</text:span><text:span text:style-name="T116_128">,<text:s/></text:span><text:span text:style-name="T116_129">or</text:span><text:span text:style-name="T116_130"><text:s/></text:span><text:span text:style-name="T116_131">by</text:span><text:span text:style-name="T116_132"><text:s/></text:span><text:span text:style-name="T116_133">these</text:span><text:span text:style-name="T116_134"><text:s/></text:span><text:span text:style-name="T116_135">bylaws</text:span><text:span text:style-name="T116_136">,<text:s/></text:span><text:span text:style-name="T116_137">or</text:span><text:span text:style-name="T116_138"><text:s/></text:span><text:span text:style-name="T116_139">which</text:span><text:span text:style-name="T116_140"><text:s/></text:span><text:span text:style-name="T116_141">may</text:span><text:span text:style-name="T116_142"><text:s/></text:span><text:span text:style-name="T116_143">be</text:span><text:span text:style-name="T116_144"><text:s/></text:span><text:span text:style-name="T116_145">prescribed</text:span><text:span text:style-name="T116_146"><text:s/></text:span><text:span text:style-name="T116_147">from</text:span><text:span text:style-name="T116_148"><text:s/></text:span><text:span text:style-name="T116_149">time</text:span><text:span text:style-name="T116_150"><text:s/></text:span><text:span text:style-name="T116_151">to</text:span><text:span text:style-name="T116_152"><text:s/></text:span><text:span text:style-name="T116_153">time</text:span><text:span text:style-name="T116_154"><text:s/></text:span><text:span text:style-name="T116_155">by</text:span><text:span text:style-name="T116_156"><text:s/></text:span><text:span text:style-name="T116_157">the</text:span><text:span text:style-name="T116_158"><text:s/></text:span><text:span text:style-name="T116_159">board</text:span><text:span text:style-name="T116_160"><text:s/></text:span><text:span text:style-name="T116_161">of</text:span><text:span text:style-name="T116_162"><text:s/></text:span><text:span text:style-name="T116_163">directors</text:span><text:span text:style-name="T116_164">.<text:s/></text:span><text:span text:style-name="T116_165">Unless</text:span><text:span text:style-name="T116_166"><text:s/></text:span><text:span text:style-name="T116_167">another</text:span><text:span text:style-name="T116_168"><text:s/></text:span><text:span text:style-name="T116_169">person</text:span><text:span text:style-name="T116_170"><text:s/></text:span><text:span text:style-name="T116_171">is</text:span><text:span text:style-name="T116_172"><text:s/></text:span><text:span text:style-name="T116_173">specifically</text:span><text:span text:style-name="T116_174"><text:s/></text:span><text:span text:style-name="T116_175">appointed</text:span><text:span text:style-name="T116_176"><text:s/></text:span><text:span text:style-name="T116_177">as</text:span><text:span text:style-name="T116_178"><text:s/></text:span><text:span text:style-name="T116_179">chairperson</text:span><text:span text:style-name="T116_180"><text:s/></text:span><text:span text:style-name="T116_181">of</text:span><text:span text:style-name="T116_182"><text:s/></text:span><text:span text:style-name="T116_183">the</text:span><text:span text:style-name="T116_184"><text:s/></text:span><text:span text:style-name="T116_185">board</text:span><text:span text:style-name="T116_186"><text:s/></text:span><text:span text:style-name="T116_187">of</text:span><text:span text:style-name="T116_188"><text:s/></text:span><text:span text:style-name="T116_189">directors</text:span><text:span text:style-name="T116_190">,<text:s/></text:span><text:span text:style-name="T116_191">the</text:span><text:span text:style-name="T116_192"><text:s/></text:span><text:span text:style-name="T116_193">president</text:span><text:span text:style-name="T116_194"><text:s/></text:span><text:span text:style-name="T116_195">shall</text:span><text:span text:style-name="T116_196"><text:s/></text:span><text:span text:style-name="T116_197">preside</text:span><text:span text:style-name="T116_198"><text:s/></text:span><text:span text:style-name="T116_199">at</text:span><text:span text:style-name="T116_200"><text:s/></text:span><text:span text:style-name="T116_201">all</text:span><text:span text:style-name="T116_202"><text:s/></text:span><text:span text:style-name="T116_203">meetings</text:span><text:span text:style-name="T116_204"><text:s/></text:span><text:span text:style-name="T116_205">of</text:span><text:span text:style-name="T116_206"><text:s/></text:span><text:span text:style-name="T116_207">the</text:span><text:span text:style-name="T116_208"><text:s/></text:span><text:span text:style-name="T116_209">board</text:span><text:span text:style-name="T116_210"><text:s/></text:span><text:span text:style-name="T116_211">of</text:span><text:span text:style-name="T116_212"><text:s/></text:span><text:span text:style-name="T116_213">directors</text:span><text:span text:style-name="T116_214"><text:s/></text:span><text:span text:style-name="T116_215">and</text:span><text:span text:style-name="T116_216">,<text:s/></text:span><text:span text:style-name="T116_217">if</text:span><text:span text:style-name="T116_218"><text:s/></text:span><text:span text:style-name="T116_219">this</text:span><text:span text:style-name="T116_220"><text:s/></text:span><text:span text:style-name="T116_221">corporation</text:span><text:span text:style-name="T116_222"><text:s/></text:span><text:span text:style-name="T116_223">has</text:span><text:span text:style-name="T116_224"><text:s/></text:span><text:span text:style-name="T116_225">members</text:span><text:span text:style-name="T116_226">,<text:s/></text:span><text:span text:style-name="T116_227">at</text:span><text:span text:style-name="T116_228"><text:s/></text:span><text:span text:style-name="T116_229">all</text:span><text:span text:style-name="T116_230"><text:s/></text:span><text:span text:style-name="T116_231">meetings</text:span><text:span text:style-name="T116_232"><text:s/></text:span><text:span text:style-name="T116_233">of</text:span><text:span text:style-name="T116_234"><text:s/></text:span><text:span text:style-name="T116_235">the</text:span><text:span text:style-name="T116_236"><text:s/></text:span><text:span text:style-name="T116_237">members</text:span><text:span text:style-name="T116_238">.<text:s/></text:span><text:span text:style-name="T116_239">Except</text:span><text:span text:style-name="T116_240"><text:s/></text:span><text:span text:style-name="T116_241">as</text:span><text:span text:style-name="T116_242"><text:s/></text:span><text:span text:style-name="T116_243">otherwise</text:span><text:span text:style-name="T116_244"><text:s/></text:span><text:span text:style-name="T116_245">expressly</text:span><text:span text:style-name="T116_246"><text:s/></text:span><text:span text:style-name="T116_247">provided</text:span><text:span text:style-name="T116_248"><text:s/></text:span><text:span text:style-name="T116_249">by</text:span><text:span text:style-name="T116_250"><text:s/></text:span><text:span text:style-name="T116_251">law</text:span><text:span text:style-name="T116_252">,<text:s/></text:span><text:span text:style-name="T116_253">by</text:span><text:span text:style-name="T116_254"><text:s/></text:span><text:span text:style-name="T116_255">the</text:span><text:span text:style-name="T116_256"><text:s/></text:span><text:span text:style-name="T116_257">articles</text:span><text:span text:style-name="T116_258"><text:s/></text:span><text:span text:style-name="T116_259">of</text:span><text:span text:style-name="T116_260"><text:s/></text:span><text:span text:style-name="T116_261">incorporation</text:span><text:span text:style-name="T116_262">,<text:s/></text:span><text:span text:style-name="T116_263">or</text:span><text:span text:style-name="T116_264"><text:s/></text:span><text:span text:style-name="T116_265">by</text:span><text:span text:style-name="T116_266"><text:s/></text:span><text:span text:style-name="T116_267">these</text:span><text:span text:style-name="T116_268"><text:s/></text:span><text:span text:style-name="T116_269">bylaws</text:span><text:span text:style-name="T116_270">,<text:s/></text:span><text:span text:style-name="T116_271">he</text:span><text:span text:style-name="T116_272"><text:s/></text:span><text:span text:style-name="T116_273">or</text:span><text:span text:style-name="T116_274"><text:s/></text:span><text:span text:style-name="T116_275">she</text:span><text:span text:style-name="T116_276"><text:s/></text:span><text:span text:style-name="T116_277">shall</text:span><text:span text:style-name="T116_278">,<text:s/></text:span><text:span text:style-name="T116_279">in</text:span><text:span text:style-name="T116_280"><text:s/></text:span><text:span text:style-name="T116_281">the</text:span><text:span text:style-name="T116_282"><text:s/></text:span><text:span text:style-name="T116_283">name</text:span><text:span text:style-name="T116_284"><text:s/></text:span><text:span text:style-name="T116_285">of</text:span><text:span text:style-name="T116_286"><text:s/></text:span><text:span text:style-name="T116_287">the</text:span><text:span text:style-name="T116_288"><text:s/></text:span><text:span text:style-name="T116_289">corporation</text:span><text:span text:style-name="T116_290">,<text:s/></text:span><text:span text:style-name="T116_291">execute</text:span><text:span text:style-name="T116_292"><text:s/></text:span><text:span text:style-name="T116_293">such</text:span><text:span text:style-name="T116_294"><text:s/></text:span><text:span text:style-name="T116_295">deeds</text:span><text:span text:style-name="T116_296">,<text:s/></text:span><text:span text:style-name="T116_297">mortgages</text:span><text:span text:style-name="T116_298">,<text:s/></text:span><text:span text:style-name="T116_299">bonds</text:span><text:span text:style-name="T116_300">,<text:s/></text:span><text:span text:style-name="T116_301">contracts</text:span><text:span text:style-name="T116_302">,<text:s/></text:span><text:span text:style-name="T116_303">checks</text:span><text:span text:style-name="T116_304">,<text:s/></text:span><text:span text:style-name="T116_305">or</text:span><text:span text:style-name="T116_306"><text:s/></text:span><text:span text:style-name="T116_307">other</text:span><text:span text:style-name="T116_308"><text:s/></text:span><text:span text:style-name="T116_309">instruments</text:span><text:span text:style-name="T116_310"><text:s/></text:span><text:span text:style-name="T116_311">which</text:span><text:span text:style-name="T116_312"><text:s/></text:span><text:span text:style-name="T116_313">may</text:span><text:span text:style-name="T116_314"><text:s/></text:span><text:span text:style-name="T116_315">from</text:span><text:span text:style-name="T116_316"><text:s/></text:span><text:span text:style-name="T116_317">time</text:span><text:span text:style-name="T116_318"><text:s/></text:span><text:span text:style-name="T116_319">to</text:span><text:span text:style-name="T116_320"><text:s/></text:span><text:span text:style-name="T116_321">time</text:span><text:span text:style-name="T116_322"><text:s/></text:span><text:span text:style-name="T116_323">be</text:span><text:span text:style-name="T116_324"><text:s/></text:span><text:span text:style-name="T116_325">authorized</text:span><text:span text:style-name="T116_326"><text:s/></text:span><text:span text:style-name="T116_327">by</text:span><text:span text:style-name="T116_328"><text:s/></text:span><text:span text:style-name="T116_329">the</text:span><text:span text:style-name="T116_330"><text:s/></text:span><text:span text:style-name="T116_331">board</text:span><text:span text:style-name="T116_332"><text:s/></text:span><text:span text:style-name="T116_333">of</text:span><text:span text:style-name="T116_334"><text:s/></text:span><text:span text:style-name="T116_335">directors</text:span><text:span text:style-name="T116_336">.</text:span></text:p>
      <text:p text:style-name="P117"/>
      <text:p text:style-name="P118"/>
      <text:p text:style-name="P119"><text:span text:style-name="T119_1">Section</text:span><text:span text:style-name="T119_2"><text:s/>7.<text:s/></text:span><text:span text:style-name="T119_3">Duties</text:span><text:span text:style-name="T119_4"><text:s/></text:span><text:span text:style-name="T119_5">of</text:span><text:span text:style-name="T119_6"><text:s/></text:span><text:span text:style-name="T119_7">Vice</text:span><text:span text:style-name="T119_8"><text:s/></text:span><text:span text:style-name="T119_9">President</text:span></text:p>
      <text:p text:style-name="P120"><text:span text:style-name="T120_1">In</text:span><text:span text:style-name="T120_2"><text:s/></text:span><text:span text:style-name="T120_3">the</text:span><text:span text:style-name="T120_4"><text:s/></text:span><text:span text:style-name="T120_5">absence</text:span><text:span text:style-name="T120_6"><text:s/></text:span><text:span text:style-name="T120_7">of</text:span><text:span text:style-name="T120_8"><text:s/></text:span><text:span text:style-name="T120_9">the</text:span><text:span text:style-name="T120_10"><text:s/></text:span><text:span text:style-name="T120_11">president</text:span><text:span text:style-name="T120_12">,<text:s/></text:span><text:span text:style-name="T120_13">or</text:span><text:span text:style-name="T120_14"><text:s/></text:span><text:span text:style-name="T120_15">in</text:span><text:span text:style-name="T120_16"><text:s/></text:span><text:span text:style-name="T120_17">the</text:span><text:span text:style-name="T120_18"><text:s/></text:span><text:span text:style-name="T120_19">event</text:span><text:span text:style-name="T120_20"><text:s/></text:span><text:span text:style-name="T120_21">of</text:span><text:span text:style-name="T120_22"><text:s/></text:span><text:span text:style-name="T120_23">his</text:span><text:span text:style-name="T120_24"><text:s/></text:span><text:span text:style-name="T120_25">or</text:span><text:span text:style-name="T120_26"><text:s/></text:span><text:span text:style-name="T120_27">her</text:span><text:span text:style-name="T120_28"><text:s/></text:span><text:span text:style-name="T120_29">inability</text:span><text:span text:style-name="T120_30"><text:s/></text:span><text:span text:style-name="T120_31">or</text:span><text:span text:style-name="T120_32"><text:s/></text:span><text:span text:style-name="T120_33">refusal</text:span><text:span text:style-name="T120_34"><text:s/></text:span><text:span text:style-name="T120_35">to</text:span><text:span text:style-name="T120_36"><text:s/></text:span><text:span text:style-name="T120_37">act</text:span><text:span text:style-name="T120_38">,<text:s/></text:span><text:span text:style-name="T120_39">the</text:span><text:span text:style-name="T120_40"><text:s/></text:span><text:span text:style-name="T120_41">vice</text:span><text:span text:style-name="T120_42"><text:s/></text:span><text:span text:style-name="T120_43">president</text:span><text:span text:style-name="T120_44"><text:s/></text:span><text:span text:style-name="T120_45">shall</text:span><text:span text:style-name="T120_46"><text:s/></text:span><text:span text:style-name="T120_47">perform</text:span><text:span text:style-name="T120_48"><text:s/></text:span><text:span text:style-name="T120_49">all</text:span><text:span text:style-name="T120_50"><text:s/></text:span><text:span text:style-name="T120_51">the</text:span><text:span text:style-name="T120_52"><text:s/></text:span><text:span text:style-name="T120_53">duties</text:span><text:span text:style-name="T120_54"><text:s/></text:span><text:span text:style-name="T120_55">of</text:span><text:span text:style-name="T120_56"><text:s/></text:span><text:span text:style-name="T120_57">the</text:span><text:span text:style-name="T120_58"><text:s/></text:span><text:span text:style-name="T120_59">president</text:span><text:span text:style-name="T120_60">,<text:s/></text:span><text:span text:style-name="T120_61">and</text:span><text:span text:style-name="T120_62"><text:s/></text:span><text:span text:style-name="T120_63">when</text:span><text:span text:style-name="T120_64"><text:s/></text:span><text:span text:style-name="T120_65">so</text:span><text:span text:style-name="T120_66"><text:s/></text:span><text:span text:style-name="T120_67">acting</text:span><text:span text:style-name="T120_68"><text:s/></text:span><text:span text:style-name="T120_69">shall</text:span><text:span text:style-name="T120_70"><text:s/></text:span><text:span text:style-name="T120_71">have</text:span><text:span text:style-name="T120_72"><text:s/></text:span><text:span text:style-name="T120_73">all</text:span><text:span text:style-name="T120_74"><text:s/></text:span><text:span text:style-name="T120_75">the</text:span><text:span text:style-name="T120_76"><text:s/></text:span><text:span text:style-name="T120_77">powers</text:span><text:span text:style-name="T120_78"><text:s/></text:span><text:span text:style-name="T120_79">of</text:span><text:span text:style-name="T120_80">,<text:s/></text:span><text:span text:style-name="T120_81">and</text:span><text:span text:style-name="T120_82"><text:s/></text:span><text:span text:style-name="T120_83">be</text:span><text:span text:style-name="T120_84"><text:s/></text:span><text:span text:style-name="T120_85">subject</text:span><text:span text:style-name="T120_86"><text:s/></text:span><text:span text:style-name="T120_87">to</text:span><text:span text:style-name="T120_88"><text:s/></text:span><text:span text:style-name="T120_89">all</text:span><text:span text:style-name="T120_90"><text:s/></text:span><text:span text:style-name="T120_91">the</text:span><text:span text:style-name="T120_92"><text:s/></text:span><text:span text:style-name="T120_93">restrictions</text:span><text:span text:style-name="T120_94"><text:s/></text:span><text:span text:style-name="T120_95">on</text:span><text:span text:style-name="T120_96">,<text:s/></text:span><text:span text:style-name="T120_97">the</text:span><text:span text:style-name="T120_98"><text:s/></text:span><text:span text:style-name="T120_99">president</text:span><text:span text:style-name="T120_100">.<text:s/></text:span><text:span text:style-name="T120_101">The</text:span><text:span text:style-name="T120_102"><text:s/></text:span><text:span text:style-name="T120_103">vice</text:span><text:span text:style-name="T120_104"><text:s/></text:span><text:span text:style-name="T120_105">president</text:span><text:span text:style-name="T120_106"><text:s/></text:span><text:span text:style-name="T120_107">shall</text:span><text:span text:style-name="T120_108"><text:s/></text:span><text:span text:style-name="T120_109">have</text:span><text:span text:style-name="T120_110"><text:s/></text:span><text:span text:style-name="T120_111">other</text:span><text:span text:style-name="T120_112"><text:s/></text:span><text:span text:style-name="T120_113">powers</text:span><text:span text:style-name="T120_114"><text:s/></text:span><text:span text:style-name="T120_115">and</text:span><text:span text:style-name="T120_116"><text:s/></text:span><text:span text:style-name="T120_117">perform</text:span><text:span text:style-name="T120_118"><text:s/></text:span><text:span text:style-name="T120_119">such</text:span><text:span text:style-name="T120_120"><text:s/></text:span><text:span text:style-name="T120_121">other</text:span><text:span text:style-name="T120_122"><text:s/></text:span><text:span text:style-name="T120_123">duties</text:span><text:span text:style-name="T120_124"><text:s/></text:span><text:span text:style-name="T120_125">as</text:span><text:span text:style-name="T120_126"><text:s/></text:span><text:span text:style-name="T120_127">may</text:span><text:span text:style-name="T120_128"><text:s/></text:span><text:span text:style-name="T120_129">be</text:span><text:span text:style-name="T120_130"><text:s/></text:span><text:span text:style-name="T120_131">prescribed</text:span><text:span text:style-name="T120_132"><text:s/></text:span><text:span text:style-name="T120_133">by</text:span><text:span text:style-name="T120_134"><text:s/></text:span><text:span text:style-name="T120_135">law</text:span><text:span text:style-name="T120_136">,<text:s/></text:span><text:span text:style-name="T120_137">by</text:span><text:span text:style-name="T120_138"><text:s/></text:span><text:span text:style-name="T120_139">the</text:span><text:span text:style-name="T120_140"><text:s/></text:span><text:span text:style-name="T120_141">articles</text:span><text:span text:style-name="T120_142"><text:s/></text:span><text:span text:style-name="T120_143">of</text:span><text:span text:style-name="T120_144"><text:s/></text:span><text:span text:style-name="T120_145">incorporation</text:span><text:span text:style-name="T120_146">,<text:s/></text:span><text:span text:style-name="T120_147">or</text:span><text:span text:style-name="T120_148"><text:s/></text:span><text:span text:style-name="T120_149">by</text:span><text:span text:style-name="T120_150"><text:s/></text:span><text:span text:style-name="T120_151">these</text:span><text:span text:style-name="T120_152"><text:s/></text:span><text:span text:style-name="T120_153">bylaws</text:span><text:span text:style-name="T120_154">,<text:s/></text:span><text:span text:style-name="T120_155">or</text:span><text:span text:style-name="T120_156"><text:s/></text:span><text:span text:style-name="T120_157">as</text:span><text:span text:style-name="T120_158"><text:s/></text:span><text:span text:style-name="T120_159">may</text:span><text:span text:style-name="T120_160"><text:s/></text:span><text:span text:style-name="T120_161">be</text:span><text:span text:style-name="T120_162"><text:s/></text:span><text:span text:style-name="T120_163">prescribed</text:span><text:span text:style-name="T120_164"><text:s/></text:span><text:span text:style-name="T120_165">by</text:span><text:span text:style-name="T120_166"><text:s/></text:span><text:span text:style-name="T120_167">the</text:span><text:span text:style-name="T120_168"><text:s/></text:span><text:span text:style-name="T120_169">board</text:span><text:span text:style-name="T120_170"><text:s/></text:span><text:span text:style-name="T120_171">of</text:span><text:span text:style-name="T120_172"><text:s/></text:span><text:span text:style-name="T120_173">directors</text:span><text:span text:style-name="T120_174">.</text:span></text:p>
      <text:p text:style-name="P121"/>
      <text:p text:style-name="P122"><text:span text:style-name="T122_1">Section</text:span><text:span text:style-name="T122_2"><text:s/>8.<text:s/></text:span><text:span text:style-name="T122_3">Duties</text:span><text:span text:style-name="T122_4"><text:s/></text:span><text:span text:style-name="T122_5">of</text:span><text:span text:style-name="T122_6"><text:s/></text:span><text:span text:style-name="T122_7">Secretary</text:span></text:p>
      <text:p text:style-name="P123"><text:span text:style-name="T123_1">The</text:span><text:span text:style-name="T123_2"><text:s/></text:span><text:span text:style-name="T123_3">secretary</text:span><text:span text:style-name="T123_4"><text:s/></text:span><text:span text:style-name="T123_5">shall</text:span><text:span text:style-name="T123_6">:</text:span></text:p>
      <text:p text:style-name="P124"><text:span text:style-name="T124_1">Certify</text:span><text:span text:style-name="T124_2"><text:s/></text:span><text:span text:style-name="T124_3">and</text:span><text:span text:style-name="T124_4"><text:s/></text:span><text:span text:style-name="T124_5">keep</text:span><text:span text:style-name="T124_6"><text:s/></text:span><text:span text:style-name="T124_7">a</text:span><text:span text:style-name="T124_8"><text:s/></text:span><text:span text:style-name="T124_9">copy</text:span><text:span text:style-name="T124_10"><text:s/></text:span><text:span text:style-name="T124_11">of</text:span><text:span text:style-name="T124_12"><text:s/></text:span><text:span text:style-name="T124_13">these</text:span><text:span text:style-name="T124_14"><text:s/></text:span><text:span text:style-name="T124_15">bylaws</text:span><text:span text:style-name="T124_16"><text:s/></text:span><text:span text:style-name="T124_17">as</text:span><text:span text:style-name="T124_18"><text:s/></text:span><text:span text:style-name="T124_19">amended</text:span><text:span text:style-name="T124_20"><text:s/></text:span><text:span text:style-name="T124_21">or</text:span><text:span text:style-name="T124_22"><text:s/></text:span><text:span text:style-name="T124_23">otherwise</text:span><text:span text:style-name="T124_24"><text:s/></text:span><text:span text:style-name="T124_25">altered</text:span><text:span text:style-name="T124_26"><text:s/></text:span><text:span text:style-name="T124_27">to</text:span><text:span text:style-name="T124_28"><text:s/></text:span><text:span text:style-name="T124_29">date</text:span><text:span text:style-name="T124_30">.</text:span></text:p>
      <text:p text:style-name="P125"><text:span text:style-name="T125_1">Maintain</text:span><text:span text:style-name="T125_2">,<text:s/></text:span><text:span text:style-name="T125_3">back</text:span><text:span text:style-name="T125_4"><text:s/></text:span><text:span text:style-name="T125_5">up</text:span><text:span text:style-name="T125_6">,<text:s/></text:span><text:span text:style-name="T125_7">and</text:span><text:span text:style-name="T125_8"><text:s/></text:span><text:span text:style-name="T125_9">verify</text:span><text:span text:style-name="T125_10"><text:s/></text:span><text:span text:style-name="T125_11">electronic</text:span><text:span text:style-name="T125_12"><text:s/></text:span><text:span text:style-name="T125_13">publication</text:span><text:span text:style-name="T125_14"><text:s/></text:span><text:span text:style-name="T125_15">of</text:span><text:span text:style-name="T125_16"><text:s/></text:span><text:span text:style-name="T125_17">an</text:span><text:span text:style-name="T125_18"><text:s/></text:span><text:span text:style-name="T125_19">electronic</text:span><text:span text:style-name="T125_20"><text:s/></text:span><text:span text:style-name="T125_21">record</text:span><text:span text:style-name="T125_22"><text:s/></text:span><text:span text:style-name="T125_23">of</text:span><text:span text:style-name="T125_24"><text:s/></text:span><text:span text:style-name="T125_25">the</text:span><text:span text:style-name="T125_26"><text:s/></text:span><text:span text:style-name="T125_27">bylaws</text:span><text:span text:style-name="T125_28">,<text:s/></text:span><text:span text:style-name="T125_29">minutes</text:span><text:span text:style-name="T125_30"><text:s/></text:span><text:span text:style-name="T125_31">of</text:span><text:span text:style-name="T125_32"><text:s/></text:span><text:span text:style-name="T125_33">all</text:span><text:span text:style-name="T125_34"><text:s/></text:span><text:span text:style-name="T125_35">meetings</text:span><text:span text:style-name="T125_36"><text:s/></text:span><text:span text:style-name="T125_37">of</text:span><text:span text:style-name="T125_38"><text:s/></text:span><text:span text:style-name="T125_39">the</text:span><text:span text:style-name="T125_40"><text:s/></text:span><text:span text:style-name="T125_41">directors</text:span><text:span text:style-name="T125_42">,<text:s/></text:span><text:span text:style-name="T125_43">and</text:span><text:span text:style-name="T125_44">,<text:s/></text:span><text:span text:style-name="T125_45">if</text:span><text:span text:style-name="T125_46"><text:s/></text:span><text:span text:style-name="T125_47">applicable</text:span><text:span text:style-name="T125_48">,<text:s/></text:span><text:span text:style-name="T125_49">meetings</text:span><text:span text:style-name="T125_50"><text:s/></text:span><text:span text:style-name="T125_51">of</text:span><text:span text:style-name="T125_52"><text:s/></text:span><text:span text:style-name="T125_53">committees</text:span><text:span text:style-name="T125_54"><text:s/></text:span><text:span text:style-name="T125_55">of</text:span><text:span text:style-name="T125_56"><text:s/></text:span><text:span text:style-name="T125_57">directors</text:span><text:span text:style-name="T125_58"><text:s/></text:span><text:span text:style-name="T125_59">and</text:span><text:span text:style-name="T125_60"><text:s/></text:span><text:span text:style-name="T125_61">of</text:span><text:span text:style-name="T125_62"><text:s/></text:span><text:span text:style-name="T125_63">members</text:span><text:span text:style-name="T125_64">,<text:s/></text:span><text:span text:style-name="T125_65">recording</text:span><text:span text:style-name="T125_66"><text:s/></text:span><text:span text:style-name="T125_67">therein</text:span><text:span text:style-name="T125_68"><text:s/></text:span><text:span text:style-name="T125_69">the</text:span><text:span text:style-name="T125_70"><text:s/></text:span><text:span text:style-name="T125_71">time</text:span><text:span text:style-name="T125_72"><text:s/></text:span><text:span text:style-name="T125_73">and</text:span><text:span text:style-name="T125_74"><text:s/></text:span><text:span text:style-name="T125_75">place</text:span><text:span text:style-name="T125_76"><text:s/></text:span><text:span text:style-name="T125_77">of</text:span><text:span text:style-name="T125_78"><text:s/></text:span><text:span text:style-name="T125_79">holding</text:span><text:span text:style-name="T125_80">,<text:s/></text:span><text:span text:style-name="T125_81">whether</text:span><text:span text:style-name="T125_82"><text:s/></text:span><text:span text:style-name="T125_83">regular</text:span><text:span text:style-name="T125_84"><text:s/></text:span><text:span text:style-name="T125_85">or</text:span><text:span text:style-name="T125_86"><text:s/></text:span><text:span text:style-name="T125_87">special</text:span><text:span text:style-name="T125_88">,<text:s/></text:span><text:span text:style-name="T125_89">how</text:span><text:span text:style-name="T125_90"><text:s/></text:span><text:span text:style-name="T125_91">called</text:span><text:span text:style-name="T125_92">,<text:s/></text:span><text:span text:style-name="T125_93">how</text:span><text:span text:style-name="T125_94"><text:s/></text:span><text:span text:style-name="T125_95">notice</text:span><text:span text:style-name="T125_96"><text:s/></text:span><text:span text:style-name="T125_97">thereof</text:span><text:span text:style-name="T125_98"><text:s/></text:span><text:span text:style-name="T125_99">was</text:span><text:span text:style-name="T125_100"><text:s/></text:span><text:span text:style-name="T125_101">given</text:span><text:span text:style-name="T125_102">,<text:s/></text:span><text:span text:style-name="T125_103">the</text:span><text:span text:style-name="T125_104"><text:s/></text:span><text:span text:style-name="T125_105">names</text:span><text:span text:style-name="T125_106"><text:s/></text:span><text:span text:style-name="T125_107">of</text:span><text:span text:style-name="T125_108"><text:s/></text:span><text:span text:style-name="T125_109">those</text:span><text:span text:style-name="T125_110"><text:s/></text:span><text:span text:style-name="T125_111">present</text:span><text:span text:style-name="T125_112"><text:s/></text:span><text:span text:style-name="T125_113">or</text:span><text:span text:style-name="T125_114"><text:s/></text:span><text:span text:style-name="T125_115">represented</text:span><text:span text:style-name="T125_116"><text:s/></text:span><text:span text:style-name="T125_117">at</text:span><text:span text:style-name="T125_118"><text:s/></text:span><text:span text:style-name="T125_119">the</text:span><text:span text:style-name="T125_120"><text:s/></text:span><text:span text:style-name="T125_121">meeting</text:span><text:span text:style-name="T125_122">,<text:s/></text:span><text:span text:style-name="T125_123">and</text:span><text:span text:style-name="T125_124"><text:s/></text:span><text:span text:style-name="T125_125">the</text:span><text:span text:style-name="T125_126"><text:s/></text:span><text:span text:style-name="T125_127">proceedings</text:span><text:span text:style-name="T125_128"><text:s/></text:span><text:span text:style-name="T125_129">thereof</text:span><text:span text:style-name="T125_130">.</text:span></text:p>
      <text:p text:style-name="P126"><text:span text:style-name="T126_1">Ensure</text:span><text:span text:style-name="T126_2"><text:s/></text:span><text:span text:style-name="T126_3">that</text:span><text:span text:style-name="T126_4"><text:s/></text:span><text:span text:style-name="T126_5">the</text:span><text:span text:style-name="T126_6"><text:s/></text:span><text:span text:style-name="T126_7">minutes</text:span><text:span text:style-name="T126_8"><text:s/></text:span><text:span text:style-name="T126_9">of</text:span><text:span text:style-name="T126_10"><text:s/></text:span><text:span text:style-name="T126_11">meetings</text:span><text:span text:style-name="T126_12"><text:s/></text:span><text:span text:style-name="T126_13">of</text:span><text:span text:style-name="T126_14"><text:s/></text:span><text:span text:style-name="T126_15">the</text:span><text:span text:style-name="T126_16"><text:s/></text:span><text:span text:style-name="T126_17">corporation</text:span><text:span text:style-name="T126_18">,<text:s/></text:span><text:span text:style-name="T126_19">any</text:span><text:span text:style-name="T126_20"><text:s/></text:span><text:span text:style-name="T126_21">written</text:span><text:span text:style-name="T126_22"><text:s/></text:span><text:span text:style-name="T126_23">consents</text:span><text:span text:style-name="T126_24"><text:s/></text:span><text:span text:style-name="T126_25">approving</text:span><text:span text:style-name="T126_26"><text:s/></text:span><text:span text:style-name="T126_27">action</text:span><text:span text:style-name="T126_28"><text:s/></text:span><text:span text:style-name="T126_29">taken</text:span><text:span text:style-name="T126_30"><text:s/></text:span><text:span text:style-name="T126_31">without</text:span><text:span text:style-name="T126_32"><text:s/></text:span><text:span text:style-name="T126_33">a</text:span><text:span text:style-name="T126_34"><text:s/></text:span><text:span text:style-name="T126_35">meeting</text:span><text:span text:style-name="T126_36">,<text:s/></text:span><text:span text:style-name="T126_37">and</text:span><text:span text:style-name="T126_38"><text:s/></text:span><text:span text:style-name="T126_39">any</text:span><text:span text:style-name="T126_40"><text:s/></text:span><text:span text:style-name="T126_41">supporting</text:span><text:span text:style-name="T126_42"><text:s/></text:span><text:span text:style-name="T126_43">documents</text:span><text:span text:style-name="T126_44"><text:s/></text:span><text:span text:style-name="T126_45">pertaining</text:span><text:span text:style-name="T126_46"><text:s/></text:span><text:span text:style-name="T126_47">to</text:span><text:span text:style-name="T126_48"><text:s/></text:span><text:span text:style-name="T126_49">meetings</text:span><text:span text:style-name="T126_50">,<text:s/></text:span><text:span text:style-name="T126_51">minutes</text:span><text:span text:style-name="T126_52">,<text:s/></text:span><text:span text:style-name="T126_53">and</text:span><text:span text:style-name="T126_54"><text:s/></text:span><text:span text:style-name="T126_55">consents</text:span><text:span text:style-name="T126_56"><text:s/></text:span><text:span text:style-name="T126_57">shall</text:span><text:span text:style-name="T126_58"><text:s/></text:span><text:span text:style-name="T126_59">be</text:span><text:span text:style-name="T126_60"><text:s/></text:span><text:span text:style-name="T126_61">contemporaneously</text:span><text:span text:style-name="T126_62"><text:s/></text:span><text:span text:style-name="T126_63">recorded</text:span><text:span text:style-name="T126_64"><text:s/></text:span><text:span text:style-name="T126_65">in</text:span><text:span text:style-name="T126_66"><text:s/></text:span><text:span text:style-name="T126_67">the</text:span><text:span text:style-name="T126_68"><text:s/></text:span><text:span text:style-name="T126_69">corporate</text:span><text:span text:style-name="T126_70"><text:s/></text:span><text:span text:style-name="T126_71">records</text:span><text:span text:style-name="T126_72"><text:s/></text:span><text:span text:style-name="T126_73">of</text:span><text:span text:style-name="T126_74"><text:s/></text:span><text:span text:style-name="T126_75">this</text:span><text:span text:style-name="T126_76"><text:s/></text:span><text:span text:style-name="T126_77">corporation</text:span><text:span text:style-name="T126_78">.<text:s/>"</text:span><text:span text:style-name="T126_79">Contemporaneously</text:span><text:span text:style-name="T126_80">"<text:s/></text:span><text:span text:style-name="T126_81">in</text:span><text:span text:style-name="T126_82"><text:s/></text:span><text:span text:style-name="T126_83">this</text:span><text:span text:style-name="T126_84"><text:s/></text:span><text:span text:style-name="T126_85">context</text:span><text:span text:style-name="T126_86"><text:s/></text:span><text:span text:style-name="T126_87">means</text:span><text:span text:style-name="T126_88"><text:s/></text:span><text:span text:style-name="T126_89">that</text:span><text:span text:style-name="T126_90"><text:s/></text:span><text:span text:style-name="T126_91">the</text:span><text:span text:style-name="T126_92"><text:s/></text:span><text:span text:style-name="T126_93">minutes</text:span><text:span text:style-name="T126_94">,<text:s/></text:span><text:span text:style-name="T126_95">consents</text:span><text:span text:style-name="T126_96">,<text:s/></text:span><text:span text:style-name="T126_97">and</text:span><text:span text:style-name="T126_98"><text:s/></text:span><text:span text:style-name="T126_99">supporting</text:span><text:span text:style-name="T126_100"><text:s/></text:span><text:span text:style-name="T126_101">documents</text:span><text:span text:style-name="T126_102"><text:s/></text:span><text:span text:style-name="T126_103">shall</text:span><text:span text:style-name="T126_104"><text:s/></text:span><text:span text:style-name="T126_105">be</text:span><text:span text:style-name="T126_106"><text:s/></text:span><text:span text:style-name="T126_107">recorded</text:span><text:span text:style-name="T126_108"><text:s/></text:span><text:span text:style-name="T126_109">in</text:span><text:span text:style-name="T126_110"><text:s/></text:span><text:span text:style-name="T126_111">the</text:span><text:span text:style-name="T126_112"><text:s/></text:span><text:span text:style-name="T126_113">records</text:span><text:span text:style-name="T126_114"><text:s/></text:span><text:span text:style-name="T126_115">of</text:span><text:span text:style-name="T126_116"><text:s/></text:span><text:span text:style-name="T126_117">this</text:span><text:span text:style-name="T126_118"><text:s/></text:span><text:span text:style-name="T126_119">corporation</text:span><text:span text:style-name="T126_120"><text:s/></text:span><text:span text:style-name="T126_121">by</text:span><text:span text:style-name="T126_122"><text:s/></text:span><text:span text:style-name="T126_123">the</text:span><text:span text:style-name="T126_124"><text:s/></text:span><text:span text:style-name="T126_125">later</text:span><text:span text:style-name="T126_126"><text:s/></text:span><text:span text:style-name="T126_127">of</text:span><text:span text:style-name="T126_128"><text:s/>(1)<text:s/></text:span><text:span text:style-name="T126_129">the</text:span><text:span text:style-name="T126_130"><text:s/></text:span><text:span text:style-name="T126_131">next</text:span><text:span text:style-name="T126_132"><text:s/></text:span><text:span text:style-name="T126_133">meeting</text:span><text:span text:style-name="T126_134"><text:s/></text:span><text:span text:style-name="T126_135">of</text:span><text:span text:style-name="T126_136"><text:s/></text:span><text:span text:style-name="T126_137">the</text:span><text:span text:style-name="T126_138"><text:s/></text:span><text:span text:style-name="T126_139">board</text:span><text:span text:style-name="T126_140">,<text:s/></text:span><text:span text:style-name="T126_141">committee</text:span><text:span text:style-name="T126_142">,<text:s/></text:span><text:span text:style-name="T126_143">or</text:span><text:span text:style-name="T126_144"><text:s/></text:span><text:span text:style-name="T126_145">other</text:span><text:span text:style-name="T126_146"><text:s/></text:span><text:span text:style-name="T126_147">body</text:span><text:span text:style-name="T126_148"><text:s/></text:span><text:span text:style-name="T126_149">for</text:span><text:span text:style-name="T126_150"><text:s/></text:span><text:span text:style-name="T126_151">which</text:span><text:span text:style-name="T126_152"><text:s/></text:span><text:span text:style-name="T126_153">the</text:span><text:span text:style-name="T126_154"><text:s/></text:span><text:span text:style-name="T126_155">minutes</text:span><text:span text:style-name="T126_156">,<text:s/></text:span><text:span text:style-name="T126_157">consents</text:span><text:span text:style-name="T126_158">,<text:s/></text:span><text:span text:style-name="T126_159">or</text:span><text:span text:style-name="T126_160"><text:s/></text:span><text:span text:style-name="T126_161">supporting</text:span><text:span text:style-name="T126_162"><text:s/></text:span><text:span text:style-name="T126_163">documents</text:span><text:span text:style-name="T126_164"><text:s/></text:span><text:span text:style-name="T126_165">are</text:span><text:span text:style-name="T126_166"><text:s/></text:span><text:span text:style-name="T126_167">being</text:span><text:span text:style-name="T126_168"><text:s/></text:span><text:span text:style-name="T126_169">recorded</text:span><text:span text:style-name="T126_170">,<text:s/></text:span><text:span text:style-name="T126_171">or</text:span><text:span text:style-name="T126_172"><text:s/>(2)<text:s/></text:span><text:span text:style-name="T126_173">sixty</text:span><text:span text:style-name="T126_174"><text:s/>(60)<text:s/></text:span><text:span text:style-name="T126_175">days</text:span><text:span text:style-name="T126_176"><text:s/></text:span><text:span text:style-name="T126_177">after</text:span><text:span text:style-name="T126_178"><text:s/></text:span><text:span text:style-name="T126_179">the</text:span><text:span text:style-name="T126_180"><text:s/></text:span><text:span text:style-name="T126_181">date</text:span><text:span text:style-name="T126_182"><text:s/></text:span><text:span text:style-name="T126_183">of</text:span><text:span text:style-name="T126_184"><text:s/></text:span><text:span text:style-name="T126_185">the</text:span><text:span text:style-name="T126_186"><text:s/></text:span><text:span text:style-name="T126_187">meeting</text:span><text:span text:style-name="T126_188"><text:s/></text:span><text:span text:style-name="T126_189">or</text:span><text:span text:style-name="T126_190"><text:s/></text:span><text:span text:style-name="T126_191">written</text:span><text:span text:style-name="T126_192"><text:s/></text:span><text:span text:style-name="T126_193">consent</text:span><text:span text:style-name="T126_194">.</text:span></text:p>
      <text:p text:style-name="P127"><text:span text:style-name="T127_1">See</text:span><text:span text:style-name="T127_2"><text:s/></text:span><text:span text:style-name="T127_3">that</text:span><text:span text:style-name="T127_4"><text:s/></text:span><text:span text:style-name="T127_5">all</text:span><text:span text:style-name="T127_6"><text:s/></text:span><text:span text:style-name="T127_7">notices</text:span><text:span text:style-name="T127_8"><text:s/></text:span><text:span text:style-name="T127_9">are</text:span><text:span text:style-name="T127_10"><text:s/></text:span><text:span text:style-name="T127_11">duly</text:span><text:span text:style-name="T127_12"><text:s/></text:span><text:span text:style-name="T127_13">given</text:span><text:span text:style-name="T127_14"><text:s/></text:span><text:span text:style-name="T127_15">in</text:span><text:span text:style-name="T127_16"><text:s/></text:span><text:span text:style-name="T127_17">accordance</text:span><text:span text:style-name="T127_18"><text:s/></text:span><text:span text:style-name="T127_19">with</text:span><text:span text:style-name="T127_20"><text:s/></text:span><text:span text:style-name="T127_21">the</text:span><text:span text:style-name="T127_22"><text:s/></text:span><text:span text:style-name="T127_23">provisions</text:span><text:span text:style-name="T127_24"><text:s/></text:span><text:span text:style-name="T127_25">of</text:span><text:span text:style-name="T127_26"><text:s/></text:span><text:span text:style-name="T127_27">these</text:span><text:span text:style-name="T127_28"><text:s/></text:span><text:span text:style-name="T127_29">bylaws</text:span><text:span text:style-name="T127_30"><text:s/></text:span><text:span text:style-name="T127_31">or</text:span><text:span text:style-name="T127_32"><text:s/></text:span><text:span text:style-name="T127_33">as</text:span><text:span text:style-name="T127_34"><text:s/></text:span><text:span text:style-name="T127_35">required</text:span><text:span text:style-name="T127_36"><text:s/></text:span><text:span text:style-name="T127_37">by</text:span><text:span text:style-name="T127_38"><text:s/></text:span><text:span text:style-name="T127_39">law</text:span><text:span text:style-name="T127_40">.</text:span></text:p>
      <text:p text:style-name="P128"><text:span text:style-name="T128_1">Be</text:span><text:span text:style-name="T128_2"><text:s/></text:span><text:span text:style-name="T128_3">custodian</text:span><text:span text:style-name="T128_4"><text:s/></text:span><text:span text:style-name="T128_5">of</text:span><text:span text:style-name="T128_6"><text:s/></text:span><text:span text:style-name="T128_7">the</text:span><text:span text:style-name="T128_8"><text:s/></text:span><text:span text:style-name="T128_9">records</text:span><text:span text:style-name="T128_10"><text:s/></text:span><text:span text:style-name="T128_11">and</text:span><text:span text:style-name="T128_12"><text:s/></text:span><text:span text:style-name="T128_13">of</text:span><text:span text:style-name="T128_14"><text:s/></text:span><text:span text:style-name="T128_15">the</text:span><text:span text:style-name="T128_16"><text:s/></text:span><text:span text:style-name="T128_17">seal</text:span><text:span text:style-name="T128_18"><text:s/></text:span><text:span text:style-name="T128_19">of</text:span><text:span text:style-name="T128_20"><text:s/></text:span><text:span text:style-name="T128_21">the</text:span><text:span text:style-name="T128_22"><text:s/></text:span><text:span text:style-name="T128_23">corporation</text:span><text:span text:style-name="T128_24"><text:s/></text:span><text:span text:style-name="T128_25">and</text:span><text:span text:style-name="T128_26"><text:s/></text:span><text:span text:style-name="T128_27">affix</text:span><text:span text:style-name="T128_28"><text:s/></text:span><text:span text:style-name="T128_29">the</text:span><text:span text:style-name="T128_30"><text:s/></text:span><text:span text:style-name="T128_31">seal</text:span><text:span text:style-name="T128_32">,<text:s/></text:span><text:span text:style-name="T128_33">as</text:span><text:span text:style-name="T128_34"><text:s/></text:span><text:span text:style-name="T128_35">authorized</text:span><text:span text:style-name="T128_36"><text:s/></text:span><text:span text:style-name="T128_37">by</text:span><text:span text:style-name="T128_38"><text:s/></text:span><text:span text:style-name="T128_39">law</text:span><text:span text:style-name="T128_40"><text:s/></text:span><text:span text:style-name="T128_41">or</text:span><text:span text:style-name="T128_42"><text:s/></text:span><text:span text:style-name="T128_43">the</text:span><text:span text:style-name="T128_44"><text:s/></text:span><text:span text:style-name="T128_45">provisions</text:span><text:span text:style-name="T128_46"><text:s/></text:span><text:span text:style-name="T128_47">of</text:span><text:span text:style-name="T128_48"><text:s/></text:span><text:span text:style-name="T128_49">these</text:span><text:span text:style-name="T128_50"><text:s/></text:span><text:span text:style-name="T128_51">bylaws</text:span><text:span text:style-name="T128_52">,<text:s/></text:span><text:span text:style-name="T128_53">to</text:span><text:span text:style-name="T128_54"><text:s/></text:span><text:span text:style-name="T128_55">duly</text:span><text:span text:style-name="T128_56"><text:s/></text:span><text:span text:style-name="T128_57">executed</text:span><text:span text:style-name="T128_58"><text:s/></text:span><text:span text:style-name="T128_59">documents</text:span><text:span text:style-name="T128_60"><text:s/></text:span><text:span text:style-name="T128_61">of</text:span><text:span text:style-name="T128_62"><text:s/></text:span><text:span text:style-name="T128_63">the</text:span><text:span text:style-name="T128_64"><text:s/></text:span><text:span text:style-name="T128_65">corporation</text:span><text:span text:style-name="T128_66">.</text:span></text:p>
      <text:p text:style-name="P129"><text:span text:style-name="T129_1">In</text:span><text:span text:style-name="T129_2"><text:s/></text:span><text:span text:style-name="T129_3">general</text:span><text:span text:style-name="T129_4">,<text:s/></text:span><text:span text:style-name="T129_5">perform</text:span><text:span text:style-name="T129_6"><text:s/></text:span><text:span text:style-name="T129_7">all</text:span><text:span text:style-name="T129_8"><text:s/></text:span><text:span text:style-name="T129_9">duties</text:span><text:span text:style-name="T129_10"><text:s/></text:span><text:span text:style-name="T129_11">incident</text:span><text:span text:style-name="T129_12"><text:s/></text:span><text:span text:style-name="T129_13">to</text:span><text:span text:style-name="T129_14"><text:s/></text:span><text:span text:style-name="T129_15">the</text:span><text:span text:style-name="T129_16"><text:s/></text:span><text:span text:style-name="T129_17">office</text:span><text:span text:style-name="T129_18"><text:s/></text:span><text:span text:style-name="T129_19">of</text:span><text:span text:style-name="T129_20"><text:s/></text:span><text:span text:style-name="T129_21">secretary</text:span><text:span text:style-name="T129_22"><text:s/></text:span><text:span text:style-name="T129_23">and</text:span><text:span text:style-name="T129_24"><text:s/></text:span><text:span text:style-name="T129_25">such</text:span><text:span text:style-name="T129_26"><text:s/></text:span><text:span text:style-name="T129_27">other</text:span><text:span text:style-name="T129_28"><text:s/></text:span><text:span text:style-name="T129_29">duties</text:span><text:span text:style-name="T129_30"><text:s/></text:span><text:span text:style-name="T129_31">as</text:span><text:span text:style-name="T129_32"><text:s/></text:span><text:span text:style-name="T129_33">may</text:span><text:span text:style-name="T129_34"><text:s/></text:span><text:span text:style-name="T129_35">be</text:span><text:span text:style-name="T129_36"><text:s/></text:span><text:span text:style-name="T129_37">required</text:span><text:span text:style-name="T129_38"><text:s/></text:span><text:span text:style-name="T129_39">by</text:span><text:span text:style-name="T129_40"><text:s/></text:span><text:span text:style-name="T129_41">law</text:span><text:span text:style-name="T129_42">,<text:s/></text:span><text:span text:style-name="T129_43">by</text:span><text:span text:style-name="T129_44"><text:s/></text:span><text:span text:style-name="T129_45">the</text:span><text:span text:style-name="T129_46"><text:s/></text:span><text:span text:style-name="T129_47">articles</text:span><text:span text:style-name="T129_48"><text:s/></text:span><text:span text:style-name="T129_49">of</text:span><text:span text:style-name="T129_50"><text:s/></text:span><text:span text:style-name="T129_51">incorporation</text:span><text:span text:style-name="T129_52">,<text:s/></text:span><text:span text:style-name="T129_53">or</text:span><text:span text:style-name="T129_54"><text:s/></text:span><text:span text:style-name="T129_55">by</text:span><text:span text:style-name="T129_56"><text:s/></text:span><text:span text:style-name="T129_57">these</text:span><text:span text:style-name="T129_58"><text:s/></text:span><text:span text:style-name="T129_59">bylaws</text:span><text:span text:style-name="T129_60">,<text:s/></text:span><text:span text:style-name="T129_61">or</text:span><text:span text:style-name="T129_62"><text:s/></text:span><text:span text:style-name="T129_63">which</text:span><text:span text:style-name="T129_64"><text:s/></text:span><text:span text:style-name="T129_65">may</text:span><text:span text:style-name="T129_66"><text:s/></text:span><text:span text:style-name="T129_67">be</text:span><text:span text:style-name="T129_68"><text:s/></text:span><text:span text:style-name="T129_69">assigned</text:span><text:span text:style-name="T129_70"><text:s/></text:span><text:span text:style-name="T129_71">to</text:span><text:span text:style-name="T129_72"><text:s/></text:span><text:span text:style-name="T129_73">him</text:span><text:span text:style-name="T129_74"><text:s/></text:span><text:span text:style-name="T129_75">or</text:span><text:span text:style-name="T129_76"><text:s/></text:span><text:span text:style-name="T129_77">her</text:span><text:span text:style-name="T129_78"><text:s/></text:span><text:span text:style-name="T129_79">from</text:span><text:span text:style-name="T129_80"><text:s/></text:span><text:span text:style-name="T129_81">time</text:span><text:span text:style-name="T129_82"><text:s/></text:span><text:span text:style-name="T129_83">to</text:span><text:span text:style-name="T129_84"><text:s/></text:span><text:span text:style-name="T129_85">time</text:span><text:span text:style-name="T129_86"><text:s/></text:span><text:span text:style-name="T129_87">by</text:span><text:span text:style-name="T129_88"><text:s/></text:span><text:span text:style-name="T129_89">the</text:span><text:span text:style-name="T129_90"><text:s/></text:span><text:span text:style-name="T129_91">board</text:span><text:span text:style-name="T129_92"><text:s/></text:span><text:span text:style-name="T129_93">of</text:span><text:span text:style-name="T129_94"><text:s/></text:span><text:span text:style-name="T129_95">directors</text:span><text:span text:style-name="T129_96">.</text:span></text:p>
      <text:p text:style-name="P130"/>
      <text:p text:style-name="P131"><text:span text:style-name="T131_1">Section</text:span><text:span text:style-name="T131_2"><text:s/>9.<text:s/></text:span><text:span text:style-name="T131_3">Duties</text:span><text:span text:style-name="T131_4"><text:s/></text:span><text:span text:style-name="T131_5">of</text:span><text:span text:style-name="T131_6"><text:s/></text:span><text:span text:style-name="T131_7">Treasurer</text:span></text:p>
      <text:p text:style-name="P132"><text:span text:style-name="T132_1">The</text:span><text:span text:style-name="T132_2"><text:s/></text:span><text:span text:style-name="T132_3">treasurer</text:span><text:span text:style-name="T132_4"><text:s/></text:span><text:span text:style-name="T132_5">shall</text:span><text:span text:style-name="T132_6">:</text:span></text:p>
      <text:p text:style-name="P133"><text:span text:style-name="T133_1">Have</text:span><text:span text:style-name="T133_2"><text:s/></text:span><text:span text:style-name="T133_3">charge</text:span><text:span text:style-name="T133_4"><text:s/></text:span><text:span text:style-name="T133_5">and</text:span><text:span text:style-name="T133_6"><text:s/></text:span><text:span text:style-name="T133_7">custody</text:span><text:span text:style-name="T133_8"><text:s/></text:span><text:span text:style-name="T133_9">of</text:span><text:span text:style-name="T133_10">,<text:s/></text:span><text:span text:style-name="T133_11">and</text:span><text:span text:style-name="T133_12"><text:s/></text:span><text:span text:style-name="T133_13">be</text:span><text:span text:style-name="T133_14"><text:s/></text:span><text:span text:style-name="T133_15">responsible</text:span><text:span text:style-name="T133_16"><text:s/></text:span><text:span text:style-name="T133_17">for</text:span><text:span text:style-name="T133_18">,<text:s/></text:span><text:span text:style-name="T133_19">all</text:span><text:span text:style-name="T133_20"><text:s/></text:span><text:span text:style-name="T133_21">funds</text:span><text:span text:style-name="T133_22"><text:s/></text:span><text:span text:style-name="T133_23">and</text:span><text:span text:style-name="T133_24"><text:s/></text:span><text:span text:style-name="T133_25">securities</text:span><text:span text:style-name="T133_26"><text:s/></text:span><text:span text:style-name="T133_27">of</text:span><text:span text:style-name="T133_28"><text:s/></text:span><text:span text:style-name="T133_29">the</text:span><text:span text:style-name="T133_30"><text:s/></text:span><text:span text:style-name="T133_31">corporation</text:span><text:span text:style-name="T133_32">,<text:s/></text:span><text:span text:style-name="T133_33">and</text:span><text:span text:style-name="T133_34"><text:s/></text:span><text:span text:style-name="T133_35">deposit</text:span><text:span text:style-name="T133_36"><text:s/></text:span><text:span text:style-name="T133_37">all</text:span><text:span text:style-name="T133_38"><text:s/></text:span><text:span text:style-name="T133_39">such</text:span><text:span text:style-name="T133_40"><text:s/></text:span><text:span text:style-name="T133_41">funds</text:span><text:span text:style-name="T133_42"><text:s/></text:span><text:span text:style-name="T133_43">in</text:span><text:span text:style-name="T133_44"><text:s/></text:span><text:span text:style-name="T133_45">the</text:span><text:span text:style-name="T133_46"><text:s/></text:span><text:span text:style-name="T133_47">name</text:span><text:span text:style-name="T133_48"><text:s/></text:span><text:span text:style-name="T133_49">of</text:span><text:span text:style-name="T133_50"><text:s/></text:span><text:span text:style-name="T133_51">the</text:span><text:span text:style-name="T133_52"><text:s/></text:span><text:span text:style-name="T133_53">corporation</text:span><text:span text:style-name="T133_54"><text:s/></text:span><text:span text:style-name="T133_55">in</text:span><text:span text:style-name="T133_56"><text:s/></text:span><text:span text:style-name="T133_57">such</text:span><text:span text:style-name="T133_58"><text:s/></text:span><text:span text:style-name="T133_59">banks</text:span><text:span text:style-name="T133_60">,<text:s/></text:span><text:span text:style-name="T133_61">trust</text:span><text:span text:style-name="T133_62"><text:s/></text:span><text:span text:style-name="T133_63">companies</text:span><text:span text:style-name="T133_64">,<text:s/></text:span><text:span text:style-name="T133_65">or</text:span><text:span text:style-name="T133_66"><text:s/></text:span><text:span text:style-name="T133_67">other</text:span><text:span text:style-name="T133_68"><text:s/></text:span><text:span text:style-name="T133_69">depositories</text:span><text:span text:style-name="T133_70"><text:s/></text:span><text:span text:style-name="T133_71">as</text:span><text:span text:style-name="T133_72"><text:s/></text:span><text:span text:style-name="T133_73">shall</text:span><text:span text:style-name="T133_74"><text:s/></text:span><text:span text:style-name="T133_75">be</text:span><text:span text:style-name="T133_76"><text:s/></text:span><text:span text:style-name="T133_77">selected</text:span><text:span text:style-name="T133_78"><text:s/></text:span><text:span text:style-name="T133_79">by</text:span><text:span text:style-name="T133_80"><text:s/></text:span><text:span text:style-name="T133_81">the</text:span><text:span text:style-name="T133_82"><text:s/></text:span><text:span text:style-name="T133_83">board</text:span><text:span text:style-name="T133_84"><text:s/></text:span><text:span text:style-name="T133_85">of</text:span><text:span text:style-name="T133_86"><text:s/></text:span><text:span text:style-name="T133_87">directors</text:span><text:span text:style-name="T133_88">.</text:span></text:p>
      <text:p text:style-name="P134"><text:span text:style-name="T134_1">Receive</text:span><text:span text:style-name="T134_2">,<text:s/></text:span><text:span text:style-name="T134_3">and</text:span><text:span text:style-name="T134_4"><text:s/></text:span><text:span text:style-name="T134_5">give</text:span><text:span text:style-name="T134_6"><text:s/></text:span><text:span text:style-name="T134_7">receipt</text:span><text:span text:style-name="T134_8"><text:s/></text:span><text:span text:style-name="T134_9">for</text:span><text:span text:style-name="T134_10">,<text:s/></text:span><text:span text:style-name="T134_11">monies</text:span><text:span text:style-name="T134_12"><text:s/></text:span><text:span text:style-name="T134_13">due</text:span><text:span text:style-name="T134_14"><text:s/></text:span><text:span text:style-name="T134_15">and</text:span><text:span text:style-name="T134_16"><text:s/></text:span><text:span text:style-name="T134_17">payable</text:span><text:span text:style-name="T134_18"><text:s/></text:span><text:span text:style-name="T134_19">to</text:span><text:span text:style-name="T134_20"><text:s/></text:span><text:span text:style-name="T134_21">the</text:span><text:span text:style-name="T134_22"><text:s/></text:span><text:span text:style-name="T134_23">corporation</text:span><text:span text:style-name="T134_24"><text:s/></text:span><text:span text:style-name="T134_25">from</text:span><text:span text:style-name="T134_26"><text:s/></text:span><text:span text:style-name="T134_27">any</text:span><text:span text:style-name="T134_28"><text:s/></text:span><text:span text:style-name="T134_29">source</text:span><text:span text:style-name="T134_30"><text:s/></text:span><text:span text:style-name="T134_31">whatsoever</text:span><text:span text:style-name="T134_32">.</text:span></text:p>
      <text:p text:style-name="P135"><text:span text:style-name="T135_1">Disburse</text:span><text:span text:style-name="T135_2">,<text:s/></text:span><text:span text:style-name="T135_3">or</text:span><text:span text:style-name="T135_4"><text:s/></text:span><text:span text:style-name="T135_5">cause</text:span><text:span text:style-name="T135_6"><text:s/></text:span><text:span text:style-name="T135_7">to</text:span><text:span text:style-name="T135_8"><text:s/></text:span><text:span text:style-name="T135_9">be</text:span><text:span text:style-name="T135_10"><text:s/></text:span><text:span text:style-name="T135_11">disbursed</text:span><text:span text:style-name="T135_12">,<text:s/></text:span><text:span text:style-name="T135_13">the</text:span><text:span text:style-name="T135_14"><text:s/></text:span><text:span text:style-name="T135_15">funds</text:span><text:span text:style-name="T135_16"><text:s/></text:span><text:span text:style-name="T135_17">of</text:span><text:span text:style-name="T135_18"><text:s/></text:span><text:span text:style-name="T135_19">the</text:span><text:span text:style-name="T135_20"><text:s/></text:span><text:span text:style-name="T135_21">corporation</text:span><text:span text:style-name="T135_22"><text:s/></text:span><text:span text:style-name="T135_23">as</text:span><text:span text:style-name="T135_24"><text:s/></text:span><text:span text:style-name="T135_25">may</text:span><text:span text:style-name="T135_26"><text:s/></text:span><text:span text:style-name="T135_27">be</text:span><text:span text:style-name="T135_28"><text:s/></text:span><text:span text:style-name="T135_29">directed</text:span><text:span text:style-name="T135_30"><text:s/></text:span><text:span text:style-name="T135_31">by</text:span><text:span text:style-name="T135_32"><text:s/></text:span><text:span text:style-name="T135_33">the</text:span><text:span text:style-name="T135_34"><text:s/></text:span><text:span text:style-name="T135_35">board</text:span><text:span text:style-name="T135_36"><text:s/></text:span><text:span text:style-name="T135_37">of</text:span><text:span text:style-name="T135_38"><text:s/></text:span><text:span text:style-name="T135_39">directors</text:span><text:span text:style-name="T135_40">,<text:s/></text:span><text:span text:style-name="T135_41">taking</text:span><text:span text:style-name="T135_42"><text:s/></text:span><text:span text:style-name="T135_43">proper</text:span><text:span text:style-name="T135_44"><text:s/></text:span><text:span text:style-name="T135_45">vouchers</text:span><text:span text:style-name="T135_46"><text:s/></text:span><text:span text:style-name="T135_47">for</text:span><text:span text:style-name="T135_48"><text:s/></text:span><text:span text:style-name="T135_49">such</text:span><text:span text:style-name="T135_50"><text:s/></text:span><text:span text:style-name="T135_51">disbursements</text:span><text:span text:style-name="T135_52">.</text:span></text:p>
      <text:p text:style-name="P136"><text:span text:style-name="T136_1">Keep</text:span><text:span text:style-name="T136_2"><text:s/></text:span><text:span text:style-name="T136_3">and</text:span><text:span text:style-name="T136_4"><text:s/></text:span><text:span text:style-name="T136_5">maintain</text:span><text:span text:style-name="T136_6"><text:s/></text:span><text:span text:style-name="T136_7">adequate</text:span><text:span text:style-name="T136_8"><text:s/></text:span><text:span text:style-name="T136_9">and</text:span><text:span text:style-name="T136_10"><text:s/></text:span><text:span text:style-name="T136_11">correct</text:span><text:span text:style-name="T136_12"><text:s/></text:span><text:span text:style-name="T136_13">accounts</text:span><text:span text:style-name="T136_14"><text:s/></text:span><text:span text:style-name="T136_15">of</text:span><text:span text:style-name="T136_16"><text:s/></text:span><text:span text:style-name="T136_17">the</text:span><text:span text:style-name="T136_18"><text:s/></text:span><text:span text:style-name="T136_19">corporation</text:span><text:span text:style-name="T136_20">'</text:span><text:span text:style-name="T136_21">s</text:span><text:span text:style-name="T136_22"><text:s/></text:span><text:span text:style-name="T136_23">properties</text:span><text:span text:style-name="T136_24"><text:s/></text:span><text:span text:style-name="T136_25">and</text:span><text:span text:style-name="T136_26"><text:s/></text:span><text:span text:style-name="T136_27">business</text:span><text:span text:style-name="T136_28"><text:s/></text:span><text:span text:style-name="T136_29">transactions</text:span><text:span text:style-name="T136_30">,<text:s/></text:span><text:span text:style-name="T136_31">including</text:span><text:span text:style-name="T136_32"><text:s/></text:span><text:span text:style-name="T136_33">accounts</text:span><text:span text:style-name="T136_34"><text:s/></text:span><text:span text:style-name="T136_35">of</text:span><text:span text:style-name="T136_36"><text:s/></text:span><text:span text:style-name="T136_37">its</text:span><text:span text:style-name="T136_38"><text:s/></text:span><text:span text:style-name="T136_39">assets</text:span><text:span text:style-name="T136_40">,<text:s/></text:span><text:span text:style-name="T136_41">liabilities</text:span><text:span text:style-name="T136_42">,<text:s/></text:span><text:span text:style-name="T136_43">receipts</text:span><text:span text:style-name="T136_44">,<text:s/></text:span><text:span text:style-name="T136_45">disbursements</text:span><text:span text:style-name="T136_46">,<text:s/></text:span><text:span text:style-name="T136_47">gains</text:span><text:span text:style-name="T136_48">,<text:s/></text:span><text:span text:style-name="T136_49">and</text:span><text:span text:style-name="T136_50"><text:s/></text:span><text:span text:style-name="T136_51">losses</text:span><text:span text:style-name="T136_52">.</text:span></text:p>
      <text:p text:style-name="P137"><text:span text:style-name="T137_1">Exhibit</text:span><text:span text:style-name="T137_2"><text:s/></text:span><text:span text:style-name="T137_3">at</text:span><text:span text:style-name="T137_4"><text:s/></text:span><text:span text:style-name="T137_5">all</text:span><text:span text:style-name="T137_6"><text:s/></text:span><text:span text:style-name="T137_7">reasonable</text:span><text:span text:style-name="T137_8"><text:s/></text:span><text:span text:style-name="T137_9">times</text:span><text:span text:style-name="T137_10"><text:s/></text:span><text:span text:style-name="T137_11">the</text:span><text:span text:style-name="T137_12"><text:s/></text:span><text:span text:style-name="T137_13">books</text:span><text:span text:style-name="T137_14"><text:s/></text:span><text:span text:style-name="T137_15">of</text:span><text:span text:style-name="T137_16"><text:s/></text:span><text:span text:style-name="T137_17">account</text:span><text:span text:style-name="T137_18"><text:s/></text:span><text:span text:style-name="T137_19">and</text:span><text:span text:style-name="T137_20"><text:s/></text:span><text:span text:style-name="T137_21">financial</text:span><text:span text:style-name="T137_22"><text:s/></text:span><text:span text:style-name="T137_23">records</text:span><text:span text:style-name="T137_24"><text:s/></text:span><text:span text:style-name="T137_25">to</text:span><text:span text:style-name="T137_26"><text:s/></text:span><text:span text:style-name="T137_27">any</text:span><text:span text:style-name="T137_28"><text:s/></text:span><text:span text:style-name="T137_29">director</text:span><text:span text:style-name="T137_30"><text:s/></text:span><text:span text:style-name="T137_31">of</text:span><text:span text:style-name="T137_32"><text:s/></text:span><text:span text:style-name="T137_33">the</text:span><text:span text:style-name="T137_34"><text:s/></text:span><text:span text:style-name="T137_35">corporation</text:span><text:span text:style-name="T137_36">,<text:s/></text:span><text:span text:style-name="T137_37">or</text:span><text:span text:style-name="T137_38"><text:s/></text:span><text:span text:style-name="T137_39">to</text:span><text:span text:style-name="T137_40"><text:s/></text:span><text:span text:style-name="T137_41">his</text:span><text:span text:style-name="T137_42"><text:s/></text:span><text:span text:style-name="T137_43">or</text:span><text:span text:style-name="T137_44"><text:s/></text:span><text:span text:style-name="T137_45">her</text:span><text:span text:style-name="T137_46"><text:s/></text:span><text:span text:style-name="T137_47">agent</text:span><text:span text:style-name="T137_48"><text:s/></text:span><text:span text:style-name="T137_49">or</text:span><text:span text:style-name="T137_50"><text:s/></text:span><text:span text:style-name="T137_51">attorney</text:span><text:span text:style-name="T137_52">,<text:s/></text:span><text:span text:style-name="T137_53">on</text:span><text:span text:style-name="T137_54"><text:s/></text:span><text:span text:style-name="T137_55">request</text:span><text:span text:style-name="T137_56"><text:s/></text:span><text:span text:style-name="T137_57">therefor</text:span><text:span text:style-name="T137_58">.</text:span></text:p>
      <text:p text:style-name="P138"><text:span text:style-name="T138_1">Render</text:span><text:span text:style-name="T138_2"><text:s/></text:span><text:span text:style-name="T138_3">to</text:span><text:span text:style-name="T138_4"><text:s/></text:span><text:span text:style-name="T138_5">the</text:span><text:span text:style-name="T138_6"><text:s/></text:span><text:span text:style-name="T138_7">president</text:span><text:span text:style-name="T138_8"><text:s/></text:span><text:span text:style-name="T138_9">and</text:span><text:span text:style-name="T138_10"><text:s/></text:span><text:span text:style-name="T138_11">directors</text:span><text:span text:style-name="T138_12">,<text:s/></text:span><text:span text:style-name="T138_13">whenever</text:span><text:span text:style-name="T138_14"><text:s/></text:span><text:span text:style-name="T138_15">requested</text:span><text:span text:style-name="T138_16">,<text:s/></text:span><text:span text:style-name="T138_17">an</text:span><text:span text:style-name="T138_18"><text:s/></text:span><text:span text:style-name="T138_19">account</text:span><text:span text:style-name="T138_20"><text:s/></text:span><text:span text:style-name="T138_21">of</text:span><text:span text:style-name="T138_22"><text:s/></text:span><text:span text:style-name="T138_23">any</text:span><text:span text:style-name="T138_24"><text:s/></text:span><text:span text:style-name="T138_25">or</text:span><text:span text:style-name="T138_26"><text:s/></text:span><text:span text:style-name="T138_27">all</text:span><text:span text:style-name="T138_28"><text:s/></text:span><text:span text:style-name="T138_29">of</text:span><text:span text:style-name="T138_30"><text:s/></text:span><text:span text:style-name="T138_31">his</text:span><text:span text:style-name="T138_32"><text:s/></text:span><text:span text:style-name="T138_33">or</text:span><text:span text:style-name="T138_34"><text:s/></text:span><text:span text:style-name="T138_35">her</text:span><text:span text:style-name="T138_36"><text:s/></text:span><text:span text:style-name="T138_37">transactions</text:span><text:span text:style-name="T138_38"><text:s/></text:span><text:span text:style-name="T138_39">as</text:span><text:span text:style-name="T138_40"><text:s/></text:span><text:span text:style-name="T138_41">treasurer</text:span><text:span text:style-name="T138_42"><text:s/></text:span><text:span text:style-name="T138_43">and</text:span><text:span text:style-name="T138_44"><text:s/></text:span><text:span text:style-name="T138_45">of</text:span><text:span text:style-name="T138_46"><text:s/></text:span><text:span text:style-name="T138_47">the</text:span><text:span text:style-name="T138_48"><text:s/></text:span><text:span text:style-name="T138_49">financial</text:span><text:span text:style-name="T138_50"><text:s/></text:span><text:span text:style-name="T138_51">condition</text:span><text:span text:style-name="T138_52"><text:s/></text:span><text:span text:style-name="T138_53">of</text:span><text:span text:style-name="T138_54"><text:s/></text:span><text:span text:style-name="T138_55">the</text:span><text:span text:style-name="T138_56"><text:s/></text:span><text:span text:style-name="T138_57">corporation</text:span><text:span text:style-name="T138_58">.<text:s/></text:span></text:p>
      <text:p text:style-name="P139"><text:span text:style-name="T139_1">Prepare</text:span><text:span text:style-name="T139_2">,<text:s/></text:span><text:span text:style-name="T139_3">or</text:span><text:span text:style-name="T139_4"><text:s/></text:span><text:span text:style-name="T139_5">cause</text:span><text:span text:style-name="T139_6"><text:s/></text:span><text:span text:style-name="T139_7">to</text:span><text:span text:style-name="T139_8"><text:s/></text:span><text:span text:style-name="T139_9">be</text:span><text:span text:style-name="T139_10"><text:s/></text:span><text:span text:style-name="T139_11">prepared</text:span><text:span text:style-name="T139_12">,<text:s/></text:span><text:span text:style-name="T139_13">and</text:span><text:span text:style-name="T139_14"><text:s/></text:span><text:span text:style-name="T139_15">certify</text:span><text:span text:style-name="T139_16">,<text:s/></text:span><text:span text:style-name="T139_17">or</text:span><text:span text:style-name="T139_18"><text:s/></text:span><text:span text:style-name="T139_19">cause</text:span><text:span text:style-name="T139_20"><text:s/></text:span><text:span text:style-name="T139_21">to</text:span><text:span text:style-name="T139_22"><text:s/></text:span><text:span text:style-name="T139_23">be</text:span><text:span text:style-name="T139_24"><text:s/></text:span><text:span text:style-name="T139_25">certified</text:span><text:span text:style-name="T139_26">,<text:s/></text:span><text:span text:style-name="T139_27">the</text:span><text:span text:style-name="T139_28"><text:s/></text:span><text:span text:style-name="T139_29">financial</text:span><text:span text:style-name="T139_30"><text:s/></text:span><text:span text:style-name="T139_31">statements</text:span><text:span text:style-name="T139_32"><text:s/></text:span><text:span text:style-name="T139_33">to</text:span><text:span text:style-name="T139_34"><text:s/></text:span><text:span text:style-name="T139_35">be</text:span><text:span text:style-name="T139_36"><text:s/></text:span><text:span text:style-name="T139_37">included</text:span><text:span text:style-name="T139_38"><text:s/></text:span><text:span text:style-name="T139_39">in</text:span><text:span text:style-name="T139_40"><text:s/></text:span><text:span text:style-name="T139_41">any</text:span><text:span text:style-name="T139_42"><text:s/></text:span><text:span text:style-name="T139_43">required</text:span><text:span text:style-name="T139_44"><text:s/></text:span><text:span text:style-name="T139_45">reports</text:span><text:span text:style-name="T139_46">.</text:span></text:p>
      <text:p text:style-name="P140"><text:span text:style-name="T140_1">In</text:span><text:span text:style-name="T140_2"><text:s/></text:span><text:span text:style-name="T140_3">general</text:span><text:span text:style-name="T140_4">,<text:s/></text:span><text:span text:style-name="T140_5">perform</text:span><text:span text:style-name="T140_6"><text:s/></text:span><text:span text:style-name="T140_7">all</text:span><text:span text:style-name="T140_8"><text:s/></text:span><text:span text:style-name="T140_9">duties</text:span><text:span text:style-name="T140_10"><text:s/></text:span><text:span text:style-name="T140_11">incident</text:span><text:span text:style-name="T140_12"><text:s/></text:span><text:span text:style-name="T140_13">to</text:span><text:span text:style-name="T140_14"><text:s/></text:span><text:span text:style-name="T140_15">the</text:span><text:span text:style-name="T140_16"><text:s/></text:span><text:span text:style-name="T140_17">office</text:span><text:span text:style-name="T140_18"><text:s/></text:span><text:span text:style-name="T140_19">of</text:span><text:span text:style-name="T140_20"><text:s/></text:span><text:span text:style-name="T140_21">treasurer</text:span><text:span text:style-name="T140_22"><text:s/></text:span><text:span text:style-name="T140_23">and</text:span><text:span text:style-name="T140_24"><text:s/></text:span><text:span text:style-name="T140_25">such</text:span><text:span text:style-name="T140_26"><text:s/></text:span><text:span text:style-name="T140_27">other</text:span><text:span text:style-name="T140_28"><text:s/></text:span><text:span text:style-name="T140_29">duties</text:span><text:span text:style-name="T140_30"><text:s/></text:span><text:span text:style-name="T140_31">as</text:span><text:span text:style-name="T140_32"><text:s/></text:span><text:span text:style-name="T140_33">may</text:span><text:span text:style-name="T140_34"><text:s/></text:span><text:span text:style-name="T140_35">be</text:span><text:span text:style-name="T140_36"><text:s/></text:span><text:span text:style-name="T140_37">required</text:span><text:span text:style-name="T140_38"><text:s/></text:span><text:span text:style-name="T140_39">by</text:span><text:span text:style-name="T140_40"><text:s/></text:span><text:span text:style-name="T140_41">law</text:span><text:span text:style-name="T140_42">,<text:s/></text:span><text:span text:style-name="T140_43">by</text:span><text:span text:style-name="T140_44"><text:s/></text:span><text:span text:style-name="T140_45">the</text:span><text:span text:style-name="T140_46"><text:s/></text:span><text:span text:style-name="T140_47">articles</text:span><text:span text:style-name="T140_48"><text:s/></text:span><text:span text:style-name="T140_49">of</text:span><text:span text:style-name="T140_50"><text:s/></text:span><text:span text:style-name="T140_51">incorporation</text:span><text:span text:style-name="T140_52"><text:s/></text:span><text:span text:style-name="T140_53">of</text:span><text:span text:style-name="T140_54"><text:s/></text:span><text:span text:style-name="T140_55">the</text:span><text:span text:style-name="T140_56"><text:s/></text:span><text:span text:style-name="T140_57">corporation</text:span><text:span text:style-name="T140_58">,<text:s/></text:span><text:span text:style-name="T140_59">or</text:span><text:span text:style-name="T140_60"><text:s/></text:span><text:span text:style-name="T140_61">by</text:span><text:span text:style-name="T140_62"><text:s/></text:span><text:span text:style-name="T140_63">these</text:span><text:span text:style-name="T140_64"><text:s/></text:span><text:span text:style-name="T140_65">bylaws</text:span><text:span text:style-name="T140_66">,<text:s/></text:span><text:span text:style-name="T140_67">or</text:span><text:span text:style-name="T140_68"><text:s/></text:span><text:span text:style-name="T140_69">which</text:span><text:span text:style-name="T140_70"><text:s/></text:span><text:span text:style-name="T140_71">may</text:span><text:span text:style-name="T140_72"><text:s/></text:span><text:span text:style-name="T140_73">be</text:span><text:span text:style-name="T140_74"><text:s/></text:span><text:span text:style-name="T140_75">assigned</text:span><text:span text:style-name="T140_76"><text:s/></text:span><text:span text:style-name="T140_77">to</text:span><text:span text:style-name="T140_78"><text:s/></text:span><text:span text:style-name="T140_79">him</text:span><text:span text:style-name="T140_80"><text:s/></text:span><text:span text:style-name="T140_81">or</text:span><text:span text:style-name="T140_82"><text:s/></text:span><text:span text:style-name="T140_83">her</text:span><text:span text:style-name="T140_84"><text:s/></text:span><text:span text:style-name="T140_85">from</text:span><text:span text:style-name="T140_86"><text:s/></text:span><text:span text:style-name="T140_87">time</text:span><text:span text:style-name="T140_88"><text:s/></text:span><text:span text:style-name="T140_89">to</text:span><text:span text:style-name="T140_90"><text:s/></text:span><text:span text:style-name="T140_91">time</text:span><text:span text:style-name="T140_92"><text:s/></text:span><text:span text:style-name="T140_93">by</text:span><text:span text:style-name="T140_94"><text:s/></text:span><text:span text:style-name="T140_95">the</text:span><text:span text:style-name="T140_96"><text:s/></text:span><text:span text:style-name="T140_97">board</text:span><text:span text:style-name="T140_98"><text:s/></text:span><text:span text:style-name="T140_99">of</text:span><text:span text:style-name="T140_100"><text:s/></text:span><text:span text:style-name="T140_101">directors</text:span><text:span text:style-name="T140_102">.</text:span></text:p>
      <text:p text:style-name="P141"/>
      <text:p text:style-name="P142"><text:span text:style-name="T142_1">Section</text:span><text:span text:style-name="T142_2"><text:s/>10.<text:s/></text:span><text:span text:style-name="T142_3">Compensation</text:span></text:p>
      <text:p text:style-name="P143"><text:span text:style-name="T143_1">The</text:span><text:span text:style-name="T143_2"><text:s/></text:span><text:span text:style-name="T143_3">salaries</text:span><text:span text:style-name="T143_4"><text:s/></text:span><text:span text:style-name="T143_5">of</text:span><text:span text:style-name="T143_6"><text:s/></text:span><text:span text:style-name="T143_7">the</text:span><text:span text:style-name="T143_8"><text:s/></text:span><text:span text:style-name="T143_9">officers</text:span><text:span text:style-name="T143_10">,<text:s/></text:span><text:span text:style-name="T143_11">if</text:span><text:span text:style-name="T143_12"><text:s/></text:span><text:span text:style-name="T143_13">any</text:span><text:span text:style-name="T143_14">,<text:s/></text:span><text:span text:style-name="T143_15">shall</text:span><text:span text:style-name="T143_16"><text:s/></text:span><text:span text:style-name="T143_17">be</text:span><text:span text:style-name="T143_18"><text:s/></text:span><text:span text:style-name="T143_19">fixed</text:span><text:span text:style-name="T143_20"><text:s/></text:span><text:span text:style-name="T143_21">from</text:span><text:span text:style-name="T143_22"><text:s/></text:span><text:span text:style-name="T143_23">time</text:span><text:span text:style-name="T143_24"><text:s/></text:span><text:span text:style-name="T143_25">to</text:span><text:span text:style-name="T143_26"><text:s/></text:span><text:span text:style-name="T143_27">time</text:span><text:span text:style-name="T143_28"><text:s/></text:span><text:span text:style-name="T143_29">by</text:span><text:span text:style-name="T143_30"><text:s/></text:span><text:span text:style-name="T143_31">resolution</text:span><text:span text:style-name="T143_32"><text:s/></text:span><text:span text:style-name="T143_33">of</text:span><text:span text:style-name="T143_34"><text:s/></text:span><text:span text:style-name="T143_35">the</text:span><text:span text:style-name="T143_36"><text:s/></text:span><text:span text:style-name="T143_37">board</text:span><text:span text:style-name="T143_38"><text:s/></text:span><text:span text:style-name="T143_39">of</text:span><text:span text:style-name="T143_40"><text:s/></text:span><text:span text:style-name="T143_41">directors</text:span><text:span text:style-name="T143_42">.<text:s/></text:span><text:span text:style-name="T143_43">In</text:span><text:span text:style-name="T143_44"><text:s/></text:span><text:span text:style-name="T143_45">all</text:span><text:span text:style-name="T143_46"><text:s/></text:span><text:span text:style-name="T143_47">cases</text:span><text:span text:style-name="T143_48">,<text:s/></text:span><text:span text:style-name="T143_49">any</text:span><text:span text:style-name="T143_50"><text:s/></text:span><text:span text:style-name="T143_51">salaries</text:span><text:span text:style-name="T143_52"><text:s/></text:span><text:span text:style-name="T143_53">received</text:span><text:span text:style-name="T143_54"><text:s/></text:span><text:span text:style-name="T143_55">by</text:span><text:span text:style-name="T143_56"><text:s/></text:span><text:span text:style-name="T143_57">officers</text:span><text:span text:style-name="T143_58"><text:s/></text:span><text:span text:style-name="T143_59">of</text:span><text:span text:style-name="T143_60"><text:s/></text:span><text:span text:style-name="T143_61">this</text:span><text:span text:style-name="T143_62"><text:s/></text:span><text:span text:style-name="T143_63">corporation</text:span><text:span text:style-name="T143_64"><text:s/></text:span><text:span text:style-name="T143_65">shall</text:span><text:span text:style-name="T143_66"><text:s/></text:span><text:span text:style-name="T143_67">be</text:span><text:span text:style-name="T143_68"><text:s/></text:span><text:span text:style-name="T143_69">reasonable</text:span><text:span text:style-name="T143_70"><text:s/></text:span><text:span text:style-name="T143_71">and</text:span><text:span text:style-name="T143_72"><text:s/></text:span><text:span text:style-name="T143_73">given</text:span><text:span text:style-name="T143_74"><text:s/></text:span><text:span text:style-name="T143_75">in</text:span><text:span text:style-name="T143_76"><text:s/></text:span><text:span text:style-name="T143_77">return</text:span><text:span text:style-name="T143_78"><text:s/></text:span><text:span text:style-name="T143_79">for</text:span><text:span text:style-name="T143_80"><text:s/></text:span><text:span text:style-name="T143_81">services</text:span><text:span text:style-name="T143_82"><text:s/></text:span><text:span text:style-name="T143_83">actually</text:span><text:span text:style-name="T143_84"><text:s/></text:span><text:span text:style-name="T143_85">rendered</text:span><text:span text:style-name="T143_86"><text:s/></text:span><text:span text:style-name="T143_87">to</text:span><text:span text:style-name="T143_88"><text:s/></text:span><text:span text:style-name="T143_89">or</text:span><text:span text:style-name="T143_90"><text:s/></text:span><text:span text:style-name="T143_91">for</text:span><text:span text:style-name="T143_92"><text:s/></text:span><text:span text:style-name="T143_93">the</text:span><text:span text:style-name="T143_94"><text:s/></text:span><text:span text:style-name="T143_95">corporation</text:span><text:span text:style-name="T143_96">.<text:s/></text:span><text:span text:style-name="T143_97">All</text:span><text:span text:style-name="T143_98"><text:s/></text:span><text:span text:style-name="T143_99">officer</text:span><text:span text:style-name="T143_100"><text:s/></text:span><text:span text:style-name="T143_101">salaries</text:span><text:span text:style-name="T143_102"><text:s/></text:span><text:span text:style-name="T143_103">shall</text:span><text:span text:style-name="T143_104"><text:s/></text:span><text:span text:style-name="T143_105">be</text:span><text:span text:style-name="T143_106"><text:s/></text:span><text:span text:style-name="T143_107">approved</text:span><text:span text:style-name="T143_108"><text:s/></text:span><text:span text:style-name="T143_109">in</text:span><text:span text:style-name="T143_110"><text:s/></text:span><text:span text:style-name="T143_111">advance</text:span><text:span text:style-name="T143_112"><text:s/></text:span><text:span text:style-name="T143_113">in</text:span><text:span text:style-name="T143_114"><text:s/></text:span><text:span text:style-name="T143_115">accordance</text:span><text:span text:style-name="T143_116"><text:s/></text:span><text:span text:style-name="T143_117">with</text:span><text:span text:style-name="T143_118"><text:s/></text:span><text:span text:style-name="T143_119">this</text:span><text:span text:style-name="T143_120"><text:s/></text:span><text:span text:style-name="T143_121">corporation</text:span><text:span text:style-name="T143_122">'</text:span><text:span text:style-name="T143_123">s</text:span><text:span text:style-name="T143_124"><text:s/></text:span><text:span text:style-name="T143_125">conflict</text:span><text:span text:style-name="T143_126"><text:s/></text:span><text:span text:style-name="T143_127">of</text:span><text:span text:style-name="T143_128"><text:s/></text:span><text:span text:style-name="T143_129">interest</text:span><text:span text:style-name="T143_130"><text:s/></text:span><text:span text:style-name="T143_131">policy</text:span><text:span text:style-name="T143_132">,<text:s/></text:span><text:span text:style-name="T143_133">as</text:span><text:span text:style-name="T143_134"><text:s/></text:span><text:span text:style-name="T143_135">set</text:span><text:span text:style-name="T143_136"><text:s/></text:span><text:span text:style-name="T143_137">forth</text:span><text:span text:style-name="T143_138"><text:s/></text:span><text:span text:style-name="T143_139">in</text:span><text:span text:style-name="T143_140"><text:s/></text:span><text:span text:style-name="T143_141">Article</text:span><text:span text:style-name="T143_142"><text:s/>9<text:s/></text:span><text:span text:style-name="T143_143">of</text:span><text:span text:style-name="T143_144"><text:s/></text:span><text:span text:style-name="T143_145">these</text:span><text:span text:style-name="T143_146"><text:s/></text:span><text:span text:style-name="T143_147">bylaws</text:span><text:span text:style-name="T143_148">.</text:span></text:p>
      <text:p text:style-name="P144"/>
      <text:p text:style-name="P145"><text:span text:style-name="T145_1">Article</text:span><text:span text:style-name="T145_2"><text:s/>5<text:line-break/></text:span><text:span text:style-name="T145_3">Committees</text:span></text:p>
      <text:p text:style-name="P146"/>
      <text:p text:style-name="P147"><text:span text:style-name="T147_1">Section</text:span><text:span text:style-name="T147_2"><text:s/>1.<text:s/></text:span><text:span text:style-name="T147_3">Executive</text:span><text:span text:style-name="T147_4"><text:s/></text:span><text:span text:style-name="T147_5">Committee</text:span></text:p>
      <text:p text:style-name="P148"><text:span text:style-name="T148_1">The</text:span><text:span text:style-name="T148_2"><text:s/></text:span><text:span text:style-name="T148_3">board</text:span><text:span text:style-name="T148_4"><text:s/></text:span><text:span text:style-name="T148_5">of</text:span><text:span text:style-name="T148_6"><text:s/></text:span><text:span text:style-name="T148_7">directors</text:span><text:span text:style-name="T148_8"><text:s/></text:span><text:span text:style-name="T148_9">may</text:span><text:span text:style-name="T148_10">,<text:s/></text:span><text:span text:style-name="T148_11">by</text:span><text:span text:style-name="T148_12"><text:s/></text:span><text:span text:style-name="T148_13">a</text:span><text:span text:style-name="T148_14"><text:s/></text:span><text:span text:style-name="T148_15">majority</text:span><text:span text:style-name="T148_16"><text:s/></text:span><text:span text:style-name="T148_17">vote</text:span><text:span text:style-name="T148_18"><text:s/></text:span><text:span text:style-name="T148_19">of</text:span><text:span text:style-name="T148_20"><text:s/></text:span><text:span text:style-name="T148_21">its</text:span><text:span text:style-name="T148_22"><text:s/></text:span><text:span text:style-name="T148_23">members</text:span><text:span text:style-name="T148_24">,<text:s/></text:span><text:span text:style-name="T148_25">designate</text:span><text:span text:style-name="T148_26"><text:s/></text:span><text:span text:style-name="T148_27">an</text:span><text:span text:style-name="T148_28"><text:s/></text:span><text:span text:style-name="T148_29">Executive</text:span><text:span text:style-name="T148_30"><text:s/></text:span><text:span text:style-name="T148_31">Committee</text:span><text:span text:style-name="T148_32"><text:s/></text:span><text:span text:style-name="T148_33">consisting</text:span><text:span text:style-name="T148_34"><text:s/></text:span><text:span text:style-name="T148_35">of</text:span><text:span text:style-name="T148_36"><text:s/></text:span><text:span text:style-name="T148_37">at</text:span><text:span text:style-name="T148_38"><text:s/></text:span><text:span text:style-name="T148_39">least</text:span><text:span text:style-name="T148_40"><text:s/></text:span><text:span text:style-name="T148_41">two</text:span><text:span text:style-name="T148_42"><text:s/></text:span><text:span text:style-name="T148_43">board</text:span><text:span text:style-name="T148_44"><text:s/></text:span><text:span text:style-name="T148_45">members</text:span><text:span text:style-name="T148_46"><text:s/></text:span><text:span text:style-name="T148_47">and</text:span><text:span text:style-name="T148_48"><text:s/></text:span><text:span text:style-name="T148_49">may</text:span><text:span text:style-name="T148_50"><text:s/></text:span><text:span text:style-name="T148_51">delegate</text:span><text:span text:style-name="T148_52"><text:s/></text:span><text:span text:style-name="T148_53">to</text:span><text:span text:style-name="T148_54"><text:s/></text:span><text:span text:style-name="T148_55">such</text:span><text:span text:style-name="T148_56"><text:s/></text:span><text:span text:style-name="T148_57">committee</text:span><text:span text:style-name="T148_58"><text:s/></text:span><text:span text:style-name="T148_59">the</text:span><text:span text:style-name="T148_60"><text:s/></text:span><text:span text:style-name="T148_61">powers</text:span><text:span text:style-name="T148_62"><text:s/></text:span><text:span text:style-name="T148_63">and</text:span><text:span text:style-name="T148_64"><text:s/></text:span><text:span text:style-name="T148_65">authority</text:span><text:span text:style-name="T148_66"><text:s/></text:span><text:span text:style-name="T148_67">of</text:span><text:span text:style-name="T148_68"><text:s/></text:span><text:span text:style-name="T148_69">the</text:span><text:span text:style-name="T148_70"><text:s/></text:span><text:span text:style-name="T148_71">board</text:span><text:span text:style-name="T148_72"><text:s/></text:span><text:span text:style-name="T148_73">in</text:span><text:span text:style-name="T148_74"><text:s/></text:span><text:span text:style-name="T148_75">the</text:span><text:span text:style-name="T148_76"><text:s/></text:span><text:span text:style-name="T148_77">management</text:span><text:span text:style-name="T148_78"><text:s/></text:span><text:span text:style-name="T148_79">of</text:span><text:span text:style-name="T148_80"><text:s/></text:span><text:span text:style-name="T148_81">the</text:span><text:span text:style-name="T148_82"><text:s/></text:span><text:span text:style-name="T148_83">business</text:span><text:span text:style-name="T148_84"><text:s/></text:span><text:span text:style-name="T148_85">and</text:span><text:span text:style-name="T148_86"><text:s/></text:span><text:span text:style-name="T148_87">affairs</text:span><text:span text:style-name="T148_88"><text:s/></text:span><text:span text:style-name="T148_89">of</text:span><text:span text:style-name="T148_90"><text:s/></text:span><text:span text:style-name="T148_91">the</text:span><text:span text:style-name="T148_92"><text:s/></text:span><text:span text:style-name="T148_93">corporation</text:span><text:span text:style-name="T148_94">,<text:s/></text:span><text:span text:style-name="T148_95">to</text:span><text:span text:style-name="T148_96"><text:s/></text:span><text:span text:style-name="T148_97">the</text:span><text:span text:style-name="T148_98"><text:s/></text:span><text:span text:style-name="T148_99">extent</text:span><text:span text:style-name="T148_100"><text:s/></text:span><text:span text:style-name="T148_101">permitted</text:span><text:span text:style-name="T148_102">,<text:s/></text:span><text:span text:style-name="T148_103">and</text:span><text:span text:style-name="T148_104">,<text:s/></text:span><text:span text:style-name="T148_105">except</text:span><text:span text:style-name="T148_106"><text:s/></text:span><text:span text:style-name="T148_107">as</text:span><text:span text:style-name="T148_108"><text:s/></text:span><text:span text:style-name="T148_109">may</text:span><text:span text:style-name="T148_110"><text:s/></text:span><text:span text:style-name="T148_111">otherwise</text:span><text:span text:style-name="T148_112"><text:s/></text:span><text:span text:style-name="T148_113">be</text:span><text:span text:style-name="T148_114"><text:s/></text:span><text:span text:style-name="T148_115">provided</text:span><text:span text:style-name="T148_116">,<text:s/></text:span><text:span text:style-name="T148_117">by</text:span><text:span text:style-name="T148_118"><text:s/></text:span><text:span text:style-name="T148_119">provisions</text:span><text:span text:style-name="T148_120"><text:s/></text:span><text:span text:style-name="T148_121">of</text:span><text:span text:style-name="T148_122"><text:s/></text:span><text:span text:style-name="T148_123">law</text:span><text:span text:style-name="T148_124">.</text:span></text:p>
      <text:p text:style-name="P149"><text:span text:style-name="T149_1">By</text:span><text:span text:style-name="T149_2"><text:s/></text:span><text:span text:style-name="T149_3">a</text:span><text:span text:style-name="T149_4"><text:s/></text:span><text:span text:style-name="T149_5">majority</text:span><text:span text:style-name="T149_6"><text:s/></text:span><text:span text:style-name="T149_7">vote</text:span><text:span text:style-name="T149_8"><text:s/></text:span><text:span text:style-name="T149_9">of</text:span><text:span text:style-name="T149_10"><text:s/></text:span><text:span text:style-name="T149_11">its</text:span><text:span text:style-name="T149_12"><text:s/></text:span><text:span text:style-name="T149_13">members</text:span><text:span text:style-name="T149_14">,<text:s/></text:span><text:span text:style-name="T149_15">the</text:span><text:span text:style-name="T149_16"><text:s/></text:span><text:span text:style-name="T149_17">board</text:span><text:span text:style-name="T149_18"><text:s/></text:span><text:span text:style-name="T149_19">may</text:span><text:span text:style-name="T149_20"><text:s/></text:span><text:span text:style-name="T149_21">at</text:span><text:span text:style-name="T149_22"><text:s/></text:span><text:span text:style-name="T149_23">any</text:span><text:span text:style-name="T149_24"><text:s/></text:span><text:span text:style-name="T149_25">time</text:span><text:span text:style-name="T149_26"><text:s/></text:span><text:span text:style-name="T149_27">revoke</text:span><text:span text:style-name="T149_28"><text:s/></text:span><text:span text:style-name="T149_29">or</text:span><text:span text:style-name="T149_30"><text:s/></text:span><text:span text:style-name="T149_31">modify</text:span><text:span text:style-name="T149_32"><text:s/></text:span><text:span text:style-name="T149_33">any</text:span><text:span text:style-name="T149_34"><text:s/></text:span><text:span text:style-name="T149_35">or</text:span><text:span text:style-name="T149_36"><text:s/></text:span><text:span text:style-name="T149_37">all</text:span><text:span text:style-name="T149_38"><text:s/></text:span><text:span text:style-name="T149_39">of</text:span><text:span text:style-name="T149_40"><text:s/></text:span><text:span text:style-name="T149_41">the</text:span><text:span text:style-name="T149_42"><text:s/></text:span><text:span text:style-name="T149_43">executive</text:span><text:span text:style-name="T149_44"><text:s/></text:span><text:span text:style-name="T149_45">committee</text:span><text:span text:style-name="T149_46"><text:s/></text:span><text:span text:style-name="T149_47">authority</text:span><text:span text:style-name="T149_48"><text:s/></text:span><text:span text:style-name="T149_49">so</text:span><text:span text:style-name="T149_50"><text:s/></text:span><text:span text:style-name="T149_51">delegated</text:span><text:span text:style-name="T149_52">,<text:s/></text:span><text:span text:style-name="T149_53">increase</text:span><text:span text:style-name="T149_54"><text:s/></text:span><text:span text:style-name="T149_55">or</text:span><text:span text:style-name="T149_56"><text:s/></text:span><text:span text:style-name="T149_57">decrease</text:span><text:span text:style-name="T149_58"><text:s/></text:span><text:span text:style-name="T149_59">but</text:span><text:span text:style-name="T149_60"><text:s/></text:span><text:span text:style-name="T149_61">not</text:span><text:span text:style-name="T149_62"><text:s/></text:span><text:span text:style-name="T149_63">below</text:span><text:span text:style-name="T149_64"><text:s/></text:span><text:span text:style-name="T149_65">two</text:span><text:span text:style-name="T149_66"><text:s/>(2)<text:s/></text:span><text:span text:style-name="T149_67">the</text:span><text:span text:style-name="T149_68"><text:s/></text:span><text:span text:style-name="T149_69">number</text:span><text:span text:style-name="T149_70"><text:s/></text:span><text:span text:style-name="T149_71">of</text:span><text:span text:style-name="T149_72"><text:s/></text:span><text:span text:style-name="T149_73">the</text:span><text:span text:style-name="T149_74"><text:s/></text:span><text:span text:style-name="T149_75">members</text:span><text:span text:style-name="T149_76"><text:s/></text:span><text:span text:style-name="T149_77">of</text:span><text:span text:style-name="T149_78"><text:s/></text:span><text:span text:style-name="T149_79">the</text:span><text:span text:style-name="T149_80"><text:s/></text:span><text:span text:style-name="T149_81">executive</text:span><text:span text:style-name="T149_82"><text:s/></text:span><text:span text:style-name="T149_83">committee</text:span><text:span text:style-name="T149_84">,<text:s/></text:span><text:span text:style-name="T149_85">and</text:span><text:span text:style-name="T149_86"><text:s/></text:span><text:span text:style-name="T149_87">fill</text:span><text:span text:style-name="T149_88"><text:s/></text:span><text:span text:style-name="T149_89">vacancies</text:span><text:span text:style-name="T149_90"><text:s/></text:span><text:span text:style-name="T149_91">on</text:span><text:span text:style-name="T149_92"><text:s/></text:span><text:span text:style-name="T149_93">the</text:span><text:span text:style-name="T149_94"><text:s/></text:span><text:span text:style-name="T149_95">Executive</text:span><text:span text:style-name="T149_96"><text:s/></text:span><text:span text:style-name="T149_97">Committee</text:span><text:span text:style-name="T149_98"><text:s/></text:span><text:span text:style-name="T149_99">from</text:span><text:span text:style-name="T149_100"><text:s/></text:span><text:span text:style-name="T149_101">the</text:span><text:span text:style-name="T149_102"><text:s/></text:span><text:span text:style-name="T149_103">members</text:span><text:span text:style-name="T149_104"><text:s/></text:span><text:span text:style-name="T149_105">of</text:span><text:span text:style-name="T149_106"><text:s/></text:span><text:span text:style-name="T149_107">the</text:span><text:span text:style-name="T149_108"><text:s/></text:span><text:span text:style-name="T149_109">board</text:span><text:span text:style-name="T149_110">.<text:s/></text:span><text:span text:style-name="T149_111">The</text:span><text:span text:style-name="T149_112"><text:s/></text:span><text:span text:style-name="T149_113">executive</text:span><text:span text:style-name="T149_114"><text:s/></text:span><text:span text:style-name="T149_115">committee</text:span><text:span text:style-name="T149_116"><text:s/></text:span><text:span text:style-name="T149_117">shall</text:span><text:span text:style-name="T149_118"><text:s/></text:span><text:span text:style-name="T149_119">keep</text:span><text:span text:style-name="T149_120"><text:s/></text:span><text:span text:style-name="T149_121">regular</text:span><text:span text:style-name="T149_122"><text:s/></text:span><text:span text:style-name="T149_123">minutes</text:span><text:span text:style-name="T149_124"><text:s/></text:span><text:span text:style-name="T149_125">of</text:span><text:span text:style-name="T149_126"><text:s/></text:span><text:span text:style-name="T149_127">its</text:span><text:span text:style-name="T149_128"><text:s/></text:span><text:span text:style-name="T149_129">proceedings</text:span><text:span text:style-name="T149_130">,<text:s/></text:span><text:span text:style-name="T149_131">cause</text:span><text:span text:style-name="T149_132"><text:s/></text:span><text:span text:style-name="T149_133">them</text:span><text:span text:style-name="T149_134"><text:s/></text:span><text:span text:style-name="T149_135">to</text:span><text:span text:style-name="T149_136"><text:s/></text:span><text:span text:style-name="T149_137">be</text:span><text:span text:style-name="T149_138"><text:s/></text:span><text:span text:style-name="T149_139">filed</text:span><text:span text:style-name="T149_140"><text:s/></text:span><text:span text:style-name="T149_141">with</text:span><text:span text:style-name="T149_142"><text:s/></text:span><text:span text:style-name="T149_143">the</text:span><text:span text:style-name="T149_144"><text:s/></text:span><text:span text:style-name="T149_145">corporate</text:span><text:span text:style-name="T149_146"><text:s/></text:span><text:span text:style-name="T149_147">records</text:span><text:span text:style-name="T149_148">,<text:s/></text:span><text:span text:style-name="T149_149">and</text:span><text:span text:style-name="T149_150"><text:s/></text:span><text:span text:style-name="T149_151">report</text:span><text:span text:style-name="T149_152"><text:s/></text:span><text:span text:style-name="T149_153">the</text:span><text:span text:style-name="T149_154"><text:s/></text:span><text:span text:style-name="T149_155">same</text:span><text:span text:style-name="T149_156"><text:s/></text:span><text:span text:style-name="T149_157">to</text:span><text:span text:style-name="T149_158"><text:s/></text:span><text:span text:style-name="T149_159">the</text:span><text:span text:style-name="T149_160"><text:s/></text:span><text:span text:style-name="T149_161">board</text:span><text:span text:style-name="T149_162"><text:s/></text:span><text:span text:style-name="T149_163">from</text:span><text:span text:style-name="T149_164"><text:s/></text:span><text:span text:style-name="T149_165">time</text:span><text:span text:style-name="T149_166"><text:s/></text:span><text:span text:style-name="T149_167">to</text:span><text:span text:style-name="T149_168"><text:s/></text:span><text:span text:style-name="T149_169">time</text:span><text:span text:style-name="T149_170"><text:s/></text:span><text:span text:style-name="T149_171">as</text:span><text:span text:style-name="T149_172"><text:s/></text:span><text:span text:style-name="T149_173">the</text:span><text:span text:style-name="T149_174"><text:s/></text:span><text:span text:style-name="T149_175">board</text:span><text:span text:style-name="T149_176"><text:s/></text:span><text:span text:style-name="T149_177">may</text:span><text:span text:style-name="T149_178"><text:s/></text:span><text:span text:style-name="T149_179">require</text:span><text:span text:style-name="T149_180">.</text:span></text:p>
      <text:p text:style-name="P150"/>
      <text:p text:style-name="P151"><text:span text:style-name="T151_1">Section</text:span><text:span text:style-name="T151_2"><text:s/>2.<text:s/></text:span><text:span text:style-name="T151_3">Other</text:span><text:span text:style-name="T151_4"><text:s/></text:span><text:span text:style-name="T151_5">Committees</text:span></text:p>
      <text:p text:style-name="P152"><text:span text:style-name="T152_1">The</text:span><text:span text:style-name="T152_2"><text:s/></text:span><text:span text:style-name="T152_3">corporation</text:span><text:span text:style-name="T152_4"><text:s/></text:span><text:span text:style-name="T152_5">shall</text:span><text:span text:style-name="T152_6"><text:s/></text:span><text:span text:style-name="T152_7">have</text:span><text:span text:style-name="T152_8"><text:s/></text:span><text:span text:style-name="T152_9">such</text:span><text:span text:style-name="T152_10"><text:s/></text:span><text:span text:style-name="T152_11">other</text:span><text:span text:style-name="T152_12"><text:s/></text:span><text:span text:style-name="T152_13">committees</text:span><text:span text:style-name="T152_14"><text:s/></text:span><text:span text:style-name="T152_15">as</text:span><text:span text:style-name="T152_16"><text:s/></text:span><text:span text:style-name="T152_17">may</text:span><text:span text:style-name="T152_18"><text:s/></text:span><text:span text:style-name="T152_19">from</text:span><text:span text:style-name="T152_20"><text:s/></text:span><text:span text:style-name="T152_21">time</text:span><text:span text:style-name="T152_22"><text:s/></text:span><text:span text:style-name="T152_23">to</text:span><text:span text:style-name="T152_24"><text:s/></text:span><text:span text:style-name="T152_25">time</text:span><text:span text:style-name="T152_26"><text:s/></text:span><text:span text:style-name="T152_27">be</text:span><text:span text:style-name="T152_28"><text:s/></text:span><text:span text:style-name="T152_29">designated</text:span><text:span text:style-name="T152_30"><text:s/></text:span><text:span text:style-name="T152_31">by</text:span><text:span text:style-name="T152_32"><text:s/></text:span><text:span text:style-name="T152_33">resolution</text:span><text:span text:style-name="T152_34"><text:s/></text:span><text:span text:style-name="T152_35">of</text:span><text:span text:style-name="T152_36"><text:s/></text:span><text:span text:style-name="T152_37">the</text:span><text:span text:style-name="T152_38"><text:s/></text:span><text:span text:style-name="T152_39">board</text:span><text:span text:style-name="T152_40"><text:s/></text:span><text:span text:style-name="T152_41">of</text:span><text:span text:style-name="T152_42"><text:s/></text:span><text:span text:style-name="T152_43">directors</text:span><text:span text:style-name="T152_44">.<text:s/></text:span><text:span text:style-name="T152_45">These</text:span><text:span text:style-name="T152_46"><text:s/></text:span><text:span text:style-name="T152_47">committees</text:span><text:span text:style-name="T152_48"><text:s/></text:span><text:span text:style-name="T152_49">may</text:span><text:span text:style-name="T152_50"><text:s/></text:span><text:span text:style-name="T152_51">consist</text:span><text:span text:style-name="T152_52"><text:s/></text:span><text:span text:style-name="T152_53">of</text:span><text:span text:style-name="T152_54"><text:s/></text:span><text:span text:style-name="T152_55">persons</text:span><text:span text:style-name="T152_56"><text:s/></text:span><text:span text:style-name="T152_57">who</text:span><text:span text:style-name="T152_58"><text:s/></text:span><text:span text:style-name="T152_59">are</text:span><text:span text:style-name="T152_60"><text:s/></text:span><text:span text:style-name="T152_61">not</text:span><text:span text:style-name="T152_62"><text:s/></text:span><text:span text:style-name="T152_63">also</text:span><text:span text:style-name="T152_64"><text:s/></text:span><text:span text:style-name="T152_65">members</text:span><text:span text:style-name="T152_66"><text:s/></text:span><text:span text:style-name="T152_67">of</text:span><text:span text:style-name="T152_68"><text:s/></text:span><text:span text:style-name="T152_69">the</text:span><text:span text:style-name="T152_70"><text:s/></text:span><text:span text:style-name="T152_71">board</text:span><text:span text:style-name="T152_72"><text:s/></text:span><text:span text:style-name="T152_73">and</text:span><text:span text:style-name="T152_74"><text:s/></text:span><text:span text:style-name="T152_75">shall</text:span><text:span text:style-name="T152_76"><text:s/></text:span><text:span text:style-name="T152_77">act</text:span><text:span text:style-name="T152_78"><text:s/></text:span><text:span text:style-name="T152_79">in</text:span><text:span text:style-name="T152_80"><text:s/></text:span><text:span text:style-name="T152_81">an</text:span><text:span text:style-name="T152_82"><text:s/></text:span><text:span text:style-name="T152_83">advisory</text:span><text:span text:style-name="T152_84"><text:s/></text:span><text:span text:style-name="T152_85">capacity</text:span><text:span text:style-name="T152_86"><text:s/></text:span><text:span text:style-name="T152_87">to</text:span><text:span text:style-name="T152_88"><text:s/></text:span><text:span text:style-name="T152_89">the</text:span><text:span text:style-name="T152_90"><text:s/></text:span><text:span text:style-name="T152_91">board</text:span><text:span text:style-name="T152_92">.</text:span></text:p>
      <text:p text:style-name="P153"/>
      <text:p text:style-name="P154"><text:span text:style-name="T154_1">Section</text:span><text:span text:style-name="T154_2"><text:s/>3.<text:s/></text:span><text:span text:style-name="T154_3">Meetings</text:span><text:span text:style-name="T154_4"><text:s/></text:span><text:span text:style-name="T154_5">and</text:span><text:span text:style-name="T154_6"><text:s/></text:span><text:span text:style-name="T154_7">Action</text:span><text:span text:style-name="T154_8"><text:s/></text:span><text:span text:style-name="T154_9">of</text:span><text:span text:style-name="T154_10"><text:s/></text:span><text:span text:style-name="T154_11">Committees</text:span></text:p>
      <text:p text:style-name="P155"><text:span text:style-name="T155_1">Meetings</text:span><text:span text:style-name="T155_2"><text:s/></text:span><text:span text:style-name="T155_3">and</text:span><text:span text:style-name="T155_4"><text:s/></text:span><text:span text:style-name="T155_5">action</text:span><text:span text:style-name="T155_6"><text:s/></text:span><text:span text:style-name="T155_7">of</text:span><text:span text:style-name="T155_8"><text:s/></text:span><text:span text:style-name="T155_9">committees</text:span><text:span text:style-name="T155_10"><text:s/></text:span><text:span text:style-name="T155_11">shall</text:span><text:span text:style-name="T155_12"><text:s/></text:span><text:span text:style-name="T155_13">be</text:span><text:span text:style-name="T155_14"><text:s/></text:span><text:span text:style-name="T155_15">governed</text:span><text:span text:style-name="T155_16"><text:s/></text:span><text:span text:style-name="T155_17">by</text:span><text:span text:style-name="T155_18">,<text:s/></text:span><text:span text:style-name="T155_19">noticed</text:span><text:span text:style-name="T155_20">,<text:s/></text:span><text:span text:style-name="T155_21">held</text:span><text:span text:style-name="T155_22">,<text:s/></text:span><text:span text:style-name="T155_23">and</text:span><text:span text:style-name="T155_24"><text:s/></text:span><text:span text:style-name="T155_25">taken</text:span><text:span text:style-name="T155_26"><text:s/></text:span><text:span text:style-name="T155_27">in</text:span><text:span text:style-name="T155_28"><text:s/></text:span><text:span text:style-name="T155_29">accordance</text:span><text:span text:style-name="T155_30"><text:s/></text:span><text:span text:style-name="T155_31">with</text:span><text:span text:style-name="T155_32"><text:s/></text:span><text:span text:style-name="T155_33">the</text:span><text:span text:style-name="T155_34"><text:s/></text:span><text:span text:style-name="T155_35">provisions</text:span><text:span text:style-name="T155_36"><text:s/></text:span><text:span text:style-name="T155_37">of</text:span><text:span text:style-name="T155_38"><text:s/></text:span><text:span text:style-name="T155_39">these</text:span><text:span text:style-name="T155_40"><text:s/></text:span><text:span text:style-name="T155_41">bylaws</text:span><text:span text:style-name="T155_42"><text:s/></text:span><text:span text:style-name="T155_43">concerning</text:span><text:span text:style-name="T155_44"><text:s/></text:span><text:span text:style-name="T155_45">meetings</text:span><text:span text:style-name="T155_46"><text:s/></text:span><text:span text:style-name="T155_47">of</text:span><text:span text:style-name="T155_48"><text:s/></text:span><text:span text:style-name="T155_49">the</text:span><text:span text:style-name="T155_50"><text:s/></text:span><text:span text:style-name="T155_51">board</text:span><text:span text:style-name="T155_52"><text:s/></text:span><text:span text:style-name="T155_53">of</text:span><text:span text:style-name="T155_54"><text:s/></text:span><text:span text:style-name="T155_55">directors</text:span><text:span text:style-name="T155_56">,<text:s/></text:span><text:span text:style-name="T155_57">with</text:span><text:span text:style-name="T155_58"><text:s/></text:span><text:span text:style-name="T155_59">such</text:span><text:span text:style-name="T155_60"><text:s/></text:span><text:span text:style-name="T155_61">changes</text:span><text:span text:style-name="T155_62"><text:s/></text:span><text:span text:style-name="T155_63">in</text:span><text:span text:style-name="T155_64"><text:s/></text:span><text:span text:style-name="T155_65">the</text:span><text:span text:style-name="T155_66"><text:s/></text:span><text:span text:style-name="T155_67">context</text:span><text:span text:style-name="T155_68"><text:s/></text:span><text:span text:style-name="T155_69">of</text:span><text:span text:style-name="T155_70"><text:s/></text:span><text:span text:style-name="T155_71">such</text:span><text:span text:style-name="T155_72"><text:s/></text:span><text:span text:style-name="T155_73">bylaw</text:span><text:span text:style-name="T155_74"><text:s/></text:span><text:span text:style-name="T155_75">provisions</text:span><text:span text:style-name="T155_76"><text:s/></text:span><text:span text:style-name="T155_77">as</text:span><text:span text:style-name="T155_78"><text:s/></text:span><text:span text:style-name="T155_79">are</text:span><text:span text:style-name="T155_80"><text:s/></text:span><text:span text:style-name="T155_81">necessary</text:span><text:span text:style-name="T155_82"><text:s/></text:span><text:span text:style-name="T155_83">to</text:span><text:span text:style-name="T155_84"><text:s/></text:span><text:span text:style-name="T155_85">substitute</text:span><text:span text:style-name="T155_86"><text:s/></text:span><text:span text:style-name="T155_87">the</text:span><text:span text:style-name="T155_88"><text:s/></text:span><text:span text:style-name="T155_89">committee</text:span><text:span text:style-name="T155_90"><text:s/></text:span><text:span text:style-name="T155_91">and</text:span><text:span text:style-name="T155_92"><text:s/></text:span><text:span text:style-name="T155_93">its</text:span><text:span text:style-name="T155_94"><text:s/></text:span><text:span text:style-name="T155_95">members</text:span><text:span text:style-name="T155_96"><text:s/></text:span><text:span text:style-name="T155_97">for</text:span><text:span text:style-name="T155_98"><text:s/></text:span><text:span text:style-name="T155_99">the</text:span><text:span text:style-name="T155_100"><text:s/></text:span><text:span text:style-name="T155_101">board</text:span><text:span text:style-name="T155_102"><text:s/></text:span><text:span text:style-name="T155_103">of</text:span><text:span text:style-name="T155_104"><text:s/></text:span><text:span text:style-name="T155_105">directors</text:span><text:span text:style-name="T155_106"><text:s/></text:span><text:span text:style-name="T155_107">and</text:span><text:span text:style-name="T155_108"><text:s/></text:span><text:span text:style-name="T155_109">its</text:span><text:span text:style-name="T155_110"><text:s/></text:span><text:span text:style-name="T155_111">members</text:span><text:span text:style-name="T155_112">,<text:s/></text:span><text:span text:style-name="T155_113">except</text:span><text:span text:style-name="T155_114"><text:s/></text:span><text:span text:style-name="T155_115">that</text:span><text:span text:style-name="T155_116"><text:s/></text:span><text:span text:style-name="T155_117">the</text:span><text:span text:style-name="T155_118"><text:s/></text:span><text:span text:style-name="T155_119">time</text:span><text:span text:style-name="T155_120"><text:s/></text:span><text:span text:style-name="T155_121">for</text:span><text:span text:style-name="T155_122"><text:s/></text:span><text:span text:style-name="T155_123">regular</text:span><text:span text:style-name="T155_124"><text:s/></text:span><text:span text:style-name="T155_125">and</text:span><text:span text:style-name="T155_126"><text:s/></text:span><text:span text:style-name="T155_127">special</text:span><text:span text:style-name="T155_128"><text:s/></text:span><text:span text:style-name="T155_129">meetings</text:span><text:span text:style-name="T155_130"><text:s/></text:span><text:span text:style-name="T155_131">of</text:span><text:span text:style-name="T155_132"><text:s/></text:span><text:span text:style-name="T155_133">committees</text:span><text:span text:style-name="T155_134"><text:s/></text:span><text:span text:style-name="T155_135">may</text:span><text:span text:style-name="T155_136"><text:s/></text:span><text:span text:style-name="T155_137">be</text:span><text:span text:style-name="T155_138"><text:s/></text:span><text:span text:style-name="T155_139">fixed</text:span><text:span text:style-name="T155_140"><text:s/></text:span><text:span text:style-name="T155_141">by</text:span><text:span text:style-name="T155_142"><text:s/></text:span><text:span text:style-name="T155_143">resolution</text:span><text:span text:style-name="T155_144"><text:s/></text:span><text:span text:style-name="T155_145">of</text:span><text:span text:style-name="T155_146"><text:s/></text:span><text:span text:style-name="T155_147">the</text:span><text:span text:style-name="T155_148"><text:s/></text:span><text:span text:style-name="T155_149">board</text:span><text:span text:style-name="T155_150"><text:s/></text:span><text:span text:style-name="T155_151">of</text:span><text:span text:style-name="T155_152"><text:s/></text:span><text:span text:style-name="T155_153">directors</text:span><text:span text:style-name="T155_154"><text:s/></text:span><text:span text:style-name="T155_155">or</text:span><text:span text:style-name="T155_156"><text:s/></text:span><text:span text:style-name="T155_157">by</text:span><text:span text:style-name="T155_158"><text:s/></text:span><text:span text:style-name="T155_159">the</text:span><text:span text:style-name="T155_160"><text:s/></text:span><text:span text:style-name="T155_161">committee</text:span><text:span text:style-name="T155_162">.<text:s/></text:span><text:span text:style-name="T155_163">The</text:span><text:span text:style-name="T155_164"><text:s/></text:span><text:span text:style-name="T155_165">board</text:span><text:span text:style-name="T155_166"><text:s/></text:span><text:span text:style-name="T155_167">of</text:span><text:span text:style-name="T155_168"><text:s/></text:span><text:span text:style-name="T155_169">directors</text:span><text:span text:style-name="T155_170"><text:s/></text:span><text:span text:style-name="T155_171">may</text:span><text:span text:style-name="T155_172"><text:s/></text:span><text:span text:style-name="T155_173">also</text:span><text:span text:style-name="T155_174"><text:s/></text:span><text:span text:style-name="T155_175">adopt</text:span><text:span text:style-name="T155_176"><text:s/></text:span><text:span text:style-name="T155_177">rules</text:span><text:span text:style-name="T155_178"><text:s/></text:span><text:span text:style-name="T155_179">and</text:span><text:span text:style-name="T155_180"><text:s/></text:span><text:span text:style-name="T155_181">regulations</text:span><text:span text:style-name="T155_182"><text:s/></text:span><text:span text:style-name="T155_183">pertaining</text:span><text:span text:style-name="T155_184"><text:s/></text:span><text:span text:style-name="T155_185">to</text:span><text:span text:style-name="T155_186"><text:s/></text:span><text:span text:style-name="T155_187">the</text:span><text:span text:style-name="T155_188"><text:s/></text:span><text:span text:style-name="T155_189">conduct</text:span><text:span text:style-name="T155_190"><text:s/></text:span><text:span text:style-name="T155_191">of</text:span><text:span text:style-name="T155_192"><text:s/></text:span><text:span text:style-name="T155_193">meetings</text:span><text:span text:style-name="T155_194"><text:s/></text:span><text:span text:style-name="T155_195">of</text:span><text:span text:style-name="T155_196"><text:s/></text:span><text:span text:style-name="T155_197">committees</text:span><text:span text:style-name="T155_198"><text:s/></text:span><text:span text:style-name="T155_199">to</text:span><text:span text:style-name="T155_200"><text:s/></text:span><text:span text:style-name="T155_201">the</text:span><text:span text:style-name="T155_202"><text:s/></text:span><text:span text:style-name="T155_203">extent</text:span><text:span text:style-name="T155_204"><text:s/></text:span><text:span text:style-name="T155_205">that</text:span><text:span text:style-name="T155_206"><text:s/></text:span><text:span text:style-name="T155_207">such</text:span><text:span text:style-name="T155_208"><text:s/></text:span><text:span text:style-name="T155_209">rules</text:span><text:span text:style-name="T155_210"><text:s/></text:span><text:span text:style-name="T155_211">and</text:span><text:span text:style-name="T155_212"><text:s/></text:span><text:span text:style-name="T155_213">regulations</text:span><text:span text:style-name="T155_214"><text:s/></text:span><text:span text:style-name="T155_215">are</text:span><text:span text:style-name="T155_216"><text:s/></text:span><text:span text:style-name="T155_217">not</text:span><text:span text:style-name="T155_218"><text:s/></text:span><text:span text:style-name="T155_219">inconsistent</text:span><text:span text:style-name="T155_220"><text:s/></text:span><text:span text:style-name="T155_221">with</text:span><text:span text:style-name="T155_222"><text:s/></text:span><text:span text:style-name="T155_223">the</text:span><text:span text:style-name="T155_224"><text:s/></text:span><text:span text:style-name="T155_225">provisions</text:span><text:span text:style-name="T155_226"><text:s/></text:span><text:span text:style-name="T155_227">of</text:span><text:span text:style-name="T155_228"><text:s/></text:span><text:span text:style-name="T155_229">these</text:span><text:span text:style-name="T155_230"><text:s/></text:span><text:span text:style-name="T155_231">bylaws</text:span><text:span text:style-name="T155_232">.</text:span></text:p>
      <text:p text:style-name="P156"/>
      <text:p text:style-name="P157"><text:span text:style-name="T157_1">Article</text:span><text:span text:style-name="T157_2"><text:s/>6<text:line-break/></text:span><text:span text:style-name="T157_3">Execution</text:span><text:span text:style-name="T157_4"><text:s/></text:span><text:span text:style-name="T157_5">of</text:span><text:span text:style-name="T157_6"><text:s/></text:span><text:span text:style-name="T157_7">Instruments</text:span><text:span text:style-name="T157_8">,<text:s/></text:span><text:span text:style-name="T157_9">Deposits</text:span><text:span text:style-name="T157_10">,<text:s/></text:span><text:span text:style-name="T157_11">and</text:span><text:span text:style-name="T157_12"><text:s/></text:span><text:span text:style-name="T157_13">Funds</text:span></text:p>
      <text:p text:style-name="P158"/>
      <text:p text:style-name="P159"><text:span text:style-name="T159_1">Section</text:span><text:span text:style-name="T159_2"><text:s/>1.<text:s/></text:span><text:span text:style-name="T159_3">Execution</text:span><text:span text:style-name="T159_4"><text:s/></text:span><text:span text:style-name="T159_5">of</text:span><text:span text:style-name="T159_6"><text:s/></text:span><text:span text:style-name="T159_7">Instruments</text:span></text:p>
      <text:p text:style-name="P160"><text:span text:style-name="T160_1">The</text:span><text:span text:style-name="T160_2"><text:s/></text:span><text:span text:style-name="T160_3">board</text:span><text:span text:style-name="T160_4"><text:s/></text:span><text:span text:style-name="T160_5">of</text:span><text:span text:style-name="T160_6"><text:s/></text:span><text:span text:style-name="T160_7">directors</text:span><text:span text:style-name="T160_8">,<text:s/></text:span><text:span text:style-name="T160_9">except</text:span><text:span text:style-name="T160_10"><text:s/></text:span><text:span text:style-name="T160_11">as</text:span><text:span text:style-name="T160_12"><text:s/></text:span><text:span text:style-name="T160_13">otherwise</text:span><text:span text:style-name="T160_14"><text:s/></text:span><text:span text:style-name="T160_15">provided</text:span><text:span text:style-name="T160_16"><text:s/></text:span><text:span text:style-name="T160_17">in</text:span><text:span text:style-name="T160_18"><text:s/></text:span><text:span text:style-name="T160_19">these</text:span><text:span text:style-name="T160_20"><text:s/></text:span><text:span text:style-name="T160_21">bylaws</text:span><text:span text:style-name="T160_22">,<text:s/></text:span><text:span text:style-name="T160_23">may</text:span><text:span text:style-name="T160_24"><text:s/></text:span><text:span text:style-name="T160_25">by</text:span><text:span text:style-name="T160_26"><text:s/></text:span><text:span text:style-name="T160_27">resolution</text:span><text:span text:style-name="T160_28"><text:s/></text:span><text:span text:style-name="T160_29">authorize</text:span><text:span text:style-name="T160_30"><text:s/></text:span><text:span text:style-name="T160_31">any</text:span><text:span text:style-name="T160_32"><text:s/></text:span><text:span text:style-name="T160_33">officer</text:span><text:span text:style-name="T160_34"><text:s/></text:span><text:span text:style-name="T160_35">or</text:span><text:span text:style-name="T160_36"><text:s/></text:span><text:span text:style-name="T160_37">agent</text:span><text:span text:style-name="T160_38"><text:s/></text:span><text:span text:style-name="T160_39">of</text:span><text:span text:style-name="T160_40"><text:s/></text:span><text:span text:style-name="T160_41">the</text:span><text:span text:style-name="T160_42"><text:s/></text:span><text:span text:style-name="T160_43">corporation</text:span><text:span text:style-name="T160_44"><text:s/></text:span><text:span text:style-name="T160_45">to</text:span><text:span text:style-name="T160_46"><text:s/></text:span><text:span text:style-name="T160_47">enter</text:span><text:span text:style-name="T160_48"><text:s/></text:span><text:span text:style-name="T160_49">into</text:span><text:span text:style-name="T160_50"><text:s/></text:span><text:span text:style-name="T160_51">any</text:span><text:span text:style-name="T160_52"><text:s/></text:span><text:span text:style-name="T160_53">contract</text:span><text:span text:style-name="T160_54"><text:s/></text:span><text:span text:style-name="T160_55">or</text:span><text:span text:style-name="T160_56"><text:s/></text:span><text:span text:style-name="T160_57">execute</text:span><text:span text:style-name="T160_58"><text:s/></text:span><text:span text:style-name="T160_59">and</text:span><text:span text:style-name="T160_60"><text:s/></text:span><text:span text:style-name="T160_61">deliver</text:span><text:span text:style-name="T160_62"><text:s/></text:span><text:span text:style-name="T160_63">any</text:span><text:span text:style-name="T160_64"><text:s/></text:span><text:span text:style-name="T160_65">instrument</text:span><text:span text:style-name="T160_66"><text:s/></text:span><text:span text:style-name="T160_67">in</text:span><text:span text:style-name="T160_68"><text:s/></text:span><text:span text:style-name="T160_69">the</text:span><text:span text:style-name="T160_70"><text:s/></text:span><text:span text:style-name="T160_71">name</text:span><text:span text:style-name="T160_72"><text:s/></text:span><text:span text:style-name="T160_73">of</text:span><text:span text:style-name="T160_74"><text:s/></text:span><text:span text:style-name="T160_75">and</text:span><text:span text:style-name="T160_76"><text:s/></text:span><text:span text:style-name="T160_77">on</text:span><text:span text:style-name="T160_78"><text:s/></text:span><text:span text:style-name="T160_79">behalf</text:span><text:span text:style-name="T160_80"><text:s/></text:span><text:span text:style-name="T160_81">of</text:span><text:span text:style-name="T160_82"><text:s/></text:span><text:span text:style-name="T160_83">the</text:span><text:span text:style-name="T160_84"><text:s/></text:span><text:span text:style-name="T160_85">corporation</text:span><text:span text:style-name="T160_86">,<text:s/></text:span><text:span text:style-name="T160_87">and</text:span><text:span text:style-name="T160_88"><text:s/></text:span><text:span text:style-name="T160_89">such</text:span><text:span text:style-name="T160_90"><text:s/></text:span><text:span text:style-name="T160_91">authority</text:span><text:span text:style-name="T160_92"><text:s/></text:span><text:span text:style-name="T160_93">may</text:span><text:span text:style-name="T160_94"><text:s/></text:span><text:span text:style-name="T160_95">be</text:span><text:span text:style-name="T160_96"><text:s/></text:span><text:span text:style-name="T160_97">general</text:span><text:span text:style-name="T160_98"><text:s/></text:span><text:span text:style-name="T160_99">or</text:span><text:span text:style-name="T160_100"><text:s/></text:span><text:span text:style-name="T160_101">confined</text:span><text:span text:style-name="T160_102"><text:s/></text:span><text:span text:style-name="T160_103">to</text:span><text:span text:style-name="T160_104"><text:s/></text:span><text:span text:style-name="T160_105">specific</text:span><text:span text:style-name="T160_106"><text:s/></text:span><text:span text:style-name="T160_107">instances</text:span><text:span text:style-name="T160_108">.<text:s/></text:span><text:span text:style-name="T160_109">Unless</text:span><text:span text:style-name="T160_110"><text:s/></text:span><text:span text:style-name="T160_111">so</text:span><text:span text:style-name="T160_112"><text:s/></text:span><text:span text:style-name="T160_113">authorized</text:span><text:span text:style-name="T160_114">,<text:s/></text:span><text:span text:style-name="T160_115">no</text:span><text:span text:style-name="T160_116"><text:s/></text:span><text:span text:style-name="T160_117">officer</text:span><text:span text:style-name="T160_118">,<text:s/></text:span><text:span text:style-name="T160_119">agent</text:span><text:span text:style-name="T160_120">,<text:s/></text:span><text:span text:style-name="T160_121">or</text:span><text:span text:style-name="T160_122"><text:s/></text:span><text:span text:style-name="T160_123">employee</text:span><text:span text:style-name="T160_124"><text:s/></text:span><text:span text:style-name="T160_125">shall</text:span><text:span text:style-name="T160_126"><text:s/></text:span><text:span text:style-name="T160_127">have</text:span><text:span text:style-name="T160_128"><text:s/></text:span><text:span text:style-name="T160_129">any</text:span><text:span text:style-name="T160_130"><text:s/></text:span><text:span text:style-name="T160_131">power</text:span><text:span text:style-name="T160_132"><text:s/></text:span><text:span text:style-name="T160_133">or</text:span><text:span text:style-name="T160_134"><text:s/></text:span><text:span text:style-name="T160_135">authority</text:span><text:span text:style-name="T160_136"><text:s/></text:span><text:span text:style-name="T160_137">to</text:span><text:span text:style-name="T160_138"><text:s/></text:span><text:span text:style-name="T160_139">bind</text:span><text:span text:style-name="T160_140"><text:s/></text:span><text:span text:style-name="T160_141">the</text:span><text:span text:style-name="T160_142"><text:s/></text:span><text:span text:style-name="T160_143">corporation</text:span><text:span text:style-name="T160_144"><text:s/></text:span><text:span text:style-name="T160_145">by</text:span><text:span text:style-name="T160_146"><text:s/></text:span><text:span text:style-name="T160_147">any</text:span><text:span text:style-name="T160_148"><text:s/></text:span><text:span text:style-name="T160_149">contract</text:span><text:span text:style-name="T160_150"><text:s/></text:span><text:span text:style-name="T160_151">or</text:span><text:span text:style-name="T160_152"><text:s/></text:span><text:span text:style-name="T160_153">engagement</text:span><text:span text:style-name="T160_154"><text:s/></text:span><text:span text:style-name="T160_155">or</text:span><text:span text:style-name="T160_156"><text:s/></text:span><text:span text:style-name="T160_157">to</text:span><text:span text:style-name="T160_158"><text:s/></text:span><text:span text:style-name="T160_159">pledge</text:span><text:span text:style-name="T160_160"><text:s/></text:span><text:span text:style-name="T160_161">its</text:span><text:span text:style-name="T160_162"><text:s/></text:span><text:span text:style-name="T160_163">credit</text:span><text:span text:style-name="T160_164"><text:s/></text:span><text:span text:style-name="T160_165">or</text:span><text:span text:style-name="T160_166"><text:s/></text:span><text:span text:style-name="T160_167">to</text:span><text:span text:style-name="T160_168"><text:s/></text:span><text:span text:style-name="T160_169">render</text:span><text:span text:style-name="T160_170"><text:s/></text:span><text:span text:style-name="T160_171">it</text:span><text:span text:style-name="T160_172"><text:s/></text:span><text:span text:style-name="T160_173">liable</text:span><text:span text:style-name="T160_174"><text:s/></text:span><text:span text:style-name="T160_175">monetarily</text:span><text:span text:style-name="T160_176"><text:s/></text:span><text:span text:style-name="T160_177">for</text:span><text:span text:style-name="T160_178"><text:s/></text:span><text:span text:style-name="T160_179">any</text:span><text:span text:style-name="T160_180"><text:s/></text:span><text:span text:style-name="T160_181">purpose</text:span><text:span text:style-name="T160_182"><text:s/></text:span><text:span text:style-name="T160_183">or</text:span><text:span text:style-name="T160_184"><text:s/></text:span><text:span text:style-name="T160_185">in</text:span><text:span text:style-name="T160_186"><text:s/></text:span><text:span text:style-name="T160_187">any</text:span><text:span text:style-name="T160_188"><text:s/></text:span><text:span text:style-name="T160_189">amount</text:span><text:span text:style-name="T160_190">.</text:span></text:p>
      <text:p text:style-name="P161"/>
      <text:p text:style-name="P162"><text:span text:style-name="T162_1">Section</text:span><text:span text:style-name="T162_2"><text:s/>2.<text:s/></text:span><text:span text:style-name="T162_3">Checks</text:span><text:span text:style-name="T162_4"><text:s/></text:span><text:span text:style-name="T162_5">and</text:span><text:span text:style-name="T162_6"><text:s/></text:span><text:span text:style-name="T162_7">Notes</text:span></text:p>
      <text:p text:style-name="P163"><text:span text:style-name="T163_1">Except</text:span><text:span text:style-name="T163_2"><text:s/></text:span><text:span text:style-name="T163_3">as</text:span><text:span text:style-name="T163_4"><text:s/></text:span><text:span text:style-name="T163_5">otherwise</text:span><text:span text:style-name="T163_6"><text:s/></text:span><text:span text:style-name="T163_7">specifically</text:span><text:span text:style-name="T163_8"><text:s/></text:span><text:span text:style-name="T163_9">determined</text:span><text:span text:style-name="T163_10"><text:s/></text:span><text:span text:style-name="T163_11">by</text:span><text:span text:style-name="T163_12"><text:s/></text:span><text:span text:style-name="T163_13">resolution</text:span><text:span text:style-name="T163_14"><text:s/></text:span><text:span text:style-name="T163_15">of</text:span><text:span text:style-name="T163_16"><text:s/></text:span><text:span text:style-name="T163_17">the</text:span><text:span text:style-name="T163_18"><text:s/></text:span><text:span text:style-name="T163_19">board</text:span><text:span text:style-name="T163_20"><text:s/></text:span><text:span text:style-name="T163_21">of</text:span><text:span text:style-name="T163_22"><text:s/></text:span><text:span text:style-name="T163_23">directors</text:span><text:span text:style-name="T163_24">,<text:s/></text:span><text:span text:style-name="T163_25">or</text:span><text:span text:style-name="T163_26"><text:s/></text:span><text:span text:style-name="T163_27">as</text:span><text:span text:style-name="T163_28"><text:s/></text:span><text:span text:style-name="T163_29">otherwise</text:span><text:span text:style-name="T163_30"><text:s/></text:span><text:span text:style-name="T163_31">required</text:span><text:span text:style-name="T163_32"><text:s/></text:span><text:span text:style-name="T163_33">by</text:span><text:span text:style-name="T163_34"><text:s/></text:span><text:span text:style-name="T163_35">law</text:span><text:span text:style-name="T163_36">,<text:s/></text:span><text:span text:style-name="T163_37">checks</text:span><text:span text:style-name="T163_38">,<text:s/></text:span><text:span text:style-name="T163_39">drafts</text:span><text:span text:style-name="T163_40">,<text:s/></text:span><text:span text:style-name="T163_41">promissory</text:span><text:span text:style-name="T163_42"><text:s/></text:span><text:span text:style-name="T163_43">notes</text:span><text:span text:style-name="T163_44">,<text:s/></text:span><text:span text:style-name="T163_45">orders</text:span><text:span text:style-name="T163_46"><text:s/></text:span><text:span text:style-name="T163_47">for</text:span><text:span text:style-name="T163_48"><text:s/></text:span><text:span text:style-name="T163_49">the</text:span><text:span text:style-name="T163_50"><text:s/></text:span><text:span text:style-name="T163_51">payment</text:span><text:span text:style-name="T163_52"><text:s/></text:span><text:span text:style-name="T163_53">of</text:span><text:span text:style-name="T163_54"><text:s/></text:span><text:span text:style-name="T163_55">money</text:span><text:span text:style-name="T163_56">,<text:s/></text:span><text:span text:style-name="T163_57">and</text:span><text:span text:style-name="T163_58"><text:s/></text:span><text:span text:style-name="T163_59">other</text:span><text:span text:style-name="T163_60"><text:s/></text:span><text:span text:style-name="T163_61">evidence</text:span><text:span text:style-name="T163_62"><text:s/></text:span><text:span text:style-name="T163_63">of</text:span><text:span text:style-name="T163_64"><text:s/></text:span><text:span text:style-name="T163_65">indebtedness</text:span><text:span text:style-name="T163_66"><text:s/></text:span><text:span text:style-name="T163_67">of</text:span><text:span text:style-name="T163_68"><text:s/></text:span><text:span text:style-name="T163_69">the</text:span><text:span text:style-name="T163_70"><text:s/></text:span><text:span text:style-name="T163_71">corporation</text:span><text:span text:style-name="T163_72"><text:s/></text:span><text:span text:style-name="T163_73">shall</text:span><text:span text:style-name="T163_74"><text:s/></text:span><text:span text:style-name="T163_75">be</text:span><text:span text:style-name="T163_76"><text:s/></text:span><text:span text:style-name="T163_77">signed</text:span><text:span text:style-name="T163_78"><text:s/></text:span><text:span text:style-name="T163_79">by</text:span><text:span text:style-name="T163_80"><text:s/></text:span><text:span text:style-name="T163_81">the</text:span><text:span text:style-name="T163_82"><text:s/></text:span><text:span text:style-name="T163_83">treasurer</text:span><text:span text:style-name="T163_84"><text:s/></text:span><text:span text:style-name="T163_85">and</text:span><text:span text:style-name="T163_86"><text:s/></text:span><text:span text:style-name="T163_87">countersigned</text:span><text:span text:style-name="T163_88"><text:s/></text:span><text:span text:style-name="T163_89">by</text:span><text:span text:style-name="T163_90"><text:s/></text:span><text:span text:style-name="T163_91">the</text:span><text:span text:style-name="T163_92"><text:s/></text:span><text:span text:style-name="T163_93">president</text:span><text:span text:style-name="T163_94"><text:s/></text:span><text:span text:style-name="T163_95">of</text:span><text:span text:style-name="T163_96"><text:s/></text:span><text:span text:style-name="T163_97">the</text:span><text:span text:style-name="T163_98"><text:s/></text:span><text:span text:style-name="T163_99">corporation</text:span><text:span text:style-name="T163_100">.</text:span></text:p>
      <text:p text:style-name="P164"/>
      <text:p text:style-name="P165"><text:span text:style-name="T165_1">Section</text:span><text:span text:style-name="T165_2"><text:s/>3.<text:s/></text:span><text:span text:style-name="T165_3">Deposits</text:span></text:p>
      <text:p text:style-name="P166"><text:span text:style-name="T166_1">All</text:span><text:span text:style-name="T166_2"><text:s/></text:span><text:span text:style-name="T166_3">funds</text:span><text:span text:style-name="T166_4"><text:s/></text:span><text:span text:style-name="T166_5">of</text:span><text:span text:style-name="T166_6"><text:s/></text:span><text:span text:style-name="T166_7">the</text:span><text:span text:style-name="T166_8"><text:s/></text:span><text:span text:style-name="T166_9">corporation</text:span><text:span text:style-name="T166_10"><text:s/></text:span><text:span text:style-name="T166_11">shall</text:span><text:span text:style-name="T166_12"><text:s/></text:span><text:span text:style-name="T166_13">be</text:span><text:span text:style-name="T166_14"><text:s/></text:span><text:span text:style-name="T166_15">deposited</text:span><text:span text:style-name="T166_16"><text:s/></text:span><text:span text:style-name="T166_17">from</text:span><text:span text:style-name="T166_18"><text:s/></text:span><text:span text:style-name="T166_19">time</text:span><text:span text:style-name="T166_20"><text:s/></text:span><text:span text:style-name="T166_21">to</text:span><text:span text:style-name="T166_22"><text:s/></text:span><text:span text:style-name="T166_23">time</text:span><text:span text:style-name="T166_24"><text:s/></text:span><text:span text:style-name="T166_25">to</text:span><text:span text:style-name="T166_26"><text:s/></text:span><text:span text:style-name="T166_27">the</text:span><text:span text:style-name="T166_28"><text:s/></text:span><text:span text:style-name="T166_29">credit</text:span><text:span text:style-name="T166_30"><text:s/></text:span><text:span text:style-name="T166_31">of</text:span><text:span text:style-name="T166_32"><text:s/></text:span><text:span text:style-name="T166_33">the</text:span><text:span text:style-name="T166_34"><text:s/></text:span><text:span text:style-name="T166_35">corporation</text:span><text:span text:style-name="T166_36"><text:s/></text:span><text:span text:style-name="T166_37">in</text:span><text:span text:style-name="T166_38"><text:s/></text:span><text:span text:style-name="T166_39">such</text:span><text:span text:style-name="T166_40"><text:s/></text:span><text:span text:style-name="T166_41">banks</text:span><text:span text:style-name="T166_42">,<text:s/></text:span><text:span text:style-name="T166_43">trust</text:span><text:span text:style-name="T166_44"><text:s/></text:span><text:span text:style-name="T166_45">companies</text:span><text:span text:style-name="T166_46">,<text:s/></text:span><text:span text:style-name="T166_47">or</text:span><text:span text:style-name="T166_48"><text:s/></text:span><text:span text:style-name="T166_49">other</text:span><text:span text:style-name="T166_50"><text:s/></text:span><text:span text:style-name="T166_51">depositories</text:span><text:span text:style-name="T166_52"><text:s/></text:span><text:span text:style-name="T166_53">as</text:span><text:span text:style-name="T166_54"><text:s/></text:span><text:span text:style-name="T166_55">the</text:span><text:span text:style-name="T166_56"><text:s/></text:span><text:span text:style-name="T166_57">board</text:span><text:span text:style-name="T166_58"><text:s/></text:span><text:span text:style-name="T166_59">of</text:span><text:span text:style-name="T166_60"><text:s/></text:span><text:span text:style-name="T166_61">directors</text:span><text:span text:style-name="T166_62"><text:s/></text:span><text:span text:style-name="T166_63">may</text:span><text:span text:style-name="T166_64"><text:s/></text:span><text:span text:style-name="T166_65">select</text:span><text:span text:style-name="T166_66">.</text:span></text:p>
      <text:p text:style-name="P167"/>
      <text:p text:style-name="P168"><text:span text:style-name="T168_1">Section</text:span><text:span text:style-name="T168_2"><text:s/>4.<text:s/></text:span><text:span text:style-name="T168_3">Gifts</text:span></text:p>
      <text:p text:style-name="P169"><text:span text:style-name="T169_1">The</text:span><text:span text:style-name="T169_2"><text:s/></text:span><text:span text:style-name="T169_3">board</text:span><text:span text:style-name="T169_4"><text:s/></text:span><text:span text:style-name="T169_5">of</text:span><text:span text:style-name="T169_6"><text:s/></text:span><text:span text:style-name="T169_7">directors</text:span><text:span text:style-name="T169_8"><text:s/></text:span><text:span text:style-name="T169_9">may</text:span><text:span text:style-name="T169_10"><text:s/></text:span><text:span text:style-name="T169_11">accept</text:span><text:span text:style-name="T169_12"><text:s/></text:span><text:span text:style-name="T169_13">on</text:span><text:span text:style-name="T169_14"><text:s/></text:span><text:span text:style-name="T169_15">behalf</text:span><text:span text:style-name="T169_16"><text:s/></text:span><text:span text:style-name="T169_17">of</text:span><text:span text:style-name="T169_18"><text:s/></text:span><text:span text:style-name="T169_19">the</text:span><text:span text:style-name="T169_20"><text:s/></text:span><text:span text:style-name="T169_21">corporation</text:span><text:span text:style-name="T169_22"><text:s/></text:span><text:span text:style-name="T169_23">any</text:span><text:span text:style-name="T169_24"><text:s/></text:span><text:span text:style-name="T169_25">contribution</text:span><text:span text:style-name="T169_26">,<text:s/></text:span><text:span text:style-name="T169_27">gift</text:span><text:span text:style-name="T169_28">,<text:s/></text:span><text:span text:style-name="T169_29">bequest</text:span><text:span text:style-name="T169_30">,<text:s/></text:span><text:span text:style-name="T169_31">or</text:span><text:span text:style-name="T169_32"><text:s/></text:span><text:span text:style-name="T169_33">devise</text:span><text:span text:style-name="T169_34"><text:s/></text:span><text:span text:style-name="T169_35">for</text:span><text:span text:style-name="T169_36"><text:s/></text:span><text:span text:style-name="T169_37">the</text:span><text:span text:style-name="T169_38"><text:s/></text:span><text:span text:style-name="T169_39">nonprofit</text:span><text:span text:style-name="T169_40"><text:s/></text:span><text:span text:style-name="T169_41">purposes</text:span><text:span text:style-name="T169_42"><text:s/></text:span><text:span text:style-name="T169_43">of</text:span><text:span text:style-name="T169_44"><text:s/></text:span><text:span text:style-name="T169_45">this</text:span><text:span text:style-name="T169_46"><text:s/></text:span><text:span text:style-name="T169_47">corporation</text:span><text:span text:style-name="T169_48">.</text:span></text:p>
      <text:p text:style-name="P170"/>
      <text:p text:style-name="P171"><text:span text:style-name="T171_1">Article</text:span><text:span text:style-name="T171_2"><text:s/>7<text:line-break/></text:span><text:span text:style-name="T171_3">Corporate</text:span><text:span text:style-name="T171_4"><text:s/></text:span><text:span text:style-name="T171_5">Records</text:span><text:span text:style-name="T171_6">,<text:s/></text:span><text:span text:style-name="T171_7">Reports</text:span><text:span text:style-name="T171_8">,<text:s/></text:span><text:span text:style-name="T171_9">and</text:span><text:span text:style-name="T171_10"><text:s/></text:span><text:span text:style-name="T171_11">Seal</text:span></text:p>
      <text:p text:style-name="P172"/>
      <text:p text:style-name="P173"><text:span text:style-name="T173_1">Section</text:span><text:span text:style-name="T173_2"><text:s/>1.<text:s/></text:span><text:span text:style-name="T173_3">Maintenance</text:span><text:span text:style-name="T173_4"><text:s/></text:span><text:span text:style-name="T173_5">of</text:span><text:span text:style-name="T173_6"><text:s/></text:span><text:span text:style-name="T173_7">Corporate</text:span><text:span text:style-name="T173_8"><text:s/></text:span><text:span text:style-name="T173_9">Records</text:span></text:p>
      <text:p text:style-name="P174"><text:span text:style-name="T174_1">The</text:span><text:span text:style-name="T174_2"><text:s/></text:span><text:span text:style-name="T174_3">corporation</text:span><text:span text:style-name="T174_4"><text:s/></text:span><text:span text:style-name="T174_5">shall</text:span><text:span text:style-name="T174_6"><text:s/></text:span><text:span text:style-name="T174_7">keep</text:span><text:span text:style-name="T174_8"><text:s/></text:span><text:span text:style-name="T174_9">at</text:span><text:span text:style-name="T174_10"><text:s/></text:span><text:span text:style-name="T174_11">its</text:span><text:span text:style-name="T174_12"><text:s/></text:span><text:span text:style-name="T174_13">principal</text:span><text:span text:style-name="T174_14"><text:s/></text:span><text:span text:style-name="T174_15">office</text:span><text:span text:style-name="T174_16">:</text:span></text:p>
      <text:p text:style-name="P175"><text:span text:style-name="T175_1">a</text:span><text:span text:style-name="T175_2">.<text:tab/></text:span><text:span text:style-name="T175_3">Minutes</text:span><text:span text:style-name="T175_4"><text:s/></text:span><text:span text:style-name="T175_5">of</text:span><text:span text:style-name="T175_6"><text:s/></text:span><text:span text:style-name="T175_7">all</text:span><text:span text:style-name="T175_8"><text:s/></text:span><text:span text:style-name="T175_9">meetings</text:span><text:span text:style-name="T175_10"><text:s/></text:span><text:span text:style-name="T175_11">of</text:span><text:span text:style-name="T175_12"><text:s/></text:span><text:span text:style-name="T175_13">directors</text:span><text:span text:style-name="T175_14">,<text:s/></text:span><text:span text:style-name="T175_15">committees</text:span><text:span text:style-name="T175_16"><text:s/></text:span><text:span text:style-name="T175_17">of</text:span><text:span text:style-name="T175_18"><text:s/></text:span><text:span text:style-name="T175_19">the</text:span><text:span text:style-name="T175_20"><text:s/></text:span><text:span text:style-name="T175_21">board</text:span><text:span text:style-name="T175_22">,<text:s/></text:span><text:span text:style-name="T175_23">and</text:span><text:span text:style-name="T175_24">,<text:s/></text:span><text:span text:style-name="T175_25">if</text:span><text:span text:style-name="T175_26"><text:s/></text:span><text:span text:style-name="T175_27">this</text:span><text:span text:style-name="T175_28"><text:s/></text:span><text:span text:style-name="T175_29">corporation</text:span><text:span text:style-name="T175_30"><text:s/></text:span><text:span text:style-name="T175_31">has</text:span><text:span text:style-name="T175_32"><text:s/></text:span><text:span text:style-name="T175_33">members</text:span><text:span text:style-name="T175_34">,<text:s/></text:span><text:span text:style-name="T175_35">of</text:span><text:span text:style-name="T175_36"><text:s/></text:span><text:span text:style-name="T175_37">all</text:span><text:span text:style-name="T175_38"><text:s/></text:span><text:span text:style-name="T175_39">meetings</text:span><text:span text:style-name="T175_40"><text:s/></text:span><text:span text:style-name="T175_41">of</text:span><text:span text:style-name="T175_42"><text:s/></text:span><text:span text:style-name="T175_43">members</text:span><text:span text:style-name="T175_44">,<text:s/></text:span><text:span text:style-name="T175_45">indicating</text:span><text:span text:style-name="T175_46"><text:s/></text:span><text:span text:style-name="T175_47">the</text:span><text:span text:style-name="T175_48"><text:s/></text:span><text:span text:style-name="T175_49">time</text:span><text:span text:style-name="T175_50"><text:s/></text:span><text:span text:style-name="T175_51">and</text:span><text:span text:style-name="T175_52"><text:s/></text:span><text:span text:style-name="T175_53">place</text:span><text:span text:style-name="T175_54"><text:s/></text:span><text:span text:style-name="T175_55">of</text:span><text:span text:style-name="T175_56"><text:s/></text:span><text:span text:style-name="T175_57">holding</text:span><text:span text:style-name="T175_58"><text:s/></text:span><text:span text:style-name="T175_59">such</text:span><text:span text:style-name="T175_60"><text:s/></text:span><text:span text:style-name="T175_61">meetings</text:span><text:span text:style-name="T175_62">,<text:s/></text:span><text:span text:style-name="T175_63">whether</text:span><text:span text:style-name="T175_64"><text:s/></text:span><text:span text:style-name="T175_65">regular</text:span><text:span text:style-name="T175_66"><text:s/></text:span><text:span text:style-name="T175_67">or</text:span><text:span text:style-name="T175_68"><text:s/></text:span><text:span text:style-name="T175_69">special</text:span><text:span text:style-name="T175_70">,<text:s/></text:span><text:span text:style-name="T175_71">how</text:span><text:span text:style-name="T175_72"><text:s/></text:span><text:span text:style-name="T175_73">called</text:span><text:span text:style-name="T175_74">,<text:s/></text:span><text:span text:style-name="T175_75">the</text:span><text:span text:style-name="T175_76"><text:s/></text:span><text:span text:style-name="T175_77">notice</text:span><text:span text:style-name="T175_78"><text:s/></text:span><text:span text:style-name="T175_79">given</text:span><text:span text:style-name="T175_80">,<text:s/></text:span><text:span text:style-name="T175_81">and</text:span><text:span text:style-name="T175_82"><text:s/></text:span><text:span text:style-name="T175_83">the</text:span><text:span text:style-name="T175_84"><text:s/></text:span><text:span text:style-name="T175_85">names</text:span><text:span text:style-name="T175_86"><text:s/></text:span><text:span text:style-name="T175_87">of</text:span><text:span text:style-name="T175_88"><text:s/></text:span><text:span text:style-name="T175_89">those</text:span><text:span text:style-name="T175_90"><text:s/></text:span><text:span text:style-name="T175_91">present</text:span><text:span text:style-name="T175_92"><text:s/></text:span><text:span text:style-name="T175_93">and</text:span><text:span text:style-name="T175_94"><text:s/></text:span><text:span text:style-name="T175_95">the</text:span><text:span text:style-name="T175_96"><text:s/></text:span><text:span text:style-name="T175_97">proceedings</text:span><text:span text:style-name="T175_98"><text:s/></text:span><text:span text:style-name="T175_99">thereof</text:span><text:span text:style-name="T175_100">;</text:span></text:p>
      <text:p text:style-name="P176"><text:span text:style-name="T176_1">b</text:span><text:span text:style-name="T176_2">.<text:tab/></text:span><text:span text:style-name="T176_3">Adequate</text:span><text:span text:style-name="T176_4"><text:s/></text:span><text:span text:style-name="T176_5">and</text:span><text:span text:style-name="T176_6"><text:s/></text:span><text:span text:style-name="T176_7">correct</text:span><text:span text:style-name="T176_8"><text:s/></text:span><text:span text:style-name="T176_9">books</text:span><text:span text:style-name="T176_10"><text:s/></text:span><text:span text:style-name="T176_11">and</text:span><text:span text:style-name="T176_12"><text:s/></text:span><text:span text:style-name="T176_13">records</text:span><text:span text:style-name="T176_14"><text:s/></text:span><text:span text:style-name="T176_15">of</text:span><text:span text:style-name="T176_16"><text:s/></text:span><text:span text:style-name="T176_17">account</text:span><text:span text:style-name="T176_18">,<text:s/></text:span><text:span text:style-name="T176_19">including</text:span><text:span text:style-name="T176_20"><text:s/></text:span><text:span text:style-name="T176_21">accounts</text:span><text:span text:style-name="T176_22"><text:s/></text:span><text:span text:style-name="T176_23">of</text:span><text:span text:style-name="T176_24"><text:s/></text:span><text:span text:style-name="T176_25">its</text:span><text:span text:style-name="T176_26"><text:s/></text:span><text:span text:style-name="T176_27">properties</text:span><text:span text:style-name="T176_28"><text:s/></text:span><text:span text:style-name="T176_29">and</text:span><text:span text:style-name="T176_30"><text:s/></text:span><text:span text:style-name="T176_31">business</text:span><text:span text:style-name="T176_32"><text:s/></text:span><text:span text:style-name="T176_33">transactions</text:span><text:span text:style-name="T176_34"><text:s/></text:span><text:span text:style-name="T176_35">and</text:span><text:span text:style-name="T176_36"><text:s/></text:span><text:span text:style-name="T176_37">accounts</text:span><text:span text:style-name="T176_38"><text:s/></text:span><text:span text:style-name="T176_39">of</text:span><text:span text:style-name="T176_40"><text:s/></text:span><text:span text:style-name="T176_41">its</text:span><text:span text:style-name="T176_42"><text:s/></text:span><text:span text:style-name="T176_43">assets</text:span><text:span text:style-name="T176_44">,<text:s/></text:span><text:span text:style-name="T176_45">liabilities</text:span><text:span text:style-name="T176_46">,<text:s/></text:span><text:span text:style-name="T176_47">receipts</text:span><text:span text:style-name="T176_48">,<text:s/></text:span><text:span text:style-name="T176_49">disbursements</text:span><text:span text:style-name="T176_50">,<text:s/></text:span><text:span text:style-name="T176_51">gains</text:span><text:span text:style-name="T176_52">,<text:s/></text:span><text:span text:style-name="T176_53">and</text:span><text:span text:style-name="T176_54"><text:s/></text:span><text:span text:style-name="T176_55">losses</text:span><text:span text:style-name="T176_56">;</text:span></text:p>
      <text:p text:style-name="P177"><text:span text:style-name="T177_1">c</text:span><text:span text:style-name="T177_2">.<text:tab/></text:span><text:span text:style-name="T177_3">A</text:span><text:span text:style-name="T177_4"><text:s/></text:span><text:span text:style-name="T177_5">record</text:span><text:span text:style-name="T177_6"><text:s/></text:span><text:span text:style-name="T177_7">of</text:span><text:span text:style-name="T177_8"><text:s/></text:span><text:span text:style-name="T177_9">its</text:span><text:span text:style-name="T177_10"><text:s/></text:span><text:span text:style-name="T177_11">members</text:span><text:span text:style-name="T177_12">,<text:s/></text:span><text:span text:style-name="T177_13">if</text:span><text:span text:style-name="T177_14"><text:s/></text:span><text:span text:style-name="T177_15">any</text:span><text:span text:style-name="T177_16">,<text:s/></text:span><text:span text:style-name="T177_17">indicating</text:span><text:span text:style-name="T177_18"><text:s/></text:span><text:span text:style-name="T177_19">their</text:span><text:span text:style-name="T177_20"><text:s/></text:span><text:span text:style-name="T177_21">names</text:span><text:span text:style-name="T177_22"><text:s/></text:span><text:span text:style-name="T177_23">and</text:span><text:span text:style-name="T177_24"><text:s/></text:span><text:span text:style-name="T177_25">addresses</text:span><text:span text:style-name="T177_26"><text:s/></text:span><text:span text:style-name="T177_27">and</text:span><text:span text:style-name="T177_28">,<text:s/></text:span><text:span text:style-name="T177_29">if</text:span><text:span text:style-name="T177_30"><text:s/></text:span><text:span text:style-name="T177_31">applicable</text:span><text:span text:style-name="T177_32">,<text:s/></text:span><text:span text:style-name="T177_33">the</text:span><text:span text:style-name="T177_34"><text:s/></text:span><text:span text:style-name="T177_35">class</text:span><text:span text:style-name="T177_36"><text:s/></text:span><text:span text:style-name="T177_37">of</text:span><text:span text:style-name="T177_38"><text:s/></text:span><text:span text:style-name="T177_39">membership</text:span><text:span text:style-name="T177_40"><text:s/></text:span><text:span text:style-name="T177_41">held</text:span><text:span text:style-name="T177_42"><text:s/></text:span><text:span text:style-name="T177_43">by</text:span><text:span text:style-name="T177_44"><text:s/></text:span><text:span text:style-name="T177_45">each</text:span><text:span text:style-name="T177_46"><text:s/></text:span><text:span text:style-name="T177_47">member</text:span><text:span text:style-name="T177_48"><text:s/></text:span><text:span text:style-name="T177_49">and</text:span><text:span text:style-name="T177_50"><text:s/></text:span><text:span text:style-name="T177_51">the</text:span><text:span text:style-name="T177_52"><text:s/></text:span><text:span text:style-name="T177_53">termination</text:span><text:span text:style-name="T177_54"><text:s/></text:span><text:span text:style-name="T177_55">date</text:span><text:span text:style-name="T177_56"><text:s/></text:span><text:span text:style-name="T177_57">of</text:span><text:span text:style-name="T177_58"><text:s/></text:span><text:span text:style-name="T177_59">any</text:span><text:span text:style-name="T177_60"><text:s/></text:span><text:span text:style-name="T177_61">membership</text:span><text:span text:style-name="T177_62">;</text:span></text:p>
      <text:p text:style-name="P178"><text:span text:style-name="T178_1">d</text:span><text:span text:style-name="T178_2">.<text:tab/></text:span><text:span text:style-name="T178_3">A</text:span><text:span text:style-name="T178_4"><text:s/></text:span><text:span text:style-name="T178_5">copy</text:span><text:span text:style-name="T178_6"><text:s/></text:span><text:span text:style-name="T178_7">of</text:span><text:span text:style-name="T178_8"><text:s/></text:span><text:span text:style-name="T178_9">the</text:span><text:span text:style-name="T178_10"><text:s/></text:span><text:span text:style-name="T178_11">corporation</text:span><text:span text:style-name="T178_12">'</text:span><text:span text:style-name="T178_13">s</text:span><text:span text:style-name="T178_14"><text:s/></text:span><text:span text:style-name="T178_15">articles</text:span><text:span text:style-name="T178_16"><text:s/></text:span><text:span text:style-name="T178_17">of</text:span><text:span text:style-name="T178_18"><text:s/></text:span><text:span text:style-name="T178_19">incorporation</text:span><text:span text:style-name="T178_20"><text:s/></text:span><text:span text:style-name="T178_21">and</text:span><text:span text:style-name="T178_22"><text:s/></text:span><text:span text:style-name="T178_23">bylaws</text:span><text:span text:style-name="T178_24"><text:s/></text:span><text:span text:style-name="T178_25">as</text:span><text:span text:style-name="T178_26"><text:s/></text:span><text:span text:style-name="T178_27">amended</text:span><text:span text:style-name="T178_28"><text:s/></text:span><text:span text:style-name="T178_29">to</text:span><text:span text:style-name="T178_30"><text:s/></text:span><text:span text:style-name="T178_31">date</text:span><text:span text:style-name="T178_32">,<text:s/></text:span><text:span text:style-name="T178_33">which</text:span><text:span text:style-name="T178_34"><text:s/></text:span><text:span text:style-name="T178_35">shall</text:span><text:span text:style-name="T178_36"><text:s/></text:span><text:span text:style-name="T178_37">be</text:span><text:span text:style-name="T178_38"><text:s/></text:span><text:span text:style-name="T178_39">open</text:span><text:span text:style-name="T178_40"><text:s/></text:span><text:span text:style-name="T178_41">to</text:span><text:span text:style-name="T178_42"><text:s/></text:span><text:span text:style-name="T178_43">inspection</text:span><text:span text:style-name="T178_44"><text:s/></text:span><text:span text:style-name="T178_45">by</text:span><text:span text:style-name="T178_46"><text:s/></text:span><text:span text:style-name="T178_47">the</text:span><text:span text:style-name="T178_48"><text:s/></text:span><text:span text:style-name="T178_49">members</text:span><text:span text:style-name="T178_50">,<text:s/></text:span><text:span text:style-name="T178_51">if</text:span><text:span text:style-name="T178_52"><text:s/></text:span><text:span text:style-name="T178_53">any</text:span><text:span text:style-name="T178_54">,<text:s/></text:span><text:span text:style-name="T178_55">of</text:span><text:span text:style-name="T178_56"><text:s/></text:span><text:span text:style-name="T178_57">the</text:span><text:span text:style-name="T178_58"><text:s/></text:span><text:span text:style-name="T178_59">corporation</text:span><text:span text:style-name="T178_60"><text:s/></text:span><text:span text:style-name="T178_61">at</text:span><text:span text:style-name="T178_62"><text:s/></text:span><text:span text:style-name="T178_63">all</text:span><text:span text:style-name="T178_64"><text:s/></text:span><text:span text:style-name="T178_65">reasonable</text:span><text:span text:style-name="T178_66"><text:s/></text:span><text:span text:style-name="T178_67">times</text:span><text:span text:style-name="T178_68"><text:s/></text:span><text:span text:style-name="T178_69">during</text:span><text:span text:style-name="T178_70"><text:s/></text:span><text:span text:style-name="T178_71">office</text:span><text:span text:style-name="T178_72"><text:s/></text:span><text:span text:style-name="T178_73">hours</text:span><text:span text:style-name="T178_74">.</text:span></text:p>
      <text:p text:style-name="P179"/>
      <text:p text:style-name="P180"><text:span text:style-name="T180_1">Section</text:span><text:span text:style-name="T180_2"><text:s/>2.<text:s/></text:span><text:span text:style-name="T180_3">Corporate</text:span><text:span text:style-name="T180_4"><text:s/></text:span><text:span text:style-name="T180_5">Seal</text:span></text:p>
      <text:p text:style-name="P181"><text:span text:style-name="T181_1">The</text:span><text:span text:style-name="T181_2"><text:s/></text:span><text:span text:style-name="T181_3">board</text:span><text:span text:style-name="T181_4"><text:s/></text:span><text:span text:style-name="T181_5">of</text:span><text:span text:style-name="T181_6"><text:s/></text:span><text:span text:style-name="T181_7">directors</text:span><text:span text:style-name="T181_8"><text:s/></text:span><text:span text:style-name="T181_9">may</text:span><text:span text:style-name="T181_10"><text:s/></text:span><text:span text:style-name="T181_11">adopt</text:span><text:span text:style-name="T181_12">,<text:s/></text:span><text:span text:style-name="T181_13">use</text:span><text:span text:style-name="T181_14">,<text:s/></text:span><text:span text:style-name="T181_15">and</text:span><text:span text:style-name="T181_16"><text:s/></text:span><text:span text:style-name="T181_17">at</text:span><text:span text:style-name="T181_18"><text:s/></text:span><text:span text:style-name="T181_19">will</text:span><text:span text:style-name="T181_20"><text:s/></text:span><text:span text:style-name="T181_21">alter</text:span><text:span text:style-name="T181_22">,<text:s/></text:span><text:span text:style-name="T181_23">a</text:span><text:span text:style-name="T181_24"><text:s/></text:span><text:span text:style-name="T181_25">corporate</text:span><text:span text:style-name="T181_26"><text:s/></text:span><text:span text:style-name="T181_27">seal</text:span><text:span text:style-name="T181_28">.<text:s/></text:span><text:span text:style-name="T181_29">Such</text:span><text:span text:style-name="T181_30"><text:s/></text:span><text:span text:style-name="T181_31">seal</text:span><text:span text:style-name="T181_32"><text:s/></text:span><text:span text:style-name="T181_33">shall</text:span><text:span text:style-name="T181_34"><text:s/></text:span><text:span text:style-name="T181_35">be</text:span><text:span text:style-name="T181_36"><text:s/></text:span><text:span text:style-name="T181_37">kept</text:span><text:span text:style-name="T181_38"><text:s/></text:span><text:span text:style-name="T181_39">at</text:span><text:span text:style-name="T181_40"><text:s/></text:span><text:span text:style-name="T181_41">the</text:span><text:span text:style-name="T181_42"><text:s/></text:span><text:span text:style-name="T181_43">principal</text:span><text:span text:style-name="T181_44"><text:s/></text:span><text:span text:style-name="T181_45">office</text:span><text:span text:style-name="T181_46"><text:s/></text:span><text:span text:style-name="T181_47">of</text:span><text:span text:style-name="T181_48"><text:s/></text:span><text:span text:style-name="T181_49">the</text:span><text:span text:style-name="T181_50"><text:s/></text:span><text:span text:style-name="T181_51">corporation</text:span><text:span text:style-name="T181_52">.<text:s/></text:span><text:span text:style-name="T181_53">Failure</text:span><text:span text:style-name="T181_54"><text:s/></text:span><text:span text:style-name="T181_55">to</text:span><text:span text:style-name="T181_56"><text:s/></text:span><text:span text:style-name="T181_57">affix</text:span><text:span text:style-name="T181_58"><text:s/></text:span><text:span text:style-name="T181_59">the</text:span><text:span text:style-name="T181_60"><text:s/></text:span><text:span text:style-name="T181_61">seal</text:span><text:span text:style-name="T181_62"><text:s/></text:span><text:span text:style-name="T181_63">to</text:span><text:span text:style-name="T181_64"><text:s/></text:span><text:span text:style-name="T181_65">corporate</text:span><text:span text:style-name="T181_66"><text:s/></text:span><text:span text:style-name="T181_67">instruments</text:span><text:span text:style-name="T181_68">,<text:s/></text:span><text:span text:style-name="T181_69">however</text:span><text:span text:style-name="T181_70">,<text:s/></text:span><text:span text:style-name="T181_71">shall</text:span><text:span text:style-name="T181_72"><text:s/></text:span><text:span text:style-name="T181_73">not</text:span><text:span text:style-name="T181_74"><text:s/></text:span><text:span text:style-name="T181_75">affect</text:span><text:span text:style-name="T181_76"><text:s/></text:span><text:span text:style-name="T181_77">the</text:span><text:span text:style-name="T181_78"><text:s/></text:span><text:span text:style-name="T181_79">validity</text:span><text:span text:style-name="T181_80"><text:s/></text:span><text:span text:style-name="T181_81">of</text:span><text:span text:style-name="T181_82"><text:s/></text:span><text:span text:style-name="T181_83">any</text:span><text:span text:style-name="T181_84"><text:s/></text:span><text:span text:style-name="T181_85">such</text:span><text:span text:style-name="T181_86"><text:s/></text:span><text:span text:style-name="T181_87">instrument</text:span><text:span text:style-name="T181_88">.</text:span></text:p>
      <text:p text:style-name="P182"/>
      <text:p text:style-name="P183"><text:span text:style-name="T183_1">Section</text:span><text:span text:style-name="T183_2"><text:s/>3.<text:s/></text:span><text:span text:style-name="T183_3">Directors</text:span><text:span text:style-name="T183_4">'<text:s/></text:span><text:span text:style-name="T183_5">Inspection</text:span><text:span text:style-name="T183_6"><text:s/></text:span><text:span text:style-name="T183_7">Rights</text:span></text:p>
      <text:p text:style-name="P184"><text:span text:style-name="T184_1">Every</text:span><text:span text:style-name="T184_2"><text:s/></text:span><text:span text:style-name="T184_3">director</text:span><text:span text:style-name="T184_4"><text:s/></text:span><text:span text:style-name="T184_5">shall</text:span><text:span text:style-name="T184_6"><text:s/></text:span><text:span text:style-name="T184_7">have</text:span><text:span text:style-name="T184_8"><text:s/></text:span><text:span text:style-name="T184_9">the</text:span><text:span text:style-name="T184_10"><text:s/></text:span><text:span text:style-name="T184_11">absolute</text:span><text:span text:style-name="T184_12"><text:s/></text:span><text:span text:style-name="T184_13">right</text:span><text:span text:style-name="T184_14"><text:s/></text:span><text:span text:style-name="T184_15">at</text:span><text:span text:style-name="T184_16"><text:s/></text:span><text:span text:style-name="T184_17">any</text:span><text:span text:style-name="T184_18"><text:s/></text:span><text:span text:style-name="T184_19">reasonable</text:span><text:span text:style-name="T184_20"><text:s/></text:span><text:span text:style-name="T184_21">time</text:span><text:span text:style-name="T184_22"><text:s/></text:span><text:span text:style-name="T184_23">to</text:span><text:span text:style-name="T184_24"><text:s/></text:span><text:span text:style-name="T184_25">inspect</text:span><text:span text:style-name="T184_26"><text:s/></text:span><text:span text:style-name="T184_27">and</text:span><text:span text:style-name="T184_28"><text:s/></text:span><text:span text:style-name="T184_29">copy</text:span><text:span text:style-name="T184_30"><text:s/></text:span><text:span text:style-name="T184_31">all</text:span><text:span text:style-name="T184_32"><text:s/></text:span><text:span text:style-name="T184_33">books</text:span><text:span text:style-name="T184_34">,<text:s/></text:span><text:span text:style-name="T184_35">records</text:span><text:span text:style-name="T184_36">,<text:s/></text:span><text:span text:style-name="T184_37">and</text:span><text:span text:style-name="T184_38"><text:s/></text:span><text:span text:style-name="T184_39">documents</text:span><text:span text:style-name="T184_40"><text:s/></text:span><text:span text:style-name="T184_41">of</text:span><text:span text:style-name="T184_42"><text:s/></text:span><text:span text:style-name="T184_43">every</text:span><text:span text:style-name="T184_44"><text:s/></text:span><text:span text:style-name="T184_45">kind</text:span><text:span text:style-name="T184_46"><text:s/></text:span><text:span text:style-name="T184_47">and</text:span><text:span text:style-name="T184_48"><text:s/></text:span><text:span text:style-name="T184_49">to</text:span><text:span text:style-name="T184_50"><text:s/></text:span><text:span text:style-name="T184_51">inspect</text:span><text:span text:style-name="T184_52"><text:s/></text:span><text:span text:style-name="T184_53">the</text:span><text:span text:style-name="T184_54"><text:s/></text:span><text:span text:style-name="T184_55">physical</text:span><text:span text:style-name="T184_56"><text:s/></text:span><text:span text:style-name="T184_57">properties</text:span><text:span text:style-name="T184_58"><text:s/></text:span><text:span text:style-name="T184_59">of</text:span><text:span text:style-name="T184_60"><text:s/></text:span><text:span text:style-name="T184_61">the</text:span><text:span text:style-name="T184_62"><text:s/></text:span><text:span text:style-name="T184_63">corporation</text:span><text:span text:style-name="T184_64">,<text:s/></text:span><text:span text:style-name="T184_65">and</text:span><text:span text:style-name="T184_66"><text:s/></text:span><text:span text:style-name="T184_67">shall</text:span><text:span text:style-name="T184_68"><text:s/></text:span><text:span text:style-name="T184_69">have</text:span><text:span text:style-name="T184_70"><text:s/></text:span><text:span text:style-name="T184_71">such</text:span><text:span text:style-name="T184_72"><text:s/></text:span><text:span text:style-name="T184_73">other</text:span><text:span text:style-name="T184_74"><text:s/></text:span><text:span text:style-name="T184_75">rights</text:span><text:span text:style-name="T184_76"><text:s/></text:span><text:span text:style-name="T184_77">to</text:span><text:span text:style-name="T184_78"><text:s/></text:span><text:span text:style-name="T184_79">inspect</text:span><text:span text:style-name="T184_80"><text:s/></text:span><text:span text:style-name="T184_81">the</text:span><text:span text:style-name="T184_82"><text:s/></text:span><text:span text:style-name="T184_83">books</text:span><text:span text:style-name="T184_84">,<text:s/></text:span><text:span text:style-name="T184_85">records</text:span><text:span text:style-name="T184_86">,<text:s/></text:span><text:span text:style-name="T184_87">and</text:span><text:span text:style-name="T184_88"><text:s/></text:span><text:span text:style-name="T184_89">properties</text:span><text:span text:style-name="T184_90"><text:s/></text:span><text:span text:style-name="T184_91">of</text:span><text:span text:style-name="T184_92"><text:s/></text:span><text:span text:style-name="T184_93">this</text:span><text:span text:style-name="T184_94"><text:s/></text:span><text:span text:style-name="T184_95">corporation</text:span><text:span text:style-name="T184_96"><text:s/></text:span><text:span text:style-name="T184_97">as</text:span><text:span text:style-name="T184_98"><text:s/></text:span><text:span text:style-name="T184_99">may</text:span><text:span text:style-name="T184_100"><text:s/></text:span><text:span text:style-name="T184_101">be</text:span><text:span text:style-name="T184_102"><text:s/></text:span><text:span text:style-name="T184_103">required</text:span><text:span text:style-name="T184_104"><text:s/></text:span><text:span text:style-name="T184_105">under</text:span><text:span text:style-name="T184_106"><text:s/></text:span><text:span text:style-name="T184_107">the</text:span><text:span text:style-name="T184_108"><text:s/></text:span><text:span text:style-name="T184_109">articles</text:span><text:span text:style-name="T184_110"><text:s/></text:span><text:span text:style-name="T184_111">of</text:span><text:span text:style-name="T184_112"><text:s/></text:span><text:span text:style-name="T184_113">incorporation</text:span><text:span text:style-name="T184_114">,<text:s/></text:span><text:span text:style-name="T184_115">other</text:span><text:span text:style-name="T184_116"><text:s/></text:span><text:span text:style-name="T184_117">provisions</text:span><text:span text:style-name="T184_118"><text:s/></text:span><text:span text:style-name="T184_119">of</text:span><text:span text:style-name="T184_120"><text:s/></text:span><text:span text:style-name="T184_121">these</text:span><text:span text:style-name="T184_122"><text:s/></text:span><text:span text:style-name="T184_123">bylaws</text:span><text:span text:style-name="T184_124">,<text:s/></text:span><text:span text:style-name="T184_125">and</text:span><text:span text:style-name="T184_126"><text:s/></text:span><text:span text:style-name="T184_127">provisions</text:span><text:span text:style-name="T184_128"><text:s/></text:span><text:span text:style-name="T184_129">of</text:span><text:span text:style-name="T184_130"><text:s/></text:span><text:span text:style-name="T184_131">law</text:span><text:span text:style-name="T184_132">.</text:span></text:p>
      <text:p text:style-name="P185"/>
      <text:p text:style-name="P186"><text:span text:style-name="T186_1">Section</text:span><text:span text:style-name="T186_2"><text:s/></text:span><text:span text:style-name="T186_3">4</text:span><text:span text:style-name="T186_4">.<text:s/></text:span><text:span text:style-name="T186_5">Right</text:span><text:span text:style-name="T186_6"><text:s/></text:span><text:span text:style-name="T186_7">to</text:span><text:span text:style-name="T186_8"><text:s/></text:span><text:span text:style-name="T186_9">Copy</text:span><text:span text:style-name="T186_10"><text:s/></text:span><text:span text:style-name="T186_11">and</text:span><text:span text:style-name="T186_12"><text:s/></text:span><text:span text:style-name="T186_13">Make</text:span><text:span text:style-name="T186_14"><text:s/></text:span><text:span text:style-name="T186_15">Extracts</text:span></text:p>
      <text:p text:style-name="P187"><text:span text:style-name="T187_1">Any</text:span><text:span text:style-name="T187_2"><text:s/></text:span><text:span text:style-name="T187_3">inspection</text:span><text:span text:style-name="T187_4"><text:s/></text:span><text:span text:style-name="T187_5">under</text:span><text:span text:style-name="T187_6"><text:s/></text:span><text:span text:style-name="T187_7">the</text:span><text:span text:style-name="T187_8"><text:s/></text:span><text:span text:style-name="T187_9">provisions</text:span><text:span text:style-name="T187_10"><text:s/></text:span><text:span text:style-name="T187_11">of</text:span><text:span text:style-name="T187_12"><text:s/></text:span><text:span text:style-name="T187_13">this</text:span><text:span text:style-name="T187_14"><text:s/></text:span><text:span text:style-name="T187_15">article</text:span><text:span text:style-name="T187_16"><text:s/></text:span><text:span text:style-name="T187_17">may</text:span><text:span text:style-name="T187_18"><text:s/></text:span><text:span text:style-name="T187_19">be</text:span><text:span text:style-name="T187_20"><text:s/></text:span><text:span text:style-name="T187_21">made</text:span><text:span text:style-name="T187_22"><text:s/></text:span><text:span text:style-name="T187_23">in</text:span><text:span text:style-name="T187_24"><text:s/></text:span><text:span text:style-name="T187_25">person</text:span><text:span text:style-name="T187_26"><text:s/></text:span><text:span text:style-name="T187_27">or</text:span><text:span text:style-name="T187_28"><text:s/></text:span><text:span text:style-name="T187_29">by</text:span><text:span text:style-name="T187_30"><text:s/></text:span><text:span text:style-name="T187_31">agent</text:span><text:span text:style-name="T187_32"><text:s/></text:span><text:span text:style-name="T187_33">or</text:span><text:span text:style-name="T187_34"><text:s/></text:span><text:span text:style-name="T187_35">attorney</text:span><text:span text:style-name="T187_36"><text:s/></text:span><text:span text:style-name="T187_37">and</text:span><text:span text:style-name="T187_38"><text:s/></text:span><text:span text:style-name="T187_39">the</text:span><text:span text:style-name="T187_40"><text:s/></text:span><text:span text:style-name="T187_41">right</text:span><text:span text:style-name="T187_42"><text:s/></text:span><text:span text:style-name="T187_43">to</text:span><text:span text:style-name="T187_44"><text:s/></text:span><text:span text:style-name="T187_45">inspection</text:span><text:span text:style-name="T187_46"><text:s/></text:span><text:span text:style-name="T187_47">shall</text:span><text:span text:style-name="T187_48"><text:s/></text:span><text:span text:style-name="T187_49">include</text:span><text:span text:style-name="T187_50"><text:s/></text:span><text:span text:style-name="T187_51">the</text:span><text:span text:style-name="T187_52"><text:s/></text:span><text:span text:style-name="T187_53">right</text:span><text:span text:style-name="T187_54"><text:s/></text:span><text:span text:style-name="T187_55">to</text:span><text:span text:style-name="T187_56"><text:s/></text:span><text:span text:style-name="T187_57">copy</text:span><text:span text:style-name="T187_58"><text:s/></text:span><text:span text:style-name="T187_59">and</text:span><text:span text:style-name="T187_60"><text:s/></text:span><text:span text:style-name="T187_61">make</text:span><text:span text:style-name="T187_62"><text:s/></text:span><text:span text:style-name="T187_63">extracts</text:span><text:span text:style-name="T187_64">.</text:span></text:p>
      <text:p text:style-name="P188"/>
      <text:p text:style-name="P189"><text:span text:style-name="T189_1">Section</text:span><text:span text:style-name="T189_2"><text:s/>5.<text:s/></text:span><text:span text:style-name="T189_3">Periodic</text:span><text:span text:style-name="T189_4"><text:s/></text:span><text:span text:style-name="T189_5">Report</text:span></text:p>
      <text:p text:style-name="P190"><text:span text:style-name="T190_1">The</text:span><text:span text:style-name="T190_2"><text:s/></text:span><text:span text:style-name="T190_3">board</text:span><text:span text:style-name="T190_4"><text:s/></text:span><text:span text:style-name="T190_5">shall</text:span><text:span text:style-name="T190_6"><text:s/></text:span><text:span text:style-name="T190_7">cause</text:span><text:span text:style-name="T190_8"><text:s/></text:span><text:span text:style-name="T190_9">any</text:span><text:span text:style-name="T190_10"><text:s/></text:span><text:span text:style-name="T190_11">annual</text:span><text:span text:style-name="T190_12"><text:s/></text:span><text:span text:style-name="T190_13">or</text:span><text:span text:style-name="T190_14"><text:s/></text:span><text:span text:style-name="T190_15">periodic</text:span><text:span text:style-name="T190_16"><text:s/></text:span><text:span text:style-name="T190_17">report</text:span><text:span text:style-name="T190_18"><text:s/></text:span><text:span text:style-name="T190_19">required</text:span><text:span text:style-name="T190_20"><text:s/></text:span><text:span text:style-name="T190_21">under</text:span><text:span text:style-name="T190_22"><text:s/></text:span><text:span text:style-name="T190_23">law</text:span><text:span text:style-name="T190_24"><text:s/></text:span><text:span text:style-name="T190_25">to</text:span><text:span text:style-name="T190_26"><text:s/></text:span><text:span text:style-name="T190_27">be</text:span><text:span text:style-name="T190_28"><text:s/></text:span><text:span text:style-name="T190_29">prepared</text:span><text:span text:style-name="T190_30"><text:s/></text:span><text:span text:style-name="T190_31">and</text:span><text:span text:style-name="T190_32"><text:s/></text:span><text:span text:style-name="T190_33">delivered</text:span><text:span text:style-name="T190_34"><text:s/></text:span><text:span text:style-name="T190_35">to</text:span><text:span text:style-name="T190_36"><text:s/></text:span><text:span text:style-name="T190_37">an</text:span><text:span text:style-name="T190_38"><text:s/></text:span><text:span text:style-name="T190_39">office</text:span><text:span text:style-name="T190_40"><text:s/></text:span><text:span text:style-name="T190_41">of</text:span><text:span text:style-name="T190_42"><text:s/></text:span><text:span text:style-name="T190_43">this</text:span><text:span text:style-name="T190_44"><text:s/></text:span><text:span text:style-name="T190_45">state</text:span><text:span text:style-name="T190_46"><text:s/></text:span><text:span text:style-name="T190_47">or</text:span><text:span text:style-name="T190_48"><text:s/></text:span><text:span text:style-name="T190_49">to</text:span><text:span text:style-name="T190_50"><text:s/></text:span><text:span text:style-name="T190_51">the</text:span><text:span text:style-name="T190_52"><text:s/></text:span><text:span text:style-name="T190_53">members</text:span><text:span text:style-name="T190_54">,<text:s/></text:span><text:span text:style-name="T190_55">if</text:span><text:span text:style-name="T190_56"><text:s/></text:span><text:span text:style-name="T190_57">any</text:span><text:span text:style-name="T190_58">,<text:s/></text:span><text:span text:style-name="T190_59">of</text:span><text:span text:style-name="T190_60"><text:s/></text:span><text:span text:style-name="T190_61">this</text:span><text:span text:style-name="T190_62"><text:s/></text:span><text:span text:style-name="T190_63">corporation</text:span><text:span text:style-name="T190_64">,<text:s/></text:span><text:span text:style-name="T190_65">to</text:span><text:span text:style-name="T190_66"><text:s/></text:span><text:span text:style-name="T190_67">be</text:span><text:span text:style-name="T190_68"><text:s/></text:span><text:span text:style-name="T190_69">so</text:span><text:span text:style-name="T190_70"><text:s/></text:span><text:span text:style-name="T190_71">prepared</text:span><text:span text:style-name="T190_72"><text:s/></text:span><text:span text:style-name="T190_73">and</text:span><text:span text:style-name="T190_74"><text:s/></text:span><text:span text:style-name="T190_75">delivered</text:span><text:span text:style-name="T190_76"><text:s/></text:span><text:span text:style-name="T190_77">within</text:span><text:span text:style-name="T190_78"><text:s/></text:span><text:span text:style-name="T190_79">the</text:span><text:span text:style-name="T190_80"><text:s/></text:span><text:span text:style-name="T190_81">time</text:span><text:span text:style-name="T190_82"><text:s/></text:span><text:span text:style-name="T190_83">limits</text:span><text:span text:style-name="T190_84"><text:s/></text:span><text:span text:style-name="T190_85">set</text:span><text:span text:style-name="T190_86"><text:s/></text:span><text:span text:style-name="T190_87">by</text:span><text:span text:style-name="T190_88"><text:s/></text:span><text:span text:style-name="T190_89">law</text:span><text:span text:style-name="T190_90">.</text:span></text:p>
      <text:p text:style-name="P191"/>
      <text:p text:style-name="P192"><text:span text:style-name="T192_1">Article</text:span><text:span text:style-name="T192_2"><text:s/>8<text:line-break/></text:span><text:span text:style-name="T192_3">IRC</text:span><text:span text:style-name="T192_4"><text:s/>501(</text:span><text:span text:style-name="T192_5">c</text:span><text:span text:style-name="T192_6">)(3)<text:s/></text:span><text:span text:style-name="T192_7">Tax</text:span><text:span text:style-name="T192_8"><text:s/></text:span><text:span text:style-name="T192_9">Exemption</text:span><text:span text:style-name="T192_10"><text:s/></text:span><text:span text:style-name="T192_11">Provisions</text:span></text:p>
      <text:p text:style-name="P193"/>
      <text:p text:style-name="P194"><text:span text:style-name="T194_1">Section</text:span><text:span text:style-name="T194_2"><text:s/>1.<text:s/></text:span><text:span text:style-name="T194_3">Limitations</text:span><text:span text:style-name="T194_4"><text:s/></text:span><text:span text:style-name="T194_5">on</text:span><text:span text:style-name="T194_6"><text:s/></text:span><text:span text:style-name="T194_7">Activities</text:span></text:p>
      <text:p text:style-name="P195"><text:span text:style-name="T195_1">No</text:span><text:span text:style-name="T195_2"><text:s/></text:span><text:span text:style-name="T195_3">substantial</text:span><text:span text:style-name="T195_4"><text:s/></text:span><text:span text:style-name="T195_5">part</text:span><text:span text:style-name="T195_6"><text:s/></text:span><text:span text:style-name="T195_7">of</text:span><text:span text:style-name="T195_8"><text:s/></text:span><text:span text:style-name="T195_9">the</text:span><text:span text:style-name="T195_10"><text:s/></text:span><text:span text:style-name="T195_11">activities</text:span><text:span text:style-name="T195_12"><text:s/></text:span><text:span text:style-name="T195_13">of</text:span><text:span text:style-name="T195_14"><text:s/></text:span><text:span text:style-name="T195_15">this</text:span><text:span text:style-name="T195_16"><text:s/></text:span><text:span text:style-name="T195_17">corporation</text:span><text:span text:style-name="T195_18"><text:s/></text:span><text:span text:style-name="T195_19">shall</text:span><text:span text:style-name="T195_20"><text:s/></text:span><text:span text:style-name="T195_21">be</text:span><text:span text:style-name="T195_22"><text:s/></text:span><text:span text:style-name="T195_23">the</text:span><text:span text:style-name="T195_24"><text:s/></text:span><text:span text:style-name="T195_25">carrying</text:span><text:span text:style-name="T195_26"><text:s/></text:span><text:span text:style-name="T195_27">on</text:span><text:span text:style-name="T195_28"><text:s/></text:span><text:span text:style-name="T195_29">of</text:span><text:span text:style-name="T195_30"><text:s/></text:span><text:span text:style-name="T195_31">propaganda</text:span><text:span text:style-name="T195_32">,<text:s/></text:span><text:span text:style-name="T195_33">or</text:span><text:span text:style-name="T195_34"><text:s/></text:span><text:span text:style-name="T195_35">otherwise</text:span><text:span text:style-name="T195_36"><text:s/></text:span><text:span text:style-name="T195_37">attempting</text:span><text:span text:style-name="T195_38"><text:s/></text:span><text:span text:style-name="T195_39">to</text:span><text:span text:style-name="T195_40"><text:s/></text:span><text:span text:style-name="T195_41">influence</text:span><text:span text:style-name="T195_42"><text:s/></text:span><text:span text:style-name="T195_43">legislation</text:span><text:span text:style-name="T195_44"><text:s/>(</text:span><text:span text:style-name="T195_45">except</text:span><text:span text:style-name="T195_46"><text:s/></text:span><text:span text:style-name="T195_47">as</text:span><text:span text:style-name="T195_48"><text:s/></text:span><text:span text:style-name="T195_49">otherwise</text:span><text:span text:style-name="T195_50"><text:s/></text:span><text:span text:style-name="T195_51">provided</text:span><text:span text:style-name="T195_52"><text:s/></text:span><text:span text:style-name="T195_53">by</text:span><text:span text:style-name="T195_54"><text:s/></text:span><text:span text:style-name="T195_55">Section</text:span><text:span text:style-name="T195_56"><text:s/>501(</text:span><text:span text:style-name="T195_57">h</text:span><text:span text:style-name="T195_58">)<text:s/></text:span><text:span text:style-name="T195_59">of</text:span><text:span text:style-name="T195_60"><text:s/></text:span><text:span text:style-name="T195_61">the</text:span><text:span text:style-name="T195_62"><text:s/></text:span><text:span text:style-name="T195_63">Internal</text:span><text:span text:style-name="T195_64"><text:s/></text:span><text:span text:style-name="T195_65">Revenue</text:span><text:span text:style-name="T195_66"><text:s/></text:span><text:span text:style-name="T195_67">Code</text:span><text:span text:style-name="T195_68">),<text:s/></text:span><text:span text:style-name="T195_69">and</text:span><text:span text:style-name="T195_70"><text:s/></text:span><text:span text:style-name="T195_71">this</text:span><text:span text:style-name="T195_72"><text:s/></text:span><text:span text:style-name="T195_73">corporation</text:span><text:span text:style-name="T195_74"><text:s/></text:span><text:span text:style-name="T195_75">shall</text:span><text:span text:style-name="T195_76"><text:s/></text:span><text:span text:style-name="T195_77">not</text:span><text:span text:style-name="T195_78"><text:s/></text:span><text:span text:style-name="T195_79">participate</text:span><text:span text:style-name="T195_80"><text:s/></text:span><text:span text:style-name="T195_81">in</text:span><text:span text:style-name="T195_82">,<text:s/></text:span><text:span text:style-name="T195_83">or</text:span><text:span text:style-name="T195_84"><text:s/></text:span><text:span text:style-name="T195_85">intervene</text:span><text:span text:style-name="T195_86"><text:s/></text:span><text:span text:style-name="T195_87">in</text:span><text:span text:style-name="T195_88"><text:s/>(</text:span><text:span text:style-name="T195_89">including</text:span><text:span text:style-name="T195_90"><text:s/></text:span><text:span text:style-name="T195_91">the</text:span><text:span text:style-name="T195_92"><text:s/></text:span><text:span text:style-name="T195_93">publishing</text:span><text:span text:style-name="T195_94"><text:s/></text:span><text:span text:style-name="T195_95">or</text:span><text:span text:style-name="T195_96"><text:s/></text:span><text:span text:style-name="T195_97">distribution</text:span><text:span text:style-name="T195_98"><text:s/></text:span><text:span text:style-name="T195_99">of</text:span><text:span text:style-name="T195_100"><text:s/></text:span><text:span text:style-name="T195_101">statements</text:span><text:span text:style-name="T195_102">),<text:s/></text:span><text:span text:style-name="T195_103">any</text:span><text:span text:style-name="T195_104"><text:s/></text:span><text:span text:style-name="T195_105">political</text:span><text:span text:style-name="T195_106"><text:s/></text:span><text:span text:style-name="T195_107">campaign</text:span><text:span text:style-name="T195_108"><text:s/></text:span><text:span text:style-name="T195_109">on</text:span><text:span text:style-name="T195_110"><text:s/></text:span><text:span text:style-name="T195_111">behalf</text:span><text:span text:style-name="T195_112"><text:s/></text:span><text:span text:style-name="T195_113">of</text:span><text:span text:style-name="T195_114">,<text:s/></text:span><text:span text:style-name="T195_115">or</text:span><text:span text:style-name="T195_116"><text:s/></text:span><text:span text:style-name="T195_117">in</text:span><text:span text:style-name="T195_118"><text:s/></text:span><text:span text:style-name="T195_119">opposition</text:span><text:span text:style-name="T195_120"><text:s/></text:span><text:span text:style-name="T195_121">to</text:span><text:span text:style-name="T195_122">,<text:s/></text:span><text:span text:style-name="T195_123">any</text:span><text:span text:style-name="T195_124"><text:s/></text:span><text:span text:style-name="T195_125">candidate</text:span><text:span text:style-name="T195_126"><text:s/></text:span><text:span text:style-name="T195_127">for</text:span><text:span text:style-name="T195_128"><text:s/></text:span><text:span text:style-name="T195_129">public</text:span><text:span text:style-name="T195_130"><text:s/></text:span><text:span text:style-name="T195_131">office</text:span><text:span text:style-name="T195_132">.</text:span></text:p>
      <text:p text:style-name="P196"><text:span text:style-name="T196_1">Notwithstanding</text:span><text:span text:style-name="T196_2"><text:s/></text:span><text:span text:style-name="T196_3">any</text:span><text:span text:style-name="T196_4"><text:s/></text:span><text:span text:style-name="T196_5">other</text:span><text:span text:style-name="T196_6"><text:s/></text:span><text:span text:style-name="T196_7">provisions</text:span><text:span text:style-name="T196_8"><text:s/></text:span><text:span text:style-name="T196_9">of</text:span><text:span text:style-name="T196_10"><text:s/></text:span><text:span text:style-name="T196_11">these</text:span><text:span text:style-name="T196_12"><text:s/></text:span><text:span text:style-name="T196_13">bylaws</text:span><text:span text:style-name="T196_14">,<text:s/></text:span><text:span text:style-name="T196_15">this</text:span><text:span text:style-name="T196_16"><text:s/></text:span><text:span text:style-name="T196_17">corporation</text:span><text:span text:style-name="T196_18"><text:s/></text:span><text:span text:style-name="T196_19">shall</text:span><text:span text:style-name="T196_20"><text:s/></text:span><text:span text:style-name="T196_21">not</text:span><text:span text:style-name="T196_22"><text:s/></text:span><text:span text:style-name="T196_23">carry</text:span><text:span text:style-name="T196_24"><text:s/></text:span><text:span text:style-name="T196_25">on</text:span><text:span text:style-name="T196_26"><text:s/></text:span><text:span text:style-name="T196_27">any</text:span><text:span text:style-name="T196_28"><text:s/></text:span><text:span text:style-name="T196_29">activities</text:span><text:span text:style-name="T196_30"><text:s/></text:span><text:span text:style-name="T196_31">not</text:span><text:span text:style-name="T196_32"><text:s/></text:span><text:span text:style-name="T196_33">permitted</text:span><text:span text:style-name="T196_34"><text:s/></text:span><text:span text:style-name="T196_35">to</text:span><text:span text:style-name="T196_36"><text:s/></text:span><text:span text:style-name="T196_37">be</text:span><text:span text:style-name="T196_38"><text:s/></text:span><text:span text:style-name="T196_39">carried</text:span><text:span text:style-name="T196_40"><text:s/></text:span><text:span text:style-name="T196_41">on</text:span><text:span text:style-name="T196_42"><text:s/>(</text:span><text:span text:style-name="T196_43">a</text:span><text:span text:style-name="T196_44">)<text:s/></text:span><text:span text:style-name="T196_45">by</text:span><text:span text:style-name="T196_46"><text:s/></text:span><text:span text:style-name="T196_47">a</text:span><text:span text:style-name="T196_48"><text:s/></text:span><text:span text:style-name="T196_49">corporation</text:span><text:span text:style-name="T196_50"><text:s/></text:span><text:span text:style-name="T196_51">exempt</text:span><text:span text:style-name="T196_52"><text:s/></text:span><text:span text:style-name="T196_53">from</text:span><text:span text:style-name="T196_54"><text:s/></text:span><text:span text:style-name="T196_55">federal</text:span><text:span text:style-name="T196_56"><text:s/></text:span><text:span text:style-name="T196_57">income</text:span><text:span text:style-name="T196_58"><text:s/></text:span><text:span text:style-name="T196_59">tax</text:span><text:span text:style-name="T196_60"><text:s/></text:span><text:span text:style-name="T196_61">under</text:span><text:span text:style-name="T196_62"><text:s/></text:span><text:span text:style-name="T196_63">Section</text:span><text:span text:style-name="T196_64"><text:s/>501(</text:span><text:span text:style-name="T196_65">c</text:span><text:span text:style-name="T196_66">)(3)<text:s/></text:span><text:span text:style-name="T196_67">of</text:span><text:span text:style-name="T196_68"><text:s/></text:span><text:span text:style-name="T196_69">the</text:span><text:span text:style-name="T196_70"><text:s/></text:span><text:span text:style-name="T196_71">Internal</text:span><text:span text:style-name="T196_72"><text:s/></text:span><text:span text:style-name="T196_73">Revenue</text:span><text:span text:style-name="T196_74"><text:s/></text:span><text:span text:style-name="T196_75">Code</text:span><text:span text:style-name="T196_76">,<text:s/></text:span><text:span text:style-name="T196_77">or</text:span><text:span text:style-name="T196_78"><text:s/>(</text:span><text:span text:style-name="T196_79">b</text:span><text:span text:style-name="T196_80">)<text:s/></text:span><text:span text:style-name="T196_81">by</text:span><text:span text:style-name="T196_82"><text:s/></text:span><text:span text:style-name="T196_83">a</text:span><text:span text:style-name="T196_84"><text:s/></text:span><text:span text:style-name="T196_85">corporation</text:span><text:span text:style-name="T196_86">,<text:s/></text:span><text:span text:style-name="T196_87">contributions</text:span><text:span text:style-name="T196_88"><text:s/></text:span><text:span text:style-name="T196_89">to</text:span><text:span text:style-name="T196_90"><text:s/></text:span><text:span text:style-name="T196_91">which</text:span><text:span text:style-name="T196_92"><text:s/></text:span><text:span text:style-name="T196_93">are</text:span><text:span text:style-name="T196_94"><text:s/></text:span><text:span text:style-name="T196_95">deductible</text:span><text:span text:style-name="T196_96"><text:s/></text:span><text:span text:style-name="T196_97">under</text:span><text:span text:style-name="T196_98"><text:s/></text:span><text:span text:style-name="T196_99">Section</text:span><text:span text:style-name="T196_100"><text:s/>170(</text:span><text:span text:style-name="T196_101">c</text:span><text:span text:style-name="T196_102">)(2)<text:s/></text:span><text:span text:style-name="T196_103">of</text:span><text:span text:style-name="T196_104"><text:s/></text:span><text:span text:style-name="T196_105">the</text:span><text:span text:style-name="T196_106"><text:s/></text:span><text:span text:style-name="T196_107">Internal</text:span><text:span text:style-name="T196_108"><text:s/></text:span><text:span text:style-name="T196_109">Revenue</text:span><text:span text:style-name="T196_110"><text:s/></text:span><text:span text:style-name="T196_111">Code</text:span><text:span text:style-name="T196_112">.</text:span></text:p>
      <text:p text:style-name="P197"/>
      <text:p text:style-name="P198"><text:span text:style-name="T198_1">Section</text:span><text:span text:style-name="T198_2"><text:s/>2.<text:s/></text:span><text:span text:style-name="T198_3">Prohibition</text:span><text:span text:style-name="T198_4"><text:s/></text:span><text:span text:style-name="T198_5">Against</text:span><text:span text:style-name="T198_6"><text:s/></text:span><text:span text:style-name="T198_7">Private</text:span><text:span text:style-name="T198_8"><text:s/></text:span><text:span text:style-name="T198_9">Inurement</text:span><text:span text:style-name="T198_10"><text:s/></text:span></text:p>
      <text:p text:style-name="P199"><text:span text:style-name="T199_1">No</text:span><text:span text:style-name="T199_2"><text:s/></text:span><text:span text:style-name="T199_3">part</text:span><text:span text:style-name="T199_4"><text:s/></text:span><text:span text:style-name="T199_5">of</text:span><text:span text:style-name="T199_6"><text:s/></text:span><text:span text:style-name="T199_7">the</text:span><text:span text:style-name="T199_8"><text:s/></text:span><text:span text:style-name="T199_9">net</text:span><text:span text:style-name="T199_10"><text:s/></text:span><text:span text:style-name="T199_11">earnings</text:span><text:span text:style-name="T199_12"><text:s/></text:span><text:span text:style-name="T199_13">of</text:span><text:span text:style-name="T199_14"><text:s/></text:span><text:span text:style-name="T199_15">this</text:span><text:span text:style-name="T199_16"><text:s/></text:span><text:span text:style-name="T199_17">corporation</text:span><text:span text:style-name="T199_18"><text:s/></text:span><text:span text:style-name="T199_19">shall</text:span><text:span text:style-name="T199_20"><text:s/></text:span><text:span text:style-name="T199_21">inure</text:span><text:span text:style-name="T199_22"><text:s/></text:span><text:span text:style-name="T199_23">to</text:span><text:span text:style-name="T199_24"><text:s/></text:span><text:span text:style-name="T199_25">the</text:span><text:span text:style-name="T199_26"><text:s/></text:span><text:span text:style-name="T199_27">benefit</text:span><text:span text:style-name="T199_28"><text:s/></text:span><text:span text:style-name="T199_29">of</text:span><text:span text:style-name="T199_30">,<text:s/></text:span><text:span text:style-name="T199_31">or</text:span><text:span text:style-name="T199_32"><text:s/></text:span><text:span text:style-name="T199_33">be</text:span><text:span text:style-name="T199_34"><text:s/></text:span><text:span text:style-name="T199_35">distributable</text:span><text:span text:style-name="T199_36"><text:s/></text:span><text:span text:style-name="T199_37">to</text:span><text:span text:style-name="T199_38">,<text:s/></text:span><text:span text:style-name="T199_39">its</text:span><text:span text:style-name="T199_40"><text:s/></text:span><text:span text:style-name="T199_41">members</text:span><text:span text:style-name="T199_42">,<text:s/></text:span><text:span text:style-name="T199_43">directors</text:span><text:span text:style-name="T199_44"><text:s/></text:span><text:span text:style-name="T199_45">or</text:span><text:span text:style-name="T199_46"><text:s/></text:span><text:span text:style-name="T199_47">trustees</text:span><text:span text:style-name="T199_48">,<text:s/></text:span><text:span text:style-name="T199_49">officers</text:span><text:span text:style-name="T199_50">,<text:s/></text:span><text:span text:style-name="T199_51">or</text:span><text:span text:style-name="T199_52"><text:s/></text:span><text:span text:style-name="T199_53">other</text:span><text:span text:style-name="T199_54"><text:s/></text:span><text:span text:style-name="T199_55">private</text:span><text:span text:style-name="T199_56"><text:s/></text:span><text:span text:style-name="T199_57">persons</text:span><text:span text:style-name="T199_58">,<text:s/></text:span><text:span text:style-name="T199_59">except</text:span><text:span text:style-name="T199_60"><text:s/></text:span><text:span text:style-name="T199_61">that</text:span><text:span text:style-name="T199_62"><text:s/></text:span><text:span text:style-name="T199_63">the</text:span><text:span text:style-name="T199_64"><text:s/></text:span><text:span text:style-name="T199_65">corporation</text:span><text:span text:style-name="T199_66"><text:s/></text:span><text:span text:style-name="T199_67">shall</text:span><text:span text:style-name="T199_68"><text:s/></text:span><text:span text:style-name="T199_69">be</text:span><text:span text:style-name="T199_70"><text:s/></text:span><text:span text:style-name="T199_71">authorized</text:span><text:span text:style-name="T199_72"><text:s/></text:span><text:span text:style-name="T199_73">and</text:span><text:span text:style-name="T199_74"><text:s/></text:span><text:span text:style-name="T199_75">empowered</text:span><text:span text:style-name="T199_76"><text:s/></text:span><text:span text:style-name="T199_77">to</text:span><text:span text:style-name="T199_78"><text:s/></text:span><text:span text:style-name="T199_79">pay</text:span><text:span text:style-name="T199_80"><text:s/></text:span><text:span text:style-name="T199_81">reasonable</text:span><text:span text:style-name="T199_82"><text:s/></text:span><text:span text:style-name="T199_83">compensation</text:span><text:span text:style-name="T199_84"><text:s/></text:span><text:span text:style-name="T199_85">for</text:span><text:span text:style-name="T199_86"><text:s/></text:span><text:span text:style-name="T199_87">services</text:span><text:span text:style-name="T199_88"><text:s/></text:span><text:span text:style-name="T199_89">rendered</text:span><text:span text:style-name="T199_90"><text:s/></text:span><text:span text:style-name="T199_91">and</text:span><text:span text:style-name="T199_92"><text:s/></text:span><text:span text:style-name="T199_93">to</text:span><text:span text:style-name="T199_94"><text:s/></text:span><text:span text:style-name="T199_95">make</text:span><text:span text:style-name="T199_96"><text:s/></text:span><text:span text:style-name="T199_97">payments</text:span><text:span text:style-name="T199_98"><text:s/></text:span><text:span text:style-name="T199_99">and</text:span><text:span text:style-name="T199_100"><text:s/></text:span><text:span text:style-name="T199_101">distributions</text:span><text:span text:style-name="T199_102"><text:s/></text:span><text:span text:style-name="T199_103">in</text:span><text:span text:style-name="T199_104"><text:s/></text:span><text:span text:style-name="T199_105">furtherance</text:span><text:span text:style-name="T199_106"><text:s/></text:span><text:span text:style-name="T199_107">of</text:span><text:span text:style-name="T199_108"><text:s/></text:span><text:span text:style-name="T199_109">the</text:span><text:span text:style-name="T199_110"><text:s/></text:span><text:span text:style-name="T199_111">purposes</text:span><text:span text:style-name="T199_112"><text:s/></text:span><text:span text:style-name="T199_113">of</text:span><text:span text:style-name="T199_114"><text:s/></text:span><text:span text:style-name="T199_115">this</text:span><text:span text:style-name="T199_116"><text:s/></text:span><text:span text:style-name="T199_117">corporation</text:span><text:span text:style-name="T199_118">.</text:span></text:p>
      <text:p text:style-name="P200"/>
      <text:p text:style-name="P201"><text:span text:style-name="T201_1">Section</text:span><text:span text:style-name="T201_2"><text:s/>3.<text:s/></text:span><text:span text:style-name="T201_3">Distribution</text:span><text:span text:style-name="T201_4"><text:s/></text:span><text:span text:style-name="T201_5">of</text:span><text:span text:style-name="T201_6"><text:s/></text:span><text:span text:style-name="T201_7">Assets</text:span></text:p>
      <text:p text:style-name="P202"><text:span text:style-name="T202_1">Upon</text:span><text:span text:style-name="T202_2"><text:s/></text:span><text:span text:style-name="T202_3">the</text:span><text:span text:style-name="T202_4"><text:s/></text:span><text:span text:style-name="T202_5">dissolution</text:span><text:span text:style-name="T202_6"><text:s/></text:span><text:span text:style-name="T202_7">of</text:span><text:span text:style-name="T202_8"><text:s/></text:span><text:span text:style-name="T202_9">this</text:span><text:span text:style-name="T202_10"><text:s/></text:span><text:span text:style-name="T202_11">corporation</text:span><text:span text:style-name="T202_12">,<text:s/></text:span><text:span text:style-name="T202_13">its</text:span><text:span text:style-name="T202_14"><text:s/></text:span><text:span text:style-name="T202_15">assets</text:span><text:span text:style-name="T202_16"><text:s/></text:span><text:span text:style-name="T202_17">remaining</text:span><text:span text:style-name="T202_18"><text:s/></text:span><text:span text:style-name="T202_19">after</text:span><text:span text:style-name="T202_20"><text:s/></text:span><text:span text:style-name="T202_21">payment</text:span><text:span text:style-name="T202_22">,<text:s/></text:span><text:span text:style-name="T202_23">or</text:span><text:span text:style-name="T202_24"><text:s/></text:span><text:span text:style-name="T202_25">provision</text:span><text:span text:style-name="T202_26"><text:s/></text:span><text:span text:style-name="T202_27">for</text:span><text:span text:style-name="T202_28"><text:s/></text:span><text:span text:style-name="T202_29">payment</text:span><text:span text:style-name="T202_30">,<text:s/></text:span><text:span text:style-name="T202_31">of</text:span><text:span text:style-name="T202_32"><text:s/></text:span><text:span text:style-name="T202_33">all</text:span><text:span text:style-name="T202_34"><text:s/></text:span><text:span text:style-name="T202_35">debts</text:span><text:span text:style-name="T202_36"><text:s/></text:span><text:span text:style-name="T202_37">and</text:span><text:span text:style-name="T202_38"><text:s/></text:span><text:span text:style-name="T202_39">liabilities</text:span><text:span text:style-name="T202_40"><text:s/></text:span><text:span text:style-name="T202_41">of</text:span><text:span text:style-name="T202_42"><text:s/></text:span><text:span text:style-name="T202_43">this</text:span><text:span text:style-name="T202_44"><text:s/></text:span><text:span text:style-name="T202_45">corporation</text:span><text:span text:style-name="T202_46">,<text:s/></text:span><text:span text:style-name="T202_47">shall</text:span><text:span text:style-name="T202_48"><text:s/></text:span><text:span text:style-name="T202_49">be</text:span><text:span text:style-name="T202_50"><text:s/></text:span><text:span text:style-name="T202_51">distributed</text:span><text:span text:style-name="T202_52"><text:s/></text:span><text:span text:style-name="T202_53">for</text:span><text:span text:style-name="T202_54"><text:s/></text:span><text:span text:style-name="T202_55">one</text:span><text:span text:style-name="T202_56"><text:s/></text:span><text:span text:style-name="T202_57">or</text:span><text:span text:style-name="T202_58"><text:s/></text:span><text:span text:style-name="T202_59">more</text:span><text:span text:style-name="T202_60"><text:s/></text:span><text:span text:style-name="T202_61">exempt</text:span><text:span text:style-name="T202_62"><text:s/></text:span><text:span text:style-name="T202_63">purposes</text:span><text:span text:style-name="T202_64"><text:s/></text:span><text:span text:style-name="T202_65">within</text:span><text:span text:style-name="T202_66"><text:s/></text:span><text:span text:style-name="T202_67">the</text:span><text:span text:style-name="T202_68"><text:s/></text:span><text:span text:style-name="T202_69">meaning</text:span><text:span text:style-name="T202_70"><text:s/></text:span><text:span text:style-name="T202_71">of</text:span><text:span text:style-name="T202_72"><text:s/></text:span><text:span text:style-name="T202_73">Section</text:span><text:span text:style-name="T202_74"><text:s/>501(</text:span><text:span text:style-name="T202_75">c</text:span><text:span text:style-name="T202_76">)(3)<text:s/></text:span><text:span text:style-name="T202_77">of</text:span><text:span text:style-name="T202_78"><text:s/></text:span><text:span text:style-name="T202_79">the</text:span><text:span text:style-name="T202_80"><text:s/></text:span><text:span text:style-name="T202_81">Internal</text:span><text:span text:style-name="T202_82"><text:s/></text:span><text:span text:style-name="T202_83">Revenue</text:span><text:span text:style-name="T202_84"><text:s/></text:span><text:span text:style-name="T202_85">Code</text:span><text:span text:style-name="T202_86"><text:s/></text:span><text:span text:style-name="T202_87">or</text:span><text:span text:style-name="T202_88"><text:s/></text:span><text:span text:style-name="T202_89">shall</text:span><text:span text:style-name="T202_90"><text:s/></text:span><text:span text:style-name="T202_91">be</text:span><text:span text:style-name="T202_92"><text:s/></text:span><text:span text:style-name="T202_93">distributed</text:span><text:span text:style-name="T202_94"><text:s/></text:span><text:span text:style-name="T202_95">to</text:span><text:span text:style-name="T202_96"><text:s/></text:span><text:span text:style-name="T202_97">the</text:span><text:span text:style-name="T202_98"><text:s/></text:span><text:span text:style-name="T202_99">federal</text:span><text:span text:style-name="T202_100"><text:s/></text:span><text:span text:style-name="T202_101">government</text:span><text:span text:style-name="T202_102">,<text:s/></text:span><text:span text:style-name="T202_103">or</text:span><text:span text:style-name="T202_104"><text:s/></text:span><text:span text:style-name="T202_105">to</text:span><text:span text:style-name="T202_106"><text:s/></text:span><text:span text:style-name="T202_107">a</text:span><text:span text:style-name="T202_108"><text:s/></text:span><text:span text:style-name="T202_109">state</text:span><text:span text:style-name="T202_110"><text:s/></text:span><text:span text:style-name="T202_111">or</text:span><text:span text:style-name="T202_112"><text:s/></text:span><text:span text:style-name="T202_113">local</text:span><text:span text:style-name="T202_114"><text:s/></text:span><text:span text:style-name="T202_115">government</text:span><text:span text:style-name="T202_116">,<text:s/></text:span><text:span text:style-name="T202_117">for</text:span><text:span text:style-name="T202_118"><text:s/></text:span><text:span text:style-name="T202_119">a</text:span><text:span text:style-name="T202_120"><text:s/></text:span><text:span text:style-name="T202_121">public</text:span><text:span text:style-name="T202_122"><text:s/></text:span><text:span text:style-name="T202_123">purpose</text:span><text:span text:style-name="T202_124">.<text:s/></text:span><text:span text:style-name="T202_125">Such</text:span><text:span text:style-name="T202_126"><text:s/></text:span><text:span text:style-name="T202_127">distribution</text:span><text:span text:style-name="T202_128"><text:s/></text:span><text:span text:style-name="T202_129">shall</text:span><text:span text:style-name="T202_130"><text:s/></text:span><text:span text:style-name="T202_131">be</text:span><text:span text:style-name="T202_132"><text:s/></text:span><text:span text:style-name="T202_133">made</text:span><text:span text:style-name="T202_134"><text:s/></text:span><text:span text:style-name="T202_135">in</text:span><text:span text:style-name="T202_136"><text:s/></text:span><text:span text:style-name="T202_137">accordance</text:span><text:span text:style-name="T202_138"><text:s/></text:span><text:span text:style-name="T202_139">with</text:span><text:span text:style-name="T202_140"><text:s/></text:span><text:span text:style-name="T202_141">all</text:span><text:span text:style-name="T202_142"><text:s/></text:span><text:span text:style-name="T202_143">applicable</text:span><text:span text:style-name="T202_144"><text:s/></text:span><text:span text:style-name="T202_145">provisions</text:span><text:span text:style-name="T202_146"><text:s/></text:span><text:span text:style-name="T202_147">of</text:span><text:span text:style-name="T202_148"><text:s/></text:span><text:span text:style-name="T202_149">the</text:span><text:span text:style-name="T202_150"><text:s/></text:span><text:span text:style-name="T202_151">laws</text:span><text:span text:style-name="T202_152"><text:s/></text:span><text:span text:style-name="T202_153">of</text:span><text:span text:style-name="T202_154"><text:s/></text:span><text:span text:style-name="T202_155">this</text:span><text:span text:style-name="T202_156"><text:s/></text:span><text:span text:style-name="T202_157">state</text:span><text:span text:style-name="T202_158">.</text:span></text:p>
      <text:p text:style-name="P203"/>
      <text:p text:style-name="P204"><text:span text:style-name="T204_1">Article</text:span><text:span text:style-name="T204_2"><text:s/>9<text:line-break/></text:span><text:span text:style-name="T204_3">Conflict</text:span><text:span text:style-name="T204_4"><text:s/></text:span><text:span text:style-name="T204_5">of</text:span><text:span text:style-name="T204_6"><text:s/></text:span><text:span text:style-name="T204_7">Interest</text:span><text:span text:style-name="T204_8"><text:s/></text:span><text:span text:style-name="T204_9">and</text:span><text:span text:style-name="T204_10"><text:line-break/></text:span><text:span text:style-name="T204_11">Compensation</text:span><text:span text:style-name="T204_12"><text:s/></text:span><text:span text:style-name="T204_13">Approval</text:span><text:span text:style-name="T204_14"><text:s/></text:span><text:span text:style-name="T204_15">Policies</text:span></text:p>
      <text:p text:style-name="P205"/>
      <text:p text:style-name="P206"><text:span text:style-name="T206_1">Section</text:span><text:span text:style-name="T206_2"><text:s/>1.<text:s/></text:span><text:span text:style-name="T206_3">Purpose</text:span><text:span text:style-name="T206_4"><text:s/></text:span><text:span text:style-name="T206_5">of</text:span><text:span text:style-name="T206_6"><text:s/></text:span><text:span text:style-name="T206_7">Conflict</text:span><text:span text:style-name="T206_8"><text:s/></text:span><text:span text:style-name="T206_9">of</text:span><text:span text:style-name="T206_10"><text:s/></text:span><text:span text:style-name="T206_11">Interest</text:span><text:span text:style-name="T206_12"><text:s/></text:span><text:span text:style-name="T206_13">Policy</text:span></text:p>
      <text:p text:style-name="P207"><text:span text:style-name="T207_1">The</text:span><text:span text:style-name="T207_2"><text:s/></text:span><text:span text:style-name="T207_3">purpose</text:span><text:span text:style-name="T207_4"><text:s/></text:span><text:span text:style-name="T207_5">of</text:span><text:span text:style-name="T207_6"><text:s/></text:span><text:span text:style-name="T207_7">this</text:span><text:span text:style-name="T207_8"><text:s/></text:span><text:span text:style-name="T207_9">conflict</text:span><text:span text:style-name="T207_10"><text:s/></text:span><text:span text:style-name="T207_11">of</text:span><text:span text:style-name="T207_12"><text:s/></text:span><text:span text:style-name="T207_13">interest</text:span><text:span text:style-name="T207_14"><text:s/></text:span><text:span text:style-name="T207_15">policy</text:span><text:span text:style-name="T207_16"><text:s/></text:span><text:span text:style-name="T207_17">is</text:span><text:span text:style-name="T207_18"><text:s/></text:span><text:span text:style-name="T207_19">to</text:span><text:span text:style-name="T207_20"><text:s/></text:span><text:span text:style-name="T207_21">protect</text:span><text:span text:style-name="T207_22"><text:s/></text:span><text:span text:style-name="T207_23">this</text:span><text:span text:style-name="T207_24"><text:s/></text:span><text:span text:style-name="T207_25">tax</text:span><text:span text:style-name="T207_26">-</text:span><text:span text:style-name="T207_27">exempt</text:span><text:span text:style-name="T207_28"><text:s/></text:span><text:span text:style-name="T207_29">corporation</text:span><text:span text:style-name="T207_30">'</text:span><text:span text:style-name="T207_31">s</text:span><text:span text:style-name="T207_32"><text:s/></text:span><text:span text:style-name="T207_33">interest</text:span><text:span text:style-name="T207_34"><text:s/></text:span><text:span text:style-name="T207_35">when</text:span><text:span text:style-name="T207_36"><text:s/></text:span><text:span text:style-name="T207_37">it</text:span><text:span text:style-name="T207_38"><text:s/></text:span><text:span text:style-name="T207_39">is</text:span><text:span text:style-name="T207_40"><text:s/></text:span><text:span text:style-name="T207_41">contemplating</text:span><text:span text:style-name="T207_42"><text:s/></text:span><text:span text:style-name="T207_43">entering</text:span><text:span text:style-name="T207_44"><text:s/></text:span><text:span text:style-name="T207_45">into</text:span><text:span text:style-name="T207_46"><text:s/></text:span><text:span text:style-name="T207_47">a</text:span><text:span text:style-name="T207_48"><text:s/></text:span><text:span text:style-name="T207_49">transaction</text:span><text:span text:style-name="T207_50"><text:s/></text:span><text:span text:style-name="T207_51">or</text:span><text:span text:style-name="T207_52"><text:s/></text:span><text:span text:style-name="T207_53">arrangement</text:span><text:span text:style-name="T207_54"><text:s/></text:span><text:span text:style-name="T207_55">that</text:span><text:span text:style-name="T207_56"><text:s/></text:span><text:span text:style-name="T207_57">might</text:span><text:span text:style-name="T207_58"><text:s/></text:span><text:span text:style-name="T207_59">benefit</text:span><text:span text:style-name="T207_60"><text:s/></text:span><text:span text:style-name="T207_61">the</text:span><text:span text:style-name="T207_62"><text:s/></text:span><text:span text:style-name="T207_63">private</text:span><text:span text:style-name="T207_64"><text:s/></text:span><text:span text:style-name="T207_65">interest</text:span><text:span text:style-name="T207_66"><text:s/></text:span><text:span text:style-name="T207_67">of</text:span><text:span text:style-name="T207_68"><text:s/></text:span><text:span text:style-name="T207_69">an</text:span><text:span text:style-name="T207_70"><text:s/></text:span><text:span text:style-name="T207_71">officer</text:span><text:span text:style-name="T207_72"><text:s/></text:span><text:span text:style-name="T207_73">or</text:span><text:span text:style-name="T207_74"><text:s/></text:span><text:span text:style-name="T207_75">director</text:span><text:span text:style-name="T207_76"><text:s/></text:span><text:span text:style-name="T207_77">of</text:span><text:span text:style-name="T207_78"><text:s/></text:span><text:span text:style-name="T207_79">the</text:span><text:span text:style-name="T207_80"><text:s/></text:span><text:span text:style-name="T207_81">corporation</text:span><text:span text:style-name="T207_82"><text:s/></text:span><text:span text:style-name="T207_83">or</text:span><text:span text:style-name="T207_84"><text:s/></text:span><text:span text:style-name="T207_85">any</text:span><text:span text:style-name="T207_86"><text:s/>"</text:span><text:span text:style-name="T207_87">disqualified</text:span><text:span text:style-name="T207_88"><text:s/></text:span><text:span text:style-name="T207_89">person</text:span><text:span text:style-name="T207_90">"<text:s/></text:span><text:span text:style-name="T207_91">as</text:span><text:span text:style-name="T207_92"><text:s/></text:span><text:span text:style-name="T207_93">defined</text:span><text:span text:style-name="T207_94"><text:s/></text:span><text:span text:style-name="T207_95">in</text:span><text:span text:style-name="T207_96"><text:s/></text:span><text:span text:style-name="T207_97">Section</text:span><text:span text:style-name="T207_98"><text:s/>4958(</text:span><text:span text:style-name="T207_99">f</text:span><text:span text:style-name="T207_100">)(1)<text:s/></text:span><text:span text:style-name="T207_101">of</text:span><text:span text:style-name="T207_102"><text:s/></text:span><text:span text:style-name="T207_103">the</text:span><text:span text:style-name="T207_104"><text:s/></text:span><text:span text:style-name="T207_105">Internal</text:span><text:span text:style-name="T207_106"><text:s/></text:span><text:span text:style-name="T207_107">Revenue</text:span><text:span text:style-name="T207_108"><text:s/></text:span><text:span text:style-name="T207_109">Code</text:span><text:span text:style-name="T207_110"><text:s/></text:span><text:span text:style-name="T207_111">and</text:span><text:span text:style-name="T207_112"><text:s/></text:span><text:span text:style-name="T207_113">as</text:span><text:span text:style-name="T207_114"><text:s/></text:span><text:span text:style-name="T207_115">amplified</text:span><text:span text:style-name="T207_116"><text:s/></text:span><text:span text:style-name="T207_117">by</text:span><text:span text:style-name="T207_118"><text:s/></text:span><text:span text:style-name="T207_119">Section</text:span><text:span text:style-name="T207_120"><text:s/>53.4958-3<text:s/></text:span><text:span text:style-name="T207_121">of</text:span><text:span text:style-name="T207_122"><text:s/></text:span><text:span text:style-name="T207_123">the</text:span><text:span text:style-name="T207_124"><text:s/></text:span><text:span text:style-name="T207_125">IRS</text:span><text:span text:style-name="T207_126"><text:s/></text:span><text:span text:style-name="T207_127">Regulations</text:span><text:span text:style-name="T207_128"><text:s/></text:span><text:span text:style-name="T207_129">and</text:span><text:span text:style-name="T207_130"><text:s/></text:span><text:span text:style-name="T207_131">which</text:span><text:span text:style-name="T207_132"><text:s/></text:span><text:span text:style-name="T207_133">might</text:span><text:span text:style-name="T207_134"><text:s/></text:span><text:span text:style-name="T207_135">result</text:span><text:span text:style-name="T207_136"><text:s/></text:span><text:span text:style-name="T207_137">in</text:span><text:span text:style-name="T207_138"><text:s/></text:span><text:span text:style-name="T207_139">a</text:span><text:span text:style-name="T207_140"><text:s/></text:span><text:span text:style-name="T207_141">possible</text:span><text:span text:style-name="T207_142"><text:s/>"</text:span><text:span text:style-name="T207_143">excess</text:span><text:span text:style-name="T207_144"><text:s/></text:span><text:span text:style-name="T207_145">benefit</text:span><text:span text:style-name="T207_146"><text:s/></text:span><text:span text:style-name="T207_147">transaction</text:span><text:span text:style-name="T207_148">"<text:s/></text:span><text:span text:style-name="T207_149">as</text:span><text:span text:style-name="T207_150"><text:s/></text:span><text:span text:style-name="T207_151">defined</text:span><text:span text:style-name="T207_152"><text:s/></text:span><text:span text:style-name="T207_153">in</text:span><text:span text:style-name="T207_154"><text:s/></text:span><text:span text:style-name="T207_155">Section</text:span><text:span text:style-name="T207_156"><text:s/>4958(</text:span><text:span text:style-name="T207_157">c</text:span><text:span text:style-name="T207_158">)(1)(</text:span><text:span text:style-name="T207_159">A</text:span><text:span text:style-name="T207_160">)<text:s/></text:span><text:span text:style-name="T207_161">of</text:span><text:span text:style-name="T207_162"><text:s/></text:span><text:span text:style-name="T207_163">the</text:span><text:span text:style-name="T207_164"><text:s/></text:span><text:span text:style-name="T207_165">Internal</text:span><text:span text:style-name="T207_166"><text:s/></text:span><text:span text:style-name="T207_167">Revenue</text:span><text:span text:style-name="T207_168"><text:s/></text:span><text:span text:style-name="T207_169">Code</text:span><text:span text:style-name="T207_170"><text:s/></text:span><text:span text:style-name="T207_171">and</text:span><text:span text:style-name="T207_172"><text:s/></text:span><text:span text:style-name="T207_173">as</text:span><text:span text:style-name="T207_174"><text:s/></text:span><text:span text:style-name="T207_175">amplified</text:span><text:span text:style-name="T207_176"><text:s/></text:span><text:span text:style-name="T207_177">by</text:span><text:span text:style-name="T207_178"><text:s/></text:span><text:span text:style-name="T207_179">Section</text:span><text:span text:style-name="T207_180"><text:s/>53.4958<text:s/></text:span><text:span text:style-name="T207_181">of</text:span><text:span text:style-name="T207_182"><text:s/></text:span><text:span text:style-name="T207_183">the</text:span><text:span text:style-name="T207_184"><text:s/></text:span><text:span text:style-name="T207_185">IRS</text:span><text:span text:style-name="T207_186"><text:s/></text:span><text:span text:style-name="T207_187">Regulations</text:span><text:span text:style-name="T207_188">.<text:s/></text:span><text:span text:style-name="T207_189">This</text:span><text:span text:style-name="T207_190"><text:s/></text:span><text:span text:style-name="T207_191">policy</text:span><text:span text:style-name="T207_192"><text:s/></text:span><text:span text:style-name="T207_193">is</text:span><text:span text:style-name="T207_194"><text:s/></text:span><text:span text:style-name="T207_195">intended</text:span><text:span text:style-name="T207_196"><text:s/></text:span><text:span text:style-name="T207_197">to</text:span><text:span text:style-name="T207_198"><text:s/></text:span><text:span text:style-name="T207_199">supplement</text:span><text:span text:style-name="T207_200"><text:s/></text:span><text:span text:style-name="T207_201">but</text:span><text:span text:style-name="T207_202"><text:s/></text:span><text:span text:style-name="T207_203">not</text:span><text:span text:style-name="T207_204"><text:s/></text:span><text:span text:style-name="T207_205">replace</text:span><text:span text:style-name="T207_206"><text:s/></text:span><text:span text:style-name="T207_207">any</text:span><text:span text:style-name="T207_208"><text:s/></text:span><text:span text:style-name="T207_209">applicable</text:span><text:span text:style-name="T207_210"><text:s/></text:span><text:span text:style-name="T207_211">state</text:span><text:span text:style-name="T207_212"><text:s/></text:span><text:span text:style-name="T207_213">and</text:span><text:span text:style-name="T207_214"><text:s/></text:span><text:span text:style-name="T207_215">federal</text:span><text:span text:style-name="T207_216"><text:s/></text:span><text:span text:style-name="T207_217">laws</text:span><text:span text:style-name="T207_218"><text:s/></text:span><text:span text:style-name="T207_219">governing</text:span><text:span text:style-name="T207_220"><text:s/></text:span><text:span text:style-name="T207_221">conflict</text:span><text:span text:style-name="T207_222"><text:s/></text:span><text:span text:style-name="T207_223">of</text:span><text:span text:style-name="T207_224"><text:s/></text:span><text:span text:style-name="T207_225">interest</text:span><text:span text:style-name="T207_226"><text:s/></text:span><text:span text:style-name="T207_227">applicable</text:span><text:span text:style-name="T207_228"><text:s/></text:span><text:span text:style-name="T207_229">to</text:span><text:span text:style-name="T207_230"><text:s/></text:span><text:span text:style-name="T207_231">nonprofit</text:span><text:span text:style-name="T207_232"><text:s/></text:span><text:span text:style-name="T207_233">and</text:span><text:span text:style-name="T207_234"><text:s/></text:span><text:span text:style-name="T207_235">charitable</text:span><text:span text:style-name="T207_236"><text:s/></text:span><text:span text:style-name="T207_237">organizations</text:span><text:span text:style-name="T207_238">.</text:span></text:p>
      <text:p text:style-name="P208"/>
      <text:p text:style-name="P209"><text:span text:style-name="T209_1">Section</text:span><text:span text:style-name="T209_2"><text:s/>2.<text:s/></text:span><text:span text:style-name="T209_3">Definitions</text:span></text:p>
      <text:p text:style-name="P210"><text:span text:style-name="T210_1">a</text:span><text:span text:style-name="T210_2">.<text:s/><text:tab/></text:span><text:span text:style-name="T210_3">Interested</text:span><text:span text:style-name="T210_4"><text:s/></text:span><text:span text:style-name="T210_5">Person</text:span><text:span text:style-name="T210_6">.</text:span><text:span text:style-name="T210_7"><text:s/></text:span><text:span text:style-name="T210_8">Any</text:span><text:span text:style-name="T210_9"><text:s/></text:span><text:span text:style-name="T210_10">director</text:span><text:span text:style-name="T210_11">,<text:s/></text:span><text:span text:style-name="T210_12">principal</text:span><text:span text:style-name="T210_13"><text:s/></text:span><text:span text:style-name="T210_14">officer</text:span><text:span text:style-name="T210_15">,<text:s/></text:span><text:span text:style-name="T210_16">member</text:span><text:span text:style-name="T210_17"><text:s/></text:span><text:span text:style-name="T210_18">of</text:span><text:span text:style-name="T210_19"><text:s/></text:span><text:span text:style-name="T210_20">a</text:span><text:span text:style-name="T210_21"><text:s/></text:span><text:span text:style-name="T210_22">committee</text:span><text:span text:style-name="T210_23"><text:s/></text:span><text:span text:style-name="T210_24">with</text:span><text:span text:style-name="T210_25"><text:s/></text:span><text:span text:style-name="T210_26">governing</text:span><text:span text:style-name="T210_27"><text:s/></text:span><text:span text:style-name="T210_28">board</text:span><text:span text:style-name="T210_29"><text:s/></text:span><text:span text:style-name="T210_30">delegated</text:span><text:span text:style-name="T210_31"><text:s/></text:span><text:span text:style-name="T210_32">powers</text:span><text:span text:style-name="T210_33">,<text:s/></text:span><text:span text:style-name="T210_34">or</text:span><text:span text:style-name="T210_35"><text:s/></text:span><text:span text:style-name="T210_36">any</text:span><text:span text:style-name="T210_37"><text:s/></text:span><text:span text:style-name="T210_38">other</text:span><text:span text:style-name="T210_39"><text:s/></text:span><text:span text:style-name="T210_40">person</text:span><text:span text:style-name="T210_41"><text:s/></text:span><text:span text:style-name="T210_42">who</text:span><text:span text:style-name="T210_43"><text:s/></text:span><text:span text:style-name="T210_44">is</text:span><text:span text:style-name="T210_45"><text:s/></text:span><text:span text:style-name="T210_46">a</text:span><text:span text:style-name="T210_47"><text:s/>"</text:span><text:span text:style-name="T210_48">disqualified</text:span><text:span text:style-name="T210_49"><text:s/></text:span><text:span text:style-name="T210_50">person</text:span><text:span text:style-name="T210_51">"<text:s/></text:span><text:span text:style-name="T210_52">as</text:span><text:span text:style-name="T210_53"><text:s/></text:span><text:span text:style-name="T210_54">defined</text:span><text:span text:style-name="T210_55"><text:s/></text:span><text:span text:style-name="T210_56">in</text:span><text:span text:style-name="T210_57"><text:s/></text:span><text:span text:style-name="T210_58">Section</text:span><text:span text:style-name="T210_59"><text:s/>4958(</text:span><text:span text:style-name="T210_60">f</text:span><text:span text:style-name="T210_61">)(1)<text:s/></text:span><text:span text:style-name="T210_62">of</text:span><text:span text:style-name="T210_63"><text:s/></text:span><text:span text:style-name="T210_64">the</text:span><text:span text:style-name="T210_65"><text:s/></text:span><text:span text:style-name="T210_66">Internal</text:span><text:span text:style-name="T210_67"><text:s/></text:span><text:span text:style-name="T210_68">Revenue</text:span><text:span text:style-name="T210_69"><text:s/></text:span><text:span text:style-name="T210_70">Code</text:span><text:span text:style-name="T210_71"><text:s/></text:span><text:span text:style-name="T210_72">and</text:span><text:span text:style-name="T210_73"><text:s/></text:span><text:span text:style-name="T210_74">as</text:span><text:span text:style-name="T210_75"><text:s/></text:span><text:span text:style-name="T210_76">amplified</text:span><text:span text:style-name="T210_77"><text:s/></text:span><text:span text:style-name="T210_78">by</text:span><text:span text:style-name="T210_79"><text:s/></text:span><text:span text:style-name="T210_80">Section</text:span><text:span text:style-name="T210_81"><text:s/>53.4958-3<text:s/></text:span><text:span text:style-name="T210_82">of</text:span><text:span text:style-name="T210_83"><text:s/></text:span><text:span text:style-name="T210_84">the</text:span><text:span text:style-name="T210_85"><text:s/></text:span><text:span text:style-name="T210_86">IRS</text:span><text:span text:style-name="T210_87"><text:s/></text:span><text:span text:style-name="T210_88">Regulations</text:span><text:span text:style-name="T210_89">,<text:s/></text:span><text:span text:style-name="T210_90">who</text:span><text:span text:style-name="T210_91"><text:s/></text:span><text:span text:style-name="T210_92">has</text:span><text:span text:style-name="T210_93"><text:s/></text:span><text:span text:style-name="T210_94">a</text:span><text:span text:style-name="T210_95"><text:s/></text:span><text:span text:style-name="T210_96">direct</text:span><text:span text:style-name="T210_97"><text:s/></text:span><text:span text:style-name="T210_98">or</text:span><text:span text:style-name="T210_99"><text:s/></text:span><text:span text:style-name="T210_100">indirect</text:span><text:span text:style-name="T210_101"><text:s/></text:span><text:span text:style-name="T210_102">financial</text:span><text:span text:style-name="T210_103"><text:s/></text:span><text:span text:style-name="T210_104">interest</text:span><text:span text:style-name="T210_105">,<text:s/></text:span><text:span text:style-name="T210_106">as</text:span><text:span text:style-name="T210_107"><text:s/></text:span><text:span text:style-name="T210_108">defined</text:span><text:span text:style-name="T210_109"><text:s/></text:span><text:span text:style-name="T210_110">below</text:span><text:span text:style-name="T210_111">,<text:s/></text:span><text:span text:style-name="T210_112">is</text:span><text:span text:style-name="T210_113"><text:s/></text:span><text:span text:style-name="T210_114">an</text:span><text:span text:style-name="T210_115"><text:s/></text:span><text:span text:style-name="T210_116">interested</text:span><text:span text:style-name="T210_117"><text:s/></text:span><text:span text:style-name="T210_118">person</text:span><text:span text:style-name="T210_119">.</text:span></text:p>
      <text:p text:style-name="P211"><text:span text:style-name="T211_1">b</text:span><text:span text:style-name="T211_2">.<text:s/><text:tab/></text:span><text:span text:style-name="T211_3">Financial</text:span><text:span text:style-name="T211_4"><text:s/></text:span><text:span text:style-name="T211_5">Interest</text:span><text:span text:style-name="T211_6">.<text:s/></text:span><text:span text:style-name="T211_7">A</text:span><text:span text:style-name="T211_8"><text:s/></text:span><text:span text:style-name="T211_9">person</text:span><text:span text:style-name="T211_10"><text:s/></text:span><text:span text:style-name="T211_11">has</text:span><text:span text:style-name="T211_12"><text:s/></text:span><text:span text:style-name="T211_13">a</text:span><text:span text:style-name="T211_14"><text:s/></text:span><text:span text:style-name="T211_15">financial</text:span><text:span text:style-name="T211_16"><text:s/></text:span><text:span text:style-name="T211_17">interest</text:span><text:span text:style-name="T211_18"><text:s/></text:span><text:span text:style-name="T211_19">if</text:span><text:span text:style-name="T211_20"><text:s/></text:span><text:span text:style-name="T211_21">the</text:span><text:span text:style-name="T211_22"><text:s/></text:span><text:span text:style-name="T211_23">person</text:span><text:span text:style-name="T211_24"><text:s/></text:span><text:span text:style-name="T211_25">has</text:span><text:span text:style-name="T211_26">,<text:s/></text:span><text:span text:style-name="T211_27">directly</text:span><text:span text:style-name="T211_28"><text:s/></text:span><text:span text:style-name="T211_29">or</text:span><text:span text:style-name="T211_30"><text:s/></text:span><text:span text:style-name="T211_31">indirectly</text:span><text:span text:style-name="T211_32">,<text:s/></text:span><text:span text:style-name="T211_33">through</text:span><text:span text:style-name="T211_34"><text:s/></text:span><text:span text:style-name="T211_35">business</text:span><text:span text:style-name="T211_36">,<text:s/></text:span><text:span text:style-name="T211_37">investment</text:span><text:span text:style-name="T211_38">,<text:s/></text:span><text:span text:style-name="T211_39">or</text:span><text:span text:style-name="T211_40"><text:s/></text:span><text:span text:style-name="T211_41">family</text:span><text:span text:style-name="T211_42">:</text:span></text:p>
      <text:p text:style-name="P212"><text:span text:style-name="T212_1">1.<text:tab/></text:span><text:span text:style-name="T212_2">An</text:span><text:span text:style-name="T212_3"><text:s/></text:span><text:span text:style-name="T212_4">ownership</text:span><text:span text:style-name="T212_5"><text:s/></text:span><text:span text:style-name="T212_6">or</text:span><text:span text:style-name="T212_7"><text:s/></text:span><text:span text:style-name="T212_8">investment</text:span><text:span text:style-name="T212_9"><text:s/></text:span><text:span text:style-name="T212_10">interest</text:span><text:span text:style-name="T212_11"><text:s/></text:span><text:span text:style-name="T212_12">in</text:span><text:span text:style-name="T212_13"><text:s/></text:span><text:span text:style-name="T212_14">any</text:span><text:span text:style-name="T212_15"><text:s/></text:span><text:span text:style-name="T212_16">entity</text:span><text:span text:style-name="T212_17"><text:s/></text:span><text:span text:style-name="T212_18">with</text:span><text:span text:style-name="T212_19"><text:s/></text:span><text:span text:style-name="T212_20">which</text:span><text:span text:style-name="T212_21"><text:s/></text:span><text:span text:style-name="T212_22">the</text:span><text:span text:style-name="T212_23"><text:s/></text:span><text:span text:style-name="T212_24">corporation</text:span><text:span text:style-name="T212_25"><text:s/></text:span><text:span text:style-name="T212_26">has</text:span><text:span text:style-name="T212_27"><text:s/></text:span><text:span text:style-name="T212_28">a</text:span><text:span text:style-name="T212_29"><text:s/></text:span><text:span text:style-name="T212_30">transaction</text:span><text:span text:style-name="T212_31"><text:s/></text:span><text:span text:style-name="T212_32">or</text:span><text:span text:style-name="T212_33"><text:s/></text:span><text:span text:style-name="T212_34">arrangement</text:span><text:span text:style-name="T212_35">;</text:span></text:p>
      <text:p text:style-name="P213"><text:span text:style-name="T213_1">2.<text:tab/></text:span><text:span text:style-name="T213_2">A</text:span><text:span text:style-name="T213_3"><text:s/></text:span><text:span text:style-name="T213_4">compensation</text:span><text:span text:style-name="T213_5"><text:s/></text:span><text:span text:style-name="T213_6">arrangement</text:span><text:span text:style-name="T213_7"><text:s/></text:span><text:span text:style-name="T213_8">with</text:span><text:span text:style-name="T213_9"><text:s/></text:span><text:span text:style-name="T213_10">the</text:span><text:span text:style-name="T213_11"><text:s/></text:span><text:span text:style-name="T213_12">corporation</text:span><text:span text:style-name="T213_13"><text:s/></text:span><text:span text:style-name="T213_14">or</text:span><text:span text:style-name="T213_15"><text:s/></text:span><text:span text:style-name="T213_16">with</text:span><text:span text:style-name="T213_17"><text:s/></text:span><text:span text:style-name="T213_18">any</text:span><text:span text:style-name="T213_19"><text:s/></text:span><text:span text:style-name="T213_20">entity</text:span><text:span text:style-name="T213_21"><text:s/></text:span><text:span text:style-name="T213_22">or</text:span><text:span text:style-name="T213_23"><text:s/></text:span><text:span text:style-name="T213_24">individual</text:span><text:span text:style-name="T213_25"><text:s/></text:span><text:span text:style-name="T213_26">with</text:span><text:span text:style-name="T213_27"><text:s/></text:span><text:span text:style-name="T213_28">which</text:span><text:span text:style-name="T213_29"><text:s/></text:span><text:span text:style-name="T213_30">the</text:span><text:span text:style-name="T213_31"><text:s/></text:span><text:span text:style-name="T213_32">corporation</text:span><text:span text:style-name="T213_33"><text:s/></text:span><text:span text:style-name="T213_34">has</text:span><text:span text:style-name="T213_35"><text:s/></text:span><text:span text:style-name="T213_36">a</text:span><text:span text:style-name="T213_37"><text:s/></text:span><text:span text:style-name="T213_38">transaction</text:span><text:span text:style-name="T213_39"><text:s/></text:span><text:span text:style-name="T213_40">or</text:span><text:span text:style-name="T213_41"><text:s/></text:span><text:span text:style-name="T213_42">arrangement</text:span><text:span text:style-name="T213_43">;<text:s/></text:span><text:span text:style-name="T213_44">or</text:span></text:p>
      <text:p text:style-name="P214"><text:span text:style-name="T214_1">3.<text:tab/></text:span><text:span text:style-name="T214_2">A</text:span><text:span text:style-name="T214_3"><text:s/></text:span><text:span text:style-name="T214_4">potential</text:span><text:span text:style-name="T214_5"><text:s/></text:span><text:span text:style-name="T214_6">ownership</text:span><text:span text:style-name="T214_7"><text:s/></text:span><text:span text:style-name="T214_8">or</text:span><text:span text:style-name="T214_9"><text:s/></text:span><text:span text:style-name="T214_10">investment</text:span><text:span text:style-name="T214_11"><text:s/></text:span><text:span text:style-name="T214_12">interest</text:span><text:span text:style-name="T214_13"><text:s/></text:span><text:span text:style-name="T214_14">in</text:span><text:span text:style-name="T214_15">,<text:s/></text:span><text:span text:style-name="T214_16">or</text:span><text:span text:style-name="T214_17"><text:s/></text:span><text:span text:style-name="T214_18">compensation</text:span><text:span text:style-name="T214_19"><text:s/></text:span><text:span text:style-name="T214_20">arrangement</text:span><text:span text:style-name="T214_21"><text:s/></text:span><text:span text:style-name="T214_22">with</text:span><text:span text:style-name="T214_23">,<text:s/></text:span><text:span text:style-name="T214_24">any</text:span><text:span text:style-name="T214_25"><text:s/></text:span><text:span text:style-name="T214_26">entity</text:span><text:span text:style-name="T214_27"><text:s/></text:span><text:span text:style-name="T214_28">or</text:span><text:span text:style-name="T214_29"><text:s/></text:span><text:span text:style-name="T214_30">individual</text:span><text:span text:style-name="T214_31"><text:s/></text:span><text:span text:style-name="T214_32">with</text:span><text:span text:style-name="T214_33"><text:s/></text:span><text:span text:style-name="T214_34">which</text:span><text:span text:style-name="T214_35"><text:s/></text:span><text:span text:style-name="T214_36">the</text:span><text:span text:style-name="T214_37"><text:s/></text:span><text:span text:style-name="T214_38">corporation</text:span><text:span text:style-name="T214_39"><text:s/></text:span><text:span text:style-name="T214_40">is</text:span><text:span text:style-name="T214_41"><text:s/></text:span><text:span text:style-name="T214_42">negotiating</text:span><text:span text:style-name="T214_43"><text:s/></text:span><text:span text:style-name="T214_44">a</text:span><text:span text:style-name="T214_45"><text:s/></text:span><text:span text:style-name="T214_46">transaction</text:span><text:span text:style-name="T214_47"><text:s/></text:span><text:span text:style-name="T214_48">or</text:span><text:span text:style-name="T214_49"><text:s/></text:span><text:span text:style-name="T214_50">arrangement</text:span><text:span text:style-name="T214_51">.</text:span></text:p>
      <text:p text:style-name="P215"><text:span text:style-name="T215_1"><text:tab/></text:span><text:span text:style-name="T215_2">Compensation</text:span><text:span text:style-name="T215_3"><text:s/></text:span><text:span text:style-name="T215_4">includes</text:span><text:span text:style-name="T215_5"><text:s/></text:span><text:span text:style-name="T215_6">direct</text:span><text:span text:style-name="T215_7"><text:s/></text:span><text:span text:style-name="T215_8">and</text:span><text:span text:style-name="T215_9"><text:s/></text:span><text:span text:style-name="T215_10">indirect</text:span><text:span text:style-name="T215_11"><text:s/></text:span><text:span text:style-name="T215_12">remuneration</text:span><text:span text:style-name="T215_13"><text:s/></text:span><text:span text:style-name="T215_14">as</text:span><text:span text:style-name="T215_15"><text:s/></text:span><text:span text:style-name="T215_16">well</text:span><text:span text:style-name="T215_17"><text:s/></text:span><text:span text:style-name="T215_18">as</text:span><text:span text:style-name="T215_19"><text:s/></text:span><text:span text:style-name="T215_20">gifts</text:span><text:span text:style-name="T215_21"><text:s/></text:span><text:span text:style-name="T215_22">or</text:span><text:span text:style-name="T215_23"><text:s/></text:span><text:span text:style-name="T215_24">favors</text:span><text:span text:style-name="T215_25"><text:s/></text:span><text:span text:style-name="T215_26">that</text:span><text:span text:style-name="T215_27"><text:s/></text:span><text:span text:style-name="T215_28">are</text:span><text:span text:style-name="T215_29"><text:s/></text:span><text:span text:style-name="T215_30">not</text:span><text:span text:style-name="T215_31"><text:s/></text:span><text:span text:style-name="T215_32">insubstantial</text:span><text:span text:style-name="T215_33">.</text:span></text:p>
      <text:p text:style-name="P216"><text:span text:style-name="T216_1"><text:tab/></text:span><text:span text:style-name="T216_2">A</text:span><text:span text:style-name="T216_3"><text:s/></text:span><text:span text:style-name="T216_4">financial</text:span><text:span text:style-name="T216_5"><text:s/></text:span><text:span text:style-name="T216_6">interest</text:span><text:span text:style-name="T216_7"><text:s/></text:span><text:span text:style-name="T216_8">is</text:span><text:span text:style-name="T216_9"><text:s/></text:span><text:span text:style-name="T216_10">not</text:span><text:span text:style-name="T216_11"><text:s/></text:span><text:span text:style-name="T216_12">necessarily</text:span><text:span text:style-name="T216_13"><text:s/></text:span><text:span text:style-name="T216_14">a</text:span><text:span text:style-name="T216_15"><text:s/></text:span><text:span text:style-name="T216_16">conflict</text:span><text:span text:style-name="T216_17"><text:s/></text:span><text:span text:style-name="T216_18">of</text:span><text:span text:style-name="T216_19"><text:s/></text:span><text:span text:style-name="T216_20">interest</text:span><text:span text:style-name="T216_21">.<text:s/></text:span><text:span text:style-name="T216_22">Under</text:span><text:span text:style-name="T216_23"><text:s/></text:span><text:span text:style-name="T216_24">Section</text:span><text:span text:style-name="T216_25"><text:s/>3,<text:s/></text:span><text:span text:style-name="T216_26">paragraph</text:span><text:span text:style-name="T216_27"><text:s/></text:span><text:span text:style-name="T216_28">B</text:span><text:span text:style-name="T216_29">,<text:s/></text:span><text:span text:style-name="T216_30">a</text:span><text:span text:style-name="T216_31"><text:s/></text:span><text:span text:style-name="T216_32">person</text:span><text:span text:style-name="T216_33"><text:s/></text:span><text:span text:style-name="T216_34">who</text:span><text:span text:style-name="T216_35"><text:s/></text:span><text:span text:style-name="T216_36">has</text:span><text:span text:style-name="T216_37"><text:s/></text:span><text:span text:style-name="T216_38">a</text:span><text:span text:style-name="T216_39"><text:s/></text:span><text:span text:style-name="T216_40">financial</text:span><text:span text:style-name="T216_41"><text:s/></text:span><text:span text:style-name="T216_42">interest</text:span><text:span text:style-name="T216_43"><text:s/></text:span><text:span text:style-name="T216_44">may</text:span><text:span text:style-name="T216_45"><text:s/></text:span><text:span text:style-name="T216_46">have</text:span><text:span text:style-name="T216_47"><text:s/></text:span><text:span text:style-name="T216_48">a</text:span><text:span text:style-name="T216_49"><text:s/></text:span><text:span text:style-name="T216_50">conflict</text:span><text:span text:style-name="T216_51"><text:s/></text:span><text:span text:style-name="T216_52">of</text:span><text:span text:style-name="T216_53"><text:s/></text:span><text:span text:style-name="T216_54">interest</text:span><text:span text:style-name="T216_55"><text:s/></text:span><text:span text:style-name="T216_56">only</text:span><text:span text:style-name="T216_57"><text:s/></text:span><text:span text:style-name="T216_58">if</text:span><text:span text:style-name="T216_59"><text:s/></text:span><text:span text:style-name="T216_60">the</text:span><text:span text:style-name="T216_61"><text:s/></text:span><text:span text:style-name="T216_62">appropriate</text:span><text:span text:style-name="T216_63"><text:s/></text:span><text:span text:style-name="T216_64">governing</text:span><text:span text:style-name="T216_65"><text:s/></text:span><text:span text:style-name="T216_66">board</text:span><text:span text:style-name="T216_67"><text:s/></text:span><text:span text:style-name="T216_68">or</text:span><text:span text:style-name="T216_69"><text:s/></text:span><text:span text:style-name="T216_70">committee</text:span><text:span text:style-name="T216_71"><text:s/></text:span><text:span text:style-name="T216_72">decides</text:span><text:span text:style-name="T216_73"><text:s/></text:span><text:span text:style-name="T216_74">that</text:span><text:span text:style-name="T216_75"><text:s/></text:span><text:span text:style-name="T216_76">a</text:span><text:span text:style-name="T216_77"><text:s/></text:span><text:span text:style-name="T216_78">conflict</text:span><text:span text:style-name="T216_79"><text:s/></text:span><text:span text:style-name="T216_80">of</text:span><text:span text:style-name="T216_81"><text:s/></text:span><text:span text:style-name="T216_82">interest</text:span><text:span text:style-name="T216_83"><text:s/></text:span><text:span text:style-name="T216_84">exists</text:span><text:span text:style-name="T216_85">.</text:span></text:p>
      <text:p text:style-name="P217"/>
      <text:p text:style-name="P218"><text:span text:style-name="T218_1">Section</text:span><text:span text:style-name="T218_2"><text:s/>3.<text:s/></text:span><text:span text:style-name="T218_3">Conflict</text:span><text:span text:style-name="T218_4"><text:s/></text:span><text:span text:style-name="T218_5">of</text:span><text:span text:style-name="T218_6"><text:s/></text:span><text:span text:style-name="T218_7">Interest</text:span><text:span text:style-name="T218_8"><text:s/></text:span><text:span text:style-name="T218_9">Avoidance</text:span><text:span text:style-name="T218_10"><text:s/></text:span><text:span text:style-name="T218_11">Procedures</text:span></text:p>
      <text:p text:style-name="P219"><text:span text:style-name="T219_1">a</text:span><text:span text:style-name="T219_2">.<text:s/><text:tab/></text:span><text:span text:style-name="T219_3">Duty</text:span><text:span text:style-name="T219_4"><text:s/></text:span><text:span text:style-name="T219_5">to</text:span><text:span text:style-name="T219_6"><text:s/></text:span><text:span text:style-name="T219_7">Disclose</text:span><text:span text:style-name="T219_8">.</text:span><text:span text:style-name="T219_9"><text:s/></text:span><text:span text:style-name="T219_10">In</text:span><text:span text:style-name="T219_11"><text:s/></text:span><text:span text:style-name="T219_12">connection</text:span><text:span text:style-name="T219_13"><text:s/></text:span><text:span text:style-name="T219_14">with</text:span><text:span text:style-name="T219_15"><text:s/></text:span><text:span text:style-name="T219_16">any</text:span><text:span text:style-name="T219_17"><text:s/></text:span><text:span text:style-name="T219_18">actual</text:span><text:span text:style-name="T219_19"><text:s/></text:span><text:span text:style-name="T219_20">or</text:span><text:span text:style-name="T219_21"><text:s/></text:span><text:span text:style-name="T219_22">possible</text:span><text:span text:style-name="T219_23"><text:s/></text:span><text:span text:style-name="T219_24">conflict</text:span><text:span text:style-name="T219_25"><text:s/></text:span><text:span text:style-name="T219_26">of</text:span><text:span text:style-name="T219_27"><text:s/></text:span><text:span text:style-name="T219_28">interest</text:span><text:span text:style-name="T219_29">,<text:s/></text:span><text:span text:style-name="T219_30">an</text:span><text:span text:style-name="T219_31"><text:s/></text:span><text:span text:style-name="T219_32">interested</text:span><text:span text:style-name="T219_33"><text:s/></text:span><text:span text:style-name="T219_34">person</text:span><text:span text:style-name="T219_35"><text:s/></text:span><text:span text:style-name="T219_36">must</text:span><text:span text:style-name="T219_37"><text:s/></text:span><text:span text:style-name="T219_38">disclose</text:span><text:span text:style-name="T219_39"><text:s/></text:span><text:span text:style-name="T219_40">the</text:span><text:span text:style-name="T219_41"><text:s/></text:span><text:span text:style-name="T219_42">existence</text:span><text:span text:style-name="T219_43"><text:s/></text:span><text:span text:style-name="T219_44">of</text:span><text:span text:style-name="T219_45"><text:s/></text:span><text:span text:style-name="T219_46">the</text:span><text:span text:style-name="T219_47"><text:s/></text:span><text:span text:style-name="T219_48">financial</text:span><text:span text:style-name="T219_49"><text:s/></text:span><text:span text:style-name="T219_50">interest</text:span><text:span text:style-name="T219_51"><text:s/></text:span><text:span text:style-name="T219_52">and</text:span><text:span text:style-name="T219_53"><text:s/></text:span><text:span text:style-name="T219_54">be</text:span><text:span text:style-name="T219_55"><text:s/></text:span><text:span text:style-name="T219_56">given</text:span><text:span text:style-name="T219_57"><text:s/></text:span><text:span text:style-name="T219_58">the</text:span><text:span text:style-name="T219_59"><text:s/></text:span><text:span text:style-name="T219_60">opportunity</text:span><text:span text:style-name="T219_61"><text:s/></text:span><text:span text:style-name="T219_62">to</text:span><text:span text:style-name="T219_63"><text:s/></text:span><text:span text:style-name="T219_64">disclose</text:span><text:span text:style-name="T219_65"><text:s/></text:span><text:span text:style-name="T219_66">all</text:span><text:span text:style-name="T219_67"><text:s/></text:span><text:span text:style-name="T219_68">material</text:span><text:span text:style-name="T219_69"><text:s/></text:span><text:span text:style-name="T219_70">facts</text:span><text:span text:style-name="T219_71"><text:s/></text:span><text:span text:style-name="T219_72">to</text:span><text:span text:style-name="T219_73"><text:s/></text:span><text:span text:style-name="T219_74">the</text:span><text:span text:style-name="T219_75"><text:s/></text:span><text:span text:style-name="T219_76">directors</text:span><text:span text:style-name="T219_77"><text:s/></text:span><text:span text:style-name="T219_78">and</text:span><text:span text:style-name="T219_79"><text:s/></text:span><text:span text:style-name="T219_80">members</text:span><text:span text:style-name="T219_81"><text:s/></text:span><text:span text:style-name="T219_82">of</text:span><text:span text:style-name="T219_83"><text:s/></text:span><text:span text:style-name="T219_84">committees</text:span><text:span text:style-name="T219_85"><text:s/></text:span><text:span text:style-name="T219_86">with</text:span><text:span text:style-name="T219_87"><text:s/></text:span><text:span text:style-name="T219_88">governing</text:span><text:span text:style-name="T219_89"><text:s/></text:span><text:span text:style-name="T219_90">board</text:span><text:span text:style-name="T219_91"><text:s/></text:span><text:span text:style-name="T219_92">delegated</text:span><text:span text:style-name="T219_93"><text:s/></text:span><text:span text:style-name="T219_94">powers</text:span><text:span text:style-name="T219_95"><text:s/></text:span><text:span text:style-name="T219_96">considering</text:span><text:span text:style-name="T219_97"><text:s/></text:span><text:span text:style-name="T219_98">the</text:span><text:span text:style-name="T219_99"><text:s/></text:span><text:span text:style-name="T219_100">proposed</text:span><text:span text:style-name="T219_101"><text:s/></text:span><text:span text:style-name="T219_102">transaction</text:span><text:span text:style-name="T219_103"><text:s/></text:span><text:span text:style-name="T219_104">or</text:span><text:span text:style-name="T219_105"><text:s/></text:span><text:span text:style-name="T219_106">arrangement</text:span><text:span text:style-name="T219_107">.</text:span></text:p>
      <text:p text:style-name="P220"><text:span text:style-name="T220_1">b</text:span><text:span text:style-name="T220_2">.<text:s/><text:tab/></text:span><text:span text:style-name="T220_3">Determining</text:span><text:span text:style-name="T220_4"><text:s/></text:span><text:span text:style-name="T220_5">Whether</text:span><text:span text:style-name="T220_6"><text:s/></text:span><text:span text:style-name="T220_7">a</text:span><text:span text:style-name="T220_8"><text:s/></text:span><text:span text:style-name="T220_9">Conflict</text:span><text:span text:style-name="T220_10"><text:s/></text:span><text:span text:style-name="T220_11">of</text:span><text:span text:style-name="T220_12"><text:s/></text:span><text:span text:style-name="T220_13">Interest</text:span><text:span text:style-name="T220_14"><text:s/></text:span><text:span text:style-name="T220_15">Exists</text:span><text:span text:style-name="T220_16">.</text:span><text:span text:style-name="T220_17"><text:s/></text:span><text:span text:style-name="T220_18">After</text:span><text:span text:style-name="T220_19"><text:s/></text:span><text:span text:style-name="T220_20">disclosure</text:span><text:span text:style-name="T220_21"><text:s/></text:span><text:span text:style-name="T220_22">of</text:span><text:span text:style-name="T220_23"><text:s/></text:span><text:span text:style-name="T220_24">the</text:span><text:span text:style-name="T220_25"><text:s/></text:span><text:span text:style-name="T220_26">financial</text:span><text:span text:style-name="T220_27"><text:s/></text:span><text:span text:style-name="T220_28">interest</text:span><text:span text:style-name="T220_29"><text:s/></text:span><text:span text:style-name="T220_30">and</text:span><text:span text:style-name="T220_31"><text:s/></text:span><text:span text:style-name="T220_32">all</text:span><text:span text:style-name="T220_33"><text:s/></text:span><text:span text:style-name="T220_34">material</text:span><text:span text:style-name="T220_35"><text:s/></text:span><text:span text:style-name="T220_36">facts</text:span><text:span text:style-name="T220_37">,<text:s/></text:span><text:span text:style-name="T220_38">and</text:span><text:span text:style-name="T220_39"><text:s/></text:span><text:span text:style-name="T220_40">after</text:span><text:span text:style-name="T220_41"><text:s/></text:span><text:span text:style-name="T220_42">any</text:span><text:span text:style-name="T220_43"><text:s/></text:span><text:span text:style-name="T220_44">discussion</text:span><text:span text:style-name="T220_45"><text:s/></text:span><text:span text:style-name="T220_46">with</text:span><text:span text:style-name="T220_47"><text:s/></text:span><text:span text:style-name="T220_48">the</text:span><text:span text:style-name="T220_49"><text:s/></text:span><text:span text:style-name="T220_50">interested</text:span><text:span text:style-name="T220_51"><text:s/></text:span><text:span text:style-name="T220_52">person</text:span><text:span text:style-name="T220_53">,<text:s/></text:span><text:span text:style-name="T220_54">he</text:span><text:span text:style-name="T220_55">/</text:span><text:span text:style-name="T220_56">she</text:span><text:span text:style-name="T220_57"><text:s/></text:span><text:span text:style-name="T220_58">shall</text:span><text:span text:style-name="T220_59"><text:s/></text:span><text:span text:style-name="T220_60">leave</text:span><text:span text:style-name="T220_61"><text:s/></text:span><text:span text:style-name="T220_62">the</text:span><text:span text:style-name="T220_63"><text:s/></text:span><text:span text:style-name="T220_64">governing</text:span><text:span text:style-name="T220_65"><text:s/></text:span><text:span text:style-name="T220_66">board</text:span><text:span text:style-name="T220_67"><text:s/></text:span><text:span text:style-name="T220_68">or</text:span><text:span text:style-name="T220_69"><text:s/></text:span><text:span text:style-name="T220_70">committee</text:span><text:span text:style-name="T220_71"><text:s/></text:span><text:span text:style-name="T220_72">meeting</text:span><text:span text:style-name="T220_73"><text:s/></text:span><text:span text:style-name="T220_74">while</text:span><text:span text:style-name="T220_75"><text:s/></text:span><text:span text:style-name="T220_76">the</text:span><text:span text:style-name="T220_77"><text:s/></text:span><text:span text:style-name="T220_78">determination</text:span><text:span text:style-name="T220_79"><text:s/></text:span><text:span text:style-name="T220_80">of</text:span><text:span text:style-name="T220_81"><text:s/></text:span><text:span text:style-name="T220_82">a</text:span><text:span text:style-name="T220_83"><text:s/></text:span><text:span text:style-name="T220_84">conflict</text:span><text:span text:style-name="T220_85"><text:s/></text:span><text:span text:style-name="T220_86">of</text:span><text:span text:style-name="T220_87"><text:s/></text:span><text:span text:style-name="T220_88">interest</text:span><text:span text:style-name="T220_89"><text:s/></text:span><text:span text:style-name="T220_90">is</text:span><text:span text:style-name="T220_91"><text:s/></text:span><text:span text:style-name="T220_92">discussed</text:span><text:span text:style-name="T220_93"><text:s/></text:span><text:span text:style-name="T220_94">and</text:span><text:span text:style-name="T220_95"><text:s/></text:span><text:span text:style-name="T220_96">voted</text:span><text:span text:style-name="T220_97"><text:s/></text:span><text:span text:style-name="T220_98">upon</text:span><text:span text:style-name="T220_99">.<text:s/></text:span><text:span text:style-name="T220_100">The</text:span><text:span text:style-name="T220_101"><text:s/></text:span><text:span text:style-name="T220_102">remaining</text:span><text:span text:style-name="T220_103"><text:s/></text:span><text:span text:style-name="T220_104">board</text:span><text:span text:style-name="T220_105"><text:s/></text:span><text:span text:style-name="T220_106">or</text:span><text:span text:style-name="T220_107"><text:s/></text:span><text:span text:style-name="T220_108">committee</text:span><text:span text:style-name="T220_109"><text:s/></text:span><text:span text:style-name="T220_110">members</text:span><text:span text:style-name="T220_111"><text:s/></text:span><text:span text:style-name="T220_112">shall</text:span><text:span text:style-name="T220_113"><text:s/></text:span><text:span text:style-name="T220_114">decide</text:span><text:span text:style-name="T220_115"><text:s/></text:span><text:span text:style-name="T220_116">if</text:span><text:span text:style-name="T220_117"><text:s/></text:span><text:span text:style-name="T220_118">a</text:span><text:span text:style-name="T220_119"><text:s/></text:span><text:span text:style-name="T220_120">conflict</text:span><text:span text:style-name="T220_121"><text:s/></text:span><text:span text:style-name="T220_122">of</text:span><text:span text:style-name="T220_123"><text:s/></text:span><text:span text:style-name="T220_124">interest</text:span><text:span text:style-name="T220_125"><text:s/></text:span><text:span text:style-name="T220_126">exists</text:span><text:span text:style-name="T220_127">.</text:span></text:p>
      <text:p text:style-name="P221"><text:span text:style-name="T221_1">c</text:span><text:span text:style-name="T221_2">.<text:s/><text:tab/></text:span><text:span text:style-name="T221_3">Procedures</text:span><text:span text:style-name="T221_4"><text:s/></text:span><text:span text:style-name="T221_5">for</text:span><text:span text:style-name="T221_6"><text:s/></text:span><text:span text:style-name="T221_7">Addressing</text:span><text:span text:style-name="T221_8"><text:s/></text:span><text:span text:style-name="T221_9">the</text:span><text:span text:style-name="T221_10"><text:s/></text:span><text:span text:style-name="T221_11">Conflict</text:span><text:span text:style-name="T221_12"><text:s/></text:span><text:span text:style-name="T221_13">of</text:span><text:span text:style-name="T221_14"><text:s/></text:span><text:span text:style-name="T221_15">Interest</text:span><text:span text:style-name="T221_16">.</text:span><text:span text:style-name="T221_17"><text:s/></text:span><text:span text:style-name="T221_18">An</text:span><text:span text:style-name="T221_19"><text:s/></text:span><text:span text:style-name="T221_20">interested</text:span><text:span text:style-name="T221_21"><text:s/></text:span><text:span text:style-name="T221_22">person</text:span><text:span text:style-name="T221_23"><text:s/></text:span><text:span text:style-name="T221_24">may</text:span><text:span text:style-name="T221_25"><text:s/></text:span><text:span text:style-name="T221_26">make</text:span><text:span text:style-name="T221_27"><text:s/></text:span><text:span text:style-name="T221_28">a</text:span><text:span text:style-name="T221_29"><text:s/></text:span><text:span text:style-name="T221_30">presentation</text:span><text:span text:style-name="T221_31"><text:s/></text:span><text:span text:style-name="T221_32">at</text:span><text:span text:style-name="T221_33"><text:s/></text:span><text:span text:style-name="T221_34">the</text:span><text:span text:style-name="T221_35"><text:s/></text:span><text:span text:style-name="T221_36">governing</text:span><text:span text:style-name="T221_37"><text:s/></text:span><text:span text:style-name="T221_38">board</text:span><text:span text:style-name="T221_39"><text:s/></text:span><text:span text:style-name="T221_40">or</text:span><text:span text:style-name="T221_41"><text:s/></text:span><text:span text:style-name="T221_42">committee</text:span><text:span text:style-name="T221_43"><text:s/></text:span><text:span text:style-name="T221_44">meeting</text:span><text:span text:style-name="T221_45">,<text:s/></text:span><text:span text:style-name="T221_46">but</text:span><text:span text:style-name="T221_47"><text:s/></text:span><text:span text:style-name="T221_48">after</text:span><text:span text:style-name="T221_49"><text:s/></text:span><text:span text:style-name="T221_50">the</text:span><text:span text:style-name="T221_51"><text:s/></text:span><text:span text:style-name="T221_52">presentation</text:span><text:span text:style-name="T221_53">,<text:s/></text:span><text:span text:style-name="T221_54">he</text:span><text:span text:style-name="T221_55">/</text:span><text:span text:style-name="T221_56">she</text:span><text:span text:style-name="T221_57"><text:s/></text:span><text:span text:style-name="T221_58">shall</text:span><text:span text:style-name="T221_59"><text:s/></text:span><text:span text:style-name="T221_60">leave</text:span><text:span text:style-name="T221_61"><text:s/></text:span><text:span text:style-name="T221_62">the</text:span><text:span text:style-name="T221_63"><text:s/></text:span><text:span text:style-name="T221_64">meeting</text:span><text:span text:style-name="T221_65"><text:s/></text:span><text:span text:style-name="T221_66">during</text:span><text:span text:style-name="T221_67"><text:s/></text:span><text:span text:style-name="T221_68">the</text:span><text:span text:style-name="T221_69"><text:s/></text:span><text:span text:style-name="T221_70">discussion</text:span><text:span text:style-name="T221_71"><text:s/></text:span><text:span text:style-name="T221_72">of</text:span><text:span text:style-name="T221_73">,<text:s/></text:span><text:span text:style-name="T221_74">and</text:span><text:span text:style-name="T221_75"><text:s/></text:span><text:span text:style-name="T221_76">the</text:span><text:span text:style-name="T221_77"><text:s/></text:span><text:span text:style-name="T221_78">vote</text:span><text:span text:style-name="T221_79"><text:s/></text:span><text:span text:style-name="T221_80">on</text:span><text:span text:style-name="T221_81">,<text:s/></text:span><text:span text:style-name="T221_82">the</text:span><text:span text:style-name="T221_83"><text:s/></text:span><text:span text:style-name="T221_84">transaction</text:span><text:span text:style-name="T221_85"><text:s/></text:span><text:span text:style-name="T221_86">or</text:span><text:span text:style-name="T221_87"><text:s/></text:span><text:span text:style-name="T221_88">arrangement</text:span><text:span text:style-name="T221_89"><text:s/></text:span><text:span text:style-name="T221_90">involving</text:span><text:span text:style-name="T221_91"><text:s/></text:span><text:span text:style-name="T221_92">the</text:span><text:span text:style-name="T221_93"><text:s/></text:span><text:span text:style-name="T221_94">possible</text:span><text:span text:style-name="T221_95"><text:s/></text:span><text:span text:style-name="T221_96">conflict</text:span><text:span text:style-name="T221_97"><text:s/></text:span><text:span text:style-name="T221_98">of</text:span><text:span text:style-name="T221_99"><text:s/></text:span><text:span text:style-name="T221_100">interest</text:span><text:span text:style-name="T221_101">.</text:span></text:p>
      <text:p text:style-name="P222"><text:span text:style-name="T222_1"><text:tab/></text:span><text:span text:style-name="T222_2">The</text:span><text:span text:style-name="T222_3"><text:s/></text:span><text:span text:style-name="T222_4">chairperson</text:span><text:span text:style-name="T222_5"><text:s/></text:span><text:span text:style-name="T222_6">of</text:span><text:span text:style-name="T222_7"><text:s/></text:span><text:span text:style-name="T222_8">the</text:span><text:span text:style-name="T222_9"><text:s/></text:span><text:span text:style-name="T222_10">governing</text:span><text:span text:style-name="T222_11"><text:s/></text:span><text:span text:style-name="T222_12">board</text:span><text:span text:style-name="T222_13"><text:s/></text:span><text:span text:style-name="T222_14">or</text:span><text:span text:style-name="T222_15"><text:s/></text:span><text:span text:style-name="T222_16">committee</text:span><text:span text:style-name="T222_17"><text:s/></text:span><text:span text:style-name="T222_18">shall</text:span><text:span text:style-name="T222_19">,<text:s/></text:span><text:span text:style-name="T222_20">if</text:span><text:span text:style-name="T222_21"><text:s/></text:span><text:span text:style-name="T222_22">appropriate</text:span><text:span text:style-name="T222_23">,<text:s/></text:span><text:span text:style-name="T222_24">appoint</text:span><text:span text:style-name="T222_25"><text:s/></text:span><text:span text:style-name="T222_26">a</text:span><text:span text:style-name="T222_27"><text:s/></text:span><text:span text:style-name="T222_28">disinterested</text:span><text:span text:style-name="T222_29"><text:s/></text:span><text:span text:style-name="T222_30">person</text:span><text:span text:style-name="T222_31"><text:s/></text:span><text:span text:style-name="T222_32">or</text:span><text:span text:style-name="T222_33"><text:s/></text:span><text:span text:style-name="T222_34">committee</text:span><text:span text:style-name="T222_35"><text:s/></text:span><text:span text:style-name="T222_36">to</text:span><text:span text:style-name="T222_37"><text:s/></text:span><text:span text:style-name="T222_38">investigate</text:span><text:span text:style-name="T222_39"><text:s/></text:span><text:span text:style-name="T222_40">alternatives</text:span><text:span text:style-name="T222_41"><text:s/></text:span><text:span text:style-name="T222_42">to</text:span><text:span text:style-name="T222_43"><text:s/></text:span><text:span text:style-name="T222_44">the</text:span><text:span text:style-name="T222_45"><text:s/></text:span><text:span text:style-name="T222_46">proposed</text:span><text:span text:style-name="T222_47"><text:s/></text:span><text:span text:style-name="T222_48">transaction</text:span><text:span text:style-name="T222_49"><text:s/></text:span><text:span text:style-name="T222_50">or</text:span><text:span text:style-name="T222_51"><text:s/></text:span><text:span text:style-name="T222_52">arrangement</text:span><text:span text:style-name="T222_53">.</text:span></text:p>
      <text:p text:style-name="P223"><text:span text:style-name="T223_1"><text:tab/></text:span><text:span text:style-name="T223_2">After</text:span><text:span text:style-name="T223_3"><text:s/></text:span><text:span text:style-name="T223_4">exercising</text:span><text:span text:style-name="T223_5"><text:s/></text:span><text:span text:style-name="T223_6">due</text:span><text:span text:style-name="T223_7"><text:s/></text:span><text:span text:style-name="T223_8">diligence</text:span><text:span text:style-name="T223_9">,<text:s/></text:span><text:span text:style-name="T223_10">the</text:span><text:span text:style-name="T223_11"><text:s/></text:span><text:span text:style-name="T223_12">governing</text:span><text:span text:style-name="T223_13"><text:s/></text:span><text:span text:style-name="T223_14">board</text:span><text:span text:style-name="T223_15"><text:s/></text:span><text:span text:style-name="T223_16">or</text:span><text:span text:style-name="T223_17"><text:s/></text:span><text:span text:style-name="T223_18">committee</text:span><text:span text:style-name="T223_19"><text:s/></text:span><text:span text:style-name="T223_20">shall</text:span><text:span text:style-name="T223_21"><text:s/></text:span><text:span text:style-name="T223_22">determine</text:span><text:span text:style-name="T223_23"><text:s/></text:span><text:span text:style-name="T223_24">whether</text:span><text:span text:style-name="T223_25"><text:s/></text:span><text:span text:style-name="T223_26">the</text:span><text:span text:style-name="T223_27"><text:s/></text:span><text:span text:style-name="T223_28">corporation</text:span><text:span text:style-name="T223_29"><text:s/></text:span><text:span text:style-name="T223_30">can</text:span><text:span text:style-name="T223_31"><text:s/></text:span><text:span text:style-name="T223_32">obtain</text:span><text:span text:style-name="T223_33"><text:s/></text:span><text:span text:style-name="T223_34">with</text:span><text:span text:style-name="T223_35"><text:s/></text:span><text:span text:style-name="T223_36">reasonable</text:span><text:span text:style-name="T223_37"><text:s/></text:span><text:span text:style-name="T223_38">efforts</text:span><text:span text:style-name="T223_39"><text:s/></text:span><text:span text:style-name="T223_40">a</text:span><text:span text:style-name="T223_41"><text:s/></text:span><text:span text:style-name="T223_42">more</text:span><text:span text:style-name="T223_43"><text:s/></text:span><text:span text:style-name="T223_44">advantageous</text:span><text:span text:style-name="T223_45"><text:s/></text:span><text:span text:style-name="T223_46">transaction</text:span><text:span text:style-name="T223_47"><text:s/></text:span><text:span text:style-name="T223_48">or</text:span><text:span text:style-name="T223_49"><text:s/></text:span><text:span text:style-name="T223_50">arrangement</text:span><text:span text:style-name="T223_51"><text:s/></text:span><text:span text:style-name="T223_52">from</text:span><text:span text:style-name="T223_53"><text:s/></text:span><text:span text:style-name="T223_54">a</text:span><text:span text:style-name="T223_55"><text:s/></text:span><text:span text:style-name="T223_56">person</text:span><text:span text:style-name="T223_57"><text:s/></text:span><text:span text:style-name="T223_58">or</text:span><text:span text:style-name="T223_59"><text:s/></text:span><text:span text:style-name="T223_60">entity</text:span><text:span text:style-name="T223_61"><text:s/></text:span><text:span text:style-name="T223_62">that</text:span><text:span text:style-name="T223_63"><text:s/></text:span><text:span text:style-name="T223_64">would</text:span><text:span text:style-name="T223_65"><text:s/></text:span><text:span text:style-name="T223_66">not</text:span><text:span text:style-name="T223_67"><text:s/></text:span><text:span text:style-name="T223_68">give</text:span><text:span text:style-name="T223_69"><text:s/></text:span><text:span text:style-name="T223_70">rise</text:span><text:span text:style-name="T223_71"><text:s/></text:span><text:span text:style-name="T223_72">to</text:span><text:span text:style-name="T223_73"><text:s/></text:span><text:span text:style-name="T223_74">a</text:span><text:span text:style-name="T223_75"><text:s/></text:span><text:span text:style-name="T223_76">conflict</text:span><text:span text:style-name="T223_77"><text:s/></text:span><text:span text:style-name="T223_78">of</text:span><text:span text:style-name="T223_79"><text:s/></text:span><text:span text:style-name="T223_80">interest</text:span><text:span text:style-name="T223_81">.</text:span></text:p>
      <text:p text:style-name="P224"><text:span text:style-name="T224_1"><text:tab/></text:span><text:span text:style-name="T224_2">If</text:span><text:span text:style-name="T224_3"><text:s/></text:span><text:span text:style-name="T224_4">a</text:span><text:span text:style-name="T224_5"><text:s/></text:span><text:span text:style-name="T224_6">more</text:span><text:span text:style-name="T224_7"><text:s/></text:span><text:span text:style-name="T224_8">advantageous</text:span><text:span text:style-name="T224_9"><text:s/></text:span><text:span text:style-name="T224_10">transaction</text:span><text:span text:style-name="T224_11"><text:s/></text:span><text:span text:style-name="T224_12">or</text:span><text:span text:style-name="T224_13"><text:s/></text:span><text:span text:style-name="T224_14">arrangement</text:span><text:span text:style-name="T224_15"><text:s/></text:span><text:span text:style-name="T224_16">is</text:span><text:span text:style-name="T224_17"><text:s/></text:span><text:span text:style-name="T224_18">not</text:span><text:span text:style-name="T224_19"><text:s/></text:span><text:span text:style-name="T224_20">reasonably</text:span><text:span text:style-name="T224_21"><text:s/></text:span><text:span text:style-name="T224_22">possible</text:span><text:span text:style-name="T224_23"><text:s/></text:span><text:span text:style-name="T224_24">under</text:span><text:span text:style-name="T224_25"><text:s/></text:span><text:span text:style-name="T224_26">circumstances</text:span><text:span text:style-name="T224_27"><text:s/></text:span><text:span text:style-name="T224_28">not</text:span><text:span text:style-name="T224_29"><text:s/></text:span><text:span text:style-name="T224_30">producing</text:span><text:span text:style-name="T224_31"><text:s/></text:span><text:span text:style-name="T224_32">a</text:span><text:span text:style-name="T224_33"><text:s/></text:span><text:span text:style-name="T224_34">conflict</text:span><text:span text:style-name="T224_35"><text:s/></text:span><text:span text:style-name="T224_36">of</text:span><text:span text:style-name="T224_37"><text:s/></text:span><text:span text:style-name="T224_38">interest</text:span><text:span text:style-name="T224_39">,<text:s/></text:span><text:span text:style-name="T224_40">the</text:span><text:span text:style-name="T224_41"><text:s/></text:span><text:span text:style-name="T224_42">governing</text:span><text:span text:style-name="T224_43"><text:s/></text:span><text:span text:style-name="T224_44">board</text:span><text:span text:style-name="T224_45"><text:s/></text:span><text:span text:style-name="T224_46">or</text:span><text:span text:style-name="T224_47"><text:s/></text:span><text:span text:style-name="T224_48">committee</text:span><text:span text:style-name="T224_49"><text:s/></text:span><text:span text:style-name="T224_50">shall</text:span><text:span text:style-name="T224_51"><text:s/></text:span><text:span text:style-name="T224_52">determine</text:span><text:span text:style-name="T224_53"><text:s/></text:span><text:span text:style-name="T224_54">by</text:span><text:span text:style-name="T224_55"><text:s/></text:span><text:span text:style-name="T224_56">a</text:span><text:span text:style-name="T224_57"><text:s/></text:span><text:span text:style-name="T224_58">majority</text:span><text:span text:style-name="T224_59"><text:s/></text:span><text:span text:style-name="T224_60">vote</text:span><text:span text:style-name="T224_61"><text:s/></text:span><text:span text:style-name="T224_62">of</text:span><text:span text:style-name="T224_63"><text:s/></text:span><text:span text:style-name="T224_64">the</text:span><text:span text:style-name="T224_65"><text:s/></text:span><text:span text:style-name="T224_66">disinterested</text:span><text:span text:style-name="T224_67"><text:s/></text:span><text:span text:style-name="T224_68">directors</text:span><text:span text:style-name="T224_69"><text:s/></text:span><text:span text:style-name="T224_70">whether</text:span><text:span text:style-name="T224_71"><text:s/></text:span><text:span text:style-name="T224_72">the</text:span><text:span text:style-name="T224_73"><text:s/></text:span><text:span text:style-name="T224_74">transaction</text:span><text:span text:style-name="T224_75"><text:s/></text:span><text:span text:style-name="T224_76">or</text:span><text:span text:style-name="T224_77"><text:s/></text:span><text:span text:style-name="T224_78">arrangement</text:span><text:span text:style-name="T224_79"><text:s/></text:span><text:span text:style-name="T224_80">is</text:span><text:span text:style-name="T224_81"><text:s/></text:span><text:span text:style-name="T224_82">in</text:span><text:span text:style-name="T224_83"><text:s/></text:span><text:span text:style-name="T224_84">the</text:span><text:span text:style-name="T224_85"><text:s/></text:span><text:span text:style-name="T224_86">corporation</text:span><text:span text:style-name="T224_87">'</text:span><text:span text:style-name="T224_88">s</text:span><text:span text:style-name="T224_89"><text:s/></text:span><text:span text:style-name="T224_90">best</text:span><text:span text:style-name="T224_91"><text:s/></text:span><text:span text:style-name="T224_92">interest</text:span><text:span text:style-name="T224_93">,<text:s/></text:span><text:span text:style-name="T224_94">for</text:span><text:span text:style-name="T224_95"><text:s/></text:span><text:span text:style-name="T224_96">its</text:span><text:span text:style-name="T224_97"><text:s/></text:span><text:span text:style-name="T224_98">own</text:span><text:span text:style-name="T224_99"><text:s/></text:span><text:span text:style-name="T224_100">benefit</text:span><text:span text:style-name="T224_101">,<text:s/></text:span><text:span text:style-name="T224_102">and</text:span><text:span text:style-name="T224_103"><text:s/></text:span><text:span text:style-name="T224_104">whether</text:span><text:span text:style-name="T224_105"><text:s/></text:span><text:span text:style-name="T224_106">it</text:span><text:span text:style-name="T224_107"><text:s/></text:span><text:span text:style-name="T224_108">is</text:span><text:span text:style-name="T224_109"><text:s/></text:span><text:span text:style-name="T224_110">fair</text:span><text:span text:style-name="T224_111"><text:s/></text:span><text:span text:style-name="T224_112">and</text:span><text:span text:style-name="T224_113"><text:s/></text:span><text:span text:style-name="T224_114">reasonable</text:span><text:span text:style-name="T224_115">.<text:s/></text:span><text:span text:style-name="T224_116">In</text:span><text:span text:style-name="T224_117"><text:s/></text:span><text:span text:style-name="T224_118">conformity</text:span><text:span text:style-name="T224_119"><text:s/></text:span><text:span text:style-name="T224_120">with</text:span><text:span text:style-name="T224_121"><text:s/></text:span><text:span text:style-name="T224_122">the</text:span><text:span text:style-name="T224_123"><text:s/></text:span><text:span text:style-name="T224_124">above</text:span><text:span text:style-name="T224_125"><text:s/></text:span><text:span text:style-name="T224_126">determination</text:span><text:span text:style-name="T224_127">,<text:s/></text:span><text:span text:style-name="T224_128">it</text:span><text:span text:style-name="T224_129"><text:s/></text:span><text:span text:style-name="T224_130">shall</text:span><text:span text:style-name="T224_131"><text:s/></text:span><text:span text:style-name="T224_132">make</text:span><text:span text:style-name="T224_133"><text:s/></text:span><text:span text:style-name="T224_134">its</text:span><text:span text:style-name="T224_135"><text:s/></text:span><text:span text:style-name="T224_136">decision</text:span><text:span text:style-name="T224_137"><text:s/></text:span><text:span text:style-name="T224_138">as</text:span><text:span text:style-name="T224_139"><text:s/></text:span><text:span text:style-name="T224_140">to</text:span><text:span text:style-name="T224_141"><text:s/></text:span><text:span text:style-name="T224_142">whether</text:span><text:span text:style-name="T224_143"><text:s/></text:span><text:span text:style-name="T224_144">to</text:span><text:span text:style-name="T224_145"><text:s/></text:span><text:span text:style-name="T224_146">enter</text:span><text:span text:style-name="T224_147"><text:s/></text:span><text:span text:style-name="T224_148">into</text:span><text:span text:style-name="T224_149"><text:s/></text:span><text:span text:style-name="T224_150">the</text:span><text:span text:style-name="T224_151"><text:s/></text:span><text:span text:style-name="T224_152">transaction</text:span><text:span text:style-name="T224_153"><text:s/></text:span><text:span text:style-name="T224_154">or</text:span><text:span text:style-name="T224_155"><text:s/></text:span><text:span text:style-name="T224_156">arrangement</text:span><text:span text:style-name="T224_157">.</text:span></text:p>
      <text:p text:style-name="P225"><text:span text:style-name="T225_1">d</text:span><text:span text:style-name="T225_2">.<text:s/><text:tab/></text:span><text:span text:style-name="T225_3">Violations</text:span><text:span text:style-name="T225_4"><text:s/></text:span><text:span text:style-name="T225_5">of</text:span><text:span text:style-name="T225_6"><text:s/></text:span><text:span text:style-name="T225_7">the</text:span><text:span text:style-name="T225_8"><text:s/></text:span><text:span text:style-name="T225_9">Conflicts</text:span><text:span text:style-name="T225_10"><text:s/></text:span><text:span text:style-name="T225_11">of</text:span><text:span text:style-name="T225_12"><text:s/></text:span><text:span text:style-name="T225_13">Interest</text:span><text:span text:style-name="T225_14"><text:s/></text:span><text:span text:style-name="T225_15">Policy</text:span><text:span text:style-name="T225_16">.<text:s/></text:span><text:span text:style-name="T225_17">If</text:span><text:span text:style-name="T225_18"><text:s/></text:span><text:span text:style-name="T225_19">the</text:span><text:span text:style-name="T225_20"><text:s/></text:span><text:span text:style-name="T225_21">governing</text:span><text:span text:style-name="T225_22"><text:s/></text:span><text:span text:style-name="T225_23">board</text:span><text:span text:style-name="T225_24"><text:s/></text:span><text:span text:style-name="T225_25">or</text:span><text:span text:style-name="T225_26"><text:s/></text:span><text:span text:style-name="T225_27">committee</text:span><text:span text:style-name="T225_28"><text:s/></text:span><text:span text:style-name="T225_29">has</text:span><text:span text:style-name="T225_30"><text:s/></text:span><text:span text:style-name="T225_31">reasonable</text:span><text:span text:style-name="T225_32"><text:s/></text:span><text:span text:style-name="T225_33">cause</text:span><text:span text:style-name="T225_34"><text:s/></text:span><text:span text:style-name="T225_35">to</text:span><text:span text:style-name="T225_36"><text:s/></text:span><text:span text:style-name="T225_37">believe</text:span><text:span text:style-name="T225_38"><text:s/></text:span><text:span text:style-name="T225_39">a</text:span><text:span text:style-name="T225_40"><text:s/></text:span><text:span text:style-name="T225_41">member</text:span><text:span text:style-name="T225_42"><text:s/></text:span><text:span text:style-name="T225_43">has</text:span><text:span text:style-name="T225_44"><text:s/></text:span><text:span text:style-name="T225_45">failed</text:span><text:span text:style-name="T225_46"><text:s/></text:span><text:span text:style-name="T225_47">to</text:span><text:span text:style-name="T225_48"><text:s/></text:span><text:span text:style-name="T225_49">disclose</text:span><text:span text:style-name="T225_50"><text:s/></text:span><text:span text:style-name="T225_51">actual</text:span><text:span text:style-name="T225_52"><text:s/></text:span><text:span text:style-name="T225_53">or</text:span><text:span text:style-name="T225_54"><text:s/></text:span><text:span text:style-name="T225_55">possible</text:span><text:span text:style-name="T225_56"><text:s/></text:span><text:span text:style-name="T225_57">conflicts</text:span><text:span text:style-name="T225_58"><text:s/></text:span><text:span text:style-name="T225_59">of</text:span><text:span text:style-name="T225_60"><text:s/></text:span><text:span text:style-name="T225_61">interest</text:span><text:span text:style-name="T225_62">,<text:s/></text:span><text:span text:style-name="T225_63">it</text:span><text:span text:style-name="T225_64"><text:s/></text:span><text:span text:style-name="T225_65">shall</text:span><text:span text:style-name="T225_66"><text:s/></text:span><text:span text:style-name="T225_67">inform</text:span><text:span text:style-name="T225_68"><text:s/></text:span><text:span text:style-name="T225_69">the</text:span><text:span text:style-name="T225_70"><text:s/></text:span><text:span text:style-name="T225_71">member</text:span><text:span text:style-name="T225_72"><text:s/></text:span><text:span text:style-name="T225_73">of</text:span><text:span text:style-name="T225_74"><text:s/></text:span><text:span text:style-name="T225_75">the</text:span><text:span text:style-name="T225_76"><text:s/></text:span><text:span text:style-name="T225_77">basis</text:span><text:span text:style-name="T225_78"><text:s/></text:span><text:span text:style-name="T225_79">for</text:span><text:span text:style-name="T225_80"><text:s/></text:span><text:span text:style-name="T225_81">such</text:span><text:span text:style-name="T225_82"><text:s/></text:span><text:span text:style-name="T225_83">belief</text:span><text:span text:style-name="T225_84"><text:s/></text:span><text:span text:style-name="T225_85">and</text:span><text:span text:style-name="T225_86"><text:s/></text:span><text:span text:style-name="T225_87">afford</text:span><text:span text:style-name="T225_88"><text:s/></text:span><text:span text:style-name="T225_89">the</text:span><text:span text:style-name="T225_90"><text:s/></text:span><text:span text:style-name="T225_91">member</text:span><text:span text:style-name="T225_92"><text:s/></text:span><text:span text:style-name="T225_93">an</text:span><text:span text:style-name="T225_94"><text:s/></text:span><text:span text:style-name="T225_95">opportunity</text:span><text:span text:style-name="T225_96"><text:s/></text:span><text:span text:style-name="T225_97">to</text:span><text:span text:style-name="T225_98"><text:s/></text:span><text:span text:style-name="T225_99">explain</text:span><text:span text:style-name="T225_100"><text:s/></text:span><text:span text:style-name="T225_101">the</text:span><text:span text:style-name="T225_102"><text:s/></text:span><text:span text:style-name="T225_103">alleged</text:span><text:span text:style-name="T225_104"><text:s/></text:span><text:span text:style-name="T225_105">failure</text:span><text:span text:style-name="T225_106"><text:s/></text:span><text:span text:style-name="T225_107">to</text:span><text:span text:style-name="T225_108"><text:s/></text:span><text:span text:style-name="T225_109">disclose</text:span><text:span text:style-name="T225_110">.</text:span></text:p>
      <text:p text:style-name="P226"><text:span text:style-name="T226_1"><text:tab/></text:span><text:span text:style-name="T226_2">If</text:span><text:span text:style-name="T226_3">,<text:s/></text:span><text:span text:style-name="T226_4">after</text:span><text:span text:style-name="T226_5"><text:s/></text:span><text:span text:style-name="T226_6">hearing</text:span><text:span text:style-name="T226_7"><text:s/></text:span><text:span text:style-name="T226_8">the</text:span><text:span text:style-name="T226_9"><text:s/></text:span><text:span text:style-name="T226_10">member</text:span><text:span text:style-name="T226_11">'</text:span><text:span text:style-name="T226_12">s</text:span><text:span text:style-name="T226_13"><text:s/></text:span><text:span text:style-name="T226_14">response</text:span><text:span text:style-name="T226_15"><text:s/></text:span><text:span text:style-name="T226_16">and</text:span><text:span text:style-name="T226_17"><text:s/></text:span><text:span text:style-name="T226_18">after</text:span><text:span text:style-name="T226_19"><text:s/></text:span><text:span text:style-name="T226_20">making</text:span><text:span text:style-name="T226_21"><text:s/></text:span><text:span text:style-name="T226_22">further</text:span><text:span text:style-name="T226_23"><text:s/></text:span><text:span text:style-name="T226_24">investigation</text:span><text:span text:style-name="T226_25"><text:s/></text:span><text:span text:style-name="T226_26">as</text:span><text:span text:style-name="T226_27"><text:s/></text:span><text:span text:style-name="T226_28">warranted</text:span><text:span text:style-name="T226_29"><text:s/></text:span><text:span text:style-name="T226_30">by</text:span><text:span text:style-name="T226_31"><text:s/></text:span><text:span text:style-name="T226_32">the</text:span><text:span text:style-name="T226_33"><text:s/></text:span><text:span text:style-name="T226_34">circumstances</text:span><text:span text:style-name="T226_35">,<text:s/></text:span><text:span text:style-name="T226_36">the</text:span><text:span text:style-name="T226_37"><text:s/></text:span><text:span text:style-name="T226_38">governing</text:span><text:span text:style-name="T226_39"><text:s/></text:span><text:span text:style-name="T226_40">board</text:span><text:span text:style-name="T226_41"><text:s/></text:span><text:span text:style-name="T226_42">or</text:span><text:span text:style-name="T226_43"><text:s/></text:span><text:span text:style-name="T226_44">committee</text:span><text:span text:style-name="T226_45"><text:s/></text:span><text:span text:style-name="T226_46">determines</text:span><text:span text:style-name="T226_47"><text:s/></text:span><text:span text:style-name="T226_48">the</text:span><text:span text:style-name="T226_49"><text:s/></text:span><text:span text:style-name="T226_50">member</text:span><text:span text:style-name="T226_51"><text:s/></text:span><text:span text:style-name="T226_52">has</text:span><text:span text:style-name="T226_53"><text:s/></text:span><text:span text:style-name="T226_54">failed</text:span><text:span text:style-name="T226_55"><text:s/></text:span><text:span text:style-name="T226_56">to</text:span><text:span text:style-name="T226_57"><text:s/></text:span><text:span text:style-name="T226_58">disclose</text:span><text:span text:style-name="T226_59"><text:s/></text:span><text:span text:style-name="T226_60">an</text:span><text:span text:style-name="T226_61"><text:s/></text:span><text:span text:style-name="T226_62">actual</text:span><text:span text:style-name="T226_63"><text:s/></text:span><text:span text:style-name="T226_64">or</text:span><text:span text:style-name="T226_65"><text:s/></text:span><text:span text:style-name="T226_66">possible</text:span><text:span text:style-name="T226_67"><text:s/></text:span><text:span text:style-name="T226_68">conflict</text:span><text:span text:style-name="T226_69"><text:s/></text:span><text:span text:style-name="T226_70">of</text:span><text:span text:style-name="T226_71"><text:s/></text:span><text:span text:style-name="T226_72">interest</text:span><text:span text:style-name="T226_73">,<text:s/></text:span><text:span text:style-name="T226_74">it</text:span><text:span text:style-name="T226_75"><text:s/></text:span><text:span text:style-name="T226_76">shall</text:span><text:span text:style-name="T226_77"><text:s/></text:span><text:span text:style-name="T226_78">take</text:span><text:span text:style-name="T226_79"><text:s/></text:span><text:span text:style-name="T226_80">appropriate</text:span><text:span text:style-name="T226_81"><text:s/></text:span><text:span text:style-name="T226_82">disciplinary</text:span><text:span text:style-name="T226_83"><text:s/></text:span><text:span text:style-name="T226_84">and</text:span><text:span text:style-name="T226_85"><text:s/></text:span><text:span text:style-name="T226_86">corrective</text:span><text:span text:style-name="T226_87"><text:s/></text:span><text:span text:style-name="T226_88">action</text:span><text:span text:style-name="T226_89">.</text:span></text:p>
      <text:p text:style-name="P227"/>
      <text:p text:style-name="P228"><text:span text:style-name="T228_1">Section</text:span><text:span text:style-name="T228_2"><text:s/>4.<text:s/></text:span><text:span text:style-name="T228_3">Records</text:span><text:span text:style-name="T228_4"><text:s/></text:span><text:span text:style-name="T228_5">of</text:span><text:span text:style-name="T228_6"><text:s/></text:span><text:span text:style-name="T228_7">Board</text:span><text:span text:style-name="T228_8"><text:s/></text:span><text:span text:style-name="T228_9">and</text:span><text:span text:style-name="T228_10"><text:s/></text:span><text:span text:style-name="T228_11">Board</text:span><text:span text:style-name="T228_12"><text:s/></text:span><text:span text:style-name="T228_13">Committee</text:span><text:span text:style-name="T228_14"><text:s/></text:span><text:span text:style-name="T228_15">Proceedings</text:span></text:p>
      <text:p text:style-name="P229"><text:span text:style-name="T229_1">The</text:span><text:span text:style-name="T229_2"><text:s/></text:span><text:span text:style-name="T229_3">minutes</text:span><text:span text:style-name="T229_4"><text:s/></text:span><text:span text:style-name="T229_5">of</text:span><text:span text:style-name="T229_6"><text:s/></text:span><text:span text:style-name="T229_7">meetings</text:span><text:span text:style-name="T229_8"><text:s/></text:span><text:span text:style-name="T229_9">of</text:span><text:span text:style-name="T229_10"><text:s/></text:span><text:span text:style-name="T229_11">the</text:span><text:span text:style-name="T229_12"><text:s/></text:span><text:span text:style-name="T229_13">governing</text:span><text:span text:style-name="T229_14"><text:s/></text:span><text:span text:style-name="T229_15">board</text:span><text:span text:style-name="T229_16"><text:s/></text:span><text:span text:style-name="T229_17">and</text:span><text:span text:style-name="T229_18"><text:s/></text:span><text:span text:style-name="T229_19">all</text:span><text:span text:style-name="T229_20"><text:s/></text:span><text:span text:style-name="T229_21">committees</text:span><text:span text:style-name="T229_22"><text:s/></text:span><text:span text:style-name="T229_23">with</text:span><text:span text:style-name="T229_24"><text:s/></text:span><text:span text:style-name="T229_25">board</text:span><text:span text:style-name="T229_26"><text:s/></text:span><text:span text:style-name="T229_27">delegated</text:span><text:span text:style-name="T229_28"><text:s/></text:span><text:span text:style-name="T229_29">powers</text:span><text:span text:style-name="T229_30"><text:s/></text:span><text:span text:style-name="T229_31">shall</text:span><text:span text:style-name="T229_32"><text:s/></text:span><text:span text:style-name="T229_33">contain</text:span><text:span text:style-name="T229_34">:</text:span></text:p>
      <text:p text:style-name="P230"><text:span text:style-name="T230_1">a</text:span><text:span text:style-name="T230_2">.<text:tab/></text:span><text:span text:style-name="T230_3">The</text:span><text:span text:style-name="T230_4"><text:s/></text:span><text:span text:style-name="T230_5">names</text:span><text:span text:style-name="T230_6"><text:s/></text:span><text:span text:style-name="T230_7">of</text:span><text:span text:style-name="T230_8"><text:s/></text:span><text:span text:style-name="T230_9">the</text:span><text:span text:style-name="T230_10"><text:s/></text:span><text:span text:style-name="T230_11">persons</text:span><text:span text:style-name="T230_12"><text:s/></text:span><text:span text:style-name="T230_13">who</text:span><text:span text:style-name="T230_14"><text:s/></text:span><text:span text:style-name="T230_15">disclosed</text:span><text:span text:style-name="T230_16"><text:s/></text:span><text:span text:style-name="T230_17">or</text:span><text:span text:style-name="T230_18"><text:s/></text:span><text:span text:style-name="T230_19">otherwise</text:span><text:span text:style-name="T230_20"><text:s/></text:span><text:span text:style-name="T230_21">were</text:span><text:span text:style-name="T230_22"><text:s/></text:span><text:span text:style-name="T230_23">found</text:span><text:span text:style-name="T230_24"><text:s/></text:span><text:span text:style-name="T230_25">to</text:span><text:span text:style-name="T230_26"><text:s/></text:span><text:span text:style-name="T230_27">have</text:span><text:span text:style-name="T230_28"><text:s/></text:span><text:span text:style-name="T230_29">a</text:span><text:span text:style-name="T230_30"><text:s/></text:span><text:span text:style-name="T230_31">financial</text:span><text:span text:style-name="T230_32"><text:s/></text:span><text:span text:style-name="T230_33">interest</text:span><text:span text:style-name="T230_34"><text:s/></text:span><text:span text:style-name="T230_35">in</text:span><text:span text:style-name="T230_36"><text:s/></text:span><text:span text:style-name="T230_37">connection</text:span><text:span text:style-name="T230_38"><text:s/></text:span><text:span text:style-name="T230_39">with</text:span><text:span text:style-name="T230_40"><text:s/></text:span><text:span text:style-name="T230_41">an</text:span><text:span text:style-name="T230_42"><text:s/></text:span><text:span text:style-name="T230_43">actual</text:span><text:span text:style-name="T230_44"><text:s/></text:span><text:span text:style-name="T230_45">or</text:span><text:span text:style-name="T230_46"><text:s/></text:span><text:span text:style-name="T230_47">possible</text:span><text:span text:style-name="T230_48"><text:s/></text:span><text:span text:style-name="T230_49">conflict</text:span><text:span text:style-name="T230_50"><text:s/></text:span><text:span text:style-name="T230_51">of</text:span><text:span text:style-name="T230_52"><text:s/></text:span><text:span text:style-name="T230_53">interest</text:span><text:span text:style-name="T230_54">,<text:s/></text:span><text:span text:style-name="T230_55">the</text:span><text:span text:style-name="T230_56"><text:s/></text:span><text:span text:style-name="T230_57">nature</text:span><text:span text:style-name="T230_58"><text:s/></text:span><text:span text:style-name="T230_59">of</text:span><text:span text:style-name="T230_60"><text:s/></text:span><text:span text:style-name="T230_61">the</text:span><text:span text:style-name="T230_62"><text:s/></text:span><text:span text:style-name="T230_63">financial</text:span><text:span text:style-name="T230_64"><text:s/></text:span><text:span text:style-name="T230_65">interest</text:span><text:span text:style-name="T230_66">,<text:s/></text:span><text:span text:style-name="T230_67">any</text:span><text:span text:style-name="T230_68"><text:s/></text:span><text:span text:style-name="T230_69">action</text:span><text:span text:style-name="T230_70"><text:s/></text:span><text:span text:style-name="T230_71">taken</text:span><text:span text:style-name="T230_72"><text:s/></text:span><text:span text:style-name="T230_73">to</text:span><text:span text:style-name="T230_74"><text:s/></text:span><text:span text:style-name="T230_75">determine</text:span><text:span text:style-name="T230_76"><text:s/></text:span><text:span text:style-name="T230_77">whether</text:span><text:span text:style-name="T230_78"><text:s/></text:span><text:span text:style-name="T230_79">a</text:span><text:span text:style-name="T230_80"><text:s/></text:span><text:span text:style-name="T230_81">conflict</text:span><text:span text:style-name="T230_82"><text:s/></text:span><text:span text:style-name="T230_83">of</text:span><text:span text:style-name="T230_84"><text:s/></text:span><text:span text:style-name="T230_85">interest</text:span><text:span text:style-name="T230_86"><text:s/></text:span><text:span text:style-name="T230_87">was</text:span><text:span text:style-name="T230_88"><text:s/></text:span><text:span text:style-name="T230_89">present</text:span><text:span text:style-name="T230_90">,<text:s/></text:span><text:span text:style-name="T230_91">and</text:span><text:span text:style-name="T230_92"><text:s/></text:span><text:span text:style-name="T230_93">the</text:span><text:span text:style-name="T230_94"><text:s/></text:span><text:span text:style-name="T230_95">governing</text:span><text:span text:style-name="T230_96"><text:s/></text:span><text:span text:style-name="T230_97">board</text:span><text:span text:style-name="T230_98">'</text:span><text:span text:style-name="T230_99">s</text:span><text:span text:style-name="T230_100"><text:s/></text:span><text:span text:style-name="T230_101">or</text:span><text:span text:style-name="T230_102"><text:s/></text:span><text:span text:style-name="T230_103">committee</text:span><text:span text:style-name="T230_104">'</text:span><text:span text:style-name="T230_105">s</text:span><text:span text:style-name="T230_106"><text:s/></text:span><text:span text:style-name="T230_107">decision</text:span><text:span text:style-name="T230_108"><text:s/></text:span><text:span text:style-name="T230_109">as</text:span><text:span text:style-name="T230_110"><text:s/></text:span><text:span text:style-name="T230_111">to</text:span><text:span text:style-name="T230_112"><text:s/></text:span><text:span text:style-name="T230_113">whether</text:span><text:span text:style-name="T230_114"><text:s/></text:span><text:span text:style-name="T230_115">a</text:span><text:span text:style-name="T230_116"><text:s/></text:span><text:span text:style-name="T230_117">conflict</text:span><text:span text:style-name="T230_118"><text:s/></text:span><text:span text:style-name="T230_119">of</text:span><text:span text:style-name="T230_120"><text:s/></text:span><text:span text:style-name="T230_121">interest</text:span><text:span text:style-name="T230_122"><text:s/></text:span><text:span text:style-name="T230_123">in</text:span><text:span text:style-name="T230_124"><text:s/></text:span><text:span text:style-name="T230_125">fact</text:span><text:span text:style-name="T230_126"><text:s/></text:span><text:span text:style-name="T230_127">existed</text:span><text:span text:style-name="T230_128">.</text:span></text:p>
      <text:p text:style-name="P231"><text:span text:style-name="T231_1">b</text:span><text:span text:style-name="T231_2">.<text:tab/></text:span><text:span text:style-name="T231_3">The</text:span><text:span text:style-name="T231_4"><text:s/></text:span><text:span text:style-name="T231_5">names</text:span><text:span text:style-name="T231_6"><text:s/></text:span><text:span text:style-name="T231_7">of</text:span><text:span text:style-name="T231_8"><text:s/></text:span><text:span text:style-name="T231_9">the</text:span><text:span text:style-name="T231_10"><text:s/></text:span><text:span text:style-name="T231_11">persons</text:span><text:span text:style-name="T231_12"><text:s/></text:span><text:span text:style-name="T231_13">who</text:span><text:span text:style-name="T231_14"><text:s/></text:span><text:span text:style-name="T231_15">were</text:span><text:span text:style-name="T231_16"><text:s/></text:span><text:span text:style-name="T231_17">present</text:span><text:span text:style-name="T231_18"><text:s/></text:span><text:span text:style-name="T231_19">for</text:span><text:span text:style-name="T231_20"><text:s/></text:span><text:span text:style-name="T231_21">discussions</text:span><text:span text:style-name="T231_22"><text:s/></text:span><text:span text:style-name="T231_23">and</text:span><text:span text:style-name="T231_24"><text:s/></text:span><text:span text:style-name="T231_25">votes</text:span><text:span text:style-name="T231_26"><text:s/></text:span><text:span text:style-name="T231_27">relating</text:span><text:span text:style-name="T231_28"><text:s/></text:span><text:span text:style-name="T231_29">to</text:span><text:span text:style-name="T231_30"><text:s/></text:span><text:span text:style-name="T231_31">the</text:span><text:span text:style-name="T231_32"><text:s/></text:span><text:span text:style-name="T231_33">transaction</text:span><text:span text:style-name="T231_34"><text:s/></text:span><text:span text:style-name="T231_35">or</text:span><text:span text:style-name="T231_36"><text:s/></text:span><text:span text:style-name="T231_37">arrangement</text:span><text:span text:style-name="T231_38">,<text:s/></text:span><text:span text:style-name="T231_39">the</text:span><text:span text:style-name="T231_40"><text:s/></text:span><text:span text:style-name="T231_41">content</text:span><text:span text:style-name="T231_42"><text:s/></text:span><text:span text:style-name="T231_43">of</text:span><text:span text:style-name="T231_44"><text:s/></text:span><text:span text:style-name="T231_45">the</text:span><text:span text:style-name="T231_46"><text:s/></text:span><text:span text:style-name="T231_47">discussion</text:span><text:span text:style-name="T231_48">,<text:s/></text:span><text:span text:style-name="T231_49">including</text:span><text:span text:style-name="T231_50"><text:s/></text:span><text:span text:style-name="T231_51">any</text:span><text:span text:style-name="T231_52"><text:s/></text:span><text:span text:style-name="T231_53">alternatives</text:span><text:span text:style-name="T231_54"><text:s/></text:span><text:span text:style-name="T231_55">to</text:span><text:span text:style-name="T231_56"><text:s/></text:span><text:span text:style-name="T231_57">the</text:span><text:span text:style-name="T231_58"><text:s/></text:span><text:span text:style-name="T231_59">proposed</text:span><text:span text:style-name="T231_60"><text:s/></text:span><text:span text:style-name="T231_61">transaction</text:span><text:span text:style-name="T231_62"><text:s/></text:span><text:span text:style-name="T231_63">or</text:span><text:span text:style-name="T231_64"><text:s/></text:span><text:span text:style-name="T231_65">arrangement</text:span><text:span text:style-name="T231_66">,<text:s/></text:span><text:span text:style-name="T231_67">and</text:span><text:span text:style-name="T231_68"><text:s/></text:span><text:span text:style-name="T231_69">a</text:span><text:span text:style-name="T231_70"><text:s/></text:span><text:span text:style-name="T231_71">record</text:span><text:span text:style-name="T231_72"><text:s/></text:span><text:span text:style-name="T231_73">of</text:span><text:span text:style-name="T231_74"><text:s/></text:span><text:span text:style-name="T231_75">any</text:span><text:span text:style-name="T231_76"><text:s/></text:span><text:span text:style-name="T231_77">votes</text:span><text:span text:style-name="T231_78"><text:s/></text:span><text:span text:style-name="T231_79">taken</text:span><text:span text:style-name="T231_80"><text:s/></text:span><text:span text:style-name="T231_81">in</text:span><text:span text:style-name="T231_82"><text:s/></text:span><text:span text:style-name="T231_83">connection</text:span><text:span text:style-name="T231_84"><text:s/></text:span><text:span text:style-name="T231_85">with</text:span><text:span text:style-name="T231_86"><text:s/></text:span><text:span text:style-name="T231_87">the</text:span><text:span text:style-name="T231_88"><text:s/></text:span><text:span text:style-name="T231_89">proceedings</text:span><text:span text:style-name="T231_90">.</text:span></text:p>
      <text:p text:style-name="P232"/>
      <text:p text:style-name="P233"/>
      <text:p text:style-name="P234"/>
      <text:p text:style-name="P235"><text:span text:style-name="T235_1">Section</text:span><text:span text:style-name="T235_2"><text:s/>5.<text:s/></text:span><text:span text:style-name="T235_3">Compensation</text:span><text:span text:style-name="T235_4"><text:s/></text:span><text:span text:style-name="T235_5">Approval</text:span><text:span text:style-name="T235_6"><text:s/></text:span><text:span text:style-name="T235_7">Policies</text:span></text:p>
      <text:p text:style-name="P236"><text:span text:style-name="T236_1">A</text:span><text:span text:style-name="T236_2"><text:s/></text:span><text:span text:style-name="T236_3">voting</text:span><text:span text:style-name="T236_4"><text:s/></text:span><text:span text:style-name="T236_5">member</text:span><text:span text:style-name="T236_6"><text:s/></text:span><text:span text:style-name="T236_7">of</text:span><text:span text:style-name="T236_8"><text:s/></text:span><text:span text:style-name="T236_9">the</text:span><text:span text:style-name="T236_10"><text:s/></text:span><text:span text:style-name="T236_11">governing</text:span><text:span text:style-name="T236_12"><text:s/></text:span><text:span text:style-name="T236_13">board</text:span><text:span text:style-name="T236_14"><text:s/></text:span><text:span text:style-name="T236_15">who</text:span><text:span text:style-name="T236_16"><text:s/></text:span><text:span text:style-name="T236_17">receives</text:span><text:span text:style-name="T236_18"><text:s/></text:span><text:span text:style-name="T236_19">compensation</text:span><text:span text:style-name="T236_20">,<text:s/></text:span><text:span text:style-name="T236_21">directly</text:span><text:span text:style-name="T236_22"><text:s/></text:span><text:span text:style-name="T236_23">or</text:span><text:span text:style-name="T236_24"><text:s/></text:span><text:span text:style-name="T236_25">indirectly</text:span><text:span text:style-name="T236_26">,<text:s/></text:span><text:span text:style-name="T236_27">from</text:span><text:span text:style-name="T236_28"><text:s/></text:span><text:span text:style-name="T236_29">the</text:span><text:span text:style-name="T236_30"><text:s/></text:span><text:span text:style-name="T236_31">corporation</text:span><text:span text:style-name="T236_32"><text:s/></text:span><text:span text:style-name="T236_33">for</text:span><text:span text:style-name="T236_34"><text:s/></text:span><text:span text:style-name="T236_35">services</text:span><text:span text:style-name="T236_36"><text:s/></text:span><text:span text:style-name="T236_37">is</text:span><text:span text:style-name="T236_38"><text:s/></text:span><text:span text:style-name="T236_39">precluded</text:span><text:span text:style-name="T236_40"><text:s/></text:span><text:span text:style-name="T236_41">from</text:span><text:span text:style-name="T236_42"><text:s/></text:span><text:span text:style-name="T236_43">voting</text:span><text:span text:style-name="T236_44"><text:s/></text:span><text:span text:style-name="T236_45">on</text:span><text:span text:style-name="T236_46"><text:s/></text:span><text:span text:style-name="T236_47">matters</text:span><text:span text:style-name="T236_48"><text:s/></text:span><text:span text:style-name="T236_49">pertaining</text:span><text:span text:style-name="T236_50"><text:s/></text:span><text:span text:style-name="T236_51">to</text:span><text:span text:style-name="T236_52"><text:s/></text:span><text:span text:style-name="T236_53">that</text:span><text:span text:style-name="T236_54"><text:s/></text:span><text:span text:style-name="T236_55">member</text:span><text:span text:style-name="T236_56">'</text:span><text:span text:style-name="T236_57">s</text:span><text:span text:style-name="T236_58"><text:s/></text:span><text:span text:style-name="T236_59">compensation</text:span><text:span text:style-name="T236_60">.</text:span></text:p>
      <text:p text:style-name="P237"><text:span text:style-name="T237_1">A</text:span><text:span text:style-name="T237_2"><text:s/></text:span><text:span text:style-name="T237_3">voting</text:span><text:span text:style-name="T237_4"><text:s/></text:span><text:span text:style-name="T237_5">member</text:span><text:span text:style-name="T237_6"><text:s/></text:span><text:span text:style-name="T237_7">of</text:span><text:span text:style-name="T237_8"><text:s/></text:span><text:span text:style-name="T237_9">any</text:span><text:span text:style-name="T237_10"><text:s/></text:span><text:span text:style-name="T237_11">committee</text:span><text:span text:style-name="T237_12"><text:s/></text:span><text:span text:style-name="T237_13">whose</text:span><text:span text:style-name="T237_14"><text:s/></text:span><text:span text:style-name="T237_15">jurisdiction</text:span><text:span text:style-name="T237_16"><text:s/></text:span><text:span text:style-name="T237_17">includes</text:span><text:span text:style-name="T237_18"><text:s/></text:span><text:span text:style-name="T237_19">compensation</text:span><text:span text:style-name="T237_20"><text:s/></text:span><text:span text:style-name="T237_21">matters</text:span><text:span text:style-name="T237_22"><text:s/></text:span><text:span text:style-name="T237_23">and</text:span><text:span text:style-name="T237_24"><text:s/></text:span><text:span text:style-name="T237_25">who</text:span><text:span text:style-name="T237_26"><text:s/></text:span><text:span text:style-name="T237_27">receives</text:span><text:span text:style-name="T237_28"><text:s/></text:span><text:span text:style-name="T237_29">compensation</text:span><text:span text:style-name="T237_30">,<text:s/></text:span><text:span text:style-name="T237_31">directly</text:span><text:span text:style-name="T237_32"><text:s/></text:span><text:span text:style-name="T237_33">or</text:span><text:span text:style-name="T237_34"><text:s/></text:span><text:span text:style-name="T237_35">indirectly</text:span><text:span text:style-name="T237_36">,<text:s/></text:span><text:span text:style-name="T237_37">from</text:span><text:span text:style-name="T237_38"><text:s/></text:span><text:span text:style-name="T237_39">the</text:span><text:span text:style-name="T237_40"><text:s/></text:span><text:span text:style-name="T237_41">corporation</text:span><text:span text:style-name="T237_42"><text:s/></text:span><text:span text:style-name="T237_43">for</text:span><text:span text:style-name="T237_44"><text:s/></text:span><text:span text:style-name="T237_45">services</text:span><text:span text:style-name="T237_46"><text:s/></text:span><text:span text:style-name="T237_47">is</text:span><text:span text:style-name="T237_48"><text:s/></text:span><text:span text:style-name="T237_49">precluded</text:span><text:span text:style-name="T237_50"><text:s/></text:span><text:span text:style-name="T237_51">from</text:span><text:span text:style-name="T237_52"><text:s/></text:span><text:span text:style-name="T237_53">voting</text:span><text:span text:style-name="T237_54"><text:s/></text:span><text:span text:style-name="T237_55">on</text:span><text:span text:style-name="T237_56"><text:s/></text:span><text:span text:style-name="T237_57">matters</text:span><text:span text:style-name="T237_58"><text:s/></text:span><text:span text:style-name="T237_59">pertaining</text:span><text:span text:style-name="T237_60"><text:s/></text:span><text:span text:style-name="T237_61">to</text:span><text:span text:style-name="T237_62"><text:s/></text:span><text:span text:style-name="T237_63">that</text:span><text:span text:style-name="T237_64"><text:s/></text:span><text:span text:style-name="T237_65">member</text:span><text:span text:style-name="T237_66">'</text:span><text:span text:style-name="T237_67">s</text:span><text:span text:style-name="T237_68"><text:s/></text:span><text:span text:style-name="T237_69">compensation</text:span><text:span text:style-name="T237_70">.</text:span></text:p>
      <text:p text:style-name="P238"><text:span text:style-name="T238_1">No</text:span><text:span text:style-name="T238_2"><text:s/></text:span><text:span text:style-name="T238_3">voting</text:span><text:span text:style-name="T238_4"><text:s/></text:span><text:span text:style-name="T238_5">member</text:span><text:span text:style-name="T238_6"><text:s/></text:span><text:span text:style-name="T238_7">of</text:span><text:span text:style-name="T238_8"><text:s/></text:span><text:span text:style-name="T238_9">the</text:span><text:span text:style-name="T238_10"><text:s/></text:span><text:span text:style-name="T238_11">governing</text:span><text:span text:style-name="T238_12"><text:s/></text:span><text:span text:style-name="T238_13">board</text:span><text:span text:style-name="T238_14"><text:s/></text:span><text:span text:style-name="T238_15">or</text:span><text:span text:style-name="T238_16"><text:s/></text:span><text:span text:style-name="T238_17">any</text:span><text:span text:style-name="T238_18"><text:s/></text:span><text:span text:style-name="T238_19">committee</text:span><text:span text:style-name="T238_20"><text:s/></text:span><text:span text:style-name="T238_21">whose</text:span><text:span text:style-name="T238_22"><text:s/></text:span><text:span text:style-name="T238_23">jurisdiction</text:span><text:span text:style-name="T238_24"><text:s/></text:span><text:span text:style-name="T238_25">includes</text:span><text:span text:style-name="T238_26"><text:s/></text:span><text:span text:style-name="T238_27">compensation</text:span><text:span text:style-name="T238_28"><text:s/></text:span><text:span text:style-name="T238_29">matters</text:span><text:span text:style-name="T238_30"><text:s/></text:span><text:span text:style-name="T238_31">and</text:span><text:span text:style-name="T238_32"><text:s/></text:span><text:span text:style-name="T238_33">who</text:span><text:span text:style-name="T238_34"><text:s/></text:span><text:span text:style-name="T238_35">receives</text:span><text:span text:style-name="T238_36"><text:s/></text:span><text:span text:style-name="T238_37">compensation</text:span><text:span text:style-name="T238_38">,<text:s/></text:span><text:span text:style-name="T238_39">directly</text:span><text:span text:style-name="T238_40"><text:s/></text:span><text:span text:style-name="T238_41">or</text:span><text:span text:style-name="T238_42"><text:s/></text:span><text:span text:style-name="T238_43">indirectly</text:span><text:span text:style-name="T238_44">,<text:s/></text:span><text:span text:style-name="T238_45">from</text:span><text:span text:style-name="T238_46"><text:s/></text:span><text:span text:style-name="T238_47">the</text:span><text:span text:style-name="T238_48"><text:s/></text:span><text:span text:style-name="T238_49">corporation</text:span><text:span text:style-name="T238_50">,<text:s/></text:span><text:span text:style-name="T238_51">either</text:span><text:span text:style-name="T238_52"><text:s/></text:span><text:span text:style-name="T238_53">individually</text:span><text:span text:style-name="T238_54"><text:s/></text:span><text:span text:style-name="T238_55">or</text:span><text:span text:style-name="T238_56"><text:s/></text:span><text:span text:style-name="T238_57">collectively</text:span><text:span text:style-name="T238_58">,<text:s/></text:span><text:span text:style-name="T238_59">is</text:span><text:span text:style-name="T238_60"><text:s/></text:span><text:span text:style-name="T238_61">prohibited</text:span><text:span text:style-name="T238_62"><text:s/></text:span><text:span text:style-name="T238_63">from</text:span><text:span text:style-name="T238_64"><text:s/></text:span><text:span text:style-name="T238_65">providing</text:span><text:span text:style-name="T238_66"><text:s/></text:span><text:span text:style-name="T238_67">information</text:span><text:span text:style-name="T238_68"><text:s/></text:span><text:span text:style-name="T238_69">to</text:span><text:span text:style-name="T238_70"><text:s/></text:span><text:span text:style-name="T238_71">any</text:span><text:span text:style-name="T238_72"><text:s/></text:span><text:span text:style-name="T238_73">committee</text:span><text:span text:style-name="T238_74"><text:s/></text:span><text:span text:style-name="T238_75">regarding</text:span><text:span text:style-name="T238_76"><text:s/></text:span><text:span text:style-name="T238_77">compensation</text:span><text:span text:style-name="T238_78">.</text:span></text:p>
      <text:p text:style-name="P239"><text:span text:style-name="T239_1">When</text:span><text:span text:style-name="T239_2"><text:s/></text:span><text:span text:style-name="T239_3">approving</text:span><text:span text:style-name="T239_4"><text:s/></text:span><text:span text:style-name="T239_5">compensation</text:span><text:span text:style-name="T239_6"><text:s/></text:span><text:span text:style-name="T239_7">for</text:span><text:span text:style-name="T239_8"><text:s/></text:span><text:span text:style-name="T239_9">directors</text:span><text:span text:style-name="T239_10">,<text:s/></text:span><text:span text:style-name="T239_11">officers</text:span><text:span text:style-name="T239_12"><text:s/></text:span><text:span text:style-name="T239_13">and</text:span><text:span text:style-name="T239_14"><text:s/></text:span><text:span text:style-name="T239_15">employees</text:span><text:span text:style-name="T239_16">,<text:s/></text:span><text:span text:style-name="T239_17">contractors</text:span><text:span text:style-name="T239_18">,<text:s/></text:span><text:span text:style-name="T239_19">and</text:span><text:span text:style-name="T239_20"><text:s/></text:span><text:span text:style-name="T239_21">any</text:span><text:span text:style-name="T239_22"><text:s/></text:span><text:span text:style-name="T239_23">other</text:span><text:span text:style-name="T239_24"><text:s/></text:span><text:span text:style-name="T239_25">compensation</text:span><text:span text:style-name="T239_26"><text:s/></text:span><text:span text:style-name="T239_27">contract</text:span><text:span text:style-name="T239_28"><text:s/></text:span><text:span text:style-name="T239_29">or</text:span><text:span text:style-name="T239_30"><text:s/></text:span><text:span text:style-name="T239_31">arrangement</text:span><text:span text:style-name="T239_32">,<text:s/></text:span><text:span text:style-name="T239_33">in</text:span><text:span text:style-name="T239_34"><text:s/></text:span><text:span text:style-name="T239_35">addition</text:span><text:span text:style-name="T239_36"><text:s/></text:span><text:span text:style-name="T239_37">to</text:span><text:span text:style-name="T239_38"><text:s/></text:span><text:span text:style-name="T239_39">complying</text:span><text:span text:style-name="T239_40"><text:s/></text:span><text:span text:style-name="T239_41">with</text:span><text:span text:style-name="T239_42"><text:s/></text:span><text:span text:style-name="T239_43">the</text:span><text:span text:style-name="T239_44"><text:s/></text:span><text:span text:style-name="T239_45">conflict</text:span><text:span text:style-name="T239_46"><text:s/></text:span><text:span text:style-name="T239_47">of</text:span><text:span text:style-name="T239_48"><text:s/></text:span><text:span text:style-name="T239_49">interest</text:span><text:span text:style-name="T239_50"><text:s/></text:span><text:span text:style-name="T239_51">requirements</text:span><text:span text:style-name="T239_52"><text:s/></text:span><text:span text:style-name="T239_53">and</text:span><text:span text:style-name="T239_54"><text:s/></text:span><text:span text:style-name="T239_55">policies</text:span><text:span text:style-name="T239_56"><text:s/></text:span><text:span text:style-name="T239_57">contained</text:span><text:span text:style-name="T239_58"><text:s/></text:span><text:span text:style-name="T239_59">in</text:span><text:span text:style-name="T239_60"><text:s/></text:span><text:span text:style-name="T239_61">the</text:span><text:span text:style-name="T239_62"><text:s/></text:span><text:span text:style-name="T239_63">preceding</text:span><text:span text:style-name="T239_64"><text:s/></text:span><text:span text:style-name="T239_65">and</text:span><text:span text:style-name="T239_66"><text:s/></text:span><text:span text:style-name="T239_67">following</text:span><text:span text:style-name="T239_68"><text:s/></text:span><text:span text:style-name="T239_69">sections</text:span><text:span text:style-name="T239_70"><text:s/></text:span><text:span text:style-name="T239_71">of</text:span><text:span text:style-name="T239_72"><text:s/></text:span><text:span text:style-name="T239_73">this</text:span><text:span text:style-name="T239_74"><text:s/></text:span><text:span text:style-name="T239_75">article</text:span><text:span text:style-name="T239_76"><text:s/></text:span><text:span text:style-name="T239_77">as</text:span><text:span text:style-name="T239_78"><text:s/></text:span><text:span text:style-name="T239_79">well</text:span><text:span text:style-name="T239_80"><text:s/></text:span><text:span text:style-name="T239_81">as</text:span><text:span text:style-name="T239_82"><text:s/></text:span><text:span text:style-name="T239_83">the</text:span><text:span text:style-name="T239_84"><text:s/></text:span><text:span text:style-name="T239_85">preceding</text:span><text:span text:style-name="T239_86"><text:s/></text:span><text:span text:style-name="T239_87">paragraphs</text:span><text:span text:style-name="T239_88"><text:s/></text:span><text:span text:style-name="T239_89">of</text:span><text:span text:style-name="T239_90"><text:s/></text:span><text:span text:style-name="T239_91">this</text:span><text:span text:style-name="T239_92"><text:s/></text:span><text:span text:style-name="T239_93">section</text:span><text:span text:style-name="T239_94"><text:s/></text:span><text:span text:style-name="T239_95">of</text:span><text:span text:style-name="T239_96"><text:s/></text:span><text:span text:style-name="T239_97">this</text:span><text:span text:style-name="T239_98"><text:s/></text:span><text:span text:style-name="T239_99">article</text:span><text:span text:style-name="T239_100">,<text:s/></text:span><text:span text:style-name="T239_101">the</text:span><text:span text:style-name="T239_102"><text:s/></text:span><text:span text:style-name="T239_103">board</text:span><text:span text:style-name="T239_104"><text:s/></text:span><text:span text:style-name="T239_105">or</text:span><text:span text:style-name="T239_106"><text:s/></text:span><text:span text:style-name="T239_107">a</text:span><text:span text:style-name="T239_108"><text:s/></text:span><text:span text:style-name="T239_109">duly</text:span><text:span text:style-name="T239_110"><text:s/></text:span><text:span text:style-name="T239_111">constituted</text:span><text:span text:style-name="T239_112"><text:s/></text:span><text:span text:style-name="T239_113">compensation</text:span><text:span text:style-name="T239_114"><text:s/></text:span><text:span text:style-name="T239_115">committee</text:span><text:span text:style-name="T239_116"><text:s/></text:span><text:span text:style-name="T239_117">of</text:span><text:span text:style-name="T239_118"><text:s/></text:span><text:span text:style-name="T239_119">the</text:span><text:span text:style-name="T239_120"><text:s/></text:span><text:span text:style-name="T239_121">board</text:span><text:span text:style-name="T239_122"><text:s/></text:span><text:span text:style-name="T239_123">shall</text:span><text:span text:style-name="T239_124"><text:s/></text:span><text:span text:style-name="T239_125">also</text:span><text:span text:style-name="T239_126"><text:s/></text:span><text:span text:style-name="T239_127">comply</text:span><text:span text:style-name="T239_128"><text:s/></text:span><text:span text:style-name="T239_129">with</text:span><text:span text:style-name="T239_130"><text:s/></text:span><text:span text:style-name="T239_131">the</text:span><text:span text:style-name="T239_132"><text:s/></text:span><text:span text:style-name="T239_133">following</text:span><text:span text:style-name="T239_134"><text:s/></text:span><text:span text:style-name="T239_135">additional</text:span><text:span text:style-name="T239_136"><text:s/></text:span><text:span text:style-name="T239_137">requirements</text:span><text:span text:style-name="T239_138"><text:s/></text:span><text:span text:style-name="T239_139">and</text:span><text:span text:style-name="T239_140"><text:s/></text:span><text:span text:style-name="T239_141">procedures</text:span><text:span text:style-name="T239_142">:</text:span></text:p>
      <text:p text:style-name="P240"><text:span text:style-name="T240_1">a</text:span><text:span text:style-name="T240_2">.<text:tab/></text:span><text:span text:style-name="T240_3">the</text:span><text:span text:style-name="T240_4"><text:s/></text:span><text:span text:style-name="T240_5">terms</text:span><text:span text:style-name="T240_6"><text:s/></text:span><text:span text:style-name="T240_7">of</text:span><text:span text:style-name="T240_8"><text:s/></text:span><text:span text:style-name="T240_9">compensation</text:span><text:span text:style-name="T240_10"><text:s/></text:span><text:span text:style-name="T240_11">shall</text:span><text:span text:style-name="T240_12"><text:s/></text:span><text:span text:style-name="T240_13">be</text:span><text:span text:style-name="T240_14"><text:s/></text:span><text:span text:style-name="T240_15">approved</text:span><text:span text:style-name="T240_16"><text:s/></text:span><text:span text:style-name="T240_17">by</text:span><text:span text:style-name="T240_18"><text:s/></text:span><text:span text:style-name="T240_19">the</text:span><text:span text:style-name="T240_20"><text:s/></text:span><text:span text:style-name="T240_21">board</text:span><text:span text:style-name="T240_22"><text:s/></text:span><text:span text:style-name="T240_23">or</text:span><text:span text:style-name="T240_24"><text:s/></text:span><text:span text:style-name="T240_25">compensation</text:span><text:span text:style-name="T240_26"><text:s/></text:span><text:span text:style-name="T240_27">committee</text:span><text:span text:style-name="T240_28"><text:s/></text:span><text:span text:style-name="T240_29">prior</text:span><text:span text:style-name="T240_30"><text:s/></text:span><text:span text:style-name="T240_31">to</text:span><text:span text:style-name="T240_32"><text:s/></text:span><text:span text:style-name="T240_33">the</text:span><text:span text:style-name="T240_34"><text:s/></text:span><text:span text:style-name="T240_35">first</text:span><text:span text:style-name="T240_36"><text:s/></text:span><text:span text:style-name="T240_37">payment</text:span><text:span text:style-name="T240_38"><text:s/></text:span><text:span text:style-name="T240_39">of</text:span><text:span text:style-name="T240_40"><text:s/></text:span><text:span text:style-name="T240_41">compensation</text:span><text:span text:style-name="T240_42">;</text:span></text:p>
      <text:p text:style-name="P241"><text:span text:style-name="T241_1">b</text:span><text:span text:style-name="T241_2">.<text:tab/></text:span><text:span text:style-name="T241_3">all</text:span><text:span text:style-name="T241_4"><text:s/></text:span><text:span text:style-name="T241_5">members</text:span><text:span text:style-name="T241_6"><text:s/></text:span><text:span text:style-name="T241_7">of</text:span><text:span text:style-name="T241_8"><text:s/></text:span><text:span text:style-name="T241_9">the</text:span><text:span text:style-name="T241_10"><text:s/></text:span><text:span text:style-name="T241_11">board</text:span><text:span text:style-name="T241_12"><text:s/></text:span><text:span text:style-name="T241_13">or</text:span><text:span text:style-name="T241_14"><text:s/></text:span><text:span text:style-name="T241_15">compensation</text:span><text:span text:style-name="T241_16"><text:s/></text:span><text:span text:style-name="T241_17">committee</text:span><text:span text:style-name="T241_18"><text:s/></text:span><text:span text:style-name="T241_19">who</text:span><text:span text:style-name="T241_20"><text:s/></text:span><text:span text:style-name="T241_21">approve</text:span><text:span text:style-name="T241_22"><text:s/></text:span><text:span text:style-name="T241_23">compensation</text:span><text:span text:style-name="T241_24"><text:s/></text:span><text:span text:style-name="T241_25">arrangements</text:span><text:span text:style-name="T241_26"><text:s/></text:span><text:span text:style-name="T241_27">must</text:span><text:span text:style-name="T241_28"><text:s/></text:span><text:span text:style-name="T241_29">not</text:span><text:span text:style-name="T241_30"><text:s/></text:span><text:span text:style-name="T241_31">have</text:span><text:span text:style-name="T241_32"><text:s/></text:span><text:span text:style-name="T241_33">a</text:span><text:span text:style-name="T241_34"><text:s/></text:span><text:span text:style-name="T241_35">conflict</text:span><text:span text:style-name="T241_36"><text:s/></text:span><text:span text:style-name="T241_37">of</text:span><text:span text:style-name="T241_38"><text:s/></text:span><text:span text:style-name="T241_39">interest</text:span><text:span text:style-name="T241_40"><text:s/></text:span><text:span text:style-name="T241_41">with</text:span><text:span text:style-name="T241_42"><text:s/></text:span><text:span text:style-name="T241_43">respect</text:span><text:span text:style-name="T241_44"><text:s/></text:span><text:span text:style-name="T241_45">to</text:span><text:span text:style-name="T241_46"><text:s/></text:span><text:span text:style-name="T241_47">the</text:span><text:span text:style-name="T241_48"><text:s/></text:span><text:span text:style-name="T241_49">compensation</text:span><text:span text:style-name="T241_50"><text:s/></text:span><text:span text:style-name="T241_51">arrangement</text:span><text:span text:style-name="T241_52"><text:s/></text:span><text:span text:style-name="T241_53">as</text:span><text:span text:style-name="T241_54"><text:s/></text:span><text:span text:style-name="T241_55">specified</text:span><text:span text:style-name="T241_56"><text:s/></text:span><text:span text:style-name="T241_57">in</text:span><text:span text:style-name="T241_58"><text:s/></text:span><text:span text:style-name="T241_59">IRS</text:span><text:span text:style-name="T241_60"><text:s/></text:span><text:span text:style-name="T241_61">Regulation</text:span><text:span text:style-name="T241_62"><text:s/></text:span><text:span text:style-name="T241_63">Section</text:span><text:span text:style-name="T241_64"><text:s/>53.4958-6(</text:span><text:span text:style-name="T241_65">c</text:span><text:span text:style-name="T241_66">)(</text:span><text:span text:style-name="T241_67">iii</text:span><text:span text:style-name="T241_68">),<text:s/></text:span><text:span text:style-name="T241_69">which</text:span><text:span text:style-name="T241_70"><text:s/></text:span><text:span text:style-name="T241_71">generally</text:span><text:span text:style-name="T241_72"><text:s/></text:span><text:span text:style-name="T241_73">requires</text:span><text:span text:style-name="T241_74"><text:s/></text:span><text:span text:style-name="T241_75">that</text:span><text:span text:style-name="T241_76"><text:s/></text:span><text:span text:style-name="T241_77">each</text:span><text:span text:style-name="T241_78"><text:s/></text:span><text:span text:style-name="T241_79">board</text:span><text:span text:style-name="T241_80"><text:s/></text:span><text:span text:style-name="T241_81">member</text:span><text:span text:style-name="T241_82"><text:s/></text:span><text:span text:style-name="T241_83">or</text:span><text:span text:style-name="T241_84"><text:s/></text:span><text:span text:style-name="T241_85">committee</text:span><text:span text:style-name="T241_86"><text:s/></text:span><text:span text:style-name="T241_87">member</text:span><text:span text:style-name="T241_88"><text:s/></text:span><text:span text:style-name="T241_89">approving</text:span><text:span text:style-name="T241_90"><text:s/></text:span><text:span text:style-name="T241_91">a</text:span><text:span text:style-name="T241_92"><text:s/></text:span><text:span text:style-name="T241_93">compensation</text:span><text:span text:style-name="T241_94"><text:s/></text:span><text:span text:style-name="T241_95">arrangement</text:span><text:span text:style-name="T241_96"><text:s/></text:span><text:span text:style-name="T241_97">between</text:span><text:span text:style-name="T241_98"><text:s/></text:span><text:span text:style-name="T241_99">this</text:span><text:span text:style-name="T241_100"><text:s/></text:span><text:span text:style-name="T241_101">organization</text:span><text:span text:style-name="T241_102"><text:s/></text:span><text:span text:style-name="T241_103">and</text:span><text:span text:style-name="T241_104"><text:s/></text:span><text:span text:style-name="T241_105">a</text:span><text:span text:style-name="T241_106"><text:s/>"</text:span><text:span text:style-name="T241_107">disqualified</text:span><text:span text:style-name="T241_108"><text:s/></text:span><text:span text:style-name="T241_109">person</text:span><text:span text:style-name="T241_110">"<text:s/>(</text:span><text:span text:style-name="T241_111">as</text:span><text:span text:style-name="T241_112"><text:s/></text:span><text:span text:style-name="T241_113">defined</text:span><text:span text:style-name="T241_114"><text:s/></text:span><text:span text:style-name="T241_115">in</text:span><text:span text:style-name="T241_116"><text:s/></text:span><text:span text:style-name="T241_117">Section</text:span><text:span text:style-name="T241_118"><text:s/>4958(</text:span><text:span text:style-name="T241_119">f</text:span><text:span text:style-name="T241_120">)(1)<text:s/></text:span><text:span text:style-name="T241_121">of</text:span><text:span text:style-name="T241_122"><text:s/></text:span><text:span text:style-name="T241_123">the</text:span><text:span text:style-name="T241_124"><text:s/></text:span><text:span text:style-name="T241_125">Internal</text:span><text:span text:style-name="T241_126"><text:s/></text:span><text:span text:style-name="T241_127">Revenue</text:span><text:span text:style-name="T241_128"><text:s/></text:span><text:span text:style-name="T241_129">Code</text:span><text:span text:style-name="T241_130"><text:s/></text:span><text:span text:style-name="T241_131">and</text:span><text:span text:style-name="T241_132"><text:s/></text:span><text:span text:style-name="T241_133">as</text:span><text:span text:style-name="T241_134"><text:s/></text:span><text:span text:style-name="T241_135">amplified</text:span><text:span text:style-name="T241_136"><text:s/></text:span><text:span text:style-name="T241_137">by</text:span><text:span text:style-name="T241_138"><text:s/></text:span><text:span text:style-name="T241_139">Section</text:span><text:span text:style-name="T241_140"><text:s/>53.4958-3<text:s/></text:span><text:span text:style-name="T241_141">of</text:span><text:span text:style-name="T241_142"><text:s/></text:span><text:span text:style-name="T241_143">the</text:span><text:span text:style-name="T241_144"><text:s/></text:span><text:span text:style-name="T241_145">IRS</text:span><text:span text:style-name="T241_146"><text:s/></text:span><text:span text:style-name="T241_147">Regulations</text:span><text:span text:style-name="T241_148">):</text:span></text:p>
      <text:p text:style-name="P242"><text:span text:style-name="T242_1">1.<text:tab/></text:span><text:span text:style-name="T242_2">is</text:span><text:span text:style-name="T242_3"><text:s/></text:span><text:span text:style-name="T242_4">not</text:span><text:span text:style-name="T242_5"><text:s/></text:span><text:span text:style-name="T242_6">the</text:span><text:span text:style-name="T242_7"><text:s/></text:span><text:span text:style-name="T242_8">person</text:span><text:span text:style-name="T242_9"><text:s/></text:span><text:span text:style-name="T242_10">who</text:span><text:span text:style-name="T242_11"><text:s/></text:span><text:span text:style-name="T242_12">is</text:span><text:span text:style-name="T242_13"><text:s/></text:span><text:span text:style-name="T242_14">the</text:span><text:span text:style-name="T242_15"><text:s/></text:span><text:span text:style-name="T242_16">subject</text:span><text:span text:style-name="T242_17"><text:s/></text:span><text:span text:style-name="T242_18">of</text:span><text:span text:style-name="T242_19"><text:s/></text:span><text:span text:style-name="T242_20">the</text:span><text:span text:style-name="T242_21"><text:s/></text:span><text:span text:style-name="T242_22">compensation</text:span><text:span text:style-name="T242_23"><text:s/></text:span><text:span text:style-name="T242_24">arrangement</text:span><text:span text:style-name="T242_25">,<text:s/></text:span><text:span text:style-name="T242_26">or</text:span><text:span text:style-name="T242_27"><text:s/></text:span><text:span text:style-name="T242_28">a</text:span><text:span text:style-name="T242_29"><text:s/></text:span><text:span text:style-name="T242_30">family</text:span><text:span text:style-name="T242_31"><text:s/></text:span><text:span text:style-name="T242_32">member</text:span><text:span text:style-name="T242_33"><text:s/></text:span><text:span text:style-name="T242_34">of</text:span><text:span text:style-name="T242_35"><text:s/></text:span><text:span text:style-name="T242_36">such</text:span><text:span text:style-name="T242_37"><text:s/></text:span><text:span text:style-name="T242_38">person</text:span><text:span text:style-name="T242_39">;</text:span></text:p>
      <text:p text:style-name="P243"><text:span text:style-name="T243_1">2.<text:tab/></text:span><text:span text:style-name="T243_2">is</text:span><text:span text:style-name="T243_3"><text:s/></text:span><text:span text:style-name="T243_4">not</text:span><text:span text:style-name="T243_5"><text:s/></text:span><text:span text:style-name="T243_6">in</text:span><text:span text:style-name="T243_7"><text:s/></text:span><text:span text:style-name="T243_8">an</text:span><text:span text:style-name="T243_9"><text:s/></text:span><text:span text:style-name="T243_10">employment</text:span><text:span text:style-name="T243_11"><text:s/></text:span><text:span text:style-name="T243_12">relationship</text:span><text:span text:style-name="T243_13"><text:s/></text:span><text:span text:style-name="T243_14">subject</text:span><text:span text:style-name="T243_15"><text:s/></text:span><text:span text:style-name="T243_16">to</text:span><text:span text:style-name="T243_17"><text:s/></text:span><text:span text:style-name="T243_18">the</text:span><text:span text:style-name="T243_19"><text:s/></text:span><text:span text:style-name="T243_20">direction</text:span><text:span text:style-name="T243_21"><text:s/></text:span><text:span text:style-name="T243_22">or</text:span><text:span text:style-name="T243_23"><text:s/></text:span><text:span text:style-name="T243_24">control</text:span><text:span text:style-name="T243_25"><text:s/></text:span><text:span text:style-name="T243_26">of</text:span><text:span text:style-name="T243_27"><text:s/></text:span><text:span text:style-name="T243_28">the</text:span><text:span text:style-name="T243_29"><text:s/></text:span><text:span text:style-name="T243_30">person</text:span><text:span text:style-name="T243_31"><text:s/></text:span><text:span text:style-name="T243_32">who</text:span><text:span text:style-name="T243_33"><text:s/></text:span><text:span text:style-name="T243_34">is</text:span><text:span text:style-name="T243_35"><text:s/></text:span><text:span text:style-name="T243_36">the</text:span><text:span text:style-name="T243_37"><text:s/></text:span><text:span text:style-name="T243_38">subject</text:span><text:span text:style-name="T243_39"><text:s/></text:span><text:span text:style-name="T243_40">of</text:span><text:span text:style-name="T243_41"><text:s/></text:span><text:span text:style-name="T243_42">the</text:span><text:span text:style-name="T243_43"><text:s/></text:span><text:span text:style-name="T243_44">compensation</text:span><text:span text:style-name="T243_45"><text:s/></text:span><text:span text:style-name="T243_46">arrangement</text:span><text:span text:style-name="T243_47">;</text:span></text:p>
      <text:p text:style-name="P244"><text:span text:style-name="T244_1">3.<text:tab/></text:span><text:span text:style-name="T244_2">does</text:span><text:span text:style-name="T244_3"><text:s/></text:span><text:span text:style-name="T244_4">not</text:span><text:span text:style-name="T244_5"><text:s/></text:span><text:span text:style-name="T244_6">receive</text:span><text:span text:style-name="T244_7"><text:s/></text:span><text:span text:style-name="T244_8">compensation</text:span><text:span text:style-name="T244_9"><text:s/></text:span><text:span text:style-name="T244_10">or</text:span><text:span text:style-name="T244_11"><text:s/></text:span><text:span text:style-name="T244_12">other</text:span><text:span text:style-name="T244_13"><text:s/></text:span><text:span text:style-name="T244_14">payments</text:span><text:span text:style-name="T244_15"><text:s/></text:span><text:span text:style-name="T244_16">subject</text:span><text:span text:style-name="T244_17"><text:s/></text:span><text:span text:style-name="T244_18">to</text:span><text:span text:style-name="T244_19"><text:s/></text:span><text:span text:style-name="T244_20">approval</text:span><text:span text:style-name="T244_21"><text:s/></text:span><text:span text:style-name="T244_22">by</text:span><text:span text:style-name="T244_23"><text:s/></text:span><text:span text:style-name="T244_24">the</text:span><text:span text:style-name="T244_25"><text:s/></text:span><text:span text:style-name="T244_26">person</text:span><text:span text:style-name="T244_27"><text:s/></text:span><text:span text:style-name="T244_28">who</text:span><text:span text:style-name="T244_29"><text:s/></text:span><text:span text:style-name="T244_30">is</text:span><text:span text:style-name="T244_31"><text:s/></text:span><text:span text:style-name="T244_32">the</text:span><text:span text:style-name="T244_33"><text:s/></text:span><text:span text:style-name="T244_34">subject</text:span><text:span text:style-name="T244_35"><text:s/></text:span><text:span text:style-name="T244_36">of</text:span><text:span text:style-name="T244_37"><text:s/></text:span><text:span text:style-name="T244_38">the</text:span><text:span text:style-name="T244_39"><text:s/></text:span><text:span text:style-name="T244_40">compensation</text:span><text:span text:style-name="T244_41"><text:s/></text:span><text:span text:style-name="T244_42">arrangement</text:span><text:span text:style-name="T244_43">;</text:span></text:p>
      <text:p text:style-name="P245"><text:span text:style-name="T245_1">4.<text:tab/></text:span><text:span text:style-name="T245_2">has</text:span><text:span text:style-name="T245_3"><text:s/></text:span><text:span text:style-name="T245_4">no</text:span><text:span text:style-name="T245_5"><text:s/></text:span><text:span text:style-name="T245_6">material</text:span><text:span text:style-name="T245_7"><text:s/></text:span><text:span text:style-name="T245_8">financial</text:span><text:span text:style-name="T245_9"><text:s/></text:span><text:span text:style-name="T245_10">interest</text:span><text:span text:style-name="T245_11"><text:s/></text:span><text:span text:style-name="T245_12">affected</text:span><text:span text:style-name="T245_13"><text:s/></text:span><text:span text:style-name="T245_14">by</text:span><text:span text:style-name="T245_15"><text:s/></text:span><text:span text:style-name="T245_16">the</text:span><text:span text:style-name="T245_17"><text:s/></text:span><text:span text:style-name="T245_18">compensation</text:span><text:span text:style-name="T245_19"><text:s/></text:span><text:span text:style-name="T245_20">arrangement</text:span><text:span text:style-name="T245_21">;<text:s/></text:span><text:span text:style-name="T245_22">and</text:span></text:p>
      <text:p text:style-name="P246"><text:span text:style-name="T246_1">5.<text:tab/></text:span><text:span text:style-name="T246_2">does</text:span><text:span text:style-name="T246_3"><text:s/></text:span><text:span text:style-name="T246_4">not</text:span><text:span text:style-name="T246_5"><text:s/></text:span><text:span text:style-name="T246_6">approve</text:span><text:span text:style-name="T246_7"><text:s/></text:span><text:span text:style-name="T246_8">a</text:span><text:span text:style-name="T246_9"><text:s/></text:span><text:span text:style-name="T246_10">transaction</text:span><text:span text:style-name="T246_11"><text:s/></text:span><text:span text:style-name="T246_12">providing</text:span><text:span text:style-name="T246_13"><text:s/></text:span><text:span text:style-name="T246_14">economic</text:span><text:span text:style-name="T246_15"><text:s/></text:span><text:span text:style-name="T246_16">benefits</text:span><text:span text:style-name="T246_17"><text:s/></text:span><text:span text:style-name="T246_18">to</text:span><text:span text:style-name="T246_19"><text:s/></text:span><text:span text:style-name="T246_20">the</text:span><text:span text:style-name="T246_21"><text:s/></text:span><text:span text:style-name="T246_22">person</text:span><text:span text:style-name="T246_23"><text:s/></text:span><text:span text:style-name="T246_24">who</text:span><text:span text:style-name="T246_25"><text:s/></text:span><text:span text:style-name="T246_26">is</text:span><text:span text:style-name="T246_27"><text:s/></text:span><text:span text:style-name="T246_28">the</text:span><text:span text:style-name="T246_29"><text:s/></text:span><text:span text:style-name="T246_30">subject</text:span><text:span text:style-name="T246_31"><text:s/></text:span><text:span text:style-name="T246_32">of</text:span><text:span text:style-name="T246_33"><text:s/></text:span><text:span text:style-name="T246_34">the</text:span><text:span text:style-name="T246_35"><text:s/></text:span><text:span text:style-name="T246_36">compensation</text:span><text:span text:style-name="T246_37"><text:s/></text:span><text:span text:style-name="T246_38">arrangement</text:span><text:span text:style-name="T246_39">,<text:s/></text:span><text:span text:style-name="T246_40">who</text:span><text:span text:style-name="T246_41"><text:s/></text:span><text:span text:style-name="T246_42">in</text:span><text:span text:style-name="T246_43"><text:s/></text:span><text:span text:style-name="T246_44">turn</text:span><text:span text:style-name="T246_45"><text:s/></text:span><text:span text:style-name="T246_46">has</text:span><text:span text:style-name="T246_47"><text:s/></text:span><text:span text:style-name="T246_48">approved</text:span><text:span text:style-name="T246_49"><text:s/></text:span><text:span text:style-name="T246_50">or</text:span><text:span text:style-name="T246_51"><text:s/></text:span><text:span text:style-name="T246_52">will</text:span><text:span text:style-name="T246_53"><text:s/></text:span><text:span text:style-name="T246_54">approve</text:span><text:span text:style-name="T246_55"><text:s/></text:span><text:span text:style-name="T246_56">a</text:span><text:span text:style-name="T246_57"><text:s/></text:span><text:span text:style-name="T246_58">transaction</text:span><text:span text:style-name="T246_59"><text:s/></text:span><text:span text:style-name="T246_60">providing</text:span><text:span text:style-name="T246_61"><text:s/></text:span><text:span text:style-name="T246_62">benefits</text:span><text:span text:style-name="T246_63"><text:s/></text:span><text:span text:style-name="T246_64">to</text:span><text:span text:style-name="T246_65"><text:s/></text:span><text:span text:style-name="T246_66">the</text:span><text:span text:style-name="T246_67"><text:s/></text:span><text:span text:style-name="T246_68">board</text:span><text:span text:style-name="T246_69"><text:s/></text:span><text:span text:style-name="T246_70">or</text:span><text:span text:style-name="T246_71"><text:s/></text:span><text:span text:style-name="T246_72">committee</text:span><text:span text:style-name="T246_73"><text:s/></text:span><text:span text:style-name="T246_74">member</text:span><text:span text:style-name="T246_75">.</text:span></text:p>
      <text:p text:style-name="P247"><text:span text:style-name="T247_1">c</text:span><text:span text:style-name="T247_2">.<text:tab/></text:span><text:span text:style-name="T247_3">the</text:span><text:span text:style-name="T247_4"><text:s/></text:span><text:span text:style-name="T247_5">board</text:span><text:span text:style-name="T247_6"><text:s/></text:span><text:span text:style-name="T247_7">or</text:span><text:span text:style-name="T247_8"><text:s/></text:span><text:span text:style-name="T247_9">compensation</text:span><text:span text:style-name="T247_10"><text:s/></text:span><text:span text:style-name="T247_11">committee</text:span><text:span text:style-name="T247_12"><text:s/></text:span><text:span text:style-name="T247_13">shall</text:span><text:span text:style-name="T247_14"><text:s/></text:span><text:span text:style-name="T247_15">obtain</text:span><text:span text:style-name="T247_16"><text:s/></text:span><text:span text:style-name="T247_17">and</text:span><text:span text:style-name="T247_18"><text:s/></text:span><text:span text:style-name="T247_19">rely</text:span><text:span text:style-name="T247_20"><text:s/></text:span><text:span text:style-name="T247_21">upon</text:span><text:span text:style-name="T247_22"><text:s/></text:span><text:span text:style-name="T247_23">appropriate</text:span><text:span text:style-name="T247_24"><text:s/></text:span><text:span text:style-name="T247_25">data</text:span><text:span text:style-name="T247_26"><text:s/></text:span><text:span text:style-name="T247_27">as</text:span><text:span text:style-name="T247_28"><text:s/></text:span><text:span text:style-name="T247_29">to</text:span><text:span text:style-name="T247_30"><text:s/></text:span><text:span text:style-name="T247_31">comparability</text:span><text:span text:style-name="T247_32"><text:s/></text:span><text:span text:style-name="T247_33">prior</text:span><text:span text:style-name="T247_34"><text:s/></text:span><text:span text:style-name="T247_35">to</text:span><text:span text:style-name="T247_36"><text:s/></text:span><text:span text:style-name="T247_37">approving</text:span><text:span text:style-name="T247_38"><text:s/></text:span><text:span text:style-name="T247_39">the</text:span><text:span text:style-name="T247_40"><text:s/></text:span><text:span text:style-name="T247_41">terms</text:span><text:span text:style-name="T247_42"><text:s/></text:span><text:span text:style-name="T247_43">of</text:span><text:span text:style-name="T247_44"><text:s/></text:span><text:span text:style-name="T247_45">compensation</text:span><text:span text:style-name="T247_46">.<text:s/></text:span><text:span text:style-name="T247_47">Appropriate</text:span><text:span text:style-name="T247_48"><text:s/></text:span><text:span text:style-name="T247_49">data</text:span><text:span text:style-name="T247_50"><text:s/></text:span><text:span text:style-name="T247_51">may</text:span><text:span text:style-name="T247_52"><text:s/></text:span><text:span text:style-name="T247_53">include</text:span><text:span text:style-name="T247_54"><text:s/></text:span><text:span text:style-name="T247_55">the</text:span><text:span text:style-name="T247_56"><text:s/></text:span><text:span text:style-name="T247_57">following</text:span><text:span text:style-name="T247_58">:</text:span></text:p>
      <text:p text:style-name="P248"><text:span text:style-name="T248_1">1.<text:tab/></text:span><text:span text:style-name="T248_2">compensation</text:span><text:span text:style-name="T248_3"><text:s/></text:span><text:span text:style-name="T248_4">levels</text:span><text:span text:style-name="T248_5"><text:s/></text:span><text:span text:style-name="T248_6">paid</text:span><text:span text:style-name="T248_7"><text:s/></text:span><text:span text:style-name="T248_8">by</text:span><text:span text:style-name="T248_9"><text:s/></text:span><text:span text:style-name="T248_10">similarly</text:span><text:span text:style-name="T248_11"><text:s/></text:span><text:span text:style-name="T248_12">situated</text:span><text:span text:style-name="T248_13"><text:s/></text:span><text:span text:style-name="T248_14">organizations</text:span><text:span text:style-name="T248_15">,<text:s/></text:span><text:span text:style-name="T248_16">both</text:span><text:span text:style-name="T248_17"><text:s/></text:span><text:span text:style-name="T248_18">taxable</text:span><text:span text:style-name="T248_19"><text:s/></text:span><text:span text:style-name="T248_20">and</text:span><text:span text:style-name="T248_21"><text:s/></text:span><text:span text:style-name="T248_22">tax</text:span><text:span text:style-name="T248_23">-</text:span><text:span text:style-name="T248_24">exempt</text:span><text:span text:style-name="T248_25">,<text:s/></text:span><text:span text:style-name="T248_26">for</text:span><text:span text:style-name="T248_27"><text:s/></text:span><text:span text:style-name="T248_28">functionally</text:span><text:span text:style-name="T248_29"><text:s/></text:span><text:span text:style-name="T248_30">comparable</text:span><text:span text:style-name="T248_31"><text:s/></text:span><text:span text:style-name="T248_32">positions</text:span><text:span text:style-name="T248_33">.<text:s/>"</text:span><text:span text:style-name="T248_34">Similarly</text:span><text:span text:style-name="T248_35"><text:s/></text:span><text:span text:style-name="T248_36">situated</text:span><text:span text:style-name="T248_37">"<text:s/></text:span><text:span text:style-name="T248_38">organizations</text:span><text:span text:style-name="T248_39"><text:s/></text:span><text:span text:style-name="T248_40">are</text:span><text:span text:style-name="T248_41"><text:s/></text:span><text:span text:style-name="T248_42">those</text:span><text:span text:style-name="T248_43"><text:s/></text:span><text:span text:style-name="T248_44">of</text:span><text:span text:style-name="T248_45"><text:s/></text:span><text:span text:style-name="T248_46">a</text:span><text:span text:style-name="T248_47"><text:s/></text:span><text:span text:style-name="T248_48">similar</text:span><text:span text:style-name="T248_49"><text:s/></text:span><text:span text:style-name="T248_50">size</text:span><text:span text:style-name="T248_51">,<text:s/></text:span><text:span text:style-name="T248_52">purpose</text:span><text:span text:style-name="T248_53">,<text:s/></text:span><text:span text:style-name="T248_54">and</text:span><text:span text:style-name="T248_55"><text:s/></text:span><text:span text:style-name="T248_56">with</text:span><text:span text:style-name="T248_57"><text:s/></text:span><text:span text:style-name="T248_58">similar</text:span><text:span text:style-name="T248_59"><text:s/></text:span><text:span text:style-name="T248_60">resources</text:span><text:span text:style-name="T248_61">;</text:span></text:p>
      <text:p text:style-name="P249"><text:span text:style-name="T249_1">2.<text:tab/></text:span><text:span text:style-name="T249_2">the</text:span><text:span text:style-name="T249_3"><text:s/></text:span><text:span text:style-name="T249_4">availability</text:span><text:span text:style-name="T249_5"><text:s/></text:span><text:span text:style-name="T249_6">of</text:span><text:span text:style-name="T249_7"><text:s/></text:span><text:span text:style-name="T249_8">similar</text:span><text:span text:style-name="T249_9"><text:s/></text:span><text:span text:style-name="T249_10">services</text:span><text:span text:style-name="T249_11"><text:s/></text:span><text:span text:style-name="T249_12">in</text:span><text:span text:style-name="T249_13"><text:s/></text:span><text:span text:style-name="T249_14">the</text:span><text:span text:style-name="T249_15"><text:s/></text:span><text:span text:style-name="T249_16">geographic</text:span><text:span text:style-name="T249_17"><text:s/></text:span><text:span text:style-name="T249_18">area</text:span><text:span text:style-name="T249_19"><text:s/></text:span><text:span text:style-name="T249_20">of</text:span><text:span text:style-name="T249_21"><text:s/></text:span><text:span text:style-name="T249_22">this</text:span><text:span text:style-name="T249_23"><text:s/></text:span><text:span text:style-name="T249_24">organization</text:span><text:span text:style-name="T249_25">;</text:span></text:p>
      <text:p text:style-name="P250"><text:span text:style-name="T250_1">3.<text:tab/></text:span><text:span text:style-name="T250_2">current</text:span><text:span text:style-name="T250_3"><text:s/></text:span><text:span text:style-name="T250_4">compensation</text:span><text:span text:style-name="T250_5"><text:s/></text:span><text:span text:style-name="T250_6">surveys</text:span><text:span text:style-name="T250_7"><text:s/></text:span><text:span text:style-name="T250_8">compiled</text:span><text:span text:style-name="T250_9"><text:s/></text:span><text:span text:style-name="T250_10">by</text:span><text:span text:style-name="T250_11"><text:s/></text:span><text:span text:style-name="T250_12">independent</text:span><text:span text:style-name="T250_13"><text:s/></text:span><text:span text:style-name="T250_14">firms</text:span><text:span text:style-name="T250_15">;</text:span></text:p>
      <text:p text:style-name="P251"><text:span text:style-name="T251_1">4.<text:tab/></text:span><text:span text:style-name="T251_2">actual</text:span><text:span text:style-name="T251_3"><text:s/></text:span><text:span text:style-name="T251_4">written</text:span><text:span text:style-name="T251_5"><text:s/></text:span><text:span text:style-name="T251_6">offers</text:span><text:span text:style-name="T251_7"><text:s/></text:span><text:span text:style-name="T251_8">from</text:span><text:span text:style-name="T251_9"><text:s/></text:span><text:span text:style-name="T251_10">similar</text:span><text:span text:style-name="T251_11"><text:s/></text:span><text:span text:style-name="T251_12">institutions</text:span><text:span text:style-name="T251_13"><text:s/></text:span><text:span text:style-name="T251_14">competing</text:span><text:span text:style-name="T251_15"><text:s/></text:span><text:span text:style-name="T251_16">for</text:span><text:span text:style-name="T251_17"><text:s/></text:span><text:span text:style-name="T251_18">the</text:span><text:span text:style-name="T251_19"><text:s/></text:span><text:span text:style-name="T251_20">services</text:span><text:span text:style-name="T251_21"><text:s/></text:span><text:span text:style-name="T251_22">of</text:span><text:span text:style-name="T251_23"><text:s/></text:span><text:span text:style-name="T251_24">the</text:span><text:span text:style-name="T251_25"><text:s/></text:span><text:span text:style-name="T251_26">person</text:span><text:span text:style-name="T251_27"><text:s/></text:span><text:span text:style-name="T251_28">who</text:span><text:span text:style-name="T251_29"><text:s/></text:span><text:span text:style-name="T251_30">is</text:span><text:span text:style-name="T251_31"><text:s/></text:span><text:span text:style-name="T251_32">the</text:span><text:span text:style-name="T251_33"><text:s/></text:span><text:span text:style-name="T251_34">subject</text:span><text:span text:style-name="T251_35"><text:s/></text:span><text:span text:style-name="T251_36">of</text:span><text:span text:style-name="T251_37"><text:s/></text:span><text:span text:style-name="T251_38">the</text:span><text:span text:style-name="T251_39"><text:s/></text:span><text:span text:style-name="T251_40">compensation</text:span><text:span text:style-name="T251_41"><text:s/></text:span><text:span text:style-name="T251_42">arrangement</text:span><text:span text:style-name="T251_43">;</text:span></text:p>
      <text:p text:style-name="P252"><text:span text:style-name="T252_1">As</text:span><text:span text:style-name="T252_2"><text:s/></text:span><text:span text:style-name="T252_3">allowed</text:span><text:span text:style-name="T252_4"><text:s/></text:span><text:span text:style-name="T252_5">by</text:span><text:span text:style-name="T252_6"><text:s/></text:span><text:span text:style-name="T252_7">IRS</text:span><text:span text:style-name="T252_8"><text:s/></text:span><text:span text:style-name="T252_9">Regulation</text:span><text:span text:style-name="T252_10"><text:s/>4958-6,<text:s/></text:span><text:span text:style-name="T252_11">if</text:span><text:span text:style-name="T252_12"><text:s/></text:span><text:span text:style-name="T252_13">this</text:span><text:span text:style-name="T252_14"><text:s/></text:span><text:span text:style-name="T252_15">organization</text:span><text:span text:style-name="T252_16"><text:s/></text:span><text:span text:style-name="T252_17">has</text:span><text:span text:style-name="T252_18"><text:s/></text:span><text:span text:style-name="T252_19">average</text:span><text:span text:style-name="T252_20"><text:s/></text:span><text:span text:style-name="T252_21">annual</text:span><text:span text:style-name="T252_22"><text:s/></text:span><text:span text:style-name="T252_23">gross</text:span><text:span text:style-name="T252_24"><text:s/></text:span><text:span text:style-name="T252_25">receipts</text:span><text:span text:style-name="T252_26"><text:s/>(</text:span><text:span text:style-name="T252_27">including</text:span><text:span text:style-name="T252_28"><text:s/></text:span><text:span text:style-name="T252_29">contributions</text:span><text:span text:style-name="T252_30">)<text:s/></text:span><text:span text:style-name="T252_31">for</text:span><text:span text:style-name="T252_32"><text:s/></text:span><text:span text:style-name="T252_33">its</text:span><text:span text:style-name="T252_34"><text:s/></text:span><text:span text:style-name="T252_35">three</text:span><text:span text:style-name="T252_36"><text:s/></text:span><text:span text:style-name="T252_37">prior</text:span><text:span text:style-name="T252_38"><text:s/></text:span><text:span text:style-name="T252_39">tax</text:span><text:span text:style-name="T252_40"><text:s/></text:span><text:span text:style-name="T252_41">years</text:span><text:span text:style-name="T252_42"><text:s/></text:span><text:span text:style-name="T252_43">of</text:span><text:span text:style-name="T252_44"><text:s/></text:span><text:span text:style-name="T252_45">less</text:span><text:span text:style-name="T252_46"><text:s/></text:span><text:span text:style-name="T252_47">than</text:span><text:span text:style-name="T252_48"><text:s/>$1<text:s/></text:span><text:span text:style-name="T252_49">million</text:span><text:span text:style-name="T252_50">,<text:s/></text:span><text:span text:style-name="T252_51">the</text:span><text:span text:style-name="T252_52"><text:s/></text:span><text:span text:style-name="T252_53">board</text:span><text:span text:style-name="T252_54"><text:s/></text:span><text:span text:style-name="T252_55">or</text:span><text:span text:style-name="T252_56"><text:s/></text:span><text:span text:style-name="T252_57">compensation</text:span><text:span text:style-name="T252_58"><text:s/></text:span><text:span text:style-name="T252_59">committee</text:span><text:span text:style-name="T252_60"><text:s/></text:span><text:span text:style-name="T252_61">will</text:span><text:span text:style-name="T252_62"><text:s/></text:span><text:span text:style-name="T252_63">have</text:span><text:span text:style-name="T252_64"><text:s/></text:span><text:span text:style-name="T252_65">obtained</text:span><text:span text:style-name="T252_66"><text:s/></text:span><text:span text:style-name="T252_67">and</text:span><text:span text:style-name="T252_68"><text:s/></text:span><text:span text:style-name="T252_69">relied</text:span><text:span text:style-name="T252_70"><text:s/></text:span><text:span text:style-name="T252_71">upon</text:span><text:span text:style-name="T252_72"><text:s/></text:span><text:span text:style-name="T252_73">appropriate</text:span><text:span text:style-name="T252_74"><text:s/></text:span><text:span text:style-name="T252_75">data</text:span><text:span text:style-name="T252_76"><text:s/></text:span><text:span text:style-name="T252_77">as</text:span><text:span text:style-name="T252_78"><text:s/></text:span><text:span text:style-name="T252_79">to</text:span><text:span text:style-name="T252_80"><text:s/></text:span><text:span text:style-name="T252_81">comparability</text:span><text:span text:style-name="T252_82"><text:s/></text:span><text:span text:style-name="T252_83">if</text:span><text:span text:style-name="T252_84"><text:s/></text:span><text:span text:style-name="T252_85">it</text:span><text:span text:style-name="T252_86"><text:s/></text:span><text:span text:style-name="T252_87">obtains</text:span><text:span text:style-name="T252_88"><text:s/></text:span><text:span text:style-name="T252_89">and</text:span><text:span text:style-name="T252_90"><text:s/></text:span><text:span text:style-name="T252_91">relies</text:span><text:span text:style-name="T252_92"><text:s/></text:span><text:span text:style-name="T252_93">upon</text:span><text:span text:style-name="T252_94"><text:s/></text:span><text:span text:style-name="T252_95">data</text:span><text:span text:style-name="T252_96"><text:s/></text:span><text:span text:style-name="T252_97">on</text:span><text:span text:style-name="T252_98"><text:s/></text:span><text:span text:style-name="T252_99">compensation</text:span><text:span text:style-name="T252_100"><text:s/></text:span><text:span text:style-name="T252_101">paid</text:span><text:span text:style-name="T252_102"><text:s/></text:span><text:span text:style-name="T252_103">by</text:span><text:span text:style-name="T252_104"><text:s/></text:span><text:span text:style-name="T252_105">three</text:span><text:span text:style-name="T252_106"><text:s/></text:span><text:span text:style-name="T252_107">comparable</text:span><text:span text:style-name="T252_108"><text:s/></text:span><text:span text:style-name="T252_109">organizations</text:span><text:span text:style-name="T252_110"><text:s/></text:span><text:span text:style-name="T252_111">in</text:span><text:span text:style-name="T252_112"><text:s/></text:span><text:span text:style-name="T252_113">the</text:span><text:span text:style-name="T252_114"><text:s/></text:span><text:span text:style-name="T252_115">same</text:span><text:span text:style-name="T252_116"><text:s/></text:span><text:span text:style-name="T252_117">or</text:span><text:span text:style-name="T252_118"><text:s/></text:span><text:span text:style-name="T252_119">similar</text:span><text:span text:style-name="T252_120"><text:s/></text:span><text:span text:style-name="T252_121">communities</text:span><text:span text:style-name="T252_122"><text:s/></text:span><text:span text:style-name="T252_123">for</text:span><text:span text:style-name="T252_124"><text:s/></text:span><text:span text:style-name="T252_125">similar</text:span><text:span text:style-name="T252_126"><text:s/></text:span><text:span text:style-name="T252_127">services</text:span><text:span text:style-name="T252_128">.</text:span></text:p>
      <text:p text:style-name="P253"><text:span text:style-name="T253_1">d</text:span><text:span text:style-name="T253_2">.<text:tab/></text:span><text:span text:style-name="T253_3">the</text:span><text:span text:style-name="T253_4"><text:s/></text:span><text:span text:style-name="T253_5">terms</text:span><text:span text:style-name="T253_6"><text:s/></text:span><text:span text:style-name="T253_7">of</text:span><text:span text:style-name="T253_8"><text:s/></text:span><text:span text:style-name="T253_9">compensation</text:span><text:span text:style-name="T253_10"><text:s/></text:span><text:span text:style-name="T253_11">and</text:span><text:span text:style-name="T253_12"><text:s/></text:span><text:span text:style-name="T253_13">the</text:span><text:span text:style-name="T253_14"><text:s/></text:span><text:span text:style-name="T253_15">basis</text:span><text:span text:style-name="T253_16"><text:s/></text:span><text:span text:style-name="T253_17">for</text:span><text:span text:style-name="T253_18"><text:s/></text:span><text:span text:style-name="T253_19">approving</text:span><text:span text:style-name="T253_20"><text:s/></text:span><text:span text:style-name="T253_21">them</text:span><text:span text:style-name="T253_22"><text:s/></text:span><text:span text:style-name="T253_23">shall</text:span><text:span text:style-name="T253_24"><text:s/></text:span><text:span text:style-name="T253_25">be</text:span><text:span text:style-name="T253_26"><text:s/></text:span><text:span text:style-name="T253_27">recorded</text:span><text:span text:style-name="T253_28"><text:s/></text:span><text:span text:style-name="T253_29">in</text:span><text:span text:style-name="T253_30"><text:s/></text:span><text:span text:style-name="T253_31">written</text:span><text:span text:style-name="T253_32"><text:s/></text:span><text:span text:style-name="T253_33">minutes</text:span><text:span text:style-name="T253_34"><text:s/></text:span><text:span text:style-name="T253_35">of</text:span><text:span text:style-name="T253_36"><text:s/></text:span><text:span text:style-name="T253_37">the</text:span><text:span text:style-name="T253_38"><text:s/></text:span><text:span text:style-name="T253_39">meeting</text:span><text:span text:style-name="T253_40"><text:s/></text:span><text:span text:style-name="T253_41">of</text:span><text:span text:style-name="T253_42"><text:s/></text:span><text:span text:style-name="T253_43">the</text:span><text:span text:style-name="T253_44"><text:s/></text:span><text:span text:style-name="T253_45">board</text:span><text:span text:style-name="T253_46"><text:s/></text:span><text:span text:style-name="T253_47">or</text:span><text:span text:style-name="T253_48"><text:s/></text:span><text:span text:style-name="T253_49">compensation</text:span><text:span text:style-name="T253_50"><text:s/></text:span><text:span text:style-name="T253_51">committee</text:span><text:span text:style-name="T253_52"><text:s/></text:span><text:span text:style-name="T253_53">that</text:span><text:span text:style-name="T253_54"><text:s/></text:span><text:span text:style-name="T253_55">approved</text:span><text:span text:style-name="T253_56"><text:s/></text:span><text:span text:style-name="T253_57">the</text:span><text:span text:style-name="T253_58"><text:s/></text:span><text:span text:style-name="T253_59">compensation</text:span><text:span text:style-name="T253_60">.<text:s/></text:span><text:span text:style-name="T253_61">Such</text:span><text:span text:style-name="T253_62"><text:s/></text:span><text:span text:style-name="T253_63">documentation</text:span><text:span text:style-name="T253_64"><text:s/></text:span><text:span text:style-name="T253_65">shall</text:span><text:span text:style-name="T253_66"><text:s/></text:span><text:span text:style-name="T253_67">include</text:span><text:span text:style-name="T253_68">:</text:span></text:p>
      <text:p text:style-name="P254"><text:span text:style-name="T254_1">1.<text:tab/></text:span><text:span text:style-name="T254_2">the</text:span><text:span text:style-name="T254_3"><text:s/></text:span><text:span text:style-name="T254_4">terms</text:span><text:span text:style-name="T254_5"><text:s/></text:span><text:span text:style-name="T254_6">of</text:span><text:span text:style-name="T254_7"><text:s/></text:span><text:span text:style-name="T254_8">the</text:span><text:span text:style-name="T254_9"><text:s/></text:span><text:span text:style-name="T254_10">compensation</text:span><text:span text:style-name="T254_11"><text:s/></text:span><text:span text:style-name="T254_12">arrangement</text:span><text:span text:style-name="T254_13"><text:s/></text:span><text:span text:style-name="T254_14">and</text:span><text:span text:style-name="T254_15"><text:s/></text:span><text:span text:style-name="T254_16">the</text:span><text:span text:style-name="T254_17"><text:s/></text:span><text:span text:style-name="T254_18">date</text:span><text:span text:style-name="T254_19"><text:s/></text:span><text:span text:style-name="T254_20">it</text:span><text:span text:style-name="T254_21"><text:s/></text:span><text:span text:style-name="T254_22">was</text:span><text:span text:style-name="T254_23"><text:s/></text:span><text:span text:style-name="T254_24">approved</text:span><text:span text:style-name="T254_25">;</text:span></text:p>
      <text:p text:style-name="P255"><text:span text:style-name="T255_1">2.<text:tab/></text:span><text:span text:style-name="T255_2">the</text:span><text:span text:style-name="T255_3"><text:s/></text:span><text:span text:style-name="T255_4">members</text:span><text:span text:style-name="T255_5"><text:s/></text:span><text:span text:style-name="T255_6">of</text:span><text:span text:style-name="T255_7"><text:s/></text:span><text:span text:style-name="T255_8">the</text:span><text:span text:style-name="T255_9"><text:s/></text:span><text:span text:style-name="T255_10">board</text:span><text:span text:style-name="T255_11"><text:s/></text:span><text:span text:style-name="T255_12">or</text:span><text:span text:style-name="T255_13"><text:s/></text:span><text:span text:style-name="T255_14">compensation</text:span><text:span text:style-name="T255_15"><text:s/></text:span><text:span text:style-name="T255_16">committee</text:span><text:span text:style-name="T255_17"><text:s/></text:span><text:span text:style-name="T255_18">who</text:span><text:span text:style-name="T255_19"><text:s/></text:span><text:span text:style-name="T255_20">were</text:span><text:span text:style-name="T255_21"><text:s/></text:span><text:span text:style-name="T255_22">present</text:span><text:span text:style-name="T255_23"><text:s/></text:span><text:span text:style-name="T255_24">during</text:span><text:span text:style-name="T255_25"><text:s/></text:span><text:span text:style-name="T255_26">debate</text:span><text:span text:style-name="T255_27"><text:s/></text:span><text:span text:style-name="T255_28">on</text:span><text:span text:style-name="T255_29"><text:s/></text:span><text:span text:style-name="T255_30">the</text:span><text:span text:style-name="T255_31"><text:s/></text:span><text:span text:style-name="T255_32">transaction</text:span><text:span text:style-name="T255_33">,<text:s/></text:span><text:span text:style-name="T255_34">those</text:span><text:span text:style-name="T255_35"><text:s/></text:span><text:span text:style-name="T255_36">who</text:span><text:span text:style-name="T255_37"><text:s/></text:span><text:span text:style-name="T255_38">voted</text:span><text:span text:style-name="T255_39"><text:s/></text:span><text:span text:style-name="T255_40">on</text:span><text:span text:style-name="T255_41"><text:s/></text:span><text:span text:style-name="T255_42">it</text:span><text:span text:style-name="T255_43">,<text:s/></text:span><text:span text:style-name="T255_44">and</text:span><text:span text:style-name="T255_45"><text:s/></text:span><text:span text:style-name="T255_46">the</text:span><text:span text:style-name="T255_47"><text:s/></text:span><text:span text:style-name="T255_48">votes</text:span><text:span text:style-name="T255_49"><text:s/></text:span><text:span text:style-name="T255_50">cast</text:span><text:span text:style-name="T255_51"><text:s/></text:span><text:span text:style-name="T255_52">by</text:span><text:span text:style-name="T255_53"><text:s/></text:span><text:span text:style-name="T255_54">each</text:span><text:span text:style-name="T255_55"><text:s/></text:span><text:span text:style-name="T255_56">board</text:span><text:span text:style-name="T255_57"><text:s/></text:span><text:span text:style-name="T255_58">or</text:span><text:span text:style-name="T255_59"><text:s/></text:span><text:span text:style-name="T255_60">committee</text:span><text:span text:style-name="T255_61"><text:s/></text:span><text:span text:style-name="T255_62">member</text:span><text:span text:style-name="T255_63">;</text:span></text:p>
      <text:p text:style-name="P256"><text:span text:style-name="T256_1">3.<text:tab/></text:span><text:span text:style-name="T256_2">the</text:span><text:span text:style-name="T256_3"><text:s/></text:span><text:span text:style-name="T256_4">comparability</text:span><text:span text:style-name="T256_5"><text:s/></text:span><text:span text:style-name="T256_6">data</text:span><text:span text:style-name="T256_7"><text:s/></text:span><text:span text:style-name="T256_8">obtained</text:span><text:span text:style-name="T256_9"><text:s/></text:span><text:span text:style-name="T256_10">and</text:span><text:span text:style-name="T256_11"><text:s/></text:span><text:span text:style-name="T256_12">relied</text:span><text:span text:style-name="T256_13"><text:s/></text:span><text:span text:style-name="T256_14">upon</text:span><text:span text:style-name="T256_15"><text:s/></text:span><text:span text:style-name="T256_16">and</text:span><text:span text:style-name="T256_17"><text:s/></text:span><text:span text:style-name="T256_18">how</text:span><text:span text:style-name="T256_19"><text:s/></text:span><text:span text:style-name="T256_20">the</text:span><text:span text:style-name="T256_21"><text:s/></text:span><text:span text:style-name="T256_22">data</text:span><text:span text:style-name="T256_23"><text:s/></text:span><text:span text:style-name="T256_24">was</text:span><text:span text:style-name="T256_25"><text:s/></text:span><text:span text:style-name="T256_26">obtained</text:span><text:span text:style-name="T256_27">;</text:span></text:p>
      <text:p text:style-name="P257"><text:span text:style-name="T257_1">4.<text:tab/></text:span><text:span text:style-name="T257_2">If</text:span><text:span text:style-name="T257_3"><text:s/></text:span><text:span text:style-name="T257_4">the</text:span><text:span text:style-name="T257_5"><text:s/></text:span><text:span text:style-name="T257_6">board</text:span><text:span text:style-name="T257_7"><text:s/></text:span><text:span text:style-name="T257_8">or</text:span><text:span text:style-name="T257_9"><text:s/></text:span><text:span text:style-name="T257_10">compensation</text:span><text:span text:style-name="T257_11"><text:s/></text:span><text:span text:style-name="T257_12">committee</text:span><text:span text:style-name="T257_13"><text:s/></text:span><text:span text:style-name="T257_14">determines</text:span><text:span text:style-name="T257_15"><text:s/></text:span><text:span text:style-name="T257_16">that</text:span><text:span text:style-name="T257_17"><text:s/></text:span><text:span text:style-name="T257_18">reasonable</text:span><text:span text:style-name="T257_19"><text:s/></text:span><text:span text:style-name="T257_20">compensation</text:span><text:span text:style-name="T257_21"><text:s/></text:span><text:span text:style-name="T257_22">for</text:span><text:span text:style-name="T257_23"><text:s/></text:span><text:span text:style-name="T257_24">a</text:span><text:span text:style-name="T257_25"><text:s/></text:span><text:span text:style-name="T257_26">specific</text:span><text:span text:style-name="T257_27"><text:s/></text:span><text:span text:style-name="T257_28">position</text:span><text:span text:style-name="T257_29"><text:s/></text:span><text:span text:style-name="T257_30">in</text:span><text:span text:style-name="T257_31"><text:s/></text:span><text:span text:style-name="T257_32">this</text:span><text:span text:style-name="T257_33"><text:s/></text:span><text:span text:style-name="T257_34">organization</text:span><text:span text:style-name="T257_35"><text:s/></text:span><text:span text:style-name="T257_36">or</text:span><text:span text:style-name="T257_37"><text:s/></text:span><text:span text:style-name="T257_38">for</text:span><text:span text:style-name="T257_39"><text:s/></text:span><text:span text:style-name="T257_40">providing</text:span><text:span text:style-name="T257_41"><text:s/></text:span><text:span text:style-name="T257_42">services</text:span><text:span text:style-name="T257_43"><text:s/></text:span><text:span text:style-name="T257_44">under</text:span><text:span text:style-name="T257_45"><text:s/></text:span><text:span text:style-name="T257_46">any</text:span><text:span text:style-name="T257_47"><text:s/></text:span><text:span text:style-name="T257_48">other</text:span><text:span text:style-name="T257_49"><text:s/></text:span><text:span text:style-name="T257_50">compensation</text:span><text:span text:style-name="T257_51"><text:s/></text:span><text:span text:style-name="T257_52">arrangement</text:span><text:span text:style-name="T257_53"><text:s/></text:span><text:span text:style-name="T257_54">with</text:span><text:span text:style-name="T257_55"><text:s/></text:span><text:span text:style-name="T257_56">this</text:span><text:span text:style-name="T257_57"><text:s/></text:span><text:span text:style-name="T257_58">organization</text:span><text:span text:style-name="T257_59"><text:s/></text:span><text:span text:style-name="T257_60">is</text:span><text:span text:style-name="T257_61"><text:s/></text:span><text:span text:style-name="T257_62">higher</text:span><text:span text:style-name="T257_63"><text:s/></text:span><text:span text:style-name="T257_64">or</text:span><text:span text:style-name="T257_65"><text:s/></text:span><text:span text:style-name="T257_66">lower</text:span><text:span text:style-name="T257_67"><text:s/></text:span><text:span text:style-name="T257_68">than</text:span><text:span text:style-name="T257_69"><text:s/></text:span><text:span text:style-name="T257_70">the</text:span><text:span text:style-name="T257_71"><text:s/></text:span><text:span text:style-name="T257_72">range</text:span><text:span text:style-name="T257_73"><text:s/></text:span><text:span text:style-name="T257_74">of</text:span><text:span text:style-name="T257_75"><text:s/></text:span><text:span text:style-name="T257_76">comparability</text:span><text:span text:style-name="T257_77"><text:s/></text:span><text:span text:style-name="T257_78">data</text:span><text:span text:style-name="T257_79"><text:s/></text:span><text:span text:style-name="T257_80">obtained</text:span><text:span text:style-name="T257_81">,<text:s/></text:span><text:span text:style-name="T257_82">the</text:span><text:span text:style-name="T257_83"><text:s/></text:span><text:span text:style-name="T257_84">board</text:span><text:span text:style-name="T257_85"><text:s/></text:span><text:span text:style-name="T257_86">or</text:span><text:span text:style-name="T257_87"><text:s/></text:span><text:span text:style-name="T257_88">committee</text:span><text:span text:style-name="T257_89"><text:s/></text:span><text:span text:style-name="T257_90">shall</text:span><text:span text:style-name="T257_91"><text:s/></text:span><text:span text:style-name="T257_92">record</text:span><text:span text:style-name="T257_93"><text:s/></text:span><text:span text:style-name="T257_94">in</text:span><text:span text:style-name="T257_95"><text:s/></text:span><text:span text:style-name="T257_96">the</text:span><text:span text:style-name="T257_97"><text:s/></text:span><text:span text:style-name="T257_98">minutes</text:span><text:span text:style-name="T257_99"><text:s/></text:span><text:span text:style-name="T257_100">of</text:span><text:span text:style-name="T257_101"><text:s/></text:span><text:span text:style-name="T257_102">the</text:span><text:span text:style-name="T257_103"><text:s/></text:span><text:span text:style-name="T257_104">meeting</text:span><text:span text:style-name="T257_105"><text:s/></text:span><text:span text:style-name="T257_106">the</text:span><text:span text:style-name="T257_107"><text:s/></text:span><text:span text:style-name="T257_108">basis</text:span><text:span text:style-name="T257_109"><text:s/></text:span><text:span text:style-name="T257_110">for</text:span><text:span text:style-name="T257_111"><text:s/></text:span><text:span text:style-name="T257_112">its</text:span><text:span text:style-name="T257_113"><text:s/></text:span><text:span text:style-name="T257_114">determination</text:span><text:span text:style-name="T257_115">;</text:span></text:p>
      <text:p text:style-name="P258"><text:span text:style-name="T258_1">5.<text:s/><text:tab/></text:span><text:span text:style-name="T258_2">If</text:span><text:span text:style-name="T258_3"><text:s/></text:span><text:span text:style-name="T258_4">the</text:span><text:span text:style-name="T258_5"><text:s/></text:span><text:span text:style-name="T258_6">board</text:span><text:span text:style-name="T258_7"><text:s/></text:span><text:span text:style-name="T258_8">or</text:span><text:span text:style-name="T258_9"><text:s/></text:span><text:span text:style-name="T258_10">committee</text:span><text:span text:style-name="T258_11"><text:s/></text:span><text:span text:style-name="T258_12">makes</text:span><text:span text:style-name="T258_13"><text:s/></text:span><text:span text:style-name="T258_14">adjustments</text:span><text:span text:style-name="T258_15"><text:s/></text:span><text:span text:style-name="T258_16">to</text:span><text:span text:style-name="T258_17"><text:s/></text:span><text:span text:style-name="T258_18">comparability</text:span><text:span text:style-name="T258_19"><text:s/></text:span><text:span text:style-name="T258_20">data</text:span><text:span text:style-name="T258_21"><text:s/></text:span><text:span text:style-name="T258_22">due</text:span><text:span text:style-name="T258_23"><text:s/></text:span><text:span text:style-name="T258_24">to</text:span><text:span text:style-name="T258_25"><text:s/></text:span><text:span text:style-name="T258_26">geographic</text:span><text:span text:style-name="T258_27"><text:s/></text:span><text:span text:style-name="T258_28">area</text:span><text:span text:style-name="T258_29"><text:s/></text:span><text:span text:style-name="T258_30">or</text:span><text:span text:style-name="T258_31"><text:s/></text:span><text:span text:style-name="T258_32">other</text:span><text:span text:style-name="T258_33"><text:s/></text:span><text:span text:style-name="T258_34">specific</text:span><text:span text:style-name="T258_35"><text:s/></text:span><text:span text:style-name="T258_36">conditions</text:span><text:span text:style-name="T258_37">,<text:s/></text:span><text:span text:style-name="T258_38">these</text:span><text:span text:style-name="T258_39"><text:s/></text:span><text:span text:style-name="T258_40">adjustments</text:span><text:span text:style-name="T258_41"><text:s/></text:span><text:span text:style-name="T258_42">and</text:span><text:span text:style-name="T258_43"><text:s/></text:span><text:span text:style-name="T258_44">the</text:span><text:span text:style-name="T258_45"><text:s/></text:span><text:span text:style-name="T258_46">reasons</text:span><text:span text:style-name="T258_47"><text:s/></text:span><text:span text:style-name="T258_48">for</text:span><text:span text:style-name="T258_49"><text:s/></text:span><text:span text:style-name="T258_50">them</text:span><text:span text:style-name="T258_51"><text:s/></text:span><text:span text:style-name="T258_52">shall</text:span><text:span text:style-name="T258_53"><text:s/></text:span><text:span text:style-name="T258_54">be</text:span><text:span text:style-name="T258_55"><text:s/></text:span><text:span text:style-name="T258_56">recorded</text:span><text:span text:style-name="T258_57"><text:s/></text:span><text:span text:style-name="T258_58">in</text:span><text:span text:style-name="T258_59"><text:s/></text:span><text:span text:style-name="T258_60">the</text:span><text:span text:style-name="T258_61"><text:s/></text:span><text:span text:style-name="T258_62">minutes</text:span><text:span text:style-name="T258_63"><text:s/></text:span><text:span text:style-name="T258_64">of</text:span><text:span text:style-name="T258_65"><text:s/></text:span><text:span text:style-name="T258_66">the</text:span><text:span text:style-name="T258_67"><text:s/></text:span><text:span text:style-name="T258_68">board</text:span><text:span text:style-name="T258_69"><text:s/></text:span><text:span text:style-name="T258_70">or</text:span><text:span text:style-name="T258_71"><text:s/></text:span><text:span text:style-name="T258_72">committee</text:span><text:span text:style-name="T258_73"><text:s/></text:span><text:span text:style-name="T258_74">meeting</text:span><text:span text:style-name="T258_75">;</text:span></text:p>
      <text:p text:style-name="P259"><text:span text:style-name="T259_1">6.<text:tab/></text:span><text:span text:style-name="T259_2">any</text:span><text:span text:style-name="T259_3"><text:s/></text:span><text:span text:style-name="T259_4">actions</text:span><text:span text:style-name="T259_5"><text:s/></text:span><text:span text:style-name="T259_6">taken</text:span><text:span text:style-name="T259_7"><text:s/></text:span><text:span text:style-name="T259_8">with</text:span><text:span text:style-name="T259_9"><text:s/></text:span><text:span text:style-name="T259_10">respect</text:span><text:span text:style-name="T259_11"><text:s/></text:span><text:span text:style-name="T259_12">to</text:span><text:span text:style-name="T259_13"><text:s/></text:span><text:span text:style-name="T259_14">determining</text:span><text:span text:style-name="T259_15"><text:s/></text:span><text:span text:style-name="T259_16">if</text:span><text:span text:style-name="T259_17"><text:s/></text:span><text:span text:style-name="T259_18">a</text:span><text:span text:style-name="T259_19"><text:s/></text:span><text:span text:style-name="T259_20">board</text:span><text:span text:style-name="T259_21"><text:s/></text:span><text:span text:style-name="T259_22">or</text:span><text:span text:style-name="T259_23"><text:s/></text:span><text:span text:style-name="T259_24">committee</text:span><text:span text:style-name="T259_25"><text:s/></text:span><text:span text:style-name="T259_26">member</text:span><text:span text:style-name="T259_27"><text:s/></text:span><text:span text:style-name="T259_28">had</text:span><text:span text:style-name="T259_29"><text:s/></text:span><text:span text:style-name="T259_30">a</text:span><text:span text:style-name="T259_31"><text:s/></text:span><text:span text:style-name="T259_32">conflict</text:span><text:span text:style-name="T259_33"><text:s/></text:span><text:span text:style-name="T259_34">of</text:span><text:span text:style-name="T259_35"><text:s/></text:span><text:span text:style-name="T259_36">interest</text:span><text:span text:style-name="T259_37"><text:s/></text:span><text:span text:style-name="T259_38">with</text:span><text:span text:style-name="T259_39"><text:s/></text:span><text:span text:style-name="T259_40">respect</text:span><text:span text:style-name="T259_41"><text:s/></text:span><text:span text:style-name="T259_42">to</text:span><text:span text:style-name="T259_43"><text:s/></text:span><text:span text:style-name="T259_44">the</text:span><text:span text:style-name="T259_45"><text:s/></text:span><text:span text:style-name="T259_46">compensation</text:span><text:span text:style-name="T259_47"><text:s/></text:span><text:span text:style-name="T259_48">arrangement</text:span><text:span text:style-name="T259_49">,<text:s/></text:span><text:span text:style-name="T259_50">and</text:span><text:span text:style-name="T259_51"><text:s/></text:span><text:span text:style-name="T259_52">if</text:span><text:span text:style-name="T259_53"><text:s/></text:span><text:span text:style-name="T259_54">so</text:span><text:span text:style-name="T259_55">,<text:s/></text:span><text:span text:style-name="T259_56">actions</text:span><text:span text:style-name="T259_57"><text:s/></text:span><text:span text:style-name="T259_58">taken</text:span><text:span text:style-name="T259_59"><text:s/></text:span><text:span text:style-name="T259_60">to</text:span><text:span text:style-name="T259_61"><text:s/></text:span><text:span text:style-name="T259_62">make</text:span><text:span text:style-name="T259_63"><text:s/></text:span><text:span text:style-name="T259_64">sure</text:span><text:span text:style-name="T259_65"><text:s/></text:span><text:span text:style-name="T259_66">the</text:span><text:span text:style-name="T259_67"><text:s/></text:span><text:span text:style-name="T259_68">member</text:span><text:span text:style-name="T259_69"><text:s/></text:span><text:span text:style-name="T259_70">with</text:span><text:span text:style-name="T259_71"><text:s/></text:span><text:span text:style-name="T259_72">the</text:span><text:span text:style-name="T259_73"><text:s/></text:span><text:span text:style-name="T259_74">conflict</text:span><text:span text:style-name="T259_75"><text:s/></text:span><text:span text:style-name="T259_76">of</text:span><text:span text:style-name="T259_77"><text:s/></text:span><text:span text:style-name="T259_78">interest</text:span><text:span text:style-name="T259_79"><text:s/></text:span><text:span text:style-name="T259_80">did</text:span><text:span text:style-name="T259_81"><text:s/></text:span><text:span text:style-name="T259_82">not</text:span><text:span text:style-name="T259_83"><text:s/></text:span><text:span text:style-name="T259_84">affect</text:span><text:span text:style-name="T259_85"><text:s/></text:span><text:span text:style-name="T259_86">or</text:span><text:span text:style-name="T259_87"><text:s/></text:span><text:span text:style-name="T259_88">participate</text:span><text:span text:style-name="T259_89"><text:s/></text:span><text:span text:style-name="T259_90">in</text:span><text:span text:style-name="T259_91"><text:s/></text:span><text:span text:style-name="T259_92">the</text:span><text:span text:style-name="T259_93"><text:s/></text:span><text:span text:style-name="T259_94">approval</text:span><text:span text:style-name="T259_95"><text:s/></text:span><text:span text:style-name="T259_96">of</text:span><text:span text:style-name="T259_97"><text:s/></text:span><text:span text:style-name="T259_98">the</text:span><text:span text:style-name="T259_99"><text:s/></text:span><text:span text:style-name="T259_100">transaction</text:span><text:span text:style-name="T259_101"><text:s/>(</text:span><text:span text:style-name="T259_102">for</text:span><text:span text:style-name="T259_103"><text:s/></text:span><text:span text:style-name="T259_104">example</text:span><text:span text:style-name="T259_105">,<text:s/></text:span><text:span text:style-name="T259_106">a</text:span><text:span text:style-name="T259_107"><text:s/></text:span><text:span text:style-name="T259_108">notation</text:span><text:span text:style-name="T259_109"><text:s/></text:span><text:span text:style-name="T259_110">in</text:span><text:span text:style-name="T259_111"><text:s/></text:span><text:span text:style-name="T259_112">the</text:span><text:span text:style-name="T259_113"><text:s/></text:span><text:span text:style-name="T259_114">records</text:span><text:span text:style-name="T259_115"><text:s/></text:span><text:span text:style-name="T259_116">that</text:span><text:span text:style-name="T259_117"><text:s/></text:span><text:span text:style-name="T259_118">after</text:span><text:span text:style-name="T259_119"><text:s/></text:span><text:span text:style-name="T259_120">a</text:span><text:span text:style-name="T259_121"><text:s/></text:span><text:span text:style-name="T259_122">finding</text:span><text:span text:style-name="T259_123"><text:s/></text:span><text:span text:style-name="T259_124">of</text:span><text:span text:style-name="T259_125"><text:s/></text:span><text:span text:style-name="T259_126">conflict</text:span><text:span text:style-name="T259_127"><text:s/></text:span><text:span text:style-name="T259_128">of</text:span><text:span text:style-name="T259_129"><text:s/></text:span><text:span text:style-name="T259_130">interest</text:span><text:span text:style-name="T259_131"><text:s/></text:span><text:span text:style-name="T259_132">by</text:span><text:span text:style-name="T259_133"><text:s/></text:span><text:span text:style-name="T259_134">a</text:span><text:span text:style-name="T259_135"><text:s/></text:span><text:span text:style-name="T259_136">member</text:span><text:span text:style-name="T259_137">,<text:s/></text:span><text:span text:style-name="T259_138">the</text:span><text:span text:style-name="T259_139"><text:s/></text:span><text:span text:style-name="T259_140">member</text:span><text:span text:style-name="T259_141"><text:s/></text:span><text:span text:style-name="T259_142">with</text:span><text:span text:style-name="T259_143"><text:s/></text:span><text:span text:style-name="T259_144">the</text:span><text:span text:style-name="T259_145"><text:s/></text:span><text:span text:style-name="T259_146">conflict</text:span><text:span text:style-name="T259_147"><text:s/></text:span><text:span text:style-name="T259_148">of</text:span><text:span text:style-name="T259_149"><text:s/></text:span><text:span text:style-name="T259_150">interest</text:span><text:span text:style-name="T259_151"><text:s/></text:span><text:span text:style-name="T259_152">was</text:span><text:span text:style-name="T259_153"><text:s/></text:span><text:span text:style-name="T259_154">asked</text:span><text:span text:style-name="T259_155"><text:s/></text:span><text:span text:style-name="T259_156">to</text:span><text:span text:style-name="T259_157">,<text:s/></text:span><text:span text:style-name="T259_158">and</text:span><text:span text:style-name="T259_159"><text:s/></text:span><text:span text:style-name="T259_160">did</text:span><text:span text:style-name="T259_161">,<text:s/></text:span><text:span text:style-name="T259_162">leave</text:span><text:span text:style-name="T259_163"><text:s/></text:span><text:span text:style-name="T259_164">the</text:span><text:span text:style-name="T259_165"><text:s/></text:span><text:span text:style-name="T259_166">meeting</text:span><text:span text:style-name="T259_167"><text:s/></text:span><text:span text:style-name="T259_168">prior</text:span><text:span text:style-name="T259_169"><text:s/></text:span><text:span text:style-name="T259_170">to</text:span><text:span text:style-name="T259_171"><text:s/></text:span><text:span text:style-name="T259_172">a</text:span><text:span text:style-name="T259_173"><text:s/></text:span><text:span text:style-name="T259_174">discussion</text:span><text:span text:style-name="T259_175"><text:s/></text:span><text:span text:style-name="T259_176">of</text:span><text:span text:style-name="T259_177"><text:s/></text:span><text:span text:style-name="T259_178">the</text:span><text:span text:style-name="T259_179"><text:s/></text:span><text:span text:style-name="T259_180">compensation</text:span><text:span text:style-name="T259_181"><text:s/></text:span><text:span text:style-name="T259_182">arrangement</text:span><text:span text:style-name="T259_183"><text:s/></text:span><text:span text:style-name="T259_184">and</text:span><text:span text:style-name="T259_185"><text:s/></text:span><text:span text:style-name="T259_186">a</text:span><text:span text:style-name="T259_187"><text:s/></text:span><text:span text:style-name="T259_188">taking</text:span><text:span text:style-name="T259_189"><text:s/></text:span><text:span text:style-name="T259_190">of</text:span><text:span text:style-name="T259_191"><text:s/></text:span><text:span text:style-name="T259_192">the</text:span><text:span text:style-name="T259_193"><text:s/></text:span><text:span text:style-name="T259_194">votes</text:span><text:span text:style-name="T259_195"><text:s/></text:span><text:span text:style-name="T259_196">to</text:span><text:span text:style-name="T259_197"><text:s/></text:span><text:span text:style-name="T259_198">approve</text:span><text:span text:style-name="T259_199"><text:s/></text:span><text:span text:style-name="T259_200">the</text:span><text:span text:style-name="T259_201"><text:s/></text:span><text:span text:style-name="T259_202">arrangement</text:span><text:span text:style-name="T259_203">);</text:span></text:p>
      <text:p text:style-name="P260"><text:span text:style-name="T260_1">7.<text:tab/></text:span><text:span text:style-name="T260_2">The</text:span><text:span text:style-name="T260_3"><text:s/></text:span><text:span text:style-name="T260_4">minutes</text:span><text:span text:style-name="T260_5"><text:s/></text:span><text:span text:style-name="T260_6">of</text:span><text:span text:style-name="T260_7"><text:s/></text:span><text:span text:style-name="T260_8">board</text:span><text:span text:style-name="T260_9"><text:s/></text:span><text:span text:style-name="T260_10">or</text:span><text:span text:style-name="T260_11"><text:s/></text:span><text:span text:style-name="T260_12">committee</text:span><text:span text:style-name="T260_13"><text:s/></text:span><text:span text:style-name="T260_14">meetings</text:span><text:span text:style-name="T260_15"><text:s/></text:span><text:span text:style-name="T260_16">at</text:span><text:span text:style-name="T260_17"><text:s/></text:span><text:span text:style-name="T260_18">which</text:span><text:span text:style-name="T260_19"><text:s/></text:span><text:span text:style-name="T260_20">compensation</text:span><text:span text:style-name="T260_21"><text:s/></text:span><text:span text:style-name="T260_22">arrangements</text:span><text:span text:style-name="T260_23"><text:s/></text:span><text:span text:style-name="T260_24">are</text:span><text:span text:style-name="T260_25"><text:s/></text:span><text:span text:style-name="T260_26">approved</text:span><text:span text:style-name="T260_27"><text:s/></text:span><text:span text:style-name="T260_28">must</text:span><text:span text:style-name="T260_29"><text:s/></text:span><text:span text:style-name="T260_30">be</text:span><text:span text:style-name="T260_31"><text:s/></text:span><text:span text:style-name="T260_32">prepared</text:span><text:span text:style-name="T260_33"><text:s/></text:span><text:span text:style-name="T260_34">before</text:span><text:span text:style-name="T260_35"><text:s/></text:span><text:span text:style-name="T260_36">the</text:span><text:span text:style-name="T260_37"><text:s/></text:span><text:span text:style-name="T260_38">later</text:span><text:span text:style-name="T260_39"><text:s/></text:span><text:span text:style-name="T260_40">of</text:span><text:span text:style-name="T260_41"><text:s/></text:span><text:span text:style-name="T260_42">the</text:span><text:span text:style-name="T260_43"><text:s/></text:span><text:span text:style-name="T260_44">date</text:span><text:span text:style-name="T260_45"><text:s/></text:span><text:span text:style-name="T260_46">of</text:span><text:span text:style-name="T260_47"><text:s/></text:span><text:span text:style-name="T260_48">the</text:span><text:span text:style-name="T260_49"><text:s/></text:span><text:span text:style-name="T260_50">next</text:span><text:span text:style-name="T260_51"><text:s/></text:span><text:span text:style-name="T260_52">board</text:span><text:span text:style-name="T260_53"><text:s/></text:span><text:span text:style-name="T260_54">or</text:span><text:span text:style-name="T260_55"><text:s/></text:span><text:span text:style-name="T260_56">committee</text:span><text:span text:style-name="T260_57"><text:s/></text:span><text:span text:style-name="T260_58">meeting</text:span><text:span text:style-name="T260_59"><text:s/></text:span><text:span text:style-name="T260_60">or</text:span><text:span text:style-name="T260_61"><text:s/>60<text:s/></text:span><text:span text:style-name="T260_62">days</text:span><text:span text:style-name="T260_63"><text:s/></text:span><text:span text:style-name="T260_64">after</text:span><text:span text:style-name="T260_65"><text:s/></text:span><text:span text:style-name="T260_66">the</text:span><text:span text:style-name="T260_67"><text:s/></text:span><text:span text:style-name="T260_68">final</text:span><text:span text:style-name="T260_69"><text:s/></text:span><text:span text:style-name="T260_70">actions</text:span><text:span text:style-name="T260_71"><text:s/></text:span><text:span text:style-name="T260_72">of</text:span><text:span text:style-name="T260_73"><text:s/></text:span><text:span text:style-name="T260_74">the</text:span><text:span text:style-name="T260_75"><text:s/></text:span><text:span text:style-name="T260_76">board</text:span><text:span text:style-name="T260_77"><text:s/></text:span><text:span text:style-name="T260_78">or</text:span><text:span text:style-name="T260_79"><text:s/></text:span><text:span text:style-name="T260_80">committee</text:span><text:span text:style-name="T260_81"><text:s/></text:span><text:span text:style-name="T260_82">are</text:span><text:span text:style-name="T260_83"><text:s/></text:span><text:span text:style-name="T260_84">taken</text:span><text:span text:style-name="T260_85"><text:s/></text:span><text:span text:style-name="T260_86">with</text:span><text:span text:style-name="T260_87"><text:s/></text:span><text:span text:style-name="T260_88">respect</text:span><text:span text:style-name="T260_89"><text:s/></text:span><text:span text:style-name="T260_90">to</text:span><text:span text:style-name="T260_91"><text:s/></text:span><text:span text:style-name="T260_92">the</text:span><text:span text:style-name="T260_93"><text:s/></text:span><text:span text:style-name="T260_94">approval</text:span><text:span text:style-name="T260_95"><text:s/></text:span><text:span text:style-name="T260_96">of</text:span><text:span text:style-name="T260_97"><text:s/></text:span><text:span text:style-name="T260_98">the</text:span><text:span text:style-name="T260_99"><text:s/></text:span><text:span text:style-name="T260_100">compensation</text:span><text:span text:style-name="T260_101"><text:s/></text:span><text:span text:style-name="T260_102">arrangements</text:span><text:span text:style-name="T260_103">.<text:s/></text:span><text:span text:style-name="T260_104">The</text:span><text:span text:style-name="T260_105"><text:s/></text:span><text:span text:style-name="T260_106">minutes</text:span><text:span text:style-name="T260_107"><text:s/></text:span><text:span text:style-name="T260_108">must</text:span><text:span text:style-name="T260_109"><text:s/></text:span><text:span text:style-name="T260_110">be</text:span><text:span text:style-name="T260_111"><text:s/></text:span><text:span text:style-name="T260_112">reviewed</text:span><text:span text:style-name="T260_113"><text:s/></text:span><text:span text:style-name="T260_114">and</text:span><text:span text:style-name="T260_115"><text:s/></text:span><text:span text:style-name="T260_116">approved</text:span><text:span text:style-name="T260_117"><text:s/></text:span><text:span text:style-name="T260_118">by</text:span><text:span text:style-name="T260_119"><text:s/></text:span><text:span text:style-name="T260_120">the</text:span><text:span text:style-name="T260_121"><text:s/></text:span><text:span text:style-name="T260_122">board</text:span><text:span text:style-name="T260_123"><text:s/></text:span><text:span text:style-name="T260_124">and</text:span><text:span text:style-name="T260_125"><text:s/></text:span><text:span text:style-name="T260_126">committee</text:span><text:span text:style-name="T260_127"><text:s/></text:span><text:span text:style-name="T260_128">as</text:span><text:span text:style-name="T260_129"><text:s/></text:span><text:span text:style-name="T260_130">reasonable</text:span><text:span text:style-name="T260_131">,<text:s/></text:span><text:span text:style-name="T260_132">accurate</text:span><text:span text:style-name="T260_133">,<text:s/></text:span><text:span text:style-name="T260_134">and</text:span><text:span text:style-name="T260_135"><text:s/></text:span><text:span text:style-name="T260_136">complete</text:span><text:span text:style-name="T260_137"><text:s/></text:span><text:span text:style-name="T260_138">within</text:span><text:span text:style-name="T260_139"><text:s/></text:span><text:span text:style-name="T260_140">a</text:span><text:span text:style-name="T260_141"><text:s/></text:span><text:span text:style-name="T260_142">reasonable</text:span><text:span text:style-name="T260_143"><text:s/></text:span><text:span text:style-name="T260_144">period</text:span><text:span text:style-name="T260_145"><text:s/></text:span><text:span text:style-name="T260_146">thereafter</text:span><text:span text:style-name="T260_147">,<text:s/></text:span><text:span text:style-name="T260_148">normally</text:span><text:span text:style-name="T260_149"><text:s/></text:span><text:span text:style-name="T260_150">prior</text:span><text:span text:style-name="T260_151"><text:s/></text:span><text:span text:style-name="T260_152">to</text:span><text:span text:style-name="T260_153"><text:s/></text:span><text:span text:style-name="T260_154">or</text:span><text:span text:style-name="T260_155"><text:s/></text:span><text:span text:style-name="T260_156">at</text:span><text:span text:style-name="T260_157"><text:s/></text:span><text:span text:style-name="T260_158">the</text:span><text:span text:style-name="T260_159"><text:s/></text:span><text:span text:style-name="T260_160">next</text:span><text:span text:style-name="T260_161"><text:s/></text:span><text:span text:style-name="T260_162">board</text:span><text:span text:style-name="T260_163"><text:s/></text:span><text:span text:style-name="T260_164">or</text:span><text:span text:style-name="T260_165"><text:s/></text:span><text:span text:style-name="T260_166">committee</text:span><text:span text:style-name="T260_167"><text:s/></text:span><text:span text:style-name="T260_168">meeting</text:span><text:span text:style-name="T260_169"><text:s/></text:span><text:span text:style-name="T260_170">following</text:span><text:span text:style-name="T260_171"><text:s/></text:span><text:span text:style-name="T260_172">final</text:span><text:span text:style-name="T260_173"><text:s/></text:span><text:span text:style-name="T260_174">action</text:span><text:span text:style-name="T260_175"><text:s/></text:span><text:span text:style-name="T260_176">on</text:span><text:span text:style-name="T260_177"><text:s/></text:span><text:span text:style-name="T260_178">the</text:span><text:span text:style-name="T260_179"><text:s/></text:span><text:span text:style-name="T260_180">arrangement</text:span><text:span text:style-name="T260_181"><text:s/></text:span><text:span text:style-name="T260_182">by</text:span><text:span text:style-name="T260_183"><text:s/></text:span><text:span text:style-name="T260_184">the</text:span><text:span text:style-name="T260_185"><text:s/></text:span><text:span text:style-name="T260_186">board</text:span><text:span text:style-name="T260_187"><text:s/></text:span><text:span text:style-name="T260_188">or</text:span><text:span text:style-name="T260_189"><text:s/></text:span><text:span text:style-name="T260_190">committee</text:span><text:span text:style-name="T260_191">.<text:s/></text:span></text:p>
      <text:p text:style-name="P261"/>
      <text:p text:style-name="P262"><text:span text:style-name="T262_1">Section</text:span><text:span text:style-name="T262_2"><text:s/>6.<text:s/></text:span><text:span text:style-name="T262_3">Annual</text:span><text:span text:style-name="T262_4"><text:s/></text:span><text:span text:style-name="T262_5">Statements</text:span></text:p>
      <text:p text:style-name="P263"><text:span text:style-name="T263_1">Each</text:span><text:span text:style-name="T263_2"><text:s/></text:span><text:span text:style-name="T263_3">director</text:span><text:span text:style-name="T263_4">,<text:s/></text:span><text:span text:style-name="T263_5">principal</text:span><text:span text:style-name="T263_6"><text:s/></text:span><text:span text:style-name="T263_7">officer</text:span><text:span text:style-name="T263_8">,<text:s/></text:span><text:span text:style-name="T263_9">and</text:span><text:span text:style-name="T263_10"><text:s/></text:span><text:span text:style-name="T263_11">member</text:span><text:span text:style-name="T263_12"><text:s/></text:span><text:span text:style-name="T263_13">of</text:span><text:span text:style-name="T263_14"><text:s/></text:span><text:span text:style-name="T263_15">a</text:span><text:span text:style-name="T263_16"><text:s/></text:span><text:span text:style-name="T263_17">committee</text:span><text:span text:style-name="T263_18"><text:s/></text:span><text:span text:style-name="T263_19">with</text:span><text:span text:style-name="T263_20"><text:s/></text:span><text:span text:style-name="T263_21">governing</text:span><text:span text:style-name="T263_22"><text:s/></text:span><text:span text:style-name="T263_23">board</text:span><text:span text:style-name="T263_24"><text:s/></text:span><text:span text:style-name="T263_25">delegated</text:span><text:span text:style-name="T263_26"><text:s/></text:span><text:span text:style-name="T263_27">powers</text:span><text:span text:style-name="T263_28"><text:s/></text:span><text:span text:style-name="T263_29">shall</text:span><text:span text:style-name="T263_30"><text:s/></text:span><text:span text:style-name="T263_31">annually</text:span><text:span text:style-name="T263_32"><text:s/></text:span><text:span text:style-name="T263_33">sign</text:span><text:span text:style-name="T263_34"><text:s/></text:span><text:span text:style-name="T263_35">a</text:span><text:span text:style-name="T263_36"><text:s/></text:span><text:span text:style-name="T263_37">statement</text:span><text:span text:style-name="T263_38"><text:s/></text:span><text:span text:style-name="T263_39">which</text:span><text:span text:style-name="T263_40"><text:s/></text:span><text:span text:style-name="T263_41">affirms</text:span><text:span text:style-name="T263_42"><text:s/></text:span><text:span text:style-name="T263_43">such</text:span><text:span text:style-name="T263_44"><text:s/></text:span><text:span text:style-name="T263_45">person</text:span><text:span text:style-name="T263_46">:</text:span></text:p>
      <text:p text:style-name="P264"><text:span text:style-name="T264_1">a</text:span><text:span text:style-name="T264_2">.<text:tab/></text:span><text:span text:style-name="T264_3">has</text:span><text:span text:style-name="T264_4"><text:s/></text:span><text:span text:style-name="T264_5">received</text:span><text:span text:style-name="T264_6"><text:s/></text:span><text:span text:style-name="T264_7">a</text:span><text:span text:style-name="T264_8"><text:s/></text:span><text:span text:style-name="T264_9">copy</text:span><text:span text:style-name="T264_10"><text:s/></text:span><text:span text:style-name="T264_11">of</text:span><text:span text:style-name="T264_12"><text:s/></text:span><text:span text:style-name="T264_13">the</text:span><text:span text:style-name="T264_14"><text:s/></text:span><text:span text:style-name="T264_15">conflicts</text:span><text:span text:style-name="T264_16"><text:s/></text:span><text:span text:style-name="T264_17">of</text:span><text:span text:style-name="T264_18"><text:s/></text:span><text:span text:style-name="T264_19">interest</text:span><text:span text:style-name="T264_20"><text:s/></text:span><text:span text:style-name="T264_21">policy</text:span><text:span text:style-name="T264_22">;</text:span></text:p>
      <text:p text:style-name="P265"><text:span text:style-name="T265_1">b</text:span><text:span text:style-name="T265_2">.<text:tab/></text:span><text:span text:style-name="T265_3">has</text:span><text:span text:style-name="T265_4"><text:s/></text:span><text:span text:style-name="T265_5">read</text:span><text:span text:style-name="T265_6"><text:s/></text:span><text:span text:style-name="T265_7">and</text:span><text:span text:style-name="T265_8"><text:s/></text:span><text:span text:style-name="T265_9">understands</text:span><text:span text:style-name="T265_10"><text:s/></text:span><text:span text:style-name="T265_11">the</text:span><text:span text:style-name="T265_12"><text:s/></text:span><text:span text:style-name="T265_13">policy</text:span><text:span text:style-name="T265_14">;</text:span></text:p>
      <text:p text:style-name="P266"><text:span text:style-name="T266_1">c</text:span><text:span text:style-name="T266_2">.<text:tab/></text:span><text:span text:style-name="T266_3">has</text:span><text:span text:style-name="T266_4"><text:s/></text:span><text:span text:style-name="T266_5">agreed</text:span><text:span text:style-name="T266_6"><text:s/></text:span><text:span text:style-name="T266_7">to</text:span><text:span text:style-name="T266_8"><text:s/></text:span><text:span text:style-name="T266_9">comply</text:span><text:span text:style-name="T266_10"><text:s/></text:span><text:span text:style-name="T266_11">with</text:span><text:span text:style-name="T266_12"><text:s/></text:span><text:span text:style-name="T266_13">the</text:span><text:span text:style-name="T266_14"><text:s/></text:span><text:span text:style-name="T266_15">policy</text:span><text:span text:style-name="T266_16">;<text:s/></text:span><text:span text:style-name="T266_17">and</text:span></text:p>
      <text:p text:style-name="P267"><text:span text:style-name="T267_1">d</text:span><text:span text:style-name="T267_2">.<text:tab/></text:span><text:span text:style-name="T267_3">understands</text:span><text:span text:style-name="T267_4"><text:s/></text:span><text:span text:style-name="T267_5">the</text:span><text:span text:style-name="T267_6"><text:s/></text:span><text:span text:style-name="T267_7">corporation</text:span><text:span text:style-name="T267_8"><text:s/></text:span><text:span text:style-name="T267_9">is</text:span><text:span text:style-name="T267_10"><text:s/></text:span><text:span text:style-name="T267_11">charitable</text:span><text:span text:style-name="T267_12"><text:s/></text:span><text:span text:style-name="T267_13">and</text:span><text:span text:style-name="T267_14"><text:s/></text:span><text:span text:style-name="T267_15">in</text:span><text:span text:style-name="T267_16"><text:s/></text:span><text:span text:style-name="T267_17">order</text:span><text:span text:style-name="T267_18"><text:s/></text:span><text:span text:style-name="T267_19">to</text:span><text:span text:style-name="T267_20"><text:s/></text:span><text:span text:style-name="T267_21">maintain</text:span><text:span text:style-name="T267_22"><text:s/></text:span><text:span text:style-name="T267_23">its</text:span><text:span text:style-name="T267_24"><text:s/></text:span><text:span text:style-name="T267_25">federal</text:span><text:span text:style-name="T267_26"><text:s/></text:span><text:span text:style-name="T267_27">tax</text:span><text:span text:style-name="T267_28"><text:s/></text:span><text:span text:style-name="T267_29">exemption</text:span><text:span text:style-name="T267_30"><text:s/></text:span><text:span text:style-name="T267_31">it</text:span><text:span text:style-name="T267_32"><text:s/></text:span><text:span text:style-name="T267_33">must</text:span><text:span text:style-name="T267_34"><text:s/></text:span><text:span text:style-name="T267_35">engage</text:span><text:span text:style-name="T267_36"><text:s/></text:span><text:span text:style-name="T267_37">primarily</text:span><text:span text:style-name="T267_38"><text:s/></text:span><text:span text:style-name="T267_39">in</text:span><text:span text:style-name="T267_40"><text:s/></text:span><text:span text:style-name="T267_41">activities</text:span><text:span text:style-name="T267_42"><text:s/></text:span><text:span text:style-name="T267_43">which</text:span><text:span text:style-name="T267_44"><text:s/></text:span><text:span text:style-name="T267_45">accomplish</text:span><text:span text:style-name="T267_46"><text:s/></text:span><text:span text:style-name="T267_47">one</text:span><text:span text:style-name="T267_48"><text:s/></text:span><text:span text:style-name="T267_49">or</text:span><text:span text:style-name="T267_50"><text:s/></text:span><text:span text:style-name="T267_51">more</text:span><text:span text:style-name="T267_52"><text:s/></text:span><text:span text:style-name="T267_53">of</text:span><text:span text:style-name="T267_54"><text:s/></text:span><text:span text:style-name="T267_55">its</text:span><text:span text:style-name="T267_56"><text:s/></text:span><text:span text:style-name="T267_57">tax</text:span><text:span text:style-name="T267_58">-</text:span><text:span text:style-name="T267_59">exempt</text:span><text:span text:style-name="T267_60"><text:s/></text:span><text:span text:style-name="T267_61">purposes</text:span><text:span text:style-name="T267_62">.</text:span></text:p>
      <text:p text:style-name="P268"/>
      <text:p text:style-name="P269"><text:span text:style-name="T269_1">Section</text:span><text:span text:style-name="T269_2"><text:s/>7.<text:s/></text:span><text:span text:style-name="T269_3">Periodic</text:span><text:span text:style-name="T269_4"><text:s/></text:span><text:span text:style-name="T269_5">Reviews</text:span></text:p>
      <text:p text:style-name="P270"><text:span text:style-name="T270_1">To</text:span><text:span text:style-name="T270_2"><text:s/></text:span><text:span text:style-name="T270_3">ensure</text:span><text:span text:style-name="T270_4"><text:s/></text:span><text:span text:style-name="T270_5">the</text:span><text:span text:style-name="T270_6"><text:s/></text:span><text:span text:style-name="T270_7">corporation</text:span><text:span text:style-name="T270_8"><text:s/></text:span><text:span text:style-name="T270_9">operates</text:span><text:span text:style-name="T270_10"><text:s/></text:span><text:span text:style-name="T270_11">in</text:span><text:span text:style-name="T270_12"><text:s/></text:span><text:span text:style-name="T270_13">a</text:span><text:span text:style-name="T270_14"><text:s/></text:span><text:span text:style-name="T270_15">manner</text:span><text:span text:style-name="T270_16"><text:s/></text:span><text:span text:style-name="T270_17">consistent</text:span><text:span text:style-name="T270_18"><text:s/></text:span><text:span text:style-name="T270_19">with</text:span><text:span text:style-name="T270_20"><text:s/></text:span><text:span text:style-name="T270_21">charitable</text:span><text:span text:style-name="T270_22"><text:s/></text:span><text:span text:style-name="T270_23">purposes</text:span><text:span text:style-name="T270_24"><text:s/></text:span><text:span text:style-name="T270_25">and</text:span><text:span text:style-name="T270_26"><text:s/></text:span><text:span text:style-name="T270_27">does</text:span><text:span text:style-name="T270_28"><text:s/></text:span><text:span text:style-name="T270_29">not</text:span><text:span text:style-name="T270_30"><text:s/></text:span><text:span text:style-name="T270_31">engage</text:span><text:span text:style-name="T270_32"><text:s/></text:span><text:span text:style-name="T270_33">in</text:span><text:span text:style-name="T270_34"><text:s/></text:span><text:span text:style-name="T270_35">activities</text:span><text:span text:style-name="T270_36"><text:s/></text:span><text:span text:style-name="T270_37">that</text:span><text:span text:style-name="T270_38"><text:s/></text:span><text:span text:style-name="T270_39">could</text:span><text:span text:style-name="T270_40"><text:s/></text:span><text:span text:style-name="T270_41">jeopardize</text:span><text:span text:style-name="T270_42"><text:s/></text:span><text:span text:style-name="T270_43">its</text:span><text:span text:style-name="T270_44"><text:s/></text:span><text:span text:style-name="T270_45">tax</text:span><text:span text:style-name="T270_46">-</text:span><text:span text:style-name="T270_47">exempt</text:span><text:span text:style-name="T270_48"><text:s/></text:span><text:span text:style-name="T270_49">status</text:span><text:span text:style-name="T270_50">,<text:s/></text:span><text:span text:style-name="T270_51">periodic</text:span><text:span text:style-name="T270_52"><text:s/></text:span><text:span text:style-name="T270_53">reviews</text:span><text:span text:style-name="T270_54"><text:s/></text:span><text:span text:style-name="T270_55">shall</text:span><text:span text:style-name="T270_56"><text:s/></text:span><text:span text:style-name="T270_57">be</text:span><text:span text:style-name="T270_58"><text:s/></text:span><text:span text:style-name="T270_59">conducted</text:span><text:span text:style-name="T270_60">.<text:s/></text:span><text:span text:style-name="T270_61">The</text:span><text:span text:style-name="T270_62"><text:s/></text:span><text:span text:style-name="T270_63">periodic</text:span><text:span text:style-name="T270_64"><text:s/></text:span><text:span text:style-name="T270_65">reviews</text:span><text:span text:style-name="T270_66"><text:s/></text:span><text:span text:style-name="T270_67">shall</text:span><text:span text:style-name="T270_68">,<text:s/></text:span><text:span text:style-name="T270_69">at</text:span><text:span text:style-name="T270_70"><text:s/></text:span><text:span text:style-name="T270_71">a</text:span><text:span text:style-name="T270_72"><text:s/></text:span><text:span text:style-name="T270_73">minimum</text:span><text:span text:style-name="T270_74">,<text:s/></text:span><text:span text:style-name="T270_75">include</text:span><text:span text:style-name="T270_76"><text:s/></text:span><text:span text:style-name="T270_77">the</text:span><text:span text:style-name="T270_78"><text:s/></text:span><text:span text:style-name="T270_79">following</text:span><text:span text:style-name="T270_80"><text:s/></text:span><text:span text:style-name="T270_81">subjects</text:span><text:span text:style-name="T270_82">:</text:span></text:p>
      <text:p text:style-name="P271"><text:span text:style-name="T271_1">a</text:span><text:span text:style-name="T271_2">.<text:tab/></text:span><text:span text:style-name="T271_3">Whether</text:span><text:span text:style-name="T271_4"><text:s/></text:span><text:span text:style-name="T271_5">compensation</text:span><text:span text:style-name="T271_6"><text:s/></text:span><text:span text:style-name="T271_7">arrangements</text:span><text:span text:style-name="T271_8"><text:s/></text:span><text:span text:style-name="T271_9">and</text:span><text:span text:style-name="T271_10"><text:s/></text:span><text:span text:style-name="T271_11">benefits</text:span><text:span text:style-name="T271_12"><text:s/></text:span><text:span text:style-name="T271_13">are</text:span><text:span text:style-name="T271_14"><text:s/></text:span><text:span text:style-name="T271_15">reasonable</text:span><text:span text:style-name="T271_16">,<text:s/></text:span><text:span text:style-name="T271_17">based</text:span><text:span text:style-name="T271_18"><text:s/></text:span><text:span text:style-name="T271_19">on</text:span><text:span text:style-name="T271_20"><text:s/></text:span><text:span text:style-name="T271_21">competent</text:span><text:span text:style-name="T271_22"><text:s/></text:span><text:span text:style-name="T271_23">survey</text:span><text:span text:style-name="T271_24"><text:s/></text:span><text:span text:style-name="T271_25">information</text:span><text:span text:style-name="T271_26">,<text:s/></text:span><text:span text:style-name="T271_27">and</text:span><text:span text:style-name="T271_28"><text:s/></text:span><text:span text:style-name="T271_29">the</text:span><text:span text:style-name="T271_30"><text:s/></text:span><text:span text:style-name="T271_31">result</text:span><text:span text:style-name="T271_32"><text:s/></text:span><text:span text:style-name="T271_33">of</text:span><text:span text:style-name="T271_34"><text:s/></text:span><text:span text:style-name="T271_35">arm</text:span><text:span text:style-name="T271_36">'</text:span><text:span text:style-name="T271_37">s</text:span><text:span text:style-name="T271_38">-</text:span><text:span text:style-name="T271_39">length</text:span><text:span text:style-name="T271_40"><text:s/></text:span><text:span text:style-name="T271_41">bargaining</text:span><text:span text:style-name="T271_42">.</text:span></text:p>
      <text:p text:style-name="P272"><text:span text:style-name="T272_1">b</text:span><text:span text:style-name="T272_2">.<text:tab/></text:span><text:span text:style-name="T272_3">Whether</text:span><text:span text:style-name="T272_4"><text:s/></text:span><text:span text:style-name="T272_5">partnerships</text:span><text:span text:style-name="T272_6">,<text:s/></text:span><text:span text:style-name="T272_7">joint</text:span><text:span text:style-name="T272_8"><text:s/></text:span><text:span text:style-name="T272_9">ventures</text:span><text:span text:style-name="T272_10">,<text:s/></text:span><text:span text:style-name="T272_11">and</text:span><text:span text:style-name="T272_12"><text:s/></text:span><text:span text:style-name="T272_13">arrangements</text:span><text:span text:style-name="T272_14"><text:s/></text:span><text:span text:style-name="T272_15">with</text:span><text:span text:style-name="T272_16"><text:s/></text:span><text:span text:style-name="T272_17">management</text:span><text:span text:style-name="T272_18"><text:s/></text:span><text:span text:style-name="T272_19">organizations</text:span><text:span text:style-name="T272_20"><text:s/></text:span><text:span text:style-name="T272_21">conform</text:span><text:span text:style-name="T272_22"><text:s/></text:span><text:span text:style-name="T272_23">to</text:span><text:span text:style-name="T272_24"><text:s/></text:span><text:span text:style-name="T272_25">the</text:span><text:span text:style-name="T272_26"><text:s/></text:span><text:span text:style-name="T272_27">corporation</text:span><text:span text:style-name="T272_28">'</text:span><text:span text:style-name="T272_29">s</text:span><text:span text:style-name="T272_30"><text:s/></text:span><text:span text:style-name="T272_31">written</text:span><text:span text:style-name="T272_32"><text:s/></text:span><text:span text:style-name="T272_33">policies</text:span><text:span text:style-name="T272_34">,<text:s/></text:span><text:span text:style-name="T272_35">are</text:span><text:span text:style-name="T272_36"><text:s/></text:span><text:span text:style-name="T272_37">properly</text:span><text:span text:style-name="T272_38"><text:s/></text:span><text:span text:style-name="T272_39">recorded</text:span><text:span text:style-name="T272_40">,<text:s/></text:span><text:span text:style-name="T272_41">reflect</text:span><text:span text:style-name="T272_42"><text:s/></text:span><text:span text:style-name="T272_43">reasonable</text:span><text:span text:style-name="T272_44"><text:s/></text:span><text:span text:style-name="T272_45">investment</text:span><text:span text:style-name="T272_46"><text:s/></text:span><text:span text:style-name="T272_47">or</text:span><text:span text:style-name="T272_48"><text:s/></text:span><text:span text:style-name="T272_49">payments</text:span><text:span text:style-name="T272_50"><text:s/></text:span><text:span text:style-name="T272_51">for</text:span><text:span text:style-name="T272_52"><text:s/></text:span><text:span text:style-name="T272_53">goods</text:span><text:span text:style-name="T272_54"><text:s/></text:span><text:span text:style-name="T272_55">and</text:span><text:span text:style-name="T272_56"><text:s/></text:span><text:span text:style-name="T272_57">services</text:span><text:span text:style-name="T272_58">,<text:s/></text:span><text:span text:style-name="T272_59">further</text:span><text:span text:style-name="T272_60"><text:s/></text:span><text:span text:style-name="T272_61">charitable</text:span><text:span text:style-name="T272_62"><text:s/></text:span><text:span text:style-name="T272_63">purposes</text:span><text:span text:style-name="T272_64">,<text:s/></text:span><text:span text:style-name="T272_65">and</text:span><text:span text:style-name="T272_66"><text:s/></text:span><text:span text:style-name="T272_67">do</text:span><text:span text:style-name="T272_68"><text:s/></text:span><text:span text:style-name="T272_69">not</text:span><text:span text:style-name="T272_70"><text:s/></text:span><text:span text:style-name="T272_71">result</text:span><text:span text:style-name="T272_72"><text:s/></text:span><text:span text:style-name="T272_73">in</text:span><text:span text:style-name="T272_74"><text:s/></text:span><text:span text:style-name="T272_75">inurement</text:span><text:span text:style-name="T272_76">,<text:s/></text:span><text:span text:style-name="T272_77">impermissible</text:span><text:span text:style-name="T272_78"><text:s/></text:span><text:span text:style-name="T272_79">private</text:span><text:span text:style-name="T272_80"><text:s/></text:span><text:span text:style-name="T272_81">benefit</text:span><text:span text:style-name="T272_82">,<text:s/></text:span><text:span text:style-name="T272_83">or</text:span><text:span text:style-name="T272_84"><text:s/></text:span><text:span text:style-name="T272_85">in</text:span><text:span text:style-name="T272_86"><text:s/></text:span><text:span text:style-name="T272_87">an</text:span><text:span text:style-name="T272_88"><text:s/></text:span><text:span text:style-name="T272_89">excess</text:span><text:span text:style-name="T272_90"><text:s/></text:span><text:span text:style-name="T272_91">benefit</text:span><text:span text:style-name="T272_92"><text:s/></text:span><text:span text:style-name="T272_93">transaction</text:span><text:span text:style-name="T272_94">.</text:span></text:p>
      <text:p text:style-name="P273"/>
      <text:p text:style-name="P274"><text:span text:style-name="T274_1">Section</text:span><text:span text:style-name="T274_2"><text:s/>8.<text:s/></text:span><text:span text:style-name="T274_3">Use</text:span><text:span text:style-name="T274_4"><text:s/></text:span><text:span text:style-name="T274_5">of</text:span><text:span text:style-name="T274_6"><text:s/></text:span><text:span text:style-name="T274_7">Outside</text:span><text:span text:style-name="T274_8"><text:s/></text:span><text:span text:style-name="T274_9">Experts</text:span></text:p>
      <text:p text:style-name="P275"><text:span text:style-name="T275_1">When</text:span><text:span text:style-name="T275_2"><text:s/></text:span><text:span text:style-name="T275_3">conducting</text:span><text:span text:style-name="T275_4"><text:s/></text:span><text:span text:style-name="T275_5">the</text:span><text:span text:style-name="T275_6"><text:s/></text:span><text:span text:style-name="T275_7">periodic</text:span><text:span text:style-name="T275_8"><text:s/></text:span><text:span text:style-name="T275_9">reviews</text:span><text:span text:style-name="T275_10"><text:s/></text:span><text:span text:style-name="T275_11">as</text:span><text:span text:style-name="T275_12"><text:s/></text:span><text:span text:style-name="T275_13">provided</text:span><text:span text:style-name="T275_14"><text:s/></text:span><text:span text:style-name="T275_15">for</text:span><text:span text:style-name="T275_16"><text:s/></text:span><text:span text:style-name="T275_17">in</text:span><text:span text:style-name="T275_18"><text:s/></text:span><text:span text:style-name="T275_19">Section</text:span><text:span text:style-name="T275_20"><text:s/>7,<text:s/></text:span><text:span text:style-name="T275_21">the</text:span><text:span text:style-name="T275_22"><text:s/></text:span><text:span text:style-name="T275_23">corporation</text:span><text:span text:style-name="T275_24"><text:s/></text:span><text:span text:style-name="T275_25">may</text:span><text:span text:style-name="T275_26">,<text:s/></text:span><text:span text:style-name="T275_27">but</text:span><text:span text:style-name="T275_28"><text:s/></text:span><text:span text:style-name="T275_29">need</text:span><text:span text:style-name="T275_30"><text:s/></text:span><text:span text:style-name="T275_31">not</text:span><text:span text:style-name="T275_32">,<text:s/></text:span><text:span text:style-name="T275_33">use</text:span><text:span text:style-name="T275_34"><text:s/></text:span><text:span text:style-name="T275_35">outside</text:span><text:span text:style-name="T275_36"><text:s/></text:span><text:span text:style-name="T275_37">advisors</text:span><text:span text:style-name="T275_38">.<text:s/></text:span><text:span text:style-name="T275_39">If</text:span><text:span text:style-name="T275_40"><text:s/></text:span><text:span text:style-name="T275_41">outside</text:span><text:span text:style-name="T275_42"><text:s/></text:span><text:span text:style-name="T275_43">experts</text:span><text:span text:style-name="T275_44"><text:s/></text:span><text:span text:style-name="T275_45">are</text:span><text:span text:style-name="T275_46"><text:s/></text:span><text:span text:style-name="T275_47">used</text:span><text:span text:style-name="T275_48">,<text:s/></text:span><text:span text:style-name="T275_49">their</text:span><text:span text:style-name="T275_50"><text:s/></text:span><text:span text:style-name="T275_51">use</text:span><text:span text:style-name="T275_52"><text:s/></text:span><text:span text:style-name="T275_53">shall</text:span><text:span text:style-name="T275_54"><text:s/></text:span><text:span text:style-name="T275_55">not</text:span><text:span text:style-name="T275_56"><text:s/></text:span><text:span text:style-name="T275_57">relieve</text:span><text:span text:style-name="T275_58"><text:s/></text:span><text:span text:style-name="T275_59">the</text:span><text:span text:style-name="T275_60"><text:s/></text:span><text:span text:style-name="T275_61">governing</text:span><text:span text:style-name="T275_62"><text:s/></text:span><text:span text:style-name="T275_63">board</text:span><text:span text:style-name="T275_64"><text:s/></text:span><text:span text:style-name="T275_65">of</text:span><text:span text:style-name="T275_66"><text:s/></text:span><text:span text:style-name="T275_67">its</text:span><text:span text:style-name="T275_68"><text:s/></text:span><text:span text:style-name="T275_69">responsibility</text:span><text:span text:style-name="T275_70"><text:s/></text:span><text:span text:style-name="T275_71">for</text:span><text:span text:style-name="T275_72"><text:s/></text:span><text:span text:style-name="T275_73">ensuring</text:span><text:span text:style-name="T275_74"><text:s/></text:span><text:span text:style-name="T275_75">periodic</text:span><text:span text:style-name="T275_76"><text:s/></text:span><text:span text:style-name="T275_77">reviews</text:span><text:span text:style-name="T275_78"><text:s/></text:span><text:span text:style-name="T275_79">are</text:span><text:span text:style-name="T275_80"><text:s/></text:span><text:span text:style-name="T275_81">conducted</text:span><text:span text:style-name="T275_82">.</text:span></text:p>
      <text:p text:style-name="P276"/>
      <text:p text:style-name="P277"/>
      <text:p text:style-name="P278"><text:span text:style-name="T278_1">Article</text:span><text:span text:style-name="T278_2"><text:s/>10</text:span></text:p>
      <text:p text:style-name="P279"><text:span text:style-name="T279_1">Scientific</text:span><text:span text:style-name="T279_2"><text:s/></text:span><text:span text:style-name="T279_3">Advisors</text:span></text:p>
      <text:p text:style-name="P280"/>
      <text:p text:style-name="P281"><text:span text:style-name="T281_1">Section</text:span><text:span text:style-name="T281_2"><text:s/>1.<text:s/></text:span><text:span text:style-name="T281_3">Purpose</text:span><text:span text:style-name="T281_4"><text:s/></text:span><text:span text:style-name="T281_5">of</text:span><text:span text:style-name="T281_6"><text:s/></text:span><text:span text:style-name="T281_7">Scientific</text:span><text:span text:style-name="T281_8"><text:s/></text:span><text:span text:style-name="T281_9">Advisors</text:span></text:p>
      <text:p text:style-name="P282"><text:span text:style-name="T282_1">The</text:span><text:span text:style-name="T282_2"><text:s/></text:span><text:span text:style-name="T282_3">purpose</text:span><text:span text:style-name="T282_4"><text:s/></text:span><text:span text:style-name="T282_5">of</text:span><text:span text:style-name="T282_6"><text:s/></text:span><text:span text:style-name="T282_7">the</text:span><text:span text:style-name="T282_8"><text:s/></text:span><text:span text:style-name="T282_9">scientific</text:span><text:span text:style-name="T282_10"><text:s/></text:span><text:span text:style-name="T282_11">advisors</text:span><text:span text:style-name="T282_12"><text:s/></text:span><text:span text:style-name="T282_13">who</text:span><text:span text:style-name="T282_14"><text:s/></text:span><text:span text:style-name="T282_15">can</text:span><text:span text:style-name="T282_16"><text:s/></text:span><text:span text:style-name="T282_17">independently</text:span><text:span text:style-name="T282_18"><text:s/></text:span><text:span text:style-name="T282_19">monitor</text:span><text:span text:style-name="T282_20"><text:s/></text:span><text:span text:style-name="T282_21">and</text:span><text:span text:style-name="T282_22"><text:s/></text:span><text:span text:style-name="T282_23">advise</text:span><text:span text:style-name="T282_24"><text:s/></text:span><text:span text:style-name="T282_25">the</text:span><text:span text:style-name="T282_26"><text:s/></text:span><text:span text:style-name="T282_27">progress</text:span><text:span text:style-name="T282_28"><text:s/></text:span><text:span text:style-name="T282_29">of</text:span><text:span text:style-name="T282_30"><text:s/></text:span><text:span text:style-name="T282_31">long</text:span><text:span text:style-name="T282_32">-</text:span><text:span text:style-name="T282_33">term</text:span><text:span text:style-name="T282_34"><text:s/></text:span><text:span text:style-name="T282_35">scientific</text:span><text:span text:style-name="T282_36"><text:s/></text:span><text:span text:style-name="T282_37">activities</text:span><text:span text:style-name="T282_38"><text:s/></text:span><text:span text:style-name="T282_39">funded</text:span><text:span text:style-name="T282_40"><text:s/></text:span><text:span text:style-name="T282_41">by</text:span><text:span text:style-name="T282_42"><text:s/></text:span><text:span text:style-name="T282_43">or</text:span><text:span text:style-name="T282_44"><text:s/></text:span><text:span text:style-name="T282_45">performed</text:span><text:span text:style-name="T282_46"><text:s/></text:span><text:span text:style-name="T282_47">by</text:span><text:span text:style-name="T282_48"><text:s/></text:span><text:span text:style-name="T282_49">indysci</text:span><text:span text:style-name="T282_50"><text:s/></text:span><text:span text:style-name="T282_51">dot</text:span><text:span text:style-name="T282_52"><text:s/></text:span><text:span text:style-name="T282_53">org</text:span><text:span text:style-name="T282_54">.<text:s text:c="2"/></text:span><text:span text:style-name="T282_55">Each</text:span><text:span text:style-name="T282_56"><text:s/></text:span><text:span text:style-name="T282_57">scientific</text:span><text:span text:style-name="T282_58"><text:s/></text:span><text:span text:style-name="T282_59">project</text:span><text:span text:style-name="T282_60"><text:s/></text:span><text:span text:style-name="T282_61">that</text:span><text:span text:style-name="T282_62"><text:s/></text:span><text:span text:style-name="T282_63">the</text:span><text:span text:style-name="T282_64"><text:s/></text:span><text:span text:style-name="T282_65">board</text:span><text:span text:style-name="T282_66"><text:s/></text:span><text:span text:style-name="T282_67">of</text:span><text:span text:style-name="T282_68"><text:s/></text:span><text:span text:style-name="T282_69">directors</text:span><text:span text:style-name="T282_70"><text:s/></text:span><text:span text:style-name="T282_71">allocates</text:span><text:span text:style-name="T282_72"><text:s/></text:span><text:span text:style-name="T282_73">funding</text:span><text:span text:style-name="T282_74"><text:s/></text:span><text:span text:style-name="T282_75">must</text:span><text:span text:style-name="T282_76"><text:s/></text:span><text:span text:style-name="T282_77">appoint</text:span><text:span text:style-name="T282_78"><text:s/></text:span><text:span text:style-name="T282_79">by</text:span><text:span text:style-name="T282_80"><text:s/></text:span><text:span text:style-name="T282_81">a</text:span><text:span text:style-name="T282_82"><text:s/></text:span><text:span text:style-name="T282_83">majority</text:span><text:span text:style-name="T282_84"><text:s/></text:span><text:span text:style-name="T282_85">vote</text:span><text:span text:style-name="T282_86"><text:s/></text:span><text:span text:style-name="T282_87">at</text:span><text:span text:style-name="T282_88"><text:s/></text:span><text:span text:style-name="T282_89">least</text:span><text:span text:style-name="T282_90"><text:s/></text:span><text:span text:style-name="T282_91">one</text:span><text:span text:style-name="T282_92"><text:s/>“</text:span><text:span text:style-name="T282_93">scientific</text:span><text:span text:style-name="T282_94"><text:s/></text:span><text:span text:style-name="T282_95">advisor</text:span><text:span text:style-name="T282_96">”<text:s/></text:span><text:span text:style-name="T282_97">prior</text:span><text:span text:style-name="T282_98"><text:s/></text:span><text:span text:style-name="T282_99">to</text:span><text:span text:style-name="T282_100"><text:s/></text:span><text:span text:style-name="T282_101">the</text:span><text:span text:style-name="T282_102"><text:s/></text:span><text:span text:style-name="T282_103">distribution</text:span><text:span text:style-name="T282_104"><text:s/></text:span><text:span text:style-name="T282_105">of</text:span><text:span text:style-name="T282_106"><text:s/></text:span><text:span text:style-name="T282_107">any</text:span><text:span text:style-name="T282_108"><text:s/></text:span><text:span text:style-name="T282_109">funds</text:span><text:span text:style-name="T282_110"><text:s/></text:span><text:span text:style-name="T282_111">for</text:span><text:span text:style-name="T282_112"><text:s/></text:span><text:span text:style-name="T282_113">the</text:span><text:span text:style-name="T282_114"><text:s/></text:span><text:span text:style-name="T282_115">project</text:span><text:span text:style-name="T282_116">.<text:s text:c="2"/></text:span><text:span text:style-name="T282_117">The</text:span><text:span text:style-name="T282_118"><text:s/></text:span><text:span text:style-name="T282_119">board</text:span><text:span text:style-name="T282_120"><text:s/></text:span><text:span text:style-name="T282_121">of</text:span><text:span text:style-name="T282_122"><text:s/></text:span><text:span text:style-name="T282_123">directors</text:span><text:span text:style-name="T282_124"><text:s/></text:span><text:span text:style-name="T282_125">must</text:span><text:span text:style-name="T282_126"><text:s/></text:span><text:span text:style-name="T282_127">confirm</text:span><text:span text:style-name="T282_128"><text:s/></text:span><text:span text:style-name="T282_129">these</text:span><text:span text:style-name="T282_130"><text:s/></text:span><text:span text:style-name="T282_131">advisors</text:span><text:span text:style-name="T282_132"><text:s/></text:span><text:span text:style-name="T282_133">and</text:span><text:span text:style-name="T282_134"><text:s/></text:span><text:span text:style-name="T282_135">may</text:span><text:span text:style-name="T282_136"><text:s/></text:span><text:span text:style-name="T282_137">later</text:span><text:span text:style-name="T282_138"><text:s/></text:span><text:span text:style-name="T282_139">appoint</text:span><text:span text:style-name="T282_140"><text:s/></text:span><text:span text:style-name="T282_141">and</text:span><text:span text:style-name="T282_142"><text:s/></text:span><text:span text:style-name="T282_143">confirm</text:span><text:span text:style-name="T282_144"><text:s/></text:span><text:span text:style-name="T282_145">additional</text:span><text:span text:style-name="T282_146"><text:s/></text:span><text:span text:style-name="T282_147">coadvisors</text:span><text:span text:style-name="T282_148"><text:s/></text:span><text:span text:style-name="T282_149">for</text:span><text:span text:style-name="T282_150"><text:s/></text:span><text:span text:style-name="T282_151">each</text:span><text:span text:style-name="T282_152"><text:s/></text:span><text:span text:style-name="T282_153">project</text:span><text:span text:style-name="T282_154">.</text:span></text:p>
      <text:p text:style-name="P283"/>
      <text:p text:style-name="P284"><text:span text:style-name="T284_1">Section</text:span><text:span text:style-name="T284_2"><text:s/>2.<text:s/></text:span><text:span text:style-name="T284_3">Qualifications</text:span></text:p>
      <text:p text:style-name="P285"><text:span text:style-name="T285_1">Scientific</text:span><text:span text:style-name="T285_2"><text:s/></text:span><text:span text:style-name="T285_3">advisors</text:span><text:span text:style-name="T285_4"><text:s/></text:span><text:span text:style-name="T285_5">must</text:span><text:span text:style-name="T285_6"><text:s/></text:span><text:span text:style-name="T285_7">have</text:span><text:span text:style-name="T285_8"><text:s/></text:span><text:span text:style-name="T285_9">at</text:span><text:span text:style-name="T285_10"><text:s/></text:span><text:span text:style-name="T285_11">least</text:span><text:span text:style-name="T285_12"><text:s/></text:span><text:span text:style-name="T285_13">two</text:span><text:span text:style-name="T285_14"><text:s/></text:span><text:span text:style-name="T285_15">years</text:span><text:span text:style-name="T285_16"><text:s/></text:span><text:span text:style-name="T285_17">of</text:span><text:span text:style-name="T285_18"><text:s/></text:span><text:span text:style-name="T285_19">experience</text:span><text:span text:style-name="T285_20"><text:s/></text:span><text:span text:style-name="T285_21">managing</text:span><text:span text:style-name="T285_22"><text:s/></text:span><text:span text:style-name="T285_23">and</text:span><text:span text:style-name="T285_24"><text:s/></text:span><text:span text:style-name="T285_25">leading</text:span><text:span text:style-name="T285_26"><text:s/></text:span><text:span text:style-name="T285_27">scientific</text:span><text:span text:style-name="T285_28"><text:s/></text:span><text:span text:style-name="T285_29">research</text:span><text:span text:style-name="T285_30">.<text:s text:c="2"/></text:span><text:span text:style-name="T285_31">No</text:span><text:span text:style-name="T285_32"><text:s/></text:span><text:span text:style-name="T285_33">officer</text:span><text:span text:style-name="T285_34">,<text:s/></text:span><text:span text:style-name="T285_35">board</text:span><text:span text:style-name="T285_36"><text:s/></text:span><text:span text:style-name="T285_37">member</text:span><text:span text:style-name="T285_38">,<text:s/></text:span><text:span text:style-name="T285_39">of</text:span><text:span text:style-name="T285_40"><text:s/></text:span><text:span text:style-name="T285_41">indysci</text:span><text:span text:style-name="T285_42"><text:s/></text:span><text:span text:style-name="T285_43">dot</text:span><text:span text:style-name="T285_44"><text:s/></text:span><text:span text:style-name="T285_45">org</text:span><text:span text:style-name="T285_46"><text:s/></text:span><text:span text:style-name="T285_47">shall</text:span><text:span text:style-name="T285_48"><text:s/></text:span><text:span text:style-name="T285_49">be</text:span><text:span text:style-name="T285_50"><text:s/></text:span><text:span text:style-name="T285_51">an</text:span><text:span text:style-name="T285_52"><text:s/></text:span><text:span text:style-name="T285_53">advisor</text:span><text:span text:style-name="T285_54">;<text:s/></text:span><text:span text:style-name="T285_55">nor</text:span><text:span text:style-name="T285_56"><text:s/></text:span><text:span text:style-name="T285_57">may</text:span><text:span text:style-name="T285_58"><text:s/></text:span><text:span text:style-name="T285_59">a</text:span><text:span text:style-name="T285_60"><text:s/></text:span><text:span text:style-name="T285_61">principal</text:span><text:span text:style-name="T285_62"><text:s/></text:span><text:span text:style-name="T285_63">investigator</text:span><text:span text:style-name="T285_64"><text:s/></text:span><text:span text:style-name="T285_65">directly</text:span><text:span text:style-name="T285_66"><text:s/></text:span><text:span text:style-name="T285_67">or</text:span><text:span text:style-name="T285_68"><text:s/></text:span><text:span text:style-name="T285_69">indirectly</text:span><text:span text:style-name="T285_70"><text:s/></text:span><text:span text:style-name="T285_71">funded</text:span><text:span text:style-name="T285_72"><text:s/></text:span><text:span text:style-name="T285_73">by</text:span><text:span text:style-name="T285_74"><text:s/></text:span><text:span text:style-name="T285_75">indysci</text:span><text:span text:style-name="T285_76"><text:s/></text:span><text:span text:style-name="T285_77">dot</text:span><text:span text:style-name="T285_78"><text:s/></text:span><text:span text:style-name="T285_79">org</text:span><text:span text:style-name="T285_80"><text:s/></text:span><text:span text:style-name="T285_81">be</text:span><text:span text:style-name="T285_82"><text:s/></text:span><text:span text:style-name="T285_83">an</text:span><text:span text:style-name="T285_84"><text:s/></text:span><text:span text:style-name="T285_85">advisor</text:span><text:span text:style-name="T285_86">.</text:span></text:p>
      <text:p text:style-name="P286"/>
      <text:p text:style-name="P287"><text:span text:style-name="T287_1">Section</text:span><text:span text:style-name="T287_2"><text:s/>3.<text:s/></text:span><text:span text:style-name="T287_3">Duties</text:span></text:p>
      <text:p text:style-name="P288"><text:span text:style-name="T288_1">It</text:span><text:span text:style-name="T288_2"><text:s/></text:span><text:span text:style-name="T288_3">shall</text:span><text:span text:style-name="T288_4"><text:s/></text:span><text:span text:style-name="T288_5">be</text:span><text:span text:style-name="T288_6"><text:s/></text:span><text:span text:style-name="T288_7">the</text:span><text:span text:style-name="T288_8"><text:s/></text:span><text:span text:style-name="T288_9">duty</text:span><text:span text:style-name="T288_10"><text:s/></text:span><text:span text:style-name="T288_11">of</text:span><text:span text:style-name="T288_12"><text:s/></text:span><text:span text:style-name="T288_13">the</text:span><text:span text:style-name="T288_14"><text:s/></text:span><text:span text:style-name="T288_15">scientific</text:span><text:span text:style-name="T288_16"><text:s/></text:span><text:span text:style-name="T288_17">advisors</text:span><text:span text:style-name="T288_18"><text:s/></text:span><text:span text:style-name="T288_19">to</text:span><text:span text:style-name="T288_20">:</text:span></text:p>
      <text:p text:style-name="P289"><text:span text:style-name="T289_1">a</text:span><text:span text:style-name="T289_2">.<text:tab/></text:span><text:span text:style-name="T289_3">Supervise</text:span><text:span text:style-name="T289_4"><text:s/></text:span><text:span text:style-name="T289_5">the</text:span><text:span text:style-name="T289_6"><text:s/></text:span><text:span text:style-name="T289_7">scientific</text:span><text:span text:style-name="T289_8"><text:s/></text:span><text:span text:style-name="T289_9">progress</text:span><text:span text:style-name="T289_10"><text:s/></text:span><text:span text:style-name="T289_11">of</text:span><text:span text:style-name="T289_12"><text:s/></text:span><text:span text:style-name="T289_13">indysci</text:span><text:span text:style-name="T289_14"><text:s/></text:span><text:span text:style-name="T289_15">dot</text:span><text:span text:style-name="T289_16"><text:s/></text:span><text:span text:style-name="T289_17">org</text:span><text:span text:style-name="T289_18"><text:s/></text:span><text:span text:style-name="T289_19">activities</text:span><text:span text:style-name="T289_20"><text:s/></text:span><text:span text:style-name="T289_21">to</text:span><text:span text:style-name="T289_22"><text:s/></text:span><text:span text:style-name="T289_23">ensure</text:span><text:span text:style-name="T289_24"><text:s/></text:span><text:span text:style-name="T289_25">adherence</text:span><text:span text:style-name="T289_26"><text:s/></text:span><text:span text:style-name="T289_27">to</text:span><text:span text:style-name="T289_28"><text:s/></text:span><text:span text:style-name="T289_29">scientific</text:span><text:span text:style-name="T289_30"><text:s/></text:span><text:span text:style-name="T289_31">and</text:span><text:span text:style-name="T289_32"><text:s/></text:span><text:span text:style-name="T289_33">ethical</text:span><text:span text:style-name="T289_34"><text:s/></text:span><text:span text:style-name="T289_35">standards</text:span><text:span text:style-name="T289_36">.</text:span></text:p>
      <text:p text:style-name="P290"><text:span text:style-name="T290_1">b</text:span><text:span text:style-name="T290_2">.<text:tab/></text:span><text:span text:style-name="T290_3">Provide</text:span><text:span text:style-name="T290_4"><text:s/></text:span><text:span text:style-name="T290_5">guidance</text:span><text:span text:style-name="T290_6"><text:s/></text:span><text:span text:style-name="T290_7">regarding</text:span><text:span text:style-name="T290_8"><text:s/></text:span><text:span text:style-name="T290_9">scientific</text:span><text:span text:style-name="T290_10"><text:s/></text:span><text:span text:style-name="T290_11">direction</text:span><text:span text:style-name="T290_12"><text:s/></text:span><text:span text:style-name="T290_13">and</text:span><text:span text:style-name="T290_14"><text:s/></text:span><text:span text:style-name="T290_15">approaches</text:span></text:p>
      <text:p text:style-name="P291"><text:span text:style-name="T291_1">c</text:span><text:span text:style-name="T291_2">.<text:tab/></text:span><text:span text:style-name="T291_3">Provide</text:span><text:span text:style-name="T291_4"><text:s/></text:span><text:span text:style-name="T291_5">critical</text:span><text:span text:style-name="T291_6"><text:s/></text:span><text:span text:style-name="T291_7">analysis</text:span><text:span text:style-name="T291_8"><text:s/></text:span><text:span text:style-name="T291_9">challenging</text:span><text:span text:style-name="T291_10"><text:s/></text:span><text:span text:style-name="T291_11">the</text:span><text:span text:style-name="T291_12"><text:s/></text:span><text:span text:style-name="T291_13">scientific</text:span><text:span text:style-name="T291_14"><text:s/></text:span><text:span text:style-name="T291_15">strategy</text:span><text:span text:style-name="T291_16"><text:s/></text:span><text:span text:style-name="T291_17">of</text:span><text:span text:style-name="T291_18"><text:s/></text:span><text:span text:style-name="T291_19">indysci</text:span><text:span text:style-name="T291_20"><text:s/></text:span><text:span text:style-name="T291_21">activities</text:span></text:p>
      <text:p text:style-name="P292"><text:span text:style-name="T292_1">d</text:span><text:span text:style-name="T292_2">.<text:tab/></text:span><text:span text:style-name="T292_3">Issue</text:span><text:span text:style-name="T292_4"><text:s/></text:span><text:span text:style-name="T292_5">a</text:span><text:span text:style-name="T292_6"><text:s/></text:span><text:span text:style-name="T292_7">recommendation</text:span><text:span text:style-name="T292_8"><text:s/></text:span><text:span text:style-name="T292_9">to</text:span><text:span text:style-name="T292_10"><text:s/></text:span><text:span text:style-name="T292_11">terminate</text:span><text:span text:style-name="T292_12"><text:s/></text:span><text:span text:style-name="T292_13">the</text:span><text:span text:style-name="T292_14"><text:s/></text:span><text:span text:style-name="T292_15">project</text:span><text:span text:style-name="T292_16"><text:s/></text:span><text:span text:style-name="T292_17">to</text:span><text:span text:style-name="T292_18"><text:s/></text:span><text:span text:style-name="T292_19">the</text:span><text:span text:style-name="T292_20"><text:s/></text:span><text:span text:style-name="T292_21">board</text:span><text:span text:style-name="T292_22"><text:s/></text:span><text:span text:style-name="T292_23">of</text:span><text:span text:style-name="T292_24"><text:s/></text:span><text:span text:style-name="T292_25">directors</text:span><text:span text:style-name="T292_26"><text:s/></text:span><text:span text:style-name="T292_27">in</text:span><text:span text:style-name="T292_28"><text:s/></text:span><text:span text:style-name="T292_29">the</text:span><text:span text:style-name="T292_30"><text:s/></text:span><text:span text:style-name="T292_31">case</text:span><text:span text:style-name="T292_32"><text:s/></text:span><text:span text:style-name="T292_33">of</text:span><text:span text:style-name="T292_34"><text:s/></text:span><text:span text:style-name="T292_35">completion</text:span><text:span text:style-name="T292_36"><text:s/></text:span><text:span text:style-name="T292_37">of</text:span><text:span text:style-name="T292_38"><text:s/></text:span><text:span text:style-name="T292_39">project</text:span><text:span text:style-name="T292_40"><text:s/></text:span><text:span text:style-name="T292_41">objectives</text:span><text:span text:style-name="T292_42">,<text:s/></text:span><text:span text:style-name="T292_43">inability</text:span><text:span text:style-name="T292_44"><text:s/></text:span><text:span text:style-name="T292_45">to</text:span><text:span text:style-name="T292_46"><text:s/></text:span><text:span text:style-name="T292_47">complete</text:span><text:span text:style-name="T292_48"><text:s/></text:span><text:span text:style-name="T292_49">the</text:span><text:span text:style-name="T292_50"><text:s/></text:span><text:span text:style-name="T292_51">project</text:span><text:span text:style-name="T292_52"><text:s/></text:span><text:span text:style-name="T292_53">within</text:span><text:span text:style-name="T292_54"><text:s/></text:span><text:span text:style-name="T292_55">the</text:span><text:span text:style-name="T292_56"><text:s/></text:span><text:span text:style-name="T292_57">established</text:span><text:span text:style-name="T292_58"><text:s/></text:span><text:span text:style-name="T292_59">timeframe</text:span><text:span text:style-name="T292_60">,<text:s/></text:span><text:span text:style-name="T292_61">or</text:span><text:span text:style-name="T292_62"><text:s/></text:span><text:span text:style-name="T292_63">a</text:span><text:span text:style-name="T292_64"><text:s/></text:span><text:span text:style-name="T292_65">breach</text:span><text:span text:style-name="T292_66"><text:s/></text:span><text:span text:style-name="T292_67">of</text:span><text:span text:style-name="T292_68"><text:s/></text:span><text:span text:style-name="T292_69">ethical</text:span><text:span text:style-name="T292_70"><text:s/></text:span><text:span text:style-name="T292_71">standards</text:span><text:span text:style-name="T292_72">.</text:span></text:p>
      <text:p text:style-name="P293"><text:span text:style-name="T293_1">e</text:span><text:span text:style-name="T293_2">.<text:tab/></text:span><text:span text:style-name="T293_3">Meet</text:span><text:span text:style-name="T293_4"><text:s/></text:span><text:span text:style-name="T293_5">at</text:span><text:span text:style-name="T293_6"><text:s/></text:span><text:span text:style-name="T293_7">such</text:span><text:span text:style-name="T293_8"><text:s/></text:span><text:span text:style-name="T293_9">times</text:span><text:span text:style-name="T293_10"><text:s/></text:span><text:span text:style-name="T293_11">and</text:span><text:span text:style-name="T293_12"><text:s/></text:span><text:span text:style-name="T293_13">places</text:span><text:span text:style-name="T293_14"><text:s/></text:span><text:span text:style-name="T293_15">as</text:span><text:span text:style-name="T293_16"><text:s/></text:span><text:span text:style-name="T293_17">required</text:span><text:span text:style-name="T293_18"><text:s/></text:span><text:span text:style-name="T293_19">by</text:span><text:span text:style-name="T293_20"><text:s/></text:span><text:span text:style-name="T293_21">these</text:span><text:span text:style-name="T293_22"><text:s/></text:span><text:span text:style-name="T293_23">bylaws</text:span><text:span text:style-name="T293_24">;</text:span></text:p>
      <text:p text:style-name="P294"><text:span text:style-name="T294_1">f</text:span><text:span text:style-name="T294_2">.<text:tab/></text:span><text:span text:style-name="T294_3">Register</text:span><text:span text:style-name="T294_4"><text:s/></text:span><text:span text:style-name="T294_5">their</text:span><text:span text:style-name="T294_6"><text:s/></text:span><text:span text:style-name="T294_7">electronic</text:span><text:span text:style-name="T294_8"><text:s/></text:span><text:span text:style-name="T294_9">addresses</text:span><text:span text:style-name="T294_10"><text:s/></text:span><text:span text:style-name="T294_11">with</text:span><text:span text:style-name="T294_12"><text:s/></text:span><text:span text:style-name="T294_13">the</text:span><text:span text:style-name="T294_14"><text:s/></text:span><text:span text:style-name="T294_15">secretary</text:span><text:span text:style-name="T294_16"><text:s/></text:span><text:span text:style-name="T294_17">of</text:span><text:span text:style-name="T294_18"><text:s/></text:span><text:span text:style-name="T294_19">the</text:span><text:span text:style-name="T294_20"><text:s/></text:span><text:span text:style-name="T294_21">corporation</text:span><text:span text:style-name="T294_22">,<text:s/></text:span><text:span text:style-name="T294_23">and</text:span><text:span text:style-name="T294_24"><text:s/></text:span><text:span text:style-name="T294_25">notices</text:span><text:span text:style-name="T294_26"><text:s text:c="2"/></text:span><text:span text:style-name="T294_27">electronically</text:span><text:span text:style-name="T294_28"><text:s/></text:span><text:span text:style-name="T294_29">transmitted</text:span><text:span text:style-name="T294_30"><text:s/></text:span><text:span text:style-name="T294_31">to</text:span><text:span text:style-name="T294_32"><text:s/></text:span><text:span text:style-name="T294_33">them</text:span><text:span text:style-name="T294_34"><text:s/></text:span><text:span text:style-name="T294_35">at</text:span><text:span text:style-name="T294_36"><text:s/></text:span><text:span text:style-name="T294_37">such</text:span><text:span text:style-name="T294_38"><text:s/></text:span><text:span text:style-name="T294_39">addresses</text:span><text:span text:style-name="T294_40"><text:s/></text:span><text:span text:style-name="T294_41">shall</text:span><text:span text:style-name="T294_42"><text:s/></text:span><text:span text:style-name="T294_43">be</text:span><text:span text:style-name="T294_44"><text:s/></text:span><text:span text:style-name="T294_45">valid</text:span><text:span text:style-name="T294_46"><text:s/></text:span><text:span text:style-name="T294_47">notices</text:span><text:span text:style-name="T294_48"><text:s/></text:span><text:span text:style-name="T294_49">thereof</text:span><text:span text:style-name="T294_50">.</text:span></text:p>
      <text:p text:style-name="P295"/>
      <text:p text:style-name="P296"><text:span text:style-name="T296_1">Section</text:span><text:span text:style-name="T296_2"><text:s/>4.<text:s/></text:span><text:span text:style-name="T296_3">Term</text:span><text:span text:style-name="T296_4"><text:s/></text:span><text:span text:style-name="T296_5">of</text:span><text:span text:style-name="T296_6"><text:s/></text:span><text:span text:style-name="T296_7">Office</text:span></text:p>
      <text:p text:style-name="P297"><text:span text:style-name="T297_1">Each</text:span><text:span text:style-name="T297_2"><text:s/></text:span><text:span text:style-name="T297_3">scientific</text:span><text:span text:style-name="T297_4"><text:s/></text:span><text:span text:style-name="T297_5">advisor</text:span><text:span text:style-name="T297_6"><text:s/></text:span><text:span text:style-name="T297_7">shall</text:span><text:span text:style-name="T297_8"><text:s/></text:span><text:span text:style-name="T297_9">hold</text:span><text:span text:style-name="T297_10"><text:s/></text:span><text:span text:style-name="T297_11">office</text:span><text:span text:style-name="T297_12"><text:s/></text:span><text:span text:style-name="T297_13">for</text:span><text:span text:style-name="T297_14"><text:s/></text:span><text:span text:style-name="T297_15">the</text:span><text:span text:style-name="T297_16"><text:s/></text:span><text:span text:style-name="T297_17">defined</text:span><text:span text:style-name="T297_18"><text:s/></text:span><text:span text:style-name="T297_19">length</text:span><text:span text:style-name="T297_20"><text:s/></text:span><text:span text:style-name="T297_21">of</text:span><text:span text:style-name="T297_22"><text:s/></text:span><text:span text:style-name="T297_23">the</text:span><text:span text:style-name="T297_24"><text:s/></text:span><text:span text:style-name="T297_25">funding</text:span><text:span text:style-name="T297_26"><text:s/></text:span><text:span text:style-name="T297_27">at</text:span><text:span text:style-name="T297_28"><text:s/></text:span><text:span text:style-name="T297_29">the</text:span><text:span text:style-name="T297_30"><text:s/></text:span><text:span text:style-name="T297_31">time</text:span><text:span text:style-name="T297_32"><text:s/></text:span><text:span text:style-name="T297_33">of</text:span><text:span text:style-name="T297_34"><text:s/></text:span><text:span text:style-name="T297_35">the</text:span><text:span text:style-name="T297_36"><text:s/></text:span><text:span text:style-name="T297_37">project</text:span><text:span text:style-name="T297_38"><text:s/></text:span><text:span text:style-name="T297_39">they</text:span><text:span text:style-name="T297_40"><text:s/></text:span><text:span text:style-name="T297_41">supervise</text:span><text:span text:style-name="T297_42">.<text:s text:c="2"/></text:span><text:span text:style-name="T297_43">Should</text:span><text:span text:style-name="T297_44"><text:s/></text:span><text:span text:style-name="T297_45">the</text:span><text:span text:style-name="T297_46"><text:s/></text:span><text:span text:style-name="T297_47">board</text:span><text:span text:style-name="T297_48"><text:s/></text:span><text:span text:style-name="T297_49">decide</text:span><text:span text:style-name="T297_50"><text:s/></text:span><text:span text:style-name="T297_51">to</text:span><text:span text:style-name="T297_52"><text:s/></text:span><text:span text:style-name="T297_53">extend</text:span><text:span text:style-name="T297_54"><text:s/></text:span><text:span text:style-name="T297_55">funding</text:span><text:span text:style-name="T297_56"><text:s/></text:span><text:span text:style-name="T297_57">for</text:span><text:span text:style-name="T297_58"><text:s/></text:span><text:span text:style-name="T297_59">the</text:span><text:span text:style-name="T297_60"><text:s/></text:span><text:span text:style-name="T297_61">project</text:span><text:span text:style-name="T297_62">,<text:s/></text:span><text:span text:style-name="T297_63">the</text:span><text:span text:style-name="T297_64"><text:s/></text:span><text:span text:style-name="T297_65">advisor</text:span><text:span text:style-name="T297_66"><text:s/></text:span><text:span text:style-name="T297_67">may</text:span><text:span text:style-name="T297_68"><text:s/></text:span><text:span text:style-name="T297_69">continue</text:span><text:span text:style-name="T297_70"><text:s/></text:span><text:span text:style-name="T297_71">in</text:span><text:span text:style-name="T297_72"><text:s/></text:span><text:span text:style-name="T297_73">an</text:span><text:span text:style-name="T297_74"><text:s/></text:span><text:span text:style-name="T297_75">advisory</text:span><text:span text:style-name="T297_76"><text:s/></text:span><text:span text:style-name="T297_77">capacity</text:span><text:span text:style-name="T297_78"><text:s/></text:span><text:span text:style-name="T297_79">if</text:span><text:span text:style-name="T297_80"><text:s/></text:span><text:span text:style-name="T297_81">reappointed</text:span><text:span text:style-name="T297_82"><text:s/></text:span><text:span text:style-name="T297_83">by</text:span><text:span text:style-name="T297_84"><text:s/></text:span><text:span text:style-name="T297_85">majority</text:span><text:span text:style-name="T297_86"><text:s/></text:span><text:span text:style-name="T297_87">vote</text:span><text:span text:style-name="T297_88"><text:s/></text:span><text:span text:style-name="T297_89">of</text:span><text:span text:style-name="T297_90"><text:s/></text:span><text:span text:style-name="T297_91">the</text:span><text:span text:style-name="T297_92"><text:s/></text:span><text:span text:style-name="T297_93">board</text:span><text:span text:style-name="T297_94">.</text:span></text:p>
      <text:p text:style-name="P298"/>
      <text:p text:style-name="P299"><text:span text:style-name="T299_1">Section</text:span><text:span text:style-name="T299_2"><text:s/>5.<text:s/></text:span><text:span text:style-name="T299_3">Compensation</text:span></text:p>
      <text:p text:style-name="P300"><text:span text:style-name="T300_1">Scientific</text:span><text:span text:style-name="T300_2"><text:s/></text:span><text:span text:style-name="T300_3">advisors</text:span><text:span text:style-name="T300_4"><text:s/></text:span><text:span text:style-name="T300_5">shall</text:span><text:span text:style-name="T300_6"><text:s/></text:span><text:span text:style-name="T300_7">serve</text:span><text:span text:style-name="T300_8"><text:s/></text:span><text:span text:style-name="T300_9">without</text:span><text:span text:style-name="T300_10"><text:s/></text:span><text:span text:style-name="T300_11">compensation</text:span><text:span text:style-name="T300_12"><text:s/></text:span><text:span text:style-name="T300_13">except</text:span><text:span text:style-name="T300_14"><text:s/></text:span><text:span text:style-name="T300_15">that</text:span><text:span text:style-name="T300_16"><text:s/></text:span><text:span text:style-name="T300_17">a</text:span><text:span text:style-name="T300_18"><text:s/></text:span><text:span text:style-name="T300_19">reasonable</text:span><text:span text:style-name="T300_20"><text:s/></text:span><text:span text:style-name="T300_21">fee</text:span><text:span text:style-name="T300_22"><text:s/></text:span><text:span text:style-name="T300_23">may</text:span><text:span text:style-name="T300_24"><text:s/></text:span><text:span text:style-name="T300_25">be</text:span><text:span text:style-name="T300_26"><text:s/></text:span><text:span text:style-name="T300_27">paid</text:span><text:span text:style-name="T300_28"><text:s/></text:span><text:span text:style-name="T300_29">to</text:span><text:span text:style-name="T300_30"><text:s/></text:span><text:span text:style-name="T300_31">for</text:span><text:span text:style-name="T300_32"><text:s/></text:span><text:span text:style-name="T300_33">attending</text:span><text:span text:style-name="T300_34"><text:s/></text:span><text:span text:style-name="T300_35">regular</text:span><text:span text:style-name="T300_36"><text:s/></text:span><text:span text:style-name="T300_37">and</text:span><text:span text:style-name="T300_38"><text:s/></text:span><text:span text:style-name="T300_39">special</text:span><text:span text:style-name="T300_40"><text:s/></text:span><text:span text:style-name="T300_41">meetings</text:span><text:span text:style-name="T300_42"><text:s/></text:span><text:span text:style-name="T300_43">as</text:span><text:span text:style-name="T300_44"><text:s/></text:span><text:span text:style-name="T300_45">determined</text:span><text:span text:style-name="T300_46"><text:s/></text:span><text:span text:style-name="T300_47">by</text:span><text:span text:style-name="T300_48"><text:s/></text:span><text:span text:style-name="T300_49">the</text:span><text:span text:style-name="T300_50"><text:s/></text:span><text:span text:style-name="T300_51">board</text:span><text:span text:style-name="T300_52">.<text:s/></text:span><text:span text:style-name="T300_53">In</text:span><text:span text:style-name="T300_54"><text:s/></text:span><text:span text:style-name="T300_55">addition</text:span><text:span text:style-name="T300_56">,<text:s/></text:span><text:span text:style-name="T300_57">they</text:span><text:span text:style-name="T300_58"><text:s/></text:span><text:span text:style-name="T300_59">shall</text:span><text:span text:style-name="T300_60"><text:s/></text:span><text:span text:style-name="T300_61">be</text:span><text:span text:style-name="T300_62"><text:s/></text:span><text:span text:style-name="T300_63">allowed</text:span><text:span text:style-name="T300_64"><text:s/></text:span><text:span text:style-name="T300_65">reasonable</text:span><text:span text:style-name="T300_66"><text:s/></text:span><text:span text:style-name="T300_67">advancement</text:span><text:span text:style-name="T300_68"><text:s/></text:span><text:span text:style-name="T300_69">of</text:span><text:span text:style-name="T300_70"><text:s/></text:span><text:span text:style-name="T300_71">expenses</text:span><text:span text:style-name="T300_72"><text:s/></text:span><text:span text:style-name="T300_73">to</text:span><text:span text:style-name="T300_74"><text:s/></text:span><text:span text:style-name="T300_75">be</text:span><text:span text:style-name="T300_76"><text:s/></text:span><text:span text:style-name="T300_77">incurred</text:span><text:span text:style-name="T300_78"><text:s/></text:span><text:span text:style-name="T300_79">in</text:span><text:span text:style-name="T300_80"><text:s/></text:span><text:span text:style-name="T300_81">the</text:span><text:span text:style-name="T300_82"><text:s/></text:span><text:span text:style-name="T300_83">performance</text:span><text:span text:style-name="T300_84"><text:s/></text:span><text:span text:style-name="T300_85">of</text:span><text:span text:style-name="T300_86"><text:s/></text:span><text:span text:style-name="T300_87">their</text:span><text:span text:style-name="T300_88"><text:s/></text:span><text:span text:style-name="T300_89">duties</text:span><text:span text:style-name="T300_90">.<text:s/></text:span><text:span text:style-name="T300_91">Any</text:span><text:span text:style-name="T300_92"><text:s/></text:span><text:span text:style-name="T300_93">payments</text:span><text:span text:style-name="T300_94"><text:s/></text:span><text:span text:style-name="T300_95">to</text:span><text:span text:style-name="T300_96"><text:s/></text:span><text:span text:style-name="T300_97">scientific</text:span><text:span text:style-name="T300_98"><text:s/></text:span><text:span text:style-name="T300_99">advisors</text:span><text:span text:style-name="T300_100"><text:s/></text:span><text:span text:style-name="T300_101">shall</text:span><text:span text:style-name="T300_102"><text:s/></text:span><text:span text:style-name="T300_103">be</text:span><text:span text:style-name="T300_104"><text:s/></text:span><text:span text:style-name="T300_105">approved</text:span><text:span text:style-name="T300_106"><text:s/></text:span><text:span text:style-name="T300_107">in</text:span><text:span text:style-name="T300_108"><text:s/></text:span><text:span text:style-name="T300_109">advance</text:span><text:span text:style-name="T300_110"><text:s/></text:span><text:span text:style-name="T300_111">in</text:span><text:span text:style-name="T300_112"><text:s/></text:span><text:span text:style-name="T300_113">accordance</text:span><text:span text:style-name="T300_114"><text:s/></text:span><text:span text:style-name="T300_115">with</text:span><text:span text:style-name="T300_116"><text:s/></text:span><text:span text:style-name="T300_117">this</text:span><text:span text:style-name="T300_118"><text:s/></text:span><text:span text:style-name="T300_119">corporation</text:span><text:span text:style-name="T300_120">'</text:span><text:span text:style-name="T300_121">s</text:span><text:span text:style-name="T300_122"><text:s/></text:span><text:span text:style-name="T300_123">conflict</text:span><text:span text:style-name="T300_124"><text:s/></text:span><text:span text:style-name="T300_125">of</text:span><text:span text:style-name="T300_126"><text:s/></text:span><text:span text:style-name="T300_127">interest</text:span><text:span text:style-name="T300_128"><text:s/></text:span><text:span text:style-name="T300_129">policy</text:span><text:span text:style-name="T300_130">,<text:s/></text:span><text:span text:style-name="T300_131">as</text:span><text:span text:style-name="T300_132"><text:s/></text:span><text:span text:style-name="T300_133">set</text:span><text:span text:style-name="T300_134"><text:s/></text:span><text:span text:style-name="T300_135">forth</text:span><text:span text:style-name="T300_136"><text:s/></text:span><text:span text:style-name="T300_137">in</text:span><text:span text:style-name="T300_138"><text:s/></text:span><text:span text:style-name="T300_139">Article</text:span><text:span text:style-name="T300_140"><text:s/>9<text:s/></text:span><text:span text:style-name="T300_141">of</text:span><text:span text:style-name="T300_142"><text:s/></text:span><text:span text:style-name="T300_143">these</text:span><text:span text:style-name="T300_144"><text:s/></text:span><text:span text:style-name="T300_145">bylaws</text:span><text:span text:style-name="T300_146">.</text:span></text:p>
      <text:p text:style-name="P301"/>
      <text:p text:style-name="P302"><text:span text:style-name="T302_1">Section</text:span><text:span text:style-name="T302_2"><text:s/>6.<text:s/></text:span><text:span text:style-name="T302_3">Place</text:span><text:span text:style-name="T302_4"><text:s/></text:span><text:span text:style-name="T302_5">of</text:span><text:span text:style-name="T302_6"><text:s/></text:span><text:span text:style-name="T302_7">Meetings</text:span></text:p>
      <text:p text:style-name="P303"><text:span text:style-name="T303_1">Meetings</text:span><text:span text:style-name="T303_2"><text:s/></text:span><text:span text:style-name="T303_3">shall</text:span><text:span text:style-name="T303_4"><text:s/></text:span><text:span text:style-name="T303_5">be</text:span><text:span text:style-name="T303_6"><text:s/></text:span><text:span text:style-name="T303_7">held</text:span><text:span text:style-name="T303_8"><text:s/></text:span><text:span text:style-name="T303_9">via</text:span><text:span text:style-name="T303_10"><text:s/></text:span><text:span text:style-name="T303_11">telepresence</text:span><text:span text:style-name="T303_12"><text:s/></text:span><text:span text:style-name="T303_13">systems</text:span><text:span text:style-name="T303_14"><text:s/></text:span><text:span text:style-name="T303_15">at</text:span><text:span text:style-name="T303_16"><text:s/></text:span><text:span text:style-name="T303_17">a</text:span><text:span text:style-name="T303_18"><text:s/></text:span><text:span text:style-name="T303_19">place</text:span><text:span text:style-name="T303_20"><text:s/></text:span><text:span text:style-name="T303_21">as</text:span><text:span text:style-name="T303_22"><text:s/></text:span><text:span text:style-name="T303_23">designated</text:span><text:span text:style-name="T303_24"><text:s/></text:span><text:span text:style-name="T303_25">from</text:span><text:span text:style-name="T303_26"><text:s/></text:span><text:span text:style-name="T303_27">time</text:span><text:span text:style-name="T303_28"><text:s/></text:span><text:span text:style-name="T303_29">to</text:span><text:span text:style-name="T303_30"><text:s/></text:span><text:span text:style-name="T303_31">time</text:span><text:span text:style-name="T303_32"><text:s/></text:span><text:span text:style-name="T303_33">by</text:span><text:span text:style-name="T303_34"><text:s/></text:span><text:span text:style-name="T303_35">resolution</text:span><text:span text:style-name="T303_36"><text:s/></text:span><text:span text:style-name="T303_37">of</text:span><text:span text:style-name="T303_38"><text:s/></text:span><text:span text:style-name="T303_39">the</text:span><text:span text:style-name="T303_40"><text:s/></text:span><text:span text:style-name="T303_41">board</text:span><text:span text:style-name="T303_42"><text:s/></text:span><text:span text:style-name="T303_43">of</text:span><text:span text:style-name="T303_44"><text:s/></text:span><text:span text:style-name="T303_45">directors</text:span><text:span text:style-name="T303_46">,<text:s/></text:span><text:span text:style-name="T303_47">and</text:span><text:span text:style-name="T303_48"><text:s/></text:span><text:span text:style-name="T303_49">approved</text:span><text:span text:style-name="T303_50"><text:s/></text:span><text:span text:style-name="T303_51">by</text:span><text:span text:style-name="T303_52"><text:s/></text:span><text:span text:style-name="T303_53">the</text:span><text:span text:style-name="T303_54"><text:s/></text:span><text:span text:style-name="T303_55">scientific</text:span><text:span text:style-name="T303_56"><text:s/></text:span><text:span text:style-name="T303_57">advisors</text:span><text:span text:style-name="T303_58">.</text:span></text:p>
      <text:p text:style-name="P304"/>
      <text:p text:style-name="P305"><text:span text:style-name="T305_1">Section</text:span><text:span text:style-name="T305_2"><text:s/>7.<text:s/></text:span><text:span text:style-name="T305_3">Regular</text:span><text:span text:style-name="T305_4"><text:s/></text:span><text:span text:style-name="T305_5">Meetings</text:span></text:p>
      <text:p text:style-name="P306"><text:span text:style-name="T306_1">Regular</text:span><text:span text:style-name="T306_2"><text:s/></text:span><text:span text:style-name="T306_3">meetings</text:span><text:span text:style-name="T306_4"><text:s/></text:span><text:span text:style-name="T306_5">of</text:span><text:span text:style-name="T306_6"><text:s/></text:span><text:span text:style-name="T306_7">scientific</text:span><text:span text:style-name="T306_8"><text:s/></text:span><text:span text:style-name="T306_9">advisors</text:span><text:span text:style-name="T306_10"><text:s/></text:span><text:span text:style-name="T306_11">shall</text:span><text:span text:style-name="T306_12"><text:s/></text:span><text:span text:style-name="T306_13">be</text:span><text:span text:style-name="T306_14"><text:s/></text:span><text:span text:style-name="T306_15">held</text:span><text:span text:style-name="T306_16"><text:s/></text:span><text:span text:style-name="T306_17">at</text:span><text:span text:style-name="T306_18"><text:s/></text:span><text:span text:style-name="T306_19">a</text:span><text:span text:style-name="T306_20"><text:s/></text:span><text:span text:style-name="T306_21">minimum</text:span><text:span text:style-name="T306_22"><text:s/></text:span><text:span text:style-name="T306_23">once</text:span><text:span text:style-name="T306_24"><text:s/></text:span><text:span text:style-name="T306_25">a</text:span><text:span text:style-name="T306_26"><text:s/></text:span><text:span text:style-name="T306_27">year</text:span><text:span text:style-name="T306_28"><text:s/></text:span><text:span text:style-name="T306_29">on</text:span><text:span text:style-name="T306_30"><text:s/></text:span><text:span text:style-name="T306_31">the</text:span><text:span text:style-name="T306_32"><text:s/></text:span><text:span text:style-name="T306_33">third</text:span><text:span text:style-name="T306_34"><text:s/></text:span><text:span text:style-name="T306_35">Wednesday</text:span><text:span text:style-name="T306_36"><text:s/></text:span><text:span text:style-name="T306_37">of</text:span><text:span text:style-name="T306_38"><text:s/></text:span><text:span text:style-name="T306_39">an</text:span><text:span text:style-name="T306_40"><text:s/></text:span><text:span text:style-name="T306_41">odd</text:span><text:span text:style-name="T306_42">-</text:span><text:span text:style-name="T306_43">numbered</text:span><text:span text:style-name="T306_44"><text:s/></text:span><text:span text:style-name="T306_45">month</text:span><text:span text:style-name="T306_46"><text:s/></text:span><text:span text:style-name="T306_47">at</text:span><text:span text:style-name="T306_48"><text:s/>6:00<text:s/></text:span><text:span text:style-name="T306_49">p</text:span><text:span text:style-name="T306_50">.</text:span><text:span text:style-name="T306_51">m</text:span><text:span text:style-name="T306_52">.,<text:s/></text:span><text:span text:style-name="T306_53">Pacific</text:span><text:span text:style-name="T306_54"><text:s/></text:span><text:span text:style-name="T306_55">Time</text:span><text:span text:style-name="T306_56">.<text:s text:c="2"/></text:span><text:span text:style-name="T306_57">These</text:span><text:span text:style-name="T306_58"><text:s/></text:span><text:span text:style-name="T306_59">meetings</text:span><text:span text:style-name="T306_60"><text:s/></text:span><text:span text:style-name="T306_61">shall</text:span><text:span text:style-name="T306_62"><text:s/></text:span><text:span text:style-name="T306_63">be</text:span><text:span text:style-name="T306_64"><text:s/></text:span><text:span text:style-name="T306_65">attended</text:span><text:span text:style-name="T306_66"><text:s/></text:span><text:span text:style-name="T306_67">by</text:span><text:span text:style-name="T306_68"><text:s/></text:span><text:span text:style-name="T306_69">the</text:span><text:span text:style-name="T306_70"><text:s/></text:span><text:span text:style-name="T306_71">president</text:span><text:span text:style-name="T306_72"><text:s/></text:span><text:span text:style-name="T306_73">of</text:span><text:span text:style-name="T306_74"><text:s/></text:span><text:span text:style-name="T306_75">indysci</text:span><text:span text:style-name="T306_76"><text:s/></text:span><text:span text:style-name="T306_77">dot</text:span><text:span text:style-name="T306_78"><text:s/></text:span><text:span text:style-name="T306_79">org</text:span><text:span text:style-name="T306_80">,<text:s/></text:span><text:span text:style-name="T306_81">the</text:span><text:span text:style-name="T306_82"><text:s/></text:span><text:span text:style-name="T306_83">secretary</text:span><text:span text:style-name="T306_84"><text:s/></text:span><text:span text:style-name="T306_85">of</text:span><text:span text:style-name="T306_86"><text:s/></text:span><text:span text:style-name="T306_87">indysci</text:span><text:span text:style-name="T306_88"><text:s/></text:span><text:span text:style-name="T306_89">dot</text:span><text:span text:style-name="T306_90"><text:s/></text:span><text:span text:style-name="T306_91">org</text:span><text:span text:style-name="T306_92">,<text:s/></text:span><text:span text:style-name="T306_93">the</text:span><text:span text:style-name="T306_94"><text:s/></text:span><text:span text:style-name="T306_95">scientific</text:span><text:span text:style-name="T306_96"><text:s/></text:span><text:span text:style-name="T306_97">advisors</text:span><text:span text:style-name="T306_98">,<text:s/></text:span><text:span text:style-name="T306_99">and</text:span><text:span text:style-name="T306_100"><text:s/></text:span><text:span text:style-name="T306_101">the</text:span><text:span text:style-name="T306_102"><text:s/></text:span><text:span text:style-name="T306_103">principal</text:span><text:span text:style-name="T306_104"><text:s/></text:span><text:span text:style-name="T306_105">investigator</text:span><text:span text:style-name="T306_106">(</text:span><text:span text:style-name="T306_107">s</text:span><text:span text:style-name="T306_108">)<text:s/></text:span><text:span text:style-name="T306_109">of</text:span><text:span text:style-name="T306_110"><text:s/></text:span><text:span text:style-name="T306_111">the</text:span><text:span text:style-name="T306_112"><text:s/></text:span><text:span text:style-name="T306_113">projects</text:span><text:span text:style-name="T306_114"><text:s/></text:span><text:span text:style-name="T306_115">being</text:span><text:span text:style-name="T306_116"><text:s/></text:span><text:span text:style-name="T306_117">supervised</text:span><text:span text:style-name="T306_118"><text:s/></text:span><text:span text:style-name="T306_119">by</text:span><text:span text:style-name="T306_120"><text:s/></text:span><text:span text:style-name="T306_121">the</text:span><text:span text:style-name="T306_122"><text:s/></text:span><text:span text:style-name="T306_123">advisory</text:span><text:span text:style-name="T306_124"><text:s/></text:span><text:span text:style-name="T306_125">board</text:span><text:span text:style-name="T306_126">.<text:s text:c="2"/></text:span><text:span text:style-name="T306_127">A</text:span><text:span text:style-name="T306_128"><text:s/></text:span><text:span text:style-name="T306_129">quorum</text:span><text:span text:style-name="T306_130"><text:s/></text:span><text:span text:style-name="T306_131">shall</text:span><text:span text:style-name="T306_132"><text:s/></text:span><text:span text:style-name="T306_133">consist</text:span><text:span text:style-name="T306_134"><text:s/></text:span><text:span text:style-name="T306_135">of</text:span><text:span text:style-name="T306_136"><text:s/></text:span><text:span text:style-name="T306_137">the</text:span><text:span text:style-name="T306_138"><text:s/></text:span><text:span text:style-name="T306_139">president</text:span><text:span text:style-name="T306_140"><text:s/></text:span><text:span text:style-name="T306_141">or</text:span><text:span text:style-name="T306_142"><text:s/></text:span><text:span text:style-name="T306_143">the</text:span><text:span text:style-name="T306_144"><text:s/></text:span><text:span text:style-name="T306_145">secretary</text:span><text:span text:style-name="T306_146">,<text:s/></text:span><text:span text:style-name="T306_147">the</text:span><text:span text:style-name="T306_148"><text:s/></text:span><text:span text:style-name="T306_149">principal</text:span><text:span text:style-name="T306_150"><text:s/></text:span><text:span text:style-name="T306_151">investigator</text:span><text:span text:style-name="T306_152">,<text:s/></text:span><text:span text:style-name="T306_153">and</text:span><text:span text:style-name="T306_154"><text:s/></text:span><text:span text:style-name="T306_155">at</text:span><text:span text:style-name="T306_156"><text:s/></text:span><text:span text:style-name="T306_157">least</text:span><text:span text:style-name="T306_158"><text:s/></text:span><text:span text:style-name="T306_159">one</text:span><text:span text:style-name="T306_160"><text:s/></text:span><text:span text:style-name="T306_161">scientific</text:span><text:span text:style-name="T306_162"><text:s/></text:span><text:span text:style-name="T306_163">advisor</text:span><text:span text:style-name="T306_164">.<text:s text:c="2"/></text:span><text:span text:style-name="T306_165">If</text:span><text:span text:style-name="T306_166"><text:s/></text:span><text:span text:style-name="T306_167">indysci</text:span><text:span text:style-name="T306_168"><text:s/></text:span><text:span text:style-name="T306_169">dot</text:span><text:span text:style-name="T306_170"><text:s/></text:span><text:span text:style-name="T306_171">org</text:span><text:span text:style-name="T306_172"><text:s/></text:span><text:span text:style-name="T306_173">operates</text:span><text:span text:style-name="T306_174"><text:s/></text:span><text:span text:style-name="T306_175">more</text:span><text:span text:style-name="T306_176"><text:s/></text:span><text:span text:style-name="T306_177">than</text:span><text:span text:style-name="T306_178"><text:s/></text:span><text:span text:style-name="T306_179">one</text:span><text:span text:style-name="T306_180"><text:s/></text:span><text:span text:style-name="T306_181">scientific</text:span><text:span text:style-name="T306_182"><text:s/></text:span><text:span text:style-name="T306_183">board</text:span><text:span text:style-name="T306_184">,<text:s/></text:span><text:span text:style-name="T306_185">then</text:span><text:span text:style-name="T306_186"><text:s/></text:span><text:span text:style-name="T306_187">different</text:span><text:span text:style-name="T306_188"><text:s/></text:span><text:span text:style-name="T306_189">meeting</text:span><text:span text:style-name="T306_190"><text:s/></text:span><text:span text:style-name="T306_191">days</text:span><text:span text:style-name="T306_192"><text:s/></text:span><text:span text:style-name="T306_193">or</text:span><text:span text:style-name="T306_194"><text:s/></text:span><text:span text:style-name="T306_195">times</text:span><text:span text:style-name="T306_196"><text:s/></text:span><text:span text:style-name="T306_197">may</text:span><text:span text:style-name="T306_198"><text:s/></text:span><text:span text:style-name="T306_199">be</text:span><text:span text:style-name="T306_200"><text:s/></text:span><text:span text:style-name="T306_201">arranged</text:span><text:span text:style-name="T306_202"><text:s/></text:span><text:span text:style-name="T306_203">so</text:span><text:span text:style-name="T306_204"><text:s/></text:span><text:span text:style-name="T306_205">that</text:span><text:span text:style-name="T306_206"><text:s/></text:span><text:span text:style-name="T306_207">the</text:span><text:span text:style-name="T306_208"><text:s/></text:span><text:span text:style-name="T306_209">president</text:span><text:span text:style-name="T306_210"><text:s/></text:span><text:span text:style-name="T306_211">and</text:span><text:span text:style-name="T306_212"><text:s/></text:span><text:span text:style-name="T306_213">secretary</text:span><text:span text:style-name="T306_214"><text:s/></text:span><text:span text:style-name="T306_215">may</text:span><text:span text:style-name="T306_216"><text:s/></text:span><text:span text:style-name="T306_217">attend</text:span><text:span text:style-name="T306_218"><text:s/></text:span><text:span text:style-name="T306_219">all</text:span><text:span text:style-name="T306_220"><text:s/></text:span><text:span text:style-name="T306_221">scientific</text:span><text:span text:style-name="T306_222"><text:s/></text:span><text:span text:style-name="T306_223">advisory</text:span><text:span text:style-name="T306_224"><text:s/></text:span><text:span text:style-name="T306_225">meetings</text:span><text:span text:style-name="T306_226">.</text:span></text:p>
      <text:p text:style-name="P307"/>
      <text:p text:style-name="P308"><text:span text:style-name="T308_1">Section</text:span><text:span text:style-name="T308_2"><text:s/>8.<text:s/></text:span><text:span text:style-name="T308_3">Special</text:span><text:span text:style-name="T308_4"><text:s/></text:span><text:span text:style-name="T308_5">Meetings</text:span></text:p>
      <text:p text:style-name="P309"><text:span text:style-name="T309_1">Special</text:span><text:span text:style-name="T309_2"><text:s/></text:span><text:span text:style-name="T309_3">meetings</text:span><text:span text:style-name="T309_4"><text:s/></text:span><text:span text:style-name="T309_5">of</text:span><text:span text:style-name="T309_6"><text:s/></text:span><text:span text:style-name="T309_7">the</text:span><text:span text:style-name="T309_8"><text:s/></text:span><text:span text:style-name="T309_9">scientific</text:span><text:span text:style-name="T309_10"><text:s/></text:span><text:span text:style-name="T309_11">advisors</text:span><text:span text:style-name="T309_12"><text:s/></text:span><text:span text:style-name="T309_13">may</text:span><text:span text:style-name="T309_14"><text:s/></text:span><text:span text:style-name="T309_15">be</text:span><text:span text:style-name="T309_16"><text:s/></text:span><text:span text:style-name="T309_17">called</text:span><text:span text:style-name="T309_18"><text:s/></text:span><text:span text:style-name="T309_19">by</text:span><text:span text:style-name="T309_20"><text:s/></text:span><text:span text:style-name="T309_21">the</text:span><text:span text:style-name="T309_22"><text:s/></text:span><text:span text:style-name="T309_23">president</text:span><text:span text:style-name="T309_24"><text:s/></text:span><text:span text:style-name="T309_25">of</text:span><text:span text:style-name="T309_26"><text:s/></text:span><text:span text:style-name="T309_27">indysci</text:span><text:span text:style-name="T309_28"><text:s/></text:span><text:span text:style-name="T309_29">dot</text:span><text:span text:style-name="T309_30"><text:s/></text:span><text:span text:style-name="T309_31">org</text:span><text:span text:style-name="T309_32">,<text:s/></text:span><text:span text:style-name="T309_33">the</text:span><text:span text:style-name="T309_34"><text:s/></text:span><text:span text:style-name="T309_35">principal</text:span><text:span text:style-name="T309_36"><text:s/></text:span><text:span text:style-name="T309_37">investigator</text:span><text:span text:style-name="T309_38">(</text:span><text:span text:style-name="T309_39">s</text:span><text:span text:style-name="T309_40">)<text:s/></text:span><text:span text:style-name="T309_41">of</text:span><text:span text:style-name="T309_42"><text:s/></text:span><text:span text:style-name="T309_43">the</text:span><text:span text:style-name="T309_44"><text:s/></text:span><text:span text:style-name="T309_45">projects</text:span><text:span text:style-name="T309_46"><text:s/></text:span><text:span text:style-name="T309_47">being</text:span><text:span text:style-name="T309_48"><text:s/></text:span><text:span text:style-name="T309_49">supervised</text:span><text:span text:style-name="T309_50">,<text:s/></text:span><text:span text:style-name="T309_51">by</text:span><text:span text:style-name="T309_52"><text:s/></text:span><text:span text:style-name="T309_53">any</text:span><text:span text:style-name="T309_54"><text:s/></text:span><text:span text:style-name="T309_55">two</text:span><text:span text:style-name="T309_56"><text:s/></text:span><text:span text:style-name="T309_57">directors</text:span><text:span text:style-name="T309_58">,<text:s/></text:span><text:span text:style-name="T309_59">or</text:span><text:span text:style-name="T309_60"><text:s/></text:span><text:span text:style-name="T309_61">by</text:span><text:span text:style-name="T309_62"><text:s/></text:span><text:span text:style-name="T309_63">any</text:span><text:span text:style-name="T309_64"><text:s/></text:span><text:span text:style-name="T309_65">two</text:span><text:span text:style-name="T309_66"><text:s/></text:span><text:span text:style-name="T309_67">scientific</text:span><text:span text:style-name="T309_68"><text:s/></text:span><text:span text:style-name="T309_69">advisors</text:span><text:span text:style-name="T309_70">.<text:s/></text:span><text:span text:style-name="T309_71">By</text:span><text:span text:style-name="T309_72"><text:s/></text:span><text:span text:style-name="T309_73">approval</text:span><text:span text:style-name="T309_74"><text:s/></text:span><text:span text:style-name="T309_75">of</text:span><text:span text:style-name="T309_76"><text:s/></text:span><text:span text:style-name="T309_77">the</text:span><text:span text:style-name="T309_78"><text:s/></text:span><text:span text:style-name="T309_79">board</text:span><text:span text:style-name="T309_80">,<text:s/></text:span><text:span text:style-name="T309_81">or</text:span><text:span text:style-name="T309_82"><text:s/></text:span><text:span text:style-name="T309_83">unanimous</text:span><text:span text:style-name="T309_84"><text:s/></text:span><text:span text:style-name="T309_85">consent</text:span><text:span text:style-name="T309_86"><text:s/></text:span><text:span text:style-name="T309_87">of</text:span><text:span text:style-name="T309_88"><text:s/></text:span><text:span text:style-name="T309_89">the</text:span><text:span text:style-name="T309_90"><text:s/></text:span><text:span text:style-name="T309_91">attendees</text:span><text:span text:style-name="T309_92">,<text:s/></text:span><text:span text:style-name="T309_93">such</text:span><text:span text:style-name="T309_94"><text:s/></text:span><text:span text:style-name="T309_95">meetings</text:span><text:span text:style-name="T309_96"><text:s/></text:span><text:span text:style-name="T309_97">shall</text:span><text:span text:style-name="T309_98"><text:s/></text:span><text:span text:style-name="T309_99">be</text:span><text:span text:style-name="T309_100"><text:s/></text:span><text:span text:style-name="T309_101">held</text:span><text:span text:style-name="T309_102"><text:s/></text:span><text:span text:style-name="T309_103">at</text:span><text:span text:style-name="T309_104"><text:s/></text:span><text:span text:style-name="T309_105">the</text:span><text:span text:style-name="T309_106"><text:s/></text:span><text:span text:style-name="T309_107">place</text:span><text:span text:style-name="T309_108"><text:s/></text:span><text:span text:style-name="T309_109">designated</text:span><text:span text:style-name="T309_110"><text:s/></text:span><text:span text:style-name="T309_111">by</text:span><text:span text:style-name="T309_112"><text:s/></text:span><text:span text:style-name="T309_113">the</text:span><text:span text:style-name="T309_114"><text:s/></text:span><text:span text:style-name="T309_115">person</text:span><text:span text:style-name="T309_116"><text:s/></text:span><text:span text:style-name="T309_117">or</text:span><text:span text:style-name="T309_118"><text:s/></text:span><text:span text:style-name="T309_119">persons</text:span><text:span text:style-name="T309_120"><text:s/></text:span><text:span text:style-name="T309_121">calling</text:span><text:span text:style-name="T309_122"><text:s/></text:span><text:span text:style-name="T309_123">the</text:span><text:span text:style-name="T309_124"><text:s/></text:span><text:span text:style-name="T309_125">special</text:span><text:span text:style-name="T309_126"><text:s/></text:span><text:span text:style-name="T309_127">meeting</text:span><text:span text:style-name="T309_128">.</text:span></text:p>
      <text:p text:style-name="P310"/>
      <text:p text:style-name="P311"><text:span text:style-name="T311_1">Section</text:span><text:span text:style-name="T311_2"><text:s/>9.<text:s/></text:span><text:span text:style-name="T311_3">Notice</text:span><text:span text:style-name="T311_4"><text:s/></text:span><text:span text:style-name="T311_5">of</text:span><text:span text:style-name="T311_6"><text:s/></text:span><text:span text:style-name="T311_7">Meetings</text:span></text:p>
      <text:p text:style-name="P312"><text:span text:style-name="T312_1">Unless</text:span><text:span text:style-name="T312_2"><text:s/></text:span><text:span text:style-name="T312_3">otherwise</text:span><text:span text:style-name="T312_4"><text:s/></text:span><text:span text:style-name="T312_5">provided</text:span><text:span text:style-name="T312_6"><text:s/></text:span><text:span text:style-name="T312_7">by</text:span><text:span text:style-name="T312_8"><text:s/></text:span><text:span text:style-name="T312_9">the</text:span><text:span text:style-name="T312_10"><text:s/></text:span><text:span text:style-name="T312_11">articles</text:span><text:span text:style-name="T312_12"><text:s/></text:span><text:span text:style-name="T312_13">of</text:span><text:span text:style-name="T312_14"><text:s/></text:span><text:span text:style-name="T312_15">incorporation</text:span><text:span text:style-name="T312_16">,<text:s/></text:span><text:span text:style-name="T312_17">these</text:span><text:span text:style-name="T312_18"><text:s/></text:span><text:span text:style-name="T312_19">bylaws</text:span><text:span text:style-name="T312_20">,<text:s/></text:span><text:span text:style-name="T312_21">or</text:span><text:span text:style-name="T312_22"><text:s/></text:span><text:span text:style-name="T312_23">provisions</text:span><text:span text:style-name="T312_24"><text:s/></text:span><text:span text:style-name="T312_25">of</text:span><text:span text:style-name="T312_26"><text:s/></text:span><text:span text:style-name="T312_27">law</text:span><text:span text:style-name="T312_28">,<text:s/></text:span><text:span text:style-name="T312_29">the</text:span><text:span text:style-name="T312_30"><text:s/></text:span><text:span text:style-name="T312_31">following</text:span><text:span text:style-name="T312_32"><text:s/></text:span><text:span text:style-name="T312_33">provisions</text:span><text:span text:style-name="T312_34"><text:s/></text:span><text:span text:style-name="T312_35">shall</text:span><text:span text:style-name="T312_36"><text:s/></text:span><text:span text:style-name="T312_37">govern</text:span><text:span text:style-name="T312_38"><text:s/></text:span><text:span text:style-name="T312_39">the</text:span><text:span text:style-name="T312_40"><text:s/></text:span><text:span text:style-name="T312_41">giving</text:span><text:span text:style-name="T312_42"><text:s/></text:span><text:span text:style-name="T312_43">of</text:span><text:span text:style-name="T312_44"><text:s/></text:span><text:span text:style-name="T312_45">notice</text:span><text:span text:style-name="T312_46"><text:s/></text:span><text:span text:style-name="T312_47">for</text:span><text:span text:style-name="T312_48"><text:s/></text:span><text:span text:style-name="T312_49">meetings</text:span><text:span text:style-name="T312_50"><text:s/></text:span><text:span text:style-name="T312_51">with</text:span><text:span text:style-name="T312_52"><text:s/></text:span><text:span text:style-name="T312_53">scientific</text:span><text:span text:style-name="T312_54"><text:s/></text:span><text:span text:style-name="T312_55">advisors</text:span><text:span text:style-name="T312_56">:</text:span></text:p>
      <text:p text:style-name="P313"><text:span text:style-name="T313_1">a</text:span><text:span text:style-name="T313_2">.<text:tab/></text:span><text:span text:style-name="T313_3">Regular</text:span><text:span text:style-name="T313_4"><text:s/></text:span><text:span text:style-name="T313_5">Meetings</text:span><text:span text:style-name="T313_6">.</text:span><text:span text:style-name="T313_7"><text:s/></text:span><text:span text:style-name="T313_8">No</text:span><text:span text:style-name="T313_9"><text:s/></text:span><text:span text:style-name="T313_10">notice</text:span><text:span text:style-name="T313_11"><text:s/></text:span><text:span text:style-name="T313_12">need</text:span><text:span text:style-name="T313_13"><text:s/></text:span><text:span text:style-name="T313_14">be</text:span><text:span text:style-name="T313_15"><text:s/></text:span><text:span text:style-name="T313_16">given</text:span><text:span text:style-name="T313_17"><text:s/></text:span><text:span text:style-name="T313_18">of</text:span><text:span text:style-name="T313_19"><text:s/></text:span><text:span text:style-name="T313_20">any</text:span><text:span text:style-name="T313_21"><text:s/></text:span><text:span text:style-name="T313_22">regular</text:span><text:span text:style-name="T313_23"><text:s/></text:span><text:span text:style-name="T313_24">meeting</text:span><text:span text:style-name="T313_25"><text:s/></text:span><text:span text:style-name="T313_26">of</text:span><text:span text:style-name="T313_27"><text:s/></text:span><text:span text:style-name="T313_28">scientific</text:span><text:span text:style-name="T313_29"><text:s/></text:span><text:span text:style-name="T313_30">advisors</text:span><text:span text:style-name="T313_31">.</text:span></text:p>
      <text:p text:style-name="P314"><text:span text:style-name="T314_1">b</text:span><text:span text:style-name="T314_2">.<text:tab/></text:span><text:span text:style-name="T314_3">Special</text:span><text:span text:style-name="T314_4"><text:s/></text:span><text:span text:style-name="T314_5">Meetings</text:span><text:span text:style-name="T314_6">.</text:span><text:span text:style-name="T314_7"><text:s/></text:span><text:span text:style-name="T314_8">At</text:span><text:span text:style-name="T314_9"><text:s/></text:span><text:span text:style-name="T314_10">least</text:span><text:span text:style-name="T314_11"><text:s/></text:span><text:span text:style-name="T314_12">two</text:span><text:span text:style-name="T314_13"><text:s/></text:span><text:span text:style-name="T314_14">weeks</text:span><text:span text:style-name="T314_15"><text:s/></text:span><text:span text:style-name="T314_16">prior</text:span><text:span text:style-name="T314_17"><text:s/></text:span><text:span text:style-name="T314_18">notice</text:span><text:span text:style-name="T314_19"><text:s/></text:span><text:span text:style-name="T314_20">shall</text:span><text:span text:style-name="T314_21"><text:s/></text:span><text:span text:style-name="T314_22">be</text:span><text:span text:style-name="T314_23"><text:s/></text:span><text:span text:style-name="T314_24">given</text:span><text:span text:style-name="T314_25"><text:s/></text:span><text:span text:style-name="T314_26">by</text:span><text:span text:style-name="T314_27"><text:s/></text:span><text:span text:style-name="T314_28">the</text:span><text:span text:style-name="T314_29"><text:s/></text:span><text:span text:style-name="T314_30">secretary</text:span><text:span text:style-name="T314_31"><text:s/></text:span><text:span text:style-name="T314_32">or</text:span><text:span text:style-name="T314_33"><text:s/></text:span><text:span text:style-name="T314_34">president</text:span><text:span text:style-name="T314_35"><text:s/></text:span><text:span text:style-name="T314_36">of</text:span><text:span text:style-name="T314_37"><text:s/></text:span><text:span text:style-name="T314_38">the</text:span><text:span text:style-name="T314_39"><text:s/></text:span><text:span text:style-name="T314_40">corporation</text:span><text:span text:style-name="T314_41"><text:s/></text:span><text:span text:style-name="T314_42">to</text:span><text:span text:style-name="T314_43"><text:s/></text:span><text:span text:style-name="T314_44">each</text:span><text:span text:style-name="T314_45"><text:s/></text:span><text:span text:style-name="T314_46">board</text:span><text:span text:style-name="T314_47"><text:s/></text:span><text:span text:style-name="T314_48">member</text:span><text:span text:style-name="T314_49">.<text:s/></text:span><text:span text:style-name="T314_50">Such</text:span><text:span text:style-name="T314_51"><text:s/></text:span><text:span text:style-name="T314_52">notice</text:span><text:span text:style-name="T314_53"><text:s/></text:span><text:span text:style-name="T314_54">must</text:span><text:span text:style-name="T314_55"><text:s/></text:span><text:span text:style-name="T314_56">be</text:span><text:span text:style-name="T314_57"><text:s/></text:span><text:span text:style-name="T314_58">electronically</text:span><text:span text:style-name="T314_59"><text:s/></text:span><text:span text:style-name="T314_60">transmitted</text:span><text:span text:style-name="T314_61"><text:s/></text:span><text:span text:style-name="T314_62">and</text:span><text:span text:style-name="T314_63"><text:s/></text:span><text:span text:style-name="T314_64">available</text:span><text:span text:style-name="T314_65"><text:s/></text:span><text:span text:style-name="T314_66">for</text:span><text:span text:style-name="T314_67"><text:s/></text:span><text:span text:style-name="T314_68">public</text:span><text:span text:style-name="T314_69"><text:s/></text:span><text:span text:style-name="T314_70">access</text:span><text:span text:style-name="T314_71"><text:s/></text:span><text:span text:style-name="T314_72">on</text:span><text:span text:style-name="T314_73"><text:s/></text:span><text:span text:style-name="T314_74">the</text:span><text:span text:style-name="T314_75"><text:s/></text:span><text:span text:style-name="T314_76">indysci</text:span><text:span text:style-name="T314_77"><text:s/></text:span><text:span text:style-name="T314_78">website</text:span><text:span text:style-name="T314_79">.<text:s text:c="2"/></text:span><text:span text:style-name="T314_80">Such</text:span><text:span text:style-name="T314_81"><text:s/></text:span><text:span text:style-name="T314_82">notice</text:span><text:span text:style-name="T314_83"><text:s/></text:span><text:span text:style-name="T314_84">shall</text:span><text:span text:style-name="T314_85"><text:s/></text:span><text:span text:style-name="T314_86">state</text:span><text:span text:style-name="T314_87"><text:s/></text:span><text:span text:style-name="T314_88">the</text:span><text:span text:style-name="T314_89"><text:s/></text:span><text:span text:style-name="T314_90">place</text:span><text:span text:style-name="T314_91">,<text:s/></text:span><text:span text:style-name="T314_92">date</text:span><text:span text:style-name="T314_93">,<text:s/></text:span><text:span text:style-name="T314_94">and</text:span><text:span text:style-name="T314_95"><text:s/></text:span><text:span text:style-name="T314_96">time</text:span><text:span text:style-name="T314_97"><text:s/></text:span><text:span text:style-name="T314_98">of</text:span><text:span text:style-name="T314_99"><text:s/></text:span><text:span text:style-name="T314_100">the</text:span><text:span text:style-name="T314_101"><text:s/></text:span><text:span text:style-name="T314_102">meeting</text:span><text:span text:style-name="T314_103"><text:s/></text:span><text:span text:style-name="T314_104">and</text:span><text:span text:style-name="T314_105"><text:s/></text:span><text:span text:style-name="T314_106">the</text:span><text:span text:style-name="T314_107"><text:s/></text:span><text:span text:style-name="T314_108">matters</text:span><text:span text:style-name="T314_109"><text:s/></text:span><text:span text:style-name="T314_110">proposed</text:span><text:span text:style-name="T314_111"><text:s/></text:span><text:span text:style-name="T314_112">to</text:span><text:span text:style-name="T314_113"><text:s/></text:span><text:span text:style-name="T314_114">be</text:span><text:span text:style-name="T314_115"><text:s/></text:span><text:span text:style-name="T314_116">acted</text:span><text:span text:style-name="T314_117"><text:s/></text:span><text:span text:style-name="T314_118">upon</text:span><text:span text:style-name="T314_119"><text:s/></text:span><text:span text:style-name="T314_120">at</text:span><text:span text:style-name="T314_121"><text:s/></text:span><text:span text:style-name="T314_122">the</text:span><text:span text:style-name="T314_123"><text:s/></text:span><text:span text:style-name="T314_124">meeting</text:span><text:span text:style-name="T314_125">.</text:span></text:p>
      <text:p text:style-name="P315"/>
      <text:p text:style-name="P316"><text:span text:style-name="T316_1">Section</text:span><text:span text:style-name="T316_2"><text:s/>10.<text:s/></text:span><text:span text:style-name="T316_3">Conduct</text:span><text:span text:style-name="T316_4"><text:s/></text:span><text:span text:style-name="T316_5">of</text:span><text:span text:style-name="T316_6"><text:s/></text:span><text:span text:style-name="T316_7">Meetings</text:span></text:p>
      <text:p text:style-name="P317"><text:span text:style-name="T317_1">Meetings</text:span><text:span text:style-name="T317_2"><text:s/></text:span><text:span text:style-name="T317_3">of</text:span><text:span text:style-name="T317_4"><text:s/></text:span><text:span text:style-name="T317_5">scientific</text:span><text:span text:style-name="T317_6"><text:s/></text:span><text:span text:style-name="T317_7">advisors</text:span><text:span text:style-name="T317_8"><text:s/></text:span><text:span text:style-name="T317_9">shall</text:span><text:span text:style-name="T317_10"><text:s/></text:span><text:span text:style-name="T317_11">be</text:span><text:span text:style-name="T317_12"><text:s/></text:span><text:span text:style-name="T317_13">presided</text:span><text:span text:style-name="T317_14"><text:s/></text:span><text:span text:style-name="T317_15">over</text:span><text:span text:style-name="T317_16"><text:s/></text:span><text:span text:style-name="T317_17">by</text:span><text:span text:style-name="T317_18"><text:s/></text:span><text:span text:style-name="T317_19">the</text:span><text:span text:style-name="T317_20"><text:s/></text:span><text:span text:style-name="T317_21">president</text:span><text:span text:style-name="T317_22"><text:s/></text:span><text:span text:style-name="T317_23">of</text:span><text:span text:style-name="T317_24"><text:s/></text:span><text:span text:style-name="T317_25">indysci</text:span><text:span text:style-name="T317_26">,<text:s/></text:span><text:span text:style-name="T317_27">or</text:span><text:span text:style-name="T317_28"><text:s/></text:span><text:span text:style-name="T317_29">in</text:span><text:span text:style-name="T317_30"><text:s/></text:span><text:span text:style-name="T317_31">his</text:span><text:span text:style-name="T317_32"><text:s/></text:span><text:span text:style-name="T317_33">or</text:span><text:span text:style-name="T317_34"><text:s/></text:span><text:span text:style-name="T317_35">her</text:span><text:span text:style-name="T317_36"><text:s/></text:span><text:span text:style-name="T317_37">absence</text:span><text:span text:style-name="T317_38">,<text:s/></text:span><text:span text:style-name="T317_39">by</text:span><text:span text:style-name="T317_40"><text:s/></text:span><text:span text:style-name="T317_41">a</text:span><text:span text:style-name="T317_42"><text:s/></text:span><text:span text:style-name="T317_43">chairperson</text:span><text:span text:style-name="T317_44"><text:s/></text:span><text:span text:style-name="T317_45">chosen</text:span><text:span text:style-name="T317_46"><text:s/></text:span><text:span text:style-name="T317_47">by</text:span><text:span text:style-name="T317_48"><text:s/></text:span><text:span text:style-name="T317_49">a</text:span><text:span text:style-name="T317_50"><text:s/></text:span><text:span text:style-name="T317_51">majority</text:span><text:span text:style-name="T317_52"><text:s/></text:span><text:span text:style-name="T317_53">of</text:span><text:span text:style-name="T317_54"><text:s/></text:span><text:span text:style-name="T317_55">the</text:span><text:span text:style-name="T317_56"><text:s/></text:span><text:span text:style-name="T317_57">attendees</text:span><text:span text:style-name="T317_58"><text:s/></text:span><text:span text:style-name="T317_59">of</text:span><text:span text:style-name="T317_60"><text:s/></text:span><text:span text:style-name="T317_61">the</text:span><text:span text:style-name="T317_62"><text:s/></text:span><text:span text:style-name="T317_63">meeting</text:span><text:span text:style-name="T317_64">.<text:s/></text:span><text:span text:style-name="T317_65">The</text:span><text:span text:style-name="T317_66"><text:s/></text:span><text:span text:style-name="T317_67">secretary</text:span><text:span text:style-name="T317_68"><text:s/></text:span><text:span text:style-name="T317_69">of</text:span><text:span text:style-name="T317_70"><text:s/></text:span><text:span text:style-name="T317_71">the</text:span><text:span text:style-name="T317_72"><text:s/></text:span><text:span text:style-name="T317_73">corporation</text:span><text:span text:style-name="T317_74"><text:s/></text:span><text:span text:style-name="T317_75">shall</text:span><text:span text:style-name="T317_76"><text:s/></text:span><text:span text:style-name="T317_77">act</text:span><text:span text:style-name="T317_78"><text:s/></text:span><text:span text:style-name="T317_79">as</text:span><text:span text:style-name="T317_80"><text:s/></text:span><text:span text:style-name="T317_81">secretary</text:span><text:span text:style-name="T317_82"><text:s/></text:span><text:span text:style-name="T317_83">of</text:span><text:span text:style-name="T317_84"><text:s/></text:span><text:span text:style-name="T317_85">all</text:span><text:span text:style-name="T317_86"><text:s/></text:span><text:span text:style-name="T317_87">meetings</text:span><text:span text:style-name="T317_88">,<text:s/></text:span><text:span text:style-name="T317_89">provided</text:span><text:span text:style-name="T317_90"><text:s/></text:span><text:span text:style-name="T317_91">that</text:span><text:span text:style-name="T317_92">,<text:s/></text:span><text:span text:style-name="T317_93">in</text:span><text:span text:style-name="T317_94"><text:s/></text:span><text:span text:style-name="T317_95">his</text:span><text:span text:style-name="T317_96"><text:s/></text:span><text:span text:style-name="T317_97">or</text:span><text:span text:style-name="T317_98"><text:s/></text:span><text:span text:style-name="T317_99">her</text:span><text:span text:style-name="T317_100"><text:s/></text:span><text:span text:style-name="T317_101">absence</text:span><text:span text:style-name="T317_102">,<text:s/></text:span><text:span text:style-name="T317_103">the</text:span><text:span text:style-name="T317_104"><text:s/></text:span><text:span text:style-name="T317_105">presiding</text:span><text:span text:style-name="T317_106"><text:s/></text:span><text:span text:style-name="T317_107">officer</text:span><text:span text:style-name="T317_108"><text:s/></text:span><text:span text:style-name="T317_109">shall</text:span><text:span text:style-name="T317_110"><text:s/></text:span><text:span text:style-name="T317_111">appoint</text:span><text:span text:style-name="T317_112"><text:s/></text:span><text:span text:style-name="T317_113">another</text:span><text:span text:style-name="T317_114"><text:s/></text:span><text:span text:style-name="T317_115">person</text:span><text:span text:style-name="T317_116"><text:s/></text:span><text:span text:style-name="T317_117">to</text:span><text:span text:style-name="T317_118"><text:s/></text:span><text:span text:style-name="T317_119">act</text:span><text:span text:style-name="T317_120"><text:s/></text:span><text:span text:style-name="T317_121">as</text:span><text:span text:style-name="T317_122"><text:s/></text:span><text:span text:style-name="T317_123">secretary</text:span><text:span text:style-name="T317_124"><text:s/></text:span><text:span text:style-name="T317_125">of</text:span><text:span text:style-name="T317_126"><text:s/></text:span><text:span text:style-name="T317_127">the</text:span><text:span text:style-name="T317_128"><text:s/></text:span><text:span text:style-name="T317_129">meeting</text:span><text:span text:style-name="T317_130">.</text:span></text:p>
      <text:p text:style-name="P318"/>
      <text:p text:style-name="P319"><text:span text:style-name="T319_1">Meetings</text:span><text:span text:style-name="T319_2"><text:s/></text:span><text:span text:style-name="T319_3">shall</text:span><text:span text:style-name="T319_4"><text:s/></text:span><text:span text:style-name="T319_5">be</text:span><text:span text:style-name="T319_6"><text:s/></text:span><text:span text:style-name="T319_7">governed</text:span><text:span text:style-name="T319_8"><text:s/></text:span><text:span text:style-name="T319_9">by</text:span><text:span text:style-name="T319_10"><text:s/></text:span><text:span text:style-name="T319_11">such</text:span><text:span text:style-name="T319_12"><text:s/></text:span><text:span text:style-name="T319_13">procedures</text:span><text:span text:style-name="T319_14"><text:s/></text:span><text:span text:style-name="T319_15">as</text:span><text:span text:style-name="T319_16"><text:s/></text:span><text:span text:style-name="T319_17">may</text:span><text:span text:style-name="T319_18"><text:s/></text:span><text:span text:style-name="T319_19">be</text:span><text:span text:style-name="T319_20"><text:s/></text:span><text:span text:style-name="T319_21">approved</text:span><text:span text:style-name="T319_22"><text:s/></text:span><text:span text:style-name="T319_23">from</text:span><text:span text:style-name="T319_24"><text:s/></text:span><text:span text:style-name="T319_25">time</text:span><text:span text:style-name="T319_26"><text:s/></text:span><text:span text:style-name="T319_27">to</text:span><text:span text:style-name="T319_28"><text:s/></text:span><text:span text:style-name="T319_29">time</text:span><text:span text:style-name="T319_30"><text:s/></text:span><text:span text:style-name="T319_31">by</text:span><text:span text:style-name="T319_32"><text:s/></text:span><text:span text:style-name="T319_33">the</text:span><text:span text:style-name="T319_34"><text:s/></text:span><text:span text:style-name="T319_35">scientific</text:span><text:span text:style-name="T319_36"><text:s/></text:span><text:span text:style-name="T319_37">advisory</text:span><text:span text:style-name="T319_38"><text:s/></text:span><text:span text:style-name="T319_39">board</text:span><text:span text:style-name="T319_40">,<text:s/></text:span><text:span text:style-name="T319_41">insofar</text:span><text:span text:style-name="T319_42"><text:s/></text:span><text:span text:style-name="T319_43">as</text:span><text:span text:style-name="T319_44"><text:s/></text:span><text:span text:style-name="T319_45">such</text:span><text:span text:style-name="T319_46"><text:s/></text:span><text:span text:style-name="T319_47">rules</text:span><text:span text:style-name="T319_48"><text:s/></text:span><text:span text:style-name="T319_49">are</text:span><text:span text:style-name="T319_50"><text:s/></text:span><text:span text:style-name="T319_51">not</text:span><text:span text:style-name="T319_52"><text:s/></text:span><text:span text:style-name="T319_53">inconsistent</text:span><text:span text:style-name="T319_54"><text:s/></text:span><text:span text:style-name="T319_55">with</text:span><text:span text:style-name="T319_56"><text:s/></text:span><text:span text:style-name="T319_57">or</text:span><text:span text:style-name="T319_58"><text:s/></text:span><text:span text:style-name="T319_59">in</text:span><text:span text:style-name="T319_60"><text:s/></text:span><text:span text:style-name="T319_61">conflict</text:span><text:span text:style-name="T319_62"><text:s/></text:span><text:span text:style-name="T319_63">with</text:span><text:span text:style-name="T319_64"><text:s/></text:span><text:span text:style-name="T319_65">the</text:span><text:span text:style-name="T319_66"><text:s/></text:span><text:span text:style-name="T319_67">articles</text:span><text:span text:style-name="T319_68"><text:s/></text:span><text:span text:style-name="T319_69">of</text:span><text:span text:style-name="T319_70"><text:s/></text:span><text:span text:style-name="T319_71">incorporation</text:span><text:span text:style-name="T319_72">,<text:s/></text:span><text:span text:style-name="T319_73">these</text:span><text:span text:style-name="T319_74"><text:s/></text:span><text:span text:style-name="T319_75">bylaws</text:span><text:span text:style-name="T319_76">,<text:s/></text:span><text:span text:style-name="T319_77">or</text:span><text:span text:style-name="T319_78"><text:s/></text:span><text:span text:style-name="T319_79">with</text:span><text:span text:style-name="T319_80"><text:s/></text:span><text:span text:style-name="T319_81">provisions</text:span><text:span text:style-name="T319_82"><text:s/></text:span><text:span text:style-name="T319_83">of</text:span><text:span text:style-name="T319_84"><text:s/></text:span><text:span text:style-name="T319_85">law</text:span><text:span text:style-name="T319_86">.</text:span></text:p>
      <text:p text:style-name="P320"/>
      <text:p text:style-name="P321"><text:span text:style-name="T321_1">Meetings</text:span><text:span text:style-name="T321_2"><text:s/></text:span><text:span text:style-name="T321_3">must</text:span><text:span text:style-name="T321_4"><text:s/></text:span><text:span text:style-name="T321_5">include</text:span><text:span text:style-name="T321_6"><text:s/></text:span><text:span text:style-name="T321_7">a</text:span><text:span text:style-name="T321_8"><text:s/></text:span><text:span text:style-name="T321_9">project</text:span><text:span text:style-name="T321_10"><text:s/></text:span><text:span text:style-name="T321_11">update</text:span><text:span text:style-name="T321_12">,<text:s/></text:span><text:span text:style-name="T321_13">a</text:span><text:span text:style-name="T321_14"><text:s/></text:span><text:span text:style-name="T321_15">project</text:span><text:span text:style-name="T321_16"><text:s/></text:span><text:span text:style-name="T321_17">prospectus</text:span><text:span text:style-name="T321_18">,<text:s/></text:span><text:span text:style-name="T321_19">or</text:span><text:span text:style-name="T321_20"><text:s/></text:span><text:span text:style-name="T321_21">both</text:span><text:span text:style-name="T321_22">,<text:s/></text:span><text:span text:style-name="T321_23">as</text:span><text:span text:style-name="T321_24"><text:s/></text:span><text:span text:style-name="T321_25">presented</text:span><text:span text:style-name="T321_26"><text:s/></text:span><text:span text:style-name="T321_27">by</text:span><text:span text:style-name="T321_28"><text:s/></text:span><text:span text:style-name="T321_29">principal</text:span><text:span text:style-name="T321_30"><text:s/></text:span><text:span text:style-name="T321_31">investigator</text:span><text:span text:style-name="T321_32">.<text:s text:c="2"/></text:span><text:span text:style-name="T321_33">If</text:span><text:span text:style-name="T321_34"><text:s/></text:span><text:span text:style-name="T321_35">directed</text:span><text:span text:style-name="T321_36"><text:s/></text:span><text:span text:style-name="T321_37">by</text:span><text:span text:style-name="T321_38"><text:s/></text:span><text:span text:style-name="T321_39">the</text:span><text:span text:style-name="T321_40"><text:s/></text:span><text:span text:style-name="T321_41">president</text:span><text:span text:style-name="T321_42">,<text:s/></text:span><text:span text:style-name="T321_43">a</text:span><text:span text:style-name="T321_44"><text:s/></text:span><text:span text:style-name="T321_45">majority</text:span><text:span text:style-name="T321_46"><text:s/></text:span><text:span text:style-name="T321_47">of</text:span><text:span text:style-name="T321_48"><text:s/></text:span><text:span text:style-name="T321_49">the</text:span><text:span text:style-name="T321_50"><text:s/></text:span><text:span text:style-name="T321_51">board</text:span><text:span text:style-name="T321_52"><text:s/></text:span><text:span text:style-name="T321_53">or</text:span><text:span text:style-name="T321_54"><text:s/></text:span><text:span text:style-name="T321_55">directors</text:span><text:span text:style-name="T321_56">,<text:s/></text:span><text:span text:style-name="T321_57">or</text:span><text:span text:style-name="T321_58"><text:s/></text:span><text:span text:style-name="T321_59">unanimous</text:span><text:span text:style-name="T321_60"><text:s/></text:span><text:span text:style-name="T321_61">decision</text:span><text:span text:style-name="T321_62"><text:s/></text:span><text:span text:style-name="T321_63">of</text:span><text:span text:style-name="T321_64"><text:s/></text:span><text:span text:style-name="T321_65">the</text:span><text:span text:style-name="T321_66"><text:s/></text:span><text:span text:style-name="T321_67">scientific</text:span><text:span text:style-name="T321_68"><text:s/></text:span><text:span text:style-name="T321_69">advisors</text:span><text:span text:style-name="T321_70"><text:s/></text:span><text:span text:style-name="T321_71">associated</text:span><text:span text:style-name="T321_72"><text:s/></text:span><text:span text:style-name="T321_73">with</text:span><text:span text:style-name="T321_74"><text:s/></text:span><text:span text:style-name="T321_75">the</text:span><text:span text:style-name="T321_76"><text:s/></text:span><text:span text:style-name="T321_77">project</text:span><text:span text:style-name="T321_78">,<text:s/></text:span><text:span text:style-name="T321_79">the</text:span><text:span text:style-name="T321_80"><text:s/></text:span><text:span text:style-name="T321_81">scientific</text:span><text:span text:style-name="T321_82"><text:s/></text:span><text:span text:style-name="T321_83">advisors</text:span><text:span text:style-name="T321_84"><text:s/></text:span><text:span text:style-name="T321_85">shall</text:span><text:span text:style-name="T321_86"><text:s/></text:span><text:span text:style-name="T321_87">hold</text:span><text:span text:style-name="T321_88"><text:s/></text:span><text:span text:style-name="T321_89">a</text:span><text:span text:style-name="T321_90"><text:s/></text:span><text:span text:style-name="T321_91">nonbinding</text:span><text:span text:style-name="T321_92"><text:s/></text:span><text:span text:style-name="T321_93">vote</text:span><text:span text:style-name="T321_94"><text:s/></text:span><text:span text:style-name="T321_95">of</text:span><text:span text:style-name="T321_96"><text:s/></text:span><text:span text:style-name="T321_97">confidence</text:span><text:span text:style-name="T321_98"><text:s/></text:span><text:span text:style-name="T321_99">in</text:span><text:span text:style-name="T321_100"><text:s/></text:span><text:span text:style-name="T321_101">the</text:span><text:span text:style-name="T321_102"><text:s/></text:span><text:span text:style-name="T321_103">project</text:span><text:span text:style-name="T321_104"><text:s/></text:span><text:span text:style-name="T321_105">progress</text:span><text:span text:style-name="T321_106"><text:s/></text:span><text:span text:style-name="T321_107">or</text:span><text:span text:style-name="T321_108"><text:s/></text:span><text:span text:style-name="T321_109">the</text:span><text:span text:style-name="T321_110"><text:s/></text:span><text:span text:style-name="T321_111">project</text:span><text:span text:style-name="T321_112"><text:s/></text:span><text:span text:style-name="T321_113">prospectus</text:span><text:span text:style-name="T321_114">,<text:s/></text:span><text:span text:style-name="T321_115">to</text:span><text:span text:style-name="T321_116"><text:s/></text:span><text:span text:style-name="T321_117">be</text:span><text:span text:style-name="T321_118"><text:s/></text:span><text:span text:style-name="T321_119">recorded</text:span><text:span text:style-name="T321_120"><text:s/></text:span><text:span text:style-name="T321_121">and</text:span><text:span text:style-name="T321_122"><text:s/></text:span><text:span text:style-name="T321_123">presented</text:span><text:span text:style-name="T321_124"><text:s/></text:span><text:span text:style-name="T321_125">to</text:span><text:span text:style-name="T321_126"><text:s/></text:span><text:span text:style-name="T321_127">the</text:span><text:span text:style-name="T321_128"><text:s/></text:span><text:span text:style-name="T321_129">board</text:span><text:span text:style-name="T321_130"><text:s/></text:span><text:span text:style-name="T321_131">of</text:span><text:span text:style-name="T321_132"><text:s/></text:span><text:span text:style-name="T321_133">directors</text:span><text:span text:style-name="T321_134">.</text:span></text:p>
      <text:p text:style-name="P322"/>
      <text:p text:style-name="P323"><text:span text:style-name="T323_1">Section</text:span><text:span text:style-name="T323_2"><text:s/>11.<text:s/></text:span><text:span text:style-name="T323_3">Nonliability</text:span><text:span text:style-name="T323_4"><text:s/></text:span><text:span text:style-name="T323_5">of</text:span><text:span text:style-name="T323_6"><text:s/></text:span><text:span text:style-name="T323_7">Advisors</text:span></text:p>
      <text:p text:style-name="P324"><text:span text:style-name="T324_1">The</text:span><text:span text:style-name="T324_2"><text:s/></text:span><text:span text:style-name="T324_3">scientific</text:span><text:span text:style-name="T324_4"><text:s/></text:span><text:span text:style-name="T324_5">advisors</text:span><text:span text:style-name="T324_6"><text:s/></text:span><text:span text:style-name="T324_7">shall</text:span><text:span text:style-name="T324_8"><text:s/></text:span><text:span text:style-name="T324_9">not</text:span><text:span text:style-name="T324_10"><text:s/></text:span><text:span text:style-name="T324_11">be</text:span><text:span text:style-name="T324_12"><text:s/></text:span><text:span text:style-name="T324_13">personally</text:span><text:span text:style-name="T324_14"><text:s/></text:span><text:span text:style-name="T324_15">responsible</text:span><text:span text:style-name="T324_16"><text:s/></text:span><text:span text:style-name="T324_17">for</text:span><text:span text:style-name="T324_18"><text:s/></text:span><text:span text:style-name="T324_19">scientific</text:span><text:span text:style-name="T324_20"><text:s/></text:span><text:span text:style-name="T324_21">misconduct</text:span><text:span text:style-name="T324_22"><text:s/></text:span><text:span text:style-name="T324_23">performed</text:span><text:span text:style-name="T324_24"><text:s/></text:span><text:span text:style-name="T324_25">by</text:span><text:span text:style-name="T324_26"><text:s/></text:span><text:span text:style-name="T324_27">principal</text:span><text:span text:style-name="T324_28"><text:s/></text:span><text:span text:style-name="T324_29">investigators</text:span><text:span text:style-name="T324_30"><text:s/></text:span><text:span text:style-name="T324_31">supervised</text:span><text:span text:style-name="T324_32"><text:s/></text:span><text:span text:style-name="T324_33">by</text:span><text:span text:style-name="T324_34"><text:s/></text:span><text:span text:style-name="T324_35">them</text:span><text:span text:style-name="T324_36">,<text:s/></text:span><text:span text:style-name="T324_37">unless</text:span><text:span text:style-name="T324_38"><text:s/></text:span><text:span text:style-name="T324_39">misconduct</text:span><text:span text:style-name="T324_40"><text:s/></text:span><text:span text:style-name="T324_41">is</text:span><text:span text:style-name="T324_42"><text:s/></text:span><text:span text:style-name="T324_43">disclosed</text:span><text:span text:style-name="T324_44"><text:s/></text:span><text:span text:style-name="T324_45">to</text:span><text:span text:style-name="T324_46"><text:s/></text:span><text:span text:style-name="T324_47">them</text:span><text:span text:style-name="T324_48"><text:s/></text:span><text:span text:style-name="T324_49">and</text:span><text:span text:style-name="T324_50"><text:s/></text:span><text:span text:style-name="T324_51">the</text:span><text:span text:style-name="T324_52"><text:s/></text:span><text:span text:style-name="T324_53">advisors</text:span><text:span text:style-name="T324_54"><text:s/></text:span><text:span text:style-name="T324_55">are</text:span><text:span text:style-name="T324_56"><text:s/></text:span><text:span text:style-name="T324_57">negligent</text:span><text:span text:style-name="T324_58"><text:s/></text:span><text:span text:style-name="T324_59">in</text:span><text:span text:style-name="T324_60"><text:s/></text:span><text:span text:style-name="T324_61">moving</text:span><text:span text:style-name="T324_62"><text:s/></text:span><text:span text:style-name="T324_63">to</text:span><text:span text:style-name="T324_64"><text:s/></text:span><text:span text:style-name="T324_65">halt</text:span><text:span text:style-name="T324_66"><text:s/></text:span><text:span text:style-name="T324_67">further</text:span><text:span text:style-name="T324_68"><text:s/></text:span><text:span text:style-name="T324_69">investigations</text:span><text:span text:style-name="T324_70"><text:s/></text:span><text:span text:style-name="T324_71">by</text:span><text:span text:style-name="T324_72"><text:s/></text:span><text:span text:style-name="T324_73">the</text:span><text:span text:style-name="T324_74"><text:s/></text:span><text:span text:style-name="T324_75">principal</text:span><text:span text:style-name="T324_76"><text:s/></text:span><text:span text:style-name="T324_77">investigator</text:span><text:span text:style-name="T324_78"><text:s/></text:span><text:span text:style-name="T324_79">responsible</text:span><text:span text:style-name="T324_80"><text:s/></text:span><text:span text:style-name="T324_81">for</text:span><text:span text:style-name="T324_82"><text:s/></text:span><text:span text:style-name="T324_83">the</text:span><text:span text:style-name="T324_84"><text:s/></text:span><text:span text:style-name="T324_85">misconduct</text:span><text:span text:style-name="T324_86">.</text:span></text:p>
      <text:p text:style-name="P325"/>
      <text:p text:style-name="P326"><text:span text:style-name="T326_1">Section</text:span><text:span text:style-name="T326_2"><text:s/>12.<text:s/></text:span><text:span text:style-name="T326_3">Dismissal</text:span><text:span text:style-name="T326_4"><text:s/></text:span><text:span text:style-name="T326_5">of</text:span><text:span text:style-name="T326_6"><text:s/></text:span><text:span text:style-name="T326_7">Advisors</text:span></text:p>
      <text:p text:style-name="P327"><text:span text:style-name="T327_1">The</text:span><text:span text:style-name="T327_2"><text:s/></text:span><text:span text:style-name="T327_3">board</text:span><text:span text:style-name="T327_4"><text:s/></text:span><text:span text:style-name="T327_5">of</text:span><text:span text:style-name="T327_6"><text:s/></text:span><text:span text:style-name="T327_7">directors</text:span><text:span text:style-name="T327_8"><text:s/></text:span><text:span text:style-name="T327_9">may</text:span><text:span text:style-name="T327_10"><text:s/></text:span><text:span text:style-name="T327_11">dismiss</text:span><text:span text:style-name="T327_12"><text:s/></text:span><text:span text:style-name="T327_13">any</text:span><text:span text:style-name="T327_14"><text:s/></text:span><text:span text:style-name="T327_15">scientific</text:span><text:span text:style-name="T327_16"><text:s/></text:span><text:span text:style-name="T327_17">advisor</text:span><text:span text:style-name="T327_18"><text:s/></text:span><text:span text:style-name="T327_19">as</text:span><text:span text:style-name="T327_20"><text:s/></text:span><text:span text:style-name="T327_21">it</text:span><text:span text:style-name="T327_22"><text:s/></text:span><text:span text:style-name="T327_23">sees</text:span><text:span text:style-name="T327_24"><text:s/></text:span><text:span text:style-name="T327_25">fit</text:span><text:span text:style-name="T327_26">,<text:s/></text:span><text:span text:style-name="T327_27">by</text:span><text:span text:style-name="T327_28"><text:s/></text:span><text:span text:style-name="T327_29">a</text:span><text:span text:style-name="T327_30"><text:s/></text:span><text:span text:style-name="T327_31">majority</text:span><text:span text:style-name="T327_32"><text:s/></text:span><text:span text:style-name="T327_33">vote</text:span><text:span text:style-name="T327_34">.<text:s text:c="2"/></text:span><text:span text:style-name="T327_35">Any</text:span><text:span text:style-name="T327_36"><text:s/></text:span><text:span text:style-name="T327_37">public</text:span><text:span text:style-name="T327_38"><text:s/></text:span><text:span text:style-name="T327_39">or</text:span><text:span text:style-name="T327_40"><text:s/></text:span><text:span text:style-name="T327_41">private</text:span><text:span text:style-name="T327_42"><text:s/></text:span><text:span text:style-name="T327_43">report</text:span><text:span text:style-name="T327_44"><text:s/></text:span><text:span text:style-name="T327_45">of</text:span><text:span text:style-name="T327_46"><text:s/></text:span><text:span text:style-name="T327_47">scientific</text:span><text:span text:style-name="T327_48"><text:s/></text:span><text:span text:style-name="T327_49">misconduct</text:span><text:span text:style-name="T327_50"><text:s/></text:span><text:span text:style-name="T327_51">on</text:span><text:span text:style-name="T327_52"><text:s/></text:span><text:span text:style-name="T327_53">the</text:span><text:span text:style-name="T327_54"><text:s/></text:span><text:span text:style-name="T327_55">part</text:span><text:span text:style-name="T327_56"><text:s/></text:span><text:span text:style-name="T327_57">of</text:span><text:span text:style-name="T327_58"><text:s/></text:span><text:span text:style-name="T327_59">a</text:span><text:span text:style-name="T327_60"><text:s/></text:span><text:span text:style-name="T327_61">scientific</text:span><text:span text:style-name="T327_62"><text:s/></text:span><text:span text:style-name="T327_63">advisor</text:span><text:span text:style-name="T327_64">,<text:s/></text:span><text:span text:style-name="T327_65">whether</text:span><text:span text:style-name="T327_66"><text:s/></text:span><text:span text:style-name="T327_67">in</text:span><text:span text:style-name="T327_68"><text:s/></text:span><text:span text:style-name="T327_69">the</text:span><text:span text:style-name="T327_70"><text:s/></text:span><text:span text:style-name="T327_71">course</text:span><text:span text:style-name="T327_72"><text:s/></text:span><text:span text:style-name="T327_73">of</text:span><text:span text:style-name="T327_74"><text:s/></text:span><text:span text:style-name="T327_75">duties</text:span><text:span text:style-name="T327_76"><text:s/></text:span><text:span text:style-name="T327_77">relating</text:span><text:span text:style-name="T327_78"><text:s/></text:span><text:span text:style-name="T327_79">to</text:span><text:span text:style-name="T327_80"><text:s/></text:span><text:span text:style-name="T327_81">indysci</text:span><text:span text:style-name="T327_82"><text:s/></text:span><text:span text:style-name="T327_83">dot</text:span><text:span text:style-name="T327_84"><text:s/></text:span><text:span text:style-name="T327_85">org</text:span><text:span text:style-name="T327_86"><text:s/></text:span><text:span text:style-name="T327_87">or</text:span><text:span text:style-name="T327_88"><text:s/></text:span><text:span text:style-name="T327_89">not</text:span><text:span text:style-name="T327_90">,<text:s/></text:span><text:span text:style-name="T327_91">shall</text:span><text:span text:style-name="T327_92"><text:s/></text:span><text:span text:style-name="T327_93">trigger</text:span><text:span text:style-name="T327_94"><text:s/></text:span><text:span text:style-name="T327_95">a</text:span><text:span text:style-name="T327_96"><text:s/></text:span><text:span text:style-name="T327_97">vote</text:span><text:span text:style-name="T327_98"><text:s/></text:span><text:span text:style-name="T327_99">on</text:span><text:span text:style-name="T327_100"><text:s/></text:span><text:span text:style-name="T327_101">the</text:span><text:span text:style-name="T327_102"><text:s/></text:span><text:span text:style-name="T327_103">dismissal</text:span><text:span text:style-name="T327_104"><text:s/></text:span><text:span text:style-name="T327_105">of</text:span><text:span text:style-name="T327_106"><text:s/></text:span><text:span text:style-name="T327_107">said</text:span><text:span text:style-name="T327_108"><text:s/></text:span><text:span text:style-name="T327_109">advisor</text:span><text:span text:style-name="T327_110">,<text:s/></text:span><text:span text:style-name="T327_111">at</text:span><text:span text:style-name="T327_112"><text:s/></text:span><text:span text:style-name="T327_113">the</text:span><text:span text:style-name="T327_114"><text:s/></text:span><text:span text:style-name="T327_115">subsequent</text:span><text:span text:style-name="T327_116"><text:s/></text:span><text:span text:style-name="T327_117">regularly</text:span><text:span text:style-name="T327_118"><text:s/></text:span><text:span text:style-name="T327_119">scheduled</text:span><text:span text:style-name="T327_120"><text:s/></text:span><text:span text:style-name="T327_121">board</text:span><text:span text:style-name="T327_122"><text:s/></text:span><text:span text:style-name="T327_123">meeting</text:span><text:span text:style-name="T327_124"><text:s/></text:span><text:span text:style-name="T327_125">or</text:span><text:span text:style-name="T327_126"><text:s/></text:span><text:span text:style-name="T327_127">sooner</text:span><text:span text:style-name="T327_128">.<text:s text:c="2"/></text:span><text:span text:style-name="T327_129">If</text:span><text:span text:style-name="T327_130"><text:s/></text:span><text:span text:style-name="T327_131">any</text:span><text:span text:style-name="T327_132"><text:s/></text:span><text:span text:style-name="T327_133">board</text:span><text:span text:style-name="T327_134"><text:s/></text:span><text:span text:style-name="T327_135">member</text:span><text:span text:style-name="T327_136"><text:s/></text:span><text:span text:style-name="T327_137">of</text:span><text:span text:style-name="T327_138"><text:s/></text:span><text:span text:style-name="T327_139">indysci</text:span><text:span text:style-name="T327_140"><text:s/></text:span><text:span text:style-name="T327_141">dot</text:span><text:span text:style-name="T327_142"><text:s/></text:span><text:span text:style-name="T327_143">org</text:span><text:span text:style-name="T327_144"><text:s/></text:span><text:span text:style-name="T327_145">is</text:span><text:span text:style-name="T327_146"><text:s/></text:span><text:span text:style-name="T327_147">the</text:span><text:span text:style-name="T327_148"><text:s/></text:span><text:span text:style-name="T327_149">recipient</text:span><text:span text:style-name="T327_150"><text:s/></text:span><text:span text:style-name="T327_151">of</text:span><text:span text:style-name="T327_152"><text:s/></text:span><text:span text:style-name="T327_153">funds</text:span><text:span text:style-name="T327_154"><text:s/></text:span><text:span text:style-name="T327_155">subject</text:span><text:span text:style-name="T327_156"><text:s/></text:span><text:span text:style-name="T327_157">to</text:span><text:span text:style-name="T327_158"><text:s/></text:span><text:span text:style-name="T327_159">the</text:span><text:span text:style-name="T327_160"><text:s/></text:span><text:span text:style-name="T327_161">oversight</text:span><text:span text:style-name="T327_162"><text:s/></text:span><text:span text:style-name="T327_163">of</text:span><text:span text:style-name="T327_164"><text:s/></text:span><text:span text:style-name="T327_165">a</text:span><text:span text:style-name="T327_166"><text:s/></text:span><text:span text:style-name="T327_167">scientific</text:span><text:span text:style-name="T327_168"><text:s/></text:span><text:span text:style-name="T327_169">advisor</text:span><text:span text:style-name="T327_170">,<text:s/></text:span><text:span text:style-name="T327_171">then</text:span><text:span text:style-name="T327_172"><text:s/></text:span><text:span text:style-name="T327_173">that</text:span><text:span text:style-name="T327_174"><text:s/></text:span><text:span text:style-name="T327_175">board</text:span><text:span text:style-name="T327_176"><text:s/></text:span><text:span text:style-name="T327_177">member</text:span><text:span text:style-name="T327_178"><text:s/></text:span><text:span text:style-name="T327_179">shall</text:span><text:span text:style-name="T327_180"><text:s/></text:span><text:span text:style-name="T327_181">not</text:span><text:span text:style-name="T327_182"><text:s/></text:span><text:span text:style-name="T327_183">participate</text:span><text:span text:style-name="T327_184"><text:s/></text:span><text:span text:style-name="T327_185">in</text:span><text:span text:style-name="T327_186"><text:s/></text:span><text:span text:style-name="T327_187">voting</text:span><text:span text:style-name="T327_188"><text:s/></text:span><text:span text:style-name="T327_189">to</text:span><text:span text:style-name="T327_190"><text:s/></text:span><text:span text:style-name="T327_191">dismiss</text:span><text:span text:style-name="T327_192"><text:s/></text:span><text:span text:style-name="T327_193">the</text:span><text:span text:style-name="T327_194"><text:s/></text:span><text:span text:style-name="T327_195">advisor</text:span><text:span text:style-name="T327_196">.</text:span></text:p>
      <text:p text:style-name="P328"/>
      <text:p text:style-name="P329"><text:span text:style-name="T329_1">Article</text:span><text:span text:style-name="T329_2"><text:s/>11<text:line-break/></text:span><text:span text:style-name="T329_3">Transparency</text:span><text:span text:style-name="T329_4"><text:s/></text:span><text:span text:style-name="T329_5">and</text:span><text:span text:style-name="T329_6"><text:s/></text:span><text:span text:style-name="T329_7">Ethics</text:span></text:p>
      <text:p text:style-name="P330"/>
      <text:p text:style-name="P331"><text:span text:style-name="T331_1">Section</text:span><text:span text:style-name="T331_2"><text:s/>1.<text:s/></text:span><text:span text:style-name="T331_3">Corporate</text:span><text:span text:style-name="T331_4"><text:s/></text:span><text:span text:style-name="T331_5">Transparency</text:span></text:p>
      <text:p text:style-name="P332"><text:span text:style-name="T332_1">All</text:span><text:span text:style-name="T332_2"><text:s/></text:span><text:span text:style-name="T332_3">corporate</text:span><text:span text:style-name="T332_4"><text:s/></text:span><text:span text:style-name="T332_5">documents</text:span><text:span text:style-name="T332_6">,<text:s/></text:span><text:span text:style-name="T332_7">including</text:span><text:span text:style-name="T332_8"><text:s/></text:span><text:span text:style-name="T332_9">bylaws</text:span><text:span text:style-name="T332_10">,<text:s/></text:span><text:span text:style-name="T332_11">director</text:span><text:span text:style-name="T332_12">’</text:span><text:span text:style-name="T332_13">s</text:span><text:span text:style-name="T332_14"><text:s/></text:span><text:span text:style-name="T332_15">meeting</text:span><text:span text:style-name="T332_16"><text:s/></text:span><text:span text:style-name="T332_17">minutes</text:span><text:span text:style-name="T332_18">,<text:s/></text:span><text:span text:style-name="T332_19">and</text:span><text:span text:style-name="T332_20"><text:s/></text:span><text:span text:style-name="T332_21">scientific</text:span><text:span text:style-name="T332_22"><text:s/></text:span><text:span text:style-name="T332_23">board</text:span><text:span text:style-name="T332_24"><text:s/></text:span><text:span text:style-name="T332_25">minutes</text:span><text:span text:style-name="T332_26">,<text:s/></text:span><text:span text:style-name="T332_27">shall</text:span><text:span text:style-name="T332_28"><text:s/></text:span><text:span text:style-name="T332_29">be</text:span><text:span text:style-name="T332_30"><text:s/></text:span><text:span text:style-name="T332_31">made</text:span><text:span text:style-name="T332_32"><text:s/></text:span><text:span text:style-name="T332_33">public</text:span><text:span text:style-name="T332_34">,<text:s/></text:span><text:span text:style-name="T332_35">and</text:span><text:span text:style-name="T332_36"><text:s/></text:span><text:span text:style-name="T332_37">accessible</text:span><text:span text:style-name="T332_38"><text:s/></text:span><text:span text:style-name="T332_39">via</text:span><text:span text:style-name="T332_40"><text:s/></text:span><text:span text:style-name="T332_41">the</text:span><text:span text:style-name="T332_42"><text:s/></text:span><text:span text:style-name="T332_43">indysci</text:span><text:span text:style-name="T332_44"><text:s/></text:span><text:span text:style-name="T332_45">website</text:span><text:span text:style-name="T332_46">.<text:s text:c="2"/></text:span><text:span text:style-name="T332_47">The</text:span><text:span text:style-name="T332_48"><text:s/></text:span><text:span text:style-name="T332_49">secretary</text:span><text:span text:style-name="T332_50"><text:s/></text:span><text:span text:style-name="T332_51">of</text:span><text:span text:style-name="T332_52"><text:s/></text:span><text:span text:style-name="T332_53">the</text:span><text:span text:style-name="T332_54"><text:s/></text:span><text:span text:style-name="T332_55">corporation</text:span><text:span text:style-name="T332_56"><text:s/></text:span><text:span text:style-name="T332_57">shall</text:span><text:span text:style-name="T332_58"><text:s/></text:span><text:span text:style-name="T332_59">be</text:span><text:span text:style-name="T332_60"><text:s/></text:span><text:span text:style-name="T332_61">responsible</text:span><text:span text:style-name="T332_62"><text:s/></text:span><text:span text:style-name="T332_63">for</text:span><text:span text:style-name="T332_64"><text:s/></text:span><text:span text:style-name="T332_65">ensuring</text:span><text:span text:style-name="T332_66"><text:s/></text:span><text:span text:style-name="T332_67">that</text:span><text:span text:style-name="T332_68"><text:s/></text:span><text:span text:style-name="T332_69">these</text:span><text:span text:style-name="T332_70"><text:s/></text:span><text:span text:style-name="T332_71">documents</text:span><text:span text:style-name="T332_72"><text:s/></text:span><text:span text:style-name="T332_73">are</text:span><text:span text:style-name="T332_74"><text:s/></text:span><text:span text:style-name="T332_75">available</text:span><text:span text:style-name="T332_76"><text:s/></text:span><text:span text:style-name="T332_77">for</text:span><text:span text:style-name="T332_78"><text:s/></text:span><text:span text:style-name="T332_79">public</text:span><text:span text:style-name="T332_80"><text:s/></text:span><text:span text:style-name="T332_81">viewing</text:span><text:span text:style-name="T332_82">,<text:s/></text:span><text:span text:style-name="T332_83">and</text:span><text:span text:style-name="T332_84"><text:s/></text:span><text:span text:style-name="T332_85">shall</text:span><text:span text:style-name="T332_86"><text:s/></text:span><text:span text:style-name="T332_87">be</text:span><text:span text:style-name="T332_88"><text:s/></text:span><text:span text:style-name="T332_89">responsible</text:span><text:span text:style-name="T332_90"><text:s/></text:span><text:span text:style-name="T332_91">for</text:span><text:span text:style-name="T332_92"><text:s/></text:span><text:span text:style-name="T332_93">backing</text:span><text:span text:style-name="T332_94"><text:s/></text:span><text:span text:style-name="T332_95">up</text:span><text:span text:style-name="T332_96"><text:s/></text:span><text:span text:style-name="T332_97">these</text:span><text:span text:style-name="T332_98"><text:s/></text:span><text:span text:style-name="T332_99">documents</text:span><text:span text:style-name="T332_100">.</text:span></text:p>
      <text:p text:style-name="P333"/>
      <text:p text:style-name="P334"><text:span text:style-name="T334_1">Section</text:span><text:span text:style-name="T334_2"><text:s/>2.<text:s/></text:span><text:span text:style-name="T334_3">Scientific</text:span><text:span text:style-name="T334_4"><text:s/></text:span><text:span text:style-name="T334_5">Transparency</text:span></text:p>
      <text:p text:style-name="P335"><text:span text:style-name="T335_1">All</text:span><text:span text:style-name="T335_2"><text:s/></text:span><text:span text:style-name="T335_3">principal</text:span><text:span text:style-name="T335_4"><text:s/></text:span><text:span text:style-name="T335_5">investigators</text:span><text:span text:style-name="T335_6"><text:s/></text:span><text:span text:style-name="T335_7">directly</text:span><text:span text:style-name="T335_8"><text:s/></text:span><text:span text:style-name="T335_9">or</text:span><text:span text:style-name="T335_10"><text:s/></text:span><text:span text:style-name="T335_11">indirectly</text:span><text:span text:style-name="T335_12"><text:s/></text:span><text:span text:style-name="T335_13">funded</text:span><text:span text:style-name="T335_14"><text:s/></text:span><text:span text:style-name="T335_15">by</text:span><text:span text:style-name="T335_16"><text:s/></text:span><text:span text:style-name="T335_17">indysci</text:span><text:span text:style-name="T335_18"><text:s/></text:span><text:span text:style-name="T335_19">dot</text:span><text:span text:style-name="T335_20"><text:s/></text:span><text:span text:style-name="T335_21">org</text:span><text:span text:style-name="T335_22"><text:s/></text:span><text:span text:style-name="T335_23">shall</text:span><text:span text:style-name="T335_24"><text:s/></text:span><text:span text:style-name="T335_25">make</text:span><text:span text:style-name="T335_26"><text:s/></text:span><text:span text:style-name="T335_27">a</text:span><text:span text:style-name="T335_28"><text:s/></text:span><text:span text:style-name="T335_29">best</text:span><text:span text:style-name="T335_30"><text:s/></text:span><text:span text:style-name="T335_31">effort</text:span><text:span text:style-name="T335_32"><text:s/></text:span><text:span text:style-name="T335_33">to</text:span><text:span text:style-name="T335_34"><text:s/></text:span><text:span text:style-name="T335_35">record</text:span><text:span text:style-name="T335_36"><text:s/></text:span><text:span text:style-name="T335_37">all</text:span><text:span text:style-name="T335_38"><text:s/></text:span><text:span text:style-name="T335_39">scientific</text:span><text:span text:style-name="T335_40"><text:s/></text:span><text:span text:style-name="T335_41">activity</text:span><text:span text:style-name="T335_42">,<text:s/></text:span><text:span text:style-name="T335_43">public</text:span><text:span text:style-name="T335_44"><text:s/></text:span><text:span text:style-name="T335_45">on</text:span><text:span text:style-name="T335_46"><text:s/></text:span><text:span text:style-name="T335_47">the</text:span><text:span text:style-name="T335_48"><text:s/></text:span><text:span text:style-name="T335_49">internet</text:span><text:span text:style-name="T335_50">,<text:s/></text:span><text:span text:style-name="T335_51">accessible</text:span><text:span text:style-name="T335_52"><text:s/></text:span><text:span text:style-name="T335_53">via</text:span><text:span text:style-name="T335_54"><text:s/></text:span><text:span text:style-name="T335_55">the</text:span><text:span text:style-name="T335_56"><text:s/></text:span><text:span text:style-name="T335_57">indysci</text:span><text:span text:style-name="T335_58"><text:s/></text:span><text:span text:style-name="T335_59">website</text:span><text:span text:style-name="T335_60">.</text:span></text:p>
      <text:p text:style-name="P336"/>
      <text:p text:style-name="P337"><text:span text:style-name="T337_1">Section</text:span><text:span text:style-name="T337_2"><text:s/>3.<text:s/></text:span><text:span text:style-name="T337_3">Scientific</text:span><text:span text:style-name="T337_4"><text:s/></text:span><text:span text:style-name="T337_5">Ethics</text:span></text:p>
      <text:p text:style-name="P338"><text:span text:style-name="T338_1">indysci</text:span><text:span text:style-name="T338_2"><text:s/></text:span><text:span text:style-name="T338_3">dot</text:span><text:span text:style-name="T338_4"><text:s/></text:span><text:span text:style-name="T338_5">org</text:span><text:span text:style-name="T338_6"><text:s/></text:span><text:span text:style-name="T338_7">shall</text:span><text:span text:style-name="T338_8"><text:s/></text:span><text:span text:style-name="T338_9">have</text:span><text:span text:style-name="T338_10"><text:s/></text:span><text:span text:style-name="T338_11">a</text:span><text:span text:style-name="T338_12"><text:s/></text:span><text:span text:style-name="T338_13">zero</text:span><text:span text:style-name="T338_14">-</text:span><text:span text:style-name="T338_15">tolerance</text:span><text:span text:style-name="T338_16"><text:s/></text:span><text:span text:style-name="T338_17">policy</text:span><text:span text:style-name="T338_18"><text:s/></text:span><text:span text:style-name="T338_19">with</text:span><text:span text:style-name="T338_20"><text:s/></text:span><text:span text:style-name="T338_21">respect</text:span><text:span text:style-name="T338_22"><text:s/></text:span><text:span text:style-name="T338_23">to</text:span><text:span text:style-name="T338_24"><text:s/></text:span><text:span text:style-name="T338_25">scientific</text:span><text:span text:style-name="T338_26"><text:s/></text:span><text:span text:style-name="T338_27">misconduct</text:span><text:span text:style-name="T338_28">,<text:s/></text:span><text:span text:style-name="T338_29">including</text:span><text:span text:style-name="T338_30"><text:s/></text:span><text:span text:style-name="T338_31">falsification</text:span><text:span text:style-name="T338_32"><text:s/></text:span><text:span text:style-name="T338_33">of</text:span><text:span text:style-name="T338_34"><text:s/></text:span><text:span text:style-name="T338_35">data</text:span><text:span text:style-name="T338_36"><text:s/></text:span><text:span text:style-name="T338_37">and</text:span><text:span text:style-name="T338_38"><text:s/></text:span><text:span text:style-name="T338_39">non</text:span><text:span text:style-name="T338_40">-</text:span><text:span text:style-name="T338_41">self</text:span><text:span text:style-name="T338_42"><text:s/></text:span><text:span text:style-name="T338_43">plagiarism</text:span><text:span text:style-name="T338_44"><text:s/></text:span><text:span text:style-name="T338_45">in</text:span><text:span text:style-name="T338_46"><text:s/></text:span><text:span text:style-name="T338_47">publications</text:span><text:span text:style-name="T338_48">.<text:s text:c="2"/></text:span><text:span text:style-name="T338_49">The</text:span><text:span text:style-name="T338_50"><text:s/></text:span><text:span text:style-name="T338_51">scientific</text:span><text:span text:style-name="T338_52"><text:s/></text:span><text:span text:style-name="T338_53">advisors</text:span><text:span text:style-name="T338_54"><text:s/></text:span><text:span text:style-name="T338_55">shall</text:span><text:span text:style-name="T338_56"><text:s/></text:span><text:span text:style-name="T338_57">recommend</text:span><text:span text:style-name="T338_58"><text:s/></text:span><text:span text:style-name="T338_59">to</text:span><text:span text:style-name="T338_60"><text:s/></text:span><text:span text:style-name="T338_61">the</text:span><text:span text:style-name="T338_62"><text:s/></text:span><text:span text:style-name="T338_63">board</text:span><text:span text:style-name="T338_64"><text:s/></text:span><text:span text:style-name="T338_65">termination</text:span><text:span text:style-name="T338_66"><text:s/></text:span><text:span text:style-name="T338_67">of</text:span><text:span text:style-name="T338_68"><text:s/></text:span><text:span text:style-name="T338_69">projects</text:span><text:span text:style-name="T338_70"><text:s/></text:span><text:span text:style-name="T338_71">that</text:span><text:span text:style-name="T338_72"><text:s/></text:span><text:span text:style-name="T338_73">do</text:span><text:span text:style-name="T338_74"><text:s/></text:span><text:span text:style-name="T338_75">not</text:span><text:span text:style-name="T338_76"><text:s/></text:span><text:span text:style-name="T338_77">adhere</text:span><text:span text:style-name="T338_78"><text:s/></text:span><text:span text:style-name="T338_79">to</text:span><text:span text:style-name="T338_80"><text:s/></text:span><text:span text:style-name="T338_81">standards</text:span><text:span text:style-name="T338_82"><text:s/></text:span><text:span text:style-name="T338_83">of</text:span><text:span text:style-name="T338_84"><text:s/></text:span><text:span text:style-name="T338_85">scientific</text:span><text:span text:style-name="T338_86"><text:s/></text:span><text:span text:style-name="T338_87">ethics</text:span><text:span text:style-name="T338_88">.</text:span></text:p>
      <text:p text:style-name="P339"/>
      <text:p text:style-name="P340"><text:span text:style-name="T340_1">Section</text:span><text:span text:style-name="T340_2"><text:s/>4.<text:s/></text:span><text:span text:style-name="T340_3">Whistleblowing</text:span><text:span text:style-name="T340_4"><text:s/></text:span><text:span text:style-name="T340_5">policy</text:span></text:p>
      <text:p text:style-name="P341"><text:span text:style-name="T341_1">The</text:span><text:span text:style-name="T341_2"><text:s/></text:span><text:span text:style-name="T341_3">indysci</text:span><text:span text:style-name="T341_4"><text:s/></text:span><text:span text:style-name="T341_5">dot</text:span><text:span text:style-name="T341_6"><text:s/></text:span><text:span text:style-name="T341_7">org</text:span><text:span text:style-name="T341_8"><text:s/></text:span><text:span text:style-name="T341_9">secretary</text:span><text:span text:style-name="T341_10"><text:s/></text:span><text:span text:style-name="T341_11">and</text:span><text:span text:style-name="T341_12"><text:s/></text:span><text:span text:style-name="T341_13">directors</text:span><text:span text:style-name="T341_14"><text:s/></text:span><text:span text:style-name="T341_15">shall</text:span><text:span text:style-name="T341_16"><text:s/></text:span><text:span text:style-name="T341_17">make</text:span><text:span text:style-name="T341_18"><text:s/></text:span><text:span text:style-name="T341_19">themselves</text:span><text:span text:style-name="T341_20"><text:s/></text:span><text:span text:style-name="T341_21">available</text:span><text:span text:style-name="T341_22"><text:s/></text:span><text:span text:style-name="T341_23">to</text:span><text:span text:style-name="T341_24"><text:s/></text:span><text:span text:style-name="T341_25">any</text:span><text:span text:style-name="T341_26"><text:s/></text:span><text:span text:style-name="T341_27">report</text:span><text:span text:style-name="T341_28"><text:s/></text:span><text:span text:style-name="T341_29">of</text:span><text:span text:style-name="T341_30"><text:s/></text:span><text:span text:style-name="T341_31">ethical</text:span><text:span text:style-name="T341_32"><text:s/></text:span><text:span text:style-name="T341_33">violations</text:span><text:span text:style-name="T341_34"><text:s/></text:span><text:span text:style-name="T341_35">by</text:span><text:span text:style-name="T341_36"><text:s/></text:span><text:span text:style-name="T341_37">indysci</text:span><text:span text:style-name="T341_38"><text:s/></text:span><text:span text:style-name="T341_39">dot</text:span><text:span text:style-name="T341_40"><text:s/></text:span><text:span text:style-name="T341_41">org</text:span><text:span text:style-name="T341_42">;<text:s/></text:span><text:span text:style-name="T341_43">materially</text:span><text:span text:style-name="T341_44"><text:s/></text:span><text:span text:style-name="T341_45">substantiated</text:span><text:span text:style-name="T341_46"><text:s/></text:span><text:span text:style-name="T341_47">retributive</text:span><text:span text:style-name="T341_48"><text:s/></text:span><text:span text:style-name="T341_49">action</text:span><text:span text:style-name="T341_50"><text:s/></text:span><text:span text:style-name="T341_51">by</text:span><text:span text:style-name="T341_52"><text:s/></text:span><text:span text:style-name="T341_53">any</text:span><text:span text:style-name="T341_54"><text:s/></text:span><text:span text:style-name="T341_55">member</text:span><text:span text:style-name="T341_56"><text:s/></text:span><text:span text:style-name="T341_57">of</text:span><text:span text:style-name="T341_58"><text:s/></text:span><text:span text:style-name="T341_59">indysci</text:span><text:span text:style-name="T341_60"><text:s/></text:span><text:span text:style-name="T341_61">dot</text:span><text:span text:style-name="T341_62"><text:s/></text:span><text:span text:style-name="T341_63">org</text:span><text:span text:style-name="T341_64"><text:s/></text:span><text:span text:style-name="T341_65">shall</text:span><text:span text:style-name="T341_66"><text:s/></text:span><text:span text:style-name="T341_67">be</text:span><text:span text:style-name="T341_68"><text:s/></text:span><text:span text:style-name="T341_69">grounds</text:span><text:span text:style-name="T341_70"><text:s/></text:span><text:span text:style-name="T341_71">for</text:span><text:span text:style-name="T341_72"><text:s/></text:span><text:span text:style-name="T341_73">immediate</text:span><text:span text:style-name="T341_74"><text:s/></text:span><text:span text:style-name="T341_75">termination</text:span><text:span text:style-name="T341_76"><text:s/></text:span><text:span text:style-name="T341_77">by</text:span><text:span text:style-name="T341_78"><text:s/></text:span><text:span text:style-name="T341_79">the</text:span><text:span text:style-name="T341_80"><text:s/></text:span><text:span text:style-name="T341_81">indysci</text:span><text:span text:style-name="T341_82"><text:s/></text:span><text:span text:style-name="T341_83">dot</text:span><text:span text:style-name="T341_84"><text:s/></text:span><text:span text:style-name="T341_85">org</text:span><text:span text:style-name="T341_86"><text:s/></text:span><text:span text:style-name="T341_87">board</text:span><text:span text:style-name="T341_88"><text:s/></text:span><text:span text:style-name="T341_89">of</text:span><text:span text:style-name="T341_90"><text:s/></text:span><text:span text:style-name="T341_91">directors</text:span><text:span text:style-name="T341_92">.</text:span></text:p>
      <text:p text:style-name="P342"><text:span text:style-name="T342_1">The</text:span><text:span text:style-name="T342_2"><text:s/></text:span><text:span text:style-name="T342_3">board</text:span><text:span text:style-name="T342_4"><text:s/></text:span><text:span text:style-name="T342_5">of</text:span><text:span text:style-name="T342_6"><text:s/></text:span><text:span text:style-name="T342_7">directors</text:span><text:span text:style-name="T342_8"><text:s/></text:span><text:span text:style-name="T342_9">shall</text:span><text:span text:style-name="T342_10"><text:s/></text:span><text:span text:style-name="T342_11">approve</text:span><text:span text:style-name="T342_12"><text:s/></text:span><text:span text:style-name="T342_13">a</text:span><text:span text:style-name="T342_14"><text:s/></text:span><text:span text:style-name="T342_15">written</text:span><text:span text:style-name="T342_16"><text:s/></text:span><text:span text:style-name="T342_17">whistleblowing</text:span><text:span text:style-name="T342_18"><text:s/></text:span><text:span text:style-name="T342_19">policy</text:span><text:span text:style-name="T342_20"><text:s/></text:span><text:span text:style-name="T342_21">that</text:span><text:span text:style-name="T342_22"><text:s/></text:span><text:span text:style-name="T342_23">describes</text:span><text:span text:style-name="T342_24"><text:s/></text:span><text:span text:style-name="T342_25">at</text:span><text:span text:style-name="T342_26"><text:s/></text:span><text:span text:style-name="T342_27">a</text:span><text:span text:style-name="T342_28"><text:s/></text:span><text:span text:style-name="T342_29">minimum</text:span><text:span text:style-name="T342_30"><text:s/></text:span><text:span text:style-name="T342_31">these</text:span><text:span text:style-name="T342_32"><text:s/></text:span><text:span text:style-name="T342_33">guarantees</text:span><text:span text:style-name="T342_34">.<text:s text:c="2"/></text:span><text:span text:style-name="T342_35">All</text:span><text:span text:style-name="T342_36"><text:s/></text:span><text:span text:style-name="T342_37">officers</text:span><text:span text:style-name="T342_38">,<text:s/></text:span><text:span text:style-name="T342_39">directors</text:span><text:span text:style-name="T342_40">,<text:s/></text:span><text:span text:style-name="T342_41">scientific</text:span><text:span text:style-name="T342_42"><text:s/></text:span><text:span text:style-name="T342_43">advisory</text:span><text:span text:style-name="T342_44"><text:s/></text:span><text:span text:style-name="T342_45">board</text:span><text:span text:style-name="T342_46"><text:s/></text:span><text:span text:style-name="T342_47">members</text:span><text:span text:style-name="T342_48">,<text:s/></text:span><text:span text:style-name="T342_49">and</text:span><text:span text:style-name="T342_50"><text:s/></text:span><text:span text:style-name="T342_51">employees</text:span><text:span text:style-name="T342_52"><text:s/></text:span><text:span text:style-name="T342_53">shall</text:span><text:span text:style-name="T342_54"><text:s/></text:span><text:span text:style-name="T342_55">be</text:span><text:span text:style-name="T342_56"><text:s/></text:span><text:span text:style-name="T342_57">notified</text:span><text:span text:style-name="T342_58"><text:s/></text:span><text:span text:style-name="T342_59">of</text:span><text:span text:style-name="T342_60"><text:s/></text:span><text:span text:style-name="T342_61">this</text:span><text:span text:style-name="T342_62"><text:s/></text:span><text:span text:style-name="T342_63">policy</text:span><text:span text:style-name="T342_64"><text:s/></text:span><text:span text:style-name="T342_65">and</text:span><text:span text:style-name="T342_66"><text:s/></text:span><text:span text:style-name="T342_67">acknowledge</text:span><text:span text:style-name="T342_68"><text:s/></text:span><text:span text:style-name="T342_69">receipt</text:span><text:span text:style-name="T342_70">.</text:span></text:p>
      <text:p text:style-name="P343"><text:span text:style-name="T343_1">Section</text:span><text:span text:style-name="T343_2"><text:s/>5.<text:s/></text:span><text:span text:style-name="T343_3">Scientific</text:span><text:span text:style-name="T343_4"><text:s/></text:span><text:span text:style-name="T343_5">whistleblowing</text:span><text:span text:style-name="T343_6"><text:s/></text:span><text:span text:style-name="T343_7">policy</text:span></text:p>
      <text:p text:style-name="P344"><text:span text:style-name="T344_1">The</text:span><text:span text:style-name="T344_2"><text:s/></text:span><text:span text:style-name="T344_3">indysci</text:span><text:span text:style-name="T344_4"><text:s/></text:span><text:span text:style-name="T344_5">dot</text:span><text:span text:style-name="T344_6"><text:s/></text:span><text:span text:style-name="T344_7">org</text:span><text:span text:style-name="T344_8"><text:s/></text:span><text:span text:style-name="T344_9">secretary</text:span><text:span text:style-name="T344_10">,<text:s/></text:span><text:span text:style-name="T344_11">scientific</text:span><text:span text:style-name="T344_12"><text:s/></text:span><text:span text:style-name="T344_13">advisors</text:span><text:span text:style-name="T344_14">,<text:s/></text:span><text:span text:style-name="T344_15">and</text:span><text:span text:style-name="T344_16"><text:s/></text:span><text:span text:style-name="T344_17">directors</text:span><text:span text:style-name="T344_18"><text:s/></text:span><text:span text:style-name="T344_19">shall</text:span><text:span text:style-name="T344_20"><text:s/></text:span><text:span text:style-name="T344_21">make</text:span><text:span text:style-name="T344_22"><text:s/></text:span><text:span text:style-name="T344_23">themselves</text:span><text:span text:style-name="T344_24"><text:s/></text:span><text:span text:style-name="T344_25">available</text:span><text:span text:style-name="T344_26"><text:s/></text:span><text:span text:style-name="T344_27">to</text:span><text:span text:style-name="T344_28"><text:s/></text:span><text:span text:style-name="T344_29">any</text:span><text:span text:style-name="T344_30"><text:s/></text:span><text:span text:style-name="T344_31">report</text:span><text:span text:style-name="T344_32"><text:s/></text:span><text:span text:style-name="T344_33">of</text:span><text:span text:style-name="T344_34"><text:s/></text:span><text:span text:style-name="T344_35">scientific</text:span><text:span text:style-name="T344_36"><text:s/></text:span><text:span text:style-name="T344_37">misconduct</text:span><text:span text:style-name="T344_38"><text:s/></text:span><text:span text:style-name="T344_39">in</text:span><text:span text:style-name="T344_40"><text:s/></text:span><text:span text:style-name="T344_41">projects</text:span><text:span text:style-name="T344_42"><text:s/></text:span><text:span text:style-name="T344_43">directly</text:span><text:span text:style-name="T344_44"><text:s/></text:span><text:span text:style-name="T344_45">or</text:span><text:span text:style-name="T344_46"><text:s/></text:span><text:span text:style-name="T344_47">indirectly</text:span><text:span text:style-name="T344_48"><text:s/></text:span><text:span text:style-name="T344_49">funded</text:span><text:span text:style-name="T344_50"><text:s/></text:span><text:span text:style-name="T344_51">by</text:span><text:span text:style-name="T344_52"><text:s/></text:span><text:span text:style-name="T344_53">indysci</text:span><text:span text:style-name="T344_54"><text:s/></text:span><text:span text:style-name="T344_55">dot</text:span><text:span text:style-name="T344_56"><text:s/></text:span><text:span text:style-name="T344_57">org</text:span><text:span text:style-name="T344_58">.<text:s text:c="2"/></text:span><text:span text:style-name="T344_59">All</text:span><text:span text:style-name="T344_60"><text:s/></text:span><text:span text:style-name="T344_61">such</text:span><text:span text:style-name="T344_62"><text:s/></text:span><text:span text:style-name="T344_63">reports</text:span><text:span text:style-name="T344_64"><text:s/></text:span><text:span text:style-name="T344_65">shall</text:span><text:span text:style-name="T344_66"><text:s/></text:span><text:span text:style-name="T344_67">be</text:span><text:span text:style-name="T344_68"><text:s/></text:span><text:span text:style-name="T344_69">discussed</text:span><text:span text:style-name="T344_70"><text:s/></text:span><text:span text:style-name="T344_71">at</text:span><text:span text:style-name="T344_72"><text:s/></text:span><text:span text:style-name="T344_73">the</text:span><text:span text:style-name="T344_74"><text:s/></text:span><text:span text:style-name="T344_75">subsequent</text:span><text:span text:style-name="T344_76"><text:s/></text:span><text:span text:style-name="T344_77">scientific</text:span><text:span text:style-name="T344_78"><text:s/></text:span><text:span text:style-name="T344_79">board</text:span><text:span text:style-name="T344_80"><text:s/></text:span><text:span text:style-name="T344_81">meeting</text:span><text:span text:style-name="T344_82"><text:s/></text:span><text:span text:style-name="T344_83">or</text:span><text:span text:style-name="T344_84"><text:s/></text:span><text:span text:style-name="T344_85">board</text:span><text:span text:style-name="T344_86"><text:s/></text:span><text:span text:style-name="T344_87">of</text:span><text:span text:style-name="T344_88"><text:s/></text:span><text:span text:style-name="T344_89">directors</text:span><text:span text:style-name="T344_90"><text:s/></text:span><text:span text:style-name="T344_91">meeting</text:span><text:span text:style-name="T344_92">;<text:s/></text:span><text:span text:style-name="T344_93">or</text:span><text:span text:style-name="T344_94"><text:s/></text:span><text:span text:style-name="T344_95">a</text:span><text:span text:style-name="T344_96"><text:s/></text:span><text:span text:style-name="T344_97">special</text:span><text:span text:style-name="T344_98"><text:s/></text:span><text:span text:style-name="T344_99">meeting</text:span><text:span text:style-name="T344_100"><text:s/></text:span><text:span text:style-name="T344_101">may</text:span><text:span text:style-name="T344_102"><text:s/></text:span><text:span text:style-name="T344_103">be</text:span><text:span text:style-name="T344_104"><text:s/></text:span><text:span text:style-name="T344_105">convened</text:span><text:span text:style-name="T344_106"><text:s/></text:span><text:span text:style-name="T344_107">at</text:span><text:span text:style-name="T344_108"><text:s/></text:span><text:span text:style-name="T344_109">the</text:span><text:span text:style-name="T344_110"><text:s/></text:span><text:span text:style-name="T344_111">discretion</text:span><text:span text:style-name="T344_112"><text:s/></text:span><text:span text:style-name="T344_113">of</text:span><text:span text:style-name="T344_114"><text:s/></text:span><text:span text:style-name="T344_115">the</text:span><text:span text:style-name="T344_116"><text:s/></text:span><text:span text:style-name="T344_117">party</text:span><text:span text:style-name="T344_118"><text:s/></text:span><text:span text:style-name="T344_119">notified</text:span><text:span text:style-name="T344_120"><text:s/></text:span><text:span text:style-name="T344_121">if</text:span><text:span text:style-name="T344_122"><text:s/></text:span><text:span text:style-name="T344_123">a</text:span><text:span text:style-name="T344_124"><text:s/></text:span><text:span text:style-name="T344_125">decision</text:span><text:span text:style-name="T344_126"><text:s/></text:span><text:span text:style-name="T344_127">to</text:span><text:span text:style-name="T344_128"><text:s/></text:span><text:span text:style-name="T344_129">terminate</text:span><text:span text:style-name="T344_130"><text:s/></text:span><text:span text:style-name="T344_131">of</text:span><text:span text:style-name="T344_132"><text:s/></text:span><text:span text:style-name="T344_133">the</text:span><text:span text:style-name="T344_134"><text:s/></text:span><text:span text:style-name="T344_135">project</text:span><text:span text:style-name="T344_136"><text:s/></text:span><text:span text:style-name="T344_137">is</text:span><text:span text:style-name="T344_138"><text:s/></text:span><text:span text:style-name="T344_139">urgent</text:span><text:span text:style-name="T344_140">.</text:span></text:p>
      <text:p text:style-name="P345"/>
      <text:p text:style-name="P346"><text:span text:style-name="T346_1">Section</text:span><text:span text:style-name="T346_2"><text:s/>6.<text:s/></text:span><text:span text:style-name="T346_3">Intellectual</text:span><text:span text:style-name="T346_4"><text:s/></text:span><text:span text:style-name="T346_5">Property</text:span><text:span text:style-name="T346_6"><text:s/></text:span><text:span text:style-name="T346_7">policy</text:span></text:p>
      <text:p text:style-name="P347"><text:span text:style-name="T347_1">All</text:span><text:span text:style-name="T347_2"><text:s/></text:span><text:span text:style-name="T347_3">documents</text:span><text:span text:style-name="T347_4"><text:s/></text:span><text:span text:style-name="T347_5">produced</text:span><text:span text:style-name="T347_6"><text:s/></text:span><text:span text:style-name="T347_7">by</text:span><text:span text:style-name="T347_8"><text:s/></text:span><text:span text:style-name="T347_9">indysci</text:span><text:span text:style-name="T347_10"><text:s/></text:span><text:span text:style-name="T347_11">dot</text:span><text:span text:style-name="T347_12"><text:s/></text:span><text:span text:style-name="T347_13">org</text:span><text:span text:style-name="T347_14"><text:s/></text:span><text:span text:style-name="T347_15">or</text:span><text:span text:style-name="T347_16"><text:s/></text:span><text:span text:style-name="T347_17">produced</text:span><text:span text:style-name="T347_18"><text:s/></text:span><text:span text:style-name="T347_19">with</text:span><text:span text:style-name="T347_20"><text:s/></text:span><text:span text:style-name="T347_21">direct</text:span><text:span text:style-name="T347_22"><text:s/></text:span><text:span text:style-name="T347_23">or</text:span><text:span text:style-name="T347_24"><text:s/></text:span><text:span text:style-name="T347_25">indirect</text:span><text:span text:style-name="T347_26"><text:s/></text:span><text:span text:style-name="T347_27">support</text:span><text:span text:style-name="T347_28"><text:s/></text:span><text:span text:style-name="T347_29">from</text:span><text:span text:style-name="T347_30"><text:s/></text:span><text:span text:style-name="T347_31">indysci</text:span><text:span text:style-name="T347_32"><text:s/></text:span><text:span text:style-name="T347_33">dot</text:span><text:span text:style-name="T347_34"><text:s/></text:span><text:span text:style-name="T347_35">org</text:span><text:span text:style-name="T347_36"><text:s/></text:span><text:span text:style-name="T347_37">shall</text:span><text:span text:style-name="T347_38"><text:s/></text:span><text:span text:style-name="T347_39">be</text:span><text:span text:style-name="T347_40"><text:s/></text:span><text:span text:style-name="T347_41">released</text:span><text:span text:style-name="T347_42"><text:s/></text:span><text:span text:style-name="T347_43">under</text:span><text:span text:style-name="T347_44"><text:s/></text:span><text:span text:style-name="T347_45">either</text:span><text:span text:style-name="T347_46"><text:s/></text:span><text:span text:style-name="T347_47">a</text:span><text:span text:style-name="T347_48"><text:s/></text:span><text:span text:style-name="T347_49">creative</text:span><text:span text:style-name="T347_50"><text:s/></text:span><text:span text:style-name="T347_51">commons</text:span><text:span text:style-name="T347_52"><text:s/></text:span><text:span text:style-name="T347_53">licence</text:span><text:span text:style-name="T347_54"><text:s/></text:span><text:span text:style-name="T347_55">or</text:span><text:span text:style-name="T347_56"><text:s/></text:span><text:span text:style-name="T347_57">without</text:span><text:span text:style-name="T347_58"><text:s/></text:span><text:span text:style-name="T347_59">copyright</text:span><text:span text:style-name="T347_60"><text:s/></text:span><text:span text:style-name="T347_61">protection</text:span><text:span text:style-name="T347_62">.</text:span></text:p>
      <text:p text:style-name="P348"><text:span text:style-name="T348_1">All</text:span><text:span text:style-name="T348_2"><text:s/></text:span><text:span text:style-name="T348_3">grantees</text:span><text:span text:style-name="T348_4"><text:s/></text:span><text:span text:style-name="T348_5">of</text:span><text:span text:style-name="T348_6"><text:s/></text:span><text:span text:style-name="T348_7">indysci</text:span><text:span text:style-name="T348_8"><text:s/></text:span><text:span text:style-name="T348_9">dot</text:span><text:span text:style-name="T348_10"><text:s/></text:span><text:span text:style-name="T348_11">org</text:span><text:span text:style-name="T348_12"><text:s/></text:span><text:span text:style-name="T348_13">shall</text:span><text:span text:style-name="T348_14"><text:s/></text:span><text:span text:style-name="T348_15">release</text:span><text:span text:style-name="T348_16"><text:s/></text:span><text:span text:style-name="T348_17">their</text:span><text:span text:style-name="T348_18"><text:s/></text:span><text:span text:style-name="T348_19">intellectual</text:span><text:span text:style-name="T348_20"><text:s/></text:span><text:span text:style-name="T348_21">product</text:span><text:span text:style-name="T348_22"><text:s/></text:span><text:span text:style-name="T348_23">under</text:span><text:span text:style-name="T348_24"><text:s/></text:span><text:span text:style-name="T348_25">a</text:span><text:span text:style-name="T348_26"><text:s/></text:span><text:span text:style-name="T348_27">creative</text:span><text:span text:style-name="T348_28"><text:s/></text:span><text:span text:style-name="T348_29">commons</text:span><text:span text:style-name="T348_30"><text:s/></text:span><text:span text:style-name="T348_31">licence</text:span><text:span text:style-name="T348_32">.<text:s text:c="2"/></text:span><text:span text:style-name="T348_33">Patentable</text:span><text:span text:style-name="T348_34"><text:s/></text:span><text:span text:style-name="T348_35">intellectual</text:span><text:span text:style-name="T348_36"><text:s/></text:span><text:span text:style-name="T348_37">property</text:span><text:span text:style-name="T348_38"><text:s/></text:span><text:span text:style-name="T348_39">developed</text:span><text:span text:style-name="T348_40"><text:s/></text:span><text:span text:style-name="T348_41">with</text:span><text:span text:style-name="T348_42"><text:s/></text:span><text:span text:style-name="T348_43">direct</text:span><text:span text:style-name="T348_44"><text:s/></text:span><text:span text:style-name="T348_45">or</text:span><text:span text:style-name="T348_46"><text:s/></text:span><text:span text:style-name="T348_47">indirect</text:span><text:span text:style-name="T348_48"><text:s/></text:span><text:span text:style-name="T348_49">support</text:span><text:span text:style-name="T348_50"><text:s/></text:span><text:span text:style-name="T348_51">from</text:span><text:span text:style-name="T348_52"><text:s/></text:span><text:span text:style-name="T348_53">indysci</text:span><text:span text:style-name="T348_54"><text:s/></text:span><text:span text:style-name="T348_55">dot</text:span><text:span text:style-name="T348_56"><text:s/></text:span><text:span text:style-name="T348_57">org</text:span><text:span text:style-name="T348_58"><text:s/></text:span><text:span text:style-name="T348_59">shall</text:span><text:span text:style-name="T348_60"><text:s/></text:span><text:span text:style-name="T348_61">be</text:span><text:span text:style-name="T348_62"><text:s/></text:span><text:span text:style-name="T348_63">released</text:span><text:span text:style-name="T348_64"><text:s/></text:span><text:span text:style-name="T348_65">to</text:span><text:span text:style-name="T348_66"><text:s/></text:span><text:span text:style-name="T348_67">the</text:span><text:span text:style-name="T348_68"><text:s/></text:span><text:span text:style-name="T348_69">public</text:span><text:span text:style-name="T348_70"><text:s/></text:span><text:span text:style-name="T348_71">domain</text:span><text:span text:style-name="T348_72">,<text:s/></text:span><text:span text:style-name="T348_73">with</text:span><text:span text:style-name="T348_74"><text:s/></text:span><text:span text:style-name="T348_75">protections</text:span><text:span text:style-name="T348_76"><text:s/></text:span><text:span text:style-name="T348_77">against</text:span><text:span text:style-name="T348_78"><text:s/></text:span><text:span text:style-name="T348_79">other</text:span><text:span text:style-name="T348_80"><text:s/></text:span><text:span text:style-name="T348_81">parties</text:span><text:span text:style-name="T348_82"><text:s/></text:span><text:span text:style-name="T348_83">patenting</text:span><text:span text:style-name="T348_84"><text:s/></text:span><text:span text:style-name="T348_85">the</text:span><text:span text:style-name="T348_86"><text:s/></text:span><text:span text:style-name="T348_87">same</text:span><text:span text:style-name="T348_88"><text:s/></text:span><text:span text:style-name="T348_89">material</text:span><text:span text:style-name="T348_90"><text:s/></text:span><text:span text:style-name="T348_91">as</text:span><text:span text:style-name="T348_92"><text:s/></text:span><text:span text:style-name="T348_93">best</text:span><text:span text:style-name="T348_94"><text:s/></text:span><text:span text:style-name="T348_95">possible</text:span><text:span text:style-name="T348_96"><text:s/></text:span><text:span text:style-name="T348_97">under</text:span><text:span text:style-name="T348_98"><text:s/></text:span><text:span text:style-name="T348_99">the</text:span><text:span text:style-name="T348_100"><text:s/></text:span><text:span text:style-name="T348_101">US</text:span><text:span text:style-name="T348_102"><text:s/></text:span><text:span text:style-name="T348_103">patent</text:span><text:span text:style-name="T348_104"><text:s/></text:span><text:span text:style-name="T348_105">law</text:span><text:span text:style-name="T348_106">.</text:span></text:p>
      <text:p text:style-name="P349"/>
      <text:p text:style-name="P350"><text:span text:style-name="T350_1">Article</text:span><text:span text:style-name="T350_2"><text:s/>1</text:span><text:span text:style-name="T350_3">2</text:span><text:span text:style-name="T350_4"><text:line-break/></text:span><text:span text:style-name="T350_5">Amendment</text:span><text:span text:style-name="T350_6"><text:s/></text:span><text:span text:style-name="T350_7">of</text:span><text:span text:style-name="T350_8"><text:s/></text:span><text:span text:style-name="T350_9">Bylaws</text:span></text:p>
      <text:p text:style-name="P351"/>
      <text:p text:style-name="P352"><text:span text:style-name="T352_1">Section</text:span><text:span text:style-name="T352_2"><text:s/>1.<text:s/></text:span><text:span text:style-name="T352_3">Amendment</text:span><text:span text:style-name="T352_4"><text:s/></text:span></text:p>
      <text:p text:style-name="P353"><text:span text:style-name="T353_1">Subject</text:span><text:span text:style-name="T353_2"><text:s/></text:span><text:span text:style-name="T353_3">to</text:span><text:span text:style-name="T353_4"><text:s/></text:span><text:span text:style-name="T353_5">the</text:span><text:span text:style-name="T353_6"><text:s/></text:span><text:span text:style-name="T353_7">power</text:span><text:span text:style-name="T353_8"><text:s/></text:span><text:span text:style-name="T353_9">of</text:span><text:span text:style-name="T353_10"><text:s/></text:span><text:span text:style-name="T353_11">the</text:span><text:span text:style-name="T353_12"><text:s/></text:span><text:span text:style-name="T353_13">members</text:span><text:span text:style-name="T353_14">,<text:s/></text:span><text:span text:style-name="T353_15">if</text:span><text:span text:style-name="T353_16"><text:s/></text:span><text:span text:style-name="T353_17">any</text:span><text:span text:style-name="T353_18">,<text:s/></text:span><text:span text:style-name="T353_19">of</text:span><text:span text:style-name="T353_20"><text:s/></text:span><text:span text:style-name="T353_21">this</text:span><text:span text:style-name="T353_22"><text:s/></text:span><text:span text:style-name="T353_23">corporation</text:span><text:span text:style-name="T353_24"><text:s/></text:span><text:span text:style-name="T353_25">to</text:span><text:span text:style-name="T353_26"><text:s/></text:span><text:span text:style-name="T353_27">adopt</text:span><text:span text:style-name="T353_28">,<text:s/></text:span><text:span text:style-name="T353_29">amend</text:span><text:span text:style-name="T353_30">,<text:s/></text:span><text:span text:style-name="T353_31">or</text:span><text:span text:style-name="T353_32"><text:s/></text:span><text:span text:style-name="T353_33">repeal</text:span><text:span text:style-name="T353_34"><text:s/></text:span><text:span text:style-name="T353_35">the</text:span><text:span text:style-name="T353_36"><text:s/></text:span><text:span text:style-name="T353_37">bylaws</text:span><text:span text:style-name="T353_38"><text:s/></text:span><text:span text:style-name="T353_39">of</text:span><text:span text:style-name="T353_40"><text:s/></text:span><text:span text:style-name="T353_41">this</text:span><text:span text:style-name="T353_42"><text:s/></text:span><text:span text:style-name="T353_43">corporation</text:span><text:span text:style-name="T353_44"><text:s/></text:span><text:span text:style-name="T353_45">and</text:span><text:span text:style-name="T353_46"><text:s/></text:span><text:span text:style-name="T353_47">except</text:span><text:span text:style-name="T353_48"><text:s/></text:span><text:span text:style-name="T353_49">as</text:span><text:span text:style-name="T353_50"><text:s/></text:span><text:span text:style-name="T353_51">may</text:span><text:span text:style-name="T353_52"><text:s/></text:span><text:span text:style-name="T353_53">otherwise</text:span><text:span text:style-name="T353_54"><text:s/></text:span><text:span text:style-name="T353_55">be</text:span><text:span text:style-name="T353_56"><text:s/></text:span><text:span text:style-name="T353_57">specified</text:span><text:span text:style-name="T353_58"><text:s/></text:span><text:span text:style-name="T353_59">under</text:span><text:span text:style-name="T353_60"><text:s/></text:span><text:span text:style-name="T353_61">provisions</text:span><text:span text:style-name="T353_62"><text:s/></text:span><text:span text:style-name="T353_63">of</text:span><text:span text:style-name="T353_64"><text:s/></text:span><text:span text:style-name="T353_65">law</text:span><text:span text:style-name="T353_66">,<text:s/></text:span><text:span text:style-name="T353_67">these</text:span><text:span text:style-name="T353_68"><text:s/></text:span><text:span text:style-name="T353_69">bylaws</text:span><text:span text:style-name="T353_70">,<text:s/></text:span><text:span text:style-name="T353_71">or</text:span><text:span text:style-name="T353_72"><text:s/></text:span><text:span text:style-name="T353_73">any</text:span><text:span text:style-name="T353_74"><text:s/></text:span><text:span text:style-name="T353_75">of</text:span><text:span text:style-name="T353_76"><text:s/></text:span><text:span text:style-name="T353_77">them</text:span><text:span text:style-name="T353_78">,<text:s/></text:span><text:span text:style-name="T353_79">may</text:span><text:span text:style-name="T353_80"><text:s/></text:span><text:span text:style-name="T353_81">be</text:span><text:span text:style-name="T353_82"><text:s/></text:span><text:span text:style-name="T353_83">altered</text:span><text:span text:style-name="T353_84">,<text:s/></text:span><text:span text:style-name="T353_85">amended</text:span><text:span text:style-name="T353_86">,<text:s/></text:span><text:span text:style-name="T353_87">or</text:span><text:span text:style-name="T353_88"><text:s/></text:span><text:span text:style-name="T353_89">repealed</text:span><text:span text:style-name="T353_90"><text:s/></text:span><text:span text:style-name="T353_91">and</text:span><text:span text:style-name="T353_92"><text:s/></text:span><text:span text:style-name="T353_93">new</text:span><text:span text:style-name="T353_94"><text:s/></text:span><text:span text:style-name="T353_95">bylaws</text:span><text:span text:style-name="T353_96"><text:s/></text:span><text:span text:style-name="T353_97">adopted</text:span><text:span text:style-name="T353_98"><text:s/></text:span><text:span text:style-name="T353_99">by</text:span><text:span text:style-name="T353_100"><text:s/></text:span><text:span text:style-name="T353_101">approval</text:span><text:span text:style-name="T353_102"><text:s/></text:span><text:span text:style-name="T353_103">of</text:span><text:span text:style-name="T353_104"><text:s/></text:span><text:span text:style-name="T353_105">the</text:span><text:span text:style-name="T353_106"><text:s/></text:span><text:span text:style-name="T353_107">board</text:span><text:span text:style-name="T353_108"><text:s/></text:span><text:span text:style-name="T353_109">of</text:span><text:span text:style-name="T353_110"><text:s/></text:span><text:span text:style-name="T353_111">directors</text:span><text:span text:style-name="T353_112">.</text:span></text:p>
      <text:p text:style-name="P354"/>
      <text:p text:style-name="P355"><text:span text:style-name="T355_1">Article</text:span><text:span text:style-name="T355_2"><text:s/>1</text:span><text:span text:style-name="T355_3">3</text:span><text:span text:style-name="T355_4"><text:line-break/></text:span><text:span text:style-name="T355_5">Construction</text:span><text:span text:style-name="T355_6"><text:s/></text:span><text:span text:style-name="T355_7">and</text:span><text:span text:style-name="T355_8"><text:s/></text:span><text:span text:style-name="T355_9">Terms</text:span></text:p>
      <text:p text:style-name="P356"><text:span text:style-name="T356_1">If</text:span><text:span text:style-name="T356_2"><text:s/></text:span><text:span text:style-name="T356_3">there</text:span><text:span text:style-name="T356_4"><text:s/></text:span><text:span text:style-name="T356_5">is</text:span><text:span text:style-name="T356_6"><text:s/></text:span><text:span text:style-name="T356_7">any</text:span><text:span text:style-name="T356_8"><text:s/></text:span><text:span text:style-name="T356_9">conflict</text:span><text:span text:style-name="T356_10"><text:s/></text:span><text:span text:style-name="T356_11">between</text:span><text:span text:style-name="T356_12"><text:s/></text:span><text:span text:style-name="T356_13">the</text:span><text:span text:style-name="T356_14"><text:s/></text:span><text:span text:style-name="T356_15">provisions</text:span><text:span text:style-name="T356_16"><text:s/></text:span><text:span text:style-name="T356_17">of</text:span><text:span text:style-name="T356_18"><text:s/></text:span><text:span text:style-name="T356_19">these</text:span><text:span text:style-name="T356_20"><text:s/></text:span><text:span text:style-name="T356_21">bylaws</text:span><text:span text:style-name="T356_22"><text:s/></text:span><text:span text:style-name="T356_23">and</text:span><text:span text:style-name="T356_24"><text:s/></text:span><text:span text:style-name="T356_25">the</text:span><text:span text:style-name="T356_26"><text:s/></text:span><text:span text:style-name="T356_27">articles</text:span><text:span text:style-name="T356_28"><text:s/></text:span><text:span text:style-name="T356_29">of</text:span><text:span text:style-name="T356_30"><text:s/></text:span><text:span text:style-name="T356_31">incorporation</text:span><text:span text:style-name="T356_32"><text:s/></text:span><text:span text:style-name="T356_33">of</text:span><text:span text:style-name="T356_34"><text:s/></text:span><text:span text:style-name="T356_35">this</text:span><text:span text:style-name="T356_36"><text:s/></text:span><text:span text:style-name="T356_37">corporation</text:span><text:span text:style-name="T356_38">,<text:s/></text:span><text:span text:style-name="T356_39">the</text:span><text:span text:style-name="T356_40"><text:s/></text:span><text:span text:style-name="T356_41">provisions</text:span><text:span text:style-name="T356_42"><text:s/></text:span><text:span text:style-name="T356_43">of</text:span><text:span text:style-name="T356_44"><text:s/></text:span><text:span text:style-name="T356_45">the</text:span><text:span text:style-name="T356_46"><text:s/></text:span><text:span text:style-name="T356_47">articles</text:span><text:span text:style-name="T356_48"><text:s/></text:span><text:span text:style-name="T356_49">of</text:span><text:span text:style-name="T356_50"><text:s/></text:span><text:span text:style-name="T356_51">incorporation</text:span><text:span text:style-name="T356_52"><text:s/></text:span><text:span text:style-name="T356_53">shall</text:span><text:span text:style-name="T356_54"><text:s/></text:span><text:span text:style-name="T356_55">govern</text:span><text:span text:style-name="T356_56">.</text:span></text:p>
      <text:p text:style-name="P357"><text:span text:style-name="T357_1">Should</text:span><text:span text:style-name="T357_2"><text:s/></text:span><text:span text:style-name="T357_3">any</text:span><text:span text:style-name="T357_4"><text:s/></text:span><text:span text:style-name="T357_5">of</text:span><text:span text:style-name="T357_6"><text:s/></text:span><text:span text:style-name="T357_7">the</text:span><text:span text:style-name="T357_8"><text:s/></text:span><text:span text:style-name="T357_9">provisions</text:span><text:span text:style-name="T357_10"><text:s/></text:span><text:span text:style-name="T357_11">or</text:span><text:span text:style-name="T357_12"><text:s/></text:span><text:span text:style-name="T357_13">portions</text:span><text:span text:style-name="T357_14"><text:s/></text:span><text:span text:style-name="T357_15">of</text:span><text:span text:style-name="T357_16"><text:s/></text:span><text:span text:style-name="T357_17">these</text:span><text:span text:style-name="T357_18"><text:s/></text:span><text:span text:style-name="T357_19">bylaws</text:span><text:span text:style-name="T357_20"><text:s/></text:span><text:span text:style-name="T357_21">be</text:span><text:span text:style-name="T357_22"><text:s/></text:span><text:span text:style-name="T357_23">held</text:span><text:span text:style-name="T357_24"><text:s/></text:span><text:span text:style-name="T357_25">unenforceable</text:span><text:span text:style-name="T357_26"><text:s/></text:span><text:span text:style-name="T357_27">or</text:span><text:span text:style-name="T357_28"><text:s/></text:span><text:span text:style-name="T357_29">invalid</text:span><text:span text:style-name="T357_30"><text:s/></text:span><text:span text:style-name="T357_31">for</text:span><text:span text:style-name="T357_32"><text:s/></text:span><text:span text:style-name="T357_33">any</text:span><text:span text:style-name="T357_34"><text:s/></text:span><text:span text:style-name="T357_35">reason</text:span><text:span text:style-name="T357_36">,<text:s/></text:span><text:span text:style-name="T357_37">the</text:span><text:span text:style-name="T357_38"><text:s/></text:span><text:span text:style-name="T357_39">remaining</text:span><text:span text:style-name="T357_40"><text:s/></text:span><text:span text:style-name="T357_41">provisions</text:span><text:span text:style-name="T357_42"><text:s/></text:span><text:span text:style-name="T357_43">and</text:span><text:span text:style-name="T357_44"><text:s/></text:span><text:span text:style-name="T357_45">portions</text:span><text:span text:style-name="T357_46"><text:s/></text:span><text:span text:style-name="T357_47">of</text:span><text:span text:style-name="T357_48"><text:s/></text:span><text:span text:style-name="T357_49">these</text:span><text:span text:style-name="T357_50"><text:s/></text:span><text:span text:style-name="T357_51">bylaws</text:span><text:span text:style-name="T357_52"><text:s/></text:span><text:span text:style-name="T357_53">shall</text:span><text:span text:style-name="T357_54"><text:s/></text:span><text:span text:style-name="T357_55">be</text:span><text:span text:style-name="T357_56"><text:s/></text:span><text:span text:style-name="T357_57">unaffected</text:span><text:span text:style-name="T357_58"><text:s/></text:span><text:span text:style-name="T357_59">by</text:span><text:span text:style-name="T357_60"><text:s/></text:span><text:span text:style-name="T357_61">such</text:span><text:span text:style-name="T357_62"><text:s/></text:span><text:span text:style-name="T357_63">holding</text:span><text:span text:style-name="T357_64">.</text:span></text:p>
      <text:p text:style-name="P358"><text:span text:style-name="T358_1">All</text:span><text:span text:style-name="T358_2"><text:s/></text:span><text:span text:style-name="T358_3">references</text:span><text:span text:style-name="T358_4"><text:s/></text:span><text:span text:style-name="T358_5">in</text:span><text:span text:style-name="T358_6"><text:s/></text:span><text:span text:style-name="T358_7">these</text:span><text:span text:style-name="T358_8"><text:s/></text:span><text:span text:style-name="T358_9">bylaws</text:span><text:span text:style-name="T358_10"><text:s/></text:span><text:span text:style-name="T358_11">to</text:span><text:span text:style-name="T358_12"><text:s/></text:span><text:span text:style-name="T358_13">the</text:span><text:span text:style-name="T358_14"><text:s/></text:span><text:span text:style-name="T358_15">articles</text:span><text:span text:style-name="T358_16"><text:s/></text:span><text:span text:style-name="T358_17">of</text:span><text:span text:style-name="T358_18"><text:s/></text:span><text:span text:style-name="T358_19">incorporation</text:span><text:span text:style-name="T358_20"><text:s/></text:span><text:span text:style-name="T358_21">shall</text:span><text:span text:style-name="T358_22"><text:s/></text:span><text:span text:style-name="T358_23">be</text:span><text:span text:style-name="T358_24"><text:s/></text:span><text:span text:style-name="T358_25">to</text:span><text:span text:style-name="T358_26"><text:s/></text:span><text:span text:style-name="T358_27">the</text:span><text:span text:style-name="T358_28"><text:s/></text:span><text:span text:style-name="T358_29">articles</text:span><text:span text:style-name="T358_30"><text:s/></text:span><text:span text:style-name="T358_31">of</text:span><text:span text:style-name="T358_32"><text:s/></text:span><text:span text:style-name="T358_33">incorporation</text:span><text:span text:style-name="T358_34">,<text:s/></text:span><text:span text:style-name="T358_35">articles</text:span><text:span text:style-name="T358_36"><text:s/></text:span><text:span text:style-name="T358_37">of</text:span><text:span text:style-name="T358_38"><text:s/></text:span><text:span text:style-name="T358_39">organization</text:span><text:span text:style-name="T358_40">,<text:s/></text:span><text:span text:style-name="T358_41">certificate</text:span><text:span text:style-name="T358_42"><text:s/></text:span><text:span text:style-name="T358_43">of</text:span><text:span text:style-name="T358_44"><text:s/></text:span><text:span text:style-name="T358_45">incorporation</text:span><text:span text:style-name="T358_46">,<text:s/></text:span><text:span text:style-name="T358_47">organizational</text:span><text:span text:style-name="T358_48"><text:s/></text:span><text:span text:style-name="T358_49">charter</text:span><text:span text:style-name="T358_50">,<text:s/></text:span><text:span text:style-name="T358_51">corporate</text:span><text:span text:style-name="T358_52"><text:s/></text:span><text:span text:style-name="T358_53">charter</text:span><text:span text:style-name="T358_54">,<text:s/></text:span><text:span text:style-name="T358_55">or</text:span><text:span text:style-name="T358_56"><text:s/></text:span><text:span text:style-name="T358_57">other</text:span><text:span text:style-name="T358_58"><text:s/></text:span><text:span text:style-name="T358_59">founding</text:span><text:span text:style-name="T358_60"><text:s/></text:span><text:span text:style-name="T358_61">document</text:span><text:span text:style-name="T358_62"><text:s/></text:span><text:span text:style-name="T358_63">of</text:span><text:span text:style-name="T358_64"><text:s/></text:span><text:span text:style-name="T358_65">this</text:span><text:span text:style-name="T358_66"><text:s/></text:span><text:span text:style-name="T358_67">corporation</text:span><text:span text:style-name="T358_68"><text:s/></text:span><text:span text:style-name="T358_69">filed</text:span><text:span text:style-name="T358_70"><text:s/></text:span><text:span text:style-name="T358_71">with</text:span><text:span text:style-name="T358_72"><text:s/></text:span><text:span text:style-name="T358_73">an</text:span><text:span text:style-name="T358_74"><text:s/></text:span><text:span text:style-name="T358_75">office</text:span><text:span text:style-name="T358_76"><text:s/></text:span><text:span text:style-name="T358_77">of</text:span><text:span text:style-name="T358_78"><text:s/></text:span><text:span text:style-name="T358_79">this</text:span><text:span text:style-name="T358_80"><text:s/></text:span><text:span text:style-name="T358_81">state</text:span><text:span text:style-name="T358_82"><text:s/></text:span><text:span text:style-name="T358_83">and</text:span><text:span text:style-name="T358_84"><text:s/></text:span><text:span text:style-name="T358_85">used</text:span><text:span text:style-name="T358_86"><text:s/></text:span><text:span text:style-name="T358_87">to</text:span><text:span text:style-name="T358_88"><text:s/></text:span><text:span text:style-name="T358_89">establish</text:span><text:span text:style-name="T358_90"><text:s/></text:span><text:span text:style-name="T358_91">the</text:span><text:span text:style-name="T358_92"><text:s/></text:span><text:span text:style-name="T358_93">legal</text:span><text:span text:style-name="T358_94"><text:s/></text:span><text:span text:style-name="T358_95">existence</text:span><text:span text:style-name="T358_96"><text:s/></text:span><text:span text:style-name="T358_97">of</text:span><text:span text:style-name="T358_98"><text:s/></text:span><text:span text:style-name="T358_99">this</text:span><text:span text:style-name="T358_100"><text:s/></text:span><text:span text:style-name="T358_101">corporation</text:span><text:span text:style-name="T358_102">.</text:span></text:p>
      <text:p text:style-name="P359"><text:span text:style-name="T359_1">All</text:span><text:span text:style-name="T359_2"><text:s/></text:span><text:span text:style-name="T359_3">references</text:span><text:span text:style-name="T359_4"><text:s/></text:span><text:span text:style-name="T359_5">in</text:span><text:span text:style-name="T359_6"><text:s/></text:span><text:span text:style-name="T359_7">these</text:span><text:span text:style-name="T359_8"><text:s/></text:span><text:span text:style-name="T359_9">bylaws</text:span><text:span text:style-name="T359_10"><text:s/></text:span><text:span text:style-name="T359_11">to</text:span><text:span text:style-name="T359_12"><text:s/></text:span><text:span text:style-name="T359_13">a</text:span><text:span text:style-name="T359_14"><text:s/></text:span><text:span text:style-name="T359_15">section</text:span><text:span text:style-name="T359_16"><text:s/></text:span><text:span text:style-name="T359_17">or</text:span><text:span text:style-name="T359_18"><text:s/></text:span><text:span text:style-name="T359_19">sections</text:span><text:span text:style-name="T359_20"><text:s/></text:span><text:span text:style-name="T359_21">of</text:span><text:span text:style-name="T359_22"><text:s/></text:span><text:span text:style-name="T359_23">the</text:span><text:span text:style-name="T359_24"><text:s/></text:span><text:span text:style-name="T359_25">Internal</text:span><text:span text:style-name="T359_26"><text:s/></text:span><text:span text:style-name="T359_27">Revenue</text:span><text:span text:style-name="T359_28"><text:s/></text:span><text:span text:style-name="T359_29">Code</text:span><text:span text:style-name="T359_30"><text:s/></text:span><text:span text:style-name="T359_31">shall</text:span><text:span text:style-name="T359_32"><text:s/></text:span><text:span text:style-name="T359_33">be</text:span><text:span text:style-name="T359_34"><text:s/></text:span><text:span text:style-name="T359_35">to</text:span><text:span text:style-name="T359_36"><text:s/></text:span><text:span text:style-name="T359_37">such</text:span><text:span text:style-name="T359_38"><text:s/></text:span><text:span text:style-name="T359_39">sections</text:span><text:span text:style-name="T359_40"><text:s/></text:span><text:span text:style-name="T359_41">of</text:span><text:span text:style-name="T359_42"><text:s/></text:span><text:span text:style-name="T359_43">the</text:span><text:span text:style-name="T359_44"><text:s/></text:span><text:span text:style-name="T359_45">Internal</text:span><text:span text:style-name="T359_46"><text:s/></text:span><text:span text:style-name="T359_47">Revenue</text:span><text:span text:style-name="T359_48"><text:s/></text:span><text:span text:style-name="T359_49">Code</text:span><text:span text:style-name="T359_50"><text:s/></text:span><text:span text:style-name="T359_51">of</text:span><text:span text:style-name="T359_52"><text:s/>1986<text:s/></text:span><text:span text:style-name="T359_53">as</text:span><text:span text:style-name="T359_54"><text:s/></text:span><text:span text:style-name="T359_55">amended</text:span><text:span text:style-name="T359_56"><text:s/></text:span><text:span text:style-name="T359_57">from</text:span><text:span text:style-name="T359_58"><text:s/></text:span><text:span text:style-name="T359_59">time</text:span><text:span text:style-name="T359_60"><text:s/></text:span><text:span text:style-name="T359_61">to</text:span><text:span text:style-name="T359_62"><text:s/></text:span><text:span text:style-name="T359_63">time</text:span><text:span text:style-name="T359_64">,<text:s/></text:span><text:span text:style-name="T359_65">or</text:span><text:span text:style-name="T359_66"><text:s/></text:span><text:span text:style-name="T359_67">to</text:span><text:span text:style-name="T359_68"><text:s/></text:span><text:span text:style-name="T359_69">corresponding</text:span><text:span text:style-name="T359_70"><text:s/></text:span><text:span text:style-name="T359_71">provisions</text:span><text:span text:style-name="T359_72"><text:s/></text:span><text:span text:style-name="T359_73">of</text:span><text:span text:style-name="T359_74"><text:s/></text:span><text:span text:style-name="T359_75">any</text:span><text:span text:style-name="T359_76"><text:s/></text:span><text:span text:style-name="T359_77">future</text:span><text:span text:style-name="T359_78"><text:s/></text:span><text:span text:style-name="T359_79">federal</text:span><text:span text:style-name="T359_80"><text:s/></text:span><text:span text:style-name="T359_81">tax</text:span><text:span text:style-name="T359_82"><text:s/></text:span><text:span text:style-name="T359_83">code</text:span><text:span text:style-name="T359_84">.</text:span></text:p>
      <text:p text:style-name="P360"><text:span text:style-name="T360_1">ADOPTION</text:span><text:span text:style-name="T360_2"><text:s/></text:span><text:span text:style-name="T360_3">OF</text:span><text:span text:style-name="T360_4"><text:s/></text:span><text:span text:style-name="T360_5">BYLAWS</text:span></text:p>
      <text:p text:style-name="P361"><text:span text:style-name="T361_1">We</text:span><text:span text:style-name="T361_2">,<text:s/></text:span><text:span text:style-name="T361_3">the</text:span><text:span text:style-name="T361_4"><text:s/></text:span><text:span text:style-name="T361_5">undersigned</text:span><text:span text:style-name="T361_6">,<text:s/></text:span><text:span text:style-name="T361_7">are</text:span><text:span text:style-name="T361_8"><text:s/></text:span><text:span text:style-name="T361_9">all</text:span><text:span text:style-name="T361_10"><text:s/></text:span><text:span text:style-name="T361_11">of</text:span><text:span text:style-name="T361_12"><text:s/></text:span><text:span text:style-name="T361_13">the</text:span><text:span text:style-name="T361_14"><text:s/></text:span><text:span text:style-name="T361_15">initial</text:span><text:span text:style-name="T361_16"><text:s/></text:span><text:span text:style-name="T361_17">directors</text:span><text:span text:style-name="T361_18"><text:s/></text:span><text:span text:style-name="T361_19">or</text:span><text:span text:style-name="T361_20"><text:s/></text:span><text:span text:style-name="T361_21">incorporators</text:span><text:span text:style-name="T361_22"><text:s/></text:span><text:span text:style-name="T361_23">of</text:span><text:span text:style-name="T361_24"><text:s/></text:span><text:span text:style-name="T361_25">this</text:span><text:span text:style-name="T361_26"><text:s/></text:span><text:span text:style-name="T361_27">corporation</text:span><text:span text:style-name="T361_28">,<text:s/></text:span><text:span text:style-name="T361_29">and</text:span><text:span text:style-name="T361_30"><text:s/></text:span><text:span text:style-name="T361_31">we</text:span><text:span text:style-name="T361_32"><text:s/></text:span><text:span text:style-name="T361_33">consent</text:span><text:span text:style-name="T361_34"><text:s/></text:span><text:span text:style-name="T361_35">to</text:span><text:span text:style-name="T361_36">,<text:s/></text:span><text:span text:style-name="T361_37">and</text:span><text:span text:style-name="T361_38"><text:s/></text:span><text:span text:style-name="T361_39">hereby</text:span><text:span text:style-name="T361_40"><text:s/></text:span><text:span text:style-name="T361_41">do</text:span><text:span text:style-name="T361_42">,<text:s/></text:span><text:span text:style-name="T361_43">adopt</text:span><text:span text:style-name="T361_44"><text:s/></text:span><text:span text:style-name="T361_45">the</text:span><text:span text:style-name="T361_46"><text:s/></text:span><text:span text:style-name="T361_47">foregoing</text:span><text:span text:style-name="T361_48"><text:s/></text:span><text:span text:style-name="T361_49">bylaws</text:span><text:span text:style-name="T361_50">,<text:s/></text:span><text:span text:style-name="T361_51">consisting</text:span><text:span text:style-name="T361_52"><text:s/></text:span><text:span text:style-name="T361_53">of</text:span><text:span text:style-name="T361_54"><text:s/></text:span><text:span text:style-name="T361_55">23<text:s/></text:span><text:span text:style-name="T361_56">preceding</text:span><text:span text:style-name="T361_57"><text:s/></text:span><text:span text:style-name="T361_58">pages</text:span><text:span text:style-name="T361_59">,<text:s/></text:span><text:span text:style-name="T361_60">as</text:span><text:span text:style-name="T361_61"><text:s/></text:span><text:span text:style-name="T361_62">the</text:span><text:span text:style-name="T361_63"><text:s/></text:span><text:span text:style-name="T361_64">bylaws</text:span><text:span text:style-name="T361_65"><text:s/></text:span><text:span text:style-name="T361_66">of</text:span><text:span text:style-name="T361_67"><text:s/></text:span><text:span text:style-name="T361_68">this</text:span><text:span text:style-name="T361_69"><text:s/></text:span><text:span text:style-name="T361_70">corporation</text:span><text:span text:style-name="T361_71">.</text:span></text:p>
      <text:p text:style-name="P362"><text:span text:style-name="T362_1">Dated</text:span><text:span text:style-name="T362_2">:<text:s/></text:span><text:span text:style-name="T362_3">17<text:s/></text:span><text:span text:style-name="T362_4">October</text:span><text:span text:style-name="T362_5"><text:s/>2012</text:span></text:p>
      <text:p text:style-name="P363"/>
      <text:p text:style-name="P364"><text:span text:style-name="T364_1">Isaac</text:span><text:span text:style-name="T364_2"><text:s/></text:span><text:span text:style-name="T364_3">Yonemoto</text:span><text:span text:style-name="T364_4">,<text:s/></text:span><text:span text:style-name="T364_5">President</text:span></text:p>
      <text:p text:style-name="P365"/>
      <text:p text:style-name="P366"><text:span text:style-name="T366_1">Jonathan</text:span><text:span text:style-name="T366_2"><text:s/></text:span><text:span text:style-name="T366_3">Bydlak</text:span></text:p>
      <text:p text:style-name="P367"><text:span text:style-name="T367_1">Abhikesh</text:span><text:span text:style-name="T367_2"><text:s/></text:span><text:span text:style-name="T367_3">Nag</text:span></text:p>
      <text:p text:style-name="P368"><text:span text:style-name="T368_1">Evan</text:span><text:span text:style-name="T368_2"><text:s/></text:span><text:span text:style-name="T368_3">Lorenz</text:span></text:p>
      <text:p text:style-name="P369"><text:span text:style-name="T369_1">Stephen</text:span><text:span text:style-name="T369_2"><text:s/></text:span><text:span text:style-name="T369_3">Ridley</text:span></text:p>
      <text:p text:style-name="P370"/>
      <text:p text:style-name="P371"><text:span text:style-name="T371_1">AMENDMENTS</text:span></text:p>
      <text:p text:style-name="P372"/>
      <text:p text:style-name="P373"><text:span text:style-name="T373_1">Amendment</text:span><text:span text:style-name="T373_2"><text:s/></text:span><text:span text:style-name="T373_3">One</text:span></text:p>
      <text:p text:style-name="P374"><text:span text:style-name="T374_1">(</text:span><text:span text:style-name="T374_2">Adopted</text:span><text:span text:style-name="T374_3"><text:s/>20<text:s/></text:span><text:span text:style-name="T374_4">Feb</text:span><text:span text:style-name="T374_5"><text:s/>2013)</text:span></text:p>
      <text:p text:style-name="P375"><text:span text:style-name="T375_1">Revision</text:span><text:span text:style-name="T375_2"><text:s/></text:span><text:span text:style-name="T375_3">of</text:span><text:span text:style-name="T375_4"><text:s/></text:span><text:span text:style-name="T375_5">specific</text:span><text:span text:style-name="T375_6"><text:s/></text:span><text:span text:style-name="T375_7">objectives</text:span><text:span text:style-name="T375_8">.<text:s text:c="2"/></text:span><text:span text:style-name="T375_9">The</text:span><text:span text:style-name="T375_10"><text:s/></text:span><text:span text:style-name="T375_11">specific</text:span><text:span text:style-name="T375_12"><text:s/></text:span><text:span text:style-name="T375_13">objectives</text:span><text:span text:style-name="T375_14"><text:s/>(</text:span><text:span text:style-name="T375_15">Article</text:span><text:span text:style-name="T375_16"><text:s/></text:span><text:span text:style-name="T375_17">II</text:span><text:span text:style-name="T375_18">,<text:s/></text:span><text:span text:style-name="T375_19">Section</text:span><text:span text:style-name="T375_20"><text:s/>2)<text:s/></text:span><text:span text:style-name="T375_21">shall</text:span><text:span text:style-name="T375_22"><text:s/></text:span><text:span text:style-name="T375_23">be</text:span><text:span text:style-name="T375_24"><text:s/></text:span><text:span text:style-name="T375_25">replaced</text:span><text:span text:style-name="T375_26"><text:s/></text:span><text:span text:style-name="T375_27">as</text:span><text:span text:style-name="T375_28"><text:s/></text:span><text:span text:style-name="T375_29">follows</text:span><text:span text:style-name="T375_30">:</text:span></text:p>
      <text:p text:style-name="P376"/>
      <text:p text:style-name="P377"><text:span text:style-name="T377_1">The</text:span><text:span text:style-name="T377_2"><text:s/></text:span><text:span text:style-name="T377_3">specific</text:span><text:span text:style-name="T377_4"><text:s/></text:span><text:span text:style-name="T377_5">objective</text:span><text:span text:style-name="T377_6"><text:s/></text:span><text:span text:style-name="T377_7">and</text:span><text:span text:style-name="T377_8"><text:s/></text:span><text:span text:style-name="T377_9">purpose</text:span><text:span text:style-name="T377_10"><text:s/></text:span><text:span text:style-name="T377_11">of</text:span><text:span text:style-name="T377_12"><text:s/></text:span><text:span text:style-name="T377_13">this</text:span><text:span text:style-name="T377_14"><text:s/></text:span><text:span text:style-name="T377_15">corporation</text:span><text:span text:style-name="T377_16"><text:s/></text:span><text:span text:style-name="T377_17">shall</text:span><text:span text:style-name="T377_18"><text:s/></text:span><text:span text:style-name="T377_19">be</text:span><text:span text:style-name="T377_20"><text:s/></text:span><text:span text:style-name="T377_21">to</text:span><text:span text:style-name="T377_22"><text:s/></text:span><text:span text:style-name="T377_23">advance</text:span><text:span text:style-name="T377_24"><text:s/></text:span><text:span text:style-name="T377_25">science</text:span><text:span text:style-name="T377_26"><text:s/></text:span><text:span text:style-name="T377_27">and</text:span><text:span text:style-name="T377_28"><text:s/></text:span><text:span text:style-name="T377_29">technology</text:span><text:span text:style-name="T377_30">.<text:s text:c="2"/></text:span><text:span text:style-name="T377_31">This</text:span><text:span text:style-name="T377_32"><text:s/></text:span><text:span text:style-name="T377_33">comprises</text:span><text:span text:style-name="T377_34"><text:s/></text:span><text:span text:style-name="T377_35">the</text:span><text:span text:style-name="T377_36"><text:s/></text:span><text:span text:style-name="T377_37">following</text:span><text:span text:style-name="T377_38"><text:s/></text:span><text:span text:style-name="T377_39">functions</text:span><text:span text:style-name="T377_40">:</text:span></text:p>
      <text:p text:style-name="P378"/>
      <text:p text:style-name="P379"><text:span text:style-name="T379_1">a</text:span><text:span text:style-name="T379_2">)<text:s/></text:span><text:span text:style-name="T379_3">to</text:span><text:span text:style-name="T379_4"><text:s/></text:span><text:span text:style-name="T379_5">disburse</text:span><text:span text:style-name="T379_6"><text:s/></text:span><text:span text:style-name="T379_7">funds</text:span><text:span text:style-name="T379_8"><text:s/></text:span><text:span text:style-name="T379_9">to</text:span><text:span text:style-name="T379_10"><text:s/></text:span><text:span text:style-name="T379_11">nonprofit</text:span><text:span text:style-name="T379_12"><text:s/></text:span><text:span text:style-name="T379_13">scientific</text:span><text:span text:style-name="T379_14"><text:s/></text:span><text:span text:style-name="T379_15">research</text:span><text:span text:style-name="T379_16"><text:s/></text:span><text:span text:style-name="T379_17">agencies</text:span><text:span text:style-name="T379_18"><text:s/></text:span><text:span text:style-name="T379_19">for</text:span><text:span text:style-name="T379_20"><text:s/></text:span><text:span text:style-name="T379_21">research</text:span><text:span text:style-name="T379_22"><text:s/></text:span><text:span text:style-name="T379_23">activity</text:span></text:p>
      <text:p text:style-name="P380"><text:span text:style-name="T380_1">b</text:span><text:span text:style-name="T380_2">)<text:s/></text:span><text:span text:style-name="T380_3">to</text:span><text:span text:style-name="T380_4"><text:s/></text:span><text:span text:style-name="T380_5">conduct</text:span><text:span text:style-name="T380_6"><text:s/></text:span><text:span text:style-name="T380_7">basic</text:span><text:span text:style-name="T380_8"><text:s/></text:span><text:span text:style-name="T380_9">science</text:span><text:span text:style-name="T380_10"><text:s/></text:span><text:span text:style-name="T380_11">or</text:span><text:span text:style-name="T380_12"><text:s/></text:span><text:span text:style-name="T380_13">technology</text:span><text:span text:style-name="T380_14"><text:s/></text:span><text:span text:style-name="T380_15">research</text:span></text:p>
      <text:p text:style-name="P381"><text:span text:style-name="T381_1">c</text:span><text:span text:style-name="T381_2">)<text:s/></text:span><text:span text:style-name="T381_3">to</text:span><text:span text:style-name="T381_4"><text:s/></text:span><text:span text:style-name="T381_5">promote</text:span><text:span text:style-name="T381_6"><text:s/></text:span><text:span text:style-name="T381_7">or</text:span><text:span text:style-name="T381_8"><text:s/></text:span><text:span text:style-name="T381_9">reward</text:span><text:span text:style-name="T381_10"><text:s/></text:span><text:span text:style-name="T381_11">education</text:span><text:span text:style-name="T381_12"><text:s/></text:span><text:span text:style-name="T381_13">in</text:span><text:span text:style-name="T381_14"><text:s/></text:span><text:span text:style-name="T381_15">science</text:span><text:span text:style-name="T381_16"><text:s/></text:span><text:span text:style-name="T381_17">and</text:span><text:span text:style-name="T381_18"><text:s/></text:span><text:span text:style-name="T381_19">technology</text:span></text:p>
      <text:p text:style-name="P382"><text:span text:style-name="T382_1">d</text:span><text:span text:style-name="T382_2">)<text:s/></text:span><text:span text:style-name="T382_3">to</text:span><text:span text:style-name="T382_4"><text:s/></text:span><text:span text:style-name="T382_5">have</text:span><text:span text:style-name="T382_6"><text:s/></text:span><text:span text:style-name="T382_7">the</text:span><text:span text:style-name="T382_8"><text:s/></text:span><text:span text:style-name="T382_9">normal</text:span><text:span text:style-name="T382_10"><text:s/></text:span><text:span text:style-name="T382_11">functions</text:span><text:span text:style-name="T382_12">,<text:s/></text:span><text:span text:style-name="T382_13">operations</text:span><text:span text:style-name="T382_14">,<text:s/></text:span><text:span text:style-name="T382_15">programs</text:span><text:span text:style-name="T382_16">,<text:s/></text:span><text:span text:style-name="T382_17">and</text:span><text:span text:style-name="T382_18"><text:s/></text:span><text:span text:style-name="T382_19">pursuits</text:span><text:span text:style-name="T382_20"><text:s/></text:span><text:span text:style-name="T382_21">incidental</text:span><text:span text:style-name="T382_22"><text:s/></text:span><text:span text:style-name="T382_23">to</text:span><text:span text:style-name="T382_24"><text:s/></text:span><text:span text:style-name="T382_25">an</text:span><text:span text:style-name="T382_26"><text:s/></text:span><text:span text:style-name="T382_27">operational</text:span><text:span text:style-name="T382_28"><text:s/></text:span><text:span text:style-name="T382_29">scientific</text:span><text:span text:style-name="T382_30"><text:s/></text:span><text:span text:style-name="T382_31">research</text:span><text:span text:style-name="T382_32"><text:s/></text:span><text:span text:style-name="T382_33">institution</text:span><text:span text:style-name="T382_34">.</text:span></text:p>
      <text:p text:style-name="P383"/>
      <text:p text:style-name="P384"/>
      <text:p text:style-name="P385"><text:span text:style-name="T385_1">Amendment</text:span><text:span text:style-name="T385_2"><text:s/></text:span><text:span text:style-name="T385_3">Two</text:span></text:p>
      <text:p text:style-name="P386"><text:span text:style-name="T386_1">(</text:span><text:span text:style-name="T386_2">Adopted</text:span><text:span text:style-name="T386_3"><text:s/>20<text:s/></text:span><text:span text:style-name="T386_4">Feb</text:span><text:span text:style-name="T386_5"><text:s/>2013)</text:span></text:p>
      <text:p text:style-name="P387"><text:span text:style-name="T387_1">Revision</text:span><text:span text:style-name="T387_2"><text:s/></text:span><text:span text:style-name="T387_3">of</text:span><text:span text:style-name="T387_4"><text:s/></text:span><text:span text:style-name="T387_5">scientific</text:span><text:span text:style-name="T387_6"><text:s/></text:span><text:span text:style-name="T387_7">advisorship</text:span><text:span text:style-name="T387_8">.<text:s text:c="2"/></text:span></text:p>
      <text:p text:style-name="P388"/>
      <text:p text:style-name="P389"><text:span text:style-name="T389_1">a</text:span><text:span text:style-name="T389_2">)<text:s/></text:span><text:span text:style-name="T389_3">Article</text:span><text:span text:style-name="T389_4"><text:s/>10<text:s/></text:span><text:span text:style-name="T389_5">shall</text:span><text:span text:style-name="T389_6"><text:s/></text:span><text:span text:style-name="T389_7">be</text:span><text:span text:style-name="T389_8"><text:s/></text:span><text:span text:style-name="T389_9">replaced</text:span><text:span text:style-name="T389_10"><text:s/></text:span><text:span text:style-name="T389_11">as</text:span><text:span text:style-name="T389_12"><text:s/></text:span><text:span text:style-name="T389_13">follows</text:span><text:span text:style-name="T389_14">:</text:span></text:p>
      <text:p text:style-name="P390"/>
      <text:p text:style-name="P391"><text:span text:style-name="T391_1">Article</text:span><text:span text:style-name="T391_2"><text:s/>10</text:span></text:p>
      <text:p text:style-name="P392"><text:span text:style-name="T392_1">Scientific</text:span><text:span text:style-name="T392_2"><text:s/></text:span><text:span text:style-name="T392_3">Advisors</text:span></text:p>
      <text:p text:style-name="P393"/>
      <text:p text:style-name="P394"><text:span text:style-name="T394_1">Section</text:span><text:span text:style-name="T394_2"><text:s/>1.<text:s/></text:span><text:span text:style-name="T394_3">Purpose</text:span><text:span text:style-name="T394_4"><text:s/></text:span><text:span text:style-name="T394_5">of</text:span><text:span text:style-name="T394_6"><text:s/></text:span><text:span text:style-name="T394_7">Scientific</text:span><text:span text:style-name="T394_8"><text:s/></text:span><text:span text:style-name="T394_9">Advisors</text:span></text:p>
      <text:p text:style-name="P395"><text:span text:style-name="T395_1">The</text:span><text:span text:style-name="T395_2"><text:s/></text:span><text:span text:style-name="T395_3">purpose</text:span><text:span text:style-name="T395_4"><text:s/></text:span><text:span text:style-name="T395_5">of</text:span><text:span text:style-name="T395_6"><text:s/></text:span><text:span text:style-name="T395_7">the</text:span><text:span text:style-name="T395_8"><text:s/></text:span><text:span text:style-name="T395_9">scientific</text:span><text:span text:style-name="T395_10"><text:s/></text:span><text:span text:style-name="T395_11">advisors</text:span><text:span text:style-name="T395_12"><text:s/></text:span><text:span text:style-name="T395_13">who</text:span><text:span text:style-name="T395_14"><text:s/></text:span><text:span text:style-name="T395_15">can</text:span><text:span text:style-name="T395_16"><text:s/></text:span><text:span text:style-name="T395_17">independently</text:span><text:span text:style-name="T395_18"><text:s/></text:span><text:span text:style-name="T395_19">monitor</text:span><text:span text:style-name="T395_20"><text:s/></text:span><text:span text:style-name="T395_21">and</text:span><text:span text:style-name="T395_22"><text:s/></text:span><text:span text:style-name="T395_23">advise</text:span><text:span text:style-name="T395_24"><text:s/></text:span><text:span text:style-name="T395_25">the</text:span><text:span text:style-name="T395_26"><text:s/></text:span><text:span text:style-name="T395_27">progress</text:span><text:span text:style-name="T395_28"><text:s/></text:span><text:span text:style-name="T395_29">of</text:span><text:span text:style-name="T395_30"><text:s/></text:span><text:span text:style-name="T395_31">long</text:span><text:span text:style-name="T395_32">-</text:span><text:span text:style-name="T395_33">term</text:span><text:span text:style-name="T395_34"><text:s/></text:span><text:span text:style-name="T395_35">scientific</text:span><text:span text:style-name="T395_36"><text:s/></text:span><text:span text:style-name="T395_37">activities</text:span><text:span text:style-name="T395_38"><text:s/></text:span><text:span text:style-name="T395_39">funded</text:span><text:span text:style-name="T395_40"><text:s/></text:span><text:span text:style-name="T395_41">by</text:span><text:span text:style-name="T395_42"><text:s/></text:span><text:span text:style-name="T395_43">or</text:span><text:span text:style-name="T395_44"><text:s/></text:span><text:span text:style-name="T395_45">performed</text:span><text:span text:style-name="T395_46"><text:s/></text:span><text:span text:style-name="T395_47">by</text:span><text:span text:style-name="T395_48"><text:s/></text:span><text:span text:style-name="T395_49">indysci</text:span><text:span text:style-name="T395_50"><text:s/></text:span><text:span text:style-name="T395_51">dot</text:span><text:span text:style-name="T395_52"><text:s/></text:span><text:span text:style-name="T395_53">org</text:span><text:span text:style-name="T395_54">.<text:s text:c="2"/></text:span><text:span text:style-name="T395_55">Each</text:span><text:span text:style-name="T395_56"><text:s/></text:span><text:span text:style-name="T395_57">scientific</text:span><text:span text:style-name="T395_58"><text:s/></text:span><text:span text:style-name="T395_59">project</text:span><text:span text:style-name="T395_60"><text:s/></text:span><text:span text:style-name="T395_61">that</text:span><text:span text:style-name="T395_62"><text:s/></text:span><text:span text:style-name="T395_63">the</text:span><text:span text:style-name="T395_64"><text:s/></text:span><text:span text:style-name="T395_65">board</text:span><text:span text:style-name="T395_66"><text:s/></text:span><text:span text:style-name="T395_67">of</text:span><text:span text:style-name="T395_68"><text:s/></text:span><text:span text:style-name="T395_69">directors</text:span><text:span text:style-name="T395_70"><text:s/></text:span><text:span text:style-name="T395_71">allocates</text:span><text:span text:style-name="T395_72"><text:s/></text:span><text:span text:style-name="T395_73">funding</text:span><text:span text:style-name="T395_74"><text:s/></text:span><text:span text:style-name="T395_75">must</text:span><text:span text:style-name="T395_76"><text:s/></text:span><text:span text:style-name="T395_77">appoint</text:span><text:span text:style-name="T395_78"><text:s/></text:span><text:span text:style-name="T395_79">by</text:span><text:span text:style-name="T395_80"><text:s/></text:span><text:span text:style-name="T395_81">a</text:span><text:span text:style-name="T395_82"><text:s/></text:span><text:span text:style-name="T395_83">majority</text:span><text:span text:style-name="T395_84"><text:s/></text:span><text:span text:style-name="T395_85">vote</text:span><text:span text:style-name="T395_86"><text:s/></text:span><text:span text:style-name="T395_87">at</text:span><text:span text:style-name="T395_88"><text:s/></text:span><text:span text:style-name="T395_89">least</text:span><text:span text:style-name="T395_90"><text:s/></text:span><text:span text:style-name="T395_91">one</text:span><text:span text:style-name="T395_92"><text:s/>“</text:span><text:span text:style-name="T395_93">scientific</text:span><text:span text:style-name="T395_94"><text:s/></text:span><text:span text:style-name="T395_95">advisor</text:span><text:span text:style-name="T395_96">”<text:s/></text:span><text:span text:style-name="T395_97">prior</text:span><text:span text:style-name="T395_98"><text:s/></text:span><text:span text:style-name="T395_99">to</text:span><text:span text:style-name="T395_100"><text:s/></text:span><text:span text:style-name="T395_101">the</text:span><text:span text:style-name="T395_102"><text:s/></text:span><text:span text:style-name="T395_103">distribution</text:span><text:span text:style-name="T395_104"><text:s/></text:span><text:span text:style-name="T395_105">of</text:span><text:span text:style-name="T395_106"><text:s/></text:span><text:span text:style-name="T395_107">any</text:span><text:span text:style-name="T395_108"><text:s/></text:span><text:span text:style-name="T395_109">funds</text:span><text:span text:style-name="T395_110"><text:s/></text:span><text:span text:style-name="T395_111">for</text:span><text:span text:style-name="T395_112"><text:s/></text:span><text:span text:style-name="T395_113">the</text:span><text:span text:style-name="T395_114"><text:s/></text:span><text:span text:style-name="T395_115">project</text:span><text:span text:style-name="T395_116">.<text:s text:c="2"/></text:span><text:span text:style-name="T395_117">The</text:span><text:span text:style-name="T395_118"><text:s/></text:span><text:span text:style-name="T395_119">board</text:span><text:span text:style-name="T395_120"><text:s/></text:span><text:span text:style-name="T395_121">of</text:span><text:span text:style-name="T395_122"><text:s/></text:span><text:span text:style-name="T395_123">directors</text:span><text:span text:style-name="T395_124"><text:s/></text:span><text:span text:style-name="T395_125">must</text:span><text:span text:style-name="T395_126"><text:s/></text:span><text:span text:style-name="T395_127">confirm</text:span><text:span text:style-name="T395_128"><text:s/></text:span><text:span text:style-name="T395_129">these</text:span><text:span text:style-name="T395_130"><text:s/></text:span><text:span text:style-name="T395_131">advisors</text:span><text:span text:style-name="T395_132"><text:s/></text:span><text:span text:style-name="T395_133">and</text:span><text:span text:style-name="T395_134"><text:s/></text:span><text:span text:style-name="T395_135">may</text:span><text:span text:style-name="T395_136"><text:s/></text:span><text:span text:style-name="T395_137">later</text:span><text:span text:style-name="T395_138"><text:s/></text:span><text:span text:style-name="T395_139">appoint</text:span><text:span text:style-name="T395_140"><text:s/></text:span><text:span text:style-name="T395_141">and</text:span><text:span text:style-name="T395_142"><text:s/></text:span><text:span text:style-name="T395_143">confirm</text:span><text:span text:style-name="T395_144"><text:s/></text:span><text:span text:style-name="T395_145">additional</text:span><text:span text:style-name="T395_146"><text:s/></text:span><text:span text:style-name="T395_147">coadvisors</text:span><text:span text:style-name="T395_148"><text:s/></text:span><text:span text:style-name="T395_149">for</text:span><text:span text:style-name="T395_150"><text:s/></text:span><text:span text:style-name="T395_151">each</text:span><text:span text:style-name="T395_152"><text:s/></text:span><text:span text:style-name="T395_153">project</text:span><text:span text:style-name="T395_154">.</text:span></text:p>
      <text:p text:style-name="P396"/>
      <text:p text:style-name="P397"><text:span text:style-name="T397_1">Section</text:span><text:span text:style-name="T397_2"><text:s/>2.<text:s/></text:span><text:span text:style-name="T397_3">Qualifications</text:span></text:p>
      <text:p text:style-name="P398"><text:span text:style-name="T398_1">Scientific</text:span><text:span text:style-name="T398_2"><text:s/></text:span><text:span text:style-name="T398_3">advisors</text:span><text:span text:style-name="T398_4"><text:s/></text:span><text:span text:style-name="T398_5">must</text:span><text:span text:style-name="T398_6"><text:s/></text:span><text:span text:style-name="T398_7">have</text:span><text:span text:style-name="T398_8"><text:s/></text:span><text:span text:style-name="T398_9">at</text:span><text:span text:style-name="T398_10"><text:s/></text:span><text:span text:style-name="T398_11">least</text:span><text:span text:style-name="T398_12"><text:s/></text:span><text:span text:style-name="T398_13">two</text:span><text:span text:style-name="T398_14"><text:s/></text:span><text:span text:style-name="T398_15">years</text:span><text:span text:style-name="T398_16"><text:s/></text:span><text:span text:style-name="T398_17">of</text:span><text:span text:style-name="T398_18"><text:s/></text:span><text:span text:style-name="T398_19">experience</text:span><text:span text:style-name="T398_20"><text:s/></text:span><text:span text:style-name="T398_21">managing</text:span><text:span text:style-name="T398_22"><text:s/></text:span><text:span text:style-name="T398_23">and</text:span><text:span text:style-name="T398_24"><text:s/></text:span><text:span text:style-name="T398_25">leading</text:span><text:span text:style-name="T398_26"><text:s/></text:span><text:span text:style-name="T398_27">scientific</text:span><text:span text:style-name="T398_28"><text:s/></text:span><text:span text:style-name="T398_29">research</text:span><text:span text:style-name="T398_30">.<text:s text:c="2"/></text:span><text:span text:style-name="T398_31">No</text:span><text:span text:style-name="T398_32"><text:s/></text:span><text:span text:style-name="T398_33">officer</text:span><text:span text:style-name="T398_34">,<text:s/></text:span><text:span text:style-name="T398_35">board</text:span><text:span text:style-name="T398_36"><text:s/></text:span><text:span text:style-name="T398_37">member</text:span><text:span text:style-name="T398_38">,<text:s/></text:span><text:span text:style-name="T398_39">of</text:span><text:span text:style-name="T398_40"><text:s/></text:span><text:span text:style-name="T398_41">indysci</text:span><text:span text:style-name="T398_42"><text:s/></text:span><text:span text:style-name="T398_43">dot</text:span><text:span text:style-name="T398_44"><text:s/></text:span><text:span text:style-name="T398_45">org</text:span><text:span text:style-name="T398_46"><text:s/></text:span><text:span text:style-name="T398_47">shall</text:span><text:span text:style-name="T398_48"><text:s/></text:span><text:span text:style-name="T398_49">be</text:span><text:span text:style-name="T398_50"><text:s/></text:span><text:span text:style-name="T398_51">an</text:span><text:span text:style-name="T398_52"><text:s/></text:span><text:span text:style-name="T398_53">advisor</text:span><text:span text:style-name="T398_54">;<text:s/></text:span><text:span text:style-name="T398_55">nor</text:span><text:span text:style-name="T398_56"><text:s/></text:span><text:span text:style-name="T398_57">may</text:span><text:span text:style-name="T398_58"><text:s/></text:span><text:span text:style-name="T398_59">a</text:span><text:span text:style-name="T398_60"><text:s/></text:span><text:span text:style-name="T398_61">principal</text:span><text:span text:style-name="T398_62"><text:s/></text:span><text:span text:style-name="T398_63">investigator</text:span><text:span text:style-name="T398_64"><text:s/></text:span><text:span text:style-name="T398_65">directly</text:span><text:span text:style-name="T398_66"><text:s/></text:span><text:span text:style-name="T398_67">or</text:span><text:span text:style-name="T398_68"><text:s/></text:span><text:span text:style-name="T398_69">indirectly</text:span><text:span text:style-name="T398_70"><text:s/></text:span><text:span text:style-name="T398_71">funded</text:span><text:span text:style-name="T398_72"><text:s/></text:span><text:span text:style-name="T398_73">by</text:span><text:span text:style-name="T398_74"><text:s/></text:span><text:span text:style-name="T398_75">indysci</text:span><text:span text:style-name="T398_76"><text:s/></text:span><text:span text:style-name="T398_77">dot</text:span><text:span text:style-name="T398_78"><text:s/></text:span><text:span text:style-name="T398_79">org</text:span><text:span text:style-name="T398_80"><text:s/></text:span><text:span text:style-name="T398_81">be</text:span><text:span text:style-name="T398_82"><text:s/></text:span><text:span text:style-name="T398_83">an</text:span><text:span text:style-name="T398_84"><text:s/></text:span><text:span text:style-name="T398_85">advisor</text:span><text:span text:style-name="T398_86">.</text:span></text:p>
      <text:p text:style-name="P399"/>
      <text:p text:style-name="P400"><text:span text:style-name="T400_1">Section</text:span><text:span text:style-name="T400_2"><text:s/>3.<text:s/></text:span><text:span text:style-name="T400_3">Duties</text:span></text:p>
      <text:p text:style-name="P401"><text:span text:style-name="T401_1">It</text:span><text:span text:style-name="T401_2"><text:s/></text:span><text:span text:style-name="T401_3">shall</text:span><text:span text:style-name="T401_4"><text:s/></text:span><text:span text:style-name="T401_5">be</text:span><text:span text:style-name="T401_6"><text:s/></text:span><text:span text:style-name="T401_7">the</text:span><text:span text:style-name="T401_8"><text:s/></text:span><text:span text:style-name="T401_9">duty</text:span><text:span text:style-name="T401_10"><text:s/></text:span><text:span text:style-name="T401_11">of</text:span><text:span text:style-name="T401_12"><text:s/></text:span><text:span text:style-name="T401_13">the</text:span><text:span text:style-name="T401_14"><text:s/></text:span><text:span text:style-name="T401_15">scientific</text:span><text:span text:style-name="T401_16"><text:s/></text:span><text:span text:style-name="T401_17">advisors</text:span><text:span text:style-name="T401_18"><text:s/></text:span><text:span text:style-name="T401_19">to</text:span><text:span text:style-name="T401_20">:</text:span></text:p>
      <text:p text:style-name="P402"><text:span text:style-name="T402_1">a</text:span><text:span text:style-name="T402_2">.<text:tab/></text:span><text:span text:style-name="T402_3">Supervise</text:span><text:span text:style-name="T402_4"><text:s/></text:span><text:span text:style-name="T402_5">the</text:span><text:span text:style-name="T402_6"><text:s/></text:span><text:span text:style-name="T402_7">scientific</text:span><text:span text:style-name="T402_8"><text:s/></text:span><text:span text:style-name="T402_9">progress</text:span><text:span text:style-name="T402_10"><text:s/></text:span><text:span text:style-name="T402_11">of</text:span><text:span text:style-name="T402_12"><text:s/></text:span><text:span text:style-name="T402_13">indysci</text:span><text:span text:style-name="T402_14"><text:s/></text:span><text:span text:style-name="T402_15">dot</text:span><text:span text:style-name="T402_16"><text:s/></text:span><text:span text:style-name="T402_17">org</text:span><text:span text:style-name="T402_18"><text:s/></text:span><text:span text:style-name="T402_19">activities</text:span><text:span text:style-name="T402_20"><text:s/></text:span><text:span text:style-name="T402_21">to</text:span><text:span text:style-name="T402_22"><text:s/></text:span><text:span text:style-name="T402_23">ensure</text:span><text:span text:style-name="T402_24"><text:s/></text:span><text:span text:style-name="T402_25">adherence</text:span><text:span text:style-name="T402_26"><text:s/></text:span><text:span text:style-name="T402_27">to</text:span><text:span text:style-name="T402_28"><text:s/></text:span><text:span text:style-name="T402_29">scientific</text:span><text:span text:style-name="T402_30"><text:s/></text:span><text:span text:style-name="T402_31">and</text:span><text:span text:style-name="T402_32"><text:s/></text:span><text:span text:style-name="T402_33">ethical</text:span><text:span text:style-name="T402_34"><text:s/></text:span><text:span text:style-name="T402_35">standards</text:span><text:span text:style-name="T402_36">.</text:span></text:p>
      <text:p text:style-name="P403"><text:span text:style-name="T403_1">b</text:span><text:span text:style-name="T403_2">.<text:tab/></text:span><text:span text:style-name="T403_3">Provide</text:span><text:span text:style-name="T403_4"><text:s/></text:span><text:span text:style-name="T403_5">guidance</text:span><text:span text:style-name="T403_6"><text:s/></text:span><text:span text:style-name="T403_7">regarding</text:span><text:span text:style-name="T403_8"><text:s/></text:span><text:span text:style-name="T403_9">scientific</text:span><text:span text:style-name="T403_10"><text:s/></text:span><text:span text:style-name="T403_11">direction</text:span><text:span text:style-name="T403_12"><text:s/></text:span><text:span text:style-name="T403_13">and</text:span><text:span text:style-name="T403_14"><text:s/></text:span><text:span text:style-name="T403_15">approaches</text:span></text:p>
      <text:p text:style-name="P404"><text:span text:style-name="T404_1">c</text:span><text:span text:style-name="T404_2">.<text:tab/></text:span><text:span text:style-name="T404_3">Provide</text:span><text:span text:style-name="T404_4"><text:s/></text:span><text:span text:style-name="T404_5">critical</text:span><text:span text:style-name="T404_6"><text:s/></text:span><text:span text:style-name="T404_7">analysis</text:span><text:span text:style-name="T404_8"><text:s/></text:span><text:span text:style-name="T404_9">challenging</text:span><text:span text:style-name="T404_10"><text:s/></text:span><text:span text:style-name="T404_11">the</text:span><text:span text:style-name="T404_12"><text:s/></text:span><text:span text:style-name="T404_13">scientific</text:span><text:span text:style-name="T404_14"><text:s/></text:span><text:span text:style-name="T404_15">strategy</text:span><text:span text:style-name="T404_16"><text:s/></text:span><text:span text:style-name="T404_17">of</text:span><text:span text:style-name="T404_18"><text:s/></text:span><text:span text:style-name="T404_19">indysci</text:span><text:span text:style-name="T404_20"><text:s/></text:span><text:span text:style-name="T404_21">activities</text:span></text:p>
      <text:p text:style-name="P405"><text:span text:style-name="T405_1">d</text:span><text:span text:style-name="T405_2">.<text:s text:c="4"/></text:span><text:span text:style-name="T405_3">Issue</text:span><text:span text:style-name="T405_4"><text:s/></text:span><text:span text:style-name="T405_5">a</text:span><text:span text:style-name="T405_6"><text:s/></text:span><text:span text:style-name="T405_7">recommendation</text:span><text:span text:style-name="T405_8"><text:s/></text:span><text:span text:style-name="T405_9">to</text:span><text:span text:style-name="T405_10"><text:s/></text:span><text:span text:style-name="T405_11">terminate</text:span><text:span text:style-name="T405_12"><text:s/></text:span><text:span text:style-name="T405_13">the</text:span><text:span text:style-name="T405_14"><text:s/></text:span><text:span text:style-name="T405_15">project</text:span><text:span text:style-name="T405_16"><text:s/></text:span><text:span text:style-name="T405_17">to</text:span><text:span text:style-name="T405_18"><text:s/></text:span><text:span text:style-name="T405_19">the</text:span><text:span text:style-name="T405_20"><text:s/></text:span><text:span text:style-name="T405_21">board</text:span><text:span text:style-name="T405_22"><text:s/></text:span><text:span text:style-name="T405_23">of</text:span><text:span text:style-name="T405_24"><text:s/></text:span><text:span text:style-name="T405_25">directors</text:span><text:span text:style-name="T405_26"><text:s/></text:span><text:span text:style-name="T405_27">in</text:span><text:span text:style-name="T405_28"><text:s/></text:span><text:span text:style-name="T405_29">the</text:span><text:span text:style-name="T405_30"><text:s/></text:span><text:span text:style-name="T405_31">case</text:span><text:span text:style-name="T405_32"><text:s/></text:span><text:span text:style-name="T405_33">of</text:span><text:span text:style-name="T405_34"><text:s/></text:span><text:span text:style-name="T405_35">completion</text:span><text:span text:style-name="T405_36"><text:s/></text:span><text:span text:style-name="T405_37">of</text:span><text:span text:style-name="T405_38"><text:s/></text:span><text:span text:style-name="T405_39">project</text:span><text:span text:style-name="T405_40"><text:s/></text:span><text:span text:style-name="T405_41">objectives</text:span><text:span text:style-name="T405_42">,<text:s/></text:span><text:span text:style-name="T405_43">inability</text:span><text:span text:style-name="T405_44"><text:s/></text:span><text:span text:style-name="T405_45">to</text:span><text:span text:style-name="T405_46"><text:s/></text:span><text:span text:style-name="T405_47">complete</text:span><text:span text:style-name="T405_48"><text:s/></text:span><text:span text:style-name="T405_49">the</text:span><text:span text:style-name="T405_50"><text:s/></text:span><text:span text:style-name="T405_51">project</text:span><text:span text:style-name="T405_52"><text:s/></text:span><text:span text:style-name="T405_53">within</text:span><text:span text:style-name="T405_54"><text:s/></text:span><text:span text:style-name="T405_55">the</text:span><text:span text:style-name="T405_56"><text:s/></text:span><text:span text:style-name="T405_57">established</text:span><text:span text:style-name="T405_58"><text:s/></text:span><text:span text:style-name="T405_59">timeframe</text:span><text:span text:style-name="T405_60">,<text:s/></text:span><text:span text:style-name="T405_61">or</text:span><text:span text:style-name="T405_62"><text:s/></text:span><text:span text:style-name="T405_63">a</text:span><text:span text:style-name="T405_64"><text:s/></text:span><text:span text:style-name="T405_65">breach</text:span><text:span text:style-name="T405_66"><text:s/></text:span><text:span text:style-name="T405_67">of</text:span><text:span text:style-name="T405_68"><text:s/></text:span><text:span text:style-name="T405_69">ethical</text:span><text:span text:style-name="T405_70"><text:s/></text:span><text:span text:style-name="T405_71">standards</text:span><text:span text:style-name="T405_72">.</text:span></text:p>
      <text:p text:style-name="P406"><text:span text:style-name="T406_1">e</text:span><text:span text:style-name="T406_2">.<text:tab/></text:span><text:span text:style-name="T406_3">Meet</text:span><text:span text:style-name="T406_4"><text:s/></text:span><text:span text:style-name="T406_5">at</text:span><text:span text:style-name="T406_6"><text:s/></text:span><text:span text:style-name="T406_7">such</text:span><text:span text:style-name="T406_8"><text:s/></text:span><text:span text:style-name="T406_9">times</text:span><text:span text:style-name="T406_10"><text:s/></text:span><text:span text:style-name="T406_11">and</text:span><text:span text:style-name="T406_12"><text:s/></text:span><text:span text:style-name="T406_13">places</text:span><text:span text:style-name="T406_14"><text:s/></text:span><text:span text:style-name="T406_15">as</text:span><text:span text:style-name="T406_16"><text:s/></text:span><text:span text:style-name="T406_17">required</text:span><text:span text:style-name="T406_18"><text:s/></text:span><text:span text:style-name="T406_19">by</text:span><text:span text:style-name="T406_20"><text:s/></text:span><text:span text:style-name="T406_21">these</text:span><text:span text:style-name="T406_22"><text:s/></text:span><text:span text:style-name="T406_23">bylaws</text:span><text:span text:style-name="T406_24">;</text:span></text:p>
      <text:p text:style-name="P407"><text:span text:style-name="T407_1">f</text:span><text:span text:style-name="T407_2">.<text:s text:c="4"/></text:span><text:span text:style-name="T407_3">Register</text:span><text:span text:style-name="T407_4"><text:s/></text:span><text:span text:style-name="T407_5">their</text:span><text:span text:style-name="T407_6"><text:s/></text:span><text:span text:style-name="T407_7">electronic</text:span><text:span text:style-name="T407_8"><text:s/></text:span><text:span text:style-name="T407_9">addresses</text:span><text:span text:style-name="T407_10"><text:s/></text:span><text:span text:style-name="T407_11">with</text:span><text:span text:style-name="T407_12"><text:s/></text:span><text:span text:style-name="T407_13">the</text:span><text:span text:style-name="T407_14"><text:s/></text:span><text:span text:style-name="T407_15">secretary</text:span><text:span text:style-name="T407_16"><text:s/></text:span><text:span text:style-name="T407_17">of</text:span><text:span text:style-name="T407_18"><text:s/></text:span><text:span text:style-name="T407_19">the</text:span><text:span text:style-name="T407_20"><text:s/></text:span><text:span text:style-name="T407_21">corporation</text:span><text:span text:style-name="T407_22">,<text:s/></text:span><text:span text:style-name="T407_23">and</text:span><text:span text:style-name="T407_24"><text:s/></text:span><text:span text:style-name="T407_25">notices</text:span><text:span text:style-name="T407_26"><text:s text:c="2"/></text:span><text:span text:style-name="T407_27">electronically</text:span><text:span text:style-name="T407_28"><text:s/></text:span><text:span text:style-name="T407_29">transmitted</text:span><text:span text:style-name="T407_30"><text:s/></text:span><text:span text:style-name="T407_31">to</text:span><text:span text:style-name="T407_32"><text:s/></text:span><text:span text:style-name="T407_33">them</text:span><text:span text:style-name="T407_34"><text:s/></text:span><text:span text:style-name="T407_35">at</text:span><text:span text:style-name="T407_36"><text:s/></text:span><text:span text:style-name="T407_37">such</text:span><text:span text:style-name="T407_38"><text:s/></text:span><text:span text:style-name="T407_39">addresses</text:span><text:span text:style-name="T407_40"><text:s/></text:span><text:span text:style-name="T407_41">shall</text:span><text:span text:style-name="T407_42"><text:s/></text:span><text:span text:style-name="T407_43">be</text:span><text:span text:style-name="T407_44"><text:s/></text:span><text:span text:style-name="T407_45">valid</text:span><text:span text:style-name="T407_46"><text:s/></text:span><text:span text:style-name="T407_47">notices</text:span><text:span text:style-name="T407_48"><text:s/></text:span><text:span text:style-name="T407_49">thereof</text:span><text:span text:style-name="T407_50">.</text:span></text:p>
      <text:p text:style-name="P408"/>
      <text:p text:style-name="P409"><text:span text:style-name="T409_1">Section</text:span><text:span text:style-name="T409_2"><text:s/>4.<text:s/></text:span><text:span text:style-name="T409_3">Term</text:span><text:span text:style-name="T409_4"><text:s/></text:span><text:span text:style-name="T409_5">of</text:span><text:span text:style-name="T409_6"><text:s/></text:span><text:span text:style-name="T409_7">Office</text:span></text:p>
      <text:p text:style-name="P410"><text:span text:style-name="T410_1">Each</text:span><text:span text:style-name="T410_2"><text:s/></text:span><text:span text:style-name="T410_3">scientific</text:span><text:span text:style-name="T410_4"><text:s/></text:span><text:span text:style-name="T410_5">advisor</text:span><text:span text:style-name="T410_6"><text:s/></text:span><text:span text:style-name="T410_7">shall</text:span><text:span text:style-name="T410_8"><text:s/></text:span><text:span text:style-name="T410_9">hold</text:span><text:span text:style-name="T410_10"><text:s/></text:span><text:span text:style-name="T410_11">office</text:span><text:span text:style-name="T410_12"><text:s/></text:span><text:span text:style-name="T410_13">for</text:span><text:span text:style-name="T410_14"><text:s/></text:span><text:span text:style-name="T410_15">the</text:span><text:span text:style-name="T410_16"><text:s/></text:span><text:span text:style-name="T410_17">defined</text:span><text:span text:style-name="T410_18"><text:s/></text:span><text:span text:style-name="T410_19">length</text:span><text:span text:style-name="T410_20"><text:s/></text:span><text:span text:style-name="T410_21">of</text:span><text:span text:style-name="T410_22"><text:s/></text:span><text:span text:style-name="T410_23">the</text:span><text:span text:style-name="T410_24"><text:s/></text:span><text:span text:style-name="T410_25">funding</text:span><text:span text:style-name="T410_26"><text:s/></text:span><text:span text:style-name="T410_27">at</text:span><text:span text:style-name="T410_28"><text:s/></text:span><text:span text:style-name="T410_29">the</text:span><text:span text:style-name="T410_30"><text:s/></text:span><text:span text:style-name="T410_31">time</text:span><text:span text:style-name="T410_32"><text:s/></text:span><text:span text:style-name="T410_33">of</text:span><text:span text:style-name="T410_34"><text:s/></text:span><text:span text:style-name="T410_35">the</text:span><text:span text:style-name="T410_36"><text:s/></text:span><text:span text:style-name="T410_37">project</text:span><text:span text:style-name="T410_38"><text:s/></text:span><text:span text:style-name="T410_39">they</text:span><text:span text:style-name="T410_40"><text:s/></text:span><text:span text:style-name="T410_41">supervise</text:span><text:span text:style-name="T410_42">.<text:s text:c="2"/></text:span><text:span text:style-name="T410_43">Should</text:span><text:span text:style-name="T410_44"><text:s/></text:span><text:span text:style-name="T410_45">the</text:span><text:span text:style-name="T410_46"><text:s/></text:span><text:span text:style-name="T410_47">board</text:span><text:span text:style-name="T410_48"><text:s/></text:span><text:span text:style-name="T410_49">decide</text:span><text:span text:style-name="T410_50"><text:s/></text:span><text:span text:style-name="T410_51">to</text:span><text:span text:style-name="T410_52"><text:s/></text:span><text:span text:style-name="T410_53">extend</text:span><text:span text:style-name="T410_54"><text:s/></text:span><text:span text:style-name="T410_55">funding</text:span><text:span text:style-name="T410_56"><text:s/></text:span><text:span text:style-name="T410_57">for</text:span><text:span text:style-name="T410_58"><text:s/></text:span><text:span text:style-name="T410_59">the</text:span><text:span text:style-name="T410_60"><text:s/></text:span><text:span text:style-name="T410_61">project</text:span><text:span text:style-name="T410_62">,<text:s/></text:span><text:span text:style-name="T410_63">the</text:span><text:span text:style-name="T410_64"><text:s/></text:span><text:span text:style-name="T410_65">advisor</text:span><text:span text:style-name="T410_66"><text:s/></text:span><text:span text:style-name="T410_67">may</text:span><text:span text:style-name="T410_68"><text:s/></text:span><text:span text:style-name="T410_69">continue</text:span><text:span text:style-name="T410_70"><text:s/></text:span><text:span text:style-name="T410_71">in</text:span><text:span text:style-name="T410_72"><text:s/></text:span><text:span text:style-name="T410_73">an</text:span><text:span text:style-name="T410_74"><text:s/></text:span><text:span text:style-name="T410_75">advisory</text:span><text:span text:style-name="T410_76"><text:s/></text:span><text:span text:style-name="T410_77">capacity</text:span><text:span text:style-name="T410_78"><text:s/></text:span><text:span text:style-name="T410_79">if</text:span><text:span text:style-name="T410_80"><text:s/></text:span><text:span text:style-name="T410_81">reappointed</text:span><text:span text:style-name="T410_82"><text:s/></text:span><text:span text:style-name="T410_83">by</text:span><text:span text:style-name="T410_84"><text:s/></text:span><text:span text:style-name="T410_85">majority</text:span><text:span text:style-name="T410_86"><text:s/></text:span><text:span text:style-name="T410_87">vote</text:span><text:span text:style-name="T410_88"><text:s/></text:span><text:span text:style-name="T410_89">of</text:span><text:span text:style-name="T410_90"><text:s/></text:span><text:span text:style-name="T410_91">the</text:span><text:span text:style-name="T410_92"><text:s/></text:span><text:span text:style-name="T410_93">board</text:span><text:span text:style-name="T410_94">.</text:span></text:p>
      <text:p text:style-name="P411"/>
      <text:p text:style-name="P412"><text:span text:style-name="T412_1">Section</text:span><text:span text:style-name="T412_2"><text:s/>5.<text:s/></text:span><text:span text:style-name="T412_3">Compensation</text:span></text:p>
      <text:p text:style-name="P413"><text:span text:style-name="T413_1">Scientific</text:span><text:span text:style-name="T413_2"><text:s/></text:span><text:span text:style-name="T413_3">advisors</text:span><text:span text:style-name="T413_4"><text:s/></text:span><text:span text:style-name="T413_5">shall</text:span><text:span text:style-name="T413_6"><text:s/></text:span><text:span text:style-name="T413_7">serve</text:span><text:span text:style-name="T413_8"><text:s/></text:span><text:span text:style-name="T413_9">without</text:span><text:span text:style-name="T413_10"><text:s/></text:span><text:span text:style-name="T413_11">compensation</text:span><text:span text:style-name="T413_12"><text:s/></text:span><text:span text:style-name="T413_13">except</text:span><text:span text:style-name="T413_14"><text:s/></text:span><text:span text:style-name="T413_15">that</text:span><text:span text:style-name="T413_16"><text:s/></text:span><text:span text:style-name="T413_17">a</text:span><text:span text:style-name="T413_18"><text:s/></text:span><text:span text:style-name="T413_19">reasonable</text:span><text:span text:style-name="T413_20"><text:s/></text:span><text:span text:style-name="T413_21">fee</text:span><text:span text:style-name="T413_22"><text:s/></text:span><text:span text:style-name="T413_23">may</text:span><text:span text:style-name="T413_24"><text:s/></text:span><text:span text:style-name="T413_25">be</text:span><text:span text:style-name="T413_26"><text:s/></text:span><text:span text:style-name="T413_27">paid</text:span><text:span text:style-name="T413_28"><text:s/></text:span><text:span text:style-name="T413_29">to</text:span><text:span text:style-name="T413_30"><text:s/></text:span><text:span text:style-name="T413_31">for</text:span><text:span text:style-name="T413_32"><text:s/></text:span><text:span text:style-name="T413_33">attending</text:span><text:span text:style-name="T413_34"><text:s/></text:span><text:span text:style-name="T413_35">regular</text:span><text:span text:style-name="T413_36"><text:s/></text:span><text:span text:style-name="T413_37">and</text:span><text:span text:style-name="T413_38"><text:s/></text:span><text:span text:style-name="T413_39">special</text:span><text:span text:style-name="T413_40"><text:s/></text:span><text:span text:style-name="T413_41">meetings</text:span><text:span text:style-name="T413_42"><text:s/></text:span><text:span text:style-name="T413_43">as</text:span><text:span text:style-name="T413_44"><text:s/></text:span><text:span text:style-name="T413_45">determined</text:span><text:span text:style-name="T413_46"><text:s/></text:span><text:span text:style-name="T413_47">by</text:span><text:span text:style-name="T413_48"><text:s/></text:span><text:span text:style-name="T413_49">the</text:span><text:span text:style-name="T413_50"><text:s/></text:span><text:span text:style-name="T413_51">board</text:span><text:span text:style-name="T413_52">.<text:s/></text:span><text:span text:style-name="T413_53">In</text:span><text:span text:style-name="T413_54"><text:s/></text:span><text:span text:style-name="T413_55">addition</text:span><text:span text:style-name="T413_56">,<text:s/></text:span><text:span text:style-name="T413_57">they</text:span><text:span text:style-name="T413_58"><text:s/></text:span><text:span text:style-name="T413_59">shall</text:span><text:span text:style-name="T413_60"><text:s/></text:span><text:span text:style-name="T413_61">be</text:span><text:span text:style-name="T413_62"><text:s/></text:span><text:span text:style-name="T413_63">allowed</text:span><text:span text:style-name="T413_64"><text:s/></text:span><text:span text:style-name="T413_65">reasonable</text:span><text:span text:style-name="T413_66"><text:s/></text:span><text:span text:style-name="T413_67">advancement</text:span><text:span text:style-name="T413_68"><text:s/></text:span><text:span text:style-name="T413_69">of</text:span><text:span text:style-name="T413_70"><text:s/></text:span><text:span text:style-name="T413_71">expenses</text:span><text:span text:style-name="T413_72"><text:s/></text:span><text:span text:style-name="T413_73">to</text:span><text:span text:style-name="T413_74"><text:s/></text:span><text:span text:style-name="T413_75">be</text:span><text:span text:style-name="T413_76"><text:s/></text:span><text:span text:style-name="T413_77">incurred</text:span><text:span text:style-name="T413_78"><text:s/></text:span><text:span text:style-name="T413_79">in</text:span><text:span text:style-name="T413_80"><text:s/></text:span><text:span text:style-name="T413_81">the</text:span><text:span text:style-name="T413_82"><text:s/></text:span><text:span text:style-name="T413_83">performance</text:span><text:span text:style-name="T413_84"><text:s/></text:span><text:span text:style-name="T413_85">of</text:span><text:span text:style-name="T413_86"><text:s/></text:span><text:span text:style-name="T413_87">their</text:span><text:span text:style-name="T413_88"><text:s/></text:span><text:span text:style-name="T413_89">duties</text:span><text:span text:style-name="T413_90">.<text:s/></text:span><text:span text:style-name="T413_91">Any</text:span><text:span text:style-name="T413_92"><text:s/></text:span><text:span text:style-name="T413_93">payments</text:span><text:span text:style-name="T413_94"><text:s/></text:span><text:span text:style-name="T413_95">to</text:span><text:span text:style-name="T413_96"><text:s/></text:span><text:span text:style-name="T413_97">scientific</text:span><text:span text:style-name="T413_98"><text:s/></text:span><text:span text:style-name="T413_99">advisors</text:span><text:span text:style-name="T413_100"><text:s/></text:span><text:span text:style-name="T413_101">shall</text:span><text:span text:style-name="T413_102"><text:s/></text:span><text:span text:style-name="T413_103">be</text:span><text:span text:style-name="T413_104"><text:s/></text:span><text:span text:style-name="T413_105">approved</text:span><text:span text:style-name="T413_106"><text:s/></text:span><text:span text:style-name="T413_107">in</text:span><text:span text:style-name="T413_108"><text:s/></text:span><text:span text:style-name="T413_109">advance</text:span><text:span text:style-name="T413_110"><text:s/></text:span><text:span text:style-name="T413_111">in</text:span><text:span text:style-name="T413_112"><text:s/></text:span><text:span text:style-name="T413_113">accordance</text:span><text:span text:style-name="T413_114"><text:s/></text:span><text:span text:style-name="T413_115">with</text:span><text:span text:style-name="T413_116"><text:s/></text:span><text:span text:style-name="T413_117">this</text:span><text:span text:style-name="T413_118"><text:s/></text:span><text:span text:style-name="T413_119">corporation</text:span><text:span text:style-name="T413_120">'</text:span><text:span text:style-name="T413_121">s</text:span><text:span text:style-name="T413_122"><text:s/></text:span><text:span text:style-name="T413_123">conflict</text:span><text:span text:style-name="T413_124"><text:s/></text:span><text:span text:style-name="T413_125">of</text:span><text:span text:style-name="T413_126"><text:s/></text:span><text:span text:style-name="T413_127">interest</text:span><text:span text:style-name="T413_128"><text:s/></text:span><text:span text:style-name="T413_129">policy</text:span><text:span text:style-name="T413_130">,<text:s/></text:span><text:span text:style-name="T413_131">as</text:span><text:span text:style-name="T413_132"><text:s/></text:span><text:span text:style-name="T413_133">set</text:span><text:span text:style-name="T413_134"><text:s/></text:span><text:span text:style-name="T413_135">forth</text:span><text:span text:style-name="T413_136"><text:s/></text:span><text:span text:style-name="T413_137">in</text:span><text:span text:style-name="T413_138"><text:s/></text:span><text:span text:style-name="T413_139">Article</text:span><text:span text:style-name="T413_140"><text:s/>9<text:s/></text:span><text:span text:style-name="T413_141">of</text:span><text:span text:style-name="T413_142"><text:s/></text:span><text:span text:style-name="T413_143">these</text:span><text:span text:style-name="T413_144"><text:s/></text:span><text:span text:style-name="T413_145">bylaws</text:span><text:span text:style-name="T413_146">.</text:span></text:p>
      <text:p text:style-name="P414"/>
      <text:p text:style-name="P415"><text:span text:style-name="T415_1">Section</text:span><text:span text:style-name="T415_2"><text:s/>6.<text:s/></text:span><text:span text:style-name="T415_3">Place</text:span><text:span text:style-name="T415_4"><text:s/></text:span><text:span text:style-name="T415_5">of</text:span><text:span text:style-name="T415_6"><text:s/></text:span><text:span text:style-name="T415_7">Meetings</text:span></text:p>
      <text:p text:style-name="P416"><text:span text:style-name="T416_1">Meetings</text:span><text:span text:style-name="T416_2"><text:s/></text:span><text:span text:style-name="T416_3">shall</text:span><text:span text:style-name="T416_4"><text:s/></text:span><text:span text:style-name="T416_5">be</text:span><text:span text:style-name="T416_6"><text:s/></text:span><text:span text:style-name="T416_7">held</text:span><text:span text:style-name="T416_8"><text:s/></text:span><text:span text:style-name="T416_9">via</text:span><text:span text:style-name="T416_10"><text:s/></text:span><text:span text:style-name="T416_11">telepresence</text:span><text:span text:style-name="T416_12"><text:s/></text:span><text:span text:style-name="T416_13">systems</text:span><text:span text:style-name="T416_14"><text:s/></text:span><text:span text:style-name="T416_15">at</text:span><text:span text:style-name="T416_16"><text:s/></text:span><text:span text:style-name="T416_17">a</text:span><text:span text:style-name="T416_18"><text:s/></text:span><text:span text:style-name="T416_19">place</text:span><text:span text:style-name="T416_20"><text:s/></text:span><text:span text:style-name="T416_21">as</text:span><text:span text:style-name="T416_22"><text:s/></text:span><text:span text:style-name="T416_23">designated</text:span><text:span text:style-name="T416_24"><text:s/></text:span><text:span text:style-name="T416_25">from</text:span><text:span text:style-name="T416_26"><text:s/></text:span><text:span text:style-name="T416_27">time</text:span><text:span text:style-name="T416_28"><text:s/></text:span><text:span text:style-name="T416_29">to</text:span><text:span text:style-name="T416_30"><text:s/></text:span><text:span text:style-name="T416_31">time</text:span><text:span text:style-name="T416_32"><text:s/></text:span><text:span text:style-name="T416_33">by</text:span><text:span text:style-name="T416_34"><text:s/></text:span><text:span text:style-name="T416_35">resolution</text:span><text:span text:style-name="T416_36"><text:s/></text:span><text:span text:style-name="T416_37">of</text:span><text:span text:style-name="T416_38"><text:s/></text:span><text:span text:style-name="T416_39">the</text:span><text:span text:style-name="T416_40"><text:s/></text:span><text:span text:style-name="T416_41">board</text:span><text:span text:style-name="T416_42"><text:s/></text:span><text:span text:style-name="T416_43">of</text:span><text:span text:style-name="T416_44"><text:s/></text:span><text:span text:style-name="T416_45">directors</text:span><text:span text:style-name="T416_46">,<text:s/></text:span><text:span text:style-name="T416_47">and</text:span><text:span text:style-name="T416_48"><text:s/></text:span><text:span text:style-name="T416_49">approved</text:span><text:span text:style-name="T416_50"><text:s/></text:span><text:span text:style-name="T416_51">by</text:span><text:span text:style-name="T416_52"><text:s/></text:span><text:span text:style-name="T416_53">the</text:span><text:span text:style-name="T416_54"><text:s/></text:span><text:span text:style-name="T416_55">scientific</text:span><text:span text:style-name="T416_56"><text:s/></text:span><text:span text:style-name="T416_57">advisors</text:span><text:span text:style-name="T416_58">.</text:span></text:p>
      <text:p text:style-name="P417"/>
      <text:p text:style-name="P418"><text:span text:style-name="T418_1">Section</text:span><text:span text:style-name="T418_2"><text:s/>7.<text:s/></text:span><text:span text:style-name="T418_3">Regular</text:span><text:span text:style-name="T418_4"><text:s/></text:span><text:span text:style-name="T418_5">Meetings</text:span></text:p>
      <text:p text:style-name="P419"><text:span text:style-name="T419_1">Regular</text:span><text:span text:style-name="T419_2"><text:s/></text:span><text:span text:style-name="T419_3">meetings</text:span><text:span text:style-name="T419_4"><text:s/></text:span><text:span text:style-name="T419_5">of</text:span><text:span text:style-name="T419_6"><text:s/></text:span><text:span text:style-name="T419_7">scientific</text:span><text:span text:style-name="T419_8"><text:s/></text:span><text:span text:style-name="T419_9">advisors</text:span><text:span text:style-name="T419_10"><text:s/></text:span><text:span text:style-name="T419_11">shall</text:span><text:span text:style-name="T419_12"><text:s/></text:span><text:span text:style-name="T419_13">be</text:span><text:span text:style-name="T419_14"><text:s/></text:span><text:span text:style-name="T419_15">held</text:span><text:span text:style-name="T419_16"><text:s/></text:span><text:span text:style-name="T419_17">at</text:span><text:span text:style-name="T419_18"><text:s/></text:span><text:span text:style-name="T419_19">a</text:span><text:span text:style-name="T419_20"><text:s/></text:span><text:span text:style-name="T419_21">minimum</text:span><text:span text:style-name="T419_22"><text:s/></text:span><text:span text:style-name="T419_23">once</text:span><text:span text:style-name="T419_24"><text:s/></text:span><text:span text:style-name="T419_25">a</text:span><text:span text:style-name="T419_26"><text:s/></text:span><text:span text:style-name="T419_27">year</text:span><text:span text:style-name="T419_28"><text:s/></text:span><text:span text:style-name="T419_29">on</text:span><text:span text:style-name="T419_30"><text:s/></text:span><text:span text:style-name="T419_31">the</text:span><text:span text:style-name="T419_32"><text:s/></text:span><text:span text:style-name="T419_33">third</text:span><text:span text:style-name="T419_34"><text:s/></text:span><text:span text:style-name="T419_35">Wednesday</text:span><text:span text:style-name="T419_36"><text:s/></text:span><text:span text:style-name="T419_37">of</text:span><text:span text:style-name="T419_38"><text:s/></text:span><text:span text:style-name="T419_39">an</text:span><text:span text:style-name="T419_40"><text:s/></text:span><text:span text:style-name="T419_41">odd</text:span><text:span text:style-name="T419_42">-</text:span><text:span text:style-name="T419_43">numbered</text:span><text:span text:style-name="T419_44"><text:s/></text:span><text:span text:style-name="T419_45">month</text:span><text:span text:style-name="T419_46"><text:s/></text:span><text:span text:style-name="T419_47">at</text:span><text:span text:style-name="T419_48"><text:s/>6:00<text:s/></text:span><text:span text:style-name="T419_49">p</text:span><text:span text:style-name="T419_50">.</text:span><text:span text:style-name="T419_51">m</text:span><text:span text:style-name="T419_52">.,<text:s/></text:span><text:span text:style-name="T419_53">Pacific</text:span><text:span text:style-name="T419_54"><text:s/></text:span><text:span text:style-name="T419_55">Time</text:span><text:span text:style-name="T419_56">.<text:s text:c="2"/></text:span><text:span text:style-name="T419_57">These</text:span><text:span text:style-name="T419_58"><text:s/></text:span><text:span text:style-name="T419_59">meetings</text:span><text:span text:style-name="T419_60"><text:s/></text:span><text:span text:style-name="T419_61">shall</text:span><text:span text:style-name="T419_62"><text:s/></text:span><text:span text:style-name="T419_63">be</text:span><text:span text:style-name="T419_64"><text:s/></text:span><text:span text:style-name="T419_65">attended</text:span><text:span text:style-name="T419_66"><text:s/></text:span><text:span text:style-name="T419_67">by</text:span><text:span text:style-name="T419_68"><text:s/></text:span><text:span text:style-name="T419_69">the</text:span><text:span text:style-name="T419_70"><text:s/></text:span><text:span text:style-name="T419_71">president</text:span><text:span text:style-name="T419_72"><text:s/></text:span><text:span text:style-name="T419_73">of</text:span><text:span text:style-name="T419_74"><text:s/></text:span><text:span text:style-name="T419_75">indysci</text:span><text:span text:style-name="T419_76"><text:s/></text:span><text:span text:style-name="T419_77">dot</text:span><text:span text:style-name="T419_78"><text:s/></text:span><text:span text:style-name="T419_79">org</text:span><text:span text:style-name="T419_80">,<text:s/></text:span><text:span text:style-name="T419_81">the</text:span><text:span text:style-name="T419_82"><text:s/></text:span><text:span text:style-name="T419_83">secretary</text:span><text:span text:style-name="T419_84"><text:s/></text:span><text:span text:style-name="T419_85">of</text:span><text:span text:style-name="T419_86"><text:s/></text:span><text:span text:style-name="T419_87">indysci</text:span><text:span text:style-name="T419_88"><text:s/></text:span><text:span text:style-name="T419_89">dot</text:span><text:span text:style-name="T419_90"><text:s/></text:span><text:span text:style-name="T419_91">org</text:span><text:span text:style-name="T419_92">,<text:s/></text:span><text:span text:style-name="T419_93">the</text:span><text:span text:style-name="T419_94"><text:s/></text:span><text:span text:style-name="T419_95">scientific</text:span><text:span text:style-name="T419_96"><text:s/></text:span><text:span text:style-name="T419_97">advisors</text:span><text:span text:style-name="T419_98">,<text:s/></text:span><text:span text:style-name="T419_99">and</text:span><text:span text:style-name="T419_100"><text:s/></text:span><text:span text:style-name="T419_101">the</text:span><text:span text:style-name="T419_102"><text:s/></text:span><text:span text:style-name="T419_103">principal</text:span><text:span text:style-name="T419_104"><text:s/></text:span><text:span text:style-name="T419_105">investigator</text:span><text:span text:style-name="T419_106">(</text:span><text:span text:style-name="T419_107">s</text:span><text:span text:style-name="T419_108">)<text:s/></text:span><text:span text:style-name="T419_109">of</text:span><text:span text:style-name="T419_110"><text:s/></text:span><text:span text:style-name="T419_111">the</text:span><text:span text:style-name="T419_112"><text:s/></text:span><text:span text:style-name="T419_113">projects</text:span><text:span text:style-name="T419_114"><text:s/></text:span><text:span text:style-name="T419_115">being</text:span><text:span text:style-name="T419_116"><text:s/></text:span><text:span text:style-name="T419_117">supervised</text:span><text:span text:style-name="T419_118"><text:s/></text:span><text:span text:style-name="T419_119">by</text:span><text:span text:style-name="T419_120"><text:s/></text:span><text:span text:style-name="T419_121">the</text:span><text:span text:style-name="T419_122"><text:s/></text:span><text:span text:style-name="T419_123">advisory</text:span><text:span text:style-name="T419_124"><text:s/></text:span><text:span text:style-name="T419_125">board</text:span><text:span text:style-name="T419_126">.<text:s text:c="2"/></text:span><text:span text:style-name="T419_127">A</text:span><text:span text:style-name="T419_128"><text:s/></text:span><text:span text:style-name="T419_129">quorum</text:span><text:span text:style-name="T419_130"><text:s/></text:span><text:span text:style-name="T419_131">shall</text:span><text:span text:style-name="T419_132"><text:s/></text:span><text:span text:style-name="T419_133">consist</text:span><text:span text:style-name="T419_134"><text:s/></text:span><text:span text:style-name="T419_135">of</text:span><text:span text:style-name="T419_136"><text:s/></text:span><text:span text:style-name="T419_137">the</text:span><text:span text:style-name="T419_138"><text:s/></text:span><text:span text:style-name="T419_139">president</text:span><text:span text:style-name="T419_140"><text:s/></text:span><text:span text:style-name="T419_141">or</text:span><text:span text:style-name="T419_142"><text:s/></text:span><text:span text:style-name="T419_143">the</text:span><text:span text:style-name="T419_144"><text:s/></text:span><text:span text:style-name="T419_145">secretary</text:span><text:span text:style-name="T419_146">,<text:s/></text:span><text:span text:style-name="T419_147">the</text:span><text:span text:style-name="T419_148"><text:s/></text:span><text:span text:style-name="T419_149">principal</text:span><text:span text:style-name="T419_150"><text:s/></text:span><text:span text:style-name="T419_151">investigator</text:span><text:span text:style-name="T419_152">,<text:s/></text:span><text:span text:style-name="T419_153">and</text:span><text:span text:style-name="T419_154"><text:s/></text:span><text:span text:style-name="T419_155">at</text:span><text:span text:style-name="T419_156"><text:s/></text:span><text:span text:style-name="T419_157">least</text:span><text:span text:style-name="T419_158"><text:s/></text:span><text:span text:style-name="T419_159">one</text:span><text:span text:style-name="T419_160"><text:s/></text:span><text:span text:style-name="T419_161">scientific</text:span><text:span text:style-name="T419_162"><text:s/></text:span><text:span text:style-name="T419_163">advisor</text:span><text:span text:style-name="T419_164">.<text:s text:c="2"/></text:span><text:span text:style-name="T419_165">If</text:span><text:span text:style-name="T419_166"><text:s/></text:span><text:span text:style-name="T419_167">indysci</text:span><text:span text:style-name="T419_168"><text:s/></text:span><text:span text:style-name="T419_169">dot</text:span><text:span text:style-name="T419_170"><text:s/></text:span><text:span text:style-name="T419_171">org</text:span><text:span text:style-name="T419_172"><text:s/></text:span><text:span text:style-name="T419_173">operates</text:span><text:span text:style-name="T419_174"><text:s/></text:span><text:span text:style-name="T419_175">more</text:span><text:span text:style-name="T419_176"><text:s/></text:span><text:span text:style-name="T419_177">than</text:span><text:span text:style-name="T419_178"><text:s/></text:span><text:span text:style-name="T419_179">one</text:span><text:span text:style-name="T419_180"><text:s/></text:span><text:span text:style-name="T419_181">scientific</text:span><text:span text:style-name="T419_182"><text:s/></text:span><text:span text:style-name="T419_183">board</text:span><text:span text:style-name="T419_184">,<text:s/></text:span><text:span text:style-name="T419_185">then</text:span><text:span text:style-name="T419_186"><text:s/></text:span><text:span text:style-name="T419_187">different</text:span><text:span text:style-name="T419_188"><text:s/></text:span><text:span text:style-name="T419_189">meeting</text:span><text:span text:style-name="T419_190"><text:s/></text:span><text:span text:style-name="T419_191">days</text:span><text:span text:style-name="T419_192"><text:s/></text:span><text:span text:style-name="T419_193">or</text:span><text:span text:style-name="T419_194"><text:s/></text:span><text:span text:style-name="T419_195">times</text:span><text:span text:style-name="T419_196"><text:s/></text:span><text:span text:style-name="T419_197">may</text:span><text:span text:style-name="T419_198"><text:s/></text:span><text:span text:style-name="T419_199">be</text:span><text:span text:style-name="T419_200"><text:s/></text:span><text:span text:style-name="T419_201">arranged</text:span><text:span text:style-name="T419_202"><text:s/></text:span><text:span text:style-name="T419_203">so</text:span><text:span text:style-name="T419_204"><text:s/></text:span><text:span text:style-name="T419_205">that</text:span><text:span text:style-name="T419_206"><text:s/></text:span><text:span text:style-name="T419_207">the</text:span><text:span text:style-name="T419_208"><text:s/></text:span><text:span text:style-name="T419_209">president</text:span><text:span text:style-name="T419_210"><text:s/></text:span><text:span text:style-name="T419_211">and</text:span><text:span text:style-name="T419_212"><text:s/></text:span><text:span text:style-name="T419_213">secretary</text:span><text:span text:style-name="T419_214"><text:s/></text:span><text:span text:style-name="T419_215">may</text:span><text:span text:style-name="T419_216"><text:s/></text:span><text:span text:style-name="T419_217">attend</text:span><text:span text:style-name="T419_218"><text:s/></text:span><text:span text:style-name="T419_219">all</text:span><text:span text:style-name="T419_220"><text:s/></text:span><text:span text:style-name="T419_221">scientific</text:span><text:span text:style-name="T419_222"><text:s/></text:span><text:span text:style-name="T419_223">advisory</text:span><text:span text:style-name="T419_224"><text:s/></text:span><text:span text:style-name="T419_225">meetings</text:span><text:span text:style-name="T419_226">.</text:span></text:p>
      <text:p text:style-name="P420"/>
      <text:p text:style-name="P421"><text:span text:style-name="T421_1">Section</text:span><text:span text:style-name="T421_2"><text:s/>8.<text:s/></text:span><text:span text:style-name="T421_3">Special</text:span><text:span text:style-name="T421_4"><text:s/></text:span><text:span text:style-name="T421_5">Meetings</text:span></text:p>
      <text:p text:style-name="P422"><text:span text:style-name="T422_1">Special</text:span><text:span text:style-name="T422_2"><text:s/></text:span><text:span text:style-name="T422_3">meetings</text:span><text:span text:style-name="T422_4"><text:s/></text:span><text:span text:style-name="T422_5">of</text:span><text:span text:style-name="T422_6"><text:s/></text:span><text:span text:style-name="T422_7">the</text:span><text:span text:style-name="T422_8"><text:s/></text:span><text:span text:style-name="T422_9">scientific</text:span><text:span text:style-name="T422_10"><text:s/></text:span><text:span text:style-name="T422_11">advisors</text:span><text:span text:style-name="T422_12"><text:s/></text:span><text:span text:style-name="T422_13">may</text:span><text:span text:style-name="T422_14"><text:s/></text:span><text:span text:style-name="T422_15">be</text:span><text:span text:style-name="T422_16"><text:s/></text:span><text:span text:style-name="T422_17">called</text:span><text:span text:style-name="T422_18"><text:s/></text:span><text:span text:style-name="T422_19">by</text:span><text:span text:style-name="T422_20"><text:s/></text:span><text:span text:style-name="T422_21">the</text:span><text:span text:style-name="T422_22"><text:s/></text:span><text:span text:style-name="T422_23">president</text:span><text:span text:style-name="T422_24"><text:s/></text:span><text:span text:style-name="T422_25">of</text:span><text:span text:style-name="T422_26"><text:s/></text:span><text:span text:style-name="T422_27">indysci</text:span><text:span text:style-name="T422_28"><text:s/></text:span><text:span text:style-name="T422_29">dot</text:span><text:span text:style-name="T422_30"><text:s/></text:span><text:span text:style-name="T422_31">org</text:span><text:span text:style-name="T422_32">,<text:s/></text:span><text:span text:style-name="T422_33">the</text:span><text:span text:style-name="T422_34"><text:s/></text:span><text:span text:style-name="T422_35">principal</text:span><text:span text:style-name="T422_36"><text:s/></text:span><text:span text:style-name="T422_37">investigator</text:span><text:span text:style-name="T422_38">(</text:span><text:span text:style-name="T422_39">s</text:span><text:span text:style-name="T422_40">)<text:s/></text:span><text:span text:style-name="T422_41">of</text:span><text:span text:style-name="T422_42"><text:s/></text:span><text:span text:style-name="T422_43">the</text:span><text:span text:style-name="T422_44"><text:s/></text:span><text:span text:style-name="T422_45">projects</text:span><text:span text:style-name="T422_46"><text:s/></text:span><text:span text:style-name="T422_47">being</text:span><text:span text:style-name="T422_48"><text:s/></text:span><text:span text:style-name="T422_49">supervised</text:span><text:span text:style-name="T422_50">,<text:s/></text:span><text:span text:style-name="T422_51">by</text:span><text:span text:style-name="T422_52"><text:s/></text:span><text:span text:style-name="T422_53">any</text:span><text:span text:style-name="T422_54"><text:s/></text:span><text:span text:style-name="T422_55">two</text:span><text:span text:style-name="T422_56"><text:s/></text:span><text:span text:style-name="T422_57">directors</text:span><text:span text:style-name="T422_58">,<text:s/></text:span><text:span text:style-name="T422_59">or</text:span><text:span text:style-name="T422_60"><text:s/></text:span><text:span text:style-name="T422_61">by</text:span><text:span text:style-name="T422_62"><text:s/></text:span><text:span text:style-name="T422_63">any</text:span><text:span text:style-name="T422_64"><text:s/></text:span><text:span text:style-name="T422_65">two</text:span><text:span text:style-name="T422_66"><text:s/></text:span><text:span text:style-name="T422_67">scientific</text:span><text:span text:style-name="T422_68"><text:s/></text:span><text:span text:style-name="T422_69">advisors</text:span><text:span text:style-name="T422_70">.<text:s/></text:span><text:span text:style-name="T422_71">By</text:span><text:span text:style-name="T422_72"><text:s/></text:span><text:span text:style-name="T422_73">approval</text:span><text:span text:style-name="T422_74"><text:s/></text:span><text:span text:style-name="T422_75">of</text:span><text:span text:style-name="T422_76"><text:s/></text:span><text:span text:style-name="T422_77">the</text:span><text:span text:style-name="T422_78"><text:s/></text:span><text:span text:style-name="T422_79">board</text:span><text:span text:style-name="T422_80">,<text:s/></text:span><text:span text:style-name="T422_81">or</text:span><text:span text:style-name="T422_82"><text:s/></text:span><text:span text:style-name="T422_83">unanimous</text:span><text:span text:style-name="T422_84"><text:s/></text:span><text:span text:style-name="T422_85">consent</text:span><text:span text:style-name="T422_86"><text:s/></text:span><text:span text:style-name="T422_87">of</text:span><text:span text:style-name="T422_88"><text:s/></text:span><text:span text:style-name="T422_89">the</text:span><text:span text:style-name="T422_90"><text:s/></text:span><text:span text:style-name="T422_91">attendees</text:span><text:span text:style-name="T422_92">,<text:s/></text:span><text:span text:style-name="T422_93">such</text:span><text:span text:style-name="T422_94"><text:s/></text:span><text:span text:style-name="T422_95">meetings</text:span><text:span text:style-name="T422_96"><text:s/></text:span><text:span text:style-name="T422_97">shall</text:span><text:span text:style-name="T422_98"><text:s/></text:span><text:span text:style-name="T422_99">be</text:span><text:span text:style-name="T422_100"><text:s/></text:span><text:span text:style-name="T422_101">held</text:span><text:span text:style-name="T422_102"><text:s/></text:span><text:span text:style-name="T422_103">at</text:span><text:span text:style-name="T422_104"><text:s/></text:span><text:span text:style-name="T422_105">the</text:span><text:span text:style-name="T422_106"><text:s/></text:span><text:span text:style-name="T422_107">place</text:span><text:span text:style-name="T422_108"><text:s/></text:span><text:span text:style-name="T422_109">designated</text:span><text:span text:style-name="T422_110"><text:s/></text:span><text:span text:style-name="T422_111">by</text:span><text:span text:style-name="T422_112"><text:s/></text:span><text:span text:style-name="T422_113">the</text:span><text:span text:style-name="T422_114"><text:s/></text:span><text:span text:style-name="T422_115">person</text:span><text:span text:style-name="T422_116"><text:s/></text:span><text:span text:style-name="T422_117">or</text:span><text:span text:style-name="T422_118"><text:s/></text:span><text:span text:style-name="T422_119">persons</text:span><text:span text:style-name="T422_120"><text:s/></text:span><text:span text:style-name="T422_121">calling</text:span><text:span text:style-name="T422_122"><text:s/></text:span><text:span text:style-name="T422_123">the</text:span><text:span text:style-name="T422_124"><text:s/></text:span><text:span text:style-name="T422_125">special</text:span><text:span text:style-name="T422_126"><text:s/></text:span><text:span text:style-name="T422_127">meeting</text:span><text:span text:style-name="T422_128">.</text:span></text:p>
      <text:p text:style-name="P423"/>
      <text:p text:style-name="P424"><text:span text:style-name="T424_1">Section</text:span><text:span text:style-name="T424_2"><text:s/>9.<text:s/></text:span><text:span text:style-name="T424_3">Notice</text:span><text:span text:style-name="T424_4"><text:s/></text:span><text:span text:style-name="T424_5">of</text:span><text:span text:style-name="T424_6"><text:s/></text:span><text:span text:style-name="T424_7">Meetings</text:span></text:p>
      <text:p text:style-name="P425"><text:span text:style-name="T425_1">Unless</text:span><text:span text:style-name="T425_2"><text:s/></text:span><text:span text:style-name="T425_3">otherwise</text:span><text:span text:style-name="T425_4"><text:s/></text:span><text:span text:style-name="T425_5">provided</text:span><text:span text:style-name="T425_6"><text:s/></text:span><text:span text:style-name="T425_7">by</text:span><text:span text:style-name="T425_8"><text:s/></text:span><text:span text:style-name="T425_9">the</text:span><text:span text:style-name="T425_10"><text:s/></text:span><text:span text:style-name="T425_11">articles</text:span><text:span text:style-name="T425_12"><text:s/></text:span><text:span text:style-name="T425_13">of</text:span><text:span text:style-name="T425_14"><text:s/></text:span><text:span text:style-name="T425_15">incorporation</text:span><text:span text:style-name="T425_16">,<text:s/></text:span><text:span text:style-name="T425_17">these</text:span><text:span text:style-name="T425_18"><text:s/></text:span><text:span text:style-name="T425_19">bylaws</text:span><text:span text:style-name="T425_20">,<text:s/></text:span><text:span text:style-name="T425_21">or</text:span><text:span text:style-name="T425_22"><text:s/></text:span><text:span text:style-name="T425_23">provisions</text:span><text:span text:style-name="T425_24"><text:s/></text:span><text:span text:style-name="T425_25">of</text:span><text:span text:style-name="T425_26"><text:s/></text:span><text:span text:style-name="T425_27">law</text:span><text:span text:style-name="T425_28">,<text:s/></text:span><text:span text:style-name="T425_29">the</text:span><text:span text:style-name="T425_30"><text:s/></text:span><text:span text:style-name="T425_31">following</text:span><text:span text:style-name="T425_32"><text:s/></text:span><text:span text:style-name="T425_33">provisions</text:span><text:span text:style-name="T425_34"><text:s/></text:span><text:span text:style-name="T425_35">shall</text:span><text:span text:style-name="T425_36"><text:s/></text:span><text:span text:style-name="T425_37">govern</text:span><text:span text:style-name="T425_38"><text:s/></text:span><text:span text:style-name="T425_39">the</text:span><text:span text:style-name="T425_40"><text:s/></text:span><text:span text:style-name="T425_41">giving</text:span><text:span text:style-name="T425_42"><text:s/></text:span><text:span text:style-name="T425_43">of</text:span><text:span text:style-name="T425_44"><text:s/></text:span><text:span text:style-name="T425_45">notice</text:span><text:span text:style-name="T425_46"><text:s/></text:span><text:span text:style-name="T425_47">for</text:span><text:span text:style-name="T425_48"><text:s/></text:span><text:span text:style-name="T425_49">meetings</text:span><text:span text:style-name="T425_50"><text:s/></text:span><text:span text:style-name="T425_51">with</text:span><text:span text:style-name="T425_52"><text:s/></text:span><text:span text:style-name="T425_53">scientific</text:span><text:span text:style-name="T425_54"><text:s/></text:span><text:span text:style-name="T425_55">advisors</text:span><text:span text:style-name="T425_56">:</text:span></text:p>
      <text:p text:style-name="P426"><text:span text:style-name="T426_1">a</text:span><text:span text:style-name="T426_2">.<text:tab/></text:span><text:span text:style-name="T426_3">Regular</text:span><text:span text:style-name="T426_4"><text:s/></text:span><text:span text:style-name="T426_5">Meetings</text:span><text:span text:style-name="T426_6">.</text:span><text:span text:style-name="T426_7"><text:s/></text:span><text:span text:style-name="T426_8">No</text:span><text:span text:style-name="T426_9"><text:s/></text:span><text:span text:style-name="T426_10">notice</text:span><text:span text:style-name="T426_11"><text:s/></text:span><text:span text:style-name="T426_12">need</text:span><text:span text:style-name="T426_13"><text:s/></text:span><text:span text:style-name="T426_14">be</text:span><text:span text:style-name="T426_15"><text:s/></text:span><text:span text:style-name="T426_16">given</text:span><text:span text:style-name="T426_17"><text:s/></text:span><text:span text:style-name="T426_18">of</text:span><text:span text:style-name="T426_19"><text:s/></text:span><text:span text:style-name="T426_20">any</text:span><text:span text:style-name="T426_21"><text:s/></text:span><text:span text:style-name="T426_22">regular</text:span><text:span text:style-name="T426_23"><text:s/></text:span><text:span text:style-name="T426_24">meeting</text:span><text:span text:style-name="T426_25"><text:s/></text:span><text:span text:style-name="T426_26">of</text:span><text:span text:style-name="T426_27"><text:s/></text:span><text:span text:style-name="T426_28">scientific</text:span><text:span text:style-name="T426_29"><text:s/></text:span><text:span text:style-name="T426_30">advisors</text:span><text:span text:style-name="T426_31">.</text:span></text:p>
      <text:p text:style-name="P427"><text:span text:style-name="T427_1">b</text:span><text:span text:style-name="T427_2">.<text:tab/></text:span><text:span text:style-name="T427_3">Special</text:span><text:span text:style-name="T427_4"><text:s/></text:span><text:span text:style-name="T427_5">Meetings</text:span><text:span text:style-name="T427_6">.</text:span><text:span text:style-name="T427_7"><text:s/></text:span><text:span text:style-name="T427_8">At</text:span><text:span text:style-name="T427_9"><text:s/></text:span><text:span text:style-name="T427_10">least</text:span><text:span text:style-name="T427_11"><text:s/></text:span><text:span text:style-name="T427_12">two</text:span><text:span text:style-name="T427_13"><text:s/></text:span><text:span text:style-name="T427_14">weeks</text:span><text:span text:style-name="T427_15"><text:s/></text:span><text:span text:style-name="T427_16">prior</text:span><text:span text:style-name="T427_17"><text:s/></text:span><text:span text:style-name="T427_18">notice</text:span><text:span text:style-name="T427_19"><text:s/></text:span><text:span text:style-name="T427_20">shall</text:span><text:span text:style-name="T427_21"><text:s/></text:span><text:span text:style-name="T427_22">be</text:span><text:span text:style-name="T427_23"><text:s/></text:span><text:span text:style-name="T427_24">given</text:span><text:span text:style-name="T427_25"><text:s/></text:span><text:span text:style-name="T427_26">by</text:span><text:span text:style-name="T427_27"><text:s/></text:span><text:span text:style-name="T427_28">the</text:span><text:span text:style-name="T427_29"><text:s/></text:span><text:span text:style-name="T427_30">secretary</text:span><text:span text:style-name="T427_31"><text:s/></text:span><text:span text:style-name="T427_32">or</text:span><text:span text:style-name="T427_33"><text:s/></text:span><text:span text:style-name="T427_34">president</text:span><text:span text:style-name="T427_35"><text:s/></text:span><text:span text:style-name="T427_36">of</text:span><text:span text:style-name="T427_37"><text:s/></text:span><text:span text:style-name="T427_38">the</text:span><text:span text:style-name="T427_39"><text:s/></text:span><text:span text:style-name="T427_40">corporation</text:span><text:span text:style-name="T427_41"><text:s/></text:span><text:span text:style-name="T427_42">to</text:span><text:span text:style-name="T427_43"><text:s/></text:span><text:span text:style-name="T427_44">each</text:span><text:span text:style-name="T427_45"><text:s/></text:span><text:span text:style-name="T427_46">board</text:span><text:span text:style-name="T427_47"><text:s/></text:span><text:span text:style-name="T427_48">member</text:span><text:span text:style-name="T427_49">.<text:s/></text:span><text:span text:style-name="T427_50">Such</text:span><text:span text:style-name="T427_51"><text:s/></text:span><text:span text:style-name="T427_52">notice</text:span><text:span text:style-name="T427_53"><text:s/></text:span><text:span text:style-name="T427_54">must</text:span><text:span text:style-name="T427_55"><text:s/></text:span><text:span text:style-name="T427_56">be</text:span><text:span text:style-name="T427_57"><text:s/></text:span><text:span text:style-name="T427_58">electronically</text:span><text:span text:style-name="T427_59"><text:s/></text:span><text:span text:style-name="T427_60">transmitted</text:span><text:span text:style-name="T427_61"><text:s/></text:span><text:span text:style-name="T427_62">and</text:span><text:span text:style-name="T427_63"><text:s/></text:span><text:span text:style-name="T427_64">available</text:span><text:span text:style-name="T427_65"><text:s/></text:span><text:span text:style-name="T427_66">for</text:span><text:span text:style-name="T427_67"><text:s/></text:span><text:span text:style-name="T427_68">public</text:span><text:span text:style-name="T427_69"><text:s/></text:span><text:span text:style-name="T427_70">access</text:span><text:span text:style-name="T427_71"><text:s/></text:span><text:span text:style-name="T427_72">on</text:span><text:span text:style-name="T427_73"><text:s/></text:span><text:span text:style-name="T427_74">the</text:span><text:span text:style-name="T427_75"><text:s/></text:span><text:span text:style-name="T427_76">indysci</text:span><text:span text:style-name="T427_77"><text:s/></text:span><text:span text:style-name="T427_78">website</text:span><text:span text:style-name="T427_79">.<text:s text:c="2"/></text:span><text:span text:style-name="T427_80">Such</text:span><text:span text:style-name="T427_81"><text:s/></text:span><text:span text:style-name="T427_82">notice</text:span><text:span text:style-name="T427_83"><text:s/></text:span><text:span text:style-name="T427_84">shall</text:span><text:span text:style-name="T427_85"><text:s/></text:span><text:span text:style-name="T427_86">state</text:span><text:span text:style-name="T427_87"><text:s/></text:span><text:span text:style-name="T427_88">the</text:span><text:span text:style-name="T427_89"><text:s/></text:span><text:span text:style-name="T427_90">place</text:span><text:span text:style-name="T427_91">,<text:s/></text:span><text:span text:style-name="T427_92">date</text:span><text:span text:style-name="T427_93">,<text:s/></text:span><text:span text:style-name="T427_94">and</text:span><text:span text:style-name="T427_95"><text:s/></text:span><text:span text:style-name="T427_96">time</text:span><text:span text:style-name="T427_97"><text:s/></text:span><text:span text:style-name="T427_98">of</text:span><text:span text:style-name="T427_99"><text:s/></text:span><text:span text:style-name="T427_100">the</text:span><text:span text:style-name="T427_101"><text:s/></text:span><text:span text:style-name="T427_102">meeting</text:span><text:span text:style-name="T427_103"><text:s/></text:span><text:span text:style-name="T427_104">and</text:span><text:span text:style-name="T427_105"><text:s/></text:span><text:span text:style-name="T427_106">the</text:span><text:span text:style-name="T427_107"><text:s/></text:span><text:span text:style-name="T427_108">matters</text:span><text:span text:style-name="T427_109"><text:s/></text:span><text:span text:style-name="T427_110">proposed</text:span><text:span text:style-name="T427_111"><text:s/></text:span><text:span text:style-name="T427_112">to</text:span><text:span text:style-name="T427_113"><text:s/></text:span><text:span text:style-name="T427_114">be</text:span><text:span text:style-name="T427_115"><text:s/></text:span><text:span text:style-name="T427_116">acted</text:span><text:span text:style-name="T427_117"><text:s/></text:span><text:span text:style-name="T427_118">upon</text:span><text:span text:style-name="T427_119"><text:s/></text:span><text:span text:style-name="T427_120">at</text:span><text:span text:style-name="T427_121"><text:s/></text:span><text:span text:style-name="T427_122">the</text:span><text:span text:style-name="T427_123"><text:s/></text:span><text:span text:style-name="T427_124">meeting</text:span><text:span text:style-name="T427_125">.</text:span></text:p>
      <text:p text:style-name="P428"/>
      <text:p text:style-name="P429"><text:span text:style-name="T429_1">Section</text:span><text:span text:style-name="T429_2"><text:s/>10.<text:s/></text:span><text:span text:style-name="T429_3">Conduct</text:span><text:span text:style-name="T429_4"><text:s/></text:span><text:span text:style-name="T429_5">of</text:span><text:span text:style-name="T429_6"><text:s/></text:span><text:span text:style-name="T429_7">Meetings</text:span></text:p>
      <text:p text:style-name="P430"><text:span text:style-name="T430_1">Meetings</text:span><text:span text:style-name="T430_2"><text:s/></text:span><text:span text:style-name="T430_3">of</text:span><text:span text:style-name="T430_4"><text:s/></text:span><text:span text:style-name="T430_5">scientific</text:span><text:span text:style-name="T430_6"><text:s/></text:span><text:span text:style-name="T430_7">advisors</text:span><text:span text:style-name="T430_8"><text:s/></text:span><text:span text:style-name="T430_9">shall</text:span><text:span text:style-name="T430_10"><text:s/></text:span><text:span text:style-name="T430_11">be</text:span><text:span text:style-name="T430_12"><text:s/></text:span><text:span text:style-name="T430_13">presided</text:span><text:span text:style-name="T430_14"><text:s/></text:span><text:span text:style-name="T430_15">over</text:span><text:span text:style-name="T430_16"><text:s/></text:span><text:span text:style-name="T430_17">by</text:span><text:span text:style-name="T430_18"><text:s/></text:span><text:span text:style-name="T430_19">the</text:span><text:span text:style-name="T430_20"><text:s/></text:span><text:span text:style-name="T430_21">president</text:span><text:span text:style-name="T430_22"><text:s/></text:span><text:span text:style-name="T430_23">of</text:span><text:span text:style-name="T430_24"><text:s/></text:span><text:span text:style-name="T430_25">indysci</text:span><text:span text:style-name="T430_26">,<text:s/></text:span><text:span text:style-name="T430_27">or</text:span><text:span text:style-name="T430_28"><text:s/></text:span><text:span text:style-name="T430_29">in</text:span><text:span text:style-name="T430_30"><text:s/></text:span><text:span text:style-name="T430_31">his</text:span><text:span text:style-name="T430_32"><text:s/></text:span><text:span text:style-name="T430_33">or</text:span><text:span text:style-name="T430_34"><text:s/></text:span><text:span text:style-name="T430_35">her</text:span><text:span text:style-name="T430_36"><text:s/></text:span><text:span text:style-name="T430_37">absence</text:span><text:span text:style-name="T430_38">,<text:s/></text:span><text:span text:style-name="T430_39">by</text:span><text:span text:style-name="T430_40"><text:s/></text:span><text:span text:style-name="T430_41">a</text:span><text:span text:style-name="T430_42"><text:s/></text:span><text:span text:style-name="T430_43">chairperson</text:span><text:span text:style-name="T430_44"><text:s/></text:span><text:span text:style-name="T430_45">chosen</text:span><text:span text:style-name="T430_46"><text:s/></text:span><text:span text:style-name="T430_47">by</text:span><text:span text:style-name="T430_48"><text:s/></text:span><text:span text:style-name="T430_49">a</text:span><text:span text:style-name="T430_50"><text:s/></text:span><text:span text:style-name="T430_51">majority</text:span><text:span text:style-name="T430_52"><text:s/></text:span><text:span text:style-name="T430_53">of</text:span><text:span text:style-name="T430_54"><text:s/></text:span><text:span text:style-name="T430_55">the</text:span><text:span text:style-name="T430_56"><text:s/></text:span><text:span text:style-name="T430_57">attendees</text:span><text:span text:style-name="T430_58"><text:s/></text:span><text:span text:style-name="T430_59">of</text:span><text:span text:style-name="T430_60"><text:s/></text:span><text:span text:style-name="T430_61">the</text:span><text:span text:style-name="T430_62"><text:s/></text:span><text:span text:style-name="T430_63">meeting</text:span><text:span text:style-name="T430_64">.<text:s/></text:span><text:span text:style-name="T430_65">The</text:span><text:span text:style-name="T430_66"><text:s/></text:span><text:span text:style-name="T430_67">secretary</text:span><text:span text:style-name="T430_68"><text:s/></text:span><text:span text:style-name="T430_69">of</text:span><text:span text:style-name="T430_70"><text:s/></text:span><text:span text:style-name="T430_71">the</text:span><text:span text:style-name="T430_72"><text:s/></text:span><text:span text:style-name="T430_73">corporation</text:span><text:span text:style-name="T430_74"><text:s/></text:span><text:span text:style-name="T430_75">shall</text:span><text:span text:style-name="T430_76"><text:s/></text:span><text:span text:style-name="T430_77">act</text:span><text:span text:style-name="T430_78"><text:s/></text:span><text:span text:style-name="T430_79">as</text:span><text:span text:style-name="T430_80"><text:s/></text:span><text:span text:style-name="T430_81">secretary</text:span><text:span text:style-name="T430_82"><text:s/></text:span><text:span text:style-name="T430_83">of</text:span><text:span text:style-name="T430_84"><text:s/></text:span><text:span text:style-name="T430_85">all</text:span><text:span text:style-name="T430_86"><text:s/></text:span><text:span text:style-name="T430_87">meetings</text:span><text:span text:style-name="T430_88">,<text:s/></text:span><text:span text:style-name="T430_89">provided</text:span><text:span text:style-name="T430_90"><text:s/></text:span><text:span text:style-name="T430_91">that</text:span><text:span text:style-name="T430_92">,<text:s/></text:span><text:span text:style-name="T430_93">in</text:span><text:span text:style-name="T430_94"><text:s/></text:span><text:span text:style-name="T430_95">his</text:span><text:span text:style-name="T430_96"><text:s/></text:span><text:span text:style-name="T430_97">or</text:span><text:span text:style-name="T430_98"><text:s/></text:span><text:span text:style-name="T430_99">her</text:span><text:span text:style-name="T430_100"><text:s/></text:span><text:span text:style-name="T430_101">absence</text:span><text:span text:style-name="T430_102">,<text:s/></text:span><text:span text:style-name="T430_103">the</text:span><text:span text:style-name="T430_104"><text:s/></text:span><text:span text:style-name="T430_105">presiding</text:span><text:span text:style-name="T430_106"><text:s/></text:span><text:span text:style-name="T430_107">officer</text:span><text:span text:style-name="T430_108"><text:s/></text:span><text:span text:style-name="T430_109">shall</text:span><text:span text:style-name="T430_110"><text:s/></text:span><text:span text:style-name="T430_111">appoint</text:span><text:span text:style-name="T430_112"><text:s/></text:span><text:span text:style-name="T430_113">another</text:span><text:span text:style-name="T430_114"><text:s/></text:span><text:span text:style-name="T430_115">person</text:span><text:span text:style-name="T430_116"><text:s/></text:span><text:span text:style-name="T430_117">to</text:span><text:span text:style-name="T430_118"><text:s/></text:span><text:span text:style-name="T430_119">act</text:span><text:span text:style-name="T430_120"><text:s/></text:span><text:span text:style-name="T430_121">as</text:span><text:span text:style-name="T430_122"><text:s/></text:span><text:span text:style-name="T430_123">secretary</text:span><text:span text:style-name="T430_124"><text:s/></text:span><text:span text:style-name="T430_125">of</text:span><text:span text:style-name="T430_126"><text:s/></text:span><text:span text:style-name="T430_127">the</text:span><text:span text:style-name="T430_128"><text:s/></text:span><text:span text:style-name="T430_129">meeting</text:span><text:span text:style-name="T430_130">.</text:span></text:p>
      <text:p text:style-name="P431"/>
      <text:p text:style-name="P432"><text:span text:style-name="T432_1">Meetings</text:span><text:span text:style-name="T432_2"><text:s/></text:span><text:span text:style-name="T432_3">shall</text:span><text:span text:style-name="T432_4"><text:s/></text:span><text:span text:style-name="T432_5">be</text:span><text:span text:style-name="T432_6"><text:s/></text:span><text:span text:style-name="T432_7">governed</text:span><text:span text:style-name="T432_8"><text:s/></text:span><text:span text:style-name="T432_9">by</text:span><text:span text:style-name="T432_10"><text:s/></text:span><text:span text:style-name="T432_11">such</text:span><text:span text:style-name="T432_12"><text:s/></text:span><text:span text:style-name="T432_13">procedures</text:span><text:span text:style-name="T432_14"><text:s/></text:span><text:span text:style-name="T432_15">as</text:span><text:span text:style-name="T432_16"><text:s/></text:span><text:span text:style-name="T432_17">may</text:span><text:span text:style-name="T432_18"><text:s/></text:span><text:span text:style-name="T432_19">be</text:span><text:span text:style-name="T432_20"><text:s/></text:span><text:span text:style-name="T432_21">approved</text:span><text:span text:style-name="T432_22"><text:s/></text:span><text:span text:style-name="T432_23">from</text:span><text:span text:style-name="T432_24"><text:s/></text:span><text:span text:style-name="T432_25">time</text:span><text:span text:style-name="T432_26"><text:s/></text:span><text:span text:style-name="T432_27">to</text:span><text:span text:style-name="T432_28"><text:s/></text:span><text:span text:style-name="T432_29">time</text:span><text:span text:style-name="T432_30"><text:s/></text:span><text:span text:style-name="T432_31">by</text:span><text:span text:style-name="T432_32"><text:s/></text:span><text:span text:style-name="T432_33">the</text:span><text:span text:style-name="T432_34"><text:s/></text:span><text:span text:style-name="T432_35">scientific</text:span><text:span text:style-name="T432_36"><text:s/></text:span><text:span text:style-name="T432_37">advisory</text:span><text:span text:style-name="T432_38"><text:s/></text:span><text:span text:style-name="T432_39">board</text:span><text:span text:style-name="T432_40">,<text:s/></text:span><text:span text:style-name="T432_41">insofar</text:span><text:span text:style-name="T432_42"><text:s/></text:span><text:span text:style-name="T432_43">as</text:span><text:span text:style-name="T432_44"><text:s/></text:span><text:span text:style-name="T432_45">such</text:span><text:span text:style-name="T432_46"><text:s/></text:span><text:span text:style-name="T432_47">rules</text:span><text:span text:style-name="T432_48"><text:s/></text:span><text:span text:style-name="T432_49">are</text:span><text:span text:style-name="T432_50"><text:s/></text:span><text:span text:style-name="T432_51">not</text:span><text:span text:style-name="T432_52"><text:s/></text:span><text:span text:style-name="T432_53">inconsistent</text:span><text:span text:style-name="T432_54"><text:s/></text:span><text:span text:style-name="T432_55">with</text:span><text:span text:style-name="T432_56"><text:s/></text:span><text:span text:style-name="T432_57">or</text:span><text:span text:style-name="T432_58"><text:s/></text:span><text:span text:style-name="T432_59">in</text:span><text:span text:style-name="T432_60"><text:s/></text:span><text:span text:style-name="T432_61">conflict</text:span><text:span text:style-name="T432_62"><text:s/></text:span><text:span text:style-name="T432_63">with</text:span><text:span text:style-name="T432_64"><text:s/></text:span><text:span text:style-name="T432_65">the</text:span><text:span text:style-name="T432_66"><text:s/></text:span><text:span text:style-name="T432_67">articles</text:span><text:span text:style-name="T432_68"><text:s/></text:span><text:span text:style-name="T432_69">of</text:span><text:span text:style-name="T432_70"><text:s/></text:span><text:span text:style-name="T432_71">incorporation</text:span><text:span text:style-name="T432_72">,<text:s/></text:span><text:span text:style-name="T432_73">these</text:span><text:span text:style-name="T432_74"><text:s/></text:span><text:span text:style-name="T432_75">bylaws</text:span><text:span text:style-name="T432_76">,<text:s/></text:span><text:span text:style-name="T432_77">or</text:span><text:span text:style-name="T432_78"><text:s/></text:span><text:span text:style-name="T432_79">with</text:span><text:span text:style-name="T432_80"><text:s/></text:span><text:span text:style-name="T432_81">provisions</text:span><text:span text:style-name="T432_82"><text:s/></text:span><text:span text:style-name="T432_83">of</text:span><text:span text:style-name="T432_84"><text:s/></text:span><text:span text:style-name="T432_85">law</text:span><text:span text:style-name="T432_86">.</text:span></text:p>
      <text:p text:style-name="P433"/>
      <text:p text:style-name="P434"><text:span text:style-name="T434_1">Meetings</text:span><text:span text:style-name="T434_2"><text:s/></text:span><text:span text:style-name="T434_3">must</text:span><text:span text:style-name="T434_4"><text:s/></text:span><text:span text:style-name="T434_5">include</text:span><text:span text:style-name="T434_6"><text:s/></text:span><text:span text:style-name="T434_7">a</text:span><text:span text:style-name="T434_8"><text:s/></text:span><text:span text:style-name="T434_9">project</text:span><text:span text:style-name="T434_10"><text:s/></text:span><text:span text:style-name="T434_11">update</text:span><text:span text:style-name="T434_12">,<text:s/></text:span><text:span text:style-name="T434_13">a</text:span><text:span text:style-name="T434_14"><text:s/></text:span><text:span text:style-name="T434_15">project</text:span><text:span text:style-name="T434_16"><text:s/></text:span><text:span text:style-name="T434_17">prospectus</text:span><text:span text:style-name="T434_18">,<text:s/></text:span><text:span text:style-name="T434_19">or</text:span><text:span text:style-name="T434_20"><text:s/></text:span><text:span text:style-name="T434_21">both</text:span><text:span text:style-name="T434_22">,<text:s/></text:span><text:span text:style-name="T434_23">as</text:span><text:span text:style-name="T434_24"><text:s/></text:span><text:span text:style-name="T434_25">presented</text:span><text:span text:style-name="T434_26"><text:s/></text:span><text:span text:style-name="T434_27">by</text:span><text:span text:style-name="T434_28"><text:s/></text:span><text:span text:style-name="T434_29">principal</text:span><text:span text:style-name="T434_30"><text:s/></text:span><text:span text:style-name="T434_31">investigator</text:span><text:span text:style-name="T434_32">.<text:s text:c="2"/></text:span><text:span text:style-name="T434_33">If</text:span><text:span text:style-name="T434_34"><text:s/></text:span><text:span text:style-name="T434_35">directed</text:span><text:span text:style-name="T434_36"><text:s/></text:span><text:span text:style-name="T434_37">by</text:span><text:span text:style-name="T434_38"><text:s/></text:span><text:span text:style-name="T434_39">the</text:span><text:span text:style-name="T434_40"><text:s/></text:span><text:span text:style-name="T434_41">president</text:span><text:span text:style-name="T434_42">,<text:s/></text:span><text:span text:style-name="T434_43">a</text:span><text:span text:style-name="T434_44"><text:s/></text:span><text:span text:style-name="T434_45">majority</text:span><text:span text:style-name="T434_46"><text:s/></text:span><text:span text:style-name="T434_47">of</text:span><text:span text:style-name="T434_48"><text:s/></text:span><text:span text:style-name="T434_49">the</text:span><text:span text:style-name="T434_50"><text:s/></text:span><text:span text:style-name="T434_51">board</text:span><text:span text:style-name="T434_52"><text:s/></text:span><text:span text:style-name="T434_53">or</text:span><text:span text:style-name="T434_54"><text:s/></text:span><text:span text:style-name="T434_55">directors</text:span><text:span text:style-name="T434_56">,<text:s/></text:span><text:span text:style-name="T434_57">or</text:span><text:span text:style-name="T434_58"><text:s/></text:span><text:span text:style-name="T434_59">unanimous</text:span><text:span text:style-name="T434_60"><text:s/></text:span><text:span text:style-name="T434_61">decision</text:span><text:span text:style-name="T434_62"><text:s/></text:span><text:span text:style-name="T434_63">of</text:span><text:span text:style-name="T434_64"><text:s/></text:span><text:span text:style-name="T434_65">the</text:span><text:span text:style-name="T434_66"><text:s/></text:span><text:span text:style-name="T434_67">scientific</text:span><text:span text:style-name="T434_68"><text:s/></text:span><text:span text:style-name="T434_69">advisors</text:span><text:span text:style-name="T434_70"><text:s/></text:span><text:span text:style-name="T434_71">associated</text:span><text:span text:style-name="T434_72"><text:s/></text:span><text:span text:style-name="T434_73">with</text:span><text:span text:style-name="T434_74"><text:s/></text:span><text:span text:style-name="T434_75">the</text:span><text:span text:style-name="T434_76"><text:s/></text:span><text:span text:style-name="T434_77">project</text:span><text:span text:style-name="T434_78">,<text:s/></text:span><text:span text:style-name="T434_79">the</text:span><text:span text:style-name="T434_80"><text:s/></text:span><text:span text:style-name="T434_81">scientific</text:span><text:span text:style-name="T434_82"><text:s/></text:span><text:span text:style-name="T434_83">advisors</text:span><text:span text:style-name="T434_84"><text:s/></text:span><text:span text:style-name="T434_85">shall</text:span><text:span text:style-name="T434_86"><text:s/></text:span><text:span text:style-name="T434_87">hold</text:span><text:span text:style-name="T434_88"><text:s/></text:span><text:span text:style-name="T434_89">a</text:span><text:span text:style-name="T434_90"><text:s/></text:span><text:span text:style-name="T434_91">nonbinding</text:span><text:span text:style-name="T434_92"><text:s/></text:span><text:span text:style-name="T434_93">vote</text:span><text:span text:style-name="T434_94"><text:s/></text:span><text:span text:style-name="T434_95">of</text:span><text:span text:style-name="T434_96"><text:s/></text:span><text:span text:style-name="T434_97">confidence</text:span><text:span text:style-name="T434_98"><text:s/></text:span><text:span text:style-name="T434_99">in</text:span><text:span text:style-name="T434_100"><text:s/></text:span><text:span text:style-name="T434_101">the</text:span><text:span text:style-name="T434_102"><text:s/></text:span><text:span text:style-name="T434_103">project</text:span><text:span text:style-name="T434_104"><text:s/></text:span><text:span text:style-name="T434_105">progress</text:span><text:span text:style-name="T434_106"><text:s/></text:span><text:span text:style-name="T434_107">or</text:span><text:span text:style-name="T434_108"><text:s/></text:span><text:span text:style-name="T434_109">the</text:span><text:span text:style-name="T434_110"><text:s/></text:span><text:span text:style-name="T434_111">project</text:span><text:span text:style-name="T434_112"><text:s/></text:span><text:span text:style-name="T434_113">prospectus</text:span><text:span text:style-name="T434_114">,<text:s/></text:span><text:span text:style-name="T434_115">to</text:span><text:span text:style-name="T434_116"><text:s/></text:span><text:span text:style-name="T434_117">be</text:span><text:span text:style-name="T434_118"><text:s/></text:span><text:span text:style-name="T434_119">recorded</text:span><text:span text:style-name="T434_120"><text:s/></text:span><text:span text:style-name="T434_121">and</text:span><text:span text:style-name="T434_122"><text:s/></text:span><text:span text:style-name="T434_123">presented</text:span><text:span text:style-name="T434_124"><text:s/></text:span><text:span text:style-name="T434_125">to</text:span><text:span text:style-name="T434_126"><text:s/></text:span><text:span text:style-name="T434_127">the</text:span><text:span text:style-name="T434_128"><text:s/></text:span><text:span text:style-name="T434_129">board</text:span><text:span text:style-name="T434_130"><text:s/></text:span><text:span text:style-name="T434_131">of</text:span><text:span text:style-name="T434_132"><text:s/></text:span><text:span text:style-name="T434_133">directors</text:span><text:span text:style-name="T434_134">.</text:span></text:p>
      <text:p text:style-name="P435"/>
      <text:p text:style-name="P436"><text:span text:style-name="T436_1">Section</text:span><text:span text:style-name="T436_2"><text:s/>11.<text:s/></text:span><text:span text:style-name="T436_3">Nonliability</text:span><text:span text:style-name="T436_4"><text:s/></text:span><text:span text:style-name="T436_5">of</text:span><text:span text:style-name="T436_6"><text:s/></text:span><text:span text:style-name="T436_7">Advisors</text:span></text:p>
      <text:p text:style-name="P437"><text:span text:style-name="T437_1">The</text:span><text:span text:style-name="T437_2"><text:s/></text:span><text:span text:style-name="T437_3">scientific</text:span><text:span text:style-name="T437_4"><text:s/></text:span><text:span text:style-name="T437_5">advisors</text:span><text:span text:style-name="T437_6"><text:s/></text:span><text:span text:style-name="T437_7">shall</text:span><text:span text:style-name="T437_8"><text:s/></text:span><text:span text:style-name="T437_9">not</text:span><text:span text:style-name="T437_10"><text:s/></text:span><text:span text:style-name="T437_11">be</text:span><text:span text:style-name="T437_12"><text:s/></text:span><text:span text:style-name="T437_13">personally</text:span><text:span text:style-name="T437_14"><text:s/></text:span><text:span text:style-name="T437_15">responsible</text:span><text:span text:style-name="T437_16"><text:s/></text:span><text:span text:style-name="T437_17">for</text:span><text:span text:style-name="T437_18"><text:s/></text:span><text:span text:style-name="T437_19">scientific</text:span><text:span text:style-name="T437_20"><text:s/></text:span><text:span text:style-name="T437_21">misconduct</text:span><text:span text:style-name="T437_22"><text:s/></text:span><text:span text:style-name="T437_23">performed</text:span><text:span text:style-name="T437_24"><text:s/></text:span><text:span text:style-name="T437_25">by</text:span><text:span text:style-name="T437_26"><text:s/></text:span><text:span text:style-name="T437_27">principal</text:span><text:span text:style-name="T437_28"><text:s/></text:span><text:span text:style-name="T437_29">investigators</text:span><text:span text:style-name="T437_30"><text:s/></text:span><text:span text:style-name="T437_31">supervised</text:span><text:span text:style-name="T437_32"><text:s/></text:span><text:span text:style-name="T437_33">by</text:span><text:span text:style-name="T437_34"><text:s/></text:span><text:span text:style-name="T437_35">them</text:span><text:span text:style-name="T437_36">,<text:s/></text:span><text:span text:style-name="T437_37">unless</text:span><text:span text:style-name="T437_38"><text:s/></text:span><text:span text:style-name="T437_39">misconduct</text:span><text:span text:style-name="T437_40"><text:s/></text:span><text:span text:style-name="T437_41">is</text:span><text:span text:style-name="T437_42"><text:s/></text:span><text:span text:style-name="T437_43">disclosed</text:span><text:span text:style-name="T437_44"><text:s/></text:span><text:span text:style-name="T437_45">to</text:span><text:span text:style-name="T437_46"><text:s/></text:span><text:span text:style-name="T437_47">them</text:span><text:span text:style-name="T437_48"><text:s/></text:span><text:span text:style-name="T437_49">and</text:span><text:span text:style-name="T437_50"><text:s/></text:span><text:span text:style-name="T437_51">the</text:span><text:span text:style-name="T437_52"><text:s/></text:span><text:span text:style-name="T437_53">advisors</text:span><text:span text:style-name="T437_54"><text:s/></text:span><text:span text:style-name="T437_55">are</text:span><text:span text:style-name="T437_56"><text:s/></text:span><text:span text:style-name="T437_57">negligent</text:span><text:span text:style-name="T437_58"><text:s/></text:span><text:span text:style-name="T437_59">in</text:span><text:span text:style-name="T437_60"><text:s/></text:span><text:span text:style-name="T437_61">moving</text:span><text:span text:style-name="T437_62"><text:s/></text:span><text:span text:style-name="T437_63">to</text:span><text:span text:style-name="T437_64"><text:s/></text:span><text:span text:style-name="T437_65">halt</text:span><text:span text:style-name="T437_66"><text:s/></text:span><text:span text:style-name="T437_67">further</text:span><text:span text:style-name="T437_68"><text:s/></text:span><text:span text:style-name="T437_69">investigations</text:span><text:span text:style-name="T437_70"><text:s/></text:span><text:span text:style-name="T437_71">by</text:span><text:span text:style-name="T437_72"><text:s/></text:span><text:span text:style-name="T437_73">the</text:span><text:span text:style-name="T437_74"><text:s/></text:span><text:span text:style-name="T437_75">principal</text:span><text:span text:style-name="T437_76"><text:s/></text:span><text:span text:style-name="T437_77">investigator</text:span><text:span text:style-name="T437_78"><text:s/></text:span><text:span text:style-name="T437_79">responsible</text:span><text:span text:style-name="T437_80"><text:s/></text:span><text:span text:style-name="T437_81">for</text:span><text:span text:style-name="T437_82"><text:s/></text:span><text:span text:style-name="T437_83">the</text:span><text:span text:style-name="T437_84"><text:s/></text:span><text:span text:style-name="T437_85">misconduct</text:span><text:span text:style-name="T437_86">.</text:span></text:p>
      <text:p text:style-name="P438"/>
      <text:p text:style-name="P439"><text:span text:style-name="T439_1">Section</text:span><text:span text:style-name="T439_2"><text:s/>12.<text:s/></text:span><text:span text:style-name="T439_3">Dismissal</text:span><text:span text:style-name="T439_4"><text:s/></text:span><text:span text:style-name="T439_5">of</text:span><text:span text:style-name="T439_6"><text:s/></text:span><text:span text:style-name="T439_7">Advisors</text:span></text:p>
      <text:p text:style-name="P440"><text:span text:style-name="T440_1">The</text:span><text:span text:style-name="T440_2"><text:s/></text:span><text:span text:style-name="T440_3">board</text:span><text:span text:style-name="T440_4"><text:s/></text:span><text:span text:style-name="T440_5">of</text:span><text:span text:style-name="T440_6"><text:s/></text:span><text:span text:style-name="T440_7">directors</text:span><text:span text:style-name="T440_8"><text:s/></text:span><text:span text:style-name="T440_9">may</text:span><text:span text:style-name="T440_10"><text:s/></text:span><text:span text:style-name="T440_11">dismiss</text:span><text:span text:style-name="T440_12"><text:s/></text:span><text:span text:style-name="T440_13">any</text:span><text:span text:style-name="T440_14"><text:s/></text:span><text:span text:style-name="T440_15">scientific</text:span><text:span text:style-name="T440_16"><text:s/></text:span><text:span text:style-name="T440_17">advisor</text:span><text:span text:style-name="T440_18"><text:s/></text:span><text:span text:style-name="T440_19">as</text:span><text:span text:style-name="T440_20"><text:s/></text:span><text:span text:style-name="T440_21">it</text:span><text:span text:style-name="T440_22"><text:s/></text:span><text:span text:style-name="T440_23">sees</text:span><text:span text:style-name="T440_24"><text:s/></text:span><text:span text:style-name="T440_25">fit</text:span><text:span text:style-name="T440_26">,<text:s/></text:span><text:span text:style-name="T440_27">by</text:span><text:span text:style-name="T440_28"><text:s/></text:span><text:span text:style-name="T440_29">a</text:span><text:span text:style-name="T440_30"><text:s/></text:span><text:span text:style-name="T440_31">majority</text:span><text:span text:style-name="T440_32"><text:s/></text:span><text:span text:style-name="T440_33">vote</text:span><text:span text:style-name="T440_34">.<text:s text:c="2"/></text:span><text:span text:style-name="T440_35">Any</text:span><text:span text:style-name="T440_36"><text:s/></text:span><text:span text:style-name="T440_37">public</text:span><text:span text:style-name="T440_38"><text:s/></text:span><text:span text:style-name="T440_39">or</text:span><text:span text:style-name="T440_40"><text:s/></text:span><text:span text:style-name="T440_41">private</text:span><text:span text:style-name="T440_42"><text:s/></text:span><text:span text:style-name="T440_43">report</text:span><text:span text:style-name="T440_44"><text:s/></text:span><text:span text:style-name="T440_45">of</text:span><text:span text:style-name="T440_46"><text:s/></text:span><text:span text:style-name="T440_47">scientific</text:span><text:span text:style-name="T440_48"><text:s/></text:span><text:span text:style-name="T440_49">misconduct</text:span><text:span text:style-name="T440_50"><text:s/></text:span><text:span text:style-name="T440_51">on</text:span><text:span text:style-name="T440_52"><text:s/></text:span><text:span text:style-name="T440_53">the</text:span><text:span text:style-name="T440_54"><text:s/></text:span><text:span text:style-name="T440_55">part</text:span><text:span text:style-name="T440_56"><text:s/></text:span><text:span text:style-name="T440_57">of</text:span><text:span text:style-name="T440_58"><text:s/></text:span><text:span text:style-name="T440_59">a</text:span><text:span text:style-name="T440_60"><text:s/></text:span><text:span text:style-name="T440_61">scientific</text:span><text:span text:style-name="T440_62"><text:s/></text:span><text:span text:style-name="T440_63">advisor</text:span><text:span text:style-name="T440_64">,<text:s/></text:span><text:span text:style-name="T440_65">whether</text:span><text:span text:style-name="T440_66"><text:s/></text:span><text:span text:style-name="T440_67">in</text:span><text:span text:style-name="T440_68"><text:s/></text:span><text:span text:style-name="T440_69">the</text:span><text:span text:style-name="T440_70"><text:s/></text:span><text:span text:style-name="T440_71">course</text:span><text:span text:style-name="T440_72"><text:s/></text:span><text:span text:style-name="T440_73">of</text:span><text:span text:style-name="T440_74"><text:s/></text:span><text:span text:style-name="T440_75">duties</text:span><text:span text:style-name="T440_76"><text:s/></text:span><text:span text:style-name="T440_77">relating</text:span><text:span text:style-name="T440_78"><text:s/></text:span><text:span text:style-name="T440_79">to</text:span><text:span text:style-name="T440_80"><text:s/></text:span><text:span text:style-name="T440_81">indysci</text:span><text:span text:style-name="T440_82"><text:s/></text:span><text:span text:style-name="T440_83">dot</text:span><text:span text:style-name="T440_84"><text:s/></text:span><text:span text:style-name="T440_85">org</text:span><text:span text:style-name="T440_86"><text:s/></text:span><text:span text:style-name="T440_87">or</text:span><text:span text:style-name="T440_88"><text:s/></text:span><text:span text:style-name="T440_89">not</text:span><text:span text:style-name="T440_90">,<text:s/></text:span><text:span text:style-name="T440_91">shall</text:span><text:span text:style-name="T440_92"><text:s/></text:span><text:span text:style-name="T440_93">trigger</text:span><text:span text:style-name="T440_94"><text:s/></text:span><text:span text:style-name="T440_95">a</text:span><text:span text:style-name="T440_96"><text:s/></text:span><text:span text:style-name="T440_97">vote</text:span><text:span text:style-name="T440_98"><text:s/></text:span><text:span text:style-name="T440_99">on</text:span><text:span text:style-name="T440_100"><text:s/></text:span><text:span text:style-name="T440_101">the</text:span><text:span text:style-name="T440_102"><text:s/></text:span><text:span text:style-name="T440_103">dismissal</text:span><text:span text:style-name="T440_104"><text:s/></text:span><text:span text:style-name="T440_105">of</text:span><text:span text:style-name="T440_106"><text:s/></text:span><text:span text:style-name="T440_107">said</text:span><text:span text:style-name="T440_108"><text:s/></text:span><text:span text:style-name="T440_109">advisor</text:span><text:span text:style-name="T440_110">,<text:s/></text:span><text:span text:style-name="T440_111">at</text:span><text:span text:style-name="T440_112"><text:s/></text:span><text:span text:style-name="T440_113">the</text:span><text:span text:style-name="T440_114"><text:s/></text:span><text:span text:style-name="T440_115">subsequent</text:span><text:span text:style-name="T440_116"><text:s/></text:span><text:span text:style-name="T440_117">regularly</text:span><text:span text:style-name="T440_118"><text:s/></text:span><text:span text:style-name="T440_119">scheduled</text:span><text:span text:style-name="T440_120"><text:s/></text:span><text:span text:style-name="T440_121">board</text:span><text:span text:style-name="T440_122"><text:s/></text:span><text:span text:style-name="T440_123">meeting</text:span><text:span text:style-name="T440_124"><text:s/></text:span><text:span text:style-name="T440_125">or</text:span><text:span text:style-name="T440_126"><text:s/></text:span><text:span text:style-name="T440_127">sooner</text:span><text:span text:style-name="T440_128">.<text:s text:c="2"/></text:span><text:span text:style-name="T440_129">If</text:span><text:span text:style-name="T440_130"><text:s/></text:span><text:span text:style-name="T440_131">any</text:span><text:span text:style-name="T440_132"><text:s/></text:span><text:span text:style-name="T440_133">board</text:span><text:span text:style-name="T440_134"><text:s/></text:span><text:span text:style-name="T440_135">member</text:span><text:span text:style-name="T440_136"><text:s/></text:span><text:span text:style-name="T440_137">of</text:span><text:span text:style-name="T440_138"><text:s/></text:span><text:span text:style-name="T440_139">indysci</text:span><text:span text:style-name="T440_140"><text:s/></text:span><text:span text:style-name="T440_141">dot</text:span><text:span text:style-name="T440_142"><text:s/></text:span><text:span text:style-name="T440_143">org</text:span><text:span text:style-name="T440_144"><text:s/></text:span><text:span text:style-name="T440_145">is</text:span><text:span text:style-name="T440_146"><text:s/></text:span><text:span text:style-name="T440_147">the</text:span><text:span text:style-name="T440_148"><text:s/></text:span><text:span text:style-name="T440_149">recipient</text:span><text:span text:style-name="T440_150"><text:s/></text:span><text:span text:style-name="T440_151">of</text:span><text:span text:style-name="T440_152"><text:s/></text:span><text:span text:style-name="T440_153">funds</text:span><text:span text:style-name="T440_154"><text:s/></text:span><text:span text:style-name="T440_155">subject</text:span><text:span text:style-name="T440_156"><text:s/></text:span><text:span text:style-name="T440_157">to</text:span><text:span text:style-name="T440_158"><text:s/></text:span><text:span text:style-name="T440_159">the</text:span><text:span text:style-name="T440_160"><text:s/></text:span><text:span text:style-name="T440_161">oversight</text:span><text:span text:style-name="T440_162"><text:s/></text:span><text:span text:style-name="T440_163">of</text:span><text:span text:style-name="T440_164"><text:s/></text:span><text:span text:style-name="T440_165">a</text:span><text:span text:style-name="T440_166"><text:s/></text:span><text:span text:style-name="T440_167">scientific</text:span><text:span text:style-name="T440_168"><text:s/></text:span><text:span text:style-name="T440_169">advisor</text:span><text:span text:style-name="T440_170">,<text:s/></text:span><text:span text:style-name="T440_171">then</text:span><text:span text:style-name="T440_172"><text:s/></text:span><text:span text:style-name="T440_173">that</text:span><text:span text:style-name="T440_174"><text:s/></text:span><text:span text:style-name="T440_175">board</text:span><text:span text:style-name="T440_176"><text:s/></text:span><text:span text:style-name="T440_177">member</text:span><text:span text:style-name="T440_178"><text:s/></text:span><text:span text:style-name="T440_179">shall</text:span><text:span text:style-name="T440_180"><text:s/></text:span><text:span text:style-name="T440_181">not</text:span><text:span text:style-name="T440_182"><text:s/></text:span><text:span text:style-name="T440_183">participate</text:span><text:span text:style-name="T440_184"><text:s/></text:span><text:span text:style-name="T440_185">in</text:span><text:span text:style-name="T440_186"><text:s/></text:span><text:span text:style-name="T440_187">voting</text:span><text:span text:style-name="T440_188"><text:s/></text:span><text:span text:style-name="T440_189">to</text:span><text:span text:style-name="T440_190"><text:s/></text:span><text:span text:style-name="T440_191">dismiss</text:span><text:span text:style-name="T440_192"><text:s/></text:span><text:span text:style-name="T440_193">the</text:span><text:span text:style-name="T440_194"><text:s/></text:span><text:span text:style-name="T440_195">advisor</text:span><text:span text:style-name="T440_196">.</text:span></text:p>
      <text:p text:style-name="P441"/>
      <text:p text:style-name="P442"><text:span text:style-name="T442_1">b</text:span><text:span text:style-name="T442_2">)<text:s/></text:span><text:span text:style-name="T442_3">Article</text:span><text:span text:style-name="T442_4"><text:s/>11,<text:s/></text:span><text:span text:style-name="T442_5">section</text:span><text:span text:style-name="T442_6"><text:s/></text:span><text:span text:style-name="T442_7">three</text:span><text:span text:style-name="T442_8"><text:s/></text:span><text:span text:style-name="T442_9">shall</text:span><text:span text:style-name="T442_10"><text:s/></text:span><text:span text:style-name="T442_11">be</text:span><text:span text:style-name="T442_12"><text:s/></text:span><text:span text:style-name="T442_13">rewritten</text:span><text:span text:style-name="T442_14"><text:s/></text:span><text:span text:style-name="T442_15">as</text:span><text:span text:style-name="T442_16"><text:s/></text:span><text:span text:style-name="T442_17">follows</text:span><text:span text:style-name="T442_18">:</text:span></text:p>
      <text:p text:style-name="P443"/>
      <text:p text:style-name="P444"><text:span text:style-name="T444_1">indysci</text:span><text:span text:style-name="T444_2"><text:s/></text:span><text:span text:style-name="T444_3">dot</text:span><text:span text:style-name="T444_4"><text:s/></text:span><text:span text:style-name="T444_5">org</text:span><text:span text:style-name="T444_6"><text:s/></text:span><text:span text:style-name="T444_7">shall</text:span><text:span text:style-name="T444_8"><text:s/></text:span><text:span text:style-name="T444_9">have</text:span><text:span text:style-name="T444_10"><text:s/></text:span><text:span text:style-name="T444_11">a</text:span><text:span text:style-name="T444_12"><text:s/></text:span><text:span text:style-name="T444_13">zero</text:span><text:span text:style-name="T444_14">-</text:span><text:span text:style-name="T444_15">tolerance</text:span><text:span text:style-name="T444_16"><text:s/></text:span><text:span text:style-name="T444_17">policy</text:span><text:span text:style-name="T444_18"><text:s/></text:span><text:span text:style-name="T444_19">with</text:span><text:span text:style-name="T444_20"><text:s/></text:span><text:span text:style-name="T444_21">respect</text:span><text:span text:style-name="T444_22"><text:s/></text:span><text:span text:style-name="T444_23">to</text:span><text:span text:style-name="T444_24"><text:s/></text:span><text:span text:style-name="T444_25">scientific</text:span><text:span text:style-name="T444_26"><text:s/></text:span><text:span text:style-name="T444_27">misconduct</text:span><text:span text:style-name="T444_28">,<text:s/></text:span><text:span text:style-name="T444_29">including</text:span><text:span text:style-name="T444_30"><text:s/></text:span><text:span text:style-name="T444_31">falsification</text:span><text:span text:style-name="T444_32"><text:s/></text:span><text:span text:style-name="T444_33">of</text:span><text:span text:style-name="T444_34"><text:s/></text:span><text:span text:style-name="T444_35">data</text:span><text:span text:style-name="T444_36"><text:s/></text:span><text:span text:style-name="T444_37">and</text:span><text:span text:style-name="T444_38"><text:s/></text:span><text:span text:style-name="T444_39">non</text:span><text:span text:style-name="T444_40">-</text:span><text:span text:style-name="T444_41">self</text:span><text:span text:style-name="T444_42"><text:s/></text:span><text:span text:style-name="T444_43">plagiarism</text:span><text:span text:style-name="T444_44"><text:s/></text:span><text:span text:style-name="T444_45">in</text:span><text:span text:style-name="T444_46"><text:s/></text:span><text:span text:style-name="T444_47">publications</text:span><text:span text:style-name="T444_48">.<text:s text:c="2"/></text:span><text:span text:style-name="T444_49">The</text:span><text:span text:style-name="T444_50"><text:s/></text:span><text:span text:style-name="T444_51">scientific</text:span><text:span text:style-name="T444_52"><text:s/></text:span><text:span text:style-name="T444_53">advisors</text:span><text:span text:style-name="T444_54"><text:s/></text:span><text:span text:style-name="T444_55">shall</text:span><text:span text:style-name="T444_56"><text:s/></text:span><text:span text:style-name="T444_57">recommend</text:span><text:span text:style-name="T444_58"><text:s/></text:span><text:span text:style-name="T444_59">to</text:span><text:span text:style-name="T444_60"><text:s/></text:span><text:span text:style-name="T444_61">the</text:span><text:span text:style-name="T444_62"><text:s/></text:span><text:span text:style-name="T444_63">board</text:span><text:span text:style-name="T444_64"><text:s/></text:span><text:span text:style-name="T444_65">termination</text:span><text:span text:style-name="T444_66"><text:s/></text:span><text:span text:style-name="T444_67">of</text:span><text:span text:style-name="T444_68"><text:s/></text:span><text:span text:style-name="T444_69">projects</text:span><text:span text:style-name="T444_70"><text:s/></text:span><text:span text:style-name="T444_71">that</text:span><text:span text:style-name="T444_72"><text:s/></text:span><text:span text:style-name="T444_73">do</text:span><text:span text:style-name="T444_74"><text:s/></text:span><text:span text:style-name="T444_75">not</text:span><text:span text:style-name="T444_76"><text:s/></text:span><text:span text:style-name="T444_77">adhere</text:span><text:span text:style-name="T444_78"><text:s/></text:span><text:span text:style-name="T444_79">to</text:span><text:span text:style-name="T444_80"><text:s/></text:span><text:span text:style-name="T444_81">standards</text:span><text:span text:style-name="T444_82"><text:s/></text:span><text:span text:style-name="T444_83">of</text:span><text:span text:style-name="T444_84"><text:s/></text:span><text:span text:style-name="T444_85">scientific</text:span><text:span text:style-name="T444_86"><text:s/></text:span><text:span text:style-name="T444_87">ethics</text:span><text:span text:style-name="T444_88">.</text:span></text:p>
      <text:p text:style-name="P445"/>
      <text:p text:style-name="P446"><text:span text:style-name="T446_1">c</text:span><text:span text:style-name="T446_2">)<text:s/></text:span><text:span text:style-name="T446_3">Article</text:span><text:span text:style-name="T446_4"><text:s/>11,<text:s/></text:span><text:span text:style-name="T446_5">section</text:span><text:span text:style-name="T446_6"><text:s/></text:span><text:span text:style-name="T446_7">five</text:span><text:span text:style-name="T446_8"><text:s/></text:span><text:span text:style-name="T446_9">shall</text:span><text:span text:style-name="T446_10"><text:s/></text:span><text:span text:style-name="T446_11">be</text:span><text:span text:style-name="T446_12"><text:s/></text:span><text:span text:style-name="T446_13">rewritten</text:span><text:span text:style-name="T446_14"><text:s/></text:span><text:span text:style-name="T446_15">as</text:span><text:span text:style-name="T446_16"><text:s/></text:span><text:span text:style-name="T446_17">follows</text:span><text:span text:style-name="T446_18">:</text:span></text:p>
      <text:p text:style-name="P447"/>
      <text:p text:style-name="P448"><text:span text:style-name="T448_1">The</text:span><text:span text:style-name="T448_2"><text:s/></text:span><text:span text:style-name="T448_3">indysci</text:span><text:span text:style-name="T448_4"><text:s/></text:span><text:span text:style-name="T448_5">dot</text:span><text:span text:style-name="T448_6"><text:s/></text:span><text:span text:style-name="T448_7">org</text:span><text:span text:style-name="T448_8"><text:s/></text:span><text:span text:style-name="T448_9">secretary</text:span><text:span text:style-name="T448_10">,<text:s/></text:span><text:span text:style-name="T448_11">scientific</text:span><text:span text:style-name="T448_12"><text:s/></text:span><text:span text:style-name="T448_13">advisors</text:span><text:span text:style-name="T448_14">,<text:s/></text:span><text:span text:style-name="T448_15">and</text:span><text:span text:style-name="T448_16"><text:s/></text:span><text:span text:style-name="T448_17">directors</text:span><text:span text:style-name="T448_18"><text:s/></text:span><text:span text:style-name="T448_19">shall</text:span><text:span text:style-name="T448_20"><text:s/></text:span><text:span text:style-name="T448_21">make</text:span><text:span text:style-name="T448_22"><text:s/></text:span><text:span text:style-name="T448_23">themselves</text:span><text:span text:style-name="T448_24"><text:s/></text:span><text:span text:style-name="T448_25">available</text:span><text:span text:style-name="T448_26"><text:s/></text:span><text:span text:style-name="T448_27">to</text:span><text:span text:style-name="T448_28"><text:s/></text:span><text:span text:style-name="T448_29">any</text:span><text:span text:style-name="T448_30"><text:s/></text:span><text:span text:style-name="T448_31">report</text:span><text:span text:style-name="T448_32"><text:s/></text:span><text:span text:style-name="T448_33">of</text:span><text:span text:style-name="T448_34"><text:s/></text:span><text:span text:style-name="T448_35">scientific</text:span><text:span text:style-name="T448_36"><text:s/></text:span><text:span text:style-name="T448_37">misconduct</text:span><text:span text:style-name="T448_38"><text:s/></text:span><text:span text:style-name="T448_39">in</text:span><text:span text:style-name="T448_40"><text:s/></text:span><text:span text:style-name="T448_41">projects</text:span><text:span text:style-name="T448_42"><text:s/></text:span><text:span text:style-name="T448_43">directly</text:span><text:span text:style-name="T448_44"><text:s/></text:span><text:span text:style-name="T448_45">or</text:span><text:span text:style-name="T448_46"><text:s/></text:span><text:span text:style-name="T448_47">indirectly</text:span><text:span text:style-name="T448_48"><text:s/></text:span><text:span text:style-name="T448_49">funded</text:span><text:span text:style-name="T448_50"><text:s/></text:span><text:span text:style-name="T448_51">by</text:span><text:span text:style-name="T448_52"><text:s/></text:span><text:span text:style-name="T448_53">indysci</text:span><text:span text:style-name="T448_54"><text:s/></text:span><text:span text:style-name="T448_55">dot</text:span><text:span text:style-name="T448_56"><text:s/></text:span><text:span text:style-name="T448_57">org</text:span><text:span text:style-name="T448_58">.<text:s text:c="2"/></text:span><text:span text:style-name="T448_59">All</text:span><text:span text:style-name="T448_60"><text:s/></text:span><text:span text:style-name="T448_61">such</text:span><text:span text:style-name="T448_62"><text:s/></text:span><text:span text:style-name="T448_63">reports</text:span><text:span text:style-name="T448_64"><text:s/></text:span><text:span text:style-name="T448_65">shall</text:span><text:span text:style-name="T448_66"><text:s/></text:span><text:span text:style-name="T448_67">be</text:span><text:span text:style-name="T448_68"><text:s/></text:span><text:span text:style-name="T448_69">discussed</text:span><text:span text:style-name="T448_70"><text:s/></text:span><text:span text:style-name="T448_71">at</text:span><text:span text:style-name="T448_72"><text:s/></text:span><text:span text:style-name="T448_73">the</text:span><text:span text:style-name="T448_74"><text:s/></text:span><text:span text:style-name="T448_75">subsequent</text:span><text:span text:style-name="T448_76"><text:s/></text:span><text:span text:style-name="T448_77">scientific</text:span><text:span text:style-name="T448_78"><text:s/></text:span><text:span text:style-name="T448_79">board</text:span><text:span text:style-name="T448_80"><text:s/></text:span><text:span text:style-name="T448_81">meeting</text:span><text:span text:style-name="T448_82"><text:s/></text:span><text:span text:style-name="T448_83">or</text:span><text:span text:style-name="T448_84"><text:s/></text:span><text:span text:style-name="T448_85">board</text:span><text:span text:style-name="T448_86"><text:s/></text:span><text:span text:style-name="T448_87">of</text:span><text:span text:style-name="T448_88"><text:s/></text:span><text:span text:style-name="T448_89">directors</text:span><text:span text:style-name="T448_90"><text:s/></text:span><text:span text:style-name="T448_91">meeting</text:span><text:span text:style-name="T448_92">;<text:s/></text:span><text:span text:style-name="T448_93">or</text:span><text:span text:style-name="T448_94"><text:s/></text:span><text:span text:style-name="T448_95">a</text:span><text:span text:style-name="T448_96"><text:s/></text:span><text:span text:style-name="T448_97">special</text:span><text:span text:style-name="T448_98"><text:s/></text:span><text:span text:style-name="T448_99">meeting</text:span><text:span text:style-name="T448_100"><text:s/></text:span><text:span text:style-name="T448_101">may</text:span><text:span text:style-name="T448_102"><text:s/></text:span><text:span text:style-name="T448_103">be</text:span><text:span text:style-name="T448_104"><text:s/></text:span><text:span text:style-name="T448_105">convened</text:span><text:span text:style-name="T448_106"><text:s/></text:span><text:span text:style-name="T448_107">at</text:span><text:span text:style-name="T448_108"><text:s/></text:span><text:span text:style-name="T448_109">the</text:span><text:span text:style-name="T448_110"><text:s/></text:span><text:span text:style-name="T448_111">discretion</text:span><text:span text:style-name="T448_112"><text:s/></text:span><text:span text:style-name="T448_113">of</text:span><text:span text:style-name="T448_114"><text:s/></text:span><text:span text:style-name="T448_115">the</text:span><text:span text:style-name="T448_116"><text:s/></text:span><text:span text:style-name="T448_117">party</text:span><text:span text:style-name="T448_118"><text:s/></text:span><text:span text:style-name="T448_119">notified</text:span><text:span text:style-name="T448_120"><text:s/></text:span><text:span text:style-name="T448_121">if</text:span><text:span text:style-name="T448_122"><text:s/></text:span><text:span text:style-name="T448_123">a</text:span><text:span text:style-name="T448_124"><text:s/></text:span><text:span text:style-name="T448_125">decision</text:span><text:span text:style-name="T448_126"><text:s/></text:span><text:span text:style-name="T448_127">to</text:span><text:span text:style-name="T448_128"><text:s/></text:span><text:span text:style-name="T448_129">terminate</text:span><text:span text:style-name="T448_130"><text:s/></text:span><text:span text:style-name="T448_131">of</text:span><text:span text:style-name="T448_132"><text:s/></text:span><text:span text:style-name="T448_133">the</text:span><text:span text:style-name="T448_134"><text:s/></text:span><text:span text:style-name="T448_135">project</text:span><text:span text:style-name="T448_136"><text:s/></text:span><text:span text:style-name="T448_137">is</text:span><text:span text:style-name="T448_138"><text:s/></text:span><text:span text:style-name="T448_139">urgent</text:span><text:span text:style-name="T448_140">.</text:span></text:p>
      <text:p text:style-name="P449"/>
      <text:p text:style-name="P450"><text:span text:style-name="T450_1">Amendment</text:span><text:span text:style-name="T450_2"><text:s/></text:span><text:span text:style-name="T450_3">Three</text:span></text:p>
      <text:p text:style-name="P451"><text:span text:style-name="T451_1">(</text:span><text:span text:style-name="T451_2">adopted</text:span><text:span text:style-name="T451_3"><text:s/>10<text:s/></text:span><text:span text:style-name="T451_4">April</text:span><text:span text:style-name="T451_5"><text:s/>2013)</text:span></text:p>
      <text:p text:style-name="P452"/>
      <text:p text:style-name="P453"><text:span text:style-name="T453_1">Simplification</text:span><text:span text:style-name="T453_2"><text:s/></text:span><text:span text:style-name="T453_3">of</text:span><text:span text:style-name="T453_4"><text:s/></text:span><text:span text:style-name="T453_5">the</text:span><text:span text:style-name="T453_6"><text:s/></text:span><text:span text:style-name="T453_7">bylaws</text:span><text:span text:style-name="T453_8">.<text:s text:c="2"/></text:span></text:p>
      <text:p text:style-name="P454"/>
      <text:p text:style-name="P455"><text:span text:style-name="T455_1">Article</text:span><text:span text:style-name="T455_2"><text:s/>8,<text:s/></text:span><text:span text:style-name="T455_3">Section</text:span><text:span text:style-name="T455_4"><text:s/>4<text:s/></text:span><text:span text:style-name="T455_5">as</text:span><text:span text:style-name="T455_6"><text:s/></text:span><text:span text:style-name="T455_7">it</text:span><text:span text:style-name="T455_8"><text:s/></text:span><text:span text:style-name="T455_9">is</text:span><text:span text:style-name="T455_10"><text:s/></text:span><text:span text:style-name="T455_11">written</text:span><text:span text:style-name="T455_12"><text:s/></text:span><text:span text:style-name="T455_13">on</text:span><text:span text:style-name="T455_14"><text:s/>09<text:s/></text:span><text:span text:style-name="T455_15">April</text:span><text:span text:style-name="T455_16"><text:s/>2013,<text:s/></text:span><text:span text:style-name="T455_17">shall</text:span><text:span text:style-name="T455_18"><text:s/></text:span><text:span text:style-name="T455_19">be</text:span><text:span text:style-name="T455_20"><text:s/></text:span><text:span text:style-name="T455_21">struck</text:span><text:span text:style-name="T455_22"><text:s/></text:span><text:span text:style-name="T455_23">from</text:span><text:span text:style-name="T455_24"><text:s/></text:span><text:span text:style-name="T455_25">the</text:span><text:span text:style-name="T455_26"><text:s/></text:span><text:span text:style-name="T455_27">bylaws</text:span><text:span text:style-name="T455_28"><text:s/></text:span><text:span text:style-name="T455_29">as</text:span><text:span text:style-name="T455_30"><text:s/></text:span><text:span text:style-name="T455_31">extraneous</text:span><text:span text:style-name="T455_32">.</text:span></text:p>
      <text:p text:style-name="P456"/>
      <text:p text:style-name="P4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635cm" fo:line-height="15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423cm" style:writing-mode="lr-tb">
        <style:tab-stops>
          <style:tab-stop style:type="left" style:leader-style="none" style:position="1.27cm"/>
        </style:tab-stops>
      </style:paragraph-properties>
      <style:text-properties fo:color="#000000"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left="1.27cm" style:writing-mode="lr-tb"/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.635cm" fo:line-height="150%" fo:margin-top="0.212cm" fo:margin-bottom="0cm" fo:margin-left="0cm" fo:margin-right="0cm" style:writing-mode="lr-tb"/>
    </style:style>
    <style:style style:name="P2" style:family="paragraph" style:parent-style-name="Standard">
      <style:paragraph-properties fo:break-before="auto" fo:text-indent="0cm" fo:line-height="100%" fo:margin-top="0cm" style:writing-mode="lr-tb"/>
    </style:style>
    <style:style style:name="T2_1" style:family="text">
      <style:text-properties style:font-name="Arial" fo:font-size="8pt" style:font-name-asian="Arial" style:font-size-asian="8pt" style:font-name-complex="Arial" style:font-size-complex="8pt"/>
    </style:style>
    <style:style style:name="T2_2" style:family="text">
      <style:text-properties style:font-name="Arial" fo:font-size="8pt" style:font-name-asian="Arial" style:font-size-asian="8pt" style:font-name-complex="Arial" style:font-size-complex="8pt"/>
    </style:style>
    <style:style style:name="T2_3" style:family="text">
      <style:text-properties style:font-name="Arial" fo:font-size="8pt" style:font-name-asian="Arial" style:font-size-asian="8pt" style:font-name-complex="Arial" style:font-size-complex="8pt"/>
    </style:style>
    <style:style style:name="T2_4" style:family="text">
      <style:text-properties style:font-name="Arial" fo:font-size="8pt" style:font-name-asian="Arial" style:font-size-asian="8pt" style:font-name-complex="Arial" style:font-size-complex="8pt"/>
    </style:style>
    <style:style style:name="T2_5" style:family="text">
      <style:text-properties style:font-name="Arial" fo:font-size="8pt" style:font-name-asian="Arial" style:font-size-asian="8pt" style:font-name-complex="Arial" style:font-size-complex="8pt"/>
    </style:style>
    <style:style style:name="T2_6" style:family="text">
      <style:text-properties style:font-name="Arial" fo:font-size="8pt" style:font-name-asian="Arial" style:font-size-asian="8pt" style:font-name-complex="Arial" style:font-size-complex="8pt"/>
    </style:style>
    <style:style style:name="T2_7" style:family="text">
      <style:text-properties style:font-name="Arial" fo:font-size="8pt" style:font-name-asian="Arial" style:font-size-asian="8pt" style:font-name-complex="Arial" style:font-size-complex="8pt"/>
    </style:style>
    <style:style style:name="T2_8" style:family="text">
      <style:text-properties style:font-name="Arial" fo:font-size="8pt" style:font-name-asian="Arial" style:font-size-asian="8pt" style:font-name-complex="Arial" style:font-size-complex="8pt"/>
    </style:style>
    <style:style style:name="T2_9" style:family="text">
      <style:text-properties style:font-name="Arial" fo:font-size="8pt" style:font-name-asian="Arial" style:font-size-asian="8pt" style:font-name-complex="Arial" style:font-size-complex="8pt"/>
    </style:style>
    <style:style style:name="T2_10" style:family="text">
      <style:text-properties style:font-name="Arial" fo:font-size="8pt" style:font-name-asian="Arial" style:font-size-asian="8pt" style:font-name-complex="Arial" style:font-size-complex="8pt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<text:s text:c="72"/></text:span><text:span text:style-name="T2_2">Bylaws</text:span><text:span text:style-name="T2_3"><text:s text:c="70"/></text:span><text:span text:style-name="T2_4">Page</text:span><text:span text:style-name="T2_5"><text:s/></text:span><text:span text:style-name="T2_6"><text:page-number text:select-page="current"/></text:span><text:span text:style-name="T2_7"><text:s/></text:span><text:span text:style-name="T2_8">of</text:span><text:span text:style-name="T2_9"><text:s/></text:span><text:span text:style-name="T2_10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